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5.5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" style:family="table-cell" style:parent-style-name="Default" style:data-style-name="N10121">
      <style:table-cell-properties fo:padding="2.01pt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 style:data-style-name="N1012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" style:family="table-cell" style:parent-style-name="Excel_5f_BuiltIn_5f_Percent" style:data-style-name="N1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4c4c4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5f_BuiltIn_5f_Percent" style:data-style-name="N1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4c4c4c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8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11" style:family="table-cell" style:parent-style-name="Default" style:data-style-name="N1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1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3" style:family="table-cell" style:parent-style-name="Default" style:data-style-name="N4">
      <style:table-cell-properties style:diagonal-bl-tr="none" style:diagonal-tl-br="none" fo:border="none" fo:padding="2.01pt" style:rotation-align="none"/>
    </style:style>
    <style:style style:name="ce14" style:family="table-cell" style:parent-style-name="Default" style:data-style-name="N4">
      <style:table-cell-properties fo:padding="2.01pt"/>
    </style:style>
    <style:style style:name="ce1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4">
      <style:table-cell-properties fo:border-bottom="none" style:diagonal-bl-tr="none" style:diagonal-tl-br="none" fo:border-left="none" fo:padding="2.01pt" fo:border-right="0.74pt solid #000000" style:rotation-align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7"/>
        <table:table-column table:style-name="co1" table:default-cell-style-name="ce10"/>
        <table:table-column table:style-name="co1" table:number-columns-repeated="2" table:default-cell-style-name="ce13"/>
        <table:table-column table:style-name="co1" table:default-cell-style-name="ce16"/>
        <table:table-column table:style-name="co1" table:default-cell-style-name="Default"/>
        <table:table-row table:style-name="ro1">
          <table:table-cell table:style-name="ce1" office:value-type="string" calcext:value-type="string">
            <text:p>Dia</text:p>
          </table:table-cell>
          <table:table-cell table:style-name="ce5" office:value-type="string" calcext:value-type="string">
            <text:p>Taxa Compra 9:00</text:p>
          </table:table-cell>
          <table:table-cell table:style-name="ce8" office:value-type="string" calcext:value-type="string">
            <text:p>Taxa Venda 9:00</text:p>
          </table:table-cell>
          <table:table-cell table:style-name="ce12" office:value-type="string" calcext:value-type="string">
            <text:p>PU Compra 9:00</text:p>
          </table:table-cell>
          <table:table-cell table:style-name="ce12" office:value-type="string" calcext:value-type="string">
            <text:p>PU Venda 9:00</text:p>
          </table:table-cell>
          <table:table-cell table:style-name="ce15" office:value-type="string" calcext:value-type="string">
            <text:p>PU Extrato 9:00</text:p>
          </table:table-cell>
          <table:table-cell office:value-type="string" calcext:value-type="string">
            <text:p>Vencimento</text:p>
          </table:table-cell>
        </table:table-row>
        <table:table-row table:style-name="ro2">
          <table:table-cell table:style-name="ce2" office:value-type="date" office:date-value="2009-01-02" calcext:value-type="date">
            <text:p>1/2/2009</text:p>
          </table:table-cell>
          <table:table-cell table:style-name="ce6" office:value-type="percentage" office:value="0.0721" calcext:value-type="percentage">
            <text:p>7.21%</text:p>
          </table:table-cell>
          <table:table-cell table:style-name="ce9" office:value-type="percentage" office:value="0.0729" calcext:value-type="percentage">
            <text:p>7.29%</text:p>
          </table:table-cell>
          <table:table-cell office:value-type="float" office:value="606.33" calcext:value-type="float">
            <text:p>606.33</text:p>
          </table:table-cell>
          <table:table-cell office:value-type="float" office:value="599.34" calcext:value-type="float">
            <text:p>599.34</text:p>
          </table:table-cell>
          <table:table-cell table:style-name="ce13" office:value-type="float" office:value="598.97" calcext:value-type="float">
            <text:p>598.9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1-05" calcext:value-type="date">
            <text:p>1/5/2009</text:p>
          </table:table-cell>
          <table:table-cell table:style-name="ce6" office:value-type="percentage" office:value="0.0723" calcext:value-type="percentage">
            <text:p>7.23%</text:p>
          </table:table-cell>
          <table:table-cell table:style-name="ce9" office:value-type="percentage" office:value="0.0731" calcext:value-type="percentage">
            <text:p>7.31%</text:p>
          </table:table-cell>
          <table:table-cell office:value-type="float" office:value="604.81" calcext:value-type="float">
            <text:p>604.81</text:p>
          </table:table-cell>
          <table:table-cell office:value-type="float" office:value="597.83" calcext:value-type="float">
            <text:p>597.83</text:p>
          </table:table-cell>
          <table:table-cell table:style-name="ce13" office:value-type="float" office:value="597.6" calcext:value-type="float">
            <text:p>597.6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1-06" calcext:value-type="date">
            <text:p>1/6/2009</text:p>
          </table:table-cell>
          <table:table-cell table:style-name="ce6" office:value-type="percentage" office:value="0.0718" calcext:value-type="percentage">
            <text:p>7.18%</text:p>
          </table:table-cell>
          <table:table-cell table:style-name="ce9" office:value-type="percentage" office:value="0.0726" calcext:value-type="percentage">
            <text:p>7.26%</text:p>
          </table:table-cell>
          <table:table-cell office:value-type="float" office:value="609.44" calcext:value-type="float">
            <text:p>609.44</text:p>
          </table:table-cell>
          <table:table-cell office:value-type="float" office:value="602.42" calcext:value-type="float">
            <text:p>602.42</text:p>
          </table:table-cell>
          <table:table-cell table:style-name="ce13" office:value-type="float" office:value="602.18" calcext:value-type="float">
            <text:p>602.1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1-07" calcext:value-type="date">
            <text:p>1/7/2009</text:p>
          </table:table-cell>
          <table:table-cell table:style-name="ce6" office:value-type="percentage" office:value="0.0708" calcext:value-type="percentage">
            <text:p>7.08%</text:p>
          </table:table-cell>
          <table:table-cell table:style-name="ce9" office:value-type="percentage" office:value="0.0716" calcext:value-type="percentage">
            <text:p>7.16%</text:p>
          </table:table-cell>
          <table:table-cell office:value-type="float" office:value="618.59" calcext:value-type="float">
            <text:p>618.59</text:p>
          </table:table-cell>
          <table:table-cell office:value-type="float" office:value="611.45" calcext:value-type="float">
            <text:p>611.45</text:p>
          </table:table-cell>
          <table:table-cell table:style-name="ce13" office:value-type="float" office:value="611.22" calcext:value-type="float">
            <text:p>611.2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1-08" calcext:value-type="date">
            <text:p>1/8/2009</text:p>
          </table:table-cell>
          <table:table-cell table:style-name="ce6" office:value-type="percentage" office:value="0.0711" calcext:value-type="percentage">
            <text:p>7.11%</text:p>
          </table:table-cell>
          <table:table-cell table:style-name="ce9" office:value-type="percentage" office:value="0.0719" calcext:value-type="percentage">
            <text:p>7.19%</text:p>
          </table:table-cell>
          <table:table-cell office:value-type="float" office:value="616.14" calcext:value-type="float">
            <text:p>616.14</text:p>
          </table:table-cell>
          <table:table-cell office:value-type="float" office:value="609.03" calcext:value-type="float">
            <text:p>609.03</text:p>
          </table:table-cell>
          <table:table-cell table:style-name="ce13" office:value-type="float" office:value="608.8" calcext:value-type="float">
            <text:p>608.8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1-09" calcext:value-type="date">
            <text:p>1/9/2009</text:p>
          </table:table-cell>
          <table:table-cell table:style-name="ce6" office:value-type="percentage" office:value="0.0704" calcext:value-type="percentage">
            <text:p>7.04%</text:p>
          </table:table-cell>
          <table:table-cell table:style-name="ce9" office:value-type="percentage" office:value="0.0712" calcext:value-type="percentage">
            <text:p>7.12%</text:p>
          </table:table-cell>
          <table:table-cell office:value-type="string" calcext:value-type="string">
            <text:p>tickers_all</text:p>
          </table:table-cell>
          <table:table-cell office:value-type="float" office:value="615.28" calcext:value-type="float">
            <text:p>615.28</text:p>
          </table:table-cell>
          <table:table-cell table:style-name="ce13" office:value-type="float" office:value="614.95" calcext:value-type="float">
            <text:p>614.9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1-12" calcext:value-type="date">
            <text:p>1/12/2009</text:p>
          </table:table-cell>
          <table:table-cell table:style-name="ce6" office:value-type="percentage" office:value="0.0695" calcext:value-type="percentage">
            <text:p>6.95%</text:p>
          </table:table-cell>
          <table:table-cell table:style-name="ce9" office:value-type="percentage" office:value="0.0703" calcext:value-type="percentage">
            <text:p>7.03%</text:p>
          </table:table-cell>
          <table:table-cell office:value-type="float" office:value="630.88" calcext:value-type="float">
            <text:p>630.88</text:p>
          </table:table-cell>
          <table:table-cell office:value-type="float" office:value="623.59" calcext:value-type="float">
            <text:p>623.59</text:p>
          </table:table-cell>
          <table:table-cell table:style-name="ce13" office:value-type="float" office:value="623.37" calcext:value-type="float">
            <text:p>623.3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1-13" calcext:value-type="date">
            <text:p>1/13/2009</text:p>
          </table:table-cell>
          <table:table-cell table:style-name="ce6" office:value-type="percentage" office:value="0.0695" calcext:value-type="percentage">
            <text:p>6.95%</text:p>
          </table:table-cell>
          <table:table-cell table:style-name="ce9" office:value-type="percentage" office:value="0.0703" calcext:value-type="percentage">
            <text:p>7.03%</text:p>
          </table:table-cell>
          <table:table-cell office:value-type="float" office:value="631.1" calcext:value-type="float">
            <text:p>631.10</text:p>
          </table:table-cell>
          <table:table-cell office:value-type="float" office:value="623.82" calcext:value-type="float">
            <text:p>623.82</text:p>
          </table:table-cell>
          <table:table-cell table:style-name="ce13" office:value-type="float" office:value="623.59" calcext:value-type="float">
            <text:p>623.5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1-14" calcext:value-type="date">
            <text:p>1/14/2009</text:p>
          </table:table-cell>
          <table:table-cell table:style-name="ce6" office:value-type="percentage" office:value="0.0688" calcext:value-type="percentage">
            <text:p>6.88%</text:p>
          </table:table-cell>
          <table:table-cell table:style-name="ce9" office:value-type="percentage" office:value="0.0696" calcext:value-type="percentage">
            <text:p>6.96%</text:p>
          </table:table-cell>
          <table:table-cell office:value-type="float" office:value="637.78" calcext:value-type="float">
            <text:p>637.78</text:p>
          </table:table-cell>
          <table:table-cell office:value-type="float" office:value="630.41" calcext:value-type="float">
            <text:p>630.41</text:p>
          </table:table-cell>
          <table:table-cell table:style-name="ce13" office:value-type="float" office:value="630.17" calcext:value-type="float">
            <text:p>630.1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1-15" calcext:value-type="date">
            <text:p>1/15/2009</text:p>
          </table:table-cell>
          <table:table-cell table:style-name="ce6" office:value-type="percentage" office:value="0.0691" calcext:value-type="percentage">
            <text:p>6.91%</text:p>
          </table:table-cell>
          <table:table-cell table:style-name="ce9" office:value-type="percentage" office:value="0.0699" calcext:value-type="percentage">
            <text:p>6.99%</text:p>
          </table:table-cell>
          <table:table-cell office:value-type="float" office:value="635.25" calcext:value-type="float">
            <text:p>635.25</text:p>
          </table:table-cell>
          <table:table-cell office:value-type="float" office:value="627.92" calcext:value-type="float">
            <text:p>627.92</text:p>
          </table:table-cell>
          <table:table-cell table:style-name="ce13" office:value-type="float" office:value="627.67" calcext:value-type="float">
            <text:p>627.6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1-16" calcext:value-type="date">
            <text:p>1/16/2009</text:p>
          </table:table-cell>
          <table:table-cell table:style-name="ce6" office:value-type="percentage" office:value="0.0689" calcext:value-type="percentage">
            <text:p>6.89%</text:p>
          </table:table-cell>
          <table:table-cell table:style-name="ce9" office:value-type="percentage" office:value="0.0697" calcext:value-type="percentage">
            <text:p>6.97%</text:p>
          </table:table-cell>
          <table:table-cell office:value-type="float" office:value="637.49" calcext:value-type="float">
            <text:p>637.49</text:p>
          </table:table-cell>
          <table:table-cell office:value-type="float" office:value="630.14" calcext:value-type="float">
            <text:p>630.14</text:p>
          </table:table-cell>
          <table:table-cell table:style-name="ce13" office:value-type="float" office:value="629.74" calcext:value-type="float">
            <text:p>629.7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1-19" calcext:value-type="date">
            <text:p>1/19/2009</text:p>
          </table:table-cell>
          <table:table-cell table:style-name="ce6" office:value-type="percentage" office:value="0.0689" calcext:value-type="percentage">
            <text:p>6.89%</text:p>
          </table:table-cell>
          <table:table-cell table:style-name="ce9" office:value-type="percentage" office:value="0.0697" calcext:value-type="percentage">
            <text:p>6.97%</text:p>
          </table:table-cell>
          <table:table-cell office:value-type="float" office:value="637.74" calcext:value-type="float">
            <text:p>637.74</text:p>
          </table:table-cell>
          <table:table-cell office:value-type="float" office:value="630.38" calcext:value-type="float">
            <text:p>630.38</text:p>
          </table:table-cell>
          <table:table-cell table:style-name="ce13" office:value-type="float" office:value="630.14" calcext:value-type="float">
            <text:p>630.1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1-20" calcext:value-type="date">
            <text:p>1/20/2009</text:p>
          </table:table-cell>
          <table:table-cell table:style-name="ce6" office:value-type="percentage" office:value="0.0685" calcext:value-type="percentage">
            <text:p>6.85%</text:p>
          </table:table-cell>
          <table:table-cell table:style-name="ce9" office:value-type="percentage" office:value="0.0693" calcext:value-type="percentage">
            <text:p>6.93%</text:p>
          </table:table-cell>
          <table:table-cell office:value-type="float" office:value="641.7" calcext:value-type="float">
            <text:p>641.70</text:p>
          </table:table-cell>
          <table:table-cell office:value-type="float" office:value="634.29" calcext:value-type="float">
            <text:p>634.29</text:p>
          </table:table-cell>
          <table:table-cell table:style-name="ce13" office:value-type="float" office:value="634.05" calcext:value-type="float">
            <text:p>634.0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1-21" calcext:value-type="date">
            <text:p>1/21/2009</text:p>
          </table:table-cell>
          <table:table-cell table:style-name="ce6" office:value-type="percentage" office:value="0.0685" calcext:value-type="percentage">
            <text:p>6.85%</text:p>
          </table:table-cell>
          <table:table-cell table:style-name="ce9" office:value-type="percentage" office:value="0.0693" calcext:value-type="percentage">
            <text:p>6.93%</text:p>
          </table:table-cell>
          <table:table-cell office:value-type="float" office:value="641.94" calcext:value-type="float">
            <text:p>641.94</text:p>
          </table:table-cell>
          <table:table-cell office:value-type="float" office:value="634.54" calcext:value-type="float">
            <text:p>634.54</text:p>
          </table:table-cell>
          <table:table-cell table:style-name="ce13" office:value-type="float" office:value="634.29" calcext:value-type="float">
            <text:p>634.2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1-22" calcext:value-type="date">
            <text:p>1/22/2009</text:p>
          </table:table-cell>
          <table:table-cell table:style-name="ce6" office:value-type="percentage" office:value="0.0688" calcext:value-type="percentage">
            <text:p>6.88%</text:p>
          </table:table-cell>
          <table:table-cell table:style-name="ce9" office:value-type="percentage" office:value="0.0696" calcext:value-type="percentage">
            <text:p>6.96%</text:p>
          </table:table-cell>
          <table:table-cell office:value-type="float" office:value="639.4" calcext:value-type="float">
            <text:p>639.40</text:p>
          </table:table-cell>
          <table:table-cell office:value-type="float" office:value="632.03" calcext:value-type="float">
            <text:p>632.03</text:p>
          </table:table-cell>
          <table:table-cell table:style-name="ce13" office:value-type="float" office:value="631.78" calcext:value-type="float">
            <text:p>631.7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1-23" calcext:value-type="date">
            <text:p>1/23/2009</text:p>
          </table:table-cell>
          <table:table-cell table:style-name="ce6" office:value-type="percentage" office:value="0.0682" calcext:value-type="percentage">
            <text:p>6.82%</text:p>
          </table:table-cell>
          <table:table-cell table:style-name="ce9" office:value-type="percentage" office:value="0.069" calcext:value-type="percentage">
            <text:p>6.90%</text:p>
          </table:table-cell>
          <table:table-cell office:value-type="float" office:value="645.39" calcext:value-type="float">
            <text:p>645.39</text:p>
          </table:table-cell>
          <table:table-cell office:value-type="float" office:value="637.95" calcext:value-type="float">
            <text:p>637.95</text:p>
          </table:table-cell>
          <table:table-cell table:style-name="ce13" office:value-type="float" office:value="637.55" calcext:value-type="float">
            <text:p>637.5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1-26" calcext:value-type="date">
            <text:p>1/26/2009</text:p>
          </table:table-cell>
          <table:table-cell table:style-name="ce6" office:value-type="percentage" office:value="0.0687" calcext:value-type="percentage">
            <text:p>6.87%</text:p>
          </table:table-cell>
          <table:table-cell table:style-name="ce9" office:value-type="percentage" office:value="0.0695" calcext:value-type="percentage">
            <text:p>6.95%</text:p>
          </table:table-cell>
          <table:table-cell office:value-type="float" office:value="641.07" calcext:value-type="float">
            <text:p>641.07</text:p>
          </table:table-cell>
          <table:table-cell office:value-type="float" office:value="633.68" calcext:value-type="float">
            <text:p>633.68</text:p>
          </table:table-cell>
          <table:table-cell table:style-name="ce13" office:value-type="float" office:value="633.43" calcext:value-type="float">
            <text:p>633.4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1-27" calcext:value-type="date">
            <text:p>1/27/2009</text:p>
          </table:table-cell>
          <table:table-cell table:style-name="ce6" office:value-type="percentage" office:value="0.0688" calcext:value-type="percentage">
            <text:p>6.88%</text:p>
          </table:table-cell>
          <table:table-cell table:style-name="ce9" office:value-type="percentage" office:value="0.0696" calcext:value-type="percentage">
            <text:p>6.96%</text:p>
          </table:table-cell>
          <table:table-cell office:value-type="float" office:value="640.39" calcext:value-type="float">
            <text:p>640.39</text:p>
          </table:table-cell>
          <table:table-cell office:value-type="float" office:value="633.02" calcext:value-type="float">
            <text:p>633.02</text:p>
          </table:table-cell>
          <table:table-cell table:style-name="ce13" office:value-type="float" office:value="632.76" calcext:value-type="float">
            <text:p>632.7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1-28" calcext:value-type="date">
            <text:p>1/28/2009</text:p>
          </table:table-cell>
          <table:table-cell table:style-name="ce6" office:value-type="percentage" office:value="0.0688" calcext:value-type="percentage">
            <text:p>6.88%</text:p>
          </table:table-cell>
          <table:table-cell table:style-name="ce9" office:value-type="percentage" office:value="0.0696" calcext:value-type="percentage">
            <text:p>6.96%</text:p>
          </table:table-cell>
          <table:table-cell office:value-type="float" office:value="640.65" calcext:value-type="float">
            <text:p>640.65</text:p>
          </table:table-cell>
          <table:table-cell office:value-type="float" office:value="633.27" calcext:value-type="float">
            <text:p>633.27</text:p>
          </table:table-cell>
          <table:table-cell table:style-name="ce13" office:value-type="float" office:value="633.02" calcext:value-type="float">
            <text:p>633.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1-29" calcext:value-type="date">
            <text:p>1/29/2009</text:p>
          </table:table-cell>
          <table:table-cell table:style-name="ce6" office:value-type="percentage" office:value="0.0686" calcext:value-type="percentage">
            <text:p>6.86%</text:p>
          </table:table-cell>
          <table:table-cell table:style-name="ce9" office:value-type="percentage" office:value="0.0694" calcext:value-type="percentage">
            <text:p>6.94%</text:p>
          </table:table-cell>
          <table:table-cell office:value-type="float" office:value="642.76" calcext:value-type="float">
            <text:p>642.76</text:p>
          </table:table-cell>
          <table:table-cell office:value-type="float" office:value="635.36" calcext:value-type="float">
            <text:p>635.36</text:p>
          </table:table-cell>
          <table:table-cell table:style-name="ce13" office:value-type="float" office:value="635.11" calcext:value-type="float">
            <text:p>635.1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1-30" calcext:value-type="date">
            <text:p>1/30/2009</text:p>
          </table:table-cell>
          <table:table-cell table:style-name="ce6" office:value-type="percentage" office:value="0.0685" calcext:value-type="percentage">
            <text:p>6.85%</text:p>
          </table:table-cell>
          <table:table-cell table:style-name="ce9" office:value-type="percentage" office:value="0.0693" calcext:value-type="percentage">
            <text:p>6.93%</text:p>
          </table:table-cell>
          <table:table-cell office:value-type="float" office:value="644.12" calcext:value-type="float">
            <text:p>644.12</text:p>
          </table:table-cell>
          <table:table-cell office:value-type="float" office:value="636.7" calcext:value-type="float">
            <text:p>636.70</text:p>
          </table:table-cell>
          <table:table-cell table:style-name="ce13" office:value-type="float" office:value="636.28" calcext:value-type="float">
            <text:p>636.2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2-02" calcext:value-type="date">
            <text:p>2/2/2009</text:p>
          </table:table-cell>
          <table:table-cell table:style-name="ce6" office:value-type="percentage" office:value="0.0691" calcext:value-type="percentage">
            <text:p>6.91%</text:p>
          </table:table-cell>
          <table:table-cell table:style-name="ce9" office:value-type="percentage" office:value="0.0699" calcext:value-type="percentage">
            <text:p>6.99%</text:p>
          </table:table-cell>
          <table:table-cell office:value-type="float" office:value="638.8" calcext:value-type="float">
            <text:p>638.80</text:p>
          </table:table-cell>
          <table:table-cell office:value-type="float" office:value="631.45" calcext:value-type="float">
            <text:p>631.45</text:p>
          </table:table-cell>
          <table:table-cell table:style-name="ce13" office:value-type="float" office:value="631.2" calcext:value-type="float">
            <text:p>631.2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2-03" calcext:value-type="date">
            <text:p>2/3/2009</text:p>
          </table:table-cell>
          <table:table-cell table:style-name="ce6" office:value-type="percentage" office:value="0.0688" calcext:value-type="percentage">
            <text:p>6.88%</text:p>
          </table:table-cell>
          <table:table-cell table:style-name="ce9" office:value-type="percentage" office:value="0.0696" calcext:value-type="percentage">
            <text:p>6.96%</text:p>
          </table:table-cell>
          <table:table-cell office:value-type="float" office:value="641.83" calcext:value-type="float">
            <text:p>641.83</text:p>
          </table:table-cell>
          <table:table-cell office:value-type="float" office:value="634.45" calcext:value-type="float">
            <text:p>634.45</text:p>
          </table:table-cell>
          <table:table-cell table:style-name="ce13" office:value-type="float" office:value="634.19" calcext:value-type="float">
            <text:p>634.1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2-04" calcext:value-type="date">
            <text:p>2/4/2009</text:p>
          </table:table-cell>
          <table:table-cell table:style-name="ce6" office:value-type="percentage" office:value="0.0686" calcext:value-type="percentage">
            <text:p>6.86%</text:p>
          </table:table-cell>
          <table:table-cell table:style-name="ce9" office:value-type="percentage" office:value="0.0694" calcext:value-type="percentage">
            <text:p>6.94%</text:p>
          </table:table-cell>
          <table:table-cell office:value-type="float" office:value="643.95" calcext:value-type="float">
            <text:p>643.95</text:p>
          </table:table-cell>
          <table:table-cell office:value-type="float" office:value="636.54" calcext:value-type="float">
            <text:p>636.54</text:p>
          </table:table-cell>
          <table:table-cell table:style-name="ce13" office:value-type="float" office:value="636.29" calcext:value-type="float">
            <text:p>636.2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2-05" calcext:value-type="date">
            <text:p>2/5/2009</text:p>
          </table:table-cell>
          <table:table-cell table:style-name="ce6" office:value-type="percentage" office:value="0.0686" calcext:value-type="percentage">
            <text:p>6.86%</text:p>
          </table:table-cell>
          <table:table-cell table:style-name="ce9" office:value-type="percentage" office:value="0.0694" calcext:value-type="percentage">
            <text:p>6.94%</text:p>
          </table:table-cell>
          <table:table-cell office:value-type="float" office:value="644.2" calcext:value-type="float">
            <text:p>644.20</text:p>
          </table:table-cell>
          <table:table-cell office:value-type="float" office:value="636.79" calcext:value-type="float">
            <text:p>636.79</text:p>
          </table:table-cell>
          <table:table-cell table:style-name="ce13" office:value-type="float" office:value="636.54" calcext:value-type="float">
            <text:p>636.5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2-06" calcext:value-type="date">
            <text:p>2/6/2009</text:p>
          </table:table-cell>
          <table:table-cell table:style-name="ce6" office:value-type="percentage" office:value="0.0687" calcext:value-type="percentage">
            <text:p>6.87%</text:p>
          </table:table-cell>
          <table:table-cell table:style-name="ce9" office:value-type="percentage" office:value="0.0695" calcext:value-type="percentage">
            <text:p>6.95%</text:p>
          </table:table-cell>
          <table:table-cell office:value-type="float" office:value="644.06" calcext:value-type="float">
            <text:p>644.06</text:p>
          </table:table-cell>
          <table:table-cell office:value-type="float" office:value="636.65" calcext:value-type="float">
            <text:p>636.65</text:p>
          </table:table-cell>
          <table:table-cell table:style-name="ce13" office:value-type="float" office:value="636.19" calcext:value-type="float">
            <text:p>636.1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2-09" calcext:value-type="date">
            <text:p>2/9/2009</text:p>
          </table:table-cell>
          <table:table-cell table:style-name="ce6" office:value-type="percentage" office:value="0.0687" calcext:value-type="percentage">
            <text:p>6.87%</text:p>
          </table:table-cell>
          <table:table-cell table:style-name="ce9" office:value-type="percentage" office:value="0.0695" calcext:value-type="percentage">
            <text:p>6.95%</text:p>
          </table:table-cell>
          <table:table-cell office:value-type="float" office:value="644.33" calcext:value-type="float">
            <text:p>644.33</text:p>
          </table:table-cell>
          <table:table-cell office:value-type="float" office:value="636.92" calcext:value-type="float">
            <text:p>636.92</text:p>
          </table:table-cell>
          <table:table-cell table:style-name="ce13" office:value-type="float" office:value="636.65" calcext:value-type="float">
            <text:p>636.6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2-10" calcext:value-type="date">
            <text:p>2/10/2009</text:p>
          </table:table-cell>
          <table:table-cell table:style-name="ce6" office:value-type="percentage" office:value="0.0689" calcext:value-type="percentage">
            <text:p>6.89%</text:p>
          </table:table-cell>
          <table:table-cell table:style-name="ce9" office:value-type="percentage" office:value="0.0697" calcext:value-type="percentage">
            <text:p>6.97%</text:p>
          </table:table-cell>
          <table:table-cell office:value-type="float" office:value="642.74" calcext:value-type="float">
            <text:p>642.74</text:p>
          </table:table-cell>
          <table:table-cell office:value-type="float" office:value="635.35" calcext:value-type="float">
            <text:p>635.35</text:p>
          </table:table-cell>
          <table:table-cell table:style-name="ce13" office:value-type="float" office:value="635.08" calcext:value-type="float">
            <text:p>635.0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2-11" calcext:value-type="date">
            <text:p>2/11/2009</text:p>
          </table:table-cell>
          <table:table-cell table:style-name="ce6" office:value-type="percentage" office:value="0.0694" calcext:value-type="percentage">
            <text:p>6.94%</text:p>
          </table:table-cell>
          <table:table-cell table:style-name="ce9" office:value-type="percentage" office:value="0.0702" calcext:value-type="percentage">
            <text:p>7.02%</text:p>
          </table:table-cell>
          <table:table-cell office:value-type="float" office:value="638.38" calcext:value-type="float">
            <text:p>638.38</text:p>
          </table:table-cell>
          <table:table-cell office:value-type="float" office:value="631.05" calcext:value-type="float">
            <text:p>631.05</text:p>
          </table:table-cell>
          <table:table-cell table:style-name="ce13" office:value-type="float" office:value="630.78" calcext:value-type="float">
            <text:p>630.7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2-12" calcext:value-type="date">
            <text:p>2/12/2009</text:p>
          </table:table-cell>
          <table:table-cell table:style-name="ce6" office:value-type="percentage" office:value="0.0693" calcext:value-type="percentage">
            <text:p>6.93%</text:p>
          </table:table-cell>
          <table:table-cell table:style-name="ce9" office:value-type="percentage" office:value="0.0701" calcext:value-type="percentage">
            <text:p>7.01%</text:p>
          </table:table-cell>
          <table:table-cell office:value-type="float" office:value="639.57" calcext:value-type="float">
            <text:p>639.57</text:p>
          </table:table-cell>
          <table:table-cell office:value-type="float" office:value="632.23" calcext:value-type="float">
            <text:p>632.23</text:p>
          </table:table-cell>
          <table:table-cell table:style-name="ce13" office:value-type="float" office:value="631.96" calcext:value-type="float">
            <text:p>631.9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2-13" calcext:value-type="date">
            <text:p>2/13/2009</text:p>
          </table:table-cell>
          <table:table-cell table:style-name="ce6" office:value-type="percentage" office:value="0.0697" calcext:value-type="percentage">
            <text:p>6.97%</text:p>
          </table:table-cell>
          <table:table-cell table:style-name="ce9" office:value-type="percentage" office:value="0.0705" calcext:value-type="percentage">
            <text:p>7.05%</text:p>
          </table:table-cell>
          <table:table-cell office:value-type="float" office:value="636.4" calcext:value-type="float">
            <text:p>636.40</text:p>
          </table:table-cell>
          <table:table-cell office:value-type="float" office:value="629.09" calcext:value-type="float">
            <text:p>629.09</text:p>
          </table:table-cell>
          <table:table-cell table:style-name="ce13" office:value-type="float" office:value="628.5" calcext:value-type="float">
            <text:p>628.5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2-16" calcext:value-type="date">
            <text:p>2/16/2009</text:p>
          </table:table-cell>
          <table:table-cell table:style-name="ce6" office:value-type="percentage" office:value="0.0693" calcext:value-type="percentage">
            <text:p>6.93%</text:p>
          </table:table-cell>
          <table:table-cell table:style-name="ce9" office:value-type="percentage" office:value="0.0701" calcext:value-type="percentage">
            <text:p>7.01%</text:p>
          </table:table-cell>
          <table:table-cell office:value-type="float" office:value="640.4" calcext:value-type="float">
            <text:p>640.40</text:p>
          </table:table-cell>
          <table:table-cell office:value-type="float" office:value="633.05" calcext:value-type="float">
            <text:p>633.05</text:p>
          </table:table-cell>
          <table:table-cell table:style-name="ce13" office:value-type="float" office:value="632.73" calcext:value-type="float">
            <text:p>632.7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2-17" calcext:value-type="date">
            <text:p>2/17/2009</text:p>
          </table:table-cell>
          <table:table-cell table:style-name="ce6" office:value-type="percentage" office:value="0.0689" calcext:value-type="percentage">
            <text:p>6.89%</text:p>
          </table:table-cell>
          <table:table-cell table:style-name="ce9" office:value-type="percentage" office:value="0.0697" calcext:value-type="percentage">
            <text:p>6.97%</text:p>
          </table:table-cell>
          <table:table-cell office:value-type="float" office:value="644.42" calcext:value-type="float">
            <text:p>644.42</text:p>
          </table:table-cell>
          <table:table-cell office:value-type="float" office:value="637.03" calcext:value-type="float">
            <text:p>637.03</text:p>
          </table:table-cell>
          <table:table-cell table:style-name="ce13" office:value-type="float" office:value="636.71" calcext:value-type="float">
            <text:p>636.7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2-18" calcext:value-type="date">
            <text:p>2/18/2009</text:p>
          </table:table-cell>
          <table:table-cell table:style-name="ce6" office:value-type="percentage" office:value="0.0688" calcext:value-type="percentage">
            <text:p>6.88%</text:p>
          </table:table-cell>
          <table:table-cell table:style-name="ce9" office:value-type="percentage" office:value="0.0696" calcext:value-type="percentage">
            <text:p>6.96%</text:p>
          </table:table-cell>
          <table:table-cell office:value-type="float" office:value="645.67" calcext:value-type="float">
            <text:p>645.67</text:p>
          </table:table-cell>
          <table:table-cell office:value-type="float" office:value="638.26" calcext:value-type="float">
            <text:p>638.26</text:p>
          </table:table-cell>
          <table:table-cell table:style-name="ce13" office:value-type="float" office:value="637.95" calcext:value-type="float">
            <text:p>637.9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2-19" calcext:value-type="date">
            <text:p>2/19/2009</text:p>
          </table:table-cell>
          <table:table-cell table:style-name="ce6" office:value-type="percentage" office:value="0.0687" calcext:value-type="percentage">
            <text:p>6.87%</text:p>
          </table:table-cell>
          <table:table-cell table:style-name="ce9" office:value-type="percentage" office:value="0.0695" calcext:value-type="percentage">
            <text:p>6.95%</text:p>
          </table:table-cell>
          <table:table-cell office:value-type="float" office:value="646.92" calcext:value-type="float">
            <text:p>646.92</text:p>
          </table:table-cell>
          <table:table-cell office:value-type="float" office:value="639.5" calcext:value-type="float">
            <text:p>639.50</text:p>
          </table:table-cell>
          <table:table-cell table:style-name="ce13" office:value-type="float" office:value="639.18" calcext:value-type="float">
            <text:p>639.1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2-20" calcext:value-type="date">
            <text:p>2/20/2009</text:p>
          </table:table-cell>
          <table:table-cell table:style-name="ce6" office:value-type="percentage" office:value="0.0687" calcext:value-type="percentage">
            <text:p>6.87%</text:p>
          </table:table-cell>
          <table:table-cell table:style-name="ce9" office:value-type="percentage" office:value="0.0695" calcext:value-type="percentage">
            <text:p>6.95%</text:p>
          </table:table-cell>
          <table:table-cell office:value-type="float" office:value="647.83" calcext:value-type="float">
            <text:p>647.83</text:p>
          </table:table-cell>
          <table:table-cell office:value-type="float" office:value="640.4" calcext:value-type="float">
            <text:p>640.40</text:p>
          </table:table-cell>
          <table:table-cell table:style-name="ce13" office:value-type="float" office:value="639.5" calcext:value-type="float">
            <text:p>639.5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2-25" calcext:value-type="date">
            <text:p>2/25/2009</text:p>
          </table:table-cell>
          <table:table-cell table:style-name="ce6" office:value-type="percentage" office:value="0.0688" calcext:value-type="percentage">
            <text:p>6.88%</text:p>
          </table:table-cell>
          <table:table-cell table:style-name="ce9" office:value-type="percentage" office:value="0.0696" calcext:value-type="percentage">
            <text:p>6.96%</text:p>
          </table:table-cell>
          <table:table-cell office:value-type="float" office:value="647.06" calcext:value-type="float">
            <text:p>647.06</text:p>
          </table:table-cell>
          <table:table-cell office:value-type="float" office:value="639.64" calcext:value-type="float">
            <text:p>639.64</text:p>
          </table:table-cell>
          <table:table-cell table:style-name="ce13" office:value-type="float" office:value="639.34" calcext:value-type="float">
            <text:p>639.3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2-26" calcext:value-type="date">
            <text:p>2/26/2009</text:p>
          </table:table-cell>
          <table:table-cell table:style-name="ce6" office:value-type="percentage" office:value="0.069" calcext:value-type="percentage">
            <text:p>6.90%</text:p>
          </table:table-cell>
          <table:table-cell table:style-name="ce9" office:value-type="percentage" office:value="0.0698" calcext:value-type="percentage">
            <text:p>6.98%</text:p>
          </table:table-cell>
          <table:table-cell office:value-type="float" office:value="645.5" calcext:value-type="float">
            <text:p>645.50</text:p>
          </table:table-cell>
          <table:table-cell office:value-type="float" office:value="638.11" calcext:value-type="float">
            <text:p>638.11</text:p>
          </table:table-cell>
          <table:table-cell table:style-name="ce13" office:value-type="float" office:value="637.8" calcext:value-type="float">
            <text:p>637.8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2-27" calcext:value-type="date">
            <text:p>2/27/2009</text:p>
          </table:table-cell>
          <table:table-cell table:style-name="ce6" office:value-type="percentage" office:value="0.069" calcext:value-type="percentage">
            <text:p>6.90%</text:p>
          </table:table-cell>
          <table:table-cell table:style-name="ce9" office:value-type="percentage" office:value="0.0698" calcext:value-type="percentage">
            <text:p>6.98%</text:p>
          </table:table-cell>
          <table:table-cell office:value-type="float" office:value="646.08" calcext:value-type="float">
            <text:p>646.08</text:p>
          </table:table-cell>
          <table:table-cell office:value-type="float" office:value="638.67" calcext:value-type="float">
            <text:p>638.67</text:p>
          </table:table-cell>
          <table:table-cell table:style-name="ce13" office:value-type="float" office:value="638.11" calcext:value-type="float">
            <text:p>638.1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3-02" calcext:value-type="date">
            <text:p>3/2/2009</text:p>
          </table:table-cell>
          <table:table-cell table:style-name="ce6" office:value-type="percentage" office:value="0.0688" calcext:value-type="percentage">
            <text:p>6.88%</text:p>
          </table:table-cell>
          <table:table-cell table:style-name="ce9" office:value-type="percentage" office:value="0.0696" calcext:value-type="percentage">
            <text:p>6.96%</text:p>
          </table:table-cell>
          <table:table-cell office:value-type="float" office:value="648.24" calcext:value-type="float">
            <text:p>648.24</text:p>
          </table:table-cell>
          <table:table-cell office:value-type="float" office:value="640.82" calcext:value-type="float">
            <text:p>640.82</text:p>
          </table:table-cell>
          <table:table-cell table:style-name="ce13" office:value-type="float" office:value="640.51" calcext:value-type="float">
            <text:p>640.5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3-03" calcext:value-type="date">
            <text:p>3/3/2009</text:p>
          </table:table-cell>
          <table:table-cell table:style-name="ce6" office:value-type="percentage" office:value="0.0692" calcext:value-type="percentage">
            <text:p>6.92%</text:p>
          </table:table-cell>
          <table:table-cell table:style-name="ce9" office:value-type="percentage" office:value="0.07" calcext:value-type="percentage">
            <text:p>7.00%</text:p>
          </table:table-cell>
          <table:table-cell office:value-type="float" office:value="644.82" calcext:value-type="float">
            <text:p>644.82</text:p>
          </table:table-cell>
          <table:table-cell office:value-type="float" office:value="637.44" calcext:value-type="float">
            <text:p>637.44</text:p>
          </table:table-cell>
          <table:table-cell table:style-name="ce13" office:value-type="float" office:value="637.14" calcext:value-type="float">
            <text:p>637.1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3-04" calcext:value-type="date">
            <text:p>3/4/2009</text:p>
          </table:table-cell>
          <table:table-cell table:style-name="ce6" office:value-type="percentage" office:value="0.0693" calcext:value-type="percentage">
            <text:p>6.93%</text:p>
          </table:table-cell>
          <table:table-cell table:style-name="ce9" office:value-type="percentage" office:value="0.0701" calcext:value-type="percentage">
            <text:p>7.01%</text:p>
          </table:table-cell>
          <table:table-cell office:value-type="float" office:value="644.2" calcext:value-type="float">
            <text:p>644.20</text:p>
          </table:table-cell>
          <table:table-cell office:value-type="float" office:value="636.83" calcext:value-type="float">
            <text:p>636.83</text:p>
          </table:table-cell>
          <table:table-cell table:style-name="ce13" office:value-type="float" office:value="636.52" calcext:value-type="float">
            <text:p>636.5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3-05" calcext:value-type="date">
            <text:p>3/5/2009</text:p>
          </table:table-cell>
          <table:table-cell table:style-name="ce6" office:value-type="percentage" office:value="0.0698" calcext:value-type="percentage">
            <text:p>6.98%</text:p>
          </table:table-cell>
          <table:table-cell table:style-name="ce9" office:value-type="percentage" office:value="0.0706" calcext:value-type="percentage">
            <text:p>7.06%</text:p>
          </table:table-cell>
          <table:table-cell office:value-type="float" office:value="639.88" calcext:value-type="float">
            <text:p>639.88</text:p>
          </table:table-cell>
          <table:table-cell office:value-type="float" office:value="632.57" calcext:value-type="float">
            <text:p>632.57</text:p>
          </table:table-cell>
          <table:table-cell table:style-name="ce13" office:value-type="float" office:value="632.26" calcext:value-type="float">
            <text:p>632.2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3-06" calcext:value-type="date">
            <text:p>3/6/2009</text:p>
          </table:table-cell>
          <table:table-cell table:style-name="ce6" office:value-type="percentage" office:value="0.0698" calcext:value-type="percentage">
            <text:p>6.98%</text:p>
          </table:table-cell>
          <table:table-cell table:style-name="ce9" office:value-type="percentage" office:value="0.0706" calcext:value-type="percentage">
            <text:p>7.06%</text:p>
          </table:table-cell>
          <table:table-cell office:value-type="float" office:value="640.45" calcext:value-type="float">
            <text:p>640.45</text:p>
          </table:table-cell>
          <table:table-cell office:value-type="float" office:value="633.13" calcext:value-type="float">
            <text:p>633.13</text:p>
          </table:table-cell>
          <table:table-cell table:style-name="ce13" office:value-type="float" office:value="632.57" calcext:value-type="float">
            <text:p>632.5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3-09" calcext:value-type="date">
            <text:p>3/9/2009</text:p>
          </table:table-cell>
          <table:table-cell table:style-name="ce6" office:value-type="percentage" office:value="0.0697" calcext:value-type="percentage">
            <text:p>6.97%</text:p>
          </table:table-cell>
          <table:table-cell table:style-name="ce9" office:value-type="percentage" office:value="0.0705" calcext:value-type="percentage">
            <text:p>7.05%</text:p>
          </table:table-cell>
          <table:table-cell office:value-type="float" office:value="641.68" calcext:value-type="float">
            <text:p>641.68</text:p>
          </table:table-cell>
          <table:table-cell office:value-type="float" office:value="634.34" calcext:value-type="float">
            <text:p>634.34</text:p>
          </table:table-cell>
          <table:table-cell table:style-name="ce13" office:value-type="float" office:value="634.04" calcext:value-type="float">
            <text:p>634.0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3-10" calcext:value-type="date">
            <text:p>3/10/2009</text:p>
          </table:table-cell>
          <table:table-cell table:style-name="ce6" office:value-type="percentage" office:value="0.0699" calcext:value-type="percentage">
            <text:p>6.99%</text:p>
          </table:table-cell>
          <table:table-cell table:style-name="ce9" office:value-type="percentage" office:value="0.0707" calcext:value-type="percentage">
            <text:p>7.07%</text:p>
          </table:table-cell>
          <table:table-cell office:value-type="float" office:value="640.14" calcext:value-type="float">
            <text:p>640.14</text:p>
          </table:table-cell>
          <table:table-cell office:value-type="float" office:value="632.82" calcext:value-type="float">
            <text:p>632.82</text:p>
          </table:table-cell>
          <table:table-cell table:style-name="ce13" office:value-type="float" office:value="632.52" calcext:value-type="float">
            <text:p>632.5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3-11" calcext:value-type="date">
            <text:p>3/11/2009</text:p>
          </table:table-cell>
          <table:table-cell table:style-name="ce6" office:value-type="percentage" office:value="0.0704" calcext:value-type="percentage">
            <text:p>7.04%</text:p>
          </table:table-cell>
          <table:table-cell table:style-name="ce9" office:value-type="percentage" office:value="0.0712" calcext:value-type="percentage">
            <text:p>7.12%</text:p>
          </table:table-cell>
          <table:table-cell office:value-type="float" office:value="635.69" calcext:value-type="float">
            <text:p>635.69</text:p>
          </table:table-cell>
          <table:table-cell office:value-type="float" office:value="628.43" calcext:value-type="float">
            <text:p>628.43</text:p>
          </table:table-cell>
          <table:table-cell table:style-name="ce13" office:value-type="float" office:value="628.14" calcext:value-type="float">
            <text:p>628.1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3-12" calcext:value-type="date">
            <text:p>3/12/2009</text:p>
          </table:table-cell>
          <table:table-cell table:style-name="ce6" office:value-type="percentage" office:value="0.0703" calcext:value-type="percentage">
            <text:p>7.03%</text:p>
          </table:table-cell>
          <table:table-cell table:style-name="ce9" office:value-type="percentage" office:value="0.0711" calcext:value-type="percentage">
            <text:p>7.11%</text:p>
          </table:table-cell>
          <table:table-cell office:value-type="float" office:value="636.9" calcext:value-type="float">
            <text:p>636.90</text:p>
          </table:table-cell>
          <table:table-cell office:value-type="float" office:value="629.63" calcext:value-type="float">
            <text:p>629.63</text:p>
          </table:table-cell>
          <table:table-cell table:style-name="ce13" office:value-type="float" office:value="629.33" calcext:value-type="float">
            <text:p>629.3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3-13" calcext:value-type="date">
            <text:p>3/13/2009</text:p>
          </table:table-cell>
          <table:table-cell table:style-name="ce6" office:value-type="percentage" office:value="0.0704" calcext:value-type="percentage">
            <text:p>7.04%</text:p>
          </table:table-cell>
          <table:table-cell table:style-name="ce9" office:value-type="percentage" office:value="0.0712" calcext:value-type="percentage">
            <text:p>7.12%</text:p>
          </table:table-cell>
          <table:table-cell office:value-type="float" office:value="636.47" calcext:value-type="float">
            <text:p>636.47</text:p>
          </table:table-cell>
          <table:table-cell office:value-type="float" office:value="629.2" calcext:value-type="float">
            <text:p>629.20</text:p>
          </table:table-cell>
          <table:table-cell table:style-name="ce13" office:value-type="float" office:value="628.86" calcext:value-type="float">
            <text:p>628.8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3-16" calcext:value-type="date">
            <text:p>3/16/2009</text:p>
          </table:table-cell>
          <table:table-cell table:style-name="ce6" office:value-type="percentage" office:value="0.0706" calcext:value-type="percentage">
            <text:p>7.06%</text:p>
          </table:table-cell>
          <table:table-cell table:style-name="ce9" office:value-type="percentage" office:value="0.0714" calcext:value-type="percentage">
            <text:p>7.14%</text:p>
          </table:table-cell>
          <table:table-cell office:value-type="float" office:value="634.88" calcext:value-type="float">
            <text:p>634.88</text:p>
          </table:table-cell>
          <table:table-cell office:value-type="float" office:value="627.63" calcext:value-type="float">
            <text:p>627.63</text:p>
          </table:table-cell>
          <table:table-cell table:style-name="ce13" office:value-type="float" office:value="627.4" calcext:value-type="float">
            <text:p>627.4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3-17" calcext:value-type="date">
            <text:p>3/17/2009</text:p>
          </table:table-cell>
          <table:table-cell table:style-name="ce6" office:value-type="percentage" office:value="0.0706" calcext:value-type="percentage">
            <text:p>7.06%</text:p>
          </table:table-cell>
          <table:table-cell table:style-name="ce9" office:value-type="percentage" office:value="0.0714" calcext:value-type="percentage">
            <text:p>7.14%</text:p>
          </table:table-cell>
          <table:table-cell office:value-type="float" office:value="635.11" calcext:value-type="float">
            <text:p>635.11</text:p>
          </table:table-cell>
          <table:table-cell office:value-type="float" office:value="627.86" calcext:value-type="float">
            <text:p>627.86</text:p>
          </table:table-cell>
          <table:table-cell table:style-name="ce13" office:value-type="float" office:value="627.63" calcext:value-type="float">
            <text:p>627.6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3-18" calcext:value-type="date">
            <text:p>3/18/2009</text:p>
          </table:table-cell>
          <table:table-cell table:style-name="ce6" office:value-type="percentage" office:value="0.0705" calcext:value-type="percentage">
            <text:p>7.05%</text:p>
          </table:table-cell>
          <table:table-cell table:style-name="ce9" office:value-type="percentage" office:value="0.0713" calcext:value-type="percentage">
            <text:p>7.13%</text:p>
          </table:table-cell>
          <table:table-cell office:value-type="float" office:value="636.25" calcext:value-type="float">
            <text:p>636.25</text:p>
          </table:table-cell>
          <table:table-cell office:value-type="float" office:value="628.99" calcext:value-type="float">
            <text:p>628.99</text:p>
          </table:table-cell>
          <table:table-cell table:style-name="ce13" office:value-type="float" office:value="628.76" calcext:value-type="float">
            <text:p>628.7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3-19" calcext:value-type="date">
            <text:p>3/19/2009</text:p>
          </table:table-cell>
          <table:table-cell table:style-name="ce6" office:value-type="percentage" office:value="0.0706" calcext:value-type="percentage">
            <text:p>7.06%</text:p>
          </table:table-cell>
          <table:table-cell table:style-name="ce9" office:value-type="percentage" office:value="0.0714" calcext:value-type="percentage">
            <text:p>7.14%</text:p>
          </table:table-cell>
          <table:table-cell office:value-type="float" office:value="635.57" calcext:value-type="float">
            <text:p>635.57</text:p>
          </table:table-cell>
          <table:table-cell office:value-type="float" office:value="628.32" calcext:value-type="float">
            <text:p>628.32</text:p>
          </table:table-cell>
          <table:table-cell table:style-name="ce13" office:value-type="float" office:value="628.09" calcext:value-type="float">
            <text:p>628.0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3-20" calcext:value-type="date">
            <text:p>3/20/2009</text:p>
          </table:table-cell>
          <table:table-cell table:style-name="ce6" office:value-type="percentage" office:value="0.0701" calcext:value-type="percentage">
            <text:p>7.01%</text:p>
          </table:table-cell>
          <table:table-cell table:style-name="ce9" office:value-type="percentage" office:value="0.0709" calcext:value-type="percentage">
            <text:p>7.09%</text:p>
          </table:table-cell>
          <table:table-cell office:value-type="float" office:value="640.49" calcext:value-type="float">
            <text:p>640.49</text:p>
          </table:table-cell>
          <table:table-cell office:value-type="float" office:value="633.19" calcext:value-type="float">
            <text:p>633.19</text:p>
          </table:table-cell>
          <table:table-cell table:style-name="ce13" office:value-type="float" office:value="632.84" calcext:value-type="float">
            <text:p>632.8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3-23" calcext:value-type="date">
            <text:p>3/23/2009</text:p>
          </table:table-cell>
          <table:table-cell table:style-name="ce6" office:value-type="percentage" office:value="0.069" calcext:value-type="percentage">
            <text:p>6.90%</text:p>
          </table:table-cell>
          <table:table-cell table:style-name="ce9" office:value-type="percentage" office:value="0.0698" calcext:value-type="percentage">
            <text:p>6.98%</text:p>
          </table:table-cell>
          <table:table-cell office:value-type="float" office:value="650.92" calcext:value-type="float">
            <text:p>650.92</text:p>
          </table:table-cell>
          <table:table-cell office:value-type="float" office:value="643.49" calcext:value-type="float">
            <text:p>643.49</text:p>
          </table:table-cell>
          <table:table-cell table:style-name="ce3" office:value-type="float" office:value="643.26" calcext:value-type="float">
            <text:p>643.2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3-24" calcext:value-type="date">
            <text:p>3/24/2009</text:p>
          </table:table-cell>
          <table:table-cell table:style-name="ce6" office:value-type="percentage" office:value="0.0692" calcext:value-type="percentage">
            <text:p>6.92%</text:p>
          </table:table-cell>
          <table:table-cell table:style-name="ce9" office:value-type="percentage" office:value="0.07" calcext:value-type="percentage">
            <text:p>7.00%</text:p>
          </table:table-cell>
          <table:table-cell office:value-type="float" office:value="649.28" calcext:value-type="float">
            <text:p>649.28</text:p>
          </table:table-cell>
          <table:table-cell office:value-type="float" office:value="641.88" calcext:value-type="float">
            <text:p>641.88</text:p>
          </table:table-cell>
          <table:table-cell table:style-name="ce3" office:value-type="float" office:value="641.65" calcext:value-type="float">
            <text:p>641.6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3-25" calcext:value-type="date">
            <text:p>3/25/2009</text:p>
          </table:table-cell>
          <table:table-cell table:style-name="ce6" office:value-type="percentage" office:value="0.0694" calcext:value-type="percentage">
            <text:p>6.94%</text:p>
          </table:table-cell>
          <table:table-cell table:style-name="ce9" office:value-type="percentage" office:value="0.0702" calcext:value-type="percentage">
            <text:p>7.02%</text:p>
          </table:table-cell>
          <table:table-cell office:value-type="float" office:value="647.66" calcext:value-type="float">
            <text:p>647.66</text:p>
          </table:table-cell>
          <table:table-cell office:value-type="float" office:value="640.27" calcext:value-type="float">
            <text:p>640.27</text:p>
          </table:table-cell>
          <table:table-cell table:style-name="ce3" office:value-type="float" office:value="640.04" calcext:value-type="float">
            <text:p>640.0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3-26" calcext:value-type="date">
            <text:p>3/26/2009</text:p>
          </table:table-cell>
          <table:table-cell table:style-name="ce6" office:value-type="percentage" office:value="0.0696" calcext:value-type="percentage">
            <text:p>6.96%</text:p>
          </table:table-cell>
          <table:table-cell table:style-name="ce9" office:value-type="percentage" office:value="0.0704" calcext:value-type="percentage">
            <text:p>7.04%</text:p>
          </table:table-cell>
          <table:table-cell office:value-type="float" office:value="645.78" calcext:value-type="float">
            <text:p>645.78</text:p>
          </table:table-cell>
          <table:table-cell office:value-type="float" office:value="638.43" calcext:value-type="float">
            <text:p>638.43</text:p>
          </table:table-cell>
          <table:table-cell table:style-name="ce3" office:value-type="float" office:value="638.21" calcext:value-type="float">
            <text:p>638.2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3-27" calcext:value-type="date">
            <text:p>3/27/2009</text:p>
          </table:table-cell>
          <table:table-cell table:style-name="ce6" office:value-type="percentage" office:value="0.0693" calcext:value-type="percentage">
            <text:p>6.93%</text:p>
          </table:table-cell>
          <table:table-cell table:style-name="ce9" office:value-type="percentage" office:value="0.0701" calcext:value-type="percentage">
            <text:p>7.01%</text:p>
          </table:table-cell>
          <table:table-cell office:value-type="float" office:value="648.86" calcext:value-type="float">
            <text:p>648.86</text:p>
          </table:table-cell>
          <table:table-cell office:value-type="float" office:value="641.47" calcext:value-type="float">
            <text:p>641.47</text:p>
          </table:table-cell>
          <table:table-cell table:style-name="ce3" office:value-type="float" office:value="641.18" calcext:value-type="float">
            <text:p>641.1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3-30" calcext:value-type="date">
            <text:p>3/30/2009</text:p>
          </table:table-cell>
          <table:table-cell table:style-name="ce6" office:value-type="percentage" office:value="0.0696" calcext:value-type="percentage">
            <text:p>6.96%</text:p>
          </table:table-cell>
          <table:table-cell table:style-name="ce9" office:value-type="percentage" office:value="0.0704" calcext:value-type="percentage">
            <text:p>7.04%</text:p>
          </table:table-cell>
          <table:table-cell office:value-type="float" office:value="646.29" calcext:value-type="float">
            <text:p>646.29</text:p>
          </table:table-cell>
          <table:table-cell office:value-type="float" office:value="638.93" calcext:value-type="float">
            <text:p>638.93</text:p>
          </table:table-cell>
          <table:table-cell table:style-name="ce3" office:value-type="float" office:value="638.72" calcext:value-type="float">
            <text:p>638.7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3-31" calcext:value-type="date">
            <text:p>3/31/2009</text:p>
          </table:table-cell>
          <table:table-cell table:style-name="ce6" office:value-type="percentage" office:value="0.0692" calcext:value-type="percentage">
            <text:p>6.92%</text:p>
          </table:table-cell>
          <table:table-cell table:style-name="ce9" office:value-type="percentage" office:value="0.07" calcext:value-type="percentage">
            <text:p>7.00%</text:p>
          </table:table-cell>
          <table:table-cell office:value-type="float" office:value="650.22" calcext:value-type="float">
            <text:p>650.22</text:p>
          </table:table-cell>
          <table:table-cell office:value-type="float" office:value="642.81" calcext:value-type="float">
            <text:p>642.81</text:p>
          </table:table-cell>
          <table:table-cell table:style-name="ce3" office:value-type="float" office:value="642.6" calcext:value-type="float">
            <text:p>642.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4-01" calcext:value-type="date">
            <text:p>4/1/2009</text:p>
          </table:table-cell>
          <table:table-cell table:style-name="ce6" office:value-type="percentage" office:value="0.0695" calcext:value-type="percentage">
            <text:p>6.95%</text:p>
          </table:table-cell>
          <table:table-cell table:style-name="ce9" office:value-type="percentage" office:value="0.0703" calcext:value-type="percentage">
            <text:p>7.03%</text:p>
          </table:table-cell>
          <table:table-cell office:value-type="float" office:value="647.64" calcext:value-type="float">
            <text:p>647.64</text:p>
          </table:table-cell>
          <table:table-cell office:value-type="float" office:value="640.27" calcext:value-type="float">
            <text:p>640.27</text:p>
          </table:table-cell>
          <table:table-cell table:style-name="ce3" office:value-type="float" office:value="640.05" calcext:value-type="float">
            <text:p>640.0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4-02" calcext:value-type="date">
            <text:p>4/2/2009</text:p>
          </table:table-cell>
          <table:table-cell table:style-name="ce6" office:value-type="percentage" office:value="0.0696" calcext:value-type="percentage">
            <text:p>6.96%</text:p>
          </table:table-cell>
          <table:table-cell table:style-name="ce9" office:value-type="percentage" office:value="0.0704" calcext:value-type="percentage">
            <text:p>7.04%</text:p>
          </table:table-cell>
          <table:table-cell office:value-type="float" office:value="646.93" calcext:value-type="float">
            <text:p>646.93</text:p>
          </table:table-cell>
          <table:table-cell office:value-type="float" office:value="639.56" calcext:value-type="float">
            <text:p>639.56</text:p>
          </table:table-cell>
          <table:table-cell table:style-name="ce3" office:value-type="float" office:value="639.35" calcext:value-type="float">
            <text:p>639.3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4-03" calcext:value-type="date">
            <text:p>4/3/2009</text:p>
          </table:table-cell>
          <table:table-cell table:style-name="ce6" office:value-type="percentage" office:value="0.0697" calcext:value-type="percentage">
            <text:p>6.97%</text:p>
          </table:table-cell>
          <table:table-cell table:style-name="ce9" office:value-type="percentage" office:value="0.0705" calcext:value-type="percentage">
            <text:p>7.05%</text:p>
          </table:table-cell>
          <table:table-cell office:value-type="float" office:value="646.29" calcext:value-type="float">
            <text:p>646.29</text:p>
          </table:table-cell>
          <table:table-cell office:value-type="float" office:value="638.94" calcext:value-type="float">
            <text:p>638.94</text:p>
          </table:table-cell>
          <table:table-cell table:style-name="ce3" office:value-type="float" office:value="638.65" calcext:value-type="float">
            <text:p>638.6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4-06" calcext:value-type="date">
            <text:p>4/6/2009</text:p>
          </table:table-cell>
          <table:table-cell table:style-name="ce6" office:value-type="percentage" office:value="0.0699" calcext:value-type="percentage">
            <text:p>6.99%</text:p>
          </table:table-cell>
          <table:table-cell table:style-name="ce9" office:value-type="percentage" office:value="0.0707" calcext:value-type="percentage">
            <text:p>7.07%</text:p>
          </table:table-cell>
          <table:table-cell office:value-type="float" office:value="644.66" calcext:value-type="float">
            <text:p>644.66</text:p>
          </table:table-cell>
          <table:table-cell office:value-type="float" office:value="637.33" calcext:value-type="float">
            <text:p>637.33</text:p>
          </table:table-cell>
          <table:table-cell table:style-name="ce3" office:value-type="float" office:value="637.11" calcext:value-type="float">
            <text:p>637.1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4-07" calcext:value-type="date">
            <text:p>4/7/2009</text:p>
          </table:table-cell>
          <table:table-cell table:style-name="ce6" office:value-type="percentage" office:value="0.0697" calcext:value-type="percentage">
            <text:p>6.97%</text:p>
          </table:table-cell>
          <table:table-cell table:style-name="ce9" office:value-type="percentage" office:value="0.0705" calcext:value-type="percentage">
            <text:p>7.05%</text:p>
          </table:table-cell>
          <table:table-cell office:value-type="float" office:value="646.72" calcext:value-type="float">
            <text:p>646.72</text:p>
          </table:table-cell>
          <table:table-cell office:value-type="float" office:value="639.36" calcext:value-type="float">
            <text:p>639.36</text:p>
          </table:table-cell>
          <table:table-cell table:style-name="ce3" office:value-type="float" office:value="639.15" calcext:value-type="float">
            <text:p>639.1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4-08" calcext:value-type="date">
            <text:p>4/8/2009</text:p>
          </table:table-cell>
          <table:table-cell table:style-name="ce6" office:value-type="percentage" office:value="0.0698" calcext:value-type="percentage">
            <text:p>6.98%</text:p>
          </table:table-cell>
          <table:table-cell table:style-name="ce9" office:value-type="percentage" office:value="0.0706" calcext:value-type="percentage">
            <text:p>7.06%</text:p>
          </table:table-cell>
          <table:table-cell office:value-type="float" office:value="646.06" calcext:value-type="float">
            <text:p>646.06</text:p>
          </table:table-cell>
          <table:table-cell office:value-type="float" office:value="638.71" calcext:value-type="float">
            <text:p>638.71</text:p>
          </table:table-cell>
          <table:table-cell table:style-name="ce3" office:value-type="float" office:value="638.5" calcext:value-type="float">
            <text:p>638.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4-09" calcext:value-type="date">
            <text:p>4/9/2009</text:p>
          </table:table-cell>
          <table:table-cell table:style-name="ce6" office:value-type="percentage" office:value="0.0697" calcext:value-type="percentage">
            <text:p>6.97%</text:p>
          </table:table-cell>
          <table:table-cell table:style-name="ce9" office:value-type="percentage" office:value="0.0705" calcext:value-type="percentage">
            <text:p>7.05%</text:p>
          </table:table-cell>
          <table:table-cell office:value-type="float" office:value="647.32" calcext:value-type="float">
            <text:p>647.32</text:p>
          </table:table-cell>
          <table:table-cell office:value-type="float" office:value="639.96" calcext:value-type="float">
            <text:p>639.96</text:p>
          </table:table-cell>
          <table:table-cell table:style-name="ce3" office:value-type="float" office:value="639.63" calcext:value-type="float">
            <text:p>639.6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4-13" calcext:value-type="date">
            <text:p>4/13/2009</text:p>
          </table:table-cell>
          <table:table-cell table:style-name="ce6" office:value-type="percentage" office:value="0.0699" calcext:value-type="percentage">
            <text:p>6.99%</text:p>
          </table:table-cell>
          <table:table-cell table:style-name="ce9" office:value-type="percentage" office:value="0.0707" calcext:value-type="percentage">
            <text:p>7.07%</text:p>
          </table:table-cell>
          <table:table-cell office:value-type="float" office:value="645.69" calcext:value-type="float">
            <text:p>645.69</text:p>
          </table:table-cell>
          <table:table-cell office:value-type="float" office:value="638.35" calcext:value-type="float">
            <text:p>638.35</text:p>
          </table:table-cell>
          <table:table-cell table:style-name="ce3" office:value-type="float" office:value="638.14" calcext:value-type="float">
            <text:p>638.1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4-14" calcext:value-type="date">
            <text:p>4/14/2009</text:p>
          </table:table-cell>
          <table:table-cell table:style-name="ce6" office:value-type="percentage" office:value="0.0704" calcext:value-type="percentage">
            <text:p>7.04%</text:p>
          </table:table-cell>
          <table:table-cell table:style-name="ce9" office:value-type="percentage" office:value="0.0712" calcext:value-type="percentage">
            <text:p>7.12%</text:p>
          </table:table-cell>
          <table:table-cell office:value-type="float" office:value="641.31" calcext:value-type="float">
            <text:p>641.31</text:p>
          </table:table-cell>
          <table:table-cell office:value-type="float" office:value="634.03" calcext:value-type="float">
            <text:p>634.03</text:p>
          </table:table-cell>
          <table:table-cell table:style-name="ce3" office:value-type="float" office:value="633.77" calcext:value-type="float">
            <text:p>633.7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4-15" calcext:value-type="date">
            <text:p>4/15/2009</text:p>
          </table:table-cell>
          <table:table-cell table:style-name="ce6" office:value-type="percentage" office:value="0.0705" calcext:value-type="percentage">
            <text:p>7.05%</text:p>
          </table:table-cell>
          <table:table-cell table:style-name="ce9" office:value-type="percentage" office:value="0.0713" calcext:value-type="percentage">
            <text:p>7.13%</text:p>
          </table:table-cell>
          <table:table-cell office:value-type="float" office:value="640.65" calcext:value-type="float">
            <text:p>640.65</text:p>
          </table:table-cell>
          <table:table-cell office:value-type="float" office:value="633.38" calcext:value-type="float">
            <text:p>633.38</text:p>
          </table:table-cell>
          <table:table-cell table:style-name="ce3" office:value-type="float" office:value="633.12" calcext:value-type="float">
            <text:p>633.1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4-16" calcext:value-type="date">
            <text:p>4/16/2009</text:p>
          </table:table-cell>
          <table:table-cell table:style-name="ce6" office:value-type="percentage" office:value="0.0709" calcext:value-type="percentage">
            <text:p>7.09%</text:p>
          </table:table-cell>
          <table:table-cell table:style-name="ce9" office:value-type="percentage" office:value="0.0717" calcext:value-type="percentage">
            <text:p>7.17%</text:p>
          </table:table-cell>
          <table:table-cell office:value-type="float" office:value="637.27" calcext:value-type="float">
            <text:p>637.27</text:p>
          </table:table-cell>
          <table:table-cell office:value-type="float" office:value="630.04" calcext:value-type="float">
            <text:p>630.04</text:p>
          </table:table-cell>
          <table:table-cell table:style-name="ce3" office:value-type="float" office:value="629.78" calcext:value-type="float">
            <text:p>629.7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4-17" calcext:value-type="date">
            <text:p>4/17/2009</text:p>
          </table:table-cell>
          <table:table-cell table:style-name="ce6" office:value-type="percentage" office:value="0.0713" calcext:value-type="percentage">
            <text:p>7.13%</text:p>
          </table:table-cell>
          <table:table-cell table:style-name="ce9" office:value-type="percentage" office:value="0.0721" calcext:value-type="percentage">
            <text:p>7.21%</text:p>
          </table:table-cell>
          <table:table-cell office:value-type="float" office:value="634.07" calcext:value-type="float">
            <text:p>634.07</text:p>
          </table:table-cell>
          <table:table-cell office:value-type="float" office:value="626.89" calcext:value-type="float">
            <text:p>626.89</text:p>
          </table:table-cell>
          <table:table-cell table:style-name="ce3" office:value-type="float" office:value="626.46" calcext:value-type="float">
            <text:p>626.4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4-20" calcext:value-type="date">
            <text:p>4/20/2009</text:p>
          </table:table-cell>
          <table:table-cell table:style-name="ce6" office:value-type="percentage" office:value="0.0713" calcext:value-type="percentage">
            <text:p>7.13%</text:p>
          </table:table-cell>
          <table:table-cell table:style-name="ce9" office:value-type="percentage" office:value="0.0721" calcext:value-type="percentage">
            <text:p>7.21%</text:p>
          </table:table-cell>
          <table:table-cell office:value-type="float" office:value="634.42" calcext:value-type="float">
            <text:p>634.42</text:p>
          </table:table-cell>
          <table:table-cell office:value-type="float" office:value="627.23" calcext:value-type="float">
            <text:p>627.23</text:p>
          </table:table-cell>
          <table:table-cell table:style-name="ce3" office:value-type="float" office:value="626.89" calcext:value-type="float">
            <text:p>626.8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4-22" calcext:value-type="date">
            <text:p>4/22/2009</text:p>
          </table:table-cell>
          <table:table-cell table:style-name="ce6" office:value-type="percentage" office:value="0.0713" calcext:value-type="percentage">
            <text:p>7.13%</text:p>
          </table:table-cell>
          <table:table-cell table:style-name="ce9" office:value-type="percentage" office:value="0.0721" calcext:value-type="percentage">
            <text:p>7.21%</text:p>
          </table:table-cell>
          <table:table-cell office:value-type="float" office:value="634.68" calcext:value-type="float">
            <text:p>634.68</text:p>
          </table:table-cell>
          <table:table-cell office:value-type="float" office:value="627.49" calcext:value-type="float">
            <text:p>627.49</text:p>
          </table:table-cell>
          <table:table-cell table:style-name="ce3" office:value-type="float" office:value="627.23" calcext:value-type="float">
            <text:p>627.2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4-23" calcext:value-type="date">
            <text:p>4/23/2009</text:p>
          </table:table-cell>
          <table:table-cell table:style-name="ce6" office:value-type="percentage" office:value="0.0711" calcext:value-type="percentage">
            <text:p>7.11%</text:p>
          </table:table-cell>
          <table:table-cell table:style-name="ce9" office:value-type="percentage" office:value="0.0719" calcext:value-type="percentage">
            <text:p>7.19%</text:p>
          </table:table-cell>
          <table:table-cell office:value-type="float" office:value="636.75" calcext:value-type="float">
            <text:p>636.75</text:p>
          </table:table-cell>
          <table:table-cell office:value-type="float" office:value="629.54" calcext:value-type="float">
            <text:p>629.54</text:p>
          </table:table-cell>
          <table:table-cell table:style-name="ce3" office:value-type="float" office:value="629.28" calcext:value-type="float">
            <text:p>629.2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4-24" calcext:value-type="date">
            <text:p>4/24/2009</text:p>
          </table:table-cell>
          <table:table-cell table:style-name="ce6" office:value-type="percentage" office:value="0.0712" calcext:value-type="percentage">
            <text:p>7.12%</text:p>
          </table:table-cell>
          <table:table-cell table:style-name="ce9" office:value-type="percentage" office:value="0.072" calcext:value-type="percentage">
            <text:p>7.20%</text:p>
          </table:table-cell>
          <table:table-cell office:value-type="float" office:value="636.28" calcext:value-type="float">
            <text:p>636.28</text:p>
          </table:table-cell>
          <table:table-cell office:value-type="float" office:value="629.07" calcext:value-type="float">
            <text:p>629.07</text:p>
          </table:table-cell>
          <table:table-cell table:style-name="ce3" office:value-type="float" office:value="628.64" calcext:value-type="float">
            <text:p>628.6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4-27" calcext:value-type="date">
            <text:p>4/27/2009</text:p>
          </table:table-cell>
          <table:table-cell table:style-name="ce6" office:value-type="percentage" office:value="0.0713" calcext:value-type="percentage">
            <text:p>7.13%</text:p>
          </table:table-cell>
          <table:table-cell table:style-name="ce9" office:value-type="percentage" office:value="0.0721" calcext:value-type="percentage">
            <text:p>7.21%</text:p>
          </table:table-cell>
          <table:table-cell office:value-type="float" office:value="635.69" calcext:value-type="float">
            <text:p>635.69</text:p>
          </table:table-cell>
          <table:table-cell office:value-type="float" office:value="628.49" calcext:value-type="float">
            <text:p>628.49</text:p>
          </table:table-cell>
          <table:table-cell table:style-name="ce3" office:value-type="float" office:value="628.23" calcext:value-type="float">
            <text:p>628.2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4-28" calcext:value-type="date">
            <text:p>4/28/2009</text:p>
          </table:table-cell>
          <table:table-cell table:style-name="ce6" office:value-type="percentage" office:value="0.0717" calcext:value-type="percentage">
            <text:p>7.17%</text:p>
          </table:table-cell>
          <table:table-cell table:style-name="ce9" office:value-type="percentage" office:value="0.0725" calcext:value-type="percentage">
            <text:p>7.25%</text:p>
          </table:table-cell>
          <table:table-cell office:value-type="float" office:value="632.34" calcext:value-type="float">
            <text:p>632.34</text:p>
          </table:table-cell>
          <table:table-cell office:value-type="float" office:value="625.19" calcext:value-type="float">
            <text:p>625.19</text:p>
          </table:table-cell>
          <table:table-cell table:style-name="ce3" office:value-type="float" office:value="624.93" calcext:value-type="float">
            <text:p>624.9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4-29" calcext:value-type="date">
            <text:p>4/29/2009</text:p>
          </table:table-cell>
          <table:table-cell table:style-name="ce6" office:value-type="percentage" office:value="0.0717" calcext:value-type="percentage">
            <text:p>7.17%</text:p>
          </table:table-cell>
          <table:table-cell table:style-name="ce9" office:value-type="percentage" office:value="0.0725" calcext:value-type="percentage">
            <text:p>7.25%</text:p>
          </table:table-cell>
          <table:table-cell office:value-type="float" office:value="632.61" calcext:value-type="float">
            <text:p>632.61</text:p>
          </table:table-cell>
          <table:table-cell office:value-type="float" office:value="625.45" calcext:value-type="float">
            <text:p>625.45</text:p>
          </table:table-cell>
          <table:table-cell table:style-name="ce3" office:value-type="float" office:value="625.19" calcext:value-type="float">
            <text:p>625.1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4-30" calcext:value-type="date">
            <text:p>4/30/2009</text:p>
          </table:table-cell>
          <table:table-cell table:style-name="ce6" office:value-type="percentage" office:value="0.0716" calcext:value-type="percentage">
            <text:p>7.16%</text:p>
          </table:table-cell>
          <table:table-cell table:style-name="ce9" office:value-type="percentage" office:value="0.0724" calcext:value-type="percentage">
            <text:p>7.24%</text:p>
          </table:table-cell>
          <table:table-cell office:value-type="float" office:value="634.05" calcext:value-type="float">
            <text:p>634.05</text:p>
          </table:table-cell>
          <table:table-cell office:value-type="float" office:value="626.88" calcext:value-type="float">
            <text:p>626.88</text:p>
          </table:table-cell>
          <table:table-cell table:style-name="ce3" office:value-type="float" office:value="626.34" calcext:value-type="float">
            <text:p>626.3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5-04" calcext:value-type="date">
            <text:p>5/4/2009</text:p>
          </table:table-cell>
          <table:table-cell table:style-name="ce6" office:value-type="percentage" office:value="0.0718" calcext:value-type="percentage">
            <text:p>7.18%</text:p>
          </table:table-cell>
          <table:table-cell table:style-name="ce9" office:value-type="percentage" office:value="0.0726" calcext:value-type="percentage">
            <text:p>7.26%</text:p>
          </table:table-cell>
          <table:table-cell office:value-type="float" office:value="632.51" calcext:value-type="float">
            <text:p>632.51</text:p>
          </table:table-cell>
          <table:table-cell office:value-type="float" office:value="625.36" calcext:value-type="float">
            <text:p>625.36</text:p>
          </table:table-cell>
          <table:table-cell table:style-name="ce3" office:value-type="float" office:value="625.1" calcext:value-type="float">
            <text:p>625.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5-05" calcext:value-type="date">
            <text:p>5/5/2009</text:p>
          </table:table-cell>
          <table:table-cell table:style-name="ce6" office:value-type="percentage" office:value="0.0719" calcext:value-type="percentage">
            <text:p>7.19%</text:p>
          </table:table-cell>
          <table:table-cell table:style-name="ce9" office:value-type="percentage" office:value="0.0727" calcext:value-type="percentage">
            <text:p>7.27%</text:p>
          </table:table-cell>
          <table:table-cell office:value-type="float" office:value="631.87" calcext:value-type="float">
            <text:p>631.87</text:p>
          </table:table-cell>
          <table:table-cell office:value-type="float" office:value="624.74" calcext:value-type="float">
            <text:p>624.74</text:p>
          </table:table-cell>
          <table:table-cell table:style-name="ce3" office:value-type="float" office:value="624.47" calcext:value-type="float">
            <text:p>624.4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5-06" calcext:value-type="date">
            <text:p>5/6/2009</text:p>
          </table:table-cell>
          <table:table-cell table:style-name="ce6" office:value-type="percentage" office:value="0.072" calcext:value-type="percentage">
            <text:p>7.20%</text:p>
          </table:table-cell>
          <table:table-cell table:style-name="ce9" office:value-type="percentage" office:value="0.0728" calcext:value-type="percentage">
            <text:p>7.28%</text:p>
          </table:table-cell>
          <table:table-cell office:value-type="float" office:value="631.24" calcext:value-type="float">
            <text:p>631.24</text:p>
          </table:table-cell>
          <table:table-cell office:value-type="float" office:value="624.11" calcext:value-type="float">
            <text:p>624.11</text:p>
          </table:table-cell>
          <table:table-cell table:style-name="ce3" office:value-type="float" office:value="623.85" calcext:value-type="float">
            <text:p>623.8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5-07" calcext:value-type="date">
            <text:p>5/7/2009</text:p>
          </table:table-cell>
          <table:table-cell table:style-name="ce6" office:value-type="percentage" office:value="0.0721" calcext:value-type="percentage">
            <text:p>7.21%</text:p>
          </table:table-cell>
          <table:table-cell table:style-name="ce9" office:value-type="percentage" office:value="0.0729" calcext:value-type="percentage">
            <text:p>7.29%</text:p>
          </table:table-cell>
          <table:table-cell office:value-type="float" office:value="630.61" calcext:value-type="float">
            <text:p>630.61</text:p>
          </table:table-cell>
          <table:table-cell office:value-type="float" office:value="623.49" calcext:value-type="float">
            <text:p>623.49</text:p>
          </table:table-cell>
          <table:table-cell table:style-name="ce3" office:value-type="float" office:value="623.23" calcext:value-type="float">
            <text:p>623.2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5-08" calcext:value-type="date">
            <text:p>5/8/2009</text:p>
          </table:table-cell>
          <table:table-cell table:style-name="ce6" office:value-type="percentage" office:value="0.0718" calcext:value-type="percentage">
            <text:p>7.18%</text:p>
          </table:table-cell>
          <table:table-cell table:style-name="ce9" office:value-type="percentage" office:value="0.0726" calcext:value-type="percentage">
            <text:p>7.26%</text:p>
          </table:table-cell>
          <table:table-cell office:value-type="float" office:value="634.02" calcext:value-type="float">
            <text:p>634.02</text:p>
          </table:table-cell>
          <table:table-cell office:value-type="float" office:value="626.86" calcext:value-type="float">
            <text:p>626.86</text:p>
          </table:table-cell>
          <table:table-cell table:style-name="ce3" office:value-type="float" office:value="626.39" calcext:value-type="float">
            <text:p>626.3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5-11" calcext:value-type="date">
            <text:p>5/11/2009</text:p>
          </table:table-cell>
          <table:table-cell table:style-name="ce6" office:value-type="percentage" office:value="0.0718" calcext:value-type="percentage">
            <text:p>7.18%</text:p>
          </table:table-cell>
          <table:table-cell table:style-name="ce9" office:value-type="percentage" office:value="0.0726" calcext:value-type="percentage">
            <text:p>7.26%</text:p>
          </table:table-cell>
          <table:table-cell office:value-type="float" office:value="634.3" calcext:value-type="float">
            <text:p>634.30</text:p>
          </table:table-cell>
          <table:table-cell office:value-type="float" office:value="627.14" calcext:value-type="float">
            <text:p>627.14</text:p>
          </table:table-cell>
          <table:table-cell table:style-name="ce3" office:value-type="float" office:value="626.86" calcext:value-type="float">
            <text:p>626.8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5-12" calcext:value-type="date">
            <text:p>5/12/2009</text:p>
          </table:table-cell>
          <table:table-cell table:style-name="ce6" office:value-type="percentage" office:value="0.0715" calcext:value-type="percentage">
            <text:p>7.15%</text:p>
          </table:table-cell>
          <table:table-cell table:style-name="ce9" office:value-type="percentage" office:value="0.0723" calcext:value-type="percentage">
            <text:p>7.23%</text:p>
          </table:table-cell>
          <table:table-cell office:value-type="float" office:value="637.28" calcext:value-type="float">
            <text:p>637.28</text:p>
          </table:table-cell>
          <table:table-cell office:value-type="float" office:value="630.09" calcext:value-type="float">
            <text:p>630.09</text:p>
          </table:table-cell>
          <table:table-cell table:style-name="ce3" office:value-type="float" office:value="629.81" calcext:value-type="float">
            <text:p>629.8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5-13" calcext:value-type="date">
            <text:p>5/13/2009</text:p>
          </table:table-cell>
          <table:table-cell table:style-name="ce6" office:value-type="percentage" office:value="0.0715" calcext:value-type="percentage">
            <text:p>7.15%</text:p>
          </table:table-cell>
          <table:table-cell table:style-name="ce9" office:value-type="percentage" office:value="0.0723" calcext:value-type="percentage">
            <text:p>7.23%</text:p>
          </table:table-cell>
          <table:table-cell office:value-type="float" office:value="637.56" calcext:value-type="float">
            <text:p>637.56</text:p>
          </table:table-cell>
          <table:table-cell office:value-type="float" office:value="630.36" calcext:value-type="float">
            <text:p>630.36</text:p>
          </table:table-cell>
          <table:table-cell table:style-name="ce3" office:value-type="float" office:value="630.09" calcext:value-type="float">
            <text:p>630.0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5-14" calcext:value-type="date">
            <text:p>5/14/2009</text:p>
          </table:table-cell>
          <table:table-cell table:style-name="ce6" office:value-type="percentage" office:value="0.0713" calcext:value-type="percentage">
            <text:p>7.13%</text:p>
          </table:table-cell>
          <table:table-cell table:style-name="ce9" office:value-type="percentage" office:value="0.0721" calcext:value-type="percentage">
            <text:p>7.21%</text:p>
          </table:table-cell>
          <table:table-cell office:value-type="float" office:value="639.65" calcext:value-type="float">
            <text:p>639.65</text:p>
          </table:table-cell>
          <table:table-cell office:value-type="float" office:value="632.43" calcext:value-type="float">
            <text:p>632.43</text:p>
          </table:table-cell>
          <table:table-cell table:style-name="ce3" office:value-type="float" office:value="632.18" calcext:value-type="float">
            <text:p>632.1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5-15" calcext:value-type="date">
            <text:p>5/15/2009</text:p>
          </table:table-cell>
          <table:table-cell table:style-name="ce6" office:value-type="percentage" office:value="0.0703" calcext:value-type="percentage">
            <text:p>7.03%</text:p>
          </table:table-cell>
          <table:table-cell table:style-name="ce9" office:value-type="percentage" office:value="0.0711" calcext:value-type="percentage">
            <text:p>7.11%</text:p>
          </table:table-cell>
          <table:table-cell office:value-type="float" office:value="649.19" calcext:value-type="float">
            <text:p>649.19</text:p>
          </table:table-cell>
          <table:table-cell office:value-type="float" office:value="641.86" calcext:value-type="float">
            <text:p>641.86</text:p>
          </table:table-cell>
          <table:table-cell table:style-name="ce3" office:value-type="float" office:value="641.47" calcext:value-type="float">
            <text:p>641.4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5-18" calcext:value-type="date">
            <text:p>5/18/2009</text:p>
          </table:table-cell>
          <table:table-cell table:style-name="ce6" office:value-type="percentage" office:value="0.0686" calcext:value-type="percentage">
            <text:p>6.86%</text:p>
          </table:table-cell>
          <table:table-cell table:style-name="ce9" office:value-type="percentage" office:value="0.0694" calcext:value-type="percentage">
            <text:p>6.94%</text:p>
          </table:table-cell>
          <table:table-cell office:value-type="float" office:value="665.31" calcext:value-type="float">
            <text:p>665.31</text:p>
          </table:table-cell>
          <table:table-cell office:value-type="float" office:value="657.79" calcext:value-type="float">
            <text:p>657.79</text:p>
          </table:table-cell>
          <table:table-cell table:style-name="ce3" office:value-type="float" office:value="657.54" calcext:value-type="float">
            <text:p>657.5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5-19" calcext:value-type="date">
            <text:p>5/19/2009</text:p>
          </table:table-cell>
          <table:table-cell table:style-name="ce6" office:value-type="percentage" office:value="0.0674" calcext:value-type="percentage">
            <text:p>6.74%</text:p>
          </table:table-cell>
          <table:table-cell table:style-name="ce9" office:value-type="percentage" office:value="0.0682" calcext:value-type="percentage">
            <text:p>6.82%</text:p>
          </table:table-cell>
          <table:table-cell office:value-type="float" office:value="677.02" calcext:value-type="float">
            <text:p>677.02</text:p>
          </table:table-cell>
          <table:table-cell office:value-type="float" office:value="669.36" calcext:value-type="float">
            <text:p>669.36</text:p>
          </table:table-cell>
          <table:table-cell table:style-name="ce3" office:value-type="float" office:value="669.11" calcext:value-type="float">
            <text:p>669.1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5-20" calcext:value-type="date">
            <text:p>5/20/2009</text:p>
          </table:table-cell>
          <table:table-cell table:style-name="ce6" office:value-type="percentage" office:value="0.0674" calcext:value-type="percentage">
            <text:p>6.74%</text:p>
          </table:table-cell>
          <table:table-cell table:style-name="ce9" office:value-type="percentage" office:value="0.0682" calcext:value-type="percentage">
            <text:p>6.82%</text:p>
          </table:table-cell>
          <table:table-cell office:value-type="float" office:value="677.27" calcext:value-type="float">
            <text:p>677.27</text:p>
          </table:table-cell>
          <table:table-cell office:value-type="float" office:value="669.61" calcext:value-type="float">
            <text:p>669.61</text:p>
          </table:table-cell>
          <table:table-cell table:style-name="ce3" office:value-type="float" office:value="669.36" calcext:value-type="float">
            <text:p>669.3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5-21" calcext:value-type="date">
            <text:p>5/21/2009</text:p>
          </table:table-cell>
          <table:table-cell table:style-name="ce6" office:value-type="percentage" office:value="0.0653" calcext:value-type="percentage">
            <text:p>6.53%</text:p>
          </table:table-cell>
          <table:table-cell table:style-name="ce9" office:value-type="percentage" office:value="0.0661" calcext:value-type="percentage">
            <text:p>6.61%</text:p>
          </table:table-cell>
          <table:table-cell office:value-type="float" office:value="698.09" calcext:value-type="float">
            <text:p>698.09</text:p>
          </table:table-cell>
          <table:table-cell office:value-type="float" office:value="690.18" calcext:value-type="float">
            <text:p>690.18</text:p>
          </table:table-cell>
          <table:table-cell table:style-name="ce3" office:value-type="float" office:value="689.92" calcext:value-type="float">
            <text:p>689.9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5-22" calcext:value-type="date">
            <text:p>5/22/2009</text:p>
          </table:table-cell>
          <table:table-cell table:style-name="ce6" office:value-type="percentage" office:value="0.0657" calcext:value-type="percentage">
            <text:p>6.57%</text:p>
          </table:table-cell>
          <table:table-cell table:style-name="ce9" office:value-type="percentage" office:value="0.0665" calcext:value-type="percentage">
            <text:p>6.65%</text:p>
          </table:table-cell>
          <table:table-cell office:value-type="float" office:value="694.53" calcext:value-type="float">
            <text:p>694.53</text:p>
          </table:table-cell>
          <table:table-cell office:value-type="float" office:value="686.66" calcext:value-type="float">
            <text:p>686.66</text:p>
          </table:table-cell>
          <table:table-cell table:style-name="ce3" office:value-type="float" office:value="686.26" calcext:value-type="float">
            <text:p>686.2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5-25" calcext:value-type="date">
            <text:p>5/25/2009</text:p>
          </table:table-cell>
          <table:table-cell table:style-name="ce6" office:value-type="percentage" office:value="0.0656" calcext:value-type="percentage">
            <text:p>6.56%</text:p>
          </table:table-cell>
          <table:table-cell table:style-name="ce9" office:value-type="percentage" office:value="0.0664" calcext:value-type="percentage">
            <text:p>6.64%</text:p>
          </table:table-cell>
          <table:table-cell office:value-type="float" office:value="695.97" calcext:value-type="float">
            <text:p>695.97</text:p>
          </table:table-cell>
          <table:table-cell office:value-type="float" office:value="688.09" calcext:value-type="float">
            <text:p>688.09</text:p>
          </table:table-cell>
          <table:table-cell table:style-name="ce3" office:value-type="float" office:value="687.82" calcext:value-type="float">
            <text:p>687.8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5-26" calcext:value-type="date">
            <text:p>5/26/2009</text:p>
          </table:table-cell>
          <table:table-cell table:style-name="ce6" office:value-type="percentage" office:value="0.0655" calcext:value-type="percentage">
            <text:p>6.55%</text:p>
          </table:table-cell>
          <table:table-cell table:style-name="ce9" office:value-type="percentage" office:value="0.0663" calcext:value-type="percentage">
            <text:p>6.63%</text:p>
          </table:table-cell>
          <table:table-cell office:value-type="float" office:value="697.24" calcext:value-type="float">
            <text:p>697.24</text:p>
          </table:table-cell>
          <table:table-cell office:value-type="float" office:value="689.34" calcext:value-type="float">
            <text:p>689.34</text:p>
          </table:table-cell>
          <table:table-cell table:style-name="ce3" office:value-type="float" office:value="689.07" calcext:value-type="float">
            <text:p>689.0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5-27" calcext:value-type="date">
            <text:p>5/27/2009</text:p>
          </table:table-cell>
          <table:table-cell table:style-name="ce6" office:value-type="percentage" office:value="0.0651" calcext:value-type="percentage">
            <text:p>6.51%</text:p>
          </table:table-cell>
          <table:table-cell table:style-name="ce9" office:value-type="percentage" office:value="0.0659" calcext:value-type="percentage">
            <text:p>6.59%</text:p>
          </table:table-cell>
          <table:table-cell office:value-type="float" office:value="701.49" calcext:value-type="float">
            <text:p>701.49</text:p>
          </table:table-cell>
          <table:table-cell office:value-type="float" office:value="693.55" calcext:value-type="float">
            <text:p>693.55</text:p>
          </table:table-cell>
          <table:table-cell table:style-name="ce3" office:value-type="float" office:value="693.28" calcext:value-type="float">
            <text:p>693.2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5-28" calcext:value-type="date">
            <text:p>5/28/2009</text:p>
          </table:table-cell>
          <table:table-cell table:style-name="ce6" office:value-type="percentage" office:value="0.0652" calcext:value-type="percentage">
            <text:p>6.52%</text:p>
          </table:table-cell>
          <table:table-cell table:style-name="ce9" office:value-type="percentage" office:value="0.066" calcext:value-type="percentage">
            <text:p>6.60%</text:p>
          </table:table-cell>
          <table:table-cell office:value-type="float" office:value="700.77" calcext:value-type="float">
            <text:p>700.77</text:p>
          </table:table-cell>
          <table:table-cell office:value-type="float" office:value="692.83" calcext:value-type="float">
            <text:p>692.83</text:p>
          </table:table-cell>
          <table:table-cell table:style-name="ce3" office:value-type="float" office:value="692.56" calcext:value-type="float">
            <text:p>692.5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5-29" calcext:value-type="date">
            <text:p>5/29/2009</text:p>
          </table:table-cell>
          <table:table-cell table:style-name="ce6" office:value-type="percentage" office:value="0.0652" calcext:value-type="percentage">
            <text:p>6.52%</text:p>
          </table:table-cell>
          <table:table-cell table:style-name="ce9" office:value-type="percentage" office:value="0.066" calcext:value-type="percentage">
            <text:p>6.60%</text:p>
          </table:table-cell>
          <table:table-cell office:value-type="float" office:value="701.23" calcext:value-type="float">
            <text:p>701.23</text:p>
          </table:table-cell>
          <table:table-cell office:value-type="float" office:value="693.3" calcext:value-type="float">
            <text:p>693.30</text:p>
          </table:table-cell>
          <table:table-cell table:style-name="ce3" office:value-type="float" office:value="692.83" calcext:value-type="float">
            <text:p>692.8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6-01" calcext:value-type="date">
            <text:p>6/1/2009</text:p>
          </table:table-cell>
          <table:table-cell table:style-name="ce6" office:value-type="percentage" office:value="0.065" calcext:value-type="percentage">
            <text:p>6.50%</text:p>
          </table:table-cell>
          <table:table-cell table:style-name="ce9" office:value-type="percentage" office:value="0.0658" calcext:value-type="percentage">
            <text:p>6.58%</text:p>
          </table:table-cell>
          <table:table-cell office:value-type="float" office:value="703.5" calcext:value-type="float">
            <text:p>703.50</text:p>
          </table:table-cell>
          <table:table-cell office:value-type="float" office:value="695.54" calcext:value-type="float">
            <text:p>695.54</text:p>
          </table:table-cell>
          <table:table-cell table:style-name="ce3" office:value-type="float" office:value="695.27" calcext:value-type="float">
            <text:p>695.2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6-02" calcext:value-type="date">
            <text:p>6/2/2009</text:p>
          </table:table-cell>
          <table:table-cell table:style-name="ce6" office:value-type="percentage" office:value="0.0644" calcext:value-type="percentage">
            <text:p>6.44%</text:p>
          </table:table-cell>
          <table:table-cell table:style-name="ce9" office:value-type="percentage" office:value="0.0652" calcext:value-type="percentage">
            <text:p>6.52%</text:p>
          </table:table-cell>
          <table:table-cell office:value-type="float" office:value="709.81" calcext:value-type="float">
            <text:p>709.81</text:p>
          </table:table-cell>
          <table:table-cell office:value-type="float" office:value="701.78" calcext:value-type="float">
            <text:p>701.78</text:p>
          </table:table-cell>
          <table:table-cell table:style-name="ce3" office:value-type="float" office:value="701.51" calcext:value-type="float">
            <text:p>701.5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6-03" calcext:value-type="date">
            <text:p>6/3/2009</text:p>
          </table:table-cell>
          <table:table-cell table:style-name="ce6" office:value-type="percentage" office:value="0.064" calcext:value-type="percentage">
            <text:p>6.40%</text:p>
          </table:table-cell>
          <table:table-cell table:style-name="ce9" office:value-type="percentage" office:value="0.0648" calcext:value-type="percentage">
            <text:p>6.48%</text:p>
          </table:table-cell>
          <table:table-cell office:value-type="float" office:value="714.14" calcext:value-type="float">
            <text:p>714.14</text:p>
          </table:table-cell>
          <table:table-cell office:value-type="float" office:value="706.06" calcext:value-type="float">
            <text:p>706.06</text:p>
          </table:table-cell>
          <table:table-cell table:style-name="ce3" office:value-type="float" office:value="705.78" calcext:value-type="float">
            <text:p>705.7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6-04" calcext:value-type="date">
            <text:p>6/4/2009</text:p>
          </table:table-cell>
          <table:table-cell table:style-name="ce6" office:value-type="percentage" office:value="0.0637" calcext:value-type="percentage">
            <text:p>6.37%</text:p>
          </table:table-cell>
          <table:table-cell table:style-name="ce9" office:value-type="percentage" office:value="0.0645" calcext:value-type="percentage">
            <text:p>6.45%</text:p>
          </table:table-cell>
          <table:table-cell office:value-type="float" office:value="717.47" calcext:value-type="float">
            <text:p>717.47</text:p>
          </table:table-cell>
          <table:table-cell office:value-type="float" office:value="709.35" calcext:value-type="float">
            <text:p>709.35</text:p>
          </table:table-cell>
          <table:table-cell table:style-name="ce3" office:value-type="float" office:value="709.08" calcext:value-type="float">
            <text:p>709.0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6-05" calcext:value-type="date">
            <text:p>6/5/2009</text:p>
          </table:table-cell>
          <table:table-cell table:style-name="ce6" office:value-type="percentage" office:value="0.0636" calcext:value-type="percentage">
            <text:p>6.36%</text:p>
          </table:table-cell>
          <table:table-cell table:style-name="ce9" office:value-type="percentage" office:value="0.0644" calcext:value-type="percentage">
            <text:p>6.44%</text:p>
          </table:table-cell>
          <table:table-cell office:value-type="float" office:value="718.97" calcext:value-type="float">
            <text:p>718.97</text:p>
          </table:table-cell>
          <table:table-cell office:value-type="float" office:value="710.83" calcext:value-type="float">
            <text:p>710.83</text:p>
          </table:table-cell>
          <table:table-cell table:style-name="ce3" office:value-type="float" office:value="710.36" calcext:value-type="float">
            <text:p>710.3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6-08" calcext:value-type="date">
            <text:p>6/8/2009</text:p>
          </table:table-cell>
          <table:table-cell table:style-name="ce6" office:value-type="percentage" office:value="0.0639" calcext:value-type="percentage">
            <text:p>6.39%</text:p>
          </table:table-cell>
          <table:table-cell table:style-name="ce9" office:value-type="percentage" office:value="0.0647" calcext:value-type="percentage">
            <text:p>6.47%</text:p>
          </table:table-cell>
          <table:table-cell office:value-type="float" office:value="716.18" calcext:value-type="float">
            <text:p>716.18</text:p>
          </table:table-cell>
          <table:table-cell office:value-type="float" office:value="708.08" calcext:value-type="float">
            <text:p>708.08</text:p>
          </table:table-cell>
          <table:table-cell table:style-name="ce3" office:value-type="float" office:value="707.8" calcext:value-type="float">
            <text:p>707.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6-09" calcext:value-type="date">
            <text:p>6/9/2009</text:p>
          </table:table-cell>
          <table:table-cell table:style-name="ce6" office:value-type="percentage" office:value="0.0643" calcext:value-type="percentage">
            <text:p>6.43%</text:p>
          </table:table-cell>
          <table:table-cell table:style-name="ce9" office:value-type="percentage" office:value="0.0651" calcext:value-type="percentage">
            <text:p>6.51%</text:p>
          </table:table-cell>
          <table:table-cell office:value-type="float" office:value="712.39" calcext:value-type="float">
            <text:p>712.39</text:p>
          </table:table-cell>
          <table:table-cell office:value-type="float" office:value="704.34" calcext:value-type="float">
            <text:p>704.34</text:p>
          </table:table-cell>
          <table:table-cell table:style-name="ce3" office:value-type="float" office:value="704.07" calcext:value-type="float">
            <text:p>704.0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6-10" calcext:value-type="date">
            <text:p>6/10/2009</text:p>
          </table:table-cell>
          <table:table-cell table:style-name="ce6" office:value-type="percentage" office:value="0.0672" calcext:value-type="percentage">
            <text:p>6.72%</text:p>
          </table:table-cell>
          <table:table-cell table:style-name="ce9" office:value-type="percentage" office:value="0.068" calcext:value-type="percentage">
            <text:p>6.80%</text:p>
          </table:table-cell>
          <table:table-cell office:value-type="float" office:value="684.27" calcext:value-type="float">
            <text:p>684.27</text:p>
          </table:table-cell>
          <table:table-cell office:value-type="float" office:value="676.56" calcext:value-type="float">
            <text:p>676.56</text:p>
          </table:table-cell>
          <table:table-cell table:style-name="ce3" office:value-type="float" office:value="676.18" calcext:value-type="float">
            <text:p>676.1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6-12" calcext:value-type="date">
            <text:p>6/12/2009</text:p>
          </table:table-cell>
          <table:table-cell table:style-name="ce6" office:value-type="percentage" office:value="0.0661" calcext:value-type="percentage">
            <text:p>6.61%</text:p>
          </table:table-cell>
          <table:table-cell table:style-name="ce9" office:value-type="percentage" office:value="0.0669" calcext:value-type="percentage">
            <text:p>6.69%</text:p>
          </table:table-cell>
          <table:table-cell office:value-type="float" office:value="695.52" calcext:value-type="float">
            <text:p>695.52</text:p>
          </table:table-cell>
          <table:table-cell office:value-type="float" office:value="687.67" calcext:value-type="float">
            <text:p>687.67</text:p>
          </table:table-cell>
          <table:table-cell table:style-name="ce3" office:value-type="float" office:value="687.18" calcext:value-type="float">
            <text:p>687.1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6-15" calcext:value-type="date">
            <text:p>6/15/2009</text:p>
          </table:table-cell>
          <table:table-cell table:style-name="ce6" office:value-type="percentage" office:value="0.0653" calcext:value-type="percentage">
            <text:p>6.53%</text:p>
          </table:table-cell>
          <table:table-cell table:style-name="ce9" office:value-type="percentage" office:value="0.0661" calcext:value-type="percentage">
            <text:p>6.61%</text:p>
          </table:table-cell>
          <table:table-cell office:value-type="float" office:value="703.7" calcext:value-type="float">
            <text:p>703.70</text:p>
          </table:table-cell>
          <table:table-cell office:value-type="float" office:value="695.76" calcext:value-type="float">
            <text:p>695.76</text:p>
          </table:table-cell>
          <table:table-cell table:style-name="ce3" office:value-type="float" office:value="695.52" calcext:value-type="float">
            <text:p>695.5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6-16" calcext:value-type="date">
            <text:p>6/16/2009</text:p>
          </table:table-cell>
          <table:table-cell table:style-name="ce6" office:value-type="percentage" office:value="0.0652" calcext:value-type="percentage">
            <text:p>6.52%</text:p>
          </table:table-cell>
          <table:table-cell table:style-name="ce9" office:value-type="percentage" office:value="0.066" calcext:value-type="percentage">
            <text:p>6.60%</text:p>
          </table:table-cell>
          <table:table-cell office:value-type="float" office:value="704.93" calcext:value-type="float">
            <text:p>704.93</text:p>
          </table:table-cell>
          <table:table-cell office:value-type="float" office:value="696.98" calcext:value-type="float">
            <text:p>696.98</text:p>
          </table:table-cell>
          <table:table-cell table:style-name="ce3" office:value-type="float" office:value="696.74" calcext:value-type="float">
            <text:p>696.7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6-17" calcext:value-type="date">
            <text:p>6/17/2009</text:p>
          </table:table-cell>
          <table:table-cell table:style-name="ce6" office:value-type="percentage" office:value="0.0649" calcext:value-type="percentage">
            <text:p>6.49%</text:p>
          </table:table-cell>
          <table:table-cell table:style-name="ce9" office:value-type="percentage" office:value="0.0657" calcext:value-type="percentage">
            <text:p>6.57%</text:p>
          </table:table-cell>
          <table:table-cell office:value-type="float" office:value="708.18" calcext:value-type="float">
            <text:p>708.18</text:p>
          </table:table-cell>
          <table:table-cell office:value-type="float" office:value="700.19" calcext:value-type="float">
            <text:p>700.19</text:p>
          </table:table-cell>
          <table:table-cell table:style-name="ce3" office:value-type="float" office:value="699.95" calcext:value-type="float">
            <text:p>699.9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6-18" calcext:value-type="date">
            <text:p>6/18/2009</text:p>
          </table:table-cell>
          <table:table-cell table:style-name="ce6" office:value-type="percentage" office:value="0.0648" calcext:value-type="percentage">
            <text:p>6.48%</text:p>
          </table:table-cell>
          <table:table-cell table:style-name="ce9" office:value-type="percentage" office:value="0.0656" calcext:value-type="percentage">
            <text:p>6.56%</text:p>
          </table:table-cell>
          <table:table-cell office:value-type="float" office:value="709.43" calcext:value-type="float">
            <text:p>709.43</text:p>
          </table:table-cell>
          <table:table-cell office:value-type="float" office:value="701.42" calcext:value-type="float">
            <text:p>701.42</text:p>
          </table:table-cell>
          <table:table-cell table:style-name="ce3" office:value-type="float" office:value="701.18" calcext:value-type="float">
            <text:p>701.1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6-19" calcext:value-type="date">
            <text:p>6/19/2009</text:p>
          </table:table-cell>
          <table:table-cell table:style-name="ce6" office:value-type="percentage" office:value="0.0651" calcext:value-type="percentage">
            <text:p>6.51%</text:p>
          </table:table-cell>
          <table:table-cell table:style-name="ce9" office:value-type="percentage" office:value="0.0659" calcext:value-type="percentage">
            <text:p>6.59%</text:p>
          </table:table-cell>
          <table:table-cell office:value-type="float" office:value="706.77" calcext:value-type="float">
            <text:p>706.77</text:p>
          </table:table-cell>
          <table:table-cell office:value-type="float" office:value="698.8" calcext:value-type="float">
            <text:p>698.80</text:p>
          </table:table-cell>
          <table:table-cell table:style-name="ce3" office:value-type="float" office:value="698.44" calcext:value-type="float">
            <text:p>698.4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6-22" calcext:value-type="date">
            <text:p>6/22/2009</text:p>
          </table:table-cell>
          <table:table-cell table:style-name="ce6" office:value-type="percentage" office:value="0.0653" calcext:value-type="percentage">
            <text:p>6.53%</text:p>
          </table:table-cell>
          <table:table-cell table:style-name="ce9" office:value-type="percentage" office:value="0.0661" calcext:value-type="percentage">
            <text:p>6.61%</text:p>
          </table:table-cell>
          <table:table-cell office:value-type="float" office:value="705.01" calcext:value-type="float">
            <text:p>705.01</text:p>
          </table:table-cell>
          <table:table-cell office:value-type="float" office:value="697.06" calcext:value-type="float">
            <text:p>697.06</text:p>
          </table:table-cell>
          <table:table-cell table:style-name="ce3" office:value-type="float" office:value="696.82" calcext:value-type="float">
            <text:p>696.8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6-23" calcext:value-type="date">
            <text:p>6/23/2009</text:p>
          </table:table-cell>
          <table:table-cell table:style-name="ce6" office:value-type="percentage" office:value="0.0651" calcext:value-type="percentage">
            <text:p>6.51%</text:p>
          </table:table-cell>
          <table:table-cell table:style-name="ce9" office:value-type="percentage" office:value="0.0659" calcext:value-type="percentage">
            <text:p>6.59%</text:p>
          </table:table-cell>
          <table:table-cell office:value-type="float" office:value="707.25" calcext:value-type="float">
            <text:p>707.25</text:p>
          </table:table-cell>
          <table:table-cell office:value-type="float" office:value="699.28" calcext:value-type="float">
            <text:p>699.28</text:p>
          </table:table-cell>
          <table:table-cell table:style-name="ce3" office:value-type="float" office:value="699.04" calcext:value-type="float">
            <text:p>699.0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6-24" calcext:value-type="date">
            <text:p>6/24/2009</text:p>
          </table:table-cell>
          <table:table-cell table:style-name="ce6" office:value-type="percentage" office:value="0.0647" calcext:value-type="percentage">
            <text:p>6.47%</text:p>
          </table:table-cell>
          <table:table-cell table:style-name="ce9" office:value-type="percentage" office:value="0.0655" calcext:value-type="percentage">
            <text:p>6.55%</text:p>
          </table:table-cell>
          <table:table-cell office:value-type="float" office:value="711.51" calcext:value-type="float">
            <text:p>711.51</text:p>
          </table:table-cell>
          <table:table-cell office:value-type="float" office:value="703.49" calcext:value-type="float">
            <text:p>703.49</text:p>
          </table:table-cell>
          <table:table-cell table:style-name="ce3" office:value-type="float" office:value="703.25" calcext:value-type="float">
            <text:p>703.2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6-25" calcext:value-type="date">
            <text:p>6/25/2009</text:p>
          </table:table-cell>
          <table:table-cell table:style-name="ce6" office:value-type="percentage" office:value="0.0646" calcext:value-type="percentage">
            <text:p>6.46%</text:p>
          </table:table-cell>
          <table:table-cell table:style-name="ce9" office:value-type="percentage" office:value="0.0654" calcext:value-type="percentage">
            <text:p>6.54%</text:p>
          </table:table-cell>
          <table:table-cell office:value-type="float" office:value="712.89" calcext:value-type="float">
            <text:p>712.89</text:p>
          </table:table-cell>
          <table:table-cell office:value-type="float" office:value="704.85" calcext:value-type="float">
            <text:p>704.85</text:p>
          </table:table-cell>
          <table:table-cell table:style-name="ce3" office:value-type="float" office:value="704.6" calcext:value-type="float">
            <text:p>704.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6-26" calcext:value-type="date">
            <text:p>6/26/2009</text:p>
          </table:table-cell>
          <table:table-cell table:style-name="ce6" office:value-type="percentage" office:value="0.0646" calcext:value-type="percentage">
            <text:p>6.46%</text:p>
          </table:table-cell>
          <table:table-cell table:style-name="ce9" office:value-type="percentage" office:value="0.0654" calcext:value-type="percentage">
            <text:p>6.54%</text:p>
          </table:table-cell>
          <table:table-cell office:value-type="float" office:value="713.29" calcext:value-type="float">
            <text:p>713.29</text:p>
          </table:table-cell>
          <table:table-cell office:value-type="float" office:value="705.25" calcext:value-type="float">
            <text:p>705.25</text:p>
          </table:table-cell>
          <table:table-cell table:style-name="ce3" office:value-type="float" office:value="704.85" calcext:value-type="float">
            <text:p>704.8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6-29" calcext:value-type="date">
            <text:p>6/29/2009</text:p>
          </table:table-cell>
          <table:table-cell table:style-name="ce6" office:value-type="percentage" office:value="0.0645" calcext:value-type="percentage">
            <text:p>6.45%</text:p>
          </table:table-cell>
          <table:table-cell table:style-name="ce9" office:value-type="percentage" office:value="0.0653" calcext:value-type="percentage">
            <text:p>6.53%</text:p>
          </table:table-cell>
          <table:table-cell office:value-type="float" office:value="714.55" calcext:value-type="float">
            <text:p>714.55</text:p>
          </table:table-cell>
          <table:table-cell office:value-type="float" office:value="706.5" calcext:value-type="float">
            <text:p>706.50</text:p>
          </table:table-cell>
          <table:table-cell table:style-name="ce3" office:value-type="float" office:value="706.25" calcext:value-type="float">
            <text:p>706.2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6-30" calcext:value-type="date">
            <text:p>6/30/2009</text:p>
          </table:table-cell>
          <table:table-cell table:style-name="ce6" office:value-type="percentage" office:value="0.0648" calcext:value-type="percentage">
            <text:p>6.48%</text:p>
          </table:table-cell>
          <table:table-cell table:style-name="ce9" office:value-type="percentage" office:value="0.0656" calcext:value-type="percentage">
            <text:p>6.56%</text:p>
          </table:table-cell>
          <table:table-cell office:value-type="float" office:value="711.77" calcext:value-type="float">
            <text:p>711.77</text:p>
          </table:table-cell>
          <table:table-cell office:value-type="float" office:value="703.75" calcext:value-type="float">
            <text:p>703.75</text:p>
          </table:table-cell>
          <table:table-cell table:style-name="ce3" office:value-type="float" office:value="703.51" calcext:value-type="float">
            <text:p>703.5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7-01" calcext:value-type="date">
            <text:p>7/1/2009</text:p>
          </table:table-cell>
          <table:table-cell table:style-name="ce6" office:value-type="percentage" office:value="0.0649" calcext:value-type="percentage">
            <text:p>6.49%</text:p>
          </table:table-cell>
          <table:table-cell table:style-name="ce9" office:value-type="percentage" office:value="0.0657" calcext:value-type="percentage">
            <text:p>6.57%</text:p>
          </table:table-cell>
          <table:table-cell office:value-type="float" office:value="711.01" calcext:value-type="float">
            <text:p>711.01</text:p>
          </table:table-cell>
          <table:table-cell office:value-type="float" office:value="703.01" calcext:value-type="float">
            <text:p>703.01</text:p>
          </table:table-cell>
          <table:table-cell table:style-name="ce3" office:value-type="float" office:value="702.76" calcext:value-type="float">
            <text:p>702.7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7-02" calcext:value-type="date">
            <text:p>7/2/2009</text:p>
          </table:table-cell>
          <table:table-cell table:style-name="ce6" office:value-type="percentage" office:value="0.0647" calcext:value-type="percentage">
            <text:p>6.47%</text:p>
          </table:table-cell>
          <table:table-cell table:style-name="ce9" office:value-type="percentage" office:value="0.0655" calcext:value-type="percentage">
            <text:p>6.55%</text:p>
          </table:table-cell>
          <table:table-cell office:value-type="float" office:value="713.28" calcext:value-type="float">
            <text:p>713.28</text:p>
          </table:table-cell>
          <table:table-cell office:value-type="float" office:value="705.25" calcext:value-type="float">
            <text:p>705.25</text:p>
          </table:table-cell>
          <table:table-cell table:style-name="ce3" office:value-type="float" office:value="705" calcext:value-type="float">
            <text:p>70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7-03" calcext:value-type="date">
            <text:p>7/3/2009</text:p>
          </table:table-cell>
          <table:table-cell table:style-name="ce6" office:value-type="percentage" office:value="0.0649" calcext:value-type="percentage">
            <text:p>6.49%</text:p>
          </table:table-cell>
          <table:table-cell table:style-name="ce9" office:value-type="percentage" office:value="0.0657" calcext:value-type="percentage">
            <text:p>6.57%</text:p>
          </table:table-cell>
          <table:table-cell office:value-type="float" office:value="711.66" calcext:value-type="float">
            <text:p>711.66</text:p>
          </table:table-cell>
          <table:table-cell office:value-type="float" office:value="703.65" calcext:value-type="float">
            <text:p>703.65</text:p>
          </table:table-cell>
          <table:table-cell table:style-name="ce3" office:value-type="float" office:value="703.26" calcext:value-type="float">
            <text:p>703.2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7-06" calcext:value-type="date">
            <text:p>7/6/2009</text:p>
          </table:table-cell>
          <table:table-cell table:style-name="ce6" office:value-type="percentage" office:value="0.0649" calcext:value-type="percentage">
            <text:p>6.49%</text:p>
          </table:table-cell>
          <table:table-cell table:style-name="ce9" office:value-type="percentage" office:value="0.0657" calcext:value-type="percentage">
            <text:p>6.57%</text:p>
          </table:table-cell>
          <table:table-cell office:value-type="float" office:value="711.91" calcext:value-type="float">
            <text:p>711.91</text:p>
          </table:table-cell>
          <table:table-cell office:value-type="float" office:value="703.91" calcext:value-type="float">
            <text:p>703.91</text:p>
          </table:table-cell>
          <table:table-cell table:style-name="ce3" office:value-type="float" office:value="703.65" calcext:value-type="float">
            <text:p>703.6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7-07" calcext:value-type="date">
            <text:p>7/7/2009</text:p>
          </table:table-cell>
          <table:table-cell table:style-name="ce6" office:value-type="percentage" office:value="0.065" calcext:value-type="percentage">
            <text:p>6.50%</text:p>
          </table:table-cell>
          <table:table-cell table:style-name="ce9" office:value-type="percentage" office:value="0.0658" calcext:value-type="percentage">
            <text:p>6.58%</text:p>
          </table:table-cell>
          <table:table-cell office:value-type="float" office:value="711.16" calcext:value-type="float">
            <text:p>711.16</text:p>
          </table:table-cell>
          <table:table-cell office:value-type="float" office:value="703.16" calcext:value-type="float">
            <text:p>703.16</text:p>
          </table:table-cell>
          <table:table-cell table:style-name="ce3" office:value-type="float" office:value="702.91" calcext:value-type="float">
            <text:p>702.9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7-08" calcext:value-type="date">
            <text:p>7/8/2009</text:p>
          </table:table-cell>
          <table:table-cell table:style-name="ce6" office:value-type="percentage" office:value="0.0649" calcext:value-type="percentage">
            <text:p>6.49%</text:p>
          </table:table-cell>
          <table:table-cell table:style-name="ce9" office:value-type="percentage" office:value="0.0657" calcext:value-type="percentage">
            <text:p>6.57%</text:p>
          </table:table-cell>
          <table:table-cell office:value-type="float" office:value="712.7" calcext:value-type="float">
            <text:p>712.70</text:p>
          </table:table-cell>
          <table:table-cell office:value-type="float" office:value="704.69" calcext:value-type="float">
            <text:p>704.69</text:p>
          </table:table-cell>
          <table:table-cell table:style-name="ce3" office:value-type="float" office:value="704.43" calcext:value-type="float">
            <text:p>704.4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7-09" calcext:value-type="date">
            <text:p>7/9/2009</text:p>
          </table:table-cell>
          <table:table-cell table:style-name="ce6" office:value-type="percentage" office:value="0.0643" calcext:value-type="percentage">
            <text:p>6.43%</text:p>
          </table:table-cell>
          <table:table-cell table:style-name="ce9" office:value-type="percentage" office:value="0.0651" calcext:value-type="percentage">
            <text:p>6.51%</text:p>
          </table:table-cell>
          <table:table-cell office:value-type="float" office:value="719.03" calcext:value-type="float">
            <text:p>719.03</text:p>
          </table:table-cell>
          <table:table-cell office:value-type="float" office:value="710.95" calcext:value-type="float">
            <text:p>710.95</text:p>
          </table:table-cell>
          <table:table-cell table:style-name="ce3" office:value-type="float" office:value="710.69" calcext:value-type="float">
            <text:p>710.6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7-10" calcext:value-type="date">
            <text:p>7/10/2009</text:p>
          </table:table-cell>
          <table:table-cell table:style-name="ce6" office:value-type="percentage" office:value="0.0643" calcext:value-type="percentage">
            <text:p>6.43%</text:p>
          </table:table-cell>
          <table:table-cell table:style-name="ce9" office:value-type="percentage" office:value="0.0651" calcext:value-type="percentage">
            <text:p>6.51%</text:p>
          </table:table-cell>
          <table:table-cell office:value-type="float" office:value="719.47" calcext:value-type="float">
            <text:p>719.47</text:p>
          </table:table-cell>
          <table:table-cell office:value-type="float" office:value="711.38" calcext:value-type="float">
            <text:p>711.38</text:p>
          </table:table-cell>
          <table:table-cell table:style-name="ce3" office:value-type="float" office:value="710.95" calcext:value-type="float">
            <text:p>710.9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7-13" calcext:value-type="date">
            <text:p>7/13/2009</text:p>
          </table:table-cell>
          <table:table-cell table:style-name="ce6" office:value-type="percentage" office:value="0.0643" calcext:value-type="percentage">
            <text:p>6.43%</text:p>
          </table:table-cell>
          <table:table-cell table:style-name="ce9" office:value-type="percentage" office:value="0.0651" calcext:value-type="percentage">
            <text:p>6.51%</text:p>
          </table:table-cell>
          <table:table-cell office:value-type="float" office:value="719.73" calcext:value-type="float">
            <text:p>719.73</text:p>
          </table:table-cell>
          <table:table-cell office:value-type="float" office:value="711.65" calcext:value-type="float">
            <text:p>711.65</text:p>
          </table:table-cell>
          <table:table-cell table:style-name="ce3" office:value-type="float" office:value="711.38" calcext:value-type="float">
            <text:p>711.3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7-14" calcext:value-type="date">
            <text:p>7/14/2009</text:p>
          </table:table-cell>
          <table:table-cell table:style-name="ce6" office:value-type="percentage" office:value="0.0645" calcext:value-type="percentage">
            <text:p>6.45%</text:p>
          </table:table-cell>
          <table:table-cell table:style-name="ce9" office:value-type="percentage" office:value="0.0653" calcext:value-type="percentage">
            <text:p>6.53%</text:p>
          </table:table-cell>
          <table:table-cell office:value-type="float" office:value="717.97" calcext:value-type="float">
            <text:p>717.97</text:p>
          </table:table-cell>
          <table:table-cell office:value-type="float" office:value="709.9" calcext:value-type="float">
            <text:p>709.90</text:p>
          </table:table-cell>
          <table:table-cell table:style-name="ce3" office:value-type="float" office:value="709.64" calcext:value-type="float">
            <text:p>709.6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7-15" calcext:value-type="date">
            <text:p>7/15/2009</text:p>
          </table:table-cell>
          <table:table-cell table:style-name="ce6" office:value-type="percentage" office:value="0.0644" calcext:value-type="percentage">
            <text:p>6.44%</text:p>
          </table:table-cell>
          <table:table-cell table:style-name="ce9" office:value-type="percentage" office:value="0.0652" calcext:value-type="percentage">
            <text:p>6.52%</text:p>
          </table:table-cell>
          <table:table-cell office:value-type="float" office:value="719.25" calcext:value-type="float">
            <text:p>719.25</text:p>
          </table:table-cell>
          <table:table-cell office:value-type="float" office:value="711.18" calcext:value-type="float">
            <text:p>711.18</text:p>
          </table:table-cell>
          <table:table-cell table:style-name="ce3" office:value-type="float" office:value="710.9" calcext:value-type="float">
            <text:p>710.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7-16" calcext:value-type="date">
            <text:p>7/16/2009</text:p>
          </table:table-cell>
          <table:table-cell table:style-name="ce6" office:value-type="percentage" office:value="0.0644" calcext:value-type="percentage">
            <text:p>6.44%</text:p>
          </table:table-cell>
          <table:table-cell table:style-name="ce9" office:value-type="percentage" office:value="0.0652" calcext:value-type="percentage">
            <text:p>6.52%</text:p>
          </table:table-cell>
          <table:table-cell office:value-type="float" office:value="719.53" calcext:value-type="float">
            <text:p>719.53</text:p>
          </table:table-cell>
          <table:table-cell office:value-type="float" office:value="711.45" calcext:value-type="float">
            <text:p>711.45</text:p>
          </table:table-cell>
          <table:table-cell table:style-name="ce3" office:value-type="float" office:value="711.18" calcext:value-type="float">
            <text:p>711.1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7-17" calcext:value-type="date">
            <text:p>7/17/2009</text:p>
          </table:table-cell>
          <table:table-cell table:style-name="ce6" office:value-type="percentage" office:value="0.0645" calcext:value-type="percentage">
            <text:p>6.45%</text:p>
          </table:table-cell>
          <table:table-cell table:style-name="ce9" office:value-type="percentage" office:value="0.0653" calcext:value-type="percentage">
            <text:p>6.53%</text:p>
          </table:table-cell>
          <table:table-cell office:value-type="float" office:value="718.97" calcext:value-type="float">
            <text:p>718.97</text:p>
          </table:table-cell>
          <table:table-cell office:value-type="float" office:value="710.91" calcext:value-type="float">
            <text:p>710.91</text:p>
          </table:table-cell>
          <table:table-cell table:style-name="ce3" office:value-type="float" office:value="710.45" calcext:value-type="float">
            <text:p>710.4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7-20" calcext:value-type="date">
            <text:p>7/20/2009</text:p>
          </table:table-cell>
          <table:table-cell table:style-name="ce6" office:value-type="percentage" office:value="0.0643" calcext:value-type="percentage">
            <text:p>6.43%</text:p>
          </table:table-cell>
          <table:table-cell table:style-name="ce9" office:value-type="percentage" office:value="0.0651" calcext:value-type="percentage">
            <text:p>6.51%</text:p>
          </table:table-cell>
          <table:table-cell office:value-type="float" office:value="721.28" calcext:value-type="float">
            <text:p>721.28</text:p>
          </table:table-cell>
          <table:table-cell office:value-type="float" office:value="713.19" calcext:value-type="float">
            <text:p>713.19</text:p>
          </table:table-cell>
          <table:table-cell table:style-name="ce3" office:value-type="float" office:value="712.91" calcext:value-type="float">
            <text:p>712.9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7-21" calcext:value-type="date">
            <text:p>7/21/2009</text:p>
          </table:table-cell>
          <table:table-cell table:style-name="ce6" office:value-type="percentage" office:value="0.0644" calcext:value-type="percentage">
            <text:p>6.44%</text:p>
          </table:table-cell>
          <table:table-cell table:style-name="ce9" office:value-type="percentage" office:value="0.0652" calcext:value-type="percentage">
            <text:p>6.52%</text:p>
          </table:table-cell>
          <table:table-cell office:value-type="float" office:value="720.54" calcext:value-type="float">
            <text:p>720.54</text:p>
          </table:table-cell>
          <table:table-cell office:value-type="float" office:value="712.45" calcext:value-type="float">
            <text:p>712.45</text:p>
          </table:table-cell>
          <table:table-cell table:style-name="ce3" office:value-type="float" office:value="712.18" calcext:value-type="float">
            <text:p>712.1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7-22" calcext:value-type="date">
            <text:p>7/22/2009</text:p>
          </table:table-cell>
          <table:table-cell table:style-name="ce6" office:value-type="percentage" office:value="0.0643" calcext:value-type="percentage">
            <text:p>6.43%</text:p>
          </table:table-cell>
          <table:table-cell table:style-name="ce9" office:value-type="percentage" office:value="0.0651" calcext:value-type="percentage">
            <text:p>6.51%</text:p>
          </table:table-cell>
          <table:table-cell office:value-type="float" office:value="721.83" calcext:value-type="float">
            <text:p>721.83</text:p>
          </table:table-cell>
          <table:table-cell office:value-type="float" office:value="713.73" calcext:value-type="float">
            <text:p>713.73</text:p>
          </table:table-cell>
          <table:table-cell table:style-name="ce3" office:value-type="float" office:value="713.46" calcext:value-type="float">
            <text:p>713.4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7-23" calcext:value-type="date">
            <text:p>7/23/2009</text:p>
          </table:table-cell>
          <table:table-cell table:style-name="ce6" office:value-type="percentage" office:value="0.0644" calcext:value-type="percentage">
            <text:p>6.44%</text:p>
          </table:table-cell>
          <table:table-cell table:style-name="ce9" office:value-type="percentage" office:value="0.0652" calcext:value-type="percentage">
            <text:p>6.52%</text:p>
          </table:table-cell>
          <table:table-cell office:value-type="float" office:value="721.09" calcext:value-type="float">
            <text:p>721.09</text:p>
          </table:table-cell>
          <table:table-cell office:value-type="float" office:value="713" calcext:value-type="float">
            <text:p>713.00</text:p>
          </table:table-cell>
          <table:table-cell table:style-name="ce3" office:value-type="float" office:value="712.73" calcext:value-type="float">
            <text:p>712.7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7-24" calcext:value-type="date">
            <text:p>7/24/2009</text:p>
          </table:table-cell>
          <table:table-cell table:style-name="ce6" office:value-type="percentage" office:value="0.0646" calcext:value-type="percentage">
            <text:p>6.46%</text:p>
          </table:table-cell>
          <table:table-cell table:style-name="ce9" office:value-type="percentage" office:value="0.0654" calcext:value-type="percentage">
            <text:p>6.54%</text:p>
          </table:table-cell>
          <table:table-cell office:value-type="float" office:value="719.52" calcext:value-type="float">
            <text:p>719.52</text:p>
          </table:table-cell>
          <table:table-cell office:value-type="float" office:value="711.45" calcext:value-type="float">
            <text:p>711.45</text:p>
          </table:table-cell>
          <table:table-cell table:style-name="ce3" office:value-type="float" office:value="710.99" calcext:value-type="float">
            <text:p>710.9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7-27" calcext:value-type="date">
            <text:p>7/27/2009</text:p>
          </table:table-cell>
          <table:table-cell table:style-name="ce6" office:value-type="percentage" office:value="0.0645" calcext:value-type="percentage">
            <text:p>6.45%</text:p>
          </table:table-cell>
          <table:table-cell table:style-name="ce9" office:value-type="percentage" office:value="0.0653" calcext:value-type="percentage">
            <text:p>6.53%</text:p>
          </table:table-cell>
          <table:table-cell office:value-type="float" office:value="720.42" calcext:value-type="float">
            <text:p>720.42</text:p>
          </table:table-cell>
          <table:table-cell office:value-type="float" office:value="712.34" calcext:value-type="float">
            <text:p>712.34</text:p>
          </table:table-cell>
          <table:table-cell table:style-name="ce3" office:value-type="float" office:value="712.1" calcext:value-type="float">
            <text:p>712.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7-28" calcext:value-type="date">
            <text:p>7/28/2009</text:p>
          </table:table-cell>
          <table:table-cell table:style-name="ce6" office:value-type="percentage" office:value="0.0645" calcext:value-type="percentage">
            <text:p>6.45%</text:p>
          </table:table-cell>
          <table:table-cell table:style-name="ce9" office:value-type="percentage" office:value="0.0653" calcext:value-type="percentage">
            <text:p>6.53%</text:p>
          </table:table-cell>
          <table:table-cell office:value-type="float" office:value="720.66" calcext:value-type="float">
            <text:p>720.66</text:p>
          </table:table-cell>
          <table:table-cell office:value-type="float" office:value="712.59" calcext:value-type="float">
            <text:p>712.59</text:p>
          </table:table-cell>
          <table:table-cell table:style-name="ce3" office:value-type="float" office:value="712.34" calcext:value-type="float">
            <text:p>712.3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7-29" calcext:value-type="date">
            <text:p>7/29/2009</text:p>
          </table:table-cell>
          <table:table-cell table:style-name="ce6" office:value-type="percentage" office:value="0.0647" calcext:value-type="percentage">
            <text:p>6.47%</text:p>
          </table:table-cell>
          <table:table-cell table:style-name="ce9" office:value-type="percentage" office:value="0.0655" calcext:value-type="percentage">
            <text:p>6.55%</text:p>
          </table:table-cell>
          <table:table-cell office:value-type="float" office:value="718.87" calcext:value-type="float">
            <text:p>718.87</text:p>
          </table:table-cell>
          <table:table-cell office:value-type="float" office:value="710.83" calcext:value-type="float">
            <text:p>710.83</text:p>
          </table:table-cell>
          <table:table-cell table:style-name="ce3" office:value-type="float" office:value="710.58" calcext:value-type="float">
            <text:p>710.5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7-30" calcext:value-type="date">
            <text:p>7/30/2009</text:p>
          </table:table-cell>
          <table:table-cell table:style-name="ce6" office:value-type="percentage" office:value="0.0648" calcext:value-type="percentage">
            <text:p>6.48%</text:p>
          </table:table-cell>
          <table:table-cell table:style-name="ce9" office:value-type="percentage" office:value="0.0656" calcext:value-type="percentage">
            <text:p>6.56%</text:p>
          </table:table-cell>
          <table:table-cell office:value-type="float" office:value="718.11" calcext:value-type="float">
            <text:p>718.11</text:p>
          </table:table-cell>
          <table:table-cell office:value-type="float" office:value="710.07" calcext:value-type="float">
            <text:p>710.07</text:p>
          </table:table-cell>
          <table:table-cell table:style-name="ce3" office:value-type="float" office:value="709.82" calcext:value-type="float">
            <text:p>709.8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7-31" calcext:value-type="date">
            <text:p>7/31/2009</text:p>
          </table:table-cell>
          <table:table-cell table:style-name="ce6" office:value-type="percentage" office:value="0.0652" calcext:value-type="percentage">
            <text:p>6.52%</text:p>
          </table:table-cell>
          <table:table-cell table:style-name="ce9" office:value-type="percentage" office:value="0.066" calcext:value-type="percentage">
            <text:p>6.60%</text:p>
          </table:table-cell>
          <table:table-cell office:value-type="float" office:value="714.45" calcext:value-type="float">
            <text:p>714.45</text:p>
          </table:table-cell>
          <table:table-cell office:value-type="float" office:value="706.46" calcext:value-type="float">
            <text:p>706.46</text:p>
          </table:table-cell>
          <table:table-cell table:style-name="ce3" office:value-type="float" office:value="706.08" calcext:value-type="float">
            <text:p>706.0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8-03" calcext:value-type="date">
            <text:p>8/3/2009</text:p>
          </table:table-cell>
          <table:table-cell table:style-name="ce6" office:value-type="percentage" office:value="0.0652" calcext:value-type="percentage">
            <text:p>6.52%</text:p>
          </table:table-cell>
          <table:table-cell table:style-name="ce9" office:value-type="percentage" office:value="0.066" calcext:value-type="percentage">
            <text:p>6.60%</text:p>
          </table:table-cell>
          <table:table-cell office:value-type="float" office:value="714.69" calcext:value-type="float">
            <text:p>714.69</text:p>
          </table:table-cell>
          <table:table-cell office:value-type="float" office:value="706.7" calcext:value-type="float">
            <text:p>706.70</text:p>
          </table:table-cell>
          <table:table-cell table:style-name="ce3" office:value-type="float" office:value="706.46" calcext:value-type="float">
            <text:p>706.4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8-04" calcext:value-type="date">
            <text:p>8/4/2009</text:p>
          </table:table-cell>
          <table:table-cell table:style-name="ce6" office:value-type="percentage" office:value="0.0651" calcext:value-type="percentage">
            <text:p>6.51%</text:p>
          </table:table-cell>
          <table:table-cell table:style-name="ce9" office:value-type="percentage" office:value="0.0659" calcext:value-type="percentage">
            <text:p>6.59%</text:p>
          </table:table-cell>
          <table:table-cell office:value-type="float" office:value="715.94" calcext:value-type="float">
            <text:p>715.94</text:p>
          </table:table-cell>
          <table:table-cell office:value-type="float" office:value="707.94" calcext:value-type="float">
            <text:p>707.94</text:p>
          </table:table-cell>
          <table:table-cell table:style-name="ce3" office:value-type="float" office:value="707.69" calcext:value-type="float">
            <text:p>707.6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8-05" calcext:value-type="date">
            <text:p>8/5/2009</text:p>
          </table:table-cell>
          <table:table-cell table:style-name="ce6" office:value-type="percentage" office:value="0.0648" calcext:value-type="percentage">
            <text:p>6.48%</text:p>
          </table:table-cell>
          <table:table-cell table:style-name="ce9" office:value-type="percentage" office:value="0.0656" calcext:value-type="percentage">
            <text:p>6.56%</text:p>
          </table:table-cell>
          <table:table-cell office:value-type="float" office:value="719.21" calcext:value-type="float">
            <text:p>719.21</text:p>
          </table:table-cell>
          <table:table-cell office:value-type="float" office:value="711.17" calcext:value-type="float">
            <text:p>711.17</text:p>
          </table:table-cell>
          <table:table-cell table:style-name="ce3" office:value-type="float" office:value="710.93" calcext:value-type="float">
            <text:p>710.9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8-06" calcext:value-type="date">
            <text:p>8/6/2009</text:p>
          </table:table-cell>
          <table:table-cell table:style-name="ce6" office:value-type="percentage" office:value="0.0645" calcext:value-type="percentage">
            <text:p>6.45%</text:p>
          </table:table-cell>
          <table:table-cell table:style-name="ce9" office:value-type="percentage" office:value="0.0653" calcext:value-type="percentage">
            <text:p>6.53%</text:p>
          </table:table-cell>
          <table:table-cell office:value-type="float" office:value="722.5" calcext:value-type="float">
            <text:p>722.50</text:p>
          </table:table-cell>
          <table:table-cell office:value-type="float" office:value="714.42" calcext:value-type="float">
            <text:p>714.42</text:p>
          </table:table-cell>
          <table:table-cell table:style-name="ce3" office:value-type="float" office:value="714.17" calcext:value-type="float">
            <text:p>714.1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8-07" calcext:value-type="date">
            <text:p>8/7/2009</text:p>
          </table:table-cell>
          <table:table-cell table:style-name="ce6" office:value-type="percentage" office:value="0.064" calcext:value-type="percentage">
            <text:p>6.40%</text:p>
          </table:table-cell>
          <table:table-cell table:style-name="ce9" office:value-type="percentage" office:value="0.0648" calcext:value-type="percentage">
            <text:p>6.48%</text:p>
          </table:table-cell>
          <table:table-cell office:value-type="float" office:value="727.73" calcext:value-type="float">
            <text:p>727.73</text:p>
          </table:table-cell>
          <table:table-cell office:value-type="float" office:value="719.59" calcext:value-type="float">
            <text:p>719.59</text:p>
          </table:table-cell>
          <table:table-cell table:style-name="ce3" office:value-type="float" office:value="719.24" calcext:value-type="float">
            <text:p>719.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8-10" calcext:value-type="date">
            <text:p>8/10/2009</text:p>
          </table:table-cell>
          <table:table-cell table:style-name="ce6" office:value-type="percentage" office:value="0.064" calcext:value-type="percentage">
            <text:p>6.40%</text:p>
          </table:table-cell>
          <table:table-cell table:style-name="ce9" office:value-type="percentage" office:value="0.0648" calcext:value-type="percentage">
            <text:p>6.48%</text:p>
          </table:table-cell>
          <table:table-cell office:value-type="float" office:value="727.96" calcext:value-type="float">
            <text:p>727.96</text:p>
          </table:table-cell>
          <table:table-cell office:value-type="float" office:value="719.82" calcext:value-type="float">
            <text:p>719.82</text:p>
          </table:table-cell>
          <table:table-cell table:style-name="ce3" office:value-type="float" office:value="719.59" calcext:value-type="float">
            <text:p>719.5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8-11" calcext:value-type="date">
            <text:p>8/11/2009</text:p>
          </table:table-cell>
          <table:table-cell table:style-name="ce6" office:value-type="percentage" office:value="0.0643" calcext:value-type="percentage">
            <text:p>6.43%</text:p>
          </table:table-cell>
          <table:table-cell table:style-name="ce9" office:value-type="percentage" office:value="0.0651" calcext:value-type="percentage">
            <text:p>6.51%</text:p>
          </table:table-cell>
          <table:table-cell office:value-type="float" office:value="725.13" calcext:value-type="float">
            <text:p>725.13</text:p>
          </table:table-cell>
          <table:table-cell office:value-type="float" office:value="717.03" calcext:value-type="float">
            <text:p>717.03</text:p>
          </table:table-cell>
          <table:table-cell table:style-name="ce3" office:value-type="float" office:value="716.8" calcext:value-type="float">
            <text:p>716.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8-12" calcext:value-type="date">
            <text:p>8/12/2009</text:p>
          </table:table-cell>
          <table:table-cell table:style-name="ce6" office:value-type="percentage" office:value="0.0642" calcext:value-type="percentage">
            <text:p>6.42%</text:p>
          </table:table-cell>
          <table:table-cell table:style-name="ce9" office:value-type="percentage" office:value="0.065" calcext:value-type="percentage">
            <text:p>6.50%</text:p>
          </table:table-cell>
          <table:table-cell office:value-type="float" office:value="726.39" calcext:value-type="float">
            <text:p>726.39</text:p>
          </table:table-cell>
          <table:table-cell office:value-type="float" office:value="718.27" calcext:value-type="float">
            <text:p>718.27</text:p>
          </table:table-cell>
          <table:table-cell table:style-name="ce3" office:value-type="float" office:value="718.04" calcext:value-type="float">
            <text:p>718.0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8-13" calcext:value-type="date">
            <text:p>8/13/2009</text:p>
          </table:table-cell>
          <table:table-cell table:style-name="ce6" office:value-type="percentage" office:value="0.0644" calcext:value-type="percentage">
            <text:p>6.44%</text:p>
          </table:table-cell>
          <table:table-cell table:style-name="ce9" office:value-type="percentage" office:value="0.0652" calcext:value-type="percentage">
            <text:p>6.52%</text:p>
          </table:table-cell>
          <table:table-cell office:value-type="float" office:value="724.59" calcext:value-type="float">
            <text:p>724.59</text:p>
          </table:table-cell>
          <table:table-cell office:value-type="float" office:value="716.5" calcext:value-type="float">
            <text:p>716.50</text:p>
          </table:table-cell>
          <table:table-cell table:style-name="ce3" office:value-type="float" office:value="716.26" calcext:value-type="float">
            <text:p>716.2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8-14" calcext:value-type="date">
            <text:p>8/14/2009</text:p>
          </table:table-cell>
          <table:table-cell table:style-name="ce6" office:value-type="percentage" office:value="0.064" calcext:value-type="percentage">
            <text:p>6.40%</text:p>
          </table:table-cell>
          <table:table-cell table:style-name="ce9" office:value-type="percentage" office:value="0.0648" calcext:value-type="percentage">
            <text:p>6.48%</text:p>
          </table:table-cell>
          <table:table-cell office:value-type="float" office:value="729.01" calcext:value-type="float">
            <text:p>729.01</text:p>
          </table:table-cell>
          <table:table-cell office:value-type="float" office:value="720.87" calcext:value-type="float">
            <text:p>720.87</text:p>
          </table:table-cell>
          <table:table-cell table:style-name="ce3" office:value-type="float" office:value="720.53" calcext:value-type="float">
            <text:p>720.5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8-17" calcext:value-type="date">
            <text:p>8/17/2009</text:p>
          </table:table-cell>
          <table:table-cell table:style-name="ce6" office:value-type="percentage" office:value="0.0639" calcext:value-type="percentage">
            <text:p>6.39%</text:p>
          </table:table-cell>
          <table:table-cell table:style-name="ce9" office:value-type="percentage" office:value="0.0647" calcext:value-type="percentage">
            <text:p>6.47%</text:p>
          </table:table-cell>
          <table:table-cell office:value-type="float" office:value="730.27" calcext:value-type="float">
            <text:p>730.27</text:p>
          </table:table-cell>
          <table:table-cell office:value-type="float" office:value="722.12" calcext:value-type="float">
            <text:p>722.12</text:p>
          </table:table-cell>
          <table:table-cell table:style-name="ce3" office:value-type="float" office:value="721.88" calcext:value-type="float">
            <text:p>721.8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8-18" calcext:value-type="date">
            <text:p>8/18/2009</text:p>
          </table:table-cell>
          <table:table-cell table:style-name="ce6" office:value-type="percentage" office:value="0.0633" calcext:value-type="percentage">
            <text:p>6.33%</text:p>
          </table:table-cell>
          <table:table-cell table:style-name="ce9" office:value-type="percentage" office:value="0.0641" calcext:value-type="percentage">
            <text:p>6.41%</text:p>
          </table:table-cell>
          <table:table-cell office:value-type="float" office:value="736.69" calcext:value-type="float">
            <text:p>736.69</text:p>
          </table:table-cell>
          <table:table-cell office:value-type="float" office:value="728.46" calcext:value-type="float">
            <text:p>728.46</text:p>
          </table:table-cell>
          <table:table-cell table:style-name="ce3" office:value-type="float" office:value="728.22" calcext:value-type="float">
            <text:p>728.2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8-19" calcext:value-type="date">
            <text:p>8/19/2009</text:p>
          </table:table-cell>
          <table:table-cell table:style-name="ce6" office:value-type="percentage" office:value="0.0633" calcext:value-type="percentage">
            <text:p>6.33%</text:p>
          </table:table-cell>
          <table:table-cell table:style-name="ce9" office:value-type="percentage" office:value="0.0641" calcext:value-type="percentage">
            <text:p>6.41%</text:p>
          </table:table-cell>
          <table:table-cell office:value-type="float" office:value="736.92" calcext:value-type="float">
            <text:p>736.92</text:p>
          </table:table-cell>
          <table:table-cell office:value-type="float" office:value="728.69" calcext:value-type="float">
            <text:p>728.69</text:p>
          </table:table-cell>
          <table:table-cell table:style-name="ce3" office:value-type="float" office:value="728.46" calcext:value-type="float">
            <text:p>728.4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8-20" calcext:value-type="date">
            <text:p>8/20/2009</text:p>
          </table:table-cell>
          <table:table-cell table:style-name="ce6" office:value-type="percentage" office:value="0.063" calcext:value-type="percentage">
            <text:p>6.30%</text:p>
          </table:table-cell>
          <table:table-cell table:style-name="ce9" office:value-type="percentage" office:value="0.0638" calcext:value-type="percentage">
            <text:p>6.38%</text:p>
          </table:table-cell>
          <table:table-cell office:value-type="float" office:value="740.27" calcext:value-type="float">
            <text:p>740.27</text:p>
          </table:table-cell>
          <table:table-cell office:value-type="float" office:value="732" calcext:value-type="float">
            <text:p>732.00</text:p>
          </table:table-cell>
          <table:table-cell table:style-name="ce3" office:value-type="float" office:value="731.77" calcext:value-type="float">
            <text:p>731.7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8-21" calcext:value-type="date">
            <text:p>8/21/2009</text:p>
          </table:table-cell>
          <table:table-cell table:style-name="ce6" office:value-type="percentage" office:value="0.0632" calcext:value-type="percentage">
            <text:p>6.32%</text:p>
          </table:table-cell>
          <table:table-cell table:style-name="ce9" office:value-type="percentage" office:value="0.064" calcext:value-type="percentage">
            <text:p>6.40%</text:p>
          </table:table-cell>
          <table:table-cell office:value-type="float" office:value="738.53" calcext:value-type="float">
            <text:p>738.53</text:p>
          </table:table-cell>
          <table:table-cell office:value-type="float" office:value="730.29" calcext:value-type="float">
            <text:p>730.29</text:p>
          </table:table-cell>
          <table:table-cell table:style-name="ce3" office:value-type="float" office:value="729.95" calcext:value-type="float">
            <text:p>729.9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8-24" calcext:value-type="date">
            <text:p>8/24/2009</text:p>
          </table:table-cell>
          <table:table-cell table:style-name="ce6" office:value-type="percentage" office:value="0.0632" calcext:value-type="percentage">
            <text:p>6.32%</text:p>
          </table:table-cell>
          <table:table-cell table:style-name="ce9" office:value-type="percentage" office:value="0.064" calcext:value-type="percentage">
            <text:p>6.40%</text:p>
          </table:table-cell>
          <table:table-cell office:value-type="float" office:value="738.77" calcext:value-type="float">
            <text:p>738.77</text:p>
          </table:table-cell>
          <table:table-cell office:value-type="float" office:value="730.52" calcext:value-type="float">
            <text:p>730.52</text:p>
          </table:table-cell>
          <table:table-cell table:style-name="ce3" office:value-type="float" office:value="730.29" calcext:value-type="float">
            <text:p>730.2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8-25" calcext:value-type="date">
            <text:p>8/25/2009</text:p>
          </table:table-cell>
          <table:table-cell table:style-name="ce6" office:value-type="percentage" office:value="0.0632" calcext:value-type="percentage">
            <text:p>6.32%</text:p>
          </table:table-cell>
          <table:table-cell table:style-name="ce9" office:value-type="percentage" office:value="0.064" calcext:value-type="percentage">
            <text:p>6.40%</text:p>
          </table:table-cell>
          <table:table-cell office:value-type="float" office:value="739" calcext:value-type="float">
            <text:p>739.00</text:p>
          </table:table-cell>
          <table:table-cell office:value-type="float" office:value="730.76" calcext:value-type="float">
            <text:p>730.76</text:p>
          </table:table-cell>
          <table:table-cell table:style-name="ce3" office:value-type="float" office:value="730.52" calcext:value-type="float">
            <text:p>730.5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8-26" calcext:value-type="date">
            <text:p>8/26/2009</text:p>
          </table:table-cell>
          <table:table-cell table:style-name="ce6" office:value-type="percentage" office:value="0.0631" calcext:value-type="percentage">
            <text:p>6.31%</text:p>
          </table:table-cell>
          <table:table-cell table:style-name="ce9" office:value-type="percentage" office:value="0.0639" calcext:value-type="percentage">
            <text:p>6.39%</text:p>
          </table:table-cell>
          <table:table-cell office:value-type="float" office:value="740.19" calcext:value-type="float">
            <text:p>740.19</text:p>
          </table:table-cell>
          <table:table-cell office:value-type="float" office:value="731.93" calcext:value-type="float">
            <text:p>731.93</text:p>
          </table:table-cell>
          <table:table-cell table:style-name="ce3" office:value-type="float" office:value="731.71" calcext:value-type="float">
            <text:p>731.7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8-27" calcext:value-type="date">
            <text:p>8/27/2009</text:p>
          </table:table-cell>
          <table:table-cell table:style-name="ce6" office:value-type="percentage" office:value="0.0629" calcext:value-type="percentage">
            <text:p>6.29%</text:p>
          </table:table-cell>
          <table:table-cell table:style-name="ce9" office:value-type="percentage" office:value="0.0637" calcext:value-type="percentage">
            <text:p>6.37%</text:p>
          </table:table-cell>
          <table:table-cell office:value-type="float" office:value="742.5" calcext:value-type="float">
            <text:p>742.50</text:p>
          </table:table-cell>
          <table:table-cell office:value-type="float" office:value="734.22" calcext:value-type="float">
            <text:p>734.22</text:p>
          </table:table-cell>
          <table:table-cell table:style-name="ce3" office:value-type="float" office:value="733.99" calcext:value-type="float">
            <text:p>733.9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8-28" calcext:value-type="date">
            <text:p>8/28/2009</text:p>
          </table:table-cell>
          <table:table-cell table:style-name="ce6" office:value-type="percentage" office:value="0.0629" calcext:value-type="percentage">
            <text:p>6.29%</text:p>
          </table:table-cell>
          <table:table-cell table:style-name="ce9" office:value-type="percentage" office:value="0.0637" calcext:value-type="percentage">
            <text:p>6.37%</text:p>
          </table:table-cell>
          <table:table-cell office:value-type="float" office:value="742.82" calcext:value-type="float">
            <text:p>742.82</text:p>
          </table:table-cell>
          <table:table-cell office:value-type="float" office:value="734.54" calcext:value-type="float">
            <text:p>734.54</text:p>
          </table:table-cell>
          <table:table-cell table:style-name="ce3" office:value-type="float" office:value="734.22" calcext:value-type="float">
            <text:p>734.2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8-31" calcext:value-type="date">
            <text:p>8/31/2009</text:p>
          </table:table-cell>
          <table:table-cell table:style-name="ce6" office:value-type="percentage" office:value="0.0629" calcext:value-type="percentage">
            <text:p>6.29%</text:p>
          </table:table-cell>
          <table:table-cell table:style-name="ce9" office:value-type="percentage" office:value="0.0637" calcext:value-type="percentage">
            <text:p>6.37%</text:p>
          </table:table-cell>
          <table:table-cell office:value-type="float" office:value="743.05" calcext:value-type="float">
            <text:p>743.05</text:p>
          </table:table-cell>
          <table:table-cell office:value-type="float" office:value="734.76" calcext:value-type="float">
            <text:p>734.76</text:p>
          </table:table-cell>
          <table:table-cell table:style-name="ce3" office:value-type="float" office:value="734.54" calcext:value-type="float">
            <text:p>734.5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9-01" calcext:value-type="date">
            <text:p>9/1/2009</text:p>
          </table:table-cell>
          <table:table-cell table:style-name="ce6" office:value-type="percentage" office:value="0.0629" calcext:value-type="percentage">
            <text:p>6.29%</text:p>
          </table:table-cell>
          <table:table-cell table:style-name="ce9" office:value-type="percentage" office:value="0.0637" calcext:value-type="percentage">
            <text:p>6.37%</text:p>
          </table:table-cell>
          <table:table-cell office:value-type="float" office:value="743.28" calcext:value-type="float">
            <text:p>743.28</text:p>
          </table:table-cell>
          <table:table-cell office:value-type="float" office:value="734.99" calcext:value-type="float">
            <text:p>734.99</text:p>
          </table:table-cell>
          <table:table-cell table:style-name="ce3" office:value-type="float" office:value="734.76" calcext:value-type="float">
            <text:p>734.7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9-02" calcext:value-type="date">
            <text:p>9/2/2009</text:p>
          </table:table-cell>
          <table:table-cell table:style-name="ce6" office:value-type="percentage" office:value="0.0628" calcext:value-type="percentage">
            <text:p>6.28%</text:p>
          </table:table-cell>
          <table:table-cell table:style-name="ce9" office:value-type="percentage" office:value="0.0636" calcext:value-type="percentage">
            <text:p>6.36%</text:p>
          </table:table-cell>
          <table:table-cell office:value-type="float" office:value="744.55" calcext:value-type="float">
            <text:p>744.55</text:p>
          </table:table-cell>
          <table:table-cell office:value-type="float" office:value="736.25" calcext:value-type="float">
            <text:p>736.25</text:p>
          </table:table-cell>
          <table:table-cell table:style-name="ce3" office:value-type="float" office:value="736.02" calcext:value-type="float">
            <text:p>736.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9-03" calcext:value-type="date">
            <text:p>9/3/2009</text:p>
          </table:table-cell>
          <table:table-cell table:style-name="ce6" office:value-type="percentage" office:value="0.0629" calcext:value-type="percentage">
            <text:p>6.29%</text:p>
          </table:table-cell>
          <table:table-cell table:style-name="ce9" office:value-type="percentage" office:value="0.0637" calcext:value-type="percentage">
            <text:p>6.37%</text:p>
          </table:table-cell>
          <table:table-cell office:value-type="float" office:value="743.73" calcext:value-type="float">
            <text:p>743.73</text:p>
          </table:table-cell>
          <table:table-cell office:value-type="float" office:value="735.45" calcext:value-type="float">
            <text:p>735.45</text:p>
          </table:table-cell>
          <table:table-cell table:style-name="ce3" office:value-type="float" office:value="735.22" calcext:value-type="float">
            <text:p>735.2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9-04" calcext:value-type="date">
            <text:p>9/4/2009</text:p>
          </table:table-cell>
          <table:table-cell table:style-name="ce6" office:value-type="percentage" office:value="0.0631" calcext:value-type="percentage">
            <text:p>6.31%</text:p>
          </table:table-cell>
          <table:table-cell table:style-name="ce9" office:value-type="percentage" office:value="0.0639" calcext:value-type="percentage">
            <text:p>6.39%</text:p>
          </table:table-cell>
          <table:table-cell office:value-type="float" office:value="742.02" calcext:value-type="float">
            <text:p>742.02</text:p>
          </table:table-cell>
          <table:table-cell office:value-type="float" office:value="733.76" calcext:value-type="float">
            <text:p>733.76</text:p>
          </table:table-cell>
          <table:table-cell table:style-name="ce3" office:value-type="float" office:value="733.39" calcext:value-type="float">
            <text:p>733.3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9-08" calcext:value-type="date">
            <text:p>9/8/2009</text:p>
          </table:table-cell>
          <table:table-cell table:style-name="ce6" office:value-type="percentage" office:value="0.063" calcext:value-type="percentage">
            <text:p>6.30%</text:p>
          </table:table-cell>
          <table:table-cell table:style-name="ce9" office:value-type="percentage" office:value="0.0638" calcext:value-type="percentage">
            <text:p>6.38%</text:p>
          </table:table-cell>
          <table:table-cell office:value-type="float" office:value="743.29" calcext:value-type="float">
            <text:p>743.29</text:p>
          </table:table-cell>
          <table:table-cell office:value-type="float" office:value="735.02" calcext:value-type="float">
            <text:p>735.02</text:p>
          </table:table-cell>
          <table:table-cell table:style-name="ce3" office:value-type="float" office:value="734.79" calcext:value-type="float">
            <text:p>734.7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9-09" calcext:value-type="date">
            <text:p>9/9/2009</text:p>
          </table:table-cell>
          <table:table-cell table:style-name="ce6" office:value-type="percentage" office:value="0.063" calcext:value-type="percentage">
            <text:p>6.30%</text:p>
          </table:table-cell>
          <table:table-cell table:style-name="ce9" office:value-type="percentage" office:value="0.0638" calcext:value-type="percentage">
            <text:p>6.38%</text:p>
          </table:table-cell>
          <table:table-cell office:value-type="float" office:value="743.52" calcext:value-type="float">
            <text:p>743.52</text:p>
          </table:table-cell>
          <table:table-cell office:value-type="float" office:value="735.24" calcext:value-type="float">
            <text:p>735.24</text:p>
          </table:table-cell>
          <table:table-cell table:style-name="ce3" office:value-type="float" office:value="735.02" calcext:value-type="float">
            <text:p>735.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9-10" calcext:value-type="date">
            <text:p>9/10/2009</text:p>
          </table:table-cell>
          <table:table-cell table:style-name="ce6" office:value-type="percentage" office:value="0.0628" calcext:value-type="percentage">
            <text:p>6.28%</text:p>
          </table:table-cell>
          <table:table-cell table:style-name="ce9" office:value-type="percentage" office:value="0.0636" calcext:value-type="percentage">
            <text:p>6.36%</text:p>
          </table:table-cell>
          <table:table-cell office:value-type="float" office:value="745.51" calcext:value-type="float">
            <text:p>745.51</text:p>
          </table:table-cell>
          <table:table-cell office:value-type="float" office:value="737.21" calcext:value-type="float">
            <text:p>737.21</text:p>
          </table:table-cell>
          <table:table-cell table:style-name="ce3" office:value-type="float" office:value="737" calcext:value-type="float">
            <text:p>73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9-11" calcext:value-type="date">
            <text:p>9/11/2009</text:p>
          </table:table-cell>
          <table:table-cell table:style-name="ce6" office:value-type="percentage" office:value="0.0626" calcext:value-type="percentage">
            <text:p>6.26%</text:p>
          </table:table-cell>
          <table:table-cell table:style-name="ce9" office:value-type="percentage" office:value="0.0634" calcext:value-type="percentage">
            <text:p>6.34%</text:p>
          </table:table-cell>
          <table:table-cell office:value-type="float" office:value="747.89" calcext:value-type="float">
            <text:p>747.89</text:p>
          </table:table-cell>
          <table:table-cell office:value-type="float" office:value="739.56" calcext:value-type="float">
            <text:p>739.56</text:p>
          </table:table-cell>
          <table:table-cell table:style-name="ce3" office:value-type="float" office:value="739.28" calcext:value-type="float">
            <text:p>739.2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9-14" calcext:value-type="date">
            <text:p>9/14/2009</text:p>
          </table:table-cell>
          <table:table-cell table:style-name="ce6" office:value-type="percentage" office:value="0.0627" calcext:value-type="percentage">
            <text:p>6.27%</text:p>
          </table:table-cell>
          <table:table-cell table:style-name="ce9" office:value-type="percentage" office:value="0.0635" calcext:value-type="percentage">
            <text:p>6.35%</text:p>
          </table:table-cell>
          <table:table-cell office:value-type="float" office:value="747.06" calcext:value-type="float">
            <text:p>747.06</text:p>
          </table:table-cell>
          <table:table-cell office:value-type="float" office:value="738.74" calcext:value-type="float">
            <text:p>738.74</text:p>
          </table:table-cell>
          <table:table-cell table:style-name="ce3" office:value-type="float" office:value="738.5" calcext:value-type="float">
            <text:p>738.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9-15" calcext:value-type="date">
            <text:p>9/15/2009</text:p>
          </table:table-cell>
          <table:table-cell table:style-name="ce6" office:value-type="percentage" office:value="0.0626" calcext:value-type="percentage">
            <text:p>6.26%</text:p>
          </table:table-cell>
          <table:table-cell table:style-name="ce9" office:value-type="percentage" office:value="0.0634" calcext:value-type="percentage">
            <text:p>6.34%</text:p>
          </table:table-cell>
          <table:table-cell office:value-type="float" office:value="748.34" calcext:value-type="float">
            <text:p>748.34</text:p>
          </table:table-cell>
          <table:table-cell office:value-type="float" office:value="740.02" calcext:value-type="float">
            <text:p>740.02</text:p>
          </table:table-cell>
          <table:table-cell table:style-name="ce3" office:value-type="float" office:value="739.78" calcext:value-type="float">
            <text:p>739.7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9-16" calcext:value-type="date">
            <text:p>9/16/2009</text:p>
          </table:table-cell>
          <table:table-cell table:style-name="ce6" office:value-type="percentage" office:value="0.0622" calcext:value-type="percentage">
            <text:p>6.22%</text:p>
          </table:table-cell>
          <table:table-cell table:style-name="ce9" office:value-type="percentage" office:value="0.063" calcext:value-type="percentage">
            <text:p>6.30%</text:p>
          </table:table-cell>
          <table:table-cell office:value-type="float" office:value="752.79" calcext:value-type="float">
            <text:p>752.79</text:p>
          </table:table-cell>
          <table:table-cell office:value-type="float" office:value="744.41" calcext:value-type="float">
            <text:p>744.41</text:p>
          </table:table-cell>
          <table:table-cell table:style-name="ce3" office:value-type="float" office:value="744.17" calcext:value-type="float">
            <text:p>744.1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9-17" calcext:value-type="date">
            <text:p>9/17/2009</text:p>
          </table:table-cell>
          <table:table-cell table:style-name="ce6" office:value-type="percentage" office:value="0.0625" calcext:value-type="percentage">
            <text:p>6.25%</text:p>
          </table:table-cell>
          <table:table-cell table:style-name="ce9" office:value-type="percentage" office:value="0.0633" calcext:value-type="percentage">
            <text:p>6.33%</text:p>
          </table:table-cell>
          <table:table-cell office:value-type="float" office:value="749.88" calcext:value-type="float">
            <text:p>749.88</text:p>
          </table:table-cell>
          <table:table-cell office:value-type="float" office:value="741.54" calcext:value-type="float">
            <text:p>741.54</text:p>
          </table:table-cell>
          <table:table-cell table:style-name="ce3" office:value-type="float" office:value="741.3" calcext:value-type="float">
            <text:p>741.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9-18" calcext:value-type="date">
            <text:p>9/18/2009</text:p>
          </table:table-cell>
          <table:table-cell table:style-name="ce6" office:value-type="percentage" office:value="0.0625" calcext:value-type="percentage">
            <text:p>6.25%</text:p>
          </table:table-cell>
          <table:table-cell table:style-name="ce9" office:value-type="percentage" office:value="0.0633" calcext:value-type="percentage">
            <text:p>6.33%</text:p>
          </table:table-cell>
          <table:table-cell office:value-type="float" office:value="750.25" calcext:value-type="float">
            <text:p>750.25</text:p>
          </table:table-cell>
          <table:table-cell office:value-type="float" office:value="741.91" calcext:value-type="float">
            <text:p>741.91</text:p>
          </table:table-cell>
          <table:table-cell table:style-name="ce3" office:value-type="float" office:value="741.54" calcext:value-type="float">
            <text:p>741.5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9-21" calcext:value-type="date">
            <text:p>9/21/2009</text:p>
          </table:table-cell>
          <table:table-cell table:style-name="ce6" office:value-type="percentage" office:value="0.0624" calcext:value-type="percentage">
            <text:p>6.24%</text:p>
          </table:table-cell>
          <table:table-cell table:style-name="ce9" office:value-type="percentage" office:value="0.0632" calcext:value-type="percentage">
            <text:p>6.32%</text:p>
          </table:table-cell>
          <table:table-cell office:value-type="float" office:value="751.54" calcext:value-type="float">
            <text:p>751.54</text:p>
          </table:table-cell>
          <table:table-cell office:value-type="float" office:value="743.19" calcext:value-type="float">
            <text:p>743.19</text:p>
          </table:table-cell>
          <table:table-cell table:style-name="ce3" office:value-type="float" office:value="742.94" calcext:value-type="float">
            <text:p>742.9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9-22" calcext:value-type="date">
            <text:p>9/22/2009</text:p>
          </table:table-cell>
          <table:table-cell table:style-name="ce6" office:value-type="percentage" office:value="0.0625" calcext:value-type="percentage">
            <text:p>6.25%</text:p>
          </table:table-cell>
          <table:table-cell table:style-name="ce9" office:value-type="percentage" office:value="0.0633" calcext:value-type="percentage">
            <text:p>6.33%</text:p>
          </table:table-cell>
          <table:table-cell office:value-type="float" office:value="750.73" calcext:value-type="float">
            <text:p>750.73</text:p>
          </table:table-cell>
          <table:table-cell office:value-type="float" office:value="742.39" calcext:value-type="float">
            <text:p>742.39</text:p>
          </table:table-cell>
          <table:table-cell table:style-name="ce3" office:value-type="float" office:value="742.15" calcext:value-type="float">
            <text:p>742.1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9-23" calcext:value-type="date">
            <text:p>9/23/2009</text:p>
          </table:table-cell>
          <table:table-cell table:style-name="ce6" office:value-type="percentage" office:value="0.0624" calcext:value-type="percentage">
            <text:p>6.24%</text:p>
          </table:table-cell>
          <table:table-cell table:style-name="ce9" office:value-type="percentage" office:value="0.0632" calcext:value-type="percentage">
            <text:p>6.32%</text:p>
          </table:table-cell>
          <table:table-cell office:value-type="float" office:value="752.02" calcext:value-type="float">
            <text:p>752.02</text:p>
          </table:table-cell>
          <table:table-cell office:value-type="float" office:value="743.67" calcext:value-type="float">
            <text:p>743.67</text:p>
          </table:table-cell>
          <table:table-cell table:style-name="ce3" office:value-type="float" office:value="743.43" calcext:value-type="float">
            <text:p>743.4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9-24" calcext:value-type="date">
            <text:p>9/24/2009</text:p>
          </table:table-cell>
          <table:table-cell table:style-name="ce6" office:value-type="percentage" office:value="0.0624" calcext:value-type="percentage">
            <text:p>6.24%</text:p>
          </table:table-cell>
          <table:table-cell table:style-name="ce9" office:value-type="percentage" office:value="0.0632" calcext:value-type="percentage">
            <text:p>6.32%</text:p>
          </table:table-cell>
          <table:table-cell office:value-type="float" office:value="752.27" calcext:value-type="float">
            <text:p>752.27</text:p>
          </table:table-cell>
          <table:table-cell office:value-type="float" office:value="743.92" calcext:value-type="float">
            <text:p>743.92</text:p>
          </table:table-cell>
          <table:table-cell table:style-name="ce3" office:value-type="float" office:value="743.67" calcext:value-type="float">
            <text:p>743.6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9-25" calcext:value-type="date">
            <text:p>9/25/2009</text:p>
          </table:table-cell>
          <table:table-cell table:style-name="ce6" office:value-type="percentage" office:value="0.0625" calcext:value-type="percentage">
            <text:p>6.25%</text:p>
          </table:table-cell>
          <table:table-cell table:style-name="ce9" office:value-type="percentage" office:value="0.0633" calcext:value-type="percentage">
            <text:p>6.33%</text:p>
          </table:table-cell>
          <table:table-cell office:value-type="float" office:value="751.55" calcext:value-type="float">
            <text:p>751.55</text:p>
          </table:table-cell>
          <table:table-cell office:value-type="float" office:value="743.21" calcext:value-type="float">
            <text:p>743.21</text:p>
          </table:table-cell>
          <table:table-cell table:style-name="ce3" office:value-type="float" office:value="742.85" calcext:value-type="float">
            <text:p>742.8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9-28" calcext:value-type="date">
            <text:p>9/28/2009</text:p>
          </table:table-cell>
          <table:table-cell table:style-name="ce6" office:value-type="percentage" office:value="0.0624" calcext:value-type="percentage">
            <text:p>6.24%</text:p>
          </table:table-cell>
          <table:table-cell table:style-name="ce9" office:value-type="percentage" office:value="0.0632" calcext:value-type="percentage">
            <text:p>6.32%</text:p>
          </table:table-cell>
          <table:table-cell office:value-type="float" office:value="752.84" calcext:value-type="float">
            <text:p>752.84</text:p>
          </table:table-cell>
          <table:table-cell office:value-type="float" office:value="744.49" calcext:value-type="float">
            <text:p>744.49</text:p>
          </table:table-cell>
          <table:table-cell table:style-name="ce3" office:value-type="float" office:value="744.25" calcext:value-type="float">
            <text:p>744.2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9-29" calcext:value-type="date">
            <text:p>9/29/2009</text:p>
          </table:table-cell>
          <table:table-cell table:style-name="ce6" office:value-type="percentage" office:value="0.0624" calcext:value-type="percentage">
            <text:p>6.24%</text:p>
          </table:table-cell>
          <table:table-cell table:style-name="ce9" office:value-type="percentage" office:value="0.0632" calcext:value-type="percentage">
            <text:p>6.32%</text:p>
          </table:table-cell>
          <table:table-cell office:value-type="float" office:value="753.08" calcext:value-type="float">
            <text:p>753.08</text:p>
          </table:table-cell>
          <table:table-cell office:value-type="float" office:value="744.73" calcext:value-type="float">
            <text:p>744.73</text:p>
          </table:table-cell>
          <table:table-cell table:style-name="ce3" office:value-type="float" office:value="744.49" calcext:value-type="float">
            <text:p>744.4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09-30" calcext:value-type="date">
            <text:p>9/30/2009</text:p>
          </table:table-cell>
          <table:table-cell table:style-name="ce6" office:value-type="percentage" office:value="0.0624" calcext:value-type="percentage">
            <text:p>6.24%</text:p>
          </table:table-cell>
          <table:table-cell table:style-name="ce9" office:value-type="percentage" office:value="0.0632" calcext:value-type="percentage">
            <text:p>6.32%</text:p>
          </table:table-cell>
          <table:table-cell office:value-type="float" office:value="753.33" calcext:value-type="float">
            <text:p>753.33</text:p>
          </table:table-cell>
          <table:table-cell office:value-type="float" office:value="744.97" calcext:value-type="float">
            <text:p>744.97</text:p>
          </table:table-cell>
          <table:table-cell table:style-name="ce3" office:value-type="float" office:value="744.73" calcext:value-type="float">
            <text:p>744.7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0-01" calcext:value-type="date">
            <text:p>10/1/2009</text:p>
          </table:table-cell>
          <table:table-cell table:style-name="ce6" office:value-type="percentage" office:value="0.0628" calcext:value-type="percentage">
            <text:p>6.28%</text:p>
          </table:table-cell>
          <table:table-cell table:style-name="ce9" office:value-type="percentage" office:value="0.0636" calcext:value-type="percentage">
            <text:p>6.36%</text:p>
          </table:table-cell>
          <table:table-cell office:value-type="float" office:value="749.38" calcext:value-type="float">
            <text:p>749.38</text:p>
          </table:table-cell>
          <table:table-cell office:value-type="float" office:value="741.07" calcext:value-type="float">
            <text:p>741.07</text:p>
          </table:table-cell>
          <table:table-cell table:style-name="ce3" office:value-type="float" office:value="740.83" calcext:value-type="float">
            <text:p>740.8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0-02" calcext:value-type="date">
            <text:p>10/2/2009</text:p>
          </table:table-cell>
          <table:table-cell table:style-name="ce6" office:value-type="percentage" office:value="0.0628" calcext:value-type="percentage">
            <text:p>6.28%</text:p>
          </table:table-cell>
          <table:table-cell table:style-name="ce9" office:value-type="percentage" office:value="0.0636" calcext:value-type="percentage">
            <text:p>6.36%</text:p>
          </table:table-cell>
          <table:table-cell office:value-type="float" office:value="749.74" calcext:value-type="float">
            <text:p>749.74</text:p>
          </table:table-cell>
          <table:table-cell office:value-type="float" office:value="741.43" calcext:value-type="float">
            <text:p>741.43</text:p>
          </table:table-cell>
          <table:table-cell table:style-name="ce3" office:value-type="float" office:value="741.07" calcext:value-type="float">
            <text:p>741.0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0-05" calcext:value-type="date">
            <text:p>10/5/2009</text:p>
          </table:table-cell>
          <table:table-cell table:style-name="ce6" office:value-type="percentage" office:value="0.0626" calcext:value-type="percentage">
            <text:p>6.26%</text:p>
          </table:table-cell>
          <table:table-cell table:style-name="ce9" office:value-type="percentage" office:value="0.0634" calcext:value-type="percentage">
            <text:p>6.34%</text:p>
          </table:table-cell>
          <table:table-cell office:value-type="float" office:value="752.07" calcext:value-type="float">
            <text:p>752.07</text:p>
          </table:table-cell>
          <table:table-cell office:value-type="float" office:value="743.74" calcext:value-type="float">
            <text:p>743.74</text:p>
          </table:table-cell>
          <table:table-cell table:style-name="ce3" office:value-type="float" office:value="743.5" calcext:value-type="float">
            <text:p>743.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0-06" calcext:value-type="date">
            <text:p>10/6/2009</text:p>
          </table:table-cell>
          <table:table-cell table:style-name="ce6" office:value-type="percentage" office:value="0.0628" calcext:value-type="percentage">
            <text:p>6.28%</text:p>
          </table:table-cell>
          <table:table-cell table:style-name="ce9" office:value-type="percentage" office:value="0.0636" calcext:value-type="percentage">
            <text:p>6.36%</text:p>
          </table:table-cell>
          <table:table-cell office:value-type="float" office:value="750.22" calcext:value-type="float">
            <text:p>750.22</text:p>
          </table:table-cell>
          <table:table-cell office:value-type="float" office:value="741.91" calcext:value-type="float">
            <text:p>741.91</text:p>
          </table:table-cell>
          <table:table-cell table:style-name="ce3" office:value-type="float" office:value="741.67" calcext:value-type="float">
            <text:p>741.6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0-07" calcext:value-type="date">
            <text:p>10/7/2009</text:p>
          </table:table-cell>
          <table:table-cell table:style-name="ce6" office:value-type="percentage" office:value="0.0632" calcext:value-type="percentage">
            <text:p>6.32%</text:p>
          </table:table-cell>
          <table:table-cell table:style-name="ce9" office:value-type="percentage" office:value="0.064" calcext:value-type="percentage">
            <text:p>6.40%</text:p>
          </table:table-cell>
          <table:table-cell office:value-type="float" office:value="746.29" calcext:value-type="float">
            <text:p>746.29</text:p>
          </table:table-cell>
          <table:table-cell office:value-type="float" office:value="738.03" calcext:value-type="float">
            <text:p>738.03</text:p>
          </table:table-cell>
          <table:table-cell table:style-name="ce3" office:value-type="float" office:value="737.79" calcext:value-type="float">
            <text:p>737.7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0-08" calcext:value-type="date">
            <text:p>10/8/2009</text:p>
          </table:table-cell>
          <table:table-cell table:style-name="ce6" office:value-type="percentage" office:value="0.0636" calcext:value-type="percentage">
            <text:p>6.36%</text:p>
          </table:table-cell>
          <table:table-cell table:style-name="ce9" office:value-type="percentage" office:value="0.0644" calcext:value-type="percentage">
            <text:p>6.44%</text:p>
          </table:table-cell>
          <table:table-cell office:value-type="float" office:value="742.39" calcext:value-type="float">
            <text:p>742.39</text:p>
          </table:table-cell>
          <table:table-cell office:value-type="float" office:value="734.18" calcext:value-type="float">
            <text:p>734.18</text:p>
          </table:table-cell>
          <table:table-cell table:style-name="ce3" office:value-type="float" office:value="733.94" calcext:value-type="float">
            <text:p>733.9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0-09" calcext:value-type="date">
            <text:p>10/9/2009</text:p>
          </table:table-cell>
          <table:table-cell table:style-name="ce6" office:value-type="percentage" office:value="0.0646" calcext:value-type="percentage">
            <text:p>6.46%</text:p>
          </table:table-cell>
          <table:table-cell table:style-name="ce9" office:value-type="percentage" office:value="0.0654" calcext:value-type="percentage">
            <text:p>6.54%</text:p>
          </table:table-cell>
          <table:table-cell office:value-type="float" office:value="732.56" calcext:value-type="float">
            <text:p>732.56</text:p>
          </table:table-cell>
          <table:table-cell office:value-type="float" office:value="724.47" calcext:value-type="float">
            <text:p>724.47</text:p>
          </table:table-cell>
          <table:table-cell table:style-name="ce3" office:value-type="float" office:value="724.05" calcext:value-type="float">
            <text:p>724.0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0-13" calcext:value-type="date">
            <text:p>10/13/2009</text:p>
          </table:table-cell>
          <table:table-cell table:style-name="ce6" office:value-type="percentage" office:value="0.0647" calcext:value-type="percentage">
            <text:p>6.47%</text:p>
          </table:table-cell>
          <table:table-cell table:style-name="ce9" office:value-type="percentage" office:value="0.0655" calcext:value-type="percentage">
            <text:p>6.55%</text:p>
          </table:table-cell>
          <table:table-cell office:value-type="float" office:value="731.78" calcext:value-type="float">
            <text:p>731.78</text:p>
          </table:table-cell>
          <table:table-cell office:value-type="float" office:value="723.7" calcext:value-type="float">
            <text:p>723.70</text:p>
          </table:table-cell>
          <table:table-cell table:style-name="ce3" office:value-type="float" office:value="723.46" calcext:value-type="float">
            <text:p>723.4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0-14" calcext:value-type="date">
            <text:p>10/14/2009</text:p>
          </table:table-cell>
          <table:table-cell table:style-name="ce6" office:value-type="percentage" office:value="0.0648" calcext:value-type="percentage">
            <text:p>6.48%</text:p>
          </table:table-cell>
          <table:table-cell table:style-name="ce9" office:value-type="percentage" office:value="0.0656" calcext:value-type="percentage">
            <text:p>6.56%</text:p>
          </table:table-cell>
          <table:table-cell office:value-type="float" office:value="731.01" calcext:value-type="float">
            <text:p>731.01</text:p>
          </table:table-cell>
          <table:table-cell office:value-type="float" office:value="722.94" calcext:value-type="float">
            <text:p>722.94</text:p>
          </table:table-cell>
          <table:table-cell table:style-name="ce3" office:value-type="float" office:value="722.68" calcext:value-type="float">
            <text:p>722.6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0-15" calcext:value-type="date">
            <text:p>10/15/2009</text:p>
          </table:table-cell>
          <table:table-cell table:style-name="ce6" office:value-type="percentage" office:value="0.0648" calcext:value-type="percentage">
            <text:p>6.48%</text:p>
          </table:table-cell>
          <table:table-cell table:style-name="ce9" office:value-type="percentage" office:value="0.0656" calcext:value-type="percentage">
            <text:p>6.56%</text:p>
          </table:table-cell>
          <table:table-cell office:value-type="float" office:value="731.27" calcext:value-type="float">
            <text:p>731.27</text:p>
          </table:table-cell>
          <table:table-cell office:value-type="float" office:value="723.2" calcext:value-type="float">
            <text:p>723.20</text:p>
          </table:table-cell>
          <table:table-cell table:style-name="ce3" office:value-type="float" office:value="722.94" calcext:value-type="float">
            <text:p>722.9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0-16" calcext:value-type="date">
            <text:p>10/16/2009</text:p>
          </table:table-cell>
          <table:table-cell table:style-name="ce6" office:value-type="percentage" office:value="0.065" calcext:value-type="percentage">
            <text:p>6.50%</text:p>
          </table:table-cell>
          <table:table-cell table:style-name="ce9" office:value-type="percentage" office:value="0.0658" calcext:value-type="percentage">
            <text:p>6.58%</text:p>
          </table:table-cell>
          <table:table-cell office:value-type="float" office:value="729.66" calcext:value-type="float">
            <text:p>729.66</text:p>
          </table:table-cell>
          <table:table-cell office:value-type="float" office:value="721.62" calcext:value-type="float">
            <text:p>721.62</text:p>
          </table:table-cell>
          <table:table-cell table:style-name="ce3" office:value-type="float" office:value="721.19" calcext:value-type="float">
            <text:p>721.1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0-19" calcext:value-type="date">
            <text:p>10/19/2009</text:p>
          </table:table-cell>
          <table:table-cell table:style-name="ce6" office:value-type="percentage" office:value="0.0658" calcext:value-type="percentage">
            <text:p>6.58%</text:p>
          </table:table-cell>
          <table:table-cell table:style-name="ce9" office:value-type="percentage" office:value="0.0666" calcext:value-type="percentage">
            <text:p>6.66%</text:p>
          </table:table-cell>
          <table:table-cell office:value-type="float" office:value="721.88" calcext:value-type="float">
            <text:p>721.88</text:p>
          </table:table-cell>
          <table:table-cell office:value-type="float" office:value="713.92" calcext:value-type="float">
            <text:p>713.92</text:p>
          </table:table-cell>
          <table:table-cell table:style-name="ce3" office:value-type="float" office:value="713.66" calcext:value-type="float">
            <text:p>713.6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0-20" calcext:value-type="date">
            <text:p>10/20/2009</text:p>
          </table:table-cell>
          <table:table-cell table:style-name="ce6" office:value-type="percentage" office:value="0.0665" calcext:value-type="percentage">
            <text:p>6.65%</text:p>
          </table:table-cell>
          <table:table-cell table:style-name="ce9" office:value-type="percentage" office:value="0.0673" calcext:value-type="percentage">
            <text:p>6.73%</text:p>
          </table:table-cell>
          <table:table-cell office:value-type="float" office:value="715.17" calcext:value-type="float">
            <text:p>715.17</text:p>
          </table:table-cell>
          <table:table-cell office:value-type="float" office:value="707.3" calcext:value-type="float">
            <text:p>707.30</text:p>
          </table:table-cell>
          <table:table-cell table:style-name="ce3" office:value-type="float" office:value="707.04" calcext:value-type="float">
            <text:p>707.0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0-21" calcext:value-type="date">
            <text:p>10/21/2009</text:p>
          </table:table-cell>
          <table:table-cell table:style-name="ce6" office:value-type="percentage" office:value="0.0663" calcext:value-type="percentage">
            <text:p>6.63%</text:p>
          </table:table-cell>
          <table:table-cell table:style-name="ce9" office:value-type="percentage" office:value="0.0671" calcext:value-type="percentage">
            <text:p>6.71%</text:p>
          </table:table-cell>
          <table:table-cell office:value-type="float" office:value="717.42" calcext:value-type="float">
            <text:p>717.42</text:p>
          </table:table-cell>
          <table:table-cell office:value-type="float" office:value="709.52" calcext:value-type="float">
            <text:p>709.52</text:p>
          </table:table-cell>
          <table:table-cell table:style-name="ce3" office:value-type="float" office:value="709.26" calcext:value-type="float">
            <text:p>709.2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0-22" calcext:value-type="date">
            <text:p>10/22/2009</text:p>
          </table:table-cell>
          <table:table-cell table:style-name="ce6" office:value-type="percentage" office:value="0.0662" calcext:value-type="percentage">
            <text:p>6.62%</text:p>
          </table:table-cell>
          <table:table-cell table:style-name="ce9" office:value-type="percentage" office:value="0.067" calcext:value-type="percentage">
            <text:p>6.70%</text:p>
          </table:table-cell>
          <table:table-cell office:value-type="float" office:value="718.67" calcext:value-type="float">
            <text:p>718.67</text:p>
          </table:table-cell>
          <table:table-cell office:value-type="float" office:value="710.76" calcext:value-type="float">
            <text:p>710.76</text:p>
          </table:table-cell>
          <table:table-cell table:style-name="ce3" office:value-type="float" office:value="710.5" calcext:value-type="float">
            <text:p>710.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0-23" calcext:value-type="date">
            <text:p>10/23/2009</text:p>
          </table:table-cell>
          <table:table-cell table:style-name="ce6" office:value-type="percentage" office:value="0.0662" calcext:value-type="percentage">
            <text:p>6.62%</text:p>
          </table:table-cell>
          <table:table-cell table:style-name="ce9" office:value-type="percentage" office:value="0.067" calcext:value-type="percentage">
            <text:p>6.70%</text:p>
          </table:table-cell>
          <table:table-cell office:value-type="float" office:value="719.09" calcext:value-type="float">
            <text:p>719.09</text:p>
          </table:table-cell>
          <table:table-cell office:value-type="float" office:value="711.18" calcext:value-type="float">
            <text:p>711.18</text:p>
          </table:table-cell>
          <table:table-cell table:style-name="ce3" office:value-type="float" office:value="710.76" calcext:value-type="float">
            <text:p>710.7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0-26" calcext:value-type="date">
            <text:p>10/26/2009</text:p>
          </table:table-cell>
          <table:table-cell table:style-name="ce6" office:value-type="percentage" office:value="0.0661" calcext:value-type="percentage">
            <text:p>6.61%</text:p>
          </table:table-cell>
          <table:table-cell table:style-name="ce9" office:value-type="percentage" office:value="0.0669" calcext:value-type="percentage">
            <text:p>6.69%</text:p>
          </table:table-cell>
          <table:table-cell office:value-type="float" office:value="720.13" calcext:value-type="float">
            <text:p>720.13</text:p>
          </table:table-cell>
          <table:table-cell office:value-type="float" office:value="712.2" calcext:value-type="float">
            <text:p>712.20</text:p>
          </table:table-cell>
          <table:table-cell table:style-name="ce3" office:value-type="float" office:value="711.96" calcext:value-type="float">
            <text:p>711.9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0-27" calcext:value-type="date">
            <text:p>10/27/2009</text:p>
          </table:table-cell>
          <table:table-cell table:style-name="ce6" office:value-type="percentage" office:value="0.0659" calcext:value-type="percentage">
            <text:p>6.59%</text:p>
          </table:table-cell>
          <table:table-cell table:style-name="ce9" office:value-type="percentage" office:value="0.0667" calcext:value-type="percentage">
            <text:p>6.67%</text:p>
          </table:table-cell>
          <table:table-cell office:value-type="float" office:value="722.36" calcext:value-type="float">
            <text:p>722.36</text:p>
          </table:table-cell>
          <table:table-cell office:value-type="float" office:value="714.42" calcext:value-type="float">
            <text:p>714.42</text:p>
          </table:table-cell>
          <table:table-cell table:style-name="ce3" office:value-type="float" office:value="714.17" calcext:value-type="float">
            <text:p>714.1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0-28" calcext:value-type="date">
            <text:p>10/28/2009</text:p>
          </table:table-cell>
          <table:table-cell table:style-name="ce6" office:value-type="percentage" office:value="0.0658" calcext:value-type="percentage">
            <text:p>6.58%</text:p>
          </table:table-cell>
          <table:table-cell table:style-name="ce9" office:value-type="percentage" office:value="0.0666" calcext:value-type="percentage">
            <text:p>6.66%</text:p>
          </table:table-cell>
          <table:table-cell office:value-type="float" office:value="723.61" calcext:value-type="float">
            <text:p>723.61</text:p>
          </table:table-cell>
          <table:table-cell office:value-type="float" office:value="715.65" calcext:value-type="float">
            <text:p>715.65</text:p>
          </table:table-cell>
          <table:table-cell table:style-name="ce3" office:value-type="float" office:value="715.41" calcext:value-type="float">
            <text:p>715.4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0-29" calcext:value-type="date">
            <text:p>10/29/2009</text:p>
          </table:table-cell>
          <table:table-cell table:style-name="ce6" office:value-type="percentage" office:value="0.0659" calcext:value-type="percentage">
            <text:p>6.59%</text:p>
          </table:table-cell>
          <table:table-cell table:style-name="ce9" office:value-type="percentage" office:value="0.0667" calcext:value-type="percentage">
            <text:p>6.67%</text:p>
          </table:table-cell>
          <table:table-cell office:value-type="float" office:value="722.85" calcext:value-type="float">
            <text:p>722.85</text:p>
          </table:table-cell>
          <table:table-cell office:value-type="float" office:value="714.9" calcext:value-type="float">
            <text:p>714.90</text:p>
          </table:table-cell>
          <table:table-cell table:style-name="ce3" office:value-type="float" office:value="714.66" calcext:value-type="float">
            <text:p>714.6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0-30" calcext:value-type="date">
            <text:p>10/30/2009</text:p>
          </table:table-cell>
          <table:table-cell table:style-name="ce6" office:value-type="percentage" office:value="0.0661" calcext:value-type="percentage">
            <text:p>6.61%</text:p>
          </table:table-cell>
          <table:table-cell table:style-name="ce9" office:value-type="percentage" office:value="0.0669" calcext:value-type="percentage">
            <text:p>6.69%</text:p>
          </table:table-cell>
          <table:table-cell office:value-type="float" office:value="721.28" calcext:value-type="float">
            <text:p>721.28</text:p>
          </table:table-cell>
          <table:table-cell office:value-type="float" office:value="713.35" calcext:value-type="float">
            <text:p>713.35</text:p>
          </table:table-cell>
          <table:table-cell table:style-name="ce3" office:value-type="float" office:value="712.93" calcext:value-type="float">
            <text:p>712.9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1-03" calcext:value-type="date">
            <text:p>11/3/2009</text:p>
          </table:table-cell>
          <table:table-cell table:style-name="ce6" office:value-type="percentage" office:value="0.0663" calcext:value-type="percentage">
            <text:p>6.63%</text:p>
          </table:table-cell>
          <table:table-cell table:style-name="ce9" office:value-type="percentage" office:value="0.0671" calcext:value-type="percentage">
            <text:p>6.71%</text:p>
          </table:table-cell>
          <table:table-cell office:value-type="float" office:value="719.53" calcext:value-type="float">
            <text:p>719.53</text:p>
          </table:table-cell>
          <table:table-cell office:value-type="float" office:value="711.63" calcext:value-type="float">
            <text:p>711.63</text:p>
          </table:table-cell>
          <table:table-cell table:style-name="ce3" office:value-type="float" office:value="711.38" calcext:value-type="float">
            <text:p>711.3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1-04" calcext:value-type="date">
            <text:p>11/4/2009</text:p>
          </table:table-cell>
          <table:table-cell table:style-name="ce6" office:value-type="percentage" office:value="0.0663" calcext:value-type="percentage">
            <text:p>6.63%</text:p>
          </table:table-cell>
          <table:table-cell table:style-name="ce9" office:value-type="percentage" office:value="0.0671" calcext:value-type="percentage">
            <text:p>6.71%</text:p>
          </table:table-cell>
          <table:table-cell office:value-type="float" office:value="719.78" calcext:value-type="float">
            <text:p>719.78</text:p>
          </table:table-cell>
          <table:table-cell office:value-type="float" office:value="711.87" calcext:value-type="float">
            <text:p>711.87</text:p>
          </table:table-cell>
          <table:table-cell table:style-name="ce3" office:value-type="float" office:value="711.63" calcext:value-type="float">
            <text:p>711.6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1-05" calcext:value-type="date">
            <text:p>11/5/2009</text:p>
          </table:table-cell>
          <table:table-cell table:style-name="ce6" office:value-type="percentage" office:value="0.0663" calcext:value-type="percentage">
            <text:p>6.63%</text:p>
          </table:table-cell>
          <table:table-cell table:style-name="ce9" office:value-type="percentage" office:value="0.0671" calcext:value-type="percentage">
            <text:p>6.71%</text:p>
          </table:table-cell>
          <table:table-cell office:value-type="float" office:value="720.02" calcext:value-type="float">
            <text:p>720.02</text:p>
          </table:table-cell>
          <table:table-cell office:value-type="float" office:value="712.11" calcext:value-type="float">
            <text:p>712.11</text:p>
          </table:table-cell>
          <table:table-cell table:style-name="ce3" office:value-type="float" office:value="711.87" calcext:value-type="float">
            <text:p>711.8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1-06" calcext:value-type="date">
            <text:p>11/6/2009</text:p>
          </table:table-cell>
          <table:table-cell table:style-name="ce6" office:value-type="percentage" office:value="0.0663" calcext:value-type="percentage">
            <text:p>6.63%</text:p>
          </table:table-cell>
          <table:table-cell table:style-name="ce9" office:value-type="percentage" office:value="0.0671" calcext:value-type="percentage">
            <text:p>6.71%</text:p>
          </table:table-cell>
          <table:table-cell office:value-type="float" office:value="720.39" calcext:value-type="float">
            <text:p>720.39</text:p>
          </table:table-cell>
          <table:table-cell office:value-type="float" office:value="712.48" calcext:value-type="float">
            <text:p>712.48</text:p>
          </table:table-cell>
          <table:table-cell table:style-name="ce3" office:value-type="float" office:value="712.11" calcext:value-type="float">
            <text:p>712.1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1-09" calcext:value-type="date">
            <text:p>11/9/2009</text:p>
          </table:table-cell>
          <table:table-cell table:style-name="ce6" office:value-type="percentage" office:value="0.0662" calcext:value-type="percentage">
            <text:p>6.62%</text:p>
          </table:table-cell>
          <table:table-cell table:style-name="ce9" office:value-type="percentage" office:value="0.067" calcext:value-type="percentage">
            <text:p>6.70%</text:p>
          </table:table-cell>
          <table:table-cell office:value-type="float" office:value="721.62" calcext:value-type="float">
            <text:p>721.62</text:p>
          </table:table-cell>
          <table:table-cell office:value-type="float" office:value="713.7" calcext:value-type="float">
            <text:p>713.70</text:p>
          </table:table-cell>
          <table:table-cell table:style-name="ce3" office:value-type="float" office:value="713.46" calcext:value-type="float">
            <text:p>713.4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1-10" calcext:value-type="date">
            <text:p>11/10/2009</text:p>
          </table:table-cell>
          <table:table-cell table:style-name="ce6" office:value-type="percentage" office:value="0.0663" calcext:value-type="percentage">
            <text:p>6.63%</text:p>
          </table:table-cell>
          <table:table-cell table:style-name="ce9" office:value-type="percentage" office:value="0.0671" calcext:value-type="percentage">
            <text:p>6.71%</text:p>
          </table:table-cell>
          <table:table-cell office:value-type="float" office:value="720.87" calcext:value-type="float">
            <text:p>720.87</text:p>
          </table:table-cell>
          <table:table-cell office:value-type="float" office:value="712.96" calcext:value-type="float">
            <text:p>712.96</text:p>
          </table:table-cell>
          <table:table-cell table:style-name="ce3" office:value-type="float" office:value="712.72" calcext:value-type="float">
            <text:p>712.7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1-11" calcext:value-type="date">
            <text:p>11/11/2009</text:p>
          </table:table-cell>
          <table:table-cell table:style-name="ce6" office:value-type="percentage" office:value="0.0663" calcext:value-type="percentage">
            <text:p>6.63%</text:p>
          </table:table-cell>
          <table:table-cell table:style-name="ce9" office:value-type="percentage" office:value="0.0671" calcext:value-type="percentage">
            <text:p>6.71%</text:p>
          </table:table-cell>
          <table:table-cell office:value-type="float" office:value="721.25" calcext:value-type="float">
            <text:p>721.25</text:p>
          </table:table-cell>
          <table:table-cell office:value-type="float" office:value="713.33" calcext:value-type="float">
            <text:p>713.33</text:p>
          </table:table-cell>
          <table:table-cell table:style-name="ce3" office:value-type="float" office:value="713.09" calcext:value-type="float">
            <text:p>713.0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1-12" calcext:value-type="date">
            <text:p>11/12/2009</text:p>
          </table:table-cell>
          <table:table-cell table:style-name="ce6" office:value-type="percentage" office:value="0.0666" calcext:value-type="percentage">
            <text:p>6.66%</text:p>
          </table:table-cell>
          <table:table-cell table:style-name="ce9" office:value-type="percentage" office:value="0.0674" calcext:value-type="percentage">
            <text:p>6.74%</text:p>
          </table:table-cell>
          <table:table-cell office:value-type="float" office:value="718.52" calcext:value-type="float">
            <text:p>718.52</text:p>
          </table:table-cell>
          <table:table-cell office:value-type="float" office:value="710.64" calcext:value-type="float">
            <text:p>710.64</text:p>
          </table:table-cell>
          <table:table-cell table:style-name="ce3" office:value-type="float" office:value="710.39" calcext:value-type="float">
            <text:p>710.3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1-13" calcext:value-type="date">
            <text:p>11/13/2009</text:p>
          </table:table-cell>
          <table:table-cell table:style-name="ce6" office:value-type="percentage" office:value="0.0671" calcext:value-type="percentage">
            <text:p>6.71%</text:p>
          </table:table-cell>
          <table:table-cell table:style-name="ce9" office:value-type="percentage" office:value="0.0679" calcext:value-type="percentage">
            <text:p>6.79%</text:p>
          </table:table-cell>
          <table:table-cell office:value-type="float" office:value="713.97" calcext:value-type="float">
            <text:p>713.97</text:p>
          </table:table-cell>
          <table:table-cell office:value-type="float" office:value="706.15" calcext:value-type="float">
            <text:p>706.15</text:p>
          </table:table-cell>
          <table:table-cell table:style-name="ce3" office:value-type="float" office:value="705.74" calcext:value-type="float">
            <text:p>705.7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1-16" calcext:value-type="date">
            <text:p>11/16/2009</text:p>
          </table:table-cell>
          <table:table-cell table:style-name="ce6" office:value-type="percentage" office:value="0.0669" calcext:value-type="percentage">
            <text:p>6.69%</text:p>
          </table:table-cell>
          <table:table-cell table:style-name="ce9" office:value-type="percentage" office:value="0.0677" calcext:value-type="percentage">
            <text:p>6.77%</text:p>
          </table:table-cell>
          <table:table-cell office:value-type="float" office:value="716.2" calcext:value-type="float">
            <text:p>716.20</text:p>
          </table:table-cell>
          <table:table-cell office:value-type="float" office:value="708.36" calcext:value-type="float">
            <text:p>708.36</text:p>
          </table:table-cell>
          <table:table-cell table:style-name="ce3" office:value-type="float" office:value="708.1" calcext:value-type="float">
            <text:p>708.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1-17" calcext:value-type="date">
            <text:p>11/17/2009</text:p>
          </table:table-cell>
          <table:table-cell table:style-name="ce6" office:value-type="percentage" office:value="0.0669" calcext:value-type="percentage">
            <text:p>6.69%</text:p>
          </table:table-cell>
          <table:table-cell table:style-name="ce9" office:value-type="percentage" office:value="0.0677" calcext:value-type="percentage">
            <text:p>6.77%</text:p>
          </table:table-cell>
          <table:table-cell office:value-type="float" office:value="716.46" calcext:value-type="float">
            <text:p>716.46</text:p>
          </table:table-cell>
          <table:table-cell office:value-type="float" office:value="708.62" calcext:value-type="float">
            <text:p>708.62</text:p>
          </table:table-cell>
          <table:table-cell table:style-name="ce3" office:value-type="float" office:value="708.36" calcext:value-type="float">
            <text:p>708.3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1-18" calcext:value-type="date">
            <text:p>11/18/2009</text:p>
          </table:table-cell>
          <table:table-cell table:style-name="ce6" office:value-type="percentage" office:value="0.0662" calcext:value-type="percentage">
            <text:p>6.62%</text:p>
          </table:table-cell>
          <table:table-cell table:style-name="ce9" office:value-type="percentage" office:value="0.067" calcext:value-type="percentage">
            <text:p>6.70%</text:p>
          </table:table-cell>
          <table:table-cell office:value-type="float" office:value="723.67" calcext:value-type="float">
            <text:p>723.67</text:p>
          </table:table-cell>
          <table:table-cell office:value-type="float" office:value="715.74" calcext:value-type="float">
            <text:p>715.74</text:p>
          </table:table-cell>
          <table:table-cell table:style-name="ce3" office:value-type="float" office:value="715.48" calcext:value-type="float">
            <text:p>715.4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1-19" calcext:value-type="date">
            <text:p>11/19/2009</text:p>
          </table:table-cell>
          <table:table-cell table:style-name="ce6" office:value-type="percentage" office:value="0.0655" calcext:value-type="percentage">
            <text:p>6.55%</text:p>
          </table:table-cell>
          <table:table-cell table:style-name="ce9" office:value-type="percentage" office:value="0.0663" calcext:value-type="percentage">
            <text:p>6.63%</text:p>
          </table:table-cell>
          <table:table-cell office:value-type="float" office:value="730.94" calcext:value-type="float">
            <text:p>730.94</text:p>
          </table:table-cell>
          <table:table-cell office:value-type="float" office:value="722.93" calcext:value-type="float">
            <text:p>722.93</text:p>
          </table:table-cell>
          <table:table-cell table:style-name="ce3" office:value-type="float" office:value="722.67" calcext:value-type="float">
            <text:p>722.6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1-20" calcext:value-type="date">
            <text:p>11/20/2009</text:p>
          </table:table-cell>
          <table:table-cell table:style-name="ce6" office:value-type="percentage" office:value="0.0653" calcext:value-type="percentage">
            <text:p>6.53%</text:p>
          </table:table-cell>
          <table:table-cell table:style-name="ce9" office:value-type="percentage" office:value="0.0661" calcext:value-type="percentage">
            <text:p>6.61%</text:p>
          </table:table-cell>
          <table:table-cell office:value-type="float" office:value="733.38" calcext:value-type="float">
            <text:p>733.38</text:p>
          </table:table-cell>
          <table:table-cell office:value-type="float" office:value="725.34" calcext:value-type="float">
            <text:p>725.34</text:p>
          </table:table-cell>
          <table:table-cell table:style-name="ce3" office:value-type="float" office:value="724.92" calcext:value-type="float">
            <text:p>724.9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1-23" calcext:value-type="date">
            <text:p>11/23/2009</text:p>
          </table:table-cell>
          <table:table-cell table:style-name="ce6" office:value-type="percentage" office:value="0.0653" calcext:value-type="percentage">
            <text:p>6.53%</text:p>
          </table:table-cell>
          <table:table-cell table:style-name="ce9" office:value-type="percentage" office:value="0.0661" calcext:value-type="percentage">
            <text:p>6.61%</text:p>
          </table:table-cell>
          <table:table-cell office:value-type="float" office:value="733.64" calcext:value-type="float">
            <text:p>733.64</text:p>
          </table:table-cell>
          <table:table-cell office:value-type="float" office:value="725.6" calcext:value-type="float">
            <text:p>725.60</text:p>
          </table:table-cell>
          <table:table-cell table:style-name="ce3" office:value-type="float" office:value="725.34" calcext:value-type="float">
            <text:p>725.3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1-24" calcext:value-type="date">
            <text:p>11/24/2009</text:p>
          </table:table-cell>
          <table:table-cell table:style-name="ce6" office:value-type="percentage" office:value="0.0653" calcext:value-type="percentage">
            <text:p>6.53%</text:p>
          </table:table-cell>
          <table:table-cell table:style-name="ce9" office:value-type="percentage" office:value="0.0661" calcext:value-type="percentage">
            <text:p>6.61%</text:p>
          </table:table-cell>
          <table:table-cell office:value-type="float" office:value="733.9" calcext:value-type="float">
            <text:p>733.90</text:p>
          </table:table-cell>
          <table:table-cell office:value-type="float" office:value="725.86" calcext:value-type="float">
            <text:p>725.86</text:p>
          </table:table-cell>
          <table:table-cell table:style-name="ce3" office:value-type="float" office:value="725.6" calcext:value-type="float">
            <text:p>725.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1-25" calcext:value-type="date">
            <text:p>11/25/2009</text:p>
          </table:table-cell>
          <table:table-cell table:style-name="ce6" office:value-type="percentage" office:value="0.0653" calcext:value-type="percentage">
            <text:p>6.53%</text:p>
          </table:table-cell>
          <table:table-cell table:style-name="ce9" office:value-type="percentage" office:value="0.0661" calcext:value-type="percentage">
            <text:p>6.61%</text:p>
          </table:table-cell>
          <table:table-cell office:value-type="float" office:value="734.16" calcext:value-type="float">
            <text:p>734.16</text:p>
          </table:table-cell>
          <table:table-cell office:value-type="float" office:value="726.13" calcext:value-type="float">
            <text:p>726.13</text:p>
          </table:table-cell>
          <table:table-cell table:style-name="ce3" office:value-type="float" office:value="725.86" calcext:value-type="float">
            <text:p>725.8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1-26" calcext:value-type="date">
            <text:p>11/26/2009</text:p>
          </table:table-cell>
          <table:table-cell table:style-name="ce6" office:value-type="percentage" office:value="0.0654" calcext:value-type="percentage">
            <text:p>6.54%</text:p>
          </table:table-cell>
          <table:table-cell table:style-name="ce9" office:value-type="percentage" office:value="0.0662" calcext:value-type="percentage">
            <text:p>6.62%</text:p>
          </table:table-cell>
          <table:table-cell office:value-type="float" office:value="733.42" calcext:value-type="float">
            <text:p>733.42</text:p>
          </table:table-cell>
          <table:table-cell office:value-type="float" office:value="725.39" calcext:value-type="float">
            <text:p>725.39</text:p>
          </table:table-cell>
          <table:table-cell table:style-name="ce3" office:value-type="float" office:value="725.13" calcext:value-type="float">
            <text:p>725.1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1-27" calcext:value-type="date">
            <text:p>11/27/2009</text:p>
          </table:table-cell>
          <table:table-cell table:style-name="ce6" office:value-type="percentage" office:value="0.0656" calcext:value-type="percentage">
            <text:p>6.56%</text:p>
          </table:table-cell>
          <table:table-cell table:style-name="ce9" office:value-type="percentage" office:value="0.0664" calcext:value-type="percentage">
            <text:p>6.64%</text:p>
          </table:table-cell>
          <table:table-cell office:value-type="float" office:value="732.11" calcext:value-type="float">
            <text:p>732.11</text:p>
          </table:table-cell>
          <table:table-cell office:value-type="float" office:value="724.1" calcext:value-type="float">
            <text:p>724.10</text:p>
          </table:table-cell>
          <table:table-cell table:style-name="ce3" office:value-type="float" office:value="723.63" calcext:value-type="float">
            <text:p>723.6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1-30" calcext:value-type="date">
            <text:p>11/30/2009</text:p>
          </table:table-cell>
          <table:table-cell table:style-name="ce6" office:value-type="percentage" office:value="0.0656" calcext:value-type="percentage">
            <text:p>6.56%</text:p>
          </table:table-cell>
          <table:table-cell table:style-name="ce9" office:value-type="percentage" office:value="0.0664" calcext:value-type="percentage">
            <text:p>6.64%</text:p>
          </table:table-cell>
          <table:table-cell office:value-type="float" office:value="732.39" calcext:value-type="float">
            <text:p>732.39</text:p>
          </table:table-cell>
          <table:table-cell office:value-type="float" office:value="724.38" calcext:value-type="float">
            <text:p>724.38</text:p>
          </table:table-cell>
          <table:table-cell table:style-name="ce3" office:value-type="float" office:value="724.1" calcext:value-type="float">
            <text:p>724.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2-01" calcext:value-type="date">
            <text:p>12/1/2009</text:p>
          </table:table-cell>
          <table:table-cell table:style-name="ce6" office:value-type="percentage" office:value="0.0655" calcext:value-type="percentage">
            <text:p>6.55%</text:p>
          </table:table-cell>
          <table:table-cell table:style-name="ce9" office:value-type="percentage" office:value="0.0663" calcext:value-type="percentage">
            <text:p>6.63%</text:p>
          </table:table-cell>
          <table:table-cell office:value-type="float" office:value="733.68" calcext:value-type="float">
            <text:p>733.68</text:p>
          </table:table-cell>
          <table:table-cell office:value-type="float" office:value="725.66" calcext:value-type="float">
            <text:p>725.66</text:p>
          </table:table-cell>
          <table:table-cell table:style-name="ce3" office:value-type="float" office:value="725.38" calcext:value-type="float">
            <text:p>725.3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2-02" calcext:value-type="date">
            <text:p>12/2/2009</text:p>
          </table:table-cell>
          <table:table-cell table:style-name="ce6" office:value-type="percentage" office:value="0.0654" calcext:value-type="percentage">
            <text:p>6.54%</text:p>
          </table:table-cell>
          <table:table-cell table:style-name="ce9" office:value-type="percentage" office:value="0.0662" calcext:value-type="percentage">
            <text:p>6.62%</text:p>
          </table:table-cell>
          <table:table-cell office:value-type="float" office:value="734.97" calcext:value-type="float">
            <text:p>734.97</text:p>
          </table:table-cell>
          <table:table-cell office:value-type="float" office:value="726.94" calcext:value-type="float">
            <text:p>726.94</text:p>
          </table:table-cell>
          <table:table-cell table:style-name="ce3" office:value-type="float" office:value="726.66" calcext:value-type="float">
            <text:p>726.6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2-03" calcext:value-type="date">
            <text:p>12/3/2009</text:p>
          </table:table-cell>
          <table:table-cell table:style-name="ce6" office:value-type="percentage" office:value="0.0653" calcext:value-type="percentage">
            <text:p>6.53%</text:p>
          </table:table-cell>
          <table:table-cell table:style-name="ce9" office:value-type="percentage" office:value="0.0661" calcext:value-type="percentage">
            <text:p>6.61%</text:p>
          </table:table-cell>
          <table:table-cell office:value-type="float" office:value="736.27" calcext:value-type="float">
            <text:p>736.27</text:p>
          </table:table-cell>
          <table:table-cell office:value-type="float" office:value="728.22" calcext:value-type="float">
            <text:p>728.22</text:p>
          </table:table-cell>
          <table:table-cell table:style-name="ce3" office:value-type="float" office:value="727.94" calcext:value-type="float">
            <text:p>727.9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2-04" calcext:value-type="date">
            <text:p>12/4/2009</text:p>
          </table:table-cell>
          <table:table-cell table:style-name="ce6" office:value-type="percentage" office:value="0.0651" calcext:value-type="percentage">
            <text:p>6.51%</text:p>
          </table:table-cell>
          <table:table-cell table:style-name="ce9" office:value-type="percentage" office:value="0.0659" calcext:value-type="percentage">
            <text:p>6.59%</text:p>
          </table:table-cell>
          <table:table-cell office:value-type="float" office:value="738.77" calcext:value-type="float">
            <text:p>738.77</text:p>
          </table:table-cell>
          <table:table-cell office:value-type="float" office:value="730.7" calcext:value-type="float">
            <text:p>730.70</text:p>
          </table:table-cell>
          <table:table-cell table:style-name="ce3" office:value-type="float" office:value="730.22" calcext:value-type="float">
            <text:p>730.2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2-07" calcext:value-type="date">
            <text:p>12/7/2009</text:p>
          </table:table-cell>
          <table:table-cell table:style-name="ce6" office:value-type="percentage" office:value="0.0651" calcext:value-type="percentage">
            <text:p>6.51%</text:p>
          </table:table-cell>
          <table:table-cell table:style-name="ce9" office:value-type="percentage" office:value="0.0659" calcext:value-type="percentage">
            <text:p>6.59%</text:p>
          </table:table-cell>
          <table:table-cell office:value-type="float" office:value="739.06" calcext:value-type="float">
            <text:p>739.06</text:p>
          </table:table-cell>
          <table:table-cell office:value-type="float" office:value="730.98" calcext:value-type="float">
            <text:p>730.98</text:p>
          </table:table-cell>
          <table:table-cell table:style-name="ce3" office:value-type="float" office:value="730.7" calcext:value-type="float">
            <text:p>730.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2-08" calcext:value-type="date">
            <text:p>12/8/2009</text:p>
          </table:table-cell>
          <table:table-cell table:style-name="ce6" office:value-type="percentage" office:value="0.0652" calcext:value-type="percentage">
            <text:p>6.52%</text:p>
          </table:table-cell>
          <table:table-cell table:style-name="ce9" office:value-type="percentage" office:value="0.066" calcext:value-type="percentage">
            <text:p>6.60%</text:p>
          </table:table-cell>
          <table:table-cell office:value-type="float" office:value="738.33" calcext:value-type="float">
            <text:p>738.33</text:p>
          </table:table-cell>
          <table:table-cell office:value-type="float" office:value="730.26" calcext:value-type="float">
            <text:p>730.26</text:p>
          </table:table-cell>
          <table:table-cell table:style-name="ce3" office:value-type="float" office:value="729.98" calcext:value-type="float">
            <text:p>729.9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2-09" calcext:value-type="date">
            <text:p>12/9/2009</text:p>
          </table:table-cell>
          <table:table-cell table:style-name="ce6" office:value-type="percentage" office:value="0.0651" calcext:value-type="percentage">
            <text:p>6.51%</text:p>
          </table:table-cell>
          <table:table-cell table:style-name="ce9" office:value-type="percentage" office:value="0.0659" calcext:value-type="percentage">
            <text:p>6.59%</text:p>
          </table:table-cell>
          <table:table-cell office:value-type="float" office:value="739.69" calcext:value-type="float">
            <text:p>739.69</text:p>
          </table:table-cell>
          <table:table-cell office:value-type="float" office:value="731.61" calcext:value-type="float">
            <text:p>731.61</text:p>
          </table:table-cell>
          <table:table-cell table:style-name="ce3" office:value-type="float" office:value="731.32" calcext:value-type="float">
            <text:p>731.3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2-10" calcext:value-type="date">
            <text:p>12/10/2009</text:p>
          </table:table-cell>
          <table:table-cell table:style-name="ce6" office:value-type="percentage" office:value="0.0651" calcext:value-type="percentage">
            <text:p>6.51%</text:p>
          </table:table-cell>
          <table:table-cell table:style-name="ce9" office:value-type="percentage" office:value="0.0659" calcext:value-type="percentage">
            <text:p>6.59%</text:p>
          </table:table-cell>
          <table:table-cell office:value-type="float" office:value="739.97" calcext:value-type="float">
            <text:p>739.97</text:p>
          </table:table-cell>
          <table:table-cell office:value-type="float" office:value="731.89" calcext:value-type="float">
            <text:p>731.89</text:p>
          </table:table-cell>
          <table:table-cell table:style-name="ce3" office:value-type="float" office:value="731.61" calcext:value-type="float">
            <text:p>731.6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2-11" calcext:value-type="date">
            <text:p>12/11/2009</text:p>
          </table:table-cell>
          <table:table-cell table:style-name="ce6" office:value-type="percentage" office:value="0.0651" calcext:value-type="percentage">
            <text:p>6.51%</text:p>
          </table:table-cell>
          <table:table-cell table:style-name="ce9" office:value-type="percentage" office:value="0.0659" calcext:value-type="percentage">
            <text:p>6.59%</text:p>
          </table:table-cell>
          <table:table-cell office:value-type="float" office:value="740.46" calcext:value-type="float">
            <text:p>740.46</text:p>
          </table:table-cell>
          <table:table-cell office:value-type="float" office:value="732.38" calcext:value-type="float">
            <text:p>732.38</text:p>
          </table:table-cell>
          <table:table-cell table:style-name="ce3" office:value-type="float" office:value="731.89" calcext:value-type="float">
            <text:p>731.8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2-14" calcext:value-type="date">
            <text:p>12/14/2009</text:p>
          </table:table-cell>
          <table:table-cell table:style-name="ce6" office:value-type="percentage" office:value="0.0648" calcext:value-type="percentage">
            <text:p>6.48%</text:p>
          </table:table-cell>
          <table:table-cell table:style-name="ce9" office:value-type="percentage" office:value="0.0656" calcext:value-type="percentage">
            <text:p>6.56%</text:p>
          </table:table-cell>
          <table:table-cell office:value-type="float" office:value="743.8" calcext:value-type="float">
            <text:p>743.80</text:p>
          </table:table-cell>
          <table:table-cell office:value-type="float" office:value="735.68" calcext:value-type="float">
            <text:p>735.68</text:p>
          </table:table-cell>
          <table:table-cell table:style-name="ce3" office:value-type="float" office:value="735.41" calcext:value-type="float">
            <text:p>735.4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2-15" calcext:value-type="date">
            <text:p>12/15/2009</text:p>
          </table:table-cell>
          <table:table-cell table:style-name="ce6" office:value-type="percentage" office:value="0.0648" calcext:value-type="percentage">
            <text:p>6.48%</text:p>
          </table:table-cell>
          <table:table-cell table:style-name="ce9" office:value-type="percentage" office:value="0.0656" calcext:value-type="percentage">
            <text:p>6.56%</text:p>
          </table:table-cell>
          <table:table-cell office:value-type="float" office:value="744.08" calcext:value-type="float">
            <text:p>744.08</text:p>
          </table:table-cell>
          <table:table-cell office:value-type="float" office:value="735.95" calcext:value-type="float">
            <text:p>735.95</text:p>
          </table:table-cell>
          <table:table-cell table:style-name="ce3" office:value-type="float" office:value="735.68" calcext:value-type="float">
            <text:p>735.6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2-16" calcext:value-type="date">
            <text:p>12/16/2009</text:p>
          </table:table-cell>
          <table:table-cell table:style-name="ce6" office:value-type="percentage" office:value="0.0648" calcext:value-type="percentage">
            <text:p>6.48%</text:p>
          </table:table-cell>
          <table:table-cell table:style-name="ce9" office:value-type="percentage" office:value="0.0656" calcext:value-type="percentage">
            <text:p>6.56%</text:p>
          </table:table-cell>
          <table:table-cell office:value-type="float" office:value="744.35" calcext:value-type="float">
            <text:p>744.35</text:p>
          </table:table-cell>
          <table:table-cell office:value-type="float" office:value="736.23" calcext:value-type="float">
            <text:p>736.23</text:p>
          </table:table-cell>
          <table:table-cell table:style-name="ce3" office:value-type="float" office:value="735.95" calcext:value-type="float">
            <text:p>735.9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2-17" calcext:value-type="date">
            <text:p>12/17/2009</text:p>
          </table:table-cell>
          <table:table-cell table:style-name="ce6" office:value-type="percentage" office:value="0.0646" calcext:value-type="percentage">
            <text:p>6.46%</text:p>
          </table:table-cell>
          <table:table-cell table:style-name="ce9" office:value-type="percentage" office:value="0.0654" calcext:value-type="percentage">
            <text:p>6.54%</text:p>
          </table:table-cell>
          <table:table-cell office:value-type="float" office:value="746.66" calcext:value-type="float">
            <text:p>746.66</text:p>
          </table:table-cell>
          <table:table-cell office:value-type="float" office:value="738.52" calcext:value-type="float">
            <text:p>738.52</text:p>
          </table:table-cell>
          <table:table-cell table:style-name="ce3" office:value-type="float" office:value="738.25" calcext:value-type="float">
            <text:p>738.2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2-18" calcext:value-type="date">
            <text:p>12/18/2009</text:p>
          </table:table-cell>
          <table:table-cell table:style-name="ce6" office:value-type="percentage" office:value="0.0645" calcext:value-type="percentage">
            <text:p>6.45%</text:p>
          </table:table-cell>
          <table:table-cell table:style-name="ce9" office:value-type="percentage" office:value="0.0653" calcext:value-type="percentage">
            <text:p>6.53%</text:p>
          </table:table-cell>
          <table:table-cell office:value-type="float" office:value="748.13" calcext:value-type="float">
            <text:p>748.13</text:p>
          </table:table-cell>
          <table:table-cell office:value-type="float" office:value="739.98" calcext:value-type="float">
            <text:p>739.98</text:p>
          </table:table-cell>
          <table:table-cell table:style-name="ce3" office:value-type="float" office:value="739.53" calcext:value-type="float">
            <text:p>739.5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2-21" calcext:value-type="date">
            <text:p>12/21/2009</text:p>
          </table:table-cell>
          <table:table-cell table:style-name="ce6" office:value-type="percentage" office:value="0.0641" calcext:value-type="percentage">
            <text:p>6.41%</text:p>
          </table:table-cell>
          <table:table-cell table:style-name="ce9" office:value-type="percentage" office:value="0.0649" calcext:value-type="percentage">
            <text:p>6.49%</text:p>
          </table:table-cell>
          <table:table-cell office:value-type="float" office:value="752.52" calcext:value-type="float">
            <text:p>752.52</text:p>
          </table:table-cell>
          <table:table-cell office:value-type="float" office:value="744.32" calcext:value-type="float">
            <text:p>744.32</text:p>
          </table:table-cell>
          <table:table-cell table:style-name="ce3" office:value-type="float" office:value="744.04" calcext:value-type="float">
            <text:p>744.0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2-22" calcext:value-type="date">
            <text:p>12/22/2009</text:p>
          </table:table-cell>
          <table:table-cell table:style-name="ce6" office:value-type="percentage" office:value="0.0638" calcext:value-type="percentage">
            <text:p>6.38%</text:p>
          </table:table-cell>
          <table:table-cell table:style-name="ce9" office:value-type="percentage" office:value="0.0646" calcext:value-type="percentage">
            <text:p>6.46%</text:p>
          </table:table-cell>
          <table:table-cell office:value-type="float" office:value="755.9" calcext:value-type="float">
            <text:p>755.90</text:p>
          </table:table-cell>
          <table:table-cell office:value-type="float" office:value="747.65" calcext:value-type="float">
            <text:p>747.65</text:p>
          </table:table-cell>
          <table:table-cell table:style-name="ce3" office:value-type="float" office:value="747.38" calcext:value-type="float">
            <text:p>747.3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2-23" calcext:value-type="date">
            <text:p>12/23/2009</text:p>
          </table:table-cell>
          <table:table-cell table:style-name="ce6" office:value-type="percentage" office:value="0.0633" calcext:value-type="percentage">
            <text:p>6.33%</text:p>
          </table:table-cell>
          <table:table-cell table:style-name="ce9" office:value-type="percentage" office:value="0.0641" calcext:value-type="percentage">
            <text:p>6.41%</text:p>
          </table:table-cell>
          <table:table-cell office:value-type="float" office:value="761.92" calcext:value-type="float">
            <text:p>761.92</text:p>
          </table:table-cell>
          <table:table-cell office:value-type="float" office:value="753.6" calcext:value-type="float">
            <text:p>753.60</text:p>
          </table:table-cell>
          <table:table-cell table:style-name="ce3" office:value-type="float" office:value="753.07" calcext:value-type="float">
            <text:p>753.0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2-24" calcext:value-type="date">
            <text:p>12/24/2009</text:p>
          </table:table-cell>
          <table:table-cell table:style-name="ce6" office:value-type="percentage" office:value="0.0632" calcext:value-type="percentage">
            <text:p>6.32%</text:p>
          </table:table-cell>
          <table:table-cell table:style-name="ce9" office:value-type="percentage" office:value="0.064" calcext:value-type="percentage">
            <text:p>6.40%</text:p>
          </table:table-cell>
          <table:table-cell office:value-type="float" office:value="762.96" calcext:value-type="float">
            <text:p>762.96</text:p>
          </table:table-cell>
          <table:table-cell office:value-type="float" office:value="754.64" calcext:value-type="float">
            <text:p>754.64</text:p>
          </table:table-cell>
          <table:table-cell table:style-name="ce3" office:value-type="float" office:value="754.1" calcext:value-type="float">
            <text:p>754.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2-28" calcext:value-type="date">
            <text:p>12/28/2009</text:p>
          </table:table-cell>
          <table:table-cell table:style-name="ce6" office:value-type="percentage" office:value="0.0632" calcext:value-type="percentage">
            <text:p>6.32%</text:p>
          </table:table-cell>
          <table:table-cell table:style-name="ce9" office:value-type="percentage" office:value="0.064" calcext:value-type="percentage">
            <text:p>6.40%</text:p>
          </table:table-cell>
          <table:table-cell office:value-type="float" office:value="763.24" calcext:value-type="float">
            <text:p>763.24</text:p>
          </table:table-cell>
          <table:table-cell office:value-type="float" office:value="754.91" calcext:value-type="float">
            <text:p>754.91</text:p>
          </table:table-cell>
          <table:table-cell table:style-name="ce3" office:value-type="float" office:value="754.64" calcext:value-type="float">
            <text:p>754.6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2-29" calcext:value-type="date">
            <text:p>12/29/2009</text:p>
          </table:table-cell>
          <table:table-cell table:style-name="ce6" office:value-type="percentage" office:value="0.0631" calcext:value-type="percentage">
            <text:p>6.31%</text:p>
          </table:table-cell>
          <table:table-cell table:style-name="ce9" office:value-type="percentage" office:value="0.0639" calcext:value-type="percentage">
            <text:p>6.39%</text:p>
          </table:table-cell>
          <table:table-cell office:value-type="float" office:value="764.56" calcext:value-type="float">
            <text:p>764.56</text:p>
          </table:table-cell>
          <table:table-cell office:value-type="float" office:value="756.22" calcext:value-type="float">
            <text:p>756.22</text:p>
          </table:table-cell>
          <table:table-cell table:style-name="ce3" office:value-type="float" office:value="755.95" calcext:value-type="float">
            <text:p>755.9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2-30" calcext:value-type="date">
            <text:p>12/30/2009</text:p>
          </table:table-cell>
          <table:table-cell table:style-name="ce6" office:value-type="percentage" office:value="0.0629" calcext:value-type="percentage">
            <text:p>6.29%</text:p>
          </table:table-cell>
          <table:table-cell table:style-name="ce9" office:value-type="percentage" office:value="0.0637" calcext:value-type="percentage">
            <text:p>6.37%</text:p>
          </table:table-cell>
          <table:table-cell office:value-type="float" office:value="767.47" calcext:value-type="float">
            <text:p>767.47</text:p>
          </table:table-cell>
          <table:table-cell office:value-type="float" office:value="759.11" calcext:value-type="float">
            <text:p>759.11</text:p>
          </table:table-cell>
          <table:table-cell table:style-name="ce3" office:value-type="float" office:value="758.57" calcext:value-type="float">
            <text:p>758.5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09-12-31" calcext:value-type="date">
            <text:p>12/31/2009</text:p>
          </table:table-cell>
          <table:table-cell table:style-name="ce6" office:value-type="percentage" office:value="0.0629" calcext:value-type="percentage">
            <text:p>6.29%</text:p>
          </table:table-cell>
          <table:table-cell table:style-name="ce9" office:value-type="percentage" office:value="0.0637" calcext:value-type="percentage">
            <text:p>6.37%</text:p>
          </table:table-cell>
          <table:table-cell office:value-type="float" office:value="767.47" calcext:value-type="float">
            <text:p>767.47</text:p>
          </table:table-cell>
          <table:table-cell office:value-type="float" office:value="759.11" calcext:value-type="float">
            <text:p>759.11</text:p>
          </table:table-cell>
          <table:table-cell table:style-name="ce3" office:value-type="float" office:value="758.57" calcext:value-type="float">
            <text:p>758.5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1-04" calcext:value-type="date">
            <text:p>1/4/2010</text:p>
          </table:table-cell>
          <table:table-cell table:style-name="ce6" office:value-type="percentage" office:value="0.0629" calcext:value-type="percentage">
            <text:p>6.29%</text:p>
          </table:table-cell>
          <table:table-cell table:style-name="ce9" office:value-type="percentage" office:value="0.0637" calcext:value-type="percentage">
            <text:p>6.37%</text:p>
          </table:table-cell>
          <table:table-cell office:value-type="float" office:value="767.75" calcext:value-type="float">
            <text:p>767.75</text:p>
          </table:table-cell>
          <table:table-cell office:value-type="float" office:value="759.38" calcext:value-type="float">
            <text:p>759.38</text:p>
          </table:table-cell>
          <table:table-cell table:style-name="ce13" office:value-type="float" office:value="759.11" calcext:value-type="float">
            <text:p>759.1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1-05" calcext:value-type="date">
            <text:p>1/5/2010</text:p>
          </table:table-cell>
          <table:table-cell table:style-name="ce6" office:value-type="percentage" office:value="0.0628" calcext:value-type="percentage">
            <text:p>6.28%</text:p>
          </table:table-cell>
          <table:table-cell table:style-name="ce9" office:value-type="percentage" office:value="0.0636" calcext:value-type="percentage">
            <text:p>6.36%</text:p>
          </table:table-cell>
          <table:table-cell office:value-type="float" office:value="769.07" calcext:value-type="float">
            <text:p>769.07</text:p>
          </table:table-cell>
          <table:table-cell office:value-type="float" office:value="760.7" calcext:value-type="float">
            <text:p>760.70</text:p>
          </table:table-cell>
          <table:table-cell table:style-name="ce13" office:value-type="float" office:value="760.42" calcext:value-type="float">
            <text:p>760.4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1-06" calcext:value-type="date">
            <text:p>1/6/2010</text:p>
          </table:table-cell>
          <table:table-cell table:style-name="ce6" office:value-type="percentage" office:value="0.0626" calcext:value-type="percentage">
            <text:p>6.26%</text:p>
          </table:table-cell>
          <table:table-cell table:style-name="ce9" office:value-type="percentage" office:value="0.0634" calcext:value-type="percentage">
            <text:p>6.34%</text:p>
          </table:table-cell>
          <table:table-cell office:value-type="float" office:value="771.46" calcext:value-type="float">
            <text:p>771.46</text:p>
          </table:table-cell>
          <table:table-cell office:value-type="float" office:value="763.06" calcext:value-type="float">
            <text:p>763.06</text:p>
          </table:table-cell>
          <table:table-cell table:style-name="ce13" office:value-type="float" office:value="762.78" calcext:value-type="float">
            <text:p>762.7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1-07" calcext:value-type="date">
            <text:p>1/7/2010</text:p>
          </table:table-cell>
          <table:table-cell table:style-name="ce6" office:value-type="percentage" office:value="0.0624" calcext:value-type="percentage">
            <text:p>6.24%</text:p>
          </table:table-cell>
          <table:table-cell table:style-name="ce9" office:value-type="percentage" office:value="0.0632" calcext:value-type="percentage">
            <text:p>6.32%</text:p>
          </table:table-cell>
          <table:table-cell office:value-type="float" office:value="773.85" calcext:value-type="float">
            <text:p>773.85</text:p>
          </table:table-cell>
          <table:table-cell office:value-type="float" office:value="765.42" calcext:value-type="float">
            <text:p>765.42</text:p>
          </table:table-cell>
          <table:table-cell table:style-name="ce13" office:value-type="float" office:value="765.15" calcext:value-type="float">
            <text:p>765.1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1-08" calcext:value-type="date">
            <text:p>1/8/2010</text:p>
          </table:table-cell>
          <table:table-cell table:style-name="ce6" office:value-type="percentage" office:value="0.0624" calcext:value-type="percentage">
            <text:p>6.24%</text:p>
          </table:table-cell>
          <table:table-cell table:style-name="ce9" office:value-type="percentage" office:value="0.0632" calcext:value-type="percentage">
            <text:p>6.32%</text:p>
          </table:table-cell>
          <table:table-cell office:value-type="float" office:value="774.31" calcext:value-type="float">
            <text:p>774.31</text:p>
          </table:table-cell>
          <table:table-cell office:value-type="float" office:value="765.87" calcext:value-type="float">
            <text:p>765.87</text:p>
          </table:table-cell>
          <table:table-cell table:style-name="ce13" office:value-type="float" office:value="765.42" calcext:value-type="float">
            <text:p>765.4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1-11" calcext:value-type="date">
            <text:p>1/11/2010</text:p>
          </table:table-cell>
          <table:table-cell table:style-name="ce6" office:value-type="percentage" office:value="0.0623" calcext:value-type="percentage">
            <text:p>6.23%</text:p>
          </table:table-cell>
          <table:table-cell table:style-name="ce9" office:value-type="percentage" office:value="0.0631" calcext:value-type="percentage">
            <text:p>6.31%</text:p>
          </table:table-cell>
          <table:table-cell office:value-type="float" office:value="775.65" calcext:value-type="float">
            <text:p>775.65</text:p>
          </table:table-cell>
          <table:table-cell office:value-type="float" office:value="767.2" calcext:value-type="float">
            <text:p>767.20</text:p>
          </table:table-cell>
          <table:table-cell table:style-name="ce13" office:value-type="float" office:value="766.92" calcext:value-type="float">
            <text:p>766.9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1-12" calcext:value-type="date">
            <text:p>1/12/2010</text:p>
          </table:table-cell>
          <table:table-cell table:style-name="ce6" office:value-type="percentage" office:value="0.0623" calcext:value-type="percentage">
            <text:p>6.23%</text:p>
          </table:table-cell>
          <table:table-cell table:style-name="ce9" office:value-type="percentage" office:value="0.0631" calcext:value-type="percentage">
            <text:p>6.31%</text:p>
          </table:table-cell>
          <table:table-cell office:value-type="float" office:value="775.92" calcext:value-type="float">
            <text:p>775.92</text:p>
          </table:table-cell>
          <table:table-cell office:value-type="float" office:value="767.47" calcext:value-type="float">
            <text:p>767.47</text:p>
          </table:table-cell>
          <table:table-cell table:style-name="ce13" office:value-type="float" office:value="767.2" calcext:value-type="float">
            <text:p>767.2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1-13" calcext:value-type="date">
            <text:p>1/13/2010</text:p>
          </table:table-cell>
          <table:table-cell table:style-name="ce6" office:value-type="percentage" office:value="0.0623" calcext:value-type="percentage">
            <text:p>6.23%</text:p>
          </table:table-cell>
          <table:table-cell table:style-name="ce9" office:value-type="percentage" office:value="0.0631" calcext:value-type="percentage">
            <text:p>6.31%</text:p>
          </table:table-cell>
          <table:table-cell office:value-type="float" office:value="776.27" calcext:value-type="float">
            <text:p>776.27</text:p>
          </table:table-cell>
          <table:table-cell office:value-type="float" office:value="767.82" calcext:value-type="float">
            <text:p>767.82</text:p>
          </table:table-cell>
          <table:table-cell table:style-name="ce13" office:value-type="float" office:value="767.55" calcext:value-type="float">
            <text:p>767.5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1-14" calcext:value-type="date">
            <text:p>1/14/2010</text:p>
          </table:table-cell>
          <table:table-cell table:style-name="ce6" office:value-type="percentage" office:value="0.0623" calcext:value-type="percentage">
            <text:p>6.23%</text:p>
          </table:table-cell>
          <table:table-cell table:style-name="ce9" office:value-type="percentage" office:value="0.0631" calcext:value-type="percentage">
            <text:p>6.31%</text:p>
          </table:table-cell>
          <table:table-cell office:value-type="float" office:value="776.55" calcext:value-type="float">
            <text:p>776.55</text:p>
          </table:table-cell>
          <table:table-cell office:value-type="float" office:value="768.1" calcext:value-type="float">
            <text:p>768.10</text:p>
          </table:table-cell>
          <table:table-cell table:style-name="ce13" office:value-type="float" office:value="767.77" calcext:value-type="float">
            <text:p>767.7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1-15" calcext:value-type="date">
            <text:p>1/15/2010</text:p>
          </table:table-cell>
          <table:table-cell table:style-name="ce6" office:value-type="percentage" office:value="0.0624" calcext:value-type="percentage">
            <text:p>6.24%</text:p>
          </table:table-cell>
          <table:table-cell table:style-name="ce9" office:value-type="percentage" office:value="0.0632" calcext:value-type="percentage">
            <text:p>6.32%</text:p>
          </table:table-cell>
          <table:table-cell office:value-type="float" office:value="776.12" calcext:value-type="float">
            <text:p>776.12</text:p>
          </table:table-cell>
          <table:table-cell office:value-type="float" office:value="767.67" calcext:value-type="float">
            <text:p>767.67</text:p>
          </table:table-cell>
          <table:table-cell table:style-name="ce13" office:value-type="float" office:value="767.05" calcext:value-type="float">
            <text:p>767.0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1-18" calcext:value-type="date">
            <text:p>1/18/2010</text:p>
          </table:table-cell>
          <table:table-cell table:style-name="ce6" office:value-type="percentage" office:value="0.0625" calcext:value-type="percentage">
            <text:p>6.25%</text:p>
          </table:table-cell>
          <table:table-cell table:style-name="ce9" office:value-type="percentage" office:value="0.0633" calcext:value-type="percentage">
            <text:p>6.33%</text:p>
          </table:table-cell>
          <table:table-cell office:value-type="float" office:value="775.39" calcext:value-type="float">
            <text:p>775.39</text:p>
          </table:table-cell>
          <table:table-cell office:value-type="float" office:value="766.96" calcext:value-type="float">
            <text:p>766.96</text:p>
          </table:table-cell>
          <table:table-cell table:style-name="ce13" office:value-type="float" office:value="766.63" calcext:value-type="float">
            <text:p>766.6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1-19" calcext:value-type="date">
            <text:p>1/19/2010</text:p>
          </table:table-cell>
          <table:table-cell table:style-name="ce6" office:value-type="percentage" office:value="0.0625" calcext:value-type="percentage">
            <text:p>6.25%</text:p>
          </table:table-cell>
          <table:table-cell table:style-name="ce9" office:value-type="percentage" office:value="0.0633" calcext:value-type="percentage">
            <text:p>6.33%</text:p>
          </table:table-cell>
          <table:table-cell office:value-type="float" office:value="775.72" calcext:value-type="float">
            <text:p>775.72</text:p>
          </table:table-cell>
          <table:table-cell office:value-type="float" office:value="767.29" calcext:value-type="float">
            <text:p>767.29</text:p>
          </table:table-cell>
          <table:table-cell table:style-name="ce13" office:value-type="float" office:value="766.96" calcext:value-type="float">
            <text:p>766.9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1-20" calcext:value-type="date">
            <text:p>1/20/2010</text:p>
          </table:table-cell>
          <table:table-cell table:style-name="ce6" office:value-type="percentage" office:value="0.0629" calcext:value-type="percentage">
            <text:p>6.29%</text:p>
          </table:table-cell>
          <table:table-cell table:style-name="ce9" office:value-type="percentage" office:value="0.0637" calcext:value-type="percentage">
            <text:p>6.37%</text:p>
          </table:table-cell>
          <table:table-cell office:value-type="float" office:value="771.83" calcext:value-type="float">
            <text:p>771.83</text:p>
          </table:table-cell>
          <table:table-cell office:value-type="float" office:value="763.45" calcext:value-type="float">
            <text:p>763.45</text:p>
          </table:table-cell>
          <table:table-cell table:style-name="ce13" office:value-type="float" office:value="763.11" calcext:value-type="float">
            <text:p>763.1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1-21" calcext:value-type="date">
            <text:p>1/21/2010</text:p>
          </table:table-cell>
          <table:table-cell table:style-name="ce6" office:value-type="percentage" office:value="0.063" calcext:value-type="percentage">
            <text:p>6.30%</text:p>
          </table:table-cell>
          <table:table-cell table:style-name="ce9" office:value-type="percentage" office:value="0.0638" calcext:value-type="percentage">
            <text:p>6.38%</text:p>
          </table:table-cell>
          <table:table-cell office:value-type="float" office:value="771.11" calcext:value-type="float">
            <text:p>771.11</text:p>
          </table:table-cell>
          <table:table-cell office:value-type="float" office:value="762.73" calcext:value-type="float">
            <text:p>762.73</text:p>
          </table:table-cell>
          <table:table-cell table:style-name="ce13" office:value-type="float" office:value="762.4" calcext:value-type="float">
            <text:p>762.4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1-22" calcext:value-type="date">
            <text:p>1/22/2010</text:p>
          </table:table-cell>
          <table:table-cell table:style-name="ce6" office:value-type="percentage" office:value="0.0632" calcext:value-type="percentage">
            <text:p>6.32%</text:p>
          </table:table-cell>
          <table:table-cell table:style-name="ce9" office:value-type="percentage" office:value="0.064" calcext:value-type="percentage">
            <text:p>6.40%</text:p>
          </table:table-cell>
          <table:table-cell office:value-type="float" office:value="769.63" calcext:value-type="float">
            <text:p>769.63</text:p>
          </table:table-cell>
          <table:table-cell office:value-type="float" office:value="761.28" calcext:value-type="float">
            <text:p>761.28</text:p>
          </table:table-cell>
          <table:table-cell table:style-name="ce13" office:value-type="float" office:value="760.66" calcext:value-type="float">
            <text:p>760.6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1-25" calcext:value-type="date">
            <text:p>1/25/2010</text:p>
          </table:table-cell>
          <table:table-cell table:style-name="ce6" office:value-type="percentage" office:value="0.0633" calcext:value-type="percentage">
            <text:p>6.33%</text:p>
          </table:table-cell>
          <table:table-cell table:style-name="ce9" office:value-type="percentage" office:value="0.0641" calcext:value-type="percentage">
            <text:p>6.41%</text:p>
          </table:table-cell>
          <table:table-cell office:value-type="float" office:value="769.13" calcext:value-type="float">
            <text:p>769.13</text:p>
          </table:table-cell>
          <table:table-cell office:value-type="float" office:value="760.79" calcext:value-type="float">
            <text:p>760.79</text:p>
          </table:table-cell>
          <table:table-cell table:style-name="ce13" office:value-type="float" office:value="760.44" calcext:value-type="float">
            <text:p>760.4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1-26" calcext:value-type="date">
            <text:p>1/26/2010</text:p>
          </table:table-cell>
          <table:table-cell table:style-name="ce6" office:value-type="percentage" office:value="0.0633" calcext:value-type="percentage">
            <text:p>6.33%</text:p>
          </table:table-cell>
          <table:table-cell table:style-name="ce9" office:value-type="percentage" office:value="0.0641" calcext:value-type="percentage">
            <text:p>6.41%</text:p>
          </table:table-cell>
          <table:table-cell office:value-type="float" office:value="769.48" calcext:value-type="float">
            <text:p>769.48</text:p>
          </table:table-cell>
          <table:table-cell office:value-type="float" office:value="761.14" calcext:value-type="float">
            <text:p>761.14</text:p>
          </table:table-cell>
          <table:table-cell table:style-name="ce13" office:value-type="float" office:value="760.79" calcext:value-type="float">
            <text:p>760.7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1-27" calcext:value-type="date">
            <text:p>1/27/2010</text:p>
          </table:table-cell>
          <table:table-cell table:style-name="ce6" office:value-type="percentage" office:value="0.0633" calcext:value-type="percentage">
            <text:p>6.33%</text:p>
          </table:table-cell>
          <table:table-cell table:style-name="ce9" office:value-type="percentage" office:value="0.0641" calcext:value-type="percentage">
            <text:p>6.41%</text:p>
          </table:table-cell>
          <table:table-cell office:value-type="float" office:value="769.84" calcext:value-type="float">
            <text:p>769.84</text:p>
          </table:table-cell>
          <table:table-cell office:value-type="float" office:value="761.49" calcext:value-type="float">
            <text:p>761.49</text:p>
          </table:table-cell>
          <table:table-cell table:style-name="ce13" office:value-type="float" office:value="761.14" calcext:value-type="float">
            <text:p>761.1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1-28" calcext:value-type="date">
            <text:p>1/28/2010</text:p>
          </table:table-cell>
          <table:table-cell table:style-name="ce6" office:value-type="percentage" office:value="0.0631" calcext:value-type="percentage">
            <text:p>6.31%</text:p>
          </table:table-cell>
          <table:table-cell table:style-name="ce9" office:value-type="percentage" office:value="0.0639" calcext:value-type="percentage">
            <text:p>6.39%</text:p>
          </table:table-cell>
          <table:table-cell office:value-type="float" office:value="772.29" calcext:value-type="float">
            <text:p>772.29</text:p>
          </table:table-cell>
          <table:table-cell office:value-type="float" office:value="763.92" calcext:value-type="float">
            <text:p>763.92</text:p>
          </table:table-cell>
          <table:table-cell table:style-name="ce13" office:value-type="float" office:value="763.57" calcext:value-type="float">
            <text:p>763.5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1-29" calcext:value-type="date">
            <text:p>1/29/2010</text:p>
          </table:table-cell>
          <table:table-cell table:style-name="ce6" office:value-type="percentage" office:value="0.0631" calcext:value-type="percentage">
            <text:p>6.31%</text:p>
          </table:table-cell>
          <table:table-cell table:style-name="ce9" office:value-type="percentage" office:value="0.0639" calcext:value-type="percentage">
            <text:p>6.39%</text:p>
          </table:table-cell>
          <table:table-cell office:value-type="float" office:value="772.98" calcext:value-type="float">
            <text:p>772.98</text:p>
          </table:table-cell>
          <table:table-cell office:value-type="float" office:value="764.6" calcext:value-type="float">
            <text:p>764.60</text:p>
          </table:table-cell>
          <table:table-cell table:style-name="ce13" office:value-type="float" office:value="763.92" calcext:value-type="float">
            <text:p>763.9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2-01" calcext:value-type="date">
            <text:p>2/1/2010</text:p>
          </table:table-cell>
          <table:table-cell table:style-name="ce6" office:value-type="percentage" office:value="0.0629" calcext:value-type="percentage">
            <text:p>6.29%</text:p>
          </table:table-cell>
          <table:table-cell table:style-name="ce9" office:value-type="percentage" office:value="0.0637" calcext:value-type="percentage">
            <text:p>6.37%</text:p>
          </table:table-cell>
          <table:table-cell office:value-type="float" office:value="775.45" calcext:value-type="float">
            <text:p>775.45</text:p>
          </table:table-cell>
          <table:table-cell office:value-type="float" office:value="767.04" calcext:value-type="float">
            <text:p>767.04</text:p>
          </table:table-cell>
          <table:table-cell table:style-name="ce13" office:value-type="float" office:value="766.69" calcext:value-type="float">
            <text:p>766.6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2-02" calcext:value-type="date">
            <text:p>2/2/2010</text:p>
          </table:table-cell>
          <table:table-cell table:style-name="ce6" office:value-type="percentage" office:value="0.0628" calcext:value-type="percentage">
            <text:p>6.28%</text:p>
          </table:table-cell>
          <table:table-cell table:style-name="ce9" office:value-type="percentage" office:value="0.0636" calcext:value-type="percentage">
            <text:p>6.36%</text:p>
          </table:table-cell>
          <table:table-cell office:value-type="float" office:value="776.86" calcext:value-type="float">
            <text:p>776.86</text:p>
          </table:table-cell>
          <table:table-cell office:value-type="float" office:value="768.44" calcext:value-type="float">
            <text:p>768.44</text:p>
          </table:table-cell>
          <table:table-cell table:style-name="ce13" office:value-type="float" office:value="768.08" calcext:value-type="float">
            <text:p>768.0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2-03" calcext:value-type="date">
            <text:p>2/3/2010</text:p>
          </table:table-cell>
          <table:table-cell table:style-name="ce6" office:value-type="percentage" office:value="0.0627" calcext:value-type="percentage">
            <text:p>6.27%</text:p>
          </table:table-cell>
          <table:table-cell table:style-name="ce9" office:value-type="percentage" office:value="0.0635" calcext:value-type="percentage">
            <text:p>6.35%</text:p>
          </table:table-cell>
          <table:table-cell office:value-type="float" office:value="778.27" calcext:value-type="float">
            <text:p>778.27</text:p>
          </table:table-cell>
          <table:table-cell office:value-type="float" office:value="769.84" calcext:value-type="float">
            <text:p>769.84</text:p>
          </table:table-cell>
          <table:table-cell table:style-name="ce13" office:value-type="float" office:value="769.49" calcext:value-type="float">
            <text:p>769.4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2-04" calcext:value-type="date">
            <text:p>2/4/2010</text:p>
          </table:table-cell>
          <table:table-cell table:style-name="ce6" office:value-type="percentage" office:value="0.0624" calcext:value-type="percentage">
            <text:p>6.24%</text:p>
          </table:table-cell>
          <table:table-cell table:style-name="ce9" office:value-type="percentage" office:value="0.0632" calcext:value-type="percentage">
            <text:p>6.32%</text:p>
          </table:table-cell>
          <table:table-cell office:value-type="float" office:value="781.82" calcext:value-type="float">
            <text:p>781.82</text:p>
          </table:table-cell>
          <table:table-cell office:value-type="float" office:value="773.34" calcext:value-type="float">
            <text:p>773.34</text:p>
          </table:table-cell>
          <table:table-cell table:style-name="ce13" office:value-type="float" office:value="772.99" calcext:value-type="float">
            <text:p>772.9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2-05" calcext:value-type="date">
            <text:p>2/5/2010</text:p>
          </table:table-cell>
          <table:table-cell table:style-name="ce6" office:value-type="percentage" office:value="0.0619" calcext:value-type="percentage">
            <text:p>6.19%</text:p>
          </table:table-cell>
          <table:table-cell table:style-name="ce9" office:value-type="percentage" office:value="0.0627" calcext:value-type="percentage">
            <text:p>6.27%</text:p>
          </table:table-cell>
          <table:table-cell office:value-type="float" office:value="788.34" calcext:value-type="float">
            <text:p>788.34</text:p>
          </table:table-cell>
          <table:table-cell office:value-type="float" office:value="779.8" calcext:value-type="float">
            <text:p>779.80</text:p>
          </table:table-cell>
          <table:table-cell table:style-name="ce13" office:value-type="float" office:value="779.05" calcext:value-type="float">
            <text:p>779.0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2-08" calcext:value-type="date">
            <text:p>2/8/2010</text:p>
          </table:table-cell>
          <table:table-cell table:style-name="ce6" office:value-type="percentage" office:value="0.0618" calcext:value-type="percentage">
            <text:p>6.18%</text:p>
          </table:table-cell>
          <table:table-cell table:style-name="ce9" office:value-type="percentage" office:value="0.0626" calcext:value-type="percentage">
            <text:p>6.26%</text:p>
          </table:table-cell>
          <table:table-cell office:value-type="float" office:value="789.8" calcext:value-type="float">
            <text:p>789.80</text:p>
          </table:table-cell>
          <table:table-cell office:value-type="float" office:value="781.24" calcext:value-type="float">
            <text:p>781.24</text:p>
          </table:table-cell>
          <table:table-cell table:style-name="ce13" office:value-type="float" office:value="780.86" calcext:value-type="float">
            <text:p>780.8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2-09" calcext:value-type="date">
            <text:p>2/9/2010</text:p>
          </table:table-cell>
          <table:table-cell table:style-name="ce6" office:value-type="percentage" office:value="0.0618" calcext:value-type="percentage">
            <text:p>6.18%</text:p>
          </table:table-cell>
          <table:table-cell table:style-name="ce9" office:value-type="percentage" office:value="0.0626" calcext:value-type="percentage">
            <text:p>6.26%</text:p>
          </table:table-cell>
          <table:table-cell office:value-type="float" office:value="790.17" calcext:value-type="float">
            <text:p>790.17</text:p>
          </table:table-cell>
          <table:table-cell office:value-type="float" office:value="781.61" calcext:value-type="float">
            <text:p>781.61</text:p>
          </table:table-cell>
          <table:table-cell table:style-name="ce13" office:value-type="float" office:value="781.24" calcext:value-type="float">
            <text:p>781.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2-10" calcext:value-type="date">
            <text:p>2/10/2010</text:p>
          </table:table-cell>
          <table:table-cell table:style-name="ce6" office:value-type="percentage" office:value="0.062" calcext:value-type="percentage">
            <text:p>6.20%</text:p>
          </table:table-cell>
          <table:table-cell table:style-name="ce9" office:value-type="percentage" office:value="0.0628" calcext:value-type="percentage">
            <text:p>6.28%</text:p>
          </table:table-cell>
          <table:table-cell office:value-type="float" office:value="788.4" calcext:value-type="float">
            <text:p>788.40</text:p>
          </table:table-cell>
          <table:table-cell office:value-type="float" office:value="779.87" calcext:value-type="float">
            <text:p>779.87</text:p>
          </table:table-cell>
          <table:table-cell table:style-name="ce13" office:value-type="float" office:value="779.49" calcext:value-type="float">
            <text:p>779.4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2-11" calcext:value-type="date">
            <text:p>2/11/2010</text:p>
          </table:table-cell>
          <table:table-cell table:style-name="ce6" office:value-type="percentage" office:value="0.0619" calcext:value-type="percentage">
            <text:p>6.19%</text:p>
          </table:table-cell>
          <table:table-cell table:style-name="ce9" office:value-type="percentage" office:value="0.0627" calcext:value-type="percentage">
            <text:p>6.27%</text:p>
          </table:table-cell>
          <table:table-cell office:value-type="float" office:value="789.85" calcext:value-type="float">
            <text:p>789.85</text:p>
          </table:table-cell>
          <table:table-cell office:value-type="float" office:value="781.3" calcext:value-type="float">
            <text:p>781.30</text:p>
          </table:table-cell>
          <table:table-cell table:style-name="ce13" office:value-type="float" office:value="780.93" calcext:value-type="float">
            <text:p>780.9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2-12" calcext:value-type="date">
            <text:p>2/12/2010</text:p>
          </table:table-cell>
          <table:table-cell table:style-name="ce6" office:value-type="percentage" office:value="0.0619" calcext:value-type="percentage">
            <text:p>6.19%</text:p>
          </table:table-cell>
          <table:table-cell table:style-name="ce9" office:value-type="percentage" office:value="0.0627" calcext:value-type="percentage">
            <text:p>6.27%</text:p>
          </table:table-cell>
          <table:table-cell office:value-type="float" office:value="790.99" calcext:value-type="float">
            <text:p>790.99</text:p>
          </table:table-cell>
          <table:table-cell office:value-type="float" office:value="782.43" calcext:value-type="float">
            <text:p>782.43</text:p>
          </table:table-cell>
          <table:table-cell table:style-name="ce13" office:value-type="float" office:value="781.32" calcext:value-type="float">
            <text:p>781.3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2-17" calcext:value-type="date">
            <text:p>2/17/2010</text:p>
          </table:table-cell>
          <table:table-cell table:style-name="ce6" office:value-type="percentage" office:value="0.062" calcext:value-type="percentage">
            <text:p>6.20%</text:p>
          </table:table-cell>
          <table:table-cell table:style-name="ce9" office:value-type="percentage" office:value="0.0628" calcext:value-type="percentage">
            <text:p>6.28%</text:p>
          </table:table-cell>
          <table:table-cell office:value-type="float" office:value="790.28" calcext:value-type="float">
            <text:p>790.28</text:p>
          </table:table-cell>
          <table:table-cell office:value-type="float" office:value="781.73" calcext:value-type="float">
            <text:p>781.73</text:p>
          </table:table-cell>
          <table:table-cell table:style-name="ce13" office:value-type="float" office:value="781.36" calcext:value-type="float">
            <text:p>781.3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2-18" calcext:value-type="date">
            <text:p>2/18/2010</text:p>
          </table:table-cell>
          <table:table-cell table:style-name="ce6" office:value-type="percentage" office:value="0.0619" calcext:value-type="percentage">
            <text:p>6.19%</text:p>
          </table:table-cell>
          <table:table-cell table:style-name="ce9" office:value-type="percentage" office:value="0.0627" calcext:value-type="percentage">
            <text:p>6.27%</text:p>
          </table:table-cell>
          <table:table-cell office:value-type="float" office:value="791.73" calcext:value-type="float">
            <text:p>791.73</text:p>
          </table:table-cell>
          <table:table-cell office:value-type="float" office:value="783.17" calcext:value-type="float">
            <text:p>783.17</text:p>
          </table:table-cell>
          <table:table-cell table:style-name="ce13" office:value-type="float" office:value="782.8" calcext:value-type="float">
            <text:p>782.8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2-19" calcext:value-type="date">
            <text:p>2/19/2010</text:p>
          </table:table-cell>
          <table:table-cell table:style-name="ce6" office:value-type="percentage" office:value="0.0619" calcext:value-type="percentage">
            <text:p>6.19%</text:p>
          </table:table-cell>
          <table:table-cell table:style-name="ce9" office:value-type="percentage" office:value="0.0627" calcext:value-type="percentage">
            <text:p>6.27%</text:p>
          </table:table-cell>
          <table:table-cell office:value-type="float" office:value="792.48" calcext:value-type="float">
            <text:p>792.48</text:p>
          </table:table-cell>
          <table:table-cell office:value-type="float" office:value="783.91" calcext:value-type="float">
            <text:p>783.91</text:p>
          </table:table-cell>
          <table:table-cell table:style-name="ce13" office:value-type="float" office:value="783.17" calcext:value-type="float">
            <text:p>783.1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2-22" calcext:value-type="date">
            <text:p>2/22/2010</text:p>
          </table:table-cell>
          <table:table-cell table:style-name="ce6" office:value-type="percentage" office:value="0.0619" calcext:value-type="percentage">
            <text:p>6.19%</text:p>
          </table:table-cell>
          <table:table-cell table:style-name="ce9" office:value-type="percentage" office:value="0.0627" calcext:value-type="percentage">
            <text:p>6.27%</text:p>
          </table:table-cell>
          <table:table-cell office:value-type="float" office:value="792.86" calcext:value-type="float">
            <text:p>792.86</text:p>
          </table:table-cell>
          <table:table-cell office:value-type="float" office:value="784.29" calcext:value-type="float">
            <text:p>784.29</text:p>
          </table:table-cell>
          <table:table-cell table:style-name="ce13" office:value-type="float" office:value="783.91" calcext:value-type="float">
            <text:p>783.9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2-23" calcext:value-type="date">
            <text:p>2/23/2010</text:p>
          </table:table-cell>
          <table:table-cell table:style-name="ce6" office:value-type="percentage" office:value="0.0619" calcext:value-type="percentage">
            <text:p>6.19%</text:p>
          </table:table-cell>
          <table:table-cell table:style-name="ce9" office:value-type="percentage" office:value="0.0627" calcext:value-type="percentage">
            <text:p>6.27%</text:p>
          </table:table-cell>
          <table:table-cell office:value-type="float" office:value="793.23" calcext:value-type="float">
            <text:p>793.23</text:p>
          </table:table-cell>
          <table:table-cell office:value-type="float" office:value="784.66" calcext:value-type="float">
            <text:p>784.66</text:p>
          </table:table-cell>
          <table:table-cell table:style-name="ce13" office:value-type="float" office:value="784.29" calcext:value-type="float">
            <text:p>784.2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2-24" calcext:value-type="date">
            <text:p>2/24/2010</text:p>
          </table:table-cell>
          <table:table-cell table:style-name="ce6" office:value-type="percentage" office:value="0.0619" calcext:value-type="percentage">
            <text:p>6.19%</text:p>
          </table:table-cell>
          <table:table-cell table:style-name="ce9" office:value-type="percentage" office:value="0.0627" calcext:value-type="percentage">
            <text:p>6.27%</text:p>
          </table:table-cell>
          <table:table-cell office:value-type="float" office:value="793.95" calcext:value-type="float">
            <text:p>793.95</text:p>
          </table:table-cell>
          <table:table-cell office:value-type="float" office:value="785.37" calcext:value-type="float">
            <text:p>785.37</text:p>
          </table:table-cell>
          <table:table-cell table:style-name="ce13" office:value-type="float" office:value="784.96" calcext:value-type="float">
            <text:p>784.9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2-25" calcext:value-type="date">
            <text:p>2/25/2010</text:p>
          </table:table-cell>
          <table:table-cell table:style-name="ce6" office:value-type="percentage" office:value="0.0619" calcext:value-type="percentage">
            <text:p>6.19%</text:p>
          </table:table-cell>
          <table:table-cell table:style-name="ce9" office:value-type="percentage" office:value="0.0627" calcext:value-type="percentage">
            <text:p>6.27%</text:p>
          </table:table-cell>
          <table:table-cell office:value-type="float" office:value="794.35" calcext:value-type="float">
            <text:p>794.35</text:p>
          </table:table-cell>
          <table:table-cell office:value-type="float" office:value="785.77" calcext:value-type="float">
            <text:p>785.77</text:p>
          </table:table-cell>
          <table:table-cell table:style-name="ce13" office:value-type="float" office:value="785.37" calcext:value-type="float">
            <text:p>785.3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2-26" calcext:value-type="date">
            <text:p>2/26/2010</text:p>
          </table:table-cell>
          <table:table-cell table:style-name="ce6" office:value-type="percentage" office:value="0.0619" calcext:value-type="percentage">
            <text:p>6.19%</text:p>
          </table:table-cell>
          <table:table-cell table:style-name="ce9" office:value-type="percentage" office:value="0.0627" calcext:value-type="percentage">
            <text:p>6.27%</text:p>
          </table:table-cell>
          <table:table-cell office:value-type="float" office:value="795.21" calcext:value-type="float">
            <text:p>795.21</text:p>
          </table:table-cell>
          <table:table-cell office:value-type="float" office:value="786.62" calcext:value-type="float">
            <text:p>786.62</text:p>
          </table:table-cell>
          <table:table-cell table:style-name="ce13" office:value-type="float" office:value="785.77" calcext:value-type="float">
            <text:p>785.7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3-01" calcext:value-type="date">
            <text:p>3/1/2010</text:p>
          </table:table-cell>
          <table:table-cell table:style-name="ce6" office:value-type="percentage" office:value="0.0621" calcext:value-type="percentage">
            <text:p>6.21%</text:p>
          </table:table-cell>
          <table:table-cell table:style-name="ce9" office:value-type="percentage" office:value="0.0629" calcext:value-type="percentage">
            <text:p>6.29%</text:p>
          </table:table-cell>
          <table:table-cell office:value-type="float" office:value="793.46" calcext:value-type="float">
            <text:p>793.46</text:p>
          </table:table-cell>
          <table:table-cell office:value-type="float" office:value="784.9" calcext:value-type="float">
            <text:p>784.90</text:p>
          </table:table-cell>
          <table:table-cell table:style-name="ce13" office:value-type="float" office:value="784.49" calcext:value-type="float">
            <text:p>784.4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3-02" calcext:value-type="date">
            <text:p>3/2/2010</text:p>
          </table:table-cell>
          <table:table-cell table:style-name="ce6" office:value-type="percentage" office:value="0.0621" calcext:value-type="percentage">
            <text:p>6.21%</text:p>
          </table:table-cell>
          <table:table-cell table:style-name="ce9" office:value-type="percentage" office:value="0.0629" calcext:value-type="percentage">
            <text:p>6.29%</text:p>
          </table:table-cell>
          <table:table-cell office:value-type="float" office:value="793.87" calcext:value-type="float">
            <text:p>793.87</text:p>
          </table:table-cell>
          <table:table-cell office:value-type="float" office:value="785.3" calcext:value-type="float">
            <text:p>785.30</text:p>
          </table:table-cell>
          <table:table-cell table:style-name="ce13" office:value-type="float" office:value="784.9" calcext:value-type="float">
            <text:p>784.9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3-03" calcext:value-type="date">
            <text:p>3/3/2010</text:p>
          </table:table-cell>
          <table:table-cell table:style-name="ce6" office:value-type="percentage" office:value="0.0621" calcext:value-type="percentage">
            <text:p>6.21%</text:p>
          </table:table-cell>
          <table:table-cell table:style-name="ce9" office:value-type="percentage" office:value="0.0629" calcext:value-type="percentage">
            <text:p>6.29%</text:p>
          </table:table-cell>
          <table:table-cell office:value-type="float" office:value="794.28" calcext:value-type="float">
            <text:p>794.28</text:p>
          </table:table-cell>
          <table:table-cell office:value-type="float" office:value="785.71" calcext:value-type="float">
            <text:p>785.71</text:p>
          </table:table-cell>
          <table:table-cell table:style-name="ce13" office:value-type="float" office:value="785.3" calcext:value-type="float">
            <text:p>785.3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3-04" calcext:value-type="date">
            <text:p>3/4/2010</text:p>
          </table:table-cell>
          <table:table-cell table:style-name="ce6" office:value-type="percentage" office:value="0.0621" calcext:value-type="percentage">
            <text:p>6.21%</text:p>
          </table:table-cell>
          <table:table-cell table:style-name="ce9" office:value-type="percentage" office:value="0.0629" calcext:value-type="percentage">
            <text:p>6.29%</text:p>
          </table:table-cell>
          <table:table-cell office:value-type="float" office:value="794.69" calcext:value-type="float">
            <text:p>794.69</text:p>
          </table:table-cell>
          <table:table-cell office:value-type="float" office:value="786.12" calcext:value-type="float">
            <text:p>786.12</text:p>
          </table:table-cell>
          <table:table-cell table:style-name="ce13" office:value-type="float" office:value="785.71" calcext:value-type="float">
            <text:p>785.7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3-05" calcext:value-type="date">
            <text:p>3/5/2010</text:p>
          </table:table-cell>
          <table:table-cell table:style-name="ce6" office:value-type="percentage" office:value="0.0622" calcext:value-type="percentage">
            <text:p>6.22%</text:p>
          </table:table-cell>
          <table:table-cell table:style-name="ce9" office:value-type="percentage" office:value="0.063" calcext:value-type="percentage">
            <text:p>6.30%</text:p>
          </table:table-cell>
          <table:table-cell office:value-type="float" office:value="794.47" calcext:value-type="float">
            <text:p>794.47</text:p>
          </table:table-cell>
          <table:table-cell office:value-type="float" office:value="785.9" calcext:value-type="float">
            <text:p>785.90</text:p>
          </table:table-cell>
          <table:table-cell table:style-name="ce13" office:value-type="float" office:value="785.06" calcext:value-type="float">
            <text:p>785.0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3-08" calcext:value-type="date">
            <text:p>3/8/2010</text:p>
          </table:table-cell>
          <table:table-cell table:style-name="ce6" office:value-type="percentage" office:value="0.0623" calcext:value-type="percentage">
            <text:p>6.23%</text:p>
          </table:table-cell>
          <table:table-cell table:style-name="ce9" office:value-type="percentage" office:value="0.0631" calcext:value-type="percentage">
            <text:p>6.31%</text:p>
          </table:table-cell>
          <table:table-cell office:value-type="float" office:value="793.8" calcext:value-type="float">
            <text:p>793.80</text:p>
          </table:table-cell>
          <table:table-cell office:value-type="float" office:value="785.25" calcext:value-type="float">
            <text:p>785.25</text:p>
          </table:table-cell>
          <table:table-cell table:style-name="ce13" office:value-type="float" office:value="784.84" calcext:value-type="float">
            <text:p>784.8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3-09" calcext:value-type="date">
            <text:p>3/9/2010</text:p>
          </table:table-cell>
          <table:table-cell table:style-name="ce6" office:value-type="percentage" office:value="0.0623" calcext:value-type="percentage">
            <text:p>6.23%</text:p>
          </table:table-cell>
          <table:table-cell table:style-name="ce9" office:value-type="percentage" office:value="0.0631" calcext:value-type="percentage">
            <text:p>6.31%</text:p>
          </table:table-cell>
          <table:table-cell office:value-type="float" office:value="794.21" calcext:value-type="float">
            <text:p>794.21</text:p>
          </table:table-cell>
          <table:table-cell office:value-type="float" office:value="785.65" calcext:value-type="float">
            <text:p>785.65</text:p>
          </table:table-cell>
          <table:table-cell table:style-name="ce13" office:value-type="float" office:value="785.25" calcext:value-type="float">
            <text:p>785.2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3-10" calcext:value-type="date">
            <text:p>3/10/2010</text:p>
          </table:table-cell>
          <table:table-cell table:style-name="ce6" office:value-type="percentage" office:value="0.0623" calcext:value-type="percentage">
            <text:p>6.23%</text:p>
          </table:table-cell>
          <table:table-cell table:style-name="ce9" office:value-type="percentage" office:value="0.0631" calcext:value-type="percentage">
            <text:p>6.31%</text:p>
          </table:table-cell>
          <table:table-cell office:value-type="float" office:value="794.62" calcext:value-type="float">
            <text:p>794.62</text:p>
          </table:table-cell>
          <table:table-cell office:value-type="float" office:value="786.06" calcext:value-type="float">
            <text:p>786.06</text:p>
          </table:table-cell>
          <table:table-cell table:style-name="ce13" office:value-type="float" office:value="785.65" calcext:value-type="float">
            <text:p>785.6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3-11" calcext:value-type="date">
            <text:p>3/11/2010</text:p>
          </table:table-cell>
          <table:table-cell table:style-name="ce6" office:value-type="percentage" office:value="0.0624" calcext:value-type="percentage">
            <text:p>6.24%</text:p>
          </table:table-cell>
          <table:table-cell table:style-name="ce9" office:value-type="percentage" office:value="0.0632" calcext:value-type="percentage">
            <text:p>6.32%</text:p>
          </table:table-cell>
          <table:table-cell office:value-type="float" office:value="793.96" calcext:value-type="float">
            <text:p>793.96</text:p>
          </table:table-cell>
          <table:table-cell office:value-type="float" office:value="785.41" calcext:value-type="float">
            <text:p>785.41</text:p>
          </table:table-cell>
          <table:table-cell table:style-name="ce13" office:value-type="float" office:value="785" calcext:value-type="float">
            <text:p>785.0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3-12" calcext:value-type="date">
            <text:p>3/12/2010</text:p>
          </table:table-cell>
          <table:table-cell table:style-name="ce6" office:value-type="percentage" office:value="0.0625" calcext:value-type="percentage">
            <text:p>6.25%</text:p>
          </table:table-cell>
          <table:table-cell table:style-name="ce9" office:value-type="percentage" office:value="0.0633" calcext:value-type="percentage">
            <text:p>6.33%</text:p>
          </table:table-cell>
          <table:table-cell office:value-type="float" office:value="793.73" calcext:value-type="float">
            <text:p>793.73</text:p>
          </table:table-cell>
          <table:table-cell office:value-type="float" office:value="785.19" calcext:value-type="float">
            <text:p>785.19</text:p>
          </table:table-cell>
          <table:table-cell table:style-name="ce13" office:value-type="float" office:value="784.7" calcext:value-type="float">
            <text:p>784.7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3-15" calcext:value-type="date">
            <text:p>3/15/2010</text:p>
          </table:table-cell>
          <table:table-cell table:style-name="ce6" office:value-type="percentage" office:value="0.0625" calcext:value-type="percentage">
            <text:p>6.25%</text:p>
          </table:table-cell>
          <table:table-cell table:style-name="ce9" office:value-type="percentage" office:value="0.0633" calcext:value-type="percentage">
            <text:p>6.33%</text:p>
          </table:table-cell>
          <table:table-cell office:value-type="float" office:value="794.02" calcext:value-type="float">
            <text:p>794.02</text:p>
          </table:table-cell>
          <table:table-cell office:value-type="float" office:value="785.48" calcext:value-type="float">
            <text:p>785.48</text:p>
          </table:table-cell>
          <table:table-cell table:style-name="ce13" office:value-type="float" office:value="785.19" calcext:value-type="float">
            <text:p>785.1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3-16" calcext:value-type="date">
            <text:p>3/16/2010</text:p>
          </table:table-cell>
          <table:table-cell table:style-name="ce6" office:value-type="percentage" office:value="0.0625" calcext:value-type="percentage">
            <text:p>6.25%</text:p>
          </table:table-cell>
          <table:table-cell table:style-name="ce9" office:value-type="percentage" office:value="0.0633" calcext:value-type="percentage">
            <text:p>6.33%</text:p>
          </table:table-cell>
          <table:table-cell office:value-type="float" office:value="794.31" calcext:value-type="float">
            <text:p>794.31</text:p>
          </table:table-cell>
          <table:table-cell office:value-type="float" office:value="785.77" calcext:value-type="float">
            <text:p>785.77</text:p>
          </table:table-cell>
          <table:table-cell table:style-name="ce13" office:value-type="float" office:value="785.48" calcext:value-type="float">
            <text:p>785.4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3-17" calcext:value-type="date">
            <text:p>3/17/2010</text:p>
          </table:table-cell>
          <table:table-cell table:style-name="ce6" office:value-type="percentage" office:value="0.0625" calcext:value-type="percentage">
            <text:p>6.25%</text:p>
          </table:table-cell>
          <table:table-cell table:style-name="ce9" office:value-type="percentage" office:value="0.0633" calcext:value-type="percentage">
            <text:p>6.33%</text:p>
          </table:table-cell>
          <table:table-cell office:value-type="float" office:value="794.61" calcext:value-type="float">
            <text:p>794.61</text:p>
          </table:table-cell>
          <table:table-cell office:value-type="float" office:value="786.06" calcext:value-type="float">
            <text:p>786.06</text:p>
          </table:table-cell>
          <table:table-cell table:style-name="ce13" office:value-type="float" office:value="785.77" calcext:value-type="float">
            <text:p>785.7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3-18" calcext:value-type="date">
            <text:p>3/18/2010</text:p>
          </table:table-cell>
          <table:table-cell table:style-name="ce6" office:value-type="percentage" office:value="0.0623" calcext:value-type="percentage">
            <text:p>6.23%</text:p>
          </table:table-cell>
          <table:table-cell table:style-name="ce9" office:value-type="percentage" office:value="0.0631" calcext:value-type="percentage">
            <text:p>6.31%</text:p>
          </table:table-cell>
          <table:table-cell office:value-type="float" office:value="797.05" calcext:value-type="float">
            <text:p>797.05</text:p>
          </table:table-cell>
          <table:table-cell office:value-type="float" office:value="788.48" calcext:value-type="float">
            <text:p>788.48</text:p>
          </table:table-cell>
          <table:table-cell table:style-name="ce13" office:value-type="float" office:value="788.19" calcext:value-type="float">
            <text:p>788.1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3-19" calcext:value-type="date">
            <text:p>3/19/2010</text:p>
          </table:table-cell>
          <table:table-cell table:style-name="ce6" office:value-type="percentage" office:value="0.0622" calcext:value-type="percentage">
            <text:p>6.22%</text:p>
          </table:table-cell>
          <table:table-cell table:style-name="ce9" office:value-type="percentage" office:value="0.063" calcext:value-type="percentage">
            <text:p>6.30%</text:p>
          </table:table-cell>
          <table:table-cell office:value-type="float" office:value="798.62" calcext:value-type="float">
            <text:p>798.62</text:p>
          </table:table-cell>
          <table:table-cell office:value-type="float" office:value="790.03" calcext:value-type="float">
            <text:p>790.03</text:p>
          </table:table-cell>
          <table:table-cell table:style-name="ce13" office:value-type="float" office:value="789.54" calcext:value-type="float">
            <text:p>789.5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3-22" calcext:value-type="date">
            <text:p>3/22/2010</text:p>
          </table:table-cell>
          <table:table-cell table:style-name="ce6" office:value-type="percentage" office:value="0.0621" calcext:value-type="percentage">
            <text:p>6.21%</text:p>
          </table:table-cell>
          <table:table-cell table:style-name="ce9" office:value-type="percentage" office:value="0.0629" calcext:value-type="percentage">
            <text:p>6.29%</text:p>
          </table:table-cell>
          <table:table-cell office:value-type="float" office:value="799.99" calcext:value-type="float">
            <text:p>799.99</text:p>
          </table:table-cell>
          <table:table-cell office:value-type="float" office:value="791.39" calcext:value-type="float">
            <text:p>791.39</text:p>
          </table:table-cell>
          <table:table-cell table:style-name="ce13" office:value-type="float" office:value="791.1" calcext:value-type="float">
            <text:p>791.1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3-23" calcext:value-type="date">
            <text:p>3/23/2010</text:p>
          </table:table-cell>
          <table:table-cell table:style-name="ce6" office:value-type="percentage" office:value="0.062" calcext:value-type="percentage">
            <text:p>6.20%</text:p>
          </table:table-cell>
          <table:table-cell table:style-name="ce9" office:value-type="percentage" office:value="0.0628" calcext:value-type="percentage">
            <text:p>6.28%</text:p>
          </table:table-cell>
          <table:table-cell office:value-type="float" office:value="801.36" calcext:value-type="float">
            <text:p>801.36</text:p>
          </table:table-cell>
          <table:table-cell office:value-type="float" office:value="792.75" calcext:value-type="float">
            <text:p>792.75</text:p>
          </table:table-cell>
          <table:table-cell table:style-name="ce3" office:value-type="float" office:value="792.46" calcext:value-type="float">
            <text:p>792.4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3-24" calcext:value-type="date">
            <text:p>3/24/2010</text:p>
          </table:table-cell>
          <table:table-cell table:style-name="ce6" office:value-type="percentage" office:value="0.0621" calcext:value-type="percentage">
            <text:p>6.21%</text:p>
          </table:table-cell>
          <table:table-cell table:style-name="ce9" office:value-type="percentage" office:value="0.0629" calcext:value-type="percentage">
            <text:p>6.29%</text:p>
          </table:table-cell>
          <table:table-cell office:value-type="float" office:value="800.86" calcext:value-type="float">
            <text:p>800.86</text:p>
          </table:table-cell>
          <table:table-cell office:value-type="float" office:value="792.25" calcext:value-type="float">
            <text:p>792.25</text:p>
          </table:table-cell>
          <table:table-cell table:style-name="ce3" office:value-type="float" office:value="791.93" calcext:value-type="float">
            <text:p>791.9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3-25" calcext:value-type="date">
            <text:p>3/25/2010</text:p>
          </table:table-cell>
          <table:table-cell table:style-name="ce6" office:value-type="percentage" office:value="0.062" calcext:value-type="percentage">
            <text:p>6.20%</text:p>
          </table:table-cell>
          <table:table-cell table:style-name="ce9" office:value-type="percentage" office:value="0.0628" calcext:value-type="percentage">
            <text:p>6.28%</text:p>
          </table:table-cell>
          <table:table-cell office:value-type="float" office:value="802.26" calcext:value-type="float">
            <text:p>802.26</text:p>
          </table:table-cell>
          <table:table-cell office:value-type="float" office:value="793.64" calcext:value-type="float">
            <text:p>793.64</text:p>
          </table:table-cell>
          <table:table-cell table:style-name="ce3" office:value-type="float" office:value="793.32" calcext:value-type="float">
            <text:p>793.3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3-26" calcext:value-type="date">
            <text:p>3/26/2010</text:p>
          </table:table-cell>
          <table:table-cell table:style-name="ce6" office:value-type="percentage" office:value="0.0618" calcext:value-type="percentage">
            <text:p>6.18%</text:p>
          </table:table-cell>
          <table:table-cell table:style-name="ce9" office:value-type="percentage" office:value="0.0626" calcext:value-type="percentage">
            <text:p>6.26%</text:p>
          </table:table-cell>
          <table:table-cell office:value-type="float" office:value="805.01" calcext:value-type="float">
            <text:p>805.01</text:p>
          </table:table-cell>
          <table:table-cell office:value-type="float" office:value="796.36" calcext:value-type="float">
            <text:p>796.36</text:p>
          </table:table-cell>
          <table:table-cell table:style-name="ce3" office:value-type="float" office:value="795.79" calcext:value-type="float">
            <text:p>795.7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3-29" calcext:value-type="date">
            <text:p>3/29/2010</text:p>
          </table:table-cell>
          <table:table-cell table:style-name="ce6" office:value-type="percentage" office:value="0.0617" calcext:value-type="percentage">
            <text:p>6.17%</text:p>
          </table:table-cell>
          <table:table-cell table:style-name="ce9" office:value-type="percentage" office:value="0.0625" calcext:value-type="percentage">
            <text:p>6.25%</text:p>
          </table:table-cell>
          <table:table-cell office:value-type="float" office:value="806.42" calcext:value-type="float">
            <text:p>806.42</text:p>
          </table:table-cell>
          <table:table-cell office:value-type="float" office:value="797.76" calcext:value-type="float">
            <text:p>797.76</text:p>
          </table:table-cell>
          <table:table-cell table:style-name="ce3" office:value-type="float" office:value="797.44" calcext:value-type="float">
            <text:p>797.4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3-30" calcext:value-type="date">
            <text:p>3/30/2010</text:p>
          </table:table-cell>
          <table:table-cell table:style-name="ce6" office:value-type="percentage" office:value="0.0616" calcext:value-type="percentage">
            <text:p>6.16%</text:p>
          </table:table-cell>
          <table:table-cell table:style-name="ce9" office:value-type="percentage" office:value="0.0624" calcext:value-type="percentage">
            <text:p>6.24%</text:p>
          </table:table-cell>
          <table:table-cell office:value-type="float" office:value="807.83" calcext:value-type="float">
            <text:p>807.83</text:p>
          </table:table-cell>
          <table:table-cell office:value-type="float" office:value="799.16" calcext:value-type="float">
            <text:p>799.16</text:p>
          </table:table-cell>
          <table:table-cell table:style-name="ce3" office:value-type="float" office:value="798.84" calcext:value-type="float">
            <text:p>798.8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3-31" calcext:value-type="date">
            <text:p>3/31/2010</text:p>
          </table:table-cell>
          <table:table-cell table:style-name="ce6" office:value-type="percentage" office:value="0.0616" calcext:value-type="percentage">
            <text:p>6.16%</text:p>
          </table:table-cell>
          <table:table-cell table:style-name="ce9" office:value-type="percentage" office:value="0.0624" calcext:value-type="percentage">
            <text:p>6.24%</text:p>
          </table:table-cell>
          <table:table-cell office:value-type="float" office:value="808.15" calcext:value-type="float">
            <text:p>808.15</text:p>
          </table:table-cell>
          <table:table-cell office:value-type="float" office:value="799.48" calcext:value-type="float">
            <text:p>799.48</text:p>
          </table:table-cell>
          <table:table-cell table:style-name="ce3" office:value-type="float" office:value="799.16" calcext:value-type="float">
            <text:p>799.1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4-01" calcext:value-type="date">
            <text:p>4/1/2010</text:p>
          </table:table-cell>
          <table:table-cell table:style-name="ce6" office:value-type="percentage" office:value="0.0615" calcext:value-type="percentage">
            <text:p>6.15%</text:p>
          </table:table-cell>
          <table:table-cell table:style-name="ce9" office:value-type="percentage" office:value="0.0623" calcext:value-type="percentage">
            <text:p>6.23%</text:p>
          </table:table-cell>
          <table:table-cell office:value-type="float" office:value="809.96" calcext:value-type="float">
            <text:p>809.96</text:p>
          </table:table-cell>
          <table:table-cell office:value-type="float" office:value="801.26" calcext:value-type="float">
            <text:p>801.26</text:p>
          </table:table-cell>
          <table:table-cell table:style-name="ce3" office:value-type="float" office:value="800.56" calcext:value-type="float">
            <text:p>800.5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4-05" calcext:value-type="date">
            <text:p>4/5/2010</text:p>
          </table:table-cell>
          <table:table-cell table:style-name="ce6" office:value-type="percentage" office:value="0.0615" calcext:value-type="percentage">
            <text:p>6.15%</text:p>
          </table:table-cell>
          <table:table-cell table:style-name="ce9" office:value-type="percentage" office:value="0.0623" calcext:value-type="percentage">
            <text:p>6.23%</text:p>
          </table:table-cell>
          <table:table-cell office:value-type="float" office:value="810.28" calcext:value-type="float">
            <text:p>810.28</text:p>
          </table:table-cell>
          <table:table-cell office:value-type="float" office:value="801.59" calcext:value-type="float">
            <text:p>801.59</text:p>
          </table:table-cell>
          <table:table-cell table:style-name="ce3" office:value-type="float" office:value="801.26" calcext:value-type="float">
            <text:p>801.2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4-06" calcext:value-type="date">
            <text:p>4/6/2010</text:p>
          </table:table-cell>
          <table:table-cell table:style-name="ce6" office:value-type="percentage" office:value="0.0614" calcext:value-type="percentage">
            <text:p>6.14%</text:p>
          </table:table-cell>
          <table:table-cell table:style-name="ce9" office:value-type="percentage" office:value="0.0622" calcext:value-type="percentage">
            <text:p>6.22%</text:p>
          </table:table-cell>
          <table:table-cell office:value-type="float" office:value="811.69" calcext:value-type="float">
            <text:p>811.69</text:p>
          </table:table-cell>
          <table:table-cell office:value-type="float" office:value="802.99" calcext:value-type="float">
            <text:p>802.99</text:p>
          </table:table-cell>
          <table:table-cell table:style-name="ce3" office:value-type="float" office:value="802.67" calcext:value-type="float">
            <text:p>802.6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4-07" calcext:value-type="date">
            <text:p>4/7/2010</text:p>
          </table:table-cell>
          <table:table-cell table:style-name="ce6" office:value-type="percentage" office:value="0.0614" calcext:value-type="percentage">
            <text:p>6.14%</text:p>
          </table:table-cell>
          <table:table-cell table:style-name="ce9" office:value-type="percentage" office:value="0.0622" calcext:value-type="percentage">
            <text:p>6.22%</text:p>
          </table:table-cell>
          <table:table-cell office:value-type="float" office:value="812.02" calcext:value-type="float">
            <text:p>812.02</text:p>
          </table:table-cell>
          <table:table-cell office:value-type="float" office:value="803.31" calcext:value-type="float">
            <text:p>803.31</text:p>
          </table:table-cell>
          <table:table-cell table:style-name="ce3" office:value-type="float" office:value="802.99" calcext:value-type="float">
            <text:p>802.9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4-08" calcext:value-type="date">
            <text:p>4/8/2010</text:p>
          </table:table-cell>
          <table:table-cell table:style-name="ce6" office:value-type="percentage" office:value="0.0611" calcext:value-type="percentage">
            <text:p>6.11%</text:p>
          </table:table-cell>
          <table:table-cell table:style-name="ce9" office:value-type="percentage" office:value="0.0619" calcext:value-type="percentage">
            <text:p>6.19%</text:p>
          </table:table-cell>
          <table:table-cell office:value-type="float" office:value="815.76" calcext:value-type="float">
            <text:p>815.76</text:p>
          </table:table-cell>
          <table:table-cell office:value-type="float" office:value="807.01" calcext:value-type="float">
            <text:p>807.01</text:p>
          </table:table-cell>
          <table:table-cell table:style-name="ce3" office:value-type="float" office:value="806.69" calcext:value-type="float">
            <text:p>806.6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4-09" calcext:value-type="date">
            <text:p>4/9/2010</text:p>
          </table:table-cell>
          <table:table-cell table:style-name="ce6" office:value-type="percentage" office:value="0.0603" calcext:value-type="percentage">
            <text:p>6.03%</text:p>
          </table:table-cell>
          <table:table-cell table:style-name="ce9" office:value-type="percentage" office:value="0.0611" calcext:value-type="percentage">
            <text:p>6.11%</text:p>
          </table:table-cell>
          <table:table-cell office:value-type="float" office:value="825.22" calcext:value-type="float">
            <text:p>825.22</text:p>
          </table:table-cell>
          <table:table-cell office:value-type="float" office:value="816.36" calcext:value-type="float">
            <text:p>816.36</text:p>
          </table:table-cell>
          <table:table-cell table:style-name="ce3" office:value-type="float" office:value="815.76" calcext:value-type="float">
            <text:p>815.7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4-12" calcext:value-type="date">
            <text:p>4/12/2010</text:p>
          </table:table-cell>
          <table:table-cell table:style-name="ce6" office:value-type="percentage" office:value="0.0602" calcext:value-type="percentage">
            <text:p>6.02%</text:p>
          </table:table-cell>
          <table:table-cell table:style-name="ce9" office:value-type="percentage" office:value="0.061" calcext:value-type="percentage">
            <text:p>6.10%</text:p>
          </table:table-cell>
          <table:table-cell office:value-type="float" office:value="826.66" calcext:value-type="float">
            <text:p>826.66</text:p>
          </table:table-cell>
          <table:table-cell office:value-type="float" office:value="817.79" calcext:value-type="float">
            <text:p>817.79</text:p>
          </table:table-cell>
          <table:table-cell table:style-name="ce3" office:value-type="float" office:value="817.46" calcext:value-type="float">
            <text:p>817.4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4-13" calcext:value-type="date">
            <text:p>4/13/2010</text:p>
          </table:table-cell>
          <table:table-cell table:style-name="ce6" office:value-type="percentage" office:value="0.0602" calcext:value-type="percentage">
            <text:p>6.02%</text:p>
          </table:table-cell>
          <table:table-cell table:style-name="ce9" office:value-type="percentage" office:value="0.061" calcext:value-type="percentage">
            <text:p>6.10%</text:p>
          </table:table-cell>
          <table:table-cell office:value-type="float" office:value="826.99" calcext:value-type="float">
            <text:p>826.99</text:p>
          </table:table-cell>
          <table:table-cell office:value-type="float" office:value="818.12" calcext:value-type="float">
            <text:p>818.12</text:p>
          </table:table-cell>
          <table:table-cell table:style-name="ce3" office:value-type="float" office:value="817.79" calcext:value-type="float">
            <text:p>817.7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4-14" calcext:value-type="date">
            <text:p>4/14/2010</text:p>
          </table:table-cell>
          <table:table-cell table:style-name="ce6" office:value-type="percentage" office:value="0.0606" calcext:value-type="percentage">
            <text:p>6.06%</text:p>
          </table:table-cell>
          <table:table-cell table:style-name="ce9" office:value-type="percentage" office:value="0.0614" calcext:value-type="percentage">
            <text:p>6.14%</text:p>
          </table:table-cell>
          <table:table-cell office:value-type="float" office:value="822.87" calcext:value-type="float">
            <text:p>822.87</text:p>
          </table:table-cell>
          <table:table-cell office:value-type="float" office:value="814.06" calcext:value-type="float">
            <text:p>814.06</text:p>
          </table:table-cell>
          <table:table-cell table:style-name="ce3" office:value-type="float" office:value="813.74" calcext:value-type="float">
            <text:p>813.7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4-15" calcext:value-type="date">
            <text:p>4/15/2010</text:p>
          </table:table-cell>
          <table:table-cell table:style-name="ce6" office:value-type="percentage" office:value="0.0616" calcext:value-type="percentage">
            <text:p>6.16%</text:p>
          </table:table-cell>
          <table:table-cell table:style-name="ce9" office:value-type="percentage" office:value="0.0624" calcext:value-type="percentage">
            <text:p>6.24%</text:p>
          </table:table-cell>
          <table:table-cell office:value-type="float" office:value="812.19" calcext:value-type="float">
            <text:p>812.19</text:p>
          </table:table-cell>
          <table:table-cell office:value-type="float" office:value="803.49" calcext:value-type="float">
            <text:p>803.49</text:p>
          </table:table-cell>
          <table:table-cell table:style-name="ce3" office:value-type="float" office:value="803.17" calcext:value-type="float">
            <text:p>803.1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4-16" calcext:value-type="date">
            <text:p>4/16/2010</text:p>
          </table:table-cell>
          <table:table-cell table:style-name="ce6" office:value-type="percentage" office:value="0.0616" calcext:value-type="percentage">
            <text:p>6.16%</text:p>
          </table:table-cell>
          <table:table-cell table:style-name="ce9" office:value-type="percentage" office:value="0.0624" calcext:value-type="percentage">
            <text:p>6.24%</text:p>
          </table:table-cell>
          <table:table-cell office:value-type="float" office:value="812.76" calcext:value-type="float">
            <text:p>812.76</text:p>
          </table:table-cell>
          <table:table-cell office:value-type="float" office:value="804.06" calcext:value-type="float">
            <text:p>804.06</text:p>
          </table:table-cell>
          <table:table-cell table:style-name="ce3" office:value-type="float" office:value="803.49" calcext:value-type="float">
            <text:p>803.4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4-19" calcext:value-type="date">
            <text:p>4/19/2010</text:p>
          </table:table-cell>
          <table:table-cell table:style-name="ce6" office:value-type="percentage" office:value="0.0615" calcext:value-type="percentage">
            <text:p>6.15%</text:p>
          </table:table-cell>
          <table:table-cell table:style-name="ce9" office:value-type="percentage" office:value="0.0623" calcext:value-type="percentage">
            <text:p>6.23%</text:p>
          </table:table-cell>
          <table:table-cell office:value-type="float" office:value="814.17" calcext:value-type="float">
            <text:p>814.17</text:p>
          </table:table-cell>
          <table:table-cell office:value-type="float" office:value="805.46" calcext:value-type="float">
            <text:p>805.46</text:p>
          </table:table-cell>
          <table:table-cell table:style-name="ce3" office:value-type="float" office:value="805.14" calcext:value-type="float">
            <text:p>805.1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4-20" calcext:value-type="date">
            <text:p>4/20/2010</text:p>
          </table:table-cell>
          <table:table-cell table:style-name="ce6" office:value-type="percentage" office:value="0.0618" calcext:value-type="percentage">
            <text:p>6.18%</text:p>
          </table:table-cell>
          <table:table-cell table:style-name="ce9" office:value-type="percentage" office:value="0.0626" calcext:value-type="percentage">
            <text:p>6.26%</text:p>
          </table:table-cell>
          <table:table-cell office:value-type="float" office:value="811.34" calcext:value-type="float">
            <text:p>811.34</text:p>
          </table:table-cell>
          <table:table-cell office:value-type="float" office:value="802.67" calcext:value-type="float">
            <text:p>802.67</text:p>
          </table:table-cell>
          <table:table-cell table:style-name="ce3" office:value-type="float" office:value="802.22" calcext:value-type="float">
            <text:p>802.2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4-22" calcext:value-type="date">
            <text:p>4/22/2010</text:p>
          </table:table-cell>
          <table:table-cell table:style-name="ce6" office:value-type="percentage" office:value="0.0628" calcext:value-type="percentage">
            <text:p>6.28%</text:p>
          </table:table-cell>
          <table:table-cell table:style-name="ce9" office:value-type="percentage" office:value="0.0636" calcext:value-type="percentage">
            <text:p>6.36%</text:p>
          </table:table-cell>
          <table:table-cell office:value-type="float" office:value="800.9" calcext:value-type="float">
            <text:p>800.90</text:p>
          </table:table-cell>
          <table:table-cell office:value-type="float" office:value="792.34" calcext:value-type="float">
            <text:p>792.34</text:p>
          </table:table-cell>
          <table:table-cell table:style-name="ce3" office:value-type="float" office:value="792.02" calcext:value-type="float">
            <text:p>792.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4-23" calcext:value-type="date">
            <text:p>4/23/2010</text:p>
          </table:table-cell>
          <table:table-cell table:style-name="ce6" office:value-type="percentage" office:value="0.0628" calcext:value-type="percentage">
            <text:p>6.28%</text:p>
          </table:table-cell>
          <table:table-cell table:style-name="ce9" office:value-type="percentage" office:value="0.0636" calcext:value-type="percentage">
            <text:p>6.36%</text:p>
          </table:table-cell>
          <table:table-cell office:value-type="float" office:value="801.49" calcext:value-type="float">
            <text:p>801.49</text:p>
          </table:table-cell>
          <table:table-cell office:value-type="float" office:value="792.93" calcext:value-type="float">
            <text:p>792.93</text:p>
          </table:table-cell>
          <table:table-cell table:style-name="ce3" office:value-type="float" office:value="792.34" calcext:value-type="float">
            <text:p>792.3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4-26" calcext:value-type="date">
            <text:p>4/26/2010</text:p>
          </table:table-cell>
          <table:table-cell table:style-name="ce6" office:value-type="percentage" office:value="0.0631" calcext:value-type="percentage">
            <text:p>6.31%</text:p>
          </table:table-cell>
          <table:table-cell table:style-name="ce9" office:value-type="percentage" office:value="0.0639" calcext:value-type="percentage">
            <text:p>6.39%</text:p>
          </table:table-cell>
          <table:table-cell office:value-type="float" office:value="798.59" calcext:value-type="float">
            <text:p>798.59</text:p>
          </table:table-cell>
          <table:table-cell office:value-type="float" office:value="790.07" calcext:value-type="float">
            <text:p>790.07</text:p>
          </table:table-cell>
          <table:table-cell table:style-name="ce3" office:value-type="float" office:value="789.75" calcext:value-type="float">
            <text:p>789.7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4-27" calcext:value-type="date">
            <text:p>4/27/2010</text:p>
          </table:table-cell>
          <table:table-cell table:style-name="ce6" office:value-type="percentage" office:value="0.0628" calcext:value-type="percentage">
            <text:p>6.28%</text:p>
          </table:table-cell>
          <table:table-cell table:style-name="ce9" office:value-type="percentage" office:value="0.0636" calcext:value-type="percentage">
            <text:p>6.36%</text:p>
          </table:table-cell>
          <table:table-cell office:value-type="float" office:value="802.14" calcext:value-type="float">
            <text:p>802.14</text:p>
          </table:table-cell>
          <table:table-cell office:value-type="float" office:value="793.58" calcext:value-type="float">
            <text:p>793.58</text:p>
          </table:table-cell>
          <table:table-cell table:style-name="ce3" office:value-type="float" office:value="793.26" calcext:value-type="float">
            <text:p>793.2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4-28" calcext:value-type="date">
            <text:p>4/28/2010</text:p>
          </table:table-cell>
          <table:table-cell table:style-name="ce6" office:value-type="percentage" office:value="0.063" calcext:value-type="percentage">
            <text:p>6.30%</text:p>
          </table:table-cell>
          <table:table-cell table:style-name="ce9" office:value-type="percentage" office:value="0.0638" calcext:value-type="percentage">
            <text:p>6.38%</text:p>
          </table:table-cell>
          <table:table-cell office:value-type="float" office:value="800.32" calcext:value-type="float">
            <text:p>800.32</text:p>
          </table:table-cell>
          <table:table-cell office:value-type="float" office:value="791.78" calcext:value-type="float">
            <text:p>791.78</text:p>
          </table:table-cell>
          <table:table-cell table:style-name="ce3" office:value-type="float" office:value="791.46" calcext:value-type="float">
            <text:p>791.4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4-29" calcext:value-type="date">
            <text:p>4/29/2010</text:p>
          </table:table-cell>
          <table:table-cell table:style-name="ce6" office:value-type="percentage" office:value="0.0631" calcext:value-type="percentage">
            <text:p>6.31%</text:p>
          </table:table-cell>
          <table:table-cell table:style-name="ce9" office:value-type="percentage" office:value="0.0639" calcext:value-type="percentage">
            <text:p>6.39%</text:p>
          </table:table-cell>
          <table:table-cell office:value-type="float" office:value="799.58" calcext:value-type="float">
            <text:p>799.58</text:p>
          </table:table-cell>
          <table:table-cell office:value-type="float" office:value="791.05" calcext:value-type="float">
            <text:p>791.05</text:p>
          </table:table-cell>
          <table:table-cell table:style-name="ce3" office:value-type="float" office:value="790.72" calcext:value-type="float">
            <text:p>790.7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4-30" calcext:value-type="date">
            <text:p>4/30/2010</text:p>
          </table:table-cell>
          <table:table-cell table:style-name="ce6" office:value-type="percentage" office:value="0.0617" calcext:value-type="percentage">
            <text:p>6.17%</text:p>
          </table:table-cell>
          <table:table-cell table:style-name="ce9" office:value-type="percentage" office:value="0.0625" calcext:value-type="percentage">
            <text:p>6.25%</text:p>
          </table:table-cell>
          <table:table-cell office:value-type="float" office:value="815.33" calcext:value-type="float">
            <text:p>815.33</text:p>
          </table:table-cell>
          <table:table-cell office:value-type="float" office:value="806.63" calcext:value-type="float">
            <text:p>806.63</text:p>
          </table:table-cell>
          <table:table-cell table:style-name="ce3" office:value-type="float" office:value="806.03" calcext:value-type="float">
            <text:p>806.0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5-03" calcext:value-type="date">
            <text:p>5/3/2010</text:p>
          </table:table-cell>
          <table:table-cell table:style-name="ce6" office:value-type="percentage" office:value="0.0614" calcext:value-type="percentage">
            <text:p>6.14%</text:p>
          </table:table-cell>
          <table:table-cell table:style-name="ce9" office:value-type="percentage" office:value="0.0622" calcext:value-type="percentage">
            <text:p>6.22%</text:p>
          </table:table-cell>
          <table:table-cell office:value-type="float" office:value="818.95" calcext:value-type="float">
            <text:p>818.95</text:p>
          </table:table-cell>
          <table:table-cell office:value-type="float" office:value="810.21" calcext:value-type="float">
            <text:p>810.21</text:p>
          </table:table-cell>
          <table:table-cell table:style-name="ce3" office:value-type="float" office:value="809.88" calcext:value-type="float">
            <text:p>809.8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5-04" calcext:value-type="date">
            <text:p>5/4/2010</text:p>
          </table:table-cell>
          <table:table-cell table:style-name="ce6" office:value-type="percentage" office:value="0.0614" calcext:value-type="percentage">
            <text:p>6.14%</text:p>
          </table:table-cell>
          <table:table-cell table:style-name="ce9" office:value-type="percentage" office:value="0.0622" calcext:value-type="percentage">
            <text:p>6.22%</text:p>
          </table:table-cell>
          <table:table-cell office:value-type="float" office:value="819.28" calcext:value-type="float">
            <text:p>819.28</text:p>
          </table:table-cell>
          <table:table-cell office:value-type="float" office:value="810.54" calcext:value-type="float">
            <text:p>810.54</text:p>
          </table:table-cell>
          <table:table-cell table:style-name="ce3" office:value-type="float" office:value="810.21" calcext:value-type="float">
            <text:p>810.2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5-05" calcext:value-type="date">
            <text:p>5/5/2010</text:p>
          </table:table-cell>
          <table:table-cell table:style-name="ce6" office:value-type="percentage" office:value="0.0616" calcext:value-type="percentage">
            <text:p>6.16%</text:p>
          </table:table-cell>
          <table:table-cell table:style-name="ce9" office:value-type="percentage" office:value="0.0624" calcext:value-type="percentage">
            <text:p>6.24%</text:p>
          </table:table-cell>
          <table:table-cell office:value-type="float" office:value="817.42" calcext:value-type="float">
            <text:p>817.42</text:p>
          </table:table-cell>
          <table:table-cell office:value-type="float" office:value="808.7" calcext:value-type="float">
            <text:p>808.70</text:p>
          </table:table-cell>
          <table:table-cell table:style-name="ce3" office:value-type="float" office:value="808.37" calcext:value-type="float">
            <text:p>808.3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5-06" calcext:value-type="date">
            <text:p>5/6/2010</text:p>
          </table:table-cell>
          <table:table-cell table:style-name="ce6" office:value-type="percentage" office:value="0.0621" calcext:value-type="percentage">
            <text:p>6.21%</text:p>
          </table:table-cell>
          <table:table-cell table:style-name="ce9" office:value-type="percentage" office:value="0.0629" calcext:value-type="percentage">
            <text:p>6.29%</text:p>
          </table:table-cell>
          <table:table-cell office:value-type="float" office:value="812.28" calcext:value-type="float">
            <text:p>812.28</text:p>
          </table:table-cell>
          <table:table-cell office:value-type="float" office:value="803.63" calcext:value-type="float">
            <text:p>803.63</text:p>
          </table:table-cell>
          <table:table-cell table:style-name="ce3" office:value-type="float" office:value="803.3" calcext:value-type="float">
            <text:p>803.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5-07" calcext:value-type="date">
            <text:p>5/7/2010</text:p>
          </table:table-cell>
          <table:table-cell table:style-name="ce6" office:value-type="percentage" office:value="0.0626" calcext:value-type="percentage">
            <text:p>6.26%</text:p>
          </table:table-cell>
          <table:table-cell table:style-name="ce9" office:value-type="percentage" office:value="0.0634" calcext:value-type="percentage">
            <text:p>6.34%</text:p>
          </table:table-cell>
          <table:table-cell office:value-type="float" office:value="807.93" calcext:value-type="float">
            <text:p>807.93</text:p>
          </table:table-cell>
          <table:table-cell office:value-type="float" office:value="799.32" calcext:value-type="float">
            <text:p>799.32</text:p>
          </table:table-cell>
          <table:table-cell table:style-name="ce3" office:value-type="float" office:value="798.67" calcext:value-type="float">
            <text:p>798.6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5-10" calcext:value-type="date">
            <text:p>5/10/2010</text:p>
          </table:table-cell>
          <table:table-cell table:style-name="ce6" office:value-type="percentage" office:value="0.0649" calcext:value-type="percentage">
            <text:p>6.49%</text:p>
          </table:table-cell>
          <table:table-cell table:style-name="ce9" office:value-type="percentage" office:value="0.0657" calcext:value-type="percentage">
            <text:p>6.57%</text:p>
          </table:table-cell>
          <table:table-cell office:value-type="float" office:value="783.8" calcext:value-type="float">
            <text:p>783.80</text:p>
          </table:table-cell>
          <table:table-cell office:value-type="float" office:value="775.47" calcext:value-type="float">
            <text:p>775.47</text:p>
          </table:table-cell>
          <table:table-cell table:style-name="ce3" office:value-type="float" office:value="775.13" calcext:value-type="float">
            <text:p>775.1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5-11" calcext:value-type="date">
            <text:p>5/11/2010</text:p>
          </table:table-cell>
          <table:table-cell table:style-name="ce6" office:value-type="percentage" office:value="0.0642" calcext:value-type="percentage">
            <text:p>6.42%</text:p>
          </table:table-cell>
          <table:table-cell table:style-name="ce9" office:value-type="percentage" office:value="0.065" calcext:value-type="percentage">
            <text:p>6.50%</text:p>
          </table:table-cell>
          <table:table-cell office:value-type="float" office:value="791.51" calcext:value-type="float">
            <text:p>791.51</text:p>
          </table:table-cell>
          <table:table-cell office:value-type="float" office:value="783.1" calcext:value-type="float">
            <text:p>783.10</text:p>
          </table:table-cell>
          <table:table-cell table:style-name="ce3" office:value-type="float" office:value="782.75" calcext:value-type="float">
            <text:p>782.7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5-12" calcext:value-type="date">
            <text:p>5/12/2010</text:p>
          </table:table-cell>
          <table:table-cell table:style-name="ce6" office:value-type="percentage" office:value="0.0639" calcext:value-type="percentage">
            <text:p>6.39%</text:p>
          </table:table-cell>
          <table:table-cell table:style-name="ce9" office:value-type="percentage" office:value="0.0647" calcext:value-type="percentage">
            <text:p>6.47%</text:p>
          </table:table-cell>
          <table:table-cell office:value-type="float" office:value="795.03" calcext:value-type="float">
            <text:p>795.03</text:p>
          </table:table-cell>
          <table:table-cell office:value-type="float" office:value="786.59" calcext:value-type="float">
            <text:p>786.59</text:p>
          </table:table-cell>
          <table:table-cell table:style-name="ce3" office:value-type="float" office:value="786.24" calcext:value-type="float">
            <text:p>786.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5-13" calcext:value-type="date">
            <text:p>5/13/2010</text:p>
          </table:table-cell>
          <table:table-cell table:style-name="ce6" office:value-type="percentage" office:value="0.0639" calcext:value-type="percentage">
            <text:p>6.39%</text:p>
          </table:table-cell>
          <table:table-cell table:style-name="ce9" office:value-type="percentage" office:value="0.0647" calcext:value-type="percentage">
            <text:p>6.47%</text:p>
          </table:table-cell>
          <table:table-cell office:value-type="float" office:value="795.38" calcext:value-type="float">
            <text:p>795.38</text:p>
          </table:table-cell>
          <table:table-cell office:value-type="float" office:value="786.93" calcext:value-type="float">
            <text:p>786.93</text:p>
          </table:table-cell>
          <table:table-cell table:style-name="ce3" office:value-type="float" office:value="786.59" calcext:value-type="float">
            <text:p>786.5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5-14" calcext:value-type="date">
            <text:p>5/14/2010</text:p>
          </table:table-cell>
          <table:table-cell table:style-name="ce6" office:value-type="percentage" office:value="0.0635" calcext:value-type="percentage">
            <text:p>6.35%</text:p>
          </table:table-cell>
          <table:table-cell table:style-name="ce9" office:value-type="percentage" office:value="0.0643" calcext:value-type="percentage">
            <text:p>6.43%</text:p>
          </table:table-cell>
          <table:table-cell office:value-type="float" office:value="800.22" calcext:value-type="float">
            <text:p>800.22</text:p>
          </table:table-cell>
          <table:table-cell office:value-type="float" office:value="791.72" calcext:value-type="float">
            <text:p>791.72</text:p>
          </table:table-cell>
          <table:table-cell table:style-name="ce3" office:value-type="float" office:value="791.18" calcext:value-type="float">
            <text:p>791.1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5-17" calcext:value-type="date">
            <text:p>5/17/2010</text:p>
          </table:table-cell>
          <table:table-cell table:style-name="ce6" office:value-type="percentage" office:value="0.0635" calcext:value-type="percentage">
            <text:p>6.35%</text:p>
          </table:table-cell>
          <table:table-cell table:style-name="ce9" office:value-type="percentage" office:value="0.0643" calcext:value-type="percentage">
            <text:p>6.43%</text:p>
          </table:table-cell>
          <table:table-cell office:value-type="float" office:value="800.53" calcext:value-type="float">
            <text:p>800.53</text:p>
          </table:table-cell>
          <table:table-cell office:value-type="float" office:value="792.03" calcext:value-type="float">
            <text:p>792.03</text:p>
          </table:table-cell>
          <table:table-cell table:style-name="ce3" office:value-type="float" office:value="791.72" calcext:value-type="float">
            <text:p>791.7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5-18" calcext:value-type="date">
            <text:p>5/18/2010</text:p>
          </table:table-cell>
          <table:table-cell table:style-name="ce6" office:value-type="percentage" office:value="0.0637" calcext:value-type="percentage">
            <text:p>6.37%</text:p>
          </table:table-cell>
          <table:table-cell table:style-name="ce9" office:value-type="percentage" office:value="0.0645" calcext:value-type="percentage">
            <text:p>6.45%</text:p>
          </table:table-cell>
          <table:table-cell office:value-type="float" office:value="798.71" calcext:value-type="float">
            <text:p>798.71</text:p>
          </table:table-cell>
          <table:table-cell office:value-type="float" office:value="790.23" calcext:value-type="float">
            <text:p>790.23</text:p>
          </table:table-cell>
          <table:table-cell table:style-name="ce3" office:value-type="float" office:value="789.92" calcext:value-type="float">
            <text:p>789.9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5-19" calcext:value-type="date">
            <text:p>5/19/2010</text:p>
          </table:table-cell>
          <table:table-cell table:style-name="ce6" office:value-type="percentage" office:value="0.0638" calcext:value-type="percentage">
            <text:p>6.38%</text:p>
          </table:table-cell>
          <table:table-cell table:style-name="ce9" office:value-type="percentage" office:value="0.0646" calcext:value-type="percentage">
            <text:p>6.46%</text:p>
          </table:table-cell>
          <table:table-cell office:value-type="float" office:value="797.96" calcext:value-type="float">
            <text:p>797.96</text:p>
          </table:table-cell>
          <table:table-cell office:value-type="float" office:value="789.49" calcext:value-type="float">
            <text:p>789.49</text:p>
          </table:table-cell>
          <table:table-cell table:style-name="ce3" office:value-type="float" office:value="789.18" calcext:value-type="float">
            <text:p>789.1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5-20" calcext:value-type="date">
            <text:p>5/20/2010</text:p>
          </table:table-cell>
          <table:table-cell table:style-name="ce6" office:value-type="percentage" office:value="0.064" calcext:value-type="percentage">
            <text:p>6.40%</text:p>
          </table:table-cell>
          <table:table-cell table:style-name="ce9" office:value-type="percentage" office:value="0.0648" calcext:value-type="percentage">
            <text:p>6.48%</text:p>
          </table:table-cell>
          <table:table-cell office:value-type="float" office:value="796.14" calcext:value-type="float">
            <text:p>796.14</text:p>
          </table:table-cell>
          <table:table-cell office:value-type="float" office:value="787.69" calcext:value-type="float">
            <text:p>787.69</text:p>
          </table:table-cell>
          <table:table-cell table:style-name="ce3" office:value-type="float" office:value="787.38" calcext:value-type="float">
            <text:p>787.3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5-21" calcext:value-type="date">
            <text:p>5/21/2010</text:p>
          </table:table-cell>
          <table:table-cell table:style-name="ce6" office:value-type="percentage" office:value="0.064" calcext:value-type="percentage">
            <text:p>6.40%</text:p>
          </table:table-cell>
          <table:table-cell table:style-name="ce9" office:value-type="percentage" office:value="0.0648" calcext:value-type="percentage">
            <text:p>6.48%</text:p>
          </table:table-cell>
          <table:table-cell office:value-type="float" office:value="796.75" calcext:value-type="float">
            <text:p>796.75</text:p>
          </table:table-cell>
          <table:table-cell office:value-type="float" office:value="788.3" calcext:value-type="float">
            <text:p>788.30</text:p>
          </table:table-cell>
          <table:table-cell table:style-name="ce3" office:value-type="float" office:value="787.74" calcext:value-type="float">
            <text:p>787.7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5-24" calcext:value-type="date">
            <text:p>5/24/2010</text:p>
          </table:table-cell>
          <table:table-cell table:style-name="ce6" office:value-type="percentage" office:value="0.0639" calcext:value-type="percentage">
            <text:p>6.39%</text:p>
          </table:table-cell>
          <table:table-cell table:style-name="ce9" office:value-type="percentage" office:value="0.0647" calcext:value-type="percentage">
            <text:p>6.47%</text:p>
          </table:table-cell>
          <table:table-cell office:value-type="float" office:value="798.13" calcext:value-type="float">
            <text:p>798.13</text:p>
          </table:table-cell>
          <table:table-cell office:value-type="float" office:value="789.67" calcext:value-type="float">
            <text:p>789.67</text:p>
          </table:table-cell>
          <table:table-cell table:style-name="ce3" office:value-type="float" office:value="789.35" calcext:value-type="float">
            <text:p>789.3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5-25" calcext:value-type="date">
            <text:p>5/25/2010</text:p>
          </table:table-cell>
          <table:table-cell table:style-name="ce6" office:value-type="percentage" office:value="0.0639" calcext:value-type="percentage">
            <text:p>6.39%</text:p>
          </table:table-cell>
          <table:table-cell table:style-name="ce9" office:value-type="percentage" office:value="0.0647" calcext:value-type="percentage">
            <text:p>6.47%</text:p>
          </table:table-cell>
          <table:table-cell office:value-type="float" office:value="798.45" calcext:value-type="float">
            <text:p>798.45</text:p>
          </table:table-cell>
          <table:table-cell office:value-type="float" office:value="789.99" calcext:value-type="float">
            <text:p>789.99</text:p>
          </table:table-cell>
          <table:table-cell table:style-name="ce3" office:value-type="float" office:value="789.67" calcext:value-type="float">
            <text:p>789.6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5-26" calcext:value-type="date">
            <text:p>5/26/2010</text:p>
          </table:table-cell>
          <table:table-cell table:style-name="ce6" office:value-type="percentage" office:value="0.0639" calcext:value-type="percentage">
            <text:p>6.39%</text:p>
          </table:table-cell>
          <table:table-cell table:style-name="ce9" office:value-type="percentage" office:value="0.0647" calcext:value-type="percentage">
            <text:p>6.47%</text:p>
          </table:table-cell>
          <table:table-cell office:value-type="float" office:value="798.77" calcext:value-type="float">
            <text:p>798.77</text:p>
          </table:table-cell>
          <table:table-cell office:value-type="float" office:value="790.31" calcext:value-type="float">
            <text:p>790.31</text:p>
          </table:table-cell>
          <table:table-cell table:style-name="ce3" office:value-type="float" office:value="789.99" calcext:value-type="float">
            <text:p>789.9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5-27" calcext:value-type="date">
            <text:p>5/27/2010</text:p>
          </table:table-cell>
          <table:table-cell table:style-name="ce6" office:value-type="percentage" office:value="0.0639" calcext:value-type="percentage">
            <text:p>6.39%</text:p>
          </table:table-cell>
          <table:table-cell table:style-name="ce9" office:value-type="percentage" office:value="0.0647" calcext:value-type="percentage">
            <text:p>6.47%</text:p>
          </table:table-cell>
          <table:table-cell office:value-type="float" office:value="799.09" calcext:value-type="float">
            <text:p>799.09</text:p>
          </table:table-cell>
          <table:table-cell office:value-type="float" office:value="790.63" calcext:value-type="float">
            <text:p>790.63</text:p>
          </table:table-cell>
          <table:table-cell table:style-name="ce3" office:value-type="float" office:value="790.31" calcext:value-type="float">
            <text:p>790.3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5-28" calcext:value-type="date">
            <text:p>5/28/2010</text:p>
          </table:table-cell>
          <table:table-cell table:style-name="ce6" office:value-type="percentage" office:value="0.0637" calcext:value-type="percentage">
            <text:p>6.37%</text:p>
          </table:table-cell>
          <table:table-cell table:style-name="ce9" office:value-type="percentage" office:value="0.0645" calcext:value-type="percentage">
            <text:p>6.45%</text:p>
          </table:table-cell>
          <table:table-cell office:value-type="float" office:value="801.79" calcext:value-type="float">
            <text:p>801.79</text:p>
          </table:table-cell>
          <table:table-cell office:value-type="float" office:value="793.3" calcext:value-type="float">
            <text:p>793.30</text:p>
          </table:table-cell>
          <table:table-cell table:style-name="ce3" office:value-type="float" office:value="792.73" calcext:value-type="float">
            <text:p>792.7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5-31" calcext:value-type="date">
            <text:p>5/31/2010</text:p>
          </table:table-cell>
          <table:table-cell table:style-name="ce6" office:value-type="percentage" office:value="0.0637" calcext:value-type="percentage">
            <text:p>6.37%</text:p>
          </table:table-cell>
          <table:table-cell table:style-name="ce9" office:value-type="percentage" office:value="0.0645" calcext:value-type="percentage">
            <text:p>6.45%</text:p>
          </table:table-cell>
          <table:table-cell office:value-type="float" office:value="802.11" calcext:value-type="float">
            <text:p>802.11</text:p>
          </table:table-cell>
          <table:table-cell office:value-type="float" office:value="793.62" calcext:value-type="float">
            <text:p>793.62</text:p>
          </table:table-cell>
          <table:table-cell table:style-name="ce3" office:value-type="float" office:value="793.3" calcext:value-type="float">
            <text:p>793.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6-01" calcext:value-type="date">
            <text:p>6/1/2010</text:p>
          </table:table-cell>
          <table:table-cell table:style-name="ce6" office:value-type="percentage" office:value="0.0636" calcext:value-type="percentage">
            <text:p>6.36%</text:p>
          </table:table-cell>
          <table:table-cell table:style-name="ce9" office:value-type="percentage" office:value="0.0644" calcext:value-type="percentage">
            <text:p>6.44%</text:p>
          </table:table-cell>
          <table:table-cell office:value-type="float" office:value="803.5" calcext:value-type="float">
            <text:p>803.50</text:p>
          </table:table-cell>
          <table:table-cell office:value-type="float" office:value="794.99" calcext:value-type="float">
            <text:p>794.99</text:p>
          </table:table-cell>
          <table:table-cell table:style-name="ce3" office:value-type="float" office:value="794.67" calcext:value-type="float">
            <text:p>794.6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6-02" calcext:value-type="date">
            <text:p>6/2/2010</text:p>
          </table:table-cell>
          <table:table-cell table:style-name="ce6" office:value-type="percentage" office:value="0.0633" calcext:value-type="percentage">
            <text:p>6.33%</text:p>
          </table:table-cell>
          <table:table-cell table:style-name="ce9" office:value-type="percentage" office:value="0.0641" calcext:value-type="percentage">
            <text:p>6.41%</text:p>
          </table:table-cell>
          <table:table-cell office:value-type="float" office:value="807.16" calcext:value-type="float">
            <text:p>807.16</text:p>
          </table:table-cell>
          <table:table-cell office:value-type="float" office:value="798.62" calcext:value-type="float">
            <text:p>798.62</text:p>
          </table:table-cell>
          <table:table-cell table:style-name="ce3" office:value-type="float" office:value="798.17" calcext:value-type="float">
            <text:p>798.1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6-04" calcext:value-type="date">
            <text:p>6/4/2010</text:p>
          </table:table-cell>
          <table:table-cell table:style-name="ce6" office:value-type="percentage" office:value="0.0631" calcext:value-type="percentage">
            <text:p>6.31%</text:p>
          </table:table-cell>
          <table:table-cell table:style-name="ce9" office:value-type="percentage" office:value="0.0639" calcext:value-type="percentage">
            <text:p>6.39%</text:p>
          </table:table-cell>
          <table:table-cell office:value-type="float" office:value="809.89" calcext:value-type="float">
            <text:p>809.89</text:p>
          </table:table-cell>
          <table:table-cell office:value-type="float" office:value="801.31" calcext:value-type="float">
            <text:p>801.31</text:p>
          </table:table-cell>
          <table:table-cell table:style-name="ce3" office:value-type="float" office:value="800.74" calcext:value-type="float">
            <text:p>800.7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6-07" calcext:value-type="date">
            <text:p>6/7/2010</text:p>
          </table:table-cell>
          <table:table-cell table:style-name="ce6" office:value-type="percentage" office:value="0.0625" calcext:value-type="percentage">
            <text:p>6.25%</text:p>
          </table:table-cell>
          <table:table-cell table:style-name="ce9" office:value-type="percentage" office:value="0.0633" calcext:value-type="percentage">
            <text:p>6.33%</text:p>
          </table:table-cell>
          <table:table-cell office:value-type="float" office:value="816.71" calcext:value-type="float">
            <text:p>816.71</text:p>
          </table:table-cell>
          <table:table-cell office:value-type="float" office:value="808.06" calcext:value-type="float">
            <text:p>808.06</text:p>
          </table:table-cell>
          <table:table-cell table:style-name="ce3" office:value-type="float" office:value="807.73" calcext:value-type="float">
            <text:p>807.7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6-08" calcext:value-type="date">
            <text:p>6/8/2010</text:p>
          </table:table-cell>
          <table:table-cell table:style-name="ce6" office:value-type="percentage" office:value="0.0625" calcext:value-type="percentage">
            <text:p>6.25%</text:p>
          </table:table-cell>
          <table:table-cell table:style-name="ce9" office:value-type="percentage" office:value="0.0633" calcext:value-type="percentage">
            <text:p>6.33%</text:p>
          </table:table-cell>
          <table:table-cell office:value-type="float" office:value="817.03" calcext:value-type="float">
            <text:p>817.03</text:p>
          </table:table-cell>
          <table:table-cell office:value-type="float" office:value="808.38" calcext:value-type="float">
            <text:p>808.38</text:p>
          </table:table-cell>
          <table:table-cell table:style-name="ce3" office:value-type="float" office:value="808.06" calcext:value-type="float">
            <text:p>808.0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6-09" calcext:value-type="date">
            <text:p>6/9/2010</text:p>
          </table:table-cell>
          <table:table-cell table:style-name="ce6" office:value-type="percentage" office:value="0.0626" calcext:value-type="percentage">
            <text:p>6.26%</text:p>
          </table:table-cell>
          <table:table-cell table:style-name="ce9" office:value-type="percentage" office:value="0.0634" calcext:value-type="percentage">
            <text:p>6.34%</text:p>
          </table:table-cell>
          <table:table-cell office:value-type="float" office:value="815.92" calcext:value-type="float">
            <text:p>815.92</text:p>
          </table:table-cell>
          <table:table-cell office:value-type="float" office:value="807.29" calcext:value-type="float">
            <text:p>807.29</text:p>
          </table:table-cell>
          <table:table-cell table:style-name="ce3" office:value-type="float" office:value="806.98" calcext:value-type="float">
            <text:p>806.9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6-10" calcext:value-type="date">
            <text:p>6/10/2010</text:p>
          </table:table-cell>
          <table:table-cell table:style-name="ce6" office:value-type="percentage" office:value="0.0625" calcext:value-type="percentage">
            <text:p>6.25%</text:p>
          </table:table-cell>
          <table:table-cell table:style-name="ce9" office:value-type="percentage" office:value="0.0633" calcext:value-type="percentage">
            <text:p>6.33%</text:p>
          </table:table-cell>
          <table:table-cell office:value-type="float" office:value="817.32" calcext:value-type="float">
            <text:p>817.32</text:p>
          </table:table-cell>
          <table:table-cell office:value-type="float" office:value="808.67" calcext:value-type="float">
            <text:p>808.67</text:p>
          </table:table-cell>
          <table:table-cell table:style-name="ce3" office:value-type="float" office:value="808.36" calcext:value-type="float">
            <text:p>808.3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6-11" calcext:value-type="date">
            <text:p>6/11/2010</text:p>
          </table:table-cell>
          <table:table-cell table:style-name="ce6" office:value-type="percentage" office:value="0.0625" calcext:value-type="percentage">
            <text:p>6.25%</text:p>
          </table:table-cell>
          <table:table-cell table:style-name="ce9" office:value-type="percentage" office:value="0.0633" calcext:value-type="percentage">
            <text:p>6.33%</text:p>
          </table:table-cell>
          <table:table-cell office:value-type="float" office:value="817.86" calcext:value-type="float">
            <text:p>817.86</text:p>
          </table:table-cell>
          <table:table-cell office:value-type="float" office:value="809.2" calcext:value-type="float">
            <text:p>809.20</text:p>
          </table:table-cell>
          <table:table-cell table:style-name="ce3" office:value-type="float" office:value="808.67" calcext:value-type="float">
            <text:p>808.6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6-14" calcext:value-type="date">
            <text:p>6/14/2010</text:p>
          </table:table-cell>
          <table:table-cell table:style-name="ce6" office:value-type="percentage" office:value="0.0626" calcext:value-type="percentage">
            <text:p>6.26%</text:p>
          </table:table-cell>
          <table:table-cell table:style-name="ce9" office:value-type="percentage" office:value="0.0634" calcext:value-type="percentage">
            <text:p>6.34%</text:p>
          </table:table-cell>
          <table:table-cell office:value-type="float" office:value="817.08" calcext:value-type="float">
            <text:p>817.08</text:p>
          </table:table-cell>
          <table:table-cell office:value-type="float" office:value="808.44" calcext:value-type="float">
            <text:p>808.44</text:p>
          </table:table-cell>
          <table:table-cell table:style-name="ce3" office:value-type="float" office:value="808.18" calcext:value-type="float">
            <text:p>808.1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6-15" calcext:value-type="date">
            <text:p>6/15/2010</text:p>
          </table:table-cell>
          <table:table-cell table:style-name="ce6" office:value-type="percentage" office:value="0.0626" calcext:value-type="percentage">
            <text:p>6.26%</text:p>
          </table:table-cell>
          <table:table-cell table:style-name="ce9" office:value-type="percentage" office:value="0.0634" calcext:value-type="percentage">
            <text:p>6.34%</text:p>
          </table:table-cell>
          <table:table-cell office:value-type="float" office:value="817.34" calcext:value-type="float">
            <text:p>817.34</text:p>
          </table:table-cell>
          <table:table-cell office:value-type="float" office:value="808.7" calcext:value-type="float">
            <text:p>808.70</text:p>
          </table:table-cell>
          <table:table-cell table:style-name="ce3" office:value-type="float" office:value="808.44" calcext:value-type="float">
            <text:p>808.4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6-16" calcext:value-type="date">
            <text:p>6/16/2010</text:p>
          </table:table-cell>
          <table:table-cell table:style-name="ce6" office:value-type="percentage" office:value="0.0629" calcext:value-type="percentage">
            <text:p>6.29%</text:p>
          </table:table-cell>
          <table:table-cell table:style-name="ce9" office:value-type="percentage" office:value="0.0637" calcext:value-type="percentage">
            <text:p>6.37%</text:p>
          </table:table-cell>
          <table:table-cell office:value-type="float" office:value="814.35" calcext:value-type="float">
            <text:p>814.35</text:p>
          </table:table-cell>
          <table:table-cell office:value-type="float" office:value="805.74" calcext:value-type="float">
            <text:p>805.74</text:p>
          </table:table-cell>
          <table:table-cell table:style-name="ce3" office:value-type="float" office:value="805.48" calcext:value-type="float">
            <text:p>805.4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6-17" calcext:value-type="date">
            <text:p>6/17/2010</text:p>
          </table:table-cell>
          <table:table-cell table:style-name="ce6" office:value-type="percentage" office:value="0.0627" calcext:value-type="percentage">
            <text:p>6.27%</text:p>
          </table:table-cell>
          <table:table-cell table:style-name="ce9" office:value-type="percentage" office:value="0.0635" calcext:value-type="percentage">
            <text:p>6.35%</text:p>
          </table:table-cell>
          <table:table-cell office:value-type="float" office:value="816.77" calcext:value-type="float">
            <text:p>816.77</text:p>
          </table:table-cell>
          <table:table-cell office:value-type="float" office:value="808.14" calcext:value-type="float">
            <text:p>808.14</text:p>
          </table:table-cell>
          <table:table-cell table:style-name="ce3" office:value-type="float" office:value="807.88" calcext:value-type="float">
            <text:p>807.8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6-18" calcext:value-type="date">
            <text:p>6/18/2010</text:p>
          </table:table-cell>
          <table:table-cell table:style-name="ce6" office:value-type="percentage" office:value="0.0627" calcext:value-type="percentage">
            <text:p>6.27%</text:p>
          </table:table-cell>
          <table:table-cell table:style-name="ce9" office:value-type="percentage" office:value="0.0635" calcext:value-type="percentage">
            <text:p>6.35%</text:p>
          </table:table-cell>
          <table:table-cell office:value-type="float" office:value="817.16" calcext:value-type="float">
            <text:p>817.16</text:p>
          </table:table-cell>
          <table:table-cell office:value-type="float" office:value="808.53" calcext:value-type="float">
            <text:p>808.53</text:p>
          </table:table-cell>
          <table:table-cell table:style-name="ce3" office:value-type="float" office:value="808.14" calcext:value-type="float">
            <text:p>808.1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6-21" calcext:value-type="date">
            <text:p>6/21/2010</text:p>
          </table:table-cell>
          <table:table-cell table:style-name="ce6" office:value-type="percentage" office:value="0.0625" calcext:value-type="percentage">
            <text:p>6.25%</text:p>
          </table:table-cell>
          <table:table-cell table:style-name="ce9" office:value-type="percentage" office:value="0.0633" calcext:value-type="percentage">
            <text:p>6.33%</text:p>
          </table:table-cell>
          <table:table-cell office:value-type="float" office:value="819.59" calcext:value-type="float">
            <text:p>819.59</text:p>
          </table:table-cell>
          <table:table-cell office:value-type="float" office:value="810.93" calcext:value-type="float">
            <text:p>810.93</text:p>
          </table:table-cell>
          <table:table-cell table:style-name="ce3" office:value-type="float" office:value="810.67" calcext:value-type="float">
            <text:p>810.6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6-22" calcext:value-type="date">
            <text:p>6/22/2010</text:p>
          </table:table-cell>
          <table:table-cell table:style-name="ce6" office:value-type="percentage" office:value="0.0625" calcext:value-type="percentage">
            <text:p>6.25%</text:p>
          </table:table-cell>
          <table:table-cell table:style-name="ce9" office:value-type="percentage" office:value="0.0633" calcext:value-type="percentage">
            <text:p>6.33%</text:p>
          </table:table-cell>
          <table:table-cell office:value-type="float" office:value="819.85" calcext:value-type="float">
            <text:p>819.85</text:p>
          </table:table-cell>
          <table:table-cell office:value-type="float" office:value="811.19" calcext:value-type="float">
            <text:p>811.19</text:p>
          </table:table-cell>
          <table:table-cell table:style-name="ce3" office:value-type="float" office:value="810.93" calcext:value-type="float">
            <text:p>810.9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6-23" calcext:value-type="date">
            <text:p>6/23/2010</text:p>
          </table:table-cell>
          <table:table-cell table:style-name="ce6" office:value-type="percentage" office:value="0.0625" calcext:value-type="percentage">
            <text:p>6.25%</text:p>
          </table:table-cell>
          <table:table-cell table:style-name="ce9" office:value-type="percentage" office:value="0.0633" calcext:value-type="percentage">
            <text:p>6.33%</text:p>
          </table:table-cell>
          <table:table-cell office:value-type="float" office:value="819.86" calcext:value-type="float">
            <text:p>819.86</text:p>
          </table:table-cell>
          <table:table-cell office:value-type="float" office:value="811.21" calcext:value-type="float">
            <text:p>811.21</text:p>
          </table:table-cell>
          <table:table-cell table:style-name="ce3" office:value-type="float" office:value="810.98" calcext:value-type="float">
            <text:p>810.9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6-24" calcext:value-type="date">
            <text:p>6/24/2010</text:p>
          </table:table-cell>
          <table:table-cell table:style-name="ce6" office:value-type="percentage" office:value="0.0625" calcext:value-type="percentage">
            <text:p>6.25%</text:p>
          </table:table-cell>
          <table:table-cell table:style-name="ce9" office:value-type="percentage" office:value="0.0633" calcext:value-type="percentage">
            <text:p>6.33%</text:p>
          </table:table-cell>
          <table:table-cell office:value-type="float" office:value="820.1" calcext:value-type="float">
            <text:p>820.10</text:p>
          </table:table-cell>
          <table:table-cell office:value-type="float" office:value="811.44" calcext:value-type="float">
            <text:p>811.44</text:p>
          </table:table-cell>
          <table:table-cell table:style-name="ce3" office:value-type="float" office:value="811.21" calcext:value-type="float">
            <text:p>811.2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6-25" calcext:value-type="date">
            <text:p>6/25/2010</text:p>
          </table:table-cell>
          <table:table-cell table:style-name="ce6" office:value-type="percentage" office:value="0.0624" calcext:value-type="percentage">
            <text:p>6.24%</text:p>
          </table:table-cell>
          <table:table-cell table:style-name="ce9" office:value-type="percentage" office:value="0.0632" calcext:value-type="percentage">
            <text:p>6.32%</text:p>
          </table:table-cell>
          <table:table-cell office:value-type="float" office:value="821.49" calcext:value-type="float">
            <text:p>821.49</text:p>
          </table:table-cell>
          <table:table-cell office:value-type="float" office:value="812.82" calcext:value-type="float">
            <text:p>812.82</text:p>
          </table:table-cell>
          <table:table-cell table:style-name="ce3" office:value-type="float" office:value="812.52" calcext:value-type="float">
            <text:p>812.5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6-28" calcext:value-type="date">
            <text:p>6/28/2010</text:p>
          </table:table-cell>
          <table:table-cell table:style-name="ce6" office:value-type="percentage" office:value="0.0625" calcext:value-type="percentage">
            <text:p>6.25%</text:p>
          </table:table-cell>
          <table:table-cell table:style-name="ce9" office:value-type="percentage" office:value="0.0633" calcext:value-type="percentage">
            <text:p>6.33%</text:p>
          </table:table-cell>
          <table:table-cell office:value-type="float" office:value="820.63" calcext:value-type="float">
            <text:p>820.63</text:p>
          </table:table-cell>
          <table:table-cell office:value-type="float" office:value="811.98" calcext:value-type="float">
            <text:p>811.98</text:p>
          </table:table-cell>
          <table:table-cell table:style-name="ce3" office:value-type="float" office:value="811.75" calcext:value-type="float">
            <text:p>811.7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6-29" calcext:value-type="date">
            <text:p>6/29/2010</text:p>
          </table:table-cell>
          <table:table-cell table:style-name="ce6" office:value-type="percentage" office:value="0.0624" calcext:value-type="percentage">
            <text:p>6.24%</text:p>
          </table:table-cell>
          <table:table-cell table:style-name="ce9" office:value-type="percentage" office:value="0.0632" calcext:value-type="percentage">
            <text:p>6.32%</text:p>
          </table:table-cell>
          <table:table-cell office:value-type="float" office:value="821.96" calcext:value-type="float">
            <text:p>821.96</text:p>
          </table:table-cell>
          <table:table-cell office:value-type="float" office:value="813.29" calcext:value-type="float">
            <text:p>813.29</text:p>
          </table:table-cell>
          <table:table-cell table:style-name="ce3" office:value-type="float" office:value="813.06" calcext:value-type="float">
            <text:p>813.0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6-30" calcext:value-type="date">
            <text:p>6/30/2010</text:p>
          </table:table-cell>
          <table:table-cell table:style-name="ce6" office:value-type="percentage" office:value="0.0626" calcext:value-type="percentage">
            <text:p>6.26%</text:p>
          </table:table-cell>
          <table:table-cell table:style-name="ce9" office:value-type="percentage" office:value="0.0634" calcext:value-type="percentage">
            <text:p>6.34%</text:p>
          </table:table-cell>
          <table:table-cell office:value-type="float" office:value="820.01" calcext:value-type="float">
            <text:p>820.01</text:p>
          </table:table-cell>
          <table:table-cell office:value-type="float" office:value="811.37" calcext:value-type="float">
            <text:p>811.37</text:p>
          </table:table-cell>
          <table:table-cell table:style-name="ce3" office:value-type="float" office:value="811.14" calcext:value-type="float">
            <text:p>811.1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7-01" calcext:value-type="date">
            <text:p>7/1/2010</text:p>
          </table:table-cell>
          <table:table-cell table:style-name="ce6" office:value-type="percentage" office:value="0.0628" calcext:value-type="percentage">
            <text:p>6.28%</text:p>
          </table:table-cell>
          <table:table-cell table:style-name="ce9" office:value-type="percentage" office:value="0.0636" calcext:value-type="percentage">
            <text:p>6.36%</text:p>
          </table:table-cell>
          <table:table-cell office:value-type="float" office:value="818.08" calcext:value-type="float">
            <text:p>818.08</text:p>
          </table:table-cell>
          <table:table-cell office:value-type="float" office:value="809.46" calcext:value-type="float">
            <text:p>809.46</text:p>
          </table:table-cell>
          <table:table-cell table:style-name="ce3" office:value-type="float" office:value="809.22" calcext:value-type="float">
            <text:p>809.2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7-02" calcext:value-type="date">
            <text:p>7/2/2010</text:p>
          </table:table-cell>
          <table:table-cell table:style-name="ce6" office:value-type="percentage" office:value="0.0628" calcext:value-type="percentage">
            <text:p>6.28%</text:p>
          </table:table-cell>
          <table:table-cell table:style-name="ce9" office:value-type="percentage" office:value="0.0636" calcext:value-type="percentage">
            <text:p>6.36%</text:p>
          </table:table-cell>
          <table:table-cell office:value-type="float" office:value="818.38" calcext:value-type="float">
            <text:p>818.38</text:p>
          </table:table-cell>
          <table:table-cell office:value-type="float" office:value="809.76" calcext:value-type="float">
            <text:p>809.76</text:p>
          </table:table-cell>
          <table:table-cell table:style-name="ce3" office:value-type="float" office:value="809.46" calcext:value-type="float">
            <text:p>809.4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7-05" calcext:value-type="date">
            <text:p>7/5/2010</text:p>
          </table:table-cell>
          <table:table-cell table:style-name="ce6" office:value-type="percentage" office:value="0.0627" calcext:value-type="percentage">
            <text:p>6.27%</text:p>
          </table:table-cell>
          <table:table-cell table:style-name="ce9" office:value-type="percentage" office:value="0.0635" calcext:value-type="percentage">
            <text:p>6.35%</text:p>
          </table:table-cell>
          <table:table-cell office:value-type="float" office:value="819.7" calcext:value-type="float">
            <text:p>819.70</text:p>
          </table:table-cell>
          <table:table-cell office:value-type="float" office:value="811.07" calcext:value-type="float">
            <text:p>811.07</text:p>
          </table:table-cell>
          <table:table-cell table:style-name="ce3" office:value-type="float" office:value="810.83" calcext:value-type="float">
            <text:p>810.8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7-06" calcext:value-type="date">
            <text:p>7/6/2010</text:p>
          </table:table-cell>
          <table:table-cell table:style-name="ce6" office:value-type="percentage" office:value="0.0627" calcext:value-type="percentage">
            <text:p>6.27%</text:p>
          </table:table-cell>
          <table:table-cell table:style-name="ce9" office:value-type="percentage" office:value="0.0635" calcext:value-type="percentage">
            <text:p>6.35%</text:p>
          </table:table-cell>
          <table:table-cell office:value-type="float" office:value="819.93" calcext:value-type="float">
            <text:p>819.93</text:p>
          </table:table-cell>
          <table:table-cell office:value-type="float" office:value="811.3" calcext:value-type="float">
            <text:p>811.30</text:p>
          </table:table-cell>
          <table:table-cell table:style-name="ce3" office:value-type="float" office:value="811.07" calcext:value-type="float">
            <text:p>811.0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7-07" calcext:value-type="date">
            <text:p>7/7/2010</text:p>
          </table:table-cell>
          <table:table-cell table:style-name="ce6" office:value-type="percentage" office:value="0.0627" calcext:value-type="percentage">
            <text:p>6.27%</text:p>
          </table:table-cell>
          <table:table-cell table:style-name="ce9" office:value-type="percentage" office:value="0.0635" calcext:value-type="percentage">
            <text:p>6.35%</text:p>
          </table:table-cell>
          <table:table-cell office:value-type="float" office:value="819.35" calcext:value-type="float">
            <text:p>819.35</text:p>
          </table:table-cell>
          <table:table-cell office:value-type="float" office:value="810.73" calcext:value-type="float">
            <text:p>810.73</text:p>
          </table:table-cell>
          <table:table-cell table:style-name="ce3" office:value-type="float" office:value="810.53" calcext:value-type="float">
            <text:p>810.5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7-08" calcext:value-type="date">
            <text:p>7/8/2010</text:p>
          </table:table-cell>
          <table:table-cell table:style-name="ce6" office:value-type="percentage" office:value="0.0629" calcext:value-type="percentage">
            <text:p>6.29%</text:p>
          </table:table-cell>
          <table:table-cell table:style-name="ce9" office:value-type="percentage" office:value="0.0637" calcext:value-type="percentage">
            <text:p>6.37%</text:p>
          </table:table-cell>
          <table:table-cell office:value-type="float" office:value="817.38" calcext:value-type="float">
            <text:p>817.38</text:p>
          </table:table-cell>
          <table:table-cell office:value-type="float" office:value="808.78" calcext:value-type="float">
            <text:p>808.78</text:p>
          </table:table-cell>
          <table:table-cell table:style-name="ce3" office:value-type="float" office:value="808.58" calcext:value-type="float">
            <text:p>808.5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7-09" calcext:value-type="date">
            <text:p>7/9/2010</text:p>
          </table:table-cell>
          <table:table-cell table:style-name="ce6" office:value-type="percentage" office:value="0.0634" calcext:value-type="percentage">
            <text:p>6.34%</text:p>
          </table:table-cell>
          <table:table-cell table:style-name="ce9" office:value-type="percentage" office:value="0.0642" calcext:value-type="percentage">
            <text:p>6.42%</text:p>
          </table:table-cell>
          <table:table-cell office:value-type="float" office:value="812.19" calcext:value-type="float">
            <text:p>812.19</text:p>
          </table:table-cell>
          <table:table-cell office:value-type="float" office:value="803.66" calcext:value-type="float">
            <text:p>803.66</text:p>
          </table:table-cell>
          <table:table-cell table:style-name="ce3" office:value-type="float" office:value="803.46" calcext:value-type="float">
            <text:p>803.4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7-12" calcext:value-type="date">
            <text:p>7/12/2010</text:p>
          </table:table-cell>
          <table:table-cell table:style-name="ce6" office:value-type="percentage" office:value="0.0634" calcext:value-type="percentage">
            <text:p>6.34%</text:p>
          </table:table-cell>
          <table:table-cell table:style-name="ce9" office:value-type="percentage" office:value="0.0642" calcext:value-type="percentage">
            <text:p>6.42%</text:p>
          </table:table-cell>
          <table:table-cell office:value-type="float" office:value="812.39" calcext:value-type="float">
            <text:p>812.39</text:p>
          </table:table-cell>
          <table:table-cell office:value-type="float" office:value="803.85" calcext:value-type="float">
            <text:p>803.85</text:p>
          </table:table-cell>
          <table:table-cell table:style-name="ce3" office:value-type="float" office:value="803.66" calcext:value-type="float">
            <text:p>803.6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7-13" calcext:value-type="date">
            <text:p>7/13/2010</text:p>
          </table:table-cell>
          <table:table-cell table:style-name="ce6" office:value-type="percentage" office:value="0.0639" calcext:value-type="percentage">
            <text:p>6.39%</text:p>
          </table:table-cell>
          <table:table-cell table:style-name="ce9" office:value-type="percentage" office:value="0.0647" calcext:value-type="percentage">
            <text:p>6.47%</text:p>
          </table:table-cell>
          <table:table-cell office:value-type="float" office:value="807.24" calcext:value-type="float">
            <text:p>807.24</text:p>
          </table:table-cell>
          <table:table-cell office:value-type="float" office:value="798.77" calcext:value-type="float">
            <text:p>798.77</text:p>
          </table:table-cell>
          <table:table-cell table:style-name="ce3" office:value-type="float" office:value="798.57" calcext:value-type="float">
            <text:p>798.5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7-14" calcext:value-type="date">
            <text:p>7/14/2010</text:p>
          </table:table-cell>
          <table:table-cell table:style-name="ce6" office:value-type="percentage" office:value="0.0638" calcext:value-type="percentage">
            <text:p>6.38%</text:p>
          </table:table-cell>
          <table:table-cell table:style-name="ce9" office:value-type="percentage" office:value="0.0646" calcext:value-type="percentage">
            <text:p>6.46%</text:p>
          </table:table-cell>
          <table:table-cell office:value-type="float" office:value="808.51" calcext:value-type="float">
            <text:p>808.51</text:p>
          </table:table-cell>
          <table:table-cell office:value-type="float" office:value="800.02" calcext:value-type="float">
            <text:p>800.02</text:p>
          </table:table-cell>
          <table:table-cell table:style-name="ce3" office:value-type="float" office:value="799.77" calcext:value-type="float">
            <text:p>799.7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7-15" calcext:value-type="date">
            <text:p>7/15/2010</text:p>
          </table:table-cell>
          <table:table-cell table:style-name="ce6" office:value-type="percentage" office:value="0.0634" calcext:value-type="percentage">
            <text:p>6.34%</text:p>
          </table:table-cell>
          <table:table-cell table:style-name="ce9" office:value-type="percentage" office:value="0.0642" calcext:value-type="percentage">
            <text:p>6.42%</text:p>
          </table:table-cell>
          <table:table-cell office:value-type="float" office:value="813.04" calcext:value-type="float">
            <text:p>813.04</text:p>
          </table:table-cell>
          <table:table-cell office:value-type="float" office:value="804.5" calcext:value-type="float">
            <text:p>804.50</text:p>
          </table:table-cell>
          <table:table-cell table:style-name="ce3" office:value-type="float" office:value="804.25" calcext:value-type="float">
            <text:p>804.2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7-16" calcext:value-type="date">
            <text:p>7/16/2010</text:p>
          </table:table-cell>
          <table:table-cell table:style-name="ce6" office:value-type="percentage" office:value="0.0632" calcext:value-type="percentage">
            <text:p>6.32%</text:p>
          </table:table-cell>
          <table:table-cell table:style-name="ce9" office:value-type="percentage" office:value="0.064" calcext:value-type="percentage">
            <text:p>6.40%</text:p>
          </table:table-cell>
          <table:table-cell office:value-type="float" office:value="815.54" calcext:value-type="float">
            <text:p>815.54</text:p>
          </table:table-cell>
          <table:table-cell office:value-type="float" office:value="806.98" calcext:value-type="float">
            <text:p>806.98</text:p>
          </table:table-cell>
          <table:table-cell table:style-name="ce3" office:value-type="float" office:value="806.63" calcext:value-type="float">
            <text:p>806.6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7-19" calcext:value-type="date">
            <text:p>7/19/2010</text:p>
          </table:table-cell>
          <table:table-cell table:style-name="ce6" office:value-type="percentage" office:value="0.0626" calcext:value-type="percentage">
            <text:p>6.26%</text:p>
          </table:table-cell>
          <table:table-cell table:style-name="ce9" office:value-type="percentage" office:value="0.0634" calcext:value-type="percentage">
            <text:p>6.34%</text:p>
          </table:table-cell>
          <table:table-cell office:value-type="float" office:value="822.28" calcext:value-type="float">
            <text:p>822.28</text:p>
          </table:table-cell>
          <table:table-cell office:value-type="float" office:value="813.65" calcext:value-type="float">
            <text:p>813.65</text:p>
          </table:table-cell>
          <table:table-cell table:style-name="ce3" office:value-type="float" office:value="813.4" calcext:value-type="float">
            <text:p>813.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7-20" calcext:value-type="date">
            <text:p>7/20/2010</text:p>
          </table:table-cell>
          <table:table-cell table:style-name="ce6" office:value-type="percentage" office:value="0.0629" calcext:value-type="percentage">
            <text:p>6.29%</text:p>
          </table:table-cell>
          <table:table-cell table:style-name="ce9" office:value-type="percentage" office:value="0.0637" calcext:value-type="percentage">
            <text:p>6.37%</text:p>
          </table:table-cell>
          <table:table-cell office:value-type="float" office:value="819.28" calcext:value-type="float">
            <text:p>819.28</text:p>
          </table:table-cell>
          <table:table-cell office:value-type="float" office:value="810.68" calcext:value-type="float">
            <text:p>810.68</text:p>
          </table:table-cell>
          <table:table-cell table:style-name="ce3" office:value-type="float" office:value="810.43" calcext:value-type="float">
            <text:p>810.4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7-21" calcext:value-type="date">
            <text:p>7/21/2010</text:p>
          </table:table-cell>
          <table:table-cell table:style-name="ce6" office:value-type="percentage" office:value="0.0628" calcext:value-type="percentage">
            <text:p>6.28%</text:p>
          </table:table-cell>
          <table:table-cell table:style-name="ce9" office:value-type="percentage" office:value="0.0636" calcext:value-type="percentage">
            <text:p>6.36%</text:p>
          </table:table-cell>
          <table:table-cell office:value-type="float" office:value="820.32" calcext:value-type="float">
            <text:p>820.32</text:p>
          </table:table-cell>
          <table:table-cell office:value-type="float" office:value="811.71" calcext:value-type="float">
            <text:p>811.71</text:p>
          </table:table-cell>
          <table:table-cell table:style-name="ce3" office:value-type="float" office:value="811.5" calcext:value-type="float">
            <text:p>811.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7-22" calcext:value-type="date">
            <text:p>7/22/2010</text:p>
          </table:table-cell>
          <table:table-cell table:style-name="ce6" office:value-type="percentage" office:value="0.0625" calcext:value-type="percentage">
            <text:p>6.25%</text:p>
          </table:table-cell>
          <table:table-cell table:style-name="ce9" office:value-type="percentage" office:value="0.0633" calcext:value-type="percentage">
            <text:p>6.33%</text:p>
          </table:table-cell>
          <table:table-cell office:value-type="float" office:value="823.78" calcext:value-type="float">
            <text:p>823.78</text:p>
          </table:table-cell>
          <table:table-cell office:value-type="float" office:value="815.14" calcext:value-type="float">
            <text:p>815.14</text:p>
          </table:table-cell>
          <table:table-cell table:style-name="ce3" office:value-type="float" office:value="814.93" calcext:value-type="float">
            <text:p>814.9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7-23" calcext:value-type="date">
            <text:p>7/23/2010</text:p>
          </table:table-cell>
          <table:table-cell table:style-name="ce6" office:value-type="percentage" office:value="0.0621" calcext:value-type="percentage">
            <text:p>6.21%</text:p>
          </table:table-cell>
          <table:table-cell table:style-name="ce9" office:value-type="percentage" office:value="0.0629" calcext:value-type="percentage">
            <text:p>6.29%</text:p>
          </table:table-cell>
          <table:table-cell office:value-type="float" office:value="828.37" calcext:value-type="float">
            <text:p>828.37</text:p>
          </table:table-cell>
          <table:table-cell office:value-type="float" office:value="819.68" calcext:value-type="float">
            <text:p>819.68</text:p>
          </table:table-cell>
          <table:table-cell table:style-name="ce3" office:value-type="float" office:value="819.45" calcext:value-type="float">
            <text:p>819.4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7-26" calcext:value-type="date">
            <text:p>7/26/2010</text:p>
          </table:table-cell>
          <table:table-cell table:style-name="ce6" office:value-type="percentage" office:value="0.0624" calcext:value-type="percentage">
            <text:p>6.24%</text:p>
          </table:table-cell>
          <table:table-cell table:style-name="ce9" office:value-type="percentage" office:value="0.0632" calcext:value-type="percentage">
            <text:p>6.32%</text:p>
          </table:table-cell>
          <table:table-cell office:value-type="float" office:value="825.31" calcext:value-type="float">
            <text:p>825.31</text:p>
          </table:table-cell>
          <table:table-cell office:value-type="float" office:value="816.65" calcext:value-type="float">
            <text:p>816.65</text:p>
          </table:table-cell>
          <table:table-cell table:style-name="ce3" office:value-type="float" office:value="816.44" calcext:value-type="float">
            <text:p>816.4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7-27" calcext:value-type="date">
            <text:p>7/27/2010</text:p>
          </table:table-cell>
          <table:table-cell table:style-name="ce6" office:value-type="percentage" office:value="0.0626" calcext:value-type="percentage">
            <text:p>6.26%</text:p>
          </table:table-cell>
          <table:table-cell table:style-name="ce9" office:value-type="percentage" office:value="0.0634" calcext:value-type="percentage">
            <text:p>6.34%</text:p>
          </table:table-cell>
          <table:table-cell office:value-type="float" office:value="823.34" calcext:value-type="float">
            <text:p>823.34</text:p>
          </table:table-cell>
          <table:table-cell office:value-type="float" office:value="814.71" calcext:value-type="float">
            <text:p>814.71</text:p>
          </table:table-cell>
          <table:table-cell table:style-name="ce3" office:value-type="float" office:value="814.5" calcext:value-type="float">
            <text:p>814.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7-28" calcext:value-type="date">
            <text:p>7/28/2010</text:p>
          </table:table-cell>
          <table:table-cell table:style-name="ce6" office:value-type="percentage" office:value="0.0622" calcext:value-type="percentage">
            <text:p>6.22%</text:p>
          </table:table-cell>
          <table:table-cell table:style-name="ce9" office:value-type="percentage" office:value="0.063" calcext:value-type="percentage">
            <text:p>6.30%</text:p>
          </table:table-cell>
          <table:table-cell office:value-type="float" office:value="827.91" calcext:value-type="float">
            <text:p>827.91</text:p>
          </table:table-cell>
          <table:table-cell office:value-type="float" office:value="819.22" calcext:value-type="float">
            <text:p>819.22</text:p>
          </table:table-cell>
          <table:table-cell table:style-name="ce3" office:value-type="float" office:value="819.02" calcext:value-type="float">
            <text:p>819.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7-29" calcext:value-type="date">
            <text:p>7/29/2010</text:p>
          </table:table-cell>
          <table:table-cell table:style-name="ce6" office:value-type="percentage" office:value="0.0622" calcext:value-type="percentage">
            <text:p>6.22%</text:p>
          </table:table-cell>
          <table:table-cell table:style-name="ce9" office:value-type="percentage" office:value="0.063" calcext:value-type="percentage">
            <text:p>6.30%</text:p>
          </table:table-cell>
          <table:table-cell office:value-type="float" office:value="828.11" calcext:value-type="float">
            <text:p>828.11</text:p>
          </table:table-cell>
          <table:table-cell office:value-type="float" office:value="819.43" calcext:value-type="float">
            <text:p>819.43</text:p>
          </table:table-cell>
          <table:table-cell table:style-name="ce3" office:value-type="float" office:value="819.22" calcext:value-type="float">
            <text:p>819.2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7-30" calcext:value-type="date">
            <text:p>7/30/2010</text:p>
          </table:table-cell>
          <table:table-cell table:style-name="ce6" office:value-type="percentage" office:value="0.0622" calcext:value-type="percentage">
            <text:p>6.22%</text:p>
          </table:table-cell>
          <table:table-cell table:style-name="ce9" office:value-type="percentage" office:value="0.063" calcext:value-type="percentage">
            <text:p>6.30%</text:p>
          </table:table-cell>
          <table:table-cell office:value-type="float" office:value="828.34" calcext:value-type="float">
            <text:p>828.34</text:p>
          </table:table-cell>
          <table:table-cell office:value-type="float" office:value="819.66" calcext:value-type="float">
            <text:p>819.66</text:p>
          </table:table-cell>
          <table:table-cell table:style-name="ce3" office:value-type="float" office:value="819.43" calcext:value-type="float">
            <text:p>819.4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8-02" calcext:value-type="date">
            <text:p>8/2/2010</text:p>
          </table:table-cell>
          <table:table-cell table:style-name="ce6" office:value-type="percentage" office:value="0.062" calcext:value-type="percentage">
            <text:p>6.20%</text:p>
          </table:table-cell>
          <table:table-cell table:style-name="ce9" office:value-type="percentage" office:value="0.0628" calcext:value-type="percentage">
            <text:p>6.28%</text:p>
          </table:table-cell>
          <table:table-cell office:value-type="float" office:value="830.74" calcext:value-type="float">
            <text:p>830.74</text:p>
          </table:table-cell>
          <table:table-cell office:value-type="float" office:value="822.03" calcext:value-type="float">
            <text:p>822.03</text:p>
          </table:table-cell>
          <table:table-cell table:style-name="ce3" office:value-type="float" office:value="821.82" calcext:value-type="float">
            <text:p>821.8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8-03" calcext:value-type="date">
            <text:p>8/3/2010</text:p>
          </table:table-cell>
          <table:table-cell table:style-name="ce6" office:value-type="percentage" office:value="0.0624" calcext:value-type="percentage">
            <text:p>6.24%</text:p>
          </table:table-cell>
          <table:table-cell table:style-name="ce9" office:value-type="percentage" office:value="0.0632" calcext:value-type="percentage">
            <text:p>6.32%</text:p>
          </table:table-cell>
          <table:table-cell office:value-type="float" office:value="826.58" calcext:value-type="float">
            <text:p>826.58</text:p>
          </table:table-cell>
          <table:table-cell office:value-type="float" office:value="817.93" calcext:value-type="float">
            <text:p>817.93</text:p>
          </table:table-cell>
          <table:table-cell table:style-name="ce3" office:value-type="float" office:value="817.72" calcext:value-type="float">
            <text:p>817.7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8-04" calcext:value-type="date">
            <text:p>8/4/2010</text:p>
          </table:table-cell>
          <table:table-cell table:style-name="ce6" office:value-type="percentage" office:value="0.0624" calcext:value-type="percentage">
            <text:p>6.24%</text:p>
          </table:table-cell>
          <table:table-cell table:style-name="ce9" office:value-type="percentage" office:value="0.0632" calcext:value-type="percentage">
            <text:p>6.32%</text:p>
          </table:table-cell>
          <table:table-cell office:value-type="float" office:value="826.79" calcext:value-type="float">
            <text:p>826.79</text:p>
          </table:table-cell>
          <table:table-cell office:value-type="float" office:value="818.14" calcext:value-type="float">
            <text:p>818.14</text:p>
          </table:table-cell>
          <table:table-cell table:style-name="ce3" office:value-type="float" office:value="817.93" calcext:value-type="float">
            <text:p>817.9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8-05" calcext:value-type="date">
            <text:p>8/5/2010</text:p>
          </table:table-cell>
          <table:table-cell table:style-name="ce6" office:value-type="percentage" office:value="0.0627" calcext:value-type="percentage">
            <text:p>6.27%</text:p>
          </table:table-cell>
          <table:table-cell table:style-name="ce9" office:value-type="percentage" office:value="0.0635" calcext:value-type="percentage">
            <text:p>6.35%</text:p>
          </table:table-cell>
          <table:table-cell office:value-type="float" office:value="823.75" calcext:value-type="float">
            <text:p>823.75</text:p>
          </table:table-cell>
          <table:table-cell office:value-type="float" office:value="815.13" calcext:value-type="float">
            <text:p>815.13</text:p>
          </table:table-cell>
          <table:table-cell table:style-name="ce3" office:value-type="float" office:value="814.92" calcext:value-type="float">
            <text:p>814.9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8-06" calcext:value-type="date">
            <text:p>8/6/2010</text:p>
          </table:table-cell>
          <table:table-cell table:style-name="ce6" office:value-type="percentage" office:value="0.0626" calcext:value-type="percentage">
            <text:p>6.26%</text:p>
          </table:table-cell>
          <table:table-cell table:style-name="ce9" office:value-type="percentage" office:value="0.0634" calcext:value-type="percentage">
            <text:p>6.34%</text:p>
          </table:table-cell>
          <table:table-cell office:value-type="float" office:value="824.86" calcext:value-type="float">
            <text:p>824.86</text:p>
          </table:table-cell>
          <table:table-cell office:value-type="float" office:value="816.23" calcext:value-type="float">
            <text:p>816.23</text:p>
          </table:table-cell>
          <table:table-cell table:style-name="ce3" office:value-type="float" office:value="816.03" calcext:value-type="float">
            <text:p>816.0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8-09" calcext:value-type="date">
            <text:p>8/9/2010</text:p>
          </table:table-cell>
          <table:table-cell table:style-name="ce6" office:value-type="percentage" office:value="0.0628" calcext:value-type="percentage">
            <text:p>6.28%</text:p>
          </table:table-cell>
          <table:table-cell table:style-name="ce9" office:value-type="percentage" office:value="0.0636" calcext:value-type="percentage">
            <text:p>6.36%</text:p>
          </table:table-cell>
          <table:table-cell office:value-type="float" office:value="822.9" calcext:value-type="float">
            <text:p>822.90</text:p>
          </table:table-cell>
          <table:table-cell office:value-type="float" office:value="814.29" calcext:value-type="float">
            <text:p>814.29</text:p>
          </table:table-cell>
          <table:table-cell table:style-name="ce3" office:value-type="float" office:value="814.09" calcext:value-type="float">
            <text:p>814.0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8-10" calcext:value-type="date">
            <text:p>8/10/2010</text:p>
          </table:table-cell>
          <table:table-cell table:style-name="ce6" office:value-type="percentage" office:value="0.0629" calcext:value-type="percentage">
            <text:p>6.29%</text:p>
          </table:table-cell>
          <table:table-cell table:style-name="ce9" office:value-type="percentage" office:value="0.0637" calcext:value-type="percentage">
            <text:p>6.37%</text:p>
          </table:table-cell>
          <table:table-cell office:value-type="float" office:value="822.02" calcext:value-type="float">
            <text:p>822.02</text:p>
          </table:table-cell>
          <table:table-cell office:value-type="float" office:value="813.43" calcext:value-type="float">
            <text:p>813.43</text:p>
          </table:table-cell>
          <table:table-cell table:style-name="ce3" office:value-type="float" office:value="813.22" calcext:value-type="float">
            <text:p>813.2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8-11" calcext:value-type="date">
            <text:p>8/11/2010</text:p>
          </table:table-cell>
          <table:table-cell table:style-name="ce6" office:value-type="percentage" office:value="0.0629" calcext:value-type="percentage">
            <text:p>6.29%</text:p>
          </table:table-cell>
          <table:table-cell table:style-name="ce9" office:value-type="percentage" office:value="0.0637" calcext:value-type="percentage">
            <text:p>6.37%</text:p>
          </table:table-cell>
          <table:table-cell office:value-type="float" office:value="822.22" calcext:value-type="float">
            <text:p>822.22</text:p>
          </table:table-cell>
          <table:table-cell office:value-type="float" office:value="813.63" calcext:value-type="float">
            <text:p>813.63</text:p>
          </table:table-cell>
          <table:table-cell table:style-name="ce3" office:value-type="float" office:value="813.43" calcext:value-type="float">
            <text:p>813.4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8-12" calcext:value-type="date">
            <text:p>8/12/2010</text:p>
          </table:table-cell>
          <table:table-cell table:style-name="ce6" office:value-type="percentage" office:value="0.0624" calcext:value-type="percentage">
            <text:p>6.24%</text:p>
          </table:table-cell>
          <table:table-cell table:style-name="ce9" office:value-type="percentage" office:value="0.0632" calcext:value-type="percentage">
            <text:p>6.32%</text:p>
          </table:table-cell>
          <table:table-cell office:value-type="float" office:value="827.84" calcext:value-type="float">
            <text:p>827.84</text:p>
          </table:table-cell>
          <table:table-cell office:value-type="float" office:value="819.19" calcext:value-type="float">
            <text:p>819.19</text:p>
          </table:table-cell>
          <table:table-cell table:style-name="ce3" office:value-type="float" office:value="818.99" calcext:value-type="float">
            <text:p>818.9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8-13" calcext:value-type="date">
            <text:p>8/13/2010</text:p>
          </table:table-cell>
          <table:table-cell table:style-name="ce6" office:value-type="percentage" office:value="0.062" calcext:value-type="percentage">
            <text:p>6.20%</text:p>
          </table:table-cell>
          <table:table-cell table:style-name="ce9" office:value-type="percentage" office:value="0.0628" calcext:value-type="percentage">
            <text:p>6.28%</text:p>
          </table:table-cell>
          <table:table-cell office:value-type="float" office:value="832.47" calcext:value-type="float">
            <text:p>832.47</text:p>
          </table:table-cell>
          <table:table-cell office:value-type="float" office:value="823.77" calcext:value-type="float">
            <text:p>823.77</text:p>
          </table:table-cell>
          <table:table-cell table:style-name="ce3" office:value-type="float" office:value="823.38" calcext:value-type="float">
            <text:p>823.3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8-16" calcext:value-type="date">
            <text:p>8/16/2010</text:p>
          </table:table-cell>
          <table:table-cell table:style-name="ce6" office:value-type="percentage" office:value="0.0609" calcext:value-type="percentage">
            <text:p>6.09%</text:p>
          </table:table-cell>
          <table:table-cell table:style-name="ce9" office:value-type="percentage" office:value="0.0617" calcext:value-type="percentage">
            <text:p>6.17%</text:p>
          </table:table-cell>
          <table:table-cell office:value-type="float" office:value="844.86" calcext:value-type="float">
            <text:p>844.86</text:p>
          </table:table-cell>
          <table:table-cell office:value-type="float" office:value="836.02" calcext:value-type="float">
            <text:p>836.02</text:p>
          </table:table-cell>
          <table:table-cell table:style-name="ce3" office:value-type="float" office:value="835.76" calcext:value-type="float">
            <text:p>835.7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8-17" calcext:value-type="date">
            <text:p>8/17/2010</text:p>
          </table:table-cell>
          <table:table-cell table:style-name="ce6" office:value-type="percentage" office:value="0.0602" calcext:value-type="percentage">
            <text:p>6.02%</text:p>
          </table:table-cell>
          <table:table-cell table:style-name="ce9" office:value-type="percentage" office:value="0.061" calcext:value-type="percentage">
            <text:p>6.10%</text:p>
          </table:table-cell>
          <table:table-cell office:value-type="float" office:value="852.93" calcext:value-type="float">
            <text:p>852.93</text:p>
          </table:table-cell>
          <table:table-cell office:value-type="float" office:value="844.01" calcext:value-type="float">
            <text:p>844.01</text:p>
          </table:table-cell>
          <table:table-cell table:style-name="ce3" office:value-type="float" office:value="843.75" calcext:value-type="float">
            <text:p>843.7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8-18" calcext:value-type="date">
            <text:p>8/18/2010</text:p>
          </table:table-cell>
          <table:table-cell table:style-name="ce6" office:value-type="percentage" office:value="0.0602" calcext:value-type="percentage">
            <text:p>6.02%</text:p>
          </table:table-cell>
          <table:table-cell table:style-name="ce9" office:value-type="percentage" office:value="0.061" calcext:value-type="percentage">
            <text:p>6.10%</text:p>
          </table:table-cell>
          <table:table-cell office:value-type="float" office:value="853.2" calcext:value-type="float">
            <text:p>853.20</text:p>
          </table:table-cell>
          <table:table-cell office:value-type="float" office:value="844.27" calcext:value-type="float">
            <text:p>844.27</text:p>
          </table:table-cell>
          <table:table-cell table:style-name="ce3" office:value-type="float" office:value="844.01" calcext:value-type="float">
            <text:p>844.0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8-19" calcext:value-type="date">
            <text:p>8/19/2010</text:p>
          </table:table-cell>
          <table:table-cell table:style-name="ce6" office:value-type="percentage" office:value="0.0601" calcext:value-type="percentage">
            <text:p>6.01%</text:p>
          </table:table-cell>
          <table:table-cell table:style-name="ce9" office:value-type="percentage" office:value="0.0609" calcext:value-type="percentage">
            <text:p>6.09%</text:p>
          </table:table-cell>
          <table:table-cell office:value-type="float" office:value="854.59" calcext:value-type="float">
            <text:p>854.59</text:p>
          </table:table-cell>
          <table:table-cell office:value-type="float" office:value="845.65" calcext:value-type="float">
            <text:p>845.65</text:p>
          </table:table-cell>
          <table:table-cell table:style-name="ce3" office:value-type="float" office:value="845.38" calcext:value-type="float">
            <text:p>845.3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8-20" calcext:value-type="date">
            <text:p>8/20/2010</text:p>
          </table:table-cell>
          <table:table-cell table:style-name="ce6" office:value-type="percentage" office:value="0.0601" calcext:value-type="percentage">
            <text:p>6.01%</text:p>
          </table:table-cell>
          <table:table-cell table:style-name="ce9" office:value-type="percentage" office:value="0.0609" calcext:value-type="percentage">
            <text:p>6.09%</text:p>
          </table:table-cell>
          <table:table-cell office:value-type="float" office:value="854.98" calcext:value-type="float">
            <text:p>854.98</text:p>
          </table:table-cell>
          <table:table-cell office:value-type="float" office:value="846.04" calcext:value-type="float">
            <text:p>846.04</text:p>
          </table:table-cell>
          <table:table-cell table:style-name="ce3" office:value-type="float" office:value="845.65" calcext:value-type="float">
            <text:p>845.6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8-23" calcext:value-type="date">
            <text:p>8/23/2010</text:p>
          </table:table-cell>
          <table:table-cell table:style-name="ce6" office:value-type="percentage" office:value="0.0601" calcext:value-type="percentage">
            <text:p>6.01%</text:p>
          </table:table-cell>
          <table:table-cell table:style-name="ce9" office:value-type="percentage" office:value="0.0609" calcext:value-type="percentage">
            <text:p>6.09%</text:p>
          </table:table-cell>
          <table:table-cell office:value-type="float" office:value="854.87" calcext:value-type="float">
            <text:p>854.87</text:p>
          </table:table-cell>
          <table:table-cell office:value-type="float" office:value="845.94" calcext:value-type="float">
            <text:p>845.94</text:p>
          </table:table-cell>
          <table:table-cell table:style-name="ce3" office:value-type="float" office:value="845.72" calcext:value-type="float">
            <text:p>845.7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8-24" calcext:value-type="date">
            <text:p>8/24/2010</text:p>
          </table:table-cell>
          <table:table-cell table:style-name="ce6" office:value-type="percentage" office:value="0.06" calcext:value-type="percentage">
            <text:p>6.00%</text:p>
          </table:table-cell>
          <table:table-cell table:style-name="ce9" office:value-type="percentage" office:value="0.0608" calcext:value-type="percentage">
            <text:p>6.08%</text:p>
          </table:table-cell>
          <table:table-cell office:value-type="float" office:value="856.22" calcext:value-type="float">
            <text:p>856.22</text:p>
          </table:table-cell>
          <table:table-cell office:value-type="float" office:value="847.27" calcext:value-type="float">
            <text:p>847.27</text:p>
          </table:table-cell>
          <table:table-cell table:style-name="ce3" office:value-type="float" office:value="847.05" calcext:value-type="float">
            <text:p>847.0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8-25" calcext:value-type="date">
            <text:p>8/25/2010</text:p>
          </table:table-cell>
          <table:table-cell table:style-name="ce6" office:value-type="percentage" office:value="0.0591" calcext:value-type="percentage">
            <text:p>5.91%</text:p>
          </table:table-cell>
          <table:table-cell table:style-name="ce9" office:value-type="percentage" office:value="0.0599" calcext:value-type="percentage">
            <text:p>5.99%</text:p>
          </table:table-cell>
          <table:table-cell office:value-type="float" office:value="866.63" calcext:value-type="float">
            <text:p>866.63</text:p>
          </table:table-cell>
          <table:table-cell office:value-type="float" office:value="857.57" calcext:value-type="float">
            <text:p>857.57</text:p>
          </table:table-cell>
          <table:table-cell table:style-name="ce3" office:value-type="float" office:value="857.35" calcext:value-type="float">
            <text:p>857.3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8-26" calcext:value-type="date">
            <text:p>8/26/2010</text:p>
          </table:table-cell>
          <table:table-cell table:style-name="ce6" office:value-type="percentage" office:value="0.0592" calcext:value-type="percentage">
            <text:p>5.92%</text:p>
          </table:table-cell>
          <table:table-cell table:style-name="ce9" office:value-type="percentage" office:value="0.06" calcext:value-type="percentage">
            <text:p>6.00%</text:p>
          </table:table-cell>
          <table:table-cell office:value-type="float" office:value="865.71" calcext:value-type="float">
            <text:p>865.71</text:p>
          </table:table-cell>
          <table:table-cell office:value-type="float" office:value="856.67" calcext:value-type="float">
            <text:p>856.67</text:p>
          </table:table-cell>
          <table:table-cell table:style-name="ce3" office:value-type="float" office:value="856.44" calcext:value-type="float">
            <text:p>856.4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8-27" calcext:value-type="date">
            <text:p>8/27/2010</text:p>
          </table:table-cell>
          <table:table-cell table:style-name="ce6" office:value-type="percentage" office:value="0.0592" calcext:value-type="percentage">
            <text:p>5.92%</text:p>
          </table:table-cell>
          <table:table-cell table:style-name="ce9" office:value-type="percentage" office:value="0.06" calcext:value-type="percentage">
            <text:p>6.00%</text:p>
          </table:table-cell>
          <table:table-cell office:value-type="float" office:value="865.99" calcext:value-type="float">
            <text:p>865.99</text:p>
          </table:table-cell>
          <table:table-cell office:value-type="float" office:value="856.94" calcext:value-type="float">
            <text:p>856.94</text:p>
          </table:table-cell>
          <table:table-cell table:style-name="ce3" office:value-type="float" office:value="856.67" calcext:value-type="float">
            <text:p>856.6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8-30" calcext:value-type="date">
            <text:p>8/30/2010</text:p>
          </table:table-cell>
          <table:table-cell table:style-name="ce6" office:value-type="percentage" office:value="0.0594" calcext:value-type="percentage">
            <text:p>5.94%</text:p>
          </table:table-cell>
          <table:table-cell table:style-name="ce9" office:value-type="percentage" office:value="0.0602" calcext:value-type="percentage">
            <text:p>6.02%</text:p>
          </table:table-cell>
          <table:table-cell office:value-type="float" office:value="863.94" calcext:value-type="float">
            <text:p>863.94</text:p>
          </table:table-cell>
          <table:table-cell office:value-type="float" office:value="854.92" calcext:value-type="float">
            <text:p>854.92</text:p>
          </table:table-cell>
          <table:table-cell table:style-name="ce3" office:value-type="float" office:value="854.69" calcext:value-type="float">
            <text:p>854.6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8-31" calcext:value-type="date">
            <text:p>8/31/2010</text:p>
          </table:table-cell>
          <table:table-cell table:style-name="ce6" office:value-type="percentage" office:value="0.0597" calcext:value-type="percentage">
            <text:p>5.97%</text:p>
          </table:table-cell>
          <table:table-cell table:style-name="ce9" office:value-type="percentage" office:value="0.0605" calcext:value-type="percentage">
            <text:p>6.05%</text:p>
          </table:table-cell>
          <table:table-cell office:value-type="float" office:value="860.77" calcext:value-type="float">
            <text:p>860.77</text:p>
          </table:table-cell>
          <table:table-cell office:value-type="float" office:value="851.78" calcext:value-type="float">
            <text:p>851.78</text:p>
          </table:table-cell>
          <table:table-cell table:style-name="ce3" office:value-type="float" office:value="851.56" calcext:value-type="float">
            <text:p>851.5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9-01" calcext:value-type="date">
            <text:p>9/1/2010</text:p>
          </table:table-cell>
          <table:table-cell table:style-name="ce6" office:value-type="percentage" office:value="0.0595" calcext:value-type="percentage">
            <text:p>5.95%</text:p>
          </table:table-cell>
          <table:table-cell table:style-name="ce9" office:value-type="percentage" office:value="0.0603" calcext:value-type="percentage">
            <text:p>6.03%</text:p>
          </table:table-cell>
          <table:table-cell office:value-type="float" office:value="863.25" calcext:value-type="float">
            <text:p>863.25</text:p>
          </table:table-cell>
          <table:table-cell office:value-type="float" office:value="854.24" calcext:value-type="float">
            <text:p>854.24</text:p>
          </table:table-cell>
          <table:table-cell table:style-name="ce3" office:value-type="float" office:value="854.02" calcext:value-type="float">
            <text:p>854.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9-02" calcext:value-type="date">
            <text:p>9/2/2010</text:p>
          </table:table-cell>
          <table:table-cell table:style-name="ce6" office:value-type="percentage" office:value="0.0599" calcext:value-type="percentage">
            <text:p>5.99%</text:p>
          </table:table-cell>
          <table:table-cell table:style-name="ce9" office:value-type="percentage" office:value="0.0607" calcext:value-type="percentage">
            <text:p>6.07%</text:p>
          </table:table-cell>
          <table:table-cell office:value-type="float" office:value="858.96" calcext:value-type="float">
            <text:p>858.96</text:p>
          </table:table-cell>
          <table:table-cell office:value-type="float" office:value="850" calcext:value-type="float">
            <text:p>850.00</text:p>
          </table:table-cell>
          <table:table-cell table:style-name="ce3" office:value-type="float" office:value="849.77" calcext:value-type="float">
            <text:p>849.7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9-03" calcext:value-type="date">
            <text:p>9/3/2010</text:p>
          </table:table-cell>
          <table:table-cell table:style-name="ce6" office:value-type="percentage" office:value="0.0597" calcext:value-type="percentage">
            <text:p>5.97%</text:p>
          </table:table-cell>
          <table:table-cell table:style-name="ce9" office:value-type="percentage" office:value="0.0605" calcext:value-type="percentage">
            <text:p>6.05%</text:p>
          </table:table-cell>
          <table:table-cell office:value-type="float" office:value="861.49" calcext:value-type="float">
            <text:p>861.49</text:p>
          </table:table-cell>
          <table:table-cell office:value-type="float" office:value="852.5" calcext:value-type="float">
            <text:p>852.50</text:p>
          </table:table-cell>
          <table:table-cell table:style-name="ce3" office:value-type="float" office:value="852.23" calcext:value-type="float">
            <text:p>852.2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9-06" calcext:value-type="date">
            <text:p>9/6/2010</text:p>
          </table:table-cell>
          <table:table-cell table:style-name="ce6" office:value-type="percentage" office:value="0.0597" calcext:value-type="percentage">
            <text:p>5.97%</text:p>
          </table:table-cell>
          <table:table-cell table:style-name="ce9" office:value-type="percentage" office:value="0.0605" calcext:value-type="percentage">
            <text:p>6.05%</text:p>
          </table:table-cell>
          <table:table-cell office:value-type="float" office:value="861.73" calcext:value-type="float">
            <text:p>861.73</text:p>
          </table:table-cell>
          <table:table-cell office:value-type="float" office:value="852.75" calcext:value-type="float">
            <text:p>852.75</text:p>
          </table:table-cell>
          <table:table-cell table:style-name="ce3" office:value-type="float" office:value="852.5" calcext:value-type="float">
            <text:p>852.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9-08" calcext:value-type="date">
            <text:p>9/8/2010</text:p>
          </table:table-cell>
          <table:table-cell table:style-name="ce6" office:value-type="percentage" office:value="0.0594" calcext:value-type="percentage">
            <text:p>5.94%</text:p>
          </table:table-cell>
          <table:table-cell table:style-name="ce9" office:value-type="percentage" office:value="0.0602" calcext:value-type="percentage">
            <text:p>6.02%</text:p>
          </table:table-cell>
          <table:table-cell office:value-type="float" office:value="865.35" calcext:value-type="float">
            <text:p>865.35</text:p>
          </table:table-cell>
          <table:table-cell office:value-type="float" office:value="856.33" calcext:value-type="float">
            <text:p>856.33</text:p>
          </table:table-cell>
          <table:table-cell table:style-name="ce3" office:value-type="float" office:value="856.11" calcext:value-type="float">
            <text:p>856.1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9-09" calcext:value-type="date">
            <text:p>9/9/2010</text:p>
          </table:table-cell>
          <table:table-cell table:style-name="ce6" office:value-type="percentage" office:value="0.0595" calcext:value-type="percentage">
            <text:p>5.95%</text:p>
          </table:table-cell>
          <table:table-cell table:style-name="ce9" office:value-type="percentage" office:value="0.0603" calcext:value-type="percentage">
            <text:p>6.03%</text:p>
          </table:table-cell>
          <table:table-cell office:value-type="float" office:value="864.08" calcext:value-type="float">
            <text:p>864.08</text:p>
          </table:table-cell>
          <table:table-cell office:value-type="float" office:value="855.07" calcext:value-type="float">
            <text:p>855.07</text:p>
          </table:table-cell>
          <table:table-cell table:style-name="ce3" office:value-type="float" office:value="854.86" calcext:value-type="float">
            <text:p>854.8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9-10" calcext:value-type="date">
            <text:p>9/10/2010</text:p>
          </table:table-cell>
          <table:table-cell table:style-name="ce6" office:value-type="percentage" office:value="0.0596" calcext:value-type="percentage">
            <text:p>5.96%</text:p>
          </table:table-cell>
          <table:table-cell table:style-name="ce9" office:value-type="percentage" office:value="0.0604" calcext:value-type="percentage">
            <text:p>6.04%</text:p>
          </table:table-cell>
          <table:table-cell office:value-type="float" office:value="863.18" calcext:value-type="float">
            <text:p>863.18</text:p>
          </table:table-cell>
          <table:table-cell office:value-type="float" office:value="854.19" calcext:value-type="float">
            <text:p>854.19</text:p>
          </table:table-cell>
          <table:table-cell table:style-name="ce3" office:value-type="float" office:value="853.96" calcext:value-type="float">
            <text:p>853.9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9-13" calcext:value-type="date">
            <text:p>9/13/2010</text:p>
          </table:table-cell>
          <table:table-cell table:style-name="ce6" office:value-type="percentage" office:value="0.0597" calcext:value-type="percentage">
            <text:p>5.97%</text:p>
          </table:table-cell>
          <table:table-cell table:style-name="ce9" office:value-type="percentage" office:value="0.0605" calcext:value-type="percentage">
            <text:p>6.05%</text:p>
          </table:table-cell>
          <table:table-cell office:value-type="float" office:value="862.26" calcext:value-type="float">
            <text:p>862.26</text:p>
          </table:table-cell>
          <table:table-cell office:value-type="float" office:value="853.28" calcext:value-type="float">
            <text:p>853.28</text:p>
          </table:table-cell>
          <table:table-cell table:style-name="ce3" office:value-type="float" office:value="853.07" calcext:value-type="float">
            <text:p>853.0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9-14" calcext:value-type="date">
            <text:p>9/14/2010</text:p>
          </table:table-cell>
          <table:table-cell table:style-name="ce6" office:value-type="percentage" office:value="0.06" calcext:value-type="percentage">
            <text:p>6.00%</text:p>
          </table:table-cell>
          <table:table-cell table:style-name="ce9" office:value-type="percentage" office:value="0.0608" calcext:value-type="percentage">
            <text:p>6.08%</text:p>
          </table:table-cell>
          <table:table-cell office:value-type="float" office:value="859.09" calcext:value-type="float">
            <text:p>859.09</text:p>
          </table:table-cell>
          <table:table-cell office:value-type="float" office:value="850.15" calcext:value-type="float">
            <text:p>850.15</text:p>
          </table:table-cell>
          <table:table-cell table:style-name="ce3" office:value-type="float" office:value="849.84" calcext:value-type="float">
            <text:p>849.8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9-15" calcext:value-type="date">
            <text:p>9/15/2010</text:p>
          </table:table-cell>
          <table:table-cell table:style-name="ce6" office:value-type="percentage" office:value="0.0599" calcext:value-type="percentage">
            <text:p>5.99%</text:p>
          </table:table-cell>
          <table:table-cell table:style-name="ce9" office:value-type="percentage" office:value="0.0607" calcext:value-type="percentage">
            <text:p>6.07%</text:p>
          </table:table-cell>
          <table:table-cell office:value-type="float" office:value="860.52" calcext:value-type="float">
            <text:p>860.52</text:p>
          </table:table-cell>
          <table:table-cell office:value-type="float" office:value="851.57" calcext:value-type="float">
            <text:p>851.57</text:p>
          </table:table-cell>
          <table:table-cell table:style-name="ce3" office:value-type="float" office:value="851.26" calcext:value-type="float">
            <text:p>851.2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9-16" calcext:value-type="date">
            <text:p>9/16/2010</text:p>
          </table:table-cell>
          <table:table-cell table:style-name="ce6" office:value-type="percentage" office:value="0.06" calcext:value-type="percentage">
            <text:p>6.00%</text:p>
          </table:table-cell>
          <table:table-cell table:style-name="ce9" office:value-type="percentage" office:value="0.0608" calcext:value-type="percentage">
            <text:p>6.08%</text:p>
          </table:table-cell>
          <table:table-cell office:value-type="float" office:value="859.71" calcext:value-type="float">
            <text:p>859.71</text:p>
          </table:table-cell>
          <table:table-cell office:value-type="float" office:value="850.77" calcext:value-type="float">
            <text:p>850.77</text:p>
          </table:table-cell>
          <table:table-cell table:style-name="ce3" office:value-type="float" office:value="850.46" calcext:value-type="float">
            <text:p>850.4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9-17" calcext:value-type="date">
            <text:p>9/17/2010</text:p>
          </table:table-cell>
          <table:table-cell table:style-name="ce6" office:value-type="percentage" office:value="0.0605" calcext:value-type="percentage">
            <text:p>6.05%</text:p>
          </table:table-cell>
          <table:table-cell table:style-name="ce9" office:value-type="percentage" office:value="0.0613" calcext:value-type="percentage">
            <text:p>6.13%</text:p>
          </table:table-cell>
          <table:table-cell office:value-type="float" office:value="854.64" calcext:value-type="float">
            <text:p>854.64</text:p>
          </table:table-cell>
          <table:table-cell office:value-type="float" office:value="845.76" calcext:value-type="float">
            <text:p>845.76</text:p>
          </table:table-cell>
          <table:table-cell table:style-name="ce3" office:value-type="float" office:value="845.23" calcext:value-type="float">
            <text:p>845.2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9-20" calcext:value-type="date">
            <text:p>9/20/2010</text:p>
          </table:table-cell>
          <table:table-cell table:style-name="ce6" office:value-type="percentage" office:value="0.0609" calcext:value-type="percentage">
            <text:p>6.09%</text:p>
          </table:table-cell>
          <table:table-cell table:style-name="ce9" office:value-type="percentage" office:value="0.0617" calcext:value-type="percentage">
            <text:p>6.17%</text:p>
          </table:table-cell>
          <table:table-cell office:value-type="float" office:value="850.5" calcext:value-type="float">
            <text:p>850.50</text:p>
          </table:table-cell>
          <table:table-cell office:value-type="float" office:value="841.66" calcext:value-type="float">
            <text:p>841.66</text:p>
          </table:table-cell>
          <table:table-cell table:style-name="ce3" office:value-type="float" office:value="841.35" calcext:value-type="float">
            <text:p>841.3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9-21" calcext:value-type="date">
            <text:p>9/21/2010</text:p>
          </table:table-cell>
          <table:table-cell table:style-name="ce6" office:value-type="percentage" office:value="0.0608" calcext:value-type="percentage">
            <text:p>6.08%</text:p>
          </table:table-cell>
          <table:table-cell table:style-name="ce9" office:value-type="percentage" office:value="0.0616" calcext:value-type="percentage">
            <text:p>6.16%</text:p>
          </table:table-cell>
          <table:table-cell office:value-type="float" office:value="851.92" calcext:value-type="float">
            <text:p>851.92</text:p>
          </table:table-cell>
          <table:table-cell office:value-type="float" office:value="843.07" calcext:value-type="float">
            <text:p>843.07</text:p>
          </table:table-cell>
          <table:table-cell table:style-name="ce3" office:value-type="float" office:value="842.76" calcext:value-type="float">
            <text:p>842.7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9-22" calcext:value-type="date">
            <text:p>9/22/2010</text:p>
          </table:table-cell>
          <table:table-cell table:style-name="ce6" office:value-type="percentage" office:value="0.0607" calcext:value-type="percentage">
            <text:p>6.07%</text:p>
          </table:table-cell>
          <table:table-cell table:style-name="ce9" office:value-type="percentage" office:value="0.0615" calcext:value-type="percentage">
            <text:p>6.15%</text:p>
          </table:table-cell>
          <table:table-cell office:value-type="float" office:value="853.48" calcext:value-type="float">
            <text:p>853.48</text:p>
          </table:table-cell>
          <table:table-cell office:value-type="float" office:value="844.61" calcext:value-type="float">
            <text:p>844.61</text:p>
          </table:table-cell>
          <table:table-cell table:style-name="ce3" office:value-type="float" office:value="844.29" calcext:value-type="float">
            <text:p>844.2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9-23" calcext:value-type="date">
            <text:p>9/23/2010</text:p>
          </table:table-cell>
          <table:table-cell table:style-name="ce6" office:value-type="percentage" office:value="0.0607" calcext:value-type="percentage">
            <text:p>6.07%</text:p>
          </table:table-cell>
          <table:table-cell table:style-name="ce9" office:value-type="percentage" office:value="0.0615" calcext:value-type="percentage">
            <text:p>6.15%</text:p>
          </table:table-cell>
          <table:table-cell office:value-type="float" office:value="853.8" calcext:value-type="float">
            <text:p>853.80</text:p>
          </table:table-cell>
          <table:table-cell office:value-type="float" office:value="844.94" calcext:value-type="float">
            <text:p>844.94</text:p>
          </table:table-cell>
          <table:table-cell table:style-name="ce3" office:value-type="float" office:value="844.61" calcext:value-type="float">
            <text:p>844.6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9-24" calcext:value-type="date">
            <text:p>9/24/2010</text:p>
          </table:table-cell>
          <table:table-cell table:style-name="ce6" office:value-type="percentage" office:value="0.0602" calcext:value-type="percentage">
            <text:p>6.02%</text:p>
          </table:table-cell>
          <table:table-cell table:style-name="ce9" office:value-type="percentage" office:value="0.061" calcext:value-type="percentage">
            <text:p>6.10%</text:p>
          </table:table-cell>
          <table:table-cell office:value-type="float" office:value="859.98" calcext:value-type="float">
            <text:p>859.98</text:p>
          </table:table-cell>
          <table:table-cell office:value-type="float" office:value="851.05" calcext:value-type="float">
            <text:p>851.05</text:p>
          </table:table-cell>
          <table:table-cell table:style-name="ce3" office:value-type="float" office:value="850.47" calcext:value-type="float">
            <text:p>850.4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9-27" calcext:value-type="date">
            <text:p>9/27/2010</text:p>
          </table:table-cell>
          <table:table-cell table:style-name="ce6" office:value-type="percentage" office:value="0.0601" calcext:value-type="percentage">
            <text:p>6.01%</text:p>
          </table:table-cell>
          <table:table-cell table:style-name="ce9" office:value-type="percentage" office:value="0.0609" calcext:value-type="percentage">
            <text:p>6.09%</text:p>
          </table:table-cell>
          <table:table-cell office:value-type="float" office:value="861.43" calcext:value-type="float">
            <text:p>861.43</text:p>
          </table:table-cell>
          <table:table-cell office:value-type="float" office:value="852.49" calcext:value-type="float">
            <text:p>852.49</text:p>
          </table:table-cell>
          <table:table-cell table:style-name="ce3" office:value-type="float" office:value="852.16" calcext:value-type="float">
            <text:p>852.1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9-28" calcext:value-type="date">
            <text:p>9/28/2010</text:p>
          </table:table-cell>
          <table:table-cell table:style-name="ce6" office:value-type="percentage" office:value="0.0601" calcext:value-type="percentage">
            <text:p>6.01%</text:p>
          </table:table-cell>
          <table:table-cell table:style-name="ce9" office:value-type="percentage" office:value="0.0609" calcext:value-type="percentage">
            <text:p>6.09%</text:p>
          </table:table-cell>
          <table:table-cell office:value-type="float" office:value="861.76" calcext:value-type="float">
            <text:p>861.76</text:p>
          </table:table-cell>
          <table:table-cell office:value-type="float" office:value="852.82" calcext:value-type="float">
            <text:p>852.82</text:p>
          </table:table-cell>
          <table:table-cell table:style-name="ce3" office:value-type="float" office:value="852.49" calcext:value-type="float">
            <text:p>852.4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9-29" calcext:value-type="date">
            <text:p>9/29/2010</text:p>
          </table:table-cell>
          <table:table-cell table:style-name="ce6" office:value-type="percentage" office:value="0.0603" calcext:value-type="percentage">
            <text:p>6.03%</text:p>
          </table:table-cell>
          <table:table-cell table:style-name="ce9" office:value-type="percentage" office:value="0.0611" calcext:value-type="percentage">
            <text:p>6.11%</text:p>
          </table:table-cell>
          <table:table-cell office:value-type="float" office:value="859.84" calcext:value-type="float">
            <text:p>859.84</text:p>
          </table:table-cell>
          <table:table-cell office:value-type="float" office:value="850.92" calcext:value-type="float">
            <text:p>850.92</text:p>
          </table:table-cell>
          <table:table-cell table:style-name="ce3" office:value-type="float" office:value="850.6" calcext:value-type="float">
            <text:p>850.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09-30" calcext:value-type="date">
            <text:p>9/30/2010</text:p>
          </table:table-cell>
          <table:table-cell table:style-name="ce6" office:value-type="percentage" office:value="0.0599" calcext:value-type="percentage">
            <text:p>5.99%</text:p>
          </table:table-cell>
          <table:table-cell table:style-name="ce9" office:value-type="percentage" office:value="0.0607" calcext:value-type="percentage">
            <text:p>6.07%</text:p>
          </table:table-cell>
          <table:table-cell office:value-type="float" office:value="864.67" calcext:value-type="float">
            <text:p>864.67</text:p>
          </table:table-cell>
          <table:table-cell office:value-type="float" office:value="855.7" calcext:value-type="float">
            <text:p>855.70</text:p>
          </table:table-cell>
          <table:table-cell table:style-name="ce3" office:value-type="float" office:value="855.37" calcext:value-type="float">
            <text:p>855.3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0-01" calcext:value-type="date">
            <text:p>10/1/2010</text:p>
          </table:table-cell>
          <table:table-cell table:style-name="ce6" office:value-type="percentage" office:value="0.0601" calcext:value-type="percentage">
            <text:p>6.01%</text:p>
          </table:table-cell>
          <table:table-cell table:style-name="ce9" office:value-type="percentage" office:value="0.0609" calcext:value-type="percentage">
            <text:p>6.09%</text:p>
          </table:table-cell>
          <table:table-cell office:value-type="float" office:value="863" calcext:value-type="float">
            <text:p>863.00</text:p>
          </table:table-cell>
          <table:table-cell office:value-type="float" office:value="854.05" calcext:value-type="float">
            <text:p>854.05</text:p>
          </table:table-cell>
          <table:table-cell table:style-name="ce3" office:value-type="float" office:value="853.47" calcext:value-type="float">
            <text:p>853.4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0-04" calcext:value-type="date">
            <text:p>10/4/2010</text:p>
          </table:table-cell>
          <table:table-cell table:style-name="ce6" office:value-type="percentage" office:value="0.0599" calcext:value-type="percentage">
            <text:p>5.99%</text:p>
          </table:table-cell>
          <table:table-cell table:style-name="ce9" office:value-type="percentage" office:value="0.0607" calcext:value-type="percentage">
            <text:p>6.07%</text:p>
          </table:table-cell>
          <table:table-cell office:value-type="float" office:value="865.59" calcext:value-type="float">
            <text:p>865.59</text:p>
          </table:table-cell>
          <table:table-cell office:value-type="float" office:value="856.61" calcext:value-type="float">
            <text:p>856.61</text:p>
          </table:table-cell>
          <table:table-cell table:style-name="ce3" office:value-type="float" office:value="856.28" calcext:value-type="float">
            <text:p>856.2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0-05" calcext:value-type="date">
            <text:p>10/5/2010</text:p>
          </table:table-cell>
          <table:table-cell table:style-name="ce6" office:value-type="percentage" office:value="0.0598" calcext:value-type="percentage">
            <text:p>5.98%</text:p>
          </table:table-cell>
          <table:table-cell table:style-name="ce9" office:value-type="percentage" office:value="0.0606" calcext:value-type="percentage">
            <text:p>6.06%</text:p>
          </table:table-cell>
          <table:table-cell office:value-type="float" office:value="867.05" calcext:value-type="float">
            <text:p>867.05</text:p>
          </table:table-cell>
          <table:table-cell office:value-type="float" office:value="858.06" calcext:value-type="float">
            <text:p>858.06</text:p>
          </table:table-cell>
          <table:table-cell table:style-name="ce3" office:value-type="float" office:value="857.73" calcext:value-type="float">
            <text:p>857.7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0-06" calcext:value-type="date">
            <text:p>10/6/2010</text:p>
          </table:table-cell>
          <table:table-cell table:style-name="ce6" office:value-type="percentage" office:value="0.0598" calcext:value-type="percentage">
            <text:p>5.98%</text:p>
          </table:table-cell>
          <table:table-cell table:style-name="ce9" office:value-type="percentage" office:value="0.0606" calcext:value-type="percentage">
            <text:p>6.06%</text:p>
          </table:table-cell>
          <table:table-cell office:value-type="float" office:value="867.37" calcext:value-type="float">
            <text:p>867.37</text:p>
          </table:table-cell>
          <table:table-cell office:value-type="float" office:value="858.39" calcext:value-type="float">
            <text:p>858.39</text:p>
          </table:table-cell>
          <table:table-cell table:style-name="ce3" office:value-type="float" office:value="858.06" calcext:value-type="float">
            <text:p>858.0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0-07" calcext:value-type="date">
            <text:p>10/7/2010</text:p>
          </table:table-cell>
          <table:table-cell table:style-name="ce6" office:value-type="percentage" office:value="0.0594" calcext:value-type="percentage">
            <text:p>5.94%</text:p>
          </table:table-cell>
          <table:table-cell table:style-name="ce9" office:value-type="percentage" office:value="0.0602" calcext:value-type="percentage">
            <text:p>6.02%</text:p>
          </table:table-cell>
          <table:table-cell office:value-type="float" office:value="872.24" calcext:value-type="float">
            <text:p>872.24</text:p>
          </table:table-cell>
          <table:table-cell office:value-type="float" office:value="863.2" calcext:value-type="float">
            <text:p>863.20</text:p>
          </table:table-cell>
          <table:table-cell table:style-name="ce3" office:value-type="float" office:value="862.87" calcext:value-type="float">
            <text:p>862.8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0-08" calcext:value-type="date">
            <text:p>10/8/2010</text:p>
          </table:table-cell>
          <table:table-cell table:style-name="ce6" office:value-type="percentage" office:value="0.0594" calcext:value-type="percentage">
            <text:p>5.94%</text:p>
          </table:table-cell>
          <table:table-cell table:style-name="ce9" office:value-type="percentage" office:value="0.0602" calcext:value-type="percentage">
            <text:p>6.02%</text:p>
          </table:table-cell>
          <table:table-cell office:value-type="float" office:value="872.83" calcext:value-type="float">
            <text:p>872.83</text:p>
          </table:table-cell>
          <table:table-cell office:value-type="float" office:value="863.79" calcext:value-type="float">
            <text:p>863.79</text:p>
          </table:table-cell>
          <table:table-cell table:style-name="ce3" office:value-type="float" office:value="863.2" calcext:value-type="float">
            <text:p>863.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0-11" calcext:value-type="date">
            <text:p>10/11/2010</text:p>
          </table:table-cell>
          <table:table-cell table:style-name="ce6" office:value-type="percentage" office:value="0.0593" calcext:value-type="percentage">
            <text:p>5.93%</text:p>
          </table:table-cell>
          <table:table-cell table:style-name="ce9" office:value-type="percentage" office:value="0.0601" calcext:value-type="percentage">
            <text:p>6.01%</text:p>
          </table:table-cell>
          <table:table-cell office:value-type="float" office:value="874.43" calcext:value-type="float">
            <text:p>874.43</text:p>
          </table:table-cell>
          <table:table-cell office:value-type="float" office:value="865.37" calcext:value-type="float">
            <text:p>865.37</text:p>
          </table:table-cell>
          <table:table-cell table:style-name="ce3" office:value-type="float" office:value="864.91" calcext:value-type="float">
            <text:p>864.9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0-13" calcext:value-type="date">
            <text:p>10/13/2010</text:p>
          </table:table-cell>
          <table:table-cell table:style-name="ce6" office:value-type="percentage" office:value="0.0593" calcext:value-type="percentage">
            <text:p>5.93%</text:p>
          </table:table-cell>
          <table:table-cell table:style-name="ce9" office:value-type="percentage" office:value="0.0601" calcext:value-type="percentage">
            <text:p>6.01%</text:p>
          </table:table-cell>
          <table:table-cell office:value-type="float" office:value="874.76" calcext:value-type="float">
            <text:p>874.76</text:p>
          </table:table-cell>
          <table:table-cell office:value-type="float" office:value="865.7" calcext:value-type="float">
            <text:p>865.70</text:p>
          </table:table-cell>
          <table:table-cell table:style-name="ce3" office:value-type="float" office:value="865.37" calcext:value-type="float">
            <text:p>865.3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0-14" calcext:value-type="date">
            <text:p>10/14/2010</text:p>
          </table:table-cell>
          <table:table-cell table:style-name="ce6" office:value-type="percentage" office:value="0.059" calcext:value-type="percentage">
            <text:p>5.90%</text:p>
          </table:table-cell>
          <table:table-cell table:style-name="ce9" office:value-type="percentage" office:value="0.0598" calcext:value-type="percentage">
            <text:p>5.98%</text:p>
          </table:table-cell>
          <table:table-cell office:value-type="float" office:value="878.51" calcext:value-type="float">
            <text:p>878.51</text:p>
          </table:table-cell>
          <table:table-cell office:value-type="float" office:value="869.41" calcext:value-type="float">
            <text:p>869.41</text:p>
          </table:table-cell>
          <table:table-cell table:style-name="ce3" office:value-type="float" office:value="869.05" calcext:value-type="float">
            <text:p>869.0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0-15" calcext:value-type="date">
            <text:p>10/15/2010</text:p>
          </table:table-cell>
          <table:table-cell table:style-name="ce6" office:value-type="percentage" office:value="0.0577" calcext:value-type="percentage">
            <text:p>5.77%</text:p>
          </table:table-cell>
          <table:table-cell table:style-name="ce9" office:value-type="percentage" office:value="0.0585" calcext:value-type="percentage">
            <text:p>5.85%</text:p>
          </table:table-cell>
          <table:table-cell office:value-type="float" office:value="894.22" calcext:value-type="float">
            <text:p>894.22</text:p>
          </table:table-cell>
          <table:table-cell office:value-type="float" office:value="884.95" calcext:value-type="float">
            <text:p>884.95</text:p>
          </table:table-cell>
          <table:table-cell table:style-name="ce3" office:value-type="float" office:value="884.25" calcext:value-type="float">
            <text:p>884.2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0-18" calcext:value-type="date">
            <text:p>10/18/2010</text:p>
          </table:table-cell>
          <table:table-cell table:style-name="ce6" office:value-type="percentage" office:value="0.0574" calcext:value-type="percentage">
            <text:p>5.74%</text:p>
          </table:table-cell>
          <table:table-cell table:style-name="ce9" office:value-type="percentage" office:value="0.0582" calcext:value-type="percentage">
            <text:p>5.82%</text:p>
          </table:table-cell>
          <table:table-cell office:value-type="float" office:value="898.09" calcext:value-type="float">
            <text:p>898.09</text:p>
          </table:table-cell>
          <table:table-cell office:value-type="float" office:value="888.79" calcext:value-type="float">
            <text:p>888.79</text:p>
          </table:table-cell>
          <table:table-cell table:style-name="ce3" office:value-type="float" office:value="888.42" calcext:value-type="float">
            <text:p>888.4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0-19" calcext:value-type="date">
            <text:p>10/19/2010</text:p>
          </table:table-cell>
          <table:table-cell table:style-name="ce6" office:value-type="percentage" office:value="0.0577" calcext:value-type="percentage">
            <text:p>5.77%</text:p>
          </table:table-cell>
          <table:table-cell table:style-name="ce9" office:value-type="percentage" office:value="0.0585" calcext:value-type="percentage">
            <text:p>5.85%</text:p>
          </table:table-cell>
          <table:table-cell office:value-type="float" office:value="894.96" calcext:value-type="float">
            <text:p>894.96</text:p>
          </table:table-cell>
          <table:table-cell office:value-type="float" office:value="885.69" calcext:value-type="float">
            <text:p>885.69</text:p>
          </table:table-cell>
          <table:table-cell table:style-name="ce3" office:value-type="float" office:value="885.32" calcext:value-type="float">
            <text:p>885.3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0-20" calcext:value-type="date">
            <text:p>10/20/2010</text:p>
          </table:table-cell>
          <table:table-cell table:style-name="ce6" office:value-type="percentage" office:value="0.0591" calcext:value-type="percentage">
            <text:p>5.91%</text:p>
          </table:table-cell>
          <table:table-cell table:style-name="ce9" office:value-type="percentage" office:value="0.0599" calcext:value-type="percentage">
            <text:p>5.99%</text:p>
          </table:table-cell>
          <table:table-cell office:value-type="float" office:value="879.17" calcext:value-type="float">
            <text:p>879.17</text:p>
          </table:table-cell>
          <table:table-cell office:value-type="float" office:value="870.08" calcext:value-type="float">
            <text:p>870.08</text:p>
          </table:table-cell>
          <table:table-cell table:style-name="ce3" office:value-type="float" office:value="869.71" calcext:value-type="float">
            <text:p>869.7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0-21" calcext:value-type="date">
            <text:p>10/21/2010</text:p>
          </table:table-cell>
          <table:table-cell table:style-name="ce6" office:value-type="percentage" office:value="0.0585" calcext:value-type="percentage">
            <text:p>5.85%</text:p>
          </table:table-cell>
          <table:table-cell table:style-name="ce9" office:value-type="percentage" office:value="0.0593" calcext:value-type="percentage">
            <text:p>5.93%</text:p>
          </table:table-cell>
          <table:table-cell office:value-type="float" office:value="886.62" calcext:value-type="float">
            <text:p>886.62</text:p>
          </table:table-cell>
          <table:table-cell office:value-type="float" office:value="877.45" calcext:value-type="float">
            <text:p>877.45</text:p>
          </table:table-cell>
          <table:table-cell table:style-name="ce3" office:value-type="float" office:value="877.05" calcext:value-type="float">
            <text:p>877.0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0-22" calcext:value-type="date">
            <text:p>10/22/2010</text:p>
          </table:table-cell>
          <table:table-cell table:style-name="ce6" office:value-type="percentage" office:value="0.0592" calcext:value-type="percentage">
            <text:p>5.92%</text:p>
          </table:table-cell>
          <table:table-cell table:style-name="ce9" office:value-type="percentage" office:value="0.06" calcext:value-type="percentage">
            <text:p>6.00%</text:p>
          </table:table-cell>
          <table:table-cell office:value-type="float" office:value="879.38" calcext:value-type="float">
            <text:p>879.38</text:p>
          </table:table-cell>
          <table:table-cell office:value-type="float" office:value="870.29" calcext:value-type="float">
            <text:p>870.29</text:p>
          </table:table-cell>
          <table:table-cell table:style-name="ce3" office:value-type="float" office:value="869.51" calcext:value-type="float">
            <text:p>869.5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0-25" calcext:value-type="date">
            <text:p>10/25/2010</text:p>
          </table:table-cell>
          <table:table-cell table:style-name="ce6" office:value-type="percentage" office:value="0.0593" calcext:value-type="percentage">
            <text:p>5.93%</text:p>
          </table:table-cell>
          <table:table-cell table:style-name="ce9" office:value-type="percentage" office:value="0.0601" calcext:value-type="percentage">
            <text:p>6.01%</text:p>
          </table:table-cell>
          <table:table-cell office:value-type="float" office:value="878.63" calcext:value-type="float">
            <text:p>878.63</text:p>
          </table:table-cell>
          <table:table-cell office:value-type="float" office:value="869.55" calcext:value-type="float">
            <text:p>869.55</text:p>
          </table:table-cell>
          <table:table-cell table:style-name="ce3" office:value-type="float" office:value="869.16" calcext:value-type="float">
            <text:p>869.1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0-26" calcext:value-type="date">
            <text:p>10/26/2010</text:p>
          </table:table-cell>
          <table:table-cell table:style-name="ce6" office:value-type="percentage" office:value="0.0599" calcext:value-type="percentage">
            <text:p>5.99%</text:p>
          </table:table-cell>
          <table:table-cell table:style-name="ce9" office:value-type="percentage" office:value="0.0607" calcext:value-type="percentage">
            <text:p>6.07%</text:p>
          </table:table-cell>
          <table:table-cell office:value-type="float" office:value="872.21" calcext:value-type="float">
            <text:p>872.21</text:p>
          </table:table-cell>
          <table:table-cell office:value-type="float" office:value="863.2" calcext:value-type="float">
            <text:p>863.20</text:p>
          </table:table-cell>
          <table:table-cell table:style-name="ce3" office:value-type="float" office:value="862.81" calcext:value-type="float">
            <text:p>862.8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0-27" calcext:value-type="date">
            <text:p>10/27/2010</text:p>
          </table:table-cell>
          <table:table-cell table:style-name="ce6" office:value-type="percentage" office:value="0.0593" calcext:value-type="percentage">
            <text:p>5.93%</text:p>
          </table:table-cell>
          <table:table-cell table:style-name="ce9" office:value-type="percentage" office:value="0.0601" calcext:value-type="percentage">
            <text:p>6.01%</text:p>
          </table:table-cell>
          <table:table-cell office:value-type="float" office:value="879.42" calcext:value-type="float">
            <text:p>879.42</text:p>
          </table:table-cell>
          <table:table-cell office:value-type="float" office:value="870.34" calcext:value-type="float">
            <text:p>870.34</text:p>
          </table:table-cell>
          <table:table-cell table:style-name="ce3" office:value-type="float" office:value="869.95" calcext:value-type="float">
            <text:p>869.9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0-28" calcext:value-type="date">
            <text:p>10/28/2010</text:p>
          </table:table-cell>
          <table:table-cell table:style-name="ce6" office:value-type="percentage" office:value="0.0596" calcext:value-type="percentage">
            <text:p>5.96%</text:p>
          </table:table-cell>
          <table:table-cell table:style-name="ce9" office:value-type="percentage" office:value="0.0604" calcext:value-type="percentage">
            <text:p>6.04%</text:p>
          </table:table-cell>
          <table:table-cell office:value-type="float" office:value="876.4" calcext:value-type="float">
            <text:p>876.40</text:p>
          </table:table-cell>
          <table:table-cell office:value-type="float" office:value="867.35" calcext:value-type="float">
            <text:p>867.35</text:p>
          </table:table-cell>
          <table:table-cell table:style-name="ce3" office:value-type="float" office:value="866.96" calcext:value-type="float">
            <text:p>866.9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0-29" calcext:value-type="date">
            <text:p>10/29/2010</text:p>
          </table:table-cell>
          <table:table-cell table:style-name="ce6" office:value-type="percentage" office:value="0.0596" calcext:value-type="percentage">
            <text:p>5.96%</text:p>
          </table:table-cell>
          <table:table-cell table:style-name="ce9" office:value-type="percentage" office:value="0.0604" calcext:value-type="percentage">
            <text:p>6.04%</text:p>
          </table:table-cell>
          <table:table-cell office:value-type="float" office:value="877.19" calcext:value-type="float">
            <text:p>877.19</text:p>
          </table:table-cell>
          <table:table-cell office:value-type="float" office:value="868.13" calcext:value-type="float">
            <text:p>868.13</text:p>
          </table:table-cell>
          <table:table-cell table:style-name="ce3" office:value-type="float" office:value="867.35" calcext:value-type="float">
            <text:p>867.3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1-01" calcext:value-type="date">
            <text:p>11/1/2010</text:p>
          </table:table-cell>
          <table:table-cell table:style-name="ce6" office:value-type="percentage" office:value="0.059" calcext:value-type="percentage">
            <text:p>5.90%</text:p>
          </table:table-cell>
          <table:table-cell table:style-name="ce9" office:value-type="percentage" office:value="0.0598" calcext:value-type="percentage">
            <text:p>5.98%</text:p>
          </table:table-cell>
          <table:table-cell office:value-type="float" office:value="884.63" calcext:value-type="float">
            <text:p>884.63</text:p>
          </table:table-cell>
          <table:table-cell office:value-type="float" office:value="875.5" calcext:value-type="float">
            <text:p>875.50</text:p>
          </table:table-cell>
          <table:table-cell table:style-name="ce3" office:value-type="float" office:value="874.91" calcext:value-type="float">
            <text:p>874.9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1-03" calcext:value-type="date">
            <text:p>11/3/2010</text:p>
          </table:table-cell>
          <table:table-cell table:style-name="ce6" office:value-type="percentage" office:value="0.0587" calcext:value-type="percentage">
            <text:p>5.87%</text:p>
          </table:table-cell>
          <table:table-cell table:style-name="ce9" office:value-type="percentage" office:value="0.0595" calcext:value-type="percentage">
            <text:p>5.95%</text:p>
          </table:table-cell>
          <table:table-cell office:value-type="float" office:value="888.48" calcext:value-type="float">
            <text:p>888.48</text:p>
          </table:table-cell>
          <table:table-cell office:value-type="float" office:value="879.31" calcext:value-type="float">
            <text:p>879.31</text:p>
          </table:table-cell>
          <table:table-cell table:style-name="ce3" office:value-type="float" office:value="878.92" calcext:value-type="float">
            <text:p>878.9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1-04" calcext:value-type="date">
            <text:p>11/4/2010</text:p>
          </table:table-cell>
          <table:table-cell table:style-name="ce6" office:value-type="percentage" office:value="0.0587" calcext:value-type="percentage">
            <text:p>5.87%</text:p>
          </table:table-cell>
          <table:table-cell table:style-name="ce9" office:value-type="percentage" office:value="0.0595" calcext:value-type="percentage">
            <text:p>5.95%</text:p>
          </table:table-cell>
          <table:table-cell office:value-type="float" office:value="888.88" calcext:value-type="float">
            <text:p>888.88</text:p>
          </table:table-cell>
          <table:table-cell office:value-type="float" office:value="879.71" calcext:value-type="float">
            <text:p>879.71</text:p>
          </table:table-cell>
          <table:table-cell table:style-name="ce3" office:value-type="float" office:value="879.31" calcext:value-type="float">
            <text:p>879.3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1-05" calcext:value-type="date">
            <text:p>11/5/2010</text:p>
          </table:table-cell>
          <table:table-cell table:style-name="ce6" office:value-type="percentage" office:value="0.0586" calcext:value-type="percentage">
            <text:p>5.86%</text:p>
          </table:table-cell>
          <table:table-cell table:style-name="ce9" office:value-type="percentage" office:value="0.0594" calcext:value-type="percentage">
            <text:p>5.94%</text:p>
          </table:table-cell>
          <table:table-cell office:value-type="float" office:value="890.83" calcext:value-type="float">
            <text:p>890.83</text:p>
          </table:table-cell>
          <table:table-cell office:value-type="float" office:value="881.64" calcext:value-type="float">
            <text:p>881.64</text:p>
          </table:table-cell>
          <table:table-cell table:style-name="ce3" office:value-type="float" office:value="880.85" calcext:value-type="float">
            <text:p>880.8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1-08" calcext:value-type="date">
            <text:p>11/8/2010</text:p>
          </table:table-cell>
          <table:table-cell table:style-name="ce6" office:value-type="percentage" office:value="0.0585" calcext:value-type="percentage">
            <text:p>5.85%</text:p>
          </table:table-cell>
          <table:table-cell table:style-name="ce9" office:value-type="percentage" office:value="0.0593" calcext:value-type="percentage">
            <text:p>5.93%</text:p>
          </table:table-cell>
          <table:table-cell office:value-type="float" office:value="892.38" calcext:value-type="float">
            <text:p>892.38</text:p>
          </table:table-cell>
          <table:table-cell office:value-type="float" office:value="883.18" calcext:value-type="float">
            <text:p>883.18</text:p>
          </table:table-cell>
          <table:table-cell table:style-name="ce3" office:value-type="float" office:value="882.78" calcext:value-type="float">
            <text:p>882.7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1-09" calcext:value-type="date">
            <text:p>11/9/2010</text:p>
          </table:table-cell>
          <table:table-cell table:style-name="ce6" office:value-type="percentage" office:value="0.0591" calcext:value-type="percentage">
            <text:p>5.91%</text:p>
          </table:table-cell>
          <table:table-cell table:style-name="ce9" office:value-type="percentage" office:value="0.0599" calcext:value-type="percentage">
            <text:p>5.99%</text:p>
          </table:table-cell>
          <table:table-cell office:value-type="float" office:value="886.31" calcext:value-type="float">
            <text:p>886.31</text:p>
          </table:table-cell>
          <table:table-cell office:value-type="float" office:value="877.18" calcext:value-type="float">
            <text:p>877.18</text:p>
          </table:table-cell>
          <table:table-cell table:style-name="ce3" office:value-type="float" office:value="876.76" calcext:value-type="float">
            <text:p>876.7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1-10" calcext:value-type="date">
            <text:p>11/10/2010</text:p>
          </table:table-cell>
          <table:table-cell table:style-name="ce6" office:value-type="percentage" office:value="0.059" calcext:value-type="percentage">
            <text:p>5.90%</text:p>
          </table:table-cell>
          <table:table-cell table:style-name="ce9" office:value-type="percentage" office:value="0.0598" calcext:value-type="percentage">
            <text:p>5.98%</text:p>
          </table:table-cell>
          <table:table-cell office:value-type="float" office:value="887.88" calcext:value-type="float">
            <text:p>887.88</text:p>
          </table:table-cell>
          <table:table-cell office:value-type="float" office:value="878.73" calcext:value-type="float">
            <text:p>878.73</text:p>
          </table:table-cell>
          <table:table-cell table:style-name="ce3" office:value-type="float" office:value="878.31" calcext:value-type="float">
            <text:p>878.3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1-11" calcext:value-type="date">
            <text:p>11/11/2010</text:p>
          </table:table-cell>
          <table:table-cell table:style-name="ce6" office:value-type="percentage" office:value="0.0583" calcext:value-type="percentage">
            <text:p>5.83%</text:p>
          </table:table-cell>
          <table:table-cell table:style-name="ce9" office:value-type="percentage" office:value="0.0591" calcext:value-type="percentage">
            <text:p>5.91%</text:p>
          </table:table-cell>
          <table:table-cell office:value-type="float" office:value="896.38" calcext:value-type="float">
            <text:p>896.38</text:p>
          </table:table-cell>
          <table:table-cell office:value-type="float" office:value="887.14" calcext:value-type="float">
            <text:p>887.14</text:p>
          </table:table-cell>
          <table:table-cell table:style-name="ce3" office:value-type="float" office:value="886.73" calcext:value-type="float">
            <text:p>886.7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1-12" calcext:value-type="date">
            <text:p>11/12/2010</text:p>
          </table:table-cell>
          <table:table-cell table:style-name="ce6" office:value-type="percentage" office:value="0.058" calcext:value-type="percentage">
            <text:p>5.80%</text:p>
          </table:table-cell>
          <table:table-cell table:style-name="ce9" office:value-type="percentage" office:value="0.0588" calcext:value-type="percentage">
            <text:p>5.88%</text:p>
          </table:table-cell>
          <table:table-cell office:value-type="float" office:value="900.91" calcext:value-type="float">
            <text:p>900.91</text:p>
          </table:table-cell>
          <table:table-cell office:value-type="float" office:value="891.62" calcext:value-type="float">
            <text:p>891.62</text:p>
          </table:table-cell>
          <table:table-cell table:style-name="ce3" office:value-type="float" office:value="890.7" calcext:value-type="float">
            <text:p>890.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1-16" calcext:value-type="date">
            <text:p>11/16/2010</text:p>
          </table:table-cell>
          <table:table-cell table:style-name="ce6" office:value-type="percentage" office:value="0.0577" calcext:value-type="percentage">
            <text:p>5.77%</text:p>
          </table:table-cell>
          <table:table-cell table:style-name="ce9" office:value-type="percentage" office:value="0.0585" calcext:value-type="percentage">
            <text:p>5.85%</text:p>
          </table:table-cell>
          <table:table-cell office:value-type="float" office:value="904.8" calcext:value-type="float">
            <text:p>904.80</text:p>
          </table:table-cell>
          <table:table-cell office:value-type="float" office:value="895.48" calcext:value-type="float">
            <text:p>895.48</text:p>
          </table:table-cell>
          <table:table-cell table:style-name="ce3" office:value-type="float" office:value="895.09" calcext:value-type="float">
            <text:p>895.0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1-17" calcext:value-type="date">
            <text:p>11/17/2010</text:p>
          </table:table-cell>
          <table:table-cell table:style-name="ce6" office:value-type="percentage" office:value="0.0584" calcext:value-type="percentage">
            <text:p>5.84%</text:p>
          </table:table-cell>
          <table:table-cell table:style-name="ce9" office:value-type="percentage" office:value="0.0592" calcext:value-type="percentage">
            <text:p>5.92%</text:p>
          </table:table-cell>
          <table:table-cell office:value-type="float" office:value="897.02" calcext:value-type="float">
            <text:p>897.02</text:p>
          </table:table-cell>
          <table:table-cell office:value-type="float" office:value="887.78" calcext:value-type="float">
            <text:p>887.78</text:p>
          </table:table-cell>
          <table:table-cell table:style-name="ce3" office:value-type="float" office:value="887.4" calcext:value-type="float">
            <text:p>887.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1-18" calcext:value-type="date">
            <text:p>11/18/2010</text:p>
          </table:table-cell>
          <table:table-cell table:style-name="ce6" office:value-type="percentage" office:value="0.0584" calcext:value-type="percentage">
            <text:p>5.84%</text:p>
          </table:table-cell>
          <table:table-cell table:style-name="ce9" office:value-type="percentage" office:value="0.0592" calcext:value-type="percentage">
            <text:p>5.92%</text:p>
          </table:table-cell>
          <table:table-cell office:value-type="float" office:value="897.4" calcext:value-type="float">
            <text:p>897.40</text:p>
          </table:table-cell>
          <table:table-cell office:value-type="float" office:value="888.17" calcext:value-type="float">
            <text:p>888.17</text:p>
          </table:table-cell>
          <table:table-cell table:style-name="ce3" office:value-type="float" office:value="887.78" calcext:value-type="float">
            <text:p>887.7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1-19" calcext:value-type="date">
            <text:p>11/19/2010</text:p>
          </table:table-cell>
          <table:table-cell table:style-name="ce6" office:value-type="percentage" office:value="0.0589" calcext:value-type="percentage">
            <text:p>5.89%</text:p>
          </table:table-cell>
          <table:table-cell table:style-name="ce9" office:value-type="percentage" office:value="0.0597" calcext:value-type="percentage">
            <text:p>5.97%</text:p>
          </table:table-cell>
          <table:table-cell office:value-type="float" office:value="892.36" calcext:value-type="float">
            <text:p>892.36</text:p>
          </table:table-cell>
          <table:table-cell office:value-type="float" office:value="883.19" calcext:value-type="float">
            <text:p>883.19</text:p>
          </table:table-cell>
          <table:table-cell table:style-name="ce3" office:value-type="float" office:value="882.45" calcext:value-type="float">
            <text:p>882.4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1-22" calcext:value-type="date">
            <text:p>11/22/2010</text:p>
          </table:table-cell>
          <table:table-cell table:style-name="ce6" office:value-type="percentage" office:value="0.0589" calcext:value-type="percentage">
            <text:p>5.89%</text:p>
          </table:table-cell>
          <table:table-cell table:style-name="ce9" office:value-type="percentage" office:value="0.0597" calcext:value-type="percentage">
            <text:p>5.97%</text:p>
          </table:table-cell>
          <table:table-cell office:value-type="float" office:value="892.75" calcext:value-type="float">
            <text:p>892.75</text:p>
          </table:table-cell>
          <table:table-cell office:value-type="float" office:value="883.57" calcext:value-type="float">
            <text:p>883.57</text:p>
          </table:table-cell>
          <table:table-cell table:style-name="ce3" office:value-type="float" office:value="883.19" calcext:value-type="float">
            <text:p>883.1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1-23" calcext:value-type="date">
            <text:p>11/23/2010</text:p>
          </table:table-cell>
          <table:table-cell table:style-name="ce6" office:value-type="percentage" office:value="0.0605" calcext:value-type="percentage">
            <text:p>6.05%</text:p>
          </table:table-cell>
          <table:table-cell table:style-name="ce9" office:value-type="percentage" office:value="0.0613" calcext:value-type="percentage">
            <text:p>6.13%</text:p>
          </table:table-cell>
          <table:table-cell office:value-type="float" office:value="874.87" calcext:value-type="float">
            <text:p>874.87</text:p>
          </table:table-cell>
          <table:table-cell office:value-type="float" office:value="865.89" calcext:value-type="float">
            <text:p>865.89</text:p>
          </table:table-cell>
          <table:table-cell table:style-name="ce3" office:value-type="float" office:value="865.51" calcext:value-type="float">
            <text:p>865.5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1-24" calcext:value-type="date">
            <text:p>11/24/2010</text:p>
          </table:table-cell>
          <table:table-cell table:style-name="ce6" office:value-type="percentage" office:value="0.0604" calcext:value-type="percentage">
            <text:p>6.04%</text:p>
          </table:table-cell>
          <table:table-cell table:style-name="ce9" office:value-type="percentage" office:value="0.0612" calcext:value-type="percentage">
            <text:p>6.12%</text:p>
          </table:table-cell>
          <table:table-cell office:value-type="float" office:value="877.02" calcext:value-type="float">
            <text:p>877.02</text:p>
          </table:table-cell>
          <table:table-cell office:value-type="float" office:value="868.02" calcext:value-type="float">
            <text:p>868.02</text:p>
          </table:table-cell>
          <table:table-cell table:style-name="ce3" office:value-type="float" office:value="867.57" calcext:value-type="float">
            <text:p>867.5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1-25" calcext:value-type="date">
            <text:p>11/25/2010</text:p>
          </table:table-cell>
          <table:table-cell table:style-name="ce6" office:value-type="percentage" office:value="0.0601" calcext:value-type="percentage">
            <text:p>6.01%</text:p>
          </table:table-cell>
          <table:table-cell table:style-name="ce9" office:value-type="percentage" office:value="0.0609" calcext:value-type="percentage">
            <text:p>6.09%</text:p>
          </table:table-cell>
          <table:table-cell office:value-type="float" office:value="880.87" calcext:value-type="float">
            <text:p>880.87</text:p>
          </table:table-cell>
          <table:table-cell office:value-type="float" office:value="871.83" calcext:value-type="float">
            <text:p>871.83</text:p>
          </table:table-cell>
          <table:table-cell table:style-name="ce3" office:value-type="float" office:value="871.38" calcext:value-type="float">
            <text:p>871.3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1-26" calcext:value-type="date">
            <text:p>11/26/2010</text:p>
          </table:table-cell>
          <table:table-cell table:style-name="ce6" office:value-type="percentage" office:value="0.0595" calcext:value-type="percentage">
            <text:p>5.95%</text:p>
          </table:table-cell>
          <table:table-cell table:style-name="ce9" office:value-type="percentage" office:value="0.0603" calcext:value-type="percentage">
            <text:p>6.03%</text:p>
          </table:table-cell>
          <table:table-cell office:value-type="float" office:value="888.65" calcext:value-type="float">
            <text:p>888.65</text:p>
          </table:table-cell>
          <table:table-cell office:value-type="float" office:value="879.53" calcext:value-type="float">
            <text:p>879.53</text:p>
          </table:table-cell>
          <table:table-cell table:style-name="ce3" office:value-type="float" office:value="878.6" calcext:value-type="float">
            <text:p>878.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1-29" calcext:value-type="date">
            <text:p>11/29/2010</text:p>
          </table:table-cell>
          <table:table-cell table:style-name="ce6" office:value-type="percentage" office:value="0.0595" calcext:value-type="percentage">
            <text:p>5.95%</text:p>
          </table:table-cell>
          <table:table-cell table:style-name="ce9" office:value-type="percentage" office:value="0.0603" calcext:value-type="percentage">
            <text:p>6.03%</text:p>
          </table:table-cell>
          <table:table-cell office:value-type="float" office:value="889.1" calcext:value-type="float">
            <text:p>889.10</text:p>
          </table:table-cell>
          <table:table-cell office:value-type="float" office:value="879.98" calcext:value-type="float">
            <text:p>879.98</text:p>
          </table:table-cell>
          <table:table-cell table:style-name="ce3" office:value-type="float" office:value="879.53" calcext:value-type="float">
            <text:p>879.5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1-30" calcext:value-type="date">
            <text:p>11/30/2010</text:p>
          </table:table-cell>
          <table:table-cell table:style-name="ce6" office:value-type="percentage" office:value="0.0596" calcext:value-type="percentage">
            <text:p>5.96%</text:p>
          </table:table-cell>
          <table:table-cell table:style-name="ce9" office:value-type="percentage" office:value="0.0604" calcext:value-type="percentage">
            <text:p>6.04%</text:p>
          </table:table-cell>
          <table:table-cell office:value-type="float" office:value="888.4" calcext:value-type="float">
            <text:p>888.40</text:p>
          </table:table-cell>
          <table:table-cell office:value-type="float" office:value="879.29" calcext:value-type="float">
            <text:p>879.29</text:p>
          </table:table-cell>
          <table:table-cell table:style-name="ce3" office:value-type="float" office:value="878.84" calcext:value-type="float">
            <text:p>878.8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2-01" calcext:value-type="date">
            <text:p>12/1/2010</text:p>
          </table:table-cell>
          <table:table-cell table:style-name="ce6" office:value-type="percentage" office:value="0.0593" calcext:value-type="percentage">
            <text:p>5.93%</text:p>
          </table:table-cell>
          <table:table-cell table:style-name="ce9" office:value-type="percentage" office:value="0.0601" calcext:value-type="percentage">
            <text:p>6.01%</text:p>
          </table:table-cell>
          <table:table-cell office:value-type="float" office:value="892.29" calcext:value-type="float">
            <text:p>892.29</text:p>
          </table:table-cell>
          <table:table-cell office:value-type="float" office:value="883.14" calcext:value-type="float">
            <text:p>883.14</text:p>
          </table:table-cell>
          <table:table-cell table:style-name="ce3" office:value-type="float" office:value="882.69" calcext:value-type="float">
            <text:p>882.6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2-02" calcext:value-type="date">
            <text:p>12/2/2010</text:p>
          </table:table-cell>
          <table:table-cell table:style-name="ce6" office:value-type="percentage" office:value="0.0593" calcext:value-type="percentage">
            <text:p>5.93%</text:p>
          </table:table-cell>
          <table:table-cell table:style-name="ce9" office:value-type="percentage" office:value="0.0601" calcext:value-type="percentage">
            <text:p>6.01%</text:p>
          </table:table-cell>
          <table:table-cell office:value-type="float" office:value="892.74" calcext:value-type="float">
            <text:p>892.74</text:p>
          </table:table-cell>
          <table:table-cell office:value-type="float" office:value="883.59" calcext:value-type="float">
            <text:p>883.59</text:p>
          </table:table-cell>
          <table:table-cell table:style-name="ce3" office:value-type="float" office:value="883.14" calcext:value-type="float">
            <text:p>883.1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2-03" calcext:value-type="date">
            <text:p>12/3/2010</text:p>
          </table:table-cell>
          <table:table-cell table:style-name="ce6" office:value-type="percentage" office:value="0.0591" calcext:value-type="percentage">
            <text:p>5.91%</text:p>
          </table:table-cell>
          <table:table-cell table:style-name="ce9" office:value-type="percentage" office:value="0.0599" calcext:value-type="percentage">
            <text:p>5.99%</text:p>
          </table:table-cell>
          <table:table-cell office:value-type="float" office:value="895.99" calcext:value-type="float">
            <text:p>895.99</text:p>
          </table:table-cell>
          <table:table-cell office:value-type="float" office:value="886.81" calcext:value-type="float">
            <text:p>886.81</text:p>
          </table:table-cell>
          <table:table-cell table:style-name="ce3" office:value-type="float" office:value="885.87" calcext:value-type="float">
            <text:p>885.8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2-06" calcext:value-type="date">
            <text:p>12/6/2010</text:p>
          </table:table-cell>
          <table:table-cell table:style-name="ce6" office:value-type="percentage" office:value="0.0591" calcext:value-type="percentage">
            <text:p>5.91%</text:p>
          </table:table-cell>
          <table:table-cell table:style-name="ce9" office:value-type="percentage" office:value="0.0599" calcext:value-type="percentage">
            <text:p>5.99%</text:p>
          </table:table-cell>
          <table:table-cell office:value-type="float" office:value="896.44" calcext:value-type="float">
            <text:p>896.44</text:p>
          </table:table-cell>
          <table:table-cell office:value-type="float" office:value="887.26" calcext:value-type="float">
            <text:p>887.26</text:p>
          </table:table-cell>
          <table:table-cell table:style-name="ce3" office:value-type="float" office:value="886.81" calcext:value-type="float">
            <text:p>886.8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2-07" calcext:value-type="date">
            <text:p>12/7/2010</text:p>
          </table:table-cell>
          <table:table-cell table:style-name="ce6" office:value-type="percentage" office:value="0.0596" calcext:value-type="percentage">
            <text:p>5.96%</text:p>
          </table:table-cell>
          <table:table-cell table:style-name="ce9" office:value-type="percentage" office:value="0.0604" calcext:value-type="percentage">
            <text:p>6.04%</text:p>
          </table:table-cell>
          <table:table-cell office:value-type="float" office:value="891.14" calcext:value-type="float">
            <text:p>891.14</text:p>
          </table:table-cell>
          <table:table-cell office:value-type="float" office:value="882.01" calcext:value-type="float">
            <text:p>882.01</text:p>
          </table:table-cell>
          <table:table-cell table:style-name="ce3" office:value-type="float" office:value="881.56" calcext:value-type="float">
            <text:p>881.5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2-08" calcext:value-type="date">
            <text:p>12/8/2010</text:p>
          </table:table-cell>
          <table:table-cell table:style-name="ce6" office:value-type="percentage" office:value="0.0595" calcext:value-type="percentage">
            <text:p>5.95%</text:p>
          </table:table-cell>
          <table:table-cell table:style-name="ce9" office:value-type="percentage" office:value="0.0603" calcext:value-type="percentage">
            <text:p>6.03%</text:p>
          </table:table-cell>
          <table:table-cell office:value-type="float" office:value="892.74" calcext:value-type="float">
            <text:p>892.74</text:p>
          </table:table-cell>
          <table:table-cell office:value-type="float" office:value="883.6" calcext:value-type="float">
            <text:p>883.60</text:p>
          </table:table-cell>
          <table:table-cell table:style-name="ce3" office:value-type="float" office:value="883.15" calcext:value-type="float">
            <text:p>883.1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2-09" calcext:value-type="date">
            <text:p>12/9/2010</text:p>
          </table:table-cell>
          <table:table-cell table:style-name="ce6" office:value-type="percentage" office:value="0.0596" calcext:value-type="percentage">
            <text:p>5.96%</text:p>
          </table:table-cell>
          <table:table-cell table:style-name="ce9" office:value-type="percentage" office:value="0.0604" calcext:value-type="percentage">
            <text:p>6.04%</text:p>
          </table:table-cell>
          <table:table-cell office:value-type="float" office:value="892.04" calcext:value-type="float">
            <text:p>892.04</text:p>
          </table:table-cell>
          <table:table-cell office:value-type="float" office:value="882.91" calcext:value-type="float">
            <text:p>882.91</text:p>
          </table:table-cell>
          <table:table-cell table:style-name="ce3" office:value-type="float" office:value="882.46" calcext:value-type="float">
            <text:p>882.4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2-10" calcext:value-type="date">
            <text:p>12/10/2010</text:p>
          </table:table-cell>
          <table:table-cell table:style-name="ce6" office:value-type="percentage" office:value="0.0597" calcext:value-type="percentage">
            <text:p>5.97%</text:p>
          </table:table-cell>
          <table:table-cell table:style-name="ce9" office:value-type="percentage" office:value="0.0605" calcext:value-type="percentage">
            <text:p>6.05%</text:p>
          </table:table-cell>
          <table:table-cell office:value-type="float" office:value="891.84" calcext:value-type="float">
            <text:p>891.84</text:p>
          </table:table-cell>
          <table:table-cell office:value-type="float" office:value="882.71" calcext:value-type="float">
            <text:p>882.71</text:p>
          </table:table-cell>
          <table:table-cell table:style-name="ce3" office:value-type="float" office:value="881.77" calcext:value-type="float">
            <text:p>881.7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2-13" calcext:value-type="date">
            <text:p>12/13/2010</text:p>
          </table:table-cell>
          <table:table-cell table:style-name="ce6" office:value-type="percentage" office:value="0.059" calcext:value-type="percentage">
            <text:p>5.90%</text:p>
          </table:table-cell>
          <table:table-cell table:style-name="ce9" office:value-type="percentage" office:value="0.0598" calcext:value-type="percentage">
            <text:p>5.98%</text:p>
          </table:table-cell>
          <table:table-cell office:value-type="float" office:value="900.36" calcext:value-type="float">
            <text:p>900.36</text:p>
          </table:table-cell>
          <table:table-cell office:value-type="float" office:value="891.14" calcext:value-type="float">
            <text:p>891.14</text:p>
          </table:table-cell>
          <table:table-cell table:style-name="ce3" office:value-type="float" office:value="890.69" calcext:value-type="float">
            <text:p>890.6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2-14" calcext:value-type="date">
            <text:p>12/14/2010</text:p>
          </table:table-cell>
          <table:table-cell table:style-name="ce6" office:value-type="percentage" office:value="0.0589" calcext:value-type="percentage">
            <text:p>5.89%</text:p>
          </table:table-cell>
          <table:table-cell table:style-name="ce9" office:value-type="percentage" office:value="0.0597" calcext:value-type="percentage">
            <text:p>5.97%</text:p>
          </table:table-cell>
          <table:table-cell office:value-type="float" office:value="901.97" calcext:value-type="float">
            <text:p>901.97</text:p>
          </table:table-cell>
          <table:table-cell office:value-type="float" office:value="892.74" calcext:value-type="float">
            <text:p>892.74</text:p>
          </table:table-cell>
          <table:table-cell table:style-name="ce3" office:value-type="float" office:value="892.36" calcext:value-type="float">
            <text:p>892.3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2-15" calcext:value-type="date">
            <text:p>12/15/2010</text:p>
          </table:table-cell>
          <table:table-cell table:style-name="ce6" office:value-type="percentage" office:value="0.0584" calcext:value-type="percentage">
            <text:p>5.84%</text:p>
          </table:table-cell>
          <table:table-cell table:style-name="ce9" office:value-type="percentage" office:value="0.0592" calcext:value-type="percentage">
            <text:p>5.92%</text:p>
          </table:table-cell>
          <table:table-cell office:value-type="float" office:value="908.17" calcext:value-type="float">
            <text:p>908.17</text:p>
          </table:table-cell>
          <table:table-cell office:value-type="float" office:value="898.88" calcext:value-type="float">
            <text:p>898.88</text:p>
          </table:table-cell>
          <table:table-cell table:style-name="ce3" office:value-type="float" office:value="898.49" calcext:value-type="float">
            <text:p>898.4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2-16" calcext:value-type="date">
            <text:p>12/16/2010</text:p>
          </table:table-cell>
          <table:table-cell table:style-name="ce6" office:value-type="percentage" office:value="0.0581" calcext:value-type="percentage">
            <text:p>5.81%</text:p>
          </table:table-cell>
          <table:table-cell table:style-name="ce9" office:value-type="percentage" office:value="0.0589" calcext:value-type="percentage">
            <text:p>5.89%</text:p>
          </table:table-cell>
          <table:table-cell office:value-type="float" office:value="912.07" calcext:value-type="float">
            <text:p>912.07</text:p>
          </table:table-cell>
          <table:table-cell office:value-type="float" office:value="902.73" calcext:value-type="float">
            <text:p>902.73</text:p>
          </table:table-cell>
          <table:table-cell table:style-name="ce3" office:value-type="float" office:value="902.35" calcext:value-type="float">
            <text:p>902.3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2-17" calcext:value-type="date">
            <text:p>12/17/2010</text:p>
          </table:table-cell>
          <table:table-cell table:style-name="ce6" office:value-type="percentage" office:value="0.058" calcext:value-type="percentage">
            <text:p>5.80%</text:p>
          </table:table-cell>
          <table:table-cell table:style-name="ce9" office:value-type="percentage" office:value="0.0588" calcext:value-type="percentage">
            <text:p>5.88%</text:p>
          </table:table-cell>
          <table:table-cell office:value-type="float" office:value="913.99" calcext:value-type="float">
            <text:p>913.99</text:p>
          </table:table-cell>
          <table:table-cell office:value-type="float" office:value="904.63" calcext:value-type="float">
            <text:p>904.63</text:p>
          </table:table-cell>
          <table:table-cell table:style-name="ce3" office:value-type="float" office:value="903.89" calcext:value-type="float">
            <text:p>903.8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2-20" calcext:value-type="date">
            <text:p>12/20/2010</text:p>
          </table:table-cell>
          <table:table-cell table:style-name="ce6" office:value-type="percentage" office:value="0.0578" calcext:value-type="percentage">
            <text:p>5.78%</text:p>
          </table:table-cell>
          <table:table-cell table:style-name="ce9" office:value-type="percentage" office:value="0.0586" calcext:value-type="percentage">
            <text:p>5.86%</text:p>
          </table:table-cell>
          <table:table-cell office:value-type="float" office:value="916.72" calcext:value-type="float">
            <text:p>916.72</text:p>
          </table:table-cell>
          <table:table-cell office:value-type="float" office:value="907.34" calcext:value-type="float">
            <text:p>907.34</text:p>
          </table:table-cell>
          <table:table-cell table:style-name="ce3" office:value-type="float" office:value="906.96" calcext:value-type="float">
            <text:p>906.9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2-21" calcext:value-type="date">
            <text:p>12/21/2010</text:p>
          </table:table-cell>
          <table:table-cell table:style-name="ce6" office:value-type="percentage" office:value="0.0578" calcext:value-type="percentage">
            <text:p>5.78%</text:p>
          </table:table-cell>
          <table:table-cell table:style-name="ce9" office:value-type="percentage" office:value="0.0586" calcext:value-type="percentage">
            <text:p>5.86%</text:p>
          </table:table-cell>
          <table:table-cell office:value-type="float" office:value="917.11" calcext:value-type="float">
            <text:p>917.11</text:p>
          </table:table-cell>
          <table:table-cell office:value-type="float" office:value="907.73" calcext:value-type="float">
            <text:p>907.73</text:p>
          </table:table-cell>
          <table:table-cell table:style-name="ce3" office:value-type="float" office:value="907.34" calcext:value-type="float">
            <text:p>907.3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2-22" calcext:value-type="date">
            <text:p>12/22/2010</text:p>
          </table:table-cell>
          <table:table-cell table:style-name="ce6" office:value-type="percentage" office:value="0.0577" calcext:value-type="percentage">
            <text:p>5.77%</text:p>
          </table:table-cell>
          <table:table-cell table:style-name="ce9" office:value-type="percentage" office:value="0.0585" calcext:value-type="percentage">
            <text:p>5.85%</text:p>
          </table:table-cell>
          <table:table-cell office:value-type="float" office:value="918.65" calcext:value-type="float">
            <text:p>918.65</text:p>
          </table:table-cell>
          <table:table-cell office:value-type="float" office:value="909.25" calcext:value-type="float">
            <text:p>909.25</text:p>
          </table:table-cell>
          <table:table-cell table:style-name="ce3" office:value-type="float" office:value="908.87" calcext:value-type="float">
            <text:p>908.8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2-23" calcext:value-type="date">
            <text:p>12/23/2010</text:p>
          </table:table-cell>
          <table:table-cell table:style-name="ce6" office:value-type="percentage" office:value="0.0577" calcext:value-type="percentage">
            <text:p>5.77%</text:p>
          </table:table-cell>
          <table:table-cell table:style-name="ce9" office:value-type="percentage" office:value="0.0585" calcext:value-type="percentage">
            <text:p>5.85%</text:p>
          </table:table-cell>
          <table:table-cell office:value-type="float" office:value="919.77" calcext:value-type="float">
            <text:p>919.77</text:p>
          </table:table-cell>
          <table:table-cell office:value-type="float" office:value="910.37" calcext:value-type="float">
            <text:p>910.37</text:p>
          </table:table-cell>
          <table:table-cell table:style-name="ce3" office:value-type="float" office:value="909.63" calcext:value-type="float">
            <text:p>909.6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2-24" calcext:value-type="date">
            <text:p>12/24/2010</text:p>
          </table:table-cell>
          <table:table-cell table:style-name="ce6" office:value-type="percentage" office:value="0.0576" calcext:value-type="percentage">
            <text:p>5.76%</text:p>
          </table:table-cell>
          <table:table-cell table:style-name="ce9" office:value-type="percentage" office:value="0.0584" calcext:value-type="percentage">
            <text:p>5.84%</text:p>
          </table:table-cell>
          <table:table-cell office:value-type="float" office:value="920.95" calcext:value-type="float">
            <text:p>920.95</text:p>
          </table:table-cell>
          <table:table-cell office:value-type="float" office:value="911.54" calcext:value-type="float">
            <text:p>911.54</text:p>
          </table:table-cell>
          <table:table-cell table:style-name="ce3" office:value-type="float" office:value="910.8" calcext:value-type="float">
            <text:p>910.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2-27" calcext:value-type="date">
            <text:p>12/27/2010</text:p>
          </table:table-cell>
          <table:table-cell table:style-name="ce6" office:value-type="percentage" office:value="0.0576" calcext:value-type="percentage">
            <text:p>5.76%</text:p>
          </table:table-cell>
          <table:table-cell table:style-name="ce9" office:value-type="percentage" office:value="0.0584" calcext:value-type="percentage">
            <text:p>5.84%</text:p>
          </table:table-cell>
          <table:table-cell office:value-type="float" office:value="921.34" calcext:value-type="float">
            <text:p>921.34</text:p>
          </table:table-cell>
          <table:table-cell office:value-type="float" office:value="911.92" calcext:value-type="float">
            <text:p>911.92</text:p>
          </table:table-cell>
          <table:table-cell table:style-name="ce3" office:value-type="float" office:value="911.54" calcext:value-type="float">
            <text:p>911.5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2-28" calcext:value-type="date">
            <text:p>12/28/2010</text:p>
          </table:table-cell>
          <table:table-cell table:style-name="ce6" office:value-type="percentage" office:value="0.0576" calcext:value-type="percentage">
            <text:p>5.76%</text:p>
          </table:table-cell>
          <table:table-cell table:style-name="ce9" office:value-type="percentage" office:value="0.0584" calcext:value-type="percentage">
            <text:p>5.84%</text:p>
          </table:table-cell>
          <table:table-cell office:value-type="float" office:value="921.72" calcext:value-type="float">
            <text:p>921.72</text:p>
          </table:table-cell>
          <table:table-cell office:value-type="float" office:value="912.3" calcext:value-type="float">
            <text:p>912.30</text:p>
          </table:table-cell>
          <table:table-cell table:style-name="ce3" office:value-type="float" office:value="911.92" calcext:value-type="float">
            <text:p>911.9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2-29" calcext:value-type="date">
            <text:p>12/29/2010</text:p>
          </table:table-cell>
          <table:table-cell table:style-name="ce6" office:value-type="percentage" office:value="0.0576" calcext:value-type="percentage">
            <text:p>5.76%</text:p>
          </table:table-cell>
          <table:table-cell table:style-name="ce9" office:value-type="percentage" office:value="0.0584" calcext:value-type="percentage">
            <text:p>5.84%</text:p>
          </table:table-cell>
          <table:table-cell office:value-type="float" office:value="922.1" calcext:value-type="float">
            <text:p>922.10</text:p>
          </table:table-cell>
          <table:table-cell office:value-type="float" office:value="912.68" calcext:value-type="float">
            <text:p>912.68</text:p>
          </table:table-cell>
          <table:table-cell table:style-name="ce3" office:value-type="float" office:value="912.3" calcext:value-type="float">
            <text:p>912.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2-30" calcext:value-type="date">
            <text:p>12/30/2010</text:p>
          </table:table-cell>
          <table:table-cell table:style-name="ce6" office:value-type="percentage" office:value="0.0576" calcext:value-type="percentage">
            <text:p>5.76%</text:p>
          </table:table-cell>
          <table:table-cell table:style-name="ce9" office:value-type="percentage" office:value="0.0584" calcext:value-type="percentage">
            <text:p>5.84%</text:p>
          </table:table-cell>
          <table:table-cell office:value-type="float" office:value="923.22" calcext:value-type="float">
            <text:p>923.22</text:p>
          </table:table-cell>
          <table:table-cell office:value-type="float" office:value="913.8" calcext:value-type="float">
            <text:p>913.80</text:p>
          </table:table-cell>
          <table:table-cell table:style-name="ce3" office:value-type="float" office:value="912.68" calcext:value-type="float">
            <text:p>912.6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0-12-31" calcext:value-type="date">
            <text:p>12/31/2010</text:p>
          </table:table-cell>
          <table:table-cell table:style-name="ce6" office:value-type="percentage" office:value="0.0574" calcext:value-type="percentage">
            <text:p>5.74%</text:p>
          </table:table-cell>
          <table:table-cell table:style-name="ce9" office:value-type="percentage" office:value="0.0582" calcext:value-type="percentage">
            <text:p>5.82%</text:p>
          </table:table-cell>
          <table:table-cell office:value-type="float" office:value="925.6" calcext:value-type="float">
            <text:p>925.60</text:p>
          </table:table-cell>
          <table:table-cell office:value-type="float" office:value="916.14" calcext:value-type="float">
            <text:p>916.14</text:p>
          </table:table-cell>
          <table:table-cell table:style-name="ce3" office:value-type="float" office:value="915.41" calcext:value-type="float">
            <text:p>915.4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1-03" calcext:value-type="date">
            <text:p>1/3/2011</text:p>
          </table:table-cell>
          <table:table-cell table:style-name="ce6" office:value-type="percentage" office:value="0.0574" calcext:value-type="percentage">
            <text:p>5.74%</text:p>
          </table:table-cell>
          <table:table-cell table:style-name="ce9" office:value-type="percentage" office:value="0.0582" calcext:value-type="percentage">
            <text:p>5.82%</text:p>
          </table:table-cell>
          <table:table-cell office:value-type="float" office:value="925.98" calcext:value-type="float">
            <text:p>925.98</text:p>
          </table:table-cell>
          <table:table-cell office:value-type="float" office:value="916.53" calcext:value-type="float">
            <text:p>916.53</text:p>
          </table:table-cell>
          <table:table-cell table:style-name="ce13" office:value-type="float" office:value="916.14" calcext:value-type="float">
            <text:p>916.1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1-04" calcext:value-type="date">
            <text:p>1/4/2011</text:p>
          </table:table-cell>
          <table:table-cell table:style-name="ce6" office:value-type="percentage" office:value="0.0574" calcext:value-type="percentage">
            <text:p>5.74%</text:p>
          </table:table-cell>
          <table:table-cell table:style-name="ce9" office:value-type="percentage" office:value="0.0582" calcext:value-type="percentage">
            <text:p>5.82%</text:p>
          </table:table-cell>
          <table:table-cell office:value-type="float" office:value="926.36" calcext:value-type="float">
            <text:p>926.36</text:p>
          </table:table-cell>
          <table:table-cell office:value-type="float" office:value="916.91" calcext:value-type="float">
            <text:p>916.91</text:p>
          </table:table-cell>
          <table:table-cell table:style-name="ce13" office:value-type="float" office:value="916.53" calcext:value-type="float">
            <text:p>916.5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1-05" calcext:value-type="date">
            <text:p>1/5/2011</text:p>
          </table:table-cell>
          <table:table-cell table:style-name="ce6" office:value-type="percentage" office:value="0.0577" calcext:value-type="percentage">
            <text:p>5.77%</text:p>
          </table:table-cell>
          <table:table-cell table:style-name="ce9" office:value-type="percentage" office:value="0.0585" calcext:value-type="percentage">
            <text:p>5.85%</text:p>
          </table:table-cell>
          <table:table-cell office:value-type="float" office:value="923.19" calcext:value-type="float">
            <text:p>923.19</text:p>
          </table:table-cell>
          <table:table-cell office:value-type="float" office:value="913.77" calcext:value-type="float">
            <text:p>913.77</text:p>
          </table:table-cell>
          <table:table-cell table:style-name="ce13" office:value-type="float" office:value="913.39" calcext:value-type="float">
            <text:p>913.3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1-06" calcext:value-type="date">
            <text:p>1/6/2011</text:p>
          </table:table-cell>
          <table:table-cell table:style-name="ce6" office:value-type="percentage" office:value="0.0578" calcext:value-type="percentage">
            <text:p>5.78%</text:p>
          </table:table-cell>
          <table:table-cell table:style-name="ce9" office:value-type="percentage" office:value="0.0586" calcext:value-type="percentage">
            <text:p>5.86%</text:p>
          </table:table-cell>
          <table:table-cell office:value-type="float" office:value="922.39" calcext:value-type="float">
            <text:p>922.39</text:p>
          </table:table-cell>
          <table:table-cell office:value-type="float" office:value="912.99" calcext:value-type="float">
            <text:p>912.99</text:p>
          </table:table-cell>
          <table:table-cell table:style-name="ce13" office:value-type="float" office:value="912.6" calcext:value-type="float">
            <text:p>912.6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1-07" calcext:value-type="date">
            <text:p>1/7/2011</text:p>
          </table:table-cell>
          <table:table-cell table:style-name="ce6" office:value-type="percentage" office:value="0.0581" calcext:value-type="percentage">
            <text:p>5.81%</text:p>
          </table:table-cell>
          <table:table-cell table:style-name="ce9" office:value-type="percentage" office:value="0.0589" calcext:value-type="percentage">
            <text:p>5.89%</text:p>
          </table:table-cell>
          <table:table-cell office:value-type="float" office:value="919.82" calcext:value-type="float">
            <text:p>919.82</text:p>
          </table:table-cell>
          <table:table-cell office:value-type="float" office:value="910.45" calcext:value-type="float">
            <text:p>910.45</text:p>
          </table:table-cell>
          <table:table-cell table:style-name="ce13" office:value-type="float" office:value="909.69" calcext:value-type="float">
            <text:p>909.6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1-10" calcext:value-type="date">
            <text:p>1/10/2011</text:p>
          </table:table-cell>
          <table:table-cell table:style-name="ce6" office:value-type="percentage" office:value="0.0587" calcext:value-type="percentage">
            <text:p>5.87%</text:p>
          </table:table-cell>
          <table:table-cell table:style-name="ce9" office:value-type="percentage" office:value="0.0595" calcext:value-type="percentage">
            <text:p>5.95%</text:p>
          </table:table-cell>
          <table:table-cell office:value-type="float" office:value="913.17" calcext:value-type="float">
            <text:p>913.17</text:p>
          </table:table-cell>
          <table:table-cell office:value-type="float" office:value="903.87" calcext:value-type="float">
            <text:p>903.87</text:p>
          </table:table-cell>
          <table:table-cell table:style-name="ce13" office:value-type="float" office:value="903.49" calcext:value-type="float">
            <text:p>903.4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1-11" calcext:value-type="date">
            <text:p>1/11/2011</text:p>
          </table:table-cell>
          <table:table-cell table:style-name="ce6" office:value-type="percentage" office:value="0.059" calcext:value-type="percentage">
            <text:p>5.90%</text:p>
          </table:table-cell>
          <table:table-cell table:style-name="ce9" office:value-type="percentage" office:value="0.0598" calcext:value-type="percentage">
            <text:p>5.98%</text:p>
          </table:table-cell>
          <table:table-cell office:value-type="float" office:value="910.06" calcext:value-type="float">
            <text:p>910.06</text:p>
          </table:table-cell>
          <table:table-cell office:value-type="float" office:value="900.8" calcext:value-type="float">
            <text:p>900.80</text:p>
          </table:table-cell>
          <table:table-cell table:style-name="ce13" office:value-type="float" office:value="900.41" calcext:value-type="float">
            <text:p>900.4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1-12" calcext:value-type="date">
            <text:p>1/12/2011</text:p>
          </table:table-cell>
          <table:table-cell table:style-name="ce6" office:value-type="percentage" office:value="0.0584" calcext:value-type="percentage">
            <text:p>5.84%</text:p>
          </table:table-cell>
          <table:table-cell table:style-name="ce9" office:value-type="percentage" office:value="0.0592" calcext:value-type="percentage">
            <text:p>5.92%</text:p>
          </table:table-cell>
          <table:table-cell office:value-type="float" office:value="917.47" calcext:value-type="float">
            <text:p>917.47</text:p>
          </table:table-cell>
          <table:table-cell office:value-type="float" office:value="908.13" calcext:value-type="float">
            <text:p>908.13</text:p>
          </table:table-cell>
          <table:table-cell table:style-name="ce13" office:value-type="float" office:value="907.74" calcext:value-type="float">
            <text:p>907.7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1-13" calcext:value-type="date">
            <text:p>1/13/2011</text:p>
          </table:table-cell>
          <table:table-cell table:style-name="ce6" office:value-type="percentage" office:value="0.0582" calcext:value-type="percentage">
            <text:p>5.82%</text:p>
          </table:table-cell>
          <table:table-cell table:style-name="ce9" office:value-type="percentage" office:value="0.059" calcext:value-type="percentage">
            <text:p>5.90%</text:p>
          </table:table-cell>
          <table:table-cell office:value-type="float" office:value="920.21" calcext:value-type="float">
            <text:p>920.21</text:p>
          </table:table-cell>
          <table:table-cell office:value-type="float" office:value="910.85" calcext:value-type="float">
            <text:p>910.85</text:p>
          </table:table-cell>
          <table:table-cell table:style-name="ce13" office:value-type="float" office:value="910.46" calcext:value-type="float">
            <text:p>910.4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1-14" calcext:value-type="date">
            <text:p>1/14/2011</text:p>
          </table:table-cell>
          <table:table-cell table:style-name="ce6" office:value-type="percentage" office:value="0.0579" calcext:value-type="percentage">
            <text:p>5.79%</text:p>
          </table:table-cell>
          <table:table-cell table:style-name="ce9" office:value-type="percentage" office:value="0.0587" calcext:value-type="percentage">
            <text:p>5.87%</text:p>
          </table:table-cell>
          <table:table-cell office:value-type="float" office:value="924.55" calcext:value-type="float">
            <text:p>924.55</text:p>
          </table:table-cell>
          <table:table-cell office:value-type="float" office:value="915.14" calcext:value-type="float">
            <text:p>915.14</text:p>
          </table:table-cell>
          <table:table-cell table:style-name="ce13" office:value-type="float" office:value="914.33" calcext:value-type="float">
            <text:p>914.3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1-17" calcext:value-type="date">
            <text:p>1/17/2011</text:p>
          </table:table-cell>
          <table:table-cell table:style-name="ce6" office:value-type="percentage" office:value="0.0577" calcext:value-type="percentage">
            <text:p>5.77%</text:p>
          </table:table-cell>
          <table:table-cell table:style-name="ce9" office:value-type="percentage" office:value="0.0585" calcext:value-type="percentage">
            <text:p>5.85%</text:p>
          </table:table-cell>
          <table:table-cell office:value-type="float" office:value="927.33" calcext:value-type="float">
            <text:p>927.33</text:p>
          </table:table-cell>
          <table:table-cell office:value-type="float" office:value="917.89" calcext:value-type="float">
            <text:p>917.89</text:p>
          </table:table-cell>
          <table:table-cell table:style-name="ce13" office:value-type="float" office:value="917.48" calcext:value-type="float">
            <text:p>917.4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1-18" calcext:value-type="date">
            <text:p>1/18/2011</text:p>
          </table:table-cell>
          <table:table-cell table:style-name="ce6" office:value-type="percentage" office:value="0.0575" calcext:value-type="percentage">
            <text:p>5.75%</text:p>
          </table:table-cell>
          <table:table-cell table:style-name="ce9" office:value-type="percentage" office:value="0.0583" calcext:value-type="percentage">
            <text:p>5.83%</text:p>
          </table:table-cell>
          <table:table-cell office:value-type="float" office:value="930.11" calcext:value-type="float">
            <text:p>930.11</text:p>
          </table:table-cell>
          <table:table-cell office:value-type="float" office:value="920.65" calcext:value-type="float">
            <text:p>920.65</text:p>
          </table:table-cell>
          <table:table-cell table:style-name="ce13" office:value-type="float" office:value="920.24" calcext:value-type="float">
            <text:p>920.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1-19" calcext:value-type="date">
            <text:p>1/19/2011</text:p>
          </table:table-cell>
          <table:table-cell table:style-name="ce6" office:value-type="percentage" office:value="0.0573" calcext:value-type="percentage">
            <text:p>5.73%</text:p>
          </table:table-cell>
          <table:table-cell table:style-name="ce9" office:value-type="percentage" office:value="0.0581" calcext:value-type="percentage">
            <text:p>5.81%</text:p>
          </table:table-cell>
          <table:table-cell office:value-type="float" office:value="932.9" calcext:value-type="float">
            <text:p>932.90</text:p>
          </table:table-cell>
          <table:table-cell office:value-type="float" office:value="923.41" calcext:value-type="float">
            <text:p>923.41</text:p>
          </table:table-cell>
          <table:table-cell table:style-name="ce13" office:value-type="float" office:value="923" calcext:value-type="float">
            <text:p>923.0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1-20" calcext:value-type="date">
            <text:p>1/20/2011</text:p>
          </table:table-cell>
          <table:table-cell table:style-name="ce6" office:value-type="percentage" office:value="0.0573" calcext:value-type="percentage">
            <text:p>5.73%</text:p>
          </table:table-cell>
          <table:table-cell table:style-name="ce9" office:value-type="percentage" office:value="0.0581" calcext:value-type="percentage">
            <text:p>5.81%</text:p>
          </table:table-cell>
          <table:table-cell office:value-type="float" office:value="933.32" calcext:value-type="float">
            <text:p>933.32</text:p>
          </table:table-cell>
          <table:table-cell office:value-type="float" office:value="923.82" calcext:value-type="float">
            <text:p>923.82</text:p>
          </table:table-cell>
          <table:table-cell table:style-name="ce13" office:value-type="float" office:value="923.41" calcext:value-type="float">
            <text:p>923.4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1-21" calcext:value-type="date">
            <text:p>1/21/2011</text:p>
          </table:table-cell>
          <table:table-cell table:style-name="ce6" office:value-type="percentage" office:value="0.0568" calcext:value-type="percentage">
            <text:p>5.68%</text:p>
          </table:table-cell>
          <table:table-cell table:style-name="ce9" office:value-type="percentage" office:value="0.0576" calcext:value-type="percentage">
            <text:p>5.76%</text:p>
          </table:table-cell>
          <table:table-cell office:value-type="float" office:value="940.12" calcext:value-type="float">
            <text:p>940.12</text:p>
          </table:table-cell>
          <table:table-cell office:value-type="float" office:value="930.56" calcext:value-type="float">
            <text:p>930.56</text:p>
          </table:table-cell>
          <table:table-cell table:style-name="ce13" office:value-type="float" office:value="929.74" calcext:value-type="float">
            <text:p>929.7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1-24" calcext:value-type="date">
            <text:p>1/24/2011</text:p>
          </table:table-cell>
          <table:table-cell table:style-name="ce6" office:value-type="percentage" office:value="0.0566" calcext:value-type="percentage">
            <text:p>5.66%</text:p>
          </table:table-cell>
          <table:table-cell table:style-name="ce9" office:value-type="percentage" office:value="0.0574" calcext:value-type="percentage">
            <text:p>5.74%</text:p>
          </table:table-cell>
          <table:table-cell office:value-type="float" office:value="942.94" calcext:value-type="float">
            <text:p>942.94</text:p>
          </table:table-cell>
          <table:table-cell office:value-type="float" office:value="933.35" calcext:value-type="float">
            <text:p>933.35</text:p>
          </table:table-cell>
          <table:table-cell table:style-name="ce13" office:value-type="float" office:value="932.94" calcext:value-type="float">
            <text:p>932.9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1-25" calcext:value-type="date">
            <text:p>1/25/2011</text:p>
          </table:table-cell>
          <table:table-cell table:style-name="ce6" office:value-type="percentage" office:value="0.0571" calcext:value-type="percentage">
            <text:p>5.71%</text:p>
          </table:table-cell>
          <table:table-cell table:style-name="ce9" office:value-type="percentage" office:value="0.0579" calcext:value-type="percentage">
            <text:p>5.79%</text:p>
          </table:table-cell>
          <table:table-cell office:value-type="float" office:value="937.35" calcext:value-type="float">
            <text:p>937.35</text:p>
          </table:table-cell>
          <table:table-cell office:value-type="float" office:value="927.82" calcext:value-type="float">
            <text:p>927.82</text:p>
          </table:table-cell>
          <table:table-cell table:style-name="ce13" office:value-type="float" office:value="927.41" calcext:value-type="float">
            <text:p>927.4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1-26" calcext:value-type="date">
            <text:p>1/26/2011</text:p>
          </table:table-cell>
          <table:table-cell table:style-name="ce6" office:value-type="percentage" office:value="0.0571" calcext:value-type="percentage">
            <text:p>5.71%</text:p>
          </table:table-cell>
          <table:table-cell table:style-name="ce9" office:value-type="percentage" office:value="0.0579" calcext:value-type="percentage">
            <text:p>5.79%</text:p>
          </table:table-cell>
          <table:table-cell office:value-type="float" office:value="937.76" calcext:value-type="float">
            <text:p>937.76</text:p>
          </table:table-cell>
          <table:table-cell office:value-type="float" office:value="928.23" calcext:value-type="float">
            <text:p>928.23</text:p>
          </table:table-cell>
          <table:table-cell table:style-name="ce13" office:value-type="float" office:value="927.82" calcext:value-type="float">
            <text:p>927.8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1-27" calcext:value-type="date">
            <text:p>1/27/2011</text:p>
          </table:table-cell>
          <table:table-cell table:style-name="ce6" office:value-type="percentage" office:value="0.0572" calcext:value-type="percentage">
            <text:p>5.72%</text:p>
          </table:table-cell>
          <table:table-cell table:style-name="ce9" office:value-type="percentage" office:value="0.058" calcext:value-type="percentage">
            <text:p>5.80%</text:p>
          </table:table-cell>
          <table:table-cell office:value-type="float" office:value="937.48" calcext:value-type="float">
            <text:p>937.48</text:p>
          </table:table-cell>
          <table:table-cell office:value-type="float" office:value="927.96" calcext:value-type="float">
            <text:p>927.96</text:p>
          </table:table-cell>
          <table:table-cell table:style-name="ce13" office:value-type="float" office:value="927.51" calcext:value-type="float">
            <text:p>927.5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1-28" calcext:value-type="date">
            <text:p>1/28/2011</text:p>
          </table:table-cell>
          <table:table-cell table:style-name="ce6" office:value-type="percentage" office:value="0.0573" calcext:value-type="percentage">
            <text:p>5.73%</text:p>
          </table:table-cell>
          <table:table-cell table:style-name="ce9" office:value-type="percentage" office:value="0.0581" calcext:value-type="percentage">
            <text:p>5.81%</text:p>
          </table:table-cell>
          <table:table-cell office:value-type="float" office:value="937.22" calcext:value-type="float">
            <text:p>937.22</text:p>
          </table:table-cell>
          <table:table-cell office:value-type="float" office:value="927.71" calcext:value-type="float">
            <text:p>927.71</text:p>
          </table:table-cell>
          <table:table-cell table:style-name="ce13" office:value-type="float" office:value="926.78" calcext:value-type="float">
            <text:p>926.7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1-31" calcext:value-type="date">
            <text:p>1/31/2011</text:p>
          </table:table-cell>
          <table:table-cell table:style-name="ce6" office:value-type="percentage" office:value="0.0581" calcext:value-type="percentage">
            <text:p>5.81%</text:p>
          </table:table-cell>
          <table:table-cell table:style-name="ce9" office:value-type="percentage" office:value="0.0589" calcext:value-type="percentage">
            <text:p>5.89%</text:p>
          </table:table-cell>
          <table:table-cell office:value-type="float" office:value="928.16" calcext:value-type="float">
            <text:p>928.16</text:p>
          </table:table-cell>
          <table:table-cell office:value-type="float" office:value="918.74" calcext:value-type="float">
            <text:p>918.74</text:p>
          </table:table-cell>
          <table:table-cell table:style-name="ce13" office:value-type="float" office:value="918.3" calcext:value-type="float">
            <text:p>918.3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2-01" calcext:value-type="date">
            <text:p>2/1/2011</text:p>
          </table:table-cell>
          <table:table-cell table:style-name="ce6" office:value-type="percentage" office:value="0.0582" calcext:value-type="percentage">
            <text:p>5.82%</text:p>
          </table:table-cell>
          <table:table-cell table:style-name="ce9" office:value-type="percentage" office:value="0.059" calcext:value-type="percentage">
            <text:p>5.90%</text:p>
          </table:table-cell>
          <table:table-cell office:value-type="float" office:value="927.42" calcext:value-type="float">
            <text:p>927.42</text:p>
          </table:table-cell>
          <table:table-cell office:value-type="float" office:value="918.02" calcext:value-type="float">
            <text:p>918.02</text:p>
          </table:table-cell>
          <table:table-cell table:style-name="ce13" office:value-type="float" office:value="917.57" calcext:value-type="float">
            <text:p>917.5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2-02" calcext:value-type="date">
            <text:p>2/2/2011</text:p>
          </table:table-cell>
          <table:table-cell table:style-name="ce6" office:value-type="percentage" office:value="0.0584" calcext:value-type="percentage">
            <text:p>5.84%</text:p>
          </table:table-cell>
          <table:table-cell table:style-name="ce9" office:value-type="percentage" office:value="0.0592" calcext:value-type="percentage">
            <text:p>5.92%</text:p>
          </table:table-cell>
          <table:table-cell office:value-type="float" office:value="925.51" calcext:value-type="float">
            <text:p>925.51</text:p>
          </table:table-cell>
          <table:table-cell office:value-type="float" office:value="916.13" calcext:value-type="float">
            <text:p>916.13</text:p>
          </table:table-cell>
          <table:table-cell table:style-name="ce13" office:value-type="float" office:value="915.69" calcext:value-type="float">
            <text:p>915.6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2-03" calcext:value-type="date">
            <text:p>2/3/2011</text:p>
          </table:table-cell>
          <table:table-cell table:style-name="ce6" office:value-type="percentage" office:value="0.0584" calcext:value-type="percentage">
            <text:p>5.84%</text:p>
          </table:table-cell>
          <table:table-cell table:style-name="ce9" office:value-type="percentage" office:value="0.0592" calcext:value-type="percentage">
            <text:p>5.92%</text:p>
          </table:table-cell>
          <table:table-cell office:value-type="float" office:value="925.96" calcext:value-type="float">
            <text:p>925.96</text:p>
          </table:table-cell>
          <table:table-cell office:value-type="float" office:value="916.58" calcext:value-type="float">
            <text:p>916.58</text:p>
          </table:table-cell>
          <table:table-cell table:style-name="ce13" office:value-type="float" office:value="916.13" calcext:value-type="float">
            <text:p>916.1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2-04" calcext:value-type="date">
            <text:p>2/4/2011</text:p>
          </table:table-cell>
          <table:table-cell table:style-name="ce6" office:value-type="percentage" office:value="0.0585" calcext:value-type="percentage">
            <text:p>5.85%</text:p>
          </table:table-cell>
          <table:table-cell table:style-name="ce9" office:value-type="percentage" office:value="0.0593" calcext:value-type="percentage">
            <text:p>5.93%</text:p>
          </table:table-cell>
          <table:table-cell office:value-type="float" office:value="925.71" calcext:value-type="float">
            <text:p>925.71</text:p>
          </table:table-cell>
          <table:table-cell office:value-type="float" office:value="916.34" calcext:value-type="float">
            <text:p>916.34</text:p>
          </table:table-cell>
          <table:table-cell table:style-name="ce13" office:value-type="float" office:value="915.42" calcext:value-type="float">
            <text:p>915.4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2-07" calcext:value-type="date">
            <text:p>2/7/2011</text:p>
          </table:table-cell>
          <table:table-cell table:style-name="ce6" office:value-type="percentage" office:value="0.0595" calcext:value-type="percentage">
            <text:p>5.95%</text:p>
          </table:table-cell>
          <table:table-cell table:style-name="ce9" office:value-type="percentage" office:value="0.0603" calcext:value-type="percentage">
            <text:p>6.03%</text:p>
          </table:table-cell>
          <table:table-cell office:value-type="float" office:value="914.46" calcext:value-type="float">
            <text:p>914.46</text:p>
          </table:table-cell>
          <table:table-cell office:value-type="float" office:value="905.21" calcext:value-type="float">
            <text:p>905.21</text:p>
          </table:table-cell>
          <table:table-cell table:style-name="ce13" office:value-type="float" office:value="904.77" calcext:value-type="float">
            <text:p>904.7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2-08" calcext:value-type="date">
            <text:p>2/8/2011</text:p>
          </table:table-cell>
          <table:table-cell table:style-name="ce6" office:value-type="percentage" office:value="0.0597" calcext:value-type="percentage">
            <text:p>5.97%</text:p>
          </table:table-cell>
          <table:table-cell table:style-name="ce9" office:value-type="percentage" office:value="0.0605" calcext:value-type="percentage">
            <text:p>6.05%</text:p>
          </table:table-cell>
          <table:table-cell office:value-type="float" office:value="912.73" calcext:value-type="float">
            <text:p>912.73</text:p>
          </table:table-cell>
          <table:table-cell office:value-type="float" office:value="903.51" calcext:value-type="float">
            <text:p>903.51</text:p>
          </table:table-cell>
          <table:table-cell table:style-name="ce13" office:value-type="float" office:value="903.05" calcext:value-type="float">
            <text:p>903.0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2-09" calcext:value-type="date">
            <text:p>2/9/2011</text:p>
          </table:table-cell>
          <table:table-cell table:style-name="ce6" office:value-type="percentage" office:value="0.0589" calcext:value-type="percentage">
            <text:p>5.89%</text:p>
          </table:table-cell>
          <table:table-cell table:style-name="ce9" office:value-type="percentage" office:value="0.0597" calcext:value-type="percentage">
            <text:p>5.97%</text:p>
          </table:table-cell>
          <table:table-cell office:value-type="float" office:value="922.52" calcext:value-type="float">
            <text:p>922.52</text:p>
          </table:table-cell>
          <table:table-cell office:value-type="float" office:value="913.19" calcext:value-type="float">
            <text:p>913.19</text:p>
          </table:table-cell>
          <table:table-cell table:style-name="ce13" office:value-type="float" office:value="912.73" calcext:value-type="float">
            <text:p>912.7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2-10" calcext:value-type="date">
            <text:p>2/10/2011</text:p>
          </table:table-cell>
          <table:table-cell table:style-name="ce6" office:value-type="percentage" office:value="0.0588" calcext:value-type="percentage">
            <text:p>5.88%</text:p>
          </table:table-cell>
          <table:table-cell table:style-name="ce9" office:value-type="percentage" office:value="0.0596" calcext:value-type="percentage">
            <text:p>5.96%</text:p>
          </table:table-cell>
          <table:table-cell office:value-type="float" office:value="924.15" calcext:value-type="float">
            <text:p>924.15</text:p>
          </table:table-cell>
          <table:table-cell office:value-type="float" office:value="914.8" calcext:value-type="float">
            <text:p>914.80</text:p>
          </table:table-cell>
          <table:table-cell table:style-name="ce13" office:value-type="float" office:value="914.35" calcext:value-type="float">
            <text:p>914.3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2-11" calcext:value-type="date">
            <text:p>2/11/2011</text:p>
          </table:table-cell>
          <table:table-cell table:style-name="ce6" office:value-type="percentage" office:value="0.0591" calcext:value-type="percentage">
            <text:p>5.91%</text:p>
          </table:table-cell>
          <table:table-cell table:style-name="ce9" office:value-type="percentage" office:value="0.0599" calcext:value-type="percentage">
            <text:p>5.99%</text:p>
          </table:table-cell>
          <table:table-cell office:value-type="float" office:value="921.58" calcext:value-type="float">
            <text:p>921.58</text:p>
          </table:table-cell>
          <table:table-cell office:value-type="float" office:value="912.26" calcext:value-type="float">
            <text:p>912.26</text:p>
          </table:table-cell>
          <table:table-cell table:style-name="ce13" office:value-type="float" office:value="911.32" calcext:value-type="float">
            <text:p>911.3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2-14" calcext:value-type="date">
            <text:p>2/14/2011</text:p>
          </table:table-cell>
          <table:table-cell table:style-name="ce6" office:value-type="percentage" office:value="0.059" calcext:value-type="percentage">
            <text:p>5.90%</text:p>
          </table:table-cell>
          <table:table-cell table:style-name="ce9" office:value-type="percentage" office:value="0.0598" calcext:value-type="percentage">
            <text:p>5.98%</text:p>
          </table:table-cell>
          <table:table-cell office:value-type="float" office:value="923.21" calcext:value-type="float">
            <text:p>923.21</text:p>
          </table:table-cell>
          <table:table-cell office:value-type="float" office:value="913.88" calcext:value-type="float">
            <text:p>913.88</text:p>
          </table:table-cell>
          <table:table-cell table:style-name="ce13" office:value-type="float" office:value="913.39" calcext:value-type="float">
            <text:p>913.3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2-15" calcext:value-type="date">
            <text:p>2/15/2011</text:p>
          </table:table-cell>
          <table:table-cell table:style-name="ce6" office:value-type="percentage" office:value="0.0593" calcext:value-type="percentage">
            <text:p>5.93%</text:p>
          </table:table-cell>
          <table:table-cell table:style-name="ce9" office:value-type="percentage" office:value="0.0601" calcext:value-type="percentage">
            <text:p>6.01%</text:p>
          </table:table-cell>
          <table:table-cell office:value-type="float" office:value="920.18" calcext:value-type="float">
            <text:p>920.18</text:p>
          </table:table-cell>
          <table:table-cell office:value-type="float" office:value="910.89" calcext:value-type="float">
            <text:p>910.89</text:p>
          </table:table-cell>
          <table:table-cell table:style-name="ce13" office:value-type="float" office:value="910.4" calcext:value-type="float">
            <text:p>910.4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2-16" calcext:value-type="date">
            <text:p>2/16/2011</text:p>
          </table:table-cell>
          <table:table-cell table:style-name="ce6" office:value-type="percentage" office:value="0.0593" calcext:value-type="percentage">
            <text:p>5.93%</text:p>
          </table:table-cell>
          <table:table-cell table:style-name="ce9" office:value-type="percentage" office:value="0.0601" calcext:value-type="percentage">
            <text:p>6.01%</text:p>
          </table:table-cell>
          <table:table-cell office:value-type="float" office:value="920.67" calcext:value-type="float">
            <text:p>920.67</text:p>
          </table:table-cell>
          <table:table-cell office:value-type="float" office:value="911.38" calcext:value-type="float">
            <text:p>911.38</text:p>
          </table:table-cell>
          <table:table-cell table:style-name="ce13" office:value-type="float" office:value="910.89" calcext:value-type="float">
            <text:p>910.8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2-17" calcext:value-type="date">
            <text:p>2/17/2011</text:p>
          </table:table-cell>
          <table:table-cell table:style-name="ce6" office:value-type="percentage" office:value="0.0589" calcext:value-type="percentage">
            <text:p>5.89%</text:p>
          </table:table-cell>
          <table:table-cell table:style-name="ce9" office:value-type="percentage" office:value="0.0597" calcext:value-type="percentage">
            <text:p>5.97%</text:p>
          </table:table-cell>
          <table:table-cell office:value-type="float" office:value="925.85" calcext:value-type="float">
            <text:p>925.85</text:p>
          </table:table-cell>
          <table:table-cell office:value-type="float" office:value="916.5" calcext:value-type="float">
            <text:p>916.50</text:p>
          </table:table-cell>
          <table:table-cell table:style-name="ce13" office:value-type="float" office:value="916.01" calcext:value-type="float">
            <text:p>916.0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2-18" calcext:value-type="date">
            <text:p>2/18/2011</text:p>
          </table:table-cell>
          <table:table-cell table:style-name="ce6" office:value-type="percentage" office:value="0.059" calcext:value-type="percentage">
            <text:p>5.90%</text:p>
          </table:table-cell>
          <table:table-cell table:style-name="ce9" office:value-type="percentage" office:value="0.0598" calcext:value-type="percentage">
            <text:p>5.98%</text:p>
          </table:table-cell>
          <table:table-cell office:value-type="float" office:value="925.72" calcext:value-type="float">
            <text:p>925.72</text:p>
          </table:table-cell>
          <table:table-cell office:value-type="float" office:value="916.38" calcext:value-type="float">
            <text:p>916.38</text:p>
          </table:table-cell>
          <table:table-cell table:style-name="ce13" office:value-type="float" office:value="915.34" calcext:value-type="float">
            <text:p>915.3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2-21" calcext:value-type="date">
            <text:p>2/21/2011</text:p>
          </table:table-cell>
          <table:table-cell table:style-name="ce6" office:value-type="percentage" office:value="0.0594" calcext:value-type="percentage">
            <text:p>5.94%</text:p>
          </table:table-cell>
          <table:table-cell table:style-name="ce9" office:value-type="percentage" office:value="0.0602" calcext:value-type="percentage">
            <text:p>6.02%</text:p>
          </table:table-cell>
          <table:table-cell office:value-type="float" office:value="921.53" calcext:value-type="float">
            <text:p>921.53</text:p>
          </table:table-cell>
          <table:table-cell office:value-type="float" office:value="912.23" calcext:value-type="float">
            <text:p>912.23</text:p>
          </table:table-cell>
          <table:table-cell table:style-name="ce13" office:value-type="float" office:value="911.75" calcext:value-type="float">
            <text:p>911.7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2-22" calcext:value-type="date">
            <text:p>2/22/2011</text:p>
          </table:table-cell>
          <table:table-cell table:style-name="ce6" office:value-type="percentage" office:value="0.0595" calcext:value-type="percentage">
            <text:p>5.95%</text:p>
          </table:table-cell>
          <table:table-cell table:style-name="ce9" office:value-type="percentage" office:value="0.0603" calcext:value-type="percentage">
            <text:p>6.03%</text:p>
          </table:table-cell>
          <table:table-cell office:value-type="float" office:value="920.85" calcext:value-type="float">
            <text:p>920.85</text:p>
          </table:table-cell>
          <table:table-cell office:value-type="float" office:value="911.57" calcext:value-type="float">
            <text:p>911.57</text:p>
          </table:table-cell>
          <table:table-cell table:style-name="ce13" office:value-type="float" office:value="911.08" calcext:value-type="float">
            <text:p>911.0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2-23" calcext:value-type="date">
            <text:p>2/23/2011</text:p>
          </table:table-cell>
          <table:table-cell table:style-name="ce6" office:value-type="percentage" office:value="0.0593" calcext:value-type="percentage">
            <text:p>5.93%</text:p>
          </table:table-cell>
          <table:table-cell table:style-name="ce9" office:value-type="percentage" office:value="0.0601" calcext:value-type="percentage">
            <text:p>6.01%</text:p>
          </table:table-cell>
          <table:table-cell office:value-type="float" office:value="923.65" calcext:value-type="float">
            <text:p>923.65</text:p>
          </table:table-cell>
          <table:table-cell office:value-type="float" office:value="914.34" calcext:value-type="float">
            <text:p>914.34</text:p>
          </table:table-cell>
          <table:table-cell table:style-name="ce13" office:value-type="float" office:value="913.85" calcext:value-type="float">
            <text:p>913.8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2-24" calcext:value-type="date">
            <text:p>2/24/2011</text:p>
          </table:table-cell>
          <table:table-cell table:style-name="ce6" office:value-type="percentage" office:value="0.0595" calcext:value-type="percentage">
            <text:p>5.95%</text:p>
          </table:table-cell>
          <table:table-cell table:style-name="ce9" office:value-type="percentage" office:value="0.0603" calcext:value-type="percentage">
            <text:p>6.03%</text:p>
          </table:table-cell>
          <table:table-cell office:value-type="float" office:value="921.8" calcext:value-type="float">
            <text:p>921.80</text:p>
          </table:table-cell>
          <table:table-cell office:value-type="float" office:value="912.51" calcext:value-type="float">
            <text:p>912.51</text:p>
          </table:table-cell>
          <table:table-cell table:style-name="ce13" office:value-type="float" office:value="912.02" calcext:value-type="float">
            <text:p>912.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2-25" calcext:value-type="date">
            <text:p>2/25/2011</text:p>
          </table:table-cell>
          <table:table-cell table:style-name="ce6" office:value-type="percentage" office:value="0.0598" calcext:value-type="percentage">
            <text:p>5.98%</text:p>
          </table:table-cell>
          <table:table-cell table:style-name="ce9" office:value-type="percentage" office:value="0.0606" calcext:value-type="percentage">
            <text:p>6.06%</text:p>
          </table:table-cell>
          <table:table-cell office:value-type="float" office:value="919.34" calcext:value-type="float">
            <text:p>919.34</text:p>
          </table:table-cell>
          <table:table-cell office:value-type="float" office:value="910.08" calcext:value-type="float">
            <text:p>910.08</text:p>
          </table:table-cell>
          <table:table-cell table:style-name="ce13" office:value-type="float" office:value="909.05" calcext:value-type="float">
            <text:p>909.0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2-28" calcext:value-type="date">
            <text:p>2/28/2011</text:p>
          </table:table-cell>
          <table:table-cell table:style-name="ce6" office:value-type="percentage" office:value="0.0598" calcext:value-type="percentage">
            <text:p>5.98%</text:p>
          </table:table-cell>
          <table:table-cell table:style-name="ce9" office:value-type="percentage" office:value="0.0606" calcext:value-type="percentage">
            <text:p>6.06%</text:p>
          </table:table-cell>
          <table:table-cell office:value-type="float" office:value="919.82" calcext:value-type="float">
            <text:p>919.82</text:p>
          </table:table-cell>
          <table:table-cell office:value-type="float" office:value="910.56" calcext:value-type="float">
            <text:p>910.56</text:p>
          </table:table-cell>
          <table:table-cell table:style-name="ce13" office:value-type="float" office:value="910.08" calcext:value-type="float">
            <text:p>910.0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3-01" calcext:value-type="date">
            <text:p>3/1/2011</text:p>
          </table:table-cell>
          <table:table-cell table:style-name="ce6" office:value-type="percentage" office:value="0.0597" calcext:value-type="percentage">
            <text:p>5.97%</text:p>
          </table:table-cell>
          <table:table-cell table:style-name="ce9" office:value-type="percentage" office:value="0.0605" calcext:value-type="percentage">
            <text:p>6.05%</text:p>
          </table:table-cell>
          <table:table-cell office:value-type="float" office:value="921.48" calcext:value-type="float">
            <text:p>921.48</text:p>
          </table:table-cell>
          <table:table-cell office:value-type="float" office:value="912.2" calcext:value-type="float">
            <text:p>912.20</text:p>
          </table:table-cell>
          <table:table-cell table:style-name="ce13" office:value-type="float" office:value="911.72" calcext:value-type="float">
            <text:p>911.7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3-02" calcext:value-type="date">
            <text:p>3/2/2011</text:p>
          </table:table-cell>
          <table:table-cell table:style-name="ce6" office:value-type="percentage" office:value="0.06" calcext:value-type="percentage">
            <text:p>6.00%</text:p>
          </table:table-cell>
          <table:table-cell table:style-name="ce9" office:value-type="percentage" office:value="0.0608" calcext:value-type="percentage">
            <text:p>6.08%</text:p>
          </table:table-cell>
          <table:table-cell office:value-type="float" office:value="918.47" calcext:value-type="float">
            <text:p>918.47</text:p>
          </table:table-cell>
          <table:table-cell office:value-type="float" office:value="909.23" calcext:value-type="float">
            <text:p>909.23</text:p>
          </table:table-cell>
          <table:table-cell table:style-name="ce13" office:value-type="float" office:value="908.75" calcext:value-type="float">
            <text:p>908.7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3-03" calcext:value-type="date">
            <text:p>3/3/2011</text:p>
          </table:table-cell>
          <table:table-cell table:style-name="ce6" office:value-type="percentage" office:value="0.06" calcext:value-type="percentage">
            <text:p>6.00%</text:p>
          </table:table-cell>
          <table:table-cell table:style-name="ce9" office:value-type="percentage" office:value="0.0608" calcext:value-type="percentage">
            <text:p>6.08%</text:p>
          </table:table-cell>
          <table:table-cell office:value-type="float" office:value="918.96" calcext:value-type="float">
            <text:p>918.96</text:p>
          </table:table-cell>
          <table:table-cell office:value-type="float" office:value="909.72" calcext:value-type="float">
            <text:p>909.72</text:p>
          </table:table-cell>
          <table:table-cell table:style-name="ce13" office:value-type="float" office:value="909.23" calcext:value-type="float">
            <text:p>909.2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3-04" calcext:value-type="date">
            <text:p>3/4/2011</text:p>
          </table:table-cell>
          <table:table-cell table:style-name="ce6" office:value-type="percentage" office:value="0.0602" calcext:value-type="percentage">
            <text:p>6.02%</text:p>
          </table:table-cell>
          <table:table-cell table:style-name="ce9" office:value-type="percentage" office:value="0.061" calcext:value-type="percentage">
            <text:p>6.10%</text:p>
          </table:table-cell>
          <table:table-cell office:value-type="float" office:value="917.94" calcext:value-type="float">
            <text:p>917.94</text:p>
          </table:table-cell>
          <table:table-cell office:value-type="float" office:value="908.71" calcext:value-type="float">
            <text:p>908.71</text:p>
          </table:table-cell>
          <table:table-cell table:style-name="ce13" office:value-type="float" office:value="907.2" calcext:value-type="float">
            <text:p>907.2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3-09" calcext:value-type="date">
            <text:p>3/9/2011</text:p>
          </table:table-cell>
          <table:table-cell table:style-name="ce6" office:value-type="percentage" office:value="0.0601" calcext:value-type="percentage">
            <text:p>6.01%</text:p>
          </table:table-cell>
          <table:table-cell table:style-name="ce9" office:value-type="percentage" office:value="0.0609" calcext:value-type="percentage">
            <text:p>6.09%</text:p>
          </table:table-cell>
          <table:table-cell office:value-type="float" office:value="919.57" calcext:value-type="float">
            <text:p>919.57</text:p>
          </table:table-cell>
          <table:table-cell office:value-type="float" office:value="910.33" calcext:value-type="float">
            <text:p>910.33</text:p>
          </table:table-cell>
          <table:table-cell table:style-name="ce13" office:value-type="float" office:value="909.86" calcext:value-type="float">
            <text:p>909.8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3-10" calcext:value-type="date">
            <text:p>3/10/2011</text:p>
          </table:table-cell>
          <table:table-cell table:style-name="ce6" office:value-type="percentage" office:value="0.0601" calcext:value-type="percentage">
            <text:p>6.01%</text:p>
          </table:table-cell>
          <table:table-cell table:style-name="ce9" office:value-type="percentage" office:value="0.0609" calcext:value-type="percentage">
            <text:p>6.09%</text:p>
          </table:table-cell>
          <table:table-cell office:value-type="float" office:value="920.05" calcext:value-type="float">
            <text:p>920.05</text:p>
          </table:table-cell>
          <table:table-cell office:value-type="float" office:value="910.8" calcext:value-type="float">
            <text:p>910.80</text:p>
          </table:table-cell>
          <table:table-cell table:style-name="ce13" office:value-type="float" office:value="910.33" calcext:value-type="float">
            <text:p>910.3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3-11" calcext:value-type="date">
            <text:p>3/11/2011</text:p>
          </table:table-cell>
          <table:table-cell table:style-name="ce6" office:value-type="percentage" office:value="0.0598" calcext:value-type="percentage">
            <text:p>5.98%</text:p>
          </table:table-cell>
          <table:table-cell table:style-name="ce9" office:value-type="percentage" office:value="0.0606" calcext:value-type="percentage">
            <text:p>6.06%</text:p>
          </table:table-cell>
          <table:table-cell office:value-type="float" office:value="924.54" calcext:value-type="float">
            <text:p>924.54</text:p>
          </table:table-cell>
          <table:table-cell office:value-type="float" office:value="915.25" calcext:value-type="float">
            <text:p>915.25</text:p>
          </table:table-cell>
          <table:table-cell table:style-name="ce13" office:value-type="float" office:value="914.26" calcext:value-type="float">
            <text:p>914.2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3-14" calcext:value-type="date">
            <text:p>3/14/2011</text:p>
          </table:table-cell>
          <table:table-cell table:style-name="ce6" office:value-type="percentage" office:value="0.06" calcext:value-type="percentage">
            <text:p>6.00%</text:p>
          </table:table-cell>
          <table:table-cell table:style-name="ce9" office:value-type="percentage" office:value="0.0608" calcext:value-type="percentage">
            <text:p>6.08%</text:p>
          </table:table-cell>
          <table:table-cell office:value-type="float" office:value="922.68" calcext:value-type="float">
            <text:p>922.68</text:p>
          </table:table-cell>
          <table:table-cell office:value-type="float" office:value="913.42" calcext:value-type="float">
            <text:p>913.42</text:p>
          </table:table-cell>
          <table:table-cell table:style-name="ce13" office:value-type="float" office:value="913.06" calcext:value-type="float">
            <text:p>913.0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3-15" calcext:value-type="date">
            <text:p>3/15/2011</text:p>
          </table:table-cell>
          <table:table-cell table:style-name="ce6" office:value-type="percentage" office:value="0.0603" calcext:value-type="percentage">
            <text:p>6.03%</text:p>
          </table:table-cell>
          <table:table-cell table:style-name="ce9" office:value-type="percentage" office:value="0.0611" calcext:value-type="percentage">
            <text:p>6.11%</text:p>
          </table:table-cell>
          <table:table-cell office:value-type="float" office:value="919.56" calcext:value-type="float">
            <text:p>919.56</text:p>
          </table:table-cell>
          <table:table-cell office:value-type="float" office:value="910.34" calcext:value-type="float">
            <text:p>910.34</text:p>
          </table:table-cell>
          <table:table-cell table:style-name="ce13" office:value-type="float" office:value="909.97" calcext:value-type="float">
            <text:p>909.9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3-16" calcext:value-type="date">
            <text:p>3/16/2011</text:p>
          </table:table-cell>
          <table:table-cell table:style-name="ce6" office:value-type="percentage" office:value="0.0606" calcext:value-type="percentage">
            <text:p>6.06%</text:p>
          </table:table-cell>
          <table:table-cell table:style-name="ce9" office:value-type="percentage" office:value="0.0614" calcext:value-type="percentage">
            <text:p>6.14%</text:p>
          </table:table-cell>
          <table:table-cell office:value-type="float" office:value="916.46" calcext:value-type="float">
            <text:p>916.46</text:p>
          </table:table-cell>
          <table:table-cell office:value-type="float" office:value="907.26" calcext:value-type="float">
            <text:p>907.26</text:p>
          </table:table-cell>
          <table:table-cell table:style-name="ce13" office:value-type="float" office:value="906.9" calcext:value-type="float">
            <text:p>906.9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3-17" calcext:value-type="date">
            <text:p>3/17/2011</text:p>
          </table:table-cell>
          <table:table-cell table:style-name="ce6" office:value-type="percentage" office:value="0.0607" calcext:value-type="percentage">
            <text:p>6.07%</text:p>
          </table:table-cell>
          <table:table-cell table:style-name="ce9" office:value-type="percentage" office:value="0.0615" calcext:value-type="percentage">
            <text:p>6.15%</text:p>
          </table:table-cell>
          <table:table-cell office:value-type="float" office:value="915.67" calcext:value-type="float">
            <text:p>915.67</text:p>
          </table:table-cell>
          <table:table-cell office:value-type="float" office:value="906.48" calcext:value-type="float">
            <text:p>906.48</text:p>
          </table:table-cell>
          <table:table-cell table:style-name="ce13" office:value-type="float" office:value="906.12" calcext:value-type="float">
            <text:p>906.1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3-18" calcext:value-type="date">
            <text:p>3/18/2011</text:p>
          </table:table-cell>
          <table:table-cell table:style-name="ce6" office:value-type="percentage" office:value="0.0607" calcext:value-type="percentage">
            <text:p>6.07%</text:p>
          </table:table-cell>
          <table:table-cell table:style-name="ce9" office:value-type="percentage" office:value="0.0615" calcext:value-type="percentage">
            <text:p>6.15%</text:p>
          </table:table-cell>
          <table:table-cell office:value-type="float" office:value="916.33" calcext:value-type="float">
            <text:p>916.33</text:p>
          </table:table-cell>
          <table:table-cell office:value-type="float" office:value="907.15" calcext:value-type="float">
            <text:p>907.15</text:p>
          </table:table-cell>
          <table:table-cell table:style-name="ce13" office:value-type="float" office:value="906.48" calcext:value-type="float">
            <text:p>906.4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3-21" calcext:value-type="date">
            <text:p>3/21/2011</text:p>
          </table:table-cell>
          <table:table-cell table:style-name="ce6" office:value-type="percentage" office:value="0.0606" calcext:value-type="percentage">
            <text:p>6.06%</text:p>
          </table:table-cell>
          <table:table-cell table:style-name="ce9" office:value-type="percentage" office:value="0.0614" calcext:value-type="percentage">
            <text:p>6.14%</text:p>
          </table:table-cell>
          <table:table-cell office:value-type="float" office:value="917.85" calcext:value-type="float">
            <text:p>917.85</text:p>
          </table:table-cell>
          <table:table-cell office:value-type="float" office:value="908.65" calcext:value-type="float">
            <text:p>908.65</text:p>
          </table:table-cell>
          <table:table-cell table:style-name="ce13" office:value-type="float" office:value="908.29" calcext:value-type="float">
            <text:p>908.2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3-22" calcext:value-type="date">
            <text:p>3/22/2011</text:p>
          </table:table-cell>
          <table:table-cell table:style-name="ce6" office:value-type="percentage" office:value="0.0607" calcext:value-type="percentage">
            <text:p>6.07%</text:p>
          </table:table-cell>
          <table:table-cell table:style-name="ce9" office:value-type="percentage" office:value="0.0615" calcext:value-type="percentage">
            <text:p>6.15%</text:p>
          </table:table-cell>
          <table:table-cell office:value-type="float" office:value="917.06" calcext:value-type="float">
            <text:p>917.06</text:p>
          </table:table-cell>
          <table:table-cell office:value-type="float" office:value="907.87" calcext:value-type="float">
            <text:p>907.87</text:p>
          </table:table-cell>
          <table:table-cell table:style-name="ce3" office:value-type="float" office:value="907.51" calcext:value-type="float">
            <text:p>907.5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3-23" calcext:value-type="date">
            <text:p>3/23/2011</text:p>
          </table:table-cell>
          <table:table-cell table:style-name="ce6" office:value-type="percentage" office:value="0.0604" calcext:value-type="percentage">
            <text:p>6.04%</text:p>
          </table:table-cell>
          <table:table-cell table:style-name="ce9" office:value-type="percentage" office:value="0.0612" calcext:value-type="percentage">
            <text:p>6.12%</text:p>
          </table:table-cell>
          <table:table-cell office:value-type="float" office:value="920.9" calcext:value-type="float">
            <text:p>920.90</text:p>
          </table:table-cell>
          <table:table-cell office:value-type="float" office:value="911.67" calcext:value-type="float">
            <text:p>911.67</text:p>
          </table:table-cell>
          <table:table-cell table:style-name="ce3" office:value-type="float" office:value="911.31" calcext:value-type="float">
            <text:p>911.3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3-24" calcext:value-type="date">
            <text:p>3/24/2011</text:p>
          </table:table-cell>
          <table:table-cell table:style-name="ce6" office:value-type="percentage" office:value="0.0603" calcext:value-type="percentage">
            <text:p>6.03%</text:p>
          </table:table-cell>
          <table:table-cell table:style-name="ce9" office:value-type="percentage" office:value="0.0611" calcext:value-type="percentage">
            <text:p>6.11%</text:p>
          </table:table-cell>
          <table:table-cell office:value-type="float" office:value="922.95" calcext:value-type="float">
            <text:p>922.95</text:p>
          </table:table-cell>
          <table:table-cell office:value-type="float" office:value="913.71" calcext:value-type="float">
            <text:p>913.71</text:p>
          </table:table-cell>
          <table:table-cell table:style-name="ce3" office:value-type="float" office:value="913.29" calcext:value-type="float">
            <text:p>913.2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3-25" calcext:value-type="date">
            <text:p>3/25/2011</text:p>
          </table:table-cell>
          <table:table-cell table:style-name="ce6" office:value-type="percentage" office:value="0.0605" calcext:value-type="percentage">
            <text:p>6.05%</text:p>
          </table:table-cell>
          <table:table-cell table:style-name="ce9" office:value-type="percentage" office:value="0.0613" calcext:value-type="percentage">
            <text:p>6.13%</text:p>
          </table:table-cell>
          <table:table-cell office:value-type="float" office:value="921.46" calcext:value-type="float">
            <text:p>921.46</text:p>
          </table:table-cell>
          <table:table-cell office:value-type="float" office:value="912.24" calcext:value-type="float">
            <text:p>912.24</text:p>
          </table:table-cell>
          <table:table-cell table:style-name="ce3" office:value-type="float" office:value="911.41" calcext:value-type="float">
            <text:p>911.4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3-28" calcext:value-type="date">
            <text:p>3/28/2011</text:p>
          </table:table-cell>
          <table:table-cell table:style-name="ce6" office:value-type="percentage" office:value="0.0607" calcext:value-type="percentage">
            <text:p>6.07%</text:p>
          </table:table-cell>
          <table:table-cell table:style-name="ce9" office:value-type="percentage" office:value="0.0615" calcext:value-type="percentage">
            <text:p>6.15%</text:p>
          </table:table-cell>
          <table:table-cell office:value-type="float" office:value="919.57" calcext:value-type="float">
            <text:p>919.57</text:p>
          </table:table-cell>
          <table:table-cell office:value-type="float" office:value="910.37" calcext:value-type="float">
            <text:p>910.37</text:p>
          </table:table-cell>
          <table:table-cell table:style-name="ce3" office:value-type="float" office:value="909.95" calcext:value-type="float">
            <text:p>909.9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3-29" calcext:value-type="date">
            <text:p>3/29/2011</text:p>
          </table:table-cell>
          <table:table-cell table:style-name="ce6" office:value-type="percentage" office:value="0.0608" calcext:value-type="percentage">
            <text:p>6.08%</text:p>
          </table:table-cell>
          <table:table-cell table:style-name="ce9" office:value-type="percentage" office:value="0.0616" calcext:value-type="percentage">
            <text:p>6.16%</text:p>
          </table:table-cell>
          <table:table-cell office:value-type="float" office:value="918.83" calcext:value-type="float">
            <text:p>918.83</text:p>
          </table:table-cell>
          <table:table-cell office:value-type="float" office:value="909.64" calcext:value-type="float">
            <text:p>909.64</text:p>
          </table:table-cell>
          <table:table-cell table:style-name="ce3" office:value-type="float" office:value="909.22" calcext:value-type="float">
            <text:p>909.2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3-30" calcext:value-type="date">
            <text:p>3/30/2011</text:p>
          </table:table-cell>
          <table:table-cell table:style-name="ce6" office:value-type="percentage" office:value="0.0609" calcext:value-type="percentage">
            <text:p>6.09%</text:p>
          </table:table-cell>
          <table:table-cell table:style-name="ce9" office:value-type="percentage" office:value="0.0617" calcext:value-type="percentage">
            <text:p>6.17%</text:p>
          </table:table-cell>
          <table:table-cell office:value-type="float" office:value="918.09" calcext:value-type="float">
            <text:p>918.09</text:p>
          </table:table-cell>
          <table:table-cell office:value-type="float" office:value="908.92" calcext:value-type="float">
            <text:p>908.92</text:p>
          </table:table-cell>
          <table:table-cell table:style-name="ce3" office:value-type="float" office:value="908.5" calcext:value-type="float">
            <text:p>908.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3-31" calcext:value-type="date">
            <text:p>3/31/2011</text:p>
          </table:table-cell>
          <table:table-cell table:style-name="ce6" office:value-type="percentage" office:value="0.0607" calcext:value-type="percentage">
            <text:p>6.07%</text:p>
          </table:table-cell>
          <table:table-cell table:style-name="ce9" office:value-type="percentage" office:value="0.0615" calcext:value-type="percentage">
            <text:p>6.15%</text:p>
          </table:table-cell>
          <table:table-cell office:value-type="float" office:value="920.82" calcext:value-type="float">
            <text:p>920.82</text:p>
          </table:table-cell>
          <table:table-cell office:value-type="float" office:value="911.62" calcext:value-type="float">
            <text:p>911.62</text:p>
          </table:table-cell>
          <table:table-cell table:style-name="ce3" office:value-type="float" office:value="911.2" calcext:value-type="float">
            <text:p>911.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4-01" calcext:value-type="date">
            <text:p>4/1/2011</text:p>
          </table:table-cell>
          <table:table-cell table:style-name="ce6" office:value-type="percentage" office:value="0.0606" calcext:value-type="percentage">
            <text:p>6.06%</text:p>
          </table:table-cell>
          <table:table-cell table:style-name="ce9" office:value-type="percentage" office:value="0.0614" calcext:value-type="percentage">
            <text:p>6.14%</text:p>
          </table:table-cell>
          <table:table-cell office:value-type="float" office:value="922.81" calcext:value-type="float">
            <text:p>922.81</text:p>
          </table:table-cell>
          <table:table-cell office:value-type="float" office:value="913.59" calcext:value-type="float">
            <text:p>913.59</text:p>
          </table:table-cell>
          <table:table-cell table:style-name="ce3" office:value-type="float" office:value="912.76" calcext:value-type="float">
            <text:p>912.7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4-04" calcext:value-type="date">
            <text:p>4/4/2011</text:p>
          </table:table-cell>
          <table:table-cell table:style-name="ce6" office:value-type="percentage" office:value="0.0606" calcext:value-type="percentage">
            <text:p>6.06%</text:p>
          </table:table-cell>
          <table:table-cell table:style-name="ce9" office:value-type="percentage" office:value="0.0614" calcext:value-type="percentage">
            <text:p>6.14%</text:p>
          </table:table-cell>
          <table:table-cell office:value-type="float" office:value="923.23" calcext:value-type="float">
            <text:p>923.23</text:p>
          </table:table-cell>
          <table:table-cell office:value-type="float" office:value="914.01" calcext:value-type="float">
            <text:p>914.01</text:p>
          </table:table-cell>
          <table:table-cell table:style-name="ce3" office:value-type="float" office:value="913.59" calcext:value-type="float">
            <text:p>913.5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4-05" calcext:value-type="date">
            <text:p>4/5/2011</text:p>
          </table:table-cell>
          <table:table-cell table:style-name="ce6" office:value-type="percentage" office:value="0.0606" calcext:value-type="percentage">
            <text:p>6.06%</text:p>
          </table:table-cell>
          <table:table-cell table:style-name="ce9" office:value-type="percentage" office:value="0.0614" calcext:value-type="percentage">
            <text:p>6.14%</text:p>
          </table:table-cell>
          <table:table-cell office:value-type="float" office:value="923.65" calcext:value-type="float">
            <text:p>923.65</text:p>
          </table:table-cell>
          <table:table-cell office:value-type="float" office:value="914.42" calcext:value-type="float">
            <text:p>914.42</text:p>
          </table:table-cell>
          <table:table-cell table:style-name="ce3" office:value-type="float" office:value="914.01" calcext:value-type="float">
            <text:p>914.0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4-06" calcext:value-type="date">
            <text:p>4/6/2011</text:p>
          </table:table-cell>
          <table:table-cell table:style-name="ce6" office:value-type="percentage" office:value="0.0609" calcext:value-type="percentage">
            <text:p>6.09%</text:p>
          </table:table-cell>
          <table:table-cell table:style-name="ce9" office:value-type="percentage" office:value="0.0617" calcext:value-type="percentage">
            <text:p>6.17%</text:p>
          </table:table-cell>
          <table:table-cell office:value-type="float" office:value="920.6" calcext:value-type="float">
            <text:p>920.60</text:p>
          </table:table-cell>
          <table:table-cell office:value-type="float" office:value="911.41" calcext:value-type="float">
            <text:p>911.41</text:p>
          </table:table-cell>
          <table:table-cell table:style-name="ce3" office:value-type="float" office:value="910.99" calcext:value-type="float">
            <text:p>910.9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4-07" calcext:value-type="date">
            <text:p>4/7/2011</text:p>
          </table:table-cell>
          <table:table-cell table:style-name="ce6" office:value-type="percentage" office:value="0.0609" calcext:value-type="percentage">
            <text:p>6.09%</text:p>
          </table:table-cell>
          <table:table-cell table:style-name="ce9" office:value-type="percentage" office:value="0.0617" calcext:value-type="percentage">
            <text:p>6.17%</text:p>
          </table:table-cell>
          <table:table-cell office:value-type="float" office:value="921.73" calcext:value-type="float">
            <text:p>921.73</text:p>
          </table:table-cell>
          <table:table-cell office:value-type="float" office:value="912.53" calcext:value-type="float">
            <text:p>912.53</text:p>
          </table:table-cell>
          <table:table-cell table:style-name="ce3" office:value-type="float" office:value="912.08" calcext:value-type="float">
            <text:p>912.0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4-08" calcext:value-type="date">
            <text:p>4/8/2011</text:p>
          </table:table-cell>
          <table:table-cell table:style-name="ce6" office:value-type="percentage" office:value="0.0609" calcext:value-type="percentage">
            <text:p>6.09%</text:p>
          </table:table-cell>
          <table:table-cell table:style-name="ce9" office:value-type="percentage" office:value="0.0617" calcext:value-type="percentage">
            <text:p>6.17%</text:p>
          </table:table-cell>
          <table:table-cell office:value-type="float" office:value="922.65" calcext:value-type="float">
            <text:p>922.65</text:p>
          </table:table-cell>
          <table:table-cell office:value-type="float" office:value="913.44" calcext:value-type="float">
            <text:p>913.44</text:p>
          </table:table-cell>
          <table:table-cell table:style-name="ce3" office:value-type="float" office:value="912.53" calcext:value-type="float">
            <text:p>912.5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4-11" calcext:value-type="date">
            <text:p>4/11/2011</text:p>
          </table:table-cell>
          <table:table-cell table:style-name="ce6" office:value-type="percentage" office:value="0.061" calcext:value-type="percentage">
            <text:p>6.10%</text:p>
          </table:table-cell>
          <table:table-cell table:style-name="ce9" office:value-type="percentage" office:value="0.0618" calcext:value-type="percentage">
            <text:p>6.18%</text:p>
          </table:table-cell>
          <table:table-cell office:value-type="float" office:value="921.94" calcext:value-type="float">
            <text:p>921.94</text:p>
          </table:table-cell>
          <table:table-cell office:value-type="float" office:value="912.75" calcext:value-type="float">
            <text:p>912.75</text:p>
          </table:table-cell>
          <table:table-cell table:style-name="ce3" office:value-type="float" office:value="912.3" calcext:value-type="float">
            <text:p>912.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4-12" calcext:value-type="date">
            <text:p>4/12/2011</text:p>
          </table:table-cell>
          <table:table-cell table:style-name="ce6" office:value-type="percentage" office:value="0.0612" calcext:value-type="percentage">
            <text:p>6.12%</text:p>
          </table:table-cell>
          <table:table-cell table:style-name="ce9" office:value-type="percentage" office:value="0.062" calcext:value-type="percentage">
            <text:p>6.20%</text:p>
          </table:table-cell>
          <table:table-cell office:value-type="float" office:value="920.08" calcext:value-type="float">
            <text:p>920.08</text:p>
          </table:table-cell>
          <table:table-cell office:value-type="float" office:value="910.91" calcext:value-type="float">
            <text:p>910.91</text:p>
          </table:table-cell>
          <table:table-cell table:style-name="ce3" office:value-type="float" office:value="910.46" calcext:value-type="float">
            <text:p>910.4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4-13" calcext:value-type="date">
            <text:p>4/13/2011</text:p>
          </table:table-cell>
          <table:table-cell table:style-name="ce6" office:value-type="percentage" office:value="0.0611" calcext:value-type="percentage">
            <text:p>6.11%</text:p>
          </table:table-cell>
          <table:table-cell table:style-name="ce9" office:value-type="percentage" office:value="0.0619" calcext:value-type="percentage">
            <text:p>6.19%</text:p>
          </table:table-cell>
          <table:table-cell office:value-type="float" office:value="921.69" calcext:value-type="float">
            <text:p>921.69</text:p>
          </table:table-cell>
          <table:table-cell office:value-type="float" office:value="912.5" calcext:value-type="float">
            <text:p>912.50</text:p>
          </table:table-cell>
          <table:table-cell table:style-name="ce3" office:value-type="float" office:value="912.05" calcext:value-type="float">
            <text:p>912.0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4-14" calcext:value-type="date">
            <text:p>4/14/2011</text:p>
          </table:table-cell>
          <table:table-cell table:style-name="ce6" office:value-type="percentage" office:value="0.0612" calcext:value-type="percentage">
            <text:p>6.12%</text:p>
          </table:table-cell>
          <table:table-cell table:style-name="ce9" office:value-type="percentage" office:value="0.062" calcext:value-type="percentage">
            <text:p>6.20%</text:p>
          </table:table-cell>
          <table:table-cell office:value-type="float" office:value="920.98" calcext:value-type="float">
            <text:p>920.98</text:p>
          </table:table-cell>
          <table:table-cell office:value-type="float" office:value="911.81" calcext:value-type="float">
            <text:p>911.81</text:p>
          </table:table-cell>
          <table:table-cell table:style-name="ce3" office:value-type="float" office:value="911.38" calcext:value-type="float">
            <text:p>911.3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4-15" calcext:value-type="date">
            <text:p>4/15/2011</text:p>
          </table:table-cell>
          <table:table-cell table:style-name="ce6" office:value-type="percentage" office:value="0.0612" calcext:value-type="percentage">
            <text:p>6.12%</text:p>
          </table:table-cell>
          <table:table-cell table:style-name="ce9" office:value-type="percentage" office:value="0.062" calcext:value-type="percentage">
            <text:p>6.20%</text:p>
          </table:table-cell>
          <table:table-cell office:value-type="float" office:value="921.85" calcext:value-type="float">
            <text:p>921.85</text:p>
          </table:table-cell>
          <table:table-cell office:value-type="float" office:value="912.67" calcext:value-type="float">
            <text:p>912.67</text:p>
          </table:table-cell>
          <table:table-cell table:style-name="ce3" office:value-type="float" office:value="911.81" calcext:value-type="float">
            <text:p>911.8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4-18" calcext:value-type="date">
            <text:p>4/18/2011</text:p>
          </table:table-cell>
          <table:table-cell table:style-name="ce6" office:value-type="percentage" office:value="0.0612" calcext:value-type="percentage">
            <text:p>6.12%</text:p>
          </table:table-cell>
          <table:table-cell table:style-name="ce9" office:value-type="percentage" office:value="0.062" calcext:value-type="percentage">
            <text:p>6.20%</text:p>
          </table:table-cell>
          <table:table-cell office:value-type="float" office:value="922.29" calcext:value-type="float">
            <text:p>922.29</text:p>
          </table:table-cell>
          <table:table-cell office:value-type="float" office:value="913.11" calcext:value-type="float">
            <text:p>913.11</text:p>
          </table:table-cell>
          <table:table-cell table:style-name="ce3" office:value-type="float" office:value="912.67" calcext:value-type="float">
            <text:p>912.6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4-19" calcext:value-type="date">
            <text:p>4/19/2011</text:p>
          </table:table-cell>
          <table:table-cell table:style-name="ce6" office:value-type="percentage" office:value="0.0612" calcext:value-type="percentage">
            <text:p>6.12%</text:p>
          </table:table-cell>
          <table:table-cell table:style-name="ce9" office:value-type="percentage" office:value="0.062" calcext:value-type="percentage">
            <text:p>6.20%</text:p>
          </table:table-cell>
          <table:table-cell office:value-type="float" office:value="922.72" calcext:value-type="float">
            <text:p>922.72</text:p>
          </table:table-cell>
          <table:table-cell office:value-type="float" office:value="913.54" calcext:value-type="float">
            <text:p>913.54</text:p>
          </table:table-cell>
          <table:table-cell table:style-name="ce3" office:value-type="float" office:value="913.11" calcext:value-type="float">
            <text:p>913.1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4-20" calcext:value-type="date">
            <text:p>4/20/2011</text:p>
          </table:table-cell>
          <table:table-cell table:style-name="ce6" office:value-type="percentage" office:value="0.0613" calcext:value-type="percentage">
            <text:p>6.13%</text:p>
          </table:table-cell>
          <table:table-cell table:style-name="ce9" office:value-type="percentage" office:value="0.0621" calcext:value-type="percentage">
            <text:p>6.21%</text:p>
          </table:table-cell>
          <table:table-cell office:value-type="float" office:value="922.88" calcext:value-type="float">
            <text:p>922.88</text:p>
          </table:table-cell>
          <table:table-cell office:value-type="float" office:value="913.69" calcext:value-type="float">
            <text:p>913.69</text:p>
          </table:table-cell>
          <table:table-cell table:style-name="ce3" office:value-type="float" office:value="912.4" calcext:value-type="float">
            <text:p>912.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4-25" calcext:value-type="date">
            <text:p>4/25/2011</text:p>
          </table:table-cell>
          <table:table-cell table:style-name="ce6" office:value-type="percentage" office:value="0.0612" calcext:value-type="percentage">
            <text:p>6.12%</text:p>
          </table:table-cell>
          <table:table-cell table:style-name="ce9" office:value-type="percentage" office:value="0.062" calcext:value-type="percentage">
            <text:p>6.20%</text:p>
          </table:table-cell>
          <table:table-cell office:value-type="float" office:value="924.8" calcext:value-type="float">
            <text:p>924.80</text:p>
          </table:table-cell>
          <table:table-cell office:value-type="float" office:value="915.6" calcext:value-type="float">
            <text:p>915.60</text:p>
          </table:table-cell>
          <table:table-cell table:style-name="ce3" office:value-type="float" office:value="915.14" calcext:value-type="float">
            <text:p>915.1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4-26" calcext:value-type="date">
            <text:p>4/26/2011</text:p>
          </table:table-cell>
          <table:table-cell table:style-name="ce6" office:value-type="percentage" office:value="0.0612" calcext:value-type="percentage">
            <text:p>6.12%</text:p>
          </table:table-cell>
          <table:table-cell table:style-name="ce9" office:value-type="percentage" office:value="0.062" calcext:value-type="percentage">
            <text:p>6.20%</text:p>
          </table:table-cell>
          <table:table-cell office:value-type="float" office:value="925.27" calcext:value-type="float">
            <text:p>925.27</text:p>
          </table:table-cell>
          <table:table-cell office:value-type="float" office:value="916.07" calcext:value-type="float">
            <text:p>916.07</text:p>
          </table:table-cell>
          <table:table-cell table:style-name="ce3" office:value-type="float" office:value="915.6" calcext:value-type="float">
            <text:p>915.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4-27" calcext:value-type="date">
            <text:p>4/27/2011</text:p>
          </table:table-cell>
          <table:table-cell table:style-name="ce6" office:value-type="percentage" office:value="0.0617" calcext:value-type="percentage">
            <text:p>6.17%</text:p>
          </table:table-cell>
          <table:table-cell table:style-name="ce9" office:value-type="percentage" office:value="0.0625" calcext:value-type="percentage">
            <text:p>6.25%</text:p>
          </table:table-cell>
          <table:table-cell office:value-type="float" office:value="919.97" calcext:value-type="float">
            <text:p>919.97</text:p>
          </table:table-cell>
          <table:table-cell office:value-type="float" office:value="910.83" calcext:value-type="float">
            <text:p>910.83</text:p>
          </table:table-cell>
          <table:table-cell table:style-name="ce3" office:value-type="float" office:value="910.37" calcext:value-type="float">
            <text:p>910.3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4-28" calcext:value-type="date">
            <text:p>4/28/2011</text:p>
          </table:table-cell>
          <table:table-cell table:style-name="ce6" office:value-type="percentage" office:value="0.0616" calcext:value-type="percentage">
            <text:p>6.16%</text:p>
          </table:table-cell>
          <table:table-cell table:style-name="ce9" office:value-type="percentage" office:value="0.0624" calcext:value-type="percentage">
            <text:p>6.24%</text:p>
          </table:table-cell>
          <table:table-cell office:value-type="float" office:value="921.59" calcext:value-type="float">
            <text:p>921.59</text:p>
          </table:table-cell>
          <table:table-cell office:value-type="float" office:value="912.43" calcext:value-type="float">
            <text:p>912.43</text:p>
          </table:table-cell>
          <table:table-cell table:style-name="ce3" office:value-type="float" office:value="911.97" calcext:value-type="float">
            <text:p>911.9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4-29" calcext:value-type="date">
            <text:p>4/29/2011</text:p>
          </table:table-cell>
          <table:table-cell table:style-name="ce6" office:value-type="percentage" office:value="0.0614" calcext:value-type="percentage">
            <text:p>6.14%</text:p>
          </table:table-cell>
          <table:table-cell table:style-name="ce9" office:value-type="percentage" office:value="0.0622" calcext:value-type="percentage">
            <text:p>6.22%</text:p>
          </table:table-cell>
          <table:table-cell office:value-type="float" office:value="924.86" calcext:value-type="float">
            <text:p>924.86</text:p>
          </table:table-cell>
          <table:table-cell office:value-type="float" office:value="915.67" calcext:value-type="float">
            <text:p>915.67</text:p>
          </table:table-cell>
          <table:table-cell table:style-name="ce3" office:value-type="float" office:value="914.71" calcext:value-type="float">
            <text:p>914.7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5-02" calcext:value-type="date">
            <text:p>5/2/2011</text:p>
          </table:table-cell>
          <table:table-cell table:style-name="ce6" office:value-type="percentage" office:value="0.0615" calcext:value-type="percentage">
            <text:p>6.15%</text:p>
          </table:table-cell>
          <table:table-cell table:style-name="ce9" office:value-type="percentage" office:value="0.0623" calcext:value-type="percentage">
            <text:p>6.23%</text:p>
          </table:table-cell>
          <table:table-cell office:value-type="float" office:value="924.17" calcext:value-type="float">
            <text:p>924.17</text:p>
          </table:table-cell>
          <table:table-cell office:value-type="float" office:value="914.99" calcext:value-type="float">
            <text:p>914.99</text:p>
          </table:table-cell>
          <table:table-cell table:style-name="ce3" office:value-type="float" office:value="914.53" calcext:value-type="float">
            <text:p>914.5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5-03" calcext:value-type="date">
            <text:p>5/3/2011</text:p>
          </table:table-cell>
          <table:table-cell table:style-name="ce6" office:value-type="percentage" office:value="0.0613" calcext:value-type="percentage">
            <text:p>6.13%</text:p>
          </table:table-cell>
          <table:table-cell table:style-name="ce9" office:value-type="percentage" office:value="0.0621" calcext:value-type="percentage">
            <text:p>6.21%</text:p>
          </table:table-cell>
          <table:table-cell office:value-type="float" office:value="926.95" calcext:value-type="float">
            <text:p>926.95</text:p>
          </table:table-cell>
          <table:table-cell office:value-type="float" office:value="917.74" calcext:value-type="float">
            <text:p>917.74</text:p>
          </table:table-cell>
          <table:table-cell table:style-name="ce3" office:value-type="float" office:value="917.28" calcext:value-type="float">
            <text:p>917.2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5-04" calcext:value-type="date">
            <text:p>5/4/2011</text:p>
          </table:table-cell>
          <table:table-cell table:style-name="ce6" office:value-type="percentage" office:value="0.0613" calcext:value-type="percentage">
            <text:p>6.13%</text:p>
          </table:table-cell>
          <table:table-cell table:style-name="ce9" office:value-type="percentage" office:value="0.0621" calcext:value-type="percentage">
            <text:p>6.21%</text:p>
          </table:table-cell>
          <table:table-cell office:value-type="float" office:value="927.42" calcext:value-type="float">
            <text:p>927.42</text:p>
          </table:table-cell>
          <table:table-cell office:value-type="float" office:value="918.21" calcext:value-type="float">
            <text:p>918.21</text:p>
          </table:table-cell>
          <table:table-cell table:style-name="ce3" office:value-type="float" office:value="917.74" calcext:value-type="float">
            <text:p>917.7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5-05" calcext:value-type="date">
            <text:p>5/5/2011</text:p>
          </table:table-cell>
          <table:table-cell table:style-name="ce6" office:value-type="percentage" office:value="0.061" calcext:value-type="percentage">
            <text:p>6.10%</text:p>
          </table:table-cell>
          <table:table-cell table:style-name="ce9" office:value-type="percentage" office:value="0.0618" calcext:value-type="percentage">
            <text:p>6.18%</text:p>
          </table:table-cell>
          <table:table-cell office:value-type="float" office:value="931.36" calcext:value-type="float">
            <text:p>931.36</text:p>
          </table:table-cell>
          <table:table-cell office:value-type="float" office:value="922.12" calcext:value-type="float">
            <text:p>922.12</text:p>
          </table:table-cell>
          <table:table-cell table:style-name="ce3" office:value-type="float" office:value="921.65" calcext:value-type="float">
            <text:p>921.6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5-06" calcext:value-type="date">
            <text:p>5/6/2011</text:p>
          </table:table-cell>
          <table:table-cell table:style-name="ce6" office:value-type="percentage" office:value="0.0608" calcext:value-type="percentage">
            <text:p>6.08%</text:p>
          </table:table-cell>
          <table:table-cell table:style-name="ce9" office:value-type="percentage" office:value="0.0616" calcext:value-type="percentage">
            <text:p>6.16%</text:p>
          </table:table-cell>
          <table:table-cell office:value-type="float" office:value="934.37" calcext:value-type="float">
            <text:p>934.37</text:p>
          </table:table-cell>
          <table:table-cell office:value-type="float" office:value="925.09" calcext:value-type="float">
            <text:p>925.09</text:p>
          </table:table-cell>
          <table:table-cell table:style-name="ce3" office:value-type="float" office:value="924.16" calcext:value-type="float">
            <text:p>924.1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5-09" calcext:value-type="date">
            <text:p>5/9/2011</text:p>
          </table:table-cell>
          <table:table-cell table:style-name="ce6" office:value-type="percentage" office:value="0.0608" calcext:value-type="percentage">
            <text:p>6.08%</text:p>
          </table:table-cell>
          <table:table-cell table:style-name="ce9" office:value-type="percentage" office:value="0.0616" calcext:value-type="percentage">
            <text:p>6.16%</text:p>
          </table:table-cell>
          <table:table-cell office:value-type="float" office:value="934.82" calcext:value-type="float">
            <text:p>934.82</text:p>
          </table:table-cell>
          <table:table-cell office:value-type="float" office:value="925.55" calcext:value-type="float">
            <text:p>925.55</text:p>
          </table:table-cell>
          <table:table-cell table:style-name="ce3" office:value-type="float" office:value="925.09" calcext:value-type="float">
            <text:p>925.0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5-10" calcext:value-type="date">
            <text:p>5/10/2011</text:p>
          </table:table-cell>
          <table:table-cell table:style-name="ce6" office:value-type="percentage" office:value="0.0607" calcext:value-type="percentage">
            <text:p>6.07%</text:p>
          </table:table-cell>
          <table:table-cell table:style-name="ce9" office:value-type="percentage" office:value="0.0615" calcext:value-type="percentage">
            <text:p>6.15%</text:p>
          </table:table-cell>
          <table:table-cell office:value-type="float" office:value="936.45" calcext:value-type="float">
            <text:p>936.45</text:p>
          </table:table-cell>
          <table:table-cell office:value-type="float" office:value="927.16" calcext:value-type="float">
            <text:p>927.16</text:p>
          </table:table-cell>
          <table:table-cell table:style-name="ce3" office:value-type="float" office:value="926.7" calcext:value-type="float">
            <text:p>926.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5-11" calcext:value-type="date">
            <text:p>5/11/2011</text:p>
          </table:table-cell>
          <table:table-cell table:style-name="ce6" office:value-type="percentage" office:value="0.0611" calcext:value-type="percentage">
            <text:p>6.11%</text:p>
          </table:table-cell>
          <table:table-cell table:style-name="ce9" office:value-type="percentage" office:value="0.0619" calcext:value-type="percentage">
            <text:p>6.19%</text:p>
          </table:table-cell>
          <table:table-cell office:value-type="float" office:value="932.25" calcext:value-type="float">
            <text:p>932.25</text:p>
          </table:table-cell>
          <table:table-cell office:value-type="float" office:value="923.01" calcext:value-type="float">
            <text:p>923.01</text:p>
          </table:table-cell>
          <table:table-cell table:style-name="ce3" office:value-type="float" office:value="922.55" calcext:value-type="float">
            <text:p>922.5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5-12" calcext:value-type="date">
            <text:p>5/12/2011</text:p>
          </table:table-cell>
          <table:table-cell table:style-name="ce6" office:value-type="percentage" office:value="0.0612" calcext:value-type="percentage">
            <text:p>6.12%</text:p>
          </table:table-cell>
          <table:table-cell table:style-name="ce9" office:value-type="percentage" office:value="0.062" calcext:value-type="percentage">
            <text:p>6.20%</text:p>
          </table:table-cell>
          <table:table-cell office:value-type="float" office:value="931.55" calcext:value-type="float">
            <text:p>931.55</text:p>
          </table:table-cell>
          <table:table-cell office:value-type="float" office:value="922.32" calcext:value-type="float">
            <text:p>922.32</text:p>
          </table:table-cell>
          <table:table-cell table:style-name="ce3" office:value-type="float" office:value="921.86" calcext:value-type="float">
            <text:p>921.8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5-13" calcext:value-type="date">
            <text:p>5/13/2011</text:p>
          </table:table-cell>
          <table:table-cell table:style-name="ce6" office:value-type="percentage" office:value="0.0612" calcext:value-type="percentage">
            <text:p>6.12%</text:p>
          </table:table-cell>
          <table:table-cell table:style-name="ce9" office:value-type="percentage" office:value="0.062" calcext:value-type="percentage">
            <text:p>6.20%</text:p>
          </table:table-cell>
          <table:table-cell office:value-type="float" office:value="932.39" calcext:value-type="float">
            <text:p>932.39</text:p>
          </table:table-cell>
          <table:table-cell office:value-type="float" office:value="923.15" calcext:value-type="float">
            <text:p>923.15</text:p>
          </table:table-cell>
          <table:table-cell table:style-name="ce3" office:value-type="float" office:value="922.5" calcext:value-type="float">
            <text:p>922.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5-16" calcext:value-type="date">
            <text:p>5/16/2011</text:p>
          </table:table-cell>
          <table:table-cell table:style-name="ce6" office:value-type="percentage" office:value="0.0609" calcext:value-type="percentage">
            <text:p>6.09%</text:p>
          </table:table-cell>
          <table:table-cell table:style-name="ce9" office:value-type="percentage" office:value="0.0617" calcext:value-type="percentage">
            <text:p>6.17%</text:p>
          </table:table-cell>
          <table:table-cell office:value-type="float" office:value="936.25" calcext:value-type="float">
            <text:p>936.25</text:p>
          </table:table-cell>
          <table:table-cell office:value-type="float" office:value="926.97" calcext:value-type="float">
            <text:p>926.97</text:p>
          </table:table-cell>
          <table:table-cell table:style-name="ce3" office:value-type="float" office:value="926.61" calcext:value-type="float">
            <text:p>926.6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5-17" calcext:value-type="date">
            <text:p>5/17/2011</text:p>
          </table:table-cell>
          <table:table-cell table:style-name="ce6" office:value-type="percentage" office:value="0.0605" calcext:value-type="percentage">
            <text:p>6.05%</text:p>
          </table:table-cell>
          <table:table-cell table:style-name="ce9" office:value-type="percentage" office:value="0.0613" calcext:value-type="percentage">
            <text:p>6.13%</text:p>
          </table:table-cell>
          <table:table-cell office:value-type="float" office:value="941.29" calcext:value-type="float">
            <text:p>941.29</text:p>
          </table:table-cell>
          <table:table-cell office:value-type="float" office:value="931.96" calcext:value-type="float">
            <text:p>931.96</text:p>
          </table:table-cell>
          <table:table-cell table:style-name="ce3" office:value-type="float" office:value="931.6" calcext:value-type="float">
            <text:p>931.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5-18" calcext:value-type="date">
            <text:p>5/18/2011</text:p>
          </table:table-cell>
          <table:table-cell table:style-name="ce6" office:value-type="percentage" office:value="0.0602" calcext:value-type="percentage">
            <text:p>6.02%</text:p>
          </table:table-cell>
          <table:table-cell table:style-name="ce9" office:value-type="percentage" office:value="0.061" calcext:value-type="percentage">
            <text:p>6.10%</text:p>
          </table:table-cell>
          <table:table-cell office:value-type="float" office:value="945.18" calcext:value-type="float">
            <text:p>945.18</text:p>
          </table:table-cell>
          <table:table-cell office:value-type="float" office:value="935.81" calcext:value-type="float">
            <text:p>935.81</text:p>
          </table:table-cell>
          <table:table-cell table:style-name="ce3" office:value-type="float" office:value="935.45" calcext:value-type="float">
            <text:p>935.4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5-19" calcext:value-type="date">
            <text:p>5/19/2011</text:p>
          </table:table-cell>
          <table:table-cell table:style-name="ce6" office:value-type="percentage" office:value="0.0599" calcext:value-type="percentage">
            <text:p>5.99%</text:p>
          </table:table-cell>
          <table:table-cell table:style-name="ce9" office:value-type="percentage" office:value="0.0607" calcext:value-type="percentage">
            <text:p>6.07%</text:p>
          </table:table-cell>
          <table:table-cell office:value-type="float" office:value="949.08" calcext:value-type="float">
            <text:p>949.08</text:p>
          </table:table-cell>
          <table:table-cell office:value-type="float" office:value="939.68" calcext:value-type="float">
            <text:p>939.68</text:p>
          </table:table-cell>
          <table:table-cell table:style-name="ce3" office:value-type="float" office:value="939.31" calcext:value-type="float">
            <text:p>939.3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5-20" calcext:value-type="date">
            <text:p>5/20/2011</text:p>
          </table:table-cell>
          <table:table-cell table:style-name="ce6" office:value-type="percentage" office:value="0.0597" calcext:value-type="percentage">
            <text:p>5.97%</text:p>
          </table:table-cell>
          <table:table-cell table:style-name="ce9" office:value-type="percentage" office:value="0.0605" calcext:value-type="percentage">
            <text:p>6.05%</text:p>
          </table:table-cell>
          <table:table-cell office:value-type="float" office:value="952.12" calcext:value-type="float">
            <text:p>952.12</text:p>
          </table:table-cell>
          <table:table-cell office:value-type="float" office:value="942.69" calcext:value-type="float">
            <text:p>942.69</text:p>
          </table:table-cell>
          <table:table-cell table:style-name="ce3" office:value-type="float" office:value="942.02" calcext:value-type="float">
            <text:p>942.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5-23" calcext:value-type="date">
            <text:p>5/23/2011</text:p>
          </table:table-cell>
          <table:table-cell table:style-name="ce6" office:value-type="percentage" office:value="0.0599" calcext:value-type="percentage">
            <text:p>5.99%</text:p>
          </table:table-cell>
          <table:table-cell table:style-name="ce9" office:value-type="percentage" office:value="0.0607" calcext:value-type="percentage">
            <text:p>6.07%</text:p>
          </table:table-cell>
          <table:table-cell office:value-type="float" office:value="950.07" calcext:value-type="float">
            <text:p>950.07</text:p>
          </table:table-cell>
          <table:table-cell office:value-type="float" office:value="940.66" calcext:value-type="float">
            <text:p>940.66</text:p>
          </table:table-cell>
          <table:table-cell table:style-name="ce3" office:value-type="float" office:value="940.3" calcext:value-type="float">
            <text:p>940.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5-24" calcext:value-type="date">
            <text:p>5/24/2011</text:p>
          </table:table-cell>
          <table:table-cell table:style-name="ce6" office:value-type="percentage" office:value="0.0599" calcext:value-type="percentage">
            <text:p>5.99%</text:p>
          </table:table-cell>
          <table:table-cell table:style-name="ce9" office:value-type="percentage" office:value="0.0607" calcext:value-type="percentage">
            <text:p>6.07%</text:p>
          </table:table-cell>
          <table:table-cell office:value-type="float" office:value="950.43" calcext:value-type="float">
            <text:p>950.43</text:p>
          </table:table-cell>
          <table:table-cell office:value-type="float" office:value="941.02" calcext:value-type="float">
            <text:p>941.02</text:p>
          </table:table-cell>
          <table:table-cell table:style-name="ce3" office:value-type="float" office:value="940.66" calcext:value-type="float">
            <text:p>940.6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5-25" calcext:value-type="date">
            <text:p>5/25/2011</text:p>
          </table:table-cell>
          <table:table-cell table:style-name="ce6" office:value-type="percentage" office:value="0.0601" calcext:value-type="percentage">
            <text:p>6.01%</text:p>
          </table:table-cell>
          <table:table-cell table:style-name="ce9" office:value-type="percentage" office:value="0.0609" calcext:value-type="percentage">
            <text:p>6.09%</text:p>
          </table:table-cell>
          <table:table-cell office:value-type="float" office:value="948.43" calcext:value-type="float">
            <text:p>948.43</text:p>
          </table:table-cell>
          <table:table-cell office:value-type="float" office:value="939.05" calcext:value-type="float">
            <text:p>939.05</text:p>
          </table:table-cell>
          <table:table-cell table:style-name="ce3" office:value-type="float" office:value="938.69" calcext:value-type="float">
            <text:p>938.6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5-26" calcext:value-type="date">
            <text:p>5/26/2011</text:p>
          </table:table-cell>
          <table:table-cell table:style-name="ce6" office:value-type="percentage" office:value="0.0603" calcext:value-type="percentage">
            <text:p>6.03%</text:p>
          </table:table-cell>
          <table:table-cell table:style-name="ce9" office:value-type="percentage" office:value="0.0611" calcext:value-type="percentage">
            <text:p>6.11%</text:p>
          </table:table-cell>
          <table:table-cell office:value-type="float" office:value="946.44" calcext:value-type="float">
            <text:p>946.44</text:p>
          </table:table-cell>
          <table:table-cell office:value-type="float" office:value="937.08" calcext:value-type="float">
            <text:p>937.08</text:p>
          </table:table-cell>
          <table:table-cell table:style-name="ce3" office:value-type="float" office:value="936.72" calcext:value-type="float">
            <text:p>936.7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5-27" calcext:value-type="date">
            <text:p>5/27/2011</text:p>
          </table:table-cell>
          <table:table-cell table:style-name="ce6" office:value-type="percentage" office:value="0.0602" calcext:value-type="percentage">
            <text:p>6.02%</text:p>
          </table:table-cell>
          <table:table-cell table:style-name="ce9" office:value-type="percentage" office:value="0.061" calcext:value-type="percentage">
            <text:p>6.10%</text:p>
          </table:table-cell>
          <table:table-cell office:value-type="float" office:value="948.27" calcext:value-type="float">
            <text:p>948.27</text:p>
          </table:table-cell>
          <table:table-cell office:value-type="float" office:value="938.89" calcext:value-type="float">
            <text:p>938.89</text:p>
          </table:table-cell>
          <table:table-cell table:style-name="ce3" office:value-type="float" office:value="938.25" calcext:value-type="float">
            <text:p>938.2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5-30" calcext:value-type="date">
            <text:p>5/30/2011</text:p>
          </table:table-cell>
          <table:table-cell table:style-name="ce6" office:value-type="percentage" office:value="0.0601" calcext:value-type="percentage">
            <text:p>6.01%</text:p>
          </table:table-cell>
          <table:table-cell table:style-name="ce9" office:value-type="percentage" office:value="0.0609" calcext:value-type="percentage">
            <text:p>6.09%</text:p>
          </table:table-cell>
          <table:table-cell office:value-type="float" office:value="949.81" calcext:value-type="float">
            <text:p>949.81</text:p>
          </table:table-cell>
          <table:table-cell office:value-type="float" office:value="940.42" calcext:value-type="float">
            <text:p>940.42</text:p>
          </table:table-cell>
          <table:table-cell table:style-name="ce3" office:value-type="float" office:value="940.06" calcext:value-type="float">
            <text:p>940.0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5-31" calcext:value-type="date">
            <text:p>5/31/2011</text:p>
          </table:table-cell>
          <table:table-cell table:style-name="ce6" office:value-type="percentage" office:value="0.0603" calcext:value-type="percentage">
            <text:p>6.03%</text:p>
          </table:table-cell>
          <table:table-cell table:style-name="ce9" office:value-type="percentage" office:value="0.0611" calcext:value-type="percentage">
            <text:p>6.11%</text:p>
          </table:table-cell>
          <table:table-cell office:value-type="float" office:value="947.82" calcext:value-type="float">
            <text:p>947.82</text:p>
          </table:table-cell>
          <table:table-cell office:value-type="float" office:value="938.45" calcext:value-type="float">
            <text:p>938.45</text:p>
          </table:table-cell>
          <table:table-cell table:style-name="ce3" office:value-type="float" office:value="938.09" calcext:value-type="float">
            <text:p>938.0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6-01" calcext:value-type="date">
            <text:p>6/1/2011</text:p>
          </table:table-cell>
          <table:table-cell table:style-name="ce6" office:value-type="percentage" office:value="0.0603" calcext:value-type="percentage">
            <text:p>6.03%</text:p>
          </table:table-cell>
          <table:table-cell table:style-name="ce9" office:value-type="percentage" office:value="0.0611" calcext:value-type="percentage">
            <text:p>6.11%</text:p>
          </table:table-cell>
          <table:table-cell office:value-type="float" office:value="948.18" calcext:value-type="float">
            <text:p>948.18</text:p>
          </table:table-cell>
          <table:table-cell office:value-type="float" office:value="938.82" calcext:value-type="float">
            <text:p>938.82</text:p>
          </table:table-cell>
          <table:table-cell table:style-name="ce3" office:value-type="float" office:value="938.45" calcext:value-type="float">
            <text:p>938.4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6-02" calcext:value-type="date">
            <text:p>6/2/2011</text:p>
          </table:table-cell>
          <table:table-cell table:style-name="ce6" office:value-type="percentage" office:value="0.0603" calcext:value-type="percentage">
            <text:p>6.03%</text:p>
          </table:table-cell>
          <table:table-cell table:style-name="ce9" office:value-type="percentage" office:value="0.0611" calcext:value-type="percentage">
            <text:p>6.11%</text:p>
          </table:table-cell>
          <table:table-cell office:value-type="float" office:value="948.54" calcext:value-type="float">
            <text:p>948.54</text:p>
          </table:table-cell>
          <table:table-cell office:value-type="float" office:value="939.18" calcext:value-type="float">
            <text:p>939.18</text:p>
          </table:table-cell>
          <table:table-cell table:style-name="ce3" office:value-type="float" office:value="938.82" calcext:value-type="float">
            <text:p>938.8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6-03" calcext:value-type="date">
            <text:p>6/3/2011</text:p>
          </table:table-cell>
          <table:table-cell table:style-name="ce6" office:value-type="percentage" office:value="0.0606" calcext:value-type="percentage">
            <text:p>6.06%</text:p>
          </table:table-cell>
          <table:table-cell table:style-name="ce9" office:value-type="percentage" office:value="0.0614" calcext:value-type="percentage">
            <text:p>6.14%</text:p>
          </table:table-cell>
          <table:table-cell office:value-type="float" office:value="945.67" calcext:value-type="float">
            <text:p>945.67</text:p>
          </table:table-cell>
          <table:table-cell office:value-type="float" office:value="936.34" calcext:value-type="float">
            <text:p>936.34</text:p>
          </table:table-cell>
          <table:table-cell table:style-name="ce3" office:value-type="float" office:value="935.69" calcext:value-type="float">
            <text:p>935.6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6-06" calcext:value-type="date">
            <text:p>6/6/2011</text:p>
          </table:table-cell>
          <table:table-cell table:style-name="ce6" office:value-type="percentage" office:value="0.0605" calcext:value-type="percentage">
            <text:p>6.05%</text:p>
          </table:table-cell>
          <table:table-cell table:style-name="ce9" office:value-type="percentage" office:value="0.0613" calcext:value-type="percentage">
            <text:p>6.13%</text:p>
          </table:table-cell>
          <table:table-cell office:value-type="float" office:value="947.21" calcext:value-type="float">
            <text:p>947.21</text:p>
          </table:table-cell>
          <table:table-cell office:value-type="float" office:value="937.86" calcext:value-type="float">
            <text:p>937.86</text:p>
          </table:table-cell>
          <table:table-cell table:style-name="ce3" office:value-type="float" office:value="937.5" calcext:value-type="float">
            <text:p>937.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6-07" calcext:value-type="date">
            <text:p>6/7/2011</text:p>
          </table:table-cell>
          <table:table-cell table:style-name="ce6" office:value-type="percentage" office:value="0.0607" calcext:value-type="percentage">
            <text:p>6.07%</text:p>
          </table:table-cell>
          <table:table-cell table:style-name="ce9" office:value-type="percentage" office:value="0.0615" calcext:value-type="percentage">
            <text:p>6.15%</text:p>
          </table:table-cell>
          <table:table-cell office:value-type="float" office:value="945.22" calcext:value-type="float">
            <text:p>945.22</text:p>
          </table:table-cell>
          <table:table-cell office:value-type="float" office:value="935.91" calcext:value-type="float">
            <text:p>935.91</text:p>
          </table:table-cell>
          <table:table-cell table:style-name="ce3" office:value-type="float" office:value="935.54" calcext:value-type="float">
            <text:p>935.5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6-08" calcext:value-type="date">
            <text:p>6/8/2011</text:p>
          </table:table-cell>
          <table:table-cell table:style-name="ce6" office:value-type="percentage" office:value="0.0606" calcext:value-type="percentage">
            <text:p>6.06%</text:p>
          </table:table-cell>
          <table:table-cell table:style-name="ce9" office:value-type="percentage" office:value="0.0614" calcext:value-type="percentage">
            <text:p>6.14%</text:p>
          </table:table-cell>
          <table:table-cell office:value-type="float" office:value="946.76" calcext:value-type="float">
            <text:p>946.76</text:p>
          </table:table-cell>
          <table:table-cell office:value-type="float" office:value="937.43" calcext:value-type="float">
            <text:p>937.43</text:p>
          </table:table-cell>
          <table:table-cell table:style-name="ce3" office:value-type="float" office:value="937.07" calcext:value-type="float">
            <text:p>937.0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6-09" calcext:value-type="date">
            <text:p>6/9/2011</text:p>
          </table:table-cell>
          <table:table-cell table:style-name="ce6" office:value-type="percentage" office:value="0.0604" calcext:value-type="percentage">
            <text:p>6.04%</text:p>
          </table:table-cell>
          <table:table-cell table:style-name="ce9" office:value-type="percentage" office:value="0.0612" calcext:value-type="percentage">
            <text:p>6.12%</text:p>
          </table:table-cell>
          <table:table-cell office:value-type="float" office:value="949.48" calcext:value-type="float">
            <text:p>949.48</text:p>
          </table:table-cell>
          <table:table-cell office:value-type="float" office:value="940.12" calcext:value-type="float">
            <text:p>940.12</text:p>
          </table:table-cell>
          <table:table-cell table:style-name="ce3" office:value-type="float" office:value="939.75" calcext:value-type="float">
            <text:p>939.7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6-10" calcext:value-type="date">
            <text:p>6/10/2011</text:p>
          </table:table-cell>
          <table:table-cell table:style-name="ce6" office:value-type="percentage" office:value="0.0603" calcext:value-type="percentage">
            <text:p>6.03%</text:p>
          </table:table-cell>
          <table:table-cell table:style-name="ce9" office:value-type="percentage" office:value="0.0611" calcext:value-type="percentage">
            <text:p>6.11%</text:p>
          </table:table-cell>
          <table:table-cell office:value-type="float" office:value="951.3" calcext:value-type="float">
            <text:p>951.30</text:p>
          </table:table-cell>
          <table:table-cell office:value-type="float" office:value="941.93" calcext:value-type="float">
            <text:p>941.93</text:p>
          </table:table-cell>
          <table:table-cell table:style-name="ce3" office:value-type="float" office:value="941.28" calcext:value-type="float">
            <text:p>941.2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6-13" calcext:value-type="date">
            <text:p>6/13/2011</text:p>
          </table:table-cell>
          <table:table-cell table:style-name="ce6" office:value-type="percentage" office:value="0.0604" calcext:value-type="percentage">
            <text:p>6.04%</text:p>
          </table:table-cell>
          <table:table-cell table:style-name="ce9" office:value-type="percentage" office:value="0.0612" calcext:value-type="percentage">
            <text:p>6.12%</text:p>
          </table:table-cell>
          <table:table-cell office:value-type="float" office:value="950.49" calcext:value-type="float">
            <text:p>950.49</text:p>
          </table:table-cell>
          <table:table-cell office:value-type="float" office:value="941.13" calcext:value-type="float">
            <text:p>941.13</text:p>
          </table:table-cell>
          <table:table-cell table:style-name="ce3" office:value-type="float" office:value="940.76" calcext:value-type="float">
            <text:p>940.7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6-14" calcext:value-type="date">
            <text:p>6/14/2011</text:p>
          </table:table-cell>
          <table:table-cell table:style-name="ce6" office:value-type="percentage" office:value="0.0603" calcext:value-type="percentage">
            <text:p>6.03%</text:p>
          </table:table-cell>
          <table:table-cell table:style-name="ce9" office:value-type="percentage" office:value="0.0611" calcext:value-type="percentage">
            <text:p>6.11%</text:p>
          </table:table-cell>
          <table:table-cell office:value-type="float" office:value="952.04" calcext:value-type="float">
            <text:p>952.04</text:p>
          </table:table-cell>
          <table:table-cell office:value-type="float" office:value="942.66" calcext:value-type="float">
            <text:p>942.66</text:p>
          </table:table-cell>
          <table:table-cell table:style-name="ce3" office:value-type="float" office:value="942.42" calcext:value-type="float">
            <text:p>942.4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6-15" calcext:value-type="date">
            <text:p>6/15/2011</text:p>
          </table:table-cell>
          <table:table-cell table:style-name="ce6" office:value-type="percentage" office:value="0.0606" calcext:value-type="percentage">
            <text:p>6.06%</text:p>
          </table:table-cell>
          <table:table-cell table:style-name="ce9" office:value-type="percentage" office:value="0.0614" calcext:value-type="percentage">
            <text:p>6.14%</text:p>
          </table:table-cell>
          <table:table-cell office:value-type="float" office:value="948.75" calcext:value-type="float">
            <text:p>948.75</text:p>
          </table:table-cell>
          <table:table-cell office:value-type="float" office:value="939.41" calcext:value-type="float">
            <text:p>939.41</text:p>
          </table:table-cell>
          <table:table-cell table:style-name="ce3" office:value-type="float" office:value="939.17" calcext:value-type="float">
            <text:p>939.1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6-16" calcext:value-type="date">
            <text:p>6/16/2011</text:p>
          </table:table-cell>
          <table:table-cell table:style-name="ce6" office:value-type="percentage" office:value="0.0605" calcext:value-type="percentage">
            <text:p>6.05%</text:p>
          </table:table-cell>
          <table:table-cell table:style-name="ce9" office:value-type="percentage" office:value="0.0613" calcext:value-type="percentage">
            <text:p>6.13%</text:p>
          </table:table-cell>
          <table:table-cell office:value-type="float" office:value="950.16" calcext:value-type="float">
            <text:p>950.16</text:p>
          </table:table-cell>
          <table:table-cell office:value-type="float" office:value="940.81" calcext:value-type="float">
            <text:p>940.81</text:p>
          </table:table-cell>
          <table:table-cell table:style-name="ce3" office:value-type="float" office:value="940.57" calcext:value-type="float">
            <text:p>940.5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6-17" calcext:value-type="date">
            <text:p>6/17/2011</text:p>
          </table:table-cell>
          <table:table-cell table:style-name="ce6" office:value-type="percentage" office:value="0.0605" calcext:value-type="percentage">
            <text:p>6.05%</text:p>
          </table:table-cell>
          <table:table-cell table:style-name="ce9" office:value-type="percentage" office:value="0.0613" calcext:value-type="percentage">
            <text:p>6.13%</text:p>
          </table:table-cell>
          <table:table-cell office:value-type="float" office:value="950.44" calcext:value-type="float">
            <text:p>950.44</text:p>
          </table:table-cell>
          <table:table-cell office:value-type="float" office:value="941.09" calcext:value-type="float">
            <text:p>941.09</text:p>
          </table:table-cell>
          <table:table-cell table:style-name="ce3" office:value-type="float" office:value="940.81" calcext:value-type="float">
            <text:p>940.8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6-20" calcext:value-type="date">
            <text:p>6/20/2011</text:p>
          </table:table-cell>
          <table:table-cell table:style-name="ce6" office:value-type="percentage" office:value="0.0605" calcext:value-type="percentage">
            <text:p>6.05%</text:p>
          </table:table-cell>
          <table:table-cell table:style-name="ce9" office:value-type="percentage" office:value="0.0613" calcext:value-type="percentage">
            <text:p>6.13%</text:p>
          </table:table-cell>
          <table:table-cell office:value-type="float" office:value="950.68" calcext:value-type="float">
            <text:p>950.68</text:p>
          </table:table-cell>
          <table:table-cell office:value-type="float" office:value="941.33" calcext:value-type="float">
            <text:p>941.33</text:p>
          </table:table-cell>
          <table:table-cell table:style-name="ce3" office:value-type="float" office:value="941.09" calcext:value-type="float">
            <text:p>941.0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6-21" calcext:value-type="date">
            <text:p>6/21/2011</text:p>
          </table:table-cell>
          <table:table-cell table:style-name="ce6" office:value-type="percentage" office:value="0.0605" calcext:value-type="percentage">
            <text:p>6.05%</text:p>
          </table:table-cell>
          <table:table-cell table:style-name="ce9" office:value-type="percentage" office:value="0.0613" calcext:value-type="percentage">
            <text:p>6.13%</text:p>
          </table:table-cell>
          <table:table-cell office:value-type="float" office:value="950.92" calcext:value-type="float">
            <text:p>950.92</text:p>
          </table:table-cell>
          <table:table-cell office:value-type="float" office:value="941.57" calcext:value-type="float">
            <text:p>941.57</text:p>
          </table:table-cell>
          <table:table-cell table:style-name="ce3" office:value-type="float" office:value="941.33" calcext:value-type="float">
            <text:p>941.3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6-22" calcext:value-type="date">
            <text:p>6/22/2011</text:p>
          </table:table-cell>
          <table:table-cell table:style-name="ce6" office:value-type="percentage" office:value="0.0606" calcext:value-type="percentage">
            <text:p>6.06%</text:p>
          </table:table-cell>
          <table:table-cell table:style-name="ce9" office:value-type="percentage" office:value="0.0614" calcext:value-type="percentage">
            <text:p>6.14%</text:p>
          </table:table-cell>
          <table:table-cell office:value-type="float" office:value="950.04" calcext:value-type="float">
            <text:p>950.04</text:p>
          </table:table-cell>
          <table:table-cell office:value-type="float" office:value="940.7" calcext:value-type="float">
            <text:p>940.70</text:p>
          </table:table-cell>
          <table:table-cell table:style-name="ce3" office:value-type="float" office:value="940.43" calcext:value-type="float">
            <text:p>940.4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6-24" calcext:value-type="date">
            <text:p>6/24/2011</text:p>
          </table:table-cell>
          <table:table-cell table:style-name="ce6" office:value-type="percentage" office:value="0.0607" calcext:value-type="percentage">
            <text:p>6.07%</text:p>
          </table:table-cell>
          <table:table-cell table:style-name="ce9" office:value-type="percentage" office:value="0.0615" calcext:value-type="percentage">
            <text:p>6.15%</text:p>
          </table:table-cell>
          <table:table-cell office:value-type="float" office:value="949.15" calcext:value-type="float">
            <text:p>949.15</text:p>
          </table:table-cell>
          <table:table-cell office:value-type="float" office:value="939.83" calcext:value-type="float">
            <text:p>939.83</text:p>
          </table:table-cell>
          <table:table-cell table:style-name="ce3" office:value-type="float" office:value="939.54" calcext:value-type="float">
            <text:p>939.5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6-27" calcext:value-type="date">
            <text:p>6/27/2011</text:p>
          </table:table-cell>
          <table:table-cell table:style-name="ce6" office:value-type="percentage" office:value="0.0607" calcext:value-type="percentage">
            <text:p>6.07%</text:p>
          </table:table-cell>
          <table:table-cell table:style-name="ce9" office:value-type="percentage" office:value="0.0615" calcext:value-type="percentage">
            <text:p>6.15%</text:p>
          </table:table-cell>
          <table:table-cell office:value-type="float" office:value="949.4" calcext:value-type="float">
            <text:p>949.40</text:p>
          </table:table-cell>
          <table:table-cell office:value-type="float" office:value="940.07" calcext:value-type="float">
            <text:p>940.07</text:p>
          </table:table-cell>
          <table:table-cell table:style-name="ce3" office:value-type="float" office:value="939.83" calcext:value-type="float">
            <text:p>939.8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6-28" calcext:value-type="date">
            <text:p>6/28/2011</text:p>
          </table:table-cell>
          <table:table-cell table:style-name="ce6" office:value-type="percentage" office:value="0.0611" calcext:value-type="percentage">
            <text:p>6.11%</text:p>
          </table:table-cell>
          <table:table-cell table:style-name="ce9" office:value-type="percentage" office:value="0.0619" calcext:value-type="percentage">
            <text:p>6.19%</text:p>
          </table:table-cell>
          <table:table-cell office:value-type="float" office:value="944.97" calcext:value-type="float">
            <text:p>944.97</text:p>
          </table:table-cell>
          <table:table-cell office:value-type="float" office:value="935.69" calcext:value-type="float">
            <text:p>935.69</text:p>
          </table:table-cell>
          <table:table-cell table:style-name="ce3" office:value-type="float" office:value="935.45" calcext:value-type="float">
            <text:p>935.4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6-29" calcext:value-type="date">
            <text:p>6/29/2011</text:p>
          </table:table-cell>
          <table:table-cell table:style-name="ce6" office:value-type="percentage" office:value="0.0622" calcext:value-type="percentage">
            <text:p>6.22%</text:p>
          </table:table-cell>
          <table:table-cell table:style-name="ce9" office:value-type="percentage" office:value="0.063" calcext:value-type="percentage">
            <text:p>6.30%</text:p>
          </table:table-cell>
          <table:table-cell office:value-type="float" office:value="932.48" calcext:value-type="float">
            <text:p>932.48</text:p>
          </table:table-cell>
          <table:table-cell office:value-type="float" office:value="923.35" calcext:value-type="float">
            <text:p>923.35</text:p>
          </table:table-cell>
          <table:table-cell table:style-name="ce3" office:value-type="float" office:value="923.1" calcext:value-type="float">
            <text:p>923.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6-30" calcext:value-type="date">
            <text:p>6/30/2011</text:p>
          </table:table-cell>
          <table:table-cell table:style-name="ce6" office:value-type="percentage" office:value="0.0617" calcext:value-type="percentage">
            <text:p>6.17%</text:p>
          </table:table-cell>
          <table:table-cell table:style-name="ce9" office:value-type="percentage" office:value="0.0625" calcext:value-type="percentage">
            <text:p>6.25%</text:p>
          </table:table-cell>
          <table:table-cell office:value-type="float" office:value="938.49" calcext:value-type="float">
            <text:p>938.49</text:p>
          </table:table-cell>
          <table:table-cell office:value-type="float" office:value="929.29" calcext:value-type="float">
            <text:p>929.29</text:p>
          </table:table-cell>
          <table:table-cell table:style-name="ce3" office:value-type="float" office:value="929.05" calcext:value-type="float">
            <text:p>929.0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7-01" calcext:value-type="date">
            <text:p>7/1/2011</text:p>
          </table:table-cell>
          <table:table-cell table:style-name="ce6" office:value-type="percentage" office:value="0.0618" calcext:value-type="percentage">
            <text:p>6.18%</text:p>
          </table:table-cell>
          <table:table-cell table:style-name="ce9" office:value-type="percentage" office:value="0.0626" calcext:value-type="percentage">
            <text:p>6.26%</text:p>
          </table:table-cell>
          <table:table-cell office:value-type="float" office:value="937.62" calcext:value-type="float">
            <text:p>937.62</text:p>
          </table:table-cell>
          <table:table-cell office:value-type="float" office:value="928.44" calcext:value-type="float">
            <text:p>928.44</text:p>
          </table:table-cell>
          <table:table-cell table:style-name="ce3" office:value-type="float" office:value="928.15" calcext:value-type="float">
            <text:p>928.1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7-04" calcext:value-type="date">
            <text:p>7/4/2011</text:p>
          </table:table-cell>
          <table:table-cell table:style-name="ce6" office:value-type="percentage" office:value="0.0618" calcext:value-type="percentage">
            <text:p>6.18%</text:p>
          </table:table-cell>
          <table:table-cell table:style-name="ce9" office:value-type="percentage" office:value="0.0626" calcext:value-type="percentage">
            <text:p>6.26%</text:p>
          </table:table-cell>
          <table:table-cell office:value-type="float" office:value="937.87" calcext:value-type="float">
            <text:p>937.87</text:p>
          </table:table-cell>
          <table:table-cell office:value-type="float" office:value="928.68" calcext:value-type="float">
            <text:p>928.68</text:p>
          </table:table-cell>
          <table:table-cell table:style-name="ce3" office:value-type="float" office:value="928.44" calcext:value-type="float">
            <text:p>928.4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7-05" calcext:value-type="date">
            <text:p>7/5/2011</text:p>
          </table:table-cell>
          <table:table-cell table:style-name="ce6" office:value-type="percentage" office:value="0.0617" calcext:value-type="percentage">
            <text:p>6.17%</text:p>
          </table:table-cell>
          <table:table-cell table:style-name="ce9" office:value-type="percentage" office:value="0.0625" calcext:value-type="percentage">
            <text:p>6.25%</text:p>
          </table:table-cell>
          <table:table-cell office:value-type="float" office:value="939.27" calcext:value-type="float">
            <text:p>939.27</text:p>
          </table:table-cell>
          <table:table-cell office:value-type="float" office:value="930.07" calcext:value-type="float">
            <text:p>930.07</text:p>
          </table:table-cell>
          <table:table-cell table:style-name="ce3" office:value-type="float" office:value="929.83" calcext:value-type="float">
            <text:p>929.8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7-06" calcext:value-type="date">
            <text:p>7/6/2011</text:p>
          </table:table-cell>
          <table:table-cell table:style-name="ce6" office:value-type="percentage" office:value="0.0618" calcext:value-type="percentage">
            <text:p>6.18%</text:p>
          </table:table-cell>
          <table:table-cell table:style-name="ce9" office:value-type="percentage" office:value="0.0626" calcext:value-type="percentage">
            <text:p>6.26%</text:p>
          </table:table-cell>
          <table:table-cell office:value-type="float" office:value="938.36" calcext:value-type="float">
            <text:p>938.36</text:p>
          </table:table-cell>
          <table:table-cell office:value-type="float" office:value="929.17" calcext:value-type="float">
            <text:p>929.17</text:p>
          </table:table-cell>
          <table:table-cell table:style-name="ce3" office:value-type="float" office:value="928.93" calcext:value-type="float">
            <text:p>928.9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7-07" calcext:value-type="date">
            <text:p>7/7/2011</text:p>
          </table:table-cell>
          <table:table-cell table:style-name="ce6" office:value-type="percentage" office:value="0.0618" calcext:value-type="percentage">
            <text:p>6.18%</text:p>
          </table:table-cell>
          <table:table-cell table:style-name="ce9" office:value-type="percentage" office:value="0.0626" calcext:value-type="percentage">
            <text:p>6.26%</text:p>
          </table:table-cell>
          <table:table-cell office:value-type="float" office:value="939.18" calcext:value-type="float">
            <text:p>939.18</text:p>
          </table:table-cell>
          <table:table-cell office:value-type="float" office:value="929.99" calcext:value-type="float">
            <text:p>929.99</text:p>
          </table:table-cell>
          <table:table-cell table:style-name="ce3" office:value-type="float" office:value="929.72" calcext:value-type="float">
            <text:p>929.7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7-08" calcext:value-type="date">
            <text:p>7/8/2011</text:p>
          </table:table-cell>
          <table:table-cell table:style-name="ce6" office:value-type="percentage" office:value="0.0619" calcext:value-type="percentage">
            <text:p>6.19%</text:p>
          </table:table-cell>
          <table:table-cell table:style-name="ce9" office:value-type="percentage" office:value="0.0627" calcext:value-type="percentage">
            <text:p>6.27%</text:p>
          </table:table-cell>
          <table:table-cell office:value-type="float" office:value="938.39" calcext:value-type="float">
            <text:p>938.39</text:p>
          </table:table-cell>
          <table:table-cell office:value-type="float" office:value="929.21" calcext:value-type="float">
            <text:p>929.21</text:p>
          </table:table-cell>
          <table:table-cell table:style-name="ce3" office:value-type="float" office:value="928.85" calcext:value-type="float">
            <text:p>928.8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7-11" calcext:value-type="date">
            <text:p>7/11/2011</text:p>
          </table:table-cell>
          <table:table-cell table:style-name="ce6" office:value-type="percentage" office:value="0.062" calcext:value-type="percentage">
            <text:p>6.20%</text:p>
          </table:table-cell>
          <table:table-cell table:style-name="ce9" office:value-type="percentage" office:value="0.0628" calcext:value-type="percentage">
            <text:p>6.28%</text:p>
          </table:table-cell>
          <table:table-cell office:value-type="float" office:value="937.51" calcext:value-type="float">
            <text:p>937.51</text:p>
          </table:table-cell>
          <table:table-cell office:value-type="float" office:value="928.34" calcext:value-type="float">
            <text:p>928.34</text:p>
          </table:table-cell>
          <table:table-cell table:style-name="ce3" office:value-type="float" office:value="928.07" calcext:value-type="float">
            <text:p>928.0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7-12" calcext:value-type="date">
            <text:p>7/12/2011</text:p>
          </table:table-cell>
          <table:table-cell table:style-name="ce6" office:value-type="percentage" office:value="0.0621" calcext:value-type="percentage">
            <text:p>6.21%</text:p>
          </table:table-cell>
          <table:table-cell table:style-name="ce9" office:value-type="percentage" office:value="0.0629" calcext:value-type="percentage">
            <text:p>6.29%</text:p>
          </table:table-cell>
          <table:table-cell office:value-type="float" office:value="936.63" calcext:value-type="float">
            <text:p>936.63</text:p>
          </table:table-cell>
          <table:table-cell office:value-type="float" office:value="927.47" calcext:value-type="float">
            <text:p>927.47</text:p>
          </table:table-cell>
          <table:table-cell table:style-name="ce3" office:value-type="float" office:value="927.2" calcext:value-type="float">
            <text:p>927.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7-13" calcext:value-type="date">
            <text:p>7/13/2011</text:p>
          </table:table-cell>
          <table:table-cell table:style-name="ce6" office:value-type="percentage" office:value="0.0623" calcext:value-type="percentage">
            <text:p>6.23%</text:p>
          </table:table-cell>
          <table:table-cell table:style-name="ce9" office:value-type="percentage" office:value="0.0631" calcext:value-type="percentage">
            <text:p>6.31%</text:p>
          </table:table-cell>
          <table:table-cell office:value-type="float" office:value="934.6" calcext:value-type="float">
            <text:p>934.60</text:p>
          </table:table-cell>
          <table:table-cell office:value-type="float" office:value="925.47" calcext:value-type="float">
            <text:p>925.47</text:p>
          </table:table-cell>
          <table:table-cell table:style-name="ce3" office:value-type="float" office:value="925.2" calcext:value-type="float">
            <text:p>925.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7-14" calcext:value-type="date">
            <text:p>7/14/2011</text:p>
          </table:table-cell>
          <table:table-cell table:style-name="ce6" office:value-type="percentage" office:value="0.0622" calcext:value-type="percentage">
            <text:p>6.22%</text:p>
          </table:table-cell>
          <table:table-cell table:style-name="ce9" office:value-type="percentage" office:value="0.063" calcext:value-type="percentage">
            <text:p>6.30%</text:p>
          </table:table-cell>
          <table:table-cell office:value-type="float" office:value="936.02" calcext:value-type="float">
            <text:p>936.02</text:p>
          </table:table-cell>
          <table:table-cell office:value-type="float" office:value="926.87" calcext:value-type="float">
            <text:p>926.87</text:p>
          </table:table-cell>
          <table:table-cell table:style-name="ce3" office:value-type="float" office:value="926.58" calcext:value-type="float">
            <text:p>926.5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7-15" calcext:value-type="date">
            <text:p>7/15/2011</text:p>
          </table:table-cell>
          <table:table-cell table:style-name="ce6" office:value-type="percentage" office:value="0.0621" calcext:value-type="percentage">
            <text:p>6.21%</text:p>
          </table:table-cell>
          <table:table-cell table:style-name="ce9" office:value-type="percentage" office:value="0.0629" calcext:value-type="percentage">
            <text:p>6.29%</text:p>
          </table:table-cell>
          <table:table-cell office:value-type="float" office:value="937.59" calcext:value-type="float">
            <text:p>937.59</text:p>
          </table:table-cell>
          <table:table-cell office:value-type="float" office:value="928.43" calcext:value-type="float">
            <text:p>928.43</text:p>
          </table:table-cell>
          <table:table-cell table:style-name="ce3" office:value-type="float" office:value="928.01" calcext:value-type="float">
            <text:p>928.0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7-18" calcext:value-type="date">
            <text:p>7/18/2011</text:p>
          </table:table-cell>
          <table:table-cell table:style-name="ce6" office:value-type="percentage" office:value="0.062" calcext:value-type="percentage">
            <text:p>6.20%</text:p>
          </table:table-cell>
          <table:table-cell table:style-name="ce9" office:value-type="percentage" office:value="0.0628" calcext:value-type="percentage">
            <text:p>6.28%</text:p>
          </table:table-cell>
          <table:table-cell office:value-type="float" office:value="939.03" calcext:value-type="float">
            <text:p>939.03</text:p>
          </table:table-cell>
          <table:table-cell office:value-type="float" office:value="929.86" calcext:value-type="float">
            <text:p>929.86</text:p>
          </table:table-cell>
          <table:table-cell table:style-name="ce3" office:value-type="float" office:value="929.57" calcext:value-type="float">
            <text:p>929.5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7-19" calcext:value-type="date">
            <text:p>7/19/2011</text:p>
          </table:table-cell>
          <table:table-cell table:style-name="ce6" office:value-type="percentage" office:value="0.0621" calcext:value-type="percentage">
            <text:p>6.21%</text:p>
          </table:table-cell>
          <table:table-cell table:style-name="ce9" office:value-type="percentage" office:value="0.0629" calcext:value-type="percentage">
            <text:p>6.29%</text:p>
          </table:table-cell>
          <table:table-cell office:value-type="float" office:value="938.17" calcext:value-type="float">
            <text:p>938.17</text:p>
          </table:table-cell>
          <table:table-cell office:value-type="float" office:value="929.02" calcext:value-type="float">
            <text:p>929.02</text:p>
          </table:table-cell>
          <table:table-cell table:style-name="ce3" office:value-type="float" office:value="928.72" calcext:value-type="float">
            <text:p>928.7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7-20" calcext:value-type="date">
            <text:p>7/20/2011</text:p>
          </table:table-cell>
          <table:table-cell table:style-name="ce6" office:value-type="percentage" office:value="0.0621" calcext:value-type="percentage">
            <text:p>6.21%</text:p>
          </table:table-cell>
          <table:table-cell table:style-name="ce9" office:value-type="percentage" office:value="0.0629" calcext:value-type="percentage">
            <text:p>6.29%</text:p>
          </table:table-cell>
          <table:table-cell office:value-type="float" office:value="938.46" calcext:value-type="float">
            <text:p>938.46</text:p>
          </table:table-cell>
          <table:table-cell office:value-type="float" office:value="929.31" calcext:value-type="float">
            <text:p>929.31</text:p>
          </table:table-cell>
          <table:table-cell table:style-name="ce3" office:value-type="float" office:value="929.02" calcext:value-type="float">
            <text:p>929.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7-21" calcext:value-type="date">
            <text:p>7/21/2011</text:p>
          </table:table-cell>
          <table:table-cell table:style-name="ce6" office:value-type="percentage" office:value="0.0621" calcext:value-type="percentage">
            <text:p>6.21%</text:p>
          </table:table-cell>
          <table:table-cell table:style-name="ce9" office:value-type="percentage" office:value="0.0629" calcext:value-type="percentage">
            <text:p>6.29%</text:p>
          </table:table-cell>
          <table:table-cell office:value-type="float" office:value="938.69" calcext:value-type="float">
            <text:p>938.69</text:p>
          </table:table-cell>
          <table:table-cell office:value-type="float" office:value="929.53" calcext:value-type="float">
            <text:p>929.53</text:p>
          </table:table-cell>
          <table:table-cell table:style-name="ce3" office:value-type="float" office:value="929.25" calcext:value-type="float">
            <text:p>929.2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7-22" calcext:value-type="date">
            <text:p>7/22/2011</text:p>
          </table:table-cell>
          <table:table-cell table:style-name="ce6" office:value-type="percentage" office:value="0.062" calcext:value-type="percentage">
            <text:p>6.20%</text:p>
          </table:table-cell>
          <table:table-cell table:style-name="ce9" office:value-type="percentage" office:value="0.0628" calcext:value-type="percentage">
            <text:p>6.28%</text:p>
          </table:table-cell>
          <table:table-cell office:value-type="float" office:value="940.24" calcext:value-type="float">
            <text:p>940.24</text:p>
          </table:table-cell>
          <table:table-cell office:value-type="float" office:value="931.07" calcext:value-type="float">
            <text:p>931.07</text:p>
          </table:table-cell>
          <table:table-cell table:style-name="ce3" office:value-type="float" office:value="930.67" calcext:value-type="float">
            <text:p>930.6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7-25" calcext:value-type="date">
            <text:p>7/25/2011</text:p>
          </table:table-cell>
          <table:table-cell table:style-name="ce6" office:value-type="percentage" office:value="0.062" calcext:value-type="percentage">
            <text:p>6.20%</text:p>
          </table:table-cell>
          <table:table-cell table:style-name="ce9" office:value-type="percentage" office:value="0.0628" calcext:value-type="percentage">
            <text:p>6.28%</text:p>
          </table:table-cell>
          <table:table-cell office:value-type="float" office:value="940.52" calcext:value-type="float">
            <text:p>940.52</text:p>
          </table:table-cell>
          <table:table-cell office:value-type="float" office:value="931.35" calcext:value-type="float">
            <text:p>931.35</text:p>
          </table:table-cell>
          <table:table-cell table:style-name="ce3" office:value-type="float" office:value="931.07" calcext:value-type="float">
            <text:p>931.0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7-26" calcext:value-type="date">
            <text:p>7/26/2011</text:p>
          </table:table-cell>
          <table:table-cell table:style-name="ce6" office:value-type="percentage" office:value="0.0622" calcext:value-type="percentage">
            <text:p>6.22%</text:p>
          </table:table-cell>
          <table:table-cell table:style-name="ce9" office:value-type="percentage" office:value="0.063" calcext:value-type="percentage">
            <text:p>6.30%</text:p>
          </table:table-cell>
          <table:table-cell office:value-type="float" office:value="938.5" calcext:value-type="float">
            <text:p>938.50</text:p>
          </table:table-cell>
          <table:table-cell office:value-type="float" office:value="929.36" calcext:value-type="float">
            <text:p>929.36</text:p>
          </table:table-cell>
          <table:table-cell table:style-name="ce3" office:value-type="float" office:value="929.07" calcext:value-type="float">
            <text:p>929.0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7-27" calcext:value-type="date">
            <text:p>7/27/2011</text:p>
          </table:table-cell>
          <table:table-cell table:style-name="ce6" office:value-type="percentage" office:value="0.0622" calcext:value-type="percentage">
            <text:p>6.22%</text:p>
          </table:table-cell>
          <table:table-cell table:style-name="ce9" office:value-type="percentage" office:value="0.063" calcext:value-type="percentage">
            <text:p>6.30%</text:p>
          </table:table-cell>
          <table:table-cell office:value-type="float" office:value="938.78" calcext:value-type="float">
            <text:p>938.78</text:p>
          </table:table-cell>
          <table:table-cell office:value-type="float" office:value="929.64" calcext:value-type="float">
            <text:p>929.64</text:p>
          </table:table-cell>
          <table:table-cell table:style-name="ce3" office:value-type="float" office:value="929.36" calcext:value-type="float">
            <text:p>929.3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7-28" calcext:value-type="date">
            <text:p>7/28/2011</text:p>
          </table:table-cell>
          <table:table-cell table:style-name="ce6" office:value-type="percentage" office:value="0.0622" calcext:value-type="percentage">
            <text:p>6.22%</text:p>
          </table:table-cell>
          <table:table-cell table:style-name="ce9" office:value-type="percentage" office:value="0.063" calcext:value-type="percentage">
            <text:p>6.30%</text:p>
          </table:table-cell>
          <table:table-cell office:value-type="float" office:value="939.07" calcext:value-type="float">
            <text:p>939.07</text:p>
          </table:table-cell>
          <table:table-cell office:value-type="float" office:value="929.92" calcext:value-type="float">
            <text:p>929.92</text:p>
          </table:table-cell>
          <table:table-cell table:style-name="ce3" office:value-type="float" office:value="929.64" calcext:value-type="float">
            <text:p>929.6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7-29" calcext:value-type="date">
            <text:p>7/29/2011</text:p>
          </table:table-cell>
          <table:table-cell table:style-name="ce6" office:value-type="percentage" office:value="0.0622" calcext:value-type="percentage">
            <text:p>6.22%</text:p>
          </table:table-cell>
          <table:table-cell table:style-name="ce9" office:value-type="percentage" office:value="0.063" calcext:value-type="percentage">
            <text:p>6.30%</text:p>
          </table:table-cell>
          <table:table-cell office:value-type="float" office:value="939.46" calcext:value-type="float">
            <text:p>939.46</text:p>
          </table:table-cell>
          <table:table-cell office:value-type="float" office:value="930.32" calcext:value-type="float">
            <text:p>930.32</text:p>
          </table:table-cell>
          <table:table-cell table:style-name="ce3" office:value-type="float" office:value="929.92" calcext:value-type="float">
            <text:p>929.9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8-01" calcext:value-type="date">
            <text:p>8/1/2011</text:p>
          </table:table-cell>
          <table:table-cell table:style-name="ce6" office:value-type="percentage" office:value="0.0621" calcext:value-type="percentage">
            <text:p>6.21%</text:p>
          </table:table-cell>
          <table:table-cell table:style-name="ce9" office:value-type="percentage" office:value="0.0629" calcext:value-type="percentage">
            <text:p>6.29%</text:p>
          </table:table-cell>
          <table:table-cell office:value-type="float" office:value="940.9" calcext:value-type="float">
            <text:p>940.90</text:p>
          </table:table-cell>
          <table:table-cell office:value-type="float" office:value="931.74" calcext:value-type="float">
            <text:p>931.74</text:p>
          </table:table-cell>
          <table:table-cell table:style-name="ce3" office:value-type="float" office:value="931.45" calcext:value-type="float">
            <text:p>931.4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8-02" calcext:value-type="date">
            <text:p>8/2/2011</text:p>
          </table:table-cell>
          <table:table-cell table:style-name="ce6" office:value-type="percentage" office:value="0.0622" calcext:value-type="percentage">
            <text:p>6.22%</text:p>
          </table:table-cell>
          <table:table-cell table:style-name="ce9" office:value-type="percentage" office:value="0.063" calcext:value-type="percentage">
            <text:p>6.30%</text:p>
          </table:table-cell>
          <table:table-cell office:value-type="float" office:value="940.03" calcext:value-type="float">
            <text:p>940.03</text:p>
          </table:table-cell>
          <table:table-cell office:value-type="float" office:value="930.88" calcext:value-type="float">
            <text:p>930.88</text:p>
          </table:table-cell>
          <table:table-cell table:style-name="ce3" office:value-type="float" office:value="930.6" calcext:value-type="float">
            <text:p>930.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8-03" calcext:value-type="date">
            <text:p>8/3/2011</text:p>
          </table:table-cell>
          <table:table-cell table:style-name="ce6" office:value-type="percentage" office:value="0.0622" calcext:value-type="percentage">
            <text:p>6.22%</text:p>
          </table:table-cell>
          <table:table-cell table:style-name="ce9" office:value-type="percentage" office:value="0.063" calcext:value-type="percentage">
            <text:p>6.30%</text:p>
          </table:table-cell>
          <table:table-cell office:value-type="float" office:value="940.31" calcext:value-type="float">
            <text:p>940.31</text:p>
          </table:table-cell>
          <table:table-cell office:value-type="float" office:value="931.16" calcext:value-type="float">
            <text:p>931.16</text:p>
          </table:table-cell>
          <table:table-cell table:style-name="ce3" office:value-type="float" office:value="930.88" calcext:value-type="float">
            <text:p>930.8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8-04" calcext:value-type="date">
            <text:p>8/4/2011</text:p>
          </table:table-cell>
          <table:table-cell table:style-name="ce6" office:value-type="percentage" office:value="0.0623" calcext:value-type="percentage">
            <text:p>6.23%</text:p>
          </table:table-cell>
          <table:table-cell table:style-name="ce9" office:value-type="percentage" office:value="0.0631" calcext:value-type="percentage">
            <text:p>6.31%</text:p>
          </table:table-cell>
          <table:table-cell office:value-type="float" office:value="939.45" calcext:value-type="float">
            <text:p>939.45</text:p>
          </table:table-cell>
          <table:table-cell office:value-type="float" office:value="930.31" calcext:value-type="float">
            <text:p>930.31</text:p>
          </table:table-cell>
          <table:table-cell table:style-name="ce3" office:value-type="float" office:value="930.03" calcext:value-type="float">
            <text:p>930.0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8-05" calcext:value-type="date">
            <text:p>8/5/2011</text:p>
          </table:table-cell>
          <table:table-cell table:style-name="ce6" office:value-type="percentage" office:value="0.0624" calcext:value-type="percentage">
            <text:p>6.24%</text:p>
          </table:table-cell>
          <table:table-cell table:style-name="ce9" office:value-type="percentage" office:value="0.0632" calcext:value-type="percentage">
            <text:p>6.32%</text:p>
          </table:table-cell>
          <table:table-cell office:value-type="float" office:value="938.48" calcext:value-type="float">
            <text:p>938.48</text:p>
          </table:table-cell>
          <table:table-cell office:value-type="float" office:value="929.36" calcext:value-type="float">
            <text:p>929.36</text:p>
          </table:table-cell>
          <table:table-cell table:style-name="ce3" office:value-type="float" office:value="928.99" calcext:value-type="float">
            <text:p>928.9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8-08" calcext:value-type="date">
            <text:p>8/8/2011</text:p>
          </table:table-cell>
          <table:table-cell table:style-name="ce6" office:value-type="percentage" office:value="0.0626" calcext:value-type="percentage">
            <text:p>6.26%</text:p>
          </table:table-cell>
          <table:table-cell table:style-name="ce9" office:value-type="percentage" office:value="0.0634" calcext:value-type="percentage">
            <text:p>6.34%</text:p>
          </table:table-cell>
          <table:table-cell office:value-type="float" office:value="936.46" calcext:value-type="float">
            <text:p>936.46</text:p>
          </table:table-cell>
          <table:table-cell office:value-type="float" office:value="927.36" calcext:value-type="float">
            <text:p>927.36</text:p>
          </table:table-cell>
          <table:table-cell table:style-name="ce3" office:value-type="float" office:value="927.09" calcext:value-type="float">
            <text:p>927.0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8-09" calcext:value-type="date">
            <text:p>8/9/2011</text:p>
          </table:table-cell>
          <table:table-cell table:style-name="ce6" office:value-type="percentage" office:value="0.0627" calcext:value-type="percentage">
            <text:p>6.27%</text:p>
          </table:table-cell>
          <table:table-cell table:style-name="ce9" office:value-type="percentage" office:value="0.0635" calcext:value-type="percentage">
            <text:p>6.35%</text:p>
          </table:table-cell>
          <table:table-cell office:value-type="float" office:value="935.6" calcext:value-type="float">
            <text:p>935.60</text:p>
          </table:table-cell>
          <table:table-cell office:value-type="float" office:value="926.51" calcext:value-type="float">
            <text:p>926.51</text:p>
          </table:table-cell>
          <table:table-cell table:style-name="ce3" office:value-type="float" office:value="926.23" calcext:value-type="float">
            <text:p>926.2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8-10" calcext:value-type="date">
            <text:p>8/10/2011</text:p>
          </table:table-cell>
          <table:table-cell table:style-name="ce6" office:value-type="percentage" office:value="0.0626" calcext:value-type="percentage">
            <text:p>6.26%</text:p>
          </table:table-cell>
          <table:table-cell table:style-name="ce9" office:value-type="percentage" office:value="0.0634" calcext:value-type="percentage">
            <text:p>6.34%</text:p>
          </table:table-cell>
          <table:table-cell office:value-type="float" office:value="937.01" calcext:value-type="float">
            <text:p>937.01</text:p>
          </table:table-cell>
          <table:table-cell office:value-type="float" office:value="927.91" calcext:value-type="float">
            <text:p>927.91</text:p>
          </table:table-cell>
          <table:table-cell table:style-name="ce3" office:value-type="float" office:value="927.64" calcext:value-type="float">
            <text:p>927.6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8-11" calcext:value-type="date">
            <text:p>8/11/2011</text:p>
          </table:table-cell>
          <table:table-cell table:style-name="ce6" office:value-type="percentage" office:value="0.0627" calcext:value-type="percentage">
            <text:p>6.27%</text:p>
          </table:table-cell>
          <table:table-cell table:style-name="ce9" office:value-type="percentage" office:value="0.0635" calcext:value-type="percentage">
            <text:p>6.35%</text:p>
          </table:table-cell>
          <table:table-cell office:value-type="float" office:value="936.14" calcext:value-type="float">
            <text:p>936.14</text:p>
          </table:table-cell>
          <table:table-cell office:value-type="float" office:value="927.06" calcext:value-type="float">
            <text:p>927.06</text:p>
          </table:table-cell>
          <table:table-cell table:style-name="ce3" office:value-type="float" office:value="926.78" calcext:value-type="float">
            <text:p>926.7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8-12" calcext:value-type="date">
            <text:p>8/12/2011</text:p>
          </table:table-cell>
          <table:table-cell table:style-name="ce6" office:value-type="percentage" office:value="0.0629" calcext:value-type="percentage">
            <text:p>6.29%</text:p>
          </table:table-cell>
          <table:table-cell table:style-name="ce9" office:value-type="percentage" office:value="0.0637" calcext:value-type="percentage">
            <text:p>6.37%</text:p>
          </table:table-cell>
          <table:table-cell office:value-type="float" office:value="934.23" calcext:value-type="float">
            <text:p>934.23</text:p>
          </table:table-cell>
          <table:table-cell office:value-type="float" office:value="925.17" calcext:value-type="float">
            <text:p>925.17</text:p>
          </table:table-cell>
          <table:table-cell table:style-name="ce3" office:value-type="float" office:value="924.69" calcext:value-type="float">
            <text:p>924.6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8-15" calcext:value-type="date">
            <text:p>8/15/2011</text:p>
          </table:table-cell>
          <table:table-cell table:style-name="ce6" office:value-type="percentage" office:value="0.0627" calcext:value-type="percentage">
            <text:p>6.27%</text:p>
          </table:table-cell>
          <table:table-cell table:style-name="ce9" office:value-type="percentage" office:value="0.0635" calcext:value-type="percentage">
            <text:p>6.35%</text:p>
          </table:table-cell>
          <table:table-cell office:value-type="float" office:value="936.83" calcext:value-type="float">
            <text:p>936.83</text:p>
          </table:table-cell>
          <table:table-cell office:value-type="float" office:value="927.74" calcext:value-type="float">
            <text:p>927.74</text:p>
          </table:table-cell>
          <table:table-cell table:style-name="ce3" office:value-type="float" office:value="927.43" calcext:value-type="float">
            <text:p>927.4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8-16" calcext:value-type="date">
            <text:p>8/16/2011</text:p>
          </table:table-cell>
          <table:table-cell table:style-name="ce6" office:value-type="percentage" office:value="0.0623" calcext:value-type="percentage">
            <text:p>6.23%</text:p>
          </table:table-cell>
          <table:table-cell table:style-name="ce9" office:value-type="percentage" office:value="0.0631" calcext:value-type="percentage">
            <text:p>6.31%</text:p>
          </table:table-cell>
          <table:table-cell office:value-type="float" office:value="941.72" calcext:value-type="float">
            <text:p>941.72</text:p>
          </table:table-cell>
          <table:table-cell office:value-type="float" office:value="932.58" calcext:value-type="float">
            <text:p>932.58</text:p>
          </table:table-cell>
          <table:table-cell table:style-name="ce3" office:value-type="float" office:value="932.27" calcext:value-type="float">
            <text:p>932.2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8-17" calcext:value-type="date">
            <text:p>8/17/2011</text:p>
          </table:table-cell>
          <table:table-cell table:style-name="ce6" office:value-type="percentage" office:value="0.0617" calcext:value-type="percentage">
            <text:p>6.17%</text:p>
          </table:table-cell>
          <table:table-cell table:style-name="ce9" office:value-type="percentage" office:value="0.0625" calcext:value-type="percentage">
            <text:p>6.25%</text:p>
          </table:table-cell>
          <table:table-cell office:value-type="float" office:value="948.94" calcext:value-type="float">
            <text:p>948.94</text:p>
          </table:table-cell>
          <table:table-cell office:value-type="float" office:value="939.73" calcext:value-type="float">
            <text:p>939.73</text:p>
          </table:table-cell>
          <table:table-cell table:style-name="ce3" office:value-type="float" office:value="939.42" calcext:value-type="float">
            <text:p>939.4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8-18" calcext:value-type="date">
            <text:p>8/18/2011</text:p>
          </table:table-cell>
          <table:table-cell table:style-name="ce6" office:value-type="percentage" office:value="0.0612" calcext:value-type="percentage">
            <text:p>6.12%</text:p>
          </table:table-cell>
          <table:table-cell table:style-name="ce9" office:value-type="percentage" office:value="0.062" calcext:value-type="percentage">
            <text:p>6.20%</text:p>
          </table:table-cell>
          <table:table-cell office:value-type="float" office:value="955.05" calcext:value-type="float">
            <text:p>955.05</text:p>
          </table:table-cell>
          <table:table-cell office:value-type="float" office:value="945.79" calcext:value-type="float">
            <text:p>945.79</text:p>
          </table:table-cell>
          <table:table-cell table:style-name="ce3" office:value-type="float" office:value="945.48" calcext:value-type="float">
            <text:p>945.4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8-19" calcext:value-type="date">
            <text:p>8/19/2011</text:p>
          </table:table-cell>
          <table:table-cell table:style-name="ce6" office:value-type="percentage" office:value="0.0603" calcext:value-type="percentage">
            <text:p>6.03%</text:p>
          </table:table-cell>
          <table:table-cell table:style-name="ce9" office:value-type="percentage" office:value="0.0611" calcext:value-type="percentage">
            <text:p>6.11%</text:p>
          </table:table-cell>
          <table:table-cell office:value-type="float" office:value="966.09" calcext:value-type="float">
            <text:p>966.09</text:p>
          </table:table-cell>
          <table:table-cell office:value-type="float" office:value="956.7" calcext:value-type="float">
            <text:p>956.70</text:p>
          </table:table-cell>
          <table:table-cell table:style-name="ce3" office:value-type="float" office:value="956.22" calcext:value-type="float">
            <text:p>956.2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8-22" calcext:value-type="date">
            <text:p>8/22/2011</text:p>
          </table:table-cell>
          <table:table-cell table:style-name="ce6" office:value-type="percentage" office:value="0.06" calcext:value-type="percentage">
            <text:p>6.00%</text:p>
          </table:table-cell>
          <table:table-cell table:style-name="ce9" office:value-type="percentage" office:value="0.0608" calcext:value-type="percentage">
            <text:p>6.08%</text:p>
          </table:table-cell>
          <table:table-cell office:value-type="float" office:value="970.09" calcext:value-type="float">
            <text:p>970.09</text:p>
          </table:table-cell>
          <table:table-cell office:value-type="float" office:value="960.67" calcext:value-type="float">
            <text:p>960.67</text:p>
          </table:table-cell>
          <table:table-cell table:style-name="ce3" office:value-type="float" office:value="960.34" calcext:value-type="float">
            <text:p>960.3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8-23" calcext:value-type="date">
            <text:p>8/23/2011</text:p>
          </table:table-cell>
          <table:table-cell table:style-name="ce6" office:value-type="percentage" office:value="0.06" calcext:value-type="percentage">
            <text:p>6.00%</text:p>
          </table:table-cell>
          <table:table-cell table:style-name="ce9" office:value-type="percentage" office:value="0.0608" calcext:value-type="percentage">
            <text:p>6.08%</text:p>
          </table:table-cell>
          <table:table-cell office:value-type="float" office:value="970.42" calcext:value-type="float">
            <text:p>970.42</text:p>
          </table:table-cell>
          <table:table-cell office:value-type="float" office:value="961" calcext:value-type="float">
            <text:p>961.00</text:p>
          </table:table-cell>
          <table:table-cell table:style-name="ce3" office:value-type="float" office:value="960.67" calcext:value-type="float">
            <text:p>960.6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8-24" calcext:value-type="date">
            <text:p>8/24/2011</text:p>
          </table:table-cell>
          <table:table-cell table:style-name="ce6" office:value-type="percentage" office:value="0.0598" calcext:value-type="percentage">
            <text:p>5.98%</text:p>
          </table:table-cell>
          <table:table-cell table:style-name="ce9" office:value-type="percentage" office:value="0.0606" calcext:value-type="percentage">
            <text:p>6.06%</text:p>
          </table:table-cell>
          <table:table-cell office:value-type="float" office:value="973.12" calcext:value-type="float">
            <text:p>973.12</text:p>
          </table:table-cell>
          <table:table-cell office:value-type="float" office:value="963.68" calcext:value-type="float">
            <text:p>963.68</text:p>
          </table:table-cell>
          <table:table-cell table:style-name="ce3" office:value-type="float" office:value="963.35" calcext:value-type="float">
            <text:p>963.3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8-25" calcext:value-type="date">
            <text:p>8/25/2011</text:p>
          </table:table-cell>
          <table:table-cell table:style-name="ce6" office:value-type="percentage" office:value="0.0597" calcext:value-type="percentage">
            <text:p>5.97%</text:p>
          </table:table-cell>
          <table:table-cell table:style-name="ce9" office:value-type="percentage" office:value="0.0605" calcext:value-type="percentage">
            <text:p>6.05%</text:p>
          </table:table-cell>
          <table:table-cell office:value-type="float" office:value="974.64" calcext:value-type="float">
            <text:p>974.64</text:p>
          </table:table-cell>
          <table:table-cell office:value-type="float" office:value="965.18" calcext:value-type="float">
            <text:p>965.18</text:p>
          </table:table-cell>
          <table:table-cell table:style-name="ce3" office:value-type="float" office:value="964.85" calcext:value-type="float">
            <text:p>964.8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8-26" calcext:value-type="date">
            <text:p>8/26/2011</text:p>
          </table:table-cell>
          <table:table-cell table:style-name="ce6" office:value-type="percentage" office:value="0.0595" calcext:value-type="percentage">
            <text:p>5.95%</text:p>
          </table:table-cell>
          <table:table-cell table:style-name="ce9" office:value-type="percentage" office:value="0.0603" calcext:value-type="percentage">
            <text:p>6.03%</text:p>
          </table:table-cell>
          <table:table-cell office:value-type="float" office:value="977.56" calcext:value-type="float">
            <text:p>977.56</text:p>
          </table:table-cell>
          <table:table-cell office:value-type="float" office:value="968.08" calcext:value-type="float">
            <text:p>968.08</text:p>
          </table:table-cell>
          <table:table-cell table:style-name="ce3" office:value-type="float" office:value="967.54" calcext:value-type="float">
            <text:p>967.5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8-29" calcext:value-type="date">
            <text:p>8/29/2011</text:p>
          </table:table-cell>
          <table:table-cell table:style-name="ce6" office:value-type="percentage" office:value="0.0585" calcext:value-type="percentage">
            <text:p>5.85%</text:p>
          </table:table-cell>
          <table:table-cell table:style-name="ce9" office:value-type="percentage" office:value="0.0593" calcext:value-type="percentage">
            <text:p>5.93%</text:p>
          </table:table-cell>
          <table:table-cell office:value-type="float" office:value="989.89" calcext:value-type="float">
            <text:p>989.89</text:p>
          </table:table-cell>
          <table:table-cell office:value-type="float" office:value="980.28" calcext:value-type="float">
            <text:p>980.28</text:p>
          </table:table-cell>
          <table:table-cell table:style-name="ce3" office:value-type="float" office:value="979.95" calcext:value-type="float">
            <text:p>979.9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8-30" calcext:value-type="date">
            <text:p>8/30/2011</text:p>
          </table:table-cell>
          <table:table-cell table:style-name="ce6" office:value-type="percentage" office:value="0.0565" calcext:value-type="percentage">
            <text:p>5.65%</text:p>
          </table:table-cell>
          <table:table-cell table:style-name="ce9" office:value-type="percentage" office:value="0.0573" calcext:value-type="percentage">
            <text:p>5.73%</text:p>
          </table:table-cell>
          <table:table-cell office:value-type="float" office:value="1014.7" calcext:value-type="float">
            <text:p>1,014.70</text:p>
          </table:table-cell>
          <table:table-cell office:value-type="float" office:value="1004.83" calcext:value-type="float">
            <text:p>1,004.83</text:p>
          </table:table-cell>
          <table:table-cell table:style-name="ce3" office:value-type="float" office:value="1004.5" calcext:value-type="float">
            <text:p>1004.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8-31" calcext:value-type="date">
            <text:p>8/31/2011</text:p>
          </table:table-cell>
          <table:table-cell table:style-name="ce6" office:value-type="percentage" office:value="0.0571" calcext:value-type="percentage">
            <text:p>5.71%</text:p>
          </table:table-cell>
          <table:table-cell table:style-name="ce9" office:value-type="percentage" office:value="0.0579" calcext:value-type="percentage">
            <text:p>5.79%</text:p>
          </table:table-cell>
          <table:table-cell office:value-type="float" office:value="1007.62" calcext:value-type="float">
            <text:p>1,007.62</text:p>
          </table:table-cell>
          <table:table-cell office:value-type="float" office:value="997.83" calcext:value-type="float">
            <text:p>997.83</text:p>
          </table:table-cell>
          <table:table-cell table:style-name="ce3" office:value-type="float" office:value="997.5" calcext:value-type="float">
            <text:p>997.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9-01" calcext:value-type="date">
            <text:p>9/1/2011</text:p>
          </table:table-cell>
          <table:table-cell table:style-name="ce6" office:value-type="percentage" office:value="0.057" calcext:value-type="percentage">
            <text:p>5.70%</text:p>
          </table:table-cell>
          <table:table-cell table:style-name="ce9" office:value-type="percentage" office:value="0.0578" calcext:value-type="percentage">
            <text:p>5.78%</text:p>
          </table:table-cell>
          <table:table-cell office:value-type="float" office:value="1009.18" calcext:value-type="float">
            <text:p>1,009.18</text:p>
          </table:table-cell>
          <table:table-cell office:value-type="float" office:value="999.38" calcext:value-type="float">
            <text:p>999.38</text:p>
          </table:table-cell>
          <table:table-cell table:style-name="ce3" office:value-type="float" office:value="999.05" calcext:value-type="float">
            <text:p>999.0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9-02" calcext:value-type="date">
            <text:p>9/2/2011</text:p>
          </table:table-cell>
          <table:table-cell table:style-name="ce6" office:value-type="percentage" office:value="0.0553" calcext:value-type="percentage">
            <text:p>5.53%</text:p>
          </table:table-cell>
          <table:table-cell table:style-name="ce9" office:value-type="percentage" office:value="0.0561" calcext:value-type="percentage">
            <text:p>5.61%</text:p>
          </table:table-cell>
          <table:table-cell office:value-type="float" office:value="1030.92" calcext:value-type="float">
            <text:p>1,030.92</text:p>
          </table:table-cell>
          <table:table-cell office:value-type="float" office:value="1020.89" calcext:value-type="float">
            <text:p>1,020.89</text:p>
          </table:table-cell>
          <table:table-cell table:style-name="ce3" office:value-type="float" office:value="1020.33" calcext:value-type="float">
            <text:p>1020.3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9-05" calcext:value-type="date">
            <text:p>9/5/2011</text:p>
          </table:table-cell>
          <table:table-cell table:style-name="ce6" office:value-type="percentage" office:value="0.0563" calcext:value-type="percentage">
            <text:p>5.63%</text:p>
          </table:table-cell>
          <table:table-cell table:style-name="ce9" office:value-type="percentage" office:value="0.0571" calcext:value-type="percentage">
            <text:p>5.71%</text:p>
          </table:table-cell>
          <table:table-cell office:value-type="float" office:value="1018.73" calcext:value-type="float">
            <text:p>1,018.73</text:p>
          </table:table-cell>
          <table:table-cell office:value-type="float" office:value="1008.84" calcext:value-type="float">
            <text:p>1,008.84</text:p>
          </table:table-cell>
          <table:table-cell table:style-name="ce3" office:value-type="float" office:value="1008.5" calcext:value-type="float">
            <text:p>1008.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9-06" calcext:value-type="date">
            <text:p>9/6/2011</text:p>
          </table:table-cell>
          <table:table-cell table:style-name="ce6" office:value-type="percentage" office:value="0.0567" calcext:value-type="percentage">
            <text:p>5.67%</text:p>
          </table:table-cell>
          <table:table-cell table:style-name="ce9" office:value-type="percentage" office:value="0.0575" calcext:value-type="percentage">
            <text:p>5.75%</text:p>
          </table:table-cell>
          <table:table-cell office:value-type="float" office:value="1014.45" calcext:value-type="float">
            <text:p>1,014.45</text:p>
          </table:table-cell>
          <table:table-cell office:value-type="float" office:value="1004.6" calcext:value-type="float">
            <text:p>1,004.60</text:p>
          </table:table-cell>
          <table:table-cell table:style-name="ce3" office:value-type="float" office:value="1004.14" calcext:value-type="float">
            <text:p>1004.1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9-08" calcext:value-type="date">
            <text:p>9/8/2011</text:p>
          </table:table-cell>
          <table:table-cell table:style-name="ce6" office:value-type="percentage" office:value="0.0566" calcext:value-type="percentage">
            <text:p>5.66%</text:p>
          </table:table-cell>
          <table:table-cell table:style-name="ce9" office:value-type="percentage" office:value="0.0574" calcext:value-type="percentage">
            <text:p>5.74%</text:p>
          </table:table-cell>
          <table:table-cell office:value-type="float" office:value="1016.03" calcext:value-type="float">
            <text:p>1,016.03</text:p>
          </table:table-cell>
          <table:table-cell office:value-type="float" office:value="1006.17" calcext:value-type="float">
            <text:p>1,006.17</text:p>
          </table:table-cell>
          <table:table-cell table:style-name="ce3" office:value-type="float" office:value="1005.83" calcext:value-type="float">
            <text:p>1005.8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9-09" calcext:value-type="date">
            <text:p>9/9/2011</text:p>
          </table:table-cell>
          <table:table-cell table:style-name="ce6" office:value-type="percentage" office:value="0.0571" calcext:value-type="percentage">
            <text:p>5.71%</text:p>
          </table:table-cell>
          <table:table-cell table:style-name="ce9" office:value-type="percentage" office:value="0.0579" calcext:value-type="percentage">
            <text:p>5.79%</text:p>
          </table:table-cell>
          <table:table-cell office:value-type="float" office:value="1010.44" calcext:value-type="float">
            <text:p>1,010.44</text:p>
          </table:table-cell>
          <table:table-cell office:value-type="float" office:value="1000.64" calcext:value-type="float">
            <text:p>1,000.64</text:p>
          </table:table-cell>
          <table:table-cell table:style-name="ce3" office:value-type="float" office:value="1000.06" calcext:value-type="float">
            <text:p>1000.0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9-12" calcext:value-type="date">
            <text:p>9/12/2011</text:p>
          </table:table-cell>
          <table:table-cell table:style-name="ce6" office:value-type="percentage" office:value="0.057" calcext:value-type="percentage">
            <text:p>5.70%</text:p>
          </table:table-cell>
          <table:table-cell table:style-name="ce9" office:value-type="percentage" office:value="0.0578" calcext:value-type="percentage">
            <text:p>5.78%</text:p>
          </table:table-cell>
          <table:table-cell office:value-type="float" office:value="1012.02" calcext:value-type="float">
            <text:p>1,012.02</text:p>
          </table:table-cell>
          <table:table-cell office:value-type="float" office:value="1002.2" calcext:value-type="float">
            <text:p>1,002.20</text:p>
          </table:table-cell>
          <table:table-cell table:style-name="ce3" office:value-type="float" office:value="1001.86" calcext:value-type="float">
            <text:p>1001.8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9-13" calcext:value-type="date">
            <text:p>9/13/2011</text:p>
          </table:table-cell>
          <table:table-cell table:style-name="ce6" office:value-type="percentage" office:value="0.0569" calcext:value-type="percentage">
            <text:p>5.69%</text:p>
          </table:table-cell>
          <table:table-cell table:style-name="ce9" office:value-type="percentage" office:value="0.0577" calcext:value-type="percentage">
            <text:p>5.77%</text:p>
          </table:table-cell>
          <table:table-cell office:value-type="float" office:value="1013.59" calcext:value-type="float">
            <text:p>1,013.59</text:p>
          </table:table-cell>
          <table:table-cell office:value-type="float" office:value="1003.77" calcext:value-type="float">
            <text:p>1,003.77</text:p>
          </table:table-cell>
          <table:table-cell table:style-name="ce3" office:value-type="float" office:value="1003.43" calcext:value-type="float">
            <text:p>1003.4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9-14" calcext:value-type="date">
            <text:p>9/14/2011</text:p>
          </table:table-cell>
          <table:table-cell table:style-name="ce6" office:value-type="percentage" office:value="0.0571" calcext:value-type="percentage">
            <text:p>5.71%</text:p>
          </table:table-cell>
          <table:table-cell table:style-name="ce9" office:value-type="percentage" office:value="0.0579" calcext:value-type="percentage">
            <text:p>5.79%</text:p>
          </table:table-cell>
          <table:table-cell office:value-type="float" office:value="1011.47" calcext:value-type="float">
            <text:p>1,011.47</text:p>
          </table:table-cell>
          <table:table-cell office:value-type="float" office:value="1001.67" calcext:value-type="float">
            <text:p>1,001.67</text:p>
          </table:table-cell>
          <table:table-cell table:style-name="ce3" office:value-type="float" office:value="1001.29" calcext:value-type="float">
            <text:p>1001.2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9-15" calcext:value-type="date">
            <text:p>9/15/2011</text:p>
          </table:table-cell>
          <table:table-cell table:style-name="ce6" office:value-type="percentage" office:value="0.0573" calcext:value-type="percentage">
            <text:p>5.73%</text:p>
          </table:table-cell>
          <table:table-cell table:style-name="ce9" office:value-type="percentage" office:value="0.0581" calcext:value-type="percentage">
            <text:p>5.81%</text:p>
          </table:table-cell>
          <table:table-cell office:value-type="float" office:value="1009.39" calcext:value-type="float">
            <text:p>1,009.39</text:p>
          </table:table-cell>
          <table:table-cell office:value-type="float" office:value="999.62" calcext:value-type="float">
            <text:p>999.62</text:p>
          </table:table-cell>
          <table:table-cell table:style-name="ce3" office:value-type="float" office:value="999.24" calcext:value-type="float">
            <text:p>999.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9-16" calcext:value-type="date">
            <text:p>9/16/2011</text:p>
          </table:table-cell>
          <table:table-cell table:style-name="ce6" office:value-type="percentage" office:value="0.0572" calcext:value-type="percentage">
            <text:p>5.72%</text:p>
          </table:table-cell>
          <table:table-cell table:style-name="ce9" office:value-type="percentage" office:value="0.058" calcext:value-type="percentage">
            <text:p>5.80%</text:p>
          </table:table-cell>
          <table:table-cell office:value-type="float" office:value="1011.32" calcext:value-type="float">
            <text:p>1,011.32</text:p>
          </table:table-cell>
          <table:table-cell office:value-type="float" office:value="1001.53" calcext:value-type="float">
            <text:p>1,001.53</text:p>
          </table:table-cell>
          <table:table-cell table:style-name="ce3" office:value-type="float" office:value="1000.83" calcext:value-type="float">
            <text:p>1000.8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9-19" calcext:value-type="date">
            <text:p>9/19/2011</text:p>
          </table:table-cell>
          <table:table-cell table:style-name="ce6" office:value-type="percentage" office:value="0.0572" calcext:value-type="percentage">
            <text:p>5.72%</text:p>
          </table:table-cell>
          <table:table-cell table:style-name="ce9" office:value-type="percentage" office:value="0.058" calcext:value-type="percentage">
            <text:p>5.80%</text:p>
          </table:table-cell>
          <table:table-cell office:value-type="float" office:value="1011.7" calcext:value-type="float">
            <text:p>1,011.70</text:p>
          </table:table-cell>
          <table:table-cell office:value-type="float" office:value="1001.91" calcext:value-type="float">
            <text:p>1,001.91</text:p>
          </table:table-cell>
          <table:table-cell table:style-name="ce3" office:value-type="float" office:value="1001.53" calcext:value-type="float">
            <text:p>1001.5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9-20" calcext:value-type="date">
            <text:p>9/20/2011</text:p>
          </table:table-cell>
          <table:table-cell table:style-name="ce6" office:value-type="percentage" office:value="0.0575" calcext:value-type="percentage">
            <text:p>5.75%</text:p>
          </table:table-cell>
          <table:table-cell table:style-name="ce9" office:value-type="percentage" office:value="0.0583" calcext:value-type="percentage">
            <text:p>5.83%</text:p>
          </table:table-cell>
          <table:table-cell office:value-type="float" office:value="1008.4" calcext:value-type="float">
            <text:p>1,008.40</text:p>
          </table:table-cell>
          <table:table-cell office:value-type="float" office:value="998.64" calcext:value-type="float">
            <text:p>998.64</text:p>
          </table:table-cell>
          <table:table-cell table:style-name="ce3" office:value-type="float" office:value="998.26" calcext:value-type="float">
            <text:p>998.2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9-21" calcext:value-type="date">
            <text:p>9/21/2011</text:p>
          </table:table-cell>
          <table:table-cell table:style-name="ce6" office:value-type="percentage" office:value="0.058" calcext:value-type="percentage">
            <text:p>5.80%</text:p>
          </table:table-cell>
          <table:table-cell table:style-name="ce9" office:value-type="percentage" office:value="0.0588" calcext:value-type="percentage">
            <text:p>5.88%</text:p>
          </table:table-cell>
          <table:table-cell office:value-type="float" office:value="1002.83" calcext:value-type="float">
            <text:p>1,002.83</text:p>
          </table:table-cell>
          <table:table-cell office:value-type="float" office:value="993.14" calcext:value-type="float">
            <text:p>993.14</text:p>
          </table:table-cell>
          <table:table-cell table:style-name="ce3" office:value-type="float" office:value="992.74" calcext:value-type="float">
            <text:p>992.7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9-22" calcext:value-type="date">
            <text:p>9/22/2011</text:p>
          </table:table-cell>
          <table:table-cell table:style-name="ce6" office:value-type="percentage" office:value="0.0588" calcext:value-type="percentage">
            <text:p>5.88%</text:p>
          </table:table-cell>
          <table:table-cell table:style-name="ce9" office:value-type="percentage" office:value="0.0596" calcext:value-type="percentage">
            <text:p>5.96%</text:p>
          </table:table-cell>
          <table:table-cell office:value-type="float" office:value="993.54" calcext:value-type="float">
            <text:p>993.54</text:p>
          </table:table-cell>
          <table:table-cell office:value-type="float" office:value="983.95" calcext:value-type="float">
            <text:p>983.95</text:p>
          </table:table-cell>
          <table:table-cell table:style-name="ce3" office:value-type="float" office:value="983.55" calcext:value-type="float">
            <text:p>983.5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9-23" calcext:value-type="date">
            <text:p>9/23/2011</text:p>
          </table:table-cell>
          <table:table-cell table:style-name="ce6" office:value-type="percentage" office:value="0.0595" calcext:value-type="percentage">
            <text:p>5.95%</text:p>
          </table:table-cell>
          <table:table-cell table:style-name="ce9" office:value-type="percentage" office:value="0.0603" calcext:value-type="percentage">
            <text:p>6.03%</text:p>
          </table:table-cell>
          <table:table-cell office:value-type="float" office:value="985.9" calcext:value-type="float">
            <text:p>985.90</text:p>
          </table:table-cell>
          <table:table-cell office:value-type="float" office:value="976.39" calcext:value-type="float">
            <text:p>976.39</text:p>
          </table:table-cell>
          <table:table-cell table:style-name="ce3" office:value-type="float" office:value="975.64" calcext:value-type="float">
            <text:p>975.6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9-26" calcext:value-type="date">
            <text:p>9/26/2011</text:p>
          </table:table-cell>
          <table:table-cell table:style-name="ce6" office:value-type="percentage" office:value="0.0598" calcext:value-type="percentage">
            <text:p>5.98%</text:p>
          </table:table-cell>
          <table:table-cell table:style-name="ce9" office:value-type="percentage" office:value="0.0606" calcext:value-type="percentage">
            <text:p>6.06%</text:p>
          </table:table-cell>
          <table:table-cell office:value-type="float" office:value="982.73" calcext:value-type="float">
            <text:p>982.73</text:p>
          </table:table-cell>
          <table:table-cell office:value-type="float" office:value="973.25" calcext:value-type="float">
            <text:p>973.25</text:p>
          </table:table-cell>
          <table:table-cell table:style-name="ce3" office:value-type="float" office:value="972.85" calcext:value-type="float">
            <text:p>972.8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9-27" calcext:value-type="date">
            <text:p>9/27/2011</text:p>
          </table:table-cell>
          <table:table-cell table:style-name="ce6" office:value-type="percentage" office:value="0.0594" calcext:value-type="percentage">
            <text:p>5.94%</text:p>
          </table:table-cell>
          <table:table-cell table:style-name="ce9" office:value-type="percentage" office:value="0.0602" calcext:value-type="percentage">
            <text:p>6.02%</text:p>
          </table:table-cell>
          <table:table-cell office:value-type="float" office:value="987.9" calcext:value-type="float">
            <text:p>987.90</text:p>
          </table:table-cell>
          <table:table-cell office:value-type="float" office:value="978.38" calcext:value-type="float">
            <text:p>978.38</text:p>
          </table:table-cell>
          <table:table-cell table:style-name="ce3" office:value-type="float" office:value="977.98" calcext:value-type="float">
            <text:p>977.9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9-28" calcext:value-type="date">
            <text:p>9/28/2011</text:p>
          </table:table-cell>
          <table:table-cell table:style-name="ce6" office:value-type="percentage" office:value="0.0595" calcext:value-type="percentage">
            <text:p>5.95%</text:p>
          </table:table-cell>
          <table:table-cell table:style-name="ce9" office:value-type="percentage" office:value="0.0603" calcext:value-type="percentage">
            <text:p>6.03%</text:p>
          </table:table-cell>
          <table:table-cell office:value-type="float" office:value="987.11" calcext:value-type="float">
            <text:p>987.11</text:p>
          </table:table-cell>
          <table:table-cell office:value-type="float" office:value="977.6" calcext:value-type="float">
            <text:p>977.60</text:p>
          </table:table-cell>
          <table:table-cell table:style-name="ce3" office:value-type="float" office:value="977.2" calcext:value-type="float">
            <text:p>977.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9-29" calcext:value-type="date">
            <text:p>9/29/2011</text:p>
          </table:table-cell>
          <table:table-cell table:style-name="ce6" office:value-type="percentage" office:value="0.0591" calcext:value-type="percentage">
            <text:p>5.91%</text:p>
          </table:table-cell>
          <table:table-cell table:style-name="ce9" office:value-type="percentage" office:value="0.0599" calcext:value-type="percentage">
            <text:p>5.99%</text:p>
          </table:table-cell>
          <table:table-cell office:value-type="float" office:value="992.31" calcext:value-type="float">
            <text:p>992.31</text:p>
          </table:table-cell>
          <table:table-cell office:value-type="float" office:value="982.75" calcext:value-type="float">
            <text:p>982.75</text:p>
          </table:table-cell>
          <table:table-cell table:style-name="ce3" office:value-type="float" office:value="982.34" calcext:value-type="float">
            <text:p>982.3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09-30" calcext:value-type="date">
            <text:p>9/30/2011</text:p>
          </table:table-cell>
          <table:table-cell table:style-name="ce6" office:value-type="percentage" office:value="0.059" calcext:value-type="percentage">
            <text:p>5.90%</text:p>
          </table:table-cell>
          <table:table-cell table:style-name="ce9" office:value-type="percentage" office:value="0.0598" calcext:value-type="percentage">
            <text:p>5.98%</text:p>
          </table:table-cell>
          <table:table-cell office:value-type="float" office:value="994.27" calcext:value-type="float">
            <text:p>994.27</text:p>
          </table:table-cell>
          <table:table-cell office:value-type="float" office:value="984.69" calcext:value-type="float">
            <text:p>984.69</text:p>
          </table:table-cell>
          <table:table-cell table:style-name="ce3" office:value-type="float" office:value="983.93" calcext:value-type="float">
            <text:p>983.9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0-03" calcext:value-type="date">
            <text:p>10/3/2011</text:p>
          </table:table-cell>
          <table:table-cell table:style-name="ce6" office:value-type="percentage" office:value="0.0583" calcext:value-type="percentage">
            <text:p>5.83%</text:p>
          </table:table-cell>
          <table:table-cell table:style-name="ce9" office:value-type="percentage" office:value="0.0591" calcext:value-type="percentage">
            <text:p>5.91%</text:p>
          </table:table-cell>
          <table:table-cell office:value-type="float" office:value="1003.14" calcext:value-type="float">
            <text:p>1,003.14</text:p>
          </table:table-cell>
          <table:table-cell office:value-type="float" office:value="993.47" calcext:value-type="float">
            <text:p>993.47</text:p>
          </table:table-cell>
          <table:table-cell table:style-name="ce3" office:value-type="float" office:value="993.07" calcext:value-type="float">
            <text:p>993.0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0-04" calcext:value-type="date">
            <text:p>10/4/2011</text:p>
          </table:table-cell>
          <table:table-cell table:style-name="ce6" office:value-type="percentage" office:value="0.0574" calcext:value-type="percentage">
            <text:p>5.74%</text:p>
          </table:table-cell>
          <table:table-cell table:style-name="ce9" office:value-type="percentage" office:value="0.0582" calcext:value-type="percentage">
            <text:p>5.82%</text:p>
          </table:table-cell>
          <table:table-cell office:value-type="float" office:value="1014.55" calcext:value-type="float">
            <text:p>1,014.55</text:p>
          </table:table-cell>
          <table:table-cell office:value-type="float" office:value="1004.76" calcext:value-type="float">
            <text:p>1,004.76</text:p>
          </table:table-cell>
          <table:table-cell table:style-name="ce3" office:value-type="float" office:value="1004.36" calcext:value-type="float">
            <text:p>1004.3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0-05" calcext:value-type="date">
            <text:p>10/5/2011</text:p>
          </table:table-cell>
          <table:table-cell table:style-name="ce6" office:value-type="percentage" office:value="0.0575" calcext:value-type="percentage">
            <text:p>5.75%</text:p>
          </table:table-cell>
          <table:table-cell table:style-name="ce9" office:value-type="percentage" office:value="0.0583" calcext:value-type="percentage">
            <text:p>5.83%</text:p>
          </table:table-cell>
          <table:table-cell office:value-type="float" office:value="1013.73" calcext:value-type="float">
            <text:p>1,013.73</text:p>
          </table:table-cell>
          <table:table-cell office:value-type="float" office:value="1003.96" calcext:value-type="float">
            <text:p>1,003.96</text:p>
          </table:table-cell>
          <table:table-cell table:style-name="ce3" office:value-type="float" office:value="1003.55" calcext:value-type="float">
            <text:p>1003.5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0-06" calcext:value-type="date">
            <text:p>10/6/2011</text:p>
          </table:table-cell>
          <table:table-cell table:style-name="ce6" office:value-type="percentage" office:value="0.0572" calcext:value-type="percentage">
            <text:p>5.72%</text:p>
          </table:table-cell>
          <table:table-cell table:style-name="ce9" office:value-type="percentage" office:value="0.058" calcext:value-type="percentage">
            <text:p>5.80%</text:p>
          </table:table-cell>
          <table:table-cell office:value-type="float" office:value="1017.83" calcext:value-type="float">
            <text:p>1,017.83</text:p>
          </table:table-cell>
          <table:table-cell office:value-type="float" office:value="1008.01" calcext:value-type="float">
            <text:p>1,008.01</text:p>
          </table:table-cell>
          <table:table-cell table:style-name="ce3" office:value-type="float" office:value="1007.61" calcext:value-type="float">
            <text:p>1007.6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0-07" calcext:value-type="date">
            <text:p>10/7/2011</text:p>
          </table:table-cell>
          <table:table-cell table:style-name="ce6" office:value-type="percentage" office:value="0.0574" calcext:value-type="percentage">
            <text:p>5.74%</text:p>
          </table:table-cell>
          <table:table-cell table:style-name="ce9" office:value-type="percentage" office:value="0.0582" calcext:value-type="percentage">
            <text:p>5.82%</text:p>
          </table:table-cell>
          <table:table-cell office:value-type="float" office:value="1016.05" calcext:value-type="float">
            <text:p>1,016.05</text:p>
          </table:table-cell>
          <table:table-cell office:value-type="float" office:value="1006.26" calcext:value-type="float">
            <text:p>1,006.26</text:p>
          </table:table-cell>
          <table:table-cell table:style-name="ce3" office:value-type="float" office:value="1005.5" calcext:value-type="float">
            <text:p>1005.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0-10" calcext:value-type="date">
            <text:p>10/10/2011</text:p>
          </table:table-cell>
          <table:table-cell table:style-name="ce6" office:value-type="percentage" office:value="0.0569" calcext:value-type="percentage">
            <text:p>5.69%</text:p>
          </table:table-cell>
          <table:table-cell table:style-name="ce9" office:value-type="percentage" office:value="0.0577" calcext:value-type="percentage">
            <text:p>5.77%</text:p>
          </table:table-cell>
          <table:table-cell office:value-type="float" office:value="1022.63" calcext:value-type="float">
            <text:p>1,022.63</text:p>
          </table:table-cell>
          <table:table-cell office:value-type="float" office:value="1012.77" calcext:value-type="float">
            <text:p>1,012.77</text:p>
          </table:table-cell>
          <table:table-cell table:style-name="ce3" office:value-type="float" office:value="1012.37" calcext:value-type="float">
            <text:p>1012.3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0-11" calcext:value-type="date">
            <text:p>10/11/2011</text:p>
          </table:table-cell>
          <table:table-cell table:style-name="ce6" office:value-type="percentage" office:value="0.0569" calcext:value-type="percentage">
            <text:p>5.69%</text:p>
          </table:table-cell>
          <table:table-cell table:style-name="ce9" office:value-type="percentage" office:value="0.0577" calcext:value-type="percentage">
            <text:p>5.77%</text:p>
          </table:table-cell>
          <table:table-cell office:value-type="float" office:value="1023.21" calcext:value-type="float">
            <text:p>1,023.21</text:p>
          </table:table-cell>
          <table:table-cell office:value-type="float" office:value="1013.35" calcext:value-type="float">
            <text:p>1,013.35</text:p>
          </table:table-cell>
          <table:table-cell table:style-name="ce3" office:value-type="float" office:value="1012.77" calcext:value-type="float">
            <text:p>1012.7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0-13" calcext:value-type="date">
            <text:p>10/13/2011</text:p>
          </table:table-cell>
          <table:table-cell table:style-name="ce6" office:value-type="percentage" office:value="0.0562" calcext:value-type="percentage">
            <text:p>5.62%</text:p>
          </table:table-cell>
          <table:table-cell table:style-name="ce9" office:value-type="percentage" office:value="0.057" calcext:value-type="percentage">
            <text:p>5.70%</text:p>
          </table:table-cell>
          <table:table-cell office:value-type="float" office:value="1032.33" calcext:value-type="float">
            <text:p>1,032.33</text:p>
          </table:table-cell>
          <table:table-cell office:value-type="float" office:value="1022.38" calcext:value-type="float">
            <text:p>1,022.38</text:p>
          </table:table-cell>
          <table:table-cell table:style-name="ce3" office:value-type="float" office:value="1021.97" calcext:value-type="float">
            <text:p>1021.9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0-14" calcext:value-type="date">
            <text:p>10/14/2011</text:p>
          </table:table-cell>
          <table:table-cell table:style-name="ce6" office:value-type="percentage" office:value="0.0563" calcext:value-type="percentage">
            <text:p>5.63%</text:p>
          </table:table-cell>
          <table:table-cell table:style-name="ce9" office:value-type="percentage" office:value="0.0571" calcext:value-type="percentage">
            <text:p>5.71%</text:p>
          </table:table-cell>
          <table:table-cell office:value-type="float" office:value="1031.79" calcext:value-type="float">
            <text:p>1,031.79</text:p>
          </table:table-cell>
          <table:table-cell office:value-type="float" office:value="1021.85" calcext:value-type="float">
            <text:p>1,021.85</text:p>
          </table:table-cell>
          <table:table-cell table:style-name="ce3" office:value-type="float" office:value="1021.17" calcext:value-type="float">
            <text:p>1021.1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0-17" calcext:value-type="date">
            <text:p>10/17/2011</text:p>
          </table:table-cell>
          <table:table-cell table:style-name="ce6" office:value-type="percentage" office:value="0.0568" calcext:value-type="percentage">
            <text:p>5.68%</text:p>
          </table:table-cell>
          <table:table-cell table:style-name="ce9" office:value-type="percentage" office:value="0.0576" calcext:value-type="percentage">
            <text:p>5.76%</text:p>
          </table:table-cell>
          <table:table-cell office:value-type="float" office:value="1025.94" calcext:value-type="float">
            <text:p>1,025.94</text:p>
          </table:table-cell>
          <table:table-cell office:value-type="float" office:value="1016.07" calcext:value-type="float">
            <text:p>1,016.07</text:p>
          </table:table-cell>
          <table:table-cell table:style-name="ce3" office:value-type="float" office:value="1015.69" calcext:value-type="float">
            <text:p>1015.6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0-18" calcext:value-type="date">
            <text:p>10/18/2011</text:p>
          </table:table-cell>
          <table:table-cell table:style-name="ce6" office:value-type="percentage" office:value="0.057" calcext:value-type="percentage">
            <text:p>5.70%</text:p>
          </table:table-cell>
          <table:table-cell table:style-name="ce9" office:value-type="percentage" office:value="0.0578" calcext:value-type="percentage">
            <text:p>5.78%</text:p>
          </table:table-cell>
          <table:table-cell office:value-type="float" office:value="1023.84" calcext:value-type="float">
            <text:p>1,023.84</text:p>
          </table:table-cell>
          <table:table-cell office:value-type="float" office:value="1013.99" calcext:value-type="float">
            <text:p>1,013.99</text:p>
          </table:table-cell>
          <table:table-cell table:style-name="ce3" office:value-type="float" office:value="1013.62" calcext:value-type="float">
            <text:p>1013.6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0-19" calcext:value-type="date">
            <text:p>10/19/2011</text:p>
          </table:table-cell>
          <table:table-cell table:style-name="ce6" office:value-type="percentage" office:value="0.0568" calcext:value-type="percentage">
            <text:p>5.68%</text:p>
          </table:table-cell>
          <table:table-cell table:style-name="ce9" office:value-type="percentage" office:value="0.0576" calcext:value-type="percentage">
            <text:p>5.76%</text:p>
          </table:table-cell>
          <table:table-cell office:value-type="float" office:value="1026.7" calcext:value-type="float">
            <text:p>1,026.70</text:p>
          </table:table-cell>
          <table:table-cell office:value-type="float" office:value="1016.82" calcext:value-type="float">
            <text:p>1,016.82</text:p>
          </table:table-cell>
          <table:table-cell table:style-name="ce3" office:value-type="float" office:value="1016.44" calcext:value-type="float">
            <text:p>1016.4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0-20" calcext:value-type="date">
            <text:p>10/20/2011</text:p>
          </table:table-cell>
          <table:table-cell table:style-name="ce6" office:value-type="percentage" office:value="0.0569" calcext:value-type="percentage">
            <text:p>5.69%</text:p>
          </table:table-cell>
          <table:table-cell table:style-name="ce9" office:value-type="percentage" office:value="0.0577" calcext:value-type="percentage">
            <text:p>5.77%</text:p>
          </table:table-cell>
          <table:table-cell office:value-type="float" office:value="1025.83" calcext:value-type="float">
            <text:p>1,025.83</text:p>
          </table:table-cell>
          <table:table-cell office:value-type="float" office:value="1015.97" calcext:value-type="float">
            <text:p>1,015.97</text:p>
          </table:table-cell>
          <table:table-cell table:style-name="ce3" office:value-type="float" office:value="1015.59" calcext:value-type="float">
            <text:p>1015.5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0-21" calcext:value-type="date">
            <text:p>10/21/2011</text:p>
          </table:table-cell>
          <table:table-cell table:style-name="ce6" office:value-type="percentage" office:value="0.0579" calcext:value-type="percentage">
            <text:p>5.79%</text:p>
          </table:table-cell>
          <table:table-cell table:style-name="ce9" office:value-type="percentage" office:value="0.0587" calcext:value-type="percentage">
            <text:p>5.87%</text:p>
          </table:table-cell>
          <table:table-cell office:value-type="float" office:value="1014.14" calcext:value-type="float">
            <text:p>1,014.14</text:p>
          </table:table-cell>
          <table:table-cell office:value-type="float" office:value="1004.4" calcext:value-type="float">
            <text:p>1,004.40</text:p>
          </table:table-cell>
          <table:table-cell table:style-name="ce3" office:value-type="float" office:value="1003.74" calcext:value-type="float">
            <text:p>1003.7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0-24" calcext:value-type="date">
            <text:p>10/24/2011</text:p>
          </table:table-cell>
          <table:table-cell table:style-name="ce6" office:value-type="percentage" office:value="0.0578" calcext:value-type="percentage">
            <text:p>5.78%</text:p>
          </table:table-cell>
          <table:table-cell table:style-name="ce9" office:value-type="percentage" office:value="0.0586" calcext:value-type="percentage">
            <text:p>5.86%</text:p>
          </table:table-cell>
          <table:table-cell office:value-type="float" office:value="1015.73" calcext:value-type="float">
            <text:p>1,015.73</text:p>
          </table:table-cell>
          <table:table-cell office:value-type="float" office:value="1005.98" calcext:value-type="float">
            <text:p>1,005.98</text:p>
          </table:table-cell>
          <table:table-cell table:style-name="ce3" office:value-type="float" office:value="1005.61" calcext:value-type="float">
            <text:p>1005.6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0-25" calcext:value-type="date">
            <text:p>10/25/2011</text:p>
          </table:table-cell>
          <table:table-cell table:style-name="ce6" office:value-type="percentage" office:value="0.0579" calcext:value-type="percentage">
            <text:p>5.79%</text:p>
          </table:table-cell>
          <table:table-cell table:style-name="ce9" office:value-type="percentage" office:value="0.0587" calcext:value-type="percentage">
            <text:p>5.87%</text:p>
          </table:table-cell>
          <table:table-cell office:value-type="float" office:value="1014.88" calcext:value-type="float">
            <text:p>1,014.88</text:p>
          </table:table-cell>
          <table:table-cell office:value-type="float" office:value="1005.14" calcext:value-type="float">
            <text:p>1,005.14</text:p>
          </table:table-cell>
          <table:table-cell table:style-name="ce3" office:value-type="float" office:value="1004.77" calcext:value-type="float">
            <text:p>1004.7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0-26" calcext:value-type="date">
            <text:p>10/26/2011</text:p>
          </table:table-cell>
          <table:table-cell table:style-name="ce6" office:value-type="percentage" office:value="0.058" calcext:value-type="percentage">
            <text:p>5.80%</text:p>
          </table:table-cell>
          <table:table-cell table:style-name="ce9" office:value-type="percentage" office:value="0.0588" calcext:value-type="percentage">
            <text:p>5.88%</text:p>
          </table:table-cell>
          <table:table-cell office:value-type="float" office:value="1014.03" calcext:value-type="float">
            <text:p>1,014.03</text:p>
          </table:table-cell>
          <table:table-cell office:value-type="float" office:value="1004.3" calcext:value-type="float">
            <text:p>1,004.30</text:p>
          </table:table-cell>
          <table:table-cell table:style-name="ce3" office:value-type="float" office:value="1003.93" calcext:value-type="float">
            <text:p>1003.9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0-27" calcext:value-type="date">
            <text:p>10/27/2011</text:p>
          </table:table-cell>
          <table:table-cell table:style-name="ce6" office:value-type="percentage" office:value="0.0578" calcext:value-type="percentage">
            <text:p>5.78%</text:p>
          </table:table-cell>
          <table:table-cell table:style-name="ce9" office:value-type="percentage" office:value="0.0586" calcext:value-type="percentage">
            <text:p>5.86%</text:p>
          </table:table-cell>
          <table:table-cell office:value-type="float" office:value="1016.84" calcext:value-type="float">
            <text:p>1,016.84</text:p>
          </table:table-cell>
          <table:table-cell office:value-type="float" office:value="1007.09" calcext:value-type="float">
            <text:p>1,007.09</text:p>
          </table:table-cell>
          <table:table-cell table:style-name="ce3" office:value-type="float" office:value="1006.72" calcext:value-type="float">
            <text:p>1006.7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0-28" calcext:value-type="date">
            <text:p>10/28/2011</text:p>
          </table:table-cell>
          <table:table-cell table:style-name="ce6" office:value-type="percentage" office:value="0.0577" calcext:value-type="percentage">
            <text:p>5.77%</text:p>
          </table:table-cell>
          <table:table-cell table:style-name="ce9" office:value-type="percentage" office:value="0.0585" calcext:value-type="percentage">
            <text:p>5.85%</text:p>
          </table:table-cell>
          <table:table-cell office:value-type="float" office:value="1018.73" calcext:value-type="float">
            <text:p>1,018.73</text:p>
          </table:table-cell>
          <table:table-cell office:value-type="float" office:value="1008.96" calcext:value-type="float">
            <text:p>1,008.96</text:p>
          </table:table-cell>
          <table:table-cell table:style-name="ce3" office:value-type="float" office:value="1008.3" calcext:value-type="float">
            <text:p>1008.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0-31" calcext:value-type="date">
            <text:p>10/31/2011</text:p>
          </table:table-cell>
          <table:table-cell table:style-name="ce6" office:value-type="percentage" office:value="0.0571" calcext:value-type="percentage">
            <text:p>5.71%</text:p>
          </table:table-cell>
          <table:table-cell table:style-name="ce9" office:value-type="percentage" office:value="0.0579" calcext:value-type="percentage">
            <text:p>5.79%</text:p>
          </table:table-cell>
          <table:table-cell office:value-type="float" office:value="1026.5" calcext:value-type="float">
            <text:p>1,026.50</text:p>
          </table:table-cell>
          <table:table-cell office:value-type="float" office:value="1016.65" calcext:value-type="float">
            <text:p>1,016.65</text:p>
          </table:table-cell>
          <table:table-cell table:style-name="ce3" office:value-type="float" office:value="1016.28" calcext:value-type="float">
            <text:p>1016.2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1-01" calcext:value-type="date">
            <text:p>11/1/2011</text:p>
          </table:table-cell>
          <table:table-cell table:style-name="ce6" office:value-type="percentage" office:value="0.0567" calcext:value-type="percentage">
            <text:p>5.67%</text:p>
          </table:table-cell>
          <table:table-cell table:style-name="ce9" office:value-type="percentage" office:value="0.0575" calcext:value-type="percentage">
            <text:p>5.75%</text:p>
          </table:table-cell>
          <table:table-cell office:value-type="float" office:value="1031.98" calcext:value-type="float">
            <text:p>1,031.98</text:p>
          </table:table-cell>
          <table:table-cell office:value-type="float" office:value="1022.07" calcext:value-type="float">
            <text:p>1,022.07</text:p>
          </table:table-cell>
          <table:table-cell table:style-name="ce3" office:value-type="float" office:value="1021.56" calcext:value-type="float">
            <text:p>1021.5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1-03" calcext:value-type="date">
            <text:p>11/3/2011</text:p>
          </table:table-cell>
          <table:table-cell table:style-name="ce6" office:value-type="percentage" office:value="0.0569" calcext:value-type="percentage">
            <text:p>5.69%</text:p>
          </table:table-cell>
          <table:table-cell table:style-name="ce9" office:value-type="percentage" office:value="0.0577" calcext:value-type="percentage">
            <text:p>5.77%</text:p>
          </table:table-cell>
          <table:table-cell office:value-type="float" office:value="1029.86" calcext:value-type="float">
            <text:p>1,029.86</text:p>
          </table:table-cell>
          <table:table-cell office:value-type="float" office:value="1019.99" calcext:value-type="float">
            <text:p>1,019.99</text:p>
          </table:table-cell>
          <table:table-cell table:style-name="ce3" office:value-type="float" office:value="1019.62" calcext:value-type="float">
            <text:p>1019.6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1-04" calcext:value-type="date">
            <text:p>11/4/2011</text:p>
          </table:table-cell>
          <table:table-cell table:style-name="ce6" office:value-type="percentage" office:value="0.057" calcext:value-type="percentage">
            <text:p>5.70%</text:p>
          </table:table-cell>
          <table:table-cell table:style-name="ce9" office:value-type="percentage" office:value="0.0578" calcext:value-type="percentage">
            <text:p>5.78%</text:p>
          </table:table-cell>
          <table:table-cell office:value-type="float" office:value="1029.29" calcext:value-type="float">
            <text:p>1,029.29</text:p>
          </table:table-cell>
          <table:table-cell office:value-type="float" office:value="1019.42" calcext:value-type="float">
            <text:p>1,019.42</text:p>
          </table:table-cell>
          <table:table-cell table:style-name="ce3" office:value-type="float" office:value="1018.76" calcext:value-type="float">
            <text:p>1018.7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1-07" calcext:value-type="date">
            <text:p>11/7/2011</text:p>
          </table:table-cell>
          <table:table-cell table:style-name="ce6" office:value-type="percentage" office:value="0.0572" calcext:value-type="percentage">
            <text:p>5.72%</text:p>
          </table:table-cell>
          <table:table-cell table:style-name="ce9" office:value-type="percentage" office:value="0.058" calcext:value-type="percentage">
            <text:p>5.80%</text:p>
          </table:table-cell>
          <table:table-cell office:value-type="float" office:value="1027.18" calcext:value-type="float">
            <text:p>1,027.18</text:p>
          </table:table-cell>
          <table:table-cell office:value-type="float" office:value="1017.34" calcext:value-type="float">
            <text:p>1,017.34</text:p>
          </table:table-cell>
          <table:table-cell table:style-name="ce3" office:value-type="float" office:value="1016.97" calcext:value-type="float">
            <text:p>1016.9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1-08" calcext:value-type="date">
            <text:p>11/8/2011</text:p>
          </table:table-cell>
          <table:table-cell table:style-name="ce6" office:value-type="percentage" office:value="0.0572" calcext:value-type="percentage">
            <text:p>5.72%</text:p>
          </table:table-cell>
          <table:table-cell table:style-name="ce9" office:value-type="percentage" office:value="0.058" calcext:value-type="percentage">
            <text:p>5.80%</text:p>
          </table:table-cell>
          <table:table-cell office:value-type="float" office:value="1027.56" calcext:value-type="float">
            <text:p>1,027.56</text:p>
          </table:table-cell>
          <table:table-cell office:value-type="float" office:value="1017.71" calcext:value-type="float">
            <text:p>1,017.71</text:p>
          </table:table-cell>
          <table:table-cell table:style-name="ce3" office:value-type="float" office:value="1017.34" calcext:value-type="float">
            <text:p>1017.3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1-09" calcext:value-type="date">
            <text:p>11/9/2011</text:p>
          </table:table-cell>
          <table:table-cell table:style-name="ce6" office:value-type="percentage" office:value="0.057" calcext:value-type="percentage">
            <text:p>5.70%</text:p>
          </table:table-cell>
          <table:table-cell table:style-name="ce9" office:value-type="percentage" office:value="0.0578" calcext:value-type="percentage">
            <text:p>5.78%</text:p>
          </table:table-cell>
          <table:table-cell office:value-type="float" office:value="1030.4" calcext:value-type="float">
            <text:p>1,030.40</text:p>
          </table:table-cell>
          <table:table-cell office:value-type="float" office:value="1020.54" calcext:value-type="float">
            <text:p>1,020.54</text:p>
          </table:table-cell>
          <table:table-cell table:style-name="ce3" office:value-type="float" office:value="1020.16" calcext:value-type="float">
            <text:p>1020.1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1-10" calcext:value-type="date">
            <text:p>11/10/2011</text:p>
          </table:table-cell>
          <table:table-cell table:style-name="ce6" office:value-type="percentage" office:value="0.0563" calcext:value-type="percentage">
            <text:p>5.63%</text:p>
          </table:table-cell>
          <table:table-cell table:style-name="ce9" office:value-type="percentage" office:value="0.0571" calcext:value-type="percentage">
            <text:p>5.71%</text:p>
          </table:table-cell>
          <table:table-cell office:value-type="float" office:value="1039.5" calcext:value-type="float">
            <text:p>1,039.50</text:p>
          </table:table-cell>
          <table:table-cell office:value-type="float" office:value="1029.54" calcext:value-type="float">
            <text:p>1,029.54</text:p>
          </table:table-cell>
          <table:table-cell table:style-name="ce3" office:value-type="float" office:value="1029.17" calcext:value-type="float">
            <text:p>1029.1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1-11" calcext:value-type="date">
            <text:p>11/11/2011</text:p>
          </table:table-cell>
          <table:table-cell table:style-name="ce6" office:value-type="percentage" office:value="0.0564" calcext:value-type="percentage">
            <text:p>5.64%</text:p>
          </table:table-cell>
          <table:table-cell table:style-name="ce9" office:value-type="percentage" office:value="0.0572" calcext:value-type="percentage">
            <text:p>5.72%</text:p>
          </table:table-cell>
          <table:table-cell office:value-type="float" office:value="1038.81" calcext:value-type="float">
            <text:p>1,038.81</text:p>
          </table:table-cell>
          <table:table-cell office:value-type="float" office:value="1028.87" calcext:value-type="float">
            <text:p>1,028.87</text:p>
          </table:table-cell>
          <table:table-cell table:style-name="ce3" office:value-type="float" office:value="1028.21" calcext:value-type="float">
            <text:p>1028.2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1-14" calcext:value-type="date">
            <text:p>11/14/2011</text:p>
          </table:table-cell>
          <table:table-cell table:style-name="ce6" office:value-type="percentage" office:value="0.0555" calcext:value-type="percentage">
            <text:p>5.55%</text:p>
          </table:table-cell>
          <table:table-cell table:style-name="ce9" office:value-type="percentage" office:value="0.0563" calcext:value-type="percentage">
            <text:p>5.63%</text:p>
          </table:table-cell>
          <table:table-cell office:value-type="float" office:value="1050.67" calcext:value-type="float">
            <text:p>1,050.67</text:p>
          </table:table-cell>
          <table:table-cell office:value-type="float" office:value="1040.61" calcext:value-type="float">
            <text:p>1,040.61</text:p>
          </table:table-cell>
          <table:table-cell table:style-name="ce3" office:value-type="float" office:value="1040.04" calcext:value-type="float">
            <text:p>1040.0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1-16" calcext:value-type="date">
            <text:p>11/16/2011</text:p>
          </table:table-cell>
          <table:table-cell table:style-name="ce6" office:value-type="percentage" office:value="0.0552" calcext:value-type="percentage">
            <text:p>5.52%</text:p>
          </table:table-cell>
          <table:table-cell table:style-name="ce9" office:value-type="percentage" office:value="0.056" calcext:value-type="percentage">
            <text:p>5.60%</text:p>
          </table:table-cell>
          <table:table-cell office:value-type="float" office:value="1054.88" calcext:value-type="float">
            <text:p>1,054.88</text:p>
          </table:table-cell>
          <table:table-cell office:value-type="float" office:value="1044.77" calcext:value-type="float">
            <text:p>1,044.77</text:p>
          </table:table-cell>
          <table:table-cell table:style-name="ce3" office:value-type="float" office:value="1044.37" calcext:value-type="float">
            <text:p>1044.3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1-17" calcext:value-type="date">
            <text:p>11/17/2011</text:p>
          </table:table-cell>
          <table:table-cell table:style-name="ce6" office:value-type="percentage" office:value="0.0551" calcext:value-type="percentage">
            <text:p>5.51%</text:p>
          </table:table-cell>
          <table:table-cell table:style-name="ce9" office:value-type="percentage" office:value="0.0559" calcext:value-type="percentage">
            <text:p>5.59%</text:p>
          </table:table-cell>
          <table:table-cell office:value-type="float" office:value="1056.55" calcext:value-type="float">
            <text:p>1,056.55</text:p>
          </table:table-cell>
          <table:table-cell office:value-type="float" office:value="1046.43" calcext:value-type="float">
            <text:p>1,046.43</text:p>
          </table:table-cell>
          <table:table-cell table:style-name="ce3" office:value-type="float" office:value="1046.03" calcext:value-type="float">
            <text:p>1046.0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1-18" calcext:value-type="date">
            <text:p>11/18/2011</text:p>
          </table:table-cell>
          <table:table-cell table:style-name="ce6" office:value-type="percentage" office:value="0.055" calcext:value-type="percentage">
            <text:p>5.50%</text:p>
          </table:table-cell>
          <table:table-cell table:style-name="ce9" office:value-type="percentage" office:value="0.0558" calcext:value-type="percentage">
            <text:p>5.58%</text:p>
          </table:table-cell>
          <table:table-cell office:value-type="float" office:value="1058.57" calcext:value-type="float">
            <text:p>1,058.57</text:p>
          </table:table-cell>
          <table:table-cell office:value-type="float" office:value="1048.43" calcext:value-type="float">
            <text:p>1,048.43</text:p>
          </table:table-cell>
          <table:table-cell table:style-name="ce3" office:value-type="float" office:value="1047.69" calcext:value-type="float">
            <text:p>1047.6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1-21" calcext:value-type="date">
            <text:p>11/21/2011</text:p>
          </table:table-cell>
          <table:table-cell table:style-name="ce6" office:value-type="percentage" office:value="0.0548" calcext:value-type="percentage">
            <text:p>5.48%</text:p>
          </table:table-cell>
          <table:table-cell table:style-name="ce9" office:value-type="percentage" office:value="0.0556" calcext:value-type="percentage">
            <text:p>5.56%</text:p>
          </table:table-cell>
          <table:table-cell office:value-type="float" office:value="1061.52" calcext:value-type="float">
            <text:p>1,061.52</text:p>
          </table:table-cell>
          <table:table-cell office:value-type="float" office:value="1051.36" calcext:value-type="float">
            <text:p>1,051.36</text:p>
          </table:table-cell>
          <table:table-cell table:style-name="ce3" office:value-type="float" office:value="1050.96" calcext:value-type="float">
            <text:p>1050.9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1-22" calcext:value-type="date">
            <text:p>11/22/2011</text:p>
          </table:table-cell>
          <table:table-cell table:style-name="ce6" office:value-type="percentage" office:value="0.055" calcext:value-type="percentage">
            <text:p>5.50%</text:p>
          </table:table-cell>
          <table:table-cell table:style-name="ce9" office:value-type="percentage" office:value="0.0558" calcext:value-type="percentage">
            <text:p>5.58%</text:p>
          </table:table-cell>
          <table:table-cell office:value-type="float" office:value="1059.37" calcext:value-type="float">
            <text:p>1,059.37</text:p>
          </table:table-cell>
          <table:table-cell office:value-type="float" office:value="1049.24" calcext:value-type="float">
            <text:p>1,049.24</text:p>
          </table:table-cell>
          <table:table-cell table:style-name="ce3" office:value-type="float" office:value="1048.84" calcext:value-type="float">
            <text:p>1048.8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1-23" calcext:value-type="date">
            <text:p>11/23/2011</text:p>
          </table:table-cell>
          <table:table-cell table:style-name="ce6" office:value-type="percentage" office:value="0.055" calcext:value-type="percentage">
            <text:p>5.50%</text:p>
          </table:table-cell>
          <table:table-cell table:style-name="ce9" office:value-type="percentage" office:value="0.0558" calcext:value-type="percentage">
            <text:p>5.58%</text:p>
          </table:table-cell>
          <table:table-cell office:value-type="float" office:value="1059.78" calcext:value-type="float">
            <text:p>1,059.78</text:p>
          </table:table-cell>
          <table:table-cell office:value-type="float" office:value="1049.64" calcext:value-type="float">
            <text:p>1,049.64</text:p>
          </table:table-cell>
          <table:table-cell table:style-name="ce3" office:value-type="float" office:value="1049.24" calcext:value-type="float">
            <text:p>1049.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1-24" calcext:value-type="date">
            <text:p>11/24/2011</text:p>
          </table:table-cell>
          <table:table-cell table:style-name="ce6" office:value-type="percentage" office:value="0.0552" calcext:value-type="percentage">
            <text:p>5.52%</text:p>
          </table:table-cell>
          <table:table-cell table:style-name="ce9" office:value-type="percentage" office:value="0.056" calcext:value-type="percentage">
            <text:p>5.60%</text:p>
          </table:table-cell>
          <table:table-cell office:value-type="float" office:value="1057.6" calcext:value-type="float">
            <text:p>1,057.60</text:p>
          </table:table-cell>
          <table:table-cell office:value-type="float" office:value="1047.48" calcext:value-type="float">
            <text:p>1,047.48</text:p>
          </table:table-cell>
          <table:table-cell table:style-name="ce3" office:value-type="float" office:value="1047.09" calcext:value-type="float">
            <text:p>1047.0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1-25" calcext:value-type="date">
            <text:p>11/25/2011</text:p>
          </table:table-cell>
          <table:table-cell table:style-name="ce6" office:value-type="percentage" office:value="0.0553" calcext:value-type="percentage">
            <text:p>5.53%</text:p>
          </table:table-cell>
          <table:table-cell table:style-name="ce9" office:value-type="percentage" office:value="0.0561" calcext:value-type="percentage">
            <text:p>5.61%</text:p>
          </table:table-cell>
          <table:table-cell office:value-type="float" office:value="1057.07" calcext:value-type="float">
            <text:p>1,057.07</text:p>
          </table:table-cell>
          <table:table-cell office:value-type="float" office:value="1046.96" calcext:value-type="float">
            <text:p>1,046.96</text:p>
          </table:table-cell>
          <table:table-cell table:style-name="ce3" office:value-type="float" office:value="1046.23" calcext:value-type="float">
            <text:p>1046.2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1-28" calcext:value-type="date">
            <text:p>11/28/2011</text:p>
          </table:table-cell>
          <table:table-cell table:style-name="ce6" office:value-type="percentage" office:value="0.0552" calcext:value-type="percentage">
            <text:p>5.52%</text:p>
          </table:table-cell>
          <table:table-cell table:style-name="ce9" office:value-type="percentage" office:value="0.056" calcext:value-type="percentage">
            <text:p>5.60%</text:p>
          </table:table-cell>
          <table:table-cell office:value-type="float" office:value="1058.74" calcext:value-type="float">
            <text:p>1,058.74</text:p>
          </table:table-cell>
          <table:table-cell office:value-type="float" office:value="1048.62" calcext:value-type="float">
            <text:p>1,048.62</text:p>
          </table:table-cell>
          <table:table-cell table:style-name="ce3" office:value-type="float" office:value="1048.22" calcext:value-type="float">
            <text:p>1048.2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1-29" calcext:value-type="date">
            <text:p>11/29/2011</text:p>
          </table:table-cell>
          <table:table-cell table:style-name="ce6" office:value-type="percentage" office:value="0.0552" calcext:value-type="percentage">
            <text:p>5.52%</text:p>
          </table:table-cell>
          <table:table-cell table:style-name="ce9" office:value-type="percentage" office:value="0.056" calcext:value-type="percentage">
            <text:p>5.60%</text:p>
          </table:table-cell>
          <table:table-cell office:value-type="float" office:value="1059.14" calcext:value-type="float">
            <text:p>1,059.14</text:p>
          </table:table-cell>
          <table:table-cell office:value-type="float" office:value="1049.02" calcext:value-type="float">
            <text:p>1,049.02</text:p>
          </table:table-cell>
          <table:table-cell table:style-name="ce3" office:value-type="float" office:value="1048.62" calcext:value-type="float">
            <text:p>1048.6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1-30" calcext:value-type="date">
            <text:p>11/30/2011</text:p>
          </table:table-cell>
          <table:table-cell table:style-name="ce6" office:value-type="percentage" office:value="0.0548" calcext:value-type="percentage">
            <text:p>5.48%</text:p>
          </table:table-cell>
          <table:table-cell table:style-name="ce9" office:value-type="percentage" office:value="0.0556" calcext:value-type="percentage">
            <text:p>5.56%</text:p>
          </table:table-cell>
          <table:table-cell office:value-type="float" office:value="1064.63" calcext:value-type="float">
            <text:p>1,064.63</text:p>
          </table:table-cell>
          <table:table-cell office:value-type="float" office:value="1054.46" calcext:value-type="float">
            <text:p>1,054.46</text:p>
          </table:table-cell>
          <table:table-cell table:style-name="ce3" office:value-type="float" office:value="1054.06" calcext:value-type="float">
            <text:p>1054.0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2-01" calcext:value-type="date">
            <text:p>12/1/2011</text:p>
          </table:table-cell>
          <table:table-cell table:style-name="ce6" office:value-type="percentage" office:value="0.0544" calcext:value-type="percentage">
            <text:p>5.44%</text:p>
          </table:table-cell>
          <table:table-cell table:style-name="ce9" office:value-type="percentage" office:value="0.0552" calcext:value-type="percentage">
            <text:p>5.52%</text:p>
          </table:table-cell>
          <table:table-cell office:value-type="float" office:value="1070.16" calcext:value-type="float">
            <text:p>1,070.16</text:p>
          </table:table-cell>
          <table:table-cell office:value-type="float" office:value="1059.93" calcext:value-type="float">
            <text:p>1,059.93</text:p>
          </table:table-cell>
          <table:table-cell table:style-name="ce3" office:value-type="float" office:value="1059.54" calcext:value-type="float">
            <text:p>1059.5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2-02" calcext:value-type="date">
            <text:p>12/2/2011</text:p>
          </table:table-cell>
          <table:table-cell table:style-name="ce6" office:value-type="percentage" office:value="0.0547" calcext:value-type="percentage">
            <text:p>5.47%</text:p>
          </table:table-cell>
          <table:table-cell table:style-name="ce9" office:value-type="percentage" office:value="0.0555" calcext:value-type="percentage">
            <text:p>5.55%</text:p>
          </table:table-cell>
          <table:table-cell office:value-type="float" office:value="1067.06" calcext:value-type="float">
            <text:p>1,067.06</text:p>
          </table:table-cell>
          <table:table-cell office:value-type="float" office:value="1056.87" calcext:value-type="float">
            <text:p>1,056.87</text:p>
          </table:table-cell>
          <table:table-cell table:style-name="ce3" office:value-type="float" office:value="1056.13" calcext:value-type="float">
            <text:p>1056.1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2-05" calcext:value-type="date">
            <text:p>12/5/2011</text:p>
          </table:table-cell>
          <table:table-cell table:style-name="ce6" office:value-type="percentage" office:value="0.0547" calcext:value-type="percentage">
            <text:p>5.47%</text:p>
          </table:table-cell>
          <table:table-cell table:style-name="ce9" office:value-type="percentage" office:value="0.0555" calcext:value-type="percentage">
            <text:p>5.55%</text:p>
          </table:table-cell>
          <table:table-cell office:value-type="float" office:value="1067.46" calcext:value-type="float">
            <text:p>1,067.46</text:p>
          </table:table-cell>
          <table:table-cell office:value-type="float" office:value="1057.27" calcext:value-type="float">
            <text:p>1,057.27</text:p>
          </table:table-cell>
          <table:table-cell table:style-name="ce3" office:value-type="float" office:value="1056.87" calcext:value-type="float">
            <text:p>1056.8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2-06" calcext:value-type="date">
            <text:p>12/6/2011</text:p>
          </table:table-cell>
          <table:table-cell table:style-name="ce6" office:value-type="percentage" office:value="0.0549" calcext:value-type="percentage">
            <text:p>5.49%</text:p>
          </table:table-cell>
          <table:table-cell table:style-name="ce9" office:value-type="percentage" office:value="0.0557" calcext:value-type="percentage">
            <text:p>5.57%</text:p>
          </table:table-cell>
          <table:table-cell office:value-type="float" office:value="1065.3" calcext:value-type="float">
            <text:p>1,065.30</text:p>
          </table:table-cell>
          <table:table-cell office:value-type="float" office:value="1055.14" calcext:value-type="float">
            <text:p>1,055.14</text:p>
          </table:table-cell>
          <table:table-cell table:style-name="ce3" office:value-type="float" office:value="1054.74" calcext:value-type="float">
            <text:p>1054.7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2-07" calcext:value-type="date">
            <text:p>12/7/2011</text:p>
          </table:table-cell>
          <table:table-cell table:style-name="ce6" office:value-type="percentage" office:value="0.0549" calcext:value-type="percentage">
            <text:p>5.49%</text:p>
          </table:table-cell>
          <table:table-cell table:style-name="ce9" office:value-type="percentage" office:value="0.0557" calcext:value-type="percentage">
            <text:p>5.57%</text:p>
          </table:table-cell>
          <table:table-cell office:value-type="float" office:value="1065.7" calcext:value-type="float">
            <text:p>1,065.70</text:p>
          </table:table-cell>
          <table:table-cell office:value-type="float" office:value="1055.53" calcext:value-type="float">
            <text:p>1,055.53</text:p>
          </table:table-cell>
          <table:table-cell table:style-name="ce3" office:value-type="float" office:value="1055.14" calcext:value-type="float">
            <text:p>1055.1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2-08" calcext:value-type="date">
            <text:p>12/8/2011</text:p>
          </table:table-cell>
          <table:table-cell table:style-name="ce6" office:value-type="percentage" office:value="0.0544" calcext:value-type="percentage">
            <text:p>5.44%</text:p>
          </table:table-cell>
          <table:table-cell table:style-name="ce9" office:value-type="percentage" office:value="0.0552" calcext:value-type="percentage">
            <text:p>5.52%</text:p>
          </table:table-cell>
          <table:table-cell office:value-type="float" office:value="1072.76" calcext:value-type="float">
            <text:p>1,072.76</text:p>
          </table:table-cell>
          <table:table-cell office:value-type="float" office:value="1062.53" calcext:value-type="float">
            <text:p>1,062.53</text:p>
          </table:table-cell>
          <table:table-cell table:style-name="ce3" office:value-type="float" office:value="1062.12" calcext:value-type="float">
            <text:p>1062.1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2-09" calcext:value-type="date">
            <text:p>12/9/2011</text:p>
          </table:table-cell>
          <table:table-cell table:style-name="ce6" office:value-type="percentage" office:value="0.0545" calcext:value-type="percentage">
            <text:p>5.45%</text:p>
          </table:table-cell>
          <table:table-cell table:style-name="ce9" office:value-type="percentage" office:value="0.0553" calcext:value-type="percentage">
            <text:p>5.53%</text:p>
          </table:table-cell>
          <table:table-cell office:value-type="float" office:value="1072.26" calcext:value-type="float">
            <text:p>1,072.26</text:p>
          </table:table-cell>
          <table:table-cell office:value-type="float" office:value="1062.03" calcext:value-type="float">
            <text:p>1,062.03</text:p>
          </table:table-cell>
          <table:table-cell table:style-name="ce3" office:value-type="float" office:value="1061.26" calcext:value-type="float">
            <text:p>1061.2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2-12" calcext:value-type="date">
            <text:p>12/12/2011</text:p>
          </table:table-cell>
          <table:table-cell table:style-name="ce6" office:value-type="percentage" office:value="0.0541" calcext:value-type="percentage">
            <text:p>5.41%</text:p>
          </table:table-cell>
          <table:table-cell table:style-name="ce9" office:value-type="percentage" office:value="0.0549" calcext:value-type="percentage">
            <text:p>5.49%</text:p>
          </table:table-cell>
          <table:table-cell office:value-type="float" office:value="1077.82" calcext:value-type="float">
            <text:p>1,077.82</text:p>
          </table:table-cell>
          <table:table-cell office:value-type="float" office:value="1067.54" calcext:value-type="float">
            <text:p>1,067.54</text:p>
          </table:table-cell>
          <table:table-cell table:style-name="ce3" office:value-type="float" office:value="1067.13" calcext:value-type="float">
            <text:p>1067.1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2-13" calcext:value-type="date">
            <text:p>12/13/2011</text:p>
          </table:table-cell>
          <table:table-cell table:style-name="ce6" office:value-type="percentage" office:value="0.054" calcext:value-type="percentage">
            <text:p>5.40%</text:p>
          </table:table-cell>
          <table:table-cell table:style-name="ce9" office:value-type="percentage" office:value="0.0548" calcext:value-type="percentage">
            <text:p>5.48%</text:p>
          </table:table-cell>
          <table:table-cell office:value-type="float" office:value="1079.53" calcext:value-type="float">
            <text:p>1,079.53</text:p>
          </table:table-cell>
          <table:table-cell office:value-type="float" office:value="1069.23" calcext:value-type="float">
            <text:p>1,069.23</text:p>
          </table:table-cell>
          <table:table-cell table:style-name="ce3" office:value-type="float" office:value="1068.82" calcext:value-type="float">
            <text:p>1068.8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2-14" calcext:value-type="date">
            <text:p>12/14/2011</text:p>
          </table:table-cell>
          <table:table-cell table:style-name="ce6" office:value-type="percentage" office:value="0.054" calcext:value-type="percentage">
            <text:p>5.40%</text:p>
          </table:table-cell>
          <table:table-cell table:style-name="ce9" office:value-type="percentage" office:value="0.0548" calcext:value-type="percentage">
            <text:p>5.48%</text:p>
          </table:table-cell>
          <table:table-cell office:value-type="float" office:value="1079.94" calcext:value-type="float">
            <text:p>1,079.94</text:p>
          </table:table-cell>
          <table:table-cell office:value-type="float" office:value="1069.65" calcext:value-type="float">
            <text:p>1,069.65</text:p>
          </table:table-cell>
          <table:table-cell table:style-name="ce3" office:value-type="float" office:value="1069.24" calcext:value-type="float">
            <text:p>1069.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2-15" calcext:value-type="date">
            <text:p>12/15/2011</text:p>
          </table:table-cell>
          <table:table-cell table:style-name="ce6" office:value-type="percentage" office:value="0.0541" calcext:value-type="percentage">
            <text:p>5.41%</text:p>
          </table:table-cell>
          <table:table-cell table:style-name="ce9" office:value-type="percentage" office:value="0.0549" calcext:value-type="percentage">
            <text:p>5.49%</text:p>
          </table:table-cell>
          <table:table-cell office:value-type="float" office:value="1079.05" calcext:value-type="float">
            <text:p>1,079.05</text:p>
          </table:table-cell>
          <table:table-cell office:value-type="float" office:value="1068.77" calcext:value-type="float">
            <text:p>1,068.77</text:p>
          </table:table-cell>
          <table:table-cell table:style-name="ce3" office:value-type="float" office:value="1068.37" calcext:value-type="float">
            <text:p>1068.3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2-16" calcext:value-type="date">
            <text:p>12/16/2011</text:p>
          </table:table-cell>
          <table:table-cell table:style-name="ce6" office:value-type="percentage" office:value="0.0544" calcext:value-type="percentage">
            <text:p>5.44%</text:p>
          </table:table-cell>
          <table:table-cell table:style-name="ce9" office:value-type="percentage" office:value="0.0552" calcext:value-type="percentage">
            <text:p>5.52%</text:p>
          </table:table-cell>
          <table:table-cell office:value-type="float" office:value="1075.94" calcext:value-type="float">
            <text:p>1,075.94</text:p>
          </table:table-cell>
          <table:table-cell office:value-type="float" office:value="1065.69" calcext:value-type="float">
            <text:p>1,065.69</text:p>
          </table:table-cell>
          <table:table-cell table:style-name="ce3" office:value-type="float" office:value="1064.94" calcext:value-type="float">
            <text:p>1064.9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2-19" calcext:value-type="date">
            <text:p>12/19/2011</text:p>
          </table:table-cell>
          <table:table-cell table:style-name="ce6" office:value-type="percentage" office:value="0.0541" calcext:value-type="percentage">
            <text:p>5.41%</text:p>
          </table:table-cell>
          <table:table-cell table:style-name="ce9" office:value-type="percentage" office:value="0.0549" calcext:value-type="percentage">
            <text:p>5.49%</text:p>
          </table:table-cell>
          <table:table-cell office:value-type="float" office:value="1080.21" calcext:value-type="float">
            <text:p>1,080.21</text:p>
          </table:table-cell>
          <table:table-cell office:value-type="float" office:value="1069.92" calcext:value-type="float">
            <text:p>1,069.92</text:p>
          </table:table-cell>
          <table:table-cell table:style-name="ce3" office:value-type="float" office:value="1069.52" calcext:value-type="float">
            <text:p>1069.5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2-20" calcext:value-type="date">
            <text:p>12/20/2011</text:p>
          </table:table-cell>
          <table:table-cell table:style-name="ce6" office:value-type="percentage" office:value="0.0546" calcext:value-type="percentage">
            <text:p>5.46%</text:p>
          </table:table-cell>
          <table:table-cell table:style-name="ce9" office:value-type="percentage" office:value="0.0554" calcext:value-type="percentage">
            <text:p>5.54%</text:p>
          </table:table-cell>
          <table:table-cell office:value-type="float" office:value="1074.17" calcext:value-type="float">
            <text:p>1,074.17</text:p>
          </table:table-cell>
          <table:table-cell office:value-type="float" office:value="1063.95" calcext:value-type="float">
            <text:p>1,063.95</text:p>
          </table:table-cell>
          <table:table-cell table:style-name="ce3" office:value-type="float" office:value="1063.55" calcext:value-type="float">
            <text:p>1063.5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2-21" calcext:value-type="date">
            <text:p>12/21/2011</text:p>
          </table:table-cell>
          <table:table-cell table:style-name="ce6" office:value-type="percentage" office:value="0.0544" calcext:value-type="percentage">
            <text:p>5.44%</text:p>
          </table:table-cell>
          <table:table-cell table:style-name="ce9" office:value-type="percentage" office:value="0.0552" calcext:value-type="percentage">
            <text:p>5.52%</text:p>
          </table:table-cell>
          <table:table-cell office:value-type="float" office:value="1077.15" calcext:value-type="float">
            <text:p>1,077.15</text:p>
          </table:table-cell>
          <table:table-cell office:value-type="float" office:value="1066.9" calcext:value-type="float">
            <text:p>1,066.90</text:p>
          </table:table-cell>
          <table:table-cell table:style-name="ce3" office:value-type="float" office:value="1066.5" calcext:value-type="float">
            <text:p>1066.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2-22" calcext:value-type="date">
            <text:p>12/22/2011</text:p>
          </table:table-cell>
          <table:table-cell table:style-name="ce6" office:value-type="percentage" office:value="0.0542" calcext:value-type="percentage">
            <text:p>5.42%</text:p>
          </table:table-cell>
          <table:table-cell table:style-name="ce9" office:value-type="percentage" office:value="0.055" calcext:value-type="percentage">
            <text:p>5.50%</text:p>
          </table:table-cell>
          <table:table-cell office:value-type="float" office:value="1080.18" calcext:value-type="float">
            <text:p>1,080.18</text:p>
          </table:table-cell>
          <table:table-cell office:value-type="float" office:value="1069.91" calcext:value-type="float">
            <text:p>1,069.91</text:p>
          </table:table-cell>
          <table:table-cell table:style-name="ce3" office:value-type="float" office:value="1069.5" calcext:value-type="float">
            <text:p>1069.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2-23" calcext:value-type="date">
            <text:p>12/23/2011</text:p>
          </table:table-cell>
          <table:table-cell table:style-name="ce6" office:value-type="percentage" office:value="0.0548" calcext:value-type="percentage">
            <text:p>5.48%</text:p>
          </table:table-cell>
          <table:table-cell table:style-name="ce9" office:value-type="percentage" office:value="0.0556" calcext:value-type="percentage">
            <text:p>5.56%</text:p>
          </table:table-cell>
          <table:table-cell office:value-type="float" office:value="1073.24" calcext:value-type="float">
            <text:p>1,073.24</text:p>
          </table:table-cell>
          <table:table-cell office:value-type="float" office:value="1063.04" calcext:value-type="float">
            <text:p>1,063.04</text:p>
          </table:table-cell>
          <table:table-cell table:style-name="ce3" office:value-type="float" office:value="1062.27" calcext:value-type="float">
            <text:p>1062.2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2-26" calcext:value-type="date">
            <text:p>12/26/2011</text:p>
          </table:table-cell>
          <table:table-cell table:style-name="ce6" office:value-type="percentage" office:value="0.0549" calcext:value-type="percentage">
            <text:p>5.49%</text:p>
          </table:table-cell>
          <table:table-cell table:style-name="ce9" office:value-type="percentage" office:value="0.0557" calcext:value-type="percentage">
            <text:p>5.57%</text:p>
          </table:table-cell>
          <table:table-cell office:value-type="float" office:value="1072.37" calcext:value-type="float">
            <text:p>1,072.37</text:p>
          </table:table-cell>
          <table:table-cell office:value-type="float" office:value="1062.19" calcext:value-type="float">
            <text:p>1,062.19</text:p>
          </table:table-cell>
          <table:table-cell table:style-name="ce3" office:value-type="float" office:value="1061.78" calcext:value-type="float">
            <text:p>1061.7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2-27" calcext:value-type="date">
            <text:p>12/27/2011</text:p>
          </table:table-cell>
          <table:table-cell table:style-name="ce6" office:value-type="percentage" office:value="0.0552" calcext:value-type="percentage">
            <text:p>5.52%</text:p>
          </table:table-cell>
          <table:table-cell table:style-name="ce9" office:value-type="percentage" office:value="0.056" calcext:value-type="percentage">
            <text:p>5.60%</text:p>
          </table:table-cell>
          <table:table-cell office:value-type="float" office:value="1068.95" calcext:value-type="float">
            <text:p>1,068.95</text:p>
          </table:table-cell>
          <table:table-cell office:value-type="float" office:value="1058.8" calcext:value-type="float">
            <text:p>1,058.80</text:p>
          </table:table-cell>
          <table:table-cell table:style-name="ce3" office:value-type="float" office:value="1058.39" calcext:value-type="float">
            <text:p>1058.3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2-28" calcext:value-type="date">
            <text:p>12/28/2011</text:p>
          </table:table-cell>
          <table:table-cell table:style-name="ce6" office:value-type="percentage" office:value="0.0549" calcext:value-type="percentage">
            <text:p>5.49%</text:p>
          </table:table-cell>
          <table:table-cell table:style-name="ce9" office:value-type="percentage" office:value="0.0557" calcext:value-type="percentage">
            <text:p>5.57%</text:p>
          </table:table-cell>
          <table:table-cell office:value-type="float" office:value="1073.19" calcext:value-type="float">
            <text:p>1,073.19</text:p>
          </table:table-cell>
          <table:table-cell office:value-type="float" office:value="1063" calcext:value-type="float">
            <text:p>1,063.00</text:p>
          </table:table-cell>
          <table:table-cell table:style-name="ce3" office:value-type="float" office:value="1062.59" calcext:value-type="float">
            <text:p>1062.5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2-29" calcext:value-type="date">
            <text:p>12/29/2011</text:p>
          </table:table-cell>
          <table:table-cell table:style-name="ce6" office:value-type="percentage" office:value="0.0549" calcext:value-type="percentage">
            <text:p>5.49%</text:p>
          </table:table-cell>
          <table:table-cell table:style-name="ce9" office:value-type="percentage" office:value="0.0557" calcext:value-type="percentage">
            <text:p>5.57%</text:p>
          </table:table-cell>
          <table:table-cell office:value-type="float" office:value="1074.38" calcext:value-type="float">
            <text:p>1,074.38</text:p>
          </table:table-cell>
          <table:table-cell office:value-type="float" office:value="1064.19" calcext:value-type="float">
            <text:p>1,064.19</text:p>
          </table:table-cell>
          <table:table-cell table:style-name="ce3" office:value-type="float" office:value="1063" calcext:value-type="float">
            <text:p>106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2" office:value-type="date" office:date-value="2011-12-30" calcext:value-type="date">
            <text:p>12/30/2011</text:p>
          </table:table-cell>
          <table:table-cell table:style-name="ce6" office:value-type="percentage" office:value="0.0546" calcext:value-type="percentage">
            <text:p>5.46%</text:p>
          </table:table-cell>
          <table:table-cell table:style-name="ce9" office:value-type="percentage" office:value="0.0554" calcext:value-type="percentage">
            <text:p>5.54%</text:p>
          </table:table-cell>
          <table:table-cell office:value-type="float" office:value="1078.23" calcext:value-type="float">
            <text:p>1,078.23</text:p>
          </table:table-cell>
          <table:table-cell office:value-type="float" office:value="1068" calcext:value-type="float">
            <text:p>1,068.00</text:p>
          </table:table-cell>
          <table:table-cell table:style-name="ce3" office:value-type="float" office:value="1067.22" calcext:value-type="float">
            <text:p>1067.2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1/2012</text:p>
          </table:table-cell>
          <table:table-cell office:value-type="percentage" office:value="0.0546" calcext:value-type="percentage">
            <text:p>5.46%</text:p>
          </table:table-cell>
          <table:table-cell office:value-type="percentage" office:value="0.0554" calcext:value-type="percentage">
            <text:p>5.54%</text:p>
          </table:table-cell>
          <table:table-cell office:value-type="float" office:value="1078.64" calcext:value-type="float">
            <text:p>1,078.64</text:p>
          </table:table-cell>
          <table:table-cell office:value-type="float" office:value="1068.41" calcext:value-type="float">
            <text:p>1,068.41</text:p>
          </table:table-cell>
          <table:table-cell office:value-type="float" office:value="1068" calcext:value-type="float">
            <text:p>1,068.0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1/2012</text:p>
          </table:table-cell>
          <table:table-cell office:value-type="percentage" office:value="0.0542" calcext:value-type="percentage">
            <text:p>5.42%</text:p>
          </table:table-cell>
          <table:table-cell office:value-type="percentage" office:value="0.055" calcext:value-type="percentage">
            <text:p>5.50%</text:p>
          </table:table-cell>
          <table:table-cell office:value-type="float" office:value="1084.21" calcext:value-type="float">
            <text:p>1,084.21</text:p>
          </table:table-cell>
          <table:table-cell office:value-type="float" office:value="1073.92" calcext:value-type="float">
            <text:p>1,073.92</text:p>
          </table:table-cell>
          <table:table-cell office:value-type="float" office:value="1073.51" calcext:value-type="float">
            <text:p>1,073.5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1/2012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548" calcext:value-type="percentage">
            <text:p>5.48%</text:p>
          </table:table-cell>
          <table:table-cell office:value-type="float" office:value="1087.21" calcext:value-type="float">
            <text:p>1,087.21</text:p>
          </table:table-cell>
          <table:table-cell office:value-type="float" office:value="1076.9" calcext:value-type="float">
            <text:p>1,076.90</text:p>
          </table:table-cell>
          <table:table-cell office:value-type="float" office:value="1076.49" calcext:value-type="float">
            <text:p>1,076.4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1/2012</text:p>
          </table:table-cell>
          <table:table-cell office:value-type="percentage" office:value="0.0547" calcext:value-type="percentage">
            <text:p>5.47%</text:p>
          </table:table-cell>
          <table:table-cell office:value-type="percentage" office:value="0.0555" calcext:value-type="percentage">
            <text:p>5.55%</text:p>
          </table:table-cell>
          <table:table-cell office:value-type="float" office:value="1078.59" calcext:value-type="float">
            <text:p>1,078.59</text:p>
          </table:table-cell>
          <table:table-cell office:value-type="float" office:value="1068.37" calcext:value-type="float">
            <text:p>1,068.37</text:p>
          </table:table-cell>
          <table:table-cell office:value-type="float" office:value="1067.96" calcext:value-type="float">
            <text:p>1,067.9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1/2012</text:p>
          </table:table-cell>
          <table:table-cell office:value-type="percentage" office:value="0.0552" calcext:value-type="percentage">
            <text:p>5.52%</text:p>
          </table:table-cell>
          <table:table-cell office:value-type="percentage" office:value="0.056" calcext:value-type="percentage">
            <text:p>5.60%</text:p>
          </table:table-cell>
          <table:table-cell office:value-type="float" office:value="1072.71" calcext:value-type="float">
            <text:p>1,072.71</text:p>
          </table:table-cell>
          <table:table-cell office:value-type="float" office:value="1062.55" calcext:value-type="float">
            <text:p>1,062.55</text:p>
          </table:table-cell>
          <table:table-cell office:value-type="float" office:value="1061.81" calcext:value-type="float">
            <text:p>1,061.8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1/201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558" calcext:value-type="percentage">
            <text:p>5.58%</text:p>
          </table:table-cell>
          <table:table-cell office:value-type="float" office:value="1075.67" calcext:value-type="float">
            <text:p>1,075.67</text:p>
          </table:table-cell>
          <table:table-cell office:value-type="float" office:value="1065.48" calcext:value-type="float">
            <text:p>1,065.48</text:p>
          </table:table-cell>
          <table:table-cell office:value-type="float" office:value="1065.08" calcext:value-type="float">
            <text:p>1,065.0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1/2012</text:p>
          </table:table-cell>
          <table:table-cell office:value-type="percentage" office:value="0.0553" calcext:value-type="percentage">
            <text:p>5.53%</text:p>
          </table:table-cell>
          <table:table-cell office:value-type="percentage" office:value="0.0561" calcext:value-type="percentage">
            <text:p>5.61%</text:p>
          </table:table-cell>
          <table:table-cell office:value-type="float" office:value="1072.24" calcext:value-type="float">
            <text:p>1,072.24</text:p>
          </table:table-cell>
          <table:table-cell office:value-type="float" office:value="1062.09" calcext:value-type="float">
            <text:p>1,062.09</text:p>
          </table:table-cell>
          <table:table-cell office:value-type="float" office:value="1061.69" calcext:value-type="float">
            <text:p>1,061.6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1/2012</text:p>
          </table:table-cell>
          <table:table-cell office:value-type="percentage" office:value="0.0551" calcext:value-type="percentage">
            <text:p>5.51%</text:p>
          </table:table-cell>
          <table:table-cell office:value-type="percentage" office:value="0.0559" calcext:value-type="percentage">
            <text:p>5.59%</text:p>
          </table:table-cell>
          <table:table-cell office:value-type="float" office:value="1075.19" calcext:value-type="float">
            <text:p>1,075.19</text:p>
          </table:table-cell>
          <table:table-cell office:value-type="float" office:value="1065.02" calcext:value-type="float">
            <text:p>1,065.02</text:p>
          </table:table-cell>
          <table:table-cell office:value-type="float" office:value="1064.62" calcext:value-type="float">
            <text:p>1,064.6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1/2012</text:p>
          </table:table-cell>
          <table:table-cell office:value-type="percentage" office:value="0.0551" calcext:value-type="percentage">
            <text:p>5.51%</text:p>
          </table:table-cell>
          <table:table-cell office:value-type="percentage" office:value="0.0559" calcext:value-type="percentage">
            <text:p>5.59%</text:p>
          </table:table-cell>
          <table:table-cell office:value-type="float" office:value="1075.59" calcext:value-type="float">
            <text:p>1,075.59</text:p>
          </table:table-cell>
          <table:table-cell office:value-type="float" office:value="1065.42" calcext:value-type="float">
            <text:p>1,065.42</text:p>
          </table:table-cell>
          <table:table-cell office:value-type="float" office:value="1065.02" calcext:value-type="float">
            <text:p>1,065.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1/2012</text:p>
          </table:table-cell>
          <table:table-cell office:value-type="percentage" office:value="0.0553" calcext:value-type="percentage">
            <text:p>5.53%</text:p>
          </table:table-cell>
          <table:table-cell office:value-type="percentage" office:value="0.0561" calcext:value-type="percentage">
            <text:p>5.61%</text:p>
          </table:table-cell>
          <table:table-cell office:value-type="float" office:value="1073.82" calcext:value-type="float">
            <text:p>1,073.82</text:p>
          </table:table-cell>
          <table:table-cell office:value-type="float" office:value="1063.66" calcext:value-type="float">
            <text:p>1,063.66</text:p>
          </table:table-cell>
          <table:table-cell office:value-type="float" office:value="1062.89" calcext:value-type="float">
            <text:p>1,062.8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1/2012</text:p>
          </table:table-cell>
          <table:table-cell office:value-type="percentage" office:value="0.0552" calcext:value-type="percentage">
            <text:p>5.52%</text:p>
          </table:table-cell>
          <table:table-cell office:value-type="percentage" office:value="0.056" calcext:value-type="percentage">
            <text:p>5.60%</text:p>
          </table:table-cell>
          <table:table-cell office:value-type="float" office:value="1075.53" calcext:value-type="float">
            <text:p>1,075.53</text:p>
          </table:table-cell>
          <table:table-cell office:value-type="float" office:value="1065.36" calcext:value-type="float">
            <text:p>1,065.36</text:p>
          </table:table-cell>
          <table:table-cell office:value-type="float" office:value="1064.93" calcext:value-type="float">
            <text:p>1,064.9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1/2012</text:p>
          </table:table-cell>
          <table:table-cell office:value-type="percentage" office:value="0.0551" calcext:value-type="percentage">
            <text:p>5.51%</text:p>
          </table:table-cell>
          <table:table-cell office:value-type="percentage" office:value="0.0559" calcext:value-type="percentage">
            <text:p>5.59%</text:p>
          </table:table-cell>
          <table:table-cell office:value-type="float" office:value="1077.24" calcext:value-type="float">
            <text:p>1,077.24</text:p>
          </table:table-cell>
          <table:table-cell office:value-type="float" office:value="1067.06" calcext:value-type="float">
            <text:p>1,067.06</text:p>
          </table:table-cell>
          <table:table-cell office:value-type="float" office:value="1066.63" calcext:value-type="float">
            <text:p>1,066.6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1/2012</text:p>
          </table:table-cell>
          <table:table-cell office:value-type="percentage" office:value="0.0551" calcext:value-type="percentage">
            <text:p>5.51%</text:p>
          </table:table-cell>
          <table:table-cell office:value-type="percentage" office:value="0.0559" calcext:value-type="percentage">
            <text:p>5.59%</text:p>
          </table:table-cell>
          <table:table-cell office:value-type="float" office:value="1077.67" calcext:value-type="float">
            <text:p>1,077.67</text:p>
          </table:table-cell>
          <table:table-cell office:value-type="float" office:value="1067.49" calcext:value-type="float">
            <text:p>1,067.49</text:p>
          </table:table-cell>
          <table:table-cell office:value-type="float" office:value="1067.06" calcext:value-type="float">
            <text:p>1,067.0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1/2012</text:p>
          </table:table-cell>
          <table:table-cell office:value-type="percentage" office:value="0.0548" calcext:value-type="percentage">
            <text:p>5.48%</text:p>
          </table:table-cell>
          <table:table-cell office:value-type="percentage" office:value="0.0556" calcext:value-type="percentage">
            <text:p>5.56%</text:p>
          </table:table-cell>
          <table:table-cell office:value-type="float" office:value="1081.95" calcext:value-type="float">
            <text:p>1,081.95</text:p>
          </table:table-cell>
          <table:table-cell office:value-type="float" office:value="1071.73" calcext:value-type="float">
            <text:p>1,071.73</text:p>
          </table:table-cell>
          <table:table-cell office:value-type="float" office:value="1071.3" calcext:value-type="float">
            <text:p>1,071.3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1/2012</text:p>
          </table:table-cell>
          <table:table-cell office:value-type="percentage" office:value="0.0549" calcext:value-type="percentage">
            <text:p>5.49%</text:p>
          </table:table-cell>
          <table:table-cell office:value-type="percentage" office:value="0.0557" calcext:value-type="percentage">
            <text:p>5.57%</text:p>
          </table:table-cell>
          <table:table-cell office:value-type="float" office:value="1081.51" calcext:value-type="float">
            <text:p>1,081.51</text:p>
          </table:table-cell>
          <table:table-cell office:value-type="float" office:value="1071.3" calcext:value-type="float">
            <text:p>1,071.30</text:p>
          </table:table-cell>
          <table:table-cell office:value-type="float" office:value="1070.46" calcext:value-type="float">
            <text:p>1,070.4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1/2012</text:p>
          </table:table-cell>
          <table:table-cell office:value-type="percentage" office:value="0.0547" calcext:value-type="percentage">
            <text:p>5.47%</text:p>
          </table:table-cell>
          <table:table-cell office:value-type="percentage" office:value="0.0555" calcext:value-type="percentage">
            <text:p>5.55%</text:p>
          </table:table-cell>
          <table:table-cell office:value-type="float" office:value="1084.52" calcext:value-type="float">
            <text:p>1,084.52</text:p>
          </table:table-cell>
          <table:table-cell office:value-type="float" office:value="1074.28" calcext:value-type="float">
            <text:p>1,074.28</text:p>
          </table:table-cell>
          <table:table-cell office:value-type="float" office:value="1073.84" calcext:value-type="float">
            <text:p>1,073.8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1/2012</text:p>
          </table:table-cell>
          <table:table-cell office:value-type="percentage" office:value="0.0545" calcext:value-type="percentage">
            <text:p>5.45%</text:p>
          </table:table-cell>
          <table:table-cell office:value-type="percentage" office:value="0.0553" calcext:value-type="percentage">
            <text:p>5.53%</text:p>
          </table:table-cell>
          <table:table-cell office:value-type="float" office:value="1087.53" calcext:value-type="float">
            <text:p>1,087.53</text:p>
          </table:table-cell>
          <table:table-cell office:value-type="float" office:value="1077.26" calcext:value-type="float">
            <text:p>1,077.26</text:p>
          </table:table-cell>
          <table:table-cell office:value-type="float" office:value="1076.83" calcext:value-type="float">
            <text:p>1,076.8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1/2012</text:p>
          </table:table-cell>
          <table:table-cell office:value-type="percentage" office:value="0.0545" calcext:value-type="percentage">
            <text:p>5.45%</text:p>
          </table:table-cell>
          <table:table-cell office:value-type="percentage" office:value="0.0553" calcext:value-type="percentage">
            <text:p>5.53%</text:p>
          </table:table-cell>
          <table:table-cell office:value-type="float" office:value="1087.89" calcext:value-type="float">
            <text:p>1,087.89</text:p>
          </table:table-cell>
          <table:table-cell office:value-type="float" office:value="1077.62" calcext:value-type="float">
            <text:p>1,077.62</text:p>
          </table:table-cell>
          <table:table-cell office:value-type="float" office:value="1077.19" calcext:value-type="float">
            <text:p>1,077.1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1/2012</text:p>
          </table:table-cell>
          <table:table-cell office:value-type="percentage" office:value="0.0545" calcext:value-type="percentage">
            <text:p>5.45%</text:p>
          </table:table-cell>
          <table:table-cell office:value-type="percentage" office:value="0.0553" calcext:value-type="percentage">
            <text:p>5.53%</text:p>
          </table:table-cell>
          <table:table-cell office:value-type="float" office:value="1088.32" calcext:value-type="float">
            <text:p>1,088.32</text:p>
          </table:table-cell>
          <table:table-cell office:value-type="float" office:value="1078.05" calcext:value-type="float">
            <text:p>1,078.05</text:p>
          </table:table-cell>
          <table:table-cell office:value-type="float" office:value="1077.62" calcext:value-type="float">
            <text:p>1,077.6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1/2012</text:p>
          </table:table-cell>
          <table:table-cell office:value-type="percentage" office:value="0.0541" calcext:value-type="percentage">
            <text:p>5.41%</text:p>
          </table:table-cell>
          <table:table-cell office:value-type="percentage" office:value="0.0549" calcext:value-type="percentage">
            <text:p>5.49%</text:p>
          </table:table-cell>
          <table:table-cell office:value-type="float" office:value="1094.32" calcext:value-type="float">
            <text:p>1,094.32</text:p>
          </table:table-cell>
          <table:table-cell office:value-type="float" office:value="1084" calcext:value-type="float">
            <text:p>1,084.00</text:p>
          </table:table-cell>
          <table:table-cell office:value-type="float" office:value="1083.17" calcext:value-type="float">
            <text:p>1,083.1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1/2012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548" calcext:value-type="percentage">
            <text:p>5.48%</text:p>
          </table:table-cell>
          <table:table-cell office:value-type="float" office:value="1096.05" calcext:value-type="float">
            <text:p>1,096.05</text:p>
          </table:table-cell>
          <table:table-cell office:value-type="float" office:value="1085.71" calcext:value-type="float">
            <text:p>1,085.71</text:p>
          </table:table-cell>
          <table:table-cell office:value-type="float" office:value="1085.28" calcext:value-type="float">
            <text:p>1,085.2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1/01/2012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548" calcext:value-type="percentage">
            <text:p>5.48%</text:p>
          </table:table-cell>
          <table:table-cell office:value-type="float" office:value="1096.48" calcext:value-type="float">
            <text:p>1,096.48</text:p>
          </table:table-cell>
          <table:table-cell office:value-type="float" office:value="1086.14" calcext:value-type="float">
            <text:p>1,086.14</text:p>
          </table:table-cell>
          <table:table-cell office:value-type="float" office:value="1085.71" calcext:value-type="float">
            <text:p>1,085.7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02/2012</text:p>
          </table:table-cell>
          <table:table-cell office:value-type="percentage" office:value="0.0546" calcext:value-type="percentage">
            <text:p>5.46%</text:p>
          </table:table-cell>
          <table:table-cell office:value-type="percentage" office:value="0.0554" calcext:value-type="percentage">
            <text:p>5.54%</text:p>
          </table:table-cell>
          <table:table-cell office:value-type="float" office:value="1089.14" calcext:value-type="float">
            <text:p>1,089.14</text:p>
          </table:table-cell>
          <table:table-cell office:value-type="float" office:value="1078.88" calcext:value-type="float">
            <text:p>1,078.88</text:p>
          </table:table-cell>
          <table:table-cell office:value-type="float" office:value="1078.45" calcext:value-type="float">
            <text:p>1,078.4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2/2012</text:p>
          </table:table-cell>
          <table:table-cell office:value-type="percentage" office:value="0.0551" calcext:value-type="percentage">
            <text:p>5.51%</text:p>
          </table:table-cell>
          <table:table-cell office:value-type="percentage" office:value="0.0559" calcext:value-type="percentage">
            <text:p>5.59%</text:p>
          </table:table-cell>
          <table:table-cell office:value-type="float" office:value="1083.15" calcext:value-type="float">
            <text:p>1,083.15</text:p>
          </table:table-cell>
          <table:table-cell office:value-type="float" office:value="1072.95" calcext:value-type="float">
            <text:p>1,072.95</text:p>
          </table:table-cell>
          <table:table-cell office:value-type="float" office:value="1072.52" calcext:value-type="float">
            <text:p>1,072.5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2/2012</text:p>
          </table:table-cell>
          <table:table-cell office:value-type="percentage" office:value="0.0556" calcext:value-type="percentage">
            <text:p>5.56%</text:p>
          </table:table-cell>
          <table:table-cell office:value-type="percentage" office:value="0.0564" calcext:value-type="percentage">
            <text:p>5.64%</text:p>
          </table:table-cell>
          <table:table-cell office:value-type="float" office:value="1077.58" calcext:value-type="float">
            <text:p>1,077.58</text:p>
          </table:table-cell>
          <table:table-cell office:value-type="float" office:value="1067.45" calcext:value-type="float">
            <text:p>1,067.45</text:p>
          </table:table-cell>
          <table:table-cell office:value-type="float" office:value="1066.63" calcext:value-type="float">
            <text:p>1,066.6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2/2012</text:p>
          </table:table-cell>
          <table:table-cell office:value-type="percentage" office:value="0.0558" calcext:value-type="percentage">
            <text:p>5.58%</text:p>
          </table:table-cell>
          <table:table-cell office:value-type="percentage" office:value="0.0566" calcext:value-type="percentage">
            <text:p>5.66%</text:p>
          </table:table-cell>
          <table:table-cell office:value-type="float" office:value="1075.47" calcext:value-type="float">
            <text:p>1,075.47</text:p>
          </table:table-cell>
          <table:table-cell office:value-type="float" office:value="1065.36" calcext:value-type="float">
            <text:p>1,065.36</text:p>
          </table:table-cell>
          <table:table-cell office:value-type="float" office:value="1064.93" calcext:value-type="float">
            <text:p>1,064.9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2/2012</text:p>
          </table:table-cell>
          <table:table-cell office:value-type="percentage" office:value="0.0561" calcext:value-type="percentage">
            <text:p>5.61%</text:p>
          </table:table-cell>
          <table:table-cell office:value-type="percentage" office:value="0.0569" calcext:value-type="percentage">
            <text:p>5.69%</text:p>
          </table:table-cell>
          <table:table-cell office:value-type="float" office:value="1072.09" calcext:value-type="float">
            <text:p>1,072.09</text:p>
          </table:table-cell>
          <table:table-cell office:value-type="float" office:value="1062.02" calcext:value-type="float">
            <text:p>1,062.02</text:p>
          </table:table-cell>
          <table:table-cell office:value-type="float" office:value="1061.59" calcext:value-type="float">
            <text:p>1,061.5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2/2012</text:p>
          </table:table-cell>
          <table:table-cell office:value-type="percentage" office:value="0.0559" calcext:value-type="percentage">
            <text:p>5.59%</text:p>
          </table:table-cell>
          <table:table-cell office:value-type="percentage" office:value="0.0567" calcext:value-type="percentage">
            <text:p>5.67%</text:p>
          </table:table-cell>
          <table:table-cell office:value-type="float" office:value="1075.06" calcext:value-type="float">
            <text:p>1,075.06</text:p>
          </table:table-cell>
          <table:table-cell office:value-type="float" office:value="1064.96" calcext:value-type="float">
            <text:p>1,064.96</text:p>
          </table:table-cell>
          <table:table-cell office:value-type="float" office:value="1064.53" calcext:value-type="float">
            <text:p>1,064.5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2/2012</text:p>
          </table:table-cell>
          <table:table-cell office:value-type="percentage" office:value="0.0559" calcext:value-type="percentage">
            <text:p>5.59%</text:p>
          </table:table-cell>
          <table:table-cell office:value-type="percentage" office:value="0.0567" calcext:value-type="percentage">
            <text:p>5.67%</text:p>
          </table:table-cell>
          <table:table-cell office:value-type="float" office:value="1075.49" calcext:value-type="float">
            <text:p>1,075.49</text:p>
          </table:table-cell>
          <table:table-cell office:value-type="float" office:value="1065.38" calcext:value-type="float">
            <text:p>1,065.38</text:p>
          </table:table-cell>
          <table:table-cell office:value-type="float" office:value="1064.96" calcext:value-type="float">
            <text:p>1,064.9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2/2012</text:p>
          </table:table-cell>
          <table:table-cell office:value-type="percentage" office:value="0.0552" calcext:value-type="percentage">
            <text:p>5.52%</text:p>
          </table:table-cell>
          <table:table-cell office:value-type="percentage" office:value="0.056" calcext:value-type="percentage">
            <text:p>5.60%</text:p>
          </table:table-cell>
          <table:table-cell office:value-type="float" office:value="1085.14" calcext:value-type="float">
            <text:p>1,085.14</text:p>
          </table:table-cell>
          <table:table-cell office:value-type="float" office:value="1074.94" calcext:value-type="float">
            <text:p>1,074.94</text:p>
          </table:table-cell>
          <table:table-cell office:value-type="float" office:value="1074.13" calcext:value-type="float">
            <text:p>1,074.1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2/2012</text:p>
          </table:table-cell>
          <table:table-cell office:value-type="percentage" office:value="0.0546" calcext:value-type="percentage">
            <text:p>5.46%</text:p>
          </table:table-cell>
          <table:table-cell office:value-type="percentage" office:value="0.0554" calcext:value-type="percentage">
            <text:p>5.54%</text:p>
          </table:table-cell>
          <table:table-cell office:value-type="float" office:value="1093.28" calcext:value-type="float">
            <text:p>1,093.28</text:p>
          </table:table-cell>
          <table:table-cell office:value-type="float" office:value="1083.01" calcext:value-type="float">
            <text:p>1,083.01</text:p>
          </table:table-cell>
          <table:table-cell office:value-type="float" office:value="1082.58" calcext:value-type="float">
            <text:p>1,082.5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2/2012</text:p>
          </table:table-cell>
          <table:table-cell office:value-type="percentage" office:value="0.0544" calcext:value-type="percentage">
            <text:p>5.44%</text:p>
          </table:table-cell>
          <table:table-cell office:value-type="percentage" office:value="0.0552" calcext:value-type="percentage">
            <text:p>5.52%</text:p>
          </table:table-cell>
          <table:table-cell office:value-type="float" office:value="1096.29" calcext:value-type="float">
            <text:p>1,096.29</text:p>
          </table:table-cell>
          <table:table-cell office:value-type="float" office:value="1085.99" calcext:value-type="float">
            <text:p>1,085.99</text:p>
          </table:table-cell>
          <table:table-cell office:value-type="float" office:value="1085.56" calcext:value-type="float">
            <text:p>1,085.5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2/2012</text:p>
          </table:table-cell>
          <table:table-cell office:value-type="percentage" office:value="0.0538" calcext:value-type="percentage">
            <text:p>5.38%</text:p>
          </table:table-cell>
          <table:table-cell office:value-type="percentage" office:value="0.0546" calcext:value-type="percentage">
            <text:p>5.46%</text:p>
          </table:table-cell>
          <table:table-cell office:value-type="float" office:value="1104.51" calcext:value-type="float">
            <text:p>1,104.51</text:p>
          </table:table-cell>
          <table:table-cell office:value-type="float" office:value="1094.12" calcext:value-type="float">
            <text:p>1,094.12</text:p>
          </table:table-cell>
          <table:table-cell office:value-type="float" office:value="1093.71" calcext:value-type="float">
            <text:p>1,093.7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2/2012</text:p>
          </table:table-cell>
          <table:table-cell office:value-type="percentage" office:value="0.0536" calcext:value-type="percentage">
            <text:p>5.36%</text:p>
          </table:table-cell>
          <table:table-cell office:value-type="percentage" office:value="0.0544" calcext:value-type="percentage">
            <text:p>5.44%</text:p>
          </table:table-cell>
          <table:table-cell office:value-type="float" office:value="1107.53" calcext:value-type="float">
            <text:p>1,107.53</text:p>
          </table:table-cell>
          <table:table-cell office:value-type="float" office:value="1097.12" calcext:value-type="float">
            <text:p>1,097.12</text:p>
          </table:table-cell>
          <table:table-cell office:value-type="float" office:value="1096.71" calcext:value-type="float">
            <text:p>1,096.7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2/2012</text:p>
          </table:table-cell>
          <table:table-cell office:value-type="percentage" office:value="0.0536" calcext:value-type="percentage">
            <text:p>5.36%</text:p>
          </table:table-cell>
          <table:table-cell office:value-type="percentage" office:value="0.0544" calcext:value-type="percentage">
            <text:p>5.44%</text:p>
          </table:table-cell>
          <table:table-cell office:value-type="float" office:value="1108.7" calcext:value-type="float">
            <text:p>1,108.70</text:p>
          </table:table-cell>
          <table:table-cell office:value-type="float" office:value="1098.28" calcext:value-type="float">
            <text:p>1,098.28</text:p>
          </table:table-cell>
          <table:table-cell office:value-type="float" office:value="1097.12" calcext:value-type="float">
            <text:p>1,097.1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2/2012</text:p>
          </table:table-cell>
          <table:table-cell office:value-type="percentage" office:value="0.0529" calcext:value-type="percentage">
            <text:p>5.29%</text:p>
          </table:table-cell>
          <table:table-cell office:value-type="percentage" office:value="0.0537" calcext:value-type="percentage">
            <text:p>5.37%</text:p>
          </table:table-cell>
          <table:table-cell office:value-type="float" office:value="1118.19" calcext:value-type="float">
            <text:p>1,118.19</text:p>
          </table:table-cell>
          <table:table-cell office:value-type="float" office:value="1107.68" calcext:value-type="float">
            <text:p>1,107.68</text:p>
          </table:table-cell>
          <table:table-cell office:value-type="float" office:value="1107.28" calcext:value-type="float">
            <text:p>1,107.2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2/2012</text:p>
          </table:table-cell>
          <table:table-cell office:value-type="percentage" office:value="0.0528" calcext:value-type="percentage">
            <text:p>5.28%</text:p>
          </table:table-cell>
          <table:table-cell office:value-type="percentage" office:value="0.0536" calcext:value-type="percentage">
            <text:p>5.36%</text:p>
          </table:table-cell>
          <table:table-cell office:value-type="float" office:value="1119.91" calcext:value-type="float">
            <text:p>1,119.91</text:p>
          </table:table-cell>
          <table:table-cell office:value-type="float" office:value="1109.39" calcext:value-type="float">
            <text:p>1,109.39</text:p>
          </table:table-cell>
          <table:table-cell office:value-type="float" office:value="1108.99" calcext:value-type="float">
            <text:p>1,108.9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2/2012</text:p>
          </table:table-cell>
          <table:table-cell office:value-type="percentage" office:value="0.0528" calcext:value-type="percentage">
            <text:p>5.28%</text:p>
          </table:table-cell>
          <table:table-cell office:value-type="percentage" office:value="0.0536" calcext:value-type="percentage">
            <text:p>5.36%</text:p>
          </table:table-cell>
          <table:table-cell office:value-type="float" office:value="1120.66" calcext:value-type="float">
            <text:p>1,120.66</text:p>
          </table:table-cell>
          <table:table-cell office:value-type="float" office:value="1110.14" calcext:value-type="float">
            <text:p>1,110.14</text:p>
          </table:table-cell>
          <table:table-cell office:value-type="float" office:value="1109.39" calcext:value-type="float">
            <text:p>1,109.3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2/2012</text:p>
          </table:table-cell>
          <table:table-cell office:value-type="percentage" office:value="0.0532" calcext:value-type="percentage">
            <text:p>5.32%</text:p>
          </table:table-cell>
          <table:table-cell office:value-type="percentage" office:value="0.054" calcext:value-type="percentage">
            <text:p>5.40%</text:p>
          </table:table-cell>
          <table:table-cell office:value-type="float" office:value="1115.79" calcext:value-type="float">
            <text:p>1,115.79</text:p>
          </table:table-cell>
          <table:table-cell office:value-type="float" office:value="1105.32" calcext:value-type="float">
            <text:p>1,105.32</text:p>
          </table:table-cell>
          <table:table-cell office:value-type="float" office:value="1104.91" calcext:value-type="float">
            <text:p>1,104.9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2/2012</text:p>
          </table:table-cell>
          <table:table-cell office:value-type="percentage" office:value="0.0534" calcext:value-type="percentage">
            <text:p>5.34%</text:p>
          </table:table-cell>
          <table:table-cell office:value-type="percentage" office:value="0.0542" calcext:value-type="percentage">
            <text:p>5.42%</text:p>
          </table:table-cell>
          <table:table-cell office:value-type="float" office:value="1113.56" calcext:value-type="float">
            <text:p>1,113.56</text:p>
          </table:table-cell>
          <table:table-cell office:value-type="float" office:value="1103.12" calcext:value-type="float">
            <text:p>1,103.12</text:p>
          </table:table-cell>
          <table:table-cell office:value-type="float" office:value="1102.71" calcext:value-type="float">
            <text:p>1,102.7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2/2012</text:p>
          </table:table-cell>
          <table:table-cell office:value-type="percentage" office:value="0.0532" calcext:value-type="percentage">
            <text:p>5.32%</text:p>
          </table:table-cell>
          <table:table-cell office:value-type="percentage" office:value="0.054" calcext:value-type="percentage">
            <text:p>5.40%</text:p>
          </table:table-cell>
          <table:table-cell office:value-type="float" office:value="1116.6" calcext:value-type="float">
            <text:p>1,116.60</text:p>
          </table:table-cell>
          <table:table-cell office:value-type="float" office:value="1106.12" calcext:value-type="float">
            <text:p>1,106.12</text:p>
          </table:table-cell>
          <table:table-cell office:value-type="float" office:value="1105.72" calcext:value-type="float">
            <text:p>1,105.7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03/2012</text:p>
          </table:table-cell>
          <table:table-cell office:value-type="percentage" office:value="0.0532" calcext:value-type="percentage">
            <text:p>5.32%</text:p>
          </table:table-cell>
          <table:table-cell office:value-type="percentage" office:value="0.054" calcext:value-type="percentage">
            <text:p>5.40%</text:p>
          </table:table-cell>
          <table:table-cell office:value-type="float" office:value="1117" calcext:value-type="float">
            <text:p>1,117.00</text:p>
          </table:table-cell>
          <table:table-cell office:value-type="float" office:value="1106.52" calcext:value-type="float">
            <text:p>1,106.52</text:p>
          </table:table-cell>
          <table:table-cell office:value-type="float" office:value="1106.12" calcext:value-type="float">
            <text:p>1,106.1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3/2012</text:p>
          </table:table-cell>
          <table:table-cell office:value-type="percentage" office:value="0.0533" calcext:value-type="percentage">
            <text:p>5.33%</text:p>
          </table:table-cell>
          <table:table-cell office:value-type="percentage" office:value="0.0541" calcext:value-type="percentage">
            <text:p>5.41%</text:p>
          </table:table-cell>
          <table:table-cell office:value-type="float" office:value="1116.43" calcext:value-type="float">
            <text:p>1,116.43</text:p>
          </table:table-cell>
          <table:table-cell office:value-type="float" office:value="1105.97" calcext:value-type="float">
            <text:p>1,105.97</text:p>
          </table:table-cell>
          <table:table-cell office:value-type="float" office:value="1105.22" calcext:value-type="float">
            <text:p>1,105.2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3/2012</text:p>
          </table:table-cell>
          <table:table-cell office:value-type="percentage" office:value="0.0532" calcext:value-type="percentage">
            <text:p>5.32%</text:p>
          </table:table-cell>
          <table:table-cell office:value-type="percentage" office:value="0.054" calcext:value-type="percentage">
            <text:p>5.40%</text:p>
          </table:table-cell>
          <table:table-cell office:value-type="float" office:value="1118.15" calcext:value-type="float">
            <text:p>1,118.15</text:p>
          </table:table-cell>
          <table:table-cell office:value-type="float" office:value="1107.67" calcext:value-type="float">
            <text:p>1,107.67</text:p>
          </table:table-cell>
          <table:table-cell office:value-type="float" office:value="1107.27" calcext:value-type="float">
            <text:p>1,107.2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3/2012</text:p>
          </table:table-cell>
          <table:table-cell office:value-type="percentage" office:value="0.0531" calcext:value-type="percentage">
            <text:p>5.31%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1119.87" calcext:value-type="float">
            <text:p>1,119.87</text:p>
          </table:table-cell>
          <table:table-cell office:value-type="float" office:value="1109.38" calcext:value-type="float">
            <text:p>1,109.38</text:p>
          </table:table-cell>
          <table:table-cell office:value-type="float" office:value="1108.97" calcext:value-type="float">
            <text:p>1,108.9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3/2012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0538" calcext:value-type="percentage">
            <text:p>5.38%</text:p>
          </table:table-cell>
          <table:table-cell office:value-type="float" office:value="1121.59" calcext:value-type="float">
            <text:p>1,121.59</text:p>
          </table:table-cell>
          <table:table-cell office:value-type="float" office:value="1111.09" calcext:value-type="float">
            <text:p>1,111.09</text:p>
          </table:table-cell>
          <table:table-cell office:value-type="float" office:value="1110.68" calcext:value-type="float">
            <text:p>1,110.6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3/2012</text:p>
          </table:table-cell>
          <table:table-cell office:value-type="percentage" office:value="0.0529" calcext:value-type="percentage">
            <text:p>5.29%</text:p>
          </table:table-cell>
          <table:table-cell office:value-type="percentage" office:value="0.0537" calcext:value-type="percentage">
            <text:p>5.37%</text:p>
          </table:table-cell>
          <table:table-cell office:value-type="float" office:value="1123.32" calcext:value-type="float">
            <text:p>1,123.32</text:p>
          </table:table-cell>
          <table:table-cell office:value-type="float" office:value="1112.8" calcext:value-type="float">
            <text:p>1,112.80</text:p>
          </table:table-cell>
          <table:table-cell office:value-type="float" office:value="1112.39" calcext:value-type="float">
            <text:p>1,112.3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3/2012</text:p>
          </table:table-cell>
          <table:table-cell office:value-type="percentage" office:value="0.0527" calcext:value-type="percentage">
            <text:p>5.27%</text:p>
          </table:table-cell>
          <table:table-cell office:value-type="percentage" office:value="0.0535" calcext:value-type="percentage">
            <text:p>5.35%</text:p>
          </table:table-cell>
          <table:table-cell office:value-type="float" office:value="1126.72" calcext:value-type="float">
            <text:p>1,126.72</text:p>
          </table:table-cell>
          <table:table-cell office:value-type="float" office:value="1116.17" calcext:value-type="float">
            <text:p>1,116.17</text:p>
          </table:table-cell>
          <table:table-cell office:value-type="float" office:value="1115.42" calcext:value-type="float">
            <text:p>1,115.4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3/2012</text:p>
          </table:table-cell>
          <table:table-cell office:value-type="percentage" office:value="0.0521" calcext:value-type="percentage">
            <text:p>5.21%</text:p>
          </table:table-cell>
          <table:table-cell office:value-type="percentage" office:value="0.0529" calcext:value-type="percentage">
            <text:p>5.29%</text:p>
          </table:table-cell>
          <table:table-cell office:value-type="float" office:value="1135.11" calcext:value-type="float">
            <text:p>1,135.11</text:p>
          </table:table-cell>
          <table:table-cell office:value-type="float" office:value="1124.47" calcext:value-type="float">
            <text:p>1,124.47</text:p>
          </table:table-cell>
          <table:table-cell office:value-type="float" office:value="1124.07" calcext:value-type="float">
            <text:p>1,124.0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3/2012</text:p>
          </table:table-cell>
          <table:table-cell office:value-type="percentage" office:value="0.0523" calcext:value-type="percentage">
            <text:p>5.23%</text:p>
          </table:table-cell>
          <table:table-cell office:value-type="percentage" office:value="0.0531" calcext:value-type="percentage">
            <text:p>5.31%</text:p>
          </table:table-cell>
          <table:table-cell office:value-type="float" office:value="1132.84" calcext:value-type="float">
            <text:p>1,132.84</text:p>
          </table:table-cell>
          <table:table-cell office:value-type="float" office:value="1122.24" calcext:value-type="float">
            <text:p>1,122.24</text:p>
          </table:table-cell>
          <table:table-cell office:value-type="float" office:value="1121.83" calcext:value-type="float">
            <text:p>1,121.8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3/2012</text:p>
          </table:table-cell>
          <table:table-cell office:value-type="percentage" office:value="0.0521" calcext:value-type="percentage">
            <text:p>5.21%</text:p>
          </table:table-cell>
          <table:table-cell office:value-type="percentage" office:value="0.0529" calcext:value-type="percentage">
            <text:p>5.29%</text:p>
          </table:table-cell>
          <table:table-cell office:value-type="float" office:value="1135.91" calcext:value-type="float">
            <text:p>1,135.91</text:p>
          </table:table-cell>
          <table:table-cell office:value-type="float" office:value="1125.28" calcext:value-type="float">
            <text:p>1,125.28</text:p>
          </table:table-cell>
          <table:table-cell office:value-type="float" office:value="1124.88" calcext:value-type="float">
            <text:p>1,124.8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3/2012</text:p>
          </table:table-cell>
          <table:table-cell office:value-type="percentage" office:value="0.0525" calcext:value-type="percentage">
            <text:p>5.25%</text:p>
          </table:table-cell>
          <table:table-cell office:value-type="percentage" office:value="0.0533" calcext:value-type="percentage">
            <text:p>5.33%</text:p>
          </table:table-cell>
          <table:table-cell office:value-type="float" office:value="1130.98" calcext:value-type="float">
            <text:p>1,130.98</text:p>
          </table:table-cell>
          <table:table-cell office:value-type="float" office:value="1120.4" calcext:value-type="float">
            <text:p>1,120.40</text:p>
          </table:table-cell>
          <table:table-cell office:value-type="float" office:value="1120.01" calcext:value-type="float">
            <text:p>1,120.0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3/2012</text:p>
          </table:table-cell>
          <table:table-cell office:value-type="percentage" office:value="0.0515" calcext:value-type="percentage">
            <text:p>5.15%</text:p>
          </table:table-cell>
          <table:table-cell office:value-type="percentage" office:value="0.0523" calcext:value-type="percentage">
            <text:p>5.23%</text:p>
          </table:table-cell>
          <table:table-cell office:value-type="float" office:value="1145.08" calcext:value-type="float">
            <text:p>1,145.08</text:p>
          </table:table-cell>
          <table:table-cell office:value-type="float" office:value="1134.36" calcext:value-type="float">
            <text:p>1,134.36</text:p>
          </table:table-cell>
          <table:table-cell office:value-type="float" office:value="1133.64" calcext:value-type="float">
            <text:p>1,133.6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3/2012</text:p>
          </table:table-cell>
          <table:table-cell office:value-type="percentage" office:value="0.0516" calcext:value-type="percentage">
            <text:p>5.16%</text:p>
          </table:table-cell>
          <table:table-cell office:value-type="percentage" office:value="0.0524" calcext:value-type="percentage">
            <text:p>5.24%</text:p>
          </table:table-cell>
          <table:table-cell office:value-type="float" office:value="1144.13" calcext:value-type="float">
            <text:p>1,144.13</text:p>
          </table:table-cell>
          <table:table-cell office:value-type="float" office:value="1133.42" calcext:value-type="float">
            <text:p>1,133.42</text:p>
          </table:table-cell>
          <table:table-cell office:value-type="float" office:value="1133.03" calcext:value-type="float">
            <text:p>1,133.0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3/2012</text:p>
          </table:table-cell>
          <table:table-cell office:value-type="percentage" office:value="0.0521" calcext:value-type="percentage">
            <text:p>5.21%</text:p>
          </table:table-cell>
          <table:table-cell office:value-type="percentage" office:value="0.0529" calcext:value-type="percentage">
            <text:p>5.29%</text:p>
          </table:table-cell>
          <table:table-cell office:value-type="float" office:value="1137.82" calcext:value-type="float">
            <text:p>1,137.82</text:p>
          </table:table-cell>
          <table:table-cell office:value-type="float" office:value="1127.18" calcext:value-type="float">
            <text:p>1,127.18</text:p>
          </table:table-cell>
          <table:table-cell office:value-type="float" office:value="1126.79" calcext:value-type="float">
            <text:p>1,126.7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3/2012</text:p>
          </table:table-cell>
          <table:table-cell office:value-type="percentage" office:value="0.0521" calcext:value-type="percentage">
            <text:p>5.21%</text:p>
          </table:table-cell>
          <table:table-cell office:value-type="percentage" office:value="0.0529" calcext:value-type="percentage">
            <text:p>5.29%</text:p>
          </table:table-cell>
          <table:table-cell office:value-type="float" office:value="1138.21" calcext:value-type="float">
            <text:p>1,138.21</text:p>
          </table:table-cell>
          <table:table-cell office:value-type="float" office:value="1127.57" calcext:value-type="float">
            <text:p>1,127.57</text:p>
          </table:table-cell>
          <table:table-cell office:value-type="float" office:value="1127.18" calcext:value-type="float">
            <text:p>1,127.1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3/2012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0528" calcext:value-type="percentage">
            <text:p>5.28%</text:p>
          </table:table-cell>
          <table:table-cell office:value-type="float" office:value="1139.94" calcext:value-type="float">
            <text:p>1,139.94</text:p>
          </table:table-cell>
          <table:table-cell office:value-type="float" office:value="1129.29" calcext:value-type="float">
            <text:p>1,129.29</text:p>
          </table:table-cell>
          <table:table-cell office:value-type="float" office:value="1128.9" calcext:value-type="float">
            <text:p>1,128.9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3/2012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0528" calcext:value-type="percentage">
            <text:p>5.28%</text:p>
          </table:table-cell>
          <table:table-cell office:value-type="float" office:value="1140.35" calcext:value-type="float">
            <text:p>1,140.35</text:p>
          </table:table-cell>
          <table:table-cell office:value-type="float" office:value="1129.69" calcext:value-type="float">
            <text:p>1,129.69</text:p>
          </table:table-cell>
          <table:table-cell office:value-type="float" office:value="1129.06" calcext:value-type="float">
            <text:p>1,129.0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3/2012</text:p>
          </table:table-cell>
          <table:table-cell office:value-type="percentage" office:value="0.0519" calcext:value-type="percentage">
            <text:p>5.19%</text:p>
          </table:table-cell>
          <table:table-cell office:value-type="percentage" office:value="0.0527" calcext:value-type="percentage">
            <text:p>5.27%</text:p>
          </table:table-cell>
          <table:table-cell office:value-type="float" office:value="1142.05" calcext:value-type="float">
            <text:p>1,142.05</text:p>
          </table:table-cell>
          <table:table-cell office:value-type="float" office:value="1131.39" calcext:value-type="float">
            <text:p>1,131.39</text:p>
          </table:table-cell>
          <table:table-cell office:value-type="float" office:value="1131.02" calcext:value-type="float">
            <text:p>1,131.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3/2012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0528" calcext:value-type="percentage">
            <text:p>5.28%</text:p>
          </table:table-cell>
          <table:table-cell office:value-type="float" office:value="1141.08" calcext:value-type="float">
            <text:p>1,141.08</text:p>
          </table:table-cell>
          <table:table-cell office:value-type="float" office:value="1130.43" calcext:value-type="float">
            <text:p>1,130.43</text:p>
          </table:table-cell>
          <table:table-cell office:value-type="float" office:value="1130.06" calcext:value-type="float">
            <text:p>1,130.0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3/2012</text:p>
          </table:table-cell>
          <table:table-cell office:value-type="percentage" office:value="0.0517" calcext:value-type="percentage">
            <text:p>5.17%</text:p>
          </table:table-cell>
          <table:table-cell office:value-type="percentage" office:value="0.0525" calcext:value-type="percentage">
            <text:p>5.25%</text:p>
          </table:table-cell>
          <table:table-cell office:value-type="float" office:value="1145.47" calcext:value-type="float">
            <text:p>1,145.47</text:p>
          </table:table-cell>
          <table:table-cell office:value-type="float" office:value="1134.77" calcext:value-type="float">
            <text:p>1,134.77</text:p>
          </table:table-cell>
          <table:table-cell office:value-type="float" office:value="1134.41" calcext:value-type="float">
            <text:p>1,134.4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3/2012</text:p>
          </table:table-cell>
          <table:table-cell office:value-type="percentage" office:value="0.0514" calcext:value-type="percentage">
            <text:p>5.14%</text:p>
          </table:table-cell>
          <table:table-cell office:value-type="percentage" office:value="0.0522" calcext:value-type="percentage">
            <text:p>5.22%</text:p>
          </table:table-cell>
          <table:table-cell office:value-type="float" office:value="1149.87" calcext:value-type="float">
            <text:p>1,149.87</text:p>
          </table:table-cell>
          <table:table-cell office:value-type="float" office:value="1139.13" calcext:value-type="float">
            <text:p>1,139.13</text:p>
          </table:table-cell>
          <table:table-cell office:value-type="float" office:value="1138.77" calcext:value-type="float">
            <text:p>1,138.7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3/2012</text:p>
          </table:table-cell>
          <table:table-cell office:value-type="percentage" office:value="0.0514" calcext:value-type="percentage">
            <text:p>5.14%</text:p>
          </table:table-cell>
          <table:table-cell office:value-type="percentage" office:value="0.0522" calcext:value-type="percentage">
            <text:p>5.22%</text:p>
          </table:table-cell>
          <table:table-cell office:value-type="float" office:value="1150.51" calcext:value-type="float">
            <text:p>1,150.51</text:p>
          </table:table-cell>
          <table:table-cell office:value-type="float" office:value="1139.77" calcext:value-type="float">
            <text:p>1,139.77</text:p>
          </table:table-cell>
          <table:table-cell office:value-type="float" office:value="1139.13" calcext:value-type="float">
            <text:p>1,139.1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4/2012</text:p>
          </table:table-cell>
          <table:table-cell office:value-type="percentage" office:value="0.0516" calcext:value-type="percentage">
            <text:p>5.16%</text:p>
          </table:table-cell>
          <table:table-cell office:value-type="percentage" office:value="0.0524" calcext:value-type="percentage">
            <text:p>5.24%</text:p>
          </table:table-cell>
          <table:table-cell office:value-type="float" office:value="1148.18" calcext:value-type="float">
            <text:p>1,148.18</text:p>
          </table:table-cell>
          <table:table-cell office:value-type="float" office:value="1137.47" calcext:value-type="float">
            <text:p>1,137.47</text:p>
          </table:table-cell>
          <table:table-cell office:value-type="float" office:value="1137.11" calcext:value-type="float">
            <text:p>1,137.1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4/2012</text:p>
          </table:table-cell>
          <table:table-cell office:value-type="percentage" office:value="0.0515" calcext:value-type="percentage">
            <text:p>5.15%</text:p>
          </table:table-cell>
          <table:table-cell office:value-type="percentage" office:value="0.0523" calcext:value-type="percentage">
            <text:p>5.23%</text:p>
          </table:table-cell>
          <table:table-cell office:value-type="float" office:value="1149.89" calcext:value-type="float">
            <text:p>1,149.89</text:p>
          </table:table-cell>
          <table:table-cell office:value-type="float" office:value="1139.17" calcext:value-type="float">
            <text:p>1,139.17</text:p>
          </table:table-cell>
          <table:table-cell office:value-type="float" office:value="1138.8" calcext:value-type="float">
            <text:p>1,138.8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4/2012</text:p>
          </table:table-cell>
          <table:table-cell office:value-type="percentage" office:value="0.0519" calcext:value-type="percentage">
            <text:p>5.19%</text:p>
          </table:table-cell>
          <table:table-cell office:value-type="percentage" office:value="0.0527" calcext:value-type="percentage">
            <text:p>5.27%</text:p>
          </table:table-cell>
          <table:table-cell office:value-type="float" office:value="1144.88" calcext:value-type="float">
            <text:p>1,144.88</text:p>
          </table:table-cell>
          <table:table-cell office:value-type="float" office:value="1134.22" calcext:value-type="float">
            <text:p>1,134.22</text:p>
          </table:table-cell>
          <table:table-cell office:value-type="float" office:value="1133.85" calcext:value-type="float">
            <text:p>1,133.8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4/2012</text:p>
          </table:table-cell>
          <table:table-cell office:value-type="percentage" office:value="0.0518" calcext:value-type="percentage">
            <text:p>5.18%</text:p>
          </table:table-cell>
          <table:table-cell office:value-type="percentage" office:value="0.0526" calcext:value-type="percentage">
            <text:p>5.26%</text:p>
          </table:table-cell>
          <table:table-cell office:value-type="float" office:value="1145.53" calcext:value-type="float">
            <text:p>1,145.53</text:p>
          </table:table-cell>
          <table:table-cell office:value-type="float" office:value="1134.86" calcext:value-type="float">
            <text:p>1,134.86</text:p>
          </table:table-cell>
          <table:table-cell office:value-type="float" office:value="1134.32" calcext:value-type="float">
            <text:p>1,134.3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4/2012</text:p>
          </table:table-cell>
          <table:table-cell office:value-type="percentage" office:value="0.0515" calcext:value-type="percentage">
            <text:p>5.15%</text:p>
          </table:table-cell>
          <table:table-cell office:value-type="percentage" office:value="0.0523" calcext:value-type="percentage">
            <text:p>5.23%</text:p>
          </table:table-cell>
          <table:table-cell office:value-type="float" office:value="1149.86" calcext:value-type="float">
            <text:p>1,149.86</text:p>
          </table:table-cell>
          <table:table-cell office:value-type="float" office:value="1139.15" calcext:value-type="float">
            <text:p>1,139.15</text:p>
          </table:table-cell>
          <table:table-cell office:value-type="float" office:value="1138.84" calcext:value-type="float">
            <text:p>1,138.8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4/2012</text:p>
          </table:table-cell>
          <table:table-cell office:value-type="percentage" office:value="0.0509" calcext:value-type="percentage">
            <text:p>5.09%</text:p>
          </table:table-cell>
          <table:table-cell office:value-type="percentage" office:value="0.0517" calcext:value-type="percentage">
            <text:p>5.17%</text:p>
          </table:table-cell>
          <table:table-cell office:value-type="float" office:value="1158.28" calcext:value-type="float">
            <text:p>1,158.28</text:p>
          </table:table-cell>
          <table:table-cell office:value-type="float" office:value="1147.48" calcext:value-type="float">
            <text:p>1,147.48</text:p>
          </table:table-cell>
          <table:table-cell office:value-type="float" office:value="1147.17" calcext:value-type="float">
            <text:p>1,147.1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4/2012</text:p>
          </table:table-cell>
          <table:table-cell office:value-type="percentage" office:value="0.0504" calcext:value-type="percentage">
            <text:p>5.04%</text:p>
          </table:table-cell>
          <table:table-cell office:value-type="percentage" office:value="0.0512" calcext:value-type="percentage">
            <text:p>5.12%</text:p>
          </table:table-cell>
          <table:table-cell office:value-type="float" office:value="1165.38" calcext:value-type="float">
            <text:p>1,165.38</text:p>
          </table:table-cell>
          <table:table-cell office:value-type="float" office:value="1154.52" calcext:value-type="float">
            <text:p>1,154.52</text:p>
          </table:table-cell>
          <table:table-cell office:value-type="float" office:value="1154.21" calcext:value-type="float">
            <text:p>1,154.2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4/2012</text:p>
          </table:table-cell>
          <table:table-cell office:value-type="percentage" office:value="0.0499" calcext:value-type="percentage">
            <text:p>4.99%</text:p>
          </table:table-cell>
          <table:table-cell office:value-type="percentage" office:value="0.0507" calcext:value-type="percentage">
            <text:p>5.07%</text:p>
          </table:table-cell>
          <table:table-cell office:value-type="float" office:value="1172.53" calcext:value-type="float">
            <text:p>1,172.53</text:p>
          </table:table-cell>
          <table:table-cell office:value-type="float" office:value="1161.6" calcext:value-type="float">
            <text:p>1,161.60</text:p>
          </table:table-cell>
          <table:table-cell office:value-type="float" office:value="1161.3" calcext:value-type="float">
            <text:p>1,161.3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4/2012</text:p>
          </table:table-cell>
          <table:table-cell office:value-type="percentage" office:value="0.0495" calcext:value-type="percentage">
            <text:p>4.95%</text:p>
          </table:table-cell>
          <table:table-cell office:value-type="percentage" office:value="0.0503" calcext:value-type="percentage">
            <text:p>5.03%</text:p>
          </table:table-cell>
          <table:table-cell office:value-type="float" office:value="1178.64" calcext:value-type="float">
            <text:p>1,178.64</text:p>
          </table:table-cell>
          <table:table-cell office:value-type="float" office:value="1167.65" calcext:value-type="float">
            <text:p>1,167.65</text:p>
          </table:table-cell>
          <table:table-cell office:value-type="float" office:value="1167.05" calcext:value-type="float">
            <text:p>1,167.0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4/2012</text:p>
          </table:table-cell>
          <table:table-cell office:value-type="percentage" office:value="0.0492" calcext:value-type="percentage">
            <text:p>4.92%</text:p>
          </table:table-cell>
          <table:table-cell office:value-type="percentage" office:value="0.05" calcext:value-type="percentage">
            <text:p>5.00%</text:p>
          </table:table-cell>
          <table:table-cell office:value-type="float" office:value="1183.23" calcext:value-type="float">
            <text:p>1,183.23</text:p>
          </table:table-cell>
          <table:table-cell office:value-type="float" office:value="1172.2" calcext:value-type="float">
            <text:p>1,172.20</text:p>
          </table:table-cell>
          <table:table-cell office:value-type="float" office:value="1171.76" calcext:value-type="float">
            <text:p>1,171.7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4/2012</text:p>
          </table:table-cell>
          <table:table-cell office:value-type="percentage" office:value="0.0489" calcext:value-type="percentage">
            <text:p>4.89%</text:p>
          </table:table-cell>
          <table:table-cell office:value-type="percentage" office:value="0.0497" calcext:value-type="percentage">
            <text:p>4.97%</text:p>
          </table:table-cell>
          <table:table-cell office:value-type="float" office:value="1187.83" calcext:value-type="float">
            <text:p>1,187.83</text:p>
          </table:table-cell>
          <table:table-cell office:value-type="float" office:value="1176.76" calcext:value-type="float">
            <text:p>1,176.76</text:p>
          </table:table-cell>
          <table:table-cell office:value-type="float" office:value="1176.32" calcext:value-type="float">
            <text:p>1,176.3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4/2012</text:p>
          </table:table-cell>
          <table:table-cell office:value-type="percentage" office:value="0.0486" calcext:value-type="percentage">
            <text:p>4.86%</text:p>
          </table:table-cell>
          <table:table-cell office:value-type="percentage" office:value="0.0494" calcext:value-type="percentage">
            <text:p>4.94%</text:p>
          </table:table-cell>
          <table:table-cell office:value-type="float" office:value="1192.46" calcext:value-type="float">
            <text:p>1,192.46</text:p>
          </table:table-cell>
          <table:table-cell office:value-type="float" office:value="1181.34" calcext:value-type="float">
            <text:p>1,181.34</text:p>
          </table:table-cell>
          <table:table-cell office:value-type="float" office:value="1180.9" calcext:value-type="float">
            <text:p>1,180.9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4/2012</text:p>
          </table:table-cell>
          <table:table-cell office:value-type="percentage" office:value="0.0484" calcext:value-type="percentage">
            <text:p>4.84%</text:p>
          </table:table-cell>
          <table:table-cell office:value-type="percentage" office:value="0.0492" calcext:value-type="percentage">
            <text:p>4.92%</text:p>
          </table:table-cell>
          <table:table-cell office:value-type="float" office:value="1195.69" calcext:value-type="float">
            <text:p>1,195.69</text:p>
          </table:table-cell>
          <table:table-cell office:value-type="float" office:value="1184.55" calcext:value-type="float">
            <text:p>1,184.55</text:p>
          </table:table-cell>
          <table:table-cell office:value-type="float" office:value="1184.11" calcext:value-type="float">
            <text:p>1,184.1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4/2012</text:p>
          </table:table-cell>
          <table:table-cell office:value-type="percentage" office:value="0.0477" calcext:value-type="percentage">
            <text:p>4.77%</text:p>
          </table:table-cell>
          <table:table-cell office:value-type="percentage" office:value="0.0485" calcext:value-type="percentage">
            <text:p>4.85%</text:p>
          </table:table-cell>
          <table:table-cell office:value-type="float" office:value="1206.42" calcext:value-type="float">
            <text:p>1,206.42</text:p>
          </table:table-cell>
          <table:table-cell office:value-type="float" office:value="1195.18" calcext:value-type="float">
            <text:p>1,195.18</text:p>
          </table:table-cell>
          <table:table-cell office:value-type="float" office:value="1194.3" calcext:value-type="float">
            <text:p>1,194.3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4/2012</text:p>
          </table:table-cell>
          <table:table-cell office:value-type="percentage" office:value="0.0475" calcext:value-type="percentage">
            <text:p>4.75%</text:p>
          </table:table-cell>
          <table:table-cell office:value-type="percentage" office:value="0.0483" calcext:value-type="percentage">
            <text:p>4.83%</text:p>
          </table:table-cell>
          <table:table-cell office:value-type="float" office:value="1209.7" calcext:value-type="float">
            <text:p>1,209.70</text:p>
          </table:table-cell>
          <table:table-cell office:value-type="float" office:value="1198.42" calcext:value-type="float">
            <text:p>1,198.42</text:p>
          </table:table-cell>
          <table:table-cell office:value-type="float" office:value="1197.98" calcext:value-type="float">
            <text:p>1,197.9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4/2012</text:p>
          </table:table-cell>
          <table:table-cell office:value-type="percentage" office:value="0.0474" calcext:value-type="percentage">
            <text:p>4.74%</text:p>
          </table:table-cell>
          <table:table-cell office:value-type="percentage" office:value="0.0482" calcext:value-type="percentage">
            <text:p>4.82%</text:p>
          </table:table-cell>
          <table:table-cell office:value-type="float" office:value="1211.56" calcext:value-type="float">
            <text:p>1,211.56</text:p>
          </table:table-cell>
          <table:table-cell office:value-type="float" office:value="1200.27" calcext:value-type="float">
            <text:p>1,200.27</text:p>
          </table:table-cell>
          <table:table-cell office:value-type="float" office:value="1199.82" calcext:value-type="float">
            <text:p>1,199.8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4/2012</text:p>
          </table:table-cell>
          <table:table-cell office:value-type="percentage" office:value="0.0466" calcext:value-type="percentage">
            <text:p>4.66%</text:p>
          </table:table-cell>
          <table:table-cell office:value-type="percentage" office:value="0.0474" calcext:value-type="percentage">
            <text:p>4.74%</text:p>
          </table:table-cell>
          <table:table-cell office:value-type="float" office:value="1223.63" calcext:value-type="float">
            <text:p>1,223.63</text:p>
          </table:table-cell>
          <table:table-cell office:value-type="float" office:value="1212.22" calcext:value-type="float">
            <text:p>1,212.22</text:p>
          </table:table-cell>
          <table:table-cell office:value-type="float" office:value="1211.76" calcext:value-type="float">
            <text:p>1,211.7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4/2012</text:p>
          </table:table-cell>
          <table:table-cell office:value-type="percentage" office:value="0.0461" calcext:value-type="percentage">
            <text:p>4.61%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1231.28" calcext:value-type="float">
            <text:p>1,231.28</text:p>
          </table:table-cell>
          <table:table-cell office:value-type="float" office:value="1219.8" calcext:value-type="float">
            <text:p>1,219.80</text:p>
          </table:table-cell>
          <table:table-cell office:value-type="float" office:value="1219.34" calcext:value-type="float">
            <text:p>1,219.3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4/2012</text:p>
          </table:table-cell>
          <table:table-cell office:value-type="percentage" office:value="0.0461" calcext:value-type="percentage">
            <text:p>4.61%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1232.24" calcext:value-type="float">
            <text:p>1,232.24</text:p>
          </table:table-cell>
          <table:table-cell office:value-type="float" office:value="1220.76" calcext:value-type="float">
            <text:p>1,220.76</text:p>
          </table:table-cell>
          <table:table-cell office:value-type="float" office:value="1219.8" calcext:value-type="float">
            <text:p>1,219.8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4/2012</text:p>
          </table:table-cell>
          <table:table-cell office:value-type="percentage" office:value="0.0459" calcext:value-type="percentage">
            <text:p>4.59%</text:p>
          </table:table-cell>
          <table:table-cell office:value-type="percentage" office:value="0.0467" calcext:value-type="percentage">
            <text:p>4.67%</text:p>
          </table:table-cell>
          <table:table-cell office:value-type="float" office:value="1235.84" calcext:value-type="float">
            <text:p>1,235.84</text:p>
          </table:table-cell>
          <table:table-cell office:value-type="float" office:value="1224.33" calcext:value-type="float">
            <text:p>1,224.33</text:p>
          </table:table-cell>
          <table:table-cell office:value-type="float" office:value="1223.62" calcext:value-type="float">
            <text:p>1,223.6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5/2012</text:p>
          </table:table-cell>
          <table:table-cell office:value-type="percentage" office:value="0.0461" calcext:value-type="percentage">
            <text:p>4.61%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1233.42" calcext:value-type="float">
            <text:p>1,233.42</text:p>
          </table:table-cell>
          <table:table-cell office:value-type="float" office:value="1221.93" calcext:value-type="float">
            <text:p>1,221.93</text:p>
          </table:table-cell>
          <table:table-cell office:value-type="float" office:value="1221.46" calcext:value-type="float">
            <text:p>1,221.4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5/2012</text:p>
          </table:table-cell>
          <table:table-cell office:value-type="percentage" office:value="0.0446" calcext:value-type="percentage">
            <text:p>4.46%</text:p>
          </table:table-cell>
          <table:table-cell office:value-type="percentage" office:value="0.0454" calcext:value-type="percentage">
            <text:p>4.54%</text:p>
          </table:table-cell>
          <table:table-cell office:value-type="float" office:value="1255.75" calcext:value-type="float">
            <text:p>1,255.75</text:p>
          </table:table-cell>
          <table:table-cell office:value-type="float" office:value="1244.04" calcext:value-type="float">
            <text:p>1,244.04</text:p>
          </table:table-cell>
          <table:table-cell office:value-type="float" office:value="1243.57" calcext:value-type="float">
            <text:p>1,243.5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5/2012</text:p>
          </table:table-cell>
          <table:table-cell office:value-type="percentage" office:value="0.0445" calcext:value-type="percentage">
            <text:p>4.45%</text:p>
          </table:table-cell>
          <table:table-cell office:value-type="percentage" office:value="0.0453" calcext:value-type="percentage">
            <text:p>4.53%</text:p>
          </table:table-cell>
          <table:table-cell office:value-type="float" office:value="1258.19" calcext:value-type="float">
            <text:p>1,258.19</text:p>
          </table:table-cell>
          <table:table-cell office:value-type="float" office:value="1246.46" calcext:value-type="float">
            <text:p>1,246.46</text:p>
          </table:table-cell>
          <table:table-cell office:value-type="float" office:value="1245.49" calcext:value-type="float">
            <text:p>1,245.4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5/2012</text:p>
          </table:table-cell>
          <table:table-cell office:value-type="percentage" office:value="0.0414" calcext:value-type="percentage">
            <text:p>4.14%</text:p>
          </table:table-cell>
          <table:table-cell office:value-type="percentage" office:value="0.0422" calcext:value-type="percentage">
            <text:p>4.22%</text:p>
          </table:table-cell>
          <table:table-cell office:value-type="float" office:value="1305.25" calcext:value-type="float">
            <text:p>1,305.25</text:p>
          </table:table-cell>
          <table:table-cell office:value-type="float" office:value="1293.05" calcext:value-type="float">
            <text:p>1,293.05</text:p>
          </table:table-cell>
          <table:table-cell office:value-type="float" office:value="1292.58" calcext:value-type="float">
            <text:p>1,292.5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5/2012</text:p>
          </table:table-cell>
          <table:table-cell office:value-type="percentage" office:value="0.0392" calcext:value-type="percentage">
            <text:p>3.92%</text:p>
          </table:table-cell>
          <table:table-cell office:value-type="percentage" office:value="0.04" calcext:value-type="percentage">
            <text:p>4.00%</text:p>
          </table:table-cell>
          <table:table-cell office:value-type="float" office:value="1339.92" calcext:value-type="float">
            <text:p>1,339.92</text:p>
          </table:table-cell>
          <table:table-cell office:value-type="float" office:value="1327.38" calcext:value-type="float">
            <text:p>1,327.38</text:p>
          </table:table-cell>
          <table:table-cell office:value-type="float" office:value="1326.91" calcext:value-type="float">
            <text:p>1,326.9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5/2012</text:p>
          </table:table-cell>
          <table:table-cell office:value-type="percentage" office:value="0.0404" calcext:value-type="percentage">
            <text:p>4.04%</text:p>
          </table:table-cell>
          <table:table-cell office:value-type="percentage" office:value="0.0412" calcext:value-type="percentage">
            <text:p>4.12%</text:p>
          </table:table-cell>
          <table:table-cell office:value-type="float" office:value="1322.06" calcext:value-type="float">
            <text:p>1,322.06</text:p>
          </table:table-cell>
          <table:table-cell office:value-type="float" office:value="1309.7" calcext:value-type="float">
            <text:p>1,309.70</text:p>
          </table:table-cell>
          <table:table-cell office:value-type="float" office:value="1309.21" calcext:value-type="float">
            <text:p>1,309.2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5/2012</text:p>
          </table:table-cell>
          <table:table-cell office:value-type="percentage" office:value="0.0432" calcext:value-type="percentage">
            <text:p>4.32%</text:p>
          </table:table-cell>
          <table:table-cell office:value-type="percentage" office:value="0.044" calcext:value-type="percentage">
            <text:p>4.40%</text:p>
          </table:table-cell>
          <table:table-cell office:value-type="float" office:value="1279.82" calcext:value-type="float">
            <text:p>1,279.82</text:p>
          </table:table-cell>
          <table:table-cell office:value-type="float" office:value="1267.89" calcext:value-type="float">
            <text:p>1,267.89</text:p>
          </table:table-cell>
          <table:table-cell office:value-type="float" office:value="1267.41" calcext:value-type="float">
            <text:p>1,267.4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5/2012</text:p>
          </table:table-cell>
          <table:table-cell office:value-type="percentage" office:value="0.0405" calcext:value-type="percentage">
            <text:p>4.05%</text:p>
          </table:table-cell>
          <table:table-cell office:value-type="percentage" office:value="0.0413" calcext:value-type="percentage">
            <text:p>4.13%</text:p>
          </table:table-cell>
          <table:table-cell office:value-type="float" office:value="1322.05" calcext:value-type="float">
            <text:p>1,322.05</text:p>
          </table:table-cell>
          <table:table-cell office:value-type="float" office:value="1309.69" calcext:value-type="float">
            <text:p>1,309.69</text:p>
          </table:table-cell>
          <table:table-cell office:value-type="float" office:value="1308.65" calcext:value-type="float">
            <text:p>1,308.6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5/2012</text:p>
          </table:table-cell>
          <table:table-cell office:value-type="percentage" office:value="0.0409" calcext:value-type="percentage">
            <text:p>4.09%</text:p>
          </table:table-cell>
          <table:table-cell office:value-type="percentage" office:value="0.0417" calcext:value-type="percentage">
            <text:p>4.17%</text:p>
          </table:table-cell>
          <table:table-cell office:value-type="float" office:value="1316.34" calcext:value-type="float">
            <text:p>1,316.34</text:p>
          </table:table-cell>
          <table:table-cell office:value-type="float" office:value="1304.05" calcext:value-type="float">
            <text:p>1,304.05</text:p>
          </table:table-cell>
          <table:table-cell office:value-type="float" office:value="1303.57" calcext:value-type="float">
            <text:p>1,303.5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5/2012</text:p>
          </table:table-cell>
          <table:table-cell office:value-type="percentage" office:value="0.0409" calcext:value-type="percentage">
            <text:p>4.09%</text:p>
          </table:table-cell>
          <table:table-cell office:value-type="percentage" office:value="0.0417" calcext:value-type="percentage">
            <text:p>4.17%</text:p>
          </table:table-cell>
          <table:table-cell office:value-type="float" office:value="1316.75" calcext:value-type="float">
            <text:p>1,316.75</text:p>
          </table:table-cell>
          <table:table-cell office:value-type="float" office:value="1304.46" calcext:value-type="float">
            <text:p>1,304.46</text:p>
          </table:table-cell>
          <table:table-cell office:value-type="float" office:value="1304.05" calcext:value-type="float">
            <text:p>1,304.0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5/2012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418" calcext:value-type="percentage">
            <text:p>4.18%</text:p>
          </table:table-cell>
          <table:table-cell office:value-type="float" office:value="1315.61" calcext:value-type="float">
            <text:p>1,315.61</text:p>
          </table:table-cell>
          <table:table-cell office:value-type="float" office:value="1303.34" calcext:value-type="float">
            <text:p>1,303.34</text:p>
          </table:table-cell>
          <table:table-cell office:value-type="float" office:value="1302.93" calcext:value-type="float">
            <text:p>1,302.9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5/2012</text:p>
          </table:table-cell>
          <table:table-cell office:value-type="percentage" office:value="0.0409" calcext:value-type="percentage">
            <text:p>4.09%</text:p>
          </table:table-cell>
          <table:table-cell office:value-type="percentage" office:value="0.0417" calcext:value-type="percentage">
            <text:p>4.17%</text:p>
          </table:table-cell>
          <table:table-cell office:value-type="float" office:value="1317.56" calcext:value-type="float">
            <text:p>1,317.56</text:p>
          </table:table-cell>
          <table:table-cell office:value-type="float" office:value="1305.27" calcext:value-type="float">
            <text:p>1,305.27</text:p>
          </table:table-cell>
          <table:table-cell office:value-type="float" office:value="1304.86" calcext:value-type="float">
            <text:p>1,304.8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5/2012</text:p>
          </table:table-cell>
          <table:table-cell office:value-type="percentage" office:value="0.0402" calcext:value-type="percentage">
            <text:p>4.02%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1329.21" calcext:value-type="float">
            <text:p>1,329.21</text:p>
          </table:table-cell>
          <table:table-cell office:value-type="float" office:value="1316.81" calcext:value-type="float">
            <text:p>1,316.81</text:p>
          </table:table-cell>
          <table:table-cell office:value-type="float" office:value="1316.02" calcext:value-type="float">
            <text:p>1,316.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5/2012</text:p>
          </table:table-cell>
          <table:table-cell office:value-type="percentage" office:value="0.0402" calcext:value-type="percentage">
            <text:p>4.02%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1329.62" calcext:value-type="float">
            <text:p>1,329.62</text:p>
          </table:table-cell>
          <table:table-cell office:value-type="float" office:value="1317.21" calcext:value-type="float">
            <text:p>1,317.21</text:p>
          </table:table-cell>
          <table:table-cell office:value-type="float" office:value="1316.81" calcext:value-type="float">
            <text:p>1,316.8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5/2012</text:p>
          </table:table-cell>
          <table:table-cell office:value-type="percentage" office:value="0.0405" calcext:value-type="percentage">
            <text:p>4.05%</text:p>
          </table:table-cell>
          <table:table-cell office:value-type="percentage" office:value="0.0413" calcext:value-type="percentage">
            <text:p>4.13%</text:p>
          </table:table-cell>
          <table:table-cell office:value-type="float" office:value="1325.36" calcext:value-type="float">
            <text:p>1,325.36</text:p>
          </table:table-cell>
          <table:table-cell office:value-type="float" office:value="1313" calcext:value-type="float">
            <text:p>1,313.00</text:p>
          </table:table-cell>
          <table:table-cell office:value-type="float" office:value="1312.59" calcext:value-type="float">
            <text:p>1,312.5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5/2012</text:p>
          </table:table-cell>
          <table:table-cell office:value-type="percentage" office:value="0.0436" calcext:value-type="percentage">
            <text:p>4.36%</text:p>
          </table:table-cell>
          <table:table-cell office:value-type="percentage" office:value="0.0444" calcext:value-type="percentage">
            <text:p>4.44%</text:p>
          </table:table-cell>
          <table:table-cell office:value-type="float" office:value="1278.43" calcext:value-type="float">
            <text:p>1,278.43</text:p>
          </table:table-cell>
          <table:table-cell office:value-type="float" office:value="1266.55" calcext:value-type="float">
            <text:p>1,266.55</text:p>
          </table:table-cell>
          <table:table-cell office:value-type="float" office:value="1266.16" calcext:value-type="float">
            <text:p>1,266.1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5/2012</text:p>
          </table:table-cell>
          <table:table-cell office:value-type="percentage" office:value="0.0433" calcext:value-type="percentage">
            <text:p>4.33%</text:p>
          </table:table-cell>
          <table:table-cell office:value-type="percentage" office:value="0.0441" calcext:value-type="percentage">
            <text:p>4.41%</text:p>
          </table:table-cell>
          <table:table-cell office:value-type="float" office:value="1283.3" calcext:value-type="float">
            <text:p>1,283.30</text:p>
          </table:table-cell>
          <table:table-cell office:value-type="float" office:value="1271.38" calcext:value-type="float">
            <text:p>1,271.38</text:p>
          </table:table-cell>
          <table:table-cell office:value-type="float" office:value="1270.99" calcext:value-type="float">
            <text:p>1,270.9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5/2012</text:p>
          </table:table-cell>
          <table:table-cell office:value-type="percentage" office:value="0.0447" calcext:value-type="percentage">
            <text:p>4.47%</text:p>
          </table:table-cell>
          <table:table-cell office:value-type="percentage" office:value="0.0455" calcext:value-type="percentage">
            <text:p>4.55%</text:p>
          </table:table-cell>
          <table:table-cell office:value-type="float" office:value="1263.24" calcext:value-type="float">
            <text:p>1,263.24</text:p>
          </table:table-cell>
          <table:table-cell office:value-type="float" office:value="1251.53" calcext:value-type="float">
            <text:p>1,251.53</text:p>
          </table:table-cell>
          <table:table-cell office:value-type="float" office:value="1250.8" calcext:value-type="float">
            <text:p>1,250.8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5/2012</text:p>
          </table:table-cell>
          <table:table-cell office:value-type="percentage" office:value="0.0438" calcext:value-type="percentage">
            <text:p>4.38%</text:p>
          </table:table-cell>
          <table:table-cell office:value-type="percentage" office:value="0.0446" calcext:value-type="percentage">
            <text:p>4.46%</text:p>
          </table:table-cell>
          <table:table-cell office:value-type="float" office:value="1276.96" calcext:value-type="float">
            <text:p>1,276.96</text:p>
          </table:table-cell>
          <table:table-cell office:value-type="float" office:value="1265.11" calcext:value-type="float">
            <text:p>1,265.11</text:p>
          </table:table-cell>
          <table:table-cell office:value-type="float" office:value="1264.72" calcext:value-type="float">
            <text:p>1,264.7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5/2012</text:p>
          </table:table-cell>
          <table:table-cell office:value-type="percentage" office:value="0.0433" calcext:value-type="percentage">
            <text:p>4.33%</text:p>
          </table:table-cell>
          <table:table-cell office:value-type="percentage" office:value="0.0441" calcext:value-type="percentage">
            <text:p>4.41%</text:p>
          </table:table-cell>
          <table:table-cell office:value-type="float" office:value="1284.82" calcext:value-type="float">
            <text:p>1,284.82</text:p>
          </table:table-cell>
          <table:table-cell office:value-type="float" office:value="1272.89" calcext:value-type="float">
            <text:p>1,272.89</text:p>
          </table:table-cell>
          <table:table-cell office:value-type="float" office:value="1272.5" calcext:value-type="float">
            <text:p>1,272.5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5/2012</text:p>
          </table:table-cell>
          <table:table-cell office:value-type="percentage" office:value="0.0429" calcext:value-type="percentage">
            <text:p>4.29%</text:p>
          </table:table-cell>
          <table:table-cell office:value-type="percentage" office:value="0.0437" calcext:value-type="percentage">
            <text:p>4.37%</text:p>
          </table:table-cell>
          <table:table-cell office:value-type="float" office:value="1291.21" calcext:value-type="float">
            <text:p>1,291.21</text:p>
          </table:table-cell>
          <table:table-cell office:value-type="float" office:value="1279.23" calcext:value-type="float">
            <text:p>1,279.23</text:p>
          </table:table-cell>
          <table:table-cell office:value-type="float" office:value="1278.84" calcext:value-type="float">
            <text:p>1,278.8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1/05/2012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0438" calcext:value-type="percentage">
            <text:p>4.38%</text:p>
          </table:table-cell>
          <table:table-cell office:value-type="float" office:value="1290.1" calcext:value-type="float">
            <text:p>1,290.10</text:p>
          </table:table-cell>
          <table:table-cell office:value-type="float" office:value="1278.13" calcext:value-type="float">
            <text:p>1,278.13</text:p>
          </table:table-cell>
          <table:table-cell office:value-type="float" office:value="1277.74" calcext:value-type="float">
            <text:p>1,277.7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06/2012</text:p>
          </table:table-cell>
          <table:table-cell office:value-type="percentage" office:value="0.0434" calcext:value-type="percentage">
            <text:p>4.34%</text:p>
          </table:table-cell>
          <table:table-cell office:value-type="percentage" office:value="0.0442" calcext:value-type="percentage">
            <text:p>4.42%</text:p>
          </table:table-cell>
          <table:table-cell office:value-type="float" office:value="1284.84" calcext:value-type="float">
            <text:p>1,284.84</text:p>
          </table:table-cell>
          <table:table-cell office:value-type="float" office:value="1272.92" calcext:value-type="float">
            <text:p>1,272.92</text:p>
          </table:table-cell>
          <table:table-cell office:value-type="float" office:value="1272.19" calcext:value-type="float">
            <text:p>1,272.1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6/2012</text:p>
          </table:table-cell>
          <table:table-cell office:value-type="percentage" office:value="0.0444" calcext:value-type="percentage">
            <text:p>4.44%</text:p>
          </table:table-cell>
          <table:table-cell office:value-type="percentage" office:value="0.0452" calcext:value-type="percentage">
            <text:p>4.52%</text:p>
          </table:table-cell>
          <table:table-cell office:value-type="float" office:value="1270.35" calcext:value-type="float">
            <text:p>1,270.35</text:p>
          </table:table-cell>
          <table:table-cell office:value-type="float" office:value="1258.59" calcext:value-type="float">
            <text:p>1,258.59</text:p>
          </table:table-cell>
          <table:table-cell office:value-type="float" office:value="1258.2" calcext:value-type="float">
            <text:p>1,258.2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6/2012</text:p>
          </table:table-cell>
          <table:table-cell office:value-type="percentage" office:value="0.0472" calcext:value-type="percentage">
            <text:p>4.72%</text:p>
          </table:table-cell>
          <table:table-cell office:value-type="percentage" office:value="0.048" calcext:value-type="percentage">
            <text:p>4.80%</text:p>
          </table:table-cell>
          <table:table-cell office:value-type="float" office:value="1230.08" calcext:value-type="float">
            <text:p>1,230.08</text:p>
          </table:table-cell>
          <table:table-cell office:value-type="float" office:value="1218.72" calcext:value-type="float">
            <text:p>1,218.72</text:p>
          </table:table-cell>
          <table:table-cell office:value-type="float" office:value="1218.33" calcext:value-type="float">
            <text:p>1,218.3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6/2012</text:p>
          </table:table-cell>
          <table:table-cell office:value-type="percentage" office:value="0.0476" calcext:value-type="percentage">
            <text:p>4.76%</text:p>
          </table:table-cell>
          <table:table-cell office:value-type="percentage" office:value="0.0484" calcext:value-type="percentage">
            <text:p>4.84%</text:p>
          </table:table-cell>
          <table:table-cell office:value-type="float" office:value="1224.38" calcext:value-type="float">
            <text:p>1,224.38</text:p>
          </table:table-cell>
          <table:table-cell office:value-type="float" office:value="1213.08" calcext:value-type="float">
            <text:p>1,213.08</text:p>
          </table:table-cell>
          <table:table-cell office:value-type="float" office:value="1212.58" calcext:value-type="float">
            <text:p>1,212.5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6/2012</text:p>
          </table:table-cell>
          <table:table-cell office:value-type="percentage" office:value="0.0473" calcext:value-type="percentage">
            <text:p>4.73%</text:p>
          </table:table-cell>
          <table:table-cell office:value-type="percentage" office:value="0.0481" calcext:value-type="percentage">
            <text:p>4.81%</text:p>
          </table:table-cell>
          <table:table-cell office:value-type="float" office:value="1229.3" calcext:value-type="float">
            <text:p>1,229.30</text:p>
          </table:table-cell>
          <table:table-cell office:value-type="float" office:value="1217.96" calcext:value-type="float">
            <text:p>1,217.96</text:p>
          </table:table-cell>
          <table:table-cell office:value-type="float" office:value="1217.31" calcext:value-type="float">
            <text:p>1,217.3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6/2012</text:p>
          </table:table-cell>
          <table:table-cell office:value-type="percentage" office:value="0.0461" calcext:value-type="percentage">
            <text:p>4.61%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1246.89" calcext:value-type="float">
            <text:p>1,246.89</text:p>
          </table:table-cell>
          <table:table-cell office:value-type="float" office:value="1235.38" calcext:value-type="float">
            <text:p>1,235.38</text:p>
          </table:table-cell>
          <table:table-cell office:value-type="float" office:value="1235.01" calcext:value-type="float">
            <text:p>1,235.0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6/2012</text:p>
          </table:table-cell>
          <table:table-cell office:value-type="percentage" office:value="0.0474" calcext:value-type="percentage">
            <text:p>4.74%</text:p>
          </table:table-cell>
          <table:table-cell office:value-type="percentage" office:value="0.0482" calcext:value-type="percentage">
            <text:p>4.82%</text:p>
          </table:table-cell>
          <table:table-cell office:value-type="float" office:value="1228.61" calcext:value-type="float">
            <text:p>1,228.61</text:p>
          </table:table-cell>
          <table:table-cell office:value-type="float" office:value="1217.28" calcext:value-type="float">
            <text:p>1,217.28</text:p>
          </table:table-cell>
          <table:table-cell office:value-type="float" office:value="1216.92" calcext:value-type="float">
            <text:p>1,216.9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6/2012</text:p>
          </table:table-cell>
          <table:table-cell office:value-type="percentage" office:value="0.0475" calcext:value-type="percentage">
            <text:p>4.75%</text:p>
          </table:table-cell>
          <table:table-cell office:value-type="percentage" office:value="0.0483" calcext:value-type="percentage">
            <text:p>4.83%</text:p>
          </table:table-cell>
          <table:table-cell office:value-type="float" office:value="1227.56" calcext:value-type="float">
            <text:p>1,227.56</text:p>
          </table:table-cell>
          <table:table-cell office:value-type="float" office:value="1216.25" calcext:value-type="float">
            <text:p>1,216.25</text:p>
          </table:table-cell>
          <table:table-cell office:value-type="float" office:value="1215.88" calcext:value-type="float">
            <text:p>1,215.8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6/2012</text:p>
          </table:table-cell>
          <table:table-cell office:value-type="percentage" office:value="0.0472" calcext:value-type="percentage">
            <text:p>4.72%</text:p>
          </table:table-cell>
          <table:table-cell office:value-type="percentage" office:value="0.048" calcext:value-type="percentage">
            <text:p>4.80%</text:p>
          </table:table-cell>
          <table:table-cell office:value-type="float" office:value="1232.2" calcext:value-type="float">
            <text:p>1,232.20</text:p>
          </table:table-cell>
          <table:table-cell office:value-type="float" office:value="1220.84" calcext:value-type="float">
            <text:p>1,220.84</text:p>
          </table:table-cell>
          <table:table-cell office:value-type="float" office:value="1220.47" calcext:value-type="float">
            <text:p>1,220.4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6/2012</text:p>
          </table:table-cell>
          <table:table-cell office:value-type="percentage" office:value="0.0469" calcext:value-type="percentage">
            <text:p>4.69%</text:p>
          </table:table-cell>
          <table:table-cell office:value-type="percentage" office:value="0.0477" calcext:value-type="percentage">
            <text:p>4.77%</text:p>
          </table:table-cell>
          <table:table-cell office:value-type="float" office:value="1236.95" calcext:value-type="float">
            <text:p>1,236.95</text:p>
          </table:table-cell>
          <table:table-cell office:value-type="float" office:value="1225.56" calcext:value-type="float">
            <text:p>1,225.56</text:p>
          </table:table-cell>
          <table:table-cell office:value-type="float" office:value="1225.09" calcext:value-type="float">
            <text:p>1,225.0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6/2012</text:p>
          </table:table-cell>
          <table:table-cell office:value-type="percentage" office:value="0.0478" calcext:value-type="percentage">
            <text:p>4.78%</text:p>
          </table:table-cell>
          <table:table-cell office:value-type="percentage" office:value="0.0486" calcext:value-type="percentage">
            <text:p>4.86%</text:p>
          </table:table-cell>
          <table:table-cell office:value-type="float" office:value="1224.45" calcext:value-type="float">
            <text:p>1,224.45</text:p>
          </table:table-cell>
          <table:table-cell office:value-type="float" office:value="1213.18" calcext:value-type="float">
            <text:p>1,213.18</text:p>
          </table:table-cell>
          <table:table-cell office:value-type="float" office:value="1212.87" calcext:value-type="float">
            <text:p>1,212.8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6/2012</text:p>
          </table:table-cell>
          <table:table-cell office:value-type="percentage" office:value="0.0477" calcext:value-type="percentage">
            <text:p>4.77%</text:p>
          </table:table-cell>
          <table:table-cell office:value-type="percentage" office:value="0.0485" calcext:value-type="percentage">
            <text:p>4.85%</text:p>
          </table:table-cell>
          <table:table-cell office:value-type="float" office:value="1226.17" calcext:value-type="float">
            <text:p>1,226.17</text:p>
          </table:table-cell>
          <table:table-cell office:value-type="float" office:value="1214.89" calcext:value-type="float">
            <text:p>1,214.89</text:p>
          </table:table-cell>
          <table:table-cell office:value-type="float" office:value="1214.58" calcext:value-type="float">
            <text:p>1,214.5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6/2012</text:p>
          </table:table-cell>
          <table:table-cell office:value-type="percentage" office:value="0.0473" calcext:value-type="percentage">
            <text:p>4.73%</text:p>
          </table:table-cell>
          <table:table-cell office:value-type="percentage" office:value="0.0481" calcext:value-type="percentage">
            <text:p>4.81%</text:p>
          </table:table-cell>
          <table:table-cell office:value-type="float" office:value="1232.17" calcext:value-type="float">
            <text:p>1,232.17</text:p>
          </table:table-cell>
          <table:table-cell office:value-type="float" office:value="1220.83" calcext:value-type="float">
            <text:p>1,220.83</text:p>
          </table:table-cell>
          <table:table-cell office:value-type="float" office:value="1220.52" calcext:value-type="float">
            <text:p>1,220.5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6/2012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0478" calcext:value-type="percentage">
            <text:p>4.78%</text:p>
          </table:table-cell>
          <table:table-cell office:value-type="float" office:value="1236.75" calcext:value-type="float">
            <text:p>1,236.75</text:p>
          </table:table-cell>
          <table:table-cell office:value-type="float" office:value="1225.38" calcext:value-type="float">
            <text:p>1,225.38</text:p>
          </table:table-cell>
          <table:table-cell office:value-type="float" office:value="1225.07" calcext:value-type="float">
            <text:p>1,225.0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6/2012</text:p>
          </table:table-cell>
          <table:table-cell office:value-type="percentage" office:value="0.0465" calcext:value-type="percentage">
            <text:p>4.65%</text:p>
          </table:table-cell>
          <table:table-cell office:value-type="percentage" office:value="0.0473" calcext:value-type="percentage">
            <text:p>4.73%</text:p>
          </table:table-cell>
          <table:table-cell office:value-type="float" office:value="1244.07" calcext:value-type="float">
            <text:p>1,244.07</text:p>
          </table:table-cell>
          <table:table-cell office:value-type="float" office:value="1232.62" calcext:value-type="float">
            <text:p>1,232.62</text:p>
          </table:table-cell>
          <table:table-cell office:value-type="float" office:value="1232.24" calcext:value-type="float">
            <text:p>1,232.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6/2012</text:p>
          </table:table-cell>
          <table:table-cell office:value-type="percentage" office:value="0.0465" calcext:value-type="percentage">
            <text:p>4.65%</text:p>
          </table:table-cell>
          <table:table-cell office:value-type="percentage" office:value="0.0473" calcext:value-type="percentage">
            <text:p>4.73%</text:p>
          </table:table-cell>
          <table:table-cell office:value-type="float" office:value="1244.34" calcext:value-type="float">
            <text:p>1,244.34</text:p>
          </table:table-cell>
          <table:table-cell office:value-type="float" office:value="1232.89" calcext:value-type="float">
            <text:p>1,232.89</text:p>
          </table:table-cell>
          <table:table-cell office:value-type="float" office:value="1232.62" calcext:value-type="float">
            <text:p>1,232.6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6/2012</text:p>
          </table:table-cell>
          <table:table-cell office:value-type="percentage" office:value="0.0458" calcext:value-type="percentage">
            <text:p>4.58%</text:p>
          </table:table-cell>
          <table:table-cell office:value-type="percentage" office:value="0.0466" calcext:value-type="percentage">
            <text:p>4.66%</text:p>
          </table:table-cell>
          <table:table-cell office:value-type="float" office:value="1254.73" calcext:value-type="float">
            <text:p>1,254.73</text:p>
          </table:table-cell>
          <table:table-cell office:value-type="float" office:value="1243.18" calcext:value-type="float">
            <text:p>1,243.18</text:p>
          </table:table-cell>
          <table:table-cell office:value-type="float" office:value="1242.91" calcext:value-type="float">
            <text:p>1,242.9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6/2012</text:p>
          </table:table-cell>
          <table:table-cell office:value-type="percentage" office:value="0.0458" calcext:value-type="percentage">
            <text:p>4.58%</text:p>
          </table:table-cell>
          <table:table-cell office:value-type="percentage" office:value="0.0466" calcext:value-type="percentage">
            <text:p>4.66%</text:p>
          </table:table-cell>
          <table:table-cell office:value-type="float" office:value="1255" calcext:value-type="float">
            <text:p>1,255.00</text:p>
          </table:table-cell>
          <table:table-cell office:value-type="float" office:value="1243.45" calcext:value-type="float">
            <text:p>1,243.45</text:p>
          </table:table-cell>
          <table:table-cell office:value-type="float" office:value="1243.18" calcext:value-type="float">
            <text:p>1,243.1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6/2012</text:p>
          </table:table-cell>
          <table:table-cell office:value-type="percentage" office:value="0.0461" calcext:value-type="percentage">
            <text:p>4.61%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1250.93" calcext:value-type="float">
            <text:p>1,250.93</text:p>
          </table:table-cell>
          <table:table-cell office:value-type="float" office:value="1239.43" calcext:value-type="float">
            <text:p>1,239.43</text:p>
          </table:table-cell>
          <table:table-cell office:value-type="float" office:value="1239.15" calcext:value-type="float">
            <text:p>1,239.1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6/2012</text:p>
          </table:table-cell>
          <table:table-cell office:value-type="percentage" office:value="0.0467" calcext:value-type="percentage">
            <text:p>4.67%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1242.67" calcext:value-type="float">
            <text:p>1,242.67</text:p>
          </table:table-cell>
          <table:table-cell office:value-type="float" office:value="1231.25" calcext:value-type="float">
            <text:p>1,231.25</text:p>
          </table:table-cell>
          <table:table-cell office:value-type="float" office:value="1230.88" calcext:value-type="float">
            <text:p>1,230.8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7/2012</text:p>
          </table:table-cell>
          <table:table-cell office:value-type="percentage" office:value="0.0462" calcext:value-type="percentage">
            <text:p>4.62%</text:p>
          </table:table-cell>
          <table:table-cell office:value-type="percentage" office:value="0.047" calcext:value-type="percentage">
            <text:p>4.70%</text:p>
          </table:table-cell>
          <table:table-cell office:value-type="float" office:value="1250.13" calcext:value-type="float">
            <text:p>1,250.13</text:p>
          </table:table-cell>
          <table:table-cell office:value-type="float" office:value="1238.65" calcext:value-type="float">
            <text:p>1,238.65</text:p>
          </table:table-cell>
          <table:table-cell office:value-type="float" office:value="1238.37" calcext:value-type="float">
            <text:p>1,238.3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7/2012</text:p>
          </table:table-cell>
          <table:table-cell office:value-type="percentage" office:value="0.0458" calcext:value-type="percentage">
            <text:p>4.58%</text:p>
          </table:table-cell>
          <table:table-cell office:value-type="percentage" office:value="0.0466" calcext:value-type="percentage">
            <text:p>4.66%</text:p>
          </table:table-cell>
          <table:table-cell office:value-type="float" office:value="1256.19" calcext:value-type="float">
            <text:p>1,256.19</text:p>
          </table:table-cell>
          <table:table-cell office:value-type="float" office:value="1244.65" calcext:value-type="float">
            <text:p>1,244.65</text:p>
          </table:table-cell>
          <table:table-cell office:value-type="float" office:value="1244.38" calcext:value-type="float">
            <text:p>1,244.3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7/2012</text:p>
          </table:table-cell>
          <table:table-cell office:value-type="percentage" office:value="0.0459" calcext:value-type="percentage">
            <text:p>4.59%</text:p>
          </table:table-cell>
          <table:table-cell office:value-type="percentage" office:value="0.0467" calcext:value-type="percentage">
            <text:p>4.67%</text:p>
          </table:table-cell>
          <table:table-cell office:value-type="float" office:value="1255.02" calcext:value-type="float">
            <text:p>1,255.02</text:p>
          </table:table-cell>
          <table:table-cell office:value-type="float" office:value="1243.49" calcext:value-type="float">
            <text:p>1,243.49</text:p>
          </table:table-cell>
          <table:table-cell office:value-type="float" office:value="1243.22" calcext:value-type="float">
            <text:p>1,243.2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7/2012</text:p>
          </table:table-cell>
          <table:table-cell office:value-type="percentage" office:value="0.0463" calcext:value-type="percentage">
            <text:p>4.63%</text:p>
          </table:table-cell>
          <table:table-cell office:value-type="percentage" office:value="0.0471" calcext:value-type="percentage">
            <text:p>4.71%</text:p>
          </table:table-cell>
          <table:table-cell office:value-type="float" office:value="1249.51" calcext:value-type="float">
            <text:p>1,249.51</text:p>
          </table:table-cell>
          <table:table-cell office:value-type="float" office:value="1238.05" calcext:value-type="float">
            <text:p>1,238.05</text:p>
          </table:table-cell>
          <table:table-cell office:value-type="float" office:value="1237.77" calcext:value-type="float">
            <text:p>1,237.7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7/2012</text:p>
          </table:table-cell>
          <table:table-cell office:value-type="percentage" office:value="0.0469" calcext:value-type="percentage">
            <text:p>4.69%</text:p>
          </table:table-cell>
          <table:table-cell office:value-type="percentage" office:value="0.0477" calcext:value-type="percentage">
            <text:p>4.77%</text:p>
          </table:table-cell>
          <table:table-cell office:value-type="float" office:value="1240.88" calcext:value-type="float">
            <text:p>1,240.88</text:p>
          </table:table-cell>
          <table:table-cell office:value-type="float" office:value="1229.5" calcext:value-type="float">
            <text:p>1,229.50</text:p>
          </table:table-cell>
          <table:table-cell office:value-type="float" office:value="1229.18" calcext:value-type="float">
            <text:p>1,229.1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7/2012</text:p>
          </table:table-cell>
          <table:table-cell office:value-type="percentage" office:value="0.0464" calcext:value-type="percentage">
            <text:p>4.64%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1248.31" calcext:value-type="float">
            <text:p>1,248.31</text:p>
          </table:table-cell>
          <table:table-cell office:value-type="float" office:value="1236.86" calcext:value-type="float">
            <text:p>1,236.86</text:p>
          </table:table-cell>
          <table:table-cell office:value-type="float" office:value="1236.6" calcext:value-type="float">
            <text:p>1,236.6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7/2012</text:p>
          </table:table-cell>
          <table:table-cell office:value-type="percentage" office:value="0.0464" calcext:value-type="percentage">
            <text:p>4.64%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1248.57" calcext:value-type="float">
            <text:p>1,248.57</text:p>
          </table:table-cell>
          <table:table-cell office:value-type="float" office:value="1237.12" calcext:value-type="float">
            <text:p>1,237.12</text:p>
          </table:table-cell>
          <table:table-cell office:value-type="float" office:value="1236.86" calcext:value-type="float">
            <text:p>1,236.8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7/2012</text:p>
          </table:table-cell>
          <table:table-cell office:value-type="percentage" office:value="0.046" calcext:value-type="percentage">
            <text:p>4.60%</text:p>
          </table:table-cell>
          <table:table-cell office:value-type="percentage" office:value="0.0468" calcext:value-type="percentage">
            <text:p>4.68%</text:p>
          </table:table-cell>
          <table:table-cell office:value-type="float" office:value="1254.59" calcext:value-type="float">
            <text:p>1,254.59</text:p>
          </table:table-cell>
          <table:table-cell office:value-type="float" office:value="1243.09" calcext:value-type="float">
            <text:p>1,243.09</text:p>
          </table:table-cell>
          <table:table-cell office:value-type="float" office:value="1242.83" calcext:value-type="float">
            <text:p>1,242.8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7/2012</text:p>
          </table:table-cell>
          <table:table-cell office:value-type="percentage" office:value="0.0451" calcext:value-type="percentage">
            <text:p>4.51%</text:p>
          </table:table-cell>
          <table:table-cell office:value-type="percentage" office:value="0.0459" calcext:value-type="percentage">
            <text:p>4.59%</text:p>
          </table:table-cell>
          <table:table-cell office:value-type="float" office:value="1267.92" calcext:value-type="float">
            <text:p>1,267.92</text:p>
          </table:table-cell>
          <table:table-cell office:value-type="float" office:value="1256.29" calcext:value-type="float">
            <text:p>1,256.29</text:p>
          </table:table-cell>
          <table:table-cell office:value-type="float" office:value="1256.03" calcext:value-type="float">
            <text:p>1,256.0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7/2012</text:p>
          </table:table-cell>
          <table:table-cell office:value-type="percentage" office:value="0.0454" calcext:value-type="percentage">
            <text:p>4.54%</text:p>
          </table:table-cell>
          <table:table-cell office:value-type="percentage" office:value="0.0462" calcext:value-type="percentage">
            <text:p>4.62%</text:p>
          </table:table-cell>
          <table:table-cell office:value-type="float" office:value="1263.93" calcext:value-type="float">
            <text:p>1,263.93</text:p>
          </table:table-cell>
          <table:table-cell office:value-type="float" office:value="1252.34" calcext:value-type="float">
            <text:p>1,252.34</text:p>
          </table:table-cell>
          <table:table-cell office:value-type="float" office:value="1251.96" calcext:value-type="float">
            <text:p>1,251.9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7/2012</text:p>
          </table:table-cell>
          <table:table-cell office:value-type="percentage" office:value="0.0448" calcext:value-type="percentage">
            <text:p>4.48%</text:p>
          </table:table-cell>
          <table:table-cell office:value-type="percentage" office:value="0.0456" calcext:value-type="percentage">
            <text:p>4.56%</text:p>
          </table:table-cell>
          <table:table-cell office:value-type="float" office:value="1273.01" calcext:value-type="float">
            <text:p>1,273.01</text:p>
          </table:table-cell>
          <table:table-cell office:value-type="float" office:value="1261.34" calcext:value-type="float">
            <text:p>1,261.34</text:p>
          </table:table-cell>
          <table:table-cell office:value-type="float" office:value="1261.02" calcext:value-type="float">
            <text:p>1,261.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7/2012</text:p>
          </table:table-cell>
          <table:table-cell office:value-type="percentage" office:value="0.0438" calcext:value-type="percentage">
            <text:p>4.38%</text:p>
          </table:table-cell>
          <table:table-cell office:value-type="percentage" office:value="0.0446" calcext:value-type="percentage">
            <text:p>4.46%</text:p>
          </table:table-cell>
          <table:table-cell office:value-type="float" office:value="1288.08" calcext:value-type="float">
            <text:p>1,288.08</text:p>
          </table:table-cell>
          <table:table-cell office:value-type="float" office:value="1276.27" calcext:value-type="float">
            <text:p>1,276.27</text:p>
          </table:table-cell>
          <table:table-cell office:value-type="float" office:value="1275.95" calcext:value-type="float">
            <text:p>1,275.9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7/2012</text:p>
          </table:table-cell>
          <table:table-cell office:value-type="percentage" office:value="0.0438" calcext:value-type="percentage">
            <text:p>4.38%</text:p>
          </table:table-cell>
          <table:table-cell office:value-type="percentage" office:value="0.0446" calcext:value-type="percentage">
            <text:p>4.46%</text:p>
          </table:table-cell>
          <table:table-cell office:value-type="float" office:value="1288.4" calcext:value-type="float">
            <text:p>1,288.40</text:p>
          </table:table-cell>
          <table:table-cell office:value-type="float" office:value="1276.58" calcext:value-type="float">
            <text:p>1,276.58</text:p>
          </table:table-cell>
          <table:table-cell office:value-type="float" office:value="1276.27" calcext:value-type="float">
            <text:p>1,276.2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7/2012</text:p>
          </table:table-cell>
          <table:table-cell office:value-type="percentage" office:value="0.0436" calcext:value-type="percentage">
            <text:p>4.36%</text:p>
          </table:table-cell>
          <table:table-cell office:value-type="percentage" office:value="0.0444" calcext:value-type="percentage">
            <text:p>4.44%</text:p>
          </table:table-cell>
          <table:table-cell office:value-type="float" office:value="1291.69" calcext:value-type="float">
            <text:p>1,291.69</text:p>
          </table:table-cell>
          <table:table-cell office:value-type="float" office:value="1279.84" calcext:value-type="float">
            <text:p>1,279.84</text:p>
          </table:table-cell>
          <table:table-cell office:value-type="float" office:value="1279.52" calcext:value-type="float">
            <text:p>1,279.5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7/2012</text:p>
          </table:table-cell>
          <table:table-cell office:value-type="percentage" office:value="0.0432" calcext:value-type="percentage">
            <text:p>4.32%</text:p>
          </table:table-cell>
          <table:table-cell office:value-type="percentage" office:value="0.044" calcext:value-type="percentage">
            <text:p>4.40%</text:p>
          </table:table-cell>
          <table:table-cell office:value-type="float" office:value="1298.16" calcext:value-type="float">
            <text:p>1,298.16</text:p>
          </table:table-cell>
          <table:table-cell office:value-type="float" office:value="1286.25" calcext:value-type="float">
            <text:p>1,286.25</text:p>
          </table:table-cell>
          <table:table-cell office:value-type="float" office:value="1285.75" calcext:value-type="float">
            <text:p>1,285.7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7/2012</text:p>
          </table:table-cell>
          <table:table-cell office:value-type="percentage" office:value="0.0426" calcext:value-type="percentage">
            <text:p>4.26%</text:p>
          </table:table-cell>
          <table:table-cell office:value-type="percentage" office:value="0.0434" calcext:value-type="percentage">
            <text:p>4.34%</text:p>
          </table:table-cell>
          <table:table-cell office:value-type="float" office:value="1308.05" calcext:value-type="float">
            <text:p>1,308.05</text:p>
          </table:table-cell>
          <table:table-cell office:value-type="float" office:value="1296.05" calcext:value-type="float">
            <text:p>1,296.05</text:p>
          </table:table-cell>
          <table:table-cell office:value-type="float" office:value="1295.67" calcext:value-type="float">
            <text:p>1,295.6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7/2012</text:p>
          </table:table-cell>
          <table:table-cell office:value-type="percentage" office:value="0.0419" calcext:value-type="percentage">
            <text:p>4.19%</text:p>
          </table:table-cell>
          <table:table-cell office:value-type="percentage" office:value="0.0427" calcext:value-type="percentage">
            <text:p>4.27%</text:p>
          </table:table-cell>
          <table:table-cell office:value-type="float" office:value="1319.02" calcext:value-type="float">
            <text:p>1,319.02</text:p>
          </table:table-cell>
          <table:table-cell office:value-type="float" office:value="1306.92" calcext:value-type="float">
            <text:p>1,306.92</text:p>
          </table:table-cell>
          <table:table-cell office:value-type="float" office:value="1306.54" calcext:value-type="float">
            <text:p>1,306.5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7/2012</text:p>
          </table:table-cell>
          <table:table-cell office:value-type="percentage" office:value="0.0425" calcext:value-type="percentage">
            <text:p>4.25%</text:p>
          </table:table-cell>
          <table:table-cell office:value-type="percentage" office:value="0.0433" calcext:value-type="percentage">
            <text:p>4.33%</text:p>
          </table:table-cell>
          <table:table-cell office:value-type="float" office:value="1310.31" calcext:value-type="float">
            <text:p>1,310.31</text:p>
          </table:table-cell>
          <table:table-cell office:value-type="float" office:value="1298.3" calcext:value-type="float">
            <text:p>1,298.30</text:p>
          </table:table-cell>
          <table:table-cell office:value-type="float" office:value="1297.92" calcext:value-type="float">
            <text:p>1,297.9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7/2012</text:p>
          </table:table-cell>
          <table:table-cell office:value-type="percentage" office:value="0.0422" calcext:value-type="percentage">
            <text:p>4.22%</text:p>
          </table:table-cell>
          <table:table-cell office:value-type="percentage" office:value="0.043" calcext:value-type="percentage">
            <text:p>4.30%</text:p>
          </table:table-cell>
          <table:table-cell office:value-type="float" office:value="1315.22" calcext:value-type="float">
            <text:p>1,315.22</text:p>
          </table:table-cell>
          <table:table-cell office:value-type="float" office:value="1303.17" calcext:value-type="float">
            <text:p>1,303.17</text:p>
          </table:table-cell>
          <table:table-cell office:value-type="float" office:value="1302.79" calcext:value-type="float">
            <text:p>1,302.7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7/2012</text:p>
          </table:table-cell>
          <table:table-cell office:value-type="percentage" office:value="0.0422" calcext:value-type="percentage">
            <text:p>4.22%</text:p>
          </table:table-cell>
          <table:table-cell office:value-type="percentage" office:value="0.043" calcext:value-type="percentage">
            <text:p>4.30%</text:p>
          </table:table-cell>
          <table:table-cell office:value-type="float" office:value="1315.92" calcext:value-type="float">
            <text:p>1,315.92</text:p>
          </table:table-cell>
          <table:table-cell office:value-type="float" office:value="1303.86" calcext:value-type="float">
            <text:p>1,303.86</text:p>
          </table:table-cell>
          <table:table-cell office:value-type="float" office:value="1303.17" calcext:value-type="float">
            <text:p>1,303.1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7/2012</text:p>
          </table:table-cell>
          <table:table-cell office:value-type="percentage" office:value="0.0432" calcext:value-type="percentage">
            <text:p>4.32%</text:p>
          </table:table-cell>
          <table:table-cell office:value-type="percentage" office:value="0.044" calcext:value-type="percentage">
            <text:p>4.40%</text:p>
          </table:table-cell>
          <table:table-cell office:value-type="float" office:value="1301.24" calcext:value-type="float">
            <text:p>1,301.24</text:p>
          </table:table-cell>
          <table:table-cell office:value-type="float" office:value="1289.33" calcext:value-type="float">
            <text:p>1,289.33</text:p>
          </table:table-cell>
          <table:table-cell office:value-type="float" office:value="1288.95" calcext:value-type="float">
            <text:p>1,288.9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1/07/2012</text:p>
          </table:table-cell>
          <table:table-cell office:value-type="percentage" office:value="0.0432" calcext:value-type="percentage">
            <text:p>4.32%</text:p>
          </table:table-cell>
          <table:table-cell office:value-type="percentage" office:value="0.044" calcext:value-type="percentage">
            <text:p>4.40%</text:p>
          </table:table-cell>
          <table:table-cell office:value-type="float" office:value="1301.62" calcext:value-type="float">
            <text:p>1,301.62</text:p>
          </table:table-cell>
          <table:table-cell office:value-type="float" office:value="1289.71" calcext:value-type="float">
            <text:p>1,289.71</text:p>
          </table:table-cell>
          <table:table-cell office:value-type="float" office:value="1289.33" calcext:value-type="float">
            <text:p>1,289.3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08/2012</text:p>
          </table:table-cell>
          <table:table-cell office:value-type="percentage" office:value="0.0427" calcext:value-type="percentage">
            <text:p>4.27%</text:p>
          </table:table-cell>
          <table:table-cell office:value-type="percentage" office:value="0.0435" calcext:value-type="percentage">
            <text:p>4.35%</text:p>
          </table:table-cell>
          <table:table-cell office:value-type="float" office:value="1309.5" calcext:value-type="float">
            <text:p>1,309.50</text:p>
          </table:table-cell>
          <table:table-cell office:value-type="float" office:value="1297.52" calcext:value-type="float">
            <text:p>1,297.52</text:p>
          </table:table-cell>
          <table:table-cell office:value-type="float" office:value="1297.14" calcext:value-type="float">
            <text:p>1,297.1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8/2012</text:p>
          </table:table-cell>
          <table:table-cell office:value-type="percentage" office:value="0.0424" calcext:value-type="percentage">
            <text:p>4.24%</text:p>
          </table:table-cell>
          <table:table-cell office:value-type="percentage" office:value="0.0432" calcext:value-type="percentage">
            <text:p>4.32%</text:p>
          </table:table-cell>
          <table:table-cell office:value-type="float" office:value="1314.4" calcext:value-type="float">
            <text:p>1,314.40</text:p>
          </table:table-cell>
          <table:table-cell office:value-type="float" office:value="1302.37" calcext:value-type="float">
            <text:p>1,302.37</text:p>
          </table:table-cell>
          <table:table-cell office:value-type="float" office:value="1302" calcext:value-type="float">
            <text:p>1,302.0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8/2012</text:p>
          </table:table-cell>
          <table:table-cell office:value-type="percentage" office:value="0.0423" calcext:value-type="percentage">
            <text:p>4.23%</text:p>
          </table:table-cell>
          <table:table-cell office:value-type="percentage" office:value="0.0431" calcext:value-type="percentage">
            <text:p>4.31%</text:p>
          </table:table-cell>
          <table:table-cell office:value-type="float" office:value="1316.62" calcext:value-type="float">
            <text:p>1,316.62</text:p>
          </table:table-cell>
          <table:table-cell office:value-type="float" office:value="1304.57" calcext:value-type="float">
            <text:p>1,304.57</text:p>
          </table:table-cell>
          <table:table-cell office:value-type="float" office:value="1303.87" calcext:value-type="float">
            <text:p>1,303.8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8/2012</text:p>
          </table:table-cell>
          <table:table-cell office:value-type="percentage" office:value="0.0423" calcext:value-type="percentage">
            <text:p>4.23%</text:p>
          </table:table-cell>
          <table:table-cell office:value-type="percentage" office:value="0.0431" calcext:value-type="percentage">
            <text:p>4.31%</text:p>
          </table:table-cell>
          <table:table-cell office:value-type="float" office:value="1316.99" calcext:value-type="float">
            <text:p>1,316.99</text:p>
          </table:table-cell>
          <table:table-cell office:value-type="float" office:value="1304.95" calcext:value-type="float">
            <text:p>1,304.95</text:p>
          </table:table-cell>
          <table:table-cell office:value-type="float" office:value="1304.57" calcext:value-type="float">
            <text:p>1,304.5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8/2012</text:p>
          </table:table-cell>
          <table:table-cell office:value-type="percentage" office:value="0.0422" calcext:value-type="percentage">
            <text:p>4.22%</text:p>
          </table:table-cell>
          <table:table-cell office:value-type="percentage" office:value="0.043" calcext:value-type="percentage">
            <text:p>4.30%</text:p>
          </table:table-cell>
          <table:table-cell office:value-type="float" office:value="1318.89" calcext:value-type="float">
            <text:p>1,318.89</text:p>
          </table:table-cell>
          <table:table-cell office:value-type="float" office:value="1306.83" calcext:value-type="float">
            <text:p>1,306.83</text:p>
          </table:table-cell>
          <table:table-cell office:value-type="float" office:value="1306.45" calcext:value-type="float">
            <text:p>1,306.4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8/2012</text:p>
          </table:table-cell>
          <table:table-cell office:value-type="percentage" office:value="0.0413" calcext:value-type="percentage">
            <text:p>4.13%</text:p>
          </table:table-cell>
          <table:table-cell office:value-type="percentage" office:value="0.0421" calcext:value-type="percentage">
            <text:p>4.21%</text:p>
          </table:table-cell>
          <table:table-cell office:value-type="float" office:value="1333.51" calcext:value-type="float">
            <text:p>1,333.51</text:p>
          </table:table-cell>
          <table:table-cell office:value-type="float" office:value="1321.31" calcext:value-type="float">
            <text:p>1,321.31</text:p>
          </table:table-cell>
          <table:table-cell office:value-type="float" office:value="1320.91" calcext:value-type="float">
            <text:p>1,320.9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8/2012</text:p>
          </table:table-cell>
          <table:table-cell office:value-type="percentage" office:value="0.0412" calcext:value-type="percentage">
            <text:p>4.12%</text:p>
          </table:table-cell>
          <table:table-cell office:value-type="percentage" office:value="0.042" calcext:value-type="percentage">
            <text:p>4.20%</text:p>
          </table:table-cell>
          <table:table-cell office:value-type="float" office:value="1335.44" calcext:value-type="float">
            <text:p>1,335.44</text:p>
          </table:table-cell>
          <table:table-cell office:value-type="float" office:value="1323.23" calcext:value-type="float">
            <text:p>1,323.23</text:p>
          </table:table-cell>
          <table:table-cell office:value-type="float" office:value="1322.83" calcext:value-type="float">
            <text:p>1,322.8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8/2012</text:p>
          </table:table-cell>
          <table:table-cell office:value-type="percentage" office:value="0.0414" calcext:value-type="percentage">
            <text:p>4.14%</text:p>
          </table:table-cell>
          <table:table-cell office:value-type="percentage" office:value="0.0422" calcext:value-type="percentage">
            <text:p>4.22%</text:p>
          </table:table-cell>
          <table:table-cell office:value-type="float" office:value="1333.15" calcext:value-type="float">
            <text:p>1,333.15</text:p>
          </table:table-cell>
          <table:table-cell office:value-type="float" office:value="1320.96" calcext:value-type="float">
            <text:p>1,320.96</text:p>
          </table:table-cell>
          <table:table-cell office:value-type="float" office:value="1320.19" calcext:value-type="float">
            <text:p>1,320.1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8/2012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0428" calcext:value-type="percentage">
            <text:p>4.28%</text:p>
          </table:table-cell>
          <table:table-cell office:value-type="float" office:value="1324.39" calcext:value-type="float">
            <text:p>1,324.39</text:p>
          </table:table-cell>
          <table:table-cell office:value-type="float" office:value="1312.3" calcext:value-type="float">
            <text:p>1,312.30</text:p>
          </table:table-cell>
          <table:table-cell office:value-type="float" office:value="1311.9" calcext:value-type="float">
            <text:p>1,311.9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8/2012</text:p>
          </table:table-cell>
          <table:table-cell office:value-type="percentage" office:value="0.0419" calcext:value-type="percentage">
            <text:p>4.19%</text:p>
          </table:table-cell>
          <table:table-cell office:value-type="percentage" office:value="0.0427" calcext:value-type="percentage">
            <text:p>4.27%</text:p>
          </table:table-cell>
          <table:table-cell office:value-type="float" office:value="1326.31" calcext:value-type="float">
            <text:p>1,326.31</text:p>
          </table:table-cell>
          <table:table-cell office:value-type="float" office:value="1314.2" calcext:value-type="float">
            <text:p>1,314.20</text:p>
          </table:table-cell>
          <table:table-cell office:value-type="float" office:value="1313.8" calcext:value-type="float">
            <text:p>1,313.8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8/2012</text:p>
          </table:table-cell>
          <table:table-cell office:value-type="percentage" office:value="0.0421" calcext:value-type="percentage">
            <text:p>4.21%</text:p>
          </table:table-cell>
          <table:table-cell office:value-type="percentage" office:value="0.0429" calcext:value-type="percentage">
            <text:p>4.29%</text:p>
          </table:table-cell>
          <table:table-cell office:value-type="float" office:value="1323.65" calcext:value-type="float">
            <text:p>1,323.65</text:p>
          </table:table-cell>
          <table:table-cell office:value-type="float" office:value="1311.57" calcext:value-type="float">
            <text:p>1,311.57</text:p>
          </table:table-cell>
          <table:table-cell office:value-type="float" office:value="1311.19" calcext:value-type="float">
            <text:p>1,311.1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8/2012</text:p>
          </table:table-cell>
          <table:table-cell office:value-type="percentage" office:value="0.0415" calcext:value-type="percentage">
            <text:p>4.15%</text:p>
          </table:table-cell>
          <table:table-cell office:value-type="percentage" office:value="0.0423" calcext:value-type="percentage">
            <text:p>4.23%</text:p>
          </table:table-cell>
          <table:table-cell office:value-type="float" office:value="1333.16" calcext:value-type="float">
            <text:p>1,333.16</text:p>
          </table:table-cell>
          <table:table-cell office:value-type="float" office:value="1320.99" calcext:value-type="float">
            <text:p>1,320.99</text:p>
          </table:table-cell>
          <table:table-cell office:value-type="float" office:value="1320.62" calcext:value-type="float">
            <text:p>1,320.6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8/2012</text:p>
          </table:table-cell>
          <table:table-cell office:value-type="percentage" office:value="0.0421" calcext:value-type="percentage">
            <text:p>4.21%</text:p>
          </table:table-cell>
          <table:table-cell office:value-type="percentage" office:value="0.0429" calcext:value-type="percentage">
            <text:p>4.29%</text:p>
          </table:table-cell>
          <table:table-cell office:value-type="float" office:value="1324.71" calcext:value-type="float">
            <text:p>1,324.71</text:p>
          </table:table-cell>
          <table:table-cell office:value-type="float" office:value="1312.63" calcext:value-type="float">
            <text:p>1,312.63</text:p>
          </table:table-cell>
          <table:table-cell office:value-type="float" office:value="1311.94" calcext:value-type="float">
            <text:p>1,311.9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8/2012</text:p>
          </table:table-cell>
          <table:table-cell office:value-type="percentage" office:value="0.0418" calcext:value-type="percentage">
            <text:p>4.18%</text:p>
          </table:table-cell>
          <table:table-cell office:value-type="percentage" office:value="0.0426" calcext:value-type="percentage">
            <text:p>4.26%</text:p>
          </table:table-cell>
          <table:table-cell office:value-type="float" office:value="1329.65" calcext:value-type="float">
            <text:p>1,329.65</text:p>
          </table:table-cell>
          <table:table-cell office:value-type="float" office:value="1317.52" calcext:value-type="float">
            <text:p>1,317.52</text:p>
          </table:table-cell>
          <table:table-cell office:value-type="float" office:value="1317.15" calcext:value-type="float">
            <text:p>1,317.1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8/2012</text:p>
          </table:table-cell>
          <table:table-cell office:value-type="percentage" office:value="0.0425" calcext:value-type="percentage">
            <text:p>4.25%</text:p>
          </table:table-cell>
          <table:table-cell office:value-type="percentage" office:value="0.0433" calcext:value-type="percentage">
            <text:p>4.33%</text:p>
          </table:table-cell>
          <table:table-cell office:value-type="float" office:value="1319.41" calcext:value-type="float">
            <text:p>1,319.41</text:p>
          </table:table-cell>
          <table:table-cell office:value-type="float" office:value="1307.39" calcext:value-type="float">
            <text:p>1,307.39</text:p>
          </table:table-cell>
          <table:table-cell office:value-type="float" office:value="1307.01" calcext:value-type="float">
            <text:p>1,307.0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8/2012</text:p>
          </table:table-cell>
          <table:table-cell office:value-type="percentage" office:value="0.0418" calcext:value-type="percentage">
            <text:p>4.18%</text:p>
          </table:table-cell>
          <table:table-cell office:value-type="percentage" office:value="0.0426" calcext:value-type="percentage">
            <text:p>4.26%</text:p>
          </table:table-cell>
          <table:table-cell office:value-type="float" office:value="1330.4" calcext:value-type="float">
            <text:p>1,330.40</text:p>
          </table:table-cell>
          <table:table-cell office:value-type="float" office:value="1318.27" calcext:value-type="float">
            <text:p>1,318.27</text:p>
          </table:table-cell>
          <table:table-cell office:value-type="float" office:value="1317.9" calcext:value-type="float">
            <text:p>1,317.9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8/2012</text:p>
          </table:table-cell>
          <table:table-cell office:value-type="percentage" office:value="0.0422" calcext:value-type="percentage">
            <text:p>4.22%</text:p>
          </table:table-cell>
          <table:table-cell office:value-type="percentage" office:value="0.043" calcext:value-type="percentage">
            <text:p>4.30%</text:p>
          </table:table-cell>
          <table:table-cell office:value-type="float" office:value="1324.74" calcext:value-type="float">
            <text:p>1,324.74</text:p>
          </table:table-cell>
          <table:table-cell office:value-type="float" office:value="1312.67" calcext:value-type="float">
            <text:p>1,312.67</text:p>
          </table:table-cell>
          <table:table-cell office:value-type="float" office:value="1312.29" calcext:value-type="float">
            <text:p>1,312.2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8/2012</text:p>
          </table:table-cell>
          <table:table-cell office:value-type="percentage" office:value="0.0421" calcext:value-type="percentage">
            <text:p>4.21%</text:p>
          </table:table-cell>
          <table:table-cell office:value-type="percentage" office:value="0.0429" calcext:value-type="percentage">
            <text:p>4.29%</text:p>
          </table:table-cell>
          <table:table-cell office:value-type="float" office:value="1326.95" calcext:value-type="float">
            <text:p>1,326.95</text:p>
          </table:table-cell>
          <table:table-cell office:value-type="float" office:value="1314.87" calcext:value-type="float">
            <text:p>1,314.87</text:p>
          </table:table-cell>
          <table:table-cell office:value-type="float" office:value="1314.17" calcext:value-type="float">
            <text:p>1,314.1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8/2012</text:p>
          </table:table-cell>
          <table:table-cell office:value-type="percentage" office:value="0.0418" calcext:value-type="percentage">
            <text:p>4.18%</text:p>
          </table:table-cell>
          <table:table-cell office:value-type="percentage" office:value="0.0426" calcext:value-type="percentage">
            <text:p>4.26%</text:p>
          </table:table-cell>
          <table:table-cell office:value-type="float" office:value="1331.9" calcext:value-type="float">
            <text:p>1,331.90</text:p>
          </table:table-cell>
          <table:table-cell office:value-type="float" office:value="1319.77" calcext:value-type="float">
            <text:p>1,319.77</text:p>
          </table:table-cell>
          <table:table-cell office:value-type="float" office:value="1319.39" calcext:value-type="float">
            <text:p>1,319.3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8/2012</text:p>
          </table:table-cell>
          <table:table-cell office:value-type="percentage" office:value="0.0414" calcext:value-type="percentage">
            <text:p>4.14%</text:p>
          </table:table-cell>
          <table:table-cell office:value-type="percentage" office:value="0.0422" calcext:value-type="percentage">
            <text:p>4.22%</text:p>
          </table:table-cell>
          <table:table-cell office:value-type="float" office:value="1338.39" calcext:value-type="float">
            <text:p>1,338.39</text:p>
          </table:table-cell>
          <table:table-cell office:value-type="float" office:value="1326.2" calcext:value-type="float">
            <text:p>1,326.20</text:p>
          </table:table-cell>
          <table:table-cell office:value-type="float" office:value="1325.82" calcext:value-type="float">
            <text:p>1,325.8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8/2012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418" calcext:value-type="percentage">
            <text:p>4.18%</text:p>
          </table:table-cell>
          <table:table-cell office:value-type="float" office:value="1344.9" calcext:value-type="float">
            <text:p>1,344.90</text:p>
          </table:table-cell>
          <table:table-cell office:value-type="float" office:value="1332.66" calcext:value-type="float">
            <text:p>1,332.66</text:p>
          </table:table-cell>
          <table:table-cell office:value-type="float" office:value="1332.28" calcext:value-type="float">
            <text:p>1,332.2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8/2012</text:p>
          </table:table-cell>
          <table:table-cell office:value-type="percentage" office:value="0.0411" calcext:value-type="percentage">
            <text:p>4.11%</text:p>
          </table:table-cell>
          <table:table-cell office:value-type="percentage" office:value="0.0419" calcext:value-type="percentage">
            <text:p>4.19%</text:p>
          </table:table-cell>
          <table:table-cell office:value-type="float" office:value="1343.74" calcext:value-type="float">
            <text:p>1,343.74</text:p>
          </table:table-cell>
          <table:table-cell office:value-type="float" office:value="1331.51" calcext:value-type="float">
            <text:p>1,331.51</text:p>
          </table:table-cell>
          <table:table-cell office:value-type="float" office:value="1331.13" calcext:value-type="float">
            <text:p>1,331.1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1/08/2012</text:p>
          </table:table-cell>
          <table:table-cell office:value-type="percentage" office:value="0.0408" calcext:value-type="percentage">
            <text:p>4.08%</text:p>
          </table:table-cell>
          <table:table-cell office:value-type="percentage" office:value="0.0416" calcext:value-type="percentage">
            <text:p>4.16%</text:p>
          </table:table-cell>
          <table:table-cell office:value-type="float" office:value="1349.07" calcext:value-type="float">
            <text:p>1,349.07</text:p>
          </table:table-cell>
          <table:table-cell office:value-type="float" office:value="1336.79" calcext:value-type="float">
            <text:p>1,336.79</text:p>
          </table:table-cell>
          <table:table-cell office:value-type="float" office:value="1336.09" calcext:value-type="float">
            <text:p>1,336.0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9/2012</text:p>
          </table:table-cell>
          <table:table-cell office:value-type="percentage" office:value="0.0403" calcext:value-type="percentage">
            <text:p>4.03%</text:p>
          </table:table-cell>
          <table:table-cell office:value-type="percentage" office:value="0.0411" calcext:value-type="percentage">
            <text:p>4.11%</text:p>
          </table:table-cell>
          <table:table-cell office:value-type="float" office:value="1357.19" calcext:value-type="float">
            <text:p>1,357.19</text:p>
          </table:table-cell>
          <table:table-cell office:value-type="float" office:value="1344.83" calcext:value-type="float">
            <text:p>1,344.83</text:p>
          </table:table-cell>
          <table:table-cell office:value-type="float" office:value="1344.45" calcext:value-type="float">
            <text:p>1,344.4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9/2012</text:p>
          </table:table-cell>
          <table:table-cell office:value-type="percentage" office:value="0.0401" calcext:value-type="percentage">
            <text:p>4.01%</text:p>
          </table:table-cell>
          <table:table-cell office:value-type="percentage" office:value="0.0409" calcext:value-type="percentage">
            <text:p>4.09%</text:p>
          </table:table-cell>
          <table:table-cell office:value-type="float" office:value="1360.68" calcext:value-type="float">
            <text:p>1,360.68</text:p>
          </table:table-cell>
          <table:table-cell office:value-type="float" office:value="1348.29" calcext:value-type="float">
            <text:p>1,348.29</text:p>
          </table:table-cell>
          <table:table-cell office:value-type="float" office:value="1347.91" calcext:value-type="float">
            <text:p>1,347.9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9/2012</text:p>
          </table:table-cell>
          <table:table-cell office:value-type="percentage" office:value="0.0402" calcext:value-type="percentage">
            <text:p>4.02%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1359.79" calcext:value-type="float">
            <text:p>1,359.79</text:p>
          </table:table-cell>
          <table:table-cell office:value-type="float" office:value="1347.41" calcext:value-type="float">
            <text:p>1,347.41</text:p>
          </table:table-cell>
          <table:table-cell office:value-type="float" office:value="1347.02" calcext:value-type="float">
            <text:p>1,347.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9/2012</text:p>
          </table:table-cell>
          <table:table-cell office:value-type="percentage" office:value="0.0402" calcext:value-type="percentage">
            <text:p>4.02%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1360.72" calcext:value-type="float">
            <text:p>1,360.72</text:p>
          </table:table-cell>
          <table:table-cell office:value-type="float" office:value="1348.34" calcext:value-type="float">
            <text:p>1,348.34</text:p>
          </table:table-cell>
          <table:table-cell office:value-type="float" office:value="1347.41" calcext:value-type="float">
            <text:p>1,347.4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9/2012</text:p>
          </table:table-cell>
          <table:table-cell office:value-type="percentage" office:value="0.0404" calcext:value-type="percentage">
            <text:p>4.04%</text:p>
          </table:table-cell>
          <table:table-cell office:value-type="percentage" office:value="0.0412" calcext:value-type="percentage">
            <text:p>4.12%</text:p>
          </table:table-cell>
          <table:table-cell office:value-type="float" office:value="1358" calcext:value-type="float">
            <text:p>1,358.00</text:p>
          </table:table-cell>
          <table:table-cell office:value-type="float" office:value="1345.66" calcext:value-type="float">
            <text:p>1,345.66</text:p>
          </table:table-cell>
          <table:table-cell office:value-type="float" office:value="1345.27" calcext:value-type="float">
            <text:p>1,345.2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9/2012</text:p>
          </table:table-cell>
          <table:table-cell office:value-type="percentage" office:value="0.0405" calcext:value-type="percentage">
            <text:p>4.05%</text:p>
          </table:table-cell>
          <table:table-cell office:value-type="percentage" office:value="0.0413" calcext:value-type="percentage">
            <text:p>4.13%</text:p>
          </table:table-cell>
          <table:table-cell office:value-type="float" office:value="1356.85" calcext:value-type="float">
            <text:p>1,356.85</text:p>
          </table:table-cell>
          <table:table-cell office:value-type="float" office:value="1344.52" calcext:value-type="float">
            <text:p>1,344.52</text:p>
          </table:table-cell>
          <table:table-cell office:value-type="float" office:value="1344.13" calcext:value-type="float">
            <text:p>1,344.1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9/2012</text:p>
          </table:table-cell>
          <table:table-cell office:value-type="percentage" office:value="0.0407" calcext:value-type="percentage">
            <text:p>4.07%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1354.15" calcext:value-type="float">
            <text:p>1,354.15</text:p>
          </table:table-cell>
          <table:table-cell office:value-type="float" office:value="1341.85" calcext:value-type="float">
            <text:p>1,341.85</text:p>
          </table:table-cell>
          <table:table-cell office:value-type="float" office:value="1341.46" calcext:value-type="float">
            <text:p>1,341.4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9/2012</text:p>
          </table:table-cell>
          <table:table-cell office:value-type="percentage" office:value="0.0409" calcext:value-type="percentage">
            <text:p>4.09%</text:p>
          </table:table-cell>
          <table:table-cell office:value-type="percentage" office:value="0.0417" calcext:value-type="percentage">
            <text:p>4.17%</text:p>
          </table:table-cell>
          <table:table-cell office:value-type="float" office:value="1351.45" calcext:value-type="float">
            <text:p>1,351.45</text:p>
          </table:table-cell>
          <table:table-cell office:value-type="float" office:value="1339.19" calcext:value-type="float">
            <text:p>1,339.19</text:p>
          </table:table-cell>
          <table:table-cell office:value-type="float" office:value="1338.79" calcext:value-type="float">
            <text:p>1,338.7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9/2012</text:p>
          </table:table-cell>
          <table:table-cell office:value-type="percentage" office:value="0.0403" calcext:value-type="percentage">
            <text:p>4.03%</text:p>
          </table:table-cell>
          <table:table-cell office:value-type="percentage" office:value="0.0411" calcext:value-type="percentage">
            <text:p>4.11%</text:p>
          </table:table-cell>
          <table:table-cell office:value-type="float" office:value="1361.56" calcext:value-type="float">
            <text:p>1,361.56</text:p>
          </table:table-cell>
          <table:table-cell office:value-type="float" office:value="1349.2" calcext:value-type="float">
            <text:p>1,349.20</text:p>
          </table:table-cell>
          <table:table-cell office:value-type="float" office:value="1348.38" calcext:value-type="float">
            <text:p>1,348.3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9/2012</text:p>
          </table:table-cell>
          <table:table-cell office:value-type="percentage" office:value="0.0403" calcext:value-type="percentage">
            <text:p>4.03%</text:p>
          </table:table-cell>
          <table:table-cell office:value-type="percentage" office:value="0.0411" calcext:value-type="percentage">
            <text:p>4.11%</text:p>
          </table:table-cell>
          <table:table-cell office:value-type="float" office:value="1361.99" calcext:value-type="float">
            <text:p>1,361.99</text:p>
          </table:table-cell>
          <table:table-cell office:value-type="float" office:value="1349.63" calcext:value-type="float">
            <text:p>1,349.63</text:p>
          </table:table-cell>
          <table:table-cell office:value-type="float" office:value="1343.69" calcext:value-type="float">
            <text:p>1,343.6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9/2012</text:p>
          </table:table-cell>
          <table:table-cell office:value-type="percentage" office:value="0.0401" calcext:value-type="percentage">
            <text:p>4.01%</text:p>
          </table:table-cell>
          <table:table-cell office:value-type="percentage" office:value="0.0409" calcext:value-type="percentage">
            <text:p>4.09%</text:p>
          </table:table-cell>
          <table:table-cell office:value-type="float" office:value="1365.53" calcext:value-type="float">
            <text:p>1,365.53</text:p>
          </table:table-cell>
          <table:table-cell office:value-type="float" office:value="1353.14" calcext:value-type="float">
            <text:p>1,353.14</text:p>
          </table:table-cell>
          <table:table-cell office:value-type="float" office:value="1347.19" calcext:value-type="float">
            <text:p>1,347.1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9/2012</text:p>
          </table:table-cell>
          <table:table-cell office:value-type="percentage" office:value="0.0402" calcext:value-type="percentage">
            <text:p>4.02%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1364.41" calcext:value-type="float">
            <text:p>1,364.41</text:p>
          </table:table-cell>
          <table:table-cell office:value-type="float" office:value="1352.03" calcext:value-type="float">
            <text:p>1,352.03</text:p>
          </table:table-cell>
          <table:table-cell office:value-type="float" office:value="1346.08" calcext:value-type="float">
            <text:p>1,346.0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9/2012</text:p>
          </table:table-cell>
          <table:table-cell office:value-type="percentage" office:value="0.0406" calcext:value-type="percentage">
            <text:p>4.06%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1358.64" calcext:value-type="float">
            <text:p>1,358.64</text:p>
          </table:table-cell>
          <table:table-cell office:value-type="float" office:value="1346.32" calcext:value-type="float">
            <text:p>1,346.32</text:p>
          </table:table-cell>
          <table:table-cell office:value-type="float" office:value="1340.39" calcext:value-type="float">
            <text:p>1,340.3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9/2012</text:p>
          </table:table-cell>
          <table:table-cell office:value-type="percentage" office:value="0.0403" calcext:value-type="percentage">
            <text:p>4.03%</text:p>
          </table:table-cell>
          <table:table-cell office:value-type="percentage" office:value="0.0411" calcext:value-type="percentage">
            <text:p>4.11%</text:p>
          </table:table-cell>
          <table:table-cell office:value-type="float" office:value="1364.4" calcext:value-type="float">
            <text:p>1,364.40</text:p>
          </table:table-cell>
          <table:table-cell office:value-type="float" office:value="1352.03" calcext:value-type="float">
            <text:p>1,352.03</text:p>
          </table:table-cell>
          <table:table-cell office:value-type="float" office:value="1345.57" calcext:value-type="float">
            <text:p>1,345.5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9/2012</text:p>
          </table:table-cell>
          <table:table-cell office:value-type="percentage" office:value="0.0405" calcext:value-type="percentage">
            <text:p>4.05%</text:p>
          </table:table-cell>
          <table:table-cell office:value-type="percentage" office:value="0.0413" calcext:value-type="percentage">
            <text:p>4.13%</text:p>
          </table:table-cell>
          <table:table-cell office:value-type="float" office:value="1361.75" calcext:value-type="float">
            <text:p>1,361.75</text:p>
          </table:table-cell>
          <table:table-cell office:value-type="float" office:value="1349.42" calcext:value-type="float">
            <text:p>1,349.42</text:p>
          </table:table-cell>
          <table:table-cell office:value-type="float" office:value="1343.45" calcext:value-type="float">
            <text:p>1,343.4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9/2012</text:p>
          </table:table-cell>
          <table:table-cell office:value-type="percentage" office:value="0.0405" calcext:value-type="percentage">
            <text:p>4.05%</text:p>
          </table:table-cell>
          <table:table-cell office:value-type="percentage" office:value="0.0413" calcext:value-type="percentage">
            <text:p>4.13%</text:p>
          </table:table-cell>
          <table:table-cell office:value-type="float" office:value="1362.21" calcext:value-type="float">
            <text:p>1,362.21</text:p>
          </table:table-cell>
          <table:table-cell office:value-type="float" office:value="1349.88" calcext:value-type="float">
            <text:p>1,349.88</text:p>
          </table:table-cell>
          <table:table-cell office:value-type="float" office:value="1349.42" calcext:value-type="float">
            <text:p>1,349.4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9/2012</text:p>
          </table:table-cell>
          <table:table-cell office:value-type="percentage" office:value="0.0403" calcext:value-type="percentage">
            <text:p>4.03%</text:p>
          </table:table-cell>
          <table:table-cell office:value-type="percentage" office:value="0.0411" calcext:value-type="percentage">
            <text:p>4.11%</text:p>
          </table:table-cell>
          <table:table-cell office:value-type="float" office:value="1365.78" calcext:value-type="float">
            <text:p>1,365.78</text:p>
          </table:table-cell>
          <table:table-cell office:value-type="float" office:value="1353.41" calcext:value-type="float">
            <text:p>1,353.41</text:p>
          </table:table-cell>
          <table:table-cell office:value-type="float" office:value="1352.95" calcext:value-type="float">
            <text:p>1,352.9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9/2012</text:p>
          </table:table-cell>
          <table:table-cell office:value-type="percentage" office:value="0.0404" calcext:value-type="percentage">
            <text:p>4.04%</text:p>
          </table:table-cell>
          <table:table-cell office:value-type="percentage" office:value="0.0412" calcext:value-type="percentage">
            <text:p>4.12%</text:p>
          </table:table-cell>
          <table:table-cell office:value-type="float" office:value="1364.68" calcext:value-type="float">
            <text:p>1,364.68</text:p>
          </table:table-cell>
          <table:table-cell office:value-type="float" office:value="1352.33" calcext:value-type="float">
            <text:p>1,352.33</text:p>
          </table:table-cell>
          <table:table-cell office:value-type="float" office:value="1351.87" calcext:value-type="float">
            <text:p>1,351.8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9/2012</text:p>
          </table:table-cell>
          <table:table-cell office:value-type="percentage" office:value="0.0402" calcext:value-type="percentage">
            <text:p>4.02%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1368.74" calcext:value-type="float">
            <text:p>1,368.74</text:p>
          </table:table-cell>
          <table:table-cell office:value-type="float" office:value="1356.35" calcext:value-type="float">
            <text:p>1,356.35</text:p>
          </table:table-cell>
          <table:table-cell office:value-type="float" office:value="1355.41" calcext:value-type="float">
            <text:p>1,355.4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10/2012</text:p>
          </table:table-cell>
          <table:table-cell office:value-type="percentage" office:value="0.0397" calcext:value-type="percentage">
            <text:p>3.97%</text:p>
          </table:table-cell>
          <table:table-cell office:value-type="percentage" office:value="0.0405" calcext:value-type="percentage">
            <text:p>4.05%</text:p>
          </table:table-cell>
          <table:table-cell office:value-type="float" office:value="1377" calcext:value-type="float">
            <text:p>1,377.00</text:p>
          </table:table-cell>
          <table:table-cell office:value-type="float" office:value="1364.54" calcext:value-type="float">
            <text:p>1,364.54</text:p>
          </table:table-cell>
          <table:table-cell office:value-type="float" office:value="1364.08" calcext:value-type="float">
            <text:p>1,364.0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10/2012</text:p>
          </table:table-cell>
          <table:table-cell office:value-type="percentage" office:value="0.0396" calcext:value-type="percentage">
            <text:p>3.96%</text:p>
          </table:table-cell>
          <table:table-cell office:value-type="percentage" office:value="0.0404" calcext:value-type="percentage">
            <text:p>4.04%</text:p>
          </table:table-cell>
          <table:table-cell office:value-type="float" office:value="1379.03" calcext:value-type="float">
            <text:p>1,379.03</text:p>
          </table:table-cell>
          <table:table-cell office:value-type="float" office:value="1366.55" calcext:value-type="float">
            <text:p>1,366.55</text:p>
          </table:table-cell>
          <table:table-cell office:value-type="float" office:value="1366.09" calcext:value-type="float">
            <text:p>1,366.0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10/2012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382.63" calcext:value-type="float">
            <text:p>1,382.63</text:p>
          </table:table-cell>
          <table:table-cell office:value-type="float" office:value="1370.12" calcext:value-type="float">
            <text:p>1,370.12</text:p>
          </table:table-cell>
          <table:table-cell office:value-type="float" office:value="1369.66" calcext:value-type="float">
            <text:p>1,369.6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10/2012</text:p>
          </table:table-cell>
          <table:table-cell office:value-type="percentage" office:value="0.0396" calcext:value-type="percentage">
            <text:p>3.96%</text:p>
          </table:table-cell>
          <table:table-cell office:value-type="percentage" office:value="0.0404" calcext:value-type="percentage">
            <text:p>4.04%</text:p>
          </table:table-cell>
          <table:table-cell office:value-type="float" office:value="1379.95" calcext:value-type="float">
            <text:p>1,379.95</text:p>
          </table:table-cell>
          <table:table-cell office:value-type="float" office:value="1367.47" calcext:value-type="float">
            <text:p>1,367.47</text:p>
          </table:table-cell>
          <table:table-cell office:value-type="float" office:value="1367.01" calcext:value-type="float">
            <text:p>1,367.0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10/2012</text:p>
          </table:table-cell>
          <table:table-cell office:value-type="percentage" office:value="0.0393" calcext:value-type="percentage">
            <text:p>3.93%</text:p>
          </table:table-cell>
          <table:table-cell office:value-type="percentage" office:value="0.0401" calcext:value-type="percentage">
            <text:p>4.01%</text:p>
          </table:table-cell>
          <table:table-cell office:value-type="float" office:value="1385.94" calcext:value-type="float">
            <text:p>1,385.94</text:p>
          </table:table-cell>
          <table:table-cell office:value-type="float" office:value="1373.4" calcext:value-type="float">
            <text:p>1,373.40</text:p>
          </table:table-cell>
          <table:table-cell office:value-type="float" office:value="1372.41" calcext:value-type="float">
            <text:p>1,372.4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10/2012</text:p>
          </table:table-cell>
          <table:table-cell office:value-type="percentage" office:value="0.0377" calcext:value-type="percentage">
            <text:p>3.77%</text:p>
          </table:table-cell>
          <table:table-cell office:value-type="percentage" office:value="0.0385" calcext:value-type="percentage">
            <text:p>3.85%</text:p>
          </table:table-cell>
          <table:table-cell office:value-type="float" office:value="1411.85" calcext:value-type="float">
            <text:p>1,411.85</text:p>
          </table:table-cell>
          <table:table-cell office:value-type="float" office:value="1399.07" calcext:value-type="float">
            <text:p>1,399.07</text:p>
          </table:table-cell>
          <table:table-cell office:value-type="float" office:value="1398.59" calcext:value-type="float">
            <text:p>1,398.5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10/2012</text:p>
          </table:table-cell>
          <table:table-cell office:value-type="percentage" office:value="0.0385" calcext:value-type="percentage">
            <text:p>3.85%</text:p>
          </table:table-cell>
          <table:table-cell office:value-type="percentage" office:value="0.0393" calcext:value-type="percentage">
            <text:p>3.93%</text:p>
          </table:table-cell>
          <table:table-cell office:value-type="float" office:value="1399.54" calcext:value-type="float">
            <text:p>1,399.54</text:p>
          </table:table-cell>
          <table:table-cell office:value-type="float" office:value="1386.89" calcext:value-type="float">
            <text:p>1,386.89</text:p>
          </table:table-cell>
          <table:table-cell office:value-type="float" office:value="1386.41" calcext:value-type="float">
            <text:p>1,386.4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10/2012</text:p>
          </table:table-cell>
          <table:table-cell office:value-type="percentage" office:value="0.0385" calcext:value-type="percentage">
            <text:p>3.85%</text:p>
          </table:table-cell>
          <table:table-cell office:value-type="percentage" office:value="0.0393" calcext:value-type="percentage">
            <text:p>3.93%</text:p>
          </table:table-cell>
          <table:table-cell office:value-type="float" office:value="1400.02" calcext:value-type="float">
            <text:p>1,400.02</text:p>
          </table:table-cell>
          <table:table-cell office:value-type="float" office:value="1387.36" calcext:value-type="float">
            <text:p>1,387.36</text:p>
          </table:table-cell>
          <table:table-cell office:value-type="float" office:value="1386.89" calcext:value-type="float">
            <text:p>1,386.8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10/2012</text:p>
          </table:table-cell>
          <table:table-cell office:value-type="percentage" office:value="0.0384" calcext:value-type="percentage">
            <text:p>3.84%</text:p>
          </table:table-cell>
          <table:table-cell office:value-type="percentage" office:value="0.0392" calcext:value-type="percentage">
            <text:p>3.92%</text:p>
          </table:table-cell>
          <table:table-cell office:value-type="float" office:value="1402.88" calcext:value-type="float">
            <text:p>1,402.88</text:p>
          </table:table-cell>
          <table:table-cell office:value-type="float" office:value="1390.2" calcext:value-type="float">
            <text:p>1,390.20</text:p>
          </table:table-cell>
          <table:table-cell office:value-type="float" office:value="1388.94" calcext:value-type="float">
            <text:p>1,388.9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10/2012</text:p>
          </table:table-cell>
          <table:table-cell office:value-type="percentage" office:value="0.0374" calcext:value-type="percentage">
            <text:p>3.74%</text:p>
          </table:table-cell>
          <table:table-cell office:value-type="percentage" office:value="0.0382" calcext:value-type="percentage">
            <text:p>3.82%</text:p>
          </table:table-cell>
          <table:table-cell office:value-type="float" office:value="1419.35" calcext:value-type="float">
            <text:p>1,419.35</text:p>
          </table:table-cell>
          <table:table-cell office:value-type="float" office:value="1406.52" calcext:value-type="float">
            <text:p>1,406.52</text:p>
          </table:table-cell>
          <table:table-cell office:value-type="float" office:value="1406.07" calcext:value-type="float">
            <text:p>1,406.0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10/2012</text:p>
          </table:table-cell>
          <table:table-cell office:value-type="percentage" office:value="0.0374" calcext:value-type="percentage">
            <text:p>3.74%</text:p>
          </table:table-cell>
          <table:table-cell office:value-type="percentage" office:value="0.0382" calcext:value-type="percentage">
            <text:p>3.82%</text:p>
          </table:table-cell>
          <table:table-cell office:value-type="float" office:value="1419.8" calcext:value-type="float">
            <text:p>1,419.80</text:p>
          </table:table-cell>
          <table:table-cell office:value-type="float" office:value="1406.96" calcext:value-type="float">
            <text:p>1,406.96</text:p>
          </table:table-cell>
          <table:table-cell office:value-type="float" office:value="1406.52" calcext:value-type="float">
            <text:p>1,406.5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10/2012</text:p>
          </table:table-cell>
          <table:table-cell office:value-type="percentage" office:value="0.0372" calcext:value-type="percentage">
            <text:p>3.72%</text:p>
          </table:table-cell>
          <table:table-cell office:value-type="percentage" office:value="0.038" calcext:value-type="percentage">
            <text:p>3.80%</text:p>
          </table:table-cell>
          <table:table-cell office:value-type="float" office:value="1423.47" calcext:value-type="float">
            <text:p>1,423.47</text:p>
          </table:table-cell>
          <table:table-cell office:value-type="float" office:value="1410.6" calcext:value-type="float">
            <text:p>1,410.60</text:p>
          </table:table-cell>
          <table:table-cell office:value-type="float" office:value="1410.16" calcext:value-type="float">
            <text:p>1,410.1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10/2012</text:p>
          </table:table-cell>
          <table:table-cell office:value-type="percentage" office:value="0.0373" calcext:value-type="percentage">
            <text:p>3.73%</text:p>
          </table:table-cell>
          <table:table-cell office:value-type="percentage" office:value="0.0381" calcext:value-type="percentage">
            <text:p>3.81%</text:p>
          </table:table-cell>
          <table:table-cell office:value-type="float" office:value="1422.3" calcext:value-type="float">
            <text:p>1,422.30</text:p>
          </table:table-cell>
          <table:table-cell office:value-type="float" office:value="1409.45" calcext:value-type="float">
            <text:p>1,409.45</text:p>
          </table:table-cell>
          <table:table-cell office:value-type="float" office:value="1409" calcext:value-type="float">
            <text:p>1,409.0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10/2012</text:p>
          </table:table-cell>
          <table:table-cell office:value-type="percentage" office:value="0.0376" calcext:value-type="percentage">
            <text:p>3.76%</text:p>
          </table:table-cell>
          <table:table-cell office:value-type="percentage" office:value="0.0384" calcext:value-type="percentage">
            <text:p>3.84%</text:p>
          </table:table-cell>
          <table:table-cell office:value-type="float" office:value="1418.39" calcext:value-type="float">
            <text:p>1,418.39</text:p>
          </table:table-cell>
          <table:table-cell office:value-type="float" office:value="1405.58" calcext:value-type="float">
            <text:p>1,405.58</text:p>
          </table:table-cell>
          <table:table-cell office:value-type="float" office:value="1404.66" calcext:value-type="float">
            <text:p>1,404.6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10/2012</text:p>
          </table:table-cell>
          <table:table-cell office:value-type="percentage" office:value="0.0373" calcext:value-type="percentage">
            <text:p>3.73%</text:p>
          </table:table-cell>
          <table:table-cell office:value-type="percentage" office:value="0.0381" calcext:value-type="percentage">
            <text:p>3.81%</text:p>
          </table:table-cell>
          <table:table-cell office:value-type="float" office:value="1423.89" calcext:value-type="float">
            <text:p>1,423.89</text:p>
          </table:table-cell>
          <table:table-cell office:value-type="float" office:value="1411.03" calcext:value-type="float">
            <text:p>1,411.03</text:p>
          </table:table-cell>
          <table:table-cell office:value-type="float" office:value="1410.56" calcext:value-type="float">
            <text:p>1,410.5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10/2012</text:p>
          </table:table-cell>
          <table:table-cell office:value-type="percentage" office:value="0.0365" calcext:value-type="percentage">
            <text:p>3.65%</text:p>
          </table:table-cell>
          <table:table-cell office:value-type="percentage" office:value="0.0373" calcext:value-type="percentage">
            <text:p>3.73%</text:p>
          </table:table-cell>
          <table:table-cell office:value-type="float" office:value="1437.34" calcext:value-type="float">
            <text:p>1,437.34</text:p>
          </table:table-cell>
          <table:table-cell office:value-type="float" office:value="1424.36" calcext:value-type="float">
            <text:p>1,424.36</text:p>
          </table:table-cell>
          <table:table-cell office:value-type="float" office:value="1423.89" calcext:value-type="float">
            <text:p>1,423.8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10/2012</text:p>
          </table:table-cell>
          <table:table-cell office:value-type="percentage" office:value="0.0362" calcext:value-type="percentage">
            <text:p>3.62%</text:p>
          </table:table-cell>
          <table:table-cell office:value-type="percentage" office:value="0.037" calcext:value-type="percentage">
            <text:p>3.70%</text:p>
          </table:table-cell>
          <table:table-cell office:value-type="float" office:value="1442.72" calcext:value-type="float">
            <text:p>1,442.72</text:p>
          </table:table-cell>
          <table:table-cell office:value-type="float" office:value="1429.69" calcext:value-type="float">
            <text:p>1,429.69</text:p>
          </table:table-cell>
          <table:table-cell office:value-type="float" office:value="1429.21" calcext:value-type="float">
            <text:p>1,429.2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10/2012</text:p>
          </table:table-cell>
          <table:table-cell office:value-type="percentage" office:value="0.0366" calcext:value-type="percentage">
            <text:p>3.66%</text:p>
          </table:table-cell>
          <table:table-cell office:value-type="percentage" office:value="0.0374" calcext:value-type="percentage">
            <text:p>3.74%</text:p>
          </table:table-cell>
          <table:table-cell office:value-type="float" office:value="1436.66" calcext:value-type="float">
            <text:p>1,436.66</text:p>
          </table:table-cell>
          <table:table-cell office:value-type="float" office:value="1423.69" calcext:value-type="float">
            <text:p>1,423.69</text:p>
          </table:table-cell>
          <table:table-cell office:value-type="float" office:value="1423.22" calcext:value-type="float">
            <text:p>1,423.2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10/2012</text:p>
          </table:table-cell>
          <table:table-cell office:value-type="percentage" office:value="0.0368" calcext:value-type="percentage">
            <text:p>3.68%</text:p>
          </table:table-cell>
          <table:table-cell office:value-type="percentage" office:value="0.0376" calcext:value-type="percentage">
            <text:p>3.76%</text:p>
          </table:table-cell>
          <table:table-cell office:value-type="float" office:value="1434.41" calcext:value-type="float">
            <text:p>1,434.41</text:p>
          </table:table-cell>
          <table:table-cell office:value-type="float" office:value="1421.47" calcext:value-type="float">
            <text:p>1,421.47</text:p>
          </table:table-cell>
          <table:table-cell office:value-type="float" office:value="1420.47" calcext:value-type="float">
            <text:p>1,420.4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10/2012</text:p>
          </table:table-cell>
          <table:table-cell office:value-type="percentage" office:value="0.0368" calcext:value-type="percentage">
            <text:p>3.68%</text:p>
          </table:table-cell>
          <table:table-cell office:value-type="percentage" office:value="0.0376" calcext:value-type="percentage">
            <text:p>3.76%</text:p>
          </table:table-cell>
          <table:table-cell office:value-type="float" office:value="1434.89" calcext:value-type="float">
            <text:p>1,434.89</text:p>
          </table:table-cell>
          <table:table-cell office:value-type="float" office:value="1421.94" calcext:value-type="float">
            <text:p>1,421.94</text:p>
          </table:table-cell>
          <table:table-cell office:value-type="float" office:value="1421.47" calcext:value-type="float">
            <text:p>1,421.4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10/2012</text:p>
          </table:table-cell>
          <table:table-cell office:value-type="percentage" office:value="0.0368" calcext:value-type="percentage">
            <text:p>3.68%</text:p>
          </table:table-cell>
          <table:table-cell office:value-type="percentage" office:value="0.0376" calcext:value-type="percentage">
            <text:p>3.76%</text:p>
          </table:table-cell>
          <table:table-cell office:value-type="float" office:value="1435.36" calcext:value-type="float">
            <text:p>1,435.36</text:p>
          </table:table-cell>
          <table:table-cell office:value-type="float" office:value="1422.42" calcext:value-type="float">
            <text:p>1,422.42</text:p>
          </table:table-cell>
          <table:table-cell office:value-type="float" office:value="1421.94" calcext:value-type="float">
            <text:p>1,421.9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1/10/2012</text:p>
          </table:table-cell>
          <table:table-cell office:value-type="percentage" office:value="0.0369" calcext:value-type="percentage">
            <text:p>3.69%</text:p>
          </table:table-cell>
          <table:table-cell office:value-type="percentage" office:value="0.0377" calcext:value-type="percentage">
            <text:p>3.77%</text:p>
          </table:table-cell>
          <table:table-cell office:value-type="float" office:value="1434.21" calcext:value-type="float">
            <text:p>1,434.21</text:p>
          </table:table-cell>
          <table:table-cell office:value-type="float" office:value="1421.28" calcext:value-type="float">
            <text:p>1,421.28</text:p>
          </table:table-cell>
          <table:table-cell office:value-type="float" office:value="1420.81" calcext:value-type="float">
            <text:p>1,420.8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11/2012</text:p>
          </table:table-cell>
          <table:table-cell office:value-type="percentage" office:value="0.0368" calcext:value-type="percentage">
            <text:p>3.68%</text:p>
          </table:table-cell>
          <table:table-cell office:value-type="percentage" office:value="0.0376" calcext:value-type="percentage">
            <text:p>3.76%</text:p>
          </table:table-cell>
          <table:table-cell office:value-type="float" office:value="1437.11" calcext:value-type="float">
            <text:p>1,437.11</text:p>
          </table:table-cell>
          <table:table-cell office:value-type="float" office:value="1424.16" calcext:value-type="float">
            <text:p>1,424.16</text:p>
          </table:table-cell>
          <table:table-cell office:value-type="float" office:value="1422.89" calcext:value-type="float">
            <text:p>1,422.8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11/2012</text:p>
          </table:table-cell>
          <table:table-cell office:value-type="percentage" office:value="0.0369" calcext:value-type="percentage">
            <text:p>3.69%</text:p>
          </table:table-cell>
          <table:table-cell office:value-type="percentage" office:value="0.0377" calcext:value-type="percentage">
            <text:p>3.77%</text:p>
          </table:table-cell>
          <table:table-cell office:value-type="float" office:value="1435.96" calcext:value-type="float">
            <text:p>1,435.96</text:p>
          </table:table-cell>
          <table:table-cell office:value-type="float" office:value="1423.03" calcext:value-type="float">
            <text:p>1,423.03</text:p>
          </table:table-cell>
          <table:table-cell office:value-type="float" office:value="1422.55" calcext:value-type="float">
            <text:p>1,422.5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11/2012</text:p>
          </table:table-cell>
          <table:table-cell office:value-type="percentage" office:value="0.0369" calcext:value-type="percentage">
            <text:p>3.69%</text:p>
          </table:table-cell>
          <table:table-cell office:value-type="percentage" office:value="0.0377" calcext:value-type="percentage">
            <text:p>3.77%</text:p>
          </table:table-cell>
          <table:table-cell office:value-type="float" office:value="1436.43" calcext:value-type="float">
            <text:p>1,436.43</text:p>
          </table:table-cell>
          <table:table-cell office:value-type="float" office:value="1423.5" calcext:value-type="float">
            <text:p>1,423.50</text:p>
          </table:table-cell>
          <table:table-cell office:value-type="float" office:value="1423.03" calcext:value-type="float">
            <text:p>1,423.0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11/2012</text:p>
          </table:table-cell>
          <table:table-cell office:value-type="percentage" office:value="0.0371" calcext:value-type="percentage">
            <text:p>3.71%</text:p>
          </table:table-cell>
          <table:table-cell office:value-type="percentage" office:value="0.0379" calcext:value-type="percentage">
            <text:p>3.79%</text:p>
          </table:table-cell>
          <table:table-cell office:value-type="float" office:value="1433.77" calcext:value-type="float">
            <text:p>1,433.77</text:p>
          </table:table-cell>
          <table:table-cell office:value-type="float" office:value="1420.87" calcext:value-type="float">
            <text:p>1,420.87</text:p>
          </table:table-cell>
          <table:table-cell office:value-type="float" office:value="1420.39" calcext:value-type="float">
            <text:p>1,420.3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11/2012</text:p>
          </table:table-cell>
          <table:table-cell office:value-type="percentage" office:value="0.0372" calcext:value-type="percentage">
            <text:p>3.72%</text:p>
          </table:table-cell>
          <table:table-cell office:value-type="percentage" office:value="0.038" calcext:value-type="percentage">
            <text:p>3.80%</text:p>
          </table:table-cell>
          <table:table-cell office:value-type="float" office:value="1432.64" calcext:value-type="float">
            <text:p>1,432.64</text:p>
          </table:table-cell>
          <table:table-cell office:value-type="float" office:value="1419.75" calcext:value-type="float">
            <text:p>1,419.75</text:p>
          </table:table-cell>
          <table:table-cell office:value-type="float" office:value="1419.27" calcext:value-type="float">
            <text:p>1,419.2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11/2012</text:p>
          </table:table-cell>
          <table:table-cell office:value-type="percentage" office:value="0.0372" calcext:value-type="percentage">
            <text:p>3.72%</text:p>
          </table:table-cell>
          <table:table-cell office:value-type="percentage" office:value="0.038" calcext:value-type="percentage">
            <text:p>3.80%</text:p>
          </table:table-cell>
          <table:table-cell office:value-type="float" office:value="1433.66" calcext:value-type="float">
            <text:p>1,433.66</text:p>
          </table:table-cell>
          <table:table-cell office:value-type="float" office:value="1420.77" calcext:value-type="float">
            <text:p>1,420.77</text:p>
          </table:table-cell>
          <table:table-cell office:value-type="float" office:value="1419.75" calcext:value-type="float">
            <text:p>1,419.7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11/2012</text:p>
          </table:table-cell>
          <table:table-cell office:value-type="percentage" office:value="0.0375" calcext:value-type="percentage">
            <text:p>3.75%</text:p>
          </table:table-cell>
          <table:table-cell office:value-type="percentage" office:value="0.0383" calcext:value-type="percentage">
            <text:p>3.83%</text:p>
          </table:table-cell>
          <table:table-cell office:value-type="float" office:value="1429.29" calcext:value-type="float">
            <text:p>1,429.29</text:p>
          </table:table-cell>
          <table:table-cell office:value-type="float" office:value="1416.45" calcext:value-type="float">
            <text:p>1,416.45</text:p>
          </table:table-cell>
          <table:table-cell office:value-type="float" office:value="1415.97" calcext:value-type="float">
            <text:p>1,415.9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11/2012</text:p>
          </table:table-cell>
          <table:table-cell office:value-type="percentage" office:value="0.0378" calcext:value-type="percentage">
            <text:p>3.78%</text:p>
          </table:table-cell>
          <table:table-cell office:value-type="percentage" office:value="0.0386" calcext:value-type="percentage">
            <text:p>3.86%</text:p>
          </table:table-cell>
          <table:table-cell office:value-type="float" office:value="1424.94" calcext:value-type="float">
            <text:p>1,424.94</text:p>
          </table:table-cell>
          <table:table-cell office:value-type="float" office:value="1412.14" calcext:value-type="float">
            <text:p>1,412.14</text:p>
          </table:table-cell>
          <table:table-cell office:value-type="float" office:value="1411.66" calcext:value-type="float">
            <text:p>1,411.6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11/2012</text:p>
          </table:table-cell>
          <table:table-cell office:value-type="percentage" office:value="0.0381" calcext:value-type="percentage">
            <text:p>3.81%</text:p>
          </table:table-cell>
          <table:table-cell office:value-type="percentage" office:value="0.0389" calcext:value-type="percentage">
            <text:p>3.89%</text:p>
          </table:table-cell>
          <table:table-cell office:value-type="float" office:value="1420.83" calcext:value-type="float">
            <text:p>1,420.83</text:p>
          </table:table-cell>
          <table:table-cell office:value-type="float" office:value="1408.08" calcext:value-type="float">
            <text:p>1,408.08</text:p>
          </table:table-cell>
          <table:table-cell office:value-type="float" office:value="1407.38" calcext:value-type="float">
            <text:p>1,407.3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11/2012</text:p>
          </table:table-cell>
          <table:table-cell office:value-type="percentage" office:value="0.0387" calcext:value-type="percentage">
            <text:p>3.87%</text:p>
          </table:table-cell>
          <table:table-cell office:value-type="percentage" office:value="0.0395" calcext:value-type="percentage">
            <text:p>3.95%</text:p>
          </table:table-cell>
          <table:table-cell office:value-type="float" office:value="1412.15" calcext:value-type="float">
            <text:p>1,412.15</text:p>
          </table:table-cell>
          <table:table-cell office:value-type="float" office:value="1399.48" calcext:value-type="float">
            <text:p>1,399.48</text:p>
          </table:table-cell>
          <table:table-cell office:value-type="float" office:value="1398.6" calcext:value-type="float">
            <text:p>1,398.6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11/2012</text:p>
          </table:table-cell>
          <table:table-cell office:value-type="percentage" office:value="0.0383" calcext:value-type="percentage">
            <text:p>3.83%</text:p>
          </table:table-cell>
          <table:table-cell office:value-type="percentage" office:value="0.0391" calcext:value-type="percentage">
            <text:p>3.91%</text:p>
          </table:table-cell>
          <table:table-cell office:value-type="float" office:value="1418.96" calcext:value-type="float">
            <text:p>1,418.96</text:p>
          </table:table-cell>
          <table:table-cell office:value-type="float" office:value="1406.24" calcext:value-type="float">
            <text:p>1,406.24</text:p>
          </table:table-cell>
          <table:table-cell office:value-type="float" office:value="1405.8" calcext:value-type="float">
            <text:p>1,405.8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11/2012</text:p>
          </table:table-cell>
          <table:table-cell office:value-type="percentage" office:value="0.038" calcext:value-type="percentage">
            <text:p>3.80%</text:p>
          </table:table-cell>
          <table:table-cell office:value-type="percentage" office:value="0.0388" calcext:value-type="percentage">
            <text:p>3.88%</text:p>
          </table:table-cell>
          <table:table-cell office:value-type="float" office:value="1424.2" calcext:value-type="float">
            <text:p>1,424.20</text:p>
          </table:table-cell>
          <table:table-cell office:value-type="float" office:value="1411.43" calcext:value-type="float">
            <text:p>1,411.43</text:p>
          </table:table-cell>
          <table:table-cell office:value-type="float" office:value="1410.99" calcext:value-type="float">
            <text:p>1,410.9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11/2012</text:p>
          </table:table-cell>
          <table:table-cell office:value-type="percentage" office:value="0.038" calcext:value-type="percentage">
            <text:p>3.80%</text:p>
          </table:table-cell>
          <table:table-cell office:value-type="percentage" office:value="0.0388" calcext:value-type="percentage">
            <text:p>3.88%</text:p>
          </table:table-cell>
          <table:table-cell office:value-type="float" office:value="1424.64" calcext:value-type="float">
            <text:p>1,424.64</text:p>
          </table:table-cell>
          <table:table-cell office:value-type="float" office:value="1411.87" calcext:value-type="float">
            <text:p>1,411.87</text:p>
          </table:table-cell>
          <table:table-cell office:value-type="float" office:value="1411.43" calcext:value-type="float">
            <text:p>1,411.4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11/2012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0.039" calcext:value-type="percentage">
            <text:p>3.90%</text:p>
          </table:table-cell>
          <table:table-cell office:value-type="float" office:value="1421.88" calcext:value-type="float">
            <text:p>1,421.88</text:p>
          </table:table-cell>
          <table:table-cell office:value-type="float" office:value="1409.14" calcext:value-type="float">
            <text:p>1,409.14</text:p>
          </table:table-cell>
          <table:table-cell office:value-type="float" office:value="1408.7" calcext:value-type="float">
            <text:p>1,408.7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11/2012</text:p>
          </table:table-cell>
          <table:table-cell office:value-type="percentage" office:value="0.0383" calcext:value-type="percentage">
            <text:p>3.83%</text:p>
          </table:table-cell>
          <table:table-cell office:value-type="percentage" office:value="0.0391" calcext:value-type="percentage">
            <text:p>3.91%</text:p>
          </table:table-cell>
          <table:table-cell office:value-type="float" office:value="1421.22" calcext:value-type="float">
            <text:p>1,421.22</text:p>
          </table:table-cell>
          <table:table-cell office:value-type="float" office:value="1408.49" calcext:value-type="float">
            <text:p>1,408.49</text:p>
          </table:table-cell>
          <table:table-cell office:value-type="float" office:value="1407.59" calcext:value-type="float">
            <text:p>1,407.5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11/2012</text:p>
          </table:table-cell>
          <table:table-cell office:value-type="percentage" office:value="0.038" calcext:value-type="percentage">
            <text:p>3.80%</text:p>
          </table:table-cell>
          <table:table-cell office:value-type="percentage" office:value="0.0388" calcext:value-type="percentage">
            <text:p>3.88%</text:p>
          </table:table-cell>
          <table:table-cell office:value-type="float" office:value="1426.47" calcext:value-type="float">
            <text:p>1,426.47</text:p>
          </table:table-cell>
          <table:table-cell office:value-type="float" office:value="1413.7" calcext:value-type="float">
            <text:p>1,413.70</text:p>
          </table:table-cell>
          <table:table-cell office:value-type="float" office:value="1413.25" calcext:value-type="float">
            <text:p>1,413.2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11/2012</text:p>
          </table:table-cell>
          <table:table-cell office:value-type="percentage" office:value="0.0383" calcext:value-type="percentage">
            <text:p>3.83%</text:p>
          </table:table-cell>
          <table:table-cell office:value-type="percentage" office:value="0.0391" calcext:value-type="percentage">
            <text:p>3.91%</text:p>
          </table:table-cell>
          <table:table-cell office:value-type="float" office:value="1422.11" calcext:value-type="float">
            <text:p>1,422.11</text:p>
          </table:table-cell>
          <table:table-cell office:value-type="float" office:value="1409.38" calcext:value-type="float">
            <text:p>1,409.38</text:p>
          </table:table-cell>
          <table:table-cell office:value-type="float" office:value="1408.94" calcext:value-type="float">
            <text:p>1,408.9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11/2012</text:p>
          </table:table-cell>
          <table:table-cell office:value-type="percentage" office:value="0.0384" calcext:value-type="percentage">
            <text:p>3.84%</text:p>
          </table:table-cell>
          <table:table-cell office:value-type="percentage" office:value="0.0392" calcext:value-type="percentage">
            <text:p>3.92%</text:p>
          </table:table-cell>
          <table:table-cell office:value-type="float" office:value="1420.96" calcext:value-type="float">
            <text:p>1,420.96</text:p>
          </table:table-cell>
          <table:table-cell office:value-type="float" office:value="1408.25" calcext:value-type="float">
            <text:p>1,408.25</text:p>
          </table:table-cell>
          <table:table-cell office:value-type="float" office:value="1407.8" calcext:value-type="float">
            <text:p>1,407.8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11/2012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0.039" calcext:value-type="percentage">
            <text:p>3.90%</text:p>
          </table:table-cell>
          <table:table-cell office:value-type="float" office:value="1424.6" calcext:value-type="float">
            <text:p>1,424.60</text:p>
          </table:table-cell>
          <table:table-cell office:value-type="float" office:value="1411.85" calcext:value-type="float">
            <text:p>1,411.85</text:p>
          </table:table-cell>
          <table:table-cell office:value-type="float" office:value="1411.41" calcext:value-type="float">
            <text:p>1,411.4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11/2012</text:p>
          </table:table-cell>
          <table:table-cell office:value-type="percentage" office:value="0.0381" calcext:value-type="percentage">
            <text:p>3.81%</text:p>
          </table:table-cell>
          <table:table-cell office:value-type="percentage" office:value="0.0389" calcext:value-type="percentage">
            <text:p>3.89%</text:p>
          </table:table-cell>
          <table:table-cell office:value-type="float" office:value="1427.11" calcext:value-type="float">
            <text:p>1,427.11</text:p>
          </table:table-cell>
          <table:table-cell office:value-type="float" office:value="1414.35" calcext:value-type="float">
            <text:p>1,414.35</text:p>
          </table:table-cell>
          <table:table-cell office:value-type="float" office:value="1413.44" calcext:value-type="float">
            <text:p>1,413.4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12/2012</text:p>
          </table:table-cell>
          <table:table-cell office:value-type="percentage" office:value="0.0379" calcext:value-type="percentage">
            <text:p>3.79%</text:p>
          </table:table-cell>
          <table:table-cell office:value-type="percentage" office:value="0.0387" calcext:value-type="percentage">
            <text:p>3.87%</text:p>
          </table:table-cell>
          <table:table-cell office:value-type="float" office:value="1430.76" calcext:value-type="float">
            <text:p>1,430.76</text:p>
          </table:table-cell>
          <table:table-cell office:value-type="float" office:value="1417.97" calcext:value-type="float">
            <text:p>1,417.97</text:p>
          </table:table-cell>
          <table:table-cell office:value-type="float" office:value="1417.52" calcext:value-type="float">
            <text:p>1,417.5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12/2012</text:p>
          </table:table-cell>
          <table:table-cell office:value-type="percentage" office:value="0.0377" calcext:value-type="percentage">
            <text:p>3.77%</text:p>
          </table:table-cell>
          <table:table-cell office:value-type="percentage" office:value="0.0385" calcext:value-type="percentage">
            <text:p>3.85%</text:p>
          </table:table-cell>
          <table:table-cell office:value-type="float" office:value="1434.42" calcext:value-type="float">
            <text:p>1,434.42</text:p>
          </table:table-cell>
          <table:table-cell office:value-type="float" office:value="1421.6" calcext:value-type="float">
            <text:p>1,421.60</text:p>
          </table:table-cell>
          <table:table-cell office:value-type="float" office:value="1421.16" calcext:value-type="float">
            <text:p>1,421.1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12/2012</text:p>
          </table:table-cell>
          <table:table-cell office:value-type="percentage" office:value="0.0369" calcext:value-type="percentage">
            <text:p>3.69%</text:p>
          </table:table-cell>
          <table:table-cell office:value-type="percentage" office:value="0.0377" calcext:value-type="percentage">
            <text:p>3.77%</text:p>
          </table:table-cell>
          <table:table-cell office:value-type="float" office:value="1447.81" calcext:value-type="float">
            <text:p>1,447.81</text:p>
          </table:table-cell>
          <table:table-cell office:value-type="float" office:value="1434.86" calcext:value-type="float">
            <text:p>1,434.86</text:p>
          </table:table-cell>
          <table:table-cell office:value-type="float" office:value="1434.42" calcext:value-type="float">
            <text:p>1,434.4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12/2012</text:p>
          </table:table-cell>
          <table:table-cell office:value-type="percentage" office:value="0.0372" calcext:value-type="percentage">
            <text:p>3.72%</text:p>
          </table:table-cell>
          <table:table-cell office:value-type="percentage" office:value="0.038" calcext:value-type="percentage">
            <text:p>3.80%</text:p>
          </table:table-cell>
          <table:table-cell office:value-type="float" office:value="1443.39" calcext:value-type="float">
            <text:p>1,443.39</text:p>
          </table:table-cell>
          <table:table-cell office:value-type="float" office:value="1430.49" calcext:value-type="float">
            <text:p>1,430.49</text:p>
          </table:table-cell>
          <table:table-cell office:value-type="float" office:value="1430.04" calcext:value-type="float">
            <text:p>1,430.0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12/2012</text:p>
          </table:table-cell>
          <table:table-cell office:value-type="percentage" office:value="0.0362" calcext:value-type="percentage">
            <text:p>3.62%</text:p>
          </table:table-cell>
          <table:table-cell office:value-type="percentage" office:value="0.037" calcext:value-type="percentage">
            <text:p>3.70%</text:p>
          </table:table-cell>
          <table:table-cell office:value-type="float" office:value="1461.94" calcext:value-type="float">
            <text:p>1,461.94</text:p>
          </table:table-cell>
          <table:table-cell office:value-type="float" office:value="1448.87" calcext:value-type="float">
            <text:p>1,448.87</text:p>
          </table:table-cell>
          <table:table-cell office:value-type="float" office:value="1447.79" calcext:value-type="float">
            <text:p>1,447.7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12/2012</text:p>
          </table:table-cell>
          <table:table-cell office:value-type="percentage" office:value="0.0364" calcext:value-type="percentage">
            <text:p>3.64%</text:p>
          </table:table-cell>
          <table:table-cell office:value-type="percentage" office:value="0.0372" calcext:value-type="percentage">
            <text:p>3.72%</text:p>
          </table:table-cell>
          <table:table-cell office:value-type="float" office:value="1459.16" calcext:value-type="float">
            <text:p>1,459.16</text:p>
          </table:table-cell>
          <table:table-cell office:value-type="float" office:value="1446.12" calcext:value-type="float">
            <text:p>1,446.12</text:p>
          </table:table-cell>
          <table:table-cell office:value-type="float" office:value="1445.62" calcext:value-type="float">
            <text:p>1,445.6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12/2012</text:p>
          </table:table-cell>
          <table:table-cell office:value-type="percentage" office:value="0.0369" calcext:value-type="percentage">
            <text:p>3.69%</text:p>
          </table:table-cell>
          <table:table-cell office:value-type="percentage" office:value="0.0377" calcext:value-type="percentage">
            <text:p>3.77%</text:p>
          </table:table-cell>
          <table:table-cell office:value-type="float" office:value="1451.49" calcext:value-type="float">
            <text:p>1,451.49</text:p>
          </table:table-cell>
          <table:table-cell office:value-type="float" office:value="1438.53" calcext:value-type="float">
            <text:p>1,438.53</text:p>
          </table:table-cell>
          <table:table-cell office:value-type="float" office:value="1438.03" calcext:value-type="float">
            <text:p>1,438.0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12/2012</text:p>
          </table:table-cell>
          <table:table-cell office:value-type="percentage" office:value="0.0373" calcext:value-type="percentage">
            <text:p>3.73%</text:p>
          </table:table-cell>
          <table:table-cell office:value-type="percentage" office:value="0.0381" calcext:value-type="percentage">
            <text:p>3.81%</text:p>
          </table:table-cell>
          <table:table-cell office:value-type="float" office:value="1445.49" calcext:value-type="float">
            <text:p>1,445.49</text:p>
          </table:table-cell>
          <table:table-cell office:value-type="float" office:value="1432.59" calcext:value-type="float">
            <text:p>1,432.59</text:p>
          </table:table-cell>
          <table:table-cell office:value-type="float" office:value="1432.09" calcext:value-type="float">
            <text:p>1,432.0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12/2012</text:p>
          </table:table-cell>
          <table:table-cell office:value-type="percentage" office:value="0.0367" calcext:value-type="percentage">
            <text:p>3.67%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1455.75" calcext:value-type="float">
            <text:p>1,455.75</text:p>
          </table:table-cell>
          <table:table-cell office:value-type="float" office:value="1442.75" calcext:value-type="float">
            <text:p>1,442.75</text:p>
          </table:table-cell>
          <table:table-cell office:value-type="float" office:value="1442.26" calcext:value-type="float">
            <text:p>1,442.2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12/2012</text:p>
          </table:table-cell>
          <table:table-cell office:value-type="percentage" office:value="0.0363" calcext:value-type="percentage">
            <text:p>3.63%</text:p>
          </table:table-cell>
          <table:table-cell office:value-type="percentage" office:value="0.0371" calcext:value-type="percentage">
            <text:p>3.71%</text:p>
          </table:table-cell>
          <table:table-cell office:value-type="float" office:value="1463.37" calcext:value-type="float">
            <text:p>1,463.37</text:p>
          </table:table-cell>
          <table:table-cell office:value-type="float" office:value="1450.31" calcext:value-type="float">
            <text:p>1,450.31</text:p>
          </table:table-cell>
          <table:table-cell office:value-type="float" office:value="1449.23" calcext:value-type="float">
            <text:p>1,449.2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12/2012</text:p>
          </table:table-cell>
          <table:table-cell office:value-type="percentage" office:value="0.0364" calcext:value-type="percentage">
            <text:p>3.64%</text:p>
          </table:table-cell>
          <table:table-cell office:value-type="percentage" office:value="0.0372" calcext:value-type="percentage">
            <text:p>3.72%</text:p>
          </table:table-cell>
          <table:table-cell office:value-type="float" office:value="1462.23" calcext:value-type="float">
            <text:p>1,462.23</text:p>
          </table:table-cell>
          <table:table-cell office:value-type="float" office:value="1449.19" calcext:value-type="float">
            <text:p>1,449.19</text:p>
          </table:table-cell>
          <table:table-cell office:value-type="float" office:value="1448.69" calcext:value-type="float">
            <text:p>1,448.6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12/2012</text:p>
          </table:table-cell>
          <table:table-cell office:value-type="percentage" office:value="0.0363" calcext:value-type="percentage">
            <text:p>3.63%</text:p>
          </table:table-cell>
          <table:table-cell office:value-type="percentage" office:value="0.0371" calcext:value-type="percentage">
            <text:p>3.71%</text:p>
          </table:table-cell>
          <table:table-cell office:value-type="float" office:value="1464.37" calcext:value-type="float">
            <text:p>1,464.37</text:p>
          </table:table-cell>
          <table:table-cell office:value-type="float" office:value="1451.31" calcext:value-type="float">
            <text:p>1,451.31</text:p>
          </table:table-cell>
          <table:table-cell office:value-type="float" office:value="1450.81" calcext:value-type="float">
            <text:p>1,450.8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12/2012</text:p>
          </table:table-cell>
          <table:table-cell office:value-type="percentage" office:value="0.0364" calcext:value-type="percentage">
            <text:p>3.64%</text:p>
          </table:table-cell>
          <table:table-cell office:value-type="percentage" office:value="0.0372" calcext:value-type="percentage">
            <text:p>3.72%</text:p>
          </table:table-cell>
          <table:table-cell office:value-type="float" office:value="1463.23" calcext:value-type="float">
            <text:p>1,463.23</text:p>
          </table:table-cell>
          <table:table-cell office:value-type="float" office:value="1450.19" calcext:value-type="float">
            <text:p>1,450.19</text:p>
          </table:table-cell>
          <table:table-cell office:value-type="float" office:value="1449.69" calcext:value-type="float">
            <text:p>1,449.6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12/2012</text:p>
          </table:table-cell>
          <table:table-cell office:value-type="percentage" office:value="0.0363" calcext:value-type="percentage">
            <text:p>3.63%</text:p>
          </table:table-cell>
          <table:table-cell office:value-type="percentage" office:value="0.0371" calcext:value-type="percentage">
            <text:p>3.71%</text:p>
          </table:table-cell>
          <table:table-cell office:value-type="float" office:value="1465.71" calcext:value-type="float">
            <text:p>1,465.71</text:p>
          </table:table-cell>
          <table:table-cell office:value-type="float" office:value="1452.64" calcext:value-type="float">
            <text:p>1,452.64</text:p>
          </table:table-cell>
          <table:table-cell office:value-type="float" office:value="1452.09" calcext:value-type="float">
            <text:p>1,452.0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12/2012</text:p>
          </table:table-cell>
          <table:table-cell office:value-type="percentage" office:value="0.0369" calcext:value-type="percentage">
            <text:p>3.69%</text:p>
          </table:table-cell>
          <table:table-cell office:value-type="percentage" office:value="0.0377" calcext:value-type="percentage">
            <text:p>3.77%</text:p>
          </table:table-cell>
          <table:table-cell office:value-type="float" office:value="1458.05" calcext:value-type="float">
            <text:p>1,458.05</text:p>
          </table:table-cell>
          <table:table-cell office:value-type="float" office:value="1445.07" calcext:value-type="float">
            <text:p>1,445.07</text:p>
          </table:table-cell>
          <table:table-cell office:value-type="float" office:value="1442.93" calcext:value-type="float">
            <text:p>1,442.9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12/2012</text:p>
          </table:table-cell>
          <table:table-cell office:value-type="percentage" office:value="0.037" calcext:value-type="percentage">
            <text:p>3.70%</text:p>
          </table:table-cell>
          <table:table-cell office:value-type="percentage" office:value="0.0378" calcext:value-type="percentage">
            <text:p>3.78%</text:p>
          </table:table-cell>
          <table:table-cell office:value-type="float" office:value="1456.98" calcext:value-type="float">
            <text:p>1,456.98</text:p>
          </table:table-cell>
          <table:table-cell office:value-type="float" office:value="1444.01" calcext:value-type="float">
            <text:p>1,444.01</text:p>
          </table:table-cell>
          <table:table-cell office:value-type="float" office:value="1443.46" calcext:value-type="float">
            <text:p>1,443.4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12/2012</text:p>
          </table:table-cell>
          <table:table-cell office:value-type="percentage" office:value="0.0366" calcext:value-type="percentage">
            <text:p>3.66%</text:p>
          </table:table-cell>
          <table:table-cell office:value-type="percentage" office:value="0.0374" calcext:value-type="percentage">
            <text:p>3.74%</text:p>
          </table:table-cell>
          <table:table-cell office:value-type="float" office:value="1464.06" calcext:value-type="float">
            <text:p>1,464.06</text:p>
          </table:table-cell>
          <table:table-cell office:value-type="float" office:value="1451.03" calcext:value-type="float">
            <text:p>1,451.03</text:p>
          </table:table-cell>
          <table:table-cell office:value-type="float" office:value="1450.48" calcext:value-type="float">
            <text:p>1,450.4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12/2012</text:p>
          </table:table-cell>
          <table:table-cell office:value-type="percentage" office:value="0.0366" calcext:value-type="percentage">
            <text:p>3.66%</text:p>
          </table:table-cell>
          <table:table-cell office:value-type="percentage" office:value="0.0374" calcext:value-type="percentage">
            <text:p>3.74%</text:p>
          </table:table-cell>
          <table:table-cell office:value-type="float" office:value="1466.22" calcext:value-type="float">
            <text:p>1,466.22</text:p>
          </table:table-cell>
          <table:table-cell office:value-type="float" office:value="1453.19" calcext:value-type="float">
            <text:p>1,453.19</text:p>
          </table:table-cell>
          <table:table-cell office:value-type="float" office:value="1451.03" calcext:value-type="float">
            <text:p>1,451.0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1/2013</text:p>
          </table:table-cell>
          <table:table-cell office:value-type="percentage" office:value="0.0365" calcext:value-type="percentage">
            <text:p>3.65%</text:p>
          </table:table-cell>
          <table:table-cell office:value-type="percentage" office:value="0.0373" calcext:value-type="percentage">
            <text:p>3.73%</text:p>
          </table:table-cell>
          <table:table-cell office:value-type="float" office:value="1468.42" calcext:value-type="float">
            <text:p>1,468.42</text:p>
          </table:table-cell>
          <table:table-cell office:value-type="float" office:value="1455.37" calcext:value-type="float">
            <text:p>1,455.37</text:p>
          </table:table-cell>
          <table:table-cell office:value-type="float" office:value="1454.81" calcext:value-type="float">
            <text:p>1,454.8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1/2013</text:p>
          </table:table-cell>
          <table:table-cell office:value-type="percentage" office:value="0.0361" calcext:value-type="percentage">
            <text:p>3.61%</text:p>
          </table:table-cell>
          <table:table-cell office:value-type="percentage" office:value="0.0369" calcext:value-type="percentage">
            <text:p>3.69%</text:p>
          </table:table-cell>
          <table:table-cell office:value-type="float" office:value="1475.55" calcext:value-type="float">
            <text:p>1,475.55</text:p>
          </table:table-cell>
          <table:table-cell office:value-type="float" office:value="1462.44" calcext:value-type="float">
            <text:p>1,462.44</text:p>
          </table:table-cell>
          <table:table-cell office:value-type="float" office:value="1461.88" calcext:value-type="float">
            <text:p>1,461.8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1/2013</text:p>
          </table:table-cell>
          <table:table-cell office:value-type="percentage" office:value="0.0354" calcext:value-type="percentage">
            <text:p>3.54%</text:p>
          </table:table-cell>
          <table:table-cell office:value-type="percentage" office:value="0.0362" calcext:value-type="percentage">
            <text:p>3.62%</text:p>
          </table:table-cell>
          <table:table-cell office:value-type="float" office:value="1488.41" calcext:value-type="float">
            <text:p>1,488.41</text:p>
          </table:table-cell>
          <table:table-cell office:value-type="float" office:value="1475.17" calcext:value-type="float">
            <text:p>1,475.17</text:p>
          </table:table-cell>
          <table:table-cell office:value-type="float" office:value="1473.91" calcext:value-type="float">
            <text:p>1,473.9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1/2013</text:p>
          </table:table-cell>
          <table:table-cell office:value-type="percentage" office:value="0.0353" calcext:value-type="percentage">
            <text:p>3.53%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1490.63" calcext:value-type="float">
            <text:p>1,490.63</text:p>
          </table:table-cell>
          <table:table-cell office:value-type="float" office:value="1477.38" calcext:value-type="float">
            <text:p>1,477.38</text:p>
          </table:table-cell>
          <table:table-cell office:value-type="float" office:value="1476.82" calcext:value-type="float">
            <text:p>1,476.8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1/2013</text:p>
          </table:table-cell>
          <table:table-cell office:value-type="percentage" office:value="0.0352" calcext:value-type="percentage">
            <text:p>3.52%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492.86" calcext:value-type="float">
            <text:p>1,492.86</text:p>
          </table:table-cell>
          <table:table-cell office:value-type="float" office:value="1479.58" calcext:value-type="float">
            <text:p>1,479.58</text:p>
          </table:table-cell>
          <table:table-cell office:value-type="float" office:value="1479.03" calcext:value-type="float">
            <text:p>1,479.0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1/2013</text:p>
          </table:table-cell>
          <table:table-cell office:value-type="percentage" office:value="0.0356" calcext:value-type="percentage">
            <text:p>3.56%</text:p>
          </table:table-cell>
          <table:table-cell office:value-type="percentage" office:value="0.0364" calcext:value-type="percentage">
            <text:p>3.64%</text:p>
          </table:table-cell>
          <table:table-cell office:value-type="float" office:value="1486.77" calcext:value-type="float">
            <text:p>1,486.77</text:p>
          </table:table-cell>
          <table:table-cell office:value-type="float" office:value="1473.56" calcext:value-type="float">
            <text:p>1,473.56</text:p>
          </table:table-cell>
          <table:table-cell office:value-type="float" office:value="1473" calcext:value-type="float">
            <text:p>1,473.0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1/2013</text:p>
          </table:table-cell>
          <table:table-cell office:value-type="percentage" office:value="0.0353" calcext:value-type="percentage">
            <text:p>3.53%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1492.95" calcext:value-type="float">
            <text:p>1,492.95</text:p>
          </table:table-cell>
          <table:table-cell office:value-type="float" office:value="1479.69" calcext:value-type="float">
            <text:p>1,479.69</text:p>
          </table:table-cell>
          <table:table-cell office:value-type="float" office:value="1479.11" calcext:value-type="float">
            <text:p>1,479.1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1/2013</text:p>
          </table:table-cell>
          <table:table-cell office:value-type="percentage" office:value="0.0352" calcext:value-type="percentage">
            <text:p>3.52%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495.97" calcext:value-type="float">
            <text:p>1,495.97</text:p>
          </table:table-cell>
          <table:table-cell office:value-type="float" office:value="1482.68" calcext:value-type="float">
            <text:p>1,482.68</text:p>
          </table:table-cell>
          <table:table-cell office:value-type="float" office:value="1481.34" calcext:value-type="float">
            <text:p>1,481.3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1/2013</text:p>
          </table:table-cell>
          <table:table-cell office:value-type="percentage" office:value="0.0351" calcext:value-type="percentage">
            <text:p>3.51%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1498.22" calcext:value-type="float">
            <text:p>1,498.22</text:p>
          </table:table-cell>
          <table:table-cell office:value-type="float" office:value="1484.92" calcext:value-type="float">
            <text:p>1,484.92</text:p>
          </table:table-cell>
          <table:table-cell office:value-type="float" office:value="1484.34" calcext:value-type="float">
            <text:p>1,484.3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1/2013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0358" calcext:value-type="percentage">
            <text:p>3.58%</text:p>
          </table:table-cell>
          <table:table-cell office:value-type="float" office:value="1500.48" calcext:value-type="float">
            <text:p>1,500.48</text:p>
          </table:table-cell>
          <table:table-cell office:value-type="float" office:value="1487.16" calcext:value-type="float">
            <text:p>1,487.16</text:p>
          </table:table-cell>
          <table:table-cell office:value-type="float" office:value="1486.58" calcext:value-type="float">
            <text:p>1,486.5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1/2013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0358" calcext:value-type="percentage">
            <text:p>3.58%</text:p>
          </table:table-cell>
          <table:table-cell office:value-type="float" office:value="1501.07" calcext:value-type="float">
            <text:p>1,501.07</text:p>
          </table:table-cell>
          <table:table-cell office:value-type="float" office:value="1487.75" calcext:value-type="float">
            <text:p>1,487.75</text:p>
          </table:table-cell>
          <table:table-cell office:value-type="float" office:value="1487.16" calcext:value-type="float">
            <text:p>1,487.1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1/2013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0358" calcext:value-type="percentage">
            <text:p>3.58%</text:p>
          </table:table-cell>
          <table:table-cell office:value-type="float" office:value="1501.65" calcext:value-type="float">
            <text:p>1,501.65</text:p>
          </table:table-cell>
          <table:table-cell office:value-type="float" office:value="1488.33" calcext:value-type="float">
            <text:p>1,488.33</text:p>
          </table:table-cell>
          <table:table-cell office:value-type="float" office:value="1487.75" calcext:value-type="float">
            <text:p>1,487.7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1/2013</text:p>
          </table:table-cell>
          <table:table-cell office:value-type="percentage" office:value="0.0352" calcext:value-type="percentage">
            <text:p>3.52%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499.66" calcext:value-type="float">
            <text:p>1,499.66</text:p>
          </table:table-cell>
          <table:table-cell office:value-type="float" office:value="1486.36" calcext:value-type="float">
            <text:p>1,486.36</text:p>
          </table:table-cell>
          <table:table-cell office:value-type="float" office:value="1485.02" calcext:value-type="float">
            <text:p>1,485.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1/2013</text:p>
          </table:table-cell>
          <table:table-cell office:value-type="percentage" office:value="0.0358" calcext:value-type="percentage">
            <text:p>3.58%</text:p>
          </table:table-cell>
          <table:table-cell office:value-type="percentage" office:value="0.0366" calcext:value-type="percentage">
            <text:p>3.66%</text:p>
          </table:table-cell>
          <table:table-cell office:value-type="float" office:value="1490.26" calcext:value-type="float">
            <text:p>1,490.26</text:p>
          </table:table-cell>
          <table:table-cell office:value-type="float" office:value="1477.06" calcext:value-type="float">
            <text:p>1,477.06</text:p>
          </table:table-cell>
          <table:table-cell office:value-type="float" office:value="1476.47" calcext:value-type="float">
            <text:p>1,476.4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1/2013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0358" calcext:value-type="percentage">
            <text:p>3.58%</text:p>
          </table:table-cell>
          <table:table-cell office:value-type="float" office:value="1504.18" calcext:value-type="float">
            <text:p>1,504.18</text:p>
          </table:table-cell>
          <table:table-cell office:value-type="float" office:value="1490.85" calcext:value-type="float">
            <text:p>1,490.85</text:p>
          </table:table-cell>
          <table:table-cell office:value-type="float" office:value="1490.26" calcext:value-type="float">
            <text:p>1,490.2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1/2013</text:p>
          </table:table-cell>
          <table:table-cell office:value-type="percentage" office:value="0.0351" calcext:value-type="percentage">
            <text:p>3.51%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1503.09" calcext:value-type="float">
            <text:p>1,503.09</text:p>
          </table:table-cell>
          <table:table-cell office:value-type="float" office:value="1489.78" calcext:value-type="float">
            <text:p>1,489.78</text:p>
          </table:table-cell>
          <table:table-cell office:value-type="float" office:value="1489.19" calcext:value-type="float">
            <text:p>1,489.1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1/2013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0358" calcext:value-type="percentage">
            <text:p>3.58%</text:p>
          </table:table-cell>
          <table:table-cell office:value-type="float" office:value="1507.39" calcext:value-type="float">
            <text:p>1,507.39</text:p>
          </table:table-cell>
          <table:table-cell office:value-type="float" office:value="1494.05" calcext:value-type="float">
            <text:p>1,494.05</text:p>
          </table:table-cell>
          <table:table-cell office:value-type="float" office:value="1491.91" calcext:value-type="float">
            <text:p>1,491.9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1/2013</text:p>
          </table:table-cell>
          <table:table-cell office:value-type="percentage" office:value="0.0352" calcext:value-type="percentage">
            <text:p>3.52%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504.69" calcext:value-type="float">
            <text:p>1,504.69</text:p>
          </table:table-cell>
          <table:table-cell office:value-type="float" office:value="1491.37" calcext:value-type="float">
            <text:p>1,491.37</text:p>
          </table:table-cell>
          <table:table-cell office:value-type="float" office:value="1490.73" calcext:value-type="float">
            <text:p>1,490.7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1/2013</text:p>
          </table:table-cell>
          <table:table-cell office:value-type="percentage" office:value="0.0357" calcext:value-type="percentage">
            <text:p>3.57%</text:p>
          </table:table-cell>
          <table:table-cell office:value-type="percentage" office:value="0.0365" calcext:value-type="percentage">
            <text:p>3.65%</text:p>
          </table:table-cell>
          <table:table-cell office:value-type="float" office:value="1496.99" calcext:value-type="float">
            <text:p>1,496.99</text:p>
          </table:table-cell>
          <table:table-cell office:value-type="float" office:value="1483.76" calcext:value-type="float">
            <text:p>1,483.76</text:p>
          </table:table-cell>
          <table:table-cell office:value-type="float" office:value="1483.12" calcext:value-type="float">
            <text:p>1,483.1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1/2013</text:p>
          </table:table-cell>
          <table:table-cell office:value-type="percentage" office:value="0.0363" calcext:value-type="percentage">
            <text:p>3.63%</text:p>
          </table:table-cell>
          <table:table-cell office:value-type="percentage" office:value="0.0371" calcext:value-type="percentage">
            <text:p>3.71%</text:p>
          </table:table-cell>
          <table:table-cell office:value-type="float" office:value="1487.69" calcext:value-type="float">
            <text:p>1,487.69</text:p>
          </table:table-cell>
          <table:table-cell office:value-type="float" office:value="1474.55" calcext:value-type="float">
            <text:p>1,474.55</text:p>
          </table:table-cell>
          <table:table-cell office:value-type="float" office:value="1473.91" calcext:value-type="float">
            <text:p>1,473.9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1/01/2013</text:p>
          </table:table-cell>
          <table:table-cell office:value-type="percentage" office:value="0.0367" calcext:value-type="percentage">
            <text:p>3.67%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1481.75" calcext:value-type="float">
            <text:p>1,481.75</text:p>
          </table:table-cell>
          <table:table-cell office:value-type="float" office:value="1468.67" calcext:value-type="float">
            <text:p>1,468.67</text:p>
          </table:table-cell>
          <table:table-cell office:value-type="float" office:value="1468.03" calcext:value-type="float">
            <text:p>1,468.0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02/2013</text:p>
          </table:table-cell>
          <table:table-cell office:value-type="percentage" office:value="0.0368" calcext:value-type="percentage">
            <text:p>3.68%</text:p>
          </table:table-cell>
          <table:table-cell office:value-type="percentage" office:value="0.0376" calcext:value-type="percentage">
            <text:p>3.76%</text:p>
          </table:table-cell>
          <table:table-cell office:value-type="float" office:value="1481.6" calcext:value-type="float">
            <text:p>1,481.60</text:p>
          </table:table-cell>
          <table:table-cell office:value-type="float" office:value="1468.53" calcext:value-type="float">
            <text:p>1,468.53</text:p>
          </table:table-cell>
          <table:table-cell office:value-type="float" office:value="1467.05" calcext:value-type="float">
            <text:p>1,467.0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2/2013</text:p>
          </table:table-cell>
          <table:table-cell office:value-type="percentage" office:value="0.0377" calcext:value-type="percentage">
            <text:p>3.77%</text:p>
          </table:table-cell>
          <table:table-cell office:value-type="percentage" office:value="0.0385" calcext:value-type="percentage">
            <text:p>3.85%</text:p>
          </table:table-cell>
          <table:table-cell office:value-type="float" office:value="1467.55" calcext:value-type="float">
            <text:p>1,467.55</text:p>
          </table:table-cell>
          <table:table-cell office:value-type="float" office:value="1454.62" calcext:value-type="float">
            <text:p>1,454.62</text:p>
          </table:table-cell>
          <table:table-cell office:value-type="float" office:value="1453.98" calcext:value-type="float">
            <text:p>1,453.9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2/2013</text:p>
          </table:table-cell>
          <table:table-cell office:value-type="percentage" office:value="0.0386" calcext:value-type="percentage">
            <text:p>3.86%</text:p>
          </table:table-cell>
          <table:table-cell office:value-type="percentage" office:value="0.0394" calcext:value-type="percentage">
            <text:p>3.94%</text:p>
          </table:table-cell>
          <table:table-cell office:value-type="float" office:value="1453.65" calcext:value-type="float">
            <text:p>1,453.65</text:p>
          </table:table-cell>
          <table:table-cell office:value-type="float" office:value="1440.85" calcext:value-type="float">
            <text:p>1,440.85</text:p>
          </table:table-cell>
          <table:table-cell office:value-type="float" office:value="1440.22" calcext:value-type="float">
            <text:p>1,440.2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2/2013</text:p>
          </table:table-cell>
          <table:table-cell office:value-type="percentage" office:value="0.0399" calcext:value-type="percentage">
            <text:p>3.99%</text:p>
          </table:table-cell>
          <table:table-cell office:value-type="percentage" office:value="0.0407" calcext:value-type="percentage">
            <text:p>4.07%</text:p>
          </table:table-cell>
          <table:table-cell office:value-type="float" office:value="1433.56" calcext:value-type="float">
            <text:p>1,433.56</text:p>
          </table:table-cell>
          <table:table-cell office:value-type="float" office:value="1420.96" calcext:value-type="float">
            <text:p>1,420.96</text:p>
          </table:table-cell>
          <table:table-cell office:value-type="float" office:value="1420.33" calcext:value-type="float">
            <text:p>1,420.3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2/2013</text:p>
          </table:table-cell>
          <table:table-cell office:value-type="percentage" office:value="0.0403" calcext:value-type="percentage">
            <text:p>4.03%</text:p>
          </table:table-cell>
          <table:table-cell office:value-type="percentage" office:value="0.0411" calcext:value-type="percentage">
            <text:p>4.11%</text:p>
          </table:table-cell>
          <table:table-cell office:value-type="float" office:value="1427.44" calcext:value-type="float">
            <text:p>1,427.44</text:p>
          </table:table-cell>
          <table:table-cell office:value-type="float" office:value="1414.91" calcext:value-type="float">
            <text:p>1,414.91</text:p>
          </table:table-cell>
          <table:table-cell office:value-type="float" office:value="1414.29" calcext:value-type="float">
            <text:p>1,414.2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2/2013</text:p>
          </table:table-cell>
          <table:table-cell office:value-type="percentage" office:value="0.0409" calcext:value-type="percentage">
            <text:p>4.09%</text:p>
          </table:table-cell>
          <table:table-cell office:value-type="percentage" office:value="0.0417" calcext:value-type="percentage">
            <text:p>4.17%</text:p>
          </table:table-cell>
          <table:table-cell office:value-type="float" office:value="1420.22" calcext:value-type="float">
            <text:p>1,420.22</text:p>
          </table:table-cell>
          <table:table-cell office:value-type="float" office:value="1407.76" calcext:value-type="float">
            <text:p>1,407.76</text:p>
          </table:table-cell>
          <table:table-cell office:value-type="float" office:value="1405.59" calcext:value-type="float">
            <text:p>1,405.5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2/2013</text:p>
          </table:table-cell>
          <table:table-cell office:value-type="percentage" office:value="0.0416" calcext:value-type="percentage">
            <text:p>4.16%</text:p>
          </table:table-cell>
          <table:table-cell office:value-type="percentage" office:value="0.0424" calcext:value-type="percentage">
            <text:p>4.24%</text:p>
          </table:table-cell>
          <table:table-cell office:value-type="float" office:value="1409.93" calcext:value-type="float">
            <text:p>1,409.93</text:p>
          </table:table-cell>
          <table:table-cell office:value-type="float" office:value="1397.57" calcext:value-type="float">
            <text:p>1,397.57</text:p>
          </table:table-cell>
          <table:table-cell office:value-type="float" office:value="1396.96" calcext:value-type="float">
            <text:p>1,396.9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2/2013</text:p>
          </table:table-cell>
          <table:table-cell office:value-type="percentage" office:value="0.0413" calcext:value-type="percentage">
            <text:p>4.13%</text:p>
          </table:table-cell>
          <table:table-cell office:value-type="percentage" office:value="0.0421" calcext:value-type="percentage">
            <text:p>4.21%</text:p>
          </table:table-cell>
          <table:table-cell office:value-type="float" office:value="1415.21" calcext:value-type="float">
            <text:p>1,415.21</text:p>
          </table:table-cell>
          <table:table-cell office:value-type="float" office:value="1402.81" calcext:value-type="float">
            <text:p>1,402.81</text:p>
          </table:table-cell>
          <table:table-cell office:value-type="float" office:value="1402.19" calcext:value-type="float">
            <text:p>1,402.1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2/2013</text:p>
          </table:table-cell>
          <table:table-cell office:value-type="percentage" office:value="0.0412" calcext:value-type="percentage">
            <text:p>4.12%</text:p>
          </table:table-cell>
          <table:table-cell office:value-type="percentage" office:value="0.042" calcext:value-type="percentage">
            <text:p>4.20%</text:p>
          </table:table-cell>
          <table:table-cell office:value-type="float" office:value="1417.6" calcext:value-type="float">
            <text:p>1,417.60</text:p>
          </table:table-cell>
          <table:table-cell office:value-type="float" office:value="1405.18" calcext:value-type="float">
            <text:p>1,405.18</text:p>
          </table:table-cell>
          <table:table-cell office:value-type="float" office:value="1404.35" calcext:value-type="float">
            <text:p>1,404.3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2/2013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418" calcext:value-type="percentage">
            <text:p>4.18%</text:p>
          </table:table-cell>
          <table:table-cell office:value-type="float" office:value="1421.15" calcext:value-type="float">
            <text:p>1,421.15</text:p>
          </table:table-cell>
          <table:table-cell office:value-type="float" office:value="1408.71" calcext:value-type="float">
            <text:p>1,408.71</text:p>
          </table:table-cell>
          <table:table-cell office:value-type="float" office:value="1408.28" calcext:value-type="float">
            <text:p>1,408.2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2/2013</text:p>
          </table:table-cell>
          <table:table-cell office:value-type="percentage" office:value="0.0407" calcext:value-type="percentage">
            <text:p>4.07%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1426.28" calcext:value-type="float">
            <text:p>1,426.28</text:p>
          </table:table-cell>
          <table:table-cell office:value-type="float" office:value="1413.79" calcext:value-type="float">
            <text:p>1,413.79</text:p>
          </table:table-cell>
          <table:table-cell office:value-type="float" office:value="1413.36" calcext:value-type="float">
            <text:p>1,413.3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2/2013</text:p>
          </table:table-cell>
          <table:table-cell office:value-type="percentage" office:value="0.0404" calcext:value-type="percentage">
            <text:p>4.04%</text:p>
          </table:table-cell>
          <table:table-cell office:value-type="percentage" office:value="0.0412" calcext:value-type="percentage">
            <text:p>4.12%</text:p>
          </table:table-cell>
          <table:table-cell office:value-type="float" office:value="1431.43" calcext:value-type="float">
            <text:p>1,431.43</text:p>
          </table:table-cell>
          <table:table-cell office:value-type="float" office:value="1418.89" calcext:value-type="float">
            <text:p>1,418.89</text:p>
          </table:table-cell>
          <table:table-cell office:value-type="float" office:value="1418.46" calcext:value-type="float">
            <text:p>1,418.4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2/2013</text:p>
          </table:table-cell>
          <table:table-cell office:value-type="percentage" office:value="0.0405" calcext:value-type="percentage">
            <text:p>4.05%</text:p>
          </table:table-cell>
          <table:table-cell office:value-type="percentage" office:value="0.0413" calcext:value-type="percentage">
            <text:p>4.13%</text:p>
          </table:table-cell>
          <table:table-cell office:value-type="float" office:value="1430.28" calcext:value-type="float">
            <text:p>1,430.28</text:p>
          </table:table-cell>
          <table:table-cell office:value-type="float" office:value="1417.76" calcext:value-type="float">
            <text:p>1,417.76</text:p>
          </table:table-cell>
          <table:table-cell office:value-type="float" office:value="1417.33" calcext:value-type="float">
            <text:p>1,417.3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2/2013</text:p>
          </table:table-cell>
          <table:table-cell office:value-type="percentage" office:value="0.0402" calcext:value-type="percentage">
            <text:p>4.02%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1435.85" calcext:value-type="float">
            <text:p>1,435.85</text:p>
          </table:table-cell>
          <table:table-cell office:value-type="float" office:value="1423.28" calcext:value-type="float">
            <text:p>1,423.28</text:p>
          </table:table-cell>
          <table:table-cell office:value-type="float" office:value="1422.44" calcext:value-type="float">
            <text:p>1,422.4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2/2013</text:p>
          </table:table-cell>
          <table:table-cell office:value-type="percentage" office:value="0.0404" calcext:value-type="percentage">
            <text:p>4.04%</text:p>
          </table:table-cell>
          <table:table-cell office:value-type="percentage" office:value="0.0412" calcext:value-type="percentage">
            <text:p>4.12%</text:p>
          </table:table-cell>
          <table:table-cell office:value-type="float" office:value="1433.57" calcext:value-type="float">
            <text:p>1,433.57</text:p>
          </table:table-cell>
          <table:table-cell office:value-type="float" office:value="1421.03" calcext:value-type="float">
            <text:p>1,421.03</text:p>
          </table:table-cell>
          <table:table-cell office:value-type="float" office:value="1420.56" calcext:value-type="float">
            <text:p>1,420.5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2/2013</text:p>
          </table:table-cell>
          <table:table-cell office:value-type="percentage" office:value="0.0399" calcext:value-type="percentage">
            <text:p>3.99%</text:p>
          </table:table-cell>
          <table:table-cell office:value-type="percentage" office:value="0.0407" calcext:value-type="percentage">
            <text:p>4.07%</text:p>
          </table:table-cell>
          <table:table-cell office:value-type="float" office:value="1441.94" calcext:value-type="float">
            <text:p>1,441.94</text:p>
          </table:table-cell>
          <table:table-cell office:value-type="float" office:value="1429.32" calcext:value-type="float">
            <text:p>1,429.32</text:p>
          </table:table-cell>
          <table:table-cell office:value-type="float" office:value="1428.85" calcext:value-type="float">
            <text:p>1,428.8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2/2013</text:p>
          </table:table-cell>
          <table:table-cell office:value-type="percentage" office:value="0.0397" calcext:value-type="percentage">
            <text:p>3.97%</text:p>
          </table:table-cell>
          <table:table-cell office:value-type="percentage" office:value="0.0405" calcext:value-type="percentage">
            <text:p>4.05%</text:p>
          </table:table-cell>
          <table:table-cell office:value-type="float" office:value="1445.59" calcext:value-type="float">
            <text:p>1,445.59</text:p>
          </table:table-cell>
          <table:table-cell office:value-type="float" office:value="1432.94" calcext:value-type="float">
            <text:p>1,432.94</text:p>
          </table:table-cell>
          <table:table-cell office:value-type="float" office:value="1432.47" calcext:value-type="float">
            <text:p>1,432.4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2/2013</text:p>
          </table:table-cell>
          <table:table-cell office:value-type="percentage" office:value="0.0396" calcext:value-type="percentage">
            <text:p>3.96%</text:p>
          </table:table-cell>
          <table:table-cell office:value-type="percentage" office:value="0.0404" calcext:value-type="percentage">
            <text:p>4.04%</text:p>
          </table:table-cell>
          <table:table-cell office:value-type="float" office:value="1447.64" calcext:value-type="float">
            <text:p>1,447.64</text:p>
          </table:table-cell>
          <table:table-cell office:value-type="float" office:value="1434.98" calcext:value-type="float">
            <text:p>1,434.98</text:p>
          </table:table-cell>
          <table:table-cell office:value-type="float" office:value="1434.51" calcext:value-type="float">
            <text:p>1,434.5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03/2013</text:p>
          </table:table-cell>
          <table:table-cell office:value-type="percentage" office:value="0.0396" calcext:value-type="percentage">
            <text:p>3.96%</text:p>
          </table:table-cell>
          <table:table-cell office:value-type="percentage" office:value="0.0404" calcext:value-type="percentage">
            <text:p>4.04%</text:p>
          </table:table-cell>
          <table:table-cell office:value-type="float" office:value="1448.61" calcext:value-type="float">
            <text:p>1,448.61</text:p>
          </table:table-cell>
          <table:table-cell office:value-type="float" office:value="1435.95" calcext:value-type="float">
            <text:p>1,435.95</text:p>
          </table:table-cell>
          <table:table-cell office:value-type="float" office:value="1434.98" calcext:value-type="float">
            <text:p>1,434.9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3/2013</text:p>
          </table:table-cell>
          <table:table-cell office:value-type="percentage" office:value="0.0391" calcext:value-type="percentage">
            <text:p>3.91%</text:p>
          </table:table-cell>
          <table:table-cell office:value-type="percentage" office:value="0.0399" calcext:value-type="percentage">
            <text:p>3.99%</text:p>
          </table:table-cell>
          <table:table-cell office:value-type="float" office:value="1457.06" calcext:value-type="float">
            <text:p>1,457.06</text:p>
          </table:table-cell>
          <table:table-cell office:value-type="float" office:value="1444.32" calcext:value-type="float">
            <text:p>1,444.32</text:p>
          </table:table-cell>
          <table:table-cell office:value-type="float" office:value="1443.85" calcext:value-type="float">
            <text:p>1,443.8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3/2013</text:p>
          </table:table-cell>
          <table:table-cell office:value-type="percentage" office:value="0.0392" calcext:value-type="percentage">
            <text:p>3.92%</text:p>
          </table:table-cell>
          <table:table-cell office:value-type="percentage" office:value="0.04" calcext:value-type="percentage">
            <text:p>4.00%</text:p>
          </table:table-cell>
          <table:table-cell office:value-type="float" office:value="1455.93" calcext:value-type="float">
            <text:p>1,455.93</text:p>
          </table:table-cell>
          <table:table-cell office:value-type="float" office:value="1443.21" calcext:value-type="float">
            <text:p>1,443.21</text:p>
          </table:table-cell>
          <table:table-cell office:value-type="float" office:value="1442.73" calcext:value-type="float">
            <text:p>1,442.7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3/2013</text:p>
          </table:table-cell>
          <table:table-cell office:value-type="percentage" office:value="0.0387" calcext:value-type="percentage">
            <text:p>3.87%</text:p>
          </table:table-cell>
          <table:table-cell office:value-type="percentage" office:value="0.0395" calcext:value-type="percentage">
            <text:p>3.95%</text:p>
          </table:table-cell>
          <table:table-cell office:value-type="float" office:value="1464.42" calcext:value-type="float">
            <text:p>1,464.42</text:p>
          </table:table-cell>
          <table:table-cell office:value-type="float" office:value="1451.62" calcext:value-type="float">
            <text:p>1,451.62</text:p>
          </table:table-cell>
          <table:table-cell office:value-type="float" office:value="1451.15" calcext:value-type="float">
            <text:p>1,451.1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3/2013</text:p>
          </table:table-cell>
          <table:table-cell office:value-type="percentage" office:value="0.0381" calcext:value-type="percentage">
            <text:p>3.81%</text:p>
          </table:table-cell>
          <table:table-cell office:value-type="percentage" office:value="0.0389" calcext:value-type="percentage">
            <text:p>3.89%</text:p>
          </table:table-cell>
          <table:table-cell office:value-type="float" office:value="1474.57" calcext:value-type="float">
            <text:p>1,474.57</text:p>
          </table:table-cell>
          <table:table-cell office:value-type="float" office:value="1461.68" calcext:value-type="float">
            <text:p>1,461.68</text:p>
          </table:table-cell>
          <table:table-cell office:value-type="float" office:value="1461.21" calcext:value-type="float">
            <text:p>1,461.2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3/2013</text:p>
          </table:table-cell>
          <table:table-cell office:value-type="percentage" office:value="0.0384" calcext:value-type="percentage">
            <text:p>3.84%</text:p>
          </table:table-cell>
          <table:table-cell office:value-type="percentage" office:value="0.0392" calcext:value-type="percentage">
            <text:p>3.92%</text:p>
          </table:table-cell>
          <table:table-cell office:value-type="float" office:value="1472.2" calcext:value-type="float">
            <text:p>1,472.20</text:p>
          </table:table-cell>
          <table:table-cell office:value-type="float" office:value="1459.34" calcext:value-type="float">
            <text:p>1,459.34</text:p>
          </table:table-cell>
          <table:table-cell office:value-type="float" office:value="1458.18" calcext:value-type="float">
            <text:p>1,458.1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3/2013</text:p>
          </table:table-cell>
          <table:table-cell office:value-type="percentage" office:value="0.0389" calcext:value-type="percentage">
            <text:p>3.89%</text:p>
          </table:table-cell>
          <table:table-cell office:value-type="percentage" office:value="0.0397" calcext:value-type="percentage">
            <text:p>3.97%</text:p>
          </table:table-cell>
          <table:table-cell office:value-type="float" office:value="1464.68" calcext:value-type="float">
            <text:p>1,464.68</text:p>
          </table:table-cell>
          <table:table-cell office:value-type="float" office:value="1451.89" calcext:value-type="float">
            <text:p>1,451.89</text:p>
          </table:table-cell>
          <table:table-cell office:value-type="float" office:value="1451.36" calcext:value-type="float">
            <text:p>1,451.3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3/2013</text:p>
          </table:table-cell>
          <table:table-cell office:value-type="percentage" office:value="0.0392" calcext:value-type="percentage">
            <text:p>3.92%</text:p>
          </table:table-cell>
          <table:table-cell office:value-type="percentage" office:value="0.04" calcext:value-type="percentage">
            <text:p>4.00%</text:p>
          </table:table-cell>
          <table:table-cell office:value-type="float" office:value="1460.41" calcext:value-type="float">
            <text:p>1,460.41</text:p>
          </table:table-cell>
          <table:table-cell office:value-type="float" office:value="1447.66" calcext:value-type="float">
            <text:p>1,447.66</text:p>
          </table:table-cell>
          <table:table-cell office:value-type="float" office:value="1447.13" calcext:value-type="float">
            <text:p>1,447.1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3/2013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406" calcext:value-type="percentage">
            <text:p>4.06%</text:p>
          </table:table-cell>
          <table:table-cell office:value-type="float" office:value="1451.37" calcext:value-type="float">
            <text:p>1,451.37</text:p>
          </table:table-cell>
          <table:table-cell office:value-type="float" office:value="1438.72" calcext:value-type="float">
            <text:p>1,438.72</text:p>
          </table:table-cell>
          <table:table-cell office:value-type="float" office:value="1438.18" calcext:value-type="float">
            <text:p>1,438.1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3/2013</text:p>
          </table:table-cell>
          <table:table-cell office:value-type="percentage" office:value="0.0403" calcext:value-type="percentage">
            <text:p>4.03%</text:p>
          </table:table-cell>
          <table:table-cell office:value-type="percentage" office:value="0.0411" calcext:value-type="percentage">
            <text:p>4.11%</text:p>
          </table:table-cell>
          <table:table-cell office:value-type="float" office:value="1443.98" calcext:value-type="float">
            <text:p>1,443.98</text:p>
          </table:table-cell>
          <table:table-cell office:value-type="float" office:value="1431.41" calcext:value-type="float">
            <text:p>1,431.41</text:p>
          </table:table-cell>
          <table:table-cell office:value-type="float" office:value="1430.87" calcext:value-type="float">
            <text:p>1,430.8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3/2013</text:p>
          </table:table-cell>
          <table:table-cell office:value-type="percentage" office:value="0.0403" calcext:value-type="percentage">
            <text:p>4.03%</text:p>
          </table:table-cell>
          <table:table-cell office:value-type="percentage" office:value="0.0411" calcext:value-type="percentage">
            <text:p>4.11%</text:p>
          </table:table-cell>
          <table:table-cell office:value-type="float" office:value="1444.94" calcext:value-type="float">
            <text:p>1,444.94</text:p>
          </table:table-cell>
          <table:table-cell office:value-type="float" office:value="1432.35" calcext:value-type="float">
            <text:p>1,432.35</text:p>
          </table:table-cell>
          <table:table-cell office:value-type="float" office:value="1431.41" calcext:value-type="float">
            <text:p>1,431.4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3/2013</text:p>
          </table:table-cell>
          <table:table-cell office:value-type="percentage" office:value="0.0399" calcext:value-type="percentage">
            <text:p>3.99%</text:p>
          </table:table-cell>
          <table:table-cell office:value-type="percentage" office:value="0.0407" calcext:value-type="percentage">
            <text:p>4.07%</text:p>
          </table:table-cell>
          <table:table-cell office:value-type="float" office:value="1451.74" calcext:value-type="float">
            <text:p>1,451.74</text:p>
          </table:table-cell>
          <table:table-cell office:value-type="float" office:value="1439.1" calcext:value-type="float">
            <text:p>1,439.10</text:p>
          </table:table-cell>
          <table:table-cell office:value-type="float" office:value="1438.63" calcext:value-type="float">
            <text:p>1,438.6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3/2013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406" calcext:value-type="percentage">
            <text:p>4.06%</text:p>
          </table:table-cell>
          <table:table-cell office:value-type="float" office:value="1453.8" calcext:value-type="float">
            <text:p>1,453.80</text:p>
          </table:table-cell>
          <table:table-cell office:value-type="float" office:value="1441.14" calcext:value-type="float">
            <text:p>1,441.14</text:p>
          </table:table-cell>
          <table:table-cell office:value-type="float" office:value="1440.67" calcext:value-type="float">
            <text:p>1,440.6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3/2013</text:p>
          </table:table-cell>
          <table:table-cell office:value-type="percentage" office:value="0.0396" calcext:value-type="percentage">
            <text:p>3.96%</text:p>
          </table:table-cell>
          <table:table-cell office:value-type="percentage" office:value="0.0404" calcext:value-type="percentage">
            <text:p>4.04%</text:p>
          </table:table-cell>
          <table:table-cell office:value-type="float" office:value="1457.45" calcext:value-type="float">
            <text:p>1,457.45</text:p>
          </table:table-cell>
          <table:table-cell office:value-type="float" office:value="1444.76" calcext:value-type="float">
            <text:p>1,444.76</text:p>
          </table:table-cell>
          <table:table-cell office:value-type="float" office:value="1444.29" calcext:value-type="float">
            <text:p>1,444.2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3/2013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408" calcext:value-type="percentage">
            <text:p>4.08%</text:p>
          </table:table-cell>
          <table:table-cell office:value-type="float" office:value="1451.56" calcext:value-type="float">
            <text:p>1,451.56</text:p>
          </table:table-cell>
          <table:table-cell office:value-type="float" office:value="1438.93" calcext:value-type="float">
            <text:p>1,438.93</text:p>
          </table:table-cell>
          <table:table-cell office:value-type="float" office:value="1438.46" calcext:value-type="float">
            <text:p>1,438.4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3/2013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418" calcext:value-type="percentage">
            <text:p>4.18%</text:p>
          </table:table-cell>
          <table:table-cell office:value-type="float" office:value="1436.74" calcext:value-type="float">
            <text:p>1,436.74</text:p>
          </table:table-cell>
          <table:table-cell office:value-type="float" office:value="1424.27" calcext:value-type="float">
            <text:p>1,424.27</text:p>
          </table:table-cell>
          <table:table-cell office:value-type="float" office:value="1423.32" calcext:value-type="float">
            <text:p>1,423.3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3/2013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418" calcext:value-type="percentage">
            <text:p>4.18%</text:p>
          </table:table-cell>
          <table:table-cell office:value-type="float" office:value="1437.11" calcext:value-type="float">
            <text:p>1,437.11</text:p>
          </table:table-cell>
          <table:table-cell office:value-type="float" office:value="1424.64" calcext:value-type="float">
            <text:p>1,424.64</text:p>
          </table:table-cell>
          <table:table-cell office:value-type="float" office:value="1424.17" calcext:value-type="float">
            <text:p>1,424.1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3/2013</text:p>
          </table:table-cell>
          <table:table-cell office:value-type="percentage" office:value="0.0408" calcext:value-type="percentage">
            <text:p>4.08%</text:p>
          </table:table-cell>
          <table:table-cell office:value-type="percentage" office:value="0.0416" calcext:value-type="percentage">
            <text:p>4.16%</text:p>
          </table:table-cell>
          <table:table-cell office:value-type="float" office:value="1440.71" calcext:value-type="float">
            <text:p>1,440.71</text:p>
          </table:table-cell>
          <table:table-cell office:value-type="float" office:value="1428.2" calcext:value-type="float">
            <text:p>1,428.20</text:p>
          </table:table-cell>
          <table:table-cell office:value-type="float" office:value="1427.74" calcext:value-type="float">
            <text:p>1,427.7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3/2013</text:p>
          </table:table-cell>
          <table:table-cell office:value-type="percentage" office:value="0.0408" calcext:value-type="percentage">
            <text:p>4.08%</text:p>
          </table:table-cell>
          <table:table-cell office:value-type="percentage" office:value="0.0416" calcext:value-type="percentage">
            <text:p>4.16%</text:p>
          </table:table-cell>
          <table:table-cell office:value-type="float" office:value="1441.17" calcext:value-type="float">
            <text:p>1,441.17</text:p>
          </table:table-cell>
          <table:table-cell office:value-type="float" office:value="1428.66" calcext:value-type="float">
            <text:p>1,428.66</text:p>
          </table:table-cell>
          <table:table-cell office:value-type="float" office:value="1428.2" calcext:value-type="float">
            <text:p>1,428.2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3/2013</text:p>
          </table:table-cell>
          <table:table-cell office:value-type="percentage" office:value="0.0406" calcext:value-type="percentage">
            <text:p>4.06%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1445.48" calcext:value-type="float">
            <text:p>1,445.48</text:p>
          </table:table-cell>
          <table:table-cell office:value-type="float" office:value="1432.93" calcext:value-type="float">
            <text:p>1,432.93</text:p>
          </table:table-cell>
          <table:table-cell office:value-type="float" office:value="1431.78" calcext:value-type="float">
            <text:p>1,431.7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04/2013</text:p>
          </table:table-cell>
          <table:table-cell office:value-type="percentage" office:value="0.0408" calcext:value-type="percentage">
            <text:p>4.08%</text:p>
          </table:table-cell>
          <table:table-cell office:value-type="percentage" office:value="0.0416" calcext:value-type="percentage">
            <text:p>4.16%</text:p>
          </table:table-cell>
          <table:table-cell office:value-type="float" office:value="1442.79" calcext:value-type="float">
            <text:p>1,442.79</text:p>
          </table:table-cell>
          <table:table-cell office:value-type="float" office:value="1430.28" calcext:value-type="float">
            <text:p>1,430.28</text:p>
          </table:table-cell>
          <table:table-cell office:value-type="float" office:value="1429.82" calcext:value-type="float">
            <text:p>1,429.8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4/2013</text:p>
          </table:table-cell>
          <table:table-cell office:value-type="percentage" office:value="0.0423" calcext:value-type="percentage">
            <text:p>4.23%</text:p>
          </table:table-cell>
          <table:table-cell office:value-type="percentage" office:value="0.0431" calcext:value-type="percentage">
            <text:p>4.31%</text:p>
          </table:table-cell>
          <table:table-cell office:value-type="float" office:value="1419.89" calcext:value-type="float">
            <text:p>1,419.89</text:p>
          </table:table-cell>
          <table:table-cell office:value-type="float" office:value="1407.59" calcext:value-type="float">
            <text:p>1,407.59</text:p>
          </table:table-cell>
          <table:table-cell office:value-type="float" office:value="1407.13" calcext:value-type="float">
            <text:p>1,407.1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4/2013</text:p>
          </table:table-cell>
          <table:table-cell office:value-type="percentage" office:value="0.0424" calcext:value-type="percentage">
            <text:p>4.24%</text:p>
          </table:table-cell>
          <table:table-cell office:value-type="percentage" office:value="0.0432" calcext:value-type="percentage">
            <text:p>4.32%</text:p>
          </table:table-cell>
          <table:table-cell office:value-type="float" office:value="1418.81" calcext:value-type="float">
            <text:p>1,418.81</text:p>
          </table:table-cell>
          <table:table-cell office:value-type="float" office:value="1406.53" calcext:value-type="float">
            <text:p>1,406.53</text:p>
          </table:table-cell>
          <table:table-cell office:value-type="float" office:value="1406.06" calcext:value-type="float">
            <text:p>1,406.0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4/2013</text:p>
          </table:table-cell>
          <table:table-cell office:value-type="percentage" office:value="0.0435" calcext:value-type="percentage">
            <text:p>4.35%</text:p>
          </table:table-cell>
          <table:table-cell office:value-type="percentage" office:value="0.0443" calcext:value-type="percentage">
            <text:p>4.43%</text:p>
          </table:table-cell>
          <table:table-cell office:value-type="float" office:value="1402.42" calcext:value-type="float">
            <text:p>1,402.42</text:p>
          </table:table-cell>
          <table:table-cell office:value-type="float" office:value="1390.3" calcext:value-type="float">
            <text:p>1,390.30</text:p>
          </table:table-cell>
          <table:table-cell office:value-type="float" office:value="1389.83" calcext:value-type="float">
            <text:p>1,389.8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4/2013</text:p>
          </table:table-cell>
          <table:table-cell office:value-type="percentage" office:value="0.0434" calcext:value-type="percentage">
            <text:p>4.34%</text:p>
          </table:table-cell>
          <table:table-cell office:value-type="percentage" office:value="0.0442" calcext:value-type="percentage">
            <text:p>4.42%</text:p>
          </table:table-cell>
          <table:table-cell office:value-type="float" office:value="1404.85" calcext:value-type="float">
            <text:p>1,404.85</text:p>
          </table:table-cell>
          <table:table-cell office:value-type="float" office:value="1392.72" calcext:value-type="float">
            <text:p>1,392.72</text:p>
          </table:table-cell>
          <table:table-cell office:value-type="float" office:value="1391.8" calcext:value-type="float">
            <text:p>1,391.8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4/2013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0428" calcext:value-type="percentage">
            <text:p>4.28%</text:p>
          </table:table-cell>
          <table:table-cell office:value-type="float" office:value="1426.83" calcext:value-type="float">
            <text:p>1,426.83</text:p>
          </table:table-cell>
          <table:table-cell office:value-type="float" office:value="1414.49" calcext:value-type="float">
            <text:p>1,414.49</text:p>
          </table:table-cell>
          <table:table-cell office:value-type="float" office:value="1414.03" calcext:value-type="float">
            <text:p>1,414.0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4/2013</text:p>
          </table:table-cell>
          <table:table-cell office:value-type="percentage" office:value="0.0418" calcext:value-type="percentage">
            <text:p>4.18%</text:p>
          </table:table-cell>
          <table:table-cell office:value-type="percentage" office:value="0.0426" calcext:value-type="percentage">
            <text:p>4.26%</text:p>
          </table:table-cell>
          <table:table-cell office:value-type="float" office:value="1430.4" calcext:value-type="float">
            <text:p>1,430.40</text:p>
          </table:table-cell>
          <table:table-cell office:value-type="float" office:value="1418.03" calcext:value-type="float">
            <text:p>1,418.03</text:p>
          </table:table-cell>
          <table:table-cell office:value-type="float" office:value="1417.57" calcext:value-type="float">
            <text:p>1,417.5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4/2013</text:p>
          </table:table-cell>
          <table:table-cell office:value-type="percentage" office:value="0.0417" calcext:value-type="percentage">
            <text:p>4.17%</text:p>
          </table:table-cell>
          <table:table-cell office:value-type="percentage" office:value="0.0425" calcext:value-type="percentage">
            <text:p>4.25%</text:p>
          </table:table-cell>
          <table:table-cell office:value-type="float" office:value="1432.04" calcext:value-type="float">
            <text:p>1,432.04</text:p>
          </table:table-cell>
          <table:table-cell office:value-type="float" office:value="1419.66" calcext:value-type="float">
            <text:p>1,419.66</text:p>
          </table:table-cell>
          <table:table-cell office:value-type="float" office:value="1419.22" calcext:value-type="float">
            <text:p>1,419.2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4/2013</text:p>
          </table:table-cell>
          <table:table-cell office:value-type="percentage" office:value="0.0417" calcext:value-type="percentage">
            <text:p>4.17%</text:p>
          </table:table-cell>
          <table:table-cell office:value-type="percentage" office:value="0.0425" calcext:value-type="percentage">
            <text:p>4.25%</text:p>
          </table:table-cell>
          <table:table-cell office:value-type="float" office:value="1432.49" calcext:value-type="float">
            <text:p>1,432.49</text:p>
          </table:table-cell>
          <table:table-cell office:value-type="float" office:value="1420.11" calcext:value-type="float">
            <text:p>1,420.11</text:p>
          </table:table-cell>
          <table:table-cell office:value-type="float" office:value="1419.66" calcext:value-type="float">
            <text:p>1,419.6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4/2013</text:p>
          </table:table-cell>
          <table:table-cell office:value-type="percentage" office:value="0.0422" calcext:value-type="percentage">
            <text:p>4.22%</text:p>
          </table:table-cell>
          <table:table-cell office:value-type="percentage" office:value="0.043" calcext:value-type="percentage">
            <text:p>4.30%</text:p>
          </table:table-cell>
          <table:table-cell office:value-type="float" office:value="1425.62" calcext:value-type="float">
            <text:p>1,425.62</text:p>
          </table:table-cell>
          <table:table-cell office:value-type="float" office:value="1413.31" calcext:value-type="float">
            <text:p>1,413.31</text:p>
          </table:table-cell>
          <table:table-cell office:value-type="float" office:value="1412.44" calcext:value-type="float">
            <text:p>1,412.4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4/2013</text:p>
          </table:table-cell>
          <table:table-cell office:value-type="percentage" office:value="0.0427" calcext:value-type="percentage">
            <text:p>4.27%</text:p>
          </table:table-cell>
          <table:table-cell office:value-type="percentage" office:value="0.0435" calcext:value-type="percentage">
            <text:p>4.35%</text:p>
          </table:table-cell>
          <table:table-cell office:value-type="float" office:value="1418.36" calcext:value-type="float">
            <text:p>1,418.36</text:p>
          </table:table-cell>
          <table:table-cell office:value-type="float" office:value="1406.13" calcext:value-type="float">
            <text:p>1,406.13</text:p>
          </table:table-cell>
          <table:table-cell office:value-type="float" office:value="1405.68" calcext:value-type="float">
            <text:p>1,405.6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4/2013</text:p>
          </table:table-cell>
          <table:table-cell office:value-type="percentage" office:value="0.0431" calcext:value-type="percentage">
            <text:p>4.31%</text:p>
          </table:table-cell>
          <table:table-cell office:value-type="percentage" office:value="0.0439" calcext:value-type="percentage">
            <text:p>4.39%</text:p>
          </table:table-cell>
          <table:table-cell office:value-type="float" office:value="1412.68" calcext:value-type="float">
            <text:p>1,412.68</text:p>
          </table:table-cell>
          <table:table-cell office:value-type="float" office:value="1400.5" calcext:value-type="float">
            <text:p>1,400.50</text:p>
          </table:table-cell>
          <table:table-cell office:value-type="float" office:value="1400.05" calcext:value-type="float">
            <text:p>1,400.0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4/2013</text:p>
          </table:table-cell>
          <table:table-cell office:value-type="percentage" office:value="0.0432" calcext:value-type="percentage">
            <text:p>4.32%</text:p>
          </table:table-cell>
          <table:table-cell office:value-type="percentage" office:value="0.044" calcext:value-type="percentage">
            <text:p>4.40%</text:p>
          </table:table-cell>
          <table:table-cell office:value-type="float" office:value="1411.6" calcext:value-type="float">
            <text:p>1,411.60</text:p>
          </table:table-cell>
          <table:table-cell office:value-type="float" office:value="1399.43" calcext:value-type="float">
            <text:p>1,399.43</text:p>
          </table:table-cell>
          <table:table-cell office:value-type="float" office:value="1398.99" calcext:value-type="float">
            <text:p>1,398.9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4/2013</text:p>
          </table:table-cell>
          <table:table-cell office:value-type="percentage" office:value="0.0432" calcext:value-type="percentage">
            <text:p>4.32%</text:p>
          </table:table-cell>
          <table:table-cell office:value-type="percentage" office:value="0.044" calcext:value-type="percentage">
            <text:p>4.40%</text:p>
          </table:table-cell>
          <table:table-cell office:value-type="float" office:value="1412.05" calcext:value-type="float">
            <text:p>1,412.05</text:p>
          </table:table-cell>
          <table:table-cell office:value-type="float" office:value="1399.88" calcext:value-type="float">
            <text:p>1,399.88</text:p>
          </table:table-cell>
          <table:table-cell office:value-type="float" office:value="1399.43" calcext:value-type="float">
            <text:p>1,399.4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4/2013</text:p>
          </table:table-cell>
          <table:table-cell office:value-type="percentage" office:value="0.0417" calcext:value-type="percentage">
            <text:p>4.17%</text:p>
          </table:table-cell>
          <table:table-cell office:value-type="percentage" office:value="0.0425" calcext:value-type="percentage">
            <text:p>4.25%</text:p>
          </table:table-cell>
          <table:table-cell office:value-type="float" office:value="1436.04" calcext:value-type="float">
            <text:p>1,436.04</text:p>
          </table:table-cell>
          <table:table-cell office:value-type="float" office:value="1423.66" calcext:value-type="float">
            <text:p>1,423.66</text:p>
          </table:table-cell>
          <table:table-cell office:value-type="float" office:value="1422.78" calcext:value-type="float">
            <text:p>1,422.7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4/2013</text:p>
          </table:table-cell>
          <table:table-cell office:value-type="percentage" office:value="0.0413" calcext:value-type="percentage">
            <text:p>4.13%</text:p>
          </table:table-cell>
          <table:table-cell office:value-type="percentage" office:value="0.0421" calcext:value-type="percentage">
            <text:p>4.21%</text:p>
          </table:table-cell>
          <table:table-cell office:value-type="float" office:value="1442.84" calcext:value-type="float">
            <text:p>1,442.84</text:p>
          </table:table-cell>
          <table:table-cell office:value-type="float" office:value="1430.4" calcext:value-type="float">
            <text:p>1,430.40</text:p>
          </table:table-cell>
          <table:table-cell office:value-type="float" office:value="1429.94" calcext:value-type="float">
            <text:p>1,429.9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4/2013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418" calcext:value-type="percentage">
            <text:p>4.18%</text:p>
          </table:table-cell>
          <table:table-cell office:value-type="float" office:value="1448" calcext:value-type="float">
            <text:p>1,448.00</text:p>
          </table:table-cell>
          <table:table-cell office:value-type="float" office:value="1435.51" calcext:value-type="float">
            <text:p>1,435.51</text:p>
          </table:table-cell>
          <table:table-cell office:value-type="float" office:value="1435.05" calcext:value-type="float">
            <text:p>1,435.0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4/2013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418" calcext:value-type="percentage">
            <text:p>4.18%</text:p>
          </table:table-cell>
          <table:table-cell office:value-type="float" office:value="1448.46" calcext:value-type="float">
            <text:p>1,448.46</text:p>
          </table:table-cell>
          <table:table-cell office:value-type="float" office:value="1435.97" calcext:value-type="float">
            <text:p>1,435.97</text:p>
          </table:table-cell>
          <table:table-cell office:value-type="float" office:value="1435.51" calcext:value-type="float">
            <text:p>1,435.5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4/2013</text:p>
          </table:table-cell>
          <table:table-cell office:value-type="percentage" office:value="0.0414" calcext:value-type="percentage">
            <text:p>4.14%</text:p>
          </table:table-cell>
          <table:table-cell office:value-type="percentage" office:value="0.0422" calcext:value-type="percentage">
            <text:p>4.22%</text:p>
          </table:table-cell>
          <table:table-cell office:value-type="float" office:value="1442.66" calcext:value-type="float">
            <text:p>1,442.66</text:p>
          </table:table-cell>
          <table:table-cell office:value-type="float" office:value="1430.24" calcext:value-type="float">
            <text:p>1,430.24</text:p>
          </table:table-cell>
          <table:table-cell office:value-type="float" office:value="1429.78" calcext:value-type="float">
            <text:p>1,429.7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4/2013</text:p>
          </table:table-cell>
          <table:table-cell office:value-type="percentage" office:value="0.0419" calcext:value-type="percentage">
            <text:p>4.19%</text:p>
          </table:table-cell>
          <table:table-cell office:value-type="percentage" office:value="0.0427" calcext:value-type="percentage">
            <text:p>4.27%</text:p>
          </table:table-cell>
          <table:table-cell office:value-type="float" office:value="1435.81" calcext:value-type="float">
            <text:p>1,435.81</text:p>
          </table:table-cell>
          <table:table-cell office:value-type="float" office:value="1423.45" calcext:value-type="float">
            <text:p>1,423.45</text:p>
          </table:table-cell>
          <table:table-cell office:value-type="float" office:value="1422.53" calcext:value-type="float">
            <text:p>1,422.5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4/2013</text:p>
          </table:table-cell>
          <table:table-cell office:value-type="percentage" office:value="0.0419" calcext:value-type="percentage">
            <text:p>4.19%</text:p>
          </table:table-cell>
          <table:table-cell office:value-type="percentage" office:value="0.0427" calcext:value-type="percentage">
            <text:p>4.27%</text:p>
          </table:table-cell>
          <table:table-cell office:value-type="float" office:value="1436.27" calcext:value-type="float">
            <text:p>1,436.27</text:p>
          </table:table-cell>
          <table:table-cell office:value-type="float" office:value="1423.91" calcext:value-type="float">
            <text:p>1,423.91</text:p>
          </table:table-cell>
          <table:table-cell office:value-type="float" office:value="1423.45" calcext:value-type="float">
            <text:p>1,423.4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4/2013</text:p>
          </table:table-cell>
          <table:table-cell office:value-type="percentage" office:value="0.0418" calcext:value-type="percentage">
            <text:p>4.18%</text:p>
          </table:table-cell>
          <table:table-cell office:value-type="percentage" office:value="0.0426" calcext:value-type="percentage">
            <text:p>4.26%</text:p>
          </table:table-cell>
          <table:table-cell office:value-type="float" office:value="1438.51" calcext:value-type="float">
            <text:p>1,438.51</text:p>
          </table:table-cell>
          <table:table-cell office:value-type="float" office:value="1426.14" calcext:value-type="float">
            <text:p>1,426.14</text:p>
          </table:table-cell>
          <table:table-cell office:value-type="float" office:value="1425.45" calcext:value-type="float">
            <text:p>1,425.4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5/2013</text:p>
          </table:table-cell>
          <table:table-cell office:value-type="percentage" office:value="0.0416" calcext:value-type="percentage">
            <text:p>4.16%</text:p>
          </table:table-cell>
          <table:table-cell office:value-type="percentage" office:value="0.0424" calcext:value-type="percentage">
            <text:p>4.24%</text:p>
          </table:table-cell>
          <table:table-cell office:value-type="float" office:value="1442.09" calcext:value-type="float">
            <text:p>1,442.09</text:p>
          </table:table-cell>
          <table:table-cell office:value-type="float" office:value="1429.69" calcext:value-type="float">
            <text:p>1,429.69</text:p>
          </table:table-cell>
          <table:table-cell office:value-type="float" office:value="1429.22" calcext:value-type="float">
            <text:p>1,429.2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5/2013</text:p>
          </table:table-cell>
          <table:table-cell office:value-type="percentage" office:value="0.0405" calcext:value-type="percentage">
            <text:p>4.05%</text:p>
          </table:table-cell>
          <table:table-cell office:value-type="percentage" office:value="0.0413" calcext:value-type="percentage">
            <text:p>4.13%</text:p>
          </table:table-cell>
          <table:table-cell office:value-type="float" office:value="1460.26" calcext:value-type="float">
            <text:p>1,460.26</text:p>
          </table:table-cell>
          <table:table-cell office:value-type="float" office:value="1447.69" calcext:value-type="float">
            <text:p>1,447.69</text:p>
          </table:table-cell>
          <table:table-cell office:value-type="float" office:value="1446.77" calcext:value-type="float">
            <text:p>1,446.7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5/2013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418" calcext:value-type="percentage">
            <text:p>4.18%</text:p>
          </table:table-cell>
          <table:table-cell office:value-type="float" office:value="1452.86" calcext:value-type="float">
            <text:p>1,452.86</text:p>
          </table:table-cell>
          <table:table-cell office:value-type="float" office:value="1440.36" calcext:value-type="float">
            <text:p>1,440.36</text:p>
          </table:table-cell>
          <table:table-cell office:value-type="float" office:value="1439.9" calcext:value-type="float">
            <text:p>1,439.9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5/2013</text:p>
          </table:table-cell>
          <table:table-cell office:value-type="percentage" office:value="0.0408" calcext:value-type="percentage">
            <text:p>4.08%</text:p>
          </table:table-cell>
          <table:table-cell office:value-type="percentage" office:value="0.0416" calcext:value-type="percentage">
            <text:p>4.16%</text:p>
          </table:table-cell>
          <table:table-cell office:value-type="float" office:value="1456.46" calcext:value-type="float">
            <text:p>1,456.46</text:p>
          </table:table-cell>
          <table:table-cell office:value-type="float" office:value="1443.94" calcext:value-type="float">
            <text:p>1,443.94</text:p>
          </table:table-cell>
          <table:table-cell office:value-type="float" office:value="1443.48" calcext:value-type="float">
            <text:p>1,443.4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5/2013</text:p>
          </table:table-cell>
          <table:table-cell office:value-type="percentage" office:value="0.0407" calcext:value-type="percentage">
            <text:p>4.07%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1459.31" calcext:value-type="float">
            <text:p>1,459.31</text:p>
          </table:table-cell>
          <table:table-cell office:value-type="float" office:value="1446.77" calcext:value-type="float">
            <text:p>1,446.77</text:p>
          </table:table-cell>
          <table:table-cell office:value-type="float" office:value="1446.27" calcext:value-type="float">
            <text:p>1,446.2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5/2013</text:p>
          </table:table-cell>
          <table:table-cell office:value-type="percentage" office:value="0.0404" calcext:value-type="percentage">
            <text:p>4.04%</text:p>
          </table:table-cell>
          <table:table-cell office:value-type="percentage" office:value="0.0412" calcext:value-type="percentage">
            <text:p>4.12%</text:p>
          </table:table-cell>
          <table:table-cell office:value-type="float" office:value="1464.54" calcext:value-type="float">
            <text:p>1,464.54</text:p>
          </table:table-cell>
          <table:table-cell office:value-type="float" office:value="1451.96" calcext:value-type="float">
            <text:p>1,451.96</text:p>
          </table:table-cell>
          <table:table-cell office:value-type="float" office:value="1451.46" calcext:value-type="float">
            <text:p>1,451.4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5/2013</text:p>
          </table:table-cell>
          <table:table-cell office:value-type="percentage" office:value="0.0412" calcext:value-type="percentage">
            <text:p>4.12%</text:p>
          </table:table-cell>
          <table:table-cell office:value-type="percentage" office:value="0.042" calcext:value-type="percentage">
            <text:p>4.20%</text:p>
          </table:table-cell>
          <table:table-cell office:value-type="float" office:value="1452.99" calcext:value-type="float">
            <text:p>1,452.99</text:p>
          </table:table-cell>
          <table:table-cell office:value-type="float" office:value="1440.51" calcext:value-type="float">
            <text:p>1,440.51</text:p>
          </table:table-cell>
          <table:table-cell office:value-type="float" office:value="1439.49" calcext:value-type="float">
            <text:p>1,439.4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5/2013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0428" calcext:value-type="percentage">
            <text:p>4.28%</text:p>
          </table:table-cell>
          <table:table-cell office:value-type="float" office:value="1441.01" calcext:value-type="float">
            <text:p>1,441.01</text:p>
          </table:table-cell>
          <table:table-cell office:value-type="float" office:value="1428.65" calcext:value-type="float">
            <text:p>1,428.65</text:p>
          </table:table-cell>
          <table:table-cell office:value-type="float" office:value="1428.15" calcext:value-type="float">
            <text:p>1,428.1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5/2013</text:p>
          </table:table-cell>
          <table:table-cell office:value-type="percentage" office:value="0.0418" calcext:value-type="percentage">
            <text:p>4.18%</text:p>
          </table:table-cell>
          <table:table-cell office:value-type="percentage" office:value="0.0426" calcext:value-type="percentage">
            <text:p>4.26%</text:p>
          </table:table-cell>
          <table:table-cell office:value-type="float" office:value="1444.62" calcext:value-type="float">
            <text:p>1,444.62</text:p>
          </table:table-cell>
          <table:table-cell office:value-type="float" office:value="1432.23" calcext:value-type="float">
            <text:p>1,432.23</text:p>
          </table:table-cell>
          <table:table-cell office:value-type="float" office:value="1431.73" calcext:value-type="float">
            <text:p>1,431.7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5/2013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0438" calcext:value-type="percentage">
            <text:p>4.38%</text:p>
          </table:table-cell>
          <table:table-cell office:value-type="float" office:value="1426.48" calcext:value-type="float">
            <text:p>1,426.48</text:p>
          </table:table-cell>
          <table:table-cell office:value-type="float" office:value="1414.26" calcext:value-type="float">
            <text:p>1,414.26</text:p>
          </table:table-cell>
          <table:table-cell office:value-type="float" office:value="1413.87" calcext:value-type="float">
            <text:p>1,413.8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5/2013</text:p>
          </table:table-cell>
          <table:table-cell office:value-type="percentage" office:value="0.0426" calcext:value-type="percentage">
            <text:p>4.26%</text:p>
          </table:table-cell>
          <table:table-cell office:value-type="percentage" office:value="0.0434" calcext:value-type="percentage">
            <text:p>4.34%</text:p>
          </table:table-cell>
          <table:table-cell office:value-type="float" office:value="1433.02" calcext:value-type="float">
            <text:p>1,433.02</text:p>
          </table:table-cell>
          <table:table-cell office:value-type="float" office:value="1420.75" calcext:value-type="float">
            <text:p>1,420.75</text:p>
          </table:table-cell>
          <table:table-cell office:value-type="float" office:value="1420.36" calcext:value-type="float">
            <text:p>1,420.3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5/2013</text:p>
          </table:table-cell>
          <table:table-cell office:value-type="percentage" office:value="0.0421" calcext:value-type="percentage">
            <text:p>4.21%</text:p>
          </table:table-cell>
          <table:table-cell office:value-type="percentage" office:value="0.0429" calcext:value-type="percentage">
            <text:p>4.29%</text:p>
          </table:table-cell>
          <table:table-cell office:value-type="float" office:value="1441.46" calcext:value-type="float">
            <text:p>1,441.46</text:p>
          </table:table-cell>
          <table:table-cell office:value-type="float" office:value="1429.11" calcext:value-type="float">
            <text:p>1,429.11</text:p>
          </table:table-cell>
          <table:table-cell office:value-type="float" office:value="1428.41" calcext:value-type="float">
            <text:p>1,428.4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5/2013</text:p>
          </table:table-cell>
          <table:table-cell office:value-type="percentage" office:value="0.0421" calcext:value-type="percentage">
            <text:p>4.21%</text:p>
          </table:table-cell>
          <table:table-cell office:value-type="percentage" office:value="0.0429" calcext:value-type="percentage">
            <text:p>4.29%</text:p>
          </table:table-cell>
          <table:table-cell office:value-type="float" office:value="1441.85" calcext:value-type="float">
            <text:p>1,441.85</text:p>
          </table:table-cell>
          <table:table-cell office:value-type="float" office:value="1429.51" calcext:value-type="float">
            <text:p>1,429.51</text:p>
          </table:table-cell>
          <table:table-cell office:value-type="float" office:value="1429.11" calcext:value-type="float">
            <text:p>1,429.1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5/2013</text:p>
          </table:table-cell>
          <table:table-cell office:value-type="percentage" office:value="0.0431" calcext:value-type="percentage">
            <text:p>4.31%</text:p>
          </table:table-cell>
          <table:table-cell office:value-type="percentage" office:value="0.0439" calcext:value-type="percentage">
            <text:p>4.39%</text:p>
          </table:table-cell>
          <table:table-cell office:value-type="float" office:value="1426.83" calcext:value-type="float">
            <text:p>1,426.83</text:p>
          </table:table-cell>
          <table:table-cell office:value-type="float" office:value="1414.64" calcext:value-type="float">
            <text:p>1,414.64</text:p>
          </table:table-cell>
          <table:table-cell office:value-type="float" office:value="1414.24" calcext:value-type="float">
            <text:p>1,414.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5/2013</text:p>
          </table:table-cell>
          <table:table-cell office:value-type="percentage" office:value="0.0429" calcext:value-type="percentage">
            <text:p>4.29%</text:p>
          </table:table-cell>
          <table:table-cell office:value-type="percentage" office:value="0.0437" calcext:value-type="percentage">
            <text:p>4.37%</text:p>
          </table:table-cell>
          <table:table-cell office:value-type="float" office:value="1430.3" calcext:value-type="float">
            <text:p>1,430.30</text:p>
          </table:table-cell>
          <table:table-cell office:value-type="float" office:value="1418.07" calcext:value-type="float">
            <text:p>1,418.07</text:p>
          </table:table-cell>
          <table:table-cell office:value-type="float" office:value="1417.68" calcext:value-type="float">
            <text:p>1,417.6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5/2013</text:p>
          </table:table-cell>
          <table:table-cell office:value-type="percentage" office:value="0.0431" calcext:value-type="percentage">
            <text:p>4.31%</text:p>
          </table:table-cell>
          <table:table-cell office:value-type="percentage" office:value="0.0439" calcext:value-type="percentage">
            <text:p>4.39%</text:p>
          </table:table-cell>
          <table:table-cell office:value-type="float" office:value="1427.79" calcext:value-type="float">
            <text:p>1,427.79</text:p>
          </table:table-cell>
          <table:table-cell office:value-type="float" office:value="1415.59" calcext:value-type="float">
            <text:p>1,415.59</text:p>
          </table:table-cell>
          <table:table-cell office:value-type="float" office:value="1415.18" calcext:value-type="float">
            <text:p>1,415.1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5/2013</text:p>
          </table:table-cell>
          <table:table-cell office:value-type="percentage" office:value="0.0435" calcext:value-type="percentage">
            <text:p>4.35%</text:p>
          </table:table-cell>
          <table:table-cell office:value-type="percentage" office:value="0.0443" calcext:value-type="percentage">
            <text:p>4.43%</text:p>
          </table:table-cell>
          <table:table-cell office:value-type="float" office:value="1422.44" calcext:value-type="float">
            <text:p>1,422.44</text:p>
          </table:table-cell>
          <table:table-cell office:value-type="float" office:value="1410.3" calcext:value-type="float">
            <text:p>1,410.30</text:p>
          </table:table-cell>
          <table:table-cell office:value-type="float" office:value="1409.54" calcext:value-type="float">
            <text:p>1,409.5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5/2013</text:p>
          </table:table-cell>
          <table:table-cell office:value-type="percentage" office:value="0.0442" calcext:value-type="percentage">
            <text:p>4.42%</text:p>
          </table:table-cell>
          <table:table-cell office:value-type="percentage" office:value="0.045" calcext:value-type="percentage">
            <text:p>4.50%</text:p>
          </table:table-cell>
          <table:table-cell office:value-type="float" office:value="1412.22" calcext:value-type="float">
            <text:p>1,412.22</text:p>
          </table:table-cell>
          <table:table-cell office:value-type="float" office:value="1400.18" calcext:value-type="float">
            <text:p>1,400.18</text:p>
          </table:table-cell>
          <table:table-cell office:value-type="float" office:value="1399.77" calcext:value-type="float">
            <text:p>1,399.7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5/2013</text:p>
          </table:table-cell>
          <table:table-cell office:value-type="percentage" office:value="0.0453" calcext:value-type="percentage">
            <text:p>4.53%</text:p>
          </table:table-cell>
          <table:table-cell office:value-type="percentage" office:value="0.0461" calcext:value-type="percentage">
            <text:p>4.61%</text:p>
          </table:table-cell>
          <table:table-cell office:value-type="float" office:value="1396.11" calcext:value-type="float">
            <text:p>1,396.11</text:p>
          </table:table-cell>
          <table:table-cell office:value-type="float" office:value="1384.22" calcext:value-type="float">
            <text:p>1,384.22</text:p>
          </table:table-cell>
          <table:table-cell office:value-type="float" office:value="1383.81" calcext:value-type="float">
            <text:p>1,383.8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5/2013</text:p>
          </table:table-cell>
          <table:table-cell office:value-type="percentage" office:value="0.0468" calcext:value-type="percentage">
            <text:p>4.68%</text:p>
          </table:table-cell>
          <table:table-cell office:value-type="percentage" office:value="0.0476" calcext:value-type="percentage">
            <text:p>4.76%</text:p>
          </table:table-cell>
          <table:table-cell office:value-type="float" office:value="1374.5" calcext:value-type="float">
            <text:p>1,374.50</text:p>
          </table:table-cell>
          <table:table-cell office:value-type="float" office:value="1362.81" calcext:value-type="float">
            <text:p>1,362.81</text:p>
          </table:table-cell>
          <table:table-cell office:value-type="float" office:value="1362.23" calcext:value-type="float">
            <text:p>1,362.2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1/05/2013</text:p>
          </table:table-cell>
          <table:table-cell office:value-type="percentage" office:value="0.0462" calcext:value-type="percentage">
            <text:p>4.62%</text:p>
          </table:table-cell>
          <table:table-cell office:value-type="percentage" office:value="0.047" calcext:value-type="percentage">
            <text:p>4.70%</text:p>
          </table:table-cell>
          <table:table-cell office:value-type="float" office:value="1384.09" calcext:value-type="float">
            <text:p>1,384.09</text:p>
          </table:table-cell>
          <table:table-cell office:value-type="float" office:value="1372.32" calcext:value-type="float">
            <text:p>1,372.32</text:p>
          </table:table-cell>
          <table:table-cell office:value-type="float" office:value="1371.56" calcext:value-type="float">
            <text:p>1,371.5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6/2013</text:p>
          </table:table-cell>
          <table:table-cell office:value-type="percentage" office:value="0.0486" calcext:value-type="percentage">
            <text:p>4.86%</text:p>
          </table:table-cell>
          <table:table-cell office:value-type="percentage" office:value="0.0494" calcext:value-type="percentage">
            <text:p>4.94%</text:p>
          </table:table-cell>
          <table:table-cell office:value-type="float" office:value="1349.53" calcext:value-type="float">
            <text:p>1,349.53</text:p>
          </table:table-cell>
          <table:table-cell office:value-type="float" office:value="1338.08" calcext:value-type="float">
            <text:p>1,338.08</text:p>
          </table:table-cell>
          <table:table-cell office:value-type="float" office:value="1337.66" calcext:value-type="float">
            <text:p>1,337.6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6/2013</text:p>
          </table:table-cell>
          <table:table-cell office:value-type="percentage" office:value="0.0488" calcext:value-type="percentage">
            <text:p>4.88%</text:p>
          </table:table-cell>
          <table:table-cell office:value-type="percentage" office:value="0.0496" calcext:value-type="percentage">
            <text:p>4.96%</text:p>
          </table:table-cell>
          <table:table-cell office:value-type="float" office:value="1347.08" calcext:value-type="float">
            <text:p>1,347.08</text:p>
          </table:table-cell>
          <table:table-cell office:value-type="float" office:value="1335.66" calcext:value-type="float">
            <text:p>1,335.66</text:p>
          </table:table-cell>
          <table:table-cell office:value-type="float" office:value="1335.24" calcext:value-type="float">
            <text:p>1,335.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6/2013</text:p>
          </table:table-cell>
          <table:table-cell office:value-type="percentage" office:value="0.0461" calcext:value-type="percentage">
            <text:p>4.61%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1386.82" calcext:value-type="float">
            <text:p>1,386.82</text:p>
          </table:table-cell>
          <table:table-cell office:value-type="float" office:value="1375.04" calcext:value-type="float">
            <text:p>1,375.04</text:p>
          </table:table-cell>
          <table:table-cell office:value-type="float" office:value="1374.62" calcext:value-type="float">
            <text:p>1,374.6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6/2013</text:p>
          </table:table-cell>
          <table:table-cell office:value-type="percentage" office:value="0.0479" calcext:value-type="percentage">
            <text:p>4.79%</text:p>
          </table:table-cell>
          <table:table-cell office:value-type="percentage" office:value="0.0487" calcext:value-type="percentage">
            <text:p>4.87%</text:p>
          </table:table-cell>
          <table:table-cell office:value-type="float" office:value="1360.88" calcext:value-type="float">
            <text:p>1,360.88</text:p>
          </table:table-cell>
          <table:table-cell office:value-type="float" office:value="1349.35" calcext:value-type="float">
            <text:p>1,349.35</text:p>
          </table:table-cell>
          <table:table-cell office:value-type="float" office:value="1348.93" calcext:value-type="float">
            <text:p>1,348.9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6/2013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0498" calcext:value-type="percentage">
            <text:p>4.98%</text:p>
          </table:table-cell>
          <table:table-cell office:value-type="float" office:value="1345.69" calcext:value-type="float">
            <text:p>1,345.69</text:p>
          </table:table-cell>
          <table:table-cell office:value-type="float" office:value="1334.3" calcext:value-type="float">
            <text:p>1,334.30</text:p>
          </table:table-cell>
          <table:table-cell office:value-type="float" office:value="1333.56" calcext:value-type="float">
            <text:p>1,333.5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6/2013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0498" calcext:value-type="percentage">
            <text:p>4.98%</text:p>
          </table:table-cell>
          <table:table-cell office:value-type="float" office:value="1346.1" calcext:value-type="float">
            <text:p>1,346.10</text:p>
          </table:table-cell>
          <table:table-cell office:value-type="float" office:value="1334.71" calcext:value-type="float">
            <text:p>1,334.71</text:p>
          </table:table-cell>
          <table:table-cell office:value-type="float" office:value="1334.3" calcext:value-type="float">
            <text:p>1,334.3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6/2013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0568" calcext:value-type="percentage">
            <text:p>5.68%</text:p>
          </table:table-cell>
          <table:table-cell office:value-type="float" office:value="1250.34" calcext:value-type="float">
            <text:p>1,250.34</text:p>
          </table:table-cell>
          <table:table-cell office:value-type="float" office:value="1239.83" calcext:value-type="float">
            <text:p>1,239.83</text:p>
          </table:table-cell>
          <table:table-cell office:value-type="float" office:value="1239.41" calcext:value-type="float">
            <text:p>1,239.4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6/2013</text:p>
          </table:table-cell>
          <table:table-cell office:value-type="percentage" office:value="0.0533" calcext:value-type="percentage">
            <text:p>5.33%</text:p>
          </table:table-cell>
          <table:table-cell office:value-type="percentage" office:value="0.0541" calcext:value-type="percentage">
            <text:p>5.41%</text:p>
          </table:table-cell>
          <table:table-cell office:value-type="float" office:value="1286.94" calcext:value-type="float">
            <text:p>1,286.94</text:p>
          </table:table-cell>
          <table:table-cell office:value-type="float" office:value="1276.1" calcext:value-type="float">
            <text:p>1,276.10</text:p>
          </table:table-cell>
          <table:table-cell office:value-type="float" office:value="1275.68" calcext:value-type="float">
            <text:p>1,275.6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6/2013</text:p>
          </table:table-cell>
          <table:table-cell office:value-type="percentage" office:value="0.0545" calcext:value-type="percentage">
            <text:p>5.45%</text:p>
          </table:table-cell>
          <table:table-cell office:value-type="percentage" office:value="0.0553" calcext:value-type="percentage">
            <text:p>5.53%</text:p>
          </table:table-cell>
          <table:table-cell office:value-type="float" office:value="1271.14" calcext:value-type="float">
            <text:p>1,271.14</text:p>
          </table:table-cell>
          <table:table-cell office:value-type="float" office:value="1260.45" calcext:value-type="float">
            <text:p>1,260.45</text:p>
          </table:table-cell>
          <table:table-cell office:value-type="float" office:value="1260.03" calcext:value-type="float">
            <text:p>1,260.0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6/2013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0528" calcext:value-type="percentage">
            <text:p>5.28%</text:p>
          </table:table-cell>
          <table:table-cell office:value-type="float" office:value="1305.91" calcext:value-type="float">
            <text:p>1,305.91</text:p>
          </table:table-cell>
          <table:table-cell office:value-type="float" office:value="1294.91" calcext:value-type="float">
            <text:p>1,294.91</text:p>
          </table:table-cell>
          <table:table-cell office:value-type="float" office:value="1294.18" calcext:value-type="float">
            <text:p>1,294.1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6/2013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0538" calcext:value-type="percentage">
            <text:p>5.38%</text:p>
          </table:table-cell>
          <table:table-cell office:value-type="float" office:value="1292.59" calcext:value-type="float">
            <text:p>1,292.59</text:p>
          </table:table-cell>
          <table:table-cell office:value-type="float" office:value="1281.72" calcext:value-type="float">
            <text:p>1,281.72</text:p>
          </table:table-cell>
          <table:table-cell office:value-type="float" office:value="1281.3" calcext:value-type="float">
            <text:p>1,281.3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6/2013</text:p>
          </table:table-cell>
          <table:table-cell office:value-type="percentage" office:value="0.0548" calcext:value-type="percentage">
            <text:p>5.48%</text:p>
          </table:table-cell>
          <table:table-cell office:value-type="percentage" office:value="0.0556" calcext:value-type="percentage">
            <text:p>5.56%</text:p>
          </table:table-cell>
          <table:table-cell office:value-type="float" office:value="1268.68" calcext:value-type="float">
            <text:p>1,268.68</text:p>
          </table:table-cell>
          <table:table-cell office:value-type="float" office:value="1258.03" calcext:value-type="float">
            <text:p>1,258.03</text:p>
          </table:table-cell>
          <table:table-cell office:value-type="float" office:value="1257.61" calcext:value-type="float">
            <text:p>1,257.6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6/2013</text:p>
          </table:table-cell>
          <table:table-cell office:value-type="percentage" office:value="0.0553" calcext:value-type="percentage">
            <text:p>5.53%</text:p>
          </table:table-cell>
          <table:table-cell office:value-type="percentage" office:value="0.0561" calcext:value-type="percentage">
            <text:p>5.61%</text:p>
          </table:table-cell>
          <table:table-cell office:value-type="float" office:value="1262.43" calcext:value-type="float">
            <text:p>1,262.43</text:p>
          </table:table-cell>
          <table:table-cell office:value-type="float" office:value="1251.84" calcext:value-type="float">
            <text:p>1,251.84</text:p>
          </table:table-cell>
          <table:table-cell office:value-type="float" office:value="1251.42" calcext:value-type="float">
            <text:p>1,251.4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6/2013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227.49" calcext:value-type="float">
            <text:p>1,227.49</text:p>
          </table:table-cell>
          <table:table-cell office:value-type="float" office:value="1217.22" calcext:value-type="float">
            <text:p>1,217.22</text:p>
          </table:table-cell>
          <table:table-cell office:value-type="float" office:value="1216.8" calcext:value-type="float">
            <text:p>1,216.8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6/2013</text:p>
          </table:table-cell>
          <table:table-cell office:value-type="percentage" office:value="0.0552" calcext:value-type="percentage">
            <text:p>5.52%</text:p>
          </table:table-cell>
          <table:table-cell office:value-type="percentage" office:value="0.056" calcext:value-type="percentage">
            <text:p>5.60%</text:p>
          </table:table-cell>
          <table:table-cell office:value-type="float" office:value="1264.91" calcext:value-type="float">
            <text:p>1,264.91</text:p>
          </table:table-cell>
          <table:table-cell office:value-type="float" office:value="1254.3" calcext:value-type="float">
            <text:p>1,254.30</text:p>
          </table:table-cell>
          <table:table-cell office:value-type="float" office:value="1253.58" calcext:value-type="float">
            <text:p>1,253.5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6/2013</text:p>
          </table:table-cell>
          <table:table-cell office:value-type="percentage" office:value="0.0553" calcext:value-type="percentage">
            <text:p>5.53%</text:p>
          </table:table-cell>
          <table:table-cell office:value-type="percentage" office:value="0.0561" calcext:value-type="percentage">
            <text:p>5.61%</text:p>
          </table:table-cell>
          <table:table-cell office:value-type="float" office:value="1263.83" calcext:value-type="float">
            <text:p>1,263.83</text:p>
          </table:table-cell>
          <table:table-cell office:value-type="float" office:value="1253.24" calcext:value-type="float">
            <text:p>1,253.24</text:p>
          </table:table-cell>
          <table:table-cell office:value-type="float" office:value="1252.83" calcext:value-type="float">
            <text:p>1,252.8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6/2013</text:p>
          </table:table-cell>
          <table:table-cell office:value-type="percentage" office:value="0.0518" calcext:value-type="percentage">
            <text:p>5.18%</text:p>
          </table:table-cell>
          <table:table-cell office:value-type="percentage" office:value="0.0526" calcext:value-type="percentage">
            <text:p>5.26%</text:p>
          </table:table-cell>
          <table:table-cell office:value-type="float" office:value="1311.74" calcext:value-type="float">
            <text:p>1,311.74</text:p>
          </table:table-cell>
          <table:table-cell office:value-type="float" office:value="1300.71" calcext:value-type="float">
            <text:p>1,300.71</text:p>
          </table:table-cell>
          <table:table-cell office:value-type="float" office:value="1300.31" calcext:value-type="float">
            <text:p>1,300.3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6/2013</text:p>
          </table:table-cell>
          <table:table-cell office:value-type="percentage" office:value="0.0521" calcext:value-type="percentage">
            <text:p>5.21%</text:p>
          </table:table-cell>
          <table:table-cell office:value-type="percentage" office:value="0.0529" calcext:value-type="percentage">
            <text:p>5.29%</text:p>
          </table:table-cell>
          <table:table-cell office:value-type="float" office:value="1307.99" calcext:value-type="float">
            <text:p>1,307.99</text:p>
          </table:table-cell>
          <table:table-cell office:value-type="float" office:value="1297" calcext:value-type="float">
            <text:p>1,297.00</text:p>
          </table:table-cell>
          <table:table-cell office:value-type="float" office:value="1296.6" calcext:value-type="float">
            <text:p>1,296.6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6/2013</text:p>
          </table:table-cell>
          <table:table-cell office:value-type="percentage" office:value="0.0519" calcext:value-type="percentage">
            <text:p>5.19%</text:p>
          </table:table-cell>
          <table:table-cell office:value-type="percentage" office:value="0.0527" calcext:value-type="percentage">
            <text:p>5.27%</text:p>
          </table:table-cell>
          <table:table-cell office:value-type="float" office:value="1311.16" calcext:value-type="float">
            <text:p>1,311.16</text:p>
          </table:table-cell>
          <table:table-cell office:value-type="float" office:value="1300.15" calcext:value-type="float">
            <text:p>1,300.15</text:p>
          </table:table-cell>
          <table:table-cell office:value-type="float" office:value="1299.74" calcext:value-type="float">
            <text:p>1,299.7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6/2013</text:p>
          </table:table-cell>
          <table:table-cell office:value-type="percentage" office:value="0.0511" calcext:value-type="percentage">
            <text:p>5.11%</text:p>
          </table:table-cell>
          <table:table-cell office:value-type="percentage" office:value="0.0519" calcext:value-type="percentage">
            <text:p>5.19%</text:p>
          </table:table-cell>
          <table:table-cell office:value-type="float" office:value="1322.96" calcext:value-type="float">
            <text:p>1,322.96</text:p>
          </table:table-cell>
          <table:table-cell office:value-type="float" office:value="1311.84" calcext:value-type="float">
            <text:p>1,311.84</text:p>
          </table:table-cell>
          <table:table-cell office:value-type="float" office:value="1311.16" calcext:value-type="float">
            <text:p>1,311.1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07/2013</text:p>
          </table:table-cell>
          <table:table-cell office:value-type="percentage" office:value="0.0523" calcext:value-type="percentage">
            <text:p>5.23%</text:p>
          </table:table-cell>
          <table:table-cell office:value-type="percentage" office:value="0.0531" calcext:value-type="percentage">
            <text:p>5.31%</text:p>
          </table:table-cell>
          <table:table-cell office:value-type="float" office:value="1306.73" calcext:value-type="float">
            <text:p>1,306.73</text:p>
          </table:table-cell>
          <table:table-cell office:value-type="float" office:value="1295.76" calcext:value-type="float">
            <text:p>1,295.76</text:p>
          </table:table-cell>
          <table:table-cell office:value-type="float" office:value="1295.36" calcext:value-type="float">
            <text:p>1,295.3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7/2013</text:p>
          </table:table-cell>
          <table:table-cell office:value-type="percentage" office:value="0.0523" calcext:value-type="percentage">
            <text:p>5.23%</text:p>
          </table:table-cell>
          <table:table-cell office:value-type="percentage" office:value="0.0531" calcext:value-type="percentage">
            <text:p>5.31%</text:p>
          </table:table-cell>
          <table:table-cell office:value-type="float" office:value="1307.13" calcext:value-type="float">
            <text:p>1,307.13</text:p>
          </table:table-cell>
          <table:table-cell office:value-type="float" office:value="1296.17" calcext:value-type="float">
            <text:p>1,296.17</text:p>
          </table:table-cell>
          <table:table-cell office:value-type="float" office:value="1295.76" calcext:value-type="float">
            <text:p>1,295.7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7/2013</text:p>
          </table:table-cell>
          <table:table-cell office:value-type="percentage" office:value="0.0508" calcext:value-type="percentage">
            <text:p>5.08%</text:p>
          </table:table-cell>
          <table:table-cell office:value-type="percentage" office:value="0.0516" calcext:value-type="percentage">
            <text:p>5.16%</text:p>
          </table:table-cell>
          <table:table-cell office:value-type="float" office:value="1328.36" calcext:value-type="float">
            <text:p>1,328.36</text:p>
          </table:table-cell>
          <table:table-cell office:value-type="float" office:value="1317.21" calcext:value-type="float">
            <text:p>1,317.21</text:p>
          </table:table-cell>
          <table:table-cell office:value-type="float" office:value="1316.8" calcext:value-type="float">
            <text:p>1,316.8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7/2013</text:p>
          </table:table-cell>
          <table:table-cell office:value-type="percentage" office:value="0.0516" calcext:value-type="percentage">
            <text:p>5.16%</text:p>
          </table:table-cell>
          <table:table-cell office:value-type="percentage" office:value="0.0524" calcext:value-type="percentage">
            <text:p>5.24%</text:p>
          </table:table-cell>
          <table:table-cell office:value-type="float" office:value="1317.61" calcext:value-type="float">
            <text:p>1,317.61</text:p>
          </table:table-cell>
          <table:table-cell office:value-type="float" office:value="1306.56" calcext:value-type="float">
            <text:p>1,306.56</text:p>
          </table:table-cell>
          <table:table-cell office:value-type="float" office:value="1306.15" calcext:value-type="float">
            <text:p>1,306.1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7/2013</text:p>
          </table:table-cell>
          <table:table-cell office:value-type="percentage" office:value="0.0534" calcext:value-type="percentage">
            <text:p>5.34%</text:p>
          </table:table-cell>
          <table:table-cell office:value-type="percentage" office:value="0.0542" calcext:value-type="percentage">
            <text:p>5.42%</text:p>
          </table:table-cell>
          <table:table-cell office:value-type="float" office:value="1292.97" calcext:value-type="float">
            <text:p>1,292.97</text:p>
          </table:table-cell>
          <table:table-cell office:value-type="float" office:value="1282.15" calcext:value-type="float">
            <text:p>1,282.15</text:p>
          </table:table-cell>
          <table:table-cell office:value-type="float" office:value="1281.55" calcext:value-type="float">
            <text:p>1,281.5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7/2013</text:p>
          </table:table-cell>
          <table:table-cell office:value-type="percentage" office:value="0.0534" calcext:value-type="percentage">
            <text:p>5.34%</text:p>
          </table:table-cell>
          <table:table-cell office:value-type="percentage" office:value="0.0542" calcext:value-type="percentage">
            <text:p>5.42%</text:p>
          </table:table-cell>
          <table:table-cell office:value-type="float" office:value="1293.73" calcext:value-type="float">
            <text:p>1,293.73</text:p>
          </table:table-cell>
          <table:table-cell office:value-type="float" office:value="1282.91" calcext:value-type="float">
            <text:p>1,282.91</text:p>
          </table:table-cell>
          <table:table-cell office:value-type="float" office:value="1282.15" calcext:value-type="float">
            <text:p>1,282.1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7/2013</text:p>
          </table:table-cell>
          <table:table-cell office:value-type="percentage" office:value="0.0527" calcext:value-type="percentage">
            <text:p>5.27%</text:p>
          </table:table-cell>
          <table:table-cell office:value-type="percentage" office:value="0.0535" calcext:value-type="percentage">
            <text:p>5.35%</text:p>
          </table:table-cell>
          <table:table-cell office:value-type="float" office:value="1303.66" calcext:value-type="float">
            <text:p>1,303.66</text:p>
          </table:table-cell>
          <table:table-cell office:value-type="float" office:value="1292.75" calcext:value-type="float">
            <text:p>1,292.75</text:p>
          </table:table-cell>
          <table:table-cell office:value-type="float" office:value="1292.37" calcext:value-type="float">
            <text:p>1,292.3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7/2013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0538" calcext:value-type="percentage">
            <text:p>5.38%</text:p>
          </table:table-cell>
          <table:table-cell office:value-type="float" office:value="1299.94" calcext:value-type="float">
            <text:p>1,299.94</text:p>
          </table:table-cell>
          <table:table-cell office:value-type="float" office:value="1289.07" calcext:value-type="float">
            <text:p>1,289.07</text:p>
          </table:table-cell>
          <table:table-cell office:value-type="float" office:value="1288.69" calcext:value-type="float">
            <text:p>1,288.6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7/2013</text:p>
          </table:table-cell>
          <table:table-cell office:value-type="percentage" office:value="0.0537" calcext:value-type="percentage">
            <text:p>5.37%</text:p>
          </table:table-cell>
          <table:table-cell office:value-type="percentage" office:value="0.0545" calcext:value-type="percentage">
            <text:p>5.45%</text:p>
          </table:table-cell>
          <table:table-cell office:value-type="float" office:value="1291.03" calcext:value-type="float">
            <text:p>1,291.03</text:p>
          </table:table-cell>
          <table:table-cell office:value-type="float" office:value="1280.24" calcext:value-type="float">
            <text:p>1,280.24</text:p>
          </table:table-cell>
          <table:table-cell office:value-type="float" office:value="1279.64" calcext:value-type="float">
            <text:p>1,279.6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7/2013</text:p>
          </table:table-cell>
          <table:table-cell office:value-type="percentage" office:value="0.0539" calcext:value-type="percentage">
            <text:p>5.39%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1288.64" calcext:value-type="float">
            <text:p>1,288.64</text:p>
          </table:table-cell>
          <table:table-cell office:value-type="float" office:value="1277.89" calcext:value-type="float">
            <text:p>1,277.89</text:p>
          </table:table-cell>
          <table:table-cell office:value-type="float" office:value="1277.56" calcext:value-type="float">
            <text:p>1,277.5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7/2013</text:p>
          </table:table-cell>
          <table:table-cell office:value-type="percentage" office:value="0.0527" calcext:value-type="percentage">
            <text:p>5.27%</text:p>
          </table:table-cell>
          <table:table-cell office:value-type="percentage" office:value="0.0535" calcext:value-type="percentage">
            <text:p>5.35%</text:p>
          </table:table-cell>
          <table:table-cell office:value-type="float" office:value="1305.29" calcext:value-type="float">
            <text:p>1,305.29</text:p>
          </table:table-cell>
          <table:table-cell office:value-type="float" office:value="1294.38" calcext:value-type="float">
            <text:p>1,294.38</text:p>
          </table:table-cell>
          <table:table-cell office:value-type="float" office:value="1294.06" calcext:value-type="float">
            <text:p>1,294.0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7/2013</text:p>
          </table:table-cell>
          <table:table-cell office:value-type="percentage" office:value="0.0528" calcext:value-type="percentage">
            <text:p>5.28%</text:p>
          </table:table-cell>
          <table:table-cell office:value-type="percentage" office:value="0.0536" calcext:value-type="percentage">
            <text:p>5.36%</text:p>
          </table:table-cell>
          <table:table-cell office:value-type="float" office:value="1304.24" calcext:value-type="float">
            <text:p>1,304.24</text:p>
          </table:table-cell>
          <table:table-cell office:value-type="float" office:value="1293.35" calcext:value-type="float">
            <text:p>1,293.35</text:p>
          </table:table-cell>
          <table:table-cell office:value-type="float" office:value="1293.03" calcext:value-type="float">
            <text:p>1,293.0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7/2013</text:p>
          </table:table-cell>
          <table:table-cell office:value-type="percentage" office:value="0.0519" calcext:value-type="percentage">
            <text:p>5.19%</text:p>
          </table:table-cell>
          <table:table-cell office:value-type="percentage" office:value="0.0527" calcext:value-type="percentage">
            <text:p>5.27%</text:p>
          </table:table-cell>
          <table:table-cell office:value-type="float" office:value="1316.93" calcext:value-type="float">
            <text:p>1,316.93</text:p>
          </table:table-cell>
          <table:table-cell office:value-type="float" office:value="1305.93" calcext:value-type="float">
            <text:p>1,305.93</text:p>
          </table:table-cell>
          <table:table-cell office:value-type="float" office:value="1305.61" calcext:value-type="float">
            <text:p>1,305.6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7/2013</text:p>
          </table:table-cell>
          <table:table-cell office:value-type="percentage" office:value="0.0507" calcext:value-type="percentage">
            <text:p>5.07%</text:p>
          </table:table-cell>
          <table:table-cell office:value-type="percentage" office:value="0.0515" calcext:value-type="percentage">
            <text:p>5.15%</text:p>
          </table:table-cell>
          <table:table-cell office:value-type="float" office:value="1334.06" calcext:value-type="float">
            <text:p>1,334.06</text:p>
          </table:table-cell>
          <table:table-cell office:value-type="float" office:value="1322.9" calcext:value-type="float">
            <text:p>1,322.90</text:p>
          </table:table-cell>
          <table:table-cell office:value-type="float" office:value="1322.47" calcext:value-type="float">
            <text:p>1,322.4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7/2013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0508" calcext:value-type="percentage">
            <text:p>5.08%</text:p>
          </table:table-cell>
          <table:table-cell office:value-type="float" office:value="1343.87" calcext:value-type="float">
            <text:p>1,343.87</text:p>
          </table:table-cell>
          <table:table-cell office:value-type="float" office:value="1332.63" calcext:value-type="float">
            <text:p>1,332.63</text:p>
          </table:table-cell>
          <table:table-cell office:value-type="float" office:value="1332.35" calcext:value-type="float">
            <text:p>1,332.3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7/2013</text:p>
          </table:table-cell>
          <table:table-cell office:value-type="percentage" office:value="0.0498" calcext:value-type="percentage">
            <text:p>4.98%</text:p>
          </table:table-cell>
          <table:table-cell office:value-type="percentage" office:value="0.0506" calcext:value-type="percentage">
            <text:p>5.06%</text:p>
          </table:table-cell>
          <table:table-cell office:value-type="float" office:value="1346.97" calcext:value-type="float">
            <text:p>1,346.97</text:p>
          </table:table-cell>
          <table:table-cell office:value-type="float" office:value="1335.7" calcext:value-type="float">
            <text:p>1,335.70</text:p>
          </table:table-cell>
          <table:table-cell office:value-type="float" office:value="1335.43" calcext:value-type="float">
            <text:p>1,335.4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7/2013</text:p>
          </table:table-cell>
          <table:table-cell office:value-type="percentage" office:value="0.0494" calcext:value-type="percentage">
            <text:p>4.94%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1352.91" calcext:value-type="float">
            <text:p>1,352.91</text:p>
          </table:table-cell>
          <table:table-cell office:value-type="float" office:value="1341.6" calcext:value-type="float">
            <text:p>1,341.60</text:p>
          </table:table-cell>
          <table:table-cell office:value-type="float" office:value="1341.32" calcext:value-type="float">
            <text:p>1,341.3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7/2013</text:p>
          </table:table-cell>
          <table:table-cell office:value-type="percentage" office:value="0.0503" calcext:value-type="percentage">
            <text:p>5.03%</text:p>
          </table:table-cell>
          <table:table-cell office:value-type="percentage" office:value="0.0511" calcext:value-type="percentage">
            <text:p>5.11%</text:p>
          </table:table-cell>
          <table:table-cell office:value-type="float" office:value="1340.46" calcext:value-type="float">
            <text:p>1,340.46</text:p>
          </table:table-cell>
          <table:table-cell office:value-type="float" office:value="1329.27" calcext:value-type="float">
            <text:p>1,329.27</text:p>
          </table:table-cell>
          <table:table-cell office:value-type="float" office:value="1328.99" calcext:value-type="float">
            <text:p>1,328.9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7/2013</text:p>
          </table:table-cell>
          <table:table-cell office:value-type="percentage" office:value="0.0508" calcext:value-type="percentage">
            <text:p>5.08%</text:p>
          </table:table-cell>
          <table:table-cell office:value-type="percentage" office:value="0.0516" calcext:value-type="percentage">
            <text:p>5.16%</text:p>
          </table:table-cell>
          <table:table-cell office:value-type="float" office:value="1333.75" calcext:value-type="float">
            <text:p>1,333.75</text:p>
          </table:table-cell>
          <table:table-cell office:value-type="float" office:value="1322.62" calcext:value-type="float">
            <text:p>1,322.62</text:p>
          </table:table-cell>
          <table:table-cell office:value-type="float" office:value="1322.32" calcext:value-type="float">
            <text:p>1,322.3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7/2013</text:p>
          </table:table-cell>
          <table:table-cell office:value-type="percentage" office:value="0.0512" calcext:value-type="percentage">
            <text:p>5.12%</text:p>
          </table:table-cell>
          <table:table-cell office:value-type="percentage" office:value="0.052" calcext:value-type="percentage">
            <text:p>5.20%</text:p>
          </table:table-cell>
          <table:table-cell office:value-type="float" office:value="1328.45" calcext:value-type="float">
            <text:p>1,328.45</text:p>
          </table:table-cell>
          <table:table-cell office:value-type="float" office:value="1317.37" calcext:value-type="float">
            <text:p>1,317.37</text:p>
          </table:table-cell>
          <table:table-cell office:value-type="float" office:value="1317.1" calcext:value-type="float">
            <text:p>1,317.1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7/2013</text:p>
          </table:table-cell>
          <table:table-cell office:value-type="percentage" office:value="0.0531" calcext:value-type="percentage">
            <text:p>5.31%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1302.59" calcext:value-type="float">
            <text:p>1,302.59</text:p>
          </table:table-cell>
          <table:table-cell office:value-type="float" office:value="1291.75" calcext:value-type="float">
            <text:p>1,291.75</text:p>
          </table:table-cell>
          <table:table-cell office:value-type="float" office:value="1291.47" calcext:value-type="float">
            <text:p>1,291.4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1/07/2013</text:p>
          </table:table-cell>
          <table:table-cell office:value-type="percentage" office:value="0.0536" calcext:value-type="percentage">
            <text:p>5.36%</text:p>
          </table:table-cell>
          <table:table-cell office:value-type="percentage" office:value="0.0544" calcext:value-type="percentage">
            <text:p>5.44%</text:p>
          </table:table-cell>
          <table:table-cell office:value-type="float" office:value="1296.08" calcext:value-type="float">
            <text:p>1,296.08</text:p>
          </table:table-cell>
          <table:table-cell office:value-type="float" office:value="1285.3" calcext:value-type="float">
            <text:p>1,285.30</text:p>
          </table:table-cell>
          <table:table-cell office:value-type="float" office:value="1285.02" calcext:value-type="float">
            <text:p>1,285.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08/2013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0538" calcext:value-type="percentage">
            <text:p>5.38%</text:p>
          </table:table-cell>
          <table:table-cell office:value-type="float" office:value="1304.51" calcext:value-type="float">
            <text:p>1,304.51</text:p>
          </table:table-cell>
          <table:table-cell office:value-type="float" office:value="1293.66" calcext:value-type="float">
            <text:p>1,293.66</text:p>
          </table:table-cell>
          <table:table-cell office:value-type="float" office:value="1293.38" calcext:value-type="float">
            <text:p>1,293.3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8/2013</text:p>
          </table:table-cell>
          <table:table-cell office:value-type="percentage" office:value="0.0537" calcext:value-type="percentage">
            <text:p>5.37%</text:p>
          </table:table-cell>
          <table:table-cell office:value-type="percentage" office:value="0.0545" calcext:value-type="percentage">
            <text:p>5.45%</text:p>
          </table:table-cell>
          <table:table-cell office:value-type="float" office:value="1295.32" calcext:value-type="float">
            <text:p>1,295.32</text:p>
          </table:table-cell>
          <table:table-cell office:value-type="float" office:value="1284.55" calcext:value-type="float">
            <text:p>1,284.55</text:p>
          </table:table-cell>
          <table:table-cell office:value-type="float" office:value="1284.25" calcext:value-type="float">
            <text:p>1,284.2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8/2013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0538" calcext:value-type="percentage">
            <text:p>5.38%</text:p>
          </table:table-cell>
          <table:table-cell office:value-type="float" office:value="1305.09" calcext:value-type="float">
            <text:p>1,305.09</text:p>
          </table:table-cell>
          <table:table-cell office:value-type="float" office:value="1294.25" calcext:value-type="float">
            <text:p>1,294.25</text:p>
          </table:table-cell>
          <table:table-cell office:value-type="float" office:value="1293.96" calcext:value-type="float">
            <text:p>1,293.9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8/2013</text:p>
          </table:table-cell>
          <table:table-cell office:value-type="percentage" office:value="0.0525" calcext:value-type="percentage">
            <text:p>5.25%</text:p>
          </table:table-cell>
          <table:table-cell office:value-type="percentage" office:value="0.0533" calcext:value-type="percentage">
            <text:p>5.33%</text:p>
          </table:table-cell>
          <table:table-cell office:value-type="float" office:value="1312.2" calcext:value-type="float">
            <text:p>1,312.20</text:p>
          </table:table-cell>
          <table:table-cell office:value-type="float" office:value="1301.29" calcext:value-type="float">
            <text:p>1,301.29</text:p>
          </table:table-cell>
          <table:table-cell office:value-type="float" office:value="1301.01" calcext:value-type="float">
            <text:p>1,301.0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8/2013</text:p>
          </table:table-cell>
          <table:table-cell office:value-type="percentage" office:value="0.0532" calcext:value-type="percentage">
            <text:p>5.32%</text:p>
          </table:table-cell>
          <table:table-cell office:value-type="percentage" office:value="0.054" calcext:value-type="percentage">
            <text:p>5.40%</text:p>
          </table:table-cell>
          <table:table-cell office:value-type="float" office:value="1302.93" calcext:value-type="float">
            <text:p>1,302.93</text:p>
          </table:table-cell>
          <table:table-cell office:value-type="float" office:value="1292.11" calcext:value-type="float">
            <text:p>1,292.11</text:p>
          </table:table-cell>
          <table:table-cell office:value-type="float" office:value="1291.83" calcext:value-type="float">
            <text:p>1,291.8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8/2013</text:p>
          </table:table-cell>
          <table:table-cell office:value-type="percentage" office:value="0.0533" calcext:value-type="percentage">
            <text:p>5.33%</text:p>
          </table:table-cell>
          <table:table-cell office:value-type="percentage" office:value="0.0541" calcext:value-type="percentage">
            <text:p>5.41%</text:p>
          </table:table-cell>
          <table:table-cell office:value-type="float" office:value="1301.86" calcext:value-type="float">
            <text:p>1,301.86</text:p>
          </table:table-cell>
          <table:table-cell office:value-type="float" office:value="1291.05" calcext:value-type="float">
            <text:p>1,291.05</text:p>
          </table:table-cell>
          <table:table-cell office:value-type="float" office:value="1290.77" calcext:value-type="float">
            <text:p>1,290.7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8/2013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0538" calcext:value-type="percentage">
            <text:p>5.38%</text:p>
          </table:table-cell>
          <table:table-cell office:value-type="float" office:value="1306.24" calcext:value-type="float">
            <text:p>1,306.24</text:p>
          </table:table-cell>
          <table:table-cell office:value-type="float" office:value="1295.4" calcext:value-type="float">
            <text:p>1,295.40</text:p>
          </table:table-cell>
          <table:table-cell office:value-type="float" office:value="1295.09" calcext:value-type="float">
            <text:p>1,295.0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8/2013</text:p>
          </table:table-cell>
          <table:table-cell office:value-type="percentage" office:value="0.0524" calcext:value-type="percentage">
            <text:p>5.24%</text:p>
          </table:table-cell>
          <table:table-cell office:value-type="percentage" office:value="0.0532" calcext:value-type="percentage">
            <text:p>5.32%</text:p>
          </table:table-cell>
          <table:table-cell office:value-type="float" office:value="1314.71" calcext:value-type="float">
            <text:p>1,314.71</text:p>
          </table:table-cell>
          <table:table-cell office:value-type="float" office:value="1303.8" calcext:value-type="float">
            <text:p>1,303.80</text:p>
          </table:table-cell>
          <table:table-cell office:value-type="float" office:value="1303.52" calcext:value-type="float">
            <text:p>1,303.5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8/2013</text:p>
          </table:table-cell>
          <table:table-cell office:value-type="percentage" office:value="0.0545" calcext:value-type="percentage">
            <text:p>5.45%</text:p>
          </table:table-cell>
          <table:table-cell office:value-type="percentage" office:value="0.0553" calcext:value-type="percentage">
            <text:p>5.53%</text:p>
          </table:table-cell>
          <table:table-cell office:value-type="float" office:value="1286.56" calcext:value-type="float">
            <text:p>1,286.56</text:p>
          </table:table-cell>
          <table:table-cell office:value-type="float" office:value="1275.91" calcext:value-type="float">
            <text:p>1,275.91</text:p>
          </table:table-cell>
          <table:table-cell office:value-type="float" office:value="1275.62" calcext:value-type="float">
            <text:p>1,275.6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8/2013</text:p>
          </table:table-cell>
          <table:table-cell office:value-type="percentage" office:value="0.0544" calcext:value-type="percentage">
            <text:p>5.44%</text:p>
          </table:table-cell>
          <table:table-cell office:value-type="percentage" office:value="0.0552" calcext:value-type="percentage">
            <text:p>5.52%</text:p>
          </table:table-cell>
          <table:table-cell office:value-type="float" office:value="1288.18" calcext:value-type="float">
            <text:p>1,288.18</text:p>
          </table:table-cell>
          <table:table-cell office:value-type="float" office:value="1277.52" calcext:value-type="float">
            <text:p>1,277.52</text:p>
          </table:table-cell>
          <table:table-cell office:value-type="float" office:value="1277.24" calcext:value-type="float">
            <text:p>1,277.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8/2013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0568" calcext:value-type="percentage">
            <text:p>5.68%</text:p>
          </table:table-cell>
          <table:table-cell office:value-type="float" office:value="1267.34" calcext:value-type="float">
            <text:p>1,267.34</text:p>
          </table:table-cell>
          <table:table-cell office:value-type="float" office:value="1256.87" calcext:value-type="float">
            <text:p>1,256.87</text:p>
          </table:table-cell>
          <table:table-cell office:value-type="float" office:value="1256.48" calcext:value-type="float">
            <text:p>1,256.4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8/2013</text:p>
          </table:table-cell>
          <table:table-cell office:value-type="percentage" office:value="0.0554" calcext:value-type="percentage">
            <text:p>5.54%</text:p>
          </table:table-cell>
          <table:table-cell office:value-type="percentage" office:value="0.0562" calcext:value-type="percentage">
            <text:p>5.62%</text:p>
          </table:table-cell>
          <table:table-cell office:value-type="float" office:value="1275.89" calcext:value-type="float">
            <text:p>1,275.89</text:p>
          </table:table-cell>
          <table:table-cell office:value-type="float" office:value="1265.34" calcext:value-type="float">
            <text:p>1,265.34</text:p>
          </table:table-cell>
          <table:table-cell office:value-type="float" office:value="1264.72" calcext:value-type="float">
            <text:p>1,264.7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8/2013</text:p>
          </table:table-cell>
          <table:table-cell office:value-type="percentage" office:value="0.0555" calcext:value-type="percentage">
            <text:p>5.55%</text:p>
          </table:table-cell>
          <table:table-cell office:value-type="percentage" office:value="0.0563" calcext:value-type="percentage">
            <text:p>5.63%</text:p>
          </table:table-cell>
          <table:table-cell office:value-type="float" office:value="1274.96" calcext:value-type="float">
            <text:p>1,274.96</text:p>
          </table:table-cell>
          <table:table-cell office:value-type="float" office:value="1264.43" calcext:value-type="float">
            <text:p>1,264.43</text:p>
          </table:table-cell>
          <table:table-cell office:value-type="float" office:value="1264.03" calcext:value-type="float">
            <text:p>1,264.0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8/2013</text:p>
          </table:table-cell>
          <table:table-cell office:value-type="percentage" office:value="0.0564" calcext:value-type="percentage">
            <text:p>5.64%</text:p>
          </table:table-cell>
          <table:table-cell office:value-type="percentage" office:value="0.0572" calcext:value-type="percentage">
            <text:p>5.72%</text:p>
          </table:table-cell>
          <table:table-cell office:value-type="float" office:value="1263.51" calcext:value-type="float">
            <text:p>1,263.51</text:p>
          </table:table-cell>
          <table:table-cell office:value-type="float" office:value="1253.09" calcext:value-type="float">
            <text:p>1,253.09</text:p>
          </table:table-cell>
          <table:table-cell office:value-type="float" office:value="1252.69" calcext:value-type="float">
            <text:p>1,252.6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8/2013</text:p>
          </table:table-cell>
          <table:table-cell office:value-type="percentage" office:value="0.0539" calcext:value-type="percentage">
            <text:p>5.39%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1297.09" calcext:value-type="float">
            <text:p>1,297.09</text:p>
          </table:table-cell>
          <table:table-cell office:value-type="float" office:value="1286.37" calcext:value-type="float">
            <text:p>1,286.37</text:p>
          </table:table-cell>
          <table:table-cell office:value-type="float" office:value="1285.98" calcext:value-type="float">
            <text:p>1,285.9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8/2013</text:p>
          </table:table-cell>
          <table:table-cell office:value-type="percentage" office:value="0.0565" calcext:value-type="percentage">
            <text:p>5.65%</text:p>
          </table:table-cell>
          <table:table-cell office:value-type="percentage" office:value="0.0573" calcext:value-type="percentage">
            <text:p>5.73%</text:p>
          </table:table-cell>
          <table:table-cell office:value-type="float" office:value="1262.89" calcext:value-type="float">
            <text:p>1,262.89</text:p>
          </table:table-cell>
          <table:table-cell office:value-type="float" office:value="1252.48" calcext:value-type="float">
            <text:p>1,252.48</text:p>
          </table:table-cell>
          <table:table-cell office:value-type="float" office:value="1252.1" calcext:value-type="float">
            <text:p>1,252.1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8/2013</text:p>
          </table:table-cell>
          <table:table-cell office:value-type="percentage" office:value="0.0549" calcext:value-type="percentage">
            <text:p>5.49%</text:p>
          </table:table-cell>
          <table:table-cell office:value-type="percentage" office:value="0.0557" calcext:value-type="percentage">
            <text:p>5.57%</text:p>
          </table:table-cell>
          <table:table-cell office:value-type="float" office:value="1284.59" calcext:value-type="float">
            <text:p>1,284.59</text:p>
          </table:table-cell>
          <table:table-cell office:value-type="float" office:value="1273.99" calcext:value-type="float">
            <text:p>1,273.99</text:p>
          </table:table-cell>
          <table:table-cell office:value-type="float" office:value="1273.4" calcext:value-type="float">
            <text:p>1,273.4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8/201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548" calcext:value-type="percentage">
            <text:p>5.48%</text:p>
          </table:table-cell>
          <table:table-cell office:value-type="float" office:value="1297.01" calcext:value-type="float">
            <text:p>1,297.01</text:p>
          </table:table-cell>
          <table:table-cell office:value-type="float" office:value="1286.31" calcext:value-type="float">
            <text:p>1,286.31</text:p>
          </table:table-cell>
          <table:table-cell office:value-type="float" office:value="1285.92" calcext:value-type="float">
            <text:p>1,285.9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8/2013</text:p>
          </table:table-cell>
          <table:table-cell office:value-type="percentage" office:value="0.0546" calcext:value-type="percentage">
            <text:p>5.46%</text:p>
          </table:table-cell>
          <table:table-cell office:value-type="percentage" office:value="0.0554" calcext:value-type="percentage">
            <text:p>5.54%</text:p>
          </table:table-cell>
          <table:table-cell office:value-type="float" office:value="1289.35" calcext:value-type="float">
            <text:p>1,289.35</text:p>
          </table:table-cell>
          <table:table-cell office:value-type="float" office:value="1278.72" calcext:value-type="float">
            <text:p>1,278.72</text:p>
          </table:table-cell>
          <table:table-cell office:value-type="float" office:value="1278.33" calcext:value-type="float">
            <text:p>1,278.3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8/2013</text:p>
          </table:table-cell>
          <table:table-cell office:value-type="percentage" office:value="0.0547" calcext:value-type="percentage">
            <text:p>5.47%</text:p>
          </table:table-cell>
          <table:table-cell office:value-type="percentage" office:value="0.0555" calcext:value-type="percentage">
            <text:p>5.55%</text:p>
          </table:table-cell>
          <table:table-cell office:value-type="float" office:value="1288.4" calcext:value-type="float">
            <text:p>1,288.40</text:p>
          </table:table-cell>
          <table:table-cell office:value-type="float" office:value="1277.77" calcext:value-type="float">
            <text:p>1,277.77</text:p>
          </table:table-cell>
          <table:table-cell office:value-type="float" office:value="1277.39" calcext:value-type="float">
            <text:p>1,277.3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8/2013</text:p>
          </table:table-cell>
          <table:table-cell office:value-type="percentage" office:value="0.0542" calcext:value-type="percentage">
            <text:p>5.42%</text:p>
          </table:table-cell>
          <table:table-cell office:value-type="percentage" office:value="0.055" calcext:value-type="percentage">
            <text:p>5.50%</text:p>
          </table:table-cell>
          <table:table-cell office:value-type="float" office:value="1295.47" calcext:value-type="float">
            <text:p>1,295.47</text:p>
          </table:table-cell>
          <table:table-cell office:value-type="float" office:value="1284.78" calcext:value-type="float">
            <text:p>1,284.78</text:p>
          </table:table-cell>
          <table:table-cell office:value-type="float" office:value="1284.4" calcext:value-type="float">
            <text:p>1,284.4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8/2013</text:p>
          </table:table-cell>
          <table:table-cell office:value-type="percentage" office:value="0.0563" calcext:value-type="percentage">
            <text:p>5.63%</text:p>
          </table:table-cell>
          <table:table-cell office:value-type="percentage" office:value="0.0571" calcext:value-type="percentage">
            <text:p>5.71%</text:p>
          </table:table-cell>
          <table:table-cell office:value-type="float" office:value="1268.22" calcext:value-type="float">
            <text:p>1,268.22</text:p>
          </table:table-cell>
          <table:table-cell office:value-type="float" office:value="1257.79" calcext:value-type="float">
            <text:p>1,257.79</text:p>
          </table:table-cell>
          <table:table-cell office:value-type="float" office:value="1257.19" calcext:value-type="float">
            <text:p>1,257.1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9/2013</text:p>
          </table:table-cell>
          <table:table-cell office:value-type="percentage" office:value="0.0564" calcext:value-type="percentage">
            <text:p>5.64%</text:p>
          </table:table-cell>
          <table:table-cell office:value-type="percentage" office:value="0.0572" calcext:value-type="percentage">
            <text:p>5.72%</text:p>
          </table:table-cell>
          <table:table-cell office:value-type="float" office:value="1267.29" calcext:value-type="float">
            <text:p>1,267.29</text:p>
          </table:table-cell>
          <table:table-cell office:value-type="float" office:value="1256.87" calcext:value-type="float">
            <text:p>1,256.87</text:p>
          </table:table-cell>
          <table:table-cell office:value-type="float" office:value="1256.49" calcext:value-type="float">
            <text:p>1,256.4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9/2013</text:p>
          </table:table-cell>
          <table:table-cell office:value-type="percentage" office:value="0.0567" calcext:value-type="percentage">
            <text:p>5.67%</text:p>
          </table:table-cell>
          <table:table-cell office:value-type="percentage" office:value="0.0575" calcext:value-type="percentage">
            <text:p>5.75%</text:p>
          </table:table-cell>
          <table:table-cell office:value-type="float" office:value="1263.76" calcext:value-type="float">
            <text:p>1,263.76</text:p>
          </table:table-cell>
          <table:table-cell office:value-type="float" office:value="1253.37" calcext:value-type="float">
            <text:p>1,253.37</text:p>
          </table:table-cell>
          <table:table-cell office:value-type="float" office:value="1252.99" calcext:value-type="float">
            <text:p>1,252.9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9/2013</text:p>
          </table:table-cell>
          <table:table-cell office:value-type="percentage" office:value="0.0568" calcext:value-type="percentage">
            <text:p>5.68%</text:p>
          </table:table-cell>
          <table:table-cell office:value-type="percentage" office:value="0.0576" calcext:value-type="percentage">
            <text:p>5.76%</text:p>
          </table:table-cell>
          <table:table-cell office:value-type="float" office:value="1262.84" calcext:value-type="float">
            <text:p>1,262.84</text:p>
          </table:table-cell>
          <table:table-cell office:value-type="float" office:value="1252.46" calcext:value-type="float">
            <text:p>1,252.46</text:p>
          </table:table-cell>
          <table:table-cell office:value-type="float" office:value="1252.08" calcext:value-type="float">
            <text:p>1,252.0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9/2013</text:p>
          </table:table-cell>
          <table:table-cell office:value-type="percentage" office:value="0.057" calcext:value-type="percentage">
            <text:p>5.70%</text:p>
          </table:table-cell>
          <table:table-cell office:value-type="percentage" office:value="0.0578" calcext:value-type="percentage">
            <text:p>5.78%</text:p>
          </table:table-cell>
          <table:table-cell office:value-type="float" office:value="1260.62" calcext:value-type="float">
            <text:p>1,260.62</text:p>
          </table:table-cell>
          <table:table-cell office:value-type="float" office:value="1250.27" calcext:value-type="float">
            <text:p>1,250.27</text:p>
          </table:table-cell>
          <table:table-cell office:value-type="float" office:value="1249.88" calcext:value-type="float">
            <text:p>1,249.8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9/2013</text:p>
          </table:table-cell>
          <table:table-cell office:value-type="percentage" office:value="0.0573" calcext:value-type="percentage">
            <text:p>5.73%</text:p>
          </table:table-cell>
          <table:table-cell office:value-type="percentage" office:value="0.0581" calcext:value-type="percentage">
            <text:p>5.81%</text:p>
          </table:table-cell>
          <table:table-cell office:value-type="float" office:value="1257.12" calcext:value-type="float">
            <text:p>1,257.12</text:p>
          </table:table-cell>
          <table:table-cell office:value-type="float" office:value="1246.8" calcext:value-type="float">
            <text:p>1,246.80</text:p>
          </table:table-cell>
          <table:table-cell office:value-type="float" office:value="1246.23" calcext:value-type="float">
            <text:p>1,246.2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9/2013</text:p>
          </table:table-cell>
          <table:table-cell office:value-type="percentage" office:value="0.057" calcext:value-type="percentage">
            <text:p>5.70%</text:p>
          </table:table-cell>
          <table:table-cell office:value-type="percentage" office:value="0.0578" calcext:value-type="percentage">
            <text:p>5.78%</text:p>
          </table:table-cell>
          <table:table-cell office:value-type="float" office:value="1261.38" calcext:value-type="float">
            <text:p>1,261.38</text:p>
          </table:table-cell>
          <table:table-cell office:value-type="float" office:value="1251.03" calcext:value-type="float">
            <text:p>1,251.03</text:p>
          </table:table-cell>
          <table:table-cell office:value-type="float" office:value="1250.66" calcext:value-type="float">
            <text:p>1,250.6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9/2013</text:p>
          </table:table-cell>
          <table:table-cell office:value-type="percentage" office:value="0.0567" calcext:value-type="percentage">
            <text:p>5.67%</text:p>
          </table:table-cell>
          <table:table-cell office:value-type="percentage" office:value="0.0575" calcext:value-type="percentage">
            <text:p>5.75%</text:p>
          </table:table-cell>
          <table:table-cell office:value-type="float" office:value="1265.66" calcext:value-type="float">
            <text:p>1,265.66</text:p>
          </table:table-cell>
          <table:table-cell office:value-type="float" office:value="1255.28" calcext:value-type="float">
            <text:p>1,255.28</text:p>
          </table:table-cell>
          <table:table-cell office:value-type="float" office:value="1254.9" calcext:value-type="float">
            <text:p>1,254.9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9/2013</text:p>
          </table:table-cell>
          <table:table-cell office:value-type="percentage" office:value="0.0564" calcext:value-type="percentage">
            <text:p>5.64%</text:p>
          </table:table-cell>
          <table:table-cell office:value-type="percentage" office:value="0.0572" calcext:value-type="percentage">
            <text:p>5.72%</text:p>
          </table:table-cell>
          <table:table-cell office:value-type="float" office:value="1269.96" calcext:value-type="float">
            <text:p>1,269.96</text:p>
          </table:table-cell>
          <table:table-cell office:value-type="float" office:value="1259.54" calcext:value-type="float">
            <text:p>1,259.54</text:p>
          </table:table-cell>
          <table:table-cell office:value-type="float" office:value="1259.16" calcext:value-type="float">
            <text:p>1,259.1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9/2013</text:p>
          </table:table-cell>
          <table:table-cell office:value-type="percentage" office:value="0.0562" calcext:value-type="percentage">
            <text:p>5.62%</text:p>
          </table:table-cell>
          <table:table-cell office:value-type="percentage" office:value="0.057" calcext:value-type="percentage">
            <text:p>5.70%</text:p>
          </table:table-cell>
          <table:table-cell office:value-type="float" office:value="1272.95" calcext:value-type="float">
            <text:p>1,272.95</text:p>
          </table:table-cell>
          <table:table-cell office:value-type="float" office:value="1262.51" calcext:value-type="float">
            <text:p>1,262.51</text:p>
          </table:table-cell>
          <table:table-cell office:value-type="float" office:value="1262.13" calcext:value-type="float">
            <text:p>1,262.1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9/2013</text:p>
          </table:table-cell>
          <table:table-cell office:value-type="percentage" office:value="0.0566" calcext:value-type="percentage">
            <text:p>5.66%</text:p>
          </table:table-cell>
          <table:table-cell office:value-type="percentage" office:value="0.0574" calcext:value-type="percentage">
            <text:p>5.74%</text:p>
          </table:table-cell>
          <table:table-cell office:value-type="float" office:value="1268.36" calcext:value-type="float">
            <text:p>1,268.36</text:p>
          </table:table-cell>
          <table:table-cell office:value-type="float" office:value="1257.97" calcext:value-type="float">
            <text:p>1,257.97</text:p>
          </table:table-cell>
          <table:table-cell office:value-type="float" office:value="1257.32" calcext:value-type="float">
            <text:p>1,257.3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9/2013</text:p>
          </table:table-cell>
          <table:table-cell office:value-type="percentage" office:value="0.0568" calcext:value-type="percentage">
            <text:p>5.68%</text:p>
          </table:table-cell>
          <table:table-cell office:value-type="percentage" office:value="0.0576" calcext:value-type="percentage">
            <text:p>5.76%</text:p>
          </table:table-cell>
          <table:table-cell office:value-type="float" office:value="1266.21" calcext:value-type="float">
            <text:p>1,266.21</text:p>
          </table:table-cell>
          <table:table-cell office:value-type="float" office:value="1255.83" calcext:value-type="float">
            <text:p>1,255.83</text:p>
          </table:table-cell>
          <table:table-cell office:value-type="float" office:value="1255.38" calcext:value-type="float">
            <text:p>1,255.3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9/2013</text:p>
          </table:table-cell>
          <table:table-cell office:value-type="percentage" office:value="0.0567" calcext:value-type="percentage">
            <text:p>5.67%</text:p>
          </table:table-cell>
          <table:table-cell office:value-type="percentage" office:value="0.0575" calcext:value-type="percentage">
            <text:p>5.75%</text:p>
          </table:table-cell>
          <table:table-cell office:value-type="float" office:value="1267.96" calcext:value-type="float">
            <text:p>1,267.96</text:p>
          </table:table-cell>
          <table:table-cell office:value-type="float" office:value="1257.58" calcext:value-type="float">
            <text:p>1,257.58</text:p>
          </table:table-cell>
          <table:table-cell office:value-type="float" office:value="1257.13" calcext:value-type="float">
            <text:p>1,257.1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9/2013</text:p>
          </table:table-cell>
          <table:table-cell office:value-type="percentage" office:value="0.0569" calcext:value-type="percentage">
            <text:p>5.69%</text:p>
          </table:table-cell>
          <table:table-cell office:value-type="percentage" office:value="0.0577" calcext:value-type="percentage">
            <text:p>5.77%</text:p>
          </table:table-cell>
          <table:table-cell office:value-type="float" office:value="1265.8" calcext:value-type="float">
            <text:p>1,265.80</text:p>
          </table:table-cell>
          <table:table-cell office:value-type="float" office:value="1255.45" calcext:value-type="float">
            <text:p>1,255.45</text:p>
          </table:table-cell>
          <table:table-cell office:value-type="float" office:value="1255" calcext:value-type="float">
            <text:p>1,255.0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9/2013</text:p>
          </table:table-cell>
          <table:table-cell office:value-type="percentage" office:value="0.0544" calcext:value-type="percentage">
            <text:p>5.44%</text:p>
          </table:table-cell>
          <table:table-cell office:value-type="percentage" office:value="0.0552" calcext:value-type="percentage">
            <text:p>5.52%</text:p>
          </table:table-cell>
          <table:table-cell office:value-type="float" office:value="1299.24" calcext:value-type="float">
            <text:p>1,299.24</text:p>
          </table:table-cell>
          <table:table-cell office:value-type="float" office:value="1288.58" calcext:value-type="float">
            <text:p>1,288.58</text:p>
          </table:table-cell>
          <table:table-cell office:value-type="float" office:value="1288.13" calcext:value-type="float">
            <text:p>1,288.1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9/2013</text:p>
          </table:table-cell>
          <table:table-cell office:value-type="percentage" office:value="0.0546" calcext:value-type="percentage">
            <text:p>5.46%</text:p>
          </table:table-cell>
          <table:table-cell office:value-type="percentage" office:value="0.0554" calcext:value-type="percentage">
            <text:p>5.54%</text:p>
          </table:table-cell>
          <table:table-cell office:value-type="float" office:value="1297.37" calcext:value-type="float">
            <text:p>1,297.37</text:p>
          </table:table-cell>
          <table:table-cell office:value-type="float" office:value="1286.73" calcext:value-type="float">
            <text:p>1,286.73</text:p>
          </table:table-cell>
          <table:table-cell office:value-type="float" office:value="1285.93" calcext:value-type="float">
            <text:p>1,285.9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9/2013</text:p>
          </table:table-cell>
          <table:table-cell office:value-type="percentage" office:value="0.0544" calcext:value-type="percentage">
            <text:p>5.44%</text:p>
          </table:table-cell>
          <table:table-cell office:value-type="percentage" office:value="0.0552" calcext:value-type="percentage">
            <text:p>5.52%</text:p>
          </table:table-cell>
          <table:table-cell office:value-type="float" office:value="1300.22" calcext:value-type="float">
            <text:p>1,300.22</text:p>
          </table:table-cell>
          <table:table-cell office:value-type="float" office:value="1289.56" calcext:value-type="float">
            <text:p>1,289.56</text:p>
          </table:table-cell>
          <table:table-cell office:value-type="float" office:value="1289.14" calcext:value-type="float">
            <text:p>1,289.1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9/2013</text:p>
          </table:table-cell>
          <table:table-cell office:value-type="percentage" office:value="0.0548" calcext:value-type="percentage">
            <text:p>5.48%</text:p>
          </table:table-cell>
          <table:table-cell office:value-type="percentage" office:value="0.0556" calcext:value-type="percentage">
            <text:p>5.56%</text:p>
          </table:table-cell>
          <table:table-cell office:value-type="float" office:value="1295.3" calcext:value-type="float">
            <text:p>1,295.30</text:p>
          </table:table-cell>
          <table:table-cell office:value-type="float" office:value="1284.69" calcext:value-type="float">
            <text:p>1,284.69</text:p>
          </table:table-cell>
          <table:table-cell office:value-type="float" office:value="1284.27" calcext:value-type="float">
            <text:p>1,284.2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9/2013</text:p>
          </table:table-cell>
          <table:table-cell office:value-type="percentage" office:value="0.0548" calcext:value-type="percentage">
            <text:p>5.48%</text:p>
          </table:table-cell>
          <table:table-cell office:value-type="percentage" office:value="0.0556" calcext:value-type="percentage">
            <text:p>5.56%</text:p>
          </table:table-cell>
          <table:table-cell office:value-type="float" office:value="1295.72" calcext:value-type="float">
            <text:p>1,295.72</text:p>
          </table:table-cell>
          <table:table-cell office:value-type="float" office:value="1285.11" calcext:value-type="float">
            <text:p>1,285.11</text:p>
          </table:table-cell>
          <table:table-cell office:value-type="float" office:value="1284.69" calcext:value-type="float">
            <text:p>1,284.6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9/2013</text:p>
          </table:table-cell>
          <table:table-cell office:value-type="percentage" office:value="0.0555" calcext:value-type="percentage">
            <text:p>5.55%</text:p>
          </table:table-cell>
          <table:table-cell office:value-type="percentage" office:value="0.0563" calcext:value-type="percentage">
            <text:p>5.63%</text:p>
          </table:table-cell>
          <table:table-cell office:value-type="float" office:value="1286.86" calcext:value-type="float">
            <text:p>1,286.86</text:p>
          </table:table-cell>
          <table:table-cell office:value-type="float" office:value="1276.33" calcext:value-type="float">
            <text:p>1,276.33</text:p>
          </table:table-cell>
          <table:table-cell office:value-type="float" office:value="1275.91" calcext:value-type="float">
            <text:p>1,275.9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9/2013</text:p>
          </table:table-cell>
          <table:table-cell office:value-type="percentage" office:value="0.0561" calcext:value-type="percentage">
            <text:p>5.61%</text:p>
          </table:table-cell>
          <table:table-cell office:value-type="percentage" office:value="0.0569" calcext:value-type="percentage">
            <text:p>5.69%</text:p>
          </table:table-cell>
          <table:table-cell office:value-type="float" office:value="1279.67" calcext:value-type="float">
            <text:p>1,279.67</text:p>
          </table:table-cell>
          <table:table-cell office:value-type="float" office:value="1269.21" calcext:value-type="float">
            <text:p>1,269.21</text:p>
          </table:table-cell>
          <table:table-cell office:value-type="float" office:value="1268.5" calcext:value-type="float">
            <text:p>1,268.5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9/2013</text:p>
          </table:table-cell>
          <table:table-cell office:value-type="percentage" office:value="0.0563" calcext:value-type="percentage">
            <text:p>5.63%</text:p>
          </table:table-cell>
          <table:table-cell office:value-type="percentage" office:value="0.0571" calcext:value-type="percentage">
            <text:p>5.71%</text:p>
          </table:table-cell>
          <table:table-cell office:value-type="float" office:value="1277.47" calcext:value-type="float">
            <text:p>1,277.47</text:p>
          </table:table-cell>
          <table:table-cell office:value-type="float" office:value="1267.04" calcext:value-type="float">
            <text:p>1,267.04</text:p>
          </table:table-cell>
          <table:table-cell office:value-type="float" office:value="1266.61" calcext:value-type="float">
            <text:p>1,266.6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10/2013</text:p>
          </table:table-cell>
          <table:table-cell office:value-type="percentage" office:value="0.0562" calcext:value-type="percentage">
            <text:p>5.62%</text:p>
          </table:table-cell>
          <table:table-cell office:value-type="percentage" office:value="0.057" calcext:value-type="percentage">
            <text:p>5.70%</text:p>
          </table:table-cell>
          <table:table-cell office:value-type="float" office:value="1279.2" calcext:value-type="float">
            <text:p>1,279.20</text:p>
          </table:table-cell>
          <table:table-cell office:value-type="float" office:value="1268.76" calcext:value-type="float">
            <text:p>1,268.76</text:p>
          </table:table-cell>
          <table:table-cell office:value-type="float" office:value="1268.33" calcext:value-type="float">
            <text:p>1,268.3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10/2013</text:p>
          </table:table-cell>
          <table:table-cell office:value-type="percentage" office:value="0.0566" calcext:value-type="percentage">
            <text:p>5.66%</text:p>
          </table:table-cell>
          <table:table-cell office:value-type="percentage" office:value="0.0574" calcext:value-type="percentage">
            <text:p>5.74%</text:p>
          </table:table-cell>
          <table:table-cell office:value-type="float" office:value="1274.39" calcext:value-type="float">
            <text:p>1,274.39</text:p>
          </table:table-cell>
          <table:table-cell office:value-type="float" office:value="1263.99" calcext:value-type="float">
            <text:p>1,263.99</text:p>
          </table:table-cell>
          <table:table-cell office:value-type="float" office:value="1263.57" calcext:value-type="float">
            <text:p>1,263.5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10/2013</text:p>
          </table:table-cell>
          <table:table-cell office:value-type="percentage" office:value="0.0565" calcext:value-type="percentage">
            <text:p>5.65%</text:p>
          </table:table-cell>
          <table:table-cell office:value-type="percentage" office:value="0.0573" calcext:value-type="percentage">
            <text:p>5.73%</text:p>
          </table:table-cell>
          <table:table-cell office:value-type="float" office:value="1276.12" calcext:value-type="float">
            <text:p>1,276.12</text:p>
          </table:table-cell>
          <table:table-cell office:value-type="float" office:value="1265.71" calcext:value-type="float">
            <text:p>1,265.71</text:p>
          </table:table-cell>
          <table:table-cell office:value-type="float" office:value="1265.29" calcext:value-type="float">
            <text:p>1,265.2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10/2013</text:p>
          </table:table-cell>
          <table:table-cell office:value-type="percentage" office:value="0.0566" calcext:value-type="percentage">
            <text:p>5.66%</text:p>
          </table:table-cell>
          <table:table-cell office:value-type="percentage" office:value="0.0574" calcext:value-type="percentage">
            <text:p>5.74%</text:p>
          </table:table-cell>
          <table:table-cell office:value-type="float" office:value="1275.52" calcext:value-type="float">
            <text:p>1,275.52</text:p>
          </table:table-cell>
          <table:table-cell office:value-type="float" office:value="1265.13" calcext:value-type="float">
            <text:p>1,265.13</text:p>
          </table:table-cell>
          <table:table-cell office:value-type="float" office:value="1264.42" calcext:value-type="float">
            <text:p>1,264.4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10/2013</text:p>
          </table:table-cell>
          <table:table-cell office:value-type="percentage" office:value="0.0571" calcext:value-type="percentage">
            <text:p>5.71%</text:p>
          </table:table-cell>
          <table:table-cell office:value-type="percentage" office:value="0.0579" calcext:value-type="percentage">
            <text:p>5.79%</text:p>
          </table:table-cell>
          <table:table-cell office:value-type="float" office:value="1269.44" calcext:value-type="float">
            <text:p>1,269.44</text:p>
          </table:table-cell>
          <table:table-cell office:value-type="float" office:value="1259.1" calcext:value-type="float">
            <text:p>1,259.10</text:p>
          </table:table-cell>
          <table:table-cell office:value-type="float" office:value="1258.67" calcext:value-type="float">
            <text:p>1,258.6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10/2013</text:p>
          </table:table-cell>
          <table:table-cell office:value-type="percentage" office:value="0.057" calcext:value-type="percentage">
            <text:p>5.70%</text:p>
          </table:table-cell>
          <table:table-cell office:value-type="percentage" office:value="0.0578" calcext:value-type="percentage">
            <text:p>5.78%</text:p>
          </table:table-cell>
          <table:table-cell office:value-type="float" office:value="1271.16" calcext:value-type="float">
            <text:p>1,271.16</text:p>
          </table:table-cell>
          <table:table-cell office:value-type="float" office:value="1260.81" calcext:value-type="float">
            <text:p>1,260.81</text:p>
          </table:table-cell>
          <table:table-cell office:value-type="float" office:value="1260.39" calcext:value-type="float">
            <text:p>1,260.3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10/2013</text:p>
          </table:table-cell>
          <table:table-cell office:value-type="percentage" office:value="0.0569" calcext:value-type="percentage">
            <text:p>5.69%</text:p>
          </table:table-cell>
          <table:table-cell office:value-type="percentage" office:value="0.0577" calcext:value-type="percentage">
            <text:p>5.77%</text:p>
          </table:table-cell>
          <table:table-cell office:value-type="float" office:value="1272.99" calcext:value-type="float">
            <text:p>1,272.99</text:p>
          </table:table-cell>
          <table:table-cell office:value-type="float" office:value="1262.63" calcext:value-type="float">
            <text:p>1,262.63</text:p>
          </table:table-cell>
          <table:table-cell office:value-type="float" office:value="1262.2" calcext:value-type="float">
            <text:p>1,262.2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10/2013</text:p>
          </table:table-cell>
          <table:table-cell office:value-type="percentage" office:value="0.0564" calcext:value-type="percentage">
            <text:p>5.64%</text:p>
          </table:table-cell>
          <table:table-cell office:value-type="percentage" office:value="0.0572" calcext:value-type="percentage">
            <text:p>5.72%</text:p>
          </table:table-cell>
          <table:table-cell office:value-type="float" office:value="1279.94" calcext:value-type="float">
            <text:p>1,279.94</text:p>
          </table:table-cell>
          <table:table-cell office:value-type="float" office:value="1269.52" calcext:value-type="float">
            <text:p>1,269.52</text:p>
          </table:table-cell>
          <table:table-cell office:value-type="float" office:value="1269.09" calcext:value-type="float">
            <text:p>1,269.0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10/2013</text:p>
          </table:table-cell>
          <table:table-cell office:value-type="percentage" office:value="0.0568" calcext:value-type="percentage">
            <text:p>5.68%</text:p>
          </table:table-cell>
          <table:table-cell office:value-type="percentage" office:value="0.0576" calcext:value-type="percentage">
            <text:p>5.76%</text:p>
          </table:table-cell>
          <table:table-cell office:value-type="float" office:value="1275.44" calcext:value-type="float">
            <text:p>1,275.44</text:p>
          </table:table-cell>
          <table:table-cell office:value-type="float" office:value="1265.07" calcext:value-type="float">
            <text:p>1,265.07</text:p>
          </table:table-cell>
          <table:table-cell office:value-type="float" office:value="1264.35" calcext:value-type="float">
            <text:p>1,264.3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10/2013</text:p>
          </table:table-cell>
          <table:table-cell office:value-type="percentage" office:value="0.0571" calcext:value-type="percentage">
            <text:p>5.71%</text:p>
          </table:table-cell>
          <table:table-cell office:value-type="percentage" office:value="0.0579" calcext:value-type="percentage">
            <text:p>5.79%</text:p>
          </table:table-cell>
          <table:table-cell office:value-type="float" office:value="1271.97" calcext:value-type="float">
            <text:p>1,271.97</text:p>
          </table:table-cell>
          <table:table-cell office:value-type="float" office:value="1261.63" calcext:value-type="float">
            <text:p>1,261.63</text:p>
          </table:table-cell>
          <table:table-cell office:value-type="float" office:value="1261.2" calcext:value-type="float">
            <text:p>1,261.2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10/2013</text:p>
          </table:table-cell>
          <table:table-cell office:value-type="percentage" office:value="0.057" calcext:value-type="percentage">
            <text:p>5.70%</text:p>
          </table:table-cell>
          <table:table-cell office:value-type="percentage" office:value="0.0578" calcext:value-type="percentage">
            <text:p>5.78%</text:p>
          </table:table-cell>
          <table:table-cell office:value-type="float" office:value="1273.78" calcext:value-type="float">
            <text:p>1,273.78</text:p>
          </table:table-cell>
          <table:table-cell office:value-type="float" office:value="1263.43" calcext:value-type="float">
            <text:p>1,263.43</text:p>
          </table:table-cell>
          <table:table-cell office:value-type="float" office:value="1262.92" calcext:value-type="float">
            <text:p>1,262.9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10/2013</text:p>
          </table:table-cell>
          <table:table-cell office:value-type="percentage" office:value="0.057" calcext:value-type="percentage">
            <text:p>5.70%</text:p>
          </table:table-cell>
          <table:table-cell office:value-type="percentage" office:value="0.0578" calcext:value-type="percentage">
            <text:p>5.78%</text:p>
          </table:table-cell>
          <table:table-cell office:value-type="float" office:value="1274.3" calcext:value-type="float">
            <text:p>1,274.30</text:p>
          </table:table-cell>
          <table:table-cell office:value-type="float" office:value="1263.94" calcext:value-type="float">
            <text:p>1,263.94</text:p>
          </table:table-cell>
          <table:table-cell office:value-type="float" office:value="1263.43" calcext:value-type="float">
            <text:p>1,263.4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10/2013</text:p>
          </table:table-cell>
          <table:table-cell office:value-type="percentage" office:value="0.057" calcext:value-type="percentage">
            <text:p>5.70%</text:p>
          </table:table-cell>
          <table:table-cell office:value-type="percentage" office:value="0.0578" calcext:value-type="percentage">
            <text:p>5.78%</text:p>
          </table:table-cell>
          <table:table-cell office:value-type="float" office:value="1274.81" calcext:value-type="float">
            <text:p>1,274.81</text:p>
          </table:table-cell>
          <table:table-cell office:value-type="float" office:value="1264.46" calcext:value-type="float">
            <text:p>1,264.46</text:p>
          </table:table-cell>
          <table:table-cell office:value-type="float" office:value="1263.94" calcext:value-type="float">
            <text:p>1,263.9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10/2013</text:p>
          </table:table-cell>
          <table:table-cell office:value-type="percentage" office:value="0.0567" calcext:value-type="percentage">
            <text:p>5.67%</text:p>
          </table:table-cell>
          <table:table-cell office:value-type="percentage" office:value="0.0575" calcext:value-type="percentage">
            <text:p>5.75%</text:p>
          </table:table-cell>
          <table:table-cell office:value-type="float" office:value="1279.7" calcext:value-type="float">
            <text:p>1,279.70</text:p>
          </table:table-cell>
          <table:table-cell office:value-type="float" office:value="1269.31" calcext:value-type="float">
            <text:p>1,269.31</text:p>
          </table:table-cell>
          <table:table-cell office:value-type="float" office:value="1268.33" calcext:value-type="float">
            <text:p>1,268.3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10/2013</text:p>
          </table:table-cell>
          <table:table-cell office:value-type="percentage" office:value="0.0573" calcext:value-type="percentage">
            <text:p>5.73%</text:p>
          </table:table-cell>
          <table:table-cell office:value-type="percentage" office:value="0.0581" calcext:value-type="percentage">
            <text:p>5.81%</text:p>
          </table:table-cell>
          <table:table-cell office:value-type="float" office:value="1272.47" calcext:value-type="float">
            <text:p>1,272.47</text:p>
          </table:table-cell>
          <table:table-cell office:value-type="float" office:value="1262.15" calcext:value-type="float">
            <text:p>1,262.15</text:p>
          </table:table-cell>
          <table:table-cell office:value-type="float" office:value="1261.63" calcext:value-type="float">
            <text:p>1,261.6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10/2013</text:p>
          </table:table-cell>
          <table:table-cell office:value-type="percentage" office:value="0.0577" calcext:value-type="percentage">
            <text:p>5.77%</text:p>
          </table:table-cell>
          <table:table-cell office:value-type="percentage" office:value="0.0585" calcext:value-type="percentage">
            <text:p>5.85%</text:p>
          </table:table-cell>
          <table:table-cell office:value-type="float" office:value="1267.82" calcext:value-type="float">
            <text:p>1,267.82</text:p>
          </table:table-cell>
          <table:table-cell office:value-type="float" office:value="1257.54" calcext:value-type="float">
            <text:p>1,257.54</text:p>
          </table:table-cell>
          <table:table-cell office:value-type="float" office:value="1257.02" calcext:value-type="float">
            <text:p>1,257.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10/2013</text:p>
          </table:table-cell>
          <table:table-cell office:value-type="percentage" office:value="0.0575" calcext:value-type="percentage">
            <text:p>5.75%</text:p>
          </table:table-cell>
          <table:table-cell office:value-type="percentage" office:value="0.0583" calcext:value-type="percentage">
            <text:p>5.83%</text:p>
          </table:table-cell>
          <table:table-cell office:value-type="float" office:value="1270.93" calcext:value-type="float">
            <text:p>1,270.93</text:p>
          </table:table-cell>
          <table:table-cell office:value-type="float" office:value="1260.63" calcext:value-type="float">
            <text:p>1,260.63</text:p>
          </table:table-cell>
          <table:table-cell office:value-type="float" office:value="1260.1" calcext:value-type="float">
            <text:p>1,260.1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10/2013</text:p>
          </table:table-cell>
          <table:table-cell office:value-type="percentage" office:value="0.0572" calcext:value-type="percentage">
            <text:p>5.72%</text:p>
          </table:table-cell>
          <table:table-cell office:value-type="percentage" office:value="0.058" calcext:value-type="percentage">
            <text:p>5.80%</text:p>
          </table:table-cell>
          <table:table-cell office:value-type="float" office:value="1275.34" calcext:value-type="float">
            <text:p>1,275.34</text:p>
          </table:table-cell>
          <table:table-cell office:value-type="float" office:value="1265" calcext:value-type="float">
            <text:p>1,265.00</text:p>
          </table:table-cell>
          <table:table-cell office:value-type="float" office:value="1264.48" calcext:value-type="float">
            <text:p>1,264.4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10/2013</text:p>
          </table:table-cell>
          <table:table-cell office:value-type="percentage" office:value="0.0573" calcext:value-type="percentage">
            <text:p>5.73%</text:p>
          </table:table-cell>
          <table:table-cell office:value-type="percentage" office:value="0.0581" calcext:value-type="percentage">
            <text:p>5.81%</text:p>
          </table:table-cell>
          <table:table-cell office:value-type="float" office:value="1275.05" calcext:value-type="float">
            <text:p>1,275.05</text:p>
          </table:table-cell>
          <table:table-cell office:value-type="float" office:value="1264.72" calcext:value-type="float">
            <text:p>1,264.72</text:p>
          </table:table-cell>
          <table:table-cell office:value-type="float" office:value="1263.72" calcext:value-type="float">
            <text:p>1,263.7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10/2013</text:p>
          </table:table-cell>
          <table:table-cell office:value-type="percentage" office:value="0.057" calcext:value-type="percentage">
            <text:p>5.70%</text:p>
          </table:table-cell>
          <table:table-cell office:value-type="percentage" office:value="0.0578" calcext:value-type="percentage">
            <text:p>5.78%</text:p>
          </table:table-cell>
          <table:table-cell office:value-type="float" office:value="1279.47" calcext:value-type="float">
            <text:p>1,279.47</text:p>
          </table:table-cell>
          <table:table-cell office:value-type="float" office:value="1269.11" calcext:value-type="float">
            <text:p>1,269.11</text:p>
          </table:table-cell>
          <table:table-cell office:value-type="float" office:value="1268.58" calcext:value-type="float">
            <text:p>1,268.5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10/2013</text:p>
          </table:table-cell>
          <table:table-cell office:value-type="percentage" office:value="0.0569" calcext:value-type="percentage">
            <text:p>5.69%</text:p>
          </table:table-cell>
          <table:table-cell office:value-type="percentage" office:value="0.0577" calcext:value-type="percentage">
            <text:p>5.77%</text:p>
          </table:table-cell>
          <table:table-cell office:value-type="float" office:value="1281.29" calcext:value-type="float">
            <text:p>1,281.29</text:p>
          </table:table-cell>
          <table:table-cell office:value-type="float" office:value="1270.92" calcext:value-type="float">
            <text:p>1,270.92</text:p>
          </table:table-cell>
          <table:table-cell office:value-type="float" office:value="1270.39" calcext:value-type="float">
            <text:p>1,270.3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10/2013</text:p>
          </table:table-cell>
          <table:table-cell office:value-type="percentage" office:value="0.0568" calcext:value-type="percentage">
            <text:p>5.68%</text:p>
          </table:table-cell>
          <table:table-cell office:value-type="percentage" office:value="0.0576" calcext:value-type="percentage">
            <text:p>5.76%</text:p>
          </table:table-cell>
          <table:table-cell office:value-type="float" office:value="1283.12" calcext:value-type="float">
            <text:p>1,283.12</text:p>
          </table:table-cell>
          <table:table-cell office:value-type="float" office:value="1272.73" calcext:value-type="float">
            <text:p>1,272.73</text:p>
          </table:table-cell>
          <table:table-cell office:value-type="float" office:value="1272.21" calcext:value-type="float">
            <text:p>1,272.2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1/10/2013</text:p>
          </table:table-cell>
          <table:table-cell office:value-type="percentage" office:value="0.0569" calcext:value-type="percentage">
            <text:p>5.69%</text:p>
          </table:table-cell>
          <table:table-cell office:value-type="percentage" office:value="0.0577" calcext:value-type="percentage">
            <text:p>5.77%</text:p>
          </table:table-cell>
          <table:table-cell office:value-type="float" office:value="1282.34" calcext:value-type="float">
            <text:p>1,282.34</text:p>
          </table:table-cell>
          <table:table-cell office:value-type="float" office:value="1271.97" calcext:value-type="float">
            <text:p>1,271.97</text:p>
          </table:table-cell>
          <table:table-cell office:value-type="float" office:value="1271.44" calcext:value-type="float">
            <text:p>1,271.4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11/2013</text:p>
          </table:table-cell>
          <table:table-cell office:value-type="percentage" office:value="0.0575" calcext:value-type="percentage">
            <text:p>5.75%</text:p>
          </table:table-cell>
          <table:table-cell office:value-type="percentage" office:value="0.0583" calcext:value-type="percentage">
            <text:p>5.83%</text:p>
          </table:table-cell>
          <table:table-cell office:value-type="float" office:value="1275.56" calcext:value-type="float">
            <text:p>1,275.56</text:p>
          </table:table-cell>
          <table:table-cell office:value-type="float" office:value="1265.25" calcext:value-type="float">
            <text:p>1,265.25</text:p>
          </table:table-cell>
          <table:table-cell office:value-type="float" office:value="1264.25" calcext:value-type="float">
            <text:p>1,264.2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11/2013</text:p>
          </table:table-cell>
          <table:table-cell office:value-type="percentage" office:value="0.0586" calcext:value-type="percentage">
            <text:p>5.86%</text:p>
          </table:table-cell>
          <table:table-cell office:value-type="percentage" office:value="0.0594" calcext:value-type="percentage">
            <text:p>5.94%</text:p>
          </table:table-cell>
          <table:table-cell office:value-type="float" office:value="1261.93" calcext:value-type="float">
            <text:p>1,261.93</text:p>
          </table:table-cell>
          <table:table-cell office:value-type="float" office:value="1251.74" calcext:value-type="float">
            <text:p>1,251.74</text:p>
          </table:table-cell>
          <table:table-cell office:value-type="float" office:value="1251.22" calcext:value-type="float">
            <text:p>1,251.2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11/2013</text:p>
          </table:table-cell>
          <table:table-cell office:value-type="percentage" office:value="0.059" calcext:value-type="percentage">
            <text:p>5.90%</text:p>
          </table:table-cell>
          <table:table-cell office:value-type="percentage" office:value="0.0598" calcext:value-type="percentage">
            <text:p>5.98%</text:p>
          </table:table-cell>
          <table:table-cell office:value-type="float" office:value="1257.35" calcext:value-type="float">
            <text:p>1,257.35</text:p>
          </table:table-cell>
          <table:table-cell office:value-type="float" office:value="1247.21" calcext:value-type="float">
            <text:p>1,247.21</text:p>
          </table:table-cell>
          <table:table-cell office:value-type="float" office:value="1246.68" calcext:value-type="float">
            <text:p>1,246.6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11/2013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608" calcext:value-type="percentage">
            <text:p>6.08%</text:p>
          </table:table-cell>
          <table:table-cell office:value-type="float" office:value="1245.21" calcext:value-type="float">
            <text:p>1,245.21</text:p>
          </table:table-cell>
          <table:table-cell office:value-type="float" office:value="1235.18" calcext:value-type="float">
            <text:p>1,235.18</text:p>
          </table:table-cell>
          <table:table-cell office:value-type="float" office:value="1234.65" calcext:value-type="float">
            <text:p>1,234.6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11/2013</text:p>
          </table:table-cell>
          <table:table-cell office:value-type="percentage" office:value="0.0604" calcext:value-type="percentage">
            <text:p>6.04%</text:p>
          </table:table-cell>
          <table:table-cell office:value-type="percentage" office:value="0.0612" calcext:value-type="percentage">
            <text:p>6.12%</text:p>
          </table:table-cell>
          <table:table-cell office:value-type="float" office:value="1240.52" calcext:value-type="float">
            <text:p>1,240.52</text:p>
          </table:table-cell>
          <table:table-cell office:value-type="float" office:value="1230.53" calcext:value-type="float">
            <text:p>1,230.53</text:p>
          </table:table-cell>
          <table:table-cell office:value-type="float" office:value="1230.01" calcext:value-type="float">
            <text:p>1,230.0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11/2013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628" calcext:value-type="percentage">
            <text:p>6.28%</text:p>
          </table:table-cell>
          <table:table-cell office:value-type="float" office:value="1221.59" calcext:value-type="float">
            <text:p>1,221.59</text:p>
          </table:table-cell>
          <table:table-cell office:value-type="float" office:value="1211.78" calcext:value-type="float">
            <text:p>1,211.78</text:p>
          </table:table-cell>
          <table:table-cell office:value-type="float" office:value="1210.82" calcext:value-type="float">
            <text:p>1,210.8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11/2013</text:p>
          </table:table-cell>
          <table:table-cell office:value-type="percentage" office:value="0.0625" calcext:value-type="percentage">
            <text:p>6.25%</text:p>
          </table:table-cell>
          <table:table-cell office:value-type="percentage" office:value="0.0633" calcext:value-type="percentage">
            <text:p>6.33%</text:p>
          </table:table-cell>
          <table:table-cell office:value-type="float" office:value="1215.96" calcext:value-type="float">
            <text:p>1,215.96</text:p>
          </table:table-cell>
          <table:table-cell office:value-type="float" office:value="1206.2" calcext:value-type="float">
            <text:p>1,206.20</text:p>
          </table:table-cell>
          <table:table-cell office:value-type="float" office:value="1205.69" calcext:value-type="float">
            <text:p>1,205.6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11/2013</text:p>
          </table:table-cell>
          <table:table-cell office:value-type="percentage" office:value="0.0626" calcext:value-type="percentage">
            <text:p>6.26%</text:p>
          </table:table-cell>
          <table:table-cell office:value-type="percentage" office:value="0.0634" calcext:value-type="percentage">
            <text:p>6.34%</text:p>
          </table:table-cell>
          <table:table-cell office:value-type="float" office:value="1215.25" calcext:value-type="float">
            <text:p>1,215.25</text:p>
          </table:table-cell>
          <table:table-cell office:value-type="float" office:value="1205.5" calcext:value-type="float">
            <text:p>1,205.50</text:p>
          </table:table-cell>
          <table:table-cell office:value-type="float" office:value="1204.98" calcext:value-type="float">
            <text:p>1,204.9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11/2013</text:p>
          </table:table-cell>
          <table:table-cell office:value-type="percentage" office:value="0.0616" calcext:value-type="percentage">
            <text:p>6.16%</text:p>
          </table:table-cell>
          <table:table-cell office:value-type="percentage" office:value="0.0624" calcext:value-type="percentage">
            <text:p>6.24%</text:p>
          </table:table-cell>
          <table:table-cell office:value-type="float" office:value="1228.08" calcext:value-type="float">
            <text:p>1,228.08</text:p>
          </table:table-cell>
          <table:table-cell office:value-type="float" office:value="1218.22" calcext:value-type="float">
            <text:p>1,218.22</text:p>
          </table:table-cell>
          <table:table-cell office:value-type="float" office:value="1217.7" calcext:value-type="float">
            <text:p>1,217.7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11/2013</text:p>
          </table:table-cell>
          <table:table-cell office:value-type="percentage" office:value="0.0603" calcext:value-type="percentage">
            <text:p>6.03%</text:p>
          </table:table-cell>
          <table:table-cell office:value-type="percentage" office:value="0.0611" calcext:value-type="percentage">
            <text:p>6.11%</text:p>
          </table:table-cell>
          <table:table-cell office:value-type="float" office:value="1245.65" calcext:value-type="float">
            <text:p>1,245.65</text:p>
          </table:table-cell>
          <table:table-cell office:value-type="float" office:value="1235.64" calcext:value-type="float">
            <text:p>1,235.64</text:p>
          </table:table-cell>
          <table:table-cell office:value-type="float" office:value="1234.29" calcext:value-type="float">
            <text:p>1,234.2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11/2013</text:p>
          </table:table-cell>
          <table:table-cell office:value-type="percentage" office:value="0.0601" calcext:value-type="percentage">
            <text:p>6.01%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248.74" calcext:value-type="float">
            <text:p>1,248.74</text:p>
          </table:table-cell>
          <table:table-cell office:value-type="float" office:value="1238.71" calcext:value-type="float">
            <text:p>1,238.71</text:p>
          </table:table-cell>
          <table:table-cell office:value-type="float" office:value="1238.14" calcext:value-type="float">
            <text:p>1,238.1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11/2013</text:p>
          </table:table-cell>
          <table:table-cell office:value-type="percentage" office:value="0.0594" calcext:value-type="percentage">
            <text:p>5.94%</text:p>
          </table:table-cell>
          <table:table-cell office:value-type="percentage" office:value="0.0602" calcext:value-type="percentage">
            <text:p>6.02%</text:p>
          </table:table-cell>
          <table:table-cell office:value-type="float" office:value="1258.74" calcext:value-type="float">
            <text:p>1,258.74</text:p>
          </table:table-cell>
          <table:table-cell office:value-type="float" office:value="1248.63" calcext:value-type="float">
            <text:p>1,248.63</text:p>
          </table:table-cell>
          <table:table-cell office:value-type="float" office:value="1247.48" calcext:value-type="float">
            <text:p>1,247.4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11/2013</text:p>
          </table:table-cell>
          <table:table-cell office:value-type="percentage" office:value="0.0604" calcext:value-type="percentage">
            <text:p>6.04%</text:p>
          </table:table-cell>
          <table:table-cell office:value-type="percentage" office:value="0.0612" calcext:value-type="percentage">
            <text:p>6.12%</text:p>
          </table:table-cell>
          <table:table-cell office:value-type="float" office:value="1245.91" calcext:value-type="float">
            <text:p>1,245.91</text:p>
          </table:table-cell>
          <table:table-cell office:value-type="float" office:value="1235.91" calcext:value-type="float">
            <text:p>1,235.91</text:p>
          </table:table-cell>
          <table:table-cell office:value-type="float" office:value="1235.37" calcext:value-type="float">
            <text:p>1,235.3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11/2013</text:p>
          </table:table-cell>
          <table:table-cell office:value-type="percentage" office:value="0.0604" calcext:value-type="percentage">
            <text:p>6.04%</text:p>
          </table:table-cell>
          <table:table-cell office:value-type="percentage" office:value="0.0612" calcext:value-type="percentage">
            <text:p>6.12%</text:p>
          </table:table-cell>
          <table:table-cell office:value-type="float" office:value="1246.45" calcext:value-type="float">
            <text:p>1,246.45</text:p>
          </table:table-cell>
          <table:table-cell office:value-type="float" office:value="1236.45" calcext:value-type="float">
            <text:p>1,236.45</text:p>
          </table:table-cell>
          <table:table-cell office:value-type="float" office:value="1235.91" calcext:value-type="float">
            <text:p>1,235.9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11/2013</text:p>
          </table:table-cell>
          <table:table-cell office:value-type="percentage" office:value="0.0619" calcext:value-type="percentage">
            <text:p>6.19%</text:p>
          </table:table-cell>
          <table:table-cell office:value-type="percentage" office:value="0.0627" calcext:value-type="percentage">
            <text:p>6.27%</text:p>
          </table:table-cell>
          <table:table-cell office:value-type="float" office:value="1228.8" calcext:value-type="float">
            <text:p>1,228.80</text:p>
          </table:table-cell>
          <table:table-cell office:value-type="float" office:value="1218.96" calcext:value-type="float">
            <text:p>1,218.96</text:p>
          </table:table-cell>
          <table:table-cell office:value-type="float" office:value="1217.93" calcext:value-type="float">
            <text:p>1,217.9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11/2013</text:p>
          </table:table-cell>
          <table:table-cell office:value-type="percentage" office:value="0.0621" calcext:value-type="percentage">
            <text:p>6.21%</text:p>
          </table:table-cell>
          <table:table-cell office:value-type="percentage" office:value="0.0629" calcext:value-type="percentage">
            <text:p>6.29%</text:p>
          </table:table-cell>
          <table:table-cell office:value-type="float" office:value="1226.87" calcext:value-type="float">
            <text:p>1,226.87</text:p>
          </table:table-cell>
          <table:table-cell office:value-type="float" office:value="1217.04" calcext:value-type="float">
            <text:p>1,217.04</text:p>
          </table:table-cell>
          <table:table-cell office:value-type="float" office:value="1216.51" calcext:value-type="float">
            <text:p>1,216.5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11/2013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638" calcext:value-type="percentage">
            <text:p>6.38%</text:p>
          </table:table-cell>
          <table:table-cell office:value-type="float" office:value="1216.36" calcext:value-type="float">
            <text:p>1,216.36</text:p>
          </table:table-cell>
          <table:table-cell office:value-type="float" office:value="1206.64" calcext:value-type="float">
            <text:p>1,206.64</text:p>
          </table:table-cell>
          <table:table-cell office:value-type="float" office:value="1206.1" calcext:value-type="float">
            <text:p>1,206.1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11/2013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638" calcext:value-type="percentage">
            <text:p>6.38%</text:p>
          </table:table-cell>
          <table:table-cell office:value-type="float" office:value="1216.9" calcext:value-type="float">
            <text:p>1,216.90</text:p>
          </table:table-cell>
          <table:table-cell office:value-type="float" office:value="1207.17" calcext:value-type="float">
            <text:p>1,207.17</text:p>
          </table:table-cell>
          <table:table-cell office:value-type="float" office:value="1206.64" calcext:value-type="float">
            <text:p>1,206.6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11/2013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638" calcext:value-type="percentage">
            <text:p>6.38%</text:p>
          </table:table-cell>
          <table:table-cell office:value-type="float" office:value="1217.44" calcext:value-type="float">
            <text:p>1,217.44</text:p>
          </table:table-cell>
          <table:table-cell office:value-type="float" office:value="1207.71" calcext:value-type="float">
            <text:p>1,207.71</text:p>
          </table:table-cell>
          <table:table-cell office:value-type="float" office:value="1207.17" calcext:value-type="float">
            <text:p>1,207.1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11/2013</text:p>
          </table:table-cell>
          <table:table-cell office:value-type="percentage" office:value="0.0634" calcext:value-type="percentage">
            <text:p>6.34%</text:p>
          </table:table-cell>
          <table:table-cell office:value-type="percentage" office:value="0.0642" calcext:value-type="percentage">
            <text:p>6.42%</text:p>
          </table:table-cell>
          <table:table-cell office:value-type="float" office:value="1213.58" calcext:value-type="float">
            <text:p>1,213.58</text:p>
          </table:table-cell>
          <table:table-cell office:value-type="float" office:value="1203.89" calcext:value-type="float">
            <text:p>1,203.89</text:p>
          </table:table-cell>
          <table:table-cell office:value-type="float" office:value="1202.88" calcext:value-type="float">
            <text:p>1,202.8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12/2013</text:p>
          </table:table-cell>
          <table:table-cell office:value-type="percentage" office:value="0.0648" calcext:value-type="percentage">
            <text:p>6.48%</text:p>
          </table:table-cell>
          <table:table-cell office:value-type="percentage" office:value="0.0656" calcext:value-type="percentage">
            <text:p>6.56%</text:p>
          </table:table-cell>
          <table:table-cell office:value-type="float" office:value="1197.22" calcext:value-type="float">
            <text:p>1,197.22</text:p>
          </table:table-cell>
          <table:table-cell office:value-type="float" office:value="1187.68" calcext:value-type="float">
            <text:p>1,187.68</text:p>
          </table:table-cell>
          <table:table-cell office:value-type="float" office:value="1187.14" calcext:value-type="float">
            <text:p>1,187.1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12/2013</text:p>
          </table:table-cell>
          <table:table-cell office:value-type="percentage" office:value="0.0661" calcext:value-type="percentage">
            <text:p>6.61%</text:p>
          </table:table-cell>
          <table:table-cell office:value-type="percentage" office:value="0.0669" calcext:value-type="percentage">
            <text:p>6.69%</text:p>
          </table:table-cell>
          <table:table-cell office:value-type="float" office:value="1182.29" calcext:value-type="float">
            <text:p>1,182.29</text:p>
          </table:table-cell>
          <table:table-cell office:value-type="float" office:value="1172.88" calcext:value-type="float">
            <text:p>1,172.88</text:p>
          </table:table-cell>
          <table:table-cell office:value-type="float" office:value="1172.35" calcext:value-type="float">
            <text:p>1,172.3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12/2013</text:p>
          </table:table-cell>
          <table:table-cell office:value-type="percentage" office:value="0.0666" calcext:value-type="percentage">
            <text:p>6.66%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1176.94" calcext:value-type="float">
            <text:p>1,176.94</text:p>
          </table:table-cell>
          <table:table-cell office:value-type="float" office:value="1167.58" calcext:value-type="float">
            <text:p>1,167.58</text:p>
          </table:table-cell>
          <table:table-cell office:value-type="float" office:value="1167.05" calcext:value-type="float">
            <text:p>1,167.0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12/2013</text:p>
          </table:table-cell>
          <table:table-cell office:value-type="percentage" office:value="0.0667" calcext:value-type="percentage">
            <text:p>6.67%</text:p>
          </table:table-cell>
          <table:table-cell office:value-type="percentage" office:value="0.0675" calcext:value-type="percentage">
            <text:p>6.75%</text:p>
          </table:table-cell>
          <table:table-cell office:value-type="float" office:value="1176.3" calcext:value-type="float">
            <text:p>1,176.30</text:p>
          </table:table-cell>
          <table:table-cell office:value-type="float" office:value="1166.95" calcext:value-type="float">
            <text:p>1,166.95</text:p>
          </table:table-cell>
          <table:table-cell office:value-type="float" office:value="1166.42" calcext:value-type="float">
            <text:p>1,166.4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12/2013</text:p>
          </table:table-cell>
          <table:table-cell office:value-type="percentage" office:value="0.0657" calcext:value-type="percentage">
            <text:p>6.57%</text:p>
          </table:table-cell>
          <table:table-cell office:value-type="percentage" office:value="0.0665" calcext:value-type="percentage">
            <text:p>6.65%</text:p>
          </table:table-cell>
          <table:table-cell office:value-type="float" office:value="1188.55" calcext:value-type="float">
            <text:p>1,188.55</text:p>
          </table:table-cell>
          <table:table-cell office:value-type="float" office:value="1179.09" calcext:value-type="float">
            <text:p>1,179.09</text:p>
          </table:table-cell>
          <table:table-cell office:value-type="float" office:value="1178.16" calcext:value-type="float">
            <text:p>1,178.1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12/2013</text:p>
          </table:table-cell>
          <table:table-cell office:value-type="percentage" office:value="0.0654" calcext:value-type="percentage">
            <text:p>6.54%</text:p>
          </table:table-cell>
          <table:table-cell office:value-type="percentage" office:value="0.0662" calcext:value-type="percentage">
            <text:p>6.62%</text:p>
          </table:table-cell>
          <table:table-cell office:value-type="float" office:value="1192.62" calcext:value-type="float">
            <text:p>1,192.62</text:p>
          </table:table-cell>
          <table:table-cell office:value-type="float" office:value="1183.14" calcext:value-type="float">
            <text:p>1,183.14</text:p>
          </table:table-cell>
          <table:table-cell office:value-type="float" office:value="1182.63" calcext:value-type="float">
            <text:p>1,182.6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12/2013</text:p>
          </table:table-cell>
          <table:table-cell office:value-type="percentage" office:value="0.0649" calcext:value-type="percentage">
            <text:p>6.49%</text:p>
          </table:table-cell>
          <table:table-cell office:value-type="percentage" office:value="0.0657" calcext:value-type="percentage">
            <text:p>6.57%</text:p>
          </table:table-cell>
          <table:table-cell office:value-type="float" office:value="1199.11" calcext:value-type="float">
            <text:p>1,199.11</text:p>
          </table:table-cell>
          <table:table-cell office:value-type="float" office:value="1189.57" calcext:value-type="float">
            <text:p>1,189.57</text:p>
          </table:table-cell>
          <table:table-cell office:value-type="float" office:value="1189.06" calcext:value-type="float">
            <text:p>1,189.0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12/2013</text:p>
          </table:table-cell>
          <table:table-cell office:value-type="percentage" office:value="0.0639" calcext:value-type="percentage">
            <text:p>6.39%</text:p>
          </table:table-cell>
          <table:table-cell office:value-type="percentage" office:value="0.0647" calcext:value-type="percentage">
            <text:p>6.47%</text:p>
          </table:table-cell>
          <table:table-cell office:value-type="float" office:value="1211.66" calcext:value-type="float">
            <text:p>1,211.66</text:p>
          </table:table-cell>
          <table:table-cell office:value-type="float" office:value="1202.02" calcext:value-type="float">
            <text:p>1,202.02</text:p>
          </table:table-cell>
          <table:table-cell office:value-type="float" office:value="1201.5" calcext:value-type="float">
            <text:p>1,201.5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12/2013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0648" calcext:value-type="percentage">
            <text:p>6.48%</text:p>
          </table:table-cell>
          <table:table-cell office:value-type="float" office:value="1210.96" calcext:value-type="float">
            <text:p>1,210.96</text:p>
          </table:table-cell>
          <table:table-cell office:value-type="float" office:value="1201.33" calcext:value-type="float">
            <text:p>1,201.33</text:p>
          </table:table-cell>
          <table:table-cell office:value-type="float" office:value="1200.82" calcext:value-type="float">
            <text:p>1,200.8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12/2013</text:p>
          </table:table-cell>
          <table:table-cell office:value-type="percentage" office:value="0.0638" calcext:value-type="percentage">
            <text:p>6.38%</text:p>
          </table:table-cell>
          <table:table-cell office:value-type="percentage" office:value="0.0646" calcext:value-type="percentage">
            <text:p>6.46%</text:p>
          </table:table-cell>
          <table:table-cell office:value-type="float" office:value="1214.4" calcext:value-type="float">
            <text:p>1,214.40</text:p>
          </table:table-cell>
          <table:table-cell office:value-type="float" office:value="1204.75" calcext:value-type="float">
            <text:p>1,204.75</text:p>
          </table:table-cell>
          <table:table-cell office:value-type="float" office:value="1203.73" calcext:value-type="float">
            <text:p>1,203.7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12/2013</text:p>
          </table:table-cell>
          <table:table-cell office:value-type="percentage" office:value="0.0639" calcext:value-type="percentage">
            <text:p>6.39%</text:p>
          </table:table-cell>
          <table:table-cell office:value-type="percentage" office:value="0.0647" calcext:value-type="percentage">
            <text:p>6.47%</text:p>
          </table:table-cell>
          <table:table-cell office:value-type="float" office:value="1213.77" calcext:value-type="float">
            <text:p>1,213.77</text:p>
          </table:table-cell>
          <table:table-cell office:value-type="float" office:value="1204.12" calcext:value-type="float">
            <text:p>1,204.12</text:p>
          </table:table-cell>
          <table:table-cell office:value-type="float" office:value="1203.54" calcext:value-type="float">
            <text:p>1,203.5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12/2013</text:p>
          </table:table-cell>
          <table:table-cell office:value-type="percentage" office:value="0.0638" calcext:value-type="percentage">
            <text:p>6.38%</text:p>
          </table:table-cell>
          <table:table-cell office:value-type="percentage" office:value="0.0646" calcext:value-type="percentage">
            <text:p>6.46%</text:p>
          </table:table-cell>
          <table:table-cell office:value-type="float" office:value="1215.56" calcext:value-type="float">
            <text:p>1,215.56</text:p>
          </table:table-cell>
          <table:table-cell office:value-type="float" office:value="1205.9" calcext:value-type="float">
            <text:p>1,205.90</text:p>
          </table:table-cell>
          <table:table-cell office:value-type="float" office:value="1205.32" calcext:value-type="float">
            <text:p>1,205.3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12/2013</text:p>
          </table:table-cell>
          <table:table-cell office:value-type="percentage" office:value="0.0635" calcext:value-type="percentage">
            <text:p>6.35%</text:p>
          </table:table-cell>
          <table:table-cell office:value-type="percentage" office:value="0.0643" calcext:value-type="percentage">
            <text:p>6.43%</text:p>
          </table:table-cell>
          <table:table-cell office:value-type="float" office:value="1219.79" calcext:value-type="float">
            <text:p>1,219.79</text:p>
          </table:table-cell>
          <table:table-cell office:value-type="float" office:value="1210.09" calcext:value-type="float">
            <text:p>1,210.09</text:p>
          </table:table-cell>
          <table:table-cell office:value-type="float" office:value="1209.51" calcext:value-type="float">
            <text:p>1,209.5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12/2013</text:p>
          </table:table-cell>
          <table:table-cell office:value-type="percentage" office:value="0.0634" calcext:value-type="percentage">
            <text:p>6.34%</text:p>
          </table:table-cell>
          <table:table-cell office:value-type="percentage" office:value="0.0642" calcext:value-type="percentage">
            <text:p>6.42%</text:p>
          </table:table-cell>
          <table:table-cell office:value-type="float" office:value="1221.58" calcext:value-type="float">
            <text:p>1,221.58</text:p>
          </table:table-cell>
          <table:table-cell office:value-type="float" office:value="1211.88" calcext:value-type="float">
            <text:p>1,211.88</text:p>
          </table:table-cell>
          <table:table-cell office:value-type="float" office:value="1211.3" calcext:value-type="float">
            <text:p>1,211.3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12/2013</text:p>
          </table:table-cell>
          <table:table-cell office:value-type="percentage" office:value="0.0643" calcext:value-type="percentage">
            <text:p>6.43%</text:p>
          </table:table-cell>
          <table:table-cell office:value-type="percentage" office:value="0.0651" calcext:value-type="percentage">
            <text:p>6.51%</text:p>
          </table:table-cell>
          <table:table-cell office:value-type="float" office:value="1212.12" calcext:value-type="float">
            <text:p>1,212.12</text:p>
          </table:table-cell>
          <table:table-cell office:value-type="float" office:value="1202.51" calcext:value-type="float">
            <text:p>1,202.51</text:p>
          </table:table-cell>
          <table:table-cell office:value-type="float" office:value="1201.26" calcext:value-type="float">
            <text:p>1,201.2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12/2013</text:p>
          </table:table-cell>
          <table:table-cell office:value-type="percentage" office:value="0.0648" calcext:value-type="percentage">
            <text:p>6.48%</text:p>
          </table:table-cell>
          <table:table-cell office:value-type="percentage" office:value="0.0656" calcext:value-type="percentage">
            <text:p>6.56%</text:p>
          </table:table-cell>
          <table:table-cell office:value-type="float" office:value="1207.66" calcext:value-type="float">
            <text:p>1,207.66</text:p>
          </table:table-cell>
          <table:table-cell office:value-type="float" office:value="1198.09" calcext:value-type="float">
            <text:p>1,198.09</text:p>
          </table:table-cell>
          <table:table-cell office:value-type="float" office:value="1196.54" calcext:value-type="float">
            <text:p>1,196.5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12/2013</text:p>
          </table:table-cell>
          <table:table-cell office:value-type="percentage" office:value="0.0645" calcext:value-type="percentage">
            <text:p>6.45%</text:p>
          </table:table-cell>
          <table:table-cell office:value-type="percentage" office:value="0.0653" calcext:value-type="percentage">
            <text:p>6.53%</text:p>
          </table:table-cell>
          <table:table-cell office:value-type="float" office:value="1211.27" calcext:value-type="float">
            <text:p>1,211.27</text:p>
          </table:table-cell>
          <table:table-cell office:value-type="float" office:value="1201.67" calcext:value-type="float">
            <text:p>1,201.67</text:p>
          </table:table-cell>
          <table:table-cell office:value-type="float" office:value="1200.74" calcext:value-type="float">
            <text:p>1,200.7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12/2013</text:p>
          </table:table-cell>
          <table:table-cell office:value-type="percentage" office:value="0.0645" calcext:value-type="percentage">
            <text:p>6.45%</text:p>
          </table:table-cell>
          <table:table-cell office:value-type="percentage" office:value="0.0653" calcext:value-type="percentage">
            <text:p>6.53%</text:p>
          </table:table-cell>
          <table:table-cell office:value-type="float" office:value="1211.89" calcext:value-type="float">
            <text:p>1,211.89</text:p>
          </table:table-cell>
          <table:table-cell office:value-type="float" office:value="1202.29" calcext:value-type="float">
            <text:p>1,202.29</text:p>
          </table:table-cell>
          <table:table-cell office:value-type="float" office:value="1201.67" calcext:value-type="float">
            <text:p>1,201.6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12/2013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658" calcext:value-type="percentage">
            <text:p>6.58%</text:p>
          </table:table-cell>
          <table:table-cell office:value-type="float" office:value="1207.13" calcext:value-type="float">
            <text:p>1,207.13</text:p>
          </table:table-cell>
          <table:table-cell office:value-type="float" office:value="1197.58" calcext:value-type="float">
            <text:p>1,197.58</text:p>
          </table:table-cell>
          <table:table-cell office:value-type="float" office:value="1196.33" calcext:value-type="float">
            <text:p>1,196.3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12/2013</text:p>
          </table:table-cell>
          <table:table-cell office:value-type="percentage" office:value="0.0644" calcext:value-type="percentage">
            <text:p>6.44%</text:p>
          </table:table-cell>
          <table:table-cell office:value-type="percentage" office:value="0.0652" calcext:value-type="percentage">
            <text:p>6.52%</text:p>
          </table:table-cell>
          <table:table-cell office:value-type="float" office:value="1215.92" calcext:value-type="float">
            <text:p>1,215.92</text:p>
          </table:table-cell>
          <table:table-cell office:value-type="float" office:value="1206.29" calcext:value-type="float">
            <text:p>1,206.29</text:p>
          </table:table-cell>
          <table:table-cell office:value-type="float" office:value="1204.74" calcext:value-type="float">
            <text:p>1,204.7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1/12/2013</text:p>
          </table:table-cell>
          <table:table-cell office:value-type="percentage" office:value="0.0643" calcext:value-type="percentage">
            <text:p>6.43%</text:p>
          </table:table-cell>
          <table:table-cell office:value-type="percentage" office:value="0.0651" calcext:value-type="percentage">
            <text:p>6.51%</text:p>
          </table:table-cell>
          <table:table-cell office:value-type="float" office:value="1217.13" calcext:value-type="float">
            <text:p>1,217.13</text:p>
          </table:table-cell>
          <table:table-cell office:value-type="float" office:value="1207.49" calcext:value-type="float">
            <text:p>1,207.49</text:p>
          </table:table-cell>
          <table:table-cell office:value-type="float" office:value="1206.55" calcext:value-type="float">
            <text:p>1,206.5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1/2014</text:p>
          </table:table-cell>
          <table:table-cell office:value-type="percentage" office:value="0.0643" calcext:value-type="percentage">
            <text:p>6.43%</text:p>
          </table:table-cell>
          <table:table-cell office:value-type="percentage" office:value="0.0651" calcext:value-type="percentage">
            <text:p>6.51%</text:p>
          </table:table-cell>
          <table:table-cell office:value-type="float" office:value="1217.75" calcext:value-type="float">
            <text:p>1,217.75</text:p>
          </table:table-cell>
          <table:table-cell office:value-type="float" office:value="1208.11" calcext:value-type="float">
            <text:p>1,208.11</text:p>
          </table:table-cell>
          <table:table-cell office:value-type="float" office:value="1207.49" calcext:value-type="float">
            <text:p>1,207.4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1/2014</text:p>
          </table:table-cell>
          <table:table-cell office:value-type="percentage" office:value="0.0647" calcext:value-type="percentage">
            <text:p>6.47%</text:p>
          </table:table-cell>
          <table:table-cell office:value-type="percentage" office:value="0.0655" calcext:value-type="percentage">
            <text:p>6.55%</text:p>
          </table:table-cell>
          <table:table-cell office:value-type="float" office:value="1214.18" calcext:value-type="float">
            <text:p>1,214.18</text:p>
          </table:table-cell>
          <table:table-cell office:value-type="float" office:value="1204.58" calcext:value-type="float">
            <text:p>1,204.58</text:p>
          </table:table-cell>
          <table:table-cell office:value-type="float" office:value="1203.33" calcext:value-type="float">
            <text:p>1,203.3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1/2014</text:p>
          </table:table-cell>
          <table:table-cell office:value-type="percentage" office:value="0.0647" calcext:value-type="percentage">
            <text:p>6.47%</text:p>
          </table:table-cell>
          <table:table-cell office:value-type="percentage" office:value="0.0655" calcext:value-type="percentage">
            <text:p>6.55%</text:p>
          </table:table-cell>
          <table:table-cell office:value-type="float" office:value="1214.8" calcext:value-type="float">
            <text:p>1,214.80</text:p>
          </table:table-cell>
          <table:table-cell office:value-type="float" office:value="1205.2" calcext:value-type="float">
            <text:p>1,205.20</text:p>
          </table:table-cell>
          <table:table-cell office:value-type="float" office:value="1204.58" calcext:value-type="float">
            <text:p>1,204.5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1/2014</text:p>
          </table:table-cell>
          <table:table-cell office:value-type="percentage" office:value="0.0648" calcext:value-type="percentage">
            <text:p>6.48%</text:p>
          </table:table-cell>
          <table:table-cell office:value-type="percentage" office:value="0.0656" calcext:value-type="percentage">
            <text:p>6.56%</text:p>
          </table:table-cell>
          <table:table-cell office:value-type="float" office:value="1214.22" calcext:value-type="float">
            <text:p>1,214.22</text:p>
          </table:table-cell>
          <table:table-cell office:value-type="float" office:value="1204.63" calcext:value-type="float">
            <text:p>1,204.63</text:p>
          </table:table-cell>
          <table:table-cell office:value-type="float" office:value="1204.01" calcext:value-type="float">
            <text:p>1,204.0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1/2014</text:p>
          </table:table-cell>
          <table:table-cell office:value-type="percentage" office:value="0.0646" calcext:value-type="percentage">
            <text:p>6.46%</text:p>
          </table:table-cell>
          <table:table-cell office:value-type="percentage" office:value="0.0654" calcext:value-type="percentage">
            <text:p>6.54%</text:p>
          </table:table-cell>
          <table:table-cell office:value-type="float" office:value="1217.26" calcext:value-type="float">
            <text:p>1,217.26</text:p>
          </table:table-cell>
          <table:table-cell office:value-type="float" office:value="1207.64" calcext:value-type="float">
            <text:p>1,207.64</text:p>
          </table:table-cell>
          <table:table-cell office:value-type="float" office:value="1207.02" calcext:value-type="float">
            <text:p>1,207.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1/201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658" calcext:value-type="percentage">
            <text:p>6.58%</text:p>
          </table:table-cell>
          <table:table-cell office:value-type="float" office:value="1213.06" calcext:value-type="float">
            <text:p>1,213.06</text:p>
          </table:table-cell>
          <table:table-cell office:value-type="float" office:value="1203.49" calcext:value-type="float">
            <text:p>1,203.49</text:p>
          </table:table-cell>
          <table:table-cell office:value-type="float" office:value="1202.87" calcext:value-type="float">
            <text:p>1,202.8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1/2014</text:p>
          </table:table-cell>
          <table:table-cell office:value-type="percentage" office:value="0.0654" calcext:value-type="percentage">
            <text:p>6.54%</text:p>
          </table:table-cell>
          <table:table-cell office:value-type="percentage" office:value="0.0662" calcext:value-type="percentage">
            <text:p>6.62%</text:p>
          </table:table-cell>
          <table:table-cell office:value-type="float" office:value="1210.65" calcext:value-type="float">
            <text:p>1,210.65</text:p>
          </table:table-cell>
          <table:table-cell office:value-type="float" office:value="1201.1" calcext:value-type="float">
            <text:p>1,201.10</text:p>
          </table:table-cell>
          <table:table-cell office:value-type="float" office:value="1199.73" calcext:value-type="float">
            <text:p>1,199.7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1/2014</text:p>
          </table:table-cell>
          <table:table-cell office:value-type="percentage" office:value="0.0652" calcext:value-type="percentage">
            <text:p>6.52%</text:p>
          </table:table-cell>
          <table:table-cell office:value-type="percentage" office:value="0.066" calcext:value-type="percentage">
            <text:p>6.60%</text:p>
          </table:table-cell>
          <table:table-cell office:value-type="float" office:value="1213.71" calcext:value-type="float">
            <text:p>1,213.71</text:p>
          </table:table-cell>
          <table:table-cell office:value-type="float" office:value="1204.14" calcext:value-type="float">
            <text:p>1,204.14</text:p>
          </table:table-cell>
          <table:table-cell office:value-type="float" office:value="1203.48" calcext:value-type="float">
            <text:p>1,203.4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1/2014</text:p>
          </table:table-cell>
          <table:table-cell office:value-type="percentage" office:value="0.0652" calcext:value-type="percentage">
            <text:p>6.52%</text:p>
          </table:table-cell>
          <table:table-cell office:value-type="percentage" office:value="0.066" calcext:value-type="percentage">
            <text:p>6.60%</text:p>
          </table:table-cell>
          <table:table-cell office:value-type="float" office:value="1214.37" calcext:value-type="float">
            <text:p>1,214.37</text:p>
          </table:table-cell>
          <table:table-cell office:value-type="float" office:value="1204.8" calcext:value-type="float">
            <text:p>1,204.80</text:p>
          </table:table-cell>
          <table:table-cell office:value-type="float" office:value="1204.14" calcext:value-type="float">
            <text:p>1,204.1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1/2014</text:p>
          </table:table-cell>
          <table:table-cell office:value-type="percentage" office:value="0.0661" calcext:value-type="percentage">
            <text:p>6.61%</text:p>
          </table:table-cell>
          <table:table-cell office:value-type="percentage" office:value="0.0669" calcext:value-type="percentage">
            <text:p>6.69%</text:p>
          </table:table-cell>
          <table:table-cell office:value-type="float" office:value="1204.19" calcext:value-type="float">
            <text:p>1,204.19</text:p>
          </table:table-cell>
          <table:table-cell office:value-type="float" office:value="1194.72" calcext:value-type="float">
            <text:p>1,194.72</text:p>
          </table:table-cell>
          <table:table-cell office:value-type="float" office:value="1194.13" calcext:value-type="float">
            <text:p>1,194.1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1/2014</text:p>
          </table:table-cell>
          <table:table-cell office:value-type="percentage" office:value="0.0659" calcext:value-type="percentage">
            <text:p>6.59%</text:p>
          </table:table-cell>
          <table:table-cell office:value-type="percentage" office:value="0.0667" calcext:value-type="percentage">
            <text:p>6.67%</text:p>
          </table:table-cell>
          <table:table-cell office:value-type="float" office:value="1207.17" calcext:value-type="float">
            <text:p>1,207.17</text:p>
          </table:table-cell>
          <table:table-cell office:value-type="float" office:value="1197.67" calcext:value-type="float">
            <text:p>1,197.67</text:p>
          </table:table-cell>
          <table:table-cell office:value-type="float" office:value="1197.08" calcext:value-type="float">
            <text:p>1,197.0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1/2014</text:p>
          </table:table-cell>
          <table:table-cell office:value-type="percentage" office:value="0.0658" calcext:value-type="percentage">
            <text:p>6.58%</text:p>
          </table:table-cell>
          <table:table-cell office:value-type="percentage" office:value="0.0666" calcext:value-type="percentage">
            <text:p>6.66%</text:p>
          </table:table-cell>
          <table:table-cell office:value-type="float" office:value="1209.52" calcext:value-type="float">
            <text:p>1,209.52</text:p>
          </table:table-cell>
          <table:table-cell office:value-type="float" office:value="1200" calcext:value-type="float">
            <text:p>1,200.00</text:p>
          </table:table-cell>
          <table:table-cell office:value-type="float" office:value="1198.85" calcext:value-type="float">
            <text:p>1,198.8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1/2014</text:p>
          </table:table-cell>
          <table:table-cell office:value-type="percentage" office:value="0.0652" calcext:value-type="percentage">
            <text:p>6.52%</text:p>
          </table:table-cell>
          <table:table-cell office:value-type="percentage" office:value="0.066" calcext:value-type="percentage">
            <text:p>6.60%</text:p>
          </table:table-cell>
          <table:table-cell office:value-type="float" office:value="1217.3" calcext:value-type="float">
            <text:p>1,217.30</text:p>
          </table:table-cell>
          <table:table-cell office:value-type="float" office:value="1207.72" calcext:value-type="float">
            <text:p>1,207.72</text:p>
          </table:table-cell>
          <table:table-cell office:value-type="float" office:value="1207.13" calcext:value-type="float">
            <text:p>1,207.1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1/2014</text:p>
          </table:table-cell>
          <table:table-cell office:value-type="percentage" office:value="0.0659" calcext:value-type="percentage">
            <text:p>6.59%</text:p>
          </table:table-cell>
          <table:table-cell office:value-type="percentage" office:value="0.0667" calcext:value-type="percentage">
            <text:p>6.67%</text:p>
          </table:table-cell>
          <table:table-cell office:value-type="float" office:value="1209.5" calcext:value-type="float">
            <text:p>1,209.50</text:p>
          </table:table-cell>
          <table:table-cell office:value-type="float" office:value="1200" calcext:value-type="float">
            <text:p>1,200.00</text:p>
          </table:table-cell>
          <table:table-cell office:value-type="float" office:value="1199.41" calcext:value-type="float">
            <text:p>1,199.4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1/201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678" calcext:value-type="percentage">
            <text:p>6.78%</text:p>
          </table:table-cell>
          <table:table-cell office:value-type="float" office:value="1197.04" calcext:value-type="float">
            <text:p>1,197.04</text:p>
          </table:table-cell>
          <table:table-cell office:value-type="float" office:value="1187.64" calcext:value-type="float">
            <text:p>1,187.64</text:p>
          </table:table-cell>
          <table:table-cell office:value-type="float" office:value="1187.05" calcext:value-type="float">
            <text:p>1,187.0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1/2014</text:p>
          </table:table-cell>
          <table:table-cell office:value-type="percentage" office:value="0.0672" calcext:value-type="percentage">
            <text:p>6.72%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195.27" calcext:value-type="float">
            <text:p>1,195.27</text:p>
          </table:table-cell>
          <table:table-cell office:value-type="float" office:value="1185.89" calcext:value-type="float">
            <text:p>1,185.89</text:p>
          </table:table-cell>
          <table:table-cell office:value-type="float" office:value="1185.3" calcext:value-type="float">
            <text:p>1,185.3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1/2014</text:p>
          </table:table-cell>
          <table:table-cell office:value-type="percentage" office:value="0.0702" calcext:value-type="percentage">
            <text:p>7.02%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1161.24" calcext:value-type="float">
            <text:p>1,161.24</text:p>
          </table:table-cell>
          <table:table-cell office:value-type="float" office:value="1152.16" calcext:value-type="float">
            <text:p>1,152.16</text:p>
          </table:table-cell>
          <table:table-cell office:value-type="float" office:value="1151.13" calcext:value-type="float">
            <text:p>1,151.1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1/2014</text:p>
          </table:table-cell>
          <table:table-cell office:value-type="percentage" office:value="0.0688" calcext:value-type="percentage">
            <text:p>6.88%</text:p>
          </table:table-cell>
          <table:table-cell office:value-type="percentage" office:value="0.0696" calcext:value-type="percentage">
            <text:p>6.96%</text:p>
          </table:table-cell>
          <table:table-cell office:value-type="float" office:value="1177.88" calcext:value-type="float">
            <text:p>1,177.88</text:p>
          </table:table-cell>
          <table:table-cell office:value-type="float" office:value="1168.66" calcext:value-type="float">
            <text:p>1,168.66</text:p>
          </table:table-cell>
          <table:table-cell office:value-type="float" office:value="1168.11" calcext:value-type="float">
            <text:p>1,168.1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1/2014</text:p>
          </table:table-cell>
          <table:table-cell office:value-type="percentage" office:value="0.0693" calcext:value-type="percentage">
            <text:p>6.93%</text:p>
          </table:table-cell>
          <table:table-cell office:value-type="percentage" office:value="0.0701" calcext:value-type="percentage">
            <text:p>7.01%</text:p>
          </table:table-cell>
          <table:table-cell office:value-type="float" office:value="1172.66" calcext:value-type="float">
            <text:p>1,172.66</text:p>
          </table:table-cell>
          <table:table-cell office:value-type="float" office:value="1163.49" calcext:value-type="float">
            <text:p>1,163.49</text:p>
          </table:table-cell>
          <table:table-cell office:value-type="float" office:value="1162.93" calcext:value-type="float">
            <text:p>1,162.9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1/2014</text:p>
          </table:table-cell>
          <table:table-cell office:value-type="percentage" office:value="0.0694" calcext:value-type="percentage">
            <text:p>6.94%</text:p>
          </table:table-cell>
          <table:table-cell office:value-type="percentage" office:value="0.0702" calcext:value-type="percentage">
            <text:p>7.02%</text:p>
          </table:table-cell>
          <table:table-cell office:value-type="float" office:value="1172.06" calcext:value-type="float">
            <text:p>1,172.06</text:p>
          </table:table-cell>
          <table:table-cell office:value-type="float" office:value="1162.9" calcext:value-type="float">
            <text:p>1,162.90</text:p>
          </table:table-cell>
          <table:table-cell office:value-type="float" office:value="1162.35" calcext:value-type="float">
            <text:p>1,162.3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1/2014</text:p>
          </table:table-cell>
          <table:table-cell office:value-type="percentage" office:value="0.0703" calcext:value-type="percentage">
            <text:p>7.03%</text:p>
          </table:table-cell>
          <table:table-cell office:value-type="percentage" office:value="0.0711" calcext:value-type="percentage">
            <text:p>7.11%</text:p>
          </table:table-cell>
          <table:table-cell office:value-type="float" office:value="1162.31" calcext:value-type="float">
            <text:p>1,162.31</text:p>
          </table:table-cell>
          <table:table-cell office:value-type="float" office:value="1153.24" calcext:value-type="float">
            <text:p>1,153.24</text:p>
          </table:table-cell>
          <table:table-cell office:value-type="float" office:value="1152.68" calcext:value-type="float">
            <text:p>1,152.6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1/01/2014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0708" calcext:value-type="percentage">
            <text:p>7.08%</text:p>
          </table:table-cell>
          <table:table-cell office:value-type="float" office:value="1166.77" calcext:value-type="float">
            <text:p>1,166.77</text:p>
          </table:table-cell>
          <table:table-cell office:value-type="float" office:value="1157.66" calcext:value-type="float">
            <text:p>1,157.66</text:p>
          </table:table-cell>
          <table:table-cell office:value-type="float" office:value="1156.63" calcext:value-type="float">
            <text:p>1,156.6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2/2014</text:p>
          </table:table-cell>
          <table:table-cell office:value-type="percentage" office:value="0.0699" calcext:value-type="percentage">
            <text:p>6.99%</text:p>
          </table:table-cell>
          <table:table-cell office:value-type="percentage" office:value="0.0707" calcext:value-type="percentage">
            <text:p>7.07%</text:p>
          </table:table-cell>
          <table:table-cell office:value-type="float" office:value="1168.47" calcext:value-type="float">
            <text:p>1,168.47</text:p>
          </table:table-cell>
          <table:table-cell office:value-type="float" office:value="1159.35" calcext:value-type="float">
            <text:p>1,159.35</text:p>
          </table:table-cell>
          <table:table-cell office:value-type="float" office:value="1158.79" calcext:value-type="float">
            <text:p>1,158.7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2/2014</text:p>
          </table:table-cell>
          <table:table-cell office:value-type="percentage" office:value="0.0703" calcext:value-type="percentage">
            <text:p>7.03%</text:p>
          </table:table-cell>
          <table:table-cell office:value-type="percentage" office:value="0.0711" calcext:value-type="percentage">
            <text:p>7.11%</text:p>
          </table:table-cell>
          <table:table-cell office:value-type="float" office:value="1164.45" calcext:value-type="float">
            <text:p>1,164.45</text:p>
          </table:table-cell>
          <table:table-cell office:value-type="float" office:value="1155.37" calcext:value-type="float">
            <text:p>1,155.37</text:p>
          </table:table-cell>
          <table:table-cell office:value-type="float" office:value="1154.81" calcext:value-type="float">
            <text:p>1,154.8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2/2014</text:p>
          </table:table-cell>
          <table:table-cell office:value-type="percentage" office:value="0.0701" calcext:value-type="percentage">
            <text:p>7.01%</text:p>
          </table:table-cell>
          <table:table-cell office:value-type="percentage" office:value="0.0709" calcext:value-type="percentage">
            <text:p>7.09%</text:p>
          </table:table-cell>
          <table:table-cell office:value-type="float" office:value="1167.29" calcext:value-type="float">
            <text:p>1,167.29</text:p>
          </table:table-cell>
          <table:table-cell office:value-type="float" office:value="1158.18" calcext:value-type="float">
            <text:p>1,158.18</text:p>
          </table:table-cell>
          <table:table-cell office:value-type="float" office:value="1157.63" calcext:value-type="float">
            <text:p>1,157.6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2/2014</text:p>
          </table:table-cell>
          <table:table-cell office:value-type="percentage" office:value="0.0693" calcext:value-type="percentage">
            <text:p>6.93%</text:p>
          </table:table-cell>
          <table:table-cell office:value-type="percentage" office:value="0.0701" calcext:value-type="percentage">
            <text:p>7.01%</text:p>
          </table:table-cell>
          <table:table-cell office:value-type="float" office:value="1177.02" calcext:value-type="float">
            <text:p>1,177.02</text:p>
          </table:table-cell>
          <table:table-cell office:value-type="float" office:value="1167.84" calcext:value-type="float">
            <text:p>1,167.84</text:p>
          </table:table-cell>
          <table:table-cell office:value-type="float" office:value="1167.29" calcext:value-type="float">
            <text:p>1,167.2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2/2014</text:p>
          </table:table-cell>
          <table:table-cell office:value-type="percentage" office:value="0.0692" calcext:value-type="percentage">
            <text:p>6.92%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1178.33" calcext:value-type="float">
            <text:p>1,178.33</text:p>
          </table:table-cell>
          <table:table-cell office:value-type="float" office:value="1169.14" calcext:value-type="float">
            <text:p>1,169.14</text:p>
          </table:table-cell>
          <table:table-cell office:value-type="float" office:value="1168.21" calcext:value-type="float">
            <text:p>1,168.2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2/2014</text:p>
          </table:table-cell>
          <table:table-cell office:value-type="percentage" office:value="0.0684" calcext:value-type="percentage">
            <text:p>6.84%</text:p>
          </table:table-cell>
          <table:table-cell office:value-type="percentage" office:value="0.0692" calcext:value-type="percentage">
            <text:p>6.92%</text:p>
          </table:table-cell>
          <table:table-cell office:value-type="float" office:value="1188.12" calcext:value-type="float">
            <text:p>1,188.12</text:p>
          </table:table-cell>
          <table:table-cell office:value-type="float" office:value="1178.85" calcext:value-type="float">
            <text:p>1,178.85</text:p>
          </table:table-cell>
          <table:table-cell office:value-type="float" office:value="1178.33" calcext:value-type="float">
            <text:p>1,178.3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2/2014</text:p>
          </table:table-cell>
          <table:table-cell office:value-type="percentage" office:value="0.0687" calcext:value-type="percentage">
            <text:p>6.87%</text:p>
          </table:table-cell>
          <table:table-cell office:value-type="percentage" office:value="0.0695" calcext:value-type="percentage">
            <text:p>6.95%</text:p>
          </table:table-cell>
          <table:table-cell office:value-type="float" office:value="1185.16" calcext:value-type="float">
            <text:p>1,185.16</text:p>
          </table:table-cell>
          <table:table-cell office:value-type="float" office:value="1175.92" calcext:value-type="float">
            <text:p>1,175.92</text:p>
          </table:table-cell>
          <table:table-cell office:value-type="float" office:value="1175.4" calcext:value-type="float">
            <text:p>1,175.4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2/201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0698" calcext:value-type="percentage">
            <text:p>6.98%</text:p>
          </table:table-cell>
          <table:table-cell office:value-type="float" office:value="1182.21" calcext:value-type="float">
            <text:p>1,182.21</text:p>
          </table:table-cell>
          <table:table-cell office:value-type="float" office:value="1173" calcext:value-type="float">
            <text:p>1,173.00</text:p>
          </table:table-cell>
          <table:table-cell office:value-type="float" office:value="1172.47" calcext:value-type="float">
            <text:p>1,172.4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2/2014</text:p>
          </table:table-cell>
          <table:table-cell office:value-type="percentage" office:value="0.0691" calcext:value-type="percentage">
            <text:p>6.91%</text:p>
          </table:table-cell>
          <table:table-cell office:value-type="percentage" office:value="0.0699" calcext:value-type="percentage">
            <text:p>6.99%</text:p>
          </table:table-cell>
          <table:table-cell office:value-type="float" office:value="1181.57" calcext:value-type="float">
            <text:p>1,181.57</text:p>
          </table:table-cell>
          <table:table-cell office:value-type="float" office:value="1172.37" calcext:value-type="float">
            <text:p>1,172.37</text:p>
          </table:table-cell>
          <table:table-cell office:value-type="float" office:value="1171.85" calcext:value-type="float">
            <text:p>1,171.8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2/2014</text:p>
          </table:table-cell>
          <table:table-cell office:value-type="percentage" office:value="0.0684" calcext:value-type="percentage">
            <text:p>6.84%</text:p>
          </table:table-cell>
          <table:table-cell office:value-type="percentage" office:value="0.0692" calcext:value-type="percentage">
            <text:p>6.92%</text:p>
          </table:table-cell>
          <table:table-cell office:value-type="float" office:value="1190.77" calcext:value-type="float">
            <text:p>1,190.77</text:p>
          </table:table-cell>
          <table:table-cell office:value-type="float" office:value="1181.49" calcext:value-type="float">
            <text:p>1,181.49</text:p>
          </table:table-cell>
          <table:table-cell office:value-type="float" office:value="1180.42" calcext:value-type="float">
            <text:p>1,180.4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2/2014</text:p>
          </table:table-cell>
          <table:table-cell office:value-type="percentage" office:value="0.0682" calcext:value-type="percentage">
            <text:p>6.82%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1193.69" calcext:value-type="float">
            <text:p>1,193.69</text:p>
          </table:table-cell>
          <table:table-cell office:value-type="float" office:value="1184.39" calcext:value-type="float">
            <text:p>1,184.39</text:p>
          </table:table-cell>
          <table:table-cell office:value-type="float" office:value="1183.8" calcext:value-type="float">
            <text:p>1,183.8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2/2014</text:p>
          </table:table-cell>
          <table:table-cell office:value-type="percentage" office:value="0.0679" calcext:value-type="percentage">
            <text:p>6.79%</text:p>
          </table:table-cell>
          <table:table-cell office:value-type="percentage" office:value="0.0687" calcext:value-type="percentage">
            <text:p>6.87%</text:p>
          </table:table-cell>
          <table:table-cell office:value-type="float" office:value="1197.78" calcext:value-type="float">
            <text:p>1,197.78</text:p>
          </table:table-cell>
          <table:table-cell office:value-type="float" office:value="1188.45" calcext:value-type="float">
            <text:p>1,188.45</text:p>
          </table:table-cell>
          <table:table-cell office:value-type="float" office:value="1187.87" calcext:value-type="float">
            <text:p>1,187.8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2/2014</text:p>
          </table:table-cell>
          <table:table-cell office:value-type="percentage" office:value="0.0674" calcext:value-type="percentage">
            <text:p>6.74%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204.24" calcext:value-type="float">
            <text:p>1,204.24</text:p>
          </table:table-cell>
          <table:table-cell office:value-type="float" office:value="1194.86" calcext:value-type="float">
            <text:p>1,194.86</text:p>
          </table:table-cell>
          <table:table-cell office:value-type="float" office:value="1194.28" calcext:value-type="float">
            <text:p>1,194.2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2/2014</text:p>
          </table:table-cell>
          <table:table-cell office:value-type="percentage" office:value="0.0677" calcext:value-type="percentage">
            <text:p>6.77%</text:p>
          </table:table-cell>
          <table:table-cell office:value-type="percentage" office:value="0.0685" calcext:value-type="percentage">
            <text:p>6.85%</text:p>
          </table:table-cell>
          <table:table-cell office:value-type="float" office:value="1201.31" calcext:value-type="float">
            <text:p>1,201.31</text:p>
          </table:table-cell>
          <table:table-cell office:value-type="float" office:value="1191.96" calcext:value-type="float">
            <text:p>1,191.96</text:p>
          </table:table-cell>
          <table:table-cell office:value-type="float" office:value="1191.37" calcext:value-type="float">
            <text:p>1,191.3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2/2014</text:p>
          </table:table-cell>
          <table:table-cell office:value-type="percentage" office:value="0.0666" calcext:value-type="percentage">
            <text:p>6.66%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1215.45" calcext:value-type="float">
            <text:p>1,215.45</text:p>
          </table:table-cell>
          <table:table-cell office:value-type="float" office:value="1205.98" calcext:value-type="float">
            <text:p>1,205.98</text:p>
          </table:table-cell>
          <table:table-cell office:value-type="float" office:value="1204.83" calcext:value-type="float">
            <text:p>1,204.8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2/2014</text:p>
          </table:table-cell>
          <table:table-cell office:value-type="percentage" office:value="0.0657" calcext:value-type="percentage">
            <text:p>6.57%</text:p>
          </table:table-cell>
          <table:table-cell office:value-type="percentage" office:value="0.0665" calcext:value-type="percentage">
            <text:p>6.65%</text:p>
          </table:table-cell>
          <table:table-cell office:value-type="float" office:value="1226.75" calcext:value-type="float">
            <text:p>1,226.75</text:p>
          </table:table-cell>
          <table:table-cell office:value-type="float" office:value="1217.19" calcext:value-type="float">
            <text:p>1,217.19</text:p>
          </table:table-cell>
          <table:table-cell office:value-type="float" office:value="1216.6" calcext:value-type="float">
            <text:p>1,216.6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2/2014</text:p>
          </table:table-cell>
          <table:table-cell office:value-type="percentage" office:value="0.0655" calcext:value-type="percentage">
            <text:p>6.55%</text:p>
          </table:table-cell>
          <table:table-cell office:value-type="percentage" office:value="0.0663" calcext:value-type="percentage">
            <text:p>6.63%</text:p>
          </table:table-cell>
          <table:table-cell office:value-type="float" office:value="1229.74" calcext:value-type="float">
            <text:p>1,229.74</text:p>
          </table:table-cell>
          <table:table-cell office:value-type="float" office:value="1220.16" calcext:value-type="float">
            <text:p>1,220.16</text:p>
          </table:table-cell>
          <table:table-cell office:value-type="float" office:value="1219.57" calcext:value-type="float">
            <text:p>1,219.5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2/2014</text:p>
          </table:table-cell>
          <table:table-cell office:value-type="percentage" office:value="0.0654" calcext:value-type="percentage">
            <text:p>6.54%</text:p>
          </table:table-cell>
          <table:table-cell office:value-type="percentage" office:value="0.0662" calcext:value-type="percentage">
            <text:p>6.62%</text:p>
          </table:table-cell>
          <table:table-cell office:value-type="float" office:value="1231.53" calcext:value-type="float">
            <text:p>1,231.53</text:p>
          </table:table-cell>
          <table:table-cell office:value-type="float" office:value="1221.94" calcext:value-type="float">
            <text:p>1,221.94</text:p>
          </table:table-cell>
          <table:table-cell office:value-type="float" office:value="1221.35" calcext:value-type="float">
            <text:p>1,221.3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2/2014</text:p>
          </table:table-cell>
          <table:table-cell office:value-type="percentage" office:value="0.0649" calcext:value-type="percentage">
            <text:p>6.49%</text:p>
          </table:table-cell>
          <table:table-cell office:value-type="percentage" office:value="0.0657" calcext:value-type="percentage">
            <text:p>6.57%</text:p>
          </table:table-cell>
          <table:table-cell office:value-type="float" office:value="1238.16" calcext:value-type="float">
            <text:p>1,238.16</text:p>
          </table:table-cell>
          <table:table-cell office:value-type="float" office:value="1228.52" calcext:value-type="float">
            <text:p>1,228.52</text:p>
          </table:table-cell>
          <table:table-cell office:value-type="float" office:value="1227.93" calcext:value-type="float">
            <text:p>1,227.9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2/2014</text:p>
          </table:table-cell>
          <table:table-cell office:value-type="percentage" office:value="0.0638" calcext:value-type="percentage">
            <text:p>6.38%</text:p>
          </table:table-cell>
          <table:table-cell office:value-type="percentage" office:value="0.0646" calcext:value-type="percentage">
            <text:p>6.46%</text:p>
          </table:table-cell>
          <table:table-cell office:value-type="float" office:value="1253.29" calcext:value-type="float">
            <text:p>1,253.29</text:p>
          </table:table-cell>
          <table:table-cell office:value-type="float" office:value="1243.52" calcext:value-type="float">
            <text:p>1,243.52</text:p>
          </table:table-cell>
          <table:table-cell office:value-type="float" office:value="1241.8" calcext:value-type="float">
            <text:p>1,241.8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3/2014</text:p>
          </table:table-cell>
          <table:table-cell office:value-type="percentage" office:value="0.0649" calcext:value-type="percentage">
            <text:p>6.49%</text:p>
          </table:table-cell>
          <table:table-cell office:value-type="percentage" office:value="0.0657" calcext:value-type="percentage">
            <text:p>6.57%</text:p>
          </table:table-cell>
          <table:table-cell office:value-type="float" office:value="1240.47" calcext:value-type="float">
            <text:p>1,240.47</text:p>
          </table:table-cell>
          <table:table-cell office:value-type="float" office:value="1230.82" calcext:value-type="float">
            <text:p>1,230.82</text:p>
          </table:table-cell>
          <table:table-cell office:value-type="float" office:value="1230.23" calcext:value-type="float">
            <text:p>1,230.2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3/201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658" calcext:value-type="percentage">
            <text:p>6.58%</text:p>
          </table:table-cell>
          <table:table-cell office:value-type="float" office:value="1239.85" calcext:value-type="float">
            <text:p>1,239.85</text:p>
          </table:table-cell>
          <table:table-cell office:value-type="float" office:value="1230.21" calcext:value-type="float">
            <text:p>1,230.21</text:p>
          </table:table-cell>
          <table:table-cell office:value-type="float" office:value="1229.62" calcext:value-type="float">
            <text:p>1,229.6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3/2014</text:p>
          </table:table-cell>
          <table:table-cell office:value-type="percentage" office:value="0.0654" calcext:value-type="percentage">
            <text:p>6.54%</text:p>
          </table:table-cell>
          <table:table-cell office:value-type="percentage" office:value="0.0662" calcext:value-type="percentage">
            <text:p>6.62%</text:p>
          </table:table-cell>
          <table:table-cell office:value-type="float" office:value="1236.18" calcext:value-type="float">
            <text:p>1,236.18</text:p>
          </table:table-cell>
          <table:table-cell office:value-type="float" office:value="1226.57" calcext:value-type="float">
            <text:p>1,226.57</text:p>
          </table:table-cell>
          <table:table-cell office:value-type="float" office:value="1225.42" calcext:value-type="float">
            <text:p>1,225.4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3/2014</text:p>
          </table:table-cell>
          <table:table-cell office:value-type="percentage" office:value="0.0662" calcext:value-type="percentage">
            <text:p>6.62%</text:p>
          </table:table-cell>
          <table:table-cell office:value-type="percentage" office:value="0.067" calcext:value-type="percentage">
            <text:p>6.70%</text:p>
          </table:table-cell>
          <table:table-cell office:value-type="float" office:value="1227.16" calcext:value-type="float">
            <text:p>1,227.16</text:p>
          </table:table-cell>
          <table:table-cell office:value-type="float" office:value="1217.63" calcext:value-type="float">
            <text:p>1,217.63</text:p>
          </table:table-cell>
          <table:table-cell office:value-type="float" office:value="1217.04" calcext:value-type="float">
            <text:p>1,217.0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3/2014</text:p>
          </table:table-cell>
          <table:table-cell office:value-type="percentage" office:value="0.0672" calcext:value-type="percentage">
            <text:p>6.72%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15.85" calcext:value-type="float">
            <text:p>1,215.85</text:p>
          </table:table-cell>
          <table:table-cell office:value-type="float" office:value="1206.42" calcext:value-type="float">
            <text:p>1,206.42</text:p>
          </table:table-cell>
          <table:table-cell office:value-type="float" office:value="1205.83" calcext:value-type="float">
            <text:p>1,205.8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3/2014</text:p>
          </table:table-cell>
          <table:table-cell office:value-type="percentage" office:value="0.0678" calcext:value-type="percentage">
            <text:p>6.78%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1209.92" calcext:value-type="float">
            <text:p>1,209.92</text:p>
          </table:table-cell>
          <table:table-cell office:value-type="float" office:value="1200.55" calcext:value-type="float">
            <text:p>1,200.55</text:p>
          </table:table-cell>
          <table:table-cell office:value-type="float" office:value="1199.94" calcext:value-type="float">
            <text:p>1,199.9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3/2014</text:p>
          </table:table-cell>
          <table:table-cell office:value-type="percentage" office:value="0.0675" calcext:value-type="percentage">
            <text:p>6.75%</text:p>
          </table:table-cell>
          <table:table-cell office:value-type="percentage" office:value="0.0683" calcext:value-type="percentage">
            <text:p>6.83%</text:p>
          </table:table-cell>
          <table:table-cell office:value-type="float" office:value="1214.07" calcext:value-type="float">
            <text:p>1,214.07</text:p>
          </table:table-cell>
          <table:table-cell office:value-type="float" office:value="1204.66" calcext:value-type="float">
            <text:p>1,204.66</text:p>
          </table:table-cell>
          <table:table-cell office:value-type="float" office:value="1204.05" calcext:value-type="float">
            <text:p>1,204.0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3/2014</text:p>
          </table:table-cell>
          <table:table-cell office:value-type="percentage" office:value="0.0671" calcext:value-type="percentage">
            <text:p>6.71%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220.01" calcext:value-type="float">
            <text:p>1,220.01</text:p>
          </table:table-cell>
          <table:table-cell office:value-type="float" office:value="1210.56" calcext:value-type="float">
            <text:p>1,210.56</text:p>
          </table:table-cell>
          <table:table-cell office:value-type="float" office:value="1209.36" calcext:value-type="float">
            <text:p>1,209.3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3/2014</text:p>
          </table:table-cell>
          <table:table-cell office:value-type="percentage" office:value="0.0675" calcext:value-type="percentage">
            <text:p>6.75%</text:p>
          </table:table-cell>
          <table:table-cell office:value-type="percentage" office:value="0.0683" calcext:value-type="percentage">
            <text:p>6.83%</text:p>
          </table:table-cell>
          <table:table-cell office:value-type="float" office:value="1215.88" calcext:value-type="float">
            <text:p>1,215.88</text:p>
          </table:table-cell>
          <table:table-cell office:value-type="float" office:value="1206.47" calcext:value-type="float">
            <text:p>1,206.47</text:p>
          </table:table-cell>
          <table:table-cell office:value-type="float" office:value="1205.86" calcext:value-type="float">
            <text:p>1,205.8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3/2014</text:p>
          </table:table-cell>
          <table:table-cell office:value-type="percentage" office:value="0.0677" calcext:value-type="percentage">
            <text:p>6.77%</text:p>
          </table:table-cell>
          <table:table-cell office:value-type="percentage" office:value="0.0685" calcext:value-type="percentage">
            <text:p>6.85%</text:p>
          </table:table-cell>
          <table:table-cell office:value-type="float" office:value="1214.13" calcext:value-type="float">
            <text:p>1,214.13</text:p>
          </table:table-cell>
          <table:table-cell office:value-type="float" office:value="1204.74" calcext:value-type="float">
            <text:p>1,204.74</text:p>
          </table:table-cell>
          <table:table-cell office:value-type="float" office:value="1204.13" calcext:value-type="float">
            <text:p>1,204.1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3/2014</text:p>
          </table:table-cell>
          <table:table-cell office:value-type="percentage" office:value="0.0682" calcext:value-type="percentage">
            <text:p>6.82%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1208.87" calcext:value-type="float">
            <text:p>1,208.87</text:p>
          </table:table-cell>
          <table:table-cell office:value-type="float" office:value="1199.52" calcext:value-type="float">
            <text:p>1,199.52</text:p>
          </table:table-cell>
          <table:table-cell office:value-type="float" office:value="1198.91" calcext:value-type="float">
            <text:p>1,198.9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3/2014</text:p>
          </table:table-cell>
          <table:table-cell office:value-type="percentage" office:value="0.0691" calcext:value-type="percentage">
            <text:p>6.91%</text:p>
          </table:table-cell>
          <table:table-cell office:value-type="percentage" office:value="0.0699" calcext:value-type="percentage">
            <text:p>6.99%</text:p>
          </table:table-cell>
          <table:table-cell office:value-type="float" office:value="1198.97" calcext:value-type="float">
            <text:p>1,198.97</text:p>
          </table:table-cell>
          <table:table-cell office:value-type="float" office:value="1189.71" calcext:value-type="float">
            <text:p>1,189.71</text:p>
          </table:table-cell>
          <table:table-cell office:value-type="float" office:value="1189.11" calcext:value-type="float">
            <text:p>1,189.1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3/2014</text:p>
          </table:table-cell>
          <table:table-cell office:value-type="percentage" office:value="0.0684" calcext:value-type="percentage">
            <text:p>6.84%</text:p>
          </table:table-cell>
          <table:table-cell office:value-type="percentage" office:value="0.0692" calcext:value-type="percentage">
            <text:p>6.92%</text:p>
          </table:table-cell>
          <table:table-cell office:value-type="float" office:value="1208.34" calcext:value-type="float">
            <text:p>1,208.34</text:p>
          </table:table-cell>
          <table:table-cell office:value-type="float" office:value="1199" calcext:value-type="float">
            <text:p>1,199.00</text:p>
          </table:table-cell>
          <table:table-cell office:value-type="float" office:value="1197.81" calcext:value-type="float">
            <text:p>1,197.8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3/2014</text:p>
          </table:table-cell>
          <table:table-cell office:value-type="percentage" office:value="0.0677" calcext:value-type="percentage">
            <text:p>6.77%</text:p>
          </table:table-cell>
          <table:table-cell office:value-type="percentage" office:value="0.0685" calcext:value-type="percentage">
            <text:p>6.85%</text:p>
          </table:table-cell>
          <table:table-cell office:value-type="float" office:value="1217.49" calcext:value-type="float">
            <text:p>1,217.49</text:p>
          </table:table-cell>
          <table:table-cell office:value-type="float" office:value="1208.09" calcext:value-type="float">
            <text:p>1,208.09</text:p>
          </table:table-cell>
          <table:table-cell office:value-type="float" office:value="1207.44" calcext:value-type="float">
            <text:p>1,207.4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3/2014</text:p>
          </table:table-cell>
          <table:table-cell office:value-type="percentage" office:value="0.0671" calcext:value-type="percentage">
            <text:p>6.71%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225.24" calcext:value-type="float">
            <text:p>1,225.24</text:p>
          </table:table-cell>
          <table:table-cell office:value-type="float" office:value="1215.78" calcext:value-type="float">
            <text:p>1,215.78</text:p>
          </table:table-cell>
          <table:table-cell office:value-type="float" office:value="1215.13" calcext:value-type="float">
            <text:p>1,215.1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3/2014</text:p>
          </table:table-cell>
          <table:table-cell office:value-type="percentage" office:value="0.0664" calcext:value-type="percentage">
            <text:p>6.64%</text:p>
          </table:table-cell>
          <table:table-cell office:value-type="percentage" office:value="0.0672" calcext:value-type="percentage">
            <text:p>6.72%</text:p>
          </table:table-cell>
          <table:table-cell office:value-type="float" office:value="1234.24" calcext:value-type="float">
            <text:p>1,234.24</text:p>
          </table:table-cell>
          <table:table-cell office:value-type="float" office:value="1224.7" calcext:value-type="float">
            <text:p>1,224.70</text:p>
          </table:table-cell>
          <table:table-cell office:value-type="float" office:value="1224.06" calcext:value-type="float">
            <text:p>1,224.0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3/2014</text:p>
          </table:table-cell>
          <table:table-cell office:value-type="percentage" office:value="0.0658" calcext:value-type="percentage">
            <text:p>6.58%</text:p>
          </table:table-cell>
          <table:table-cell office:value-type="percentage" office:value="0.0666" calcext:value-type="percentage">
            <text:p>6.66%</text:p>
          </table:table-cell>
          <table:table-cell office:value-type="float" office:value="1242.1" calcext:value-type="float">
            <text:p>1,242.10</text:p>
          </table:table-cell>
          <table:table-cell office:value-type="float" office:value="1232.5" calcext:value-type="float">
            <text:p>1,232.50</text:p>
          </table:table-cell>
          <table:table-cell office:value-type="float" office:value="1231.85" calcext:value-type="float">
            <text:p>1,231.8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3/2014</text:p>
          </table:table-cell>
          <table:table-cell office:value-type="percentage" office:value="0.0648" calcext:value-type="percentage">
            <text:p>6.48%</text:p>
          </table:table-cell>
          <table:table-cell office:value-type="percentage" office:value="0.0656" calcext:value-type="percentage">
            <text:p>6.56%</text:p>
          </table:table-cell>
          <table:table-cell office:value-type="float" office:value="1255.54" calcext:value-type="float">
            <text:p>1,255.54</text:p>
          </table:table-cell>
          <table:table-cell office:value-type="float" office:value="1245.83" calcext:value-type="float">
            <text:p>1,245.83</text:p>
          </table:table-cell>
          <table:table-cell office:value-type="float" office:value="1244.51" calcext:value-type="float">
            <text:p>1,244.5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1/03/2014</text:p>
          </table:table-cell>
          <table:table-cell office:value-type="percentage" office:value="0.0654" calcext:value-type="percentage">
            <text:p>6.54%</text:p>
          </table:table-cell>
          <table:table-cell office:value-type="percentage" office:value="0.0662" calcext:value-type="percentage">
            <text:p>6.62%</text:p>
          </table:table-cell>
          <table:table-cell office:value-type="float" office:value="1248.9" calcext:value-type="float">
            <text:p>1,248.90</text:p>
          </table:table-cell>
          <table:table-cell office:value-type="float" office:value="1239.25" calcext:value-type="float">
            <text:p>1,239.25</text:p>
          </table:table-cell>
          <table:table-cell office:value-type="float" office:value="1238.6" calcext:value-type="float">
            <text:p>1,238.6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04/2014</text:p>
          </table:table-cell>
          <table:table-cell office:value-type="percentage" office:value="0.0655" calcext:value-type="percentage">
            <text:p>6.55%</text:p>
          </table:table-cell>
          <table:table-cell office:value-type="percentage" office:value="0.0663" calcext:value-type="percentage">
            <text:p>6.63%</text:p>
          </table:table-cell>
          <table:table-cell office:value-type="float" office:value="1248.34" calcext:value-type="float">
            <text:p>1,248.34</text:p>
          </table:table-cell>
          <table:table-cell office:value-type="float" office:value="1238.7" calcext:value-type="float">
            <text:p>1,238.70</text:p>
          </table:table-cell>
          <table:table-cell office:value-type="float" office:value="1238.05" calcext:value-type="float">
            <text:p>1,238.0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4/2014</text:p>
          </table:table-cell>
          <table:table-cell office:value-type="percentage" office:value="0.0654" calcext:value-type="percentage">
            <text:p>6.54%</text:p>
          </table:table-cell>
          <table:table-cell office:value-type="percentage" office:value="0.0662" calcext:value-type="percentage">
            <text:p>6.62%</text:p>
          </table:table-cell>
          <table:table-cell office:value-type="float" office:value="1250.2" calcext:value-type="float">
            <text:p>1,250.20</text:p>
          </table:table-cell>
          <table:table-cell office:value-type="float" office:value="1240.55" calcext:value-type="float">
            <text:p>1,240.55</text:p>
          </table:table-cell>
          <table:table-cell office:value-type="float" office:value="1239.9" calcext:value-type="float">
            <text:p>1,239.9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4/2014</text:p>
          </table:table-cell>
          <table:table-cell office:value-type="percentage" office:value="0.0654" calcext:value-type="percentage">
            <text:p>6.54%</text:p>
          </table:table-cell>
          <table:table-cell office:value-type="percentage" office:value="0.0662" calcext:value-type="percentage">
            <text:p>6.62%</text:p>
          </table:table-cell>
          <table:table-cell office:value-type="float" office:value="1250.86" calcext:value-type="float">
            <text:p>1,250.86</text:p>
          </table:table-cell>
          <table:table-cell office:value-type="float" office:value="1241.2" calcext:value-type="float">
            <text:p>1,241.20</text:p>
          </table:table-cell>
          <table:table-cell office:value-type="float" office:value="1240.55" calcext:value-type="float">
            <text:p>1,240.5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4/2014</text:p>
          </table:table-cell>
          <table:table-cell office:value-type="percentage" office:value="0.0654" calcext:value-type="percentage">
            <text:p>6.54%</text:p>
          </table:table-cell>
          <table:table-cell office:value-type="percentage" office:value="0.0662" calcext:value-type="percentage">
            <text:p>6.62%</text:p>
          </table:table-cell>
          <table:table-cell office:value-type="float" office:value="1252.19" calcext:value-type="float">
            <text:p>1,252.19</text:p>
          </table:table-cell>
          <table:table-cell office:value-type="float" office:value="1242.52" calcext:value-type="float">
            <text:p>1,242.52</text:p>
          </table:table-cell>
          <table:table-cell office:value-type="float" office:value="1241.2" calcext:value-type="float">
            <text:p>1,241.2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4/2014</text:p>
          </table:table-cell>
          <table:table-cell office:value-type="percentage" office:value="0.0652" calcext:value-type="percentage">
            <text:p>6.52%</text:p>
          </table:table-cell>
          <table:table-cell office:value-type="percentage" office:value="0.066" calcext:value-type="percentage">
            <text:p>6.60%</text:p>
          </table:table-cell>
          <table:table-cell office:value-type="float" office:value="1255.27" calcext:value-type="float">
            <text:p>1,255.27</text:p>
          </table:table-cell>
          <table:table-cell office:value-type="float" office:value="1245.58" calcext:value-type="float">
            <text:p>1,245.58</text:p>
          </table:table-cell>
          <table:table-cell office:value-type="float" office:value="1244.93" calcext:value-type="float">
            <text:p>1,244.9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4/201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658" calcext:value-type="percentage">
            <text:p>6.58%</text:p>
          </table:table-cell>
          <table:table-cell office:value-type="float" office:value="1258.35" calcext:value-type="float">
            <text:p>1,258.35</text:p>
          </table:table-cell>
          <table:table-cell office:value-type="float" office:value="1248.65" calcext:value-type="float">
            <text:p>1,248.65</text:p>
          </table:table-cell>
          <table:table-cell office:value-type="float" office:value="1248" calcext:value-type="float">
            <text:p>1,248.0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4/2014</text:p>
          </table:table-cell>
          <table:table-cell office:value-type="percentage" office:value="0.0645" calcext:value-type="percentage">
            <text:p>6.45%</text:p>
          </table:table-cell>
          <table:table-cell office:value-type="percentage" office:value="0.0653" calcext:value-type="percentage">
            <text:p>6.53%</text:p>
          </table:table-cell>
          <table:table-cell office:value-type="float" office:value="1265.96" calcext:value-type="float">
            <text:p>1,265.96</text:p>
          </table:table-cell>
          <table:table-cell office:value-type="float" office:value="1256.19" calcext:value-type="float">
            <text:p>1,256.19</text:p>
          </table:table-cell>
          <table:table-cell office:value-type="float" office:value="1255.51" calcext:value-type="float">
            <text:p>1,255.5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4/2014</text:p>
          </table:table-cell>
          <table:table-cell office:value-type="percentage" office:value="0.0645" calcext:value-type="percentage">
            <text:p>6.45%</text:p>
          </table:table-cell>
          <table:table-cell office:value-type="percentage" office:value="0.0653" calcext:value-type="percentage">
            <text:p>6.53%</text:p>
          </table:table-cell>
          <table:table-cell office:value-type="float" office:value="1266.64" calcext:value-type="float">
            <text:p>1,266.64</text:p>
          </table:table-cell>
          <table:table-cell office:value-type="float" office:value="1256.88" calcext:value-type="float">
            <text:p>1,256.88</text:p>
          </table:table-cell>
          <table:table-cell office:value-type="float" office:value="1256.19" calcext:value-type="float">
            <text:p>1,256.1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4/2014</text:p>
          </table:table-cell>
          <table:table-cell office:value-type="percentage" office:value="0.0648" calcext:value-type="percentage">
            <text:p>6.48%</text:p>
          </table:table-cell>
          <table:table-cell office:value-type="percentage" office:value="0.0656" calcext:value-type="percentage">
            <text:p>6.56%</text:p>
          </table:table-cell>
          <table:table-cell office:value-type="float" office:value="1264.41" calcext:value-type="float">
            <text:p>1,264.41</text:p>
          </table:table-cell>
          <table:table-cell office:value-type="float" office:value="1254.67" calcext:value-type="float">
            <text:p>1,254.67</text:p>
          </table:table-cell>
          <table:table-cell office:value-type="float" office:value="1253.24" calcext:value-type="float">
            <text:p>1,253.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4/2014</text:p>
          </table:table-cell>
          <table:table-cell office:value-type="percentage" office:value="0.0647" calcext:value-type="percentage">
            <text:p>6.47%</text:p>
          </table:table-cell>
          <table:table-cell office:value-type="percentage" office:value="0.0655" calcext:value-type="percentage">
            <text:p>6.55%</text:p>
          </table:table-cell>
          <table:table-cell office:value-type="float" office:value="1266.32" calcext:value-type="float">
            <text:p>1,266.32</text:p>
          </table:table-cell>
          <table:table-cell office:value-type="float" office:value="1256.57" calcext:value-type="float">
            <text:p>1,256.57</text:p>
          </table:table-cell>
          <table:table-cell office:value-type="float" office:value="1255.88" calcext:value-type="float">
            <text:p>1,255.8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4/2014</text:p>
          </table:table-cell>
          <table:table-cell office:value-type="percentage" office:value="0.0649" calcext:value-type="percentage">
            <text:p>6.49%</text:p>
          </table:table-cell>
          <table:table-cell office:value-type="percentage" office:value="0.0657" calcext:value-type="percentage">
            <text:p>6.57%</text:p>
          </table:table-cell>
          <table:table-cell office:value-type="float" office:value="1264.52" calcext:value-type="float">
            <text:p>1,264.52</text:p>
          </table:table-cell>
          <table:table-cell office:value-type="float" office:value="1254.79" calcext:value-type="float">
            <text:p>1,254.79</text:p>
          </table:table-cell>
          <table:table-cell office:value-type="float" office:value="1254.14" calcext:value-type="float">
            <text:p>1,254.1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4/2014</text:p>
          </table:table-cell>
          <table:table-cell office:value-type="percentage" office:value="0.0647" calcext:value-type="percentage">
            <text:p>6.47%</text:p>
          </table:table-cell>
          <table:table-cell office:value-type="percentage" office:value="0.0655" calcext:value-type="percentage">
            <text:p>6.55%</text:p>
          </table:table-cell>
          <table:table-cell office:value-type="float" office:value="1267.61" calcext:value-type="float">
            <text:p>1,267.61</text:p>
          </table:table-cell>
          <table:table-cell office:value-type="float" office:value="1257.85" calcext:value-type="float">
            <text:p>1,257.85</text:p>
          </table:table-cell>
          <table:table-cell office:value-type="float" office:value="1257.21" calcext:value-type="float">
            <text:p>1,257.2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4/2014</text:p>
          </table:table-cell>
          <table:table-cell office:value-type="percentage" office:value="0.0645" calcext:value-type="percentage">
            <text:p>6.45%</text:p>
          </table:table-cell>
          <table:table-cell office:value-type="percentage" office:value="0.0653" calcext:value-type="percentage">
            <text:p>6.53%</text:p>
          </table:table-cell>
          <table:table-cell office:value-type="float" office:value="1272.02" calcext:value-type="float">
            <text:p>1,272.02</text:p>
          </table:table-cell>
          <table:table-cell office:value-type="float" office:value="1262.23" calcext:value-type="float">
            <text:p>1,262.23</text:p>
          </table:table-cell>
          <table:table-cell office:value-type="float" office:value="1260.28" calcext:value-type="float">
            <text:p>1,260.2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4/2014</text:p>
          </table:table-cell>
          <table:table-cell office:value-type="percentage" office:value="0.0644" calcext:value-type="percentage">
            <text:p>6.44%</text:p>
          </table:table-cell>
          <table:table-cell office:value-type="percentage" office:value="0.0652" calcext:value-type="percentage">
            <text:p>6.52%</text:p>
          </table:table-cell>
          <table:table-cell office:value-type="float" office:value="1273.93" calcext:value-type="float">
            <text:p>1,273.93</text:p>
          </table:table-cell>
          <table:table-cell office:value-type="float" office:value="1264.13" calcext:value-type="float">
            <text:p>1,264.13</text:p>
          </table:table-cell>
          <table:table-cell office:value-type="float" office:value="1263.48" calcext:value-type="float">
            <text:p>1,263.4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4/2014</text:p>
          </table:table-cell>
          <table:table-cell office:value-type="percentage" office:value="0.0644" calcext:value-type="percentage">
            <text:p>6.44%</text:p>
          </table:table-cell>
          <table:table-cell office:value-type="percentage" office:value="0.0652" calcext:value-type="percentage">
            <text:p>6.52%</text:p>
          </table:table-cell>
          <table:table-cell office:value-type="float" office:value="1274.58" calcext:value-type="float">
            <text:p>1,274.58</text:p>
          </table:table-cell>
          <table:table-cell office:value-type="float" office:value="1264.78" calcext:value-type="float">
            <text:p>1,264.78</text:p>
          </table:table-cell>
          <table:table-cell office:value-type="float" office:value="1264.13" calcext:value-type="float">
            <text:p>1,264.1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4/2014</text:p>
          </table:table-cell>
          <table:table-cell office:value-type="percentage" office:value="0.0638" calcext:value-type="percentage">
            <text:p>6.38%</text:p>
          </table:table-cell>
          <table:table-cell office:value-type="percentage" office:value="0.0646" calcext:value-type="percentage">
            <text:p>6.46%</text:p>
          </table:table-cell>
          <table:table-cell office:value-type="float" office:value="1282.64" calcext:value-type="float">
            <text:p>1,282.64</text:p>
          </table:table-cell>
          <table:table-cell office:value-type="float" office:value="1272.77" calcext:value-type="float">
            <text:p>1,272.77</text:p>
          </table:table-cell>
          <table:table-cell office:value-type="float" office:value="1272.12" calcext:value-type="float">
            <text:p>1,272.1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4/2014</text:p>
          </table:table-cell>
          <table:table-cell office:value-type="percentage" office:value="0.0638" calcext:value-type="percentage">
            <text:p>6.38%</text:p>
          </table:table-cell>
          <table:table-cell office:value-type="percentage" office:value="0.0646" calcext:value-type="percentage">
            <text:p>6.46%</text:p>
          </table:table-cell>
          <table:table-cell office:value-type="float" office:value="1283.96" calcext:value-type="float">
            <text:p>1,283.96</text:p>
          </table:table-cell>
          <table:table-cell office:value-type="float" office:value="1274.09" calcext:value-type="float">
            <text:p>1,274.09</text:p>
          </table:table-cell>
          <table:table-cell office:value-type="float" office:value="1272.77" calcext:value-type="float">
            <text:p>1,272.7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4/2014</text:p>
          </table:table-cell>
          <table:table-cell office:value-type="percentage" office:value="0.0636" calcext:value-type="percentage">
            <text:p>6.36%</text:p>
          </table:table-cell>
          <table:table-cell office:value-type="percentage" office:value="0.0644" calcext:value-type="percentage">
            <text:p>6.44%</text:p>
          </table:table-cell>
          <table:table-cell office:value-type="float" office:value="1287.09" calcext:value-type="float">
            <text:p>1,287.09</text:p>
          </table:table-cell>
          <table:table-cell office:value-type="float" office:value="1277.2" calcext:value-type="float">
            <text:p>1,277.20</text:p>
          </table:table-cell>
          <table:table-cell office:value-type="float" office:value="1276.55" calcext:value-type="float">
            <text:p>1,276.5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4/2014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0648" calcext:value-type="percentage">
            <text:p>6.48%</text:p>
          </table:table-cell>
          <table:table-cell office:value-type="float" office:value="1282.79" calcext:value-type="float">
            <text:p>1,282.79</text:p>
          </table:table-cell>
          <table:table-cell office:value-type="float" office:value="1272.94" calcext:value-type="float">
            <text:p>1,272.94</text:p>
          </table:table-cell>
          <table:table-cell office:value-type="float" office:value="1272.29" calcext:value-type="float">
            <text:p>1,272.2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4/2014</text:p>
          </table:table-cell>
          <table:table-cell office:value-type="percentage" office:value="0.0639" calcext:value-type="percentage">
            <text:p>6.39%</text:p>
          </table:table-cell>
          <table:table-cell office:value-type="percentage" office:value="0.0647" calcext:value-type="percentage">
            <text:p>6.47%</text:p>
          </table:table-cell>
          <table:table-cell office:value-type="float" office:value="1285.02" calcext:value-type="float">
            <text:p>1,285.02</text:p>
          </table:table-cell>
          <table:table-cell office:value-type="float" office:value="1275.15" calcext:value-type="float">
            <text:p>1,275.15</text:p>
          </table:table-cell>
          <table:table-cell office:value-type="float" office:value="1274.16" calcext:value-type="float">
            <text:p>1,274.1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5/2014</text:p>
          </table:table-cell>
          <table:table-cell office:value-type="percentage" office:value="0.0637" calcext:value-type="percentage">
            <text:p>6.37%</text:p>
          </table:table-cell>
          <table:table-cell office:value-type="percentage" office:value="0.0645" calcext:value-type="percentage">
            <text:p>6.45%</text:p>
          </table:table-cell>
          <table:table-cell office:value-type="float" office:value="1288.83" calcext:value-type="float">
            <text:p>1,288.83</text:p>
          </table:table-cell>
          <table:table-cell office:value-type="float" office:value="1278.93" calcext:value-type="float">
            <text:p>1,278.93</text:p>
          </table:table-cell>
          <table:table-cell office:value-type="float" office:value="1277.61" calcext:value-type="float">
            <text:p>1,277.6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5/2014</text:p>
          </table:table-cell>
          <table:table-cell office:value-type="percentage" office:value="0.0631" calcext:value-type="percentage">
            <text:p>6.31%</text:p>
          </table:table-cell>
          <table:table-cell office:value-type="percentage" office:value="0.0639" calcext:value-type="percentage">
            <text:p>6.39%</text:p>
          </table:table-cell>
          <table:table-cell office:value-type="float" office:value="1296.95" calcext:value-type="float">
            <text:p>1,296.95</text:p>
          </table:table-cell>
          <table:table-cell office:value-type="float" office:value="1287" calcext:value-type="float">
            <text:p>1,287.00</text:p>
          </table:table-cell>
          <table:table-cell office:value-type="float" office:value="1286.34" calcext:value-type="float">
            <text:p>1,286.3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5/2014</text:p>
          </table:table-cell>
          <table:table-cell office:value-type="percentage" office:value="0.0635" calcext:value-type="percentage">
            <text:p>6.35%</text:p>
          </table:table-cell>
          <table:table-cell office:value-type="percentage" office:value="0.0643" calcext:value-type="percentage">
            <text:p>6.43%</text:p>
          </table:table-cell>
          <table:table-cell office:value-type="float" office:value="1292.62" calcext:value-type="float">
            <text:p>1,292.62</text:p>
          </table:table-cell>
          <table:table-cell office:value-type="float" office:value="1282.7" calcext:value-type="float">
            <text:p>1,282.70</text:p>
          </table:table-cell>
          <table:table-cell office:value-type="float" office:value="1282.05" calcext:value-type="float">
            <text:p>1,282.0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5/2014</text:p>
          </table:table-cell>
          <table:table-cell office:value-type="percentage" office:value="0.0624" calcext:value-type="percentage">
            <text:p>6.24%</text:p>
          </table:table-cell>
          <table:table-cell office:value-type="percentage" office:value="0.0632" calcext:value-type="percentage">
            <text:p>6.32%</text:p>
          </table:table-cell>
          <table:table-cell office:value-type="float" office:value="1307.05" calcext:value-type="float">
            <text:p>1,307.05</text:p>
          </table:table-cell>
          <table:table-cell office:value-type="float" office:value="1297.02" calcext:value-type="float">
            <text:p>1,297.02</text:p>
          </table:table-cell>
          <table:table-cell office:value-type="float" office:value="1296.36" calcext:value-type="float">
            <text:p>1,296.3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5/2014</text:p>
          </table:table-cell>
          <table:table-cell office:value-type="percentage" office:value="0.0624" calcext:value-type="percentage">
            <text:p>6.24%</text:p>
          </table:table-cell>
          <table:table-cell office:value-type="percentage" office:value="0.0632" calcext:value-type="percentage">
            <text:p>6.32%</text:p>
          </table:table-cell>
          <table:table-cell office:value-type="float" office:value="1307.71" calcext:value-type="float">
            <text:p>1,307.71</text:p>
          </table:table-cell>
          <table:table-cell office:value-type="float" office:value="1297.67" calcext:value-type="float">
            <text:p>1,297.67</text:p>
          </table:table-cell>
          <table:table-cell office:value-type="float" office:value="1297.02" calcext:value-type="float">
            <text:p>1,297.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5/2014</text:p>
          </table:table-cell>
          <table:table-cell office:value-type="percentage" office:value="0.0627" calcext:value-type="percentage">
            <text:p>6.27%</text:p>
          </table:table-cell>
          <table:table-cell office:value-type="percentage" office:value="0.0635" calcext:value-type="percentage">
            <text:p>6.35%</text:p>
          </table:table-cell>
          <table:table-cell office:value-type="float" office:value="1303.88" calcext:value-type="float">
            <text:p>1,303.88</text:p>
          </table:table-cell>
          <table:table-cell office:value-type="float" office:value="1293.88" calcext:value-type="float">
            <text:p>1,293.88</text:p>
          </table:table-cell>
          <table:table-cell office:value-type="float" office:value="1292.7" calcext:value-type="float">
            <text:p>1,292.7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5/2014</text:p>
          </table:table-cell>
          <table:table-cell office:value-type="percentage" office:value="0.0629" calcext:value-type="percentage">
            <text:p>6.29%</text:p>
          </table:table-cell>
          <table:table-cell office:value-type="percentage" office:value="0.0637" calcext:value-type="percentage">
            <text:p>6.37%</text:p>
          </table:table-cell>
          <table:table-cell office:value-type="float" office:value="1301.97" calcext:value-type="float">
            <text:p>1,301.97</text:p>
          </table:table-cell>
          <table:table-cell office:value-type="float" office:value="1291.99" calcext:value-type="float">
            <text:p>1,291.99</text:p>
          </table:table-cell>
          <table:table-cell office:value-type="float" office:value="1291.39" calcext:value-type="float">
            <text:p>1,291.3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5/2014</text:p>
          </table:table-cell>
          <table:table-cell office:value-type="percentage" office:value="0.0632" calcext:value-type="percentage">
            <text:p>6.32%</text:p>
          </table:table-cell>
          <table:table-cell office:value-type="percentage" office:value="0.064" calcext:value-type="percentage">
            <text:p>6.40%</text:p>
          </table:table-cell>
          <table:table-cell office:value-type="float" office:value="1298.83" calcext:value-type="float">
            <text:p>1,298.83</text:p>
          </table:table-cell>
          <table:table-cell office:value-type="float" office:value="1288.88" calcext:value-type="float">
            <text:p>1,288.88</text:p>
          </table:table-cell>
          <table:table-cell office:value-type="float" office:value="1288.27" calcext:value-type="float">
            <text:p>1,288.2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5/2014</text:p>
          </table:table-cell>
          <table:table-cell office:value-type="percentage" office:value="0.0631" calcext:value-type="percentage">
            <text:p>6.31%</text:p>
          </table:table-cell>
          <table:table-cell office:value-type="percentage" office:value="0.0639" calcext:value-type="percentage">
            <text:p>6.39%</text:p>
          </table:table-cell>
          <table:table-cell office:value-type="float" office:value="1300.68" calcext:value-type="float">
            <text:p>1,300.68</text:p>
          </table:table-cell>
          <table:table-cell office:value-type="float" office:value="1290.72" calcext:value-type="float">
            <text:p>1,290.72</text:p>
          </table:table-cell>
          <table:table-cell office:value-type="float" office:value="1290.12" calcext:value-type="float">
            <text:p>1,290.1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5/2014</text:p>
          </table:table-cell>
          <table:table-cell office:value-type="percentage" office:value="0.0624" calcext:value-type="percentage">
            <text:p>6.24%</text:p>
          </table:table-cell>
          <table:table-cell office:value-type="percentage" office:value="0.0632" calcext:value-type="percentage">
            <text:p>6.32%</text:p>
          </table:table-cell>
          <table:table-cell office:value-type="float" office:value="1309.98" calcext:value-type="float">
            <text:p>1,309.98</text:p>
          </table:table-cell>
          <table:table-cell office:value-type="float" office:value="1299.94" calcext:value-type="float">
            <text:p>1,299.94</text:p>
          </table:table-cell>
          <table:table-cell office:value-type="float" office:value="1299.43" calcext:value-type="float">
            <text:p>1,299.4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5/201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638" calcext:value-type="percentage">
            <text:p>6.38%</text:p>
          </table:table-cell>
          <table:table-cell office:value-type="float" office:value="1303.35" calcext:value-type="float">
            <text:p>1,303.35</text:p>
          </table:table-cell>
          <table:table-cell office:value-type="float" office:value="1293.38" calcext:value-type="float">
            <text:p>1,293.38</text:p>
          </table:table-cell>
          <table:table-cell office:value-type="float" office:value="1292.47" calcext:value-type="float">
            <text:p>1,292.4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5/201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638" calcext:value-type="percentage">
            <text:p>6.38%</text:p>
          </table:table-cell>
          <table:table-cell office:value-type="float" office:value="1303.86" calcext:value-type="float">
            <text:p>1,303.86</text:p>
          </table:table-cell>
          <table:table-cell office:value-type="float" office:value="1293.89" calcext:value-type="float">
            <text:p>1,293.89</text:p>
          </table:table-cell>
          <table:table-cell office:value-type="float" office:value="1293.38" calcext:value-type="float">
            <text:p>1,293.3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5/2014</text:p>
          </table:table-cell>
          <table:table-cell office:value-type="percentage" office:value="0.0628" calcext:value-type="percentage">
            <text:p>6.28%</text:p>
          </table:table-cell>
          <table:table-cell office:value-type="percentage" office:value="0.0636" calcext:value-type="percentage">
            <text:p>6.36%</text:p>
          </table:table-cell>
          <table:table-cell office:value-type="float" office:value="1306.89" calcext:value-type="float">
            <text:p>1,306.89</text:p>
          </table:table-cell>
          <table:table-cell office:value-type="float" office:value="1296.89" calcext:value-type="float">
            <text:p>1,296.89</text:p>
          </table:table-cell>
          <table:table-cell office:value-type="float" office:value="1296.38" calcext:value-type="float">
            <text:p>1,296.3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5/2014</text:p>
          </table:table-cell>
          <table:table-cell office:value-type="percentage" office:value="0.0626" calcext:value-type="percentage">
            <text:p>6.26%</text:p>
          </table:table-cell>
          <table:table-cell office:value-type="percentage" office:value="0.0634" calcext:value-type="percentage">
            <text:p>6.34%</text:p>
          </table:table-cell>
          <table:table-cell office:value-type="float" office:value="1309.91" calcext:value-type="float">
            <text:p>1,309.91</text:p>
          </table:table-cell>
          <table:table-cell office:value-type="float" office:value="1299.9" calcext:value-type="float">
            <text:p>1,299.90</text:p>
          </table:table-cell>
          <table:table-cell office:value-type="float" office:value="1299.38" calcext:value-type="float">
            <text:p>1,299.3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5/2014</text:p>
          </table:table-cell>
          <table:table-cell office:value-type="percentage" office:value="0.0615" calcext:value-type="percentage">
            <text:p>6.15%</text:p>
          </table:table-cell>
          <table:table-cell office:value-type="percentage" office:value="0.0623" calcext:value-type="percentage">
            <text:p>6.23%</text:p>
          </table:table-cell>
          <table:table-cell office:value-type="float" office:value="1324.33" calcext:value-type="float">
            <text:p>1,324.33</text:p>
          </table:table-cell>
          <table:table-cell office:value-type="float" office:value="1314.2" calcext:value-type="float">
            <text:p>1,314.20</text:p>
          </table:table-cell>
          <table:table-cell office:value-type="float" office:value="1313.69" calcext:value-type="float">
            <text:p>1,313.6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5/2014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618" calcext:value-type="percentage">
            <text:p>6.18%</text:p>
          </table:table-cell>
          <table:table-cell office:value-type="float" office:value="1331.63" calcext:value-type="float">
            <text:p>1,331.63</text:p>
          </table:table-cell>
          <table:table-cell office:value-type="float" office:value="1321.44" calcext:value-type="float">
            <text:p>1,321.44</text:p>
          </table:table-cell>
          <table:table-cell office:value-type="float" office:value="1320.52" calcext:value-type="float">
            <text:p>1,320.5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5/2014</text:p>
          </table:table-cell>
          <table:table-cell office:value-type="percentage" office:value="0.0615" calcext:value-type="percentage">
            <text:p>6.15%</text:p>
          </table:table-cell>
          <table:table-cell office:value-type="percentage" office:value="0.0623" calcext:value-type="percentage">
            <text:p>6.23%</text:p>
          </table:table-cell>
          <table:table-cell office:value-type="float" office:value="1325.76" calcext:value-type="float">
            <text:p>1,325.76</text:p>
          </table:table-cell>
          <table:table-cell office:value-type="float" office:value="1315.63" calcext:value-type="float">
            <text:p>1,315.63</text:p>
          </table:table-cell>
          <table:table-cell office:value-type="float" office:value="1315.11" calcext:value-type="float">
            <text:p>1,315.1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5/2014</text:p>
          </table:table-cell>
          <table:table-cell office:value-type="percentage" office:value="0.0613" calcext:value-type="percentage">
            <text:p>6.13%</text:p>
          </table:table-cell>
          <table:table-cell office:value-type="percentage" office:value="0.0621" calcext:value-type="percentage">
            <text:p>6.21%</text:p>
          </table:table-cell>
          <table:table-cell office:value-type="float" office:value="1328.82" calcext:value-type="float">
            <text:p>1,328.82</text:p>
          </table:table-cell>
          <table:table-cell office:value-type="float" office:value="1318.67" calcext:value-type="float">
            <text:p>1,318.67</text:p>
          </table:table-cell>
          <table:table-cell office:value-type="float" office:value="1318.15" calcext:value-type="float">
            <text:p>1,318.1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5/201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628" calcext:value-type="percentage">
            <text:p>6.28%</text:p>
          </table:table-cell>
          <table:table-cell office:value-type="float" office:value="1320.45" calcext:value-type="float">
            <text:p>1,320.45</text:p>
          </table:table-cell>
          <table:table-cell office:value-type="float" office:value="1310.37" calcext:value-type="float">
            <text:p>1,310.37</text:p>
          </table:table-cell>
          <table:table-cell office:value-type="float" office:value="1309.85" calcext:value-type="float">
            <text:p>1,309.8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5/2014</text:p>
          </table:table-cell>
          <table:table-cell office:value-type="percentage" office:value="0.0612" calcext:value-type="percentage">
            <text:p>6.12%</text:p>
          </table:table-cell>
          <table:table-cell office:value-type="percentage" office:value="0.062" calcext:value-type="percentage">
            <text:p>6.20%</text:p>
          </table:table-cell>
          <table:table-cell office:value-type="float" office:value="1331.13" calcext:value-type="float">
            <text:p>1,331.13</text:p>
          </table:table-cell>
          <table:table-cell office:value-type="float" office:value="1320.96" calcext:value-type="float">
            <text:p>1,320.96</text:p>
          </table:table-cell>
          <table:table-cell office:value-type="float" office:value="1320.45" calcext:value-type="float">
            <text:p>1,320.4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5/2014</text:p>
          </table:table-cell>
          <table:table-cell office:value-type="percentage" office:value="0.0603" calcext:value-type="percentage">
            <text:p>6.03%</text:p>
          </table:table-cell>
          <table:table-cell office:value-type="percentage" office:value="0.0611" calcext:value-type="percentage">
            <text:p>6.11%</text:p>
          </table:table-cell>
          <table:table-cell office:value-type="float" office:value="1343.59" calcext:value-type="float">
            <text:p>1,343.59</text:p>
          </table:table-cell>
          <table:table-cell office:value-type="float" office:value="1333.33" calcext:value-type="float">
            <text:p>1,333.33</text:p>
          </table:table-cell>
          <table:table-cell office:value-type="float" office:value="1332.41" calcext:value-type="float">
            <text:p>1,332.4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6/2014</text:p>
          </table:table-cell>
          <table:table-cell office:value-type="percentage" office:value="0.0597" calcext:value-type="percentage">
            <text:p>5.97%</text:p>
          </table:table-cell>
          <table:table-cell office:value-type="percentage" office:value="0.0605" calcext:value-type="percentage">
            <text:p>6.05%</text:p>
          </table:table-cell>
          <table:table-cell office:value-type="float" office:value="1351.87" calcext:value-type="float">
            <text:p>1,351.87</text:p>
          </table:table-cell>
          <table:table-cell office:value-type="float" office:value="1341.53" calcext:value-type="float">
            <text:p>1,341.53</text:p>
          </table:table-cell>
          <table:table-cell office:value-type="float" office:value="1341.02" calcext:value-type="float">
            <text:p>1,341.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6/2014</text:p>
          </table:table-cell>
          <table:table-cell office:value-type="percentage" office:value="0.0609" calcext:value-type="percentage">
            <text:p>6.09%</text:p>
          </table:table-cell>
          <table:table-cell office:value-type="percentage" office:value="0.0617" calcext:value-type="percentage">
            <text:p>6.17%</text:p>
          </table:table-cell>
          <table:table-cell office:value-type="float" office:value="1336.92" calcext:value-type="float">
            <text:p>1,336.92</text:p>
          </table:table-cell>
          <table:table-cell office:value-type="float" office:value="1326.71" calcext:value-type="float">
            <text:p>1,326.71</text:p>
          </table:table-cell>
          <table:table-cell office:value-type="float" office:value="1326.2" calcext:value-type="float">
            <text:p>1,326.2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6/2014</text:p>
          </table:table-cell>
          <table:table-cell office:value-type="percentage" office:value="0.0618" calcext:value-type="percentage">
            <text:p>6.18%</text:p>
          </table:table-cell>
          <table:table-cell office:value-type="percentage" office:value="0.0626" calcext:value-type="percentage">
            <text:p>6.26%</text:p>
          </table:table-cell>
          <table:table-cell office:value-type="float" office:value="1325.96" calcext:value-type="float">
            <text:p>1,325.96</text:p>
          </table:table-cell>
          <table:table-cell office:value-type="float" office:value="1315.85" calcext:value-type="float">
            <text:p>1,315.85</text:p>
          </table:table-cell>
          <table:table-cell office:value-type="float" office:value="1315.34" calcext:value-type="float">
            <text:p>1,315.3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6/2014</text:p>
          </table:table-cell>
          <table:table-cell office:value-type="percentage" office:value="0.0621" calcext:value-type="percentage">
            <text:p>6.21%</text:p>
          </table:table-cell>
          <table:table-cell office:value-type="percentage" office:value="0.0629" calcext:value-type="percentage">
            <text:p>6.29%</text:p>
          </table:table-cell>
          <table:table-cell office:value-type="float" office:value="1322.68" calcext:value-type="float">
            <text:p>1,322.68</text:p>
          </table:table-cell>
          <table:table-cell office:value-type="float" office:value="1312.6" calcext:value-type="float">
            <text:p>1,312.60</text:p>
          </table:table-cell>
          <table:table-cell office:value-type="float" office:value="1312.09" calcext:value-type="float">
            <text:p>1,312.0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6/2014</text:p>
          </table:table-cell>
          <table:table-cell office:value-type="percentage" office:value="0.0622" calcext:value-type="percentage">
            <text:p>6.22%</text:p>
          </table:table-cell>
          <table:table-cell office:value-type="percentage" office:value="0.063" calcext:value-type="percentage">
            <text:p>6.30%</text:p>
          </table:table-cell>
          <table:table-cell office:value-type="float" office:value="1322.22" calcext:value-type="float">
            <text:p>1,322.22</text:p>
          </table:table-cell>
          <table:table-cell office:value-type="float" office:value="1312.16" calcext:value-type="float">
            <text:p>1,312.16</text:p>
          </table:table-cell>
          <table:table-cell office:value-type="float" office:value="1311.25" calcext:value-type="float">
            <text:p>1,311.2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6/2014</text:p>
          </table:table-cell>
          <table:table-cell office:value-type="percentage" office:value="0.0602" calcext:value-type="percentage">
            <text:p>6.02%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348.27" calcext:value-type="float">
            <text:p>1,348.27</text:p>
          </table:table-cell>
          <table:table-cell office:value-type="float" office:value="1337.99" calcext:value-type="float">
            <text:p>1,337.99</text:p>
          </table:table-cell>
          <table:table-cell office:value-type="float" office:value="1337.48" calcext:value-type="float">
            <text:p>1,337.4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6/2014</text:p>
          </table:table-cell>
          <table:table-cell office:value-type="percentage" office:value="0.0608" calcext:value-type="percentage">
            <text:p>6.08%</text:p>
          </table:table-cell>
          <table:table-cell office:value-type="percentage" office:value="0.0616" calcext:value-type="percentage">
            <text:p>6.16%</text:p>
          </table:table-cell>
          <table:table-cell office:value-type="float" office:value="1341.07" calcext:value-type="float">
            <text:p>1,341.07</text:p>
          </table:table-cell>
          <table:table-cell office:value-type="float" office:value="1330.85" calcext:value-type="float">
            <text:p>1,330.85</text:p>
          </table:table-cell>
          <table:table-cell office:value-type="float" office:value="1330.34" calcext:value-type="float">
            <text:p>1,330.3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6/2014</text:p>
          </table:table-cell>
          <table:table-cell office:value-type="percentage" office:value="0.0613" calcext:value-type="percentage">
            <text:p>6.13%</text:p>
          </table:table-cell>
          <table:table-cell office:value-type="percentage" office:value="0.0621" calcext:value-type="percentage">
            <text:p>6.21%</text:p>
          </table:table-cell>
          <table:table-cell office:value-type="float" office:value="1335.7" calcext:value-type="float">
            <text:p>1,335.70</text:p>
          </table:table-cell>
          <table:table-cell office:value-type="float" office:value="1325.54" calcext:value-type="float">
            <text:p>1,325.54</text:p>
          </table:table-cell>
          <table:table-cell office:value-type="float" office:value="1324.51" calcext:value-type="float">
            <text:p>1,324.5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6/2014</text:p>
          </table:table-cell>
          <table:table-cell office:value-type="percentage" office:value="0.0608" calcext:value-type="percentage">
            <text:p>6.08%</text:p>
          </table:table-cell>
          <table:table-cell office:value-type="percentage" office:value="0.0616" calcext:value-type="percentage">
            <text:p>6.16%</text:p>
          </table:table-cell>
          <table:table-cell office:value-type="float" office:value="1342.1" calcext:value-type="float">
            <text:p>1,342.10</text:p>
          </table:table-cell>
          <table:table-cell office:value-type="float" office:value="1331.88" calcext:value-type="float">
            <text:p>1,331.88</text:p>
          </table:table-cell>
          <table:table-cell office:value-type="float" office:value="1331.37" calcext:value-type="float">
            <text:p>1,331.3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6/2014</text:p>
          </table:table-cell>
          <table:table-cell office:value-type="percentage" office:value="0.0608" calcext:value-type="percentage">
            <text:p>6.08%</text:p>
          </table:table-cell>
          <table:table-cell office:value-type="percentage" office:value="0.0616" calcext:value-type="percentage">
            <text:p>6.16%</text:p>
          </table:table-cell>
          <table:table-cell office:value-type="float" office:value="1342.96" calcext:value-type="float">
            <text:p>1,342.96</text:p>
          </table:table-cell>
          <table:table-cell office:value-type="float" office:value="1332.74" calcext:value-type="float">
            <text:p>1,332.74</text:p>
          </table:table-cell>
          <table:table-cell office:value-type="float" office:value="1331.88" calcext:value-type="float">
            <text:p>1,331.8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6/2014</text:p>
          </table:table-cell>
          <table:table-cell office:value-type="percentage" office:value="0.0599" calcext:value-type="percentage">
            <text:p>5.99%</text:p>
          </table:table-cell>
          <table:table-cell office:value-type="percentage" office:value="0.0607" calcext:value-type="percentage">
            <text:p>6.07%</text:p>
          </table:table-cell>
          <table:table-cell office:value-type="float" office:value="1355.5" calcext:value-type="float">
            <text:p>1,355.50</text:p>
          </table:table-cell>
          <table:table-cell office:value-type="float" office:value="1345.19" calcext:value-type="float">
            <text:p>1,345.19</text:p>
          </table:table-cell>
          <table:table-cell office:value-type="float" office:value="1344.25" calcext:value-type="float">
            <text:p>1,344.2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6/2014</text:p>
          </table:table-cell>
          <table:table-cell office:value-type="percentage" office:value="0.0614" calcext:value-type="percentage">
            <text:p>6.14%</text:p>
          </table:table-cell>
          <table:table-cell office:value-type="percentage" office:value="0.0622" calcext:value-type="percentage">
            <text:p>6.22%</text:p>
          </table:table-cell>
          <table:table-cell office:value-type="float" office:value="1336.23" calcext:value-type="float">
            <text:p>1,336.23</text:p>
          </table:table-cell>
          <table:table-cell office:value-type="float" office:value="1326.08" calcext:value-type="float">
            <text:p>1,326.08</text:p>
          </table:table-cell>
          <table:table-cell office:value-type="float" office:value="1325.61" calcext:value-type="float">
            <text:p>1,325.6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6/2014</text:p>
          </table:table-cell>
          <table:table-cell office:value-type="percentage" office:value="0.0618" calcext:value-type="percentage">
            <text:p>6.18%</text:p>
          </table:table-cell>
          <table:table-cell office:value-type="percentage" office:value="0.0626" calcext:value-type="percentage">
            <text:p>6.26%</text:p>
          </table:table-cell>
          <table:table-cell office:value-type="float" office:value="1331.77" calcext:value-type="float">
            <text:p>1,331.77</text:p>
          </table:table-cell>
          <table:table-cell office:value-type="float" office:value="1321.66" calcext:value-type="float">
            <text:p>1,321.66</text:p>
          </table:table-cell>
          <table:table-cell office:value-type="float" office:value="1321.04" calcext:value-type="float">
            <text:p>1,321.0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6/2014</text:p>
          </table:table-cell>
          <table:table-cell office:value-type="percentage" office:value="0.0612" calcext:value-type="percentage">
            <text:p>6.12%</text:p>
          </table:table-cell>
          <table:table-cell office:value-type="percentage" office:value="0.062" calcext:value-type="percentage">
            <text:p>6.20%</text:p>
          </table:table-cell>
          <table:table-cell office:value-type="float" office:value="1340.79" calcext:value-type="float">
            <text:p>1,340.79</text:p>
          </table:table-cell>
          <table:table-cell office:value-type="float" office:value="1330.61" calcext:value-type="float">
            <text:p>1,330.61</text:p>
          </table:table-cell>
          <table:table-cell office:value-type="float" office:value="1329.3" calcext:value-type="float">
            <text:p>1,329.3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6/2014</text:p>
          </table:table-cell>
          <table:table-cell office:value-type="percentage" office:value="0.0612" calcext:value-type="percentage">
            <text:p>6.12%</text:p>
          </table:table-cell>
          <table:table-cell office:value-type="percentage" office:value="0.062" calcext:value-type="percentage">
            <text:p>6.20%</text:p>
          </table:table-cell>
          <table:table-cell office:value-type="float" office:value="1340.79" calcext:value-type="float">
            <text:p>1,340.79</text:p>
          </table:table-cell>
          <table:table-cell office:value-type="float" office:value="1330.61" calcext:value-type="float">
            <text:p>1,330.61</text:p>
          </table:table-cell>
          <table:table-cell office:value-type="float" office:value="1330.13" calcext:value-type="float">
            <text:p>1,330.1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6/2014</text:p>
          </table:table-cell>
          <table:table-cell office:value-type="percentage" office:value="0.0611" calcext:value-type="percentage">
            <text:p>6.11%</text:p>
          </table:table-cell>
          <table:table-cell office:value-type="percentage" office:value="0.0619" calcext:value-type="percentage">
            <text:p>6.19%</text:p>
          </table:table-cell>
          <table:table-cell office:value-type="float" office:value="1342.55" calcext:value-type="float">
            <text:p>1,342.55</text:p>
          </table:table-cell>
          <table:table-cell office:value-type="float" office:value="1332.36" calcext:value-type="float">
            <text:p>1,332.36</text:p>
          </table:table-cell>
          <table:table-cell office:value-type="float" office:value="1331.88" calcext:value-type="float">
            <text:p>1,331.8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6/2014</text:p>
          </table:table-cell>
          <table:table-cell office:value-type="percentage" office:value="0.0603" calcext:value-type="percentage">
            <text:p>6.03%</text:p>
          </table:table-cell>
          <table:table-cell office:value-type="percentage" office:value="0.0611" calcext:value-type="percentage">
            <text:p>6.11%</text:p>
          </table:table-cell>
          <table:table-cell office:value-type="float" office:value="1353.8" calcext:value-type="float">
            <text:p>1,353.80</text:p>
          </table:table-cell>
          <table:table-cell office:value-type="float" office:value="1343.52" calcext:value-type="float">
            <text:p>1,343.52</text:p>
          </table:table-cell>
          <table:table-cell office:value-type="float" office:value="1342.55" calcext:value-type="float">
            <text:p>1,342.5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6/2014</text:p>
          </table:table-cell>
          <table:table-cell office:value-type="percentage" office:value="0.0601" calcext:value-type="percentage">
            <text:p>6.01%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356.38" calcext:value-type="float">
            <text:p>1,356.38</text:p>
          </table:table-cell>
          <table:table-cell office:value-type="float" office:value="1346.09" calcext:value-type="float">
            <text:p>1,346.09</text:p>
          </table:table-cell>
          <table:table-cell office:value-type="float" office:value="1345.6" calcext:value-type="float">
            <text:p>1,345.6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6/2014</text:p>
          </table:table-cell>
          <table:table-cell office:value-type="percentage" office:value="0.0595" calcext:value-type="percentage">
            <text:p>5.95%</text:p>
          </table:table-cell>
          <table:table-cell office:value-type="percentage" office:value="0.0603" calcext:value-type="percentage">
            <text:p>6.03%</text:p>
          </table:table-cell>
          <table:table-cell office:value-type="float" office:value="1365.47" calcext:value-type="float">
            <text:p>1,365.47</text:p>
          </table:table-cell>
          <table:table-cell office:value-type="float" office:value="1355.11" calcext:value-type="float">
            <text:p>1,355.11</text:p>
          </table:table-cell>
          <table:table-cell office:value-type="float" office:value="1353.8" calcext:value-type="float">
            <text:p>1,353.8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6/2014</text:p>
          </table:table-cell>
          <table:table-cell office:value-type="percentage" office:value="0.0608" calcext:value-type="percentage">
            <text:p>6.08%</text:p>
          </table:table-cell>
          <table:table-cell office:value-type="percentage" office:value="0.0616" calcext:value-type="percentage">
            <text:p>6.16%</text:p>
          </table:table-cell>
          <table:table-cell office:value-type="float" office:value="1348.68" calcext:value-type="float">
            <text:p>1,348.68</text:p>
          </table:table-cell>
          <table:table-cell office:value-type="float" office:value="1338.46" calcext:value-type="float">
            <text:p>1,338.46</text:p>
          </table:table-cell>
          <table:table-cell office:value-type="float" office:value="1337.97" calcext:value-type="float">
            <text:p>1,337.9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07/2014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618" calcext:value-type="percentage">
            <text:p>6.18%</text:p>
          </table:table-cell>
          <table:table-cell office:value-type="float" office:value="1346.6" calcext:value-type="float">
            <text:p>1,346.60</text:p>
          </table:table-cell>
          <table:table-cell office:value-type="float" office:value="1336.4" calcext:value-type="float">
            <text:p>1,336.40</text:p>
          </table:table-cell>
          <table:table-cell office:value-type="float" office:value="1335.92" calcext:value-type="float">
            <text:p>1,335.9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7/2014</text:p>
          </table:table-cell>
          <table:table-cell office:value-type="percentage" office:value="0.0602" calcext:value-type="percentage">
            <text:p>6.02%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357.37" calcext:value-type="float">
            <text:p>1,357.37</text:p>
          </table:table-cell>
          <table:table-cell office:value-type="float" office:value="1347.09" calcext:value-type="float">
            <text:p>1,347.09</text:p>
          </table:table-cell>
          <table:table-cell office:value-type="float" office:value="1346.6" calcext:value-type="float">
            <text:p>1,346.6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7/2014</text:p>
          </table:table-cell>
          <table:table-cell office:value-type="percentage" office:value="0.0608" calcext:value-type="percentage">
            <text:p>6.08%</text:p>
          </table:table-cell>
          <table:table-cell office:value-type="percentage" office:value="0.0616" calcext:value-type="percentage">
            <text:p>6.16%</text:p>
          </table:table-cell>
          <table:table-cell office:value-type="float" office:value="1350.97" calcext:value-type="float">
            <text:p>1,350.97</text:p>
          </table:table-cell>
          <table:table-cell office:value-type="float" office:value="1340.75" calcext:value-type="float">
            <text:p>1,340.75</text:p>
          </table:table-cell>
          <table:table-cell office:value-type="float" office:value="1339.43" calcext:value-type="float">
            <text:p>1,339.4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7/2014</text:p>
          </table:table-cell>
          <table:table-cell office:value-type="percentage" office:value="0.0605" calcext:value-type="percentage">
            <text:p>6.05%</text:p>
          </table:table-cell>
          <table:table-cell office:value-type="percentage" office:value="0.0613" calcext:value-type="percentage">
            <text:p>6.13%</text:p>
          </table:table-cell>
          <table:table-cell office:value-type="float" office:value="1354.82" calcext:value-type="float">
            <text:p>1,354.82</text:p>
          </table:table-cell>
          <table:table-cell office:value-type="float" office:value="1344.57" calcext:value-type="float">
            <text:p>1,344.57</text:p>
          </table:table-cell>
          <table:table-cell office:value-type="float" office:value="1343.74" calcext:value-type="float">
            <text:p>1,343.7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7/2014</text:p>
          </table:table-cell>
          <table:table-cell office:value-type="percentage" office:value="0.0604" calcext:value-type="percentage">
            <text:p>6.04%</text:p>
          </table:table-cell>
          <table:table-cell office:value-type="percentage" office:value="0.0612" calcext:value-type="percentage">
            <text:p>6.12%</text:p>
          </table:table-cell>
          <table:table-cell office:value-type="float" office:value="1357.57" calcext:value-type="float">
            <text:p>1,357.57</text:p>
          </table:table-cell>
          <table:table-cell office:value-type="float" office:value="1347.31" calcext:value-type="float">
            <text:p>1,347.31</text:p>
          </table:table-cell>
          <table:table-cell office:value-type="float" office:value="1345.85" calcext:value-type="float">
            <text:p>1,345.8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7/2014</text:p>
          </table:table-cell>
          <table:table-cell office:value-type="percentage" office:value="0.0602" calcext:value-type="percentage">
            <text:p>6.02%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360.38" calcext:value-type="float">
            <text:p>1,360.38</text:p>
          </table:table-cell>
          <table:table-cell office:value-type="float" office:value="1350.09" calcext:value-type="float">
            <text:p>1,350.09</text:p>
          </table:table-cell>
          <table:table-cell office:value-type="float" office:value="1349.1" calcext:value-type="float">
            <text:p>1,349.1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7/2014</text:p>
          </table:table-cell>
          <table:table-cell office:value-type="percentage" office:value="0.0601" calcext:value-type="percentage">
            <text:p>6.01%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361.67" calcext:value-type="float">
            <text:p>1,361.67</text:p>
          </table:table-cell>
          <table:table-cell office:value-type="float" office:value="1351.37" calcext:value-type="float">
            <text:p>1,351.37</text:p>
          </table:table-cell>
          <table:table-cell office:value-type="float" office:value="1350.88" calcext:value-type="float">
            <text:p>1,350.8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7/2014</text:p>
          </table:table-cell>
          <table:table-cell office:value-type="percentage" office:value="0.0601" calcext:value-type="percentage">
            <text:p>6.01%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362.17" calcext:value-type="float">
            <text:p>1,362.17</text:p>
          </table:table-cell>
          <table:table-cell office:value-type="float" office:value="1351.87" calcext:value-type="float">
            <text:p>1,351.87</text:p>
          </table:table-cell>
          <table:table-cell office:value-type="float" office:value="1351.37" calcext:value-type="float">
            <text:p>1,351.3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7/2014</text:p>
          </table:table-cell>
          <table:table-cell office:value-type="percentage" office:value="0.0603" calcext:value-type="percentage">
            <text:p>6.03%</text:p>
          </table:table-cell>
          <table:table-cell office:value-type="percentage" office:value="0.0611" calcext:value-type="percentage">
            <text:p>6.11%</text:p>
          </table:table-cell>
          <table:table-cell office:value-type="float" office:value="1360.44" calcext:value-type="float">
            <text:p>1,360.44</text:p>
          </table:table-cell>
          <table:table-cell office:value-type="float" office:value="1350.17" calcext:value-type="float">
            <text:p>1,350.17</text:p>
          </table:table-cell>
          <table:table-cell office:value-type="float" office:value="1349.31" calcext:value-type="float">
            <text:p>1,349.3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7/2014</text:p>
          </table:table-cell>
          <table:table-cell office:value-type="percentage" office:value="0.0605" calcext:value-type="percentage">
            <text:p>6.05%</text:p>
          </table:table-cell>
          <table:table-cell office:value-type="percentage" office:value="0.0613" calcext:value-type="percentage">
            <text:p>6.13%</text:p>
          </table:table-cell>
          <table:table-cell office:value-type="float" office:value="1358.36" calcext:value-type="float">
            <text:p>1,358.36</text:p>
          </table:table-cell>
          <table:table-cell office:value-type="float" office:value="1348.11" calcext:value-type="float">
            <text:p>1,348.11</text:p>
          </table:table-cell>
          <table:table-cell office:value-type="float" office:value="1347.61" calcext:value-type="float">
            <text:p>1,347.6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7/2014</text:p>
          </table:table-cell>
          <table:table-cell office:value-type="percentage" office:value="0.0601" calcext:value-type="percentage">
            <text:p>6.01%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363.95" calcext:value-type="float">
            <text:p>1,363.95</text:p>
          </table:table-cell>
          <table:table-cell office:value-type="float" office:value="1353.65" calcext:value-type="float">
            <text:p>1,353.65</text:p>
          </table:table-cell>
          <table:table-cell office:value-type="float" office:value="1353.22" calcext:value-type="float">
            <text:p>1,353.2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7/2014</text:p>
          </table:table-cell>
          <table:table-cell office:value-type="percentage" office:value="0.0604" calcext:value-type="percentage">
            <text:p>6.04%</text:p>
          </table:table-cell>
          <table:table-cell office:value-type="percentage" office:value="0.0612" calcext:value-type="percentage">
            <text:p>6.12%</text:p>
          </table:table-cell>
          <table:table-cell office:value-type="float" office:value="1360.5" calcext:value-type="float">
            <text:p>1,360.50</text:p>
          </table:table-cell>
          <table:table-cell office:value-type="float" office:value="1350.24" calcext:value-type="float">
            <text:p>1,350.24</text:p>
          </table:table-cell>
          <table:table-cell office:value-type="float" office:value="1349.81" calcext:value-type="float">
            <text:p>1,349.8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7/2014</text:p>
          </table:table-cell>
          <table:table-cell office:value-type="percentage" office:value="0.0603" calcext:value-type="percentage">
            <text:p>6.03%</text:p>
          </table:table-cell>
          <table:table-cell office:value-type="percentage" office:value="0.0611" calcext:value-type="percentage">
            <text:p>6.11%</text:p>
          </table:table-cell>
          <table:table-cell office:value-type="float" office:value="1362.22" calcext:value-type="float">
            <text:p>1,362.22</text:p>
          </table:table-cell>
          <table:table-cell office:value-type="float" office:value="1351.94" calcext:value-type="float">
            <text:p>1,351.94</text:p>
          </table:table-cell>
          <table:table-cell office:value-type="float" office:value="1351.52" calcext:value-type="float">
            <text:p>1,351.5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7/2014</text:p>
          </table:table-cell>
          <table:table-cell office:value-type="percentage" office:value="0.0603" calcext:value-type="percentage">
            <text:p>6.03%</text:p>
          </table:table-cell>
          <table:table-cell office:value-type="percentage" office:value="0.0611" calcext:value-type="percentage">
            <text:p>6.11%</text:p>
          </table:table-cell>
          <table:table-cell office:value-type="float" office:value="1362.86" calcext:value-type="float">
            <text:p>1,362.86</text:p>
          </table:table-cell>
          <table:table-cell office:value-type="float" office:value="1352.59" calcext:value-type="float">
            <text:p>1,352.59</text:p>
          </table:table-cell>
          <table:table-cell office:value-type="float" office:value="1351.94" calcext:value-type="float">
            <text:p>1,351.9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7/2014</text:p>
          </table:table-cell>
          <table:table-cell office:value-type="percentage" office:value="0.0588" calcext:value-type="percentage">
            <text:p>5.88%</text:p>
          </table:table-cell>
          <table:table-cell office:value-type="percentage" office:value="0.0596" calcext:value-type="percentage">
            <text:p>5.96%</text:p>
          </table:table-cell>
          <table:table-cell office:value-type="float" office:value="1382.79" calcext:value-type="float">
            <text:p>1,382.79</text:p>
          </table:table-cell>
          <table:table-cell office:value-type="float" office:value="1372.35" calcext:value-type="float">
            <text:p>1,372.35</text:p>
          </table:table-cell>
          <table:table-cell office:value-type="float" office:value="1371.93" calcext:value-type="float">
            <text:p>1,371.9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7/2014</text:p>
          </table:table-cell>
          <table:table-cell office:value-type="percentage" office:value="0.0581" calcext:value-type="percentage">
            <text:p>5.81%</text:p>
          </table:table-cell>
          <table:table-cell office:value-type="percentage" office:value="0.0589" calcext:value-type="percentage">
            <text:p>5.89%</text:p>
          </table:table-cell>
          <table:table-cell office:value-type="float" office:value="1392.42" calcext:value-type="float">
            <text:p>1,392.42</text:p>
          </table:table-cell>
          <table:table-cell office:value-type="float" office:value="1381.91" calcext:value-type="float">
            <text:p>1,381.91</text:p>
          </table:table-cell>
          <table:table-cell office:value-type="float" office:value="1381.48" calcext:value-type="float">
            <text:p>1,381.4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7/2014</text:p>
          </table:table-cell>
          <table:table-cell office:value-type="percentage" office:value="0.0573" calcext:value-type="percentage">
            <text:p>5.73%</text:p>
          </table:table-cell>
          <table:table-cell office:value-type="percentage" office:value="0.0581" calcext:value-type="percentage">
            <text:p>5.81%</text:p>
          </table:table-cell>
          <table:table-cell office:value-type="float" office:value="1402.91" calcext:value-type="float">
            <text:p>1,402.91</text:p>
          </table:table-cell>
          <table:table-cell office:value-type="float" office:value="1392.32" calcext:value-type="float">
            <text:p>1,392.32</text:p>
          </table:table-cell>
          <table:table-cell office:value-type="float" office:value="1391.95" calcext:value-type="float">
            <text:p>1,391.9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7/2014</text:p>
          </table:table-cell>
          <table:table-cell office:value-type="percentage" office:value="0.0581" calcext:value-type="percentage">
            <text:p>5.81%</text:p>
          </table:table-cell>
          <table:table-cell office:value-type="percentage" office:value="0.0589" calcext:value-type="percentage">
            <text:p>5.89%</text:p>
          </table:table-cell>
          <table:table-cell office:value-type="float" office:value="1392.68" calcext:value-type="float">
            <text:p>1,392.68</text:p>
          </table:table-cell>
          <table:table-cell office:value-type="float" office:value="1382.18" calcext:value-type="float">
            <text:p>1,382.18</text:p>
          </table:table-cell>
          <table:table-cell office:value-type="float" office:value="1381.81" calcext:value-type="float">
            <text:p>1,381.8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7/2014</text:p>
          </table:table-cell>
          <table:table-cell office:value-type="percentage" office:value="0.0587" calcext:value-type="percentage">
            <text:p>5.87%</text:p>
          </table:table-cell>
          <table:table-cell office:value-type="percentage" office:value="0.0595" calcext:value-type="percentage">
            <text:p>5.95%</text:p>
          </table:table-cell>
          <table:table-cell office:value-type="float" office:value="1385.27" calcext:value-type="float">
            <text:p>1,385.27</text:p>
          </table:table-cell>
          <table:table-cell office:value-type="float" office:value="1374.83" calcext:value-type="float">
            <text:p>1,374.83</text:p>
          </table:table-cell>
          <table:table-cell office:value-type="float" office:value="1374.36" calcext:value-type="float">
            <text:p>1,374.3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7/2014</text:p>
          </table:table-cell>
          <table:table-cell office:value-type="percentage" office:value="0.0582" calcext:value-type="percentage">
            <text:p>5.82%</text:p>
          </table:table-cell>
          <table:table-cell office:value-type="percentage" office:value="0.059" calcext:value-type="percentage">
            <text:p>5.90%</text:p>
          </table:table-cell>
          <table:table-cell office:value-type="float" office:value="1392.21" calcext:value-type="float">
            <text:p>1,392.21</text:p>
          </table:table-cell>
          <table:table-cell office:value-type="float" office:value="1381.71" calcext:value-type="float">
            <text:p>1,381.71</text:p>
          </table:table-cell>
          <table:table-cell office:value-type="float" office:value="1381.35" calcext:value-type="float">
            <text:p>1,381.3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7/2014</text:p>
          </table:table-cell>
          <table:table-cell office:value-type="percentage" office:value="0.0586" calcext:value-type="percentage">
            <text:p>5.86%</text:p>
          </table:table-cell>
          <table:table-cell office:value-type="percentage" office:value="0.0594" calcext:value-type="percentage">
            <text:p>5.94%</text:p>
          </table:table-cell>
          <table:table-cell office:value-type="float" office:value="1387.32" calcext:value-type="float">
            <text:p>1,387.32</text:p>
          </table:table-cell>
          <table:table-cell office:value-type="float" office:value="1376.87" calcext:value-type="float">
            <text:p>1,376.87</text:p>
          </table:table-cell>
          <table:table-cell office:value-type="float" office:value="1376.5" calcext:value-type="float">
            <text:p>1,376.5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7/2014</text:p>
          </table:table-cell>
          <table:table-cell office:value-type="percentage" office:value="0.0594" calcext:value-type="percentage">
            <text:p>5.94%</text:p>
          </table:table-cell>
          <table:table-cell office:value-type="percentage" office:value="0.0602" calcext:value-type="percentage">
            <text:p>6.02%</text:p>
          </table:table-cell>
          <table:table-cell office:value-type="float" office:value="1377.24" calcext:value-type="float">
            <text:p>1,377.24</text:p>
          </table:table-cell>
          <table:table-cell office:value-type="float" office:value="1366.88" calcext:value-type="float">
            <text:p>1,366.88</text:p>
          </table:table-cell>
          <table:table-cell office:value-type="float" office:value="1366.5" calcext:value-type="float">
            <text:p>1,366.5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1/07/2014</text:p>
          </table:table-cell>
          <table:table-cell office:value-type="percentage" office:value="0.0599" calcext:value-type="percentage">
            <text:p>5.99%</text:p>
          </table:table-cell>
          <table:table-cell office:value-type="percentage" office:value="0.0607" calcext:value-type="percentage">
            <text:p>6.07%</text:p>
          </table:table-cell>
          <table:table-cell office:value-type="float" office:value="1371.12" calcext:value-type="float">
            <text:p>1,371.12</text:p>
          </table:table-cell>
          <table:table-cell office:value-type="float" office:value="1360.81" calcext:value-type="float">
            <text:p>1,360.81</text:p>
          </table:table-cell>
          <table:table-cell office:value-type="float" office:value="1360.44" calcext:value-type="float">
            <text:p>1,360.4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08/2014</text:p>
          </table:table-cell>
          <table:table-cell office:value-type="percentage" office:value="0.0605" calcext:value-type="percentage">
            <text:p>6.05%</text:p>
          </table:table-cell>
          <table:table-cell office:value-type="percentage" office:value="0.0613" calcext:value-type="percentage">
            <text:p>6.13%</text:p>
          </table:table-cell>
          <table:table-cell office:value-type="float" office:value="1363.86" calcext:value-type="float">
            <text:p>1,363.86</text:p>
          </table:table-cell>
          <table:table-cell office:value-type="float" office:value="1353.62" calcext:value-type="float">
            <text:p>1,353.62</text:p>
          </table:table-cell>
          <table:table-cell office:value-type="float" office:value="1353.14" calcext:value-type="float">
            <text:p>1,353.1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8/2014</text:p>
          </table:table-cell>
          <table:table-cell office:value-type="percentage" office:value="0.0614" calcext:value-type="percentage">
            <text:p>6.14%</text:p>
          </table:table-cell>
          <table:table-cell office:value-type="percentage" office:value="0.0622" calcext:value-type="percentage">
            <text:p>6.22%</text:p>
          </table:table-cell>
          <table:table-cell office:value-type="float" office:value="1352.71" calcext:value-type="float">
            <text:p>1,352.71</text:p>
          </table:table-cell>
          <table:table-cell office:value-type="float" office:value="1342.57" calcext:value-type="float">
            <text:p>1,342.57</text:p>
          </table:table-cell>
          <table:table-cell office:value-type="float" office:value="1342.19" calcext:value-type="float">
            <text:p>1,342.1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8/2014</text:p>
          </table:table-cell>
          <table:table-cell office:value-type="percentage" office:value="0.0607" calcext:value-type="percentage">
            <text:p>6.07%</text:p>
          </table:table-cell>
          <table:table-cell office:value-type="percentage" office:value="0.0615" calcext:value-type="percentage">
            <text:p>6.15%</text:p>
          </table:table-cell>
          <table:table-cell office:value-type="float" office:value="1362.03" calcext:value-type="float">
            <text:p>1,362.03</text:p>
          </table:table-cell>
          <table:table-cell office:value-type="float" office:value="1351.81" calcext:value-type="float">
            <text:p>1,351.81</text:p>
          </table:table-cell>
          <table:table-cell office:value-type="float" office:value="1351.44" calcext:value-type="float">
            <text:p>1,351.4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8/2014</text:p>
          </table:table-cell>
          <table:table-cell office:value-type="percentage" office:value="0.0619" calcext:value-type="percentage">
            <text:p>6.19%</text:p>
          </table:table-cell>
          <table:table-cell office:value-type="percentage" office:value="0.0627" calcext:value-type="percentage">
            <text:p>6.27%</text:p>
          </table:table-cell>
          <table:table-cell office:value-type="float" office:value="1347.11" calcext:value-type="float">
            <text:p>1,347.11</text:p>
          </table:table-cell>
          <table:table-cell office:value-type="float" office:value="1337.02" calcext:value-type="float">
            <text:p>1,337.02</text:p>
          </table:table-cell>
          <table:table-cell office:value-type="float" office:value="1336.65" calcext:value-type="float">
            <text:p>1,336.6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8/2014</text:p>
          </table:table-cell>
          <table:table-cell office:value-type="percentage" office:value="0.0603" calcext:value-type="percentage">
            <text:p>6.03%</text:p>
          </table:table-cell>
          <table:table-cell office:value-type="percentage" office:value="0.0611" calcext:value-type="percentage">
            <text:p>6.11%</text:p>
          </table:table-cell>
          <table:table-cell office:value-type="float" office:value="1367.91" calcext:value-type="float">
            <text:p>1,367.91</text:p>
          </table:table-cell>
          <table:table-cell office:value-type="float" office:value="1357.66" calcext:value-type="float">
            <text:p>1,357.66</text:p>
          </table:table-cell>
          <table:table-cell office:value-type="float" office:value="1357.28" calcext:value-type="float">
            <text:p>1,357.2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8/2014</text:p>
          </table:table-cell>
          <table:table-cell office:value-type="percentage" office:value="0.0607" calcext:value-type="percentage">
            <text:p>6.07%</text:p>
          </table:table-cell>
          <table:table-cell office:value-type="percentage" office:value="0.0615" calcext:value-type="percentage">
            <text:p>6.15%</text:p>
          </table:table-cell>
          <table:table-cell office:value-type="float" office:value="1361.95" calcext:value-type="float">
            <text:p>1,361.95</text:p>
          </table:table-cell>
          <table:table-cell office:value-type="float" office:value="1351.74" calcext:value-type="float">
            <text:p>1,351.74</text:p>
          </table:table-cell>
          <table:table-cell office:value-type="float" office:value="1351.41" calcext:value-type="float">
            <text:p>1,351.4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8/2014</text:p>
          </table:table-cell>
          <table:table-cell office:value-type="percentage" office:value="0.0599" calcext:value-type="percentage">
            <text:p>5.99%</text:p>
          </table:table-cell>
          <table:table-cell office:value-type="percentage" office:value="0.0607" calcext:value-type="percentage">
            <text:p>6.07%</text:p>
          </table:table-cell>
          <table:table-cell office:value-type="float" office:value="1372.56" calcext:value-type="float">
            <text:p>1,372.56</text:p>
          </table:table-cell>
          <table:table-cell office:value-type="float" office:value="1362.27" calcext:value-type="float">
            <text:p>1,362.27</text:p>
          </table:table-cell>
          <table:table-cell office:value-type="float" office:value="1361.95" calcext:value-type="float">
            <text:p>1,361.9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8/2014</text:p>
          </table:table-cell>
          <table:table-cell office:value-type="percentage" office:value="0.0599" calcext:value-type="percentage">
            <text:p>5.99%</text:p>
          </table:table-cell>
          <table:table-cell office:value-type="percentage" office:value="0.0607" calcext:value-type="percentage">
            <text:p>6.07%</text:p>
          </table:table-cell>
          <table:table-cell office:value-type="float" office:value="1372.88" calcext:value-type="float">
            <text:p>1,372.88</text:p>
          </table:table-cell>
          <table:table-cell office:value-type="float" office:value="1362.59" calcext:value-type="float">
            <text:p>1,362.59</text:p>
          </table:table-cell>
          <table:table-cell office:value-type="float" office:value="1362.27" calcext:value-type="float">
            <text:p>1,362.2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8/2014</text:p>
          </table:table-cell>
          <table:table-cell office:value-type="percentage" office:value="0.0601" calcext:value-type="percentage">
            <text:p>6.01%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370.62" calcext:value-type="float">
            <text:p>1,370.62</text:p>
          </table:table-cell>
          <table:table-cell office:value-type="float" office:value="1360.36" calcext:value-type="float">
            <text:p>1,360.36</text:p>
          </table:table-cell>
          <table:table-cell office:value-type="float" office:value="1360.03" calcext:value-type="float">
            <text:p>1,360.0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8/2014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618" calcext:value-type="percentage">
            <text:p>6.18%</text:p>
          </table:table-cell>
          <table:table-cell office:value-type="float" office:value="1359.41" calcext:value-type="float">
            <text:p>1,359.41</text:p>
          </table:table-cell>
          <table:table-cell office:value-type="float" office:value="1349.24" calcext:value-type="float">
            <text:p>1,349.24</text:p>
          </table:table-cell>
          <table:table-cell office:value-type="float" office:value="1348.91" calcext:value-type="float">
            <text:p>1,348.9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8/2014</text:p>
          </table:table-cell>
          <table:table-cell office:value-type="percentage" office:value="0.0602" calcext:value-type="percentage">
            <text:p>6.02%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370.28" calcext:value-type="float">
            <text:p>1,370.28</text:p>
          </table:table-cell>
          <table:table-cell office:value-type="float" office:value="1360.03" calcext:value-type="float">
            <text:p>1,360.03</text:p>
          </table:table-cell>
          <table:table-cell office:value-type="float" office:value="1359.41" calcext:value-type="float">
            <text:p>1,359.4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8/2014</text:p>
          </table:table-cell>
          <table:table-cell office:value-type="percentage" office:value="0.0581" calcext:value-type="percentage">
            <text:p>5.81%</text:p>
          </table:table-cell>
          <table:table-cell office:value-type="percentage" office:value="0.0589" calcext:value-type="percentage">
            <text:p>5.89%</text:p>
          </table:table-cell>
          <table:table-cell office:value-type="float" office:value="1398.02" calcext:value-type="float">
            <text:p>1,398.02</text:p>
          </table:table-cell>
          <table:table-cell office:value-type="float" office:value="1387.54" calcext:value-type="float">
            <text:p>1,387.54</text:p>
          </table:table-cell>
          <table:table-cell office:value-type="float" office:value="1387.12" calcext:value-type="float">
            <text:p>1,387.1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8/2014</text:p>
          </table:table-cell>
          <table:table-cell office:value-type="percentage" office:value="0.0572" calcext:value-type="percentage">
            <text:p>5.72%</text:p>
          </table:table-cell>
          <table:table-cell office:value-type="percentage" office:value="0.058" calcext:value-type="percentage">
            <text:p>5.80%</text:p>
          </table:table-cell>
          <table:table-cell office:value-type="float" office:value="1410.32" calcext:value-type="float">
            <text:p>1,410.32</text:p>
          </table:table-cell>
          <table:table-cell office:value-type="float" office:value="1399.75" calcext:value-type="float">
            <text:p>1,399.75</text:p>
          </table:table-cell>
          <table:table-cell office:value-type="float" office:value="1399.33" calcext:value-type="float">
            <text:p>1,399.3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8/2014</text:p>
          </table:table-cell>
          <table:table-cell office:value-type="percentage" office:value="0.0573" calcext:value-type="percentage">
            <text:p>5.73%</text:p>
          </table:table-cell>
          <table:table-cell office:value-type="percentage" office:value="0.0581" calcext:value-type="percentage">
            <text:p>5.81%</text:p>
          </table:table-cell>
          <table:table-cell office:value-type="float" office:value="1409.41" calcext:value-type="float">
            <text:p>1,409.41</text:p>
          </table:table-cell>
          <table:table-cell office:value-type="float" office:value="1398.85" calcext:value-type="float">
            <text:p>1,398.85</text:p>
          </table:table-cell>
          <table:table-cell office:value-type="float" office:value="1398.43" calcext:value-type="float">
            <text:p>1,398.4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8/2014</text:p>
          </table:table-cell>
          <table:table-cell office:value-type="percentage" office:value="0.0579" calcext:value-type="percentage">
            <text:p>5.79%</text:p>
          </table:table-cell>
          <table:table-cell office:value-type="percentage" office:value="0.0587" calcext:value-type="percentage">
            <text:p>5.87%</text:p>
          </table:table-cell>
          <table:table-cell office:value-type="float" office:value="1401.96" calcext:value-type="float">
            <text:p>1,401.96</text:p>
          </table:table-cell>
          <table:table-cell office:value-type="float" office:value="1391.47" calcext:value-type="float">
            <text:p>1,391.47</text:p>
          </table:table-cell>
          <table:table-cell office:value-type="float" office:value="1391.04" calcext:value-type="float">
            <text:p>1,391.0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8/2014</text:p>
          </table:table-cell>
          <table:table-cell office:value-type="percentage" office:value="0.0586" calcext:value-type="percentage">
            <text:p>5.86%</text:p>
          </table:table-cell>
          <table:table-cell office:value-type="percentage" office:value="0.0594" calcext:value-type="percentage">
            <text:p>5.94%</text:p>
          </table:table-cell>
          <table:table-cell office:value-type="float" office:value="1393.43" calcext:value-type="float">
            <text:p>1,393.43</text:p>
          </table:table-cell>
          <table:table-cell office:value-type="float" office:value="1383" calcext:value-type="float">
            <text:p>1,383.00</text:p>
          </table:table-cell>
          <table:table-cell office:value-type="float" office:value="1382.35" calcext:value-type="float">
            <text:p>1,382.3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8/2014</text:p>
          </table:table-cell>
          <table:table-cell office:value-type="percentage" office:value="0.0576" calcext:value-type="percentage">
            <text:p>5.76%</text:p>
          </table:table-cell>
          <table:table-cell office:value-type="percentage" office:value="0.0584" calcext:value-type="percentage">
            <text:p>5.84%</text:p>
          </table:table-cell>
          <table:table-cell office:value-type="float" office:value="1407" calcext:value-type="float">
            <text:p>1,407.00</text:p>
          </table:table-cell>
          <table:table-cell office:value-type="float" office:value="1396.47" calcext:value-type="float">
            <text:p>1,396.47</text:p>
          </table:table-cell>
          <table:table-cell office:value-type="float" office:value="1396.04" calcext:value-type="float">
            <text:p>1,396.0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8/2014</text:p>
          </table:table-cell>
          <table:table-cell office:value-type="percentage" office:value="0.057" calcext:value-type="percentage">
            <text:p>5.70%</text:p>
          </table:table-cell>
          <table:table-cell office:value-type="percentage" office:value="0.0578" calcext:value-type="percentage">
            <text:p>5.78%</text:p>
          </table:table-cell>
          <table:table-cell office:value-type="float" office:value="1415.38" calcext:value-type="float">
            <text:p>1,415.38</text:p>
          </table:table-cell>
          <table:table-cell office:value-type="float" office:value="1404.79" calcext:value-type="float">
            <text:p>1,404.79</text:p>
          </table:table-cell>
          <table:table-cell office:value-type="float" office:value="1404.36" calcext:value-type="float">
            <text:p>1,404.3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8/2014</text:p>
          </table:table-cell>
          <table:table-cell office:value-type="percentage" office:value="0.057" calcext:value-type="percentage">
            <text:p>5.70%</text:p>
          </table:table-cell>
          <table:table-cell office:value-type="percentage" office:value="0.0578" calcext:value-type="percentage">
            <text:p>5.78%</text:p>
          </table:table-cell>
          <table:table-cell office:value-type="float" office:value="1415.8" calcext:value-type="float">
            <text:p>1,415.80</text:p>
          </table:table-cell>
          <table:table-cell office:value-type="float" office:value="1405.21" calcext:value-type="float">
            <text:p>1,405.21</text:p>
          </table:table-cell>
          <table:table-cell office:value-type="float" office:value="1404.79" calcext:value-type="float">
            <text:p>1,404.7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8/2014</text:p>
          </table:table-cell>
          <table:table-cell office:value-type="percentage" office:value="0.0553" calcext:value-type="percentage">
            <text:p>5.53%</text:p>
          </table:table-cell>
          <table:table-cell office:value-type="percentage" office:value="0.0561" calcext:value-type="percentage">
            <text:p>5.61%</text:p>
          </table:table-cell>
          <table:table-cell office:value-type="float" office:value="1439.02" calcext:value-type="float">
            <text:p>1,439.02</text:p>
          </table:table-cell>
          <table:table-cell office:value-type="float" office:value="1428.25" calcext:value-type="float">
            <text:p>1,428.25</text:p>
          </table:table-cell>
          <table:table-cell office:value-type="float" office:value="1427.82" calcext:value-type="float">
            <text:p>1,427.8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8/2014</text:p>
          </table:table-cell>
          <table:table-cell office:value-type="percentage" office:value="0.0551" calcext:value-type="percentage">
            <text:p>5.51%</text:p>
          </table:table-cell>
          <table:table-cell office:value-type="percentage" office:value="0.0559" calcext:value-type="percentage">
            <text:p>5.59%</text:p>
          </table:table-cell>
          <table:table-cell office:value-type="float" office:value="1442.39" calcext:value-type="float">
            <text:p>1,442.39</text:p>
          </table:table-cell>
          <table:table-cell office:value-type="float" office:value="1431.59" calcext:value-type="float">
            <text:p>1,431.59</text:p>
          </table:table-cell>
          <table:table-cell office:value-type="float" office:value="1430.93" calcext:value-type="float">
            <text:p>1,430.9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09/2014</text:p>
          </table:table-cell>
          <table:table-cell office:value-type="percentage" office:value="0.0548" calcext:value-type="percentage">
            <text:p>5.48%</text:p>
          </table:table-cell>
          <table:table-cell office:value-type="percentage" office:value="0.0556" calcext:value-type="percentage">
            <text:p>5.56%</text:p>
          </table:table-cell>
          <table:table-cell office:value-type="float" office:value="1446.88" calcext:value-type="float">
            <text:p>1,446.88</text:p>
          </table:table-cell>
          <table:table-cell office:value-type="float" office:value="1436.05" calcext:value-type="float">
            <text:p>1,436.05</text:p>
          </table:table-cell>
          <table:table-cell office:value-type="float" office:value="1435.63" calcext:value-type="float">
            <text:p>1,435.6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9/2014</text:p>
          </table:table-cell>
          <table:table-cell office:value-type="percentage" office:value="0.0541" calcext:value-type="percentage">
            <text:p>5.41%</text:p>
          </table:table-cell>
          <table:table-cell office:value-type="percentage" office:value="0.0549" calcext:value-type="percentage">
            <text:p>5.49%</text:p>
          </table:table-cell>
          <table:table-cell office:value-type="float" office:value="1456.86" calcext:value-type="float">
            <text:p>1,456.86</text:p>
          </table:table-cell>
          <table:table-cell office:value-type="float" office:value="1445.95" calcext:value-type="float">
            <text:p>1,445.95</text:p>
          </table:table-cell>
          <table:table-cell office:value-type="float" office:value="1445.53" calcext:value-type="float">
            <text:p>1,445.5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9/2014</text:p>
          </table:table-cell>
          <table:table-cell office:value-type="percentage" office:value="0.0528" calcext:value-type="percentage">
            <text:p>5.28%</text:p>
          </table:table-cell>
          <table:table-cell office:value-type="percentage" office:value="0.0536" calcext:value-type="percentage">
            <text:p>5.36%</text:p>
          </table:table-cell>
          <table:table-cell office:value-type="float" office:value="1475.2" calcext:value-type="float">
            <text:p>1,475.20</text:p>
          </table:table-cell>
          <table:table-cell office:value-type="float" office:value="1464.14" calcext:value-type="float">
            <text:p>1,464.14</text:p>
          </table:table-cell>
          <table:table-cell office:value-type="float" office:value="1463.72" calcext:value-type="float">
            <text:p>1,463.7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9/2014</text:p>
          </table:table-cell>
          <table:table-cell office:value-type="percentage" office:value="0.0533" calcext:value-type="percentage">
            <text:p>5.33%</text:p>
          </table:table-cell>
          <table:table-cell office:value-type="percentage" office:value="0.0541" calcext:value-type="percentage">
            <text:p>5.41%</text:p>
          </table:table-cell>
          <table:table-cell office:value-type="float" office:value="1468.7" calcext:value-type="float">
            <text:p>1,468.70</text:p>
          </table:table-cell>
          <table:table-cell office:value-type="float" office:value="1457.7" calcext:value-type="float">
            <text:p>1,457.70</text:p>
          </table:table-cell>
          <table:table-cell office:value-type="float" office:value="1457.28" calcext:value-type="float">
            <text:p>1,457.2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9/2014</text:p>
          </table:table-cell>
          <table:table-cell office:value-type="percentage" office:value="0.0535" calcext:value-type="percentage">
            <text:p>5.35%</text:p>
          </table:table-cell>
          <table:table-cell office:value-type="percentage" office:value="0.0543" calcext:value-type="percentage">
            <text:p>5.43%</text:p>
          </table:table-cell>
          <table:table-cell office:value-type="float" office:value="1466.6" calcext:value-type="float">
            <text:p>1,466.60</text:p>
          </table:table-cell>
          <table:table-cell office:value-type="float" office:value="1455.63" calcext:value-type="float">
            <text:p>1,455.63</text:p>
          </table:table-cell>
          <table:table-cell office:value-type="float" office:value="1454.97" calcext:value-type="float">
            <text:p>1,454.9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9/2014</text:p>
          </table:table-cell>
          <table:table-cell office:value-type="percentage" office:value="0.0541" calcext:value-type="percentage">
            <text:p>5.41%</text:p>
          </table:table-cell>
          <table:table-cell office:value-type="percentage" office:value="0.0549" calcext:value-type="percentage">
            <text:p>5.49%</text:p>
          </table:table-cell>
          <table:table-cell office:value-type="float" office:value="1458.78" calcext:value-type="float">
            <text:p>1,458.78</text:p>
          </table:table-cell>
          <table:table-cell office:value-type="float" office:value="1447.87" calcext:value-type="float">
            <text:p>1,447.87</text:p>
          </table:table-cell>
          <table:table-cell office:value-type="float" office:value="1447.45" calcext:value-type="float">
            <text:p>1,447.4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9/2014</text:p>
          </table:table-cell>
          <table:table-cell office:value-type="percentage" office:value="0.0553" calcext:value-type="percentage">
            <text:p>5.53%</text:p>
          </table:table-cell>
          <table:table-cell office:value-type="percentage" office:value="0.0561" calcext:value-type="percentage">
            <text:p>5.61%</text:p>
          </table:table-cell>
          <table:table-cell office:value-type="float" office:value="1442.88" calcext:value-type="float">
            <text:p>1,442.88</text:p>
          </table:table-cell>
          <table:table-cell office:value-type="float" office:value="1432.11" calcext:value-type="float">
            <text:p>1,432.11</text:p>
          </table:table-cell>
          <table:table-cell office:value-type="float" office:value="1431.68" calcext:value-type="float">
            <text:p>1,431.6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9/2014</text:p>
          </table:table-cell>
          <table:table-cell office:value-type="percentage" office:value="0.0568" calcext:value-type="percentage">
            <text:p>5.68%</text:p>
          </table:table-cell>
          <table:table-cell office:value-type="percentage" office:value="0.0576" calcext:value-type="percentage">
            <text:p>5.76%</text:p>
          </table:table-cell>
          <table:table-cell office:value-type="float" office:value="1423.18" calcext:value-type="float">
            <text:p>1,423.18</text:p>
          </table:table-cell>
          <table:table-cell office:value-type="float" office:value="1412.57" calcext:value-type="float">
            <text:p>1,412.57</text:p>
          </table:table-cell>
          <table:table-cell office:value-type="float" office:value="1412.15" calcext:value-type="float">
            <text:p>1,412.1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9/2014</text:p>
          </table:table-cell>
          <table:table-cell office:value-type="percentage" office:value="0.0564" calcext:value-type="percentage">
            <text:p>5.64%</text:p>
          </table:table-cell>
          <table:table-cell office:value-type="percentage" office:value="0.0572" calcext:value-type="percentage">
            <text:p>5.72%</text:p>
          </table:table-cell>
          <table:table-cell office:value-type="float" office:value="1428.94" calcext:value-type="float">
            <text:p>1,428.94</text:p>
          </table:table-cell>
          <table:table-cell office:value-type="float" office:value="1418.29" calcext:value-type="float">
            <text:p>1,418.29</text:p>
          </table:table-cell>
          <table:table-cell office:value-type="float" office:value="1417.87" calcext:value-type="float">
            <text:p>1,417.8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9/2014</text:p>
          </table:table-cell>
          <table:table-cell office:value-type="percentage" office:value="0.0561" calcext:value-type="percentage">
            <text:p>5.61%</text:p>
          </table:table-cell>
          <table:table-cell office:value-type="percentage" office:value="0.0569" calcext:value-type="percentage">
            <text:p>5.69%</text:p>
          </table:table-cell>
          <table:table-cell office:value-type="float" office:value="1433.62" calcext:value-type="float">
            <text:p>1,433.62</text:p>
          </table:table-cell>
          <table:table-cell office:value-type="float" office:value="1422.93" calcext:value-type="float">
            <text:p>1,422.93</text:p>
          </table:table-cell>
          <table:table-cell office:value-type="float" office:value="1422.28" calcext:value-type="float">
            <text:p>1,422.2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9/2014</text:p>
          </table:table-cell>
          <table:table-cell office:value-type="percentage" office:value="0.0592" calcext:value-type="percentage">
            <text:p>5.92%</text:p>
          </table:table-cell>
          <table:table-cell office:value-type="percentage" office:value="0.06" calcext:value-type="percentage">
            <text:p>6.00%</text:p>
          </table:table-cell>
          <table:table-cell office:value-type="float" office:value="1393.22" calcext:value-type="float">
            <text:p>1,393.22</text:p>
          </table:table-cell>
          <table:table-cell office:value-type="float" office:value="1382.87" calcext:value-type="float">
            <text:p>1,382.87</text:p>
          </table:table-cell>
          <table:table-cell office:value-type="float" office:value="1382.36" calcext:value-type="float">
            <text:p>1,382.3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9/2014</text:p>
          </table:table-cell>
          <table:table-cell office:value-type="percentage" office:value="0.0589" calcext:value-type="percentage">
            <text:p>5.89%</text:p>
          </table:table-cell>
          <table:table-cell office:value-type="percentage" office:value="0.0597" calcext:value-type="percentage">
            <text:p>5.97%</text:p>
          </table:table-cell>
          <table:table-cell office:value-type="float" office:value="1397.63" calcext:value-type="float">
            <text:p>1,397.63</text:p>
          </table:table-cell>
          <table:table-cell office:value-type="float" office:value="1387.25" calcext:value-type="float">
            <text:p>1,387.25</text:p>
          </table:table-cell>
          <table:table-cell office:value-type="float" office:value="1386.74" calcext:value-type="float">
            <text:p>1,386.7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9/2014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409.91" calcext:value-type="float">
            <text:p>1,409.91</text:p>
          </table:table-cell>
          <table:table-cell office:value-type="float" office:value="1399.44" calcext:value-type="float">
            <text:p>1,399.44</text:p>
          </table:table-cell>
          <table:table-cell office:value-type="float" office:value="1398.93" calcext:value-type="float">
            <text:p>1,398.9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9/2014</text:p>
          </table:table-cell>
          <table:table-cell office:value-type="percentage" office:value="0.0579" calcext:value-type="percentage">
            <text:p>5.79%</text:p>
          </table:table-cell>
          <table:table-cell office:value-type="percentage" office:value="0.0587" calcext:value-type="percentage">
            <text:p>5.87%</text:p>
          </table:table-cell>
          <table:table-cell office:value-type="float" office:value="1411.73" calcext:value-type="float">
            <text:p>1,411.73</text:p>
          </table:table-cell>
          <table:table-cell office:value-type="float" office:value="1401.25" calcext:value-type="float">
            <text:p>1,401.25</text:p>
          </table:table-cell>
          <table:table-cell office:value-type="float" office:value="1400.74" calcext:value-type="float">
            <text:p>1,400.7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9/2014</text:p>
          </table:table-cell>
          <table:table-cell office:value-type="percentage" office:value="0.0585" calcext:value-type="percentage">
            <text:p>5.85%</text:p>
          </table:table-cell>
          <table:table-cell office:value-type="percentage" office:value="0.0593" calcext:value-type="percentage">
            <text:p>5.93%</text:p>
          </table:table-cell>
          <table:table-cell office:value-type="float" office:value="1404.76" calcext:value-type="float">
            <text:p>1,404.76</text:p>
          </table:table-cell>
          <table:table-cell office:value-type="float" office:value="1394.33" calcext:value-type="float">
            <text:p>1,394.33</text:p>
          </table:table-cell>
          <table:table-cell office:value-type="float" office:value="1393.44" calcext:value-type="float">
            <text:p>1,393.4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9/2014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412.04" calcext:value-type="float">
            <text:p>1,412.04</text:p>
          </table:table-cell>
          <table:table-cell office:value-type="float" office:value="1401.57" calcext:value-type="float">
            <text:p>1,401.57</text:p>
          </table:table-cell>
          <table:table-cell office:value-type="float" office:value="1401.03" calcext:value-type="float">
            <text:p>1,401.0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9/2014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608" calcext:value-type="percentage">
            <text:p>6.08%</text:p>
          </table:table-cell>
          <table:table-cell office:value-type="float" office:value="1386.55" calcext:value-type="float">
            <text:p>1,386.55</text:p>
          </table:table-cell>
          <table:table-cell office:value-type="float" office:value="1376.29" calcext:value-type="float">
            <text:p>1,376.29</text:p>
          </table:table-cell>
          <table:table-cell office:value-type="float" office:value="1375.75" calcext:value-type="float">
            <text:p>1,375.7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9/2014</text:p>
          </table:table-cell>
          <table:table-cell office:value-type="percentage" office:value="0.0589" calcext:value-type="percentage">
            <text:p>5.89%</text:p>
          </table:table-cell>
          <table:table-cell office:value-type="percentage" office:value="0.0597" calcext:value-type="percentage">
            <text:p>5.97%</text:p>
          </table:table-cell>
          <table:table-cell office:value-type="float" office:value="1401.34" calcext:value-type="float">
            <text:p>1,401.34</text:p>
          </table:table-cell>
          <table:table-cell office:value-type="float" office:value="1390.96" calcext:value-type="float">
            <text:p>1,390.96</text:p>
          </table:table-cell>
          <table:table-cell office:value-type="float" office:value="1390.42" calcext:value-type="float">
            <text:p>1,390.4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9/2014</text:p>
          </table:table-cell>
          <table:table-cell office:value-type="percentage" office:value="0.0578" calcext:value-type="percentage">
            <text:p>5.78%</text:p>
          </table:table-cell>
          <table:table-cell office:value-type="percentage" office:value="0.0586" calcext:value-type="percentage">
            <text:p>5.86%</text:p>
          </table:table-cell>
          <table:table-cell office:value-type="float" office:value="1416.29" calcext:value-type="float">
            <text:p>1,416.29</text:p>
          </table:table-cell>
          <table:table-cell office:value-type="float" office:value="1405.79" calcext:value-type="float">
            <text:p>1,405.79</text:p>
          </table:table-cell>
          <table:table-cell office:value-type="float" office:value="1405.25" calcext:value-type="float">
            <text:p>1,405.2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9/2014</text:p>
          </table:table-cell>
          <table:table-cell office:value-type="percentage" office:value="0.0581" calcext:value-type="percentage">
            <text:p>5.81%</text:p>
          </table:table-cell>
          <table:table-cell office:value-type="percentage" office:value="0.0589" calcext:value-type="percentage">
            <text:p>5.89%</text:p>
          </table:table-cell>
          <table:table-cell office:value-type="float" office:value="1413.32" calcext:value-type="float">
            <text:p>1,413.32</text:p>
          </table:table-cell>
          <table:table-cell office:value-type="float" office:value="1402.85" calcext:value-type="float">
            <text:p>1,402.85</text:p>
          </table:table-cell>
          <table:table-cell office:value-type="float" office:value="1401.88" calcext:value-type="float">
            <text:p>1,401.8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9/2014</text:p>
          </table:table-cell>
          <table:table-cell office:value-type="percentage" office:value="0.0602" calcext:value-type="percentage">
            <text:p>6.02%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386.56" calcext:value-type="float">
            <text:p>1,386.56</text:p>
          </table:table-cell>
          <table:table-cell office:value-type="float" office:value="1376.31" calcext:value-type="float">
            <text:p>1,376.31</text:p>
          </table:table-cell>
          <table:table-cell office:value-type="float" office:value="1375.77" calcext:value-type="float">
            <text:p>1,375.7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9/2014</text:p>
          </table:table-cell>
          <table:table-cell office:value-type="percentage" office:value="0.0605" calcext:value-type="percentage">
            <text:p>6.05%</text:p>
          </table:table-cell>
          <table:table-cell office:value-type="percentage" office:value="0.0613" calcext:value-type="percentage">
            <text:p>6.13%</text:p>
          </table:table-cell>
          <table:table-cell office:value-type="float" office:value="1383.25" calcext:value-type="float">
            <text:p>1,383.25</text:p>
          </table:table-cell>
          <table:table-cell office:value-type="float" office:value="1373.03" calcext:value-type="float">
            <text:p>1,373.03</text:p>
          </table:table-cell>
          <table:table-cell office:value-type="float" office:value="1372.49" calcext:value-type="float">
            <text:p>1,372.4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10/2014</text:p>
          </table:table-cell>
          <table:table-cell office:value-type="percentage" office:value="0.0597" calcext:value-type="percentage">
            <text:p>5.97%</text:p>
          </table:table-cell>
          <table:table-cell office:value-type="percentage" office:value="0.0605" calcext:value-type="percentage">
            <text:p>6.05%</text:p>
          </table:table-cell>
          <table:table-cell office:value-type="float" office:value="1394.08" calcext:value-type="float">
            <text:p>1,394.08</text:p>
          </table:table-cell>
          <table:table-cell office:value-type="float" office:value="1383.79" calcext:value-type="float">
            <text:p>1,383.79</text:p>
          </table:table-cell>
          <table:table-cell office:value-type="float" office:value="1383.25" calcext:value-type="float">
            <text:p>1,383.2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10/2014</text:p>
          </table:table-cell>
          <table:table-cell office:value-type="percentage" office:value="0.0604" calcext:value-type="percentage">
            <text:p>6.04%</text:p>
          </table:table-cell>
          <table:table-cell office:value-type="percentage" office:value="0.0612" calcext:value-type="percentage">
            <text:p>6.12%</text:p>
          </table:table-cell>
          <table:table-cell office:value-type="float" office:value="1385.61" calcext:value-type="float">
            <text:p>1,385.61</text:p>
          </table:table-cell>
          <table:table-cell office:value-type="float" office:value="1375.38" calcext:value-type="float">
            <text:p>1,375.38</text:p>
          </table:table-cell>
          <table:table-cell office:value-type="float" office:value="1374.84" calcext:value-type="float">
            <text:p>1,374.8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10/2014</text:p>
          </table:table-cell>
          <table:table-cell office:value-type="percentage" office:value="0.0598" calcext:value-type="percentage">
            <text:p>5.98%</text:p>
          </table:table-cell>
          <table:table-cell office:value-type="percentage" office:value="0.0606" calcext:value-type="percentage">
            <text:p>6.06%</text:p>
          </table:table-cell>
          <table:table-cell office:value-type="float" office:value="1394.31" calcext:value-type="float">
            <text:p>1,394.31</text:p>
          </table:table-cell>
          <table:table-cell office:value-type="float" office:value="1384.02" calcext:value-type="float">
            <text:p>1,384.02</text:p>
          </table:table-cell>
          <table:table-cell office:value-type="float" office:value="1383.04" calcext:value-type="float">
            <text:p>1,383.0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10/2014</text:p>
          </table:table-cell>
          <table:table-cell office:value-type="percentage" office:value="0.0554" calcext:value-type="percentage">
            <text:p>5.54%</text:p>
          </table:table-cell>
          <table:table-cell office:value-type="percentage" office:value="0.0562" calcext:value-type="percentage">
            <text:p>5.62%</text:p>
          </table:table-cell>
          <table:table-cell office:value-type="float" office:value="1452.97" calcext:value-type="float">
            <text:p>1,452.97</text:p>
          </table:table-cell>
          <table:table-cell office:value-type="float" office:value="1442.21" calcext:value-type="float">
            <text:p>1,442.21</text:p>
          </table:table-cell>
          <table:table-cell office:value-type="float" office:value="1441.67" calcext:value-type="float">
            <text:p>1,441.6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10/2014</text:p>
          </table:table-cell>
          <table:table-cell office:value-type="percentage" office:value="0.057" calcext:value-type="percentage">
            <text:p>5.70%</text:p>
          </table:table-cell>
          <table:table-cell office:value-type="percentage" office:value="0.0576" calcext:value-type="percentage">
            <text:p>5.76%</text:p>
          </table:table-cell>
          <table:table-cell office:value-type="float" office:value="1432.07" calcext:value-type="float">
            <text:p>1,432.07</text:p>
          </table:table-cell>
          <table:table-cell office:value-type="float" office:value="1424.12" calcext:value-type="float">
            <text:p>1,424.12</text:p>
          </table:table-cell>
          <table:table-cell office:value-type="float" office:value="1423.58" calcext:value-type="float">
            <text:p>1,423.5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10/2014</text:p>
          </table:table-cell>
          <table:table-cell office:value-type="percentage" office:value="0.0558" calcext:value-type="percentage">
            <text:p>5.58%</text:p>
          </table:table-cell>
          <table:table-cell office:value-type="percentage" office:value="0.0564" calcext:value-type="percentage">
            <text:p>5.64%</text:p>
          </table:table-cell>
          <table:table-cell office:value-type="float" office:value="1449.81" calcext:value-type="float">
            <text:p>1,449.81</text:p>
          </table:table-cell>
          <table:table-cell office:value-type="float" office:value="1441.75" calcext:value-type="float">
            <text:p>1,441.75</text:p>
          </table:table-cell>
          <table:table-cell office:value-type="float" office:value="1441.17" calcext:value-type="float">
            <text:p>1,441.1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10/2014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0566" calcext:value-type="percentage">
            <text:p>5.66%</text:p>
          </table:table-cell>
          <table:table-cell office:value-type="float" office:value="1447.71" calcext:value-type="float">
            <text:p>1,447.71</text:p>
          </table:table-cell>
          <table:table-cell office:value-type="float" office:value="1439.67" calcext:value-type="float">
            <text:p>1,439.67</text:p>
          </table:table-cell>
          <table:table-cell office:value-type="float" office:value="1439.08" calcext:value-type="float">
            <text:p>1,439.0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10/2014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0566" calcext:value-type="percentage">
            <text:p>5.66%</text:p>
          </table:table-cell>
          <table:table-cell office:value-type="float" office:value="1448.84" calcext:value-type="float">
            <text:p>1,448.84</text:p>
          </table:table-cell>
          <table:table-cell office:value-type="float" office:value="1440.8" calcext:value-type="float">
            <text:p>1,440.80</text:p>
          </table:table-cell>
          <table:table-cell office:value-type="float" office:value="1439.67" calcext:value-type="float">
            <text:p>1,439.6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10/2014</text:p>
          </table:table-cell>
          <table:table-cell office:value-type="percentage" office:value="0.0552" calcext:value-type="percentage">
            <text:p>5.52%</text:p>
          </table:table-cell>
          <table:table-cell office:value-type="percentage" office:value="0.0558" calcext:value-type="percentage">
            <text:p>5.58%</text:p>
          </table:table-cell>
          <table:table-cell office:value-type="float" office:value="1460.23" calcext:value-type="float">
            <text:p>1,460.23</text:p>
          </table:table-cell>
          <table:table-cell office:value-type="float" office:value="1452.12" calcext:value-type="float">
            <text:p>1,452.12</text:p>
          </table:table-cell>
          <table:table-cell office:value-type="float" office:value="1451.53" calcext:value-type="float">
            <text:p>1,451.5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10/2014</text:p>
          </table:table-cell>
          <table:table-cell office:value-type="percentage" office:value="0.0546" calcext:value-type="percentage">
            <text:p>5.46%</text:p>
          </table:table-cell>
          <table:table-cell office:value-type="percentage" office:value="0.0552" calcext:value-type="percentage">
            <text:p>5.52%</text:p>
          </table:table-cell>
          <table:table-cell office:value-type="float" office:value="1468.97" calcext:value-type="float">
            <text:p>1,468.97</text:p>
          </table:table-cell>
          <table:table-cell office:value-type="float" office:value="1460.82" calcext:value-type="float">
            <text:p>1,460.82</text:p>
          </table:table-cell>
          <table:table-cell office:value-type="float" office:value="1460.23" calcext:value-type="float">
            <text:p>1,460.2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10/2014</text:p>
          </table:table-cell>
          <table:table-cell office:value-type="percentage" office:value="0.0551" calcext:value-type="percentage">
            <text:p>5.51%</text:p>
          </table:table-cell>
          <table:table-cell office:value-type="percentage" office:value="0.0557" calcext:value-type="percentage">
            <text:p>5.57%</text:p>
          </table:table-cell>
          <table:table-cell office:value-type="float" office:value="1462.72" calcext:value-type="float">
            <text:p>1,462.72</text:p>
          </table:table-cell>
          <table:table-cell office:value-type="float" office:value="1454.61" calcext:value-type="float">
            <text:p>1,454.61</text:p>
          </table:table-cell>
          <table:table-cell office:value-type="float" office:value="1454.06" calcext:value-type="float">
            <text:p>1,454.0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10/2014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0586" calcext:value-type="percentage">
            <text:p>5.86%</text:p>
          </table:table-cell>
          <table:table-cell office:value-type="float" office:value="1424.51" calcext:value-type="float">
            <text:p>1,424.51</text:p>
          </table:table-cell>
          <table:table-cell office:value-type="float" office:value="1416.63" calcext:value-type="float">
            <text:p>1,416.63</text:p>
          </table:table-cell>
          <table:table-cell office:value-type="float" office:value="1416.08" calcext:value-type="float">
            <text:p>1,416.0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10/2014</text:p>
          </table:table-cell>
          <table:table-cell office:value-type="percentage" office:value="0.0563" calcext:value-type="percentage">
            <text:p>5.63%</text:p>
          </table:table-cell>
          <table:table-cell office:value-type="percentage" office:value="0.0569" calcext:value-type="percentage">
            <text:p>5.69%</text:p>
          </table:table-cell>
          <table:table-cell office:value-type="float" office:value="1448.12" calcext:value-type="float">
            <text:p>1,448.12</text:p>
          </table:table-cell>
          <table:table-cell office:value-type="float" office:value="1440.1" calcext:value-type="float">
            <text:p>1,440.10</text:p>
          </table:table-cell>
          <table:table-cell office:value-type="float" office:value="1439.08" calcext:value-type="float">
            <text:p>1,439.0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10/2014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0566" calcext:value-type="percentage">
            <text:p>5.66%</text:p>
          </table:table-cell>
          <table:table-cell office:value-type="float" office:value="1452.7" calcext:value-type="float">
            <text:p>1,452.70</text:p>
          </table:table-cell>
          <table:table-cell office:value-type="float" office:value="1444.66" calcext:value-type="float">
            <text:p>1,444.66</text:p>
          </table:table-cell>
          <table:table-cell office:value-type="float" office:value="1444.11" calcext:value-type="float">
            <text:p>1,444.1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10/2014</text:p>
          </table:table-cell>
          <table:table-cell office:value-type="percentage" office:value="0.0597" calcext:value-type="percentage">
            <text:p>5.97%</text:p>
          </table:table-cell>
          <table:table-cell office:value-type="percentage" office:value="0.0603" calcext:value-type="percentage">
            <text:p>6.03%</text:p>
          </table:table-cell>
          <table:table-cell office:value-type="float" office:value="1404.43" calcext:value-type="float">
            <text:p>1,404.43</text:p>
          </table:table-cell>
          <table:table-cell office:value-type="float" office:value="1396.69" calcext:value-type="float">
            <text:p>1,396.69</text:p>
          </table:table-cell>
          <table:table-cell office:value-type="float" office:value="1396.14" calcext:value-type="float">
            <text:p>1,396.1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10/2014</text:p>
          </table:table-cell>
          <table:table-cell office:value-type="percentage" office:value="0.0597" calcext:value-type="percentage">
            <text:p>5.97%</text:p>
          </table:table-cell>
          <table:table-cell office:value-type="percentage" office:value="0.0603" calcext:value-type="percentage">
            <text:p>6.03%</text:p>
          </table:table-cell>
          <table:table-cell office:value-type="float" office:value="1404.88" calcext:value-type="float">
            <text:p>1,404.88</text:p>
          </table:table-cell>
          <table:table-cell office:value-type="float" office:value="1397.13" calcext:value-type="float">
            <text:p>1,397.13</text:p>
          </table:table-cell>
          <table:table-cell office:value-type="float" office:value="1396.59" calcext:value-type="float">
            <text:p>1,396.5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10/2014</text:p>
          </table:table-cell>
          <table:table-cell office:value-type="percentage" office:value="0.0595" calcext:value-type="percentage">
            <text:p>5.95%</text:p>
          </table:table-cell>
          <table:table-cell office:value-type="percentage" office:value="0.0601" calcext:value-type="percentage">
            <text:p>6.01%</text:p>
          </table:table-cell>
          <table:table-cell office:value-type="float" office:value="1408.01" calcext:value-type="float">
            <text:p>1,408.01</text:p>
          </table:table-cell>
          <table:table-cell office:value-type="float" office:value="1400.25" calcext:value-type="float">
            <text:p>1,400.25</text:p>
          </table:table-cell>
          <table:table-cell office:value-type="float" office:value="1399.71" calcext:value-type="float">
            <text:p>1,399.7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10/2014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606" calcext:value-type="percentage">
            <text:p>6.06%</text:p>
          </table:table-cell>
          <table:table-cell office:value-type="float" office:value="1402.51" calcext:value-type="float">
            <text:p>1,402.51</text:p>
          </table:table-cell>
          <table:table-cell office:value-type="float" office:value="1394.79" calcext:value-type="float">
            <text:p>1,394.79</text:p>
          </table:table-cell>
          <table:table-cell office:value-type="float" office:value="1393.82" calcext:value-type="float">
            <text:p>1,393.8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10/2014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0586" calcext:value-type="percentage">
            <text:p>5.86%</text:p>
          </table:table-cell>
          <table:table-cell office:value-type="float" office:value="1429.14" calcext:value-type="float">
            <text:p>1,429.14</text:p>
          </table:table-cell>
          <table:table-cell office:value-type="float" office:value="1421.26" calcext:value-type="float">
            <text:p>1,421.26</text:p>
          </table:table-cell>
          <table:table-cell office:value-type="float" office:value="1420.72" calcext:value-type="float">
            <text:p>1,420.7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10/2014</text:p>
          </table:table-cell>
          <table:table-cell office:value-type="percentage" office:value="0.059" calcext:value-type="percentage">
            <text:p>5.90%</text:p>
          </table:table-cell>
          <table:table-cell office:value-type="percentage" office:value="0.0596" calcext:value-type="percentage">
            <text:p>5.96%</text:p>
          </table:table-cell>
          <table:table-cell office:value-type="float" office:value="1416.57" calcext:value-type="float">
            <text:p>1,416.57</text:p>
          </table:table-cell>
          <table:table-cell office:value-type="float" office:value="1408.77" calcext:value-type="float">
            <text:p>1,408.77</text:p>
          </table:table-cell>
          <table:table-cell office:value-type="float" office:value="1408.23" calcext:value-type="float">
            <text:p>1,408.2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10/2014</text:p>
          </table:table-cell>
          <table:table-cell office:value-type="percentage" office:value="0.0579" calcext:value-type="percentage">
            <text:p>5.79%</text:p>
          </table:table-cell>
          <table:table-cell office:value-type="percentage" office:value="0.0585" calcext:value-type="percentage">
            <text:p>5.85%</text:p>
          </table:table-cell>
          <table:table-cell office:value-type="float" office:value="1431.54" calcext:value-type="float">
            <text:p>1,431.54</text:p>
          </table:table-cell>
          <table:table-cell office:value-type="float" office:value="1423.65" calcext:value-type="float">
            <text:p>1,423.65</text:p>
          </table:table-cell>
          <table:table-cell office:value-type="float" office:value="1423.11" calcext:value-type="float">
            <text:p>1,423.1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10/2014</text:p>
          </table:table-cell>
          <table:table-cell office:value-type="percentage" office:value="0.0595" calcext:value-type="percentage">
            <text:p>5.95%</text:p>
          </table:table-cell>
          <table:table-cell office:value-type="percentage" office:value="0.0601" calcext:value-type="percentage">
            <text:p>6.01%</text:p>
          </table:table-cell>
          <table:table-cell office:value-type="float" office:value="1411.15" calcext:value-type="float">
            <text:p>1,411.15</text:p>
          </table:table-cell>
          <table:table-cell office:value-type="float" office:value="1403.39" calcext:value-type="float">
            <text:p>1,403.39</text:p>
          </table:table-cell>
          <table:table-cell office:value-type="float" office:value="1402.85" calcext:value-type="float">
            <text:p>1,402.8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1/10/2014</text:p>
          </table:table-cell>
          <table:table-cell office:value-type="percentage" office:value="0.0594" calcext:value-type="percentage">
            <text:p>5.94%</text:p>
          </table:table-cell>
          <table:table-cell office:value-type="percentage" office:value="0.06" calcext:value-type="percentage">
            <text:p>6.00%</text:p>
          </table:table-cell>
          <table:table-cell office:value-type="float" office:value="1413.43" calcext:value-type="float">
            <text:p>1,413.43</text:p>
          </table:table-cell>
          <table:table-cell office:value-type="float" office:value="1405.66" calcext:value-type="float">
            <text:p>1,405.66</text:p>
          </table:table-cell>
          <table:table-cell office:value-type="float" office:value="1404.68" calcext:value-type="float">
            <text:p>1,404.6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11/2014</text:p>
          </table:table-cell>
          <table:table-cell office:value-type="percentage" office:value="0.0585" calcext:value-type="percentage">
            <text:p>5.85%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1425.72" calcext:value-type="float">
            <text:p>1,425.72</text:p>
          </table:table-cell>
          <table:table-cell office:value-type="float" office:value="1417.87" calcext:value-type="float">
            <text:p>1,417.87</text:p>
          </table:table-cell>
          <table:table-cell office:value-type="float" office:value="1417.33" calcext:value-type="float">
            <text:p>1,417.3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11/2014</text:p>
          </table:table-cell>
          <table:table-cell office:value-type="percentage" office:value="0.0595" calcext:value-type="percentage">
            <text:p>5.95%</text:p>
          </table:table-cell>
          <table:table-cell office:value-type="percentage" office:value="0.0601" calcext:value-type="percentage">
            <text:p>6.01%</text:p>
          </table:table-cell>
          <table:table-cell office:value-type="float" office:value="1413.22" calcext:value-type="float">
            <text:p>1,413.22</text:p>
          </table:table-cell>
          <table:table-cell office:value-type="float" office:value="1405.45" calcext:value-type="float">
            <text:p>1,405.45</text:p>
          </table:table-cell>
          <table:table-cell office:value-type="float" office:value="1404.91" calcext:value-type="float">
            <text:p>1,404.9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11/2014</text:p>
          </table:table-cell>
          <table:table-cell office:value-type="percentage" office:value="0.0604" calcext:value-type="percentage">
            <text:p>6.04%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02.13" calcext:value-type="float">
            <text:p>1,402.13</text:p>
          </table:table-cell>
          <table:table-cell office:value-type="float" office:value="1394.44" calcext:value-type="float">
            <text:p>1,394.44</text:p>
          </table:table-cell>
          <table:table-cell office:value-type="float" office:value="1393.89" calcext:value-type="float">
            <text:p>1,393.8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11/2014</text:p>
          </table:table-cell>
          <table:table-cell office:value-type="percentage" office:value="0.0595" calcext:value-type="percentage">
            <text:p>5.95%</text:p>
          </table:table-cell>
          <table:table-cell office:value-type="percentage" office:value="0.0601" calcext:value-type="percentage">
            <text:p>6.01%</text:p>
          </table:table-cell>
          <table:table-cell office:value-type="float" office:value="1414.3" calcext:value-type="float">
            <text:p>1,414.30</text:p>
          </table:table-cell>
          <table:table-cell office:value-type="float" office:value="1406.54" calcext:value-type="float">
            <text:p>1,406.54</text:p>
          </table:table-cell>
          <table:table-cell office:value-type="float" office:value="1405.99" calcext:value-type="float">
            <text:p>1,405.9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11/2014</text:p>
          </table:table-cell>
          <table:table-cell office:value-type="percentage" office:value="0.0608" calcext:value-type="percentage">
            <text:p>6.08%</text:p>
          </table:table-cell>
          <table:table-cell office:value-type="percentage" office:value="0.0614" calcext:value-type="percentage">
            <text:p>6.14%</text:p>
          </table:table-cell>
          <table:table-cell office:value-type="float" office:value="1397.81" calcext:value-type="float">
            <text:p>1,397.81</text:p>
          </table:table-cell>
          <table:table-cell office:value-type="float" office:value="1390.15" calcext:value-type="float">
            <text:p>1,390.15</text:p>
          </table:table-cell>
          <table:table-cell office:value-type="float" office:value="1389.26" calcext:value-type="float">
            <text:p>1,389.2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11/2014</text:p>
          </table:table-cell>
          <table:table-cell office:value-type="percentage" office:value="0.0612" calcext:value-type="percentage">
            <text:p>6.12%</text:p>
          </table:table-cell>
          <table:table-cell office:value-type="percentage" office:value="0.0618" calcext:value-type="percentage">
            <text:p>6.18%</text:p>
          </table:table-cell>
          <table:table-cell office:value-type="float" office:value="1393.22" calcext:value-type="float">
            <text:p>1,393.22</text:p>
          </table:table-cell>
          <table:table-cell office:value-type="float" office:value="1385.59" calcext:value-type="float">
            <text:p>1,385.59</text:p>
          </table:table-cell>
          <table:table-cell office:value-type="float" office:value="1385.07" calcext:value-type="float">
            <text:p>1,385.0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11/2014</text:p>
          </table:table-cell>
          <table:table-cell office:value-type="percentage" office:value="0.0605" calcext:value-type="percentage">
            <text:p>6.05%</text:p>
          </table:table-cell>
          <table:table-cell office:value-type="percentage" office:value="0.0611" calcext:value-type="percentage">
            <text:p>6.11%</text:p>
          </table:table-cell>
          <table:table-cell office:value-type="float" office:value="1402.69" calcext:value-type="float">
            <text:p>1,402.69</text:p>
          </table:table-cell>
          <table:table-cell office:value-type="float" office:value="1395.01" calcext:value-type="float">
            <text:p>1,395.01</text:p>
          </table:table-cell>
          <table:table-cell office:value-type="float" office:value="1394.49" calcext:value-type="float">
            <text:p>1,394.4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11/2014</text:p>
          </table:table-cell>
          <table:table-cell office:value-type="percentage" office:value="0.0612" calcext:value-type="percentage">
            <text:p>6.12%</text:p>
          </table:table-cell>
          <table:table-cell office:value-type="percentage" office:value="0.0618" calcext:value-type="percentage">
            <text:p>6.18%</text:p>
          </table:table-cell>
          <table:table-cell office:value-type="float" office:value="1394.25" calcext:value-type="float">
            <text:p>1,394.25</text:p>
          </table:table-cell>
          <table:table-cell office:value-type="float" office:value="1386.62" calcext:value-type="float">
            <text:p>1,386.62</text:p>
          </table:table-cell>
          <table:table-cell office:value-type="float" office:value="1386.11" calcext:value-type="float">
            <text:p>1,386.1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11/2014</text:p>
          </table:table-cell>
          <table:table-cell office:value-type="percentage" office:value="0.0616" calcext:value-type="percentage">
            <text:p>6.16%</text:p>
          </table:table-cell>
          <table:table-cell office:value-type="percentage" office:value="0.0622" calcext:value-type="percentage">
            <text:p>6.22%</text:p>
          </table:table-cell>
          <table:table-cell office:value-type="float" office:value="1389.68" calcext:value-type="float">
            <text:p>1,389.68</text:p>
          </table:table-cell>
          <table:table-cell office:value-type="float" office:value="1382.08" calcext:value-type="float">
            <text:p>1,382.08</text:p>
          </table:table-cell>
          <table:table-cell office:value-type="float" office:value="1381.56" calcext:value-type="float">
            <text:p>1,381.5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11/2014</text:p>
          </table:table-cell>
          <table:table-cell office:value-type="percentage" office:value="0.0624" calcext:value-type="percentage">
            <text:p>6.24%</text:p>
          </table:table-cell>
          <table:table-cell office:value-type="percentage" office:value="0.063" calcext:value-type="percentage">
            <text:p>6.30%</text:p>
          </table:table-cell>
          <table:table-cell office:value-type="float" office:value="1380.64" calcext:value-type="float">
            <text:p>1,380.64</text:p>
          </table:table-cell>
          <table:table-cell office:value-type="float" office:value="1373.1" calcext:value-type="float">
            <text:p>1,373.10</text:p>
          </table:table-cell>
          <table:table-cell office:value-type="float" office:value="1372.02" calcext:value-type="float">
            <text:p>1,372.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11/2014</text:p>
          </table:table-cell>
          <table:table-cell office:value-type="percentage" office:value="0.0622" calcext:value-type="percentage">
            <text:p>6.22%</text:p>
          </table:table-cell>
          <table:table-cell office:value-type="percentage" office:value="0.0628" calcext:value-type="percentage">
            <text:p>6.28%</text:p>
          </table:table-cell>
          <table:table-cell office:value-type="float" office:value="1383.77" calcext:value-type="float">
            <text:p>1,383.77</text:p>
          </table:table-cell>
          <table:table-cell office:value-type="float" office:value="1376.21" calcext:value-type="float">
            <text:p>1,376.21</text:p>
          </table:table-cell>
          <table:table-cell office:value-type="float" office:value="1375.61" calcext:value-type="float">
            <text:p>1,375.6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11/2014</text:p>
          </table:table-cell>
          <table:table-cell office:value-type="percentage" office:value="0.0625" calcext:value-type="percentage">
            <text:p>6.25%</text:p>
          </table:table-cell>
          <table:table-cell office:value-type="percentage" office:value="0.0631" calcext:value-type="percentage">
            <text:p>6.31%</text:p>
          </table:table-cell>
          <table:table-cell office:value-type="float" office:value="1380.6" calcext:value-type="float">
            <text:p>1,380.60</text:p>
          </table:table-cell>
          <table:table-cell office:value-type="float" office:value="1373.07" calcext:value-type="float">
            <text:p>1,373.07</text:p>
          </table:table-cell>
          <table:table-cell office:value-type="float" office:value="1372.46" calcext:value-type="float">
            <text:p>1,372.4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11/2014</text:p>
          </table:table-cell>
          <table:table-cell office:value-type="percentage" office:value="0.0618" calcext:value-type="percentage">
            <text:p>6.18%</text:p>
          </table:table-cell>
          <table:table-cell office:value-type="percentage" office:value="0.0624" calcext:value-type="percentage">
            <text:p>6.24%</text:p>
          </table:table-cell>
          <table:table-cell office:value-type="float" office:value="1390.67" calcext:value-type="float">
            <text:p>1,390.67</text:p>
          </table:table-cell>
          <table:table-cell office:value-type="float" office:value="1383.08" calcext:value-type="float">
            <text:p>1,383.08</text:p>
          </table:table-cell>
          <table:table-cell office:value-type="float" office:value="1381.86" calcext:value-type="float">
            <text:p>1,381.8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11/2014</text:p>
          </table:table-cell>
          <table:table-cell office:value-type="percentage" office:value="0.0602" calcext:value-type="percentage">
            <text:p>6.02%</text:p>
          </table:table-cell>
          <table:table-cell office:value-type="percentage" office:value="0.0608" calcext:value-type="percentage">
            <text:p>6.08%</text:p>
          </table:table-cell>
          <table:table-cell office:value-type="float" office:value="1410.9" calcext:value-type="float">
            <text:p>1,410.90</text:p>
          </table:table-cell>
          <table:table-cell office:value-type="float" office:value="1403.19" calcext:value-type="float">
            <text:p>1,403.19</text:p>
          </table:table-cell>
          <table:table-cell office:value-type="float" office:value="1402.62" calcext:value-type="float">
            <text:p>1,402.6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11/2014</text:p>
          </table:table-cell>
          <table:table-cell office:value-type="percentage" office:value="0.0602" calcext:value-type="percentage">
            <text:p>6.02%</text:p>
          </table:table-cell>
          <table:table-cell office:value-type="percentage" office:value="0.0608" calcext:value-type="percentage">
            <text:p>6.08%</text:p>
          </table:table-cell>
          <table:table-cell office:value-type="float" office:value="1411.97" calcext:value-type="float">
            <text:p>1,411.97</text:p>
          </table:table-cell>
          <table:table-cell office:value-type="float" office:value="1404.26" calcext:value-type="float">
            <text:p>1,404.26</text:p>
          </table:table-cell>
          <table:table-cell office:value-type="float" office:value="1403.19" calcext:value-type="float">
            <text:p>1,403.1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11/2014</text:p>
          </table:table-cell>
          <table:table-cell office:value-type="percentage" office:value="0.0571" calcext:value-type="percentage">
            <text:p>5.71%</text:p>
          </table:table-cell>
          <table:table-cell office:value-type="percentage" office:value="0.0577" calcext:value-type="percentage">
            <text:p>5.77%</text:p>
          </table:table-cell>
          <table:table-cell office:value-type="float" office:value="1453.14" calcext:value-type="float">
            <text:p>1,453.14</text:p>
          </table:table-cell>
          <table:table-cell office:value-type="float" office:value="1445.18" calcext:value-type="float">
            <text:p>1,445.18</text:p>
          </table:table-cell>
          <table:table-cell office:value-type="float" office:value="1444.61" calcext:value-type="float">
            <text:p>1,444.6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11/2014</text:p>
          </table:table-cell>
          <table:table-cell office:value-type="percentage" office:value="0.0571" calcext:value-type="percentage">
            <text:p>5.71%</text:p>
          </table:table-cell>
          <table:table-cell office:value-type="percentage" office:value="0.0577" calcext:value-type="percentage">
            <text:p>5.77%</text:p>
          </table:table-cell>
          <table:table-cell office:value-type="float" office:value="1453.71" calcext:value-type="float">
            <text:p>1,453.71</text:p>
          </table:table-cell>
          <table:table-cell office:value-type="float" office:value="1445.76" calcext:value-type="float">
            <text:p>1,445.76</text:p>
          </table:table-cell>
          <table:table-cell office:value-type="float" office:value="1445.18" calcext:value-type="float">
            <text:p>1,445.1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11/2014</text:p>
          </table:table-cell>
          <table:table-cell office:value-type="percentage" office:value="0.0567" calcext:value-type="percentage">
            <text:p>5.67%</text:p>
          </table:table-cell>
          <table:table-cell office:value-type="percentage" office:value="0.0573" calcext:value-type="percentage">
            <text:p>5.73%</text:p>
          </table:table-cell>
          <table:table-cell office:value-type="float" office:value="1459.62" calcext:value-type="float">
            <text:p>1,459.62</text:p>
          </table:table-cell>
          <table:table-cell office:value-type="float" office:value="1451.64" calcext:value-type="float">
            <text:p>1,451.64</text:p>
          </table:table-cell>
          <table:table-cell office:value-type="float" office:value="1451.06" calcext:value-type="float">
            <text:p>1,451.0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11/2014</text:p>
          </table:table-cell>
          <table:table-cell office:value-type="percentage" office:value="0.0564" calcext:value-type="percentage">
            <text:p>5.64%</text:p>
          </table:table-cell>
          <table:table-cell office:value-type="percentage" office:value="0.057" calcext:value-type="percentage">
            <text:p>5.70%</text:p>
          </table:table-cell>
          <table:table-cell office:value-type="float" office:value="1464.21" calcext:value-type="float">
            <text:p>1,464.21</text:p>
          </table:table-cell>
          <table:table-cell office:value-type="float" office:value="1456.2" calcext:value-type="float">
            <text:p>1,456.20</text:p>
          </table:table-cell>
          <table:table-cell office:value-type="float" office:value="1455.62" calcext:value-type="float">
            <text:p>1,455.6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11/2014</text:p>
          </table:table-cell>
          <table:table-cell office:value-type="percentage" office:value="0.0564" calcext:value-type="percentage">
            <text:p>5.64%</text:p>
          </table:table-cell>
          <table:table-cell office:value-type="percentage" office:value="0.057" calcext:value-type="percentage">
            <text:p>5.70%</text:p>
          </table:table-cell>
          <table:table-cell office:value-type="float" office:value="1465.3" calcext:value-type="float">
            <text:p>1,465.30</text:p>
          </table:table-cell>
          <table:table-cell office:value-type="float" office:value="1457.29" calcext:value-type="float">
            <text:p>1,457.29</text:p>
          </table:table-cell>
          <table:table-cell office:value-type="float" office:value="1456.2" calcext:value-type="float">
            <text:p>1,456.2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12/2014</text:p>
          </table:table-cell>
          <table:table-cell office:value-type="percentage" office:value="0.0573" calcext:value-type="percentage">
            <text:p>5.73%</text:p>
          </table:table-cell>
          <table:table-cell office:value-type="percentage" office:value="0.0579" calcext:value-type="percentage">
            <text:p>5.79%</text:p>
          </table:table-cell>
          <table:table-cell office:value-type="float" office:value="1453.88" calcext:value-type="float">
            <text:p>1,453.88</text:p>
          </table:table-cell>
          <table:table-cell office:value-type="float" office:value="1445.94" calcext:value-type="float">
            <text:p>1,445.94</text:p>
          </table:table-cell>
          <table:table-cell office:value-type="float" office:value="1445.36" calcext:value-type="float">
            <text:p>1,445.3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12/2014</text:p>
          </table:table-cell>
          <table:table-cell office:value-type="percentage" office:value="0.0589" calcext:value-type="percentage">
            <text:p>5.89%</text:p>
          </table:table-cell>
          <table:table-cell office:value-type="percentage" office:value="0.0595" calcext:value-type="percentage">
            <text:p>5.95%</text:p>
          </table:table-cell>
          <table:table-cell office:value-type="float" office:value="1433.39" calcext:value-type="float">
            <text:p>1,433.39</text:p>
          </table:table-cell>
          <table:table-cell office:value-type="float" office:value="1425.57" calcext:value-type="float">
            <text:p>1,425.57</text:p>
          </table:table-cell>
          <table:table-cell office:value-type="float" office:value="1424.99" calcext:value-type="float">
            <text:p>1,424.9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12/2014</text:p>
          </table:table-cell>
          <table:table-cell office:value-type="percentage" office:value="0.0605" calcext:value-type="percentage">
            <text:p>6.05%</text:p>
          </table:table-cell>
          <table:table-cell office:value-type="percentage" office:value="0.0611" calcext:value-type="percentage">
            <text:p>6.11%</text:p>
          </table:table-cell>
          <table:table-cell office:value-type="float" office:value="1413.23" calcext:value-type="float">
            <text:p>1,413.23</text:p>
          </table:table-cell>
          <table:table-cell office:value-type="float" office:value="1405.54" calcext:value-type="float">
            <text:p>1,405.54</text:p>
          </table:table-cell>
          <table:table-cell office:value-type="float" office:value="1404.96" calcext:value-type="float">
            <text:p>1,404.9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12/2014</text:p>
          </table:table-cell>
          <table:table-cell office:value-type="percentage" office:value="0.0595" calcext:value-type="percentage">
            <text:p>5.95%</text:p>
          </table:table-cell>
          <table:table-cell office:value-type="percentage" office:value="0.0601" calcext:value-type="percentage">
            <text:p>6.01%</text:p>
          </table:table-cell>
          <table:table-cell office:value-type="float" office:value="1426.73" calcext:value-type="float">
            <text:p>1,426.73</text:p>
          </table:table-cell>
          <table:table-cell office:value-type="float" office:value="1418.96" calcext:value-type="float">
            <text:p>1,418.96</text:p>
          </table:table-cell>
          <table:table-cell office:value-type="float" office:value="1418.38" calcext:value-type="float">
            <text:p>1,418.3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12/2014</text:p>
          </table:table-cell>
          <table:table-cell office:value-type="percentage" office:value="0.0591" calcext:value-type="percentage">
            <text:p>5.91%</text:p>
          </table:table-cell>
          <table:table-cell office:value-type="percentage" office:value="0.0597" calcext:value-type="percentage">
            <text:p>5.97%</text:p>
          </table:table-cell>
          <table:table-cell office:value-type="float" office:value="1432.8" calcext:value-type="float">
            <text:p>1,432.80</text:p>
          </table:table-cell>
          <table:table-cell office:value-type="float" office:value="1425" calcext:value-type="float">
            <text:p>1,425.00</text:p>
          </table:table-cell>
          <table:table-cell office:value-type="float" office:value="1423.94" calcext:value-type="float">
            <text:p>1,423.9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12/2014</text:p>
          </table:table-cell>
          <table:table-cell office:value-type="percentage" office:value="0.0587" calcext:value-type="percentage">
            <text:p>5.87%</text:p>
          </table:table-cell>
          <table:table-cell office:value-type="percentage" office:value="0.0593" calcext:value-type="percentage">
            <text:p>5.93%</text:p>
          </table:table-cell>
          <table:table-cell office:value-type="float" office:value="1438.59" calcext:value-type="float">
            <text:p>1,438.59</text:p>
          </table:table-cell>
          <table:table-cell office:value-type="float" office:value="1430.76" calcext:value-type="float">
            <text:p>1,430.76</text:p>
          </table:table-cell>
          <table:table-cell office:value-type="float" office:value="1430.19" calcext:value-type="float">
            <text:p>1,430.1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12/2014</text:p>
          </table:table-cell>
          <table:table-cell office:value-type="percentage" office:value="0.0592" calcext:value-type="percentage">
            <text:p>5.92%</text:p>
          </table:table-cell>
          <table:table-cell office:value-type="percentage" office:value="0.0598" calcext:value-type="percentage">
            <text:p>5.98%</text:p>
          </table:table-cell>
          <table:table-cell office:value-type="float" office:value="1432.63" calcext:value-type="float">
            <text:p>1,432.63</text:p>
          </table:table-cell>
          <table:table-cell office:value-type="float" office:value="1424.84" calcext:value-type="float">
            <text:p>1,424.84</text:p>
          </table:table-cell>
          <table:table-cell office:value-type="float" office:value="1424.27" calcext:value-type="float">
            <text:p>1,424.2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12/2014</text:p>
          </table:table-cell>
          <table:table-cell office:value-type="percentage" office:value="0.0597" calcext:value-type="percentage">
            <text:p>5.97%</text:p>
          </table:table-cell>
          <table:table-cell office:value-type="percentage" office:value="0.0603" calcext:value-type="percentage">
            <text:p>6.03%</text:p>
          </table:table-cell>
          <table:table-cell office:value-type="float" office:value="1426.71" calcext:value-type="float">
            <text:p>1,426.71</text:p>
          </table:table-cell>
          <table:table-cell office:value-type="float" office:value="1418.95" calcext:value-type="float">
            <text:p>1,418.95</text:p>
          </table:table-cell>
          <table:table-cell office:value-type="float" office:value="1418.38" calcext:value-type="float">
            <text:p>1,418.3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12/2014</text:p>
          </table:table-cell>
          <table:table-cell office:value-type="percentage" office:value="0.0607" calcext:value-type="percentage">
            <text:p>6.07%</text:p>
          </table:table-cell>
          <table:table-cell office:value-type="percentage" office:value="0.0613" calcext:value-type="percentage">
            <text:p>6.13%</text:p>
          </table:table-cell>
          <table:table-cell office:value-type="float" office:value="1414.38" calcext:value-type="float">
            <text:p>1,414.38</text:p>
          </table:table-cell>
          <table:table-cell office:value-type="float" office:value="1406.7" calcext:value-type="float">
            <text:p>1,406.70</text:p>
          </table:table-cell>
          <table:table-cell office:value-type="float" office:value="1406.13" calcext:value-type="float">
            <text:p>1,406.1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12/2014</text:p>
          </table:table-cell>
          <table:table-cell office:value-type="percentage" office:value="0.0618" calcext:value-type="percentage">
            <text:p>6.18%</text:p>
          </table:table-cell>
          <table:table-cell office:value-type="percentage" office:value="0.0624" calcext:value-type="percentage">
            <text:p>6.24%</text:p>
          </table:table-cell>
          <table:table-cell office:value-type="float" office:value="1401.39" calcext:value-type="float">
            <text:p>1,401.39</text:p>
          </table:table-cell>
          <table:table-cell office:value-type="float" office:value="1393.79" calcext:value-type="float">
            <text:p>1,393.79</text:p>
          </table:table-cell>
          <table:table-cell office:value-type="float" office:value="1392.75" calcext:value-type="float">
            <text:p>1,392.7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12/2014</text:p>
          </table:table-cell>
          <table:table-cell office:value-type="percentage" office:value="0.0623" calcext:value-type="percentage">
            <text:p>6.23%</text:p>
          </table:table-cell>
          <table:table-cell office:value-type="percentage" office:value="0.0629" calcext:value-type="percentage">
            <text:p>6.29%</text:p>
          </table:table-cell>
          <table:table-cell office:value-type="float" office:value="1395.75" calcext:value-type="float">
            <text:p>1,395.75</text:p>
          </table:table-cell>
          <table:table-cell office:value-type="float" office:value="1388.19" calcext:value-type="float">
            <text:p>1,388.19</text:p>
          </table:table-cell>
          <table:table-cell office:value-type="float" office:value="1387.5" calcext:value-type="float">
            <text:p>1,387.5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12/2014</text:p>
          </table:table-cell>
          <table:table-cell office:value-type="percentage" office:value="0.0633" calcext:value-type="percentage">
            <text:p>6.33%</text:p>
          </table:table-cell>
          <table:table-cell office:value-type="percentage" office:value="0.0639" calcext:value-type="percentage">
            <text:p>6.39%</text:p>
          </table:table-cell>
          <table:table-cell office:value-type="float" office:value="1383.86" calcext:value-type="float">
            <text:p>1,383.86</text:p>
          </table:table-cell>
          <table:table-cell office:value-type="float" office:value="1376.38" calcext:value-type="float">
            <text:p>1,376.38</text:p>
          </table:table-cell>
          <table:table-cell office:value-type="float" office:value="1375.69" calcext:value-type="float">
            <text:p>1,375.6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12/2014</text:p>
          </table:table-cell>
          <table:table-cell office:value-type="percentage" office:value="0.0634" calcext:value-type="percentage">
            <text:p>6.34%</text:p>
          </table:table-cell>
          <table:table-cell office:value-type="percentage" office:value="0.064" calcext:value-type="percentage">
            <text:p>6.40%</text:p>
          </table:table-cell>
          <table:table-cell office:value-type="float" office:value="1383.3" calcext:value-type="float">
            <text:p>1,383.30</text:p>
          </table:table-cell>
          <table:table-cell office:value-type="float" office:value="1375.82" calcext:value-type="float">
            <text:p>1,375.82</text:p>
          </table:table-cell>
          <table:table-cell office:value-type="float" office:value="1375.14" calcext:value-type="float">
            <text:p>1,375.1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12/2014</text:p>
          </table:table-cell>
          <table:table-cell office:value-type="percentage" office:value="0.0635" calcext:value-type="percentage">
            <text:p>6.35%</text:p>
          </table:table-cell>
          <table:table-cell office:value-type="percentage" office:value="0.0641" calcext:value-type="percentage">
            <text:p>6.41%</text:p>
          </table:table-cell>
          <table:table-cell office:value-type="float" office:value="1382.74" calcext:value-type="float">
            <text:p>1,382.74</text:p>
          </table:table-cell>
          <table:table-cell office:value-type="float" office:value="1375.27" calcext:value-type="float">
            <text:p>1,375.27</text:p>
          </table:table-cell>
          <table:table-cell office:value-type="float" office:value="1374.58" calcext:value-type="float">
            <text:p>1,374.5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12/2014</text:p>
          </table:table-cell>
          <table:table-cell office:value-type="percentage" office:value="0.0633" calcext:value-type="percentage">
            <text:p>6.33%</text:p>
          </table:table-cell>
          <table:table-cell office:value-type="percentage" office:value="0.0639" calcext:value-type="percentage">
            <text:p>6.39%</text:p>
          </table:table-cell>
          <table:table-cell office:value-type="float" office:value="1386.63" calcext:value-type="float">
            <text:p>1,386.63</text:p>
          </table:table-cell>
          <table:table-cell office:value-type="float" office:value="1379.14" calcext:value-type="float">
            <text:p>1,379.14</text:p>
          </table:table-cell>
          <table:table-cell office:value-type="float" office:value="1377.76" calcext:value-type="float">
            <text:p>1,377.7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12/2014</text:p>
          </table:table-cell>
          <table:table-cell office:value-type="percentage" office:value="0.0625" calcext:value-type="percentage">
            <text:p>6.25%</text:p>
          </table:table-cell>
          <table:table-cell office:value-type="percentage" office:value="0.0631" calcext:value-type="percentage">
            <text:p>6.31%</text:p>
          </table:table-cell>
          <table:table-cell office:value-type="float" office:value="1397.38" calcext:value-type="float">
            <text:p>1,397.38</text:p>
          </table:table-cell>
          <table:table-cell office:value-type="float" office:value="1389.83" calcext:value-type="float">
            <text:p>1,389.83</text:p>
          </table:table-cell>
          <table:table-cell office:value-type="float" office:value="1389.14" calcext:value-type="float">
            <text:p>1,389.1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12/201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626" calcext:value-type="percentage">
            <text:p>6.26%</text:p>
          </table:table-cell>
          <table:table-cell office:value-type="float" office:value="1405.44" calcext:value-type="float">
            <text:p>1,405.44</text:p>
          </table:table-cell>
          <table:table-cell office:value-type="float" office:value="1397.85" calcext:value-type="float">
            <text:p>1,397.85</text:p>
          </table:table-cell>
          <table:table-cell office:value-type="float" office:value="1396.12" calcext:value-type="float">
            <text:p>1,396.1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12/201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626" calcext:value-type="percentage">
            <text:p>6.26%</text:p>
          </table:table-cell>
          <table:table-cell office:value-type="float" office:value="1405.44" calcext:value-type="float">
            <text:p>1,405.44</text:p>
          </table:table-cell>
          <table:table-cell office:value-type="float" office:value="1397.85" calcext:value-type="float">
            <text:p>1,397.85</text:p>
          </table:table-cell>
          <table:table-cell office:value-type="float" office:value="1396.81" calcext:value-type="float">
            <text:p>1,396.8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12/201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626" calcext:value-type="percentage">
            <text:p>6.26%</text:p>
          </table:table-cell>
          <table:table-cell office:value-type="float" office:value="1406.85" calcext:value-type="float">
            <text:p>1,406.85</text:p>
          </table:table-cell>
          <table:table-cell office:value-type="float" office:value="1399.26" calcext:value-type="float">
            <text:p>1,399.26</text:p>
          </table:table-cell>
          <table:table-cell office:value-type="float" office:value="1397.85" calcext:value-type="float">
            <text:p>1,397.8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12/2014</text:p>
          </table:table-cell>
          <table:table-cell office:value-type="percentage" office:value="0.0621" calcext:value-type="percentage">
            <text:p>6.21%</text:p>
          </table:table-cell>
          <table:table-cell office:value-type="percentage" office:value="0.0627" calcext:value-type="percentage">
            <text:p>6.27%</text:p>
          </table:table-cell>
          <table:table-cell office:value-type="float" office:value="1406.27" calcext:value-type="float">
            <text:p>1,406.27</text:p>
          </table:table-cell>
          <table:table-cell office:value-type="float" office:value="1398.69" calcext:value-type="float">
            <text:p>1,398.69</text:p>
          </table:table-cell>
          <table:table-cell office:value-type="float" office:value="1397.99" calcext:value-type="float">
            <text:p>1,397.9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12/2014</text:p>
          </table:table-cell>
          <table:table-cell office:value-type="percentage" office:value="0.0625" calcext:value-type="percentage">
            <text:p>6.25%</text:p>
          </table:table-cell>
          <table:table-cell office:value-type="percentage" office:value="0.0631" calcext:value-type="percentage">
            <text:p>6.31%</text:p>
          </table:table-cell>
          <table:table-cell office:value-type="float" office:value="1404.36" calcext:value-type="float">
            <text:p>1,404.36</text:p>
          </table:table-cell>
          <table:table-cell office:value-type="float" office:value="1396.8" calcext:value-type="float">
            <text:p>1,396.80</text:p>
          </table:table-cell>
          <table:table-cell office:value-type="float" office:value="1393.65" calcext:value-type="float">
            <text:p>1,393.6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1/12/2014</text:p>
          </table:table-cell>
          <table:table-cell office:value-type="percentage" office:value="0.0613" calcext:value-type="percentage">
            <text:p>6.13%</text:p>
          </table:table-cell>
          <table:table-cell office:value-type="percentage" office:value="0.0619" calcext:value-type="percentage">
            <text:p>6.19%</text:p>
          </table:table-cell>
          <table:table-cell office:value-type="float" office:value="1419.63" calcext:value-type="float">
            <text:p>1,419.63</text:p>
          </table:table-cell>
          <table:table-cell office:value-type="float" office:value="1411.97" calcext:value-type="float">
            <text:p>1,411.97</text:p>
          </table:table-cell>
          <table:table-cell office:value-type="float" office:value="1409.51" calcext:value-type="float">
            <text:p>1,409.5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1/2015</text:p>
          </table:table-cell>
          <table:table-cell office:value-type="percentage" office:value="0.0613" calcext:value-type="percentage">
            <text:p>6.13%</text:p>
          </table:table-cell>
          <table:table-cell office:value-type="percentage" office:value="0.0619" calcext:value-type="percentage">
            <text:p>6.19%</text:p>
          </table:table-cell>
          <table:table-cell office:value-type="float" office:value="1419.63" calcext:value-type="float">
            <text:p>1,419.63</text:p>
          </table:table-cell>
          <table:table-cell office:value-type="float" office:value="1411.97" calcext:value-type="float">
            <text:p>1,411.97</text:p>
          </table:table-cell>
          <table:table-cell office:value-type="float" office:value="1410.56" calcext:value-type="float">
            <text:p>1,410.5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1/2015</text:p>
          </table:table-cell>
          <table:table-cell office:value-type="percentage" office:value="0.0614" calcext:value-type="percentage">
            <text:p>6.14%</text:p>
          </table:table-cell>
          <table:table-cell office:value-type="percentage" office:value="0.062" calcext:value-type="percentage">
            <text:p>6.20%</text:p>
          </table:table-cell>
          <table:table-cell office:value-type="float" office:value="1419.04" calcext:value-type="float">
            <text:p>1,419.04</text:p>
          </table:table-cell>
          <table:table-cell office:value-type="float" office:value="1411.39" calcext:value-type="float">
            <text:p>1,411.39</text:p>
          </table:table-cell>
          <table:table-cell office:value-type="float" office:value="1410.7" calcext:value-type="float">
            <text:p>1,410.7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1/2015</text:p>
          </table:table-cell>
          <table:table-cell office:value-type="percentage" office:value="0.0605" calcext:value-type="percentage">
            <text:p>6.05%</text:p>
          </table:table-cell>
          <table:table-cell office:value-type="percentage" office:value="0.0611" calcext:value-type="percentage">
            <text:p>6.11%</text:p>
          </table:table-cell>
          <table:table-cell office:value-type="float" office:value="1431.3" calcext:value-type="float">
            <text:p>1,431.30</text:p>
          </table:table-cell>
          <table:table-cell office:value-type="float" office:value="1423.58" calcext:value-type="float">
            <text:p>1,423.58</text:p>
          </table:table-cell>
          <table:table-cell office:value-type="float" office:value="1422.89" calcext:value-type="float">
            <text:p>1,422.8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1/2015</text:p>
          </table:table-cell>
          <table:table-cell office:value-type="percentage" office:value="0.0597" calcext:value-type="percentage">
            <text:p>5.97%</text:p>
          </table:table-cell>
          <table:table-cell office:value-type="percentage" office:value="0.0603" calcext:value-type="percentage">
            <text:p>6.03%</text:p>
          </table:table-cell>
          <table:table-cell office:value-type="float" office:value="1442.36" calcext:value-type="float">
            <text:p>1,442.36</text:p>
          </table:table-cell>
          <table:table-cell office:value-type="float" office:value="1434.58" calcext:value-type="float">
            <text:p>1,434.58</text:p>
          </table:table-cell>
          <table:table-cell office:value-type="float" office:value="1433.88" calcext:value-type="float">
            <text:p>1,433.8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1/2015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606" calcext:value-type="percentage">
            <text:p>6.06%</text:p>
          </table:table-cell>
          <table:table-cell office:value-type="float" office:value="1439.16" calcext:value-type="float">
            <text:p>1,439.16</text:p>
          </table:table-cell>
          <table:table-cell office:value-type="float" office:value="1431.4" calcext:value-type="float">
            <text:p>1,431.40</text:p>
          </table:table-cell>
          <table:table-cell office:value-type="float" office:value="1430.71" calcext:value-type="float">
            <text:p>1,430.7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1/2015</text:p>
          </table:table-cell>
          <table:table-cell office:value-type="percentage" office:value="0.0597" calcext:value-type="percentage">
            <text:p>5.97%</text:p>
          </table:table-cell>
          <table:table-cell office:value-type="percentage" office:value="0.0603" calcext:value-type="percentage">
            <text:p>6.03%</text:p>
          </table:table-cell>
          <table:table-cell office:value-type="float" office:value="1444.36" calcext:value-type="float">
            <text:p>1,444.36</text:p>
          </table:table-cell>
          <table:table-cell office:value-type="float" office:value="1436.57" calcext:value-type="float">
            <text:p>1,436.57</text:p>
          </table:table-cell>
          <table:table-cell office:value-type="float" office:value="1435.16" calcext:value-type="float">
            <text:p>1,435.1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1/2015</text:p>
          </table:table-cell>
          <table:table-cell office:value-type="percentage" office:value="0.0589" calcext:value-type="percentage">
            <text:p>5.89%</text:p>
          </table:table-cell>
          <table:table-cell office:value-type="percentage" office:value="0.0595" calcext:value-type="percentage">
            <text:p>5.95%</text:p>
          </table:table-cell>
          <table:table-cell office:value-type="float" office:value="1455.51" calcext:value-type="float">
            <text:p>1,455.51</text:p>
          </table:table-cell>
          <table:table-cell office:value-type="float" office:value="1447.66" calcext:value-type="float">
            <text:p>1,447.66</text:p>
          </table:table-cell>
          <table:table-cell office:value-type="float" office:value="1446.97" calcext:value-type="float">
            <text:p>1,446.9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1/2015</text:p>
          </table:table-cell>
          <table:table-cell office:value-type="percentage" office:value="0.0599" calcext:value-type="percentage">
            <text:p>5.99%</text:p>
          </table:table-cell>
          <table:table-cell office:value-type="percentage" office:value="0.0605" calcext:value-type="percentage">
            <text:p>6.05%</text:p>
          </table:table-cell>
          <table:table-cell office:value-type="float" office:value="1443.15" calcext:value-type="float">
            <text:p>1,443.15</text:p>
          </table:table-cell>
          <table:table-cell office:value-type="float" office:value="1435.38" calcext:value-type="float">
            <text:p>1,435.38</text:p>
          </table:table-cell>
          <table:table-cell office:value-type="float" office:value="1434.69" calcext:value-type="float">
            <text:p>1,434.6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1/2015</text:p>
          </table:table-cell>
          <table:table-cell office:value-type="percentage" office:value="0.0597" calcext:value-type="percentage">
            <text:p>5.97%</text:p>
          </table:table-cell>
          <table:table-cell office:value-type="percentage" office:value="0.0603" calcext:value-type="percentage">
            <text:p>6.03%</text:p>
          </table:table-cell>
          <table:table-cell office:value-type="float" office:value="1446.44" calcext:value-type="float">
            <text:p>1,446.44</text:p>
          </table:table-cell>
          <table:table-cell office:value-type="float" office:value="1438.66" calcext:value-type="float">
            <text:p>1,438.66</text:p>
          </table:table-cell>
          <table:table-cell office:value-type="float" office:value="1437.96" calcext:value-type="float">
            <text:p>1,437.9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1/2015</text:p>
          </table:table-cell>
          <table:table-cell office:value-type="percentage" office:value="0.0599" calcext:value-type="percentage">
            <text:p>5.99%</text:p>
          </table:table-cell>
          <table:table-cell office:value-type="percentage" office:value="0.0605" calcext:value-type="percentage">
            <text:p>6.05%</text:p>
          </table:table-cell>
          <table:table-cell office:value-type="float" office:value="1444.71" calcext:value-type="float">
            <text:p>1,444.71</text:p>
          </table:table-cell>
          <table:table-cell office:value-type="float" office:value="1436.93" calcext:value-type="float">
            <text:p>1,436.93</text:p>
          </table:table-cell>
          <table:table-cell office:value-type="float" office:value="1436.07" calcext:value-type="float">
            <text:p>1,436.0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1/2015</text:p>
          </table:table-cell>
          <table:table-cell office:value-type="percentage" office:value="0.0595" calcext:value-type="percentage">
            <text:p>5.95%</text:p>
          </table:table-cell>
          <table:table-cell office:value-type="percentage" office:value="0.0601" calcext:value-type="percentage">
            <text:p>6.01%</text:p>
          </table:table-cell>
          <table:table-cell office:value-type="float" office:value="1451.84" calcext:value-type="float">
            <text:p>1,451.84</text:p>
          </table:table-cell>
          <table:table-cell office:value-type="float" office:value="1444.03" calcext:value-type="float">
            <text:p>1,444.03</text:p>
          </table:table-cell>
          <table:table-cell office:value-type="float" office:value="1442.11" calcext:value-type="float">
            <text:p>1,442.1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1/2015</text:p>
          </table:table-cell>
          <table:table-cell office:value-type="percentage" office:value="0.0587" calcext:value-type="percentage">
            <text:p>5.87%</text:p>
          </table:table-cell>
          <table:table-cell office:value-type="percentage" office:value="0.0593" calcext:value-type="percentage">
            <text:p>5.93%</text:p>
          </table:table-cell>
          <table:table-cell office:value-type="float" office:value="1463.19" calcext:value-type="float">
            <text:p>1,463.19</text:p>
          </table:table-cell>
          <table:table-cell office:value-type="float" office:value="1455.31" calcext:value-type="float">
            <text:p>1,455.31</text:p>
          </table:table-cell>
          <table:table-cell office:value-type="float" office:value="1454.45" calcext:value-type="float">
            <text:p>1,454.4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1/2015</text:p>
          </table:table-cell>
          <table:table-cell office:value-type="percentage" office:value="0.059" calcext:value-type="percentage">
            <text:p>5.90%</text:p>
          </table:table-cell>
          <table:table-cell office:value-type="percentage" office:value="0.0596" calcext:value-type="percentage">
            <text:p>5.96%</text:p>
          </table:table-cell>
          <table:table-cell office:value-type="float" office:value="1460.11" calcext:value-type="float">
            <text:p>1,460.11</text:p>
          </table:table-cell>
          <table:table-cell office:value-type="float" office:value="1452.26" calcext:value-type="float">
            <text:p>1,452.26</text:p>
          </table:table-cell>
          <table:table-cell office:value-type="float" office:value="1451.39" calcext:value-type="float">
            <text:p>1,451.3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1/2015</text:p>
          </table:table-cell>
          <table:table-cell office:value-type="percentage" office:value="0.0579" calcext:value-type="percentage">
            <text:p>5.79%</text:p>
          </table:table-cell>
          <table:table-cell office:value-type="percentage" office:value="0.0585" calcext:value-type="percentage">
            <text:p>5.85%</text:p>
          </table:table-cell>
          <table:table-cell office:value-type="float" office:value="1475.5" calcext:value-type="float">
            <text:p>1,475.50</text:p>
          </table:table-cell>
          <table:table-cell office:value-type="float" office:value="1467.56" calcext:value-type="float">
            <text:p>1,467.56</text:p>
          </table:table-cell>
          <table:table-cell office:value-type="float" office:value="1466.69" calcext:value-type="float">
            <text:p>1,466.6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1/2015</text:p>
          </table:table-cell>
          <table:table-cell office:value-type="percentage" office:value="0.0578" calcext:value-type="percentage">
            <text:p>5.78%</text:p>
          </table:table-cell>
          <table:table-cell office:value-type="percentage" office:value="0.0584" calcext:value-type="percentage">
            <text:p>5.84%</text:p>
          </table:table-cell>
          <table:table-cell office:value-type="float" office:value="1477.7" calcext:value-type="float">
            <text:p>1,477.70</text:p>
          </table:table-cell>
          <table:table-cell office:value-type="float" office:value="1469.75" calcext:value-type="float">
            <text:p>1,469.75</text:p>
          </table:table-cell>
          <table:table-cell office:value-type="float" office:value="1468.88" calcext:value-type="float">
            <text:p>1,468.8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1/2015</text:p>
          </table:table-cell>
          <table:table-cell office:value-type="percentage" office:value="0.0585" calcext:value-type="percentage">
            <text:p>5.85%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1470.37" calcext:value-type="float">
            <text:p>1,470.37</text:p>
          </table:table-cell>
          <table:table-cell office:value-type="float" office:value="1462.47" calcext:value-type="float">
            <text:p>1,462.47</text:p>
          </table:table-cell>
          <table:table-cell office:value-type="float" office:value="1460.53" calcext:value-type="float">
            <text:p>1,460.5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1/2015</text:p>
          </table:table-cell>
          <table:table-cell office:value-type="percentage" office:value="0.0574" calcext:value-type="percentage">
            <text:p>5.74%</text:p>
          </table:table-cell>
          <table:table-cell office:value-type="percentage" office:value="0.058" calcext:value-type="percentage">
            <text:p>5.80%</text:p>
          </table:table-cell>
          <table:table-cell office:value-type="float" office:value="1486.42" calcext:value-type="float">
            <text:p>1,486.42</text:p>
          </table:table-cell>
          <table:table-cell office:value-type="float" office:value="1478.43" calcext:value-type="float">
            <text:p>1,478.43</text:p>
          </table:table-cell>
          <table:table-cell office:value-type="float" office:value="1477.51" calcext:value-type="float">
            <text:p>1,477.5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1/2015</text:p>
          </table:table-cell>
          <table:table-cell office:value-type="percentage" office:value="0.0581" calcext:value-type="percentage">
            <text:p>5.81%</text:p>
          </table:table-cell>
          <table:table-cell office:value-type="percentage" office:value="0.0587" calcext:value-type="percentage">
            <text:p>5.87%</text:p>
          </table:table-cell>
          <table:table-cell office:value-type="float" office:value="1478.02" calcext:value-type="float">
            <text:p>1,478.02</text:p>
          </table:table-cell>
          <table:table-cell office:value-type="float" office:value="1470.08" calcext:value-type="float">
            <text:p>1,470.08</text:p>
          </table:table-cell>
          <table:table-cell office:value-type="float" office:value="1469.16" calcext:value-type="float">
            <text:p>1,469.1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1/2015</text:p>
          </table:table-cell>
          <table:table-cell office:value-type="percentage" office:value="0.0584" calcext:value-type="percentage">
            <text:p>5.84%</text:p>
          </table:table-cell>
          <table:table-cell office:value-type="percentage" office:value="0.059" calcext:value-type="percentage">
            <text:p>5.90%</text:p>
          </table:table-cell>
          <table:table-cell office:value-type="float" office:value="1474.96" calcext:value-type="float">
            <text:p>1,474.96</text:p>
          </table:table-cell>
          <table:table-cell office:value-type="float" office:value="1467.04" calcext:value-type="float">
            <text:p>1,467.04</text:p>
          </table:table-cell>
          <table:table-cell office:value-type="float" office:value="1466.13" calcext:value-type="float">
            <text:p>1,466.1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1/2015</text:p>
          </table:table-cell>
          <table:table-cell office:value-type="percentage" office:value="0.0586" calcext:value-type="percentage">
            <text:p>5.86%</text:p>
          </table:table-cell>
          <table:table-cell office:value-type="percentage" office:value="0.0592" calcext:value-type="percentage">
            <text:p>5.92%</text:p>
          </table:table-cell>
          <table:table-cell office:value-type="float" office:value="1473.23" calcext:value-type="float">
            <text:p>1,473.23</text:p>
          </table:table-cell>
          <table:table-cell office:value-type="float" office:value="1465.33" calcext:value-type="float">
            <text:p>1,465.33</text:p>
          </table:table-cell>
          <table:table-cell office:value-type="float" office:value="1464.42" calcext:value-type="float">
            <text:p>1,464.4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1/2015</text:p>
          </table:table-cell>
          <table:table-cell office:value-type="percentage" office:value="0.0581" calcext:value-type="percentage">
            <text:p>5.81%</text:p>
          </table:table-cell>
          <table:table-cell office:value-type="percentage" office:value="0.0587" calcext:value-type="percentage">
            <text:p>5.87%</text:p>
          </table:table-cell>
          <table:table-cell office:value-type="float" office:value="1481.95" calcext:value-type="float">
            <text:p>1,481.95</text:p>
          </table:table-cell>
          <table:table-cell office:value-type="float" office:value="1474.01" calcext:value-type="float">
            <text:p>1,474.01</text:p>
          </table:table-cell>
          <table:table-cell office:value-type="float" office:value="1471.91" calcext:value-type="float">
            <text:p>1,471.9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2/2015</text:p>
          </table:table-cell>
          <table:table-cell office:value-type="percentage" office:value="0.0586" calcext:value-type="percentage">
            <text:p>5.86%</text:p>
          </table:table-cell>
          <table:table-cell office:value-type="percentage" office:value="0.0592" calcext:value-type="percentage">
            <text:p>5.92%</text:p>
          </table:table-cell>
          <table:table-cell office:value-type="float" office:value="1476.25" calcext:value-type="float">
            <text:p>1,476.25</text:p>
          </table:table-cell>
          <table:table-cell office:value-type="float" office:value="1468.33" calcext:value-type="float">
            <text:p>1,468.33</text:p>
          </table:table-cell>
          <table:table-cell office:value-type="float" office:value="1467.42" calcext:value-type="float">
            <text:p>1,467.4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2/2015</text:p>
          </table:table-cell>
          <table:table-cell office:value-type="percentage" office:value="0.0596" calcext:value-type="percentage">
            <text:p>5.96%</text:p>
          </table:table-cell>
          <table:table-cell office:value-type="percentage" office:value="0.0602" calcext:value-type="percentage">
            <text:p>6.02%</text:p>
          </table:table-cell>
          <table:table-cell office:value-type="float" office:value="1464" calcext:value-type="float">
            <text:p>1,464.00</text:p>
          </table:table-cell>
          <table:table-cell office:value-type="float" office:value="1456.17" calcext:value-type="float">
            <text:p>1,456.17</text:p>
          </table:table-cell>
          <table:table-cell office:value-type="float" office:value="1455.25" calcext:value-type="float">
            <text:p>1,455.2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2/2015</text:p>
          </table:table-cell>
          <table:table-cell office:value-type="percentage" office:value="0.0594" calcext:value-type="percentage">
            <text:p>5.94%</text:p>
          </table:table-cell>
          <table:table-cell office:value-type="percentage" office:value="0.06" calcext:value-type="percentage">
            <text:p>6.00%</text:p>
          </table:table-cell>
          <table:table-cell office:value-type="float" office:value="1467.54" calcext:value-type="float">
            <text:p>1,467.54</text:p>
          </table:table-cell>
          <table:table-cell office:value-type="float" office:value="1459.69" calcext:value-type="float">
            <text:p>1,459.69</text:p>
          </table:table-cell>
          <table:table-cell office:value-type="float" office:value="1458.77" calcext:value-type="float">
            <text:p>1,458.7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2/2015</text:p>
          </table:table-cell>
          <table:table-cell office:value-type="percentage" office:value="0.0599" calcext:value-type="percentage">
            <text:p>5.99%</text:p>
          </table:table-cell>
          <table:table-cell office:value-type="percentage" office:value="0.0605" calcext:value-type="percentage">
            <text:p>6.05%</text:p>
          </table:table-cell>
          <table:table-cell office:value-type="float" office:value="1461.92" calcext:value-type="float">
            <text:p>1,461.92</text:p>
          </table:table-cell>
          <table:table-cell office:value-type="float" office:value="1454.1" calcext:value-type="float">
            <text:p>1,454.10</text:p>
          </table:table-cell>
          <table:table-cell office:value-type="float" office:value="1453.18" calcext:value-type="float">
            <text:p>1,453.1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2/2015</text:p>
          </table:table-cell>
          <table:table-cell office:value-type="percentage" office:value="0.0605" calcext:value-type="percentage">
            <text:p>6.05%</text:p>
          </table:table-cell>
          <table:table-cell office:value-type="percentage" office:value="0.0611" calcext:value-type="percentage">
            <text:p>6.11%</text:p>
          </table:table-cell>
          <table:table-cell office:value-type="float" office:value="1456.18" calcext:value-type="float">
            <text:p>1,456.18</text:p>
          </table:table-cell>
          <table:table-cell office:value-type="float" office:value="1448.4" calcext:value-type="float">
            <text:p>1,448.40</text:p>
          </table:table-cell>
          <table:table-cell office:value-type="float" office:value="1446.33" calcext:value-type="float">
            <text:p>1,446.3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2/2015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616" calcext:value-type="percentage">
            <text:p>6.16%</text:p>
          </table:table-cell>
          <table:table-cell office:value-type="float" office:value="1450.61" calcext:value-type="float">
            <text:p>1,450.61</text:p>
          </table:table-cell>
          <table:table-cell office:value-type="float" office:value="1442.87" calcext:value-type="float">
            <text:p>1,442.87</text:p>
          </table:table-cell>
          <table:table-cell office:value-type="float" office:value="1441.95" calcext:value-type="float">
            <text:p>1,441.9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2/2015</text:p>
          </table:table-cell>
          <table:table-cell office:value-type="percentage" office:value="0.0615" calcext:value-type="percentage">
            <text:p>6.15%</text:p>
          </table:table-cell>
          <table:table-cell office:value-type="percentage" office:value="0.0621" calcext:value-type="percentage">
            <text:p>6.21%</text:p>
          </table:table-cell>
          <table:table-cell office:value-type="float" office:value="1445.07" calcext:value-type="float">
            <text:p>1,445.07</text:p>
          </table:table-cell>
          <table:table-cell office:value-type="float" office:value="1437.37" calcext:value-type="float">
            <text:p>1,437.37</text:p>
          </table:table-cell>
          <table:table-cell office:value-type="float" office:value="1436.45" calcext:value-type="float">
            <text:p>1,436.4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2/2015</text:p>
          </table:table-cell>
          <table:table-cell office:value-type="percentage" office:value="0.0624" calcext:value-type="percentage">
            <text:p>6.24%</text:p>
          </table:table-cell>
          <table:table-cell office:value-type="percentage" office:value="0.063" calcext:value-type="percentage">
            <text:p>6.30%</text:p>
          </table:table-cell>
          <table:table-cell office:value-type="float" office:value="1434.45" calcext:value-type="float">
            <text:p>1,434.45</text:p>
          </table:table-cell>
          <table:table-cell office:value-type="float" office:value="1426.81" calcext:value-type="float">
            <text:p>1,426.81</text:p>
          </table:table-cell>
          <table:table-cell office:value-type="float" office:value="1425.9" calcext:value-type="float">
            <text:p>1,425.9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2/2015</text:p>
          </table:table-cell>
          <table:table-cell office:value-type="percentage" office:value="0.0637" calcext:value-type="percentage">
            <text:p>6.37%</text:p>
          </table:table-cell>
          <table:table-cell office:value-type="percentage" office:value="0.0643" calcext:value-type="percentage">
            <text:p>6.43%</text:p>
          </table:table-cell>
          <table:table-cell office:value-type="float" office:value="1418.86" calcext:value-type="float">
            <text:p>1,418.86</text:p>
          </table:table-cell>
          <table:table-cell office:value-type="float" office:value="1411.32" calcext:value-type="float">
            <text:p>1,411.32</text:p>
          </table:table-cell>
          <table:table-cell office:value-type="float" office:value="1410.41" calcext:value-type="float">
            <text:p>1,410.4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2/2015</text:p>
          </table:table-cell>
          <table:table-cell office:value-type="percentage" office:value="0.0623" calcext:value-type="percentage">
            <text:p>6.23%</text:p>
          </table:table-cell>
          <table:table-cell office:value-type="percentage" office:value="0.0629" calcext:value-type="percentage">
            <text:p>6.29%</text:p>
          </table:table-cell>
          <table:table-cell office:value-type="float" office:value="1439.7" calcext:value-type="float">
            <text:p>1,439.70</text:p>
          </table:table-cell>
          <table:table-cell office:value-type="float" office:value="1432.04" calcext:value-type="float">
            <text:p>1,432.04</text:p>
          </table:table-cell>
          <table:table-cell office:value-type="float" office:value="1428.99" calcext:value-type="float">
            <text:p>1,428.9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2/2015</text:p>
          </table:table-cell>
          <table:table-cell office:value-type="percentage" office:value="0.0626" calcext:value-type="percentage">
            <text:p>6.26%</text:p>
          </table:table-cell>
          <table:table-cell office:value-type="percentage" office:value="0.0632" calcext:value-type="percentage">
            <text:p>6.32%</text:p>
          </table:table-cell>
          <table:table-cell office:value-type="float" office:value="1436.74" calcext:value-type="float">
            <text:p>1,436.74</text:p>
          </table:table-cell>
          <table:table-cell office:value-type="float" office:value="1429.1" calcext:value-type="float">
            <text:p>1,429.10</text:p>
          </table:table-cell>
          <table:table-cell office:value-type="float" office:value="1428.23" calcext:value-type="float">
            <text:p>1,428.2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2/2015</text:p>
          </table:table-cell>
          <table:table-cell office:value-type="percentage" office:value="0.0631" calcext:value-type="percentage">
            <text:p>6.31%</text:p>
          </table:table-cell>
          <table:table-cell office:value-type="percentage" office:value="0.0637" calcext:value-type="percentage">
            <text:p>6.37%</text:p>
          </table:table-cell>
          <table:table-cell office:value-type="float" office:value="1431.24" calcext:value-type="float">
            <text:p>1,431.24</text:p>
          </table:table-cell>
          <table:table-cell office:value-type="float" office:value="1423.64" calcext:value-type="float">
            <text:p>1,423.64</text:p>
          </table:table-cell>
          <table:table-cell office:value-type="float" office:value="1422.77" calcext:value-type="float">
            <text:p>1,422.7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2/2015</text:p>
          </table:table-cell>
          <table:table-cell office:value-type="percentage" office:value="0.0628" calcext:value-type="percentage">
            <text:p>6.28%</text:p>
          </table:table-cell>
          <table:table-cell office:value-type="percentage" office:value="0.0634" calcext:value-type="percentage">
            <text:p>6.34%</text:p>
          </table:table-cell>
          <table:table-cell office:value-type="float" office:value="1436.98" calcext:value-type="float">
            <text:p>1,436.98</text:p>
          </table:table-cell>
          <table:table-cell office:value-type="float" office:value="1429.35" calcext:value-type="float">
            <text:p>1,429.35</text:p>
          </table:table-cell>
          <table:table-cell office:value-type="float" office:value="1427.44" calcext:value-type="float">
            <text:p>1,427.4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2/2015</text:p>
          </table:table-cell>
          <table:table-cell office:value-type="percentage" office:value="0.0632" calcext:value-type="percentage">
            <text:p>6.32%</text:p>
          </table:table-cell>
          <table:table-cell office:value-type="percentage" office:value="0.0638" calcext:value-type="percentage">
            <text:p>6.38%</text:p>
          </table:table-cell>
          <table:table-cell office:value-type="float" office:value="1432.76" calcext:value-type="float">
            <text:p>1,432.76</text:p>
          </table:table-cell>
          <table:table-cell office:value-type="float" office:value="1425.16" calcext:value-type="float">
            <text:p>1,425.16</text:p>
          </table:table-cell>
          <table:table-cell office:value-type="float" office:value="1424.29" calcext:value-type="float">
            <text:p>1,424.2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2/2015</text:p>
          </table:table-cell>
          <table:table-cell office:value-type="percentage" office:value="0.0632" calcext:value-type="percentage">
            <text:p>6.32%</text:p>
          </table:table-cell>
          <table:table-cell office:value-type="percentage" office:value="0.0638" calcext:value-type="percentage">
            <text:p>6.38%</text:p>
          </table:table-cell>
          <table:table-cell office:value-type="float" office:value="1433.64" calcext:value-type="float">
            <text:p>1,433.64</text:p>
          </table:table-cell>
          <table:table-cell office:value-type="float" office:value="1426.03" calcext:value-type="float">
            <text:p>1,426.03</text:p>
          </table:table-cell>
          <table:table-cell office:value-type="float" office:value="1425.16" calcext:value-type="float">
            <text:p>1,425.1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2/2015</text:p>
          </table:table-cell>
          <table:table-cell office:value-type="percentage" office:value="0.0638" calcext:value-type="percentage">
            <text:p>6.38%</text:p>
          </table:table-cell>
          <table:table-cell office:value-type="percentage" office:value="0.0644" calcext:value-type="percentage">
            <text:p>6.44%</text:p>
          </table:table-cell>
          <table:table-cell office:value-type="float" office:value="1427.18" calcext:value-type="float">
            <text:p>1,427.18</text:p>
          </table:table-cell>
          <table:table-cell office:value-type="float" office:value="1419.62" calcext:value-type="float">
            <text:p>1,419.62</text:p>
          </table:table-cell>
          <table:table-cell office:value-type="float" office:value="1418.72" calcext:value-type="float">
            <text:p>1,418.7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2/2015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636" calcext:value-type="percentage">
            <text:p>6.36%</text:p>
          </table:table-cell>
          <table:table-cell office:value-type="float" office:value="1438.23" calcext:value-type="float">
            <text:p>1,438.23</text:p>
          </table:table-cell>
          <table:table-cell office:value-type="float" office:value="1430.61" calcext:value-type="float">
            <text:p>1,430.61</text:p>
          </table:table-cell>
          <table:table-cell office:value-type="float" office:value="1429.71" calcext:value-type="float">
            <text:p>1,429.7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2/2015</text:p>
          </table:table-cell>
          <table:table-cell office:value-type="percentage" office:value="0.0627" calcext:value-type="percentage">
            <text:p>6.27%</text:p>
          </table:table-cell>
          <table:table-cell office:value-type="percentage" office:value="0.0633" calcext:value-type="percentage">
            <text:p>6.33%</text:p>
          </table:table-cell>
          <table:table-cell office:value-type="float" office:value="1444.07" calcext:value-type="float">
            <text:p>1,444.07</text:p>
          </table:table-cell>
          <table:table-cell office:value-type="float" office:value="1436.42" calcext:value-type="float">
            <text:p>1,436.42</text:p>
          </table:table-cell>
          <table:table-cell office:value-type="float" office:value="1434.42" calcext:value-type="float">
            <text:p>1,434.4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3/2015</text:p>
          </table:table-cell>
          <table:table-cell office:value-type="percentage" office:value="0.0605" calcext:value-type="percentage">
            <text:p>6.05%</text:p>
          </table:table-cell>
          <table:table-cell office:value-type="percentage" office:value="0.0611" calcext:value-type="percentage">
            <text:p>6.11%</text:p>
          </table:table-cell>
          <table:table-cell office:value-type="float" office:value="1473.44" calcext:value-type="float">
            <text:p>1,473.44</text:p>
          </table:table-cell>
          <table:table-cell office:value-type="float" office:value="1465.62" calcext:value-type="float">
            <text:p>1,465.62</text:p>
          </table:table-cell>
          <table:table-cell office:value-type="float" office:value="1464.71" calcext:value-type="float">
            <text:p>1,464.7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3/2015</text:p>
          </table:table-cell>
          <table:table-cell office:value-type="percentage" office:value="0.0613" calcext:value-type="percentage">
            <text:p>6.13%</text:p>
          </table:table-cell>
          <table:table-cell office:value-type="percentage" office:value="0.0619" calcext:value-type="percentage">
            <text:p>6.19%</text:p>
          </table:table-cell>
          <table:table-cell office:value-type="float" office:value="1463.93" calcext:value-type="float">
            <text:p>1,463.93</text:p>
          </table:table-cell>
          <table:table-cell office:value-type="float" office:value="1456.16" calcext:value-type="float">
            <text:p>1,456.16</text:p>
          </table:table-cell>
          <table:table-cell office:value-type="float" office:value="1455.26" calcext:value-type="float">
            <text:p>1,455.2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3/2015</text:p>
          </table:table-cell>
          <table:table-cell office:value-type="percentage" office:value="0.0625" calcext:value-type="percentage">
            <text:p>6.25%</text:p>
          </table:table-cell>
          <table:table-cell office:value-type="percentage" office:value="0.0631" calcext:value-type="percentage">
            <text:p>6.31%</text:p>
          </table:table-cell>
          <table:table-cell office:value-type="float" office:value="1449.35" calcext:value-type="float">
            <text:p>1,449.35</text:p>
          </table:table-cell>
          <table:table-cell office:value-type="float" office:value="1441.67" calcext:value-type="float">
            <text:p>1,441.67</text:p>
          </table:table-cell>
          <table:table-cell office:value-type="float" office:value="1440.77" calcext:value-type="float">
            <text:p>1,440.7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3/2015</text:p>
          </table:table-cell>
          <table:table-cell office:value-type="percentage" office:value="0.0623" calcext:value-type="percentage">
            <text:p>6.23%</text:p>
          </table:table-cell>
          <table:table-cell office:value-type="percentage" office:value="0.0629" calcext:value-type="percentage">
            <text:p>6.29%</text:p>
          </table:table-cell>
          <table:table-cell office:value-type="float" office:value="1452.82" calcext:value-type="float">
            <text:p>1,452.82</text:p>
          </table:table-cell>
          <table:table-cell office:value-type="float" office:value="1445.13" calcext:value-type="float">
            <text:p>1,445.13</text:p>
          </table:table-cell>
          <table:table-cell office:value-type="float" office:value="1444.22" calcext:value-type="float">
            <text:p>1,444.2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3/2015</text:p>
          </table:table-cell>
          <table:table-cell office:value-type="percentage" office:value="0.0633" calcext:value-type="percentage">
            <text:p>6.33%</text:p>
          </table:table-cell>
          <table:table-cell office:value-type="percentage" office:value="0.0639" calcext:value-type="percentage">
            <text:p>6.39%</text:p>
          </table:table-cell>
          <table:table-cell office:value-type="float" office:value="1443.61" calcext:value-type="float">
            <text:p>1,443.61</text:p>
          </table:table-cell>
          <table:table-cell office:value-type="float" office:value="1435.97" calcext:value-type="float">
            <text:p>1,435.97</text:p>
          </table:table-cell>
          <table:table-cell office:value-type="float" office:value="1433.76" calcext:value-type="float">
            <text:p>1,433.7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3/2015</text:p>
          </table:table-cell>
          <table:table-cell office:value-type="percentage" office:value="0.0646" calcext:value-type="percentage">
            <text:p>6.46%</text:p>
          </table:table-cell>
          <table:table-cell office:value-type="percentage" office:value="0.0652" calcext:value-type="percentage">
            <text:p>6.52%</text:p>
          </table:table-cell>
          <table:table-cell office:value-type="float" office:value="1428.1" calcext:value-type="float">
            <text:p>1,428.10</text:p>
          </table:table-cell>
          <table:table-cell office:value-type="float" office:value="1420.56" calcext:value-type="float">
            <text:p>1,420.56</text:p>
          </table:table-cell>
          <table:table-cell office:value-type="float" office:value="1419.59" calcext:value-type="float">
            <text:p>1,419.5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3/2015</text:p>
          </table:table-cell>
          <table:table-cell office:value-type="percentage" office:value="0.0651" calcext:value-type="percentage">
            <text:p>6.51%</text:p>
          </table:table-cell>
          <table:table-cell office:value-type="percentage" office:value="0.0657" calcext:value-type="percentage">
            <text:p>6.57%</text:p>
          </table:table-cell>
          <table:table-cell office:value-type="float" office:value="1422.79" calcext:value-type="float">
            <text:p>1,422.79</text:p>
          </table:table-cell>
          <table:table-cell office:value-type="float" office:value="1415.28" calcext:value-type="float">
            <text:p>1,415.28</text:p>
          </table:table-cell>
          <table:table-cell office:value-type="float" office:value="1414.31" calcext:value-type="float">
            <text:p>1,414.3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3/2015</text:p>
          </table:table-cell>
          <table:table-cell office:value-type="percentage" office:value="0.0648" calcext:value-type="percentage">
            <text:p>6.48%</text:p>
          </table:table-cell>
          <table:table-cell office:value-type="percentage" office:value="0.0654" calcext:value-type="percentage">
            <text:p>6.54%</text:p>
          </table:table-cell>
          <table:table-cell office:value-type="float" office:value="1427.53" calcext:value-type="float">
            <text:p>1,427.53</text:p>
          </table:table-cell>
          <table:table-cell office:value-type="float" office:value="1420" calcext:value-type="float">
            <text:p>1,420.00</text:p>
          </table:table-cell>
          <table:table-cell office:value-type="float" office:value="1419.03" calcext:value-type="float">
            <text:p>1,419.0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3/2015</text:p>
          </table:table-cell>
          <table:table-cell office:value-type="percentage" office:value="0.0639" calcext:value-type="percentage">
            <text:p>6.39%</text:p>
          </table:table-cell>
          <table:table-cell office:value-type="percentage" office:value="0.0645" calcext:value-type="percentage">
            <text:p>6.45%</text:p>
          </table:table-cell>
          <table:table-cell office:value-type="float" office:value="1439.88" calcext:value-type="float">
            <text:p>1,439.88</text:p>
          </table:table-cell>
          <table:table-cell office:value-type="float" office:value="1432.28" calcext:value-type="float">
            <text:p>1,432.28</text:p>
          </table:table-cell>
          <table:table-cell office:value-type="float" office:value="1431.31" calcext:value-type="float">
            <text:p>1,431.3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3/2015</text:p>
          </table:table-cell>
          <table:table-cell office:value-type="percentage" office:value="0.0655" calcext:value-type="percentage">
            <text:p>6.55%</text:p>
          </table:table-cell>
          <table:table-cell office:value-type="percentage" office:value="0.0661" calcext:value-type="percentage">
            <text:p>6.61%</text:p>
          </table:table-cell>
          <table:table-cell office:value-type="float" office:value="1421.94" calcext:value-type="float">
            <text:p>1,421.94</text:p>
          </table:table-cell>
          <table:table-cell office:value-type="float" office:value="1414.46" calcext:value-type="float">
            <text:p>1,414.46</text:p>
          </table:table-cell>
          <table:table-cell office:value-type="float" office:value="1412.24" calcext:value-type="float">
            <text:p>1,412.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3/2015</text:p>
          </table:table-cell>
          <table:table-cell office:value-type="percentage" office:value="0.0641" calcext:value-type="percentage">
            <text:p>6.41%</text:p>
          </table:table-cell>
          <table:table-cell office:value-type="percentage" office:value="0.0647" calcext:value-type="percentage">
            <text:p>6.47%</text:p>
          </table:table-cell>
          <table:table-cell office:value-type="float" office:value="1440.58" calcext:value-type="float">
            <text:p>1,440.58</text:p>
          </table:table-cell>
          <table:table-cell office:value-type="float" office:value="1432.99" calcext:value-type="float">
            <text:p>1,432.99</text:p>
          </table:table-cell>
          <table:table-cell office:value-type="float" office:value="1431.99" calcext:value-type="float">
            <text:p>1,431.9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3/2015</text:p>
          </table:table-cell>
          <table:table-cell office:value-type="percentage" office:value="0.0641" calcext:value-type="percentage">
            <text:p>6.41%</text:p>
          </table:table-cell>
          <table:table-cell office:value-type="percentage" office:value="0.0647" calcext:value-type="percentage">
            <text:p>6.47%</text:p>
          </table:table-cell>
          <table:table-cell office:value-type="float" office:value="1441.57" calcext:value-type="float">
            <text:p>1,441.57</text:p>
          </table:table-cell>
          <table:table-cell office:value-type="float" office:value="1433.98" calcext:value-type="float">
            <text:p>1,433.98</text:p>
          </table:table-cell>
          <table:table-cell office:value-type="float" office:value="1432.99" calcext:value-type="float">
            <text:p>1,432.9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3/2015</text:p>
          </table:table-cell>
          <table:table-cell office:value-type="percentage" office:value="0.0622" calcext:value-type="percentage">
            <text:p>6.22%</text:p>
          </table:table-cell>
          <table:table-cell office:value-type="percentage" office:value="0.0628" calcext:value-type="percentage">
            <text:p>6.28%</text:p>
          </table:table-cell>
          <table:table-cell office:value-type="float" office:value="1466.92" calcext:value-type="float">
            <text:p>1,466.92</text:p>
          </table:table-cell>
          <table:table-cell office:value-type="float" office:value="1459.18" calcext:value-type="float">
            <text:p>1,459.18</text:p>
          </table:table-cell>
          <table:table-cell office:value-type="float" office:value="1458.18" calcext:value-type="float">
            <text:p>1,458.1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3/2015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626" calcext:value-type="percentage">
            <text:p>6.26%</text:p>
          </table:table-cell>
          <table:table-cell office:value-type="float" office:value="1470.51" calcext:value-type="float">
            <text:p>1,470.51</text:p>
          </table:table-cell>
          <table:table-cell office:value-type="float" office:value="1462.76" calcext:value-type="float">
            <text:p>1,462.76</text:p>
          </table:table-cell>
          <table:table-cell office:value-type="float" office:value="1461.76" calcext:value-type="float">
            <text:p>1,461.7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3/2015</text:p>
          </table:table-cell>
          <table:table-cell office:value-type="percentage" office:value="0.0641" calcext:value-type="percentage">
            <text:p>6.41%</text:p>
          </table:table-cell>
          <table:table-cell office:value-type="percentage" office:value="0.0647" calcext:value-type="percentage">
            <text:p>6.47%</text:p>
          </table:table-cell>
          <table:table-cell office:value-type="float" office:value="1445.86" calcext:value-type="float">
            <text:p>1,445.86</text:p>
          </table:table-cell>
          <table:table-cell office:value-type="float" office:value="1438.25" calcext:value-type="float">
            <text:p>1,438.25</text:p>
          </table:table-cell>
          <table:table-cell office:value-type="float" office:value="1435.97" calcext:value-type="float">
            <text:p>1,435.9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3/2015</text:p>
          </table:table-cell>
          <table:table-cell office:value-type="percentage" office:value="0.0639" calcext:value-type="percentage">
            <text:p>6.39%</text:p>
          </table:table-cell>
          <table:table-cell office:value-type="percentage" office:value="0.0645" calcext:value-type="percentage">
            <text:p>6.45%</text:p>
          </table:table-cell>
          <table:table-cell office:value-type="float" office:value="1449.49" calcext:value-type="float">
            <text:p>1,449.49</text:p>
          </table:table-cell>
          <table:table-cell office:value-type="float" office:value="1441.86" calcext:value-type="float">
            <text:p>1,441.86</text:p>
          </table:table-cell>
          <table:table-cell office:value-type="float" office:value="1440.85" calcext:value-type="float">
            <text:p>1,440.8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3/2015</text:p>
          </table:table-cell>
          <table:table-cell office:value-type="percentage" office:value="0.0636" calcext:value-type="percentage">
            <text:p>6.36%</text:p>
          </table:table-cell>
          <table:table-cell office:value-type="percentage" office:value="0.0642" calcext:value-type="percentage">
            <text:p>6.42%</text:p>
          </table:table-cell>
          <table:table-cell office:value-type="float" office:value="1454.33" calcext:value-type="float">
            <text:p>1,454.33</text:p>
          </table:table-cell>
          <table:table-cell office:value-type="float" office:value="1446.68" calcext:value-type="float">
            <text:p>1,446.68</text:p>
          </table:table-cell>
          <table:table-cell office:value-type="float" office:value="1445.67" calcext:value-type="float">
            <text:p>1,445.6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3/2015</text:p>
          </table:table-cell>
          <table:table-cell office:value-type="percentage" office:value="0.0641" calcext:value-type="percentage">
            <text:p>6.41%</text:p>
          </table:table-cell>
          <table:table-cell office:value-type="percentage" office:value="0.0647" calcext:value-type="percentage">
            <text:p>6.47%</text:p>
          </table:table-cell>
          <table:table-cell office:value-type="float" office:value="1448.96" calcext:value-type="float">
            <text:p>1,448.96</text:p>
          </table:table-cell>
          <table:table-cell office:value-type="float" office:value="1441.35" calcext:value-type="float">
            <text:p>1,441.35</text:p>
          </table:table-cell>
          <table:table-cell office:value-type="float" office:value="1440.34" calcext:value-type="float">
            <text:p>1,440.3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3/2015</text:p>
          </table:table-cell>
          <table:table-cell office:value-type="percentage" office:value="0.0643" calcext:value-type="percentage">
            <text:p>6.43%</text:p>
          </table:table-cell>
          <table:table-cell office:value-type="percentage" office:value="0.0649" calcext:value-type="percentage">
            <text:p>6.49%</text:p>
          </table:table-cell>
          <table:table-cell office:value-type="float" office:value="1447.43" calcext:value-type="float">
            <text:p>1,447.43</text:p>
          </table:table-cell>
          <table:table-cell office:value-type="float" office:value="1439.83" calcext:value-type="float">
            <text:p>1,439.83</text:p>
          </table:table-cell>
          <table:table-cell office:value-type="float" office:value="1438.82" calcext:value-type="float">
            <text:p>1,438.8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3/2015</text:p>
          </table:table-cell>
          <table:table-cell office:value-type="percentage" office:value="0.0645" calcext:value-type="percentage">
            <text:p>6.45%</text:p>
          </table:table-cell>
          <table:table-cell office:value-type="percentage" office:value="0.0651" calcext:value-type="percentage">
            <text:p>6.51%</text:p>
          </table:table-cell>
          <table:table-cell office:value-type="float" office:value="1447.21" calcext:value-type="float">
            <text:p>1,447.21</text:p>
          </table:table-cell>
          <table:table-cell office:value-type="float" office:value="1439.62" calcext:value-type="float">
            <text:p>1,439.62</text:p>
          </table:table-cell>
          <table:table-cell office:value-type="float" office:value="1437.31" calcext:value-type="float">
            <text:p>1,437.3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3/2015</text:p>
          </table:table-cell>
          <table:table-cell office:value-type="percentage" office:value="0.0649" calcext:value-type="percentage">
            <text:p>6.49%</text:p>
          </table:table-cell>
          <table:table-cell office:value-type="percentage" office:value="0.0655" calcext:value-type="percentage">
            <text:p>6.55%</text:p>
          </table:table-cell>
          <table:table-cell office:value-type="float" office:value="1443.15" calcext:value-type="float">
            <text:p>1,443.15</text:p>
          </table:table-cell>
          <table:table-cell office:value-type="float" office:value="1435.59" calcext:value-type="float">
            <text:p>1,435.59</text:p>
          </table:table-cell>
          <table:table-cell office:value-type="float" office:value="1434.58" calcext:value-type="float">
            <text:p>1,434.5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1/03/2015</text:p>
          </table:table-cell>
          <table:table-cell office:value-type="percentage" office:value="0.0645" calcext:value-type="percentage">
            <text:p>6.45%</text:p>
          </table:table-cell>
          <table:table-cell office:value-type="percentage" office:value="0.0651" calcext:value-type="percentage">
            <text:p>6.51%</text:p>
          </table:table-cell>
          <table:table-cell office:value-type="float" office:value="1449.24" calcext:value-type="float">
            <text:p>1,449.24</text:p>
          </table:table-cell>
          <table:table-cell office:value-type="float" office:value="1441.64" calcext:value-type="float">
            <text:p>1,441.64</text:p>
          </table:table-cell>
          <table:table-cell office:value-type="float" office:value="1440.63" calcext:value-type="float">
            <text:p>1,440.6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04/201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0646" calcext:value-type="percentage">
            <text:p>6.46%</text:p>
          </table:table-cell>
          <table:table-cell office:value-type="float" office:value="1456.62" calcext:value-type="float">
            <text:p>1,456.62</text:p>
          </table:table-cell>
          <table:table-cell office:value-type="float" office:value="1448.98" calcext:value-type="float">
            <text:p>1,448.98</text:p>
          </table:table-cell>
          <table:table-cell office:value-type="float" office:value="1447.97" calcext:value-type="float">
            <text:p>1,447.9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4/2015</text:p>
          </table:table-cell>
          <table:table-cell office:value-type="percentage" office:value="0.0628" calcext:value-type="percentage">
            <text:p>6.28%</text:p>
          </table:table-cell>
          <table:table-cell office:value-type="percentage" office:value="0.0634" calcext:value-type="percentage">
            <text:p>6.34%</text:p>
          </table:table-cell>
          <table:table-cell office:value-type="float" office:value="1475.05" calcext:value-type="float">
            <text:p>1,475.05</text:p>
          </table:table-cell>
          <table:table-cell office:value-type="float" office:value="1467.31" calcext:value-type="float">
            <text:p>1,467.31</text:p>
          </table:table-cell>
          <table:table-cell office:value-type="float" office:value="1464.3" calcext:value-type="float">
            <text:p>1,464.3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4/2015</text:p>
          </table:table-cell>
          <table:table-cell office:value-type="percentage" office:value="0.0633" calcext:value-type="percentage">
            <text:p>6.33%</text:p>
          </table:table-cell>
          <table:table-cell office:value-type="percentage" office:value="0.0639" calcext:value-type="percentage">
            <text:p>6.39%</text:p>
          </table:table-cell>
          <table:table-cell office:value-type="float" office:value="1469.62" calcext:value-type="float">
            <text:p>1,469.62</text:p>
          </table:table-cell>
          <table:table-cell office:value-type="float" office:value="1461.91" calcext:value-type="float">
            <text:p>1,461.91</text:p>
          </table:table-cell>
          <table:table-cell office:value-type="float" office:value="1460.89" calcext:value-type="float">
            <text:p>1,460.8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4/2015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636" calcext:value-type="percentage">
            <text:p>6.36%</text:p>
          </table:table-cell>
          <table:table-cell office:value-type="float" office:value="1474.51" calcext:value-type="float">
            <text:p>1,474.51</text:p>
          </table:table-cell>
          <table:table-cell office:value-type="float" office:value="1466.78" calcext:value-type="float">
            <text:p>1,466.78</text:p>
          </table:table-cell>
          <table:table-cell office:value-type="float" office:value="1465.76" calcext:value-type="float">
            <text:p>1,465.7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4/2015</text:p>
          </table:table-cell>
          <table:table-cell office:value-type="percentage" office:value="0.0631" calcext:value-type="percentage">
            <text:p>6.31%</text:p>
          </table:table-cell>
          <table:table-cell office:value-type="percentage" office:value="0.0637" calcext:value-type="percentage">
            <text:p>6.37%</text:p>
          </table:table-cell>
          <table:table-cell office:value-type="float" office:value="1473.18" calcext:value-type="float">
            <text:p>1,473.18</text:p>
          </table:table-cell>
          <table:table-cell office:value-type="float" office:value="1465.47" calcext:value-type="float">
            <text:p>1,465.47</text:p>
          </table:table-cell>
          <table:table-cell office:value-type="float" office:value="1464.49" calcext:value-type="float">
            <text:p>1,464.4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4/2015</text:p>
          </table:table-cell>
          <table:table-cell office:value-type="percentage" office:value="0.0619" calcext:value-type="percentage">
            <text:p>6.19%</text:p>
          </table:table-cell>
          <table:table-cell office:value-type="percentage" office:value="0.0625" calcext:value-type="percentage">
            <text:p>6.25%</text:p>
          </table:table-cell>
          <table:table-cell office:value-type="float" office:value="1489.74" calcext:value-type="float">
            <text:p>1,489.74</text:p>
          </table:table-cell>
          <table:table-cell office:value-type="float" office:value="1481.93" calcext:value-type="float">
            <text:p>1,481.93</text:p>
          </table:table-cell>
          <table:table-cell office:value-type="float" office:value="1480.95" calcext:value-type="float">
            <text:p>1,480.9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4/2015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626" calcext:value-type="percentage">
            <text:p>6.26%</text:p>
          </table:table-cell>
          <table:table-cell office:value-type="float" office:value="1490.68" calcext:value-type="float">
            <text:p>1,490.68</text:p>
          </table:table-cell>
          <table:table-cell office:value-type="float" office:value="1482.87" calcext:value-type="float">
            <text:p>1,482.87</text:p>
          </table:table-cell>
          <table:table-cell office:value-type="float" office:value="1480.63" calcext:value-type="float">
            <text:p>1,480.6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4/2015</text:p>
          </table:table-cell>
          <table:table-cell office:value-type="percentage" office:value="0.0616" calcext:value-type="percentage">
            <text:p>6.16%</text:p>
          </table:table-cell>
          <table:table-cell office:value-type="percentage" office:value="0.0622" calcext:value-type="percentage">
            <text:p>6.22%</text:p>
          </table:table-cell>
          <table:table-cell office:value-type="float" office:value="1496.9" calcext:value-type="float">
            <text:p>1,496.90</text:p>
          </table:table-cell>
          <table:table-cell office:value-type="float" office:value="1489.06" calcext:value-type="float">
            <text:p>1,489.06</text:p>
          </table:table-cell>
          <table:table-cell office:value-type="float" office:value="1488.07" calcext:value-type="float">
            <text:p>1,488.0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4/2015</text:p>
          </table:table-cell>
          <table:table-cell office:value-type="percentage" office:value="0.0618" calcext:value-type="percentage">
            <text:p>6.18%</text:p>
          </table:table-cell>
          <table:table-cell office:value-type="percentage" office:value="0.0624" calcext:value-type="percentage">
            <text:p>6.24%</text:p>
          </table:table-cell>
          <table:table-cell office:value-type="float" office:value="1495.27" calcext:value-type="float">
            <text:p>1,495.27</text:p>
          </table:table-cell>
          <table:table-cell office:value-type="float" office:value="1487.44" calcext:value-type="float">
            <text:p>1,487.44</text:p>
          </table:table-cell>
          <table:table-cell office:value-type="float" office:value="1486.45" calcext:value-type="float">
            <text:p>1,486.4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4/2015</text:p>
          </table:table-cell>
          <table:table-cell office:value-type="percentage" office:value="0.0607" calcext:value-type="percentage">
            <text:p>6.07%</text:p>
          </table:table-cell>
          <table:table-cell office:value-type="percentage" office:value="0.0613" calcext:value-type="percentage">
            <text:p>6.13%</text:p>
          </table:table-cell>
          <table:table-cell office:value-type="float" office:value="1510.43" calcext:value-type="float">
            <text:p>1,510.43</text:p>
          </table:table-cell>
          <table:table-cell office:value-type="float" office:value="1502.52" calcext:value-type="float">
            <text:p>1,502.52</text:p>
          </table:table-cell>
          <table:table-cell office:value-type="float" office:value="1501.83" calcext:value-type="float">
            <text:p>1,501.8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4/2015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606" calcext:value-type="percentage">
            <text:p>6.06%</text:p>
          </table:table-cell>
          <table:table-cell office:value-type="float" office:value="1520.41" calcext:value-type="float">
            <text:p>1,520.41</text:p>
          </table:table-cell>
          <table:table-cell office:value-type="float" office:value="1512.44" calcext:value-type="float">
            <text:p>1,512.44</text:p>
          </table:table-cell>
          <table:table-cell office:value-type="float" office:value="1511.75" calcext:value-type="float">
            <text:p>1,511.7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4/2015</text:p>
          </table:table-cell>
          <table:table-cell office:value-type="percentage" office:value="0.0601" calcext:value-type="percentage">
            <text:p>6.01%</text:p>
          </table:table-cell>
          <table:table-cell office:value-type="percentage" office:value="0.0607" calcext:value-type="percentage">
            <text:p>6.07%</text:p>
          </table:table-cell>
          <table:table-cell office:value-type="float" office:value="1520.43" calcext:value-type="float">
            <text:p>1,520.43</text:p>
          </table:table-cell>
          <table:table-cell office:value-type="float" office:value="1512.46" calcext:value-type="float">
            <text:p>1,512.46</text:p>
          </table:table-cell>
          <table:table-cell office:value-type="float" office:value="1511.11" calcext:value-type="float">
            <text:p>1,511.1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4/2015</text:p>
          </table:table-cell>
          <table:table-cell office:value-type="percentage" office:value="0.0606" calcext:value-type="percentage">
            <text:p>6.06%</text:p>
          </table:table-cell>
          <table:table-cell office:value-type="percentage" office:value="0.0612" calcext:value-type="percentage">
            <text:p>6.12%</text:p>
          </table:table-cell>
          <table:table-cell office:value-type="float" office:value="1515.08" calcext:value-type="float">
            <text:p>1,515.08</text:p>
          </table:table-cell>
          <table:table-cell office:value-type="float" office:value="1507.16" calcext:value-type="float">
            <text:p>1,507.16</text:p>
          </table:table-cell>
          <table:table-cell office:value-type="float" office:value="1506.06" calcext:value-type="float">
            <text:p>1,506.0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4/2015</text:p>
          </table:table-cell>
          <table:table-cell office:value-type="percentage" office:value="0.0631" calcext:value-type="percentage">
            <text:p>6.31%</text:p>
          </table:table-cell>
          <table:table-cell office:value-type="percentage" office:value="0.0637" calcext:value-type="percentage">
            <text:p>6.37%</text:p>
          </table:table-cell>
          <table:table-cell office:value-type="float" office:value="1483.07" calcext:value-type="float">
            <text:p>1,483.07</text:p>
          </table:table-cell>
          <table:table-cell office:value-type="float" office:value="1475.33" calcext:value-type="float">
            <text:p>1,475.33</text:p>
          </table:table-cell>
          <table:table-cell office:value-type="float" office:value="1474.61" calcext:value-type="float">
            <text:p>1,474.6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4/2015</text:p>
          </table:table-cell>
          <table:table-cell office:value-type="percentage" office:value="0.0626" calcext:value-type="percentage">
            <text:p>6.26%</text:p>
          </table:table-cell>
          <table:table-cell office:value-type="percentage" office:value="0.0632" calcext:value-type="percentage">
            <text:p>6.32%</text:p>
          </table:table-cell>
          <table:table-cell office:value-type="float" office:value="1490.28" calcext:value-type="float">
            <text:p>1,490.28</text:p>
          </table:table-cell>
          <table:table-cell office:value-type="float" office:value="1482.51" calcext:value-type="float">
            <text:p>1,482.51</text:p>
          </table:table-cell>
          <table:table-cell office:value-type="float" office:value="1481.78" calcext:value-type="float">
            <text:p>1,481.7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4/2015</text:p>
          </table:table-cell>
          <table:table-cell office:value-type="percentage" office:value="0.0629" calcext:value-type="percentage">
            <text:p>6.29%</text:p>
          </table:table-cell>
          <table:table-cell office:value-type="percentage" office:value="0.0635" calcext:value-type="percentage">
            <text:p>6.35%</text:p>
          </table:table-cell>
          <table:table-cell office:value-type="float" office:value="1487.84" calcext:value-type="float">
            <text:p>1,487.84</text:p>
          </table:table-cell>
          <table:table-cell office:value-type="float" office:value="1480.09" calcext:value-type="float">
            <text:p>1,480.09</text:p>
          </table:table-cell>
          <table:table-cell office:value-type="float" office:value="1478.63" calcext:value-type="float">
            <text:p>1,478.6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4/2015</text:p>
          </table:table-cell>
          <table:table-cell office:value-type="percentage" office:value="0.0629" calcext:value-type="percentage">
            <text:p>6.29%</text:p>
          </table:table-cell>
          <table:table-cell office:value-type="percentage" office:value="0.0635" calcext:value-type="percentage">
            <text:p>6.35%</text:p>
          </table:table-cell>
          <table:table-cell office:value-type="float" office:value="1488.57" calcext:value-type="float">
            <text:p>1,488.57</text:p>
          </table:table-cell>
          <table:table-cell office:value-type="float" office:value="1480.81" calcext:value-type="float">
            <text:p>1,480.81</text:p>
          </table:table-cell>
          <table:table-cell office:value-type="float" office:value="1480.09" calcext:value-type="float">
            <text:p>1,480.0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4/2015</text:p>
          </table:table-cell>
          <table:table-cell office:value-type="percentage" office:value="0.0621" calcext:value-type="percentage">
            <text:p>6.21%</text:p>
          </table:table-cell>
          <table:table-cell office:value-type="percentage" office:value="0.0627" calcext:value-type="percentage">
            <text:p>6.27%</text:p>
          </table:table-cell>
          <table:table-cell office:value-type="float" office:value="1499.71" calcext:value-type="float">
            <text:p>1,499.71</text:p>
          </table:table-cell>
          <table:table-cell office:value-type="float" office:value="1491.9" calcext:value-type="float">
            <text:p>1,491.90</text:p>
          </table:table-cell>
          <table:table-cell office:value-type="float" office:value="1491.17" calcext:value-type="float">
            <text:p>1,491.1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4/2015</text:p>
          </table:table-cell>
          <table:table-cell office:value-type="percentage" office:value="0.0621" calcext:value-type="percentage">
            <text:p>6.21%</text:p>
          </table:table-cell>
          <table:table-cell office:value-type="percentage" office:value="0.0627" calcext:value-type="percentage">
            <text:p>6.27%</text:p>
          </table:table-cell>
          <table:table-cell office:value-type="float" office:value="1500.44" calcext:value-type="float">
            <text:p>1,500.44</text:p>
          </table:table-cell>
          <table:table-cell office:value-type="float" office:value="1492.62" calcext:value-type="float">
            <text:p>1,492.62</text:p>
          </table:table-cell>
          <table:table-cell office:value-type="float" office:value="1491.9" calcext:value-type="float">
            <text:p>1,491.9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4/2015</text:p>
          </table:table-cell>
          <table:table-cell office:value-type="percentage" office:value="0.0618" calcext:value-type="percentage">
            <text:p>6.18%</text:p>
          </table:table-cell>
          <table:table-cell office:value-type="percentage" office:value="0.0624" calcext:value-type="percentage">
            <text:p>6.24%</text:p>
          </table:table-cell>
          <table:table-cell office:value-type="float" office:value="1506.21" calcext:value-type="float">
            <text:p>1,506.21</text:p>
          </table:table-cell>
          <table:table-cell office:value-type="float" office:value="1498.36" calcext:value-type="float">
            <text:p>1,498.36</text:p>
          </table:table-cell>
          <table:table-cell office:value-type="float" office:value="1496.52" calcext:value-type="float">
            <text:p>1,496.5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5/2015</text:p>
          </table:table-cell>
          <table:table-cell office:value-type="percentage" office:value="0.0628" calcext:value-type="percentage">
            <text:p>6.28%</text:p>
          </table:table-cell>
          <table:table-cell office:value-type="percentage" office:value="0.0634" calcext:value-type="percentage">
            <text:p>6.34%</text:p>
          </table:table-cell>
          <table:table-cell office:value-type="float" office:value="1493.88" calcext:value-type="float">
            <text:p>1,493.88</text:p>
          </table:table-cell>
          <table:table-cell office:value-type="float" office:value="1486.1" calcext:value-type="float">
            <text:p>1,486.10</text:p>
          </table:table-cell>
          <table:table-cell office:value-type="float" office:value="1485.38" calcext:value-type="float">
            <text:p>1,485.3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5/2015</text:p>
          </table:table-cell>
          <table:table-cell office:value-type="percentage" office:value="0.0632" calcext:value-type="percentage">
            <text:p>6.32%</text:p>
          </table:table-cell>
          <table:table-cell office:value-type="percentage" office:value="0.0638" calcext:value-type="percentage">
            <text:p>6.38%</text:p>
          </table:table-cell>
          <table:table-cell office:value-type="float" office:value="1489.42" calcext:value-type="float">
            <text:p>1,489.42</text:p>
          </table:table-cell>
          <table:table-cell office:value-type="float" office:value="1481.67" calcext:value-type="float">
            <text:p>1,481.67</text:p>
          </table:table-cell>
          <table:table-cell office:value-type="float" office:value="1480.94" calcext:value-type="float">
            <text:p>1,480.9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5/2015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636" calcext:value-type="percentage">
            <text:p>6.36%</text:p>
          </table:table-cell>
          <table:table-cell office:value-type="float" office:value="1492.74" calcext:value-type="float">
            <text:p>1,492.74</text:p>
          </table:table-cell>
          <table:table-cell office:value-type="float" office:value="1484.98" calcext:value-type="float">
            <text:p>1,484.98</text:p>
          </table:table-cell>
          <table:table-cell office:value-type="float" office:value="1484.25" calcext:value-type="float">
            <text:p>1,484.2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5/2015</text:p>
          </table:table-cell>
          <table:table-cell office:value-type="percentage" office:value="0.0628" calcext:value-type="percentage">
            <text:p>6.28%</text:p>
          </table:table-cell>
          <table:table-cell office:value-type="percentage" office:value="0.0634" calcext:value-type="percentage">
            <text:p>6.34%</text:p>
          </table:table-cell>
          <table:table-cell office:value-type="float" office:value="1496.06" calcext:value-type="float">
            <text:p>1,496.06</text:p>
          </table:table-cell>
          <table:table-cell office:value-type="float" office:value="1488.29" calcext:value-type="float">
            <text:p>1,488.29</text:p>
          </table:table-cell>
          <table:table-cell office:value-type="float" office:value="1487.56" calcext:value-type="float">
            <text:p>1,487.5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5/2015</text:p>
          </table:table-cell>
          <table:table-cell office:value-type="percentage" office:value="0.0629" calcext:value-type="percentage">
            <text:p>6.29%</text:p>
          </table:table-cell>
          <table:table-cell office:value-type="percentage" office:value="0.0635" calcext:value-type="percentage">
            <text:p>6.35%</text:p>
          </table:table-cell>
          <table:table-cell office:value-type="float" office:value="1495.84" calcext:value-type="float">
            <text:p>1,495.84</text:p>
          </table:table-cell>
          <table:table-cell office:value-type="float" office:value="1488.07" calcext:value-type="float">
            <text:p>1,488.07</text:p>
          </table:table-cell>
          <table:table-cell office:value-type="float" office:value="1486.66" calcext:value-type="float">
            <text:p>1,486.6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5/2015</text:p>
          </table:table-cell>
          <table:table-cell office:value-type="percentage" office:value="0.0614" calcext:value-type="percentage">
            <text:p>6.14%</text:p>
          </table:table-cell>
          <table:table-cell office:value-type="percentage" office:value="0.062" calcext:value-type="percentage">
            <text:p>6.20%</text:p>
          </table:table-cell>
          <table:table-cell office:value-type="float" office:value="1516.19" calcext:value-type="float">
            <text:p>1,516.19</text:p>
          </table:table-cell>
          <table:table-cell office:value-type="float" office:value="1508.3" calcext:value-type="float">
            <text:p>1,508.30</text:p>
          </table:table-cell>
          <table:table-cell office:value-type="float" office:value="1507.59" calcext:value-type="float">
            <text:p>1,507.5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5/2015</text:p>
          </table:table-cell>
          <table:table-cell office:value-type="percentage" office:value="0.0621" calcext:value-type="percentage">
            <text:p>6.21%</text:p>
          </table:table-cell>
          <table:table-cell office:value-type="percentage" office:value="0.0627" calcext:value-type="percentage">
            <text:p>6.27%</text:p>
          </table:table-cell>
          <table:table-cell office:value-type="float" office:value="1507.71" calcext:value-type="float">
            <text:p>1,507.71</text:p>
          </table:table-cell>
          <table:table-cell office:value-type="float" office:value="1499.87" calcext:value-type="float">
            <text:p>1,499.87</text:p>
          </table:table-cell>
          <table:table-cell office:value-type="float" office:value="1499.16" calcext:value-type="float">
            <text:p>1,499.1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5/2015</text:p>
          </table:table-cell>
          <table:table-cell office:value-type="percentage" office:value="0.0627" calcext:value-type="percentage">
            <text:p>6.27%</text:p>
          </table:table-cell>
          <table:table-cell office:value-type="percentage" office:value="0.0633" calcext:value-type="percentage">
            <text:p>6.33%</text:p>
          </table:table-cell>
          <table:table-cell office:value-type="float" office:value="1500.59" calcext:value-type="float">
            <text:p>1,500.59</text:p>
          </table:table-cell>
          <table:table-cell office:value-type="float" office:value="1492.8" calcext:value-type="float">
            <text:p>1,492.80</text:p>
          </table:table-cell>
          <table:table-cell office:value-type="float" office:value="1492.09" calcext:value-type="float">
            <text:p>1,492.0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5/2015</text:p>
          </table:table-cell>
          <table:table-cell office:value-type="percentage" office:value="0.0626" calcext:value-type="percentage">
            <text:p>6.26%</text:p>
          </table:table-cell>
          <table:table-cell office:value-type="percentage" office:value="0.0632" calcext:value-type="percentage">
            <text:p>6.32%</text:p>
          </table:table-cell>
          <table:table-cell office:value-type="float" office:value="1502.61" calcext:value-type="float">
            <text:p>1,502.61</text:p>
          </table:table-cell>
          <table:table-cell office:value-type="float" office:value="1494.81" calcext:value-type="float">
            <text:p>1,494.81</text:p>
          </table:table-cell>
          <table:table-cell office:value-type="float" office:value="1494.1" calcext:value-type="float">
            <text:p>1,494.1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5/2015</text:p>
          </table:table-cell>
          <table:table-cell office:value-type="percentage" office:value="0.0609" calcext:value-type="percentage">
            <text:p>6.09%</text:p>
          </table:table-cell>
          <table:table-cell office:value-type="percentage" office:value="0.0615" calcext:value-type="percentage">
            <text:p>6.15%</text:p>
          </table:table-cell>
          <table:table-cell office:value-type="float" office:value="1526.09" calcext:value-type="float">
            <text:p>1,526.09</text:p>
          </table:table-cell>
          <table:table-cell office:value-type="float" office:value="1518.17" calcext:value-type="float">
            <text:p>1,518.17</text:p>
          </table:table-cell>
          <table:table-cell office:value-type="float" office:value="1517.02" calcext:value-type="float">
            <text:p>1,517.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5/2015</text:p>
          </table:table-cell>
          <table:table-cell office:value-type="percentage" office:value="0.0602" calcext:value-type="percentage">
            <text:p>6.02%</text:p>
          </table:table-cell>
          <table:table-cell office:value-type="percentage" office:value="0.0608" calcext:value-type="percentage">
            <text:p>6.08%</text:p>
          </table:table-cell>
          <table:table-cell office:value-type="float" office:value="1536.02" calcext:value-type="float">
            <text:p>1,536.02</text:p>
          </table:table-cell>
          <table:table-cell office:value-type="float" office:value="1528.04" calcext:value-type="float">
            <text:p>1,528.04</text:p>
          </table:table-cell>
          <table:table-cell office:value-type="float" office:value="1527.42" calcext:value-type="float">
            <text:p>1,527.4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5/2015</text:p>
          </table:table-cell>
          <table:table-cell office:value-type="percentage" office:value="0.0617" calcext:value-type="percentage">
            <text:p>6.17%</text:p>
          </table:table-cell>
          <table:table-cell office:value-type="percentage" office:value="0.0623" calcext:value-type="percentage">
            <text:p>6.23%</text:p>
          </table:table-cell>
          <table:table-cell office:value-type="float" office:value="1516.78" calcext:value-type="float">
            <text:p>1,516.78</text:p>
          </table:table-cell>
          <table:table-cell office:value-type="float" office:value="1508.92" calcext:value-type="float">
            <text:p>1,508.92</text:p>
          </table:table-cell>
          <table:table-cell office:value-type="float" office:value="1508.3" calcext:value-type="float">
            <text:p>1,508.3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5/2015</text:p>
          </table:table-cell>
          <table:table-cell office:value-type="percentage" office:value="0.0621" calcext:value-type="percentage">
            <text:p>6.21%</text:p>
          </table:table-cell>
          <table:table-cell office:value-type="percentage" office:value="0.0627" calcext:value-type="percentage">
            <text:p>6.27%</text:p>
          </table:table-cell>
          <table:table-cell office:value-type="float" office:value="1512.16" calcext:value-type="float">
            <text:p>1,512.16</text:p>
          </table:table-cell>
          <table:table-cell office:value-type="float" office:value="1504.32" calcext:value-type="float">
            <text:p>1,504.32</text:p>
          </table:table-cell>
          <table:table-cell office:value-type="float" office:value="1503.7" calcext:value-type="float">
            <text:p>1,503.7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5/2015</text:p>
          </table:table-cell>
          <table:table-cell office:value-type="percentage" office:value="0.0614" calcext:value-type="percentage">
            <text:p>6.14%</text:p>
          </table:table-cell>
          <table:table-cell office:value-type="percentage" office:value="0.062" calcext:value-type="percentage">
            <text:p>6.20%</text:p>
          </table:table-cell>
          <table:table-cell office:value-type="float" office:value="1521.98" calcext:value-type="float">
            <text:p>1,521.98</text:p>
          </table:table-cell>
          <table:table-cell office:value-type="float" office:value="1514.09" calcext:value-type="float">
            <text:p>1,514.09</text:p>
          </table:table-cell>
          <table:table-cell office:value-type="float" office:value="1513.47" calcext:value-type="float">
            <text:p>1,513.4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5/2015</text:p>
          </table:table-cell>
          <table:table-cell office:value-type="percentage" office:value="0.0614" calcext:value-type="percentage">
            <text:p>6.14%</text:p>
          </table:table-cell>
          <table:table-cell office:value-type="percentage" office:value="0.062" calcext:value-type="percentage">
            <text:p>6.20%</text:p>
          </table:table-cell>
          <table:table-cell office:value-type="float" office:value="1523.13" calcext:value-type="float">
            <text:p>1,523.13</text:p>
          </table:table-cell>
          <table:table-cell office:value-type="float" office:value="1515.24" calcext:value-type="float">
            <text:p>1,515.24</text:p>
          </table:table-cell>
          <table:table-cell office:value-type="float" office:value="1514.09" calcext:value-type="float">
            <text:p>1,514.0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5/2015</text:p>
          </table:table-cell>
          <table:table-cell office:value-type="percentage" office:value="0.0607" calcext:value-type="percentage">
            <text:p>6.07%</text:p>
          </table:table-cell>
          <table:table-cell office:value-type="percentage" office:value="0.0613" calcext:value-type="percentage">
            <text:p>6.13%</text:p>
          </table:table-cell>
          <table:table-cell office:value-type="float" office:value="1533.13" calcext:value-type="float">
            <text:p>1,533.13</text:p>
          </table:table-cell>
          <table:table-cell office:value-type="float" office:value="1525.19" calcext:value-type="float">
            <text:p>1,525.19</text:p>
          </table:table-cell>
          <table:table-cell office:value-type="float" office:value="1524.55" calcext:value-type="float">
            <text:p>1,524.5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5/2015</text:p>
          </table:table-cell>
          <table:table-cell office:value-type="percentage" office:value="0.0613" calcext:value-type="percentage">
            <text:p>6.13%</text:p>
          </table:table-cell>
          <table:table-cell office:value-type="percentage" office:value="0.0619" calcext:value-type="percentage">
            <text:p>6.19%</text:p>
          </table:table-cell>
          <table:table-cell office:value-type="float" office:value="1525.82" calcext:value-type="float">
            <text:p>1,525.82</text:p>
          </table:table-cell>
          <table:table-cell office:value-type="float" office:value="1517.92" calcext:value-type="float">
            <text:p>1,517.92</text:p>
          </table:table-cell>
          <table:table-cell office:value-type="float" office:value="1517.29" calcext:value-type="float">
            <text:p>1,517.2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5/2015</text:p>
          </table:table-cell>
          <table:table-cell office:value-type="percentage" office:value="0.0615" calcext:value-type="percentage">
            <text:p>6.15%</text:p>
          </table:table-cell>
          <table:table-cell office:value-type="percentage" office:value="0.0621" calcext:value-type="percentage">
            <text:p>6.21%</text:p>
          </table:table-cell>
          <table:table-cell office:value-type="float" office:value="1523.82" calcext:value-type="float">
            <text:p>1,523.82</text:p>
          </table:table-cell>
          <table:table-cell office:value-type="float" office:value="1515.94" calcext:value-type="float">
            <text:p>1,515.94</text:p>
          </table:table-cell>
          <table:table-cell office:value-type="float" office:value="1515.3" calcext:value-type="float">
            <text:p>1,515.3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5/2015</text:p>
          </table:table-cell>
          <table:table-cell office:value-type="percentage" office:value="0.0618" calcext:value-type="percentage">
            <text:p>6.18%</text:p>
          </table:table-cell>
          <table:table-cell office:value-type="percentage" office:value="0.0624" calcext:value-type="percentage">
            <text:p>6.24%</text:p>
          </table:table-cell>
          <table:table-cell office:value-type="float" office:value="1520.51" calcext:value-type="float">
            <text:p>1,520.51</text:p>
          </table:table-cell>
          <table:table-cell office:value-type="float" office:value="1512.65" calcext:value-type="float">
            <text:p>1,512.65</text:p>
          </table:table-cell>
          <table:table-cell office:value-type="float" office:value="1512.01" calcext:value-type="float">
            <text:p>1,512.0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5/2015</text:p>
          </table:table-cell>
          <table:table-cell office:value-type="percentage" office:value="0.0611" calcext:value-type="percentage">
            <text:p>6.11%</text:p>
          </table:table-cell>
          <table:table-cell office:value-type="percentage" office:value="0.0617" calcext:value-type="percentage">
            <text:p>6.17%</text:p>
          </table:table-cell>
          <table:table-cell office:value-type="float" office:value="1530.92" calcext:value-type="float">
            <text:p>1,530.92</text:p>
          </table:table-cell>
          <table:table-cell office:value-type="float" office:value="1523.01" calcext:value-type="float">
            <text:p>1,523.01</text:p>
          </table:table-cell>
          <table:table-cell office:value-type="float" office:value="1521.82" calcext:value-type="float">
            <text:p>1,521.8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06/2015</text:p>
          </table:table-cell>
          <table:table-cell office:value-type="percentage" office:value="0.0617" calcext:value-type="percentage">
            <text:p>6.17%</text:p>
          </table:table-cell>
          <table:table-cell office:value-type="percentage" office:value="0.0623" calcext:value-type="percentage">
            <text:p>6.23%</text:p>
          </table:table-cell>
          <table:table-cell office:value-type="float" office:value="1523.64" calcext:value-type="float">
            <text:p>1,523.64</text:p>
          </table:table-cell>
          <table:table-cell office:value-type="float" office:value="1515.77" calcext:value-type="float">
            <text:p>1,515.77</text:p>
          </table:table-cell>
          <table:table-cell office:value-type="float" office:value="1515.14" calcext:value-type="float">
            <text:p>1,515.1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6/2015</text:p>
          </table:table-cell>
          <table:table-cell office:value-type="percentage" office:value="0.0613" calcext:value-type="percentage">
            <text:p>6.13%</text:p>
          </table:table-cell>
          <table:table-cell office:value-type="percentage" office:value="0.0619" calcext:value-type="percentage">
            <text:p>6.19%</text:p>
          </table:table-cell>
          <table:table-cell office:value-type="float" office:value="1529.55" calcext:value-type="float">
            <text:p>1,529.55</text:p>
          </table:table-cell>
          <table:table-cell office:value-type="float" office:value="1521.65" calcext:value-type="float">
            <text:p>1,521.65</text:p>
          </table:table-cell>
          <table:table-cell office:value-type="float" office:value="1521.01" calcext:value-type="float">
            <text:p>1,521.0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6/2015</text:p>
          </table:table-cell>
          <table:table-cell office:value-type="percentage" office:value="0.0617" calcext:value-type="percentage">
            <text:p>6.17%</text:p>
          </table:table-cell>
          <table:table-cell office:value-type="percentage" office:value="0.0623" calcext:value-type="percentage">
            <text:p>6.23%</text:p>
          </table:table-cell>
          <table:table-cell office:value-type="float" office:value="1525.19" calcext:value-type="float">
            <text:p>1,525.19</text:p>
          </table:table-cell>
          <table:table-cell office:value-type="float" office:value="1517.32" calcext:value-type="float">
            <text:p>1,517.32</text:p>
          </table:table-cell>
          <table:table-cell office:value-type="float" office:value="1516.41" calcext:value-type="float">
            <text:p>1,516.4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6/2015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626" calcext:value-type="percentage">
            <text:p>6.26%</text:p>
          </table:table-cell>
          <table:table-cell office:value-type="float" office:value="1522.44" calcext:value-type="float">
            <text:p>1,522.44</text:p>
          </table:table-cell>
          <table:table-cell office:value-type="float" office:value="1514.58" calcext:value-type="float">
            <text:p>1,514.58</text:p>
          </table:table-cell>
          <table:table-cell office:value-type="float" office:value="1513.4" calcext:value-type="float">
            <text:p>1,513.4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6/2015</text:p>
          </table:table-cell>
          <table:table-cell office:value-type="percentage" office:value="0.0621" calcext:value-type="percentage">
            <text:p>6.21%</text:p>
          </table:table-cell>
          <table:table-cell office:value-type="percentage" office:value="0.0627" calcext:value-type="percentage">
            <text:p>6.27%</text:p>
          </table:table-cell>
          <table:table-cell office:value-type="float" office:value="1521.76" calcext:value-type="float">
            <text:p>1,521.76</text:p>
          </table:table-cell>
          <table:table-cell office:value-type="float" office:value="1513.92" calcext:value-type="float">
            <text:p>1,513.92</text:p>
          </table:table-cell>
          <table:table-cell office:value-type="float" office:value="1513.28" calcext:value-type="float">
            <text:p>1,513.2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6/2015</text:p>
          </table:table-cell>
          <table:table-cell office:value-type="percentage" office:value="0.0614" calcext:value-type="percentage">
            <text:p>6.14%</text:p>
          </table:table-cell>
          <table:table-cell office:value-type="percentage" office:value="0.062" calcext:value-type="percentage">
            <text:p>6.20%</text:p>
          </table:table-cell>
          <table:table-cell office:value-type="float" office:value="1531.61" calcext:value-type="float">
            <text:p>1,531.61</text:p>
          </table:table-cell>
          <table:table-cell office:value-type="float" office:value="1523.71" calcext:value-type="float">
            <text:p>1,523.71</text:p>
          </table:table-cell>
          <table:table-cell office:value-type="float" office:value="1523.07" calcext:value-type="float">
            <text:p>1,523.0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6/2015</text:p>
          </table:table-cell>
          <table:table-cell office:value-type="percentage" office:value="0.0612" calcext:value-type="percentage">
            <text:p>6.12%</text:p>
          </table:table-cell>
          <table:table-cell office:value-type="percentage" office:value="0.0618" calcext:value-type="percentage">
            <text:p>6.18%</text:p>
          </table:table-cell>
          <table:table-cell office:value-type="float" office:value="1537.28" calcext:value-type="float">
            <text:p>1,537.28</text:p>
          </table:table-cell>
          <table:table-cell office:value-type="float" office:value="1529.36" calcext:value-type="float">
            <text:p>1,529.36</text:p>
          </table:table-cell>
          <table:table-cell office:value-type="float" office:value="1528.63" calcext:value-type="float">
            <text:p>1,528.6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6/2015</text:p>
          </table:table-cell>
          <table:table-cell office:value-type="percentage" office:value="0.0618" calcext:value-type="percentage">
            <text:p>6.18%</text:p>
          </table:table-cell>
          <table:table-cell office:value-type="percentage" office:value="0.0624" calcext:value-type="percentage">
            <text:p>6.24%</text:p>
          </table:table-cell>
          <table:table-cell office:value-type="float" office:value="1530.09" calcext:value-type="float">
            <text:p>1,530.09</text:p>
          </table:table-cell>
          <table:table-cell office:value-type="float" office:value="1522.21" calcext:value-type="float">
            <text:p>1,522.21</text:p>
          </table:table-cell>
          <table:table-cell office:value-type="float" office:value="1521.48" calcext:value-type="float">
            <text:p>1,521.4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6/2015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626" calcext:value-type="percentage">
            <text:p>6.26%</text:p>
          </table:table-cell>
          <table:table-cell office:value-type="float" office:value="1528.91" calcext:value-type="float">
            <text:p>1,528.91</text:p>
          </table:table-cell>
          <table:table-cell office:value-type="float" office:value="1521.04" calcext:value-type="float">
            <text:p>1,521.04</text:p>
          </table:table-cell>
          <table:table-cell office:value-type="float" office:value="1519.59" calcext:value-type="float">
            <text:p>1,519.5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6/2015</text:p>
          </table:table-cell>
          <table:table-cell office:value-type="percentage" office:value="0.0619" calcext:value-type="percentage">
            <text:p>6.19%</text:p>
          </table:table-cell>
          <table:table-cell office:value-type="percentage" office:value="0.0625" calcext:value-type="percentage">
            <text:p>6.25%</text:p>
          </table:table-cell>
          <table:table-cell office:value-type="float" office:value="1530.91" calcext:value-type="float">
            <text:p>1,530.91</text:p>
          </table:table-cell>
          <table:table-cell office:value-type="float" office:value="1523.03" calcext:value-type="float">
            <text:p>1,523.03</text:p>
          </table:table-cell>
          <table:table-cell office:value-type="float" office:value="1522.35" calcext:value-type="float">
            <text:p>1,522.3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6/2015</text:p>
          </table:table-cell>
          <table:table-cell office:value-type="percentage" office:value="0.0624" calcext:value-type="percentage">
            <text:p>6.24%</text:p>
          </table:table-cell>
          <table:table-cell office:value-type="percentage" office:value="0.063" calcext:value-type="percentage">
            <text:p>6.30%</text:p>
          </table:table-cell>
          <table:table-cell office:value-type="float" office:value="1525.03" calcext:value-type="float">
            <text:p>1,525.03</text:p>
          </table:table-cell>
          <table:table-cell office:value-type="float" office:value="1517.19" calcext:value-type="float">
            <text:p>1,517.19</text:p>
          </table:table-cell>
          <table:table-cell office:value-type="float" office:value="1516.5" calcext:value-type="float">
            <text:p>1,516.5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6/2015</text:p>
          </table:table-cell>
          <table:table-cell office:value-type="percentage" office:value="0.0621" calcext:value-type="percentage">
            <text:p>6.21%</text:p>
          </table:table-cell>
          <table:table-cell office:value-type="percentage" office:value="0.0627" calcext:value-type="percentage">
            <text:p>6.27%</text:p>
          </table:table-cell>
          <table:table-cell office:value-type="float" office:value="1529.65" calcext:value-type="float">
            <text:p>1,529.65</text:p>
          </table:table-cell>
          <table:table-cell office:value-type="float" office:value="1521.79" calcext:value-type="float">
            <text:p>1,521.79</text:p>
          </table:table-cell>
          <table:table-cell office:value-type="float" office:value="1521.1" calcext:value-type="float">
            <text:p>1,521.1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6/2015</text:p>
          </table:table-cell>
          <table:table-cell office:value-type="percentage" office:value="0.0616" calcext:value-type="percentage">
            <text:p>6.16%</text:p>
          </table:table-cell>
          <table:table-cell office:value-type="percentage" office:value="0.0622" calcext:value-type="percentage">
            <text:p>6.22%</text:p>
          </table:table-cell>
          <table:table-cell office:value-type="float" office:value="1536.92" calcext:value-type="float">
            <text:p>1,536.92</text:p>
          </table:table-cell>
          <table:table-cell office:value-type="float" office:value="1529.02" calcext:value-type="float">
            <text:p>1,529.02</text:p>
          </table:table-cell>
          <table:table-cell office:value-type="float" office:value="1528.34" calcext:value-type="float">
            <text:p>1,528.3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6/2015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616" calcext:value-type="percentage">
            <text:p>6.16%</text:p>
          </table:table-cell>
          <table:table-cell office:value-type="float" office:value="1546.2" calcext:value-type="float">
            <text:p>1,546.20</text:p>
          </table:table-cell>
          <table:table-cell office:value-type="float" office:value="1538.25" calcext:value-type="float">
            <text:p>1,538.25</text:p>
          </table:table-cell>
          <table:table-cell office:value-type="float" office:value="1536.92" calcext:value-type="float">
            <text:p>1,536.9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6/2015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616" calcext:value-type="percentage">
            <text:p>6.16%</text:p>
          </table:table-cell>
          <table:table-cell office:value-type="float" office:value="1547.58" calcext:value-type="float">
            <text:p>1,547.58</text:p>
          </table:table-cell>
          <table:table-cell office:value-type="float" office:value="1539.63" calcext:value-type="float">
            <text:p>1,539.63</text:p>
          </table:table-cell>
          <table:table-cell office:value-type="float" office:value="1538.86" calcext:value-type="float">
            <text:p>1,538.8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6/2015</text:p>
          </table:table-cell>
          <table:table-cell office:value-type="percentage" office:value="0.0604" calcext:value-type="percentage">
            <text:p>6.04%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556.35" calcext:value-type="float">
            <text:p>1,556.35</text:p>
          </table:table-cell>
          <table:table-cell office:value-type="float" office:value="1548.36" calcext:value-type="float">
            <text:p>1,548.36</text:p>
          </table:table-cell>
          <table:table-cell office:value-type="float" office:value="1547.58" calcext:value-type="float">
            <text:p>1,547.5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6/2015</text:p>
          </table:table-cell>
          <table:table-cell office:value-type="percentage" office:value="0.0607" calcext:value-type="percentage">
            <text:p>6.07%</text:p>
          </table:table-cell>
          <table:table-cell office:value-type="percentage" office:value="0.0613" calcext:value-type="percentage">
            <text:p>6.13%</text:p>
          </table:table-cell>
          <table:table-cell office:value-type="float" office:value="1553.12" calcext:value-type="float">
            <text:p>1,553.12</text:p>
          </table:table-cell>
          <table:table-cell office:value-type="float" office:value="1545.15" calcext:value-type="float">
            <text:p>1,545.15</text:p>
          </table:table-cell>
          <table:table-cell office:value-type="float" office:value="1544.38" calcext:value-type="float">
            <text:p>1,544.3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6/2015</text:p>
          </table:table-cell>
          <table:table-cell office:value-type="percentage" office:value="0.0608" calcext:value-type="percentage">
            <text:p>6.08%</text:p>
          </table:table-cell>
          <table:table-cell office:value-type="percentage" office:value="0.0614" calcext:value-type="percentage">
            <text:p>6.14%</text:p>
          </table:table-cell>
          <table:table-cell office:value-type="float" office:value="1552.57" calcext:value-type="float">
            <text:p>1,552.57</text:p>
          </table:table-cell>
          <table:table-cell office:value-type="float" office:value="1544.6" calcext:value-type="float">
            <text:p>1,544.60</text:p>
          </table:table-cell>
          <table:table-cell office:value-type="float" office:value="1543.82" calcext:value-type="float">
            <text:p>1,543.8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6/2015</text:p>
          </table:table-cell>
          <table:table-cell office:value-type="percentage" office:value="0.0619" calcext:value-type="percentage">
            <text:p>6.19%</text:p>
          </table:table-cell>
          <table:table-cell office:value-type="percentage" office:value="0.0625" calcext:value-type="percentage">
            <text:p>6.25%</text:p>
          </table:table-cell>
          <table:table-cell office:value-type="float" office:value="1539.59" calcext:value-type="float">
            <text:p>1,539.59</text:p>
          </table:table-cell>
          <table:table-cell office:value-type="float" office:value="1531.7" calcext:value-type="float">
            <text:p>1,531.70</text:p>
          </table:table-cell>
          <table:table-cell office:value-type="float" office:value="1530.11" calcext:value-type="float">
            <text:p>1,530.1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6/2015</text:p>
          </table:table-cell>
          <table:table-cell office:value-type="percentage" office:value="0.0615" calcext:value-type="percentage">
            <text:p>6.15%</text:p>
          </table:table-cell>
          <table:table-cell office:value-type="percentage" office:value="0.0621" calcext:value-type="percentage">
            <text:p>6.21%</text:p>
          </table:table-cell>
          <table:table-cell office:value-type="float" office:value="1545.65" calcext:value-type="float">
            <text:p>1,545.65</text:p>
          </table:table-cell>
          <table:table-cell office:value-type="float" office:value="1537.73" calcext:value-type="float">
            <text:p>1,537.73</text:p>
          </table:table-cell>
          <table:table-cell office:value-type="float" office:value="1536.95" calcext:value-type="float">
            <text:p>1,536.9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6/2015</text:p>
          </table:table-cell>
          <table:table-cell office:value-type="percentage" office:value="0.0626" calcext:value-type="percentage">
            <text:p>6.26%</text:p>
          </table:table-cell>
          <table:table-cell office:value-type="percentage" office:value="0.0632" calcext:value-type="percentage">
            <text:p>6.32%</text:p>
          </table:table-cell>
          <table:table-cell office:value-type="float" office:value="1531.94" calcext:value-type="float">
            <text:p>1,531.94</text:p>
          </table:table-cell>
          <table:table-cell office:value-type="float" office:value="1524.1" calcext:value-type="float">
            <text:p>1,524.10</text:p>
          </table:table-cell>
          <table:table-cell office:value-type="float" office:value="1523.33" calcext:value-type="float">
            <text:p>1,523.3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07/2015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636" calcext:value-type="percentage">
            <text:p>6.36%</text:p>
          </table:table-cell>
          <table:table-cell office:value-type="float" office:value="1527.48" calcext:value-type="float">
            <text:p>1,527.48</text:p>
          </table:table-cell>
          <table:table-cell office:value-type="float" office:value="1519.68" calcext:value-type="float">
            <text:p>1,519.68</text:p>
          </table:table-cell>
          <table:table-cell office:value-type="float" office:value="1518.9" calcext:value-type="float">
            <text:p>1,518.9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7/2015</text:p>
          </table:table-cell>
          <table:table-cell office:value-type="percentage" office:value="0.0636" calcext:value-type="percentage">
            <text:p>6.36%</text:p>
          </table:table-cell>
          <table:table-cell office:value-type="percentage" office:value="0.0642" calcext:value-type="percentage">
            <text:p>6.42%</text:p>
          </table:table-cell>
          <table:table-cell office:value-type="float" office:value="1520.45" calcext:value-type="float">
            <text:p>1,520.45</text:p>
          </table:table-cell>
          <table:table-cell office:value-type="float" office:value="1512.69" calcext:value-type="float">
            <text:p>1,512.69</text:p>
          </table:table-cell>
          <table:table-cell office:value-type="float" office:value="1511.91" calcext:value-type="float">
            <text:p>1,511.9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7/2015</text:p>
          </table:table-cell>
          <table:table-cell office:value-type="percentage" office:value="0.0629" calcext:value-type="percentage">
            <text:p>6.29%</text:p>
          </table:table-cell>
          <table:table-cell office:value-type="percentage" office:value="0.0635" calcext:value-type="percentage">
            <text:p>6.35%</text:p>
          </table:table-cell>
          <table:table-cell office:value-type="float" office:value="1531.16" calcext:value-type="float">
            <text:p>1,531.16</text:p>
          </table:table-cell>
          <table:table-cell office:value-type="float" office:value="1523.33" calcext:value-type="float">
            <text:p>1,523.33</text:p>
          </table:table-cell>
          <table:table-cell office:value-type="float" office:value="1521.75" calcext:value-type="float">
            <text:p>1,521.7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7/2015</text:p>
          </table:table-cell>
          <table:table-cell office:value-type="percentage" office:value="0.0627" calcext:value-type="percentage">
            <text:p>6.27%</text:p>
          </table:table-cell>
          <table:table-cell office:value-type="percentage" office:value="0.0633" calcext:value-type="percentage">
            <text:p>6.33%</text:p>
          </table:table-cell>
          <table:table-cell office:value-type="float" office:value="1534.55" calcext:value-type="float">
            <text:p>1,534.55</text:p>
          </table:table-cell>
          <table:table-cell office:value-type="float" office:value="1526.71" calcext:value-type="float">
            <text:p>1,526.71</text:p>
          </table:table-cell>
          <table:table-cell office:value-type="float" office:value="1525.94" calcext:value-type="float">
            <text:p>1,525.9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7/2015</text:p>
          </table:table-cell>
          <table:table-cell office:value-type="percentage" office:value="0.0631" calcext:value-type="percentage">
            <text:p>6.31%</text:p>
          </table:table-cell>
          <table:table-cell office:value-type="percentage" office:value="0.0637" calcext:value-type="percentage">
            <text:p>6.37%</text:p>
          </table:table-cell>
          <table:table-cell office:value-type="float" office:value="1530.1" calcext:value-type="float">
            <text:p>1,530.10</text:p>
          </table:table-cell>
          <table:table-cell office:value-type="float" office:value="1522.29" calcext:value-type="float">
            <text:p>1,522.29</text:p>
          </table:table-cell>
          <table:table-cell office:value-type="float" office:value="1521.51" calcext:value-type="float">
            <text:p>1,521.5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7/2015</text:p>
          </table:table-cell>
          <table:table-cell office:value-type="percentage" office:value="0.0632" calcext:value-type="percentage">
            <text:p>6.32%</text:p>
          </table:table-cell>
          <table:table-cell office:value-type="percentage" office:value="0.0638" calcext:value-type="percentage">
            <text:p>6.38%</text:p>
          </table:table-cell>
          <table:table-cell office:value-type="float" office:value="1530.23" calcext:value-type="float">
            <text:p>1,530.23</text:p>
          </table:table-cell>
          <table:table-cell office:value-type="float" office:value="1522.43" calcext:value-type="float">
            <text:p>1,522.43</text:p>
          </table:table-cell>
          <table:table-cell office:value-type="float" office:value="1520.88" calcext:value-type="float">
            <text:p>1,520.8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7/2015</text:p>
          </table:table-cell>
          <table:table-cell office:value-type="percentage" office:value="0.0636" calcext:value-type="percentage">
            <text:p>6.36%</text:p>
          </table:table-cell>
          <table:table-cell office:value-type="percentage" office:value="0.0642" calcext:value-type="percentage">
            <text:p>6.42%</text:p>
          </table:table-cell>
          <table:table-cell office:value-type="float" office:value="1525.02" calcext:value-type="float">
            <text:p>1,525.02</text:p>
          </table:table-cell>
          <table:table-cell office:value-type="float" office:value="1517.25" calcext:value-type="float">
            <text:p>1,517.25</text:p>
          </table:table-cell>
          <table:table-cell office:value-type="float" office:value="1516.48" calcext:value-type="float">
            <text:p>1,516.4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7/2015</text:p>
          </table:table-cell>
          <table:table-cell office:value-type="percentage" office:value="0.0636" calcext:value-type="percentage">
            <text:p>6.36%</text:p>
          </table:table-cell>
          <table:table-cell office:value-type="percentage" office:value="0.0642" calcext:value-type="percentage">
            <text:p>6.42%</text:p>
          </table:table-cell>
          <table:table-cell office:value-type="float" office:value="1526.59" calcext:value-type="float">
            <text:p>1,526.59</text:p>
          </table:table-cell>
          <table:table-cell office:value-type="float" office:value="1518.82" calcext:value-type="float">
            <text:p>1,518.82</text:p>
          </table:table-cell>
          <table:table-cell office:value-type="float" office:value="1517.25" calcext:value-type="float">
            <text:p>1,517.2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7/2015</text:p>
          </table:table-cell>
          <table:table-cell office:value-type="percentage" office:value="0.0636" calcext:value-type="percentage">
            <text:p>6.36%</text:p>
          </table:table-cell>
          <table:table-cell office:value-type="percentage" office:value="0.0642" calcext:value-type="percentage">
            <text:p>6.42%</text:p>
          </table:table-cell>
          <table:table-cell office:value-type="float" office:value="1527.37" calcext:value-type="float">
            <text:p>1,527.37</text:p>
          </table:table-cell>
          <table:table-cell office:value-type="float" office:value="1519.59" calcext:value-type="float">
            <text:p>1,519.59</text:p>
          </table:table-cell>
          <table:table-cell office:value-type="float" office:value="1518.82" calcext:value-type="float">
            <text:p>1,518.8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7/2015</text:p>
          </table:table-cell>
          <table:table-cell office:value-type="percentage" office:value="0.0637" calcext:value-type="percentage">
            <text:p>6.37%</text:p>
          </table:table-cell>
          <table:table-cell office:value-type="percentage" office:value="0.0643" calcext:value-type="percentage">
            <text:p>6.43%</text:p>
          </table:table-cell>
          <table:table-cell office:value-type="float" office:value="1526.84" calcext:value-type="float">
            <text:p>1,526.84</text:p>
          </table:table-cell>
          <table:table-cell office:value-type="float" office:value="1519.07" calcext:value-type="float">
            <text:p>1,519.07</text:p>
          </table:table-cell>
          <table:table-cell office:value-type="float" office:value="1518.3" calcext:value-type="float">
            <text:p>1,518.3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7/2015</text:p>
          </table:table-cell>
          <table:table-cell office:value-type="percentage" office:value="0.0639" calcext:value-type="percentage">
            <text:p>6.39%</text:p>
          </table:table-cell>
          <table:table-cell office:value-type="percentage" office:value="0.0645" calcext:value-type="percentage">
            <text:p>6.45%</text:p>
          </table:table-cell>
          <table:table-cell office:value-type="float" office:value="1524.88" calcext:value-type="float">
            <text:p>1,524.88</text:p>
          </table:table-cell>
          <table:table-cell office:value-type="float" office:value="1517.12" calcext:value-type="float">
            <text:p>1,517.12</text:p>
          </table:table-cell>
          <table:table-cell office:value-type="float" office:value="1516.49" calcext:value-type="float">
            <text:p>1,516.4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7/2015</text:p>
          </table:table-cell>
          <table:table-cell office:value-type="percentage" office:value="0.0635" calcext:value-type="percentage">
            <text:p>6.35%</text:p>
          </table:table-cell>
          <table:table-cell office:value-type="percentage" office:value="0.0641" calcext:value-type="percentage">
            <text:p>6.41%</text:p>
          </table:table-cell>
          <table:table-cell office:value-type="float" office:value="1530.7" calcext:value-type="float">
            <text:p>1,530.70</text:p>
          </table:table-cell>
          <table:table-cell office:value-type="float" office:value="1522.92" calcext:value-type="float">
            <text:p>1,522.92</text:p>
          </table:table-cell>
          <table:table-cell office:value-type="float" office:value="1522.29" calcext:value-type="float">
            <text:p>1,522.2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7/2015</text:p>
          </table:table-cell>
          <table:table-cell office:value-type="percentage" office:value="0.0632" calcext:value-type="percentage">
            <text:p>6.32%</text:p>
          </table:table-cell>
          <table:table-cell office:value-type="percentage" office:value="0.0638" calcext:value-type="percentage">
            <text:p>6.38%</text:p>
          </table:table-cell>
          <table:table-cell office:value-type="float" office:value="1535.76" calcext:value-type="float">
            <text:p>1,535.76</text:p>
          </table:table-cell>
          <table:table-cell office:value-type="float" office:value="1527.95" calcext:value-type="float">
            <text:p>1,527.95</text:p>
          </table:table-cell>
          <table:table-cell office:value-type="float" office:value="1526.81" calcext:value-type="float">
            <text:p>1,526.8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7/2015</text:p>
          </table:table-cell>
          <table:table-cell office:value-type="percentage" office:value="0.0635" calcext:value-type="percentage">
            <text:p>6.35%</text:p>
          </table:table-cell>
          <table:table-cell office:value-type="percentage" office:value="0.0641" calcext:value-type="percentage">
            <text:p>6.41%</text:p>
          </table:table-cell>
          <table:table-cell office:value-type="float" office:value="1532.48" calcext:value-type="float">
            <text:p>1,532.48</text:p>
          </table:table-cell>
          <table:table-cell office:value-type="float" office:value="1524.69" calcext:value-type="float">
            <text:p>1,524.69</text:p>
          </table:table-cell>
          <table:table-cell office:value-type="float" office:value="1524.06" calcext:value-type="float">
            <text:p>1,524.0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7/2015</text:p>
          </table:table-cell>
          <table:table-cell office:value-type="percentage" office:value="0.0627" calcext:value-type="percentage">
            <text:p>6.27%</text:p>
          </table:table-cell>
          <table:table-cell office:value-type="percentage" office:value="0.0633" calcext:value-type="percentage">
            <text:p>6.33%</text:p>
          </table:table-cell>
          <table:table-cell office:value-type="float" office:value="1543.56" calcext:value-type="float">
            <text:p>1,543.56</text:p>
          </table:table-cell>
          <table:table-cell office:value-type="float" office:value="1535.71" calcext:value-type="float">
            <text:p>1,535.71</text:p>
          </table:table-cell>
          <table:table-cell office:value-type="float" office:value="1535.08" calcext:value-type="float">
            <text:p>1,535.0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7/2015</text:p>
          </table:table-cell>
          <table:table-cell office:value-type="percentage" office:value="0.0622" calcext:value-type="percentage">
            <text:p>6.22%</text:p>
          </table:table-cell>
          <table:table-cell office:value-type="percentage" office:value="0.0628" calcext:value-type="percentage">
            <text:p>6.28%</text:p>
          </table:table-cell>
          <table:table-cell office:value-type="float" office:value="1550.76" calcext:value-type="float">
            <text:p>1,550.76</text:p>
          </table:table-cell>
          <table:table-cell office:value-type="float" office:value="1542.88" calcext:value-type="float">
            <text:p>1,542.88</text:p>
          </table:table-cell>
          <table:table-cell office:value-type="float" office:value="1542.25" calcext:value-type="float">
            <text:p>1,542.2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7/2015</text:p>
          </table:table-cell>
          <table:table-cell office:value-type="percentage" office:value="0.0648" calcext:value-type="percentage">
            <text:p>6.48%</text:p>
          </table:table-cell>
          <table:table-cell office:value-type="percentage" office:value="0.0654" calcext:value-type="percentage">
            <text:p>6.54%</text:p>
          </table:table-cell>
          <table:table-cell office:value-type="float" office:value="1517.91" calcext:value-type="float">
            <text:p>1,517.91</text:p>
          </table:table-cell>
          <table:table-cell office:value-type="float" office:value="1510.21" calcext:value-type="float">
            <text:p>1,510.21</text:p>
          </table:table-cell>
          <table:table-cell office:value-type="float" office:value="1509.54" calcext:value-type="float">
            <text:p>1,509.5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7/201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676" calcext:value-type="percentage">
            <text:p>6.76%</text:p>
          </table:table-cell>
          <table:table-cell office:value-type="float" office:value="1491.16" calcext:value-type="float">
            <text:p>1,491.16</text:p>
          </table:table-cell>
          <table:table-cell office:value-type="float" office:value="1483.62" calcext:value-type="float">
            <text:p>1,483.62</text:p>
          </table:table-cell>
          <table:table-cell office:value-type="float" office:value="1482.37" calcext:value-type="float">
            <text:p>1,482.3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7/2015</text:p>
          </table:table-cell>
          <table:table-cell office:value-type="percentage" office:value="0.0672" calcext:value-type="percentage">
            <text:p>6.72%</text:p>
          </table:table-cell>
          <table:table-cell office:value-type="percentage" office:value="0.0678" calcext:value-type="percentage">
            <text:p>6.78%</text:p>
          </table:table-cell>
          <table:table-cell office:value-type="float" office:value="1489.31" calcext:value-type="float">
            <text:p>1,489.31</text:p>
          </table:table-cell>
          <table:table-cell office:value-type="float" office:value="1481.79" calcext:value-type="float">
            <text:p>1,481.79</text:p>
          </table:table-cell>
          <table:table-cell office:value-type="float" office:value="1481.11" calcext:value-type="float">
            <text:p>1,481.1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7/201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676" calcext:value-type="percentage">
            <text:p>6.76%</text:p>
          </table:table-cell>
          <table:table-cell office:value-type="float" office:value="1492.5" calcext:value-type="float">
            <text:p>1,492.50</text:p>
          </table:table-cell>
          <table:table-cell office:value-type="float" office:value="1484.96" calcext:value-type="float">
            <text:p>1,484.96</text:p>
          </table:table-cell>
          <table:table-cell office:value-type="float" office:value="1484.29" calcext:value-type="float">
            <text:p>1,484.2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7/2015</text:p>
          </table:table-cell>
          <table:table-cell office:value-type="percentage" office:value="0.0671" calcext:value-type="percentage">
            <text:p>6.71%</text:p>
          </table:table-cell>
          <table:table-cell office:value-type="percentage" office:value="0.0677" calcext:value-type="percentage">
            <text:p>6.77%</text:p>
          </table:table-cell>
          <table:table-cell office:value-type="float" office:value="1491.91" calcext:value-type="float">
            <text:p>1,491.91</text:p>
          </table:table-cell>
          <table:table-cell office:value-type="float" office:value="1484.38" calcext:value-type="float">
            <text:p>1,484.38</text:p>
          </table:table-cell>
          <table:table-cell office:value-type="float" office:value="1483.71" calcext:value-type="float">
            <text:p>1,483.7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7/2015</text:p>
          </table:table-cell>
          <table:table-cell office:value-type="percentage" office:value="0.0659" calcext:value-type="percentage">
            <text:p>6.59%</text:p>
          </table:table-cell>
          <table:table-cell office:value-type="percentage" office:value="0.0665" calcext:value-type="percentage">
            <text:p>6.65%</text:p>
          </table:table-cell>
          <table:table-cell office:value-type="float" office:value="1507.78" calcext:value-type="float">
            <text:p>1,507.78</text:p>
          </table:table-cell>
          <table:table-cell office:value-type="float" office:value="1500.16" calcext:value-type="float">
            <text:p>1,500.16</text:p>
          </table:table-cell>
          <table:table-cell office:value-type="float" office:value="1499.49" calcext:value-type="float">
            <text:p>1,499.4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1/07/2015</text:p>
          </table:table-cell>
          <table:table-cell office:value-type="percentage" office:value="0.0663" calcext:value-type="percentage">
            <text:p>6.63%</text:p>
          </table:table-cell>
          <table:table-cell office:value-type="percentage" office:value="0.0669" calcext:value-type="percentage">
            <text:p>6.69%</text:p>
          </table:table-cell>
          <table:table-cell office:value-type="float" office:value="1503.95" calcext:value-type="float">
            <text:p>1,503.95</text:p>
          </table:table-cell>
          <table:table-cell office:value-type="float" office:value="1496.35" calcext:value-type="float">
            <text:p>1,496.35</text:p>
          </table:table-cell>
          <table:table-cell office:value-type="float" office:value="1495.11" calcext:value-type="float">
            <text:p>1,495.1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8/2015</text:p>
          </table:table-cell>
          <table:table-cell office:value-type="percentage" office:value="0.0661" calcext:value-type="percentage">
            <text:p>6.61%</text:p>
          </table:table-cell>
          <table:table-cell office:value-type="percentage" office:value="0.0667" calcext:value-type="percentage">
            <text:p>6.67%</text:p>
          </table:table-cell>
          <table:table-cell office:value-type="float" office:value="1507.16" calcext:value-type="float">
            <text:p>1,507.16</text:p>
          </table:table-cell>
          <table:table-cell office:value-type="float" office:value="1499.55" calcext:value-type="float">
            <text:p>1,499.55</text:p>
          </table:table-cell>
          <table:table-cell office:value-type="float" office:value="1498.88" calcext:value-type="float">
            <text:p>1,498.8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8/2015</text:p>
          </table:table-cell>
          <table:table-cell office:value-type="percentage" office:value="0.0673" calcext:value-type="percentage">
            <text:p>6.73%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492.67" calcext:value-type="float">
            <text:p>1,492.67</text:p>
          </table:table-cell>
          <table:table-cell office:value-type="float" office:value="1485.14" calcext:value-type="float">
            <text:p>1,485.14</text:p>
          </table:table-cell>
          <table:table-cell office:value-type="float" office:value="1484.47" calcext:value-type="float">
            <text:p>1,484.4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8/201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676" calcext:value-type="percentage">
            <text:p>6.76%</text:p>
          </table:table-cell>
          <table:table-cell office:value-type="float" office:value="1497.12" calcext:value-type="float">
            <text:p>1,497.12</text:p>
          </table:table-cell>
          <table:table-cell office:value-type="float" office:value="1489.57" calcext:value-type="float">
            <text:p>1,489.57</text:p>
          </table:table-cell>
          <table:table-cell office:value-type="float" office:value="1488.9" calcext:value-type="float">
            <text:p>1,488.9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8/2015</text:p>
          </table:table-cell>
          <table:table-cell office:value-type="percentage" office:value="0.0685" calcext:value-type="percentage">
            <text:p>6.85%</text:p>
          </table:table-cell>
          <table:table-cell office:value-type="percentage" office:value="0.0691" calcext:value-type="percentage">
            <text:p>6.91%</text:p>
          </table:table-cell>
          <table:table-cell office:value-type="float" office:value="1479.01" calcext:value-type="float">
            <text:p>1,479.01</text:p>
          </table:table-cell>
          <table:table-cell office:value-type="float" office:value="1471.58" calcext:value-type="float">
            <text:p>1,471.58</text:p>
          </table:table-cell>
          <table:table-cell office:value-type="float" office:value="1470.9" calcext:value-type="float">
            <text:p>1,470.9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8/2015</text:p>
          </table:table-cell>
          <table:table-cell office:value-type="percentage" office:value="0.0708" calcext:value-type="percentage">
            <text:p>7.08%</text:p>
          </table:table-cell>
          <table:table-cell office:value-type="percentage" office:value="0.0714" calcext:value-type="percentage">
            <text:p>7.14%</text:p>
          </table:table-cell>
          <table:table-cell office:value-type="float" office:value="1452.2" calcext:value-type="float">
            <text:p>1,452.20</text:p>
          </table:table-cell>
          <table:table-cell office:value-type="float" office:value="1444.92" calcext:value-type="float">
            <text:p>1,444.92</text:p>
          </table:table-cell>
          <table:table-cell office:value-type="float" office:value="1443.66" calcext:value-type="float">
            <text:p>1,443.6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8/2015</text:p>
          </table:table-cell>
          <table:table-cell office:value-type="percentage" office:value="0.0713" calcext:value-type="percentage">
            <text:p>7.13%</text:p>
          </table:table-cell>
          <table:table-cell office:value-type="percentage" office:value="0.0719" calcext:value-type="percentage">
            <text:p>7.19%</text:p>
          </table:table-cell>
          <table:table-cell office:value-type="float" office:value="1446.82" calcext:value-type="float">
            <text:p>1,446.82</text:p>
          </table:table-cell>
          <table:table-cell office:value-type="float" office:value="1439.57" calcext:value-type="float">
            <text:p>1,439.57</text:p>
          </table:table-cell>
          <table:table-cell office:value-type="float" office:value="1438.88" calcext:value-type="float">
            <text:p>1,438.8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8/2015</text:p>
          </table:table-cell>
          <table:table-cell office:value-type="percentage" office:value="0.0709" calcext:value-type="percentage">
            <text:p>7.09%</text:p>
          </table:table-cell>
          <table:table-cell office:value-type="percentage" office:value="0.0715" calcext:value-type="percentage">
            <text:p>7.15%</text:p>
          </table:table-cell>
          <table:table-cell office:value-type="float" office:value="1452.36" calcext:value-type="float">
            <text:p>1,452.36</text:p>
          </table:table-cell>
          <table:table-cell office:value-type="float" office:value="1445.08" calcext:value-type="float">
            <text:p>1,445.08</text:p>
          </table:table-cell>
          <table:table-cell office:value-type="float" office:value="1444.4" calcext:value-type="float">
            <text:p>1,444.4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8/2015</text:p>
          </table:table-cell>
          <table:table-cell office:value-type="percentage" office:value="0.0709" calcext:value-type="percentage">
            <text:p>7.09%</text:p>
          </table:table-cell>
          <table:table-cell office:value-type="percentage" office:value="0.0715" calcext:value-type="percentage">
            <text:p>7.15%</text:p>
          </table:table-cell>
          <table:table-cell office:value-type="float" office:value="1453.04" calcext:value-type="float">
            <text:p>1,453.04</text:p>
          </table:table-cell>
          <table:table-cell office:value-type="float" office:value="1445.76" calcext:value-type="float">
            <text:p>1,445.76</text:p>
          </table:table-cell>
          <table:table-cell office:value-type="float" office:value="1445.08" calcext:value-type="float">
            <text:p>1,445.0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8/2015</text:p>
          </table:table-cell>
          <table:table-cell office:value-type="percentage" office:value="0.0703" calcext:value-type="percentage">
            <text:p>7.03%</text:p>
          </table:table-cell>
          <table:table-cell office:value-type="percentage" office:value="0.0709" calcext:value-type="percentage">
            <text:p>7.09%</text:p>
          </table:table-cell>
          <table:table-cell office:value-type="float" office:value="1461.04" calcext:value-type="float">
            <text:p>1,461.04</text:p>
          </table:table-cell>
          <table:table-cell office:value-type="float" office:value="1453.72" calcext:value-type="float">
            <text:p>1,453.72</text:p>
          </table:table-cell>
          <table:table-cell office:value-type="float" office:value="1453.04" calcext:value-type="float">
            <text:p>1,453.0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8/2015</text:p>
          </table:table-cell>
          <table:table-cell office:value-type="percentage" office:value="0.0704" calcext:value-type="percentage">
            <text:p>7.04%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1460.78" calcext:value-type="float">
            <text:p>1,460.78</text:p>
          </table:table-cell>
          <table:table-cell office:value-type="float" office:value="1453.47" calcext:value-type="float">
            <text:p>1,453.47</text:p>
          </table:table-cell>
          <table:table-cell office:value-type="float" office:value="1452.51" calcext:value-type="float">
            <text:p>1,452.5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8/2015</text:p>
          </table:table-cell>
          <table:table-cell office:value-type="percentage" office:value="0.0703" calcext:value-type="percentage">
            <text:p>7.03%</text:p>
          </table:table-cell>
          <table:table-cell office:value-type="percentage" office:value="0.0709" calcext:value-type="percentage">
            <text:p>7.09%</text:p>
          </table:table-cell>
          <table:table-cell office:value-type="float" office:value="1462.53" calcext:value-type="float">
            <text:p>1,462.53</text:p>
          </table:table-cell>
          <table:table-cell office:value-type="float" office:value="1455.21" calcext:value-type="float">
            <text:p>1,455.21</text:p>
          </table:table-cell>
          <table:table-cell office:value-type="float" office:value="1454.68" calcext:value-type="float">
            <text:p>1,454.6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8/2015</text:p>
          </table:table-cell>
          <table:table-cell office:value-type="percentage" office:value="0.0703" calcext:value-type="percentage">
            <text:p>7.03%</text:p>
          </table:table-cell>
          <table:table-cell office:value-type="percentage" office:value="0.0709" calcext:value-type="percentage">
            <text:p>7.09%</text:p>
          </table:table-cell>
          <table:table-cell office:value-type="float" office:value="1463.06" calcext:value-type="float">
            <text:p>1,463.06</text:p>
          </table:table-cell>
          <table:table-cell office:value-type="float" office:value="1455.74" calcext:value-type="float">
            <text:p>1,455.74</text:p>
          </table:table-cell>
          <table:table-cell office:value-type="float" office:value="1455.21" calcext:value-type="float">
            <text:p>1,455.2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8/2015</text:p>
          </table:table-cell>
          <table:table-cell office:value-type="percentage" office:value="0.0685" calcext:value-type="percentage">
            <text:p>6.85%</text:p>
          </table:table-cell>
          <table:table-cell office:value-type="percentage" office:value="0.0691" calcext:value-type="percentage">
            <text:p>6.91%</text:p>
          </table:table-cell>
          <table:table-cell office:value-type="float" office:value="1485.8" calcext:value-type="float">
            <text:p>1,485.80</text:p>
          </table:table-cell>
          <table:table-cell office:value-type="float" office:value="1478.35" calcext:value-type="float">
            <text:p>1,478.35</text:p>
          </table:table-cell>
          <table:table-cell office:value-type="float" office:value="1477.82" calcext:value-type="float">
            <text:p>1,477.8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8/2015</text:p>
          </table:table-cell>
          <table:table-cell office:value-type="percentage" office:value="0.0691" calcext:value-type="percentage">
            <text:p>6.91%</text:p>
          </table:table-cell>
          <table:table-cell office:value-type="percentage" office:value="0.0697" calcext:value-type="percentage">
            <text:p>6.97%</text:p>
          </table:table-cell>
          <table:table-cell office:value-type="float" office:value="1478.88" calcext:value-type="float">
            <text:p>1,478.88</text:p>
          </table:table-cell>
          <table:table-cell office:value-type="float" office:value="1471.48" calcext:value-type="float">
            <text:p>1,471.48</text:p>
          </table:table-cell>
          <table:table-cell office:value-type="float" office:value="1470.95" calcext:value-type="float">
            <text:p>1,470.9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8/2015</text:p>
          </table:table-cell>
          <table:table-cell office:value-type="percentage" office:value="0.0696" calcext:value-type="percentage">
            <text:p>6.96%</text:p>
          </table:table-cell>
          <table:table-cell office:value-type="percentage" office:value="0.0702" calcext:value-type="percentage">
            <text:p>7.02%</text:p>
          </table:table-cell>
          <table:table-cell office:value-type="float" office:value="1473.52" calcext:value-type="float">
            <text:p>1,473.52</text:p>
          </table:table-cell>
          <table:table-cell office:value-type="float" office:value="1466.15" calcext:value-type="float">
            <text:p>1,466.15</text:p>
          </table:table-cell>
          <table:table-cell office:value-type="float" office:value="1465.35" calcext:value-type="float">
            <text:p>1,465.3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8/2015</text:p>
          </table:table-cell>
          <table:table-cell office:value-type="percentage" office:value="0.0725" calcext:value-type="percentage">
            <text:p>7.25%</text:p>
          </table:table-cell>
          <table:table-cell office:value-type="percentage" office:value="0.0731" calcext:value-type="percentage">
            <text:p>7.31%</text:p>
          </table:table-cell>
          <table:table-cell office:value-type="float" office:value="1438.55" calcext:value-type="float">
            <text:p>1,438.55</text:p>
          </table:table-cell>
          <table:table-cell office:value-type="float" office:value="1431.38" calcext:value-type="float">
            <text:p>1,431.38</text:p>
          </table:table-cell>
          <table:table-cell office:value-type="float" office:value="1430.87" calcext:value-type="float">
            <text:p>1,430.8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8/2015</text:p>
          </table:table-cell>
          <table:table-cell office:value-type="percentage" office:value="0.0718" calcext:value-type="percentage">
            <text:p>7.18%</text:p>
          </table:table-cell>
          <table:table-cell office:value-type="percentage" office:value="0.0724" calcext:value-type="percentage">
            <text:p>7.24%</text:p>
          </table:table-cell>
          <table:table-cell office:value-type="float" office:value="1447.47" calcext:value-type="float">
            <text:p>1,447.47</text:p>
          </table:table-cell>
          <table:table-cell office:value-type="float" office:value="1440.25" calcext:value-type="float">
            <text:p>1,440.25</text:p>
          </table:table-cell>
          <table:table-cell office:value-type="float" office:value="1439.75" calcext:value-type="float">
            <text:p>1,439.7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8/2015</text:p>
          </table:table-cell>
          <table:table-cell office:value-type="percentage" office:value="0.0714" calcext:value-type="percentage">
            <text:p>7.14%</text:p>
          </table:table-cell>
          <table:table-cell office:value-type="percentage" office:value="0.072" calcext:value-type="percentage">
            <text:p>7.20%</text:p>
          </table:table-cell>
          <table:table-cell office:value-type="float" office:value="1452.81" calcext:value-type="float">
            <text:p>1,452.81</text:p>
          </table:table-cell>
          <table:table-cell office:value-type="float" office:value="1445.57" calcext:value-type="float">
            <text:p>1,445.57</text:p>
          </table:table-cell>
          <table:table-cell office:value-type="float" office:value="1445.06" calcext:value-type="float">
            <text:p>1,445.0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8/2015</text:p>
          </table:table-cell>
          <table:table-cell office:value-type="percentage" office:value="0.0704" calcext:value-type="percentage">
            <text:p>7.04%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1465.47" calcext:value-type="float">
            <text:p>1,465.47</text:p>
          </table:table-cell>
          <table:table-cell office:value-type="float" office:value="1458.16" calcext:value-type="float">
            <text:p>1,458.16</text:p>
          </table:table-cell>
          <table:table-cell office:value-type="float" office:value="1457.66" calcext:value-type="float">
            <text:p>1,457.6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8/2015</text:p>
          </table:table-cell>
          <table:table-cell office:value-type="percentage" office:value="0.0711" calcext:value-type="percentage">
            <text:p>7.11%</text:p>
          </table:table-cell>
          <table:table-cell office:value-type="percentage" office:value="0.0717" calcext:value-type="percentage">
            <text:p>7.17%</text:p>
          </table:table-cell>
          <table:table-cell office:value-type="float" office:value="1457.67" calcext:value-type="float">
            <text:p>1,457.67</text:p>
          </table:table-cell>
          <table:table-cell office:value-type="float" office:value="1450.41" calcext:value-type="float">
            <text:p>1,450.41</text:p>
          </table:table-cell>
          <table:table-cell office:value-type="float" office:value="1449.69" calcext:value-type="float">
            <text:p>1,449.6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1/08/2015</text:p>
          </table:table-cell>
          <table:table-cell office:value-type="percentage" office:value="0.0725" calcext:value-type="percentage">
            <text:p>7.25%</text:p>
          </table:table-cell>
          <table:table-cell office:value-type="percentage" office:value="0.0731" calcext:value-type="percentage">
            <text:p>7.31%</text:p>
          </table:table-cell>
          <table:table-cell office:value-type="float" office:value="1441.3" calcext:value-type="float">
            <text:p>1,441.30</text:p>
          </table:table-cell>
          <table:table-cell office:value-type="float" office:value="1434.13" calcext:value-type="float">
            <text:p>1,434.13</text:p>
          </table:table-cell>
          <table:table-cell office:value-type="float" office:value="1433.62" calcext:value-type="float">
            <text:p>1,433.6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09/2015</text:p>
          </table:table-cell>
          <table:table-cell office:value-type="percentage" office:value="0.0717" calcext:value-type="percentage">
            <text:p>7.17%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1451.42" calcext:value-type="float">
            <text:p>1,451.42</text:p>
          </table:table-cell>
          <table:table-cell office:value-type="float" office:value="1444.2" calcext:value-type="float">
            <text:p>1,444.20</text:p>
          </table:table-cell>
          <table:table-cell office:value-type="float" office:value="1443.69" calcext:value-type="float">
            <text:p>1,443.6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9/2015</text:p>
          </table:table-cell>
          <table:table-cell office:value-type="percentage" office:value="0.074" calcext:value-type="percentage">
            <text:p>7.40%</text:p>
          </table:table-cell>
          <table:table-cell office:value-type="percentage" office:value="0.0746" calcext:value-type="percentage">
            <text:p>7.46%</text:p>
          </table:table-cell>
          <table:table-cell office:value-type="float" office:value="1424.47" calcext:value-type="float">
            <text:p>1,424.47</text:p>
          </table:table-cell>
          <table:table-cell office:value-type="float" office:value="1417.4" calcext:value-type="float">
            <text:p>1,417.40</text:p>
          </table:table-cell>
          <table:table-cell office:value-type="float" office:value="1416.9" calcext:value-type="float">
            <text:p>1,416.9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9/2015</text:p>
          </table:table-cell>
          <table:table-cell office:value-type="percentage" office:value="0.0757" calcext:value-type="percentage">
            <text:p>7.57%</text:p>
          </table:table-cell>
          <table:table-cell office:value-type="percentage" office:value="0.0763" calcext:value-type="percentage">
            <text:p>7.63%</text:p>
          </table:table-cell>
          <table:table-cell office:value-type="float" office:value="1405.06" calcext:value-type="float">
            <text:p>1,405.06</text:p>
          </table:table-cell>
          <table:table-cell office:value-type="float" office:value="1398.11" calcext:value-type="float">
            <text:p>1,398.11</text:p>
          </table:table-cell>
          <table:table-cell office:value-type="float" office:value="1397.59" calcext:value-type="float">
            <text:p>1,397.5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9/2015</text:p>
          </table:table-cell>
          <table:table-cell office:value-type="percentage" office:value="0.0743" calcext:value-type="percentage">
            <text:p>7.43%</text:p>
          </table:table-cell>
          <table:table-cell office:value-type="percentage" office:value="0.0749" calcext:value-type="percentage">
            <text:p>7.49%</text:p>
          </table:table-cell>
          <table:table-cell office:value-type="float" office:value="1422.27" calcext:value-type="float">
            <text:p>1,422.27</text:p>
          </table:table-cell>
          <table:table-cell office:value-type="float" office:value="1415.22" calcext:value-type="float">
            <text:p>1,415.22</text:p>
          </table:table-cell>
          <table:table-cell office:value-type="float" office:value="1414.4" calcext:value-type="float">
            <text:p>1,414.4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9/2015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756" calcext:value-type="percentage">
            <text:p>7.56%</text:p>
          </table:table-cell>
          <table:table-cell office:value-type="float" office:value="1414.56" calcext:value-type="float">
            <text:p>1,414.56</text:p>
          </table:table-cell>
          <table:table-cell office:value-type="float" office:value="1407.56" calcext:value-type="float">
            <text:p>1,407.56</text:p>
          </table:table-cell>
          <table:table-cell office:value-type="float" office:value="1407.05" calcext:value-type="float">
            <text:p>1,407.0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9/2015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756" calcext:value-type="percentage">
            <text:p>7.56%</text:p>
          </table:table-cell>
          <table:table-cell office:value-type="float" office:value="1415.07" calcext:value-type="float">
            <text:p>1,415.07</text:p>
          </table:table-cell>
          <table:table-cell office:value-type="float" office:value="1408.07" calcext:value-type="float">
            <text:p>1,408.07</text:p>
          </table:table-cell>
          <table:table-cell office:value-type="float" office:value="1407.56" calcext:value-type="float">
            <text:p>1,407.5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9/2015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766" calcext:value-type="percentage">
            <text:p>7.66%</text:p>
          </table:table-cell>
          <table:table-cell office:value-type="float" office:value="1403.82" calcext:value-type="float">
            <text:p>1,403.82</text:p>
          </table:table-cell>
          <table:table-cell office:value-type="float" office:value="1396.88" calcext:value-type="float">
            <text:p>1,396.88</text:p>
          </table:table-cell>
          <table:table-cell office:value-type="float" office:value="1396.37" calcext:value-type="float">
            <text:p>1,396.3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9/2015</text:p>
          </table:table-cell>
          <table:table-cell office:value-type="percentage" office:value="0.0758" calcext:value-type="percentage">
            <text:p>7.58%</text:p>
          </table:table-cell>
          <table:table-cell office:value-type="percentage" office:value="0.0764" calcext:value-type="percentage">
            <text:p>7.64%</text:p>
          </table:table-cell>
          <table:table-cell office:value-type="float" office:value="1406.84" calcext:value-type="float">
            <text:p>1,406.84</text:p>
          </table:table-cell>
          <table:table-cell office:value-type="float" office:value="1399.89" calcext:value-type="float">
            <text:p>1,399.89</text:p>
          </table:table-cell>
          <table:table-cell office:value-type="float" office:value="1399.19" calcext:value-type="float">
            <text:p>1,399.1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9/2015</text:p>
          </table:table-cell>
          <table:table-cell office:value-type="percentage" office:value="0.0748" calcext:value-type="percentage">
            <text:p>7.48%</text:p>
          </table:table-cell>
          <table:table-cell office:value-type="percentage" office:value="0.0754" calcext:value-type="percentage">
            <text:p>7.54%</text:p>
          </table:table-cell>
          <table:table-cell office:value-type="float" office:value="1419.02" calcext:value-type="float">
            <text:p>1,419.02</text:p>
          </table:table-cell>
          <table:table-cell office:value-type="float" office:value="1412" calcext:value-type="float">
            <text:p>1,412.00</text:p>
          </table:table-cell>
          <table:table-cell office:value-type="float" office:value="1411.5" calcext:value-type="float">
            <text:p>1,411.5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9/2015</text:p>
          </table:table-cell>
          <table:table-cell office:value-type="percentage" office:value="0.0739" calcext:value-type="percentage">
            <text:p>7.39%</text:p>
          </table:table-cell>
          <table:table-cell office:value-type="percentage" office:value="0.0745" calcext:value-type="percentage">
            <text:p>7.45%</text:p>
          </table:table-cell>
          <table:table-cell office:value-type="float" office:value="1430.22" calcext:value-type="float">
            <text:p>1,430.22</text:p>
          </table:table-cell>
          <table:table-cell office:value-type="float" office:value="1423.15" calcext:value-type="float">
            <text:p>1,423.15</text:p>
          </table:table-cell>
          <table:table-cell office:value-type="float" office:value="1422.54" calcext:value-type="float">
            <text:p>1,422.5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9/2015</text:p>
          </table:table-cell>
          <table:table-cell office:value-type="percentage" office:value="0.0733" calcext:value-type="percentage">
            <text:p>7.33%</text:p>
          </table:table-cell>
          <table:table-cell office:value-type="percentage" office:value="0.0739" calcext:value-type="percentage">
            <text:p>7.39%</text:p>
          </table:table-cell>
          <table:table-cell office:value-type="float" office:value="1437.94" calcext:value-type="float">
            <text:p>1,437.94</text:p>
          </table:table-cell>
          <table:table-cell office:value-type="float" office:value="1430.84" calcext:value-type="float">
            <text:p>1,430.84</text:p>
          </table:table-cell>
          <table:table-cell office:value-type="float" office:value="1430.22" calcext:value-type="float">
            <text:p>1,430.2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9/2015</text:p>
          </table:table-cell>
          <table:table-cell office:value-type="percentage" office:value="0.074" calcext:value-type="percentage">
            <text:p>7.40%</text:p>
          </table:table-cell>
          <table:table-cell office:value-type="percentage" office:value="0.0746" calcext:value-type="percentage">
            <text:p>7.46%</text:p>
          </table:table-cell>
          <table:table-cell office:value-type="float" office:value="1430.27" calcext:value-type="float">
            <text:p>1,430.27</text:p>
          </table:table-cell>
          <table:table-cell office:value-type="float" office:value="1423.21" calcext:value-type="float">
            <text:p>1,423.21</text:p>
          </table:table-cell>
          <table:table-cell office:value-type="float" office:value="1422.59" calcext:value-type="float">
            <text:p>1,422.5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9/2015</text:p>
          </table:table-cell>
          <table:table-cell office:value-type="percentage" office:value="0.0733" calcext:value-type="percentage">
            <text:p>7.33%</text:p>
          </table:table-cell>
          <table:table-cell office:value-type="percentage" office:value="0.0739" calcext:value-type="percentage">
            <text:p>7.39%</text:p>
          </table:table-cell>
          <table:table-cell office:value-type="float" office:value="1439.6" calcext:value-type="float">
            <text:p>1,439.60</text:p>
          </table:table-cell>
          <table:table-cell office:value-type="float" office:value="1432.48" calcext:value-type="float">
            <text:p>1,432.48</text:p>
          </table:table-cell>
          <table:table-cell office:value-type="float" office:value="1431.45" calcext:value-type="float">
            <text:p>1,431.4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9/2015</text:p>
          </table:table-cell>
          <table:table-cell office:value-type="percentage" office:value="0.0756" calcext:value-type="percentage">
            <text:p>7.56%</text:p>
          </table:table-cell>
          <table:table-cell office:value-type="percentage" office:value="0.0762" calcext:value-type="percentage">
            <text:p>7.62%</text:p>
          </table:table-cell>
          <table:table-cell office:value-type="float" office:value="1413.16" calcext:value-type="float">
            <text:p>1,413.16</text:p>
          </table:table-cell>
          <table:table-cell office:value-type="float" office:value="1406.2" calcext:value-type="float">
            <text:p>1,406.20</text:p>
          </table:table-cell>
          <table:table-cell office:value-type="float" office:value="1405.58" calcext:value-type="float">
            <text:p>1,405.5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9/2015</text:p>
          </table:table-cell>
          <table:table-cell office:value-type="percentage" office:value="0.0778" calcext:value-type="percentage">
            <text:p>7.78%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1388.43" calcext:value-type="float">
            <text:p>1,388.43</text:p>
          </table:table-cell>
          <table:table-cell office:value-type="float" office:value="1381.61" calcext:value-type="float">
            <text:p>1,381.61</text:p>
          </table:table-cell>
          <table:table-cell office:value-type="float" office:value="1380.99" calcext:value-type="float">
            <text:p>1,380.9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9/2015</text:p>
          </table:table-cell>
          <table:table-cell office:value-type="percentage" office:value="0.0775" calcext:value-type="percentage">
            <text:p>7.75%</text:p>
          </table:table-cell>
          <table:table-cell office:value-type="percentage" office:value="0.0781" calcext:value-type="percentage">
            <text:p>7.81%</text:p>
          </table:table-cell>
          <table:table-cell office:value-type="float" office:value="1392.77" calcext:value-type="float">
            <text:p>1,392.77</text:p>
          </table:table-cell>
          <table:table-cell office:value-type="float" office:value="1385.92" calcext:value-type="float">
            <text:p>1,385.92</text:p>
          </table:table-cell>
          <table:table-cell office:value-type="float" office:value="1385.27" calcext:value-type="float">
            <text:p>1,385.2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9/2015</text:p>
          </table:table-cell>
          <table:table-cell office:value-type="percentage" office:value="0.0796" calcext:value-type="percentage">
            <text:p>7.96%</text:p>
          </table:table-cell>
          <table:table-cell office:value-type="percentage" office:value="0.0802" calcext:value-type="percentage">
            <text:p>8.02%</text:p>
          </table:table-cell>
          <table:table-cell office:value-type="float" office:value="1369.62" calcext:value-type="float">
            <text:p>1,369.62</text:p>
          </table:table-cell>
          <table:table-cell office:value-type="float" office:value="1362.91" calcext:value-type="float">
            <text:p>1,362.91</text:p>
          </table:table-cell>
          <table:table-cell office:value-type="float" office:value="1362.26" calcext:value-type="float">
            <text:p>1,362.2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9/2015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726" calcext:value-type="percentage">
            <text:p>7.26%</text:p>
          </table:table-cell>
          <table:table-cell office:value-type="float" office:value="1459.08" calcext:value-type="float">
            <text:p>1,459.08</text:p>
          </table:table-cell>
          <table:table-cell office:value-type="float" office:value="1451.88" calcext:value-type="float">
            <text:p>1,451.88</text:p>
          </table:table-cell>
          <table:table-cell office:value-type="float" office:value="1450.74" calcext:value-type="float">
            <text:p>1,450.7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9/2015</text:p>
          </table:table-cell>
          <table:table-cell office:value-type="percentage" office:value="0.0728" calcext:value-type="percentage">
            <text:p>7.28%</text:p>
          </table:table-cell>
          <table:table-cell office:value-type="percentage" office:value="0.0734" calcext:value-type="percentage">
            <text:p>7.34%</text:p>
          </table:table-cell>
          <table:table-cell office:value-type="float" office:value="1450.14" calcext:value-type="float">
            <text:p>1,450.14</text:p>
          </table:table-cell>
          <table:table-cell office:value-type="float" office:value="1442.99" calcext:value-type="float">
            <text:p>1,442.99</text:p>
          </table:table-cell>
          <table:table-cell office:value-type="float" office:value="1442.34" calcext:value-type="float">
            <text:p>1,442.3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9/2015</text:p>
          </table:table-cell>
          <table:table-cell office:value-type="percentage" office:value="0.0775" calcext:value-type="percentage">
            <text:p>7.75%</text:p>
          </table:table-cell>
          <table:table-cell office:value-type="percentage" office:value="0.0781" calcext:value-type="percentage">
            <text:p>7.81%</text:p>
          </table:table-cell>
          <table:table-cell office:value-type="float" office:value="1395.84" calcext:value-type="float">
            <text:p>1,395.84</text:p>
          </table:table-cell>
          <table:table-cell office:value-type="float" office:value="1388.99" calcext:value-type="float">
            <text:p>1,388.99</text:p>
          </table:table-cell>
          <table:table-cell office:value-type="float" office:value="1388.34" calcext:value-type="float">
            <text:p>1,388.3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9/2015</text:p>
          </table:table-cell>
          <table:table-cell office:value-type="percentage" office:value="0.0741" calcext:value-type="percentage">
            <text:p>7.41%</text:p>
          </table:table-cell>
          <table:table-cell office:value-type="percentage" office:value="0.0747" calcext:value-type="percentage">
            <text:p>7.47%</text:p>
          </table:table-cell>
          <table:table-cell office:value-type="float" office:value="1436" calcext:value-type="float">
            <text:p>1,436.00</text:p>
          </table:table-cell>
          <table:table-cell office:value-type="float" office:value="1428.94" calcext:value-type="float">
            <text:p>1,428.94</text:p>
          </table:table-cell>
          <table:table-cell office:value-type="float" office:value="1428.29" calcext:value-type="float">
            <text:p>1,428.2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10/2015</text:p>
          </table:table-cell>
          <table:table-cell office:value-type="percentage" office:value="0.0744" calcext:value-type="percentage">
            <text:p>7.44%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1433.12" calcext:value-type="float">
            <text:p>1,433.12</text:p>
          </table:table-cell>
          <table:table-cell office:value-type="float" office:value="1426.07" calcext:value-type="float">
            <text:p>1,426.07</text:p>
          </table:table-cell>
          <table:table-cell office:value-type="float" office:value="1425.42" calcext:value-type="float">
            <text:p>1,425.4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10/2015</text:p>
          </table:table-cell>
          <table:table-cell office:value-type="percentage" office:value="0.0743" calcext:value-type="percentage">
            <text:p>7.43%</text:p>
          </table:table-cell>
          <table:table-cell office:value-type="percentage" office:value="0.0749" calcext:value-type="percentage">
            <text:p>7.49%</text:p>
          </table:table-cell>
          <table:table-cell office:value-type="float" office:value="1435.43" calcext:value-type="float">
            <text:p>1,435.43</text:p>
          </table:table-cell>
          <table:table-cell office:value-type="float" office:value="1428.38" calcext:value-type="float">
            <text:p>1,428.38</text:p>
          </table:table-cell>
          <table:table-cell office:value-type="float" office:value="1427.25" calcext:value-type="float">
            <text:p>1,427.2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10/2015</text:p>
          </table:table-cell>
          <table:table-cell office:value-type="percentage" office:value="0.0715" calcext:value-type="percentage">
            <text:p>7.15%</text:p>
          </table:table-cell>
          <table:table-cell office:value-type="percentage" office:value="0.0721" calcext:value-type="percentage">
            <text:p>7.21%</text:p>
          </table:table-cell>
          <table:table-cell office:value-type="float" office:value="1469.51" calcext:value-type="float">
            <text:p>1,469.51</text:p>
          </table:table-cell>
          <table:table-cell office:value-type="float" office:value="1462.28" calcext:value-type="float">
            <text:p>1,462.28</text:p>
          </table:table-cell>
          <table:table-cell office:value-type="float" office:value="1461.63" calcext:value-type="float">
            <text:p>1,461.6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10/2015</text:p>
          </table:table-cell>
          <table:table-cell office:value-type="percentage" office:value="0.0726" calcext:value-type="percentage">
            <text:p>7.26%</text:p>
          </table:table-cell>
          <table:table-cell office:value-type="percentage" office:value="0.0732" calcext:value-type="percentage">
            <text:p>7.32%</text:p>
          </table:table-cell>
          <table:table-cell office:value-type="float" office:value="1456.93" calcext:value-type="float">
            <text:p>1,456.93</text:p>
          </table:table-cell>
          <table:table-cell office:value-type="float" office:value="1449.77" calcext:value-type="float">
            <text:p>1,449.77</text:p>
          </table:table-cell>
          <table:table-cell office:value-type="float" office:value="1449.12" calcext:value-type="float">
            <text:p>1,449.1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10/2015</text:p>
          </table:table-cell>
          <table:table-cell office:value-type="percentage" office:value="0.0727" calcext:value-type="percentage">
            <text:p>7.27%</text:p>
          </table:table-cell>
          <table:table-cell office:value-type="percentage" office:value="0.0733" calcext:value-type="percentage">
            <text:p>7.33%</text:p>
          </table:table-cell>
          <table:table-cell office:value-type="float" office:value="1456.72" calcext:value-type="float">
            <text:p>1,456.72</text:p>
          </table:table-cell>
          <table:table-cell office:value-type="float" office:value="1449.56" calcext:value-type="float">
            <text:p>1,449.56</text:p>
          </table:table-cell>
          <table:table-cell office:value-type="float" office:value="1448.9" calcext:value-type="float">
            <text:p>1,448.9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10/2015</text:p>
          </table:table-cell>
          <table:table-cell office:value-type="percentage" office:value="0.0742" calcext:value-type="percentage">
            <text:p>7.42%</text:p>
          </table:table-cell>
          <table:table-cell office:value-type="percentage" office:value="0.0748" calcext:value-type="percentage">
            <text:p>7.48%</text:p>
          </table:table-cell>
          <table:table-cell office:value-type="float" office:value="1439.56" calcext:value-type="float">
            <text:p>1,439.56</text:p>
          </table:table-cell>
          <table:table-cell office:value-type="float" office:value="1432.51" calcext:value-type="float">
            <text:p>1,432.51</text:p>
          </table:table-cell>
          <table:table-cell office:value-type="float" office:value="1431.84" calcext:value-type="float">
            <text:p>1,431.8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10/2015</text:p>
          </table:table-cell>
          <table:table-cell office:value-type="percentage" office:value="0.0734" calcext:value-type="percentage">
            <text:p>7.34%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1450.49" calcext:value-type="float">
            <text:p>1,450.49</text:p>
          </table:table-cell>
          <table:table-cell office:value-type="float" office:value="1443.37" calcext:value-type="float">
            <text:p>1,443.37</text:p>
          </table:table-cell>
          <table:table-cell office:value-type="float" office:value="1441.93" calcext:value-type="float">
            <text:p>1,441.9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10/2015</text:p>
          </table:table-cell>
          <table:table-cell office:value-type="percentage" office:value="0.0746" calcext:value-type="percentage">
            <text:p>7.46%</text:p>
          </table:table-cell>
          <table:table-cell office:value-type="percentage" office:value="0.0752" calcext:value-type="percentage">
            <text:p>7.52%</text:p>
          </table:table-cell>
          <table:table-cell office:value-type="float" office:value="1436.96" calcext:value-type="float">
            <text:p>1,436.96</text:p>
          </table:table-cell>
          <table:table-cell office:value-type="float" office:value="1429.92" calcext:value-type="float">
            <text:p>1,429.92</text:p>
          </table:table-cell>
          <table:table-cell office:value-type="float" office:value="1429.26" calcext:value-type="float">
            <text:p>1,429.2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10/2015</text:p>
          </table:table-cell>
          <table:table-cell office:value-type="percentage" office:value="0.0755" calcext:value-type="percentage">
            <text:p>7.55%</text:p>
          </table:table-cell>
          <table:table-cell office:value-type="percentage" office:value="0.0761" calcext:value-type="percentage">
            <text:p>7.61%</text:p>
          </table:table-cell>
          <table:table-cell office:value-type="float" office:value="1427.09" calcext:value-type="float">
            <text:p>1,427.09</text:p>
          </table:table-cell>
          <table:table-cell office:value-type="float" office:value="1420.1" calcext:value-type="float">
            <text:p>1,420.10</text:p>
          </table:table-cell>
          <table:table-cell office:value-type="float" office:value="1419.44" calcext:value-type="float">
            <text:p>1,419.4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10/2015</text:p>
          </table:table-cell>
          <table:table-cell office:value-type="percentage" office:value="0.0742" calcext:value-type="percentage">
            <text:p>7.42%</text:p>
          </table:table-cell>
          <table:table-cell office:value-type="percentage" office:value="0.0748" calcext:value-type="percentage">
            <text:p>7.48%</text:p>
          </table:table-cell>
          <table:table-cell office:value-type="float" office:value="1443.09" calcext:value-type="float">
            <text:p>1,443.09</text:p>
          </table:table-cell>
          <table:table-cell office:value-type="float" office:value="1436.03" calcext:value-type="float">
            <text:p>1,436.03</text:p>
          </table:table-cell>
          <table:table-cell office:value-type="float" office:value="1435.28" calcext:value-type="float">
            <text:p>1,435.2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10/2015</text:p>
          </table:table-cell>
          <table:table-cell office:value-type="percentage" office:value="0.0742" calcext:value-type="percentage">
            <text:p>7.42%</text:p>
          </table:table-cell>
          <table:table-cell office:value-type="percentage" office:value="0.0748" calcext:value-type="percentage">
            <text:p>7.48%</text:p>
          </table:table-cell>
          <table:table-cell office:value-type="float" office:value="1444.52" calcext:value-type="float">
            <text:p>1,444.52</text:p>
          </table:table-cell>
          <table:table-cell office:value-type="float" office:value="1437.45" calcext:value-type="float">
            <text:p>1,437.45</text:p>
          </table:table-cell>
          <table:table-cell office:value-type="float" office:value="1436.03" calcext:value-type="float">
            <text:p>1,436.0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10/2015</text:p>
          </table:table-cell>
          <table:table-cell office:value-type="percentage" office:value="0.0756" calcext:value-type="percentage">
            <text:p>7.56%</text:p>
          </table:table-cell>
          <table:table-cell office:value-type="percentage" office:value="0.0762" calcext:value-type="percentage">
            <text:p>7.62%</text:p>
          </table:table-cell>
          <table:table-cell office:value-type="float" office:value="1428.83" calcext:value-type="float">
            <text:p>1,428.83</text:p>
          </table:table-cell>
          <table:table-cell office:value-type="float" office:value="1421.85" calcext:value-type="float">
            <text:p>1,421.85</text:p>
          </table:table-cell>
          <table:table-cell office:value-type="float" office:value="1421.1" calcext:value-type="float">
            <text:p>1,421.1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10/2015</text:p>
          </table:table-cell>
          <table:table-cell office:value-type="percentage" office:value="0.0754" calcext:value-type="percentage">
            <text:p>7.54%</text:p>
          </table:table-cell>
          <table:table-cell office:value-type="percentage" office:value="0.076" calcext:value-type="percentage">
            <text:p>7.60%</text:p>
          </table:table-cell>
          <table:table-cell office:value-type="float" office:value="1431.92" calcext:value-type="float">
            <text:p>1,431.92</text:p>
          </table:table-cell>
          <table:table-cell office:value-type="float" office:value="1424.92" calcext:value-type="float">
            <text:p>1,424.92</text:p>
          </table:table-cell>
          <table:table-cell office:value-type="float" office:value="1424.17" calcext:value-type="float">
            <text:p>1,424.1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10/2015</text:p>
          </table:table-cell>
          <table:table-cell office:value-type="percentage" office:value="0.0753" calcext:value-type="percentage">
            <text:p>7.53%</text:p>
          </table:table-cell>
          <table:table-cell office:value-type="percentage" office:value="0.0759" calcext:value-type="percentage">
            <text:p>7.59%</text:p>
          </table:table-cell>
          <table:table-cell office:value-type="float" office:value="1433.84" calcext:value-type="float">
            <text:p>1,433.84</text:p>
          </table:table-cell>
          <table:table-cell office:value-type="float" office:value="1426.84" calcext:value-type="float">
            <text:p>1,426.84</text:p>
          </table:table-cell>
          <table:table-cell office:value-type="float" office:value="1426.09" calcext:value-type="float">
            <text:p>1,426.0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10/2015</text:p>
          </table:table-cell>
          <table:table-cell office:value-type="percentage" office:value="0.0753" calcext:value-type="percentage">
            <text:p>7.53%</text:p>
          </table:table-cell>
          <table:table-cell office:value-type="percentage" office:value="0.0759" calcext:value-type="percentage">
            <text:p>7.59%</text:p>
          </table:table-cell>
          <table:table-cell office:value-type="float" office:value="1434.77" calcext:value-type="float">
            <text:p>1,434.77</text:p>
          </table:table-cell>
          <table:table-cell office:value-type="float" office:value="1427.77" calcext:value-type="float">
            <text:p>1,427.77</text:p>
          </table:table-cell>
          <table:table-cell office:value-type="float" office:value="1427" calcext:value-type="float">
            <text:p>1,427.0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10/2015</text:p>
          </table:table-cell>
          <table:table-cell office:value-type="percentage" office:value="0.0739" calcext:value-type="percentage">
            <text:p>7.39%</text:p>
          </table:table-cell>
          <table:table-cell office:value-type="percentage" office:value="0.0745" calcext:value-type="percentage">
            <text:p>7.45%</text:p>
          </table:table-cell>
          <table:table-cell office:value-type="float" office:value="1452.76" calcext:value-type="float">
            <text:p>1,452.76</text:p>
          </table:table-cell>
          <table:table-cell office:value-type="float" office:value="1445.66" calcext:value-type="float">
            <text:p>1,445.66</text:p>
          </table:table-cell>
          <table:table-cell office:value-type="float" office:value="1444.17" calcext:value-type="float">
            <text:p>1,444.1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10/2015</text:p>
          </table:table-cell>
          <table:table-cell office:value-type="percentage" office:value="0.0744" calcext:value-type="percentage">
            <text:p>7.44%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1447.62" calcext:value-type="float">
            <text:p>1,447.62</text:p>
          </table:table-cell>
          <table:table-cell office:value-type="float" office:value="1440.55" calcext:value-type="float">
            <text:p>1,440.55</text:p>
          </table:table-cell>
          <table:table-cell office:value-type="float" office:value="1439.78" calcext:value-type="float">
            <text:p>1,439.7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10/2015</text:p>
          </table:table-cell>
          <table:table-cell office:value-type="percentage" office:value="0.0744" calcext:value-type="percentage">
            <text:p>7.44%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1448.39" calcext:value-type="float">
            <text:p>1,448.39</text:p>
          </table:table-cell>
          <table:table-cell office:value-type="float" office:value="1441.33" calcext:value-type="float">
            <text:p>1,441.33</text:p>
          </table:table-cell>
          <table:table-cell office:value-type="float" office:value="1440.55" calcext:value-type="float">
            <text:p>1,440.5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10/2015</text:p>
          </table:table-cell>
          <table:table-cell office:value-type="percentage" office:value="0.0736" calcext:value-type="percentage">
            <text:p>7.36%</text:p>
          </table:table-cell>
          <table:table-cell office:value-type="percentage" office:value="0.0742" calcext:value-type="percentage">
            <text:p>7.42%</text:p>
          </table:table-cell>
          <table:table-cell office:value-type="float" office:value="1458.65" calcext:value-type="float">
            <text:p>1,458.65</text:p>
          </table:table-cell>
          <table:table-cell office:value-type="float" office:value="1451.53" calcext:value-type="float">
            <text:p>1,451.53</text:p>
          </table:table-cell>
          <table:table-cell office:value-type="float" office:value="1450.76" calcext:value-type="float">
            <text:p>1,450.7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10/2015</text:p>
          </table:table-cell>
          <table:table-cell office:value-type="percentage" office:value="0.0734" calcext:value-type="percentage">
            <text:p>7.34%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1461.81" calcext:value-type="float">
            <text:p>1,461.81</text:p>
          </table:table-cell>
          <table:table-cell office:value-type="float" office:value="1454.68" calcext:value-type="float">
            <text:p>1,454.68</text:p>
          </table:table-cell>
          <table:table-cell office:value-type="float" office:value="1453.9" calcext:value-type="float">
            <text:p>1,453.9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10/2015</text:p>
          </table:table-cell>
          <table:table-cell office:value-type="percentage" office:value="0.0744" calcext:value-type="percentage">
            <text:p>7.44%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1451.81" calcext:value-type="float">
            <text:p>1,451.81</text:p>
          </table:table-cell>
          <table:table-cell office:value-type="float" office:value="1444.74" calcext:value-type="float">
            <text:p>1,444.74</text:p>
          </table:table-cell>
          <table:table-cell office:value-type="float" office:value="1442.88" calcext:value-type="float">
            <text:p>1,442.8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11/2015</text:p>
          </table:table-cell>
          <table:table-cell office:value-type="percentage" office:value="0.0749" calcext:value-type="percentage">
            <text:p>7.49%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446.69" calcext:value-type="float">
            <text:p>1,446.69</text:p>
          </table:table-cell>
          <table:table-cell office:value-type="float" office:value="1439.65" calcext:value-type="float">
            <text:p>1,439.65</text:p>
          </table:table-cell>
          <table:table-cell office:value-type="float" office:value="1438.88" calcext:value-type="float">
            <text:p>1,438.8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11/2015</text:p>
          </table:table-cell>
          <table:table-cell office:value-type="percentage" office:value="0.0742" calcext:value-type="percentage">
            <text:p>7.42%</text:p>
          </table:table-cell>
          <table:table-cell office:value-type="percentage" office:value="0.0748" calcext:value-type="percentage">
            <text:p>7.48%</text:p>
          </table:table-cell>
          <table:table-cell office:value-type="float" office:value="1455.73" calcext:value-type="float">
            <text:p>1,455.73</text:p>
          </table:table-cell>
          <table:table-cell office:value-type="float" office:value="1448.65" calcext:value-type="float">
            <text:p>1,448.65</text:p>
          </table:table-cell>
          <table:table-cell office:value-type="float" office:value="1447.87" calcext:value-type="float">
            <text:p>1,447.8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11/2015</text:p>
          </table:table-cell>
          <table:table-cell office:value-type="percentage" office:value="0.0735" calcext:value-type="percentage">
            <text:p>7.35%</text:p>
          </table:table-cell>
          <table:table-cell office:value-type="percentage" office:value="0.0741" calcext:value-type="percentage">
            <text:p>7.41%</text:p>
          </table:table-cell>
          <table:table-cell office:value-type="float" office:value="1464.83" calcext:value-type="float">
            <text:p>1,464.83</text:p>
          </table:table-cell>
          <table:table-cell office:value-type="float" office:value="1457.7" calcext:value-type="float">
            <text:p>1,457.70</text:p>
          </table:table-cell>
          <table:table-cell office:value-type="float" office:value="1456.92" calcext:value-type="float">
            <text:p>1,456.9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11/2015</text:p>
          </table:table-cell>
          <table:table-cell office:value-type="percentage" office:value="0.0737" calcext:value-type="percentage">
            <text:p>7.37%</text:p>
          </table:table-cell>
          <table:table-cell office:value-type="percentage" office:value="0.0743" calcext:value-type="percentage">
            <text:p>7.43%</text:p>
          </table:table-cell>
          <table:table-cell office:value-type="float" office:value="1464.43" calcext:value-type="float">
            <text:p>1,464.43</text:p>
          </table:table-cell>
          <table:table-cell office:value-type="float" office:value="1457.3" calcext:value-type="float">
            <text:p>1,457.30</text:p>
          </table:table-cell>
          <table:table-cell office:value-type="float" office:value="1455.74" calcext:value-type="float">
            <text:p>1,455.7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11/2015</text:p>
          </table:table-cell>
          <table:table-cell office:value-type="percentage" office:value="0.0739" calcext:value-type="percentage">
            <text:p>7.39%</text:p>
          </table:table-cell>
          <table:table-cell office:value-type="percentage" office:value="0.0745" calcext:value-type="percentage">
            <text:p>7.45%</text:p>
          </table:table-cell>
          <table:table-cell office:value-type="float" office:value="1462.85" calcext:value-type="float">
            <text:p>1,462.85</text:p>
          </table:table-cell>
          <table:table-cell office:value-type="float" office:value="1455.74" calcext:value-type="float">
            <text:p>1,455.74</text:p>
          </table:table-cell>
          <table:table-cell office:value-type="float" office:value="1454.94" calcext:value-type="float">
            <text:p>1,454.9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11/2015</text:p>
          </table:table-cell>
          <table:table-cell office:value-type="percentage" office:value="0.0732" calcext:value-type="percentage">
            <text:p>7.32%</text:p>
          </table:table-cell>
          <table:table-cell office:value-type="percentage" office:value="0.0738" calcext:value-type="percentage">
            <text:p>7.38%</text:p>
          </table:table-cell>
          <table:table-cell office:value-type="float" office:value="1472" calcext:value-type="float">
            <text:p>1,472.00</text:p>
          </table:table-cell>
          <table:table-cell office:value-type="float" office:value="1464.84" calcext:value-type="float">
            <text:p>1,464.84</text:p>
          </table:table-cell>
          <table:table-cell office:value-type="float" office:value="1464.04" calcext:value-type="float">
            <text:p>1,464.0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11/2015</text:p>
          </table:table-cell>
          <table:table-cell office:value-type="percentage" office:value="0.0722" calcext:value-type="percentage">
            <text:p>7.22%</text:p>
          </table:table-cell>
          <table:table-cell office:value-type="percentage" office:value="0.0728" calcext:value-type="percentage">
            <text:p>7.28%</text:p>
          </table:table-cell>
          <table:table-cell office:value-type="float" office:value="1484.82" calcext:value-type="float">
            <text:p>1,484.82</text:p>
          </table:table-cell>
          <table:table-cell office:value-type="float" office:value="1477.59" calcext:value-type="float">
            <text:p>1,477.59</text:p>
          </table:table-cell>
          <table:table-cell office:value-type="float" office:value="1476.79" calcext:value-type="float">
            <text:p>1,476.7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11/2015</text:p>
          </table:table-cell>
          <table:table-cell office:value-type="percentage" office:value="0.0714" calcext:value-type="percentage">
            <text:p>7.14%</text:p>
          </table:table-cell>
          <table:table-cell office:value-type="percentage" office:value="0.072" calcext:value-type="percentage">
            <text:p>7.20%</text:p>
          </table:table-cell>
          <table:table-cell office:value-type="float" office:value="1495.31" calcext:value-type="float">
            <text:p>1,495.31</text:p>
          </table:table-cell>
          <table:table-cell office:value-type="float" office:value="1488.03" calcext:value-type="float">
            <text:p>1,488.03</text:p>
          </table:table-cell>
          <table:table-cell office:value-type="float" office:value="1487.23" calcext:value-type="float">
            <text:p>1,487.2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11/2015</text:p>
          </table:table-cell>
          <table:table-cell office:value-type="percentage" office:value="0.0709" calcext:value-type="percentage">
            <text:p>7.09%</text:p>
          </table:table-cell>
          <table:table-cell office:value-type="percentage" office:value="0.0715" calcext:value-type="percentage">
            <text:p>7.15%</text:p>
          </table:table-cell>
          <table:table-cell office:value-type="float" office:value="1502.93" calcext:value-type="float">
            <text:p>1,502.93</text:p>
          </table:table-cell>
          <table:table-cell office:value-type="float" office:value="1495.62" calcext:value-type="float">
            <text:p>1,495.62</text:p>
          </table:table-cell>
          <table:table-cell office:value-type="float" office:value="1494.1" calcext:value-type="float">
            <text:p>1,494.1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11/2015</text:p>
          </table:table-cell>
          <table:table-cell office:value-type="percentage" office:value="0.0708" calcext:value-type="percentage">
            <text:p>7.08%</text:p>
          </table:table-cell>
          <table:table-cell office:value-type="percentage" office:value="0.0714" calcext:value-type="percentage">
            <text:p>7.14%</text:p>
          </table:table-cell>
          <table:table-cell office:value-type="float" office:value="1504.89" calcext:value-type="float">
            <text:p>1,504.89</text:p>
          </table:table-cell>
          <table:table-cell office:value-type="float" office:value="1497.57" calcext:value-type="float">
            <text:p>1,497.57</text:p>
          </table:table-cell>
          <table:table-cell office:value-type="float" office:value="1496.83" calcext:value-type="float">
            <text:p>1,496.8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11/2015</text:p>
          </table:table-cell>
          <table:table-cell office:value-type="percentage" office:value="0.0701" calcext:value-type="percentage">
            <text:p>7.01%</text:p>
          </table:table-cell>
          <table:table-cell office:value-type="percentage" office:value="0.0707" calcext:value-type="percentage">
            <text:p>7.07%</text:p>
          </table:table-cell>
          <table:table-cell office:value-type="float" office:value="1514.21" calcext:value-type="float">
            <text:p>1,514.21</text:p>
          </table:table-cell>
          <table:table-cell office:value-type="float" office:value="1506.85" calcext:value-type="float">
            <text:p>1,506.85</text:p>
          </table:table-cell>
          <table:table-cell office:value-type="float" office:value="1506.11" calcext:value-type="float">
            <text:p>1,506.1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11/2015</text:p>
          </table:table-cell>
          <table:table-cell office:value-type="percentage" office:value="0.0699" calcext:value-type="percentage">
            <text:p>6.99%</text:p>
          </table:table-cell>
          <table:table-cell office:value-type="percentage" office:value="0.0705" calcext:value-type="percentage">
            <text:p>7.05%</text:p>
          </table:table-cell>
          <table:table-cell office:value-type="float" office:value="1517.41" calcext:value-type="float">
            <text:p>1,517.41</text:p>
          </table:table-cell>
          <table:table-cell office:value-type="float" office:value="1510.03" calcext:value-type="float">
            <text:p>1,510.03</text:p>
          </table:table-cell>
          <table:table-cell office:value-type="float" office:value="1509.29" calcext:value-type="float">
            <text:p>1,509.2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11/2015</text:p>
          </table:table-cell>
          <table:table-cell office:value-type="percentage" office:value="0.0692" calcext:value-type="percentage">
            <text:p>6.92%</text:p>
          </table:table-cell>
          <table:table-cell office:value-type="percentage" office:value="0.0698" calcext:value-type="percentage">
            <text:p>6.98%</text:p>
          </table:table-cell>
          <table:table-cell office:value-type="float" office:value="1528.21" calcext:value-type="float">
            <text:p>1,528.21</text:p>
          </table:table-cell>
          <table:table-cell office:value-type="float" office:value="1520.77" calcext:value-type="float">
            <text:p>1,520.77</text:p>
          </table:table-cell>
          <table:table-cell office:value-type="float" office:value="1518.65" calcext:value-type="float">
            <text:p>1,518.6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11/2015</text:p>
          </table:table-cell>
          <table:table-cell office:value-type="percentage" office:value="0.0682" calcext:value-type="percentage">
            <text:p>6.82%</text:p>
          </table:table-cell>
          <table:table-cell office:value-type="percentage" office:value="0.0688" calcext:value-type="percentage">
            <text:p>6.88%</text:p>
          </table:table-cell>
          <table:table-cell office:value-type="float" office:value="1541.66" calcext:value-type="float">
            <text:p>1,541.66</text:p>
          </table:table-cell>
          <table:table-cell office:value-type="float" office:value="1534.16" calcext:value-type="float">
            <text:p>1,534.16</text:p>
          </table:table-cell>
          <table:table-cell office:value-type="float" office:value="1532.39" calcext:value-type="float">
            <text:p>1,532.3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11/2015</text:p>
          </table:table-cell>
          <table:table-cell office:value-type="percentage" office:value="0.0682" calcext:value-type="percentage">
            <text:p>6.82%</text:p>
          </table:table-cell>
          <table:table-cell office:value-type="percentage" office:value="0.0688" calcext:value-type="percentage">
            <text:p>6.88%</text:p>
          </table:table-cell>
          <table:table-cell office:value-type="float" office:value="1542.52" calcext:value-type="float">
            <text:p>1,542.52</text:p>
          </table:table-cell>
          <table:table-cell office:value-type="float" office:value="1535.02" calcext:value-type="float">
            <text:p>1,535.02</text:p>
          </table:table-cell>
          <table:table-cell office:value-type="float" office:value="1534.16" calcext:value-type="float">
            <text:p>1,534.1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11/2015</text:p>
          </table:table-cell>
          <table:table-cell office:value-type="percentage" office:value="0.0685" calcext:value-type="percentage">
            <text:p>6.85%</text:p>
          </table:table-cell>
          <table:table-cell office:value-type="percentage" office:value="0.0691" calcext:value-type="percentage">
            <text:p>6.91%</text:p>
          </table:table-cell>
          <table:table-cell office:value-type="float" office:value="1539.62" calcext:value-type="float">
            <text:p>1,539.62</text:p>
          </table:table-cell>
          <table:table-cell office:value-type="float" office:value="1532.14" calcext:value-type="float">
            <text:p>1,532.14</text:p>
          </table:table-cell>
          <table:table-cell office:value-type="float" office:value="1531.28" calcext:value-type="float">
            <text:p>1,531.2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11/2015</text:p>
          </table:table-cell>
          <table:table-cell office:value-type="percentage" office:value="0.0708" calcext:value-type="percentage">
            <text:p>7.08%</text:p>
          </table:table-cell>
          <table:table-cell office:value-type="percentage" office:value="0.0714" calcext:value-type="percentage">
            <text:p>7.14%</text:p>
          </table:table-cell>
          <table:table-cell office:value-type="float" office:value="1512" calcext:value-type="float">
            <text:p>1,512.00</text:p>
          </table:table-cell>
          <table:table-cell office:value-type="float" office:value="1504.67" calcext:value-type="float">
            <text:p>1,504.67</text:p>
          </table:table-cell>
          <table:table-cell office:value-type="float" office:value="1503.81" calcext:value-type="float">
            <text:p>1,503.8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11/2015</text:p>
          </table:table-cell>
          <table:table-cell office:value-type="percentage" office:value="0.0722" calcext:value-type="percentage">
            <text:p>7.22%</text:p>
          </table:table-cell>
          <table:table-cell office:value-type="percentage" office:value="0.0728" calcext:value-type="percentage">
            <text:p>7.28%</text:p>
          </table:table-cell>
          <table:table-cell office:value-type="float" office:value="1495.81" calcext:value-type="float">
            <text:p>1,495.81</text:p>
          </table:table-cell>
          <table:table-cell office:value-type="float" office:value="1488.57" calcext:value-type="float">
            <text:p>1,488.57</text:p>
          </table:table-cell>
          <table:table-cell office:value-type="float" office:value="1487.71" calcext:value-type="float">
            <text:p>1,487.7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11/2015</text:p>
          </table:table-cell>
          <table:table-cell office:value-type="percentage" office:value="0.0721" calcext:value-type="percentage">
            <text:p>7.21%</text:p>
          </table:table-cell>
          <table:table-cell office:value-type="percentage" office:value="0.0727" calcext:value-type="percentage">
            <text:p>7.27%</text:p>
          </table:table-cell>
          <table:table-cell office:value-type="float" office:value="1498.76" calcext:value-type="float">
            <text:p>1,498.76</text:p>
          </table:table-cell>
          <table:table-cell office:value-type="float" office:value="1491.51" calcext:value-type="float">
            <text:p>1,491.51</text:p>
          </table:table-cell>
          <table:table-cell office:value-type="float" office:value="1489.77" calcext:value-type="float">
            <text:p>1,489.7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11/2015</text:p>
          </table:table-cell>
          <table:table-cell office:value-type="percentage" office:value="0.0736" calcext:value-type="percentage">
            <text:p>7.36%</text:p>
          </table:table-cell>
          <table:table-cell office:value-type="percentage" office:value="0.0742" calcext:value-type="percentage">
            <text:p>7.42%</text:p>
          </table:table-cell>
          <table:table-cell office:value-type="float" office:value="1481.55" calcext:value-type="float">
            <text:p>1,481.55</text:p>
          </table:table-cell>
          <table:table-cell office:value-type="float" office:value="1474.4" calcext:value-type="float">
            <text:p>1,474.40</text:p>
          </table:table-cell>
          <table:table-cell office:value-type="float" office:value="1473.54" calcext:value-type="float">
            <text:p>1,473.5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12/2015</text:p>
          </table:table-cell>
          <table:table-cell office:value-type="percentage" office:value="0.0737" calcext:value-type="percentage">
            <text:p>7.37%</text:p>
          </table:table-cell>
          <table:table-cell office:value-type="percentage" office:value="0.0743" calcext:value-type="percentage">
            <text:p>7.43%</text:p>
          </table:table-cell>
          <table:table-cell office:value-type="float" office:value="1481.22" calcext:value-type="float">
            <text:p>1,481.22</text:p>
          </table:table-cell>
          <table:table-cell office:value-type="float" office:value="1474.06" calcext:value-type="float">
            <text:p>1,474.06</text:p>
          </table:table-cell>
          <table:table-cell office:value-type="float" office:value="1473.21" calcext:value-type="float">
            <text:p>1,473.2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12/2015</text:p>
          </table:table-cell>
          <table:table-cell office:value-type="percentage" office:value="0.0737" calcext:value-type="percentage">
            <text:p>7.37%</text:p>
          </table:table-cell>
          <table:table-cell office:value-type="percentage" office:value="0.0743" calcext:value-type="percentage">
            <text:p>7.43%</text:p>
          </table:table-cell>
          <table:table-cell office:value-type="float" office:value="1482.07" calcext:value-type="float">
            <text:p>1,482.07</text:p>
          </table:table-cell>
          <table:table-cell office:value-type="float" office:value="1474.92" calcext:value-type="float">
            <text:p>1,474.92</text:p>
          </table:table-cell>
          <table:table-cell office:value-type="float" office:value="1474.06" calcext:value-type="float">
            <text:p>1,474.0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12/2015</text:p>
          </table:table-cell>
          <table:table-cell office:value-type="percentage" office:value="0.0728" calcext:value-type="percentage">
            <text:p>7.28%</text:p>
          </table:table-cell>
          <table:table-cell office:value-type="percentage" office:value="0.0734" calcext:value-type="percentage">
            <text:p>7.34%</text:p>
          </table:table-cell>
          <table:table-cell office:value-type="float" office:value="1493.73" calcext:value-type="float">
            <text:p>1,493.73</text:p>
          </table:table-cell>
          <table:table-cell office:value-type="float" office:value="1486.52" calcext:value-type="float">
            <text:p>1,486.52</text:p>
          </table:table-cell>
          <table:table-cell office:value-type="float" office:value="1485.66" calcext:value-type="float">
            <text:p>1,485.6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12/2015</text:p>
          </table:table-cell>
          <table:table-cell office:value-type="percentage" office:value="0.0732" calcext:value-type="percentage">
            <text:p>7.32%</text:p>
          </table:table-cell>
          <table:table-cell office:value-type="percentage" office:value="0.0738" calcext:value-type="percentage">
            <text:p>7.38%</text:p>
          </table:table-cell>
          <table:table-cell office:value-type="float" office:value="1490.66" calcext:value-type="float">
            <text:p>1,490.66</text:p>
          </table:table-cell>
          <table:table-cell office:value-type="float" office:value="1483.47" calcext:value-type="float">
            <text:p>1,483.47</text:p>
          </table:table-cell>
          <table:table-cell office:value-type="float" office:value="1481.73" calcext:value-type="float">
            <text:p>1,481.7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12/201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0736" calcext:value-type="percentage">
            <text:p>7.36%</text:p>
          </table:table-cell>
          <table:table-cell office:value-type="float" office:value="1493.92" calcext:value-type="float">
            <text:p>1,493.92</text:p>
          </table:table-cell>
          <table:table-cell office:value-type="float" office:value="1486.71" calcext:value-type="float">
            <text:p>1,486.71</text:p>
          </table:table-cell>
          <table:table-cell office:value-type="float" office:value="1485.86" calcext:value-type="float">
            <text:p>1,485.8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12/2015</text:p>
          </table:table-cell>
          <table:table-cell office:value-type="percentage" office:value="0.0732" calcext:value-type="percentage">
            <text:p>7.32%</text:p>
          </table:table-cell>
          <table:table-cell office:value-type="percentage" office:value="0.0738" calcext:value-type="percentage">
            <text:p>7.38%</text:p>
          </table:table-cell>
          <table:table-cell office:value-type="float" office:value="1492.37" calcext:value-type="float">
            <text:p>1,492.37</text:p>
          </table:table-cell>
          <table:table-cell office:value-type="float" office:value="1485.18" calcext:value-type="float">
            <text:p>1,485.18</text:p>
          </table:table-cell>
          <table:table-cell office:value-type="float" office:value="1484.32" calcext:value-type="float">
            <text:p>1,484.3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12/2015</text:p>
          </table:table-cell>
          <table:table-cell office:value-type="percentage" office:value="0.0732" calcext:value-type="percentage">
            <text:p>7.32%</text:p>
          </table:table-cell>
          <table:table-cell office:value-type="percentage" office:value="0.0738" calcext:value-type="percentage">
            <text:p>7.38%</text:p>
          </table:table-cell>
          <table:table-cell office:value-type="float" office:value="1494.71" calcext:value-type="float">
            <text:p>1,494.71</text:p>
          </table:table-cell>
          <table:table-cell office:value-type="float" office:value="1487.51" calcext:value-type="float">
            <text:p>1,487.51</text:p>
          </table:table-cell>
          <table:table-cell office:value-type="float" office:value="1486.59" calcext:value-type="float">
            <text:p>1,486.5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12/2015</text:p>
          </table:table-cell>
          <table:table-cell office:value-type="percentage" office:value="0.0731" calcext:value-type="percentage">
            <text:p>7.31%</text:p>
          </table:table-cell>
          <table:table-cell office:value-type="percentage" office:value="0.0737" calcext:value-type="percentage">
            <text:p>7.37%</text:p>
          </table:table-cell>
          <table:table-cell office:value-type="float" office:value="1496.84" calcext:value-type="float">
            <text:p>1,496.84</text:p>
          </table:table-cell>
          <table:table-cell office:value-type="float" office:value="1489.63" calcext:value-type="float">
            <text:p>1,489.63</text:p>
          </table:table-cell>
          <table:table-cell office:value-type="float" office:value="1488.71" calcext:value-type="float">
            <text:p>1,488.7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12/2015</text:p>
          </table:table-cell>
          <table:table-cell office:value-type="percentage" office:value="0.0735" calcext:value-type="percentage">
            <text:p>7.35%</text:p>
          </table:table-cell>
          <table:table-cell office:value-type="percentage" office:value="0.0741" calcext:value-type="percentage">
            <text:p>7.41%</text:p>
          </table:table-cell>
          <table:table-cell office:value-type="float" office:value="1493.95" calcext:value-type="float">
            <text:p>1,493.95</text:p>
          </table:table-cell>
          <table:table-cell office:value-type="float" office:value="1486.76" calcext:value-type="float">
            <text:p>1,486.76</text:p>
          </table:table-cell>
          <table:table-cell office:value-type="float" office:value="1484.85" calcext:value-type="float">
            <text:p>1,484.8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12/2015</text:p>
          </table:table-cell>
          <table:table-cell office:value-type="percentage" office:value="0.0735" calcext:value-type="percentage">
            <text:p>7.35%</text:p>
          </table:table-cell>
          <table:table-cell office:value-type="percentage" office:value="0.0741" calcext:value-type="percentage">
            <text:p>7.41%</text:p>
          </table:table-cell>
          <table:table-cell office:value-type="float" office:value="1494.87" calcext:value-type="float">
            <text:p>1,494.87</text:p>
          </table:table-cell>
          <table:table-cell office:value-type="float" office:value="1487.68" calcext:value-type="float">
            <text:p>1,487.68</text:p>
          </table:table-cell>
          <table:table-cell office:value-type="float" office:value="1486.76" calcext:value-type="float">
            <text:p>1,486.7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12/2015</text:p>
          </table:table-cell>
          <table:table-cell office:value-type="percentage" office:value="0.0737" calcext:value-type="percentage">
            <text:p>7.37%</text:p>
          </table:table-cell>
          <table:table-cell office:value-type="percentage" office:value="0.0743" calcext:value-type="percentage">
            <text:p>7.43%</text:p>
          </table:table-cell>
          <table:table-cell office:value-type="float" office:value="1493.34" calcext:value-type="float">
            <text:p>1,493.34</text:p>
          </table:table-cell>
          <table:table-cell office:value-type="float" office:value="1486.16" calcext:value-type="float">
            <text:p>1,486.16</text:p>
          </table:table-cell>
          <table:table-cell office:value-type="float" office:value="1485.29" calcext:value-type="float">
            <text:p>1,485.2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12/2015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756" calcext:value-type="percentage">
            <text:p>7.56%</text:p>
          </table:table-cell>
          <table:table-cell office:value-type="float" office:value="1478.71" calcext:value-type="float">
            <text:p>1,478.71</text:p>
          </table:table-cell>
          <table:table-cell office:value-type="float" office:value="1471.61" calcext:value-type="float">
            <text:p>1,471.61</text:p>
          </table:table-cell>
          <table:table-cell office:value-type="float" office:value="1470.74" calcext:value-type="float">
            <text:p>1,470.7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12/2015</text:p>
          </table:table-cell>
          <table:table-cell office:value-type="percentage" office:value="0.0741" calcext:value-type="percentage">
            <text:p>7.41%</text:p>
          </table:table-cell>
          <table:table-cell office:value-type="percentage" office:value="0.0747" calcext:value-type="percentage">
            <text:p>7.47%</text:p>
          </table:table-cell>
          <table:table-cell office:value-type="float" office:value="1490.29" calcext:value-type="float">
            <text:p>1,490.29</text:p>
          </table:table-cell>
          <table:table-cell office:value-type="float" office:value="1483.14" calcext:value-type="float">
            <text:p>1,483.14</text:p>
          </table:table-cell>
          <table:table-cell office:value-type="float" office:value="1482.27" calcext:value-type="float">
            <text:p>1,482.2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12/2015</text:p>
          </table:table-cell>
          <table:table-cell office:value-type="percentage" office:value="0.0737" calcext:value-type="percentage">
            <text:p>7.37%</text:p>
          </table:table-cell>
          <table:table-cell office:value-type="percentage" office:value="0.0743" calcext:value-type="percentage">
            <text:p>7.43%</text:p>
          </table:table-cell>
          <table:table-cell office:value-type="float" office:value="1496.86" calcext:value-type="float">
            <text:p>1,496.86</text:p>
          </table:table-cell>
          <table:table-cell office:value-type="float" office:value="1489.68" calcext:value-type="float">
            <text:p>1,489.68</text:p>
          </table:table-cell>
          <table:table-cell office:value-type="float" office:value="1487.91" calcext:value-type="float">
            <text:p>1,487.9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12/2015</text:p>
          </table:table-cell>
          <table:table-cell office:value-type="percentage" office:value="0.0736" calcext:value-type="percentage">
            <text:p>7.36%</text:p>
          </table:table-cell>
          <table:table-cell office:value-type="percentage" office:value="0.0742" calcext:value-type="percentage">
            <text:p>7.42%</text:p>
          </table:table-cell>
          <table:table-cell office:value-type="float" office:value="1499.2" calcext:value-type="float">
            <text:p>1,499.20</text:p>
          </table:table-cell>
          <table:table-cell office:value-type="float" office:value="1492.01" calcext:value-type="float">
            <text:p>1,492.01</text:p>
          </table:table-cell>
          <table:table-cell office:value-type="float" office:value="1491.1" calcext:value-type="float">
            <text:p>1,491.1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12/2015</text:p>
          </table:table-cell>
          <table:table-cell office:value-type="percentage" office:value="0.0738" calcext:value-type="percentage">
            <text:p>7.38%</text:p>
          </table:table-cell>
          <table:table-cell office:value-type="percentage" office:value="0.0744" calcext:value-type="percentage">
            <text:p>7.44%</text:p>
          </table:table-cell>
          <table:table-cell office:value-type="float" office:value="1497.72" calcext:value-type="float">
            <text:p>1,497.72</text:p>
          </table:table-cell>
          <table:table-cell office:value-type="float" office:value="1490.54" calcext:value-type="float">
            <text:p>1,490.54</text:p>
          </table:table-cell>
          <table:table-cell office:value-type="float" office:value="1489.62" calcext:value-type="float">
            <text:p>1,489.6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12/2015</text:p>
          </table:table-cell>
          <table:table-cell office:value-type="percentage" office:value="0.074" calcext:value-type="percentage">
            <text:p>7.40%</text:p>
          </table:table-cell>
          <table:table-cell office:value-type="percentage" office:value="0.0746" calcext:value-type="percentage">
            <text:p>7.46%</text:p>
          </table:table-cell>
          <table:table-cell office:value-type="float" office:value="1498.62" calcext:value-type="float">
            <text:p>1,498.62</text:p>
          </table:table-cell>
          <table:table-cell office:value-type="float" office:value="1491.44" calcext:value-type="float">
            <text:p>1,491.44</text:p>
          </table:table-cell>
          <table:table-cell office:value-type="float" office:value="1488.15" calcext:value-type="float">
            <text:p>1,488.1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12/2015</text:p>
          </table:table-cell>
          <table:table-cell office:value-type="percentage" office:value="0.0737" calcext:value-type="percentage">
            <text:p>7.37%</text:p>
          </table:table-cell>
          <table:table-cell office:value-type="percentage" office:value="0.0743" calcext:value-type="percentage">
            <text:p>7.43%</text:p>
          </table:table-cell>
          <table:table-cell office:value-type="float" office:value="1502.22" calcext:value-type="float">
            <text:p>1,502.22</text:p>
          </table:table-cell>
          <table:table-cell office:value-type="float" office:value="1495.02" calcext:value-type="float">
            <text:p>1,495.02</text:p>
          </table:table-cell>
          <table:table-cell office:value-type="float" office:value="1492.64" calcext:value-type="float">
            <text:p>1,492.6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12/2015</text:p>
          </table:table-cell>
          <table:table-cell office:value-type="percentage" office:value="0.0737" calcext:value-type="percentage">
            <text:p>7.37%</text:p>
          </table:table-cell>
          <table:table-cell office:value-type="percentage" office:value="0.0743" calcext:value-type="percentage">
            <text:p>7.43%</text:p>
          </table:table-cell>
          <table:table-cell office:value-type="float" office:value="1503.14" calcext:value-type="float">
            <text:p>1,503.14</text:p>
          </table:table-cell>
          <table:table-cell office:value-type="float" office:value="1495.94" calcext:value-type="float">
            <text:p>1,495.94</text:p>
          </table:table-cell>
          <table:table-cell office:value-type="float" office:value="1495.02" calcext:value-type="float">
            <text:p>1,495.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12/2015</text:p>
          </table:table-cell>
          <table:table-cell office:value-type="percentage" office:value="0.0735" calcext:value-type="percentage">
            <text:p>7.35%</text:p>
          </table:table-cell>
          <table:table-cell office:value-type="percentage" office:value="0.0741" calcext:value-type="percentage">
            <text:p>7.41%</text:p>
          </table:table-cell>
          <table:table-cell office:value-type="float" office:value="1506.46" calcext:value-type="float">
            <text:p>1,506.46</text:p>
          </table:table-cell>
          <table:table-cell office:value-type="float" office:value="1499.25" calcext:value-type="float">
            <text:p>1,499.25</text:p>
          </table:table-cell>
          <table:table-cell office:value-type="float" office:value="1498.34" calcext:value-type="float">
            <text:p>1,498.3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12/2015</text:p>
          </table:table-cell>
          <table:table-cell office:value-type="percentage" office:value="0.0734" calcext:value-type="percentage">
            <text:p>7.34%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1511.91" calcext:value-type="float">
            <text:p>1,511.91</text:p>
          </table:table-cell>
          <table:table-cell office:value-type="float" office:value="1504.68" calcext:value-type="float">
            <text:p>1,504.68</text:p>
          </table:table-cell>
          <table:table-cell office:value-type="float" office:value="1500.45" calcext:value-type="float">
            <text:p>1,500.4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1/12/2015</text:p>
          </table:table-cell>
          <table:table-cell office:value-type="percentage" office:value="0.0735" calcext:value-type="percentage">
            <text:p>7.35%</text:p>
          </table:table-cell>
          <table:table-cell office:value-type="percentage" office:value="0.0741" calcext:value-type="percentage">
            <text:p>7.41%</text:p>
          </table:table-cell>
          <table:table-cell office:value-type="float" office:value="1510.7" calcext:value-type="float">
            <text:p>1,510.70</text:p>
          </table:table-cell>
          <table:table-cell office:value-type="float" office:value="1503.48" calcext:value-type="float">
            <text:p>1,503.48</text:p>
          </table:table-cell>
          <table:table-cell office:value-type="float" office:value="1500.17" calcext:value-type="float">
            <text:p>1,500.1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1/2016</text:p>
          </table:table-cell>
          <table:table-cell office:value-type="percentage" office:value="0.0735" calcext:value-type="percentage">
            <text:p>7.35%</text:p>
          </table:table-cell>
          <table:table-cell table:style-name="ce11" office:value-type="percentage" office:value="0.0741" calcext:value-type="percentage">
            <text:p>7.41%</text:p>
          </table:table-cell>
          <table:table-cell table:style-name="ce14" office:value-type="float" office:value="1510.7" calcext:value-type="float">
            <text:p>1,510.70</text:p>
          </table:table-cell>
          <table:table-cell table:style-name="ce14" office:value-type="float" office:value="1503.48" calcext:value-type="float">
            <text:p>1,503.48</text:p>
          </table:table-cell>
          <table:table-cell office:value-type="float" office:value="1502.56" calcext:value-type="float">
            <text:p>1,502.5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1/2016</text:p>
          </table:table-cell>
          <table:table-cell office:value-type="percentage" office:value="0.0733" calcext:value-type="percentage">
            <text:p>7.33%</text:p>
          </table:table-cell>
          <table:table-cell table:style-name="ce11" office:value-type="percentage" office:value="0.0739" calcext:value-type="percentage">
            <text:p>7.39%</text:p>
          </table:table-cell>
          <table:table-cell table:style-name="ce14" office:value-type="float" office:value="1514.03" calcext:value-type="float">
            <text:p>1,514.03</text:p>
          </table:table-cell>
          <table:table-cell table:style-name="ce14" office:value-type="float" office:value="1506.8" calcext:value-type="float">
            <text:p>1,506.80</text:p>
          </table:table-cell>
          <table:table-cell office:value-type="float" office:value="1505.88" calcext:value-type="float">
            <text:p>1,505.8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1/2016</text:p>
          </table:table-cell>
          <table:table-cell office:value-type="percentage" office:value="0.0723" calcext:value-type="percentage">
            <text:p>7.23%</text:p>
          </table:table-cell>
          <table:table-cell table:style-name="ce11" office:value-type="percentage" office:value="0.0729" calcext:value-type="percentage">
            <text:p>7.29%</text:p>
          </table:table-cell>
          <table:table-cell table:style-name="ce14" office:value-type="float" office:value="1527.1" calcext:value-type="float">
            <text:p>1,527.10</text:p>
          </table:table-cell>
          <table:table-cell table:style-name="ce14" office:value-type="float" office:value="1519.8" calcext:value-type="float">
            <text:p>1,519.80</text:p>
          </table:table-cell>
          <table:table-cell office:value-type="float" office:value="1518.88" calcext:value-type="float">
            <text:p>1,518.8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1/2016</text:p>
          </table:table-cell>
          <table:table-cell office:value-type="percentage" office:value="0.0721" calcext:value-type="percentage">
            <text:p>7.21%</text:p>
          </table:table-cell>
          <table:table-cell table:style-name="ce11" office:value-type="percentage" office:value="0.0727" calcext:value-type="percentage">
            <text:p>7.27%</text:p>
          </table:table-cell>
          <table:table-cell table:style-name="ce14" office:value-type="float" office:value="1530.47" calcext:value-type="float">
            <text:p>1,530.47</text:p>
          </table:table-cell>
          <table:table-cell table:style-name="ce14" office:value-type="float" office:value="1523.15" calcext:value-type="float">
            <text:p>1,523.15</text:p>
          </table:table-cell>
          <table:table-cell office:value-type="float" office:value="1522.23" calcext:value-type="float">
            <text:p>1,522.2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1/2016</text:p>
          </table:table-cell>
          <table:table-cell office:value-type="percentage" office:value="0.0725" calcext:value-type="percentage">
            <text:p>7.25%</text:p>
          </table:table-cell>
          <table:table-cell table:style-name="ce11" office:value-type="percentage" office:value="0.0731" calcext:value-type="percentage">
            <text:p>7.31%</text:p>
          </table:table-cell>
          <table:table-cell table:style-name="ce14" office:value-type="float" office:value="1526.72" calcext:value-type="float">
            <text:p>1,526.72</text:p>
          </table:table-cell>
          <table:table-cell table:style-name="ce14" office:value-type="float" office:value="1519.43" calcext:value-type="float">
            <text:p>1,519.43</text:p>
          </table:table-cell>
          <table:table-cell office:value-type="float" office:value="1517.6" calcext:value-type="float">
            <text:p>1,517.6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1/2016</text:p>
          </table:table-cell>
          <table:table-cell office:value-type="percentage" office:value="0.0728" calcext:value-type="percentage">
            <text:p>7.28%</text:p>
          </table:table-cell>
          <table:table-cell table:style-name="ce11" office:value-type="percentage" office:value="0.0734" calcext:value-type="percentage">
            <text:p>7.34%</text:p>
          </table:table-cell>
          <table:table-cell table:style-name="ce14" office:value-type="float" office:value="1523.96" calcext:value-type="float">
            <text:p>1,523.96</text:p>
          </table:table-cell>
          <table:table-cell table:style-name="ce14" office:value-type="float" office:value="1516.69" calcext:value-type="float">
            <text:p>1,516.69</text:p>
          </table:table-cell>
          <table:table-cell office:value-type="float" office:value="1515.8" calcext:value-type="float">
            <text:p>1,515.8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1/2016</text:p>
          </table:table-cell>
          <table:table-cell office:value-type="percentage" office:value="0.0727" calcext:value-type="percentage">
            <text:p>7.27%</text:p>
          </table:table-cell>
          <table:table-cell table:style-name="ce11" office:value-type="percentage" office:value="0.0733" calcext:value-type="percentage">
            <text:p>7.33%</text:p>
          </table:table-cell>
          <table:table-cell table:style-name="ce14" office:value-type="float" office:value="1526.07" calcext:value-type="float">
            <text:p>1,526.07</text:p>
          </table:table-cell>
          <table:table-cell table:style-name="ce14" office:value-type="float" office:value="1518.79" calcext:value-type="float">
            <text:p>1,518.79</text:p>
          </table:table-cell>
          <table:table-cell office:value-type="float" office:value="1517.9" calcext:value-type="float">
            <text:p>1,517.9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1/2016</text:p>
          </table:table-cell>
          <table:table-cell office:value-type="percentage" office:value="0.0726" calcext:value-type="percentage">
            <text:p>7.26%</text:p>
          </table:table-cell>
          <table:table-cell table:style-name="ce11" office:value-type="percentage" office:value="0.0732" calcext:value-type="percentage">
            <text:p>7.32%</text:p>
          </table:table-cell>
          <table:table-cell table:style-name="ce14" office:value-type="float" office:value="1528.19" calcext:value-type="float">
            <text:p>1,528.19</text:p>
          </table:table-cell>
          <table:table-cell table:style-name="ce14" office:value-type="float" office:value="1520.9" calcext:value-type="float">
            <text:p>1,520.90</text:p>
          </table:table-cell>
          <table:table-cell office:value-type="float" office:value="1520.01" calcext:value-type="float">
            <text:p>1,520.0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1/2016</text:p>
          </table:table-cell>
          <table:table-cell office:value-type="percentage" office:value="0.0729" calcext:value-type="percentage">
            <text:p>7.29%</text:p>
          </table:table-cell>
          <table:table-cell table:style-name="ce11" office:value-type="percentage" office:value="0.0735" calcext:value-type="percentage">
            <text:p>7.35%</text:p>
          </table:table-cell>
          <table:table-cell table:style-name="ce14" office:value-type="float" office:value="1525.43" calcext:value-type="float">
            <text:p>1,525.43</text:p>
          </table:table-cell>
          <table:table-cell table:style-name="ce14" office:value-type="float" office:value="1518.16" calcext:value-type="float">
            <text:p>1,518.16</text:p>
          </table:table-cell>
          <table:table-cell office:value-type="float" office:value="1517.27" calcext:value-type="float">
            <text:p>1,517.2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1/2016</text:p>
          </table:table-cell>
          <table:table-cell office:value-type="percentage" office:value="0.0727" calcext:value-type="percentage">
            <text:p>7.27%</text:p>
          </table:table-cell>
          <table:table-cell table:style-name="ce11" office:value-type="percentage" office:value="0.0733" calcext:value-type="percentage">
            <text:p>7.33%</text:p>
          </table:table-cell>
          <table:table-cell table:style-name="ce14" office:value-type="float" office:value="1529.69" calcext:value-type="float">
            <text:p>1,529.69</text:p>
          </table:table-cell>
          <table:table-cell table:style-name="ce14" office:value-type="float" office:value="1522.4" calcext:value-type="float">
            <text:p>1,522.40</text:p>
          </table:table-cell>
          <table:table-cell office:value-type="float" office:value="1520.58" calcext:value-type="float">
            <text:p>1,520.5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1/2016</text:p>
          </table:table-cell>
          <table:table-cell office:value-type="percentage" office:value="0.0728" calcext:value-type="percentage">
            <text:p>7.28%</text:p>
          </table:table-cell>
          <table:table-cell table:style-name="ce11" office:value-type="percentage" office:value="0.0734" calcext:value-type="percentage">
            <text:p>7.34%</text:p>
          </table:table-cell>
          <table:table-cell table:style-name="ce14" office:value-type="float" office:value="1529.37" calcext:value-type="float">
            <text:p>1,529.37</text:p>
          </table:table-cell>
          <table:table-cell table:style-name="ce14" office:value-type="float" office:value="1522.08" calcext:value-type="float">
            <text:p>1,522.08</text:p>
          </table:table-cell>
          <table:table-cell office:value-type="float" office:value="1521.19" calcext:value-type="float">
            <text:p>1,521.1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1/2016</text:p>
          </table:table-cell>
          <table:table-cell office:value-type="percentage" office:value="0.0725" calcext:value-type="percentage">
            <text:p>7.25%</text:p>
          </table:table-cell>
          <table:table-cell table:style-name="ce11" office:value-type="percentage" office:value="0.0731" calcext:value-type="percentage">
            <text:p>7.31%</text:p>
          </table:table-cell>
          <table:table-cell table:style-name="ce14" office:value-type="float" office:value="1533.92" calcext:value-type="float">
            <text:p>1,533.92</text:p>
          </table:table-cell>
          <table:table-cell table:style-name="ce14" office:value-type="float" office:value="1526.61" calcext:value-type="float">
            <text:p>1,526.61</text:p>
          </table:table-cell>
          <table:table-cell office:value-type="float" office:value="1525.72" calcext:value-type="float">
            <text:p>1,525.7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1/2016</text:p>
          </table:table-cell>
          <table:table-cell office:value-type="percentage" office:value="0.0735" calcext:value-type="percentage">
            <text:p>7.35%</text:p>
          </table:table-cell>
          <table:table-cell table:style-name="ce11" office:value-type="percentage" office:value="0.0741" calcext:value-type="percentage">
            <text:p>7.41%</text:p>
          </table:table-cell>
          <table:table-cell table:style-name="ce14" office:value-type="float" office:value="1522.66" calcext:value-type="float">
            <text:p>1,522.66</text:p>
          </table:table-cell>
          <table:table-cell table:style-name="ce14" office:value-type="float" office:value="1515.42" calcext:value-type="float">
            <text:p>1,515.42</text:p>
          </table:table-cell>
          <table:table-cell office:value-type="float" office:value="1514.53" calcext:value-type="float">
            <text:p>1,514.5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1/2016</text:p>
          </table:table-cell>
          <table:table-cell office:value-type="percentage" office:value="0.074" calcext:value-type="percentage">
            <text:p>7.40%</text:p>
          </table:table-cell>
          <table:table-cell table:style-name="ce11" office:value-type="percentage" office:value="0.0746" calcext:value-type="percentage">
            <text:p>7.46%</text:p>
          </table:table-cell>
          <table:table-cell table:style-name="ce14" office:value-type="float" office:value="1517.52" calcext:value-type="float">
            <text:p>1,517.52</text:p>
          </table:table-cell>
          <table:table-cell table:style-name="ce14" office:value-type="float" office:value="1510.31" calcext:value-type="float">
            <text:p>1,510.31</text:p>
          </table:table-cell>
          <table:table-cell office:value-type="float" office:value="1509.42" calcext:value-type="float">
            <text:p>1,509.4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1/2016</text:p>
          </table:table-cell>
          <table:table-cell office:value-type="percentage" office:value="0.0742" calcext:value-type="percentage">
            <text:p>7.42%</text:p>
          </table:table-cell>
          <table:table-cell table:style-name="ce11" office:value-type="percentage" office:value="0.0748" calcext:value-type="percentage">
            <text:p>7.48%</text:p>
          </table:table-cell>
          <table:table-cell table:style-name="ce14" office:value-type="float" office:value="1517.82" calcext:value-type="float">
            <text:p>1,517.82</text:p>
          </table:table-cell>
          <table:table-cell table:style-name="ce14" office:value-type="float" office:value="1510.62" calcext:value-type="float">
            <text:p>1,510.62</text:p>
          </table:table-cell>
          <table:table-cell office:value-type="float" office:value="1507.91" calcext:value-type="float">
            <text:p>1,507.9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1/2016</text:p>
          </table:table-cell>
          <table:table-cell office:value-type="percentage" office:value="0.0742" calcext:value-type="percentage">
            <text:p>7.42%</text:p>
          </table:table-cell>
          <table:table-cell table:style-name="ce11" office:value-type="percentage" office:value="0.0748" calcext:value-type="percentage">
            <text:p>7.48%</text:p>
          </table:table-cell>
          <table:table-cell table:style-name="ce14" office:value-type="float" office:value="1518.52" calcext:value-type="float">
            <text:p>1,518.52</text:p>
          </table:table-cell>
          <table:table-cell table:style-name="ce14" office:value-type="float" office:value="1511.31" calcext:value-type="float">
            <text:p>1,511.31</text:p>
          </table:table-cell>
          <table:table-cell office:value-type="float" office:value="1510.35" calcext:value-type="float">
            <text:p>1,510.3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1/2016</text:p>
          </table:table-cell>
          <table:table-cell office:value-type="percentage" office:value="0.0742" calcext:value-type="percentage">
            <text:p>7.42%</text:p>
          </table:table-cell>
          <table:table-cell table:style-name="ce11" office:value-type="percentage" office:value="0.0748" calcext:value-type="percentage">
            <text:p>7.48%</text:p>
          </table:table-cell>
          <table:table-cell table:style-name="ce14" office:value-type="float" office:value="1519.47" calcext:value-type="float">
            <text:p>1,519.47</text:p>
          </table:table-cell>
          <table:table-cell table:style-name="ce14" office:value-type="float" office:value="1512.27" calcext:value-type="float">
            <text:p>1,512.27</text:p>
          </table:table-cell>
          <table:table-cell office:value-type="float" office:value="1511.31" calcext:value-type="float">
            <text:p>1,511.3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1/2016</text:p>
          </table:table-cell>
          <table:table-cell office:value-type="percentage" office:value="0.0741" calcext:value-type="percentage">
            <text:p>7.41%</text:p>
          </table:table-cell>
          <table:table-cell table:style-name="ce11" office:value-type="percentage" office:value="0.0747" calcext:value-type="percentage">
            <text:p>7.47%</text:p>
          </table:table-cell>
          <table:table-cell table:style-name="ce14" office:value-type="float" office:value="1521.64" calcext:value-type="float">
            <text:p>1,521.64</text:p>
          </table:table-cell>
          <table:table-cell table:style-name="ce14" office:value-type="float" office:value="1514.42" calcext:value-type="float">
            <text:p>1,514.42</text:p>
          </table:table-cell>
          <table:table-cell office:value-type="float" office:value="1513.47" calcext:value-type="float">
            <text:p>1,513.4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1/2016</text:p>
          </table:table-cell>
          <table:table-cell office:value-type="percentage" office:value="0.0751" calcext:value-type="percentage">
            <text:p>7.51%</text:p>
          </table:table-cell>
          <table:table-cell table:style-name="ce11" office:value-type="percentage" office:value="0.0757" calcext:value-type="percentage">
            <text:p>7.57%</text:p>
          </table:table-cell>
          <table:table-cell table:style-name="ce14" office:value-type="float" office:value="1510.59" calcext:value-type="float">
            <text:p>1,510.59</text:p>
          </table:table-cell>
          <table:table-cell table:style-name="ce14" office:value-type="float" office:value="1503.44" calcext:value-type="float">
            <text:p>1,503.44</text:p>
          </table:table-cell>
          <table:table-cell office:value-type="float" office:value="1502.49" calcext:value-type="float">
            <text:p>1,502.4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1/2016</text:p>
          </table:table-cell>
          <table:table-cell office:value-type="percentage" office:value="0.0739" calcext:value-type="percentage">
            <text:p>7.39%</text:p>
          </table:table-cell>
          <table:table-cell table:style-name="ce11" office:value-type="percentage" office:value="0.0745" calcext:value-type="percentage">
            <text:p>7.45%</text:p>
          </table:table-cell>
          <table:table-cell table:style-name="ce14" office:value-type="float" office:value="1527.03" calcext:value-type="float">
            <text:p>1,527.03</text:p>
          </table:table-cell>
          <table:table-cell table:style-name="ce14" office:value-type="float" office:value="1519.79" calcext:value-type="float">
            <text:p>1,519.79</text:p>
          </table:table-cell>
          <table:table-cell office:value-type="float" office:value="1517.78" calcext:value-type="float">
            <text:p>1,517.7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02/2016</text:p>
          </table:table-cell>
          <table:table-cell office:value-type="percentage" office:value="0.0744" calcext:value-type="percentage">
            <text:p>7.44%</text:p>
          </table:table-cell>
          <table:table-cell table:style-name="ce11" office:value-type="percentage" office:value="0.075" calcext:value-type="percentage">
            <text:p>7.50%</text:p>
          </table:table-cell>
          <table:table-cell table:style-name="ce14" office:value-type="float" office:value="1521.96" calcext:value-type="float">
            <text:p>1,521.96</text:p>
          </table:table-cell>
          <table:table-cell table:style-name="ce14" office:value-type="float" office:value="1514.75" calcext:value-type="float">
            <text:p>1,514.75</text:p>
          </table:table-cell>
          <table:table-cell office:value-type="float" office:value="1513.8" calcext:value-type="float">
            <text:p>1,513.8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2/2016</text:p>
          </table:table-cell>
          <table:table-cell office:value-type="percentage" office:value="0.0733" calcext:value-type="percentage">
            <text:p>7.33%</text:p>
          </table:table-cell>
          <table:table-cell table:style-name="ce11" office:value-type="percentage" office:value="0.0739" calcext:value-type="percentage">
            <text:p>7.39%</text:p>
          </table:table-cell>
          <table:table-cell table:style-name="ce14" office:value-type="float" office:value="1536.22" calcext:value-type="float">
            <text:p>1,536.22</text:p>
          </table:table-cell>
          <table:table-cell table:style-name="ce14" office:value-type="float" office:value="1528.95" calcext:value-type="float">
            <text:p>1,528.95</text:p>
          </table:table-cell>
          <table:table-cell office:value-type="float" office:value="1527.99" calcext:value-type="float">
            <text:p>1,527.9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2/2016</text:p>
          </table:table-cell>
          <table:table-cell office:value-type="percentage" office:value="0.0747" calcext:value-type="percentage">
            <text:p>7.47%</text:p>
          </table:table-cell>
          <table:table-cell table:style-name="ce11" office:value-type="percentage" office:value="0.0753" calcext:value-type="percentage">
            <text:p>7.53%</text:p>
          </table:table-cell>
          <table:table-cell table:style-name="ce14" office:value-type="float" office:value="1520.27" calcext:value-type="float">
            <text:p>1,520.27</text:p>
          </table:table-cell>
          <table:table-cell table:style-name="ce14" office:value-type="float" office:value="1513.09" calcext:value-type="float">
            <text:p>1,513.09</text:p>
          </table:table-cell>
          <table:table-cell office:value-type="float" office:value="1512.13" calcext:value-type="float">
            <text:p>1,512.1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2/2016</text:p>
          </table:table-cell>
          <table:table-cell office:value-type="percentage" office:value="0.0742" calcext:value-type="percentage">
            <text:p>7.42%</text:p>
          </table:table-cell>
          <table:table-cell table:style-name="ce11" office:value-type="percentage" office:value="0.0748" calcext:value-type="percentage">
            <text:p>7.48%</text:p>
          </table:table-cell>
          <table:table-cell table:style-name="ce14" office:value-type="float" office:value="1527.25" calcext:value-type="float">
            <text:p>1,527.25</text:p>
          </table:table-cell>
          <table:table-cell table:style-name="ce14" office:value-type="float" office:value="1520.03" calcext:value-type="float">
            <text:p>1,520.03</text:p>
          </table:table-cell>
          <table:table-cell office:value-type="float" office:value="1519.07" calcext:value-type="float">
            <text:p>1,519.0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2/2016</text:p>
          </table:table-cell>
          <table:table-cell office:value-type="percentage" office:value="0.0747" calcext:value-type="percentage">
            <text:p>7.47%</text:p>
          </table:table-cell>
          <table:table-cell table:style-name="ce11" office:value-type="percentage" office:value="0.0753" calcext:value-type="percentage">
            <text:p>7.53%</text:p>
          </table:table-cell>
          <table:table-cell table:style-name="ce14" office:value-type="float" office:value="1526.71" calcext:value-type="float">
            <text:p>1,526.71</text:p>
          </table:table-cell>
          <table:table-cell table:style-name="ce14" office:value-type="float" office:value="1519.5" calcext:value-type="float">
            <text:p>1,519.50</text:p>
          </table:table-cell>
          <table:table-cell office:value-type="float" office:value="1515.98" calcext:value-type="float">
            <text:p>1,515.9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2/2016</text:p>
          </table:table-cell>
          <table:table-cell office:value-type="percentage" office:value="0.0739" calcext:value-type="percentage">
            <text:p>7.39%</text:p>
          </table:table-cell>
          <table:table-cell table:style-name="ce11" office:value-type="percentage" office:value="0.0745" calcext:value-type="percentage">
            <text:p>7.45%</text:p>
          </table:table-cell>
          <table:table-cell table:style-name="ce14" office:value-type="float" office:value="1537.44" calcext:value-type="float">
            <text:p>1,537.44</text:p>
          </table:table-cell>
          <table:table-cell table:style-name="ce14" office:value-type="float" office:value="1530.18" calcext:value-type="float">
            <text:p>1,530.18</text:p>
          </table:table-cell>
          <table:table-cell office:value-type="float" office:value="1529.12" calcext:value-type="float">
            <text:p>1,529.1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2/2016</text:p>
          </table:table-cell>
          <table:table-cell office:value-type="percentage" office:value="0.0732" calcext:value-type="percentage">
            <text:p>7.32%</text:p>
          </table:table-cell>
          <table:table-cell table:style-name="ce11" office:value-type="percentage" office:value="0.0738" calcext:value-type="percentage">
            <text:p>7.38%</text:p>
          </table:table-cell>
          <table:table-cell table:style-name="ce14" office:value-type="float" office:value="1547.03" calcext:value-type="float">
            <text:p>1,547.03</text:p>
          </table:table-cell>
          <table:table-cell table:style-name="ce14" office:value-type="float" office:value="1539.72" calcext:value-type="float">
            <text:p>1,539.72</text:p>
          </table:table-cell>
          <table:table-cell office:value-type="float" office:value="1538.66" calcext:value-type="float">
            <text:p>1,538.6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2/2016</text:p>
          </table:table-cell>
          <table:table-cell office:value-type="percentage" office:value="0.0734" calcext:value-type="percentage">
            <text:p>7.34%</text:p>
          </table:table-cell>
          <table:table-cell table:style-name="ce11" office:value-type="percentage" office:value="0.074" calcext:value-type="percentage">
            <text:p>7.40%</text:p>
          </table:table-cell>
          <table:table-cell table:style-name="ce14" office:value-type="float" office:value="1546.91" calcext:value-type="float">
            <text:p>1,546.91</text:p>
          </table:table-cell>
          <table:table-cell table:style-name="ce14" office:value-type="float" office:value="1539.6" calcext:value-type="float">
            <text:p>1,539.60</text:p>
          </table:table-cell>
          <table:table-cell office:value-type="float" office:value="1537.29" calcext:value-type="float">
            <text:p>1,537.2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2/2016</text:p>
          </table:table-cell>
          <table:table-cell office:value-type="percentage" office:value="0.0723" calcext:value-type="percentage">
            <text:p>7.23%</text:p>
          </table:table-cell>
          <table:table-cell table:style-name="ce11" office:value-type="percentage" office:value="0.0729" calcext:value-type="percentage">
            <text:p>7.29%</text:p>
          </table:table-cell>
          <table:table-cell table:style-name="ce14" office:value-type="float" office:value="1561.33" calcext:value-type="float">
            <text:p>1,561.33</text:p>
          </table:table-cell>
          <table:table-cell table:style-name="ce14" office:value-type="float" office:value="1553.95" calcext:value-type="float">
            <text:p>1,553.95</text:p>
          </table:table-cell>
          <table:table-cell office:value-type="float" office:value="1553.02" calcext:value-type="float">
            <text:p>1,553.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2/2016</text:p>
          </table:table-cell>
          <table:table-cell office:value-type="percentage" office:value="0.072" calcext:value-type="percentage">
            <text:p>7.20%</text:p>
          </table:table-cell>
          <table:table-cell table:style-name="ce11" office:value-type="percentage" office:value="0.0726" calcext:value-type="percentage">
            <text:p>7.26%</text:p>
          </table:table-cell>
          <table:table-cell table:style-name="ce14" office:value-type="float" office:value="1565.96" calcext:value-type="float">
            <text:p>1,565.96</text:p>
          </table:table-cell>
          <table:table-cell table:style-name="ce14" office:value-type="float" office:value="1558.57" calcext:value-type="float">
            <text:p>1,558.57</text:p>
          </table:table-cell>
          <table:table-cell office:value-type="float" office:value="1557.63" calcext:value-type="float">
            <text:p>1,557.6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2/2016</text:p>
          </table:table-cell>
          <table:table-cell office:value-type="percentage" office:value="0.072" calcext:value-type="percentage">
            <text:p>7.20%</text:p>
          </table:table-cell>
          <table:table-cell table:style-name="ce11" office:value-type="percentage" office:value="0.0726" calcext:value-type="percentage">
            <text:p>7.26%</text:p>
          </table:table-cell>
          <table:table-cell table:style-name="ce14" office:value-type="float" office:value="1566.89" calcext:value-type="float">
            <text:p>1,566.89</text:p>
          </table:table-cell>
          <table:table-cell table:style-name="ce14" office:value-type="float" office:value="1559.5" calcext:value-type="float">
            <text:p>1,559.50</text:p>
          </table:table-cell>
          <table:table-cell office:value-type="float" office:value="1558.57" calcext:value-type="float">
            <text:p>1,558.5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2/2016</text:p>
          </table:table-cell>
          <table:table-cell office:value-type="percentage" office:value="0.072" calcext:value-type="percentage">
            <text:p>7.20%</text:p>
          </table:table-cell>
          <table:table-cell table:style-name="ce11" office:value-type="percentage" office:value="0.0726" calcext:value-type="percentage">
            <text:p>7.26%</text:p>
          </table:table-cell>
          <table:table-cell table:style-name="ce14" office:value-type="float" office:value="1567.83" calcext:value-type="float">
            <text:p>1,567.83</text:p>
          </table:table-cell>
          <table:table-cell table:style-name="ce14" office:value-type="float" office:value="1560.43" calcext:value-type="float">
            <text:p>1,560.43</text:p>
          </table:table-cell>
          <table:table-cell office:value-type="float" office:value="1559.5" calcext:value-type="float">
            <text:p>1,559.5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2/2016</text:p>
          </table:table-cell>
          <table:table-cell office:value-type="percentage" office:value="0.073" calcext:value-type="percentage">
            <text:p>7.30%</text:p>
          </table:table-cell>
          <table:table-cell table:style-name="ce11" office:value-type="percentage" office:value="0.0736" calcext:value-type="percentage">
            <text:p>7.36%</text:p>
          </table:table-cell>
          <table:table-cell table:style-name="ce14" office:value-type="float" office:value="1557.44" calcext:value-type="float">
            <text:p>1,557.44</text:p>
          </table:table-cell>
          <table:table-cell table:style-name="ce14" office:value-type="float" office:value="1550.11" calcext:value-type="float">
            <text:p>1,550.11</text:p>
          </table:table-cell>
          <table:table-cell office:value-type="float" office:value="1548.19" calcext:value-type="float">
            <text:p>1,548.1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2/2016</text:p>
          </table:table-cell>
          <table:table-cell office:value-type="percentage" office:value="0.0727" calcext:value-type="percentage">
            <text:p>7.27%</text:p>
          </table:table-cell>
          <table:table-cell table:style-name="ce11" office:value-type="percentage" office:value="0.0733" calcext:value-type="percentage">
            <text:p>7.33%</text:p>
          </table:table-cell>
          <table:table-cell table:style-name="ce14" office:value-type="float" office:value="1562.06" calcext:value-type="float">
            <text:p>1,562.06</text:p>
          </table:table-cell>
          <table:table-cell table:style-name="ce14" office:value-type="float" office:value="1554.7" calcext:value-type="float">
            <text:p>1,554.70</text:p>
          </table:table-cell>
          <table:table-cell office:value-type="float" office:value="1553.77" calcext:value-type="float">
            <text:p>1,553.7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2/2016</text:p>
          </table:table-cell>
          <table:table-cell office:value-type="percentage" office:value="0.0715" calcext:value-type="percentage">
            <text:p>7.15%</text:p>
          </table:table-cell>
          <table:table-cell table:style-name="ce11" office:value-type="percentage" office:value="0.0721" calcext:value-type="percentage">
            <text:p>7.21%</text:p>
          </table:table-cell>
          <table:table-cell table:style-name="ce14" office:value-type="float" office:value="1577.83" calcext:value-type="float">
            <text:p>1,577.83</text:p>
          </table:table-cell>
          <table:table-cell table:style-name="ce14" office:value-type="float" office:value="1570.39" calcext:value-type="float">
            <text:p>1,570.39</text:p>
          </table:table-cell>
          <table:table-cell office:value-type="float" office:value="1569.46" calcext:value-type="float">
            <text:p>1,569.4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2/2016</text:p>
          </table:table-cell>
          <table:table-cell office:value-type="percentage" office:value="0.0714" calcext:value-type="percentage">
            <text:p>7.14%</text:p>
          </table:table-cell>
          <table:table-cell table:style-name="ce11" office:value-type="percentage" office:value="0.072" calcext:value-type="percentage">
            <text:p>7.20%</text:p>
          </table:table-cell>
          <table:table-cell table:style-name="ce14" office:value-type="float" office:value="1580.28" calcext:value-type="float">
            <text:p>1,580.28</text:p>
          </table:table-cell>
          <table:table-cell table:style-name="ce14" office:value-type="float" office:value="1572.84" calcext:value-type="float">
            <text:p>1,572.84</text:p>
          </table:table-cell>
          <table:table-cell office:value-type="float" office:value="1571.87" calcext:value-type="float">
            <text:p>1,571.8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2/2016</text:p>
          </table:table-cell>
          <table:table-cell office:value-type="percentage" office:value="0.071" calcext:value-type="percentage">
            <text:p>7.10%</text:p>
          </table:table-cell>
          <table:table-cell table:style-name="ce11" office:value-type="percentage" office:value="0.0716" calcext:value-type="percentage">
            <text:p>7.16%</text:p>
          </table:table-cell>
          <table:table-cell table:style-name="ce14" office:value-type="float" office:value="1586.23" calcext:value-type="float">
            <text:p>1,586.23</text:p>
          </table:table-cell>
          <table:table-cell table:style-name="ce14" office:value-type="float" office:value="1578.76" calcext:value-type="float">
            <text:p>1,578.76</text:p>
          </table:table-cell>
          <table:table-cell office:value-type="float" office:value="1577.8" calcext:value-type="float">
            <text:p>1,577.8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2/2016</text:p>
          </table:table-cell>
          <table:table-cell office:value-type="percentage" office:value="0.0713" calcext:value-type="percentage">
            <text:p>7.13%</text:p>
          </table:table-cell>
          <table:table-cell table:style-name="ce11" office:value-type="percentage" office:value="0.0719" calcext:value-type="percentage">
            <text:p>7.19%</text:p>
          </table:table-cell>
          <table:table-cell table:style-name="ce14" office:value-type="float" office:value="1584.52" calcext:value-type="float">
            <text:p>1,584.52</text:p>
          </table:table-cell>
          <table:table-cell table:style-name="ce14" office:value-type="float" office:value="1577.06" calcext:value-type="float">
            <text:p>1,577.06</text:p>
          </table:table-cell>
          <table:table-cell office:value-type="float" office:value="1575.04" calcext:value-type="float">
            <text:p>1,575.0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2/2016</text:p>
          </table:table-cell>
          <table:table-cell office:value-type="percentage" office:value="0.0715" calcext:value-type="percentage">
            <text:p>7.15%</text:p>
          </table:table-cell>
          <table:table-cell table:style-name="ce11" office:value-type="percentage" office:value="0.0721" calcext:value-type="percentage">
            <text:p>7.21%</text:p>
          </table:table-cell>
          <table:table-cell table:style-name="ce14" office:value-type="float" office:value="1582.99" calcext:value-type="float">
            <text:p>1,582.99</text:p>
          </table:table-cell>
          <table:table-cell table:style-name="ce14" office:value-type="float" office:value="1575.55" calcext:value-type="float">
            <text:p>1,575.55</text:p>
          </table:table-cell>
          <table:table-cell office:value-type="float" office:value="1574.58" calcext:value-type="float">
            <text:p>1,574.5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03/2016</text:p>
          </table:table-cell>
          <table:table-cell office:value-type="percentage" office:value="0.0705" calcext:value-type="percentage">
            <text:p>7.05%</text:p>
          </table:table-cell>
          <table:table-cell table:style-name="ce11" office:value-type="percentage" office:value="0.0711" calcext:value-type="percentage">
            <text:p>7.11%</text:p>
          </table:table-cell>
          <table:table-cell table:style-name="ce14" office:value-type="float" office:value="1596.46" calcext:value-type="float">
            <text:p>1,596.46</text:p>
          </table:table-cell>
          <table:table-cell table:style-name="ce14" office:value-type="float" office:value="1588.95" calcext:value-type="float">
            <text:p>1,588.95</text:p>
          </table:table-cell>
          <table:table-cell office:value-type="float" office:value="1587.98" calcext:value-type="float">
            <text:p>1,587.9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3/2016</text:p>
          </table:table-cell>
          <table:table-cell office:value-type="percentage" office:value="0.0698" calcext:value-type="percentage">
            <text:p>6.98%</text:p>
          </table:table-cell>
          <table:table-cell table:style-name="ce11" office:value-type="percentage" office:value="0.0704" calcext:value-type="percentage">
            <text:p>7.04%</text:p>
          </table:table-cell>
          <table:table-cell table:style-name="ce14" office:value-type="float" office:value="1606.25" calcext:value-type="float">
            <text:p>1,606.25</text:p>
          </table:table-cell>
          <table:table-cell table:style-name="ce14" office:value-type="float" office:value="1598.69" calcext:value-type="float">
            <text:p>1,598.69</text:p>
          </table:table-cell>
          <table:table-cell office:value-type="float" office:value="1597.72" calcext:value-type="float">
            <text:p>1,597.7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3/2016</text:p>
          </table:table-cell>
          <table:table-cell office:value-type="percentage" office:value="0.0698" calcext:value-type="percentage">
            <text:p>6.98%</text:p>
          </table:table-cell>
          <table:table-cell table:style-name="ce11" office:value-type="percentage" office:value="0.0704" calcext:value-type="percentage">
            <text:p>7.04%</text:p>
          </table:table-cell>
          <table:table-cell table:style-name="ce14" office:value-type="float" office:value="1607.22" calcext:value-type="float">
            <text:p>1,607.22</text:p>
          </table:table-cell>
          <table:table-cell table:style-name="ce14" office:value-type="float" office:value="1599.66" calcext:value-type="float">
            <text:p>1,599.66</text:p>
          </table:table-cell>
          <table:table-cell office:value-type="float" office:value="1598.69" calcext:value-type="float">
            <text:p>1,598.6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3/2016</text:p>
          </table:table-cell>
          <table:table-cell office:value-type="percentage" office:value="0.0649" calcext:value-type="percentage">
            <text:p>6.49%</text:p>
          </table:table-cell>
          <table:table-cell table:style-name="ce11" office:value-type="percentage" office:value="0.0655" calcext:value-type="percentage">
            <text:p>6.55%</text:p>
          </table:table-cell>
          <table:table-cell table:style-name="ce14" office:value-type="float" office:value="1672.62" calcext:value-type="float">
            <text:p>1,672.62</text:p>
          </table:table-cell>
          <table:table-cell table:style-name="ce14" office:value-type="float" office:value="1664.71" calcext:value-type="float">
            <text:p>1,664.71</text:p>
          </table:table-cell>
          <table:table-cell office:value-type="float" office:value="1662.61" calcext:value-type="float">
            <text:p>1,662.6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3/2016</text:p>
          </table:table-cell>
          <table:table-cell office:value-type="percentage" office:value="0.0671" calcext:value-type="percentage">
            <text:p>6.71%</text:p>
          </table:table-cell>
          <table:table-cell table:style-name="ce11" office:value-type="percentage" office:value="0.0677" calcext:value-type="percentage">
            <text:p>6.77%</text:p>
          </table:table-cell>
          <table:table-cell table:style-name="ce14" office:value-type="float" office:value="1644.82" calcext:value-type="float">
            <text:p>1,644.82</text:p>
          </table:table-cell>
          <table:table-cell table:style-name="ce14" office:value-type="float" office:value="1637.06" calcext:value-type="float">
            <text:p>1,637.06</text:p>
          </table:table-cell>
          <table:table-cell office:value-type="float" office:value="1636.09" calcext:value-type="float">
            <text:p>1,636.0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3/2016</text:p>
          </table:table-cell>
          <table:table-cell office:value-type="percentage" office:value="0.0688" calcext:value-type="percentage">
            <text:p>6.88%</text:p>
          </table:table-cell>
          <table:table-cell table:style-name="ce11" office:value-type="percentage" office:value="0.0694" calcext:value-type="percentage">
            <text:p>6.94%</text:p>
          </table:table-cell>
          <table:table-cell table:style-name="ce14" office:value-type="float" office:value="1623.93" calcext:value-type="float">
            <text:p>1,623.93</text:p>
          </table:table-cell>
          <table:table-cell table:style-name="ce14" office:value-type="float" office:value="1616.29" calcext:value-type="float">
            <text:p>1,616.29</text:p>
          </table:table-cell>
          <table:table-cell office:value-type="float" office:value="1615.32" calcext:value-type="float">
            <text:p>1,615.3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3/2016</text:p>
          </table:table-cell>
          <table:table-cell office:value-type="percentage" office:value="0.0665" calcext:value-type="percentage">
            <text:p>6.65%</text:p>
          </table:table-cell>
          <table:table-cell table:style-name="ce11" office:value-type="percentage" office:value="0.0671" calcext:value-type="percentage">
            <text:p>6.71%</text:p>
          </table:table-cell>
          <table:table-cell table:style-name="ce14" office:value-type="float" office:value="1653.48" calcext:value-type="float">
            <text:p>1,653.48</text:p>
          </table:table-cell>
          <table:table-cell table:style-name="ce14" office:value-type="float" office:value="1645.69" calcext:value-type="float">
            <text:p>1,645.69</text:p>
          </table:table-cell>
          <table:table-cell office:value-type="float" office:value="1644.76" calcext:value-type="float">
            <text:p>1,644.7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3/2016</text:p>
          </table:table-cell>
          <table:table-cell office:value-type="percentage" office:value="0.0661" calcext:value-type="percentage">
            <text:p>6.61%</text:p>
          </table:table-cell>
          <table:table-cell table:style-name="ce11" office:value-type="percentage" office:value="0.0667" calcext:value-type="percentage">
            <text:p>6.67%</text:p>
          </table:table-cell>
          <table:table-cell table:style-name="ce14" office:value-type="float" office:value="1659.63" calcext:value-type="float">
            <text:p>1,659.63</text:p>
          </table:table-cell>
          <table:table-cell table:style-name="ce14" office:value-type="float" office:value="1651.81" calcext:value-type="float">
            <text:p>1,651.81</text:p>
          </table:table-cell>
          <table:table-cell office:value-type="float" office:value="1650.88" calcext:value-type="float">
            <text:p>1,650.8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3/2016</text:p>
          </table:table-cell>
          <table:table-cell office:value-type="percentage" office:value="0.066" calcext:value-type="percentage">
            <text:p>6.60%</text:p>
          </table:table-cell>
          <table:table-cell table:style-name="ce11" office:value-type="percentage" office:value="0.0666" calcext:value-type="percentage">
            <text:p>6.66%</text:p>
          </table:table-cell>
          <table:table-cell table:style-name="ce14" office:value-type="float" office:value="1662.9" calcext:value-type="float">
            <text:p>1,662.90</text:p>
          </table:table-cell>
          <table:table-cell table:style-name="ce14" office:value-type="float" office:value="1655.07" calcext:value-type="float">
            <text:p>1,655.07</text:p>
          </table:table-cell>
          <table:table-cell office:value-type="float" office:value="1653.11" calcext:value-type="float">
            <text:p>1,653.1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3/2016</text:p>
          </table:table-cell>
          <table:table-cell office:value-type="percentage" office:value="0.0653" calcext:value-type="percentage">
            <text:p>6.53%</text:p>
          </table:table-cell>
          <table:table-cell table:style-name="ce11" office:value-type="percentage" office:value="0.0659" calcext:value-type="percentage">
            <text:p>6.59%</text:p>
          </table:table-cell>
          <table:table-cell table:style-name="ce14" office:value-type="float" office:value="1673.03" calcext:value-type="float">
            <text:p>1,673.03</text:p>
          </table:table-cell>
          <table:table-cell table:style-name="ce14" office:value-type="float" office:value="1665.15" calcext:value-type="float">
            <text:p>1,665.15</text:p>
          </table:table-cell>
          <table:table-cell office:value-type="float" office:value="1664.21" calcext:value-type="float">
            <text:p>1,664.2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3/2016</text:p>
          </table:table-cell>
          <table:table-cell office:value-type="percentage" office:value="0.0679" calcext:value-type="percentage">
            <text:p>6.79%</text:p>
          </table:table-cell>
          <table:table-cell table:style-name="ce11" office:value-type="percentage" office:value="0.0685" calcext:value-type="percentage">
            <text:p>6.85%</text:p>
          </table:table-cell>
          <table:table-cell table:style-name="ce14" office:value-type="float" office:value="1639.88" calcext:value-type="float">
            <text:p>1,639.88</text:p>
          </table:table-cell>
          <table:table-cell table:style-name="ce14" office:value-type="float" office:value="1632.18" calcext:value-type="float">
            <text:p>1,632.18</text:p>
          </table:table-cell>
          <table:table-cell office:value-type="float" office:value="1631.47" calcext:value-type="float">
            <text:p>1,631.4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3/2016</text:p>
          </table:table-cell>
          <table:table-cell office:value-type="percentage" office:value="0.0702" calcext:value-type="percentage">
            <text:p>7.02%</text:p>
          </table:table-cell>
          <table:table-cell table:style-name="ce11" office:value-type="percentage" office:value="0.0708" calcext:value-type="percentage">
            <text:p>7.08%</text:p>
          </table:table-cell>
          <table:table-cell table:style-name="ce14" office:value-type="float" office:value="1611.28" calcext:value-type="float">
            <text:p>1,611.28</text:p>
          </table:table-cell>
          <table:table-cell table:style-name="ce14" office:value-type="float" office:value="1603.73" calcext:value-type="float">
            <text:p>1,603.73</text:p>
          </table:table-cell>
          <table:table-cell office:value-type="float" office:value="1603.02" calcext:value-type="float">
            <text:p>1,603.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3/2016</text:p>
          </table:table-cell>
          <table:table-cell office:value-type="percentage" office:value="0.0675" calcext:value-type="percentage">
            <text:p>6.75%</text:p>
          </table:table-cell>
          <table:table-cell table:style-name="ce11" office:value-type="percentage" office:value="0.0681" calcext:value-type="percentage">
            <text:p>6.81%</text:p>
          </table:table-cell>
          <table:table-cell table:style-name="ce14" office:value-type="float" office:value="1646.44" calcext:value-type="float">
            <text:p>1,646.44</text:p>
          </table:table-cell>
          <table:table-cell table:style-name="ce14" office:value-type="float" office:value="1638.71" calcext:value-type="float">
            <text:p>1,638.71</text:p>
          </table:table-cell>
          <table:table-cell office:value-type="float" office:value="1638.01" calcext:value-type="float">
            <text:p>1,638.0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3/2016</text:p>
          </table:table-cell>
          <table:table-cell office:value-type="percentage" office:value="0.0659" calcext:value-type="percentage">
            <text:p>6.59%</text:p>
          </table:table-cell>
          <table:table-cell table:style-name="ce11" office:value-type="percentage" office:value="0.0665" calcext:value-type="percentage">
            <text:p>6.65%</text:p>
          </table:table-cell>
          <table:table-cell table:style-name="ce14" office:value-type="float" office:value="1668.51" calcext:value-type="float">
            <text:p>1,668.51</text:p>
          </table:table-cell>
          <table:table-cell table:style-name="ce14" office:value-type="float" office:value="1660.67" calcext:value-type="float">
            <text:p>1,660.67</text:p>
          </table:table-cell>
          <table:table-cell office:value-type="float" office:value="1659.41" calcext:value-type="float">
            <text:p>1,659.4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3/2016</text:p>
          </table:table-cell>
          <table:table-cell office:value-type="percentage" office:value="0.0649" calcext:value-type="percentage">
            <text:p>6.49%</text:p>
          </table:table-cell>
          <table:table-cell table:style-name="ce11" office:value-type="percentage" office:value="0.0655" calcext:value-type="percentage">
            <text:p>6.55%</text:p>
          </table:table-cell>
          <table:table-cell table:style-name="ce14" office:value-type="float" office:value="1682.36" calcext:value-type="float">
            <text:p>1,682.36</text:p>
          </table:table-cell>
          <table:table-cell table:style-name="ce14" office:value-type="float" office:value="1674.46" calcext:value-type="float">
            <text:p>1,674.46</text:p>
          </table:table-cell>
          <table:table-cell office:value-type="float" office:value="1673.75" calcext:value-type="float">
            <text:p>1,673.7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3/2016</text:p>
          </table:table-cell>
          <table:table-cell office:value-type="percentage" office:value="0.0636" calcext:value-type="percentage">
            <text:p>6.36%</text:p>
          </table:table-cell>
          <table:table-cell table:style-name="ce11" office:value-type="percentage" office:value="0.0642" calcext:value-type="percentage">
            <text:p>6.42%</text:p>
          </table:table-cell>
          <table:table-cell table:style-name="ce14" office:value-type="float" office:value="1700.35" calcext:value-type="float">
            <text:p>1,700.35</text:p>
          </table:table-cell>
          <table:table-cell table:style-name="ce14" office:value-type="float" office:value="1692.35" calcext:value-type="float">
            <text:p>1,692.35</text:p>
          </table:table-cell>
          <table:table-cell office:value-type="float" office:value="1691.65" calcext:value-type="float">
            <text:p>1,691.6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3/2016</text:p>
          </table:table-cell>
          <table:table-cell office:value-type="percentage" office:value="0.062" calcext:value-type="percentage">
            <text:p>6.20%</text:p>
          </table:table-cell>
          <table:table-cell table:style-name="ce11" office:value-type="percentage" office:value="0.0626" calcext:value-type="percentage">
            <text:p>6.26%</text:p>
          </table:table-cell>
          <table:table-cell table:style-name="ce14" office:value-type="float" office:value="1722.58" calcext:value-type="float">
            <text:p>1,722.58</text:p>
          </table:table-cell>
          <table:table-cell table:style-name="ce14" office:value-type="float" office:value="1714.47" calcext:value-type="float">
            <text:p>1,714.47</text:p>
          </table:table-cell>
          <table:table-cell office:value-type="float" office:value="1713.77" calcext:value-type="float">
            <text:p>1,713.7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3/2016</text:p>
          </table:table-cell>
          <table:table-cell office:value-type="percentage" office:value="0.0651" calcext:value-type="percentage">
            <text:p>6.51%</text:p>
          </table:table-cell>
          <table:table-cell table:style-name="ce11" office:value-type="percentage" office:value="0.0657" calcext:value-type="percentage">
            <text:p>6.57%</text:p>
          </table:table-cell>
          <table:table-cell table:style-name="ce14" office:value-type="float" office:value="1682.32" calcext:value-type="float">
            <text:p>1,682.32</text:p>
          </table:table-cell>
          <table:table-cell table:style-name="ce14" office:value-type="float" office:value="1674.43" calcext:value-type="float">
            <text:p>1,674.43</text:p>
          </table:table-cell>
          <table:table-cell office:value-type="float" office:value="1672.99" calcext:value-type="float">
            <text:p>1,672.9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3/2016</text:p>
          </table:table-cell>
          <table:table-cell office:value-type="percentage" office:value="0.0641" calcext:value-type="percentage">
            <text:p>6.41%</text:p>
          </table:table-cell>
          <table:table-cell table:style-name="ce11" office:value-type="percentage" office:value="0.0647" calcext:value-type="percentage">
            <text:p>6.47%</text:p>
          </table:table-cell>
          <table:table-cell table:style-name="ce14" office:value-type="float" office:value="1696.25" calcext:value-type="float">
            <text:p>1,696.25</text:p>
          </table:table-cell>
          <table:table-cell table:style-name="ce14" office:value-type="float" office:value="1688.29" calcext:value-type="float">
            <text:p>1,688.29</text:p>
          </table:table-cell>
          <table:table-cell office:value-type="float" office:value="1687.61" calcext:value-type="float">
            <text:p>1,687.6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3/2016</text:p>
          </table:table-cell>
          <table:table-cell office:value-type="percentage" office:value="0.0636" calcext:value-type="percentage">
            <text:p>6.36%</text:p>
          </table:table-cell>
          <table:table-cell table:style-name="ce11" office:value-type="percentage" office:value="0.0642" calcext:value-type="percentage">
            <text:p>6.42%</text:p>
          </table:table-cell>
          <table:table-cell table:style-name="ce14" office:value-type="float" office:value="1703.6" calcext:value-type="float">
            <text:p>1,703.60</text:p>
          </table:table-cell>
          <table:table-cell table:style-name="ce14" office:value-type="float" office:value="1695.6" calcext:value-type="float">
            <text:p>1,695.60</text:p>
          </table:table-cell>
          <table:table-cell office:value-type="float" office:value="1694.92" calcext:value-type="float">
            <text:p>1,694.9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3/2016</text:p>
          </table:table-cell>
          <table:table-cell office:value-type="percentage" office:value="0.0631" calcext:value-type="percentage">
            <text:p>6.31%</text:p>
          </table:table-cell>
          <table:table-cell table:style-name="ce11" office:value-type="percentage" office:value="0.0637" calcext:value-type="percentage">
            <text:p>6.37%</text:p>
          </table:table-cell>
          <table:table-cell table:style-name="ce14" office:value-type="float" office:value="1710.97" calcext:value-type="float">
            <text:p>1,710.97</text:p>
          </table:table-cell>
          <table:table-cell table:style-name="ce14" office:value-type="float" office:value="1702.93" calcext:value-type="float">
            <text:p>1,702.93</text:p>
          </table:table-cell>
          <table:table-cell office:value-type="float" office:value="1702.26" calcext:value-type="float">
            <text:p>1,702.2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1/03/2016</text:p>
          </table:table-cell>
          <table:table-cell office:value-type="percentage" office:value="0.065" calcext:value-type="percentage">
            <text:p>6.50%</text:p>
          </table:table-cell>
          <table:table-cell table:style-name="ce11" office:value-type="percentage" office:value="0.0656" calcext:value-type="percentage">
            <text:p>6.56%</text:p>
          </table:table-cell>
          <table:table-cell table:style-name="ce14" office:value-type="float" office:value="1686.35" calcext:value-type="float">
            <text:p>1,686.35</text:p>
          </table:table-cell>
          <table:table-cell table:style-name="ce14" office:value-type="float" office:value="1678.45" calcext:value-type="float">
            <text:p>1,678.45</text:p>
          </table:table-cell>
          <table:table-cell office:value-type="float" office:value="1677.77" calcext:value-type="float">
            <text:p>1,677.7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04/2016</text:p>
          </table:table-cell>
          <table:table-cell office:value-type="percentage" office:value="0.0652" calcext:value-type="percentage">
            <text:p>6.52%</text:p>
          </table:table-cell>
          <table:table-cell table:style-name="ce11" office:value-type="percentage" office:value="0.0658" calcext:value-type="percentage">
            <text:p>6.58%</text:p>
          </table:table-cell>
          <table:table-cell table:style-name="ce14" office:value-type="float" office:value="1684.9" calcext:value-type="float">
            <text:p>1,684.90</text:p>
          </table:table-cell>
          <table:table-cell table:style-name="ce14" office:value-type="float" office:value="1677.01" calcext:value-type="float">
            <text:p>1,677.01</text:p>
          </table:table-cell>
          <table:table-cell office:value-type="float" office:value="1675.82" calcext:value-type="float">
            <text:p>1,675.8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4/2016</text:p>
          </table:table-cell>
          <table:table-cell office:value-type="percentage" office:value="0.0646" calcext:value-type="percentage">
            <text:p>6.46%</text:p>
          </table:table-cell>
          <table:table-cell table:style-name="ce11" office:value-type="percentage" office:value="0.0652" calcext:value-type="percentage">
            <text:p>6.52%</text:p>
          </table:table-cell>
          <table:table-cell table:style-name="ce14" office:value-type="float" office:value="1693.5" calcext:value-type="float">
            <text:p>1,693.50</text:p>
          </table:table-cell>
          <table:table-cell table:style-name="ce14" office:value-type="float" office:value="1685.57" calcext:value-type="float">
            <text:p>1,685.57</text:p>
          </table:table-cell>
          <table:table-cell office:value-type="float" office:value="1684.9" calcext:value-type="float">
            <text:p>1,684.9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4/2016</text:p>
          </table:table-cell>
          <table:table-cell office:value-type="percentage" office:value="0.0663" calcext:value-type="percentage">
            <text:p>6.63%</text:p>
          </table:table-cell>
          <table:table-cell table:style-name="ce11" office:value-type="percentage" office:value="0.0669" calcext:value-type="percentage">
            <text:p>6.69%</text:p>
          </table:table-cell>
          <table:table-cell table:style-name="ce14" office:value-type="float" office:value="1671.82" calcext:value-type="float">
            <text:p>1,671.82</text:p>
          </table:table-cell>
          <table:table-cell table:style-name="ce14" office:value-type="float" office:value="1664.01" calcext:value-type="float">
            <text:p>1,664.01</text:p>
          </table:table-cell>
          <table:table-cell office:value-type="float" office:value="1663.33" calcext:value-type="float">
            <text:p>1,663.3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4/2016</text:p>
          </table:table-cell>
          <table:table-cell office:value-type="percentage" office:value="0.0663" calcext:value-type="percentage">
            <text:p>6.63%</text:p>
          </table:table-cell>
          <table:table-cell table:style-name="ce11" office:value-type="percentage" office:value="0.0669" calcext:value-type="percentage">
            <text:p>6.69%</text:p>
          </table:table-cell>
          <table:table-cell table:style-name="ce14" office:value-type="float" office:value="1672.5" calcext:value-type="float">
            <text:p>1,672.50</text:p>
          </table:table-cell>
          <table:table-cell table:style-name="ce14" office:value-type="float" office:value="1664.69" calcext:value-type="float">
            <text:p>1,664.69</text:p>
          </table:table-cell>
          <table:table-cell office:value-type="float" office:value="1664.01" calcext:value-type="float">
            <text:p>1,664.0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4/2016</text:p>
          </table:table-cell>
          <table:table-cell office:value-type="percentage" office:value="0.0669" calcext:value-type="percentage">
            <text:p>6.69%</text:p>
          </table:table-cell>
          <table:table-cell table:style-name="ce11" office:value-type="percentage" office:value="0.0675" calcext:value-type="percentage">
            <text:p>6.75%</text:p>
          </table:table-cell>
          <table:table-cell table:style-name="ce14" office:value-type="float" office:value="1665.37" calcext:value-type="float">
            <text:p>1,665.37</text:p>
          </table:table-cell>
          <table:table-cell table:style-name="ce14" office:value-type="float" office:value="1657.6" calcext:value-type="float">
            <text:p>1,657.60</text:p>
          </table:table-cell>
          <table:table-cell office:value-type="float" office:value="1656.92" calcext:value-type="float">
            <text:p>1,656.9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4/2016</text:p>
          </table:table-cell>
          <table:table-cell office:value-type="percentage" office:value="0.0659" calcext:value-type="percentage">
            <text:p>6.59%</text:p>
          </table:table-cell>
          <table:table-cell table:style-name="ce11" office:value-type="percentage" office:value="0.0665" calcext:value-type="percentage">
            <text:p>6.65%</text:p>
          </table:table-cell>
          <table:table-cell table:style-name="ce14" office:value-type="float" office:value="1679.02" calcext:value-type="float">
            <text:p>1,679.02</text:p>
          </table:table-cell>
          <table:table-cell table:style-name="ce14" office:value-type="float" office:value="1671.18" calcext:value-type="float">
            <text:p>1,671.18</text:p>
          </table:table-cell>
          <table:table-cell office:value-type="float" office:value="1670.06" calcext:value-type="float">
            <text:p>1,670.0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4/2016</text:p>
          </table:table-cell>
          <table:table-cell office:value-type="percentage" office:value="0.0649" calcext:value-type="percentage">
            <text:p>6.49%</text:p>
          </table:table-cell>
          <table:table-cell table:style-name="ce11" office:value-type="percentage" office:value="0.0655" calcext:value-type="percentage">
            <text:p>6.55%</text:p>
          </table:table-cell>
          <table:table-cell table:style-name="ce14" office:value-type="float" office:value="1692.82" calcext:value-type="float">
            <text:p>1,692.82</text:p>
          </table:table-cell>
          <table:table-cell table:style-name="ce14" office:value-type="float" office:value="1684.92" calcext:value-type="float">
            <text:p>1,684.92</text:p>
          </table:table-cell>
          <table:table-cell office:value-type="float" office:value="1684.26" calcext:value-type="float">
            <text:p>1,684.2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4/2016</text:p>
          </table:table-cell>
          <table:table-cell office:value-type="percentage" office:value="0.0637" calcext:value-type="percentage">
            <text:p>6.37%</text:p>
          </table:table-cell>
          <table:table-cell table:style-name="ce11" office:value-type="percentage" office:value="0.0643" calcext:value-type="percentage">
            <text:p>6.43%</text:p>
          </table:table-cell>
          <table:table-cell table:style-name="ce14" office:value-type="float" office:value="1709.41" calcext:value-type="float">
            <text:p>1,709.41</text:p>
          </table:table-cell>
          <table:table-cell table:style-name="ce14" office:value-type="float" office:value="1701.43" calcext:value-type="float">
            <text:p>1,701.43</text:p>
          </table:table-cell>
          <table:table-cell office:value-type="float" office:value="1700.77" calcext:value-type="float">
            <text:p>1,700.7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4/2016</text:p>
          </table:table-cell>
          <table:table-cell office:value-type="percentage" office:value="0.0632" calcext:value-type="percentage">
            <text:p>6.32%</text:p>
          </table:table-cell>
          <table:table-cell table:style-name="ce11" office:value-type="percentage" office:value="0.0638" calcext:value-type="percentage">
            <text:p>6.38%</text:p>
          </table:table-cell>
          <table:table-cell table:style-name="ce14" office:value-type="float" office:value="1716.76" calcext:value-type="float">
            <text:p>1,716.76</text:p>
          </table:table-cell>
          <table:table-cell table:style-name="ce14" office:value-type="float" office:value="1708.74" calcext:value-type="float">
            <text:p>1,708.74</text:p>
          </table:table-cell>
          <table:table-cell office:value-type="float" office:value="1708.08" calcext:value-type="float">
            <text:p>1,708.0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4/2016</text:p>
          </table:table-cell>
          <table:table-cell office:value-type="percentage" office:value="0.0613" calcext:value-type="percentage">
            <text:p>6.13%</text:p>
          </table:table-cell>
          <table:table-cell table:style-name="ce11" office:value-type="percentage" office:value="0.0619" calcext:value-type="percentage">
            <text:p>6.19%</text:p>
          </table:table-cell>
          <table:table-cell table:style-name="ce14" office:value-type="float" office:value="1743.09" calcext:value-type="float">
            <text:p>1,743.09</text:p>
          </table:table-cell>
          <table:table-cell table:style-name="ce14" office:value-type="float" office:value="1734.94" calcext:value-type="float">
            <text:p>1,734.94</text:p>
          </table:table-cell>
          <table:table-cell office:value-type="float" office:value="1734.28" calcext:value-type="float">
            <text:p>1,734.2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4/2016</text:p>
          </table:table-cell>
          <table:table-cell office:value-type="percentage" office:value="0.0614" calcext:value-type="percentage">
            <text:p>6.14%</text:p>
          </table:table-cell>
          <table:table-cell table:style-name="ce11" office:value-type="percentage" office:value="0.062" calcext:value-type="percentage">
            <text:p>6.20%</text:p>
          </table:table-cell>
          <table:table-cell table:style-name="ce14" office:value-type="float" office:value="1743.15" calcext:value-type="float">
            <text:p>1,743.15</text:p>
          </table:table-cell>
          <table:table-cell table:style-name="ce14" office:value-type="float" office:value="1735" calcext:value-type="float">
            <text:p>1,735.00</text:p>
          </table:table-cell>
          <table:table-cell office:value-type="float" office:value="1733.58" calcext:value-type="float">
            <text:p>1,733.5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4/2016</text:p>
          </table:table-cell>
          <table:table-cell office:value-type="percentage" office:value="0.0603" calcext:value-type="percentage">
            <text:p>6.03%</text:p>
          </table:table-cell>
          <table:table-cell table:style-name="ce11" office:value-type="percentage" office:value="0.0609" calcext:value-type="percentage">
            <text:p>6.09%</text:p>
          </table:table-cell>
          <table:table-cell table:style-name="ce14" office:value-type="float" office:value="1758.95" calcext:value-type="float">
            <text:p>1,758.95</text:p>
          </table:table-cell>
          <table:table-cell table:style-name="ce14" office:value-type="float" office:value="1750.72" calcext:value-type="float">
            <text:p>1,750.72</text:p>
          </table:table-cell>
          <table:table-cell office:value-type="float" office:value="1749.98" calcext:value-type="float">
            <text:p>1,749.9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4/2016</text:p>
          </table:table-cell>
          <table:table-cell office:value-type="percentage" office:value="0.0602" calcext:value-type="percentage">
            <text:p>6.02%</text:p>
          </table:table-cell>
          <table:table-cell table:style-name="ce11" office:value-type="percentage" office:value="0.0608" calcext:value-type="percentage">
            <text:p>6.08%</text:p>
          </table:table-cell>
          <table:table-cell table:style-name="ce14" office:value-type="float" office:value="1761.08" calcext:value-type="float">
            <text:p>1,761.08</text:p>
          </table:table-cell>
          <table:table-cell table:style-name="ce14" office:value-type="float" office:value="1752.84" calcext:value-type="float">
            <text:p>1,752.84</text:p>
          </table:table-cell>
          <table:table-cell office:value-type="float" office:value="1752.09" calcext:value-type="float">
            <text:p>1,752.0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4/2016</text:p>
          </table:table-cell>
          <table:table-cell office:value-type="percentage" office:value="0.0614" calcext:value-type="percentage">
            <text:p>6.14%</text:p>
          </table:table-cell>
          <table:table-cell table:style-name="ce11" office:value-type="percentage" office:value="0.062" calcext:value-type="percentage">
            <text:p>6.20%</text:p>
          </table:table-cell>
          <table:table-cell table:style-name="ce14" office:value-type="float" office:value="1745.73" calcext:value-type="float">
            <text:p>1,745.73</text:p>
          </table:table-cell>
          <table:table-cell table:style-name="ce14" office:value-type="float" office:value="1737.58" calcext:value-type="float">
            <text:p>1,737.58</text:p>
          </table:table-cell>
          <table:table-cell office:value-type="float" office:value="1736.5" calcext:value-type="float">
            <text:p>1,736.5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4/2016</text:p>
          </table:table-cell>
          <table:table-cell office:value-type="percentage" office:value="0.0621" calcext:value-type="percentage">
            <text:p>6.21%</text:p>
          </table:table-cell>
          <table:table-cell table:style-name="ce11" office:value-type="percentage" office:value="0.0627" calcext:value-type="percentage">
            <text:p>6.27%</text:p>
          </table:table-cell>
          <table:table-cell table:style-name="ce14" office:value-type="float" office:value="1737.42" calcext:value-type="float">
            <text:p>1,737.42</text:p>
          </table:table-cell>
          <table:table-cell table:style-name="ce14" office:value-type="float" office:value="1729.31" calcext:value-type="float">
            <text:p>1,729.31</text:p>
          </table:table-cell>
          <table:table-cell office:value-type="float" office:value="1727.97" calcext:value-type="float">
            <text:p>1,727.9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4/2016</text:p>
          </table:table-cell>
          <table:table-cell office:value-type="percentage" office:value="0.0627" calcext:value-type="percentage">
            <text:p>6.27%</text:p>
          </table:table-cell>
          <table:table-cell table:style-name="ce11" office:value-type="percentage" office:value="0.0633" calcext:value-type="percentage">
            <text:p>6.33%</text:p>
          </table:table-cell>
          <table:table-cell table:style-name="ce14" office:value-type="float" office:value="1730.04" calcext:value-type="float">
            <text:p>1,730.04</text:p>
          </table:table-cell>
          <table:table-cell table:style-name="ce14" office:value-type="float" office:value="1721.98" calcext:value-type="float">
            <text:p>1,721.98</text:p>
          </table:table-cell>
          <table:table-cell office:value-type="float" office:value="1721.25" calcext:value-type="float">
            <text:p>1,721.2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4/2016</text:p>
          </table:table-cell>
          <table:table-cell office:value-type="percentage" office:value="0.0625" calcext:value-type="percentage">
            <text:p>6.25%</text:p>
          </table:table-cell>
          <table:table-cell table:style-name="ce11" office:value-type="percentage" office:value="0.0631" calcext:value-type="percentage">
            <text:p>6.31%</text:p>
          </table:table-cell>
          <table:table-cell table:style-name="ce14" office:value-type="float" office:value="1733.46" calcext:value-type="float">
            <text:p>1,733.46</text:p>
          </table:table-cell>
          <table:table-cell table:style-name="ce14" office:value-type="float" office:value="1725.39" calcext:value-type="float">
            <text:p>1,725.39</text:p>
          </table:table-cell>
          <table:table-cell office:value-type="float" office:value="1724.66" calcext:value-type="float">
            <text:p>1,724.6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4/2016</text:p>
          </table:table-cell>
          <table:table-cell office:value-type="percentage" office:value="0.063" calcext:value-type="percentage">
            <text:p>6.30%</text:p>
          </table:table-cell>
          <table:table-cell table:style-name="ce11" office:value-type="percentage" office:value="0.0636" calcext:value-type="percentage">
            <text:p>6.36%</text:p>
          </table:table-cell>
          <table:table-cell table:style-name="ce14" office:value-type="float" office:value="1727.46" calcext:value-type="float">
            <text:p>1,727.46</text:p>
          </table:table-cell>
          <table:table-cell table:style-name="ce14" office:value-type="float" office:value="1719.42" calcext:value-type="float">
            <text:p>1,719.42</text:p>
          </table:table-cell>
          <table:table-cell office:value-type="float" office:value="1718.69" calcext:value-type="float">
            <text:p>1,718.6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4/2016</text:p>
          </table:table-cell>
          <table:table-cell office:value-type="percentage" office:value="0.0618" calcext:value-type="percentage">
            <text:p>6.18%</text:p>
          </table:table-cell>
          <table:table-cell table:style-name="ce11" office:value-type="percentage" office:value="0.0624" calcext:value-type="percentage">
            <text:p>6.24%</text:p>
          </table:table-cell>
          <table:table-cell table:style-name="ce14" office:value-type="float" office:value="1744.39" calcext:value-type="float">
            <text:p>1,744.39</text:p>
          </table:table-cell>
          <table:table-cell table:style-name="ce14" office:value-type="float" office:value="1736.27" calcext:value-type="float">
            <text:p>1,736.27</text:p>
          </table:table-cell>
          <table:table-cell office:value-type="float" office:value="1735.54" calcext:value-type="float">
            <text:p>1,735.5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4/2016</text:p>
          </table:table-cell>
          <table:table-cell office:value-type="percentage" office:value="0.0624" calcext:value-type="percentage">
            <text:p>6.24%</text:p>
          </table:table-cell>
          <table:table-cell table:style-name="ce11" office:value-type="percentage" office:value="0.063" calcext:value-type="percentage">
            <text:p>6.30%</text:p>
          </table:table-cell>
          <table:table-cell table:style-name="ce14" office:value-type="float" office:value="1737.62" calcext:value-type="float">
            <text:p>1,737.62</text:p>
          </table:table-cell>
          <table:table-cell table:style-name="ce14" office:value-type="float" office:value="1729.54" calcext:value-type="float">
            <text:p>1,729.54</text:p>
          </table:table-cell>
          <table:table-cell office:value-type="float" office:value="1728.19" calcext:value-type="float">
            <text:p>1,728.1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5/2016</text:p>
          </table:table-cell>
          <table:table-cell office:value-type="percentage" office:value="0.0603" calcext:value-type="percentage">
            <text:p>6.03%</text:p>
          </table:table-cell>
          <table:table-cell table:style-name="ce11" office:value-type="percentage" office:value="0.0609" calcext:value-type="percentage">
            <text:p>6.09%</text:p>
          </table:table-cell>
          <table:table-cell table:style-name="ce14" office:value-type="float" office:value="1766.98" calcext:value-type="float">
            <text:p>1,766.98</text:p>
          </table:table-cell>
          <table:table-cell table:style-name="ce14" office:value-type="float" office:value="1758.74" calcext:value-type="float">
            <text:p>1,758.74</text:p>
          </table:table-cell>
          <table:table-cell office:value-type="float" office:value="1758.02" calcext:value-type="float">
            <text:p>1,758.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5/2016</text:p>
          </table:table-cell>
          <table:table-cell office:value-type="percentage" office:value="0.061" calcext:value-type="percentage">
            <text:p>6.10%</text:p>
          </table:table-cell>
          <table:table-cell table:style-name="ce11" office:value-type="percentage" office:value="0.0616" calcext:value-type="percentage">
            <text:p>6.16%</text:p>
          </table:table-cell>
          <table:table-cell table:style-name="ce14" office:value-type="float" office:value="1758.11" calcext:value-type="float">
            <text:p>1,758.11</text:p>
          </table:table-cell>
          <table:table-cell table:style-name="ce14" office:value-type="float" office:value="1749.93" calcext:value-type="float">
            <text:p>1,749.93</text:p>
          </table:table-cell>
          <table:table-cell office:value-type="float" office:value="1749.2" calcext:value-type="float">
            <text:p>1,749.2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5/2016</text:p>
          </table:table-cell>
          <table:table-cell office:value-type="percentage" office:value="0.0606" calcext:value-type="percentage">
            <text:p>6.06%</text:p>
          </table:table-cell>
          <table:table-cell table:style-name="ce11" office:value-type="percentage" office:value="0.0612" calcext:value-type="percentage">
            <text:p>6.12%</text:p>
          </table:table-cell>
          <table:table-cell table:style-name="ce14" office:value-type="float" office:value="1764.31" calcext:value-type="float">
            <text:p>1,764.31</text:p>
          </table:table-cell>
          <table:table-cell table:style-name="ce14" office:value-type="float" office:value="1756.1" calcext:value-type="float">
            <text:p>1,756.10</text:p>
          </table:table-cell>
          <table:table-cell office:value-type="float" office:value="1755.38" calcext:value-type="float">
            <text:p>1,755.3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5/2016</text:p>
          </table:table-cell>
          <table:table-cell office:value-type="percentage" office:value="0.0611" calcext:value-type="percentage">
            <text:p>6.11%</text:p>
          </table:table-cell>
          <table:table-cell table:style-name="ce11" office:value-type="percentage" office:value="0.0617" calcext:value-type="percentage">
            <text:p>6.17%</text:p>
          </table:table-cell>
          <table:table-cell table:style-name="ce14" office:value-type="float" office:value="1758.2" calcext:value-type="float">
            <text:p>1,758.20</text:p>
          </table:table-cell>
          <table:table-cell table:style-name="ce14" office:value-type="float" office:value="1750.03" calcext:value-type="float">
            <text:p>1,750.03</text:p>
          </table:table-cell>
          <table:table-cell office:value-type="float" office:value="1749.29" calcext:value-type="float">
            <text:p>1,749.2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5/2016</text:p>
          </table:table-cell>
          <table:table-cell office:value-type="percentage" office:value="0.0603" calcext:value-type="percentage">
            <text:p>6.03%</text:p>
          </table:table-cell>
          <table:table-cell table:style-name="ce11" office:value-type="percentage" office:value="0.0609" calcext:value-type="percentage">
            <text:p>6.09%</text:p>
          </table:table-cell>
          <table:table-cell table:style-name="ce14" office:value-type="float" office:value="1771.51" calcext:value-type="float">
            <text:p>1,771.51</text:p>
          </table:table-cell>
          <table:table-cell table:style-name="ce14" office:value-type="float" office:value="1763.27" calcext:value-type="float">
            <text:p>1,763.27</text:p>
          </table:table-cell>
          <table:table-cell office:value-type="float" office:value="1761.79" calcext:value-type="float">
            <text:p>1,761.7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5/2016</text:p>
          </table:table-cell>
          <table:table-cell office:value-type="percentage" office:value="0.0604" calcext:value-type="percentage">
            <text:p>6.04%</text:p>
          </table:table-cell>
          <table:table-cell table:style-name="ce11" office:value-type="percentage" office:value="0.061" calcext:value-type="percentage">
            <text:p>6.10%</text:p>
          </table:table-cell>
          <table:table-cell table:style-name="ce14" office:value-type="float" office:value="1770.91" calcext:value-type="float">
            <text:p>1,770.91</text:p>
          </table:table-cell>
          <table:table-cell table:style-name="ce14" office:value-type="float" office:value="1762.68" calcext:value-type="float">
            <text:p>1,762.68</text:p>
          </table:table-cell>
          <table:table-cell office:value-type="float" office:value="1761.9" calcext:value-type="float">
            <text:p>1,761.9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5/2016</text:p>
          </table:table-cell>
          <table:table-cell office:value-type="percentage" office:value="0.0611" calcext:value-type="percentage">
            <text:p>6.11%</text:p>
          </table:table-cell>
          <table:table-cell table:style-name="ce11" office:value-type="percentage" office:value="0.0617" calcext:value-type="percentage">
            <text:p>6.17%</text:p>
          </table:table-cell>
          <table:table-cell table:style-name="ce14" office:value-type="float" office:value="1762.08" calcext:value-type="float">
            <text:p>1,762.08</text:p>
          </table:table-cell>
          <table:table-cell table:style-name="ce14" office:value-type="float" office:value="1753.9" calcext:value-type="float">
            <text:p>1,753.90</text:p>
          </table:table-cell>
          <table:table-cell office:value-type="float" office:value="1753.13" calcext:value-type="float">
            <text:p>1,753.1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5/2016</text:p>
          </table:table-cell>
          <table:table-cell office:value-type="percentage" office:value="0.0583" calcext:value-type="percentage">
            <text:p>5.83%</text:p>
          </table:table-cell>
          <table:table-cell table:style-name="ce11" office:value-type="percentage" office:value="0.0589" calcext:value-type="percentage">
            <text:p>5.89%</text:p>
          </table:table-cell>
          <table:table-cell table:style-name="ce14" office:value-type="float" office:value="1801.59" calcext:value-type="float">
            <text:p>1,801.59</text:p>
          </table:table-cell>
          <table:table-cell table:style-name="ce14" office:value-type="float" office:value="1793.21" calcext:value-type="float">
            <text:p>1,793.21</text:p>
          </table:table-cell>
          <table:table-cell office:value-type="float" office:value="1792.44" calcext:value-type="float">
            <text:p>1,792.4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5/2016</text:p>
          </table:table-cell>
          <table:table-cell office:value-type="percentage" office:value="0.0586" calcext:value-type="percentage">
            <text:p>5.86%</text:p>
          </table:table-cell>
          <table:table-cell table:style-name="ce11" office:value-type="percentage" office:value="0.0592" calcext:value-type="percentage">
            <text:p>5.92%</text:p>
          </table:table-cell>
          <table:table-cell table:style-name="ce14" office:value-type="float" office:value="1798.17" calcext:value-type="float">
            <text:p>1,798.17</text:p>
          </table:table-cell>
          <table:table-cell table:style-name="ce14" office:value-type="float" office:value="1789.81" calcext:value-type="float">
            <text:p>1,789.81</text:p>
          </table:table-cell>
          <table:table-cell office:value-type="float" office:value="1789.04" calcext:value-type="float">
            <text:p>1,789.0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5/2016</text:p>
          </table:table-cell>
          <table:table-cell office:value-type="percentage" office:value="0.058" calcext:value-type="percentage">
            <text:p>5.80%</text:p>
          </table:table-cell>
          <table:table-cell table:style-name="ce11" office:value-type="percentage" office:value="0.0586" calcext:value-type="percentage">
            <text:p>5.86%</text:p>
          </table:table-cell>
          <table:table-cell table:style-name="ce14" office:value-type="float" office:value="1808.09" calcext:value-type="float">
            <text:p>1,808.09</text:p>
          </table:table-cell>
          <table:table-cell table:style-name="ce14" office:value-type="float" office:value="1799.69" calcext:value-type="float">
            <text:p>1,799.69</text:p>
          </table:table-cell>
          <table:table-cell office:value-type="float" office:value="1798.17" calcext:value-type="float">
            <text:p>1,798.1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5/2016</text:p>
          </table:table-cell>
          <table:table-cell office:value-type="percentage" office:value="0.0574" calcext:value-type="percentage">
            <text:p>5.74%</text:p>
          </table:table-cell>
          <table:table-cell table:style-name="ce11" office:value-type="percentage" office:value="0.058" calcext:value-type="percentage">
            <text:p>5.80%</text:p>
          </table:table-cell>
          <table:table-cell table:style-name="ce14" office:value-type="float" office:value="1817.34" calcext:value-type="float">
            <text:p>1,817.34</text:p>
          </table:table-cell>
          <table:table-cell table:style-name="ce14" office:value-type="float" office:value="1808.89" calcext:value-type="float">
            <text:p>1,808.89</text:p>
          </table:table-cell>
          <table:table-cell office:value-type="float" office:value="1808.09" calcext:value-type="float">
            <text:p>1,808.0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5/2016</text:p>
          </table:table-cell>
          <table:table-cell office:value-type="percentage" office:value="0.057" calcext:value-type="percentage">
            <text:p>5.70%</text:p>
          </table:table-cell>
          <table:table-cell table:style-name="ce11" office:value-type="percentage" office:value="0.0576" calcext:value-type="percentage">
            <text:p>5.76%</text:p>
          </table:table-cell>
          <table:table-cell table:style-name="ce14" office:value-type="float" office:value="1823.79" calcext:value-type="float">
            <text:p>1,823.79</text:p>
          </table:table-cell>
          <table:table-cell table:style-name="ce14" office:value-type="float" office:value="1815.31" calcext:value-type="float">
            <text:p>1,815.31</text:p>
          </table:table-cell>
          <table:table-cell office:value-type="float" office:value="1814.52" calcext:value-type="float">
            <text:p>1,814.5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5/2016</text:p>
          </table:table-cell>
          <table:table-cell office:value-type="percentage" office:value="0.0572" calcext:value-type="percentage">
            <text:p>5.72%</text:p>
          </table:table-cell>
          <table:table-cell table:style-name="ce11" office:value-type="percentage" office:value="0.0578" calcext:value-type="percentage">
            <text:p>5.78%</text:p>
          </table:table-cell>
          <table:table-cell table:style-name="ce14" office:value-type="float" office:value="1821.75" calcext:value-type="float">
            <text:p>1,821.75</text:p>
          </table:table-cell>
          <table:table-cell table:style-name="ce14" office:value-type="float" office:value="1813.29" calcext:value-type="float">
            <text:p>1,813.29</text:p>
          </table:table-cell>
          <table:table-cell office:value-type="float" office:value="1812.5" calcext:value-type="float">
            <text:p>1,812.5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5/2016</text:p>
          </table:table-cell>
          <table:table-cell office:value-type="percentage" office:value="0.0585" calcext:value-type="percentage">
            <text:p>5.85%</text:p>
          </table:table-cell>
          <table:table-cell table:style-name="ce11" office:value-type="percentage" office:value="0.0591" calcext:value-type="percentage">
            <text:p>5.91%</text:p>
          </table:table-cell>
          <table:table-cell table:style-name="ce14" office:value-type="float" office:value="1804.27" calcext:value-type="float">
            <text:p>1,804.27</text:p>
          </table:table-cell>
          <table:table-cell table:style-name="ce14" office:value-type="float" office:value="1795.9" calcext:value-type="float">
            <text:p>1,795.90</text:p>
          </table:table-cell>
          <table:table-cell office:value-type="float" office:value="1795.1" calcext:value-type="float">
            <text:p>1,795.1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5/2016</text:p>
          </table:table-cell>
          <table:table-cell office:value-type="percentage" office:value="0.0578" calcext:value-type="percentage">
            <text:p>5.78%</text:p>
          </table:table-cell>
          <table:table-cell table:style-name="ce11" office:value-type="percentage" office:value="0.0584" calcext:value-type="percentage">
            <text:p>5.84%</text:p>
          </table:table-cell>
          <table:table-cell table:style-name="ce14" office:value-type="float" office:value="1815.66" calcext:value-type="float">
            <text:p>1,815.66</text:p>
          </table:table-cell>
          <table:table-cell table:style-name="ce14" office:value-type="float" office:value="1807.24" calcext:value-type="float">
            <text:p>1,807.24</text:p>
          </table:table-cell>
          <table:table-cell office:value-type="float" office:value="1805.67" calcext:value-type="float">
            <text:p>1,805.6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5/2016</text:p>
          </table:table-cell>
          <table:table-cell office:value-type="percentage" office:value="0.0589" calcext:value-type="percentage">
            <text:p>5.89%</text:p>
          </table:table-cell>
          <table:table-cell table:style-name="ce11" office:value-type="percentage" office:value="0.0595" calcext:value-type="percentage">
            <text:p>5.95%</text:p>
          </table:table-cell>
          <table:table-cell table:style-name="ce14" office:value-type="float" office:value="1801.47" calcext:value-type="float">
            <text:p>1,801.47</text:p>
          </table:table-cell>
          <table:table-cell table:style-name="ce14" office:value-type="float" office:value="1793.13" calcext:value-type="float">
            <text:p>1,793.13</text:p>
          </table:table-cell>
          <table:table-cell office:value-type="float" office:value="1792.28" calcext:value-type="float">
            <text:p>1,792.2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5/2016</text:p>
          </table:table-cell>
          <table:table-cell office:value-type="percentage" office:value="0.0602" calcext:value-type="percentage">
            <text:p>6.02%</text:p>
          </table:table-cell>
          <table:table-cell table:style-name="ce11" office:value-type="percentage" office:value="0.0608" calcext:value-type="percentage">
            <text:p>6.08%</text:p>
          </table:table-cell>
          <table:table-cell table:style-name="ce14" office:value-type="float" office:value="1784.29" calcext:value-type="float">
            <text:p>1,784.29</text:p>
          </table:table-cell>
          <table:table-cell table:style-name="ce14" office:value-type="float" office:value="1776.04" calcext:value-type="float">
            <text:p>1,776.04</text:p>
          </table:table-cell>
          <table:table-cell office:value-type="float" office:value="1775.2" calcext:value-type="float">
            <text:p>1,775.2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5/2016</text:p>
          </table:table-cell>
          <table:table-cell office:value-type="percentage" office:value="0.0604" calcext:value-type="percentage">
            <text:p>6.04%</text:p>
          </table:table-cell>
          <table:table-cell table:style-name="ce11" office:value-type="percentage" office:value="0.061" calcext:value-type="percentage">
            <text:p>6.10%</text:p>
          </table:table-cell>
          <table:table-cell table:style-name="ce14" office:value-type="float" office:value="1782.81" calcext:value-type="float">
            <text:p>1,782.81</text:p>
          </table:table-cell>
          <table:table-cell table:style-name="ce14" office:value-type="float" office:value="1774.57" calcext:value-type="float">
            <text:p>1,774.57</text:p>
          </table:table-cell>
          <table:table-cell office:value-type="float" office:value="1773.3" calcext:value-type="float">
            <text:p>1,773.3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5/2016</text:p>
          </table:table-cell>
          <table:table-cell office:value-type="percentage" office:value="0.0608" calcext:value-type="percentage">
            <text:p>6.08%</text:p>
          </table:table-cell>
          <table:table-cell table:style-name="ce11" office:value-type="percentage" office:value="0.0614" calcext:value-type="percentage">
            <text:p>6.14%</text:p>
          </table:table-cell>
          <table:table-cell table:style-name="ce14" office:value-type="float" office:value="1779.02" calcext:value-type="float">
            <text:p>1,779.02</text:p>
          </table:table-cell>
          <table:table-cell table:style-name="ce14" office:value-type="float" office:value="1770.81" calcext:value-type="float">
            <text:p>1,770.81</text:p>
          </table:table-cell>
          <table:table-cell office:value-type="float" office:value="1769.11" calcext:value-type="float">
            <text:p>1,769.1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5/2016</text:p>
          </table:table-cell>
          <table:table-cell office:value-type="percentage" office:value="0.0615" calcext:value-type="percentage">
            <text:p>6.15%</text:p>
          </table:table-cell>
          <table:table-cell table:style-name="ce11" office:value-type="percentage" office:value="0.0621" calcext:value-type="percentage">
            <text:p>6.21%</text:p>
          </table:table-cell>
          <table:table-cell table:style-name="ce14" office:value-type="float" office:value="1770.29" calcext:value-type="float">
            <text:p>1,770.29</text:p>
          </table:table-cell>
          <table:table-cell table:style-name="ce14" office:value-type="float" office:value="1762.12" calcext:value-type="float">
            <text:p>1,762.12</text:p>
          </table:table-cell>
          <table:table-cell office:value-type="float" office:value="1761.28" calcext:value-type="float">
            <text:p>1,761.2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1/05/2016</text:p>
          </table:table-cell>
          <table:table-cell office:value-type="percentage" office:value="0.061" calcext:value-type="percentage">
            <text:p>6.10%</text:p>
          </table:table-cell>
          <table:table-cell table:style-name="ce11" office:value-type="percentage" office:value="0.0616" calcext:value-type="percentage">
            <text:p>6.16%</text:p>
          </table:table-cell>
          <table:table-cell table:style-name="ce14" office:value-type="float" office:value="1777.97" calcext:value-type="float">
            <text:p>1,777.97</text:p>
          </table:table-cell>
          <table:table-cell table:style-name="ce14" office:value-type="float" office:value="1769.77" calcext:value-type="float">
            <text:p>1,769.77</text:p>
          </table:table-cell>
          <table:table-cell office:value-type="float" office:value="1768.92" calcext:value-type="float">
            <text:p>1,768.9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06/2016</text:p>
          </table:table-cell>
          <table:table-cell office:value-type="percentage" office:value="0.0611" calcext:value-type="percentage">
            <text:p>6.11%</text:p>
          </table:table-cell>
          <table:table-cell table:style-name="ce11" office:value-type="percentage" office:value="0.0617" calcext:value-type="percentage">
            <text:p>6.17%</text:p>
          </table:table-cell>
          <table:table-cell table:style-name="ce14" office:value-type="float" office:value="1777.44" calcext:value-type="float">
            <text:p>1,777.44</text:p>
          </table:table-cell>
          <table:table-cell table:style-name="ce14" office:value-type="float" office:value="1769.25" calcext:value-type="float">
            <text:p>1,769.25</text:p>
          </table:table-cell>
          <table:table-cell office:value-type="float" office:value="1768.41" calcext:value-type="float">
            <text:p>1,768.4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6/2016</text:p>
          </table:table-cell>
          <table:table-cell office:value-type="percentage" office:value="0.0612" calcext:value-type="percentage">
            <text:p>6.12%</text:p>
          </table:table-cell>
          <table:table-cell table:style-name="ce11" office:value-type="percentage" office:value="0.0618" calcext:value-type="percentage">
            <text:p>6.18%</text:p>
          </table:table-cell>
          <table:table-cell table:style-name="ce14" office:value-type="float" office:value="1776.92" calcext:value-type="float">
            <text:p>1,776.92</text:p>
          </table:table-cell>
          <table:table-cell table:style-name="ce14" office:value-type="float" office:value="1768.74" calcext:value-type="float">
            <text:p>1,768.74</text:p>
          </table:table-cell>
          <table:table-cell office:value-type="float" office:value="1767.89" calcext:value-type="float">
            <text:p>1,767.8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6/2016</text:p>
          </table:table-cell>
          <table:table-cell office:value-type="percentage" office:value="0.0605" calcext:value-type="percentage">
            <text:p>6.05%</text:p>
          </table:table-cell>
          <table:table-cell table:style-name="ce11" office:value-type="percentage" office:value="0.0611" calcext:value-type="percentage">
            <text:p>6.11%</text:p>
          </table:table-cell>
          <table:table-cell table:style-name="ce14" office:value-type="float" office:value="1788.23" calcext:value-type="float">
            <text:p>1,788.23</text:p>
          </table:table-cell>
          <table:table-cell table:style-name="ce14" office:value-type="float" office:value="1780" calcext:value-type="float">
            <text:p>1,780.00</text:p>
          </table:table-cell>
          <table:table-cell office:value-type="float" office:value="1778.29" calcext:value-type="float">
            <text:p>1,778.2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6/2016</text:p>
          </table:table-cell>
          <table:table-cell office:value-type="percentage" office:value="0.0592" calcext:value-type="percentage">
            <text:p>5.92%</text:p>
          </table:table-cell>
          <table:table-cell table:style-name="ce11" office:value-type="percentage" office:value="0.0598" calcext:value-type="percentage">
            <text:p>5.98%</text:p>
          </table:table-cell>
          <table:table-cell table:style-name="ce14" office:value-type="float" office:value="1807.08" calcext:value-type="float">
            <text:p>1,807.08</text:p>
          </table:table-cell>
          <table:table-cell table:style-name="ce14" office:value-type="float" office:value="1798.74" calcext:value-type="float">
            <text:p>1,798.74</text:p>
          </table:table-cell>
          <table:table-cell office:value-type="float" office:value="1797.9" calcext:value-type="float">
            <text:p>1,797.9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6/2016</text:p>
          </table:table-cell>
          <table:table-cell office:value-type="percentage" office:value="0.0594" calcext:value-type="percentage">
            <text:p>5.94%</text:p>
          </table:table-cell>
          <table:table-cell table:style-name="ce11" office:value-type="percentage" office:value="0.06" calcext:value-type="percentage">
            <text:p>6.00%</text:p>
          </table:table-cell>
          <table:table-cell table:style-name="ce14" office:value-type="float" office:value="1805.14" calcext:value-type="float">
            <text:p>1,805.14</text:p>
          </table:table-cell>
          <table:table-cell table:style-name="ce14" office:value-type="float" office:value="1796.83" calcext:value-type="float">
            <text:p>1,796.83</text:p>
          </table:table-cell>
          <table:table-cell office:value-type="float" office:value="1795.98" calcext:value-type="float">
            <text:p>1,795.9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6/2016</text:p>
          </table:table-cell>
          <table:table-cell office:value-type="percentage" office:value="0.0602" calcext:value-type="percentage">
            <text:p>6.02%</text:p>
          </table:table-cell>
          <table:table-cell table:style-name="ce11" office:value-type="percentage" office:value="0.0608" calcext:value-type="percentage">
            <text:p>6.08%</text:p>
          </table:table-cell>
          <table:table-cell table:style-name="ce14" office:value-type="float" office:value="1795.35" calcext:value-type="float">
            <text:p>1,795.35</text:p>
          </table:table-cell>
          <table:table-cell table:style-name="ce14" office:value-type="float" office:value="1787.09" calcext:value-type="float">
            <text:p>1,787.09</text:p>
          </table:table-cell>
          <table:table-cell office:value-type="float" office:value="1786.22" calcext:value-type="float">
            <text:p>1,786.2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6/2016</text:p>
          </table:table-cell>
          <table:table-cell office:value-type="percentage" office:value="0.0598" calcext:value-type="percentage">
            <text:p>5.98%</text:p>
          </table:table-cell>
          <table:table-cell table:style-name="ce11" office:value-type="percentage" office:value="0.0604" calcext:value-type="percentage">
            <text:p>6.04%</text:p>
          </table:table-cell>
          <table:table-cell table:style-name="ce14" office:value-type="float" office:value="1801.74" calcext:value-type="float">
            <text:p>1,801.74</text:p>
          </table:table-cell>
          <table:table-cell table:style-name="ce14" office:value-type="float" office:value="1793.45" calcext:value-type="float">
            <text:p>1,793.45</text:p>
          </table:table-cell>
          <table:table-cell office:value-type="float" office:value="1792.59" calcext:value-type="float">
            <text:p>1,792.5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6/2016</text:p>
          </table:table-cell>
          <table:table-cell office:value-type="percentage" office:value="0.0601" calcext:value-type="percentage">
            <text:p>6.01%</text:p>
          </table:table-cell>
          <table:table-cell table:style-name="ce11" office:value-type="percentage" office:value="0.0607" calcext:value-type="percentage">
            <text:p>6.07%</text:p>
          </table:table-cell>
          <table:table-cell table:style-name="ce14" office:value-type="float" office:value="1799.36" calcext:value-type="float">
            <text:p>1,799.36</text:p>
          </table:table-cell>
          <table:table-cell table:style-name="ce14" office:value-type="float" office:value="1791.09" calcext:value-type="float">
            <text:p>1,791.09</text:p>
          </table:table-cell>
          <table:table-cell office:value-type="float" office:value="1789.32" calcext:value-type="float">
            <text:p>1,789.3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6/2016</text:p>
          </table:table-cell>
          <table:table-cell office:value-type="percentage" office:value="0.061" calcext:value-type="percentage">
            <text:p>6.10%</text:p>
          </table:table-cell>
          <table:table-cell table:style-name="ce11" office:value-type="percentage" office:value="0.0616" calcext:value-type="percentage">
            <text:p>6.16%</text:p>
          </table:table-cell>
          <table:table-cell table:style-name="ce14" office:value-type="float" office:value="1787.84" calcext:value-type="float">
            <text:p>1,787.84</text:p>
          </table:table-cell>
          <table:table-cell table:style-name="ce14" office:value-type="float" office:value="1779.63" calcext:value-type="float">
            <text:p>1,779.63</text:p>
          </table:table-cell>
          <table:table-cell office:value-type="float" office:value="1778.76" calcext:value-type="float">
            <text:p>1,778.7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6/2016</text:p>
          </table:table-cell>
          <table:table-cell office:value-type="percentage" office:value="0.0605" calcext:value-type="percentage">
            <text:p>6.05%</text:p>
          </table:table-cell>
          <table:table-cell table:style-name="ce11" office:value-type="percentage" office:value="0.0611" calcext:value-type="percentage">
            <text:p>6.11%</text:p>
          </table:table-cell>
          <table:table-cell table:style-name="ce14" office:value-type="float" office:value="1795.58" calcext:value-type="float">
            <text:p>1,795.58</text:p>
          </table:table-cell>
          <table:table-cell table:style-name="ce14" office:value-type="float" office:value="1787.33" calcext:value-type="float">
            <text:p>1,787.33</text:p>
          </table:table-cell>
          <table:table-cell office:value-type="float" office:value="1786.47" calcext:value-type="float">
            <text:p>1,786.4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6/2016</text:p>
          </table:table-cell>
          <table:table-cell office:value-type="percentage" office:value="0.0603" calcext:value-type="percentage">
            <text:p>6.03%</text:p>
          </table:table-cell>
          <table:table-cell table:style-name="ce11" office:value-type="percentage" office:value="0.0609" calcext:value-type="percentage">
            <text:p>6.09%</text:p>
          </table:table-cell>
          <table:table-cell table:style-name="ce14" office:value-type="float" office:value="1798.96" calcext:value-type="float">
            <text:p>1,798.96</text:p>
          </table:table-cell>
          <table:table-cell table:style-name="ce14" office:value-type="float" office:value="1790.7" calcext:value-type="float">
            <text:p>1,790.70</text:p>
          </table:table-cell>
          <table:table-cell office:value-type="float" office:value="1790.08" calcext:value-type="float">
            <text:p>1,790.0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6/2016</text:p>
          </table:table-cell>
          <table:table-cell office:value-type="percentage" office:value="0.0603" calcext:value-type="percentage">
            <text:p>6.03%</text:p>
          </table:table-cell>
          <table:table-cell table:style-name="ce11" office:value-type="percentage" office:value="0.0609" calcext:value-type="percentage">
            <text:p>6.09%</text:p>
          </table:table-cell>
          <table:table-cell table:style-name="ce14" office:value-type="float" office:value="1799.58" calcext:value-type="float">
            <text:p>1,799.58</text:p>
          </table:table-cell>
          <table:table-cell table:style-name="ce14" office:value-type="float" office:value="1791.32" calcext:value-type="float">
            <text:p>1,791.32</text:p>
          </table:table-cell>
          <table:table-cell office:value-type="float" office:value="1790.7" calcext:value-type="float">
            <text:p>1,790.7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6/2016</text:p>
          </table:table-cell>
          <table:table-cell office:value-type="percentage" office:value="0.0608" calcext:value-type="percentage">
            <text:p>6.08%</text:p>
          </table:table-cell>
          <table:table-cell table:style-name="ce11" office:value-type="percentage" office:value="0.0614" calcext:value-type="percentage">
            <text:p>6.14%</text:p>
          </table:table-cell>
          <table:table-cell table:style-name="ce14" office:value-type="float" office:value="1793.72" calcext:value-type="float">
            <text:p>1,793.72</text:p>
          </table:table-cell>
          <table:table-cell table:style-name="ce14" office:value-type="float" office:value="1785.5" calcext:value-type="float">
            <text:p>1,785.50</text:p>
          </table:table-cell>
          <table:table-cell office:value-type="float" office:value="1784.48" calcext:value-type="float">
            <text:p>1,784.4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6/2016</text:p>
          </table:table-cell>
          <table:table-cell office:value-type="percentage" office:value="0.0609" calcext:value-type="percentage">
            <text:p>6.09%</text:p>
          </table:table-cell>
          <table:table-cell table:style-name="ce11" office:value-type="percentage" office:value="0.0615" calcext:value-type="percentage">
            <text:p>6.15%</text:p>
          </table:table-cell>
          <table:table-cell table:style-name="ce14" office:value-type="float" office:value="1792.97" calcext:value-type="float">
            <text:p>1,792.97</text:p>
          </table:table-cell>
          <table:table-cell table:style-name="ce14" office:value-type="float" office:value="1784.76" calcext:value-type="float">
            <text:p>1,784.76</text:p>
          </table:table-cell>
          <table:table-cell office:value-type="float" office:value="1784.14" calcext:value-type="float">
            <text:p>1,784.1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6/2016</text:p>
          </table:table-cell>
          <table:table-cell office:value-type="percentage" office:value="0.0613" calcext:value-type="percentage">
            <text:p>6.13%</text:p>
          </table:table-cell>
          <table:table-cell table:style-name="ce11" office:value-type="percentage" office:value="0.0619" calcext:value-type="percentage">
            <text:p>6.19%</text:p>
          </table:table-cell>
          <table:table-cell table:style-name="ce14" office:value-type="float" office:value="1788.12" calcext:value-type="float">
            <text:p>1,788.12</text:p>
          </table:table-cell>
          <table:table-cell table:style-name="ce14" office:value-type="float" office:value="1779.94" calcext:value-type="float">
            <text:p>1,779.94</text:p>
          </table:table-cell>
          <table:table-cell office:value-type="float" office:value="1779.31" calcext:value-type="float">
            <text:p>1,779.3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6/2016</text:p>
          </table:table-cell>
          <table:table-cell office:value-type="percentage" office:value="0.0616" calcext:value-type="percentage">
            <text:p>6.16%</text:p>
          </table:table-cell>
          <table:table-cell table:style-name="ce11" office:value-type="percentage" office:value="0.0622" calcext:value-type="percentage">
            <text:p>6.22%</text:p>
          </table:table-cell>
          <table:table-cell table:style-name="ce14" office:value-type="float" office:value="1784.74" calcext:value-type="float">
            <text:p>1,784.74</text:p>
          </table:table-cell>
          <table:table-cell table:style-name="ce14" office:value-type="float" office:value="1776.58" calcext:value-type="float">
            <text:p>1,776.58</text:p>
          </table:table-cell>
          <table:table-cell office:value-type="float" office:value="1775.94" calcext:value-type="float">
            <text:p>1,775.9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6/2016</text:p>
          </table:table-cell>
          <table:table-cell office:value-type="percentage" office:value="0.0615" calcext:value-type="percentage">
            <text:p>6.15%</text:p>
          </table:table-cell>
          <table:table-cell table:style-name="ce11" office:value-type="percentage" office:value="0.0621" calcext:value-type="percentage">
            <text:p>6.21%</text:p>
          </table:table-cell>
          <table:table-cell table:style-name="ce14" office:value-type="float" office:value="1786.74" calcext:value-type="float">
            <text:p>1,786.74</text:p>
          </table:table-cell>
          <table:table-cell table:style-name="ce14" office:value-type="float" office:value="1778.58" calcext:value-type="float">
            <text:p>1,778.58</text:p>
          </table:table-cell>
          <table:table-cell office:value-type="float" office:value="1777.94" calcext:value-type="float">
            <text:p>1,777.9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6/2016</text:p>
          </table:table-cell>
          <table:table-cell office:value-type="percentage" office:value="0.0614" calcext:value-type="percentage">
            <text:p>6.14%</text:p>
          </table:table-cell>
          <table:table-cell table:style-name="ce11" office:value-type="percentage" office:value="0.062" calcext:value-type="percentage">
            <text:p>6.20%</text:p>
          </table:table-cell>
          <table:table-cell table:style-name="ce14" office:value-type="float" office:value="1789.18" calcext:value-type="float">
            <text:p>1,789.18</text:p>
          </table:table-cell>
          <table:table-cell table:style-name="ce14" office:value-type="float" office:value="1781" calcext:value-type="float">
            <text:p>1,781.00</text:p>
          </table:table-cell>
          <table:table-cell office:value-type="float" office:value="1779.93" calcext:value-type="float">
            <text:p>1,779.9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6/2016</text:p>
          </table:table-cell>
          <table:table-cell office:value-type="percentage" office:value="0.0608" calcext:value-type="percentage">
            <text:p>6.08%</text:p>
          </table:table-cell>
          <table:table-cell table:style-name="ce11" office:value-type="percentage" office:value="0.0614" calcext:value-type="percentage">
            <text:p>6.14%</text:p>
          </table:table-cell>
          <table:table-cell table:style-name="ce14" office:value-type="float" office:value="1798.03" calcext:value-type="float">
            <text:p>1,798.03</text:p>
          </table:table-cell>
          <table:table-cell table:style-name="ce14" office:value-type="float" office:value="1789.81" calcext:value-type="float">
            <text:p>1,789.81</text:p>
          </table:table-cell>
          <table:table-cell office:value-type="float" office:value="1789.18" calcext:value-type="float">
            <text:p>1,789.1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6/2016</text:p>
          </table:table-cell>
          <table:table-cell office:value-type="percentage" office:value="0.0601" calcext:value-type="percentage">
            <text:p>6.01%</text:p>
          </table:table-cell>
          <table:table-cell table:style-name="ce11" office:value-type="percentage" office:value="0.0607" calcext:value-type="percentage">
            <text:p>6.07%</text:p>
          </table:table-cell>
          <table:table-cell table:style-name="ce14" office:value-type="float" office:value="1808.3" calcext:value-type="float">
            <text:p>1,808.30</text:p>
          </table:table-cell>
          <table:table-cell table:style-name="ce14" office:value-type="float" office:value="1800.04" calcext:value-type="float">
            <text:p>1,800.04</text:p>
          </table:table-cell>
          <table:table-cell office:value-type="float" office:value="1799.4" calcext:value-type="float">
            <text:p>1,799.4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6/2016</text:p>
          </table:table-cell>
          <table:table-cell office:value-type="percentage" office:value="0.0596" calcext:value-type="percentage">
            <text:p>5.96%</text:p>
          </table:table-cell>
          <table:table-cell table:style-name="ce11" office:value-type="percentage" office:value="0.0602" calcext:value-type="percentage">
            <text:p>6.02%</text:p>
          </table:table-cell>
          <table:table-cell table:style-name="ce14" office:value-type="float" office:value="1815.86" calcext:value-type="float">
            <text:p>1,815.86</text:p>
          </table:table-cell>
          <table:table-cell table:style-name="ce14" office:value-type="float" office:value="1807.56" calcext:value-type="float">
            <text:p>1,807.56</text:p>
          </table:table-cell>
          <table:table-cell office:value-type="float" office:value="1806.92" calcext:value-type="float">
            <text:p>1,806.9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6/2016</text:p>
          </table:table-cell>
          <table:table-cell office:value-type="percentage" office:value="0.0616" calcext:value-type="percentage">
            <text:p>6.16%</text:p>
          </table:table-cell>
          <table:table-cell table:style-name="ce11" office:value-type="percentage" office:value="0.0622" calcext:value-type="percentage">
            <text:p>6.22%</text:p>
          </table:table-cell>
          <table:table-cell table:style-name="ce14" office:value-type="float" office:value="1789" calcext:value-type="float">
            <text:p>1,789.00</text:p>
          </table:table-cell>
          <table:table-cell table:style-name="ce14" office:value-type="float" office:value="1780.84" calcext:value-type="float">
            <text:p>1,780.84</text:p>
          </table:table-cell>
          <table:table-cell office:value-type="float" office:value="1780.2" calcext:value-type="float">
            <text:p>1,780.2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07/2016</text:p>
          </table:table-cell>
          <table:table-cell office:value-type="percentage" office:value="0.0617" calcext:value-type="percentage">
            <text:p>6.17%</text:p>
          </table:table-cell>
          <table:table-cell table:style-name="ce11" office:value-type="percentage" office:value="0.0623" calcext:value-type="percentage">
            <text:p>6.23%</text:p>
          </table:table-cell>
          <table:table-cell table:style-name="ce14" office:value-type="float" office:value="1788.7" calcext:value-type="float">
            <text:p>1,788.70</text:p>
          </table:table-cell>
          <table:table-cell table:style-name="ce14" office:value-type="float" office:value="1780.55" calcext:value-type="float">
            <text:p>1,780.55</text:p>
          </table:table-cell>
          <table:table-cell office:value-type="float" office:value="1779.49" calcext:value-type="float">
            <text:p>1,779.4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7/2016</text:p>
          </table:table-cell>
          <table:table-cell office:value-type="percentage" office:value="0.0609" calcext:value-type="percentage">
            <text:p>6.09%</text:p>
          </table:table-cell>
          <table:table-cell table:style-name="ce11" office:value-type="percentage" office:value="0.0615" calcext:value-type="percentage">
            <text:p>6.15%</text:p>
          </table:table-cell>
          <table:table-cell table:style-name="ce14" office:value-type="float" office:value="1800.27" calcext:value-type="float">
            <text:p>1,800.27</text:p>
          </table:table-cell>
          <table:table-cell table:style-name="ce14" office:value-type="float" office:value="1792.07" calcext:value-type="float">
            <text:p>1,792.07</text:p>
          </table:table-cell>
          <table:table-cell office:value-type="float" office:value="1791.43" calcext:value-type="float">
            <text:p>1,791.4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7/2016</text:p>
          </table:table-cell>
          <table:table-cell office:value-type="percentage" office:value="0.0615" calcext:value-type="percentage">
            <text:p>6.15%</text:p>
          </table:table-cell>
          <table:table-cell table:style-name="ce11" office:value-type="percentage" office:value="0.0621" calcext:value-type="percentage">
            <text:p>6.21%</text:p>
          </table:table-cell>
          <table:table-cell table:style-name="ce14" office:value-type="float" office:value="1792.71" calcext:value-type="float">
            <text:p>1,792.71</text:p>
          </table:table-cell>
          <table:table-cell table:style-name="ce14" office:value-type="float" office:value="1784.54" calcext:value-type="float">
            <text:p>1,784.54</text:p>
          </table:table-cell>
          <table:table-cell office:value-type="float" office:value="1783.9" calcext:value-type="float">
            <text:p>1,783.9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7/2016</text:p>
          </table:table-cell>
          <table:table-cell office:value-type="percentage" office:value="0.062" calcext:value-type="percentage">
            <text:p>6.20%</text:p>
          </table:table-cell>
          <table:table-cell table:style-name="ce11" office:value-type="percentage" office:value="0.0626" calcext:value-type="percentage">
            <text:p>6.26%</text:p>
          </table:table-cell>
          <table:table-cell table:style-name="ce14" office:value-type="float" office:value="1786.54" calcext:value-type="float">
            <text:p>1,786.54</text:p>
          </table:table-cell>
          <table:table-cell table:style-name="ce14" office:value-type="float" office:value="1778.42" calcext:value-type="float">
            <text:p>1,778.42</text:p>
          </table:table-cell>
          <table:table-cell office:value-type="float" office:value="1777.78" calcext:value-type="float">
            <text:p>1,777.7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7/2016</text:p>
          </table:table-cell>
          <table:table-cell office:value-type="percentage" office:value="0.0622" calcext:value-type="percentage">
            <text:p>6.22%</text:p>
          </table:table-cell>
          <table:table-cell table:style-name="ce11" office:value-type="percentage" office:value="0.0628" calcext:value-type="percentage">
            <text:p>6.28%</text:p>
          </table:table-cell>
          <table:table-cell table:style-name="ce14" office:value-type="float" office:value="1784.47" calcext:value-type="float">
            <text:p>1,784.47</text:p>
          </table:table-cell>
          <table:table-cell table:style-name="ce14" office:value-type="float" office:value="1776.36" calcext:value-type="float">
            <text:p>1,776.36</text:p>
          </table:table-cell>
          <table:table-cell office:value-type="float" office:value="1775.72" calcext:value-type="float">
            <text:p>1,775.7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7/2016</text:p>
          </table:table-cell>
          <table:table-cell office:value-type="percentage" office:value="0.0625" calcext:value-type="percentage">
            <text:p>6.25%</text:p>
          </table:table-cell>
          <table:table-cell table:style-name="ce11" office:value-type="percentage" office:value="0.0631" calcext:value-type="percentage">
            <text:p>6.31%</text:p>
          </table:table-cell>
          <table:table-cell table:style-name="ce14" office:value-type="float" office:value="1781.32" calcext:value-type="float">
            <text:p>1,781.32</text:p>
          </table:table-cell>
          <table:table-cell table:style-name="ce14" office:value-type="float" office:value="1773.23" calcext:value-type="float">
            <text:p>1,773.23</text:p>
          </table:table-cell>
          <table:table-cell office:value-type="float" office:value="1772.18" calcext:value-type="float">
            <text:p>1,772.1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7/2016</text:p>
          </table:table-cell>
          <table:table-cell office:value-type="percentage" office:value="0.0618" calcext:value-type="percentage">
            <text:p>6.18%</text:p>
          </table:table-cell>
          <table:table-cell table:style-name="ce11" office:value-type="percentage" office:value="0.0624" calcext:value-type="percentage">
            <text:p>6.24%</text:p>
          </table:table-cell>
          <table:table-cell table:style-name="ce14" office:value-type="float" office:value="1791.45" calcext:value-type="float">
            <text:p>1,791.45</text:p>
          </table:table-cell>
          <table:table-cell table:style-name="ce14" office:value-type="float" office:value="1783.31" calcext:value-type="float">
            <text:p>1,783.31</text:p>
          </table:table-cell>
          <table:table-cell office:value-type="float" office:value="1782.68" calcext:value-type="float">
            <text:p>1,782.6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7/2016</text:p>
          </table:table-cell>
          <table:table-cell office:value-type="percentage" office:value="0.0619" calcext:value-type="percentage">
            <text:p>6.19%</text:p>
          </table:table-cell>
          <table:table-cell table:style-name="ce11" office:value-type="percentage" office:value="0.0625" calcext:value-type="percentage">
            <text:p>6.25%</text:p>
          </table:table-cell>
          <table:table-cell table:style-name="ce14" office:value-type="float" office:value="1790.73" calcext:value-type="float">
            <text:p>1,790.73</text:p>
          </table:table-cell>
          <table:table-cell table:style-name="ce14" office:value-type="float" office:value="1782.6" calcext:value-type="float">
            <text:p>1,782.60</text:p>
          </table:table-cell>
          <table:table-cell office:value-type="float" office:value="1781.96" calcext:value-type="float">
            <text:p>1,781.9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7/2016</text:p>
          </table:table-cell>
          <table:table-cell office:value-type="percentage" office:value="0.0616" calcext:value-type="percentage">
            <text:p>6.16%</text:p>
          </table:table-cell>
          <table:table-cell table:style-name="ce11" office:value-type="percentage" office:value="0.0622" calcext:value-type="percentage">
            <text:p>6.22%</text:p>
          </table:table-cell>
          <table:table-cell table:style-name="ce14" office:value-type="float" office:value="1795.44" calcext:value-type="float">
            <text:p>1,795.44</text:p>
          </table:table-cell>
          <table:table-cell table:style-name="ce14" office:value-type="float" office:value="1787.29" calcext:value-type="float">
            <text:p>1,787.29</text:p>
          </table:table-cell>
          <table:table-cell office:value-type="float" office:value="1786.66" calcext:value-type="float">
            <text:p>1,786.6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7/2016</text:p>
          </table:table-cell>
          <table:table-cell office:value-type="percentage" office:value="0.0611" calcext:value-type="percentage">
            <text:p>6.11%</text:p>
          </table:table-cell>
          <table:table-cell table:style-name="ce11" office:value-type="percentage" office:value="0.0617" calcext:value-type="percentage">
            <text:p>6.17%</text:p>
          </table:table-cell>
          <table:table-cell table:style-name="ce14" office:value-type="float" office:value="1802.9" calcext:value-type="float">
            <text:p>1,802.90</text:p>
          </table:table-cell>
          <table:table-cell table:style-name="ce14" office:value-type="float" office:value="1794.71" calcext:value-type="float">
            <text:p>1,794.71</text:p>
          </table:table-cell>
          <table:table-cell office:value-type="float" office:value="1794.08" calcext:value-type="float">
            <text:p>1,794.0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7/2016</text:p>
          </table:table-cell>
          <table:table-cell office:value-type="percentage" office:value="0.0604" calcext:value-type="percentage">
            <text:p>6.04%</text:p>
          </table:table-cell>
          <table:table-cell table:style-name="ce11" office:value-type="percentage" office:value="0.061" calcext:value-type="percentage">
            <text:p>6.10%</text:p>
          </table:table-cell>
          <table:table-cell table:style-name="ce14" office:value-type="float" office:value="1813.71" calcext:value-type="float">
            <text:p>1,813.71</text:p>
          </table:table-cell>
          <table:table-cell table:style-name="ce14" office:value-type="float" office:value="1805.47" calcext:value-type="float">
            <text:p>1,805.47</text:p>
          </table:table-cell>
          <table:table-cell office:value-type="float" office:value="1804.26" calcext:value-type="float">
            <text:p>1,804.2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7/2016</text:p>
          </table:table-cell>
          <table:table-cell office:value-type="percentage" office:value="0.0599" calcext:value-type="percentage">
            <text:p>5.99%</text:p>
          </table:table-cell>
          <table:table-cell table:style-name="ce11" office:value-type="percentage" office:value="0.0605" calcext:value-type="percentage">
            <text:p>6.05%</text:p>
          </table:table-cell>
          <table:table-cell table:style-name="ce14" office:value-type="float" office:value="1821.29" calcext:value-type="float">
            <text:p>1,821.29</text:p>
          </table:table-cell>
          <table:table-cell table:style-name="ce14" office:value-type="float" office:value="1813.02" calcext:value-type="float">
            <text:p>1,813.02</text:p>
          </table:table-cell>
          <table:table-cell office:value-type="float" office:value="1812.33" calcext:value-type="float">
            <text:p>1,812.3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7/2016</text:p>
          </table:table-cell>
          <table:table-cell office:value-type="percentage" office:value="0.0599" calcext:value-type="percentage">
            <text:p>5.99%</text:p>
          </table:table-cell>
          <table:table-cell table:style-name="ce11" office:value-type="percentage" office:value="0.0605" calcext:value-type="percentage">
            <text:p>6.05%</text:p>
          </table:table-cell>
          <table:table-cell table:style-name="ce14" office:value-type="float" office:value="1821.97" calcext:value-type="float">
            <text:p>1,821.97</text:p>
          </table:table-cell>
          <table:table-cell table:style-name="ce14" office:value-type="float" office:value="1813.7" calcext:value-type="float">
            <text:p>1,813.70</text:p>
          </table:table-cell>
          <table:table-cell office:value-type="float" office:value="1813.02" calcext:value-type="float">
            <text:p>1,813.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7/2016</text:p>
          </table:table-cell>
          <table:table-cell office:value-type="percentage" office:value="0.0605" calcext:value-type="percentage">
            <text:p>6.05%</text:p>
          </table:table-cell>
          <table:table-cell table:style-name="ce11" office:value-type="percentage" office:value="0.0611" calcext:value-type="percentage">
            <text:p>6.11%</text:p>
          </table:table-cell>
          <table:table-cell table:style-name="ce14" office:value-type="float" office:value="1814.39" calcext:value-type="float">
            <text:p>1,814.39</text:p>
          </table:table-cell>
          <table:table-cell table:style-name="ce14" office:value-type="float" office:value="1806.16" calcext:value-type="float">
            <text:p>1,806.16</text:p>
          </table:table-cell>
          <table:table-cell office:value-type="float" office:value="1805.48" calcext:value-type="float">
            <text:p>1,805.4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7/2016</text:p>
          </table:table-cell>
          <table:table-cell office:value-type="percentage" office:value="0.0601" calcext:value-type="percentage">
            <text:p>6.01%</text:p>
          </table:table-cell>
          <table:table-cell table:style-name="ce11" office:value-type="percentage" office:value="0.0607" calcext:value-type="percentage">
            <text:p>6.07%</text:p>
          </table:table-cell>
          <table:table-cell table:style-name="ce14" office:value-type="float" office:value="1820.58" calcext:value-type="float">
            <text:p>1,820.58</text:p>
          </table:table-cell>
          <table:table-cell table:style-name="ce14" office:value-type="float" office:value="1812.33" calcext:value-type="float">
            <text:p>1,812.33</text:p>
          </table:table-cell>
          <table:table-cell office:value-type="float" office:value="1811.64" calcext:value-type="float">
            <text:p>1,811.6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7/2016</text:p>
          </table:table-cell>
          <table:table-cell office:value-type="percentage" office:value="0.0603" calcext:value-type="percentage">
            <text:p>6.03%</text:p>
          </table:table-cell>
          <table:table-cell table:style-name="ce11" office:value-type="percentage" office:value="0.0609" calcext:value-type="percentage">
            <text:p>6.09%</text:p>
          </table:table-cell>
          <table:table-cell table:style-name="ce14" office:value-type="float" office:value="1818.92" calcext:value-type="float">
            <text:p>1,818.92</text:p>
          </table:table-cell>
          <table:table-cell table:style-name="ce14" office:value-type="float" office:value="1810.68" calcext:value-type="float">
            <text:p>1,810.68</text:p>
          </table:table-cell>
          <table:table-cell office:value-type="float" office:value="1809.51" calcext:value-type="float">
            <text:p>1,809.5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7/2016</text:p>
          </table:table-cell>
          <table:table-cell office:value-type="percentage" office:value="0.0604" calcext:value-type="percentage">
            <text:p>6.04%</text:p>
          </table:table-cell>
          <table:table-cell table:style-name="ce11" office:value-type="percentage" office:value="0.061" calcext:value-type="percentage">
            <text:p>6.10%</text:p>
          </table:table-cell>
          <table:table-cell table:style-name="ce14" office:value-type="float" office:value="1818.22" calcext:value-type="float">
            <text:p>1,818.22</text:p>
          </table:table-cell>
          <table:table-cell table:style-name="ce14" office:value-type="float" office:value="1809.99" calcext:value-type="float">
            <text:p>1,809.99</text:p>
          </table:table-cell>
          <table:table-cell office:value-type="float" office:value="1809.31" calcext:value-type="float">
            <text:p>1,809.3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7/2016</text:p>
          </table:table-cell>
          <table:table-cell office:value-type="percentage" office:value="0.0603" calcext:value-type="percentage">
            <text:p>6.03%</text:p>
          </table:table-cell>
          <table:table-cell table:style-name="ce11" office:value-type="percentage" office:value="0.0609" calcext:value-type="percentage">
            <text:p>6.09%</text:p>
          </table:table-cell>
          <table:table-cell table:style-name="ce14" office:value-type="float" office:value="1820.27" calcext:value-type="float">
            <text:p>1,820.27</text:p>
          </table:table-cell>
          <table:table-cell table:style-name="ce14" office:value-type="float" office:value="1812.03" calcext:value-type="float">
            <text:p>1,812.03</text:p>
          </table:table-cell>
          <table:table-cell office:value-type="float" office:value="1811.36" calcext:value-type="float">
            <text:p>1,811.3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7/2016</text:p>
          </table:table-cell>
          <table:table-cell office:value-type="percentage" office:value="0.0599" calcext:value-type="percentage">
            <text:p>5.99%</text:p>
          </table:table-cell>
          <table:table-cell table:style-name="ce11" office:value-type="percentage" office:value="0.0605" calcext:value-type="percentage">
            <text:p>6.05%</text:p>
          </table:table-cell>
          <table:table-cell table:style-name="ce14" office:value-type="float" office:value="1826.46" calcext:value-type="float">
            <text:p>1,826.46</text:p>
          </table:table-cell>
          <table:table-cell table:style-name="ce14" office:value-type="float" office:value="1818.19" calcext:value-type="float">
            <text:p>1,818.19</text:p>
          </table:table-cell>
          <table:table-cell office:value-type="float" office:value="1817.52" calcext:value-type="float">
            <text:p>1,817.5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7/2016</text:p>
          </table:table-cell>
          <table:table-cell office:value-type="percentage" office:value="0.0595" calcext:value-type="percentage">
            <text:p>5.95%</text:p>
          </table:table-cell>
          <table:table-cell table:style-name="ce11" office:value-type="percentage" office:value="0.0601" calcext:value-type="percentage">
            <text:p>6.01%</text:p>
          </table:table-cell>
          <table:table-cell table:style-name="ce14" office:value-type="float" office:value="1832.66" calcext:value-type="float">
            <text:p>1,832.66</text:p>
          </table:table-cell>
          <table:table-cell table:style-name="ce14" office:value-type="float" office:value="1824.37" calcext:value-type="float">
            <text:p>1,824.37</text:p>
          </table:table-cell>
          <table:table-cell office:value-type="float" office:value="1823.7" calcext:value-type="float">
            <text:p>1,823.7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7/2016</text:p>
          </table:table-cell>
          <table:table-cell office:value-type="percentage" office:value="0.0592" calcext:value-type="percentage">
            <text:p>5.92%</text:p>
          </table:table-cell>
          <table:table-cell table:style-name="ce11" office:value-type="percentage" office:value="0.0598" calcext:value-type="percentage">
            <text:p>5.98%</text:p>
          </table:table-cell>
          <table:table-cell table:style-name="ce14" office:value-type="float" office:value="1838.01" calcext:value-type="float">
            <text:p>1,838.01</text:p>
          </table:table-cell>
          <table:table-cell table:style-name="ce14" office:value-type="float" office:value="1829.7" calcext:value-type="float">
            <text:p>1,829.70</text:p>
          </table:table-cell>
          <table:table-cell office:value-type="float" office:value="1828.51" calcext:value-type="float">
            <text:p>1,828.5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08/2016</text:p>
          </table:table-cell>
          <table:table-cell office:value-type="percentage" office:value="0.0594" calcext:value-type="percentage">
            <text:p>5.94%</text:p>
          </table:table-cell>
          <table:table-cell table:style-name="ce11" office:value-type="percentage" office:value="0.06" calcext:value-type="percentage">
            <text:p>6.00%</text:p>
          </table:table-cell>
          <table:table-cell table:style-name="ce14" office:value-type="float" office:value="1835.91" calcext:value-type="float">
            <text:p>1,835.91</text:p>
          </table:table-cell>
          <table:table-cell table:style-name="ce14" office:value-type="float" office:value="1827.61" calcext:value-type="float">
            <text:p>1,827.61</text:p>
          </table:table-cell>
          <table:table-cell office:value-type="float" office:value="1826.93" calcext:value-type="float">
            <text:p>1,826.9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8/2016</text:p>
          </table:table-cell>
          <table:table-cell office:value-type="percentage" office:value="0.059" calcext:value-type="percentage">
            <text:p>5.90%</text:p>
          </table:table-cell>
          <table:table-cell table:style-name="ce11" office:value-type="percentage" office:value="0.0596" calcext:value-type="percentage">
            <text:p>5.96%</text:p>
          </table:table-cell>
          <table:table-cell table:style-name="ce14" office:value-type="float" office:value="1842.13" calcext:value-type="float">
            <text:p>1,842.13</text:p>
          </table:table-cell>
          <table:table-cell table:style-name="ce14" office:value-type="float" office:value="1833.81" calcext:value-type="float">
            <text:p>1,833.81</text:p>
          </table:table-cell>
          <table:table-cell office:value-type="float" office:value="1833.14" calcext:value-type="float">
            <text:p>1,833.1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8/2016</text:p>
          </table:table-cell>
          <table:table-cell office:value-type="percentage" office:value="0.0593" calcext:value-type="percentage">
            <text:p>5.93%</text:p>
          </table:table-cell>
          <table:table-cell table:style-name="ce11" office:value-type="percentage" office:value="0.0599" calcext:value-type="percentage">
            <text:p>5.99%</text:p>
          </table:table-cell>
          <table:table-cell table:style-name="ce14" office:value-type="float" office:value="1838.64" calcext:value-type="float">
            <text:p>1,838.64</text:p>
          </table:table-cell>
          <table:table-cell table:style-name="ce14" office:value-type="float" office:value="1830.34" calcext:value-type="float">
            <text:p>1,830.34</text:p>
          </table:table-cell>
          <table:table-cell office:value-type="float" office:value="1829.67" calcext:value-type="float">
            <text:p>1,829.6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8/2016</text:p>
          </table:table-cell>
          <table:table-cell office:value-type="percentage" office:value="0.059" calcext:value-type="percentage">
            <text:p>5.90%</text:p>
          </table:table-cell>
          <table:table-cell table:style-name="ce11" office:value-type="percentage" office:value="0.0596" calcext:value-type="percentage">
            <text:p>5.96%</text:p>
          </table:table-cell>
          <table:table-cell table:style-name="ce14" office:value-type="float" office:value="1843.48" calcext:value-type="float">
            <text:p>1,843.48</text:p>
          </table:table-cell>
          <table:table-cell table:style-name="ce14" office:value-type="float" office:value="1835.16" calcext:value-type="float">
            <text:p>1,835.16</text:p>
          </table:table-cell>
          <table:table-cell office:value-type="float" office:value="1834.48" calcext:value-type="float">
            <text:p>1,834.4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8/2016</text:p>
          </table:table-cell>
          <table:table-cell office:value-type="percentage" office:value="0.0587" calcext:value-type="percentage">
            <text:p>5.87%</text:p>
          </table:table-cell>
          <table:table-cell table:style-name="ce11" office:value-type="percentage" office:value="0.0593" calcext:value-type="percentage">
            <text:p>5.93%</text:p>
          </table:table-cell>
          <table:table-cell table:style-name="ce14" office:value-type="float" office:value="1848.85" calcext:value-type="float">
            <text:p>1,848.85</text:p>
          </table:table-cell>
          <table:table-cell table:style-name="ce14" office:value-type="float" office:value="1840.5" calcext:value-type="float">
            <text:p>1,840.50</text:p>
          </table:table-cell>
          <table:table-cell office:value-type="float" office:value="1839.32" calcext:value-type="float">
            <text:p>1,839.3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8/2016</text:p>
          </table:table-cell>
          <table:table-cell office:value-type="percentage" office:value="0.0579" calcext:value-type="percentage">
            <text:p>5.79%</text:p>
          </table:table-cell>
          <table:table-cell table:style-name="ce11" office:value-type="percentage" office:value="0.0585" calcext:value-type="percentage">
            <text:p>5.85%</text:p>
          </table:table-cell>
          <table:table-cell table:style-name="ce14" office:value-type="float" office:value="1860.71" calcext:value-type="float">
            <text:p>1,860.71</text:p>
          </table:table-cell>
          <table:table-cell table:style-name="ce14" office:value-type="float" office:value="1852.31" calcext:value-type="float">
            <text:p>1,852.31</text:p>
          </table:table-cell>
          <table:table-cell office:value-type="float" office:value="1851.64" calcext:value-type="float">
            <text:p>1,851.6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8/2016</text:p>
          </table:table-cell>
          <table:table-cell office:value-type="percentage" office:value="0.0584" calcext:value-type="percentage">
            <text:p>5.84%</text:p>
          </table:table-cell>
          <table:table-cell table:style-name="ce11" office:value-type="percentage" office:value="0.059" calcext:value-type="percentage">
            <text:p>5.90%</text:p>
          </table:table-cell>
          <table:table-cell table:style-name="ce14" office:value-type="float" office:value="1854.38" calcext:value-type="float">
            <text:p>1,854.38</text:p>
          </table:table-cell>
          <table:table-cell table:style-name="ce14" office:value-type="float" office:value="1846.02" calcext:value-type="float">
            <text:p>1,846.02</text:p>
          </table:table-cell>
          <table:table-cell office:value-type="float" office:value="1845.34" calcext:value-type="float">
            <text:p>1,845.3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8/2016</text:p>
          </table:table-cell>
          <table:table-cell office:value-type="percentage" office:value="0.058" calcext:value-type="percentage">
            <text:p>5.80%</text:p>
          </table:table-cell>
          <table:table-cell table:style-name="ce11" office:value-type="percentage" office:value="0.0586" calcext:value-type="percentage">
            <text:p>5.86%</text:p>
          </table:table-cell>
          <table:table-cell table:style-name="ce14" office:value-type="float" office:value="1860.66" calcext:value-type="float">
            <text:p>1,860.66</text:p>
          </table:table-cell>
          <table:table-cell table:style-name="ce14" office:value-type="float" office:value="1852.27" calcext:value-type="float">
            <text:p>1,852.27</text:p>
          </table:table-cell>
          <table:table-cell office:value-type="float" office:value="1851.59" calcext:value-type="float">
            <text:p>1,851.5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8/2016</text:p>
          </table:table-cell>
          <table:table-cell office:value-type="percentage" office:value="0.058" calcext:value-type="percentage">
            <text:p>5.80%</text:p>
          </table:table-cell>
          <table:table-cell table:style-name="ce11" office:value-type="percentage" office:value="0.0586" calcext:value-type="percentage">
            <text:p>5.86%</text:p>
          </table:table-cell>
          <table:table-cell table:style-name="ce14" office:value-type="float" office:value="1862.84" calcext:value-type="float">
            <text:p>1,862.84</text:p>
          </table:table-cell>
          <table:table-cell table:style-name="ce14" office:value-type="float" office:value="1854.44" calcext:value-type="float">
            <text:p>1,854.44</text:p>
          </table:table-cell>
          <table:table-cell office:value-type="float" office:value="1853.71" calcext:value-type="float">
            <text:p>1,853.7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8/2016</text:p>
          </table:table-cell>
          <table:table-cell office:value-type="percentage" office:value="0.0574" calcext:value-type="percentage">
            <text:p>5.74%</text:p>
          </table:table-cell>
          <table:table-cell table:style-name="ce11" office:value-type="percentage" office:value="0.058" calcext:value-type="percentage">
            <text:p>5.80%</text:p>
          </table:table-cell>
          <table:table-cell table:style-name="ce14" office:value-type="float" office:value="1872.63" calcext:value-type="float">
            <text:p>1,872.63</text:p>
          </table:table-cell>
          <table:table-cell table:style-name="ce14" office:value-type="float" office:value="1864.19" calcext:value-type="float">
            <text:p>1,864.19</text:p>
          </table:table-cell>
          <table:table-cell office:value-type="float" office:value="1872.52" calcext:value-type="float">
            <text:p>1,872.5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8/2016</text:p>
          </table:table-cell>
          <table:table-cell office:value-type="percentage" office:value="0.0576" calcext:value-type="percentage">
            <text:p>5.76%</text:p>
          </table:table-cell>
          <table:table-cell table:style-name="ce11" office:value-type="percentage" office:value="0.0582" calcext:value-type="percentage">
            <text:p>5.82%</text:p>
          </table:table-cell>
          <table:table-cell table:style-name="ce14" office:value-type="float" office:value="1870.46" calcext:value-type="float">
            <text:p>1,870.46</text:p>
          </table:table-cell>
          <table:table-cell table:style-name="ce14" office:value-type="float" office:value="1862.04" calcext:value-type="float">
            <text:p>1,862.04</text:p>
          </table:table-cell>
          <table:table-cell office:value-type="float" office:value="1861.39" calcext:value-type="float">
            <text:p>1,861.3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8/2016</text:p>
          </table:table-cell>
          <table:table-cell office:value-type="percentage" office:value="0.0576" calcext:value-type="percentage">
            <text:p>5.76%</text:p>
          </table:table-cell>
          <table:table-cell table:style-name="ce11" office:value-type="percentage" office:value="0.0582" calcext:value-type="percentage">
            <text:p>5.82%</text:p>
          </table:table-cell>
          <table:table-cell table:style-name="ce14" office:value-type="float" office:value="1871.11" calcext:value-type="float">
            <text:p>1,871.11</text:p>
          </table:table-cell>
          <table:table-cell table:style-name="ce14" office:value-type="float" office:value="1862.69" calcext:value-type="float">
            <text:p>1,862.69</text:p>
          </table:table-cell>
          <table:table-cell office:value-type="float" office:value="1862.04" calcext:value-type="float">
            <text:p>1,862.0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8/2016</text:p>
          </table:table-cell>
          <table:table-cell office:value-type="percentage" office:value="0.0579" calcext:value-type="percentage">
            <text:p>5.79%</text:p>
          </table:table-cell>
          <table:table-cell table:style-name="ce11" office:value-type="percentage" office:value="0.0585" calcext:value-type="percentage">
            <text:p>5.85%</text:p>
          </table:table-cell>
          <table:table-cell table:style-name="ce14" office:value-type="float" office:value="1867.55" calcext:value-type="float">
            <text:p>1,867.55</text:p>
          </table:table-cell>
          <table:table-cell table:style-name="ce14" office:value-type="float" office:value="1859.14" calcext:value-type="float">
            <text:p>1,859.14</text:p>
          </table:table-cell>
          <table:table-cell office:value-type="float" office:value="1858.49" calcext:value-type="float">
            <text:p>1,858.4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8/2016</text:p>
          </table:table-cell>
          <table:table-cell office:value-type="percentage" office:value="0.0579" calcext:value-type="percentage">
            <text:p>5.79%</text:p>
          </table:table-cell>
          <table:table-cell table:style-name="ce11" office:value-type="percentage" office:value="0.0585" calcext:value-type="percentage">
            <text:p>5.85%</text:p>
          </table:table-cell>
          <table:table-cell table:style-name="ce14" office:value-type="float" office:value="1868.2" calcext:value-type="float">
            <text:p>1,868.20</text:p>
          </table:table-cell>
          <table:table-cell table:style-name="ce14" office:value-type="float" office:value="1859.8" calcext:value-type="float">
            <text:p>1,859.80</text:p>
          </table:table-cell>
          <table:table-cell office:value-type="float" office:value="1859.14" calcext:value-type="float">
            <text:p>1,859.1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8/2016</text:p>
          </table:table-cell>
          <table:table-cell office:value-type="percentage" office:value="0.0577" calcext:value-type="percentage">
            <text:p>5.77%</text:p>
          </table:table-cell>
          <table:table-cell table:style-name="ce11" office:value-type="percentage" office:value="0.0583" calcext:value-type="percentage">
            <text:p>5.83%</text:p>
          </table:table-cell>
          <table:table-cell table:style-name="ce14" office:value-type="float" office:value="1872.13" calcext:value-type="float">
            <text:p>1,872.13</text:p>
          </table:table-cell>
          <table:table-cell table:style-name="ce14" office:value-type="float" office:value="1863.72" calcext:value-type="float">
            <text:p>1,863.72</text:p>
          </table:table-cell>
          <table:table-cell office:value-type="float" office:value="1862.6" calcext:value-type="float">
            <text:p>1,862.6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8/2016</text:p>
          </table:table-cell>
          <table:table-cell office:value-type="percentage" office:value="0.0575" calcext:value-type="percentage">
            <text:p>5.75%</text:p>
          </table:table-cell>
          <table:table-cell table:style-name="ce11" office:value-type="percentage" office:value="0.0581" calcext:value-type="percentage">
            <text:p>5.81%</text:p>
          </table:table-cell>
          <table:table-cell table:style-name="ce14" office:value-type="float" office:value="1875.6" calcext:value-type="float">
            <text:p>1,875.60</text:p>
          </table:table-cell>
          <table:table-cell table:style-name="ce14" office:value-type="float" office:value="1867.17" calcext:value-type="float">
            <text:p>1,867.17</text:p>
          </table:table-cell>
          <table:table-cell office:value-type="float" office:value="1866.52" calcext:value-type="float">
            <text:p>1,866.5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table:style-name="ce4" office:value-type="date" office:date-value="2016-08-23" calcext:value-type="date">
            <text:p>8/23/2016</text:p>
          </table:table-cell>
          <table:table-cell office:value-type="percentage" office:value="0.0578" calcext:value-type="percentage">
            <text:p>5.78%</text:p>
          </table:table-cell>
          <table:table-cell table:style-name="ce11" office:value-type="percentage" office:value="0.0584" calcext:value-type="percentage">
            <text:p>5.84%</text:p>
          </table:table-cell>
          <table:table-cell table:style-name="ce14" office:value-type="float" office:value="1872.03" calcext:value-type="float">
            <text:p>1,872.03</text:p>
          </table:table-cell>
          <table:table-cell table:style-name="ce14" office:value-type="float" office:value="1863.63" calcext:value-type="float">
            <text:p>1,863.63</text:p>
          </table:table-cell>
          <table:table-cell office:value-type="float" office:value="1862.97" calcext:value-type="float">
            <text:p>1,862.9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8/2016</text:p>
          </table:table-cell>
          <table:table-cell office:value-type="percentage" office:value="0.0578" calcext:value-type="percentage">
            <text:p>5.78%</text:p>
          </table:table-cell>
          <table:table-cell table:style-name="ce11" office:value-type="percentage" office:value="0.0584" calcext:value-type="percentage">
            <text:p>5.84%</text:p>
          </table:table-cell>
          <table:table-cell table:style-name="ce14" office:value-type="float" office:value="1872.68" calcext:value-type="float">
            <text:p>1,872.68</text:p>
          </table:table-cell>
          <table:table-cell table:style-name="ce14" office:value-type="float" office:value="1864.28" calcext:value-type="float">
            <text:p>1,864.28</text:p>
          </table:table-cell>
          <table:table-cell office:value-type="float" office:value="1863.63" calcext:value-type="float">
            <text:p>1,863.6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8/2016</text:p>
          </table:table-cell>
          <table:table-cell office:value-type="percentage" office:value="0.058" calcext:value-type="percentage">
            <text:p>5.80%</text:p>
          </table:table-cell>
          <table:table-cell table:style-name="ce11" office:value-type="percentage" office:value="0.0586" calcext:value-type="percentage">
            <text:p>5.86%</text:p>
          </table:table-cell>
          <table:table-cell table:style-name="ce14" office:value-type="float" office:value="1870.79" calcext:value-type="float">
            <text:p>1,870.79</text:p>
          </table:table-cell>
          <table:table-cell table:style-name="ce14" office:value-type="float" office:value="1862.4" calcext:value-type="float">
            <text:p>1,862.40</text:p>
          </table:table-cell>
          <table:table-cell office:value-type="float" office:value="1861.72" calcext:value-type="float">
            <text:p>1,861.7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8/2016</text:p>
          </table:table-cell>
          <table:table-cell office:value-type="percentage" office:value="0.0583" calcext:value-type="percentage">
            <text:p>5.83%</text:p>
          </table:table-cell>
          <table:table-cell table:style-name="ce11" office:value-type="percentage" office:value="0.0589" calcext:value-type="percentage">
            <text:p>5.89%</text:p>
          </table:table-cell>
          <table:table-cell table:style-name="ce14" office:value-type="float" office:value="1867.79" calcext:value-type="float">
            <text:p>1,867.79</text:p>
          </table:table-cell>
          <table:table-cell table:style-name="ce14" office:value-type="float" office:value="1859.42" calcext:value-type="float">
            <text:p>1,859.42</text:p>
          </table:table-cell>
          <table:table-cell office:value-type="float" office:value="1858.22" calcext:value-type="float">
            <text:p>1,858.2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8/2016</text:p>
          </table:table-cell>
          <table:table-cell office:value-type="percentage" office:value="0.0589" calcext:value-type="percentage">
            <text:p>5.89%</text:p>
          </table:table-cell>
          <table:table-cell table:style-name="ce11" office:value-type="percentage" office:value="0.0595" calcext:value-type="percentage">
            <text:p>5.95%</text:p>
          </table:table-cell>
          <table:table-cell table:style-name="ce14" office:value-type="float" office:value="1860.1" calcext:value-type="float">
            <text:p>1,860.10</text:p>
          </table:table-cell>
          <table:table-cell table:style-name="ce14" office:value-type="float" office:value="1851.77" calcext:value-type="float">
            <text:p>1,851.77</text:p>
          </table:table-cell>
          <table:table-cell office:value-type="float" office:value="1851.09" calcext:value-type="float">
            <text:p>1,851.0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8/2016</text:p>
          </table:table-cell>
          <table:table-cell office:value-type="percentage" office:value="0.0585" calcext:value-type="percentage">
            <text:p>5.85%</text:p>
          </table:table-cell>
          <table:table-cell table:style-name="ce11" office:value-type="percentage" office:value="0.0591" calcext:value-type="percentage">
            <text:p>5.91%</text:p>
          </table:table-cell>
          <table:table-cell table:style-name="ce14" office:value-type="float" office:value="1866.35" calcext:value-type="float">
            <text:p>1,866.35</text:p>
          </table:table-cell>
          <table:table-cell table:style-name="ce14" office:value-type="float" office:value="1858" calcext:value-type="float">
            <text:p>1,858.00</text:p>
          </table:table-cell>
          <table:table-cell office:value-type="float" office:value="1857.32" calcext:value-type="float">
            <text:p>1,857.3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1/08/2016</text:p>
          </table:table-cell>
          <table:table-cell office:value-type="percentage" office:value="0.0592" calcext:value-type="percentage">
            <text:p>5.92%</text:p>
          </table:table-cell>
          <table:table-cell table:style-name="ce11" office:value-type="percentage" office:value="0.0598" calcext:value-type="percentage">
            <text:p>5.98%</text:p>
          </table:table-cell>
          <table:table-cell table:style-name="ce14" office:value-type="float" office:value="1857.29" calcext:value-type="float">
            <text:p>1,857.29</text:p>
          </table:table-cell>
          <table:table-cell table:style-name="ce14" office:value-type="float" office:value="1848.99" calcext:value-type="float">
            <text:p>1,848.99</text:p>
          </table:table-cell>
          <table:table-cell office:value-type="float" office:value="1848.3" calcext:value-type="float">
            <text:p>1,848.3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09/2016</text:p>
          </table:table-cell>
          <table:table-cell office:value-type="percentage" office:value="0.0588" calcext:value-type="percentage">
            <text:p>5.88%</text:p>
          </table:table-cell>
          <table:table-cell table:style-name="ce11" office:value-type="percentage" office:value="0.0594" calcext:value-type="percentage">
            <text:p>5.94%</text:p>
          </table:table-cell>
          <table:table-cell table:style-name="ce14" office:value-type="float" office:value="1863.53" calcext:value-type="float">
            <text:p>1,863.53</text:p>
          </table:table-cell>
          <table:table-cell table:style-name="ce14" office:value-type="float" office:value="1855.2" calcext:value-type="float">
            <text:p>1,855.20</text:p>
          </table:table-cell>
          <table:table-cell office:value-type="float" office:value="1854.52" calcext:value-type="float">
            <text:p>1,854.5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9/2016</text:p>
          </table:table-cell>
          <table:table-cell office:value-type="percentage" office:value="0.0585" calcext:value-type="percentage">
            <text:p>5.85%</text:p>
          </table:table-cell>
          <table:table-cell table:style-name="ce11" office:value-type="percentage" office:value="0.0591" calcext:value-type="percentage">
            <text:p>5.91%</text:p>
          </table:table-cell>
          <table:table-cell table:style-name="ce14" office:value-type="float" office:value="1867.52" calcext:value-type="float">
            <text:p>1,867.52</text:p>
          </table:table-cell>
          <table:table-cell table:style-name="ce14" office:value-type="float" office:value="1859.18" calcext:value-type="float">
            <text:p>1,859.18</text:p>
          </table:table-cell>
          <table:table-cell office:value-type="float" office:value="1858.18" calcext:value-type="float">
            <text:p>1,858.1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9/2016</text:p>
          </table:table-cell>
          <table:table-cell office:value-type="percentage" office:value="0.0582" calcext:value-type="percentage">
            <text:p>5.82%</text:p>
          </table:table-cell>
          <table:table-cell table:style-name="ce11" office:value-type="percentage" office:value="0.0588" calcext:value-type="percentage">
            <text:p>5.88%</text:p>
          </table:table-cell>
          <table:table-cell table:style-name="ce14" office:value-type="float" office:value="1872.32" calcext:value-type="float">
            <text:p>1,872.32</text:p>
          </table:table-cell>
          <table:table-cell table:style-name="ce14" office:value-type="float" office:value="1863.96" calcext:value-type="float">
            <text:p>1,863.96</text:p>
          </table:table-cell>
          <table:table-cell office:value-type="float" office:value="1863.34" calcext:value-type="float">
            <text:p>1,863.3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9/2016</text:p>
          </table:table-cell>
          <table:table-cell office:value-type="percentage" office:value="0.0582" calcext:value-type="percentage">
            <text:p>5.82%</text:p>
          </table:table-cell>
          <table:table-cell table:style-name="ce11" office:value-type="percentage" office:value="0.0588" calcext:value-type="percentage">
            <text:p>5.88%</text:p>
          </table:table-cell>
          <table:table-cell table:style-name="ce14" office:value-type="float" office:value="1874.72" calcext:value-type="float">
            <text:p>1,874.72</text:p>
          </table:table-cell>
          <table:table-cell table:style-name="ce14" office:value-type="float" office:value="1866.35" calcext:value-type="float">
            <text:p>1,866.35</text:p>
          </table:table-cell>
          <table:table-cell office:value-type="float" office:value="1865.41" calcext:value-type="float">
            <text:p>1,865.4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9/2016</text:p>
          </table:table-cell>
          <table:table-cell office:value-type="percentage" office:value="0.058" calcext:value-type="percentage">
            <text:p>5.80%</text:p>
          </table:table-cell>
          <table:table-cell table:style-name="ce11" office:value-type="percentage" office:value="0.0586" calcext:value-type="percentage">
            <text:p>5.86%</text:p>
          </table:table-cell>
          <table:table-cell table:style-name="ce14" office:value-type="float" office:value="1878.2" calcext:value-type="float">
            <text:p>1,878.20</text:p>
          </table:table-cell>
          <table:table-cell table:style-name="ce14" office:value-type="float" office:value="1869.81" calcext:value-type="float">
            <text:p>1,869.81</text:p>
          </table:table-cell>
          <table:table-cell office:value-type="float" office:value="1869.13" calcext:value-type="float">
            <text:p>1,869.1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9/2016</text:p>
          </table:table-cell>
          <table:table-cell office:value-type="percentage" office:value="0.0584" calcext:value-type="percentage">
            <text:p>5.84%</text:p>
          </table:table-cell>
          <table:table-cell table:style-name="ce11" office:value-type="percentage" office:value="0.059" calcext:value-type="percentage">
            <text:p>5.90%</text:p>
          </table:table-cell>
          <table:table-cell table:style-name="ce14" office:value-type="float" office:value="1873.97" calcext:value-type="float">
            <text:p>1,873.97</text:p>
          </table:table-cell>
          <table:table-cell table:style-name="ce14" office:value-type="float" office:value="1865.61" calcext:value-type="float">
            <text:p>1,865.61</text:p>
          </table:table-cell>
          <table:table-cell office:value-type="float" office:value="1864.4" calcext:value-type="float">
            <text:p>1,864.4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9/2016</text:p>
          </table:table-cell>
          <table:table-cell office:value-type="percentage" office:value="0.0595" calcext:value-type="percentage">
            <text:p>5.95%</text:p>
          </table:table-cell>
          <table:table-cell table:style-name="ce11" office:value-type="percentage" office:value="0.0601" calcext:value-type="percentage">
            <text:p>6.01%</text:p>
          </table:table-cell>
          <table:table-cell table:style-name="ce14" office:value-type="float" office:value="1859.37" calcext:value-type="float">
            <text:p>1,859.37</text:p>
          </table:table-cell>
          <table:table-cell table:style-name="ce14" office:value-type="float" office:value="1851.09" calcext:value-type="float">
            <text:p>1,851.09</text:p>
          </table:table-cell>
          <table:table-cell office:value-type="float" office:value="1850.4" calcext:value-type="float">
            <text:p>1,850.4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9/2016</text:p>
          </table:table-cell>
          <table:table-cell office:value-type="percentage" office:value="0.0592" calcext:value-type="percentage">
            <text:p>5.92%</text:p>
          </table:table-cell>
          <table:table-cell table:style-name="ce11" office:value-type="percentage" office:value="0.0598" calcext:value-type="percentage">
            <text:p>5.98%</text:p>
          </table:table-cell>
          <table:table-cell table:style-name="ce14" office:value-type="float" office:value="1864.22" calcext:value-type="float">
            <text:p>1,864.22</text:p>
          </table:table-cell>
          <table:table-cell table:style-name="ce14" office:value-type="float" office:value="1855.91" calcext:value-type="float">
            <text:p>1,855.91</text:p>
          </table:table-cell>
          <table:table-cell office:value-type="float" office:value="1855.22" calcext:value-type="float">
            <text:p>1,855.2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9/2016</text:p>
          </table:table-cell>
          <table:table-cell office:value-type="percentage" office:value="0.0604" calcext:value-type="percentage">
            <text:p>6.04%</text:p>
          </table:table-cell>
          <table:table-cell table:style-name="ce11" office:value-type="percentage" office:value="0.061" calcext:value-type="percentage">
            <text:p>6.10%</text:p>
          </table:table-cell>
          <table:table-cell table:style-name="ce14" office:value-type="float" office:value="1848.35" calcext:value-type="float">
            <text:p>1,848.35</text:p>
          </table:table-cell>
          <table:table-cell table:style-name="ce14" office:value-type="float" office:value="1840.13" calcext:value-type="float">
            <text:p>1,840.13</text:p>
          </table:table-cell>
          <table:table-cell office:value-type="float" office:value="1839.44" calcext:value-type="float">
            <text:p>1,839.4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9/2016</text:p>
          </table:table-cell>
          <table:table-cell office:value-type="percentage" office:value="0.0602" calcext:value-type="percentage">
            <text:p>6.02%</text:p>
          </table:table-cell>
          <table:table-cell table:style-name="ce11" office:value-type="percentage" office:value="0.0608" calcext:value-type="percentage">
            <text:p>6.08%</text:p>
          </table:table-cell>
          <table:table-cell table:style-name="ce14" office:value-type="float" office:value="1851.71" calcext:value-type="float">
            <text:p>1,851.71</text:p>
          </table:table-cell>
          <table:table-cell table:style-name="ce14" office:value-type="float" office:value="1843.48" calcext:value-type="float">
            <text:p>1,843.48</text:p>
          </table:table-cell>
          <table:table-cell office:value-type="float" office:value="1842.86" calcext:value-type="float">
            <text:p>1,842.8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9/2016</text:p>
          </table:table-cell>
          <table:table-cell office:value-type="percentage" office:value="0.0602" calcext:value-type="percentage">
            <text:p>6.02%</text:p>
          </table:table-cell>
          <table:table-cell table:style-name="ce11" office:value-type="percentage" office:value="0.0608" calcext:value-type="percentage">
            <text:p>6.08%</text:p>
          </table:table-cell>
          <table:table-cell table:style-name="ce14" office:value-type="float" office:value="1852.72" calcext:value-type="float">
            <text:p>1,852.72</text:p>
          </table:table-cell>
          <table:table-cell table:style-name="ce14" office:value-type="float" office:value="1844.49" calcext:value-type="float">
            <text:p>1,844.49</text:p>
          </table:table-cell>
          <table:table-cell office:value-type="float" office:value="1843.48" calcext:value-type="float">
            <text:p>1,843.4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9/2016</text:p>
          </table:table-cell>
          <table:table-cell office:value-type="percentage" office:value="0.0601" calcext:value-type="percentage">
            <text:p>6.01%</text:p>
          </table:table-cell>
          <table:table-cell table:style-name="ce11" office:value-type="percentage" office:value="0.0607" calcext:value-type="percentage">
            <text:p>6.07%</text:p>
          </table:table-cell>
          <table:table-cell table:style-name="ce14" office:value-type="float" office:value="1854.71" calcext:value-type="float">
            <text:p>1,854.71</text:p>
          </table:table-cell>
          <table:table-cell table:style-name="ce14" office:value-type="float" office:value="1846.48" calcext:value-type="float">
            <text:p>1,846.48</text:p>
          </table:table-cell>
          <table:table-cell office:value-type="float" office:value="1845.86" calcext:value-type="float">
            <text:p>1,845.8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9/2016</text:p>
          </table:table-cell>
          <table:table-cell office:value-type="percentage" office:value="0.06" calcext:value-type="percentage">
            <text:p>6.00%</text:p>
          </table:table-cell>
          <table:table-cell table:style-name="ce11" office:value-type="percentage" office:value="0.0606" calcext:value-type="percentage">
            <text:p>6.06%</text:p>
          </table:table-cell>
          <table:table-cell table:style-name="ce14" office:value-type="float" office:value="1856.71" calcext:value-type="float">
            <text:p>1,856.71</text:p>
          </table:table-cell>
          <table:table-cell table:style-name="ce14" office:value-type="float" office:value="1848.47" calcext:value-type="float">
            <text:p>1,848.47</text:p>
          </table:table-cell>
          <table:table-cell office:value-type="float" office:value="1847.85" calcext:value-type="float">
            <text:p>1,847.8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9/2016</text:p>
          </table:table-cell>
          <table:table-cell office:value-type="percentage" office:value="0.0604" calcext:value-type="percentage">
            <text:p>6.04%</text:p>
          </table:table-cell>
          <table:table-cell table:style-name="ce11" office:value-type="percentage" office:value="0.061" calcext:value-type="percentage">
            <text:p>6.10%</text:p>
          </table:table-cell>
          <table:table-cell table:style-name="ce14" office:value-type="float" office:value="1851.84" calcext:value-type="float">
            <text:p>1,851.84</text:p>
          </table:table-cell>
          <table:table-cell table:style-name="ce14" office:value-type="float" office:value="1843.62" calcext:value-type="float">
            <text:p>1,843.62</text:p>
          </table:table-cell>
          <table:table-cell office:value-type="float" office:value="1843" calcext:value-type="float">
            <text:p>1,843.0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9/2016</text:p>
          </table:table-cell>
          <table:table-cell office:value-type="percentage" office:value="0.0595" calcext:value-type="percentage">
            <text:p>5.95%</text:p>
          </table:table-cell>
          <table:table-cell table:style-name="ce11" office:value-type="percentage" office:value="0.0601" calcext:value-type="percentage">
            <text:p>6.01%</text:p>
          </table:table-cell>
          <table:table-cell table:style-name="ce14" office:value-type="float" office:value="1864.85" calcext:value-type="float">
            <text:p>1,864.85</text:p>
          </table:table-cell>
          <table:table-cell table:style-name="ce14" office:value-type="float" office:value="1856.58" calcext:value-type="float">
            <text:p>1,856.58</text:p>
          </table:table-cell>
          <table:table-cell office:value-type="float" office:value="1855.96" calcext:value-type="float">
            <text:p>1,855.9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9/2016</text:p>
          </table:table-cell>
          <table:table-cell office:value-type="percentage" office:value="0.0587" calcext:value-type="percentage">
            <text:p>5.87%</text:p>
          </table:table-cell>
          <table:table-cell table:style-name="ce11" office:value-type="percentage" office:value="0.0593" calcext:value-type="percentage">
            <text:p>5.93%</text:p>
          </table:table-cell>
          <table:table-cell table:style-name="ce14" office:value-type="float" office:value="1876.2" calcext:value-type="float">
            <text:p>1,876.20</text:p>
          </table:table-cell>
          <table:table-cell table:style-name="ce14" office:value-type="float" office:value="1867.87" calcext:value-type="float">
            <text:p>1,867.87</text:p>
          </table:table-cell>
          <table:table-cell office:value-type="float" office:value="1867.07" calcext:value-type="float">
            <text:p>1,867.0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9/2016</text:p>
          </table:table-cell>
          <table:table-cell office:value-type="percentage" office:value="0.0585" calcext:value-type="percentage">
            <text:p>5.85%</text:p>
          </table:table-cell>
          <table:table-cell table:style-name="ce11" office:value-type="percentage" office:value="0.0591" calcext:value-type="percentage">
            <text:p>5.91%</text:p>
          </table:table-cell>
          <table:table-cell table:style-name="ce14" office:value-type="float" office:value="1879.53" calcext:value-type="float">
            <text:p>1,879.53</text:p>
          </table:table-cell>
          <table:table-cell table:style-name="ce14" office:value-type="float" office:value="1871.19" calcext:value-type="float">
            <text:p>1,871.19</text:p>
          </table:table-cell>
          <table:table-cell office:value-type="float" office:value="1870.64" calcext:value-type="float">
            <text:p>1,870.6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9/2016</text:p>
          </table:table-cell>
          <table:table-cell office:value-type="percentage" office:value="0.0587" calcext:value-type="percentage">
            <text:p>5.87%</text:p>
          </table:table-cell>
          <table:table-cell table:style-name="ce11" office:value-type="percentage" office:value="0.0593" calcext:value-type="percentage">
            <text:p>5.93%</text:p>
          </table:table-cell>
          <table:table-cell table:style-name="ce14" office:value-type="float" office:value="1877.3" calcext:value-type="float">
            <text:p>1,877.30</text:p>
          </table:table-cell>
          <table:table-cell table:style-name="ce14" office:value-type="float" office:value="1868.97" calcext:value-type="float">
            <text:p>1,868.97</text:p>
          </table:table-cell>
          <table:table-cell office:value-type="float" office:value="1868.42" calcext:value-type="float">
            <text:p>1,868.4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9/2016</text:p>
          </table:table-cell>
          <table:table-cell office:value-type="percentage" office:value="0.0586" calcext:value-type="percentage">
            <text:p>5.86%</text:p>
          </table:table-cell>
          <table:table-cell table:style-name="ce11" office:value-type="percentage" office:value="0.0592" calcext:value-type="percentage">
            <text:p>5.92%</text:p>
          </table:table-cell>
          <table:table-cell table:style-name="ce14" office:value-type="float" office:value="1879.24" calcext:value-type="float">
            <text:p>1,879.24</text:p>
          </table:table-cell>
          <table:table-cell table:style-name="ce14" office:value-type="float" office:value="1870.91" calcext:value-type="float">
            <text:p>1,870.91</text:p>
          </table:table-cell>
          <table:table-cell office:value-type="float" office:value="1870.36" calcext:value-type="float">
            <text:p>1,870.3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9/2016</text:p>
          </table:table-cell>
          <table:table-cell office:value-type="percentage" office:value="0.0584" calcext:value-type="percentage">
            <text:p>5.84%</text:p>
          </table:table-cell>
          <table:table-cell table:style-name="ce11" office:value-type="percentage" office:value="0.059" calcext:value-type="percentage">
            <text:p>5.90%</text:p>
          </table:table-cell>
          <table:table-cell table:style-name="ce14" office:value-type="float" office:value="1882.57" calcext:value-type="float">
            <text:p>1,882.57</text:p>
          </table:table-cell>
          <table:table-cell table:style-name="ce14" office:value-type="float" office:value="1874.23" calcext:value-type="float">
            <text:p>1,874.23</text:p>
          </table:table-cell>
          <table:table-cell office:value-type="float" office:value="1873.68" calcext:value-type="float">
            <text:p>1,873.6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9/2016</text:p>
          </table:table-cell>
          <table:table-cell office:value-type="percentage" office:value="0.0587" calcext:value-type="percentage">
            <text:p>5.87%</text:p>
          </table:table-cell>
          <table:table-cell table:style-name="ce11" office:value-type="percentage" office:value="0.0593" calcext:value-type="percentage">
            <text:p>5.93%</text:p>
          </table:table-cell>
          <table:table-cell table:style-name="ce14" office:value-type="float" office:value="1879.2" calcext:value-type="float">
            <text:p>1,879.20</text:p>
          </table:table-cell>
          <table:table-cell table:style-name="ce14" office:value-type="float" office:value="1870.88" calcext:value-type="float">
            <text:p>1,870.88</text:p>
          </table:table-cell>
          <table:table-cell office:value-type="float" office:value="1870.08" calcext:value-type="float">
            <text:p>1,870.0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10/2016</text:p>
          </table:table-cell>
          <table:table-cell office:value-type="percentage" office:value="0.0586" calcext:value-type="percentage">
            <text:p>5.86%</text:p>
          </table:table-cell>
          <table:table-cell table:style-name="ce11" office:value-type="percentage" office:value="0.0592" calcext:value-type="percentage">
            <text:p>5.92%</text:p>
          </table:table-cell>
          <table:table-cell table:style-name="ce14" office:value-type="float" office:value="1881.14" calcext:value-type="float">
            <text:p>1,881.14</text:p>
          </table:table-cell>
          <table:table-cell table:style-name="ce14" office:value-type="float" office:value="1872.82" calcext:value-type="float">
            <text:p>1,872.82</text:p>
          </table:table-cell>
          <table:table-cell office:value-type="float" office:value="1872.26" calcext:value-type="float">
            <text:p>1,872.2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10/2016</text:p>
          </table:table-cell>
          <table:table-cell office:value-type="percentage" office:value="0.0575" calcext:value-type="percentage">
            <text:p>5.75%</text:p>
          </table:table-cell>
          <table:table-cell table:style-name="ce11" office:value-type="percentage" office:value="0.0581" calcext:value-type="percentage">
            <text:p>5.81%</text:p>
          </table:table-cell>
          <table:table-cell table:style-name="ce14" office:value-type="float" office:value="1897.05" calcext:value-type="float">
            <text:p>1,897.05</text:p>
          </table:table-cell>
          <table:table-cell table:style-name="ce14" office:value-type="float" office:value="1888.65" calcext:value-type="float">
            <text:p>1,888.65</text:p>
          </table:table-cell>
          <table:table-cell office:value-type="float" office:value="1888.1" calcext:value-type="float">
            <text:p>1,888.1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10/2016</text:p>
          </table:table-cell>
          <table:table-cell office:value-type="percentage" office:value="0.058" calcext:value-type="percentage">
            <text:p>5.80%</text:p>
          </table:table-cell>
          <table:table-cell table:style-name="ce11" office:value-type="percentage" office:value="0.0586" calcext:value-type="percentage">
            <text:p>5.86%</text:p>
          </table:table-cell>
          <table:table-cell table:style-name="ce14" office:value-type="float" office:value="1890.6" calcext:value-type="float">
            <text:p>1,890.60</text:p>
          </table:table-cell>
          <table:table-cell table:style-name="ce14" office:value-type="float" office:value="1882.24" calcext:value-type="float">
            <text:p>1,882.24</text:p>
          </table:table-cell>
          <table:table-cell office:value-type="float" office:value="1881.69" calcext:value-type="float">
            <text:p>1,881.6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10/2016</text:p>
          </table:table-cell>
          <table:table-cell office:value-type="percentage" office:value="0.0573" calcext:value-type="percentage">
            <text:p>5.73%</text:p>
          </table:table-cell>
          <table:table-cell table:style-name="ce11" office:value-type="percentage" office:value="0.0579" calcext:value-type="percentage">
            <text:p>5.79%</text:p>
          </table:table-cell>
          <table:table-cell table:style-name="ce14" office:value-type="float" office:value="1900.95" calcext:value-type="float">
            <text:p>1,900.95</text:p>
          </table:table-cell>
          <table:table-cell table:style-name="ce14" office:value-type="float" office:value="1892.55" calcext:value-type="float">
            <text:p>1,892.55</text:p>
          </table:table-cell>
          <table:table-cell office:value-type="float" office:value="1892" calcext:value-type="float">
            <text:p>1,892.0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10/2016</text:p>
          </table:table-cell>
          <table:table-cell office:value-type="percentage" office:value="0.0576" calcext:value-type="percentage">
            <text:p>5.76%</text:p>
          </table:table-cell>
          <table:table-cell table:style-name="ce11" office:value-type="percentage" office:value="0.0582" calcext:value-type="percentage">
            <text:p>5.82%</text:p>
          </table:table-cell>
          <table:table-cell table:style-name="ce14" office:value-type="float" office:value="1895.65" calcext:value-type="float">
            <text:p>1,895.65</text:p>
          </table:table-cell>
          <table:table-cell table:style-name="ce14" office:value-type="float" office:value="1887.27" calcext:value-type="float">
            <text:p>1,887.27</text:p>
          </table:table-cell>
          <table:table-cell office:value-type="float" office:value="1886.7" calcext:value-type="float">
            <text:p>1,886.7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10/2016</text:p>
          </table:table-cell>
          <table:table-cell office:value-type="percentage" office:value="0.0574" calcext:value-type="percentage">
            <text:p>5.74%</text:p>
          </table:table-cell>
          <table:table-cell table:style-name="ce11" office:value-type="percentage" office:value="0.058" calcext:value-type="percentage">
            <text:p>5.80%</text:p>
          </table:table-cell>
          <table:table-cell table:style-name="ce14" office:value-type="float" office:value="1898.92" calcext:value-type="float">
            <text:p>1,898.92</text:p>
          </table:table-cell>
          <table:table-cell table:style-name="ce14" office:value-type="float" office:value="1890.54" calcext:value-type="float">
            <text:p>1,890.54</text:p>
          </table:table-cell>
          <table:table-cell office:value-type="float" office:value="1890.06" calcext:value-type="float">
            <text:p>1,890.0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10/2016</text:p>
          </table:table-cell>
          <table:table-cell office:value-type="percentage" office:value="0.0573" calcext:value-type="percentage">
            <text:p>5.73%</text:p>
          </table:table-cell>
          <table:table-cell table:style-name="ce11" office:value-type="percentage" office:value="0.0579" calcext:value-type="percentage">
            <text:p>5.79%</text:p>
          </table:table-cell>
          <table:table-cell table:style-name="ce14" office:value-type="float" office:value="1900.85" calcext:value-type="float">
            <text:p>1,900.85</text:p>
          </table:table-cell>
          <table:table-cell table:style-name="ce14" office:value-type="float" office:value="1892.45" calcext:value-type="float">
            <text:p>1,892.45</text:p>
          </table:table-cell>
          <table:table-cell office:value-type="float" office:value="1891.93" calcext:value-type="float">
            <text:p>1,891.9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10/2016</text:p>
          </table:table-cell>
          <table:table-cell office:value-type="percentage" office:value="0.0578" calcext:value-type="percentage">
            <text:p>5.78%</text:p>
          </table:table-cell>
          <table:table-cell table:style-name="ce11" office:value-type="percentage" office:value="0.0584" calcext:value-type="percentage">
            <text:p>5.84%</text:p>
          </table:table-cell>
          <table:table-cell table:style-name="ce14" office:value-type="float" office:value="1894.32" calcext:value-type="float">
            <text:p>1,894.32</text:p>
          </table:table-cell>
          <table:table-cell table:style-name="ce14" office:value-type="float" office:value="1885.97" calcext:value-type="float">
            <text:p>1,885.97</text:p>
          </table:table-cell>
          <table:table-cell office:value-type="float" office:value="1885.49" calcext:value-type="float">
            <text:p>1,885.4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10/2016</text:p>
          </table:table-cell>
          <table:table-cell office:value-type="percentage" office:value="0.0577" calcext:value-type="percentage">
            <text:p>5.77%</text:p>
          </table:table-cell>
          <table:table-cell table:style-name="ce11" office:value-type="percentage" office:value="0.0583" calcext:value-type="percentage">
            <text:p>5.83%</text:p>
          </table:table-cell>
          <table:table-cell table:style-name="ce14" office:value-type="float" office:value="1896.61" calcext:value-type="float">
            <text:p>1,896.61</text:p>
          </table:table-cell>
          <table:table-cell table:style-name="ce14" office:value-type="float" office:value="1888.24" calcext:value-type="float">
            <text:p>1,888.24</text:p>
          </table:table-cell>
          <table:table-cell office:value-type="float" office:value="1887.35" calcext:value-type="float">
            <text:p>1,887.3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10/2016</text:p>
          </table:table-cell>
          <table:table-cell office:value-type="percentage" office:value="0.0577" calcext:value-type="percentage">
            <text:p>5.77%</text:p>
          </table:table-cell>
          <table:table-cell table:style-name="ce11" office:value-type="percentage" office:value="0.0583" calcext:value-type="percentage">
            <text:p>5.83%</text:p>
          </table:table-cell>
          <table:table-cell table:style-name="ce14" office:value-type="float" office:value="1897.24" calcext:value-type="float">
            <text:p>1,897.24</text:p>
          </table:table-cell>
          <table:table-cell table:style-name="ce14" office:value-type="float" office:value="1888.87" calcext:value-type="float">
            <text:p>1,888.87</text:p>
          </table:table-cell>
          <table:table-cell office:value-type="float" office:value="1888.24" calcext:value-type="float">
            <text:p>1,888.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10/2016</text:p>
          </table:table-cell>
          <table:table-cell office:value-type="percentage" office:value="0.0577" calcext:value-type="percentage">
            <text:p>5.77%</text:p>
          </table:table-cell>
          <table:table-cell table:style-name="ce11" office:value-type="percentage" office:value="0.0583" calcext:value-type="percentage">
            <text:p>5.83%</text:p>
          </table:table-cell>
          <table:table-cell table:style-name="ce14" office:value-type="float" office:value="1897.87" calcext:value-type="float">
            <text:p>1,897.87</text:p>
          </table:table-cell>
          <table:table-cell table:style-name="ce14" office:value-type="float" office:value="1889.51" calcext:value-type="float">
            <text:p>1,889.51</text:p>
          </table:table-cell>
          <table:table-cell office:value-type="float" office:value="1888.87" calcext:value-type="float">
            <text:p>1,888.8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10/2016</text:p>
          </table:table-cell>
          <table:table-cell office:value-type="percentage" office:value="0.0576" calcext:value-type="percentage">
            <text:p>5.76%</text:p>
          </table:table-cell>
          <table:table-cell table:style-name="ce11" office:value-type="percentage" office:value="0.0582" calcext:value-type="percentage">
            <text:p>5.82%</text:p>
          </table:table-cell>
          <table:table-cell table:style-name="ce14" office:value-type="float" office:value="1899.9" calcext:value-type="float">
            <text:p>1,899.90</text:p>
          </table:table-cell>
          <table:table-cell table:style-name="ce14" office:value-type="float" office:value="1891.53" calcext:value-type="float">
            <text:p>1,891.53</text:p>
          </table:table-cell>
          <table:table-cell office:value-type="float" office:value="1890.9" calcext:value-type="float">
            <text:p>1,890.9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10/2016</text:p>
          </table:table-cell>
          <table:table-cell office:value-type="percentage" office:value="0.0574" calcext:value-type="percentage">
            <text:p>5.74%</text:p>
          </table:table-cell>
          <table:table-cell table:style-name="ce11" office:value-type="percentage" office:value="0.058" calcext:value-type="percentage">
            <text:p>5.80%</text:p>
          </table:table-cell>
          <table:table-cell table:style-name="ce14" office:value-type="float" office:value="1903.32" calcext:value-type="float">
            <text:p>1,903.32</text:p>
          </table:table-cell>
          <table:table-cell table:style-name="ce14" office:value-type="float" office:value="1894.94" calcext:value-type="float">
            <text:p>1,894.94</text:p>
          </table:table-cell>
          <table:table-cell office:value-type="float" office:value="1894.31" calcext:value-type="float">
            <text:p>1,894.3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10/2016</text:p>
          </table:table-cell>
          <table:table-cell office:value-type="percentage" office:value="0.0569" calcext:value-type="percentage">
            <text:p>5.69%</text:p>
          </table:table-cell>
          <table:table-cell table:style-name="ce11" office:value-type="percentage" office:value="0.0575" calcext:value-type="percentage">
            <text:p>5.75%</text:p>
          </table:table-cell>
          <table:table-cell table:style-name="ce14" office:value-type="float" office:value="1911.38" calcext:value-type="float">
            <text:p>1,911.38</text:p>
          </table:table-cell>
          <table:table-cell table:style-name="ce14" office:value-type="float" office:value="1902.97" calcext:value-type="float">
            <text:p>1,902.97</text:p>
          </table:table-cell>
          <table:table-cell office:value-type="float" office:value="1901.92" calcext:value-type="float">
            <text:p>1,901.9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10/2016</text:p>
          </table:table-cell>
          <table:table-cell office:value-type="percentage" office:value="0.0575" calcext:value-type="percentage">
            <text:p>5.75%</text:p>
          </table:table-cell>
          <table:table-cell table:style-name="ce11" office:value-type="percentage" office:value="0.0581" calcext:value-type="percentage">
            <text:p>5.81%</text:p>
          </table:table-cell>
          <table:table-cell table:style-name="ce14" office:value-type="float" office:value="1903.3" calcext:value-type="float">
            <text:p>1,903.30</text:p>
          </table:table-cell>
          <table:table-cell table:style-name="ce14" office:value-type="float" office:value="1894.93" calcext:value-type="float">
            <text:p>1,894.93</text:p>
          </table:table-cell>
          <table:table-cell office:value-type="float" office:value="1894.32" calcext:value-type="float">
            <text:p>1,894.3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10/2016</text:p>
          </table:table-cell>
          <table:table-cell office:value-type="percentage" office:value="0.0572" calcext:value-type="percentage">
            <text:p>5.72%</text:p>
          </table:table-cell>
          <table:table-cell table:style-name="ce11" office:value-type="percentage" office:value="0.0578" calcext:value-type="percentage">
            <text:p>5.78%</text:p>
          </table:table-cell>
          <table:table-cell table:style-name="ce14" office:value-type="float" office:value="1908.1" calcext:value-type="float">
            <text:p>1,908.10</text:p>
          </table:table-cell>
          <table:table-cell table:style-name="ce14" office:value-type="float" office:value="1899.71" calcext:value-type="float">
            <text:p>1,899.71</text:p>
          </table:table-cell>
          <table:table-cell office:value-type="float" office:value="1899.1" calcext:value-type="float">
            <text:p>1,899.1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10/2016</text:p>
          </table:table-cell>
          <table:table-cell office:value-type="percentage" office:value="0.0577" calcext:value-type="percentage">
            <text:p>5.77%</text:p>
          </table:table-cell>
          <table:table-cell table:style-name="ce11" office:value-type="percentage" office:value="0.0583" calcext:value-type="percentage">
            <text:p>5.83%</text:p>
          </table:table-cell>
          <table:table-cell table:style-name="ce14" office:value-type="float" office:value="1901.7" calcext:value-type="float">
            <text:p>1,901.70</text:p>
          </table:table-cell>
          <table:table-cell table:style-name="ce14" office:value-type="float" office:value="1893.35" calcext:value-type="float">
            <text:p>1,893.35</text:p>
          </table:table-cell>
          <table:table-cell office:value-type="float" office:value="1892.75" calcext:value-type="float">
            <text:p>1,892.7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10/2016</text:p>
          </table:table-cell>
          <table:table-cell office:value-type="percentage" office:value="0.0584" calcext:value-type="percentage">
            <text:p>5.84%</text:p>
          </table:table-cell>
          <table:table-cell table:style-name="ce11" office:value-type="percentage" office:value="0.059" calcext:value-type="percentage">
            <text:p>5.90%</text:p>
          </table:table-cell>
          <table:table-cell table:style-name="ce14" office:value-type="float" office:value="1892.56" calcext:value-type="float">
            <text:p>1,892.56</text:p>
          </table:table-cell>
          <table:table-cell table:style-name="ce14" office:value-type="float" office:value="1884.26" calcext:value-type="float">
            <text:p>1,884.26</text:p>
          </table:table-cell>
          <table:table-cell office:value-type="float" office:value="1883.66" calcext:value-type="float">
            <text:p>1,883.6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10/2016</text:p>
          </table:table-cell>
          <table:table-cell office:value-type="percentage" office:value="0.0589" calcext:value-type="percentage">
            <text:p>5.89%</text:p>
          </table:table-cell>
          <table:table-cell table:style-name="ce11" office:value-type="percentage" office:value="0.0595" calcext:value-type="percentage">
            <text:p>5.95%</text:p>
          </table:table-cell>
          <table:table-cell table:style-name="ce14" office:value-type="float" office:value="1886.6" calcext:value-type="float">
            <text:p>1,886.60</text:p>
          </table:table-cell>
          <table:table-cell table:style-name="ce14" office:value-type="float" office:value="1878.33" calcext:value-type="float">
            <text:p>1,878.33</text:p>
          </table:table-cell>
          <table:table-cell office:value-type="float" office:value="1877.37" calcext:value-type="float">
            <text:p>1,877.3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1/10/2016</text:p>
          </table:table-cell>
          <table:table-cell office:value-type="percentage" office:value="0.0593" calcext:value-type="percentage">
            <text:p>5.93%</text:p>
          </table:table-cell>
          <table:table-cell table:style-name="ce11" office:value-type="percentage" office:value="0.0599" calcext:value-type="percentage">
            <text:p>5.99%</text:p>
          </table:table-cell>
          <table:table-cell table:style-name="ce14" office:value-type="float" office:value="1881.69" calcext:value-type="float">
            <text:p>1,881.69</text:p>
          </table:table-cell>
          <table:table-cell table:style-name="ce14" office:value-type="float" office:value="1873.45" calcext:value-type="float">
            <text:p>1,873.45</text:p>
          </table:table-cell>
          <table:table-cell office:value-type="float" office:value="1872.84" calcext:value-type="float">
            <text:p>1,872.8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11/2016</text:p>
          </table:table-cell>
          <table:table-cell office:value-type="percentage" office:value="0.0591" calcext:value-type="percentage">
            <text:p>5.91%</text:p>
          </table:table-cell>
          <table:table-cell table:style-name="ce11" office:value-type="percentage" office:value="0.0597" calcext:value-type="percentage">
            <text:p>5.97%</text:p>
          </table:table-cell>
          <table:table-cell table:style-name="ce14" office:value-type="float" office:value="1885.23" calcext:value-type="float">
            <text:p>1,885.23</text:p>
          </table:table-cell>
          <table:table-cell table:style-name="ce14" office:value-type="float" office:value="1876.97" calcext:value-type="float">
            <text:p>1,876.97</text:p>
          </table:table-cell>
          <table:table-cell office:value-type="float" office:value="1876.19" calcext:value-type="float">
            <text:p>1,876.1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11/2016</text:p>
          </table:table-cell>
          <table:table-cell office:value-type="percentage" office:value="0.0592" calcext:value-type="percentage">
            <text:p>5.92%</text:p>
          </table:table-cell>
          <table:table-cell table:style-name="ce11" office:value-type="percentage" office:value="0.0598" calcext:value-type="percentage">
            <text:p>5.98%</text:p>
          </table:table-cell>
          <table:table-cell table:style-name="ce14" office:value-type="float" office:value="1884.45" calcext:value-type="float">
            <text:p>1,884.45</text:p>
          </table:table-cell>
          <table:table-cell table:style-name="ce14" office:value-type="float" office:value="1876.21" calcext:value-type="float">
            <text:p>1,876.21</text:p>
          </table:table-cell>
          <table:table-cell office:value-type="float" office:value="1875.6" calcext:value-type="float">
            <text:p>1,875.6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11/2016</text:p>
          </table:table-cell>
          <table:table-cell office:value-type="percentage" office:value="0.0591" calcext:value-type="percentage">
            <text:p>5.91%</text:p>
          </table:table-cell>
          <table:table-cell table:style-name="ce11" office:value-type="percentage" office:value="0.0597" calcext:value-type="percentage">
            <text:p>5.97%</text:p>
          </table:table-cell>
          <table:table-cell table:style-name="ce14" office:value-type="float" office:value="1886.79" calcext:value-type="float">
            <text:p>1,886.79</text:p>
          </table:table-cell>
          <table:table-cell table:style-name="ce14" office:value-type="float" office:value="1878.54" calcext:value-type="float">
            <text:p>1,878.54</text:p>
          </table:table-cell>
          <table:table-cell office:value-type="float" office:value="1877.58" calcext:value-type="float">
            <text:p>1,877.5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11/2016</text:p>
          </table:table-cell>
          <table:table-cell office:value-type="percentage" office:value="0.059" calcext:value-type="percentage">
            <text:p>5.90%</text:p>
          </table:table-cell>
          <table:table-cell table:style-name="ce11" office:value-type="percentage" office:value="0.0596" calcext:value-type="percentage">
            <text:p>5.96%</text:p>
          </table:table-cell>
          <table:table-cell table:style-name="ce14" office:value-type="float" office:value="1888.77" calcext:value-type="float">
            <text:p>1,888.77</text:p>
          </table:table-cell>
          <table:table-cell table:style-name="ce14" office:value-type="float" office:value="1880.52" calcext:value-type="float">
            <text:p>1,880.52</text:p>
          </table:table-cell>
          <table:table-cell office:value-type="float" office:value="1879.91" calcext:value-type="float">
            <text:p>1,879.9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11/2016</text:p>
          </table:table-cell>
          <table:table-cell office:value-type="percentage" office:value="0.0587" calcext:value-type="percentage">
            <text:p>5.87%</text:p>
          </table:table-cell>
          <table:table-cell table:style-name="ce11" office:value-type="percentage" office:value="0.0593" calcext:value-type="percentage">
            <text:p>5.93%</text:p>
          </table:table-cell>
          <table:table-cell table:style-name="ce14" office:value-type="float" office:value="1893.52" calcext:value-type="float">
            <text:p>1,893.52</text:p>
          </table:table-cell>
          <table:table-cell table:style-name="ce14" office:value-type="float" office:value="1885.25" calcext:value-type="float">
            <text:p>1,885.25</text:p>
          </table:table-cell>
          <table:table-cell office:value-type="float" office:value="1884.64" calcext:value-type="float">
            <text:p>1,884.6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11/2016</text:p>
          </table:table-cell>
          <table:table-cell office:value-type="percentage" office:value="0.0598" calcext:value-type="percentage">
            <text:p>5.98%</text:p>
          </table:table-cell>
          <table:table-cell table:style-name="ce11" office:value-type="percentage" office:value="0.0604" calcext:value-type="percentage">
            <text:p>6.04%</text:p>
          </table:table-cell>
          <table:table-cell table:style-name="ce14" office:value-type="float" office:value="1878.52" calcext:value-type="float">
            <text:p>1,878.52</text:p>
          </table:table-cell>
          <table:table-cell table:style-name="ce14" office:value-type="float" office:value="1870.33" calcext:value-type="float">
            <text:p>1,870.33</text:p>
          </table:table-cell>
          <table:table-cell office:value-type="float" office:value="1869.73" calcext:value-type="float">
            <text:p>1,869.7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11/2016</text:p>
          </table:table-cell>
          <table:table-cell office:value-type="percentage" office:value="0.0598" calcext:value-type="percentage">
            <text:p>5.98%</text:p>
          </table:table-cell>
          <table:table-cell table:style-name="ce11" office:value-type="percentage" office:value="0.0604" calcext:value-type="percentage">
            <text:p>6.04%</text:p>
          </table:table-cell>
          <table:table-cell table:style-name="ce14" office:value-type="float" office:value="1879.11" calcext:value-type="float">
            <text:p>1,879.11</text:p>
          </table:table-cell>
          <table:table-cell table:style-name="ce14" office:value-type="float" office:value="1870.92" calcext:value-type="float">
            <text:p>1,870.92</text:p>
          </table:table-cell>
          <table:table-cell office:value-type="float" office:value="1870.33" calcext:value-type="float">
            <text:p>1,870.3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11/2016</text:p>
          </table:table-cell>
          <table:table-cell office:value-type="percentage" office:value="0.0634" calcext:value-type="percentage">
            <text:p>6.34%</text:p>
          </table:table-cell>
          <table:table-cell table:style-name="ce11" office:value-type="percentage" office:value="0.064" calcext:value-type="percentage">
            <text:p>6.40%</text:p>
          </table:table-cell>
          <table:table-cell table:style-name="ce14" office:value-type="float" office:value="1831.45" calcext:value-type="float">
            <text:p>1,831.45</text:p>
          </table:table-cell>
          <table:table-cell table:style-name="ce14" office:value-type="float" office:value="1823.49" calcext:value-type="float">
            <text:p>1,823.49</text:p>
          </table:table-cell>
          <table:table-cell office:value-type="float" office:value="1822.58" calcext:value-type="float">
            <text:p>1,822.5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11/2016</text:p>
          </table:table-cell>
          <table:table-cell office:value-type="percentage" office:value="0.0645" calcext:value-type="percentage">
            <text:p>6.45%</text:p>
          </table:table-cell>
          <table:table-cell table:style-name="ce11" office:value-type="percentage" office:value="0.0651" calcext:value-type="percentage">
            <text:p>6.51%</text:p>
          </table:table-cell>
          <table:table-cell table:style-name="ce14" office:value-type="float" office:value="1817.73" calcext:value-type="float">
            <text:p>1,817.73</text:p>
          </table:table-cell>
          <table:table-cell table:style-name="ce14" office:value-type="float" office:value="1809.85" calcext:value-type="float">
            <text:p>1,809.85</text:p>
          </table:table-cell>
          <table:table-cell office:value-type="float" office:value="1809.01" calcext:value-type="float">
            <text:p>1,809.0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11/2016</text:p>
          </table:table-cell>
          <table:table-cell office:value-type="percentage" office:value="0.0646" calcext:value-type="percentage">
            <text:p>6.46%</text:p>
          </table:table-cell>
          <table:table-cell table:style-name="ce11" office:value-type="percentage" office:value="0.0652" calcext:value-type="percentage">
            <text:p>6.52%</text:p>
          </table:table-cell>
          <table:table-cell table:style-name="ce14" office:value-type="float" office:value="1817.1" calcext:value-type="float">
            <text:p>1,817.10</text:p>
          </table:table-cell>
          <table:table-cell table:style-name="ce14" office:value-type="float" office:value="1809.23" calcext:value-type="float">
            <text:p>1,809.23</text:p>
          </table:table-cell>
          <table:table-cell office:value-type="float" office:value="1808.54" calcext:value-type="float">
            <text:p>1,808.5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11/2016</text:p>
          </table:table-cell>
          <table:table-cell office:value-type="percentage" office:value="0.063" calcext:value-type="percentage">
            <text:p>6.30%</text:p>
          </table:table-cell>
          <table:table-cell table:style-name="ce11" office:value-type="percentage" office:value="0.0636" calcext:value-type="percentage">
            <text:p>6.36%</text:p>
          </table:table-cell>
          <table:table-cell table:style-name="ce14" office:value-type="float" office:value="1838.98" calcext:value-type="float">
            <text:p>1,838.98</text:p>
          </table:table-cell>
          <table:table-cell table:style-name="ce14" office:value-type="float" office:value="1831" calcext:value-type="float">
            <text:p>1,831.00</text:p>
          </table:table-cell>
          <table:table-cell office:value-type="float" office:value="1830.32" calcext:value-type="float">
            <text:p>1,830.3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11/2016</text:p>
          </table:table-cell>
          <table:table-cell office:value-type="percentage" office:value="0.063" calcext:value-type="percentage">
            <text:p>6.30%</text:p>
          </table:table-cell>
          <table:table-cell table:style-name="ce11" office:value-type="percentage" office:value="0.0636" calcext:value-type="percentage">
            <text:p>6.36%</text:p>
          </table:table-cell>
          <table:table-cell table:style-name="ce14" office:value-type="float" office:value="1840.15" calcext:value-type="float">
            <text:p>1,840.15</text:p>
          </table:table-cell>
          <table:table-cell table:style-name="ce14" office:value-type="float" office:value="1832.16" calcext:value-type="float">
            <text:p>1,832.16</text:p>
          </table:table-cell>
          <table:table-cell office:value-type="float" office:value="1831" calcext:value-type="float">
            <text:p>1,831.0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11/2016</text:p>
          </table:table-cell>
          <table:table-cell office:value-type="percentage" office:value="0.063" calcext:value-type="percentage">
            <text:p>6.30%</text:p>
          </table:table-cell>
          <table:table-cell table:style-name="ce11" office:value-type="percentage" office:value="0.0636" calcext:value-type="percentage">
            <text:p>6.36%</text:p>
          </table:table-cell>
          <table:table-cell table:style-name="ce14" office:value-type="float" office:value="1840.83" calcext:value-type="float">
            <text:p>1,840.83</text:p>
          </table:table-cell>
          <table:table-cell table:style-name="ce14" office:value-type="float" office:value="1832.85" calcext:value-type="float">
            <text:p>1,832.85</text:p>
          </table:table-cell>
          <table:table-cell office:value-type="float" office:value="1832.16" calcext:value-type="float">
            <text:p>1,832.1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11/2016</text:p>
          </table:table-cell>
          <table:table-cell office:value-type="percentage" office:value="0.0616" calcext:value-type="percentage">
            <text:p>6.16%</text:p>
          </table:table-cell>
          <table:table-cell table:style-name="ce11" office:value-type="percentage" office:value="0.0622" calcext:value-type="percentage">
            <text:p>6.22%</text:p>
          </table:table-cell>
          <table:table-cell table:style-name="ce14" office:value-type="float" office:value="1860.28" calcext:value-type="float">
            <text:p>1,860.28</text:p>
          </table:table-cell>
          <table:table-cell table:style-name="ce14" office:value-type="float" office:value="1852.21" calcext:value-type="float">
            <text:p>1,852.21</text:p>
          </table:table-cell>
          <table:table-cell office:value-type="float" office:value="1851.53" calcext:value-type="float">
            <text:p>1,851.5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11/2016</text:p>
          </table:table-cell>
          <table:table-cell office:value-type="percentage" office:value="0.0613" calcext:value-type="percentage">
            <text:p>6.13%</text:p>
          </table:table-cell>
          <table:table-cell table:style-name="ce11" office:value-type="percentage" office:value="0.0619" calcext:value-type="percentage">
            <text:p>6.19%</text:p>
          </table:table-cell>
          <table:table-cell table:style-name="ce14" office:value-type="float" office:value="1865.02" calcext:value-type="float">
            <text:p>1,865.02</text:p>
          </table:table-cell>
          <table:table-cell table:style-name="ce14" office:value-type="float" office:value="1856.93" calcext:value-type="float">
            <text:p>1,856.93</text:p>
          </table:table-cell>
          <table:table-cell office:value-type="float" office:value="1856.24" calcext:value-type="float">
            <text:p>1,856.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11/2016</text:p>
          </table:table-cell>
          <table:table-cell office:value-type="percentage" office:value="0.0613" calcext:value-type="percentage">
            <text:p>6.13%</text:p>
          </table:table-cell>
          <table:table-cell table:style-name="ce11" office:value-type="percentage" office:value="0.0619" calcext:value-type="percentage">
            <text:p>6.19%</text:p>
          </table:table-cell>
          <table:table-cell table:style-name="ce14" office:value-type="float" office:value="1865.2" calcext:value-type="float">
            <text:p>1,865.20</text:p>
          </table:table-cell>
          <table:table-cell table:style-name="ce14" office:value-type="float" office:value="1857.12" calcext:value-type="float">
            <text:p>1,857.12</text:p>
          </table:table-cell>
          <table:table-cell office:value-type="float" office:value="1856.48" calcext:value-type="float">
            <text:p>1,856.4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11/2016</text:p>
          </table:table-cell>
          <table:table-cell office:value-type="percentage" office:value="0.0622" calcext:value-type="percentage">
            <text:p>6.22%</text:p>
          </table:table-cell>
          <table:table-cell table:style-name="ce11" office:value-type="percentage" office:value="0.0628" calcext:value-type="percentage">
            <text:p>6.28%</text:p>
          </table:table-cell>
          <table:table-cell table:style-name="ce14" office:value-type="float" office:value="1854.11" calcext:value-type="float">
            <text:p>1,854.11</text:p>
          </table:table-cell>
          <table:table-cell table:style-name="ce14" office:value-type="float" office:value="1846.08" calcext:value-type="float">
            <text:p>1,846.08</text:p>
          </table:table-cell>
          <table:table-cell office:value-type="float" office:value="1845.06" calcext:value-type="float">
            <text:p>1,845.0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11/2016</text:p>
          </table:table-cell>
          <table:table-cell office:value-type="percentage" office:value="0.0618" calcext:value-type="percentage">
            <text:p>6.18%</text:p>
          </table:table-cell>
          <table:table-cell table:style-name="ce11" office:value-type="percentage" office:value="0.0624" calcext:value-type="percentage">
            <text:p>6.24%</text:p>
          </table:table-cell>
          <table:table-cell table:style-name="ce14" office:value-type="float" office:value="1860.11" calcext:value-type="float">
            <text:p>1,860.11</text:p>
          </table:table-cell>
          <table:table-cell table:style-name="ce14" office:value-type="float" office:value="1852.06" calcext:value-type="float">
            <text:p>1,852.06</text:p>
          </table:table-cell>
          <table:table-cell office:value-type="float" office:value="1851.43" calcext:value-type="float">
            <text:p>1,851.4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11/2016</text:p>
          </table:table-cell>
          <table:table-cell office:value-type="percentage" office:value="0.0611" calcext:value-type="percentage">
            <text:p>6.11%</text:p>
          </table:table-cell>
          <table:table-cell table:style-name="ce11" office:value-type="percentage" office:value="0.0617" calcext:value-type="percentage">
            <text:p>6.17%</text:p>
          </table:table-cell>
          <table:table-cell table:style-name="ce14" office:value-type="float" office:value="1870.19" calcext:value-type="float">
            <text:p>1,870.19</text:p>
          </table:table-cell>
          <table:table-cell table:style-name="ce14" office:value-type="float" office:value="1862.1" calcext:value-type="float">
            <text:p>1,862.10</text:p>
          </table:table-cell>
          <table:table-cell office:value-type="float" office:value="1861.46" calcext:value-type="float">
            <text:p>1,861.4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11/2016</text:p>
          </table:table-cell>
          <table:table-cell office:value-type="percentage" office:value="0.0608" calcext:value-type="percentage">
            <text:p>6.08%</text:p>
          </table:table-cell>
          <table:table-cell table:style-name="ce11" office:value-type="percentage" office:value="0.0614" calcext:value-type="percentage">
            <text:p>6.14%</text:p>
          </table:table-cell>
          <table:table-cell table:style-name="ce14" office:value-type="float" office:value="1874.89" calcext:value-type="float">
            <text:p>1,874.89</text:p>
          </table:table-cell>
          <table:table-cell table:style-name="ce14" office:value-type="float" office:value="1866.77" calcext:value-type="float">
            <text:p>1,866.77</text:p>
          </table:table-cell>
          <table:table-cell office:value-type="float" office:value="1866.14" calcext:value-type="float">
            <text:p>1,866.1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12/2016</text:p>
          </table:table-cell>
          <table:table-cell office:value-type="percentage" office:value="0.0605" calcext:value-type="percentage">
            <text:p>6.05%</text:p>
          </table:table-cell>
          <table:table-cell table:style-name="ce11" office:value-type="percentage" office:value="0.0611" calcext:value-type="percentage">
            <text:p>6.11%</text:p>
          </table:table-cell>
          <table:table-cell table:style-name="ce14" office:value-type="float" office:value="1879.59" calcext:value-type="float">
            <text:p>1,879.59</text:p>
          </table:table-cell>
          <table:table-cell table:style-name="ce14" office:value-type="float" office:value="1871.46" calcext:value-type="float">
            <text:p>1,871.46</text:p>
          </table:table-cell>
          <table:table-cell office:value-type="float" office:value="1870.82" calcext:value-type="float">
            <text:p>1,870.8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12/2016</text:p>
          </table:table-cell>
          <table:table-cell office:value-type="percentage" office:value="0.0638" calcext:value-type="percentage">
            <text:p>6.38%</text:p>
          </table:table-cell>
          <table:table-cell table:style-name="ce11" office:value-type="percentage" office:value="0.0644" calcext:value-type="percentage">
            <text:p>6.44%</text:p>
          </table:table-cell>
          <table:table-cell table:style-name="ce14" office:value-type="float" office:value="1836.37" calcext:value-type="float">
            <text:p>1,836.37</text:p>
          </table:table-cell>
          <table:table-cell table:style-name="ce14" office:value-type="float" office:value="1828.45" calcext:value-type="float">
            <text:p>1,828.45</text:p>
          </table:table-cell>
          <table:table-cell office:value-type="float" office:value="1827.43" calcext:value-type="float">
            <text:p>1,827.4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12/2016</text:p>
          </table:table-cell>
          <table:table-cell office:value-type="percentage" office:value="0.0622" calcext:value-type="percentage">
            <text:p>6.22%</text:p>
          </table:table-cell>
          <table:table-cell table:style-name="ce11" office:value-type="percentage" office:value="0.0634" calcext:value-type="percentage">
            <text:p>6.34%</text:p>
          </table:table-cell>
          <table:table-cell table:style-name="ce14" office:value-type="float" office:value="1858.31" calcext:value-type="float">
            <text:p>1,858.31</text:p>
          </table:table-cell>
          <table:table-cell table:style-name="ce14" office:value-type="float" office:value="1842.31" calcext:value-type="float">
            <text:p>1,842.31</text:p>
          </table:table-cell>
          <table:table-cell office:value-type="float" office:value="1841.66" calcext:value-type="float">
            <text:p>1,841.6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12/2016</text:p>
          </table:table-cell>
          <table:table-cell office:value-type="percentage" office:value="0.0622" calcext:value-type="percentage">
            <text:p>6.22%</text:p>
          </table:table-cell>
          <table:table-cell table:style-name="ce11" office:value-type="percentage" office:value="0.0634" calcext:value-type="percentage">
            <text:p>6.34%</text:p>
          </table:table-cell>
          <table:table-cell table:style-name="ce14" office:value-type="float" office:value="1858.94" calcext:value-type="float">
            <text:p>1,858.94</text:p>
          </table:table-cell>
          <table:table-cell table:style-name="ce14" office:value-type="float" office:value="1842.94" calcext:value-type="float">
            <text:p>1,842.94</text:p>
          </table:table-cell>
          <table:table-cell office:value-type="float" office:value="1842.31" calcext:value-type="float">
            <text:p>1,842.3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12/2016</text:p>
          </table:table-cell>
          <table:table-cell office:value-type="percentage" office:value="0.0616" calcext:value-type="percentage">
            <text:p>6.16%</text:p>
          </table:table-cell>
          <table:table-cell table:style-name="ce11" office:value-type="percentage" office:value="0.0628" calcext:value-type="percentage">
            <text:p>6.28%</text:p>
          </table:table-cell>
          <table:table-cell table:style-name="ce14" office:value-type="float" office:value="1867.64" calcext:value-type="float">
            <text:p>1,867.64</text:p>
          </table:table-cell>
          <table:table-cell table:style-name="ce14" office:value-type="float" office:value="1851.56" calcext:value-type="float">
            <text:p>1,851.56</text:p>
          </table:table-cell>
          <table:table-cell office:value-type="float" office:value="1850.93" calcext:value-type="float">
            <text:p>1,850.9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12/2016</text:p>
          </table:table-cell>
          <table:table-cell office:value-type="percentage" office:value="0.0611" calcext:value-type="percentage">
            <text:p>6.11%</text:p>
          </table:table-cell>
          <table:table-cell table:style-name="ce11" office:value-type="percentage" office:value="0.0623" calcext:value-type="percentage">
            <text:p>6.23%</text:p>
          </table:table-cell>
          <table:table-cell table:style-name="ce14" office:value-type="float" office:value="1875.02" calcext:value-type="float">
            <text:p>1,875.02</text:p>
          </table:table-cell>
          <table:table-cell table:style-name="ce14" office:value-type="float" office:value="1858.88" calcext:value-type="float">
            <text:p>1,858.88</text:p>
          </table:table-cell>
          <table:table-cell office:value-type="float" office:value="1858.24" calcext:value-type="float">
            <text:p>1,858.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12/2016</text:p>
          </table:table-cell>
          <table:table-cell office:value-type="percentage" office:value="0.0602" calcext:value-type="percentage">
            <text:p>6.02%</text:p>
          </table:table-cell>
          <table:table-cell table:style-name="ce11" office:value-type="percentage" office:value="0.0614" calcext:value-type="percentage">
            <text:p>6.14%</text:p>
          </table:table-cell>
          <table:table-cell table:style-name="ce14" office:value-type="float" office:value="1886.04" calcext:value-type="float">
            <text:p>1,886.04</text:p>
          </table:table-cell>
          <table:table-cell table:style-name="ce14" office:value-type="float" office:value="1869.8" calcext:value-type="float">
            <text:p>1,869.80</text:p>
          </table:table-cell>
          <table:table-cell office:value-type="float" office:value="1869.03" calcext:value-type="float">
            <text:p>1,869.0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12/2016</text:p>
          </table:table-cell>
          <table:table-cell office:value-type="percentage" office:value="0.0615" calcext:value-type="percentage">
            <text:p>6.15%</text:p>
          </table:table-cell>
          <table:table-cell table:style-name="ce11" office:value-type="percentage" office:value="0.0627" calcext:value-type="percentage">
            <text:p>6.27%</text:p>
          </table:table-cell>
          <table:table-cell table:style-name="ce14" office:value-type="float" office:value="1869.01" calcext:value-type="float">
            <text:p>1,869.01</text:p>
          </table:table-cell>
          <table:table-cell table:style-name="ce14" office:value-type="float" office:value="1852.95" calcext:value-type="float">
            <text:p>1,852.95</text:p>
          </table:table-cell>
          <table:table-cell office:value-type="float" office:value="1852.39" calcext:value-type="float">
            <text:p>1,852.3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12/2016</text:p>
          </table:table-cell>
          <table:table-cell office:value-type="percentage" office:value="0.0611" calcext:value-type="percentage">
            <text:p>6.11%</text:p>
          </table:table-cell>
          <table:table-cell table:style-name="ce11" office:value-type="percentage" office:value="0.0623" calcext:value-type="percentage">
            <text:p>6.23%</text:p>
          </table:table-cell>
          <table:table-cell table:style-name="ce14" office:value-type="float" office:value="1874.95" calcext:value-type="float">
            <text:p>1,874.95</text:p>
          </table:table-cell>
          <table:table-cell table:style-name="ce14" office:value-type="float" office:value="1858.84" calcext:value-type="float">
            <text:p>1,858.84</text:p>
          </table:table-cell>
          <table:table-cell office:value-type="float" office:value="1858.29" calcext:value-type="float">
            <text:p>1,858.2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12/2016</text:p>
          </table:table-cell>
          <table:table-cell office:value-type="percentage" office:value="0.0613" calcext:value-type="percentage">
            <text:p>6.13%</text:p>
          </table:table-cell>
          <table:table-cell table:style-name="ce11" office:value-type="percentage" office:value="0.0625" calcext:value-type="percentage">
            <text:p>6.25%</text:p>
          </table:table-cell>
          <table:table-cell table:style-name="ce14" office:value-type="float" office:value="1872.81" calcext:value-type="float">
            <text:p>1,872.81</text:p>
          </table:table-cell>
          <table:table-cell table:style-name="ce14" office:value-type="float" office:value="1856.73" calcext:value-type="float">
            <text:p>1,856.73</text:p>
          </table:table-cell>
          <table:table-cell office:value-type="float" office:value="1856.18" calcext:value-type="float">
            <text:p>1,856.1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12/2016</text:p>
          </table:table-cell>
          <table:table-cell office:value-type="percentage" office:value="0.062" calcext:value-type="percentage">
            <text:p>6.20%</text:p>
          </table:table-cell>
          <table:table-cell table:style-name="ce11" office:value-type="percentage" office:value="0.0632" calcext:value-type="percentage">
            <text:p>6.32%</text:p>
          </table:table-cell>
          <table:table-cell table:style-name="ce14" office:value-type="float" office:value="1864.15" calcext:value-type="float">
            <text:p>1,864.15</text:p>
          </table:table-cell>
          <table:table-cell table:style-name="ce14" office:value-type="float" office:value="1848.16" calcext:value-type="float">
            <text:p>1,848.16</text:p>
          </table:table-cell>
          <table:table-cell office:value-type="float" office:value="1847.43" calcext:value-type="float">
            <text:p>1,847.4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12/2016</text:p>
          </table:table-cell>
          <table:table-cell office:value-type="percentage" office:value="0.0602" calcext:value-type="percentage">
            <text:p>6.02%</text:p>
          </table:table-cell>
          <table:table-cell table:style-name="ce11" office:value-type="percentage" office:value="0.0614" calcext:value-type="percentage">
            <text:p>6.14%</text:p>
          </table:table-cell>
          <table:table-cell table:style-name="ce14" office:value-type="float" office:value="1889.74" calcext:value-type="float">
            <text:p>1,889.74</text:p>
          </table:table-cell>
          <table:table-cell table:style-name="ce14" office:value-type="float" office:value="1873.51" calcext:value-type="float">
            <text:p>1,873.51</text:p>
          </table:table-cell>
          <table:table-cell office:value-type="float" office:value="1872.2" calcext:value-type="float">
            <text:p>1,872.2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12/2016</text:p>
          </table:table-cell>
          <table:table-cell office:value-type="percentage" office:value="0.0608" calcext:value-type="percentage">
            <text:p>6.08%</text:p>
          </table:table-cell>
          <table:table-cell table:style-name="ce11" office:value-type="percentage" office:value="0.062" calcext:value-type="percentage">
            <text:p>6.20%</text:p>
          </table:table-cell>
          <table:table-cell table:style-name="ce14" office:value-type="float" office:value="1882.34" calcext:value-type="float">
            <text:p>1,882.34</text:p>
          </table:table-cell>
          <table:table-cell table:style-name="ce14" office:value-type="float" office:value="1866.19" calcext:value-type="float">
            <text:p>1,866.19</text:p>
          </table:table-cell>
          <table:table-cell office:value-type="float" office:value="1865.46" calcext:value-type="float">
            <text:p>1,865.4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12/2016</text:p>
          </table:table-cell>
          <table:table-cell office:value-type="percentage" office:value="0.0601" calcext:value-type="percentage">
            <text:p>6.01%</text:p>
          </table:table-cell>
          <table:table-cell table:style-name="ce11" office:value-type="percentage" office:value="0.0613" calcext:value-type="percentage">
            <text:p>6.13%</text:p>
          </table:table-cell>
          <table:table-cell table:style-name="ce14" office:value-type="float" office:value="1892.56" calcext:value-type="float">
            <text:p>1,892.56</text:p>
          </table:table-cell>
          <table:table-cell table:style-name="ce14" office:value-type="float" office:value="1876.32" calcext:value-type="float">
            <text:p>1,876.32</text:p>
          </table:table-cell>
          <table:table-cell office:value-type="float" office:value="1875.59" calcext:value-type="float">
            <text:p>1,875.5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12/2016</text:p>
          </table:table-cell>
          <table:table-cell office:value-type="percentage" office:value="0.0598" calcext:value-type="percentage">
            <text:p>5.98%</text:p>
          </table:table-cell>
          <table:table-cell table:style-name="ce11" office:value-type="percentage" office:value="0.061" calcext:value-type="percentage">
            <text:p>6.10%</text:p>
          </table:table-cell>
          <table:table-cell table:style-name="ce14" office:value-type="float" office:value="1897.37" calcext:value-type="float">
            <text:p>1,897.37</text:p>
          </table:table-cell>
          <table:table-cell table:style-name="ce14" office:value-type="float" office:value="1881.1" calcext:value-type="float">
            <text:p>1,881.10</text:p>
          </table:table-cell>
          <table:table-cell office:value-type="float" office:value="1880.37" calcext:value-type="float">
            <text:p>1,880.3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12/2016</text:p>
          </table:table-cell>
          <table:table-cell office:value-type="percentage" office:value="0.0603" calcext:value-type="percentage">
            <text:p>6.03%</text:p>
          </table:table-cell>
          <table:table-cell table:style-name="ce11" office:value-type="percentage" office:value="0.0615" calcext:value-type="percentage">
            <text:p>6.15%</text:p>
          </table:table-cell>
          <table:table-cell table:style-name="ce14" office:value-type="float" office:value="1890.48" calcext:value-type="float">
            <text:p>1,890.48</text:p>
          </table:table-cell>
          <table:table-cell table:style-name="ce14" office:value-type="float" office:value="1874.28" calcext:value-type="float">
            <text:p>1,874.28</text:p>
          </table:table-cell>
          <table:table-cell office:value-type="float" office:value="1873.65" calcext:value-type="float">
            <text:p>1,873.6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12/2016</text:p>
          </table:table-cell>
          <table:table-cell office:value-type="percentage" office:value="0.0592" calcext:value-type="percentage">
            <text:p>5.92%</text:p>
          </table:table-cell>
          <table:table-cell table:style-name="ce11" office:value-type="percentage" office:value="0.0604" calcext:value-type="percentage">
            <text:p>6.04%</text:p>
          </table:table-cell>
          <table:table-cell table:style-name="ce14" office:value-type="float" office:value="1906.47" calcext:value-type="float">
            <text:p>1,906.47</text:p>
          </table:table-cell>
          <table:table-cell table:style-name="ce14" office:value-type="float" office:value="1890.13" calcext:value-type="float">
            <text:p>1,890.13</text:p>
          </table:table-cell>
          <table:table-cell office:value-type="float" office:value="1889.12" calcext:value-type="float">
            <text:p>1,889.1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12/2016</text:p>
          </table:table-cell>
          <table:table-cell office:value-type="percentage" office:value="0.0596" calcext:value-type="percentage">
            <text:p>5.96%</text:p>
          </table:table-cell>
          <table:table-cell table:style-name="ce11" office:value-type="percentage" office:value="0.0608" calcext:value-type="percentage">
            <text:p>6.08%</text:p>
          </table:table-cell>
          <table:table-cell table:style-name="ce14" office:value-type="float" office:value="1901.63" calcext:value-type="float">
            <text:p>1,901.63</text:p>
          </table:table-cell>
          <table:table-cell table:style-name="ce14" office:value-type="float" office:value="1885.34" calcext:value-type="float">
            <text:p>1,885.34</text:p>
          </table:table-cell>
          <table:table-cell office:value-type="float" office:value="1884.72" calcext:value-type="float">
            <text:p>1,884.7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12/2016</text:p>
          </table:table-cell>
          <table:table-cell office:value-type="percentage" office:value="0.0592" calcext:value-type="percentage">
            <text:p>5.92%</text:p>
          </table:table-cell>
          <table:table-cell table:style-name="ce11" office:value-type="percentage" office:value="0.0604" calcext:value-type="percentage">
            <text:p>6.04%</text:p>
          </table:table-cell>
          <table:table-cell table:style-name="ce14" office:value-type="float" office:value="1907.72" calcext:value-type="float">
            <text:p>1,907.72</text:p>
          </table:table-cell>
          <table:table-cell table:style-name="ce14" office:value-type="float" office:value="1891.38" calcext:value-type="float">
            <text:p>1,891.38</text:p>
          </table:table-cell>
          <table:table-cell office:value-type="float" office:value="1890.76" calcext:value-type="float">
            <text:p>1,890.7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12/2016</text:p>
          </table:table-cell>
          <table:table-cell office:value-type="percentage" office:value="0.0595" calcext:value-type="percentage">
            <text:p>5.95%</text:p>
          </table:table-cell>
          <table:table-cell table:style-name="ce11" office:value-type="percentage" office:value="0.0607" calcext:value-type="percentage">
            <text:p>6.07%</text:p>
          </table:table-cell>
          <table:table-cell table:style-name="ce14" office:value-type="float" office:value="1904.25" calcext:value-type="float">
            <text:p>1,904.25</text:p>
          </table:table-cell>
          <table:table-cell table:style-name="ce14" office:value-type="float" office:value="1887.96" calcext:value-type="float">
            <text:p>1,887.96</text:p>
          </table:table-cell>
          <table:table-cell office:value-type="float" office:value="1887.32" calcext:value-type="float">
            <text:p>1,887.3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12/2016</text:p>
          </table:table-cell>
          <table:table-cell office:value-type="percentage" office:value="0.0587" calcext:value-type="percentage">
            <text:p>5.87%</text:p>
          </table:table-cell>
          <table:table-cell table:style-name="ce11" office:value-type="percentage" office:value="0.0599" calcext:value-type="percentage">
            <text:p>5.99%</text:p>
          </table:table-cell>
          <table:table-cell table:style-name="ce14" office:value-type="float" office:value="1917.46" calcext:value-type="float">
            <text:p>1,917.46</text:p>
          </table:table-cell>
          <table:table-cell table:style-name="ce14" office:value-type="float" office:value="1901.06" calcext:value-type="float">
            <text:p>1,901.06</text:p>
          </table:table-cell>
          <table:table-cell office:value-type="float" office:value="1898.8" calcext:value-type="float">
            <text:p>1,898.8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1/2017</text:p>
          </table:table-cell>
          <table:table-cell office:value-type="percentage" office:value="0.0577" calcext:value-type="percentage">
            <text:p>5.77%</text:p>
          </table:table-cell>
          <table:table-cell office:value-type="percentage" office:value="0.0589" calcext:value-type="percentage">
            <text:p>5.89%</text:p>
          </table:table-cell>
          <table:table-cell office:value-type="float" office:value="1931.24" calcext:value-type="float">
            <text:p>1,931.24</text:p>
          </table:table-cell>
          <table:table-cell office:value-type="float" office:value="1914.71" calcext:value-type="float">
            <text:p>1,914.71</text:p>
          </table:table-cell>
          <table:table-cell office:value-type="float" office:value="1914.09" calcext:value-type="float">
            <text:p>1,914.0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1/2017</text:p>
          </table:table-cell>
          <table:table-cell office:value-type="percentage" office:value="0.0576" calcext:value-type="percentage">
            <text:p>5.76%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933.25" calcext:value-type="float">
            <text:p>1,933.25</text:p>
          </table:table-cell>
          <table:table-cell office:value-type="float" office:value="1916.71" calcext:value-type="float">
            <text:p>1,916.71</text:p>
          </table:table-cell>
          <table:table-cell office:value-type="float" office:value="1916.09" calcext:value-type="float">
            <text:p>1,916.0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1/2017</text:p>
          </table:table-cell>
          <table:table-cell office:value-type="percentage" office:value="0.057" calcext:value-type="percentage">
            <text:p>5.70%</text:p>
          </table:table-cell>
          <table:table-cell office:value-type="percentage" office:value="0.0582" calcext:value-type="percentage">
            <text:p>5.82%</text:p>
          </table:table-cell>
          <table:table-cell office:value-type="float" office:value="1942.2" calcext:value-type="float">
            <text:p>1,942.20</text:p>
          </table:table-cell>
          <table:table-cell office:value-type="float" office:value="1925.58" calcext:value-type="float">
            <text:p>1,925.58</text:p>
          </table:table-cell>
          <table:table-cell office:value-type="float" office:value="1924.96" calcext:value-type="float">
            <text:p>1,924.9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1/2017</text:p>
          </table:table-cell>
          <table:table-cell office:value-type="percentage" office:value="0.057" calcext:value-type="percentage">
            <text:p>5.70%</text:p>
          </table:table-cell>
          <table:table-cell office:value-type="percentage" office:value="0.0582" calcext:value-type="percentage">
            <text:p>5.82%</text:p>
          </table:table-cell>
          <table:table-cell office:value-type="float" office:value="1942.82" calcext:value-type="float">
            <text:p>1,942.82</text:p>
          </table:table-cell>
          <table:table-cell office:value-type="float" office:value="1926.21" calcext:value-type="float">
            <text:p>1,926.21</text:p>
          </table:table-cell>
          <table:table-cell office:value-type="float" office:value="1925.58" calcext:value-type="float">
            <text:p>1,925.5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1/2017</text:p>
          </table:table-cell>
          <table:table-cell office:value-type="percentage" office:value="0.0572" calcext:value-type="percentage">
            <text:p>5.72%</text:p>
          </table:table-cell>
          <table:table-cell office:value-type="percentage" office:value="0.0584" calcext:value-type="percentage">
            <text:p>5.84%</text:p>
          </table:table-cell>
          <table:table-cell office:value-type="float" office:value="1941.05" calcext:value-type="float">
            <text:p>1,941.05</text:p>
          </table:table-cell>
          <table:table-cell office:value-type="float" office:value="1924.47" calcext:value-type="float">
            <text:p>1,924.47</text:p>
          </table:table-cell>
          <table:table-cell office:value-type="float" office:value="1923.45" calcext:value-type="float">
            <text:p>1,923.4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1/2017</text:p>
          </table:table-cell>
          <table:table-cell office:value-type="percentage" office:value="0.0577" calcext:value-type="percentage">
            <text:p>5.77%</text:p>
          </table:table-cell>
          <table:table-cell office:value-type="percentage" office:value="0.0589" calcext:value-type="percentage">
            <text:p>5.89%</text:p>
          </table:table-cell>
          <table:table-cell office:value-type="float" office:value="1934.74" calcext:value-type="float">
            <text:p>1,934.74</text:p>
          </table:table-cell>
          <table:table-cell office:value-type="float" office:value="1918.23" calcext:value-type="float">
            <text:p>1,918.23</text:p>
          </table:table-cell>
          <table:table-cell office:value-type="float" office:value="1917.6" calcext:value-type="float">
            <text:p>1,917.6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1/2017</text:p>
          </table:table-cell>
          <table:table-cell office:value-type="percentage" office:value="0.0578" calcext:value-type="percentage">
            <text:p>5.78%</text:p>
          </table:table-cell>
          <table:table-cell office:value-type="percentage" office:value="0.059" calcext:value-type="percentage">
            <text:p>5.90%</text:p>
          </table:table-cell>
          <table:table-cell office:value-type="float" office:value="1933.98" calcext:value-type="float">
            <text:p>1,933.98</text:p>
          </table:table-cell>
          <table:table-cell office:value-type="float" office:value="1917.49" calcext:value-type="float">
            <text:p>1,917.49</text:p>
          </table:table-cell>
          <table:table-cell office:value-type="float" office:value="1916.86" calcext:value-type="float">
            <text:p>1,916.8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1/2017</text:p>
          </table:table-cell>
          <table:table-cell office:value-type="percentage" office:value="0.0585" calcext:value-type="percentage">
            <text:p>5.85%</text:p>
          </table:table-cell>
          <table:table-cell office:value-type="percentage" office:value="0.0597" calcext:value-type="percentage">
            <text:p>5.97%</text:p>
          </table:table-cell>
          <table:table-cell office:value-type="float" office:value="1924.79" calcext:value-type="float">
            <text:p>1,924.79</text:p>
          </table:table-cell>
          <table:table-cell office:value-type="float" office:value="1908.4" calcext:value-type="float">
            <text:p>1,908.40</text:p>
          </table:table-cell>
          <table:table-cell office:value-type="float" office:value="1907.77" calcext:value-type="float">
            <text:p>1,907.7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1/2017</text:p>
          </table:table-cell>
          <table:table-cell office:value-type="percentage" office:value="0.0572" calcext:value-type="percentage">
            <text:p>5.72%</text:p>
          </table:table-cell>
          <table:table-cell office:value-type="percentage" office:value="0.0584" calcext:value-type="percentage">
            <text:p>5.84%</text:p>
          </table:table-cell>
          <table:table-cell office:value-type="float" office:value="1943.36" calcext:value-type="float">
            <text:p>1,943.36</text:p>
          </table:table-cell>
          <table:table-cell office:value-type="float" office:value="1926.79" calcext:value-type="float">
            <text:p>1,926.79</text:p>
          </table:table-cell>
          <table:table-cell office:value-type="float" office:value="1926.17" calcext:value-type="float">
            <text:p>1,926.1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1/2017</text:p>
          </table:table-cell>
          <table:table-cell office:value-type="percentage" office:value="0.0563" calcext:value-type="percentage">
            <text:p>5.63%</text:p>
          </table:table-cell>
          <table:table-cell office:value-type="percentage" office:value="0.0575" calcext:value-type="percentage">
            <text:p>5.75%</text:p>
          </table:table-cell>
          <table:table-cell office:value-type="float" office:value="1957.04" calcext:value-type="float">
            <text:p>1,957.04</text:p>
          </table:table-cell>
          <table:table-cell office:value-type="float" office:value="1940.35" calcext:value-type="float">
            <text:p>1,940.35</text:p>
          </table:table-cell>
          <table:table-cell office:value-type="float" office:value="1939.2" calcext:value-type="float">
            <text:p>1,939.2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1/2017</text:p>
          </table:table-cell>
          <table:table-cell office:value-type="percentage" office:value="0.0558" calcext:value-type="percentage">
            <text:p>5.58%</text:p>
          </table:table-cell>
          <table:table-cell office:value-type="percentage" office:value="0.057" calcext:value-type="percentage">
            <text:p>5.70%</text:p>
          </table:table-cell>
          <table:table-cell office:value-type="float" office:value="1964.82" calcext:value-type="float">
            <text:p>1,964.82</text:p>
          </table:table-cell>
          <table:table-cell office:value-type="float" office:value="1948.07" calcext:value-type="float">
            <text:p>1,948.07</text:p>
          </table:table-cell>
          <table:table-cell office:value-type="float" office:value="1947.29" calcext:value-type="float">
            <text:p>1,947.2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1/2017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562" calcext:value-type="percentage">
            <text:p>5.62%</text:p>
          </table:table-cell>
          <table:table-cell office:value-type="float" office:value="1976.86" calcext:value-type="float">
            <text:p>1,976.86</text:p>
          </table:table-cell>
          <table:table-cell office:value-type="float" office:value="1960" calcext:value-type="float">
            <text:p>1,960.00</text:p>
          </table:table-cell>
          <table:table-cell office:value-type="float" office:value="1959.22" calcext:value-type="float">
            <text:p>1,959.2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1/2017</text:p>
          </table:table-cell>
          <table:table-cell office:value-type="percentage" office:value="0.0555" calcext:value-type="percentage">
            <text:p>5.55%</text:p>
          </table:table-cell>
          <table:table-cell office:value-type="percentage" office:value="0.0567" calcext:value-type="percentage">
            <text:p>5.67%</text:p>
          </table:table-cell>
          <table:table-cell office:value-type="float" office:value="1970.59" calcext:value-type="float">
            <text:p>1,970.59</text:p>
          </table:table-cell>
          <table:table-cell office:value-type="float" office:value="1953.8" calcext:value-type="float">
            <text:p>1,953.80</text:p>
          </table:table-cell>
          <table:table-cell office:value-type="float" office:value="1953.02" calcext:value-type="float">
            <text:p>1,953.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1/2017</text:p>
          </table:table-cell>
          <table:table-cell office:value-type="percentage" office:value="0.0557" calcext:value-type="percentage">
            <text:p>5.57%</text:p>
          </table:table-cell>
          <table:table-cell office:value-type="percentage" office:value="0.0569" calcext:value-type="percentage">
            <text:p>5.69%</text:p>
          </table:table-cell>
          <table:table-cell office:value-type="float" office:value="1968.56" calcext:value-type="float">
            <text:p>1,968.56</text:p>
          </table:table-cell>
          <table:table-cell office:value-type="float" office:value="1951.8" calcext:value-type="float">
            <text:p>1,951.80</text:p>
          </table:table-cell>
          <table:table-cell office:value-type="float" office:value="1951.02" calcext:value-type="float">
            <text:p>1,951.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1/2017</text:p>
          </table:table-cell>
          <table:table-cell office:value-type="percentage" office:value="0.0553" calcext:value-type="percentage">
            <text:p>5.53%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1975.32" calcext:value-type="float">
            <text:p>1,975.32</text:p>
          </table:table-cell>
          <table:table-cell office:value-type="float" office:value="1958.5" calcext:value-type="float">
            <text:p>1,958.50</text:p>
          </table:table-cell>
          <table:table-cell office:value-type="float" office:value="1957.15" calcext:value-type="float">
            <text:p>1,957.1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1/2017</text:p>
          </table:table-cell>
          <table:table-cell office:value-type="percentage" office:value="0.0554" calcext:value-type="percentage">
            <text:p>5.54%</text:p>
          </table:table-cell>
          <table:table-cell office:value-type="percentage" office:value="0.0566" calcext:value-type="percentage">
            <text:p>5.66%</text:p>
          </table:table-cell>
          <table:table-cell office:value-type="float" office:value="1974.64" calcext:value-type="float">
            <text:p>1,974.64</text:p>
          </table:table-cell>
          <table:table-cell office:value-type="float" office:value="1957.84" calcext:value-type="float">
            <text:p>1,957.84</text:p>
          </table:table-cell>
          <table:table-cell office:value-type="float" office:value="1957.11" calcext:value-type="float">
            <text:p>1,957.1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1/2017</text:p>
          </table:table-cell>
          <table:table-cell office:value-type="percentage" office:value="0.0555" calcext:value-type="percentage">
            <text:p>5.55%</text:p>
          </table:table-cell>
          <table:table-cell office:value-type="percentage" office:value="0.0567" calcext:value-type="percentage">
            <text:p>5.67%</text:p>
          </table:table-cell>
          <table:table-cell office:value-type="float" office:value="1974.71" calcext:value-type="float">
            <text:p>1,974.71</text:p>
          </table:table-cell>
          <table:table-cell office:value-type="float" office:value="1957.92" calcext:value-type="float">
            <text:p>1,957.92</text:p>
          </table:table-cell>
          <table:table-cell office:value-type="float" office:value="1956.45" calcext:value-type="float">
            <text:p>1,956.4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1/2017</text:p>
          </table:table-cell>
          <table:table-cell office:value-type="percentage" office:value="0.0559" calcext:value-type="percentage">
            <text:p>5.59%</text:p>
          </table:table-cell>
          <table:table-cell office:value-type="percentage" office:value="0.0571" calcext:value-type="percentage">
            <text:p>5.71%</text:p>
          </table:table-cell>
          <table:table-cell office:value-type="float" office:value="1969.83" calcext:value-type="float">
            <text:p>1,969.83</text:p>
          </table:table-cell>
          <table:table-cell office:value-type="float" office:value="1953.1" calcext:value-type="float">
            <text:p>1,953.10</text:p>
          </table:table-cell>
          <table:table-cell office:value-type="float" office:value="1952.36" calcext:value-type="float">
            <text:p>1,952.3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1/2017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0572" calcext:value-type="percentage">
            <text:p>5.72%</text:p>
          </table:table-cell>
          <table:table-cell office:value-type="float" office:value="1969.79" calcext:value-type="float">
            <text:p>1,969.79</text:p>
          </table:table-cell>
          <table:table-cell office:value-type="float" office:value="1953.07" calcext:value-type="float">
            <text:p>1,953.07</text:p>
          </table:table-cell>
          <table:table-cell office:value-type="float" office:value="1951.71" calcext:value-type="float">
            <text:p>1,951.7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1/2017</text:p>
          </table:table-cell>
          <table:table-cell office:value-type="percentage" office:value="0.0562" calcext:value-type="percentage">
            <text:p>5.62%</text:p>
          </table:table-cell>
          <table:table-cell office:value-type="percentage" office:value="0.0574" calcext:value-type="percentage">
            <text:p>5.74%</text:p>
          </table:table-cell>
          <table:table-cell office:value-type="float" office:value="1967.73" calcext:value-type="float">
            <text:p>1,967.73</text:p>
          </table:table-cell>
          <table:table-cell office:value-type="float" office:value="1951.04" calcext:value-type="float">
            <text:p>1,951.04</text:p>
          </table:table-cell>
          <table:table-cell office:value-type="float" office:value="1950.3" calcext:value-type="float">
            <text:p>1,950.3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1/01/2017</text:p>
          </table:table-cell>
          <table:table-cell office:value-type="percentage" office:value="0.0564" calcext:value-type="percentage">
            <text:p>5.64%</text:p>
          </table:table-cell>
          <table:table-cell office:value-type="percentage" office:value="0.0576" calcext:value-type="percentage">
            <text:p>5.76%</text:p>
          </table:table-cell>
          <table:table-cell office:value-type="float" office:value="1965.67" calcext:value-type="float">
            <text:p>1,965.67</text:p>
          </table:table-cell>
          <table:table-cell office:value-type="float" office:value="1949.02" calcext:value-type="float">
            <text:p>1,949.02</text:p>
          </table:table-cell>
          <table:table-cell office:value-type="float" office:value="1948.28" calcext:value-type="float">
            <text:p>1,948.2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02/2017</text:p>
          </table:table-cell>
          <table:table-cell office:value-type="percentage" office:value="0.0565" calcext:value-type="percentage">
            <text:p>5.65%</text:p>
          </table:table-cell>
          <table:table-cell office:value-type="percentage" office:value="0.0577" calcext:value-type="percentage">
            <text:p>5.77%</text:p>
          </table:table-cell>
          <table:table-cell office:value-type="float" office:value="1965.01" calcext:value-type="float">
            <text:p>1,965.01</text:p>
          </table:table-cell>
          <table:table-cell office:value-type="float" office:value="1948.37" calcext:value-type="float">
            <text:p>1,948.37</text:p>
          </table:table-cell>
          <table:table-cell office:value-type="float" office:value="1947.63" calcext:value-type="float">
            <text:p>1,947.6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2/2017</text:p>
          </table:table-cell>
          <table:table-cell office:value-type="percentage" office:value="0.0562" calcext:value-type="percentage">
            <text:p>5.62%</text:p>
          </table:table-cell>
          <table:table-cell office:value-type="percentage" office:value="0.0574" calcext:value-type="percentage">
            <text:p>5.74%</text:p>
          </table:table-cell>
          <table:table-cell office:value-type="float" office:value="1969.94" calcext:value-type="float">
            <text:p>1,969.94</text:p>
          </table:table-cell>
          <table:table-cell office:value-type="float" office:value="1953.26" calcext:value-type="float">
            <text:p>1,953.26</text:p>
          </table:table-cell>
          <table:table-cell office:value-type="float" office:value="1952.52" calcext:value-type="float">
            <text:p>1,952.5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2/2017</text:p>
          </table:table-cell>
          <table:table-cell office:value-type="percentage" office:value="0.0559" calcext:value-type="percentage">
            <text:p>5.59%</text:p>
          </table:table-cell>
          <table:table-cell office:value-type="percentage" office:value="0.0571" calcext:value-type="percentage">
            <text:p>5.71%</text:p>
          </table:table-cell>
          <table:table-cell office:value-type="float" office:value="1975.49" calcext:value-type="float">
            <text:p>1,975.49</text:p>
          </table:table-cell>
          <table:table-cell office:value-type="float" office:value="1958.77" calcext:value-type="float">
            <text:p>1,958.77</text:p>
          </table:table-cell>
          <table:table-cell office:value-type="float" office:value="1957.42" calcext:value-type="float">
            <text:p>1,957.4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2/2017</text:p>
          </table:table-cell>
          <table:table-cell office:value-type="percentage" office:value="0.0555" calcext:value-type="percentage">
            <text:p>5.55%</text:p>
          </table:table-cell>
          <table:table-cell office:value-type="percentage" office:value="0.0567" calcext:value-type="percentage">
            <text:p>5.67%</text:p>
          </table:table-cell>
          <table:table-cell office:value-type="float" office:value="1981.84" calcext:value-type="float">
            <text:p>1,981.84</text:p>
          </table:table-cell>
          <table:table-cell office:value-type="float" office:value="1965.07" calcext:value-type="float">
            <text:p>1,965.07</text:p>
          </table:table-cell>
          <table:table-cell office:value-type="float" office:value="1964.33" calcext:value-type="float">
            <text:p>1,964.3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2/2017</text:p>
          </table:table-cell>
          <table:table-cell office:value-type="percentage" office:value="0.0555" calcext:value-type="percentage">
            <text:p>5.55%</text:p>
          </table:table-cell>
          <table:table-cell office:value-type="percentage" office:value="0.0567" calcext:value-type="percentage">
            <text:p>5.67%</text:p>
          </table:table-cell>
          <table:table-cell office:value-type="float" office:value="1982.58" calcext:value-type="float">
            <text:p>1,982.58</text:p>
          </table:table-cell>
          <table:table-cell office:value-type="float" office:value="1965.81" calcext:value-type="float">
            <text:p>1,965.81</text:p>
          </table:table-cell>
          <table:table-cell office:value-type="float" office:value="1965.07" calcext:value-type="float">
            <text:p>1,965.0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2/2017</text:p>
          </table:table-cell>
          <table:table-cell office:value-type="percentage" office:value="0.0549" calcext:value-type="percentage">
            <text:p>5.49%</text:p>
          </table:table-cell>
          <table:table-cell office:value-type="percentage" office:value="0.0561" calcext:value-type="percentage">
            <text:p>5.61%</text:p>
          </table:table-cell>
          <table:table-cell office:value-type="float" office:value="1990" calcext:value-type="float">
            <text:p>1,990.00</text:p>
          </table:table-cell>
          <table:table-cell office:value-type="float" office:value="1973.17" calcext:value-type="float">
            <text:p>1,973.17</text:p>
          </table:table-cell>
          <table:table-cell office:value-type="float" office:value="1972.5" calcext:value-type="float">
            <text:p>1,972.5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2/2017</text:p>
          </table:table-cell>
          <table:table-cell office:value-type="percentage" office:value="0.0533" calcext:value-type="percentage">
            <text:p>5.33%</text:p>
          </table:table-cell>
          <table:table-cell office:value-type="percentage" office:value="0.0545" calcext:value-type="percentage">
            <text:p>5.45%</text:p>
          </table:table-cell>
          <table:table-cell office:value-type="float" office:value="2013.36" calcext:value-type="float">
            <text:p>2,013.36</text:p>
          </table:table-cell>
          <table:table-cell office:value-type="float" office:value="1996.32" calcext:value-type="float">
            <text:p>1,996.32</text:p>
          </table:table-cell>
          <table:table-cell office:value-type="float" office:value="1995.65" calcext:value-type="float">
            <text:p>1,995.6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2/2017</text:p>
          </table:table-cell>
          <table:table-cell office:value-type="percentage" office:value="0.0523" calcext:value-type="percentage">
            <text:p>5.23%</text:p>
          </table:table-cell>
          <table:table-cell office:value-type="percentage" office:value="0.0535" calcext:value-type="percentage">
            <text:p>5.35%</text:p>
          </table:table-cell>
          <table:table-cell office:value-type="float" office:value="2028.85" calcext:value-type="float">
            <text:p>2,028.85</text:p>
          </table:table-cell>
          <table:table-cell office:value-type="float" office:value="2011.66" calcext:value-type="float">
            <text:p>2,011.66</text:p>
          </table:table-cell>
          <table:table-cell office:value-type="float" office:value="2010.51" calcext:value-type="float">
            <text:p>2,010.5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2/2017</text:p>
          </table:table-cell>
          <table:table-cell office:value-type="percentage" office:value="0.0524" calcext:value-type="percentage">
            <text:p>5.24%</text:p>
          </table:table-cell>
          <table:table-cell office:value-type="percentage" office:value="0.0536" calcext:value-type="percentage">
            <text:p>5.36%</text:p>
          </table:table-cell>
          <table:table-cell office:value-type="float" office:value="2028.07" calcext:value-type="float">
            <text:p>2,028.07</text:p>
          </table:table-cell>
          <table:table-cell office:value-type="float" office:value="2010.9" calcext:value-type="float">
            <text:p>2,010.90</text:p>
          </table:table-cell>
          <table:table-cell office:value-type="float" office:value="2010.24" calcext:value-type="float">
            <text:p>2,010.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2/2017</text:p>
          </table:table-cell>
          <table:table-cell office:value-type="percentage" office:value="0.0524" calcext:value-type="percentage">
            <text:p>5.24%</text:p>
          </table:table-cell>
          <table:table-cell office:value-type="percentage" office:value="0.0536" calcext:value-type="percentage">
            <text:p>5.36%</text:p>
          </table:table-cell>
          <table:table-cell office:value-type="float" office:value="2028.73" calcext:value-type="float">
            <text:p>2,028.73</text:p>
          </table:table-cell>
          <table:table-cell office:value-type="float" office:value="2011.57" calcext:value-type="float">
            <text:p>2,011.57</text:p>
          </table:table-cell>
          <table:table-cell office:value-type="float" office:value="2010.9" calcext:value-type="float">
            <text:p>2,010.9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2/2017</text:p>
          </table:table-cell>
          <table:table-cell office:value-type="percentage" office:value="0.0525" calcext:value-type="percentage">
            <text:p>5.25%</text:p>
          </table:table-cell>
          <table:table-cell office:value-type="percentage" office:value="0.0537" calcext:value-type="percentage">
            <text:p>5.37%</text:p>
          </table:table-cell>
          <table:table-cell office:value-type="float" office:value="2028.05" calcext:value-type="float">
            <text:p>2,028.05</text:p>
          </table:table-cell>
          <table:table-cell office:value-type="float" office:value="2010.9" calcext:value-type="float">
            <text:p>2,010.90</text:p>
          </table:table-cell>
          <table:table-cell office:value-type="float" office:value="2010.14" calcext:value-type="float">
            <text:p>2,010.1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2/2017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0542" calcext:value-type="percentage">
            <text:p>5.42%</text:p>
          </table:table-cell>
          <table:table-cell office:value-type="float" office:value="2021.63" calcext:value-type="float">
            <text:p>2,021.63</text:p>
          </table:table-cell>
          <table:table-cell office:value-type="float" office:value="2004.55" calcext:value-type="float">
            <text:p>2,004.55</text:p>
          </table:table-cell>
          <table:table-cell office:value-type="float" office:value="2003.8" calcext:value-type="float">
            <text:p>2,003.8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2/2017</text:p>
          </table:table-cell>
          <table:table-cell office:value-type="percentage" office:value="0.0538" calcext:value-type="percentage">
            <text:p>5.38%</text:p>
          </table:table-cell>
          <table:table-cell office:value-type="percentage" office:value="0.055" calcext:value-type="percentage">
            <text:p>5.50%</text:p>
          </table:table-cell>
          <table:table-cell office:value-type="float" office:value="2011.66" calcext:value-type="float">
            <text:p>2,011.66</text:p>
          </table:table-cell>
          <table:table-cell office:value-type="float" office:value="1994.69" calcext:value-type="float">
            <text:p>1,994.69</text:p>
          </table:table-cell>
          <table:table-cell office:value-type="float" office:value="1993.26" calcext:value-type="float">
            <text:p>1,993.2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2/2017</text:p>
          </table:table-cell>
          <table:table-cell office:value-type="percentage" office:value="0.0537" calcext:value-type="percentage">
            <text:p>5.37%</text:p>
          </table:table-cell>
          <table:table-cell office:value-type="percentage" office:value="0.0549" calcext:value-type="percentage">
            <text:p>5.49%</text:p>
          </table:table-cell>
          <table:table-cell office:value-type="float" office:value="2013.84" calcext:value-type="float">
            <text:p>2,013.84</text:p>
          </table:table-cell>
          <table:table-cell office:value-type="float" office:value="1996.85" calcext:value-type="float">
            <text:p>1,996.85</text:p>
          </table:table-cell>
          <table:table-cell office:value-type="float" office:value="1996.09" calcext:value-type="float">
            <text:p>1,996.0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2/2017</text:p>
          </table:table-cell>
          <table:table-cell office:value-type="percentage" office:value="0.0538" calcext:value-type="percentage">
            <text:p>5.38%</text:p>
          </table:table-cell>
          <table:table-cell office:value-type="percentage" office:value="0.055" calcext:value-type="percentage">
            <text:p>5.50%</text:p>
          </table:table-cell>
          <table:table-cell office:value-type="float" office:value="2013.17" calcext:value-type="float">
            <text:p>2,013.17</text:p>
          </table:table-cell>
          <table:table-cell office:value-type="float" office:value="1996.2" calcext:value-type="float">
            <text:p>1,996.20</text:p>
          </table:table-cell>
          <table:table-cell office:value-type="float" office:value="1995.45" calcext:value-type="float">
            <text:p>1,995.4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2/2017</text:p>
          </table:table-cell>
          <table:table-cell office:value-type="percentage" office:value="0.0531" calcext:value-type="percentage">
            <text:p>5.31%</text:p>
          </table:table-cell>
          <table:table-cell office:value-type="percentage" office:value="0.0543" calcext:value-type="percentage">
            <text:p>5.43%</text:p>
          </table:table-cell>
          <table:table-cell office:value-type="float" office:value="2023.9" calcext:value-type="float">
            <text:p>2,023.90</text:p>
          </table:table-cell>
          <table:table-cell office:value-type="float" office:value="2006.84" calcext:value-type="float">
            <text:p>2,006.84</text:p>
          </table:table-cell>
          <table:table-cell office:value-type="float" office:value="2006.08" calcext:value-type="float">
            <text:p>2,006.0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2/2017</text:p>
          </table:table-cell>
          <table:table-cell office:value-type="percentage" office:value="0.0525" calcext:value-type="percentage">
            <text:p>5.25%</text:p>
          </table:table-cell>
          <table:table-cell office:value-type="percentage" office:value="0.0537" calcext:value-type="percentage">
            <text:p>5.37%</text:p>
          </table:table-cell>
          <table:table-cell office:value-type="float" office:value="2033.05" calcext:value-type="float">
            <text:p>2,033.05</text:p>
          </table:table-cell>
          <table:table-cell office:value-type="float" office:value="2015.91" calcext:value-type="float">
            <text:p>2,015.91</text:p>
          </table:table-cell>
          <table:table-cell office:value-type="float" office:value="2015.17" calcext:value-type="float">
            <text:p>2,015.1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2/2017</text:p>
          </table:table-cell>
          <table:table-cell office:value-type="percentage" office:value="0.0526" calcext:value-type="percentage">
            <text:p>5.26%</text:p>
          </table:table-cell>
          <table:table-cell office:value-type="percentage" office:value="0.0538" calcext:value-type="percentage">
            <text:p>5.38%</text:p>
          </table:table-cell>
          <table:table-cell office:value-type="float" office:value="2033.62" calcext:value-type="float">
            <text:p>2,033.62</text:p>
          </table:table-cell>
          <table:table-cell office:value-type="float" office:value="2016.49" calcext:value-type="float">
            <text:p>2,016.49</text:p>
          </table:table-cell>
          <table:table-cell office:value-type="float" office:value="2014.49" calcext:value-type="float">
            <text:p>2,014.4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03/2017</text:p>
          </table:table-cell>
          <table:table-cell office:value-type="percentage" office:value="0.0522" calcext:value-type="percentage">
            <text:p>5.22%</text:p>
          </table:table-cell>
          <table:table-cell office:value-type="percentage" office:value="0.0534" calcext:value-type="percentage">
            <text:p>5.34%</text:p>
          </table:table-cell>
          <table:table-cell office:value-type="float" office:value="2040.1" calcext:value-type="float">
            <text:p>2,040.10</text:p>
          </table:table-cell>
          <table:table-cell office:value-type="float" office:value="2022.91" calcext:value-type="float">
            <text:p>2,022.91</text:p>
          </table:table-cell>
          <table:table-cell office:value-type="float" office:value="2022.18" calcext:value-type="float">
            <text:p>2,022.1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3/2017</text:p>
          </table:table-cell>
          <table:table-cell office:value-type="percentage" office:value="0.0517" calcext:value-type="percentage">
            <text:p>5.17%</text:p>
          </table:table-cell>
          <table:table-cell office:value-type="percentage" office:value="0.0529" calcext:value-type="percentage">
            <text:p>5.29%</text:p>
          </table:table-cell>
          <table:table-cell office:value-type="float" office:value="2048.04" calcext:value-type="float">
            <text:p>2,048.04</text:p>
          </table:table-cell>
          <table:table-cell office:value-type="float" office:value="2030.79" calcext:value-type="float">
            <text:p>2,030.79</text:p>
          </table:table-cell>
          <table:table-cell office:value-type="float" office:value="2030.05" calcext:value-type="float">
            <text:p>2,030.0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3/2017</text:p>
          </table:table-cell>
          <table:table-cell office:value-type="percentage" office:value="0.0526" calcext:value-type="percentage">
            <text:p>5.26%</text:p>
          </table:table-cell>
          <table:table-cell office:value-type="percentage" office:value="0.0538" calcext:value-type="percentage">
            <text:p>5.38%</text:p>
          </table:table-cell>
          <table:table-cell office:value-type="float" office:value="2036.45" calcext:value-type="float">
            <text:p>2,036.45</text:p>
          </table:table-cell>
          <table:table-cell office:value-type="float" office:value="2019.33" calcext:value-type="float">
            <text:p>2,019.33</text:p>
          </table:table-cell>
          <table:table-cell office:value-type="float" office:value="2017.96" calcext:value-type="float">
            <text:p>2,017.9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3/2017</text:p>
          </table:table-cell>
          <table:table-cell office:value-type="percentage" office:value="0.0522" calcext:value-type="percentage">
            <text:p>5.22%</text:p>
          </table:table-cell>
          <table:table-cell office:value-type="percentage" office:value="0.0534" calcext:value-type="percentage">
            <text:p>5.34%</text:p>
          </table:table-cell>
          <table:table-cell office:value-type="float" office:value="2042.93" calcext:value-type="float">
            <text:p>2,042.93</text:p>
          </table:table-cell>
          <table:table-cell office:value-type="float" office:value="2025.75" calcext:value-type="float">
            <text:p>2,025.75</text:p>
          </table:table-cell>
          <table:table-cell office:value-type="float" office:value="2025.02" calcext:value-type="float">
            <text:p>2,025.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3/2017</text:p>
          </table:table-cell>
          <table:table-cell office:value-type="percentage" office:value="0.0528" calcext:value-type="percentage">
            <text:p>5.28%</text:p>
          </table:table-cell>
          <table:table-cell office:value-type="percentage" office:value="0.054" calcext:value-type="percentage">
            <text:p>5.40%</text:p>
          </table:table-cell>
          <table:table-cell office:value-type="float" office:value="2035.06" calcext:value-type="float">
            <text:p>2,035.06</text:p>
          </table:table-cell>
          <table:table-cell office:value-type="float" office:value="2017.96" calcext:value-type="float">
            <text:p>2,017.96</text:p>
          </table:table-cell>
          <table:table-cell office:value-type="float" office:value="2017.23" calcext:value-type="float">
            <text:p>2,017.2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3/2017</text:p>
          </table:table-cell>
          <table:table-cell office:value-type="percentage" office:value="0.0529" calcext:value-type="percentage">
            <text:p>5.29%</text:p>
          </table:table-cell>
          <table:table-cell office:value-type="percentage" office:value="0.0541" calcext:value-type="percentage">
            <text:p>5.41%</text:p>
          </table:table-cell>
          <table:table-cell office:value-type="float" office:value="2034.36" calcext:value-type="float">
            <text:p>2,034.36</text:p>
          </table:table-cell>
          <table:table-cell office:value-type="float" office:value="2017.28" calcext:value-type="float">
            <text:p>2,017.28</text:p>
          </table:table-cell>
          <table:table-cell office:value-type="float" office:value="2016.55" calcext:value-type="float">
            <text:p>2,016.5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3/2017</text:p>
          </table:table-cell>
          <table:table-cell office:value-type="percentage" office:value="0.0534" calcext:value-type="percentage">
            <text:p>5.34%</text:p>
          </table:table-cell>
          <table:table-cell office:value-type="percentage" office:value="0.0546" calcext:value-type="percentage">
            <text:p>5.46%</text:p>
          </table:table-cell>
          <table:table-cell office:value-type="float" office:value="2027.96" calcext:value-type="float">
            <text:p>2,027.96</text:p>
          </table:table-cell>
          <table:table-cell office:value-type="float" office:value="2010.96" calcext:value-type="float">
            <text:p>2,010.96</text:p>
          </table:table-cell>
          <table:table-cell office:value-type="float" office:value="2010.22" calcext:value-type="float">
            <text:p>2,010.2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3/2017</text:p>
          </table:table-cell>
          <table:table-cell office:value-type="percentage" office:value="0.0529" calcext:value-type="percentage">
            <text:p>5.29%</text:p>
          </table:table-cell>
          <table:table-cell office:value-type="percentage" office:value="0.0541" calcext:value-type="percentage">
            <text:p>5.41%</text:p>
          </table:table-cell>
          <table:table-cell office:value-type="float" office:value="2034.4" calcext:value-type="float">
            <text:p>2,034.40</text:p>
          </table:table-cell>
          <table:table-cell office:value-type="float" office:value="2017.34" calcext:value-type="float">
            <text:p>2,017.34</text:p>
          </table:table-cell>
          <table:table-cell office:value-type="float" office:value="2016.21" calcext:value-type="float">
            <text:p>2,016.2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3/2017</text:p>
          </table:table-cell>
          <table:table-cell office:value-type="percentage" office:value="0.0525" calcext:value-type="percentage">
            <text:p>5.25%</text:p>
          </table:table-cell>
          <table:table-cell office:value-type="percentage" office:value="0.0537" calcext:value-type="percentage">
            <text:p>5.37%</text:p>
          </table:table-cell>
          <table:table-cell office:value-type="float" office:value="2040.78" calcext:value-type="float">
            <text:p>2,040.78</text:p>
          </table:table-cell>
          <table:table-cell office:value-type="float" office:value="2023.67" calcext:value-type="float">
            <text:p>2,023.67</text:p>
          </table:table-cell>
          <table:table-cell office:value-type="float" office:value="2023.01" calcext:value-type="float">
            <text:p>2,023.0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3/2017</text:p>
          </table:table-cell>
          <table:table-cell office:value-type="percentage" office:value="0.0529" calcext:value-type="percentage">
            <text:p>5.29%</text:p>
          </table:table-cell>
          <table:table-cell office:value-type="percentage" office:value="0.0541" calcext:value-type="percentage">
            <text:p>5.41%</text:p>
          </table:table-cell>
          <table:table-cell office:value-type="float" office:value="2035.71" calcext:value-type="float">
            <text:p>2,035.71</text:p>
          </table:table-cell>
          <table:table-cell office:value-type="float" office:value="2018.66" calcext:value-type="float">
            <text:p>2,018.66</text:p>
          </table:table-cell>
          <table:table-cell office:value-type="float" office:value="2018" calcext:value-type="float">
            <text:p>2,018.0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3/2017</text:p>
          </table:table-cell>
          <table:table-cell office:value-type="percentage" office:value="0.0533" calcext:value-type="percentage">
            <text:p>5.33%</text:p>
          </table:table-cell>
          <table:table-cell office:value-type="percentage" office:value="0.0545" calcext:value-type="percentage">
            <text:p>5.45%</text:p>
          </table:table-cell>
          <table:table-cell office:value-type="float" office:value="2030.57" calcext:value-type="float">
            <text:p>2,030.57</text:p>
          </table:table-cell>
          <table:table-cell office:value-type="float" office:value="2013.58" calcext:value-type="float">
            <text:p>2,013.58</text:p>
          </table:table-cell>
          <table:table-cell office:value-type="float" office:value="2013.01" calcext:value-type="float">
            <text:p>2,013.0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3/2017</text:p>
          </table:table-cell>
          <table:table-cell office:value-type="percentage" office:value="0.0528" calcext:value-type="percentage">
            <text:p>5.28%</text:p>
          </table:table-cell>
          <table:table-cell office:value-type="percentage" office:value="0.054" calcext:value-type="percentage">
            <text:p>5.40%</text:p>
          </table:table-cell>
          <table:table-cell office:value-type="float" office:value="2038.26" calcext:value-type="float">
            <text:p>2,038.26</text:p>
          </table:table-cell>
          <table:table-cell office:value-type="float" office:value="2021.21" calcext:value-type="float">
            <text:p>2,021.21</text:p>
          </table:table-cell>
          <table:table-cell office:value-type="float" office:value="2020.64" calcext:value-type="float">
            <text:p>2,020.6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3/2017</text:p>
          </table:table-cell>
          <table:table-cell office:value-type="percentage" office:value="0.0526" calcext:value-type="percentage">
            <text:p>5.26%</text:p>
          </table:table-cell>
          <table:table-cell office:value-type="percentage" office:value="0.0538" calcext:value-type="percentage">
            <text:p>5.38%</text:p>
          </table:table-cell>
          <table:table-cell office:value-type="float" office:value="2041.97" calcext:value-type="float">
            <text:p>2,041.97</text:p>
          </table:table-cell>
          <table:table-cell office:value-type="float" office:value="2024.89" calcext:value-type="float">
            <text:p>2,024.89</text:p>
          </table:table-cell>
          <table:table-cell office:value-type="float" office:value="2024.04" calcext:value-type="float">
            <text:p>2,024.0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3/2017</text:p>
          </table:table-cell>
          <table:table-cell office:value-type="percentage" office:value="0.0521" calcext:value-type="percentage">
            <text:p>5.21%</text:p>
          </table:table-cell>
          <table:table-cell office:value-type="percentage" office:value="0.0533" calcext:value-type="percentage">
            <text:p>5.33%</text:p>
          </table:table-cell>
          <table:table-cell office:value-type="float" office:value="2049.69" calcext:value-type="float">
            <text:p>2,049.69</text:p>
          </table:table-cell>
          <table:table-cell office:value-type="float" office:value="2032.55" calcext:value-type="float">
            <text:p>2,032.55</text:p>
          </table:table-cell>
          <table:table-cell office:value-type="float" office:value="2031.98" calcext:value-type="float">
            <text:p>2,031.9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3/2017</text:p>
          </table:table-cell>
          <table:table-cell office:value-type="percentage" office:value="0.0517" calcext:value-type="percentage">
            <text:p>5.17%</text:p>
          </table:table-cell>
          <table:table-cell office:value-type="percentage" office:value="0.0529" calcext:value-type="percentage">
            <text:p>5.29%</text:p>
          </table:table-cell>
          <table:table-cell office:value-type="float" office:value="2056" calcext:value-type="float">
            <text:p>2,056.00</text:p>
          </table:table-cell>
          <table:table-cell office:value-type="float" office:value="2038.81" calcext:value-type="float">
            <text:p>2,038.81</text:p>
          </table:table-cell>
          <table:table-cell office:value-type="float" office:value="2038.25" calcext:value-type="float">
            <text:p>2,038.2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3/2017</text:p>
          </table:table-cell>
          <table:table-cell office:value-type="percentage" office:value="0.0523" calcext:value-type="percentage">
            <text:p>5.23%</text:p>
          </table:table-cell>
          <table:table-cell office:value-type="percentage" office:value="0.0535" calcext:value-type="percentage">
            <text:p>5.35%</text:p>
          </table:table-cell>
          <table:table-cell office:value-type="float" office:value="2047.94" calcext:value-type="float">
            <text:p>2,047.94</text:p>
          </table:table-cell>
          <table:table-cell office:value-type="float" office:value="2030.83" calcext:value-type="float">
            <text:p>2,030.83</text:p>
          </table:table-cell>
          <table:table-cell office:value-type="float" office:value="2030.27" calcext:value-type="float">
            <text:p>2,030.2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3/2017</text:p>
          </table:table-cell>
          <table:table-cell office:value-type="percentage" office:value="0.0524" calcext:value-type="percentage">
            <text:p>5.24%</text:p>
          </table:table-cell>
          <table:table-cell office:value-type="percentage" office:value="0.0536" calcext:value-type="percentage">
            <text:p>5.36%</text:p>
          </table:table-cell>
          <table:table-cell office:value-type="float" office:value="2047.19" calcext:value-type="float">
            <text:p>2,047.19</text:p>
          </table:table-cell>
          <table:table-cell office:value-type="float" office:value="2030.1" calcext:value-type="float">
            <text:p>2,030.10</text:p>
          </table:table-cell>
          <table:table-cell office:value-type="float" office:value="2029.52" calcext:value-type="float">
            <text:p>2,029.5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3/2017</text:p>
          </table:table-cell>
          <table:table-cell office:value-type="percentage" office:value="0.0519" calcext:value-type="percentage">
            <text:p>5.19%</text:p>
          </table:table-cell>
          <table:table-cell office:value-type="percentage" office:value="0.0531" calcext:value-type="percentage">
            <text:p>5.31%</text:p>
          </table:table-cell>
          <table:table-cell office:value-type="float" office:value="2055.25" calcext:value-type="float">
            <text:p>2,055.25</text:p>
          </table:table-cell>
          <table:table-cell office:value-type="float" office:value="2038.09" calcext:value-type="float">
            <text:p>2,038.09</text:p>
          </table:table-cell>
          <table:table-cell office:value-type="float" office:value="2037.2" calcext:value-type="float">
            <text:p>2,037.2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3/2017</text:p>
          </table:table-cell>
          <table:table-cell office:value-type="percentage" office:value="0.0517" calcext:value-type="percentage">
            <text:p>5.17%</text:p>
          </table:table-cell>
          <table:table-cell office:value-type="percentage" office:value="0.0529" calcext:value-type="percentage">
            <text:p>5.29%</text:p>
          </table:table-cell>
          <table:table-cell office:value-type="float" office:value="2058.69" calcext:value-type="float">
            <text:p>2,058.69</text:p>
          </table:table-cell>
          <table:table-cell office:value-type="float" office:value="2041.51" calcext:value-type="float">
            <text:p>2,041.51</text:p>
          </table:table-cell>
          <table:table-cell office:value-type="float" office:value="2040.94" calcext:value-type="float">
            <text:p>2,040.9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3/2017</text:p>
          </table:table-cell>
          <table:table-cell office:value-type="percentage" office:value="0.0515" calcext:value-type="percentage">
            <text:p>5.15%</text:p>
          </table:table-cell>
          <table:table-cell office:value-type="percentage" office:value="0.0527" calcext:value-type="percentage">
            <text:p>5.27%</text:p>
          </table:table-cell>
          <table:table-cell office:value-type="float" office:value="2062.15" calcext:value-type="float">
            <text:p>2,062.15</text:p>
          </table:table-cell>
          <table:table-cell office:value-type="float" office:value="2044.94" calcext:value-type="float">
            <text:p>2,044.94</text:p>
          </table:table-cell>
          <table:table-cell office:value-type="float" office:value="2044.37" calcext:value-type="float">
            <text:p>2,044.3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3/2017</text:p>
          </table:table-cell>
          <table:table-cell office:value-type="percentage" office:value="0.0514" calcext:value-type="percentage">
            <text:p>5.14%</text:p>
          </table:table-cell>
          <table:table-cell office:value-type="percentage" office:value="0.0526" calcext:value-type="percentage">
            <text:p>5.26%</text:p>
          </table:table-cell>
          <table:table-cell office:value-type="float" office:value="2064.16" calcext:value-type="float">
            <text:p>2,064.16</text:p>
          </table:table-cell>
          <table:table-cell office:value-type="float" office:value="2046.94" calcext:value-type="float">
            <text:p>2,046.94</text:p>
          </table:table-cell>
          <table:table-cell office:value-type="float" office:value="2046.37" calcext:value-type="float">
            <text:p>2,046.3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3/2017</text:p>
          </table:table-cell>
          <table:table-cell office:value-type="percentage" office:value="0.0517" calcext:value-type="percentage">
            <text:p>5.17%</text:p>
          </table:table-cell>
          <table:table-cell office:value-type="percentage" office:value="0.0529" calcext:value-type="percentage">
            <text:p>5.29%</text:p>
          </table:table-cell>
          <table:table-cell office:value-type="float" office:value="2060.41" calcext:value-type="float">
            <text:p>2,060.41</text:p>
          </table:table-cell>
          <table:table-cell office:value-type="float" office:value="2043.24" calcext:value-type="float">
            <text:p>2,043.24</text:p>
          </table:table-cell>
          <table:table-cell office:value-type="float" office:value="2042.67" calcext:value-type="float">
            <text:p>2,042.6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1/03/2017</text:p>
          </table:table-cell>
          <table:table-cell office:value-type="percentage" office:value="0.0523" calcext:value-type="percentage">
            <text:p>5.23%</text:p>
          </table:table-cell>
          <table:table-cell office:value-type="percentage" office:value="0.0535" calcext:value-type="percentage">
            <text:p>5.35%</text:p>
          </table:table-cell>
          <table:table-cell office:value-type="float" office:value="2052.7" calcext:value-type="float">
            <text:p>2,052.70</text:p>
          </table:table-cell>
          <table:table-cell office:value-type="float" office:value="2035.61" calcext:value-type="float">
            <text:p>2,035.61</text:p>
          </table:table-cell>
          <table:table-cell office:value-type="float" office:value="2034.72" calcext:value-type="float">
            <text:p>2,034.7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4/2017</text:p>
          </table:table-cell>
          <table:table-cell office:value-type="percentage" office:value="0.0517" calcext:value-type="percentage">
            <text:p>5.17%</text:p>
          </table:table-cell>
          <table:table-cell office:value-type="percentage" office:value="0.0529" calcext:value-type="percentage">
            <text:p>5.29%</text:p>
          </table:table-cell>
          <table:table-cell office:value-type="float" office:value="2061.87" calcext:value-type="float">
            <text:p>2,061.87</text:p>
          </table:table-cell>
          <table:table-cell office:value-type="float" office:value="2044.71" calcext:value-type="float">
            <text:p>2,044.71</text:p>
          </table:table-cell>
          <table:table-cell office:value-type="float" office:value="2044.13" calcext:value-type="float">
            <text:p>2,044.1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4/2017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0532" calcext:value-type="percentage">
            <text:p>5.32%</text:p>
          </table:table-cell>
          <table:table-cell office:value-type="float" office:value="2058.14" calcext:value-type="float">
            <text:p>2,058.14</text:p>
          </table:table-cell>
          <table:table-cell office:value-type="float" office:value="2041.02" calcext:value-type="float">
            <text:p>2,041.02</text:p>
          </table:table-cell>
          <table:table-cell office:value-type="float" office:value="2040.45" calcext:value-type="float">
            <text:p>2,040.4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4/2017</text:p>
          </table:table-cell>
          <table:table-cell office:value-type="percentage" office:value="0.0518" calcext:value-type="percentage">
            <text:p>5.18%</text:p>
          </table:table-cell>
          <table:table-cell office:value-type="percentage" office:value="0.053" calcext:value-type="percentage">
            <text:p>5.30%</text:p>
          </table:table-cell>
          <table:table-cell office:value-type="float" office:value="2061.58" calcext:value-type="float">
            <text:p>2,061.58</text:p>
          </table:table-cell>
          <table:table-cell office:value-type="float" office:value="2044.44" calcext:value-type="float">
            <text:p>2,044.44</text:p>
          </table:table-cell>
          <table:table-cell office:value-type="float" office:value="2043.87" calcext:value-type="float">
            <text:p>2,043.8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4/2017</text:p>
          </table:table-cell>
          <table:table-cell office:value-type="percentage" office:value="0.0522" calcext:value-type="percentage">
            <text:p>5.22%</text:p>
          </table:table-cell>
          <table:table-cell office:value-type="percentage" office:value="0.0534" calcext:value-type="percentage">
            <text:p>5.34%</text:p>
          </table:table-cell>
          <table:table-cell office:value-type="float" office:value="2056.42" calcext:value-type="float">
            <text:p>2,056.42</text:p>
          </table:table-cell>
          <table:table-cell office:value-type="float" office:value="2039.34" calcext:value-type="float">
            <text:p>2,039.34</text:p>
          </table:table-cell>
          <table:table-cell office:value-type="float" office:value="2038.76" calcext:value-type="float">
            <text:p>2,038.7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4/2017</text:p>
          </table:table-cell>
          <table:table-cell office:value-type="percentage" office:value="0.0524" calcext:value-type="percentage">
            <text:p>5.24%</text:p>
          </table:table-cell>
          <table:table-cell office:value-type="percentage" office:value="0.0536" calcext:value-type="percentage">
            <text:p>5.36%</text:p>
          </table:table-cell>
          <table:table-cell office:value-type="float" office:value="2054.63" calcext:value-type="float">
            <text:p>2,054.63</text:p>
          </table:table-cell>
          <table:table-cell office:value-type="float" office:value="2037.58" calcext:value-type="float">
            <text:p>2,037.58</text:p>
          </table:table-cell>
          <table:table-cell office:value-type="float" office:value="2036.66" calcext:value-type="float">
            <text:p>2,036.6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4/2017</text:p>
          </table:table-cell>
          <table:table-cell office:value-type="percentage" office:value="0.0519" calcext:value-type="percentage">
            <text:p>5.19%</text:p>
          </table:table-cell>
          <table:table-cell office:value-type="percentage" office:value="0.0531" calcext:value-type="percentage">
            <text:p>5.31%</text:p>
          </table:table-cell>
          <table:table-cell office:value-type="float" office:value="2062.36" calcext:value-type="float">
            <text:p>2,062.36</text:p>
          </table:table-cell>
          <table:table-cell office:value-type="float" office:value="2045.25" calcext:value-type="float">
            <text:p>2,045.25</text:p>
          </table:table-cell>
          <table:table-cell office:value-type="float" office:value="2044.66" calcext:value-type="float">
            <text:p>2,044.6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4/2017</text:p>
          </table:table-cell>
          <table:table-cell office:value-type="percentage" office:value="0.0515" calcext:value-type="percentage">
            <text:p>5.15%</text:p>
          </table:table-cell>
          <table:table-cell office:value-type="percentage" office:value="0.0527" calcext:value-type="percentage">
            <text:p>5.27%</text:p>
          </table:table-cell>
          <table:table-cell office:value-type="float" office:value="2068.68" calcext:value-type="float">
            <text:p>2,068.68</text:p>
          </table:table-cell>
          <table:table-cell office:value-type="float" office:value="2051.52" calcext:value-type="float">
            <text:p>2,051.52</text:p>
          </table:table-cell>
          <table:table-cell office:value-type="float" office:value="2050.94" calcext:value-type="float">
            <text:p>2,050.9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4/2017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0532" calcext:value-type="percentage">
            <text:p>5.32%</text:p>
          </table:table-cell>
          <table:table-cell office:value-type="float" office:value="2062.09" calcext:value-type="float">
            <text:p>2,062.09</text:p>
          </table:table-cell>
          <table:table-cell office:value-type="float" office:value="2045" calcext:value-type="float">
            <text:p>2,045.00</text:p>
          </table:table-cell>
          <table:table-cell office:value-type="float" office:value="2044.41" calcext:value-type="float">
            <text:p>2,044.4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4/2017</text:p>
          </table:table-cell>
          <table:table-cell office:value-type="percentage" office:value="0.0517" calcext:value-type="percentage">
            <text:p>5.17%</text:p>
          </table:table-cell>
          <table:table-cell office:value-type="percentage" office:value="0.0529" calcext:value-type="percentage">
            <text:p>5.29%</text:p>
          </table:table-cell>
          <table:table-cell office:value-type="float" office:value="2067.44" calcext:value-type="float">
            <text:p>2,067.44</text:p>
          </table:table-cell>
          <table:table-cell office:value-type="float" office:value="2050.31" calcext:value-type="float">
            <text:p>2,050.31</text:p>
          </table:table-cell>
          <table:table-cell office:value-type="float" office:value="2049.26" calcext:value-type="float">
            <text:p>2,049.2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4/2017</text:p>
          </table:table-cell>
          <table:table-cell office:value-type="percentage" office:value="0.0514" calcext:value-type="percentage">
            <text:p>5.14%</text:p>
          </table:table-cell>
          <table:table-cell office:value-type="percentage" office:value="0.0526" calcext:value-type="percentage">
            <text:p>5.26%</text:p>
          </table:table-cell>
          <table:table-cell office:value-type="float" office:value="2072.31" calcext:value-type="float">
            <text:p>2,072.31</text:p>
          </table:table-cell>
          <table:table-cell office:value-type="float" office:value="2055.14" calcext:value-type="float">
            <text:p>2,055.14</text:p>
          </table:table-cell>
          <table:table-cell office:value-type="float" office:value="2054.57" calcext:value-type="float">
            <text:p>2,054.5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4/2017</text:p>
          </table:table-cell>
          <table:table-cell office:value-type="percentage" office:value="0.0513" calcext:value-type="percentage">
            <text:p>5.13%</text:p>
          </table:table-cell>
          <table:table-cell office:value-type="percentage" office:value="0.0525" calcext:value-type="percentage">
            <text:p>5.25%</text:p>
          </table:table-cell>
          <table:table-cell office:value-type="float" office:value="2074.31" calcext:value-type="float">
            <text:p>2,074.31</text:p>
          </table:table-cell>
          <table:table-cell office:value-type="float" office:value="2057.13" calcext:value-type="float">
            <text:p>2,057.13</text:p>
          </table:table-cell>
          <table:table-cell office:value-type="float" office:value="2056.57" calcext:value-type="float">
            <text:p>2,056.5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4/2017</text:p>
          </table:table-cell>
          <table:table-cell office:value-type="percentage" office:value="0.0513" calcext:value-type="percentage">
            <text:p>5.13%</text:p>
          </table:table-cell>
          <table:table-cell office:value-type="percentage" office:value="0.0525" calcext:value-type="percentage">
            <text:p>5.25%</text:p>
          </table:table-cell>
          <table:table-cell office:value-type="float" office:value="2074.88" calcext:value-type="float">
            <text:p>2,074.88</text:p>
          </table:table-cell>
          <table:table-cell office:value-type="float" office:value="2057.7" calcext:value-type="float">
            <text:p>2,057.70</text:p>
          </table:table-cell>
          <table:table-cell office:value-type="float" office:value="2057.13" calcext:value-type="float">
            <text:p>2,057.1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4/2017</text:p>
          </table:table-cell>
          <table:table-cell office:value-type="percentage" office:value="0.0512" calcext:value-type="percentage">
            <text:p>5.12%</text:p>
          </table:table-cell>
          <table:table-cell office:value-type="percentage" office:value="0.0524" calcext:value-type="percentage">
            <text:p>5.24%</text:p>
          </table:table-cell>
          <table:table-cell office:value-type="float" office:value="2077.33" calcext:value-type="float">
            <text:p>2,077.33</text:p>
          </table:table-cell>
          <table:table-cell office:value-type="float" office:value="2060.15" calcext:value-type="float">
            <text:p>2,060.15</text:p>
          </table:table-cell>
          <table:table-cell office:value-type="float" office:value="2059.13" calcext:value-type="float">
            <text:p>2,059.1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4/2017</text:p>
          </table:table-cell>
          <table:table-cell office:value-type="percentage" office:value="0.0515" calcext:value-type="percentage">
            <text:p>5.15%</text:p>
          </table:table-cell>
          <table:table-cell office:value-type="percentage" office:value="0.0527" calcext:value-type="percentage">
            <text:p>5.27%</text:p>
          </table:table-cell>
          <table:table-cell office:value-type="float" office:value="2073.18" calcext:value-type="float">
            <text:p>2,073.18</text:p>
          </table:table-cell>
          <table:table-cell office:value-type="float" office:value="2056.04" calcext:value-type="float">
            <text:p>2,056.04</text:p>
          </table:table-cell>
          <table:table-cell office:value-type="float" office:value="2055.51" calcext:value-type="float">
            <text:p>2,055.5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4/2017</text:p>
          </table:table-cell>
          <table:table-cell office:value-type="percentage" office:value="0.0523" calcext:value-type="percentage">
            <text:p>5.23%</text:p>
          </table:table-cell>
          <table:table-cell office:value-type="percentage" office:value="0.0535" calcext:value-type="percentage">
            <text:p>5.35%</text:p>
          </table:table-cell>
          <table:table-cell office:value-type="float" office:value="2062.26" calcext:value-type="float">
            <text:p>2,062.26</text:p>
          </table:table-cell>
          <table:table-cell office:value-type="float" office:value="2045.23" calcext:value-type="float">
            <text:p>2,045.23</text:p>
          </table:table-cell>
          <table:table-cell office:value-type="float" office:value="2044.7" calcext:value-type="float">
            <text:p>2,044.7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4/2017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0542" calcext:value-type="percentage">
            <text:p>5.42%</text:p>
          </table:table-cell>
          <table:table-cell office:value-type="float" office:value="2052.84" calcext:value-type="float">
            <text:p>2,052.84</text:p>
          </table:table-cell>
          <table:table-cell office:value-type="float" office:value="2035.91" calcext:value-type="float">
            <text:p>2,035.91</text:p>
          </table:table-cell>
          <table:table-cell office:value-type="float" office:value="2035.37" calcext:value-type="float">
            <text:p>2,035.3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4/2017</text:p>
          </table:table-cell>
          <table:table-cell office:value-type="percentage" office:value="0.0523" calcext:value-type="percentage">
            <text:p>5.23%</text:p>
          </table:table-cell>
          <table:table-cell office:value-type="percentage" office:value="0.0535" calcext:value-type="percentage">
            <text:p>5.35%</text:p>
          </table:table-cell>
          <table:table-cell office:value-type="float" office:value="2063.31" calcext:value-type="float">
            <text:p>2,063.31</text:p>
          </table:table-cell>
          <table:table-cell office:value-type="float" office:value="2046.3" calcext:value-type="float">
            <text:p>2,046.30</text:p>
          </table:table-cell>
          <table:table-cell office:value-type="float" office:value="2045.77" calcext:value-type="float">
            <text:p>2,045.7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4/2017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0542" calcext:value-type="percentage">
            <text:p>5.42%</text:p>
          </table:table-cell>
          <table:table-cell office:value-type="float" office:value="2054.23" calcext:value-type="float">
            <text:p>2,054.23</text:p>
          </table:table-cell>
          <table:table-cell office:value-type="float" office:value="2037.3" calcext:value-type="float">
            <text:p>2,037.30</text:p>
          </table:table-cell>
          <table:table-cell office:value-type="float" office:value="2036.45" calcext:value-type="float">
            <text:p>2,036.4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5/2017</text:p>
          </table:table-cell>
          <table:table-cell office:value-type="percentage" office:value="0.0528" calcext:value-type="percentage">
            <text:p>5.28%</text:p>
          </table:table-cell>
          <table:table-cell office:value-type="percentage" office:value="0.054" calcext:value-type="percentage">
            <text:p>5.40%</text:p>
          </table:table-cell>
          <table:table-cell office:value-type="float" office:value="2057.59" calcext:value-type="float">
            <text:p>2,057.59</text:p>
          </table:table-cell>
          <table:table-cell office:value-type="float" office:value="2040.65" calcext:value-type="float">
            <text:p>2,040.65</text:p>
          </table:table-cell>
          <table:table-cell office:value-type="float" office:value="2040.11" calcext:value-type="float">
            <text:p>2,040.1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5/2017</text:p>
          </table:table-cell>
          <table:table-cell office:value-type="percentage" office:value="0.0524" calcext:value-type="percentage">
            <text:p>5.24%</text:p>
          </table:table-cell>
          <table:table-cell office:value-type="percentage" office:value="0.0536" calcext:value-type="percentage">
            <text:p>5.36%</text:p>
          </table:table-cell>
          <table:table-cell office:value-type="float" office:value="2063.8" calcext:value-type="float">
            <text:p>2,063.80</text:p>
          </table:table-cell>
          <table:table-cell office:value-type="float" office:value="2046.81" calcext:value-type="float">
            <text:p>2,046.81</text:p>
          </table:table-cell>
          <table:table-cell office:value-type="float" office:value="2046.28" calcext:value-type="float">
            <text:p>2,046.2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5/2017</text:p>
          </table:table-cell>
          <table:table-cell office:value-type="percentage" office:value="0.0531" calcext:value-type="percentage">
            <text:p>5.31%</text:p>
          </table:table-cell>
          <table:table-cell office:value-type="percentage" office:value="0.0543" calcext:value-type="percentage">
            <text:p>5.43%</text:p>
          </table:table-cell>
          <table:table-cell office:value-type="float" office:value="2054.4" calcext:value-type="float">
            <text:p>2,054.40</text:p>
          </table:table-cell>
          <table:table-cell office:value-type="float" office:value="2037.51" calcext:value-type="float">
            <text:p>2,037.51</text:p>
          </table:table-cell>
          <table:table-cell office:value-type="float" office:value="2036.97" calcext:value-type="float">
            <text:p>2,036.9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5/2017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0542" calcext:value-type="percentage">
            <text:p>5.42%</text:p>
          </table:table-cell>
          <table:table-cell office:value-type="float" office:value="2056.57" calcext:value-type="float">
            <text:p>2,056.57</text:p>
          </table:table-cell>
          <table:table-cell office:value-type="float" office:value="2039.67" calcext:value-type="float">
            <text:p>2,039.67</text:p>
          </table:table-cell>
          <table:table-cell office:value-type="float" office:value="2038.91" calcext:value-type="float">
            <text:p>2,038.9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5/2017</text:p>
          </table:table-cell>
          <table:table-cell office:value-type="percentage" office:value="0.0528" calcext:value-type="percentage">
            <text:p>5.28%</text:p>
          </table:table-cell>
          <table:table-cell office:value-type="percentage" office:value="0.054" calcext:value-type="percentage">
            <text:p>5.40%</text:p>
          </table:table-cell>
          <table:table-cell office:value-type="float" office:value="2059.93" calcext:value-type="float">
            <text:p>2,059.93</text:p>
          </table:table-cell>
          <table:table-cell office:value-type="float" office:value="2043.01" calcext:value-type="float">
            <text:p>2,043.01</text:p>
          </table:table-cell>
          <table:table-cell office:value-type="float" office:value="2042.47" calcext:value-type="float">
            <text:p>2,042.4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5/2017</text:p>
          </table:table-cell>
          <table:table-cell office:value-type="percentage" office:value="0.0527" calcext:value-type="percentage">
            <text:p>5.27%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061.88" calcext:value-type="float">
            <text:p>2,061.88</text:p>
          </table:table-cell>
          <table:table-cell office:value-type="float" office:value="2044.95" calcext:value-type="float">
            <text:p>2,044.95</text:p>
          </table:table-cell>
          <table:table-cell office:value-type="float" office:value="2044.41" calcext:value-type="float">
            <text:p>2,044.4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5/2017</text:p>
          </table:table-cell>
          <table:table-cell office:value-type="percentage" office:value="0.0522" calcext:value-type="percentage">
            <text:p>5.22%</text:p>
          </table:table-cell>
          <table:table-cell office:value-type="percentage" office:value="0.0534" calcext:value-type="percentage">
            <text:p>5.34%</text:p>
          </table:table-cell>
          <table:table-cell office:value-type="float" office:value="2069.15" calcext:value-type="float">
            <text:p>2,069.15</text:p>
          </table:table-cell>
          <table:table-cell office:value-type="float" office:value="2052.16" calcext:value-type="float">
            <text:p>2,052.16</text:p>
          </table:table-cell>
          <table:table-cell office:value-type="float" office:value="2051.64" calcext:value-type="float">
            <text:p>2,051.6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5/2017</text:p>
          </table:table-cell>
          <table:table-cell office:value-type="percentage" office:value="0.0518" calcext:value-type="percentage">
            <text:p>5.18%</text:p>
          </table:table-cell>
          <table:table-cell office:value-type="percentage" office:value="0.053" calcext:value-type="percentage">
            <text:p>5.30%</text:p>
          </table:table-cell>
          <table:table-cell office:value-type="float" office:value="2075.36" calcext:value-type="float">
            <text:p>2,075.36</text:p>
          </table:table-cell>
          <table:table-cell office:value-type="float" office:value="2058.32" calcext:value-type="float">
            <text:p>2,058.32</text:p>
          </table:table-cell>
          <table:table-cell office:value-type="float" office:value="2057.81" calcext:value-type="float">
            <text:p>2,057.8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5/2017</text:p>
          </table:table-cell>
          <table:table-cell office:value-type="percentage" office:value="0.0513" calcext:value-type="percentage">
            <text:p>5.13%</text:p>
          </table:table-cell>
          <table:table-cell office:value-type="percentage" office:value="0.0525" calcext:value-type="percentage">
            <text:p>5.25%</text:p>
          </table:table-cell>
          <table:table-cell office:value-type="float" office:value="2083.21" calcext:value-type="float">
            <text:p>2,083.21</text:p>
          </table:table-cell>
          <table:table-cell office:value-type="float" office:value="2066.11" calcext:value-type="float">
            <text:p>2,066.11</text:p>
          </table:table-cell>
          <table:table-cell office:value-type="float" office:value="2065.4" calcext:value-type="float">
            <text:p>2,065.4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5/2017</text:p>
          </table:table-cell>
          <table:table-cell office:value-type="percentage" office:value="0.0511" calcext:value-type="percentage">
            <text:p>5.11%</text:p>
          </table:table-cell>
          <table:table-cell office:value-type="percentage" office:value="0.0523" calcext:value-type="percentage">
            <text:p>5.23%</text:p>
          </table:table-cell>
          <table:table-cell office:value-type="float" office:value="2086.83" calcext:value-type="float">
            <text:p>2,086.83</text:p>
          </table:table-cell>
          <table:table-cell office:value-type="float" office:value="2069.7" calcext:value-type="float">
            <text:p>2,069.70</text:p>
          </table:table-cell>
          <table:table-cell office:value-type="float" office:value="2068.95" calcext:value-type="float">
            <text:p>2,068.9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5/2017</text:p>
          </table:table-cell>
          <table:table-cell office:value-type="percentage" office:value="0.0506" calcext:value-type="percentage">
            <text:p>5.06%</text:p>
          </table:table-cell>
          <table:table-cell office:value-type="percentage" office:value="0.0518" calcext:value-type="percentage">
            <text:p>5.18%</text:p>
          </table:table-cell>
          <table:table-cell office:value-type="float" office:value="2094.76" calcext:value-type="float">
            <text:p>2,094.76</text:p>
          </table:table-cell>
          <table:table-cell office:value-type="float" office:value="2077.57" calcext:value-type="float">
            <text:p>2,077.57</text:p>
          </table:table-cell>
          <table:table-cell office:value-type="float" office:value="2076.82" calcext:value-type="float">
            <text:p>2,076.8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5/2017</text:p>
          </table:table-cell>
          <table:table-cell office:value-type="percentage" office:value="0.0499" calcext:value-type="percentage">
            <text:p>4.99%</text:p>
          </table:table-cell>
          <table:table-cell office:value-type="percentage" office:value="0.0511" calcext:value-type="percentage">
            <text:p>5.11%</text:p>
          </table:table-cell>
          <table:table-cell office:value-type="float" office:value="2105.61" calcext:value-type="float">
            <text:p>2,105.61</text:p>
          </table:table-cell>
          <table:table-cell office:value-type="float" office:value="2088.33" calcext:value-type="float">
            <text:p>2,088.33</text:p>
          </table:table-cell>
          <table:table-cell office:value-type="float" office:value="2087.58" calcext:value-type="float">
            <text:p>2,087.5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5/2017</text:p>
          </table:table-cell>
          <table:table-cell office:value-type="percentage" office:value="0.0601" calcext:value-type="percentage">
            <text:p>6.01%</text:p>
          </table:table-cell>
          <table:table-cell office:value-type="percentage" office:value="0.0613" calcext:value-type="percentage">
            <text:p>6.13%</text:p>
          </table:table-cell>
          <table:table-cell office:value-type="float" office:value="1964.52" calcext:value-type="float">
            <text:p>1,964.52</text:p>
          </table:table-cell>
          <table:table-cell office:value-type="float" office:value="1948.56" calcext:value-type="float">
            <text:p>1,948.56</text:p>
          </table:table-cell>
          <table:table-cell office:value-type="float" office:value="1947.78" calcext:value-type="float">
            <text:p>1,947.7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5/2017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612" calcext:value-type="percentage">
            <text:p>6.12%</text:p>
          </table:table-cell>
          <table:table-cell office:value-type="float" office:value="1967.26" calcext:value-type="float">
            <text:p>1,967.26</text:p>
          </table:table-cell>
          <table:table-cell office:value-type="float" office:value="1951.28" calcext:value-type="float">
            <text:p>1,951.28</text:p>
          </table:table-cell>
          <table:table-cell office:value-type="float" office:value="1949.88" calcext:value-type="float">
            <text:p>1,949.8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5/2017</text:p>
          </table:table-cell>
          <table:table-cell office:value-type="percentage" office:value="0.0586" calcext:value-type="percentage">
            <text:p>5.86%</text:p>
          </table:table-cell>
          <table:table-cell office:value-type="percentage" office:value="0.0598" calcext:value-type="percentage">
            <text:p>5.98%</text:p>
          </table:table-cell>
          <table:table-cell office:value-type="float" office:value="1986.85" calcext:value-type="float">
            <text:p>1,986.85</text:p>
          </table:table-cell>
          <table:table-cell office:value-type="float" office:value="1970.71" calcext:value-type="float">
            <text:p>1,970.71</text:p>
          </table:table-cell>
          <table:table-cell office:value-type="float" office:value="1969.93" calcext:value-type="float">
            <text:p>1,969.9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5/2017</text:p>
          </table:table-cell>
          <table:table-cell office:value-type="percentage" office:value="0.057" calcext:value-type="percentage">
            <text:p>5.70%</text:p>
          </table:table-cell>
          <table:table-cell office:value-type="percentage" office:value="0.0582" calcext:value-type="percentage">
            <text:p>5.82%</text:p>
          </table:table-cell>
          <table:table-cell office:value-type="float" office:value="2009.38" calcext:value-type="float">
            <text:p>2,009.38</text:p>
          </table:table-cell>
          <table:table-cell office:value-type="float" office:value="1993.04" calcext:value-type="float">
            <text:p>1,993.04</text:p>
          </table:table-cell>
          <table:table-cell office:value-type="float" office:value="1992.27" calcext:value-type="float">
            <text:p>1,992.2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5/2017</text:p>
          </table:table-cell>
          <table:table-cell office:value-type="percentage" office:value="0.0551" calcext:value-type="percentage">
            <text:p>5.51%</text:p>
          </table:table-cell>
          <table:table-cell office:value-type="percentage" office:value="0.0563" calcext:value-type="percentage">
            <text:p>5.63%</text:p>
          </table:table-cell>
          <table:table-cell office:value-type="float" office:value="2036.2" calcext:value-type="float">
            <text:p>2,036.20</text:p>
          </table:table-cell>
          <table:table-cell office:value-type="float" office:value="2019.62" calcext:value-type="float">
            <text:p>2,019.62</text:p>
          </table:table-cell>
          <table:table-cell office:value-type="float" office:value="2018.87" calcext:value-type="float">
            <text:p>2,018.8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5/2017</text:p>
          </table:table-cell>
          <table:table-cell office:value-type="percentage" office:value="0.0553" calcext:value-type="percentage">
            <text:p>5.53%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2034.18" calcext:value-type="float">
            <text:p>2,034.18</text:p>
          </table:table-cell>
          <table:table-cell office:value-type="float" office:value="2017.62" calcext:value-type="float">
            <text:p>2,017.62</text:p>
          </table:table-cell>
          <table:table-cell office:value-type="float" office:value="2016.87" calcext:value-type="float">
            <text:p>2,016.8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5/2017</text:p>
          </table:table-cell>
          <table:table-cell office:value-type="percentage" office:value="0.0549" calcext:value-type="percentage">
            <text:p>5.49%</text:p>
          </table:table-cell>
          <table:table-cell office:value-type="percentage" office:value="0.0561" calcext:value-type="percentage">
            <text:p>5.61%</text:p>
          </table:table-cell>
          <table:table-cell office:value-type="float" office:value="2041.11" calcext:value-type="float">
            <text:p>2,041.11</text:p>
          </table:table-cell>
          <table:table-cell office:value-type="float" office:value="2024.5" calcext:value-type="float">
            <text:p>2,024.50</text:p>
          </table:table-cell>
          <table:table-cell office:value-type="float" office:value="2023.12" calcext:value-type="float">
            <text:p>2,023.1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5/2017</text:p>
          </table:table-cell>
          <table:table-cell office:value-type="percentage" office:value="0.0554" calcext:value-type="percentage">
            <text:p>5.54%</text:p>
          </table:table-cell>
          <table:table-cell office:value-type="percentage" office:value="0.0566" calcext:value-type="percentage">
            <text:p>5.66%</text:p>
          </table:table-cell>
          <table:table-cell office:value-type="float" office:value="2034.92" calcext:value-type="float">
            <text:p>2,034.92</text:p>
          </table:table-cell>
          <table:table-cell office:value-type="float" office:value="2018.38" calcext:value-type="float">
            <text:p>2,018.38</text:p>
          </table:table-cell>
          <table:table-cell office:value-type="float" office:value="2017.63" calcext:value-type="float">
            <text:p>2,017.6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5/2017</text:p>
          </table:table-cell>
          <table:table-cell office:value-type="percentage" office:value="0.0548" calcext:value-type="percentage">
            <text:p>5.48%</text:p>
          </table:table-cell>
          <table:table-cell office:value-type="percentage" office:value="0.056" calcext:value-type="percentage">
            <text:p>5.60%</text:p>
          </table:table-cell>
          <table:table-cell office:value-type="float" office:value="2043.99" calcext:value-type="float">
            <text:p>2,043.99</text:p>
          </table:table-cell>
          <table:table-cell office:value-type="float" office:value="2027.38" calcext:value-type="float">
            <text:p>2,027.38</text:p>
          </table:table-cell>
          <table:table-cell office:value-type="float" office:value="2026.63" calcext:value-type="float">
            <text:p>2,026.6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1/05/2017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562" calcext:value-type="percentage">
            <text:p>5.62%</text:p>
          </table:table-cell>
          <table:table-cell office:value-type="float" office:value="2041.97" calcext:value-type="float">
            <text:p>2,041.97</text:p>
          </table:table-cell>
          <table:table-cell office:value-type="float" office:value="2025.38" calcext:value-type="float">
            <text:p>2,025.38</text:p>
          </table:table-cell>
          <table:table-cell office:value-type="float" office:value="2024.63" calcext:value-type="float">
            <text:p>2,024.6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06/2017</text:p>
          </table:table-cell>
          <table:table-cell office:value-type="percentage" office:value="0.0549" calcext:value-type="percentage">
            <text:p>5.49%</text:p>
          </table:table-cell>
          <table:table-cell office:value-type="percentage" office:value="0.0561" calcext:value-type="percentage">
            <text:p>5.61%</text:p>
          </table:table-cell>
          <table:table-cell office:value-type="float" office:value="2044.1" calcext:value-type="float">
            <text:p>2,044.10</text:p>
          </table:table-cell>
          <table:table-cell office:value-type="float" office:value="2027.51" calcext:value-type="float">
            <text:p>2,027.51</text:p>
          </table:table-cell>
          <table:table-cell office:value-type="float" office:value="2026.76" calcext:value-type="float">
            <text:p>2,026.7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6/2017</text:p>
          </table:table-cell>
          <table:table-cell office:value-type="percentage" office:value="0.0555" calcext:value-type="percentage">
            <text:p>5.55%</text:p>
          </table:table-cell>
          <table:table-cell office:value-type="percentage" office:value="0.0567" calcext:value-type="percentage">
            <text:p>5.67%</text:p>
          </table:table-cell>
          <table:table-cell office:value-type="float" office:value="2037.17" calcext:value-type="float">
            <text:p>2,037.17</text:p>
          </table:table-cell>
          <table:table-cell office:value-type="float" office:value="2020.65" calcext:value-type="float">
            <text:p>2,020.65</text:p>
          </table:table-cell>
          <table:table-cell office:value-type="float" office:value="2019.27" calcext:value-type="float">
            <text:p>2,019.2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6/2017</text:p>
          </table:table-cell>
          <table:table-cell office:value-type="percentage" office:value="0.0564" calcext:value-type="percentage">
            <text:p>5.64%</text:p>
          </table:table-cell>
          <table:table-cell office:value-type="percentage" office:value="0.0576" calcext:value-type="percentage">
            <text:p>5.76%</text:p>
          </table:table-cell>
          <table:table-cell office:value-type="float" office:value="2025.52" calcext:value-type="float">
            <text:p>2,025.52</text:p>
          </table:table-cell>
          <table:table-cell office:value-type="float" office:value="2009.11" calcext:value-type="float">
            <text:p>2,009.11</text:p>
          </table:table-cell>
          <table:table-cell office:value-type="float" office:value="2008.35" calcext:value-type="float">
            <text:p>2,008.3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6/2017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0572" calcext:value-type="percentage">
            <text:p>5.72%</text:p>
          </table:table-cell>
          <table:table-cell office:value-type="float" office:value="2031.77" calcext:value-type="float">
            <text:p>2,031.77</text:p>
          </table:table-cell>
          <table:table-cell office:value-type="float" office:value="2015.32" calcext:value-type="float">
            <text:p>2,015.32</text:p>
          </table:table-cell>
          <table:table-cell office:value-type="float" office:value="2014.56" calcext:value-type="float">
            <text:p>2,014.5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6/2017</text:p>
          </table:table-cell>
          <table:table-cell office:value-type="percentage" office:value="0.0557" calcext:value-type="percentage">
            <text:p>5.57%</text:p>
          </table:table-cell>
          <table:table-cell office:value-type="percentage" office:value="0.0569" calcext:value-type="percentage">
            <text:p>5.69%</text:p>
          </table:table-cell>
          <table:table-cell office:value-type="float" office:value="2036.66" calcext:value-type="float">
            <text:p>2,036.66</text:p>
          </table:table-cell>
          <table:table-cell office:value-type="float" office:value="2020.17" calcext:value-type="float">
            <text:p>2,020.17</text:p>
          </table:table-cell>
          <table:table-cell office:value-type="float" office:value="2019.42" calcext:value-type="float">
            <text:p>2,019.4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6/2017</text:p>
          </table:table-cell>
          <table:table-cell office:value-type="percentage" office:value="0.0566" calcext:value-type="percentage">
            <text:p>5.66%</text:p>
          </table:table-cell>
          <table:table-cell office:value-type="percentage" office:value="0.0578" calcext:value-type="percentage">
            <text:p>5.78%</text:p>
          </table:table-cell>
          <table:table-cell office:value-type="float" office:value="2025.03" calcext:value-type="float">
            <text:p>2,025.03</text:p>
          </table:table-cell>
          <table:table-cell office:value-type="float" office:value="2008.66" calcext:value-type="float">
            <text:p>2,008.66</text:p>
          </table:table-cell>
          <table:table-cell office:value-type="float" office:value="2007.91" calcext:value-type="float">
            <text:p>2,007.9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6/2017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0572" calcext:value-type="percentage">
            <text:p>5.72%</text:p>
          </table:table-cell>
          <table:table-cell office:value-type="float" office:value="2031.55" calcext:value-type="float">
            <text:p>2,031.55</text:p>
          </table:table-cell>
          <table:table-cell office:value-type="float" office:value="2015.13" calcext:value-type="float">
            <text:p>2,015.13</text:p>
          </table:table-cell>
          <table:table-cell office:value-type="float" office:value="2014.08" calcext:value-type="float">
            <text:p>2,014.0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6/2017</text:p>
          </table:table-cell>
          <table:table-cell office:value-type="percentage" office:value="0.0558" calcext:value-type="percentage">
            <text:p>5.58%</text:p>
          </table:table-cell>
          <table:table-cell office:value-type="percentage" office:value="0.057" calcext:value-type="percentage">
            <text:p>5.70%</text:p>
          </table:table-cell>
          <table:table-cell office:value-type="float" office:value="2034.94" calcext:value-type="float">
            <text:p>2,034.94</text:p>
          </table:table-cell>
          <table:table-cell office:value-type="float" office:value="2018.5" calcext:value-type="float">
            <text:p>2,018.50</text:p>
          </table:table-cell>
          <table:table-cell office:value-type="float" office:value="2017.85" calcext:value-type="float">
            <text:p>2,017.8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6/2017</text:p>
          </table:table-cell>
          <table:table-cell office:value-type="percentage" office:value="0.0553" calcext:value-type="percentage">
            <text:p>5.53%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2042.48" calcext:value-type="float">
            <text:p>2,042.48</text:p>
          </table:table-cell>
          <table:table-cell office:value-type="float" office:value="2025.97" calcext:value-type="float">
            <text:p>2,025.97</text:p>
          </table:table-cell>
          <table:table-cell office:value-type="float" office:value="2025.33" calcext:value-type="float">
            <text:p>2,025.3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6/2017</text:p>
          </table:table-cell>
          <table:table-cell office:value-type="percentage" office:value="0.0561" calcext:value-type="percentage">
            <text:p>5.61%</text:p>
          </table:table-cell>
          <table:table-cell office:value-type="percentage" office:value="0.0573" calcext:value-type="percentage">
            <text:p>5.73%</text:p>
          </table:table-cell>
          <table:table-cell office:value-type="float" office:value="2032.02" calcext:value-type="float">
            <text:p>2,032.02</text:p>
          </table:table-cell>
          <table:table-cell office:value-type="float" office:value="2015.63" calcext:value-type="float">
            <text:p>2,015.63</text:p>
          </table:table-cell>
          <table:table-cell office:value-type="float" office:value="2015.06" calcext:value-type="float">
            <text:p>2,015.0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6/2017</text:p>
          </table:table-cell>
          <table:table-cell office:value-type="percentage" office:value="0.0551" calcext:value-type="percentage">
            <text:p>5.51%</text:p>
          </table:table-cell>
          <table:table-cell office:value-type="percentage" office:value="0.0563" calcext:value-type="percentage">
            <text:p>5.63%</text:p>
          </table:table-cell>
          <table:table-cell office:value-type="float" office:value="2045.99" calcext:value-type="float">
            <text:p>2,045.99</text:p>
          </table:table-cell>
          <table:table-cell office:value-type="float" office:value="2029.48" calcext:value-type="float">
            <text:p>2,029.48</text:p>
          </table:table-cell>
          <table:table-cell office:value-type="float" office:value="2029.28" calcext:value-type="float">
            <text:p>2,029.2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6/2017</text:p>
          </table:table-cell>
          <table:table-cell office:value-type="percentage" office:value="0.0547" calcext:value-type="percentage">
            <text:p>5.47%</text:p>
          </table:table-cell>
          <table:table-cell office:value-type="percentage" office:value="0.0559" calcext:value-type="percentage">
            <text:p>5.59%</text:p>
          </table:table-cell>
          <table:table-cell office:value-type="float" office:value="2051.89" calcext:value-type="float">
            <text:p>2,051.89</text:p>
          </table:table-cell>
          <table:table-cell office:value-type="float" office:value="2035.32" calcext:value-type="float">
            <text:p>2,035.32</text:p>
          </table:table-cell>
          <table:table-cell office:value-type="float" office:value="2034.97" calcext:value-type="float">
            <text:p>2,034.9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6/2017</text:p>
          </table:table-cell>
          <table:table-cell office:value-type="percentage" office:value="0.0542" calcext:value-type="percentage">
            <text:p>5.42%</text:p>
          </table:table-cell>
          <table:table-cell office:value-type="percentage" office:value="0.0554" calcext:value-type="percentage">
            <text:p>5.54%</text:p>
          </table:table-cell>
          <table:table-cell office:value-type="float" office:value="2059.18" calcext:value-type="float">
            <text:p>2,059.18</text:p>
          </table:table-cell>
          <table:table-cell office:value-type="float" office:value="2042.56" calcext:value-type="float">
            <text:p>2,042.56</text:p>
          </table:table-cell>
          <table:table-cell office:value-type="float" office:value="2042.2" calcext:value-type="float">
            <text:p>2,042.2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6/2017</text:p>
          </table:table-cell>
          <table:table-cell office:value-type="percentage" office:value="0.0545" calcext:value-type="percentage">
            <text:p>5.45%</text:p>
          </table:table-cell>
          <table:table-cell office:value-type="percentage" office:value="0.0557" calcext:value-type="percentage">
            <text:p>5.57%</text:p>
          </table:table-cell>
          <table:table-cell office:value-type="float" office:value="2055.36" calcext:value-type="float">
            <text:p>2,055.36</text:p>
          </table:table-cell>
          <table:table-cell office:value-type="float" office:value="2038.79" calcext:value-type="float">
            <text:p>2,038.79</text:p>
          </table:table-cell>
          <table:table-cell office:value-type="float" office:value="2038.43" calcext:value-type="float">
            <text:p>2,038.4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6/2017</text:p>
          </table:table-cell>
          <table:table-cell office:value-type="percentage" office:value="0.0547" calcext:value-type="percentage">
            <text:p>5.47%</text:p>
          </table:table-cell>
          <table:table-cell office:value-type="percentage" office:value="0.0559" calcext:value-type="percentage">
            <text:p>5.59%</text:p>
          </table:table-cell>
          <table:table-cell office:value-type="float" office:value="2052.94" calcext:value-type="float">
            <text:p>2,052.94</text:p>
          </table:table-cell>
          <table:table-cell office:value-type="float" office:value="2036.4" calcext:value-type="float">
            <text:p>2,036.40</text:p>
          </table:table-cell>
          <table:table-cell office:value-type="float" office:value="2036.04" calcext:value-type="float">
            <text:p>2,036.0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6/2017</text:p>
          </table:table-cell>
          <table:table-cell office:value-type="percentage" office:value="0.0554" calcext:value-type="percentage">
            <text:p>5.54%</text:p>
          </table:table-cell>
          <table:table-cell office:value-type="percentage" office:value="0.0566" calcext:value-type="percentage">
            <text:p>5.66%</text:p>
          </table:table-cell>
          <table:table-cell office:value-type="float" office:value="2043.46" calcext:value-type="float">
            <text:p>2,043.46</text:p>
          </table:table-cell>
          <table:table-cell office:value-type="float" office:value="2027.02" calcext:value-type="float">
            <text:p>2,027.02</text:p>
          </table:table-cell>
          <table:table-cell office:value-type="float" office:value="2026.82" calcext:value-type="float">
            <text:p>2,026.8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6/2017</text:p>
          </table:table-cell>
          <table:table-cell office:value-type="percentage" office:value="0.0553" calcext:value-type="percentage">
            <text:p>5.53%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2044.78" calcext:value-type="float">
            <text:p>2,044.78</text:p>
          </table:table-cell>
          <table:table-cell office:value-type="float" office:value="2028.34" calcext:value-type="float">
            <text:p>2,028.34</text:p>
          </table:table-cell>
          <table:table-cell office:value-type="float" office:value="2028.01" calcext:value-type="float">
            <text:p>2,028.0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6/2017</text:p>
          </table:table-cell>
          <table:table-cell office:value-type="percentage" office:value="0.0557" calcext:value-type="percentage">
            <text:p>5.57%</text:p>
          </table:table-cell>
          <table:table-cell office:value-type="percentage" office:value="0.0569" calcext:value-type="percentage">
            <text:p>5.69%</text:p>
          </table:table-cell>
          <table:table-cell office:value-type="float" office:value="2039.61" calcext:value-type="float">
            <text:p>2,039.61</text:p>
          </table:table-cell>
          <table:table-cell office:value-type="float" office:value="2023.22" calcext:value-type="float">
            <text:p>2,023.22</text:p>
          </table:table-cell>
          <table:table-cell office:value-type="float" office:value="2022.89" calcext:value-type="float">
            <text:p>2,022.8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6/2017</text:p>
          </table:table-cell>
          <table:table-cell office:value-type="percentage" office:value="0.0559" calcext:value-type="percentage">
            <text:p>5.59%</text:p>
          </table:table-cell>
          <table:table-cell office:value-type="percentage" office:value="0.0571" calcext:value-type="percentage">
            <text:p>5.71%</text:p>
          </table:table-cell>
          <table:table-cell office:value-type="float" office:value="2037.19" calcext:value-type="float">
            <text:p>2,037.19</text:p>
          </table:table-cell>
          <table:table-cell office:value-type="float" office:value="2020.83" calcext:value-type="float">
            <text:p>2,020.83</text:p>
          </table:table-cell>
          <table:table-cell office:value-type="float" office:value="2020.5" calcext:value-type="float">
            <text:p>2,020.5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6/2017</text:p>
          </table:table-cell>
          <table:table-cell office:value-type="percentage" office:value="0.0546" calcext:value-type="percentage">
            <text:p>5.46%</text:p>
          </table:table-cell>
          <table:table-cell office:value-type="percentage" office:value="0.0558" calcext:value-type="percentage">
            <text:p>5.58%</text:p>
          </table:table-cell>
          <table:table-cell office:value-type="float" office:value="2055.4" calcext:value-type="float">
            <text:p>2,055.40</text:p>
          </table:table-cell>
          <table:table-cell office:value-type="float" office:value="2038.88" calcext:value-type="float">
            <text:p>2,038.88</text:p>
          </table:table-cell>
          <table:table-cell office:value-type="float" office:value="2038.56" calcext:value-type="float">
            <text:p>2,038.5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6/2017</text:p>
          </table:table-cell>
          <table:table-cell office:value-type="percentage" office:value="0.0553" calcext:value-type="percentage">
            <text:p>5.53%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2045.84" calcext:value-type="float">
            <text:p>2,045.84</text:p>
          </table:table-cell>
          <table:table-cell office:value-type="float" office:value="2029.42" calcext:value-type="float">
            <text:p>2,029.42</text:p>
          </table:table-cell>
          <table:table-cell office:value-type="float" office:value="2029.32" calcext:value-type="float">
            <text:p>2,029.3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7/2017</text:p>
          </table:table-cell>
          <table:table-cell office:value-type="percentage" office:value="0.0551" calcext:value-type="percentage">
            <text:p>5.51%</text:p>
          </table:table-cell>
          <table:table-cell office:value-type="percentage" office:value="0.0563" calcext:value-type="percentage">
            <text:p>5.63%</text:p>
          </table:table-cell>
          <table:table-cell office:value-type="float" office:value="2048.91" calcext:value-type="float">
            <text:p>2,048.91</text:p>
          </table:table-cell>
          <table:table-cell office:value-type="float" office:value="2032.47" calcext:value-type="float">
            <text:p>2,032.47</text:p>
          </table:table-cell>
          <table:table-cell office:value-type="float" office:value="2032.14" calcext:value-type="float">
            <text:p>2,032.1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7/2017</text:p>
          </table:table-cell>
          <table:table-cell office:value-type="percentage" office:value="0.0554" calcext:value-type="percentage">
            <text:p>5.54%</text:p>
          </table:table-cell>
          <table:table-cell office:value-type="percentage" office:value="0.0566" calcext:value-type="percentage">
            <text:p>5.66%</text:p>
          </table:table-cell>
          <table:table-cell office:value-type="float" office:value="2045.11" calcext:value-type="float">
            <text:p>2,045.11</text:p>
          </table:table-cell>
          <table:table-cell office:value-type="float" office:value="2028.71" calcext:value-type="float">
            <text:p>2,028.71</text:p>
          </table:table-cell>
          <table:table-cell office:value-type="float" office:value="2028.38" calcext:value-type="float">
            <text:p>2,028.3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7/2017</text:p>
          </table:table-cell>
          <table:table-cell office:value-type="percentage" office:value="0.0553" calcext:value-type="percentage">
            <text:p>5.53%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2046.8" calcext:value-type="float">
            <text:p>2,046.80</text:p>
          </table:table-cell>
          <table:table-cell office:value-type="float" office:value="2030.4" calcext:value-type="float">
            <text:p>2,030.40</text:p>
          </table:table-cell>
          <table:table-cell office:value-type="float" office:value="2030.07" calcext:value-type="float">
            <text:p>2,030.0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7/2017</text:p>
          </table:table-cell>
          <table:table-cell office:value-type="percentage" office:value="0.0559" calcext:value-type="percentage">
            <text:p>5.59%</text:p>
          </table:table-cell>
          <table:table-cell office:value-type="percentage" office:value="0.0571" calcext:value-type="percentage">
            <text:p>5.71%</text:p>
          </table:table-cell>
          <table:table-cell office:value-type="float" office:value="2038.9" calcext:value-type="float">
            <text:p>2,038.90</text:p>
          </table:table-cell>
          <table:table-cell office:value-type="float" office:value="2022.58" calcext:value-type="float">
            <text:p>2,022.58</text:p>
          </table:table-cell>
          <table:table-cell office:value-type="float" office:value="2022.25" calcext:value-type="float">
            <text:p>2,022.2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7/2017</text:p>
          </table:table-cell>
          <table:table-cell office:value-type="percentage" office:value="0.0558" calcext:value-type="percentage">
            <text:p>5.58%</text:p>
          </table:table-cell>
          <table:table-cell office:value-type="percentage" office:value="0.057" calcext:value-type="percentage">
            <text:p>5.70%</text:p>
          </table:table-cell>
          <table:table-cell office:value-type="float" office:value="2039.34" calcext:value-type="float">
            <text:p>2,039.34</text:p>
          </table:table-cell>
          <table:table-cell office:value-type="float" office:value="2023.03" calcext:value-type="float">
            <text:p>2,023.03</text:p>
          </table:table-cell>
          <table:table-cell office:value-type="float" office:value="2023.05" calcext:value-type="float">
            <text:p>2,023.0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7/2017</text:p>
          </table:table-cell>
          <table:table-cell office:value-type="percentage" office:value="0.0556" calcext:value-type="percentage">
            <text:p>5.56%</text:p>
          </table:table-cell>
          <table:table-cell office:value-type="percentage" office:value="0.0568" calcext:value-type="percentage">
            <text:p>5.68%</text:p>
          </table:table-cell>
          <table:table-cell office:value-type="float" office:value="2042.36" calcext:value-type="float">
            <text:p>2,042.36</text:p>
          </table:table-cell>
          <table:table-cell office:value-type="float" office:value="2026.02" calcext:value-type="float">
            <text:p>2,026.02</text:p>
          </table:table-cell>
          <table:table-cell office:value-type="float" office:value="2025.74" calcext:value-type="float">
            <text:p>2,025.7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7/2017</text:p>
          </table:table-cell>
          <table:table-cell office:value-type="percentage" office:value="0.0558" calcext:value-type="percentage">
            <text:p>5.58%</text:p>
          </table:table-cell>
          <table:table-cell office:value-type="percentage" office:value="0.057" calcext:value-type="percentage">
            <text:p>5.70%</text:p>
          </table:table-cell>
          <table:table-cell office:value-type="float" office:value="2039.91" calcext:value-type="float">
            <text:p>2,039.91</text:p>
          </table:table-cell>
          <table:table-cell office:value-type="float" office:value="2023.61" calcext:value-type="float">
            <text:p>2,023.61</text:p>
          </table:table-cell>
          <table:table-cell office:value-type="float" office:value="2023.32" calcext:value-type="float">
            <text:p>2,023.3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7/2017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562" calcext:value-type="percentage">
            <text:p>5.62%</text:p>
          </table:table-cell>
          <table:table-cell office:value-type="float" office:value="2051.14" calcext:value-type="float">
            <text:p>2,051.14</text:p>
          </table:table-cell>
          <table:table-cell office:value-type="float" office:value="2034.74" calcext:value-type="float">
            <text:p>2,034.74</text:p>
          </table:table-cell>
          <table:table-cell office:value-type="float" office:value="2034.46" calcext:value-type="float">
            <text:p>2,034.4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7/2017</text:p>
          </table:table-cell>
          <table:table-cell office:value-type="percentage" office:value="0.0543" calcext:value-type="percentage">
            <text:p>5.43%</text:p>
          </table:table-cell>
          <table:table-cell office:value-type="percentage" office:value="0.0555" calcext:value-type="percentage">
            <text:p>5.55%</text:p>
          </table:table-cell>
          <table:table-cell office:value-type="float" office:value="2061.05" calcext:value-type="float">
            <text:p>2,061.05</text:p>
          </table:table-cell>
          <table:table-cell office:value-type="float" office:value="2044.57" calcext:value-type="float">
            <text:p>2,044.57</text:p>
          </table:table-cell>
          <table:table-cell office:value-type="float" office:value="2044.29" calcext:value-type="float">
            <text:p>2,044.2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7/2017</text:p>
          </table:table-cell>
          <table:table-cell office:value-type="percentage" office:value="0.0539" calcext:value-type="percentage">
            <text:p>5.39%</text:p>
          </table:table-cell>
          <table:table-cell office:value-type="percentage" office:value="0.0551" calcext:value-type="percentage">
            <text:p>5.51%</text:p>
          </table:table-cell>
          <table:table-cell office:value-type="float" office:value="2067.08" calcext:value-type="float">
            <text:p>2,067.08</text:p>
          </table:table-cell>
          <table:table-cell office:value-type="float" office:value="2050.56" calcext:value-type="float">
            <text:p>2,050.56</text:p>
          </table:table-cell>
          <table:table-cell office:value-type="float" office:value="2050.04" calcext:value-type="float">
            <text:p>2,050.0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7/2017</text:p>
          </table:table-cell>
          <table:table-cell office:value-type="percentage" office:value="0.0531" calcext:value-type="percentage">
            <text:p>5.31%</text:p>
          </table:table-cell>
          <table:table-cell office:value-type="percentage" office:value="0.0543" calcext:value-type="percentage">
            <text:p>5.43%</text:p>
          </table:table-cell>
          <table:table-cell office:value-type="float" office:value="2078.73" calcext:value-type="float">
            <text:p>2,078.73</text:p>
          </table:table-cell>
          <table:table-cell office:value-type="float" office:value="2062.11" calcext:value-type="float">
            <text:p>2,062.11</text:p>
          </table:table-cell>
          <table:table-cell office:value-type="float" office:value="2061.56" calcext:value-type="float">
            <text:p>2,061.5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7/2017</text:p>
          </table:table-cell>
          <table:table-cell office:value-type="percentage" office:value="0.0525" calcext:value-type="percentage">
            <text:p>5.25%</text:p>
          </table:table-cell>
          <table:table-cell office:value-type="percentage" office:value="0.0537" calcext:value-type="percentage">
            <text:p>5.37%</text:p>
          </table:table-cell>
          <table:table-cell office:value-type="float" office:value="2087.64" calcext:value-type="float">
            <text:p>2,087.64</text:p>
          </table:table-cell>
          <table:table-cell office:value-type="float" office:value="2070.95" calcext:value-type="float">
            <text:p>2,070.95</text:p>
          </table:table-cell>
          <table:table-cell office:value-type="float" office:value="2070.4" calcext:value-type="float">
            <text:p>2,070.4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7/2017</text:p>
          </table:table-cell>
          <table:table-cell office:value-type="percentage" office:value="0.0521" calcext:value-type="percentage">
            <text:p>5.21%</text:p>
          </table:table-cell>
          <table:table-cell office:value-type="percentage" office:value="0.0533" calcext:value-type="percentage">
            <text:p>5.33%</text:p>
          </table:table-cell>
          <table:table-cell office:value-type="float" office:value="2093.78" calcext:value-type="float">
            <text:p>2,093.78</text:p>
          </table:table-cell>
          <table:table-cell office:value-type="float" office:value="2077.04" calcext:value-type="float">
            <text:p>2,077.04</text:p>
          </table:table-cell>
          <table:table-cell office:value-type="float" office:value="2076.5" calcext:value-type="float">
            <text:p>2,076.5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7/2017</text:p>
          </table:table-cell>
          <table:table-cell office:value-type="percentage" office:value="0.0512" calcext:value-type="percentage">
            <text:p>5.12%</text:p>
          </table:table-cell>
          <table:table-cell office:value-type="percentage" office:value="0.0524" calcext:value-type="percentage">
            <text:p>5.24%</text:p>
          </table:table-cell>
          <table:table-cell office:value-type="float" office:value="2106.97" calcext:value-type="float">
            <text:p>2,106.97</text:p>
          </table:table-cell>
          <table:table-cell office:value-type="float" office:value="2090.13" calcext:value-type="float">
            <text:p>2,090.13</text:p>
          </table:table-cell>
          <table:table-cell office:value-type="float" office:value="2089.58" calcext:value-type="float">
            <text:p>2,089.5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7/2017</text:p>
          </table:table-cell>
          <table:table-cell office:value-type="percentage" office:value="0.0509" calcext:value-type="percentage">
            <text:p>5.09%</text:p>
          </table:table-cell>
          <table:table-cell office:value-type="percentage" office:value="0.0521" calcext:value-type="percentage">
            <text:p>5.21%</text:p>
          </table:table-cell>
          <table:table-cell office:value-type="float" office:value="2111.5" calcext:value-type="float">
            <text:p>2,111.50</text:p>
          </table:table-cell>
          <table:table-cell office:value-type="float" office:value="2094.62" calcext:value-type="float">
            <text:p>2,094.62</text:p>
          </table:table-cell>
          <table:table-cell office:value-type="float" office:value="2094" calcext:value-type="float">
            <text:p>2,094.0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7/2017</text:p>
          </table:table-cell>
          <table:table-cell office:value-type="percentage" office:value="0.0508" calcext:value-type="percentage">
            <text:p>5.08%</text:p>
          </table:table-cell>
          <table:table-cell office:value-type="percentage" office:value="0.052" calcext:value-type="percentage">
            <text:p>5.20%</text:p>
          </table:table-cell>
          <table:table-cell office:value-type="float" office:value="2113.4" calcext:value-type="float">
            <text:p>2,113.40</text:p>
          </table:table-cell>
          <table:table-cell office:value-type="float" office:value="2096.51" calcext:value-type="float">
            <text:p>2,096.51</text:p>
          </table:table-cell>
          <table:table-cell office:value-type="float" office:value="2096.02" calcext:value-type="float">
            <text:p>2,096.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7/2017</text:p>
          </table:table-cell>
          <table:table-cell office:value-type="percentage" office:value="0.0512" calcext:value-type="percentage">
            <text:p>5.12%</text:p>
          </table:table-cell>
          <table:table-cell office:value-type="percentage" office:value="0.0524" calcext:value-type="percentage">
            <text:p>5.24%</text:p>
          </table:table-cell>
          <table:table-cell office:value-type="float" office:value="2108.24" calcext:value-type="float">
            <text:p>2,108.24</text:p>
          </table:table-cell>
          <table:table-cell office:value-type="float" office:value="2091.41" calcext:value-type="float">
            <text:p>2,091.41</text:p>
          </table:table-cell>
          <table:table-cell office:value-type="float" office:value="2090.92" calcext:value-type="float">
            <text:p>2,090.9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7/2017</text:p>
          </table:table-cell>
          <table:table-cell office:value-type="percentage" office:value="0.0519" calcext:value-type="percentage">
            <text:p>5.19%</text:p>
          </table:table-cell>
          <table:table-cell office:value-type="percentage" office:value="0.0531" calcext:value-type="percentage">
            <text:p>5.31%</text:p>
          </table:table-cell>
          <table:table-cell office:value-type="float" office:value="2098.89" calcext:value-type="float">
            <text:p>2,098.89</text:p>
          </table:table-cell>
          <table:table-cell office:value-type="float" office:value="2082.16" calcext:value-type="float">
            <text:p>2,082.16</text:p>
          </table:table-cell>
          <table:table-cell office:value-type="float" office:value="2081.67" calcext:value-type="float">
            <text:p>2,081.6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7/2017</text:p>
          </table:table-cell>
          <table:table-cell office:value-type="percentage" office:value="0.0511" calcext:value-type="percentage">
            <text:p>5.11%</text:p>
          </table:table-cell>
          <table:table-cell office:value-type="percentage" office:value="0.0523" calcext:value-type="percentage">
            <text:p>5.23%</text:p>
          </table:table-cell>
          <table:table-cell office:value-type="float" office:value="2110.62" calcext:value-type="float">
            <text:p>2,110.62</text:p>
          </table:table-cell>
          <table:table-cell office:value-type="float" office:value="2093.79" calcext:value-type="float">
            <text:p>2,093.79</text:p>
          </table:table-cell>
          <table:table-cell office:value-type="float" office:value="2093.3" calcext:value-type="float">
            <text:p>2,093.3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7/2017</text:p>
          </table:table-cell>
          <table:table-cell office:value-type="percentage" office:value="0.0505" calcext:value-type="percentage">
            <text:p>5.05%</text:p>
          </table:table-cell>
          <table:table-cell office:value-type="percentage" office:value="0.0517" calcext:value-type="percentage">
            <text:p>5.17%</text:p>
          </table:table-cell>
          <table:table-cell office:value-type="float" office:value="2119.71" calcext:value-type="float">
            <text:p>2,119.71</text:p>
          </table:table-cell>
          <table:table-cell office:value-type="float" office:value="2102.81" calcext:value-type="float">
            <text:p>2,102.81</text:p>
          </table:table-cell>
          <table:table-cell office:value-type="float" office:value="2102.18" calcext:value-type="float">
            <text:p>2,102.1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1/07/2017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0512" calcext:value-type="percentage">
            <text:p>5.12%</text:p>
          </table:table-cell>
          <table:table-cell office:value-type="float" office:value="2127.28" calcext:value-type="float">
            <text:p>2,127.28</text:p>
          </table:table-cell>
          <table:table-cell office:value-type="float" office:value="2110.32" calcext:value-type="float">
            <text:p>2,110.32</text:p>
          </table:table-cell>
          <table:table-cell office:value-type="float" office:value="2109.83" calcext:value-type="float">
            <text:p>2,109.8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08/2017</text:p>
          </table:table-cell>
          <table:table-cell office:value-type="percentage" office:value="0.0494" calcext:value-type="percentage">
            <text:p>4.94%</text:p>
          </table:table-cell>
          <table:table-cell office:value-type="percentage" office:value="0.0506" calcext:value-type="percentage">
            <text:p>5.06%</text:p>
          </table:table-cell>
          <table:table-cell office:value-type="float" office:value="2136.3" calcext:value-type="float">
            <text:p>2,136.30</text:p>
          </table:table-cell>
          <table:table-cell office:value-type="float" office:value="2119.26" calcext:value-type="float">
            <text:p>2,119.26</text:p>
          </table:table-cell>
          <table:table-cell office:value-type="float" office:value="2118.78" calcext:value-type="float">
            <text:p>2,118.7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8/2017</text:p>
          </table:table-cell>
          <table:table-cell office:value-type="percentage" office:value="0.0494" calcext:value-type="percentage">
            <text:p>4.94%</text:p>
          </table:table-cell>
          <table:table-cell office:value-type="percentage" office:value="0.0506" calcext:value-type="percentage">
            <text:p>5.06%</text:p>
          </table:table-cell>
          <table:table-cell office:value-type="float" office:value="2136.77" calcext:value-type="float">
            <text:p>2,136.77</text:p>
          </table:table-cell>
          <table:table-cell office:value-type="float" office:value="2119.75" calcext:value-type="float">
            <text:p>2,119.75</text:p>
          </table:table-cell>
          <table:table-cell office:value-type="float" office:value="2119.26" calcext:value-type="float">
            <text:p>2,119.2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8/2017</text:p>
          </table:table-cell>
          <table:table-cell office:value-type="percentage" office:value="0.0488" calcext:value-type="percentage">
            <text:p>4.88%</text:p>
          </table:table-cell>
          <table:table-cell office:value-type="percentage" office:value="0.05" calcext:value-type="percentage">
            <text:p>5.00%</text:p>
          </table:table-cell>
          <table:table-cell office:value-type="float" office:value="2145.82" calcext:value-type="float">
            <text:p>2,145.82</text:p>
          </table:table-cell>
          <table:table-cell office:value-type="float" office:value="2128.72" calcext:value-type="float">
            <text:p>2,128.72</text:p>
          </table:table-cell>
          <table:table-cell office:value-type="float" office:value="2128.24" calcext:value-type="float">
            <text:p>2,128.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8/2017</text:p>
          </table:table-cell>
          <table:table-cell office:value-type="percentage" office:value="0.0485" calcext:value-type="percentage">
            <text:p>4.85%</text:p>
          </table:table-cell>
          <table:table-cell office:value-type="percentage" office:value="0.0497" calcext:value-type="percentage">
            <text:p>4.97%</text:p>
          </table:table-cell>
          <table:table-cell office:value-type="float" office:value="2150.73" calcext:value-type="float">
            <text:p>2,150.73</text:p>
          </table:table-cell>
          <table:table-cell office:value-type="float" office:value="2133.6" calcext:value-type="float">
            <text:p>2,133.60</text:p>
          </table:table-cell>
          <table:table-cell office:value-type="float" office:value="2132.98" calcext:value-type="float">
            <text:p>2,132.9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8/2017</text:p>
          </table:table-cell>
          <table:table-cell office:value-type="percentage" office:value="0.0483" calcext:value-type="percentage">
            <text:p>4.83%</text:p>
          </table:table-cell>
          <table:table-cell office:value-type="percentage" office:value="0.0495" calcext:value-type="percentage">
            <text:p>4.95%</text:p>
          </table:table-cell>
          <table:table-cell office:value-type="float" office:value="2154.07" calcext:value-type="float">
            <text:p>2,154.07</text:p>
          </table:table-cell>
          <table:table-cell office:value-type="float" office:value="2136.92" calcext:value-type="float">
            <text:p>2,136.92</text:p>
          </table:table-cell>
          <table:table-cell office:value-type="float" office:value="2136.44" calcext:value-type="float">
            <text:p>2,136.4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8/2017</text:p>
          </table:table-cell>
          <table:table-cell office:value-type="percentage" office:value="0.0489" calcext:value-type="percentage">
            <text:p>4.89%</text:p>
          </table:table-cell>
          <table:table-cell office:value-type="percentage" office:value="0.0501" calcext:value-type="percentage">
            <text:p>5.01%</text:p>
          </table:table-cell>
          <table:table-cell office:value-type="float" office:value="2145.95" calcext:value-type="float">
            <text:p>2,145.95</text:p>
          </table:table-cell>
          <table:table-cell office:value-type="float" office:value="2128.89" calcext:value-type="float">
            <text:p>2,128.89</text:p>
          </table:table-cell>
          <table:table-cell office:value-type="float" office:value="2128.4" calcext:value-type="float">
            <text:p>2,128.4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8/2017</text:p>
          </table:table-cell>
          <table:table-cell office:value-type="percentage" office:value="0.0489" calcext:value-type="percentage">
            <text:p>4.89%</text:p>
          </table:table-cell>
          <table:table-cell office:value-type="percentage" office:value="0.0501" calcext:value-type="percentage">
            <text:p>5.01%</text:p>
          </table:table-cell>
          <table:table-cell office:value-type="float" office:value="2148.95" calcext:value-type="float">
            <text:p>2,148.95</text:p>
          </table:table-cell>
          <table:table-cell office:value-type="float" office:value="2131.86" calcext:value-type="float">
            <text:p>2,131.86</text:p>
          </table:table-cell>
          <table:table-cell office:value-type="float" office:value="2131.29" calcext:value-type="float">
            <text:p>2,131.2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8/2017</text:p>
          </table:table-cell>
          <table:table-cell office:value-type="percentage" office:value="0.0494" calcext:value-type="percentage">
            <text:p>4.94%</text:p>
          </table:table-cell>
          <table:table-cell office:value-type="percentage" office:value="0.0506" calcext:value-type="percentage">
            <text:p>5.06%</text:p>
          </table:table-cell>
          <table:table-cell office:value-type="float" office:value="2142.39" calcext:value-type="float">
            <text:p>2,142.39</text:p>
          </table:table-cell>
          <table:table-cell office:value-type="float" office:value="2125.37" calcext:value-type="float">
            <text:p>2,125.37</text:p>
          </table:table-cell>
          <table:table-cell office:value-type="float" office:value="2124.79" calcext:value-type="float">
            <text:p>2,124.7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8/2017</text:p>
          </table:table-cell>
          <table:table-cell office:value-type="percentage" office:value="0.0496" calcext:value-type="percentage">
            <text:p>4.96%</text:p>
          </table:table-cell>
          <table:table-cell office:value-type="percentage" office:value="0.0508" calcext:value-type="percentage">
            <text:p>5.08%</text:p>
          </table:table-cell>
          <table:table-cell office:value-type="float" office:value="2140.45" calcext:value-type="float">
            <text:p>2,140.45</text:p>
          </table:table-cell>
          <table:table-cell office:value-type="float" office:value="2123.46" calcext:value-type="float">
            <text:p>2,123.46</text:p>
          </table:table-cell>
          <table:table-cell office:value-type="float" office:value="2122.55" calcext:value-type="float">
            <text:p>2,122.5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8/2017</text:p>
          </table:table-cell>
          <table:table-cell office:value-type="percentage" office:value="0.0496" calcext:value-type="percentage">
            <text:p>4.96%</text:p>
          </table:table-cell>
          <table:table-cell office:value-type="percentage" office:value="0.0508" calcext:value-type="percentage">
            <text:p>5.08%</text:p>
          </table:table-cell>
          <table:table-cell office:value-type="float" office:value="2141.02" calcext:value-type="float">
            <text:p>2,141.02</text:p>
          </table:table-cell>
          <table:table-cell office:value-type="float" office:value="2124.04" calcext:value-type="float">
            <text:p>2,124.04</text:p>
          </table:table-cell>
          <table:table-cell office:value-type="float" office:value="2123.46" calcext:value-type="float">
            <text:p>2,123.4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8/2017</text:p>
          </table:table-cell>
          <table:table-cell office:value-type="percentage" office:value="0.0498" calcext:value-type="percentage">
            <text:p>4.98%</text:p>
          </table:table-cell>
          <table:table-cell office:value-type="percentage" office:value="0.051" calcext:value-type="percentage">
            <text:p>5.10%</text:p>
          </table:table-cell>
          <table:table-cell office:value-type="float" office:value="2138.96" calcext:value-type="float">
            <text:p>2,138.96</text:p>
          </table:table-cell>
          <table:table-cell office:value-type="float" office:value="2122.01" calcext:value-type="float">
            <text:p>2,122.01</text:p>
          </table:table-cell>
          <table:table-cell office:value-type="float" office:value="2121.23" calcext:value-type="float">
            <text:p>2,121.2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8/2017</text:p>
          </table:table-cell>
          <table:table-cell office:value-type="percentage" office:value="0.0492" calcext:value-type="percentage">
            <text:p>4.92%</text:p>
          </table:table-cell>
          <table:table-cell office:value-type="percentage" office:value="0.0504" calcext:value-type="percentage">
            <text:p>5.04%</text:p>
          </table:table-cell>
          <table:table-cell office:value-type="float" office:value="2148.27" calcext:value-type="float">
            <text:p>2,148.27</text:p>
          </table:table-cell>
          <table:table-cell office:value-type="float" office:value="2131.25" calcext:value-type="float">
            <text:p>2,131.25</text:p>
          </table:table-cell>
          <table:table-cell office:value-type="float" office:value="2130.46" calcext:value-type="float">
            <text:p>2,130.4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8/2017</text:p>
          </table:table-cell>
          <table:table-cell office:value-type="percentage" office:value="0.0495" calcext:value-type="percentage">
            <text:p>4.95%</text:p>
          </table:table-cell>
          <table:table-cell office:value-type="percentage" office:value="0.0507" calcext:value-type="percentage">
            <text:p>5.07%</text:p>
          </table:table-cell>
          <table:table-cell office:value-type="float" office:value="2144.78" calcext:value-type="float">
            <text:p>2,144.78</text:p>
          </table:table-cell>
          <table:table-cell office:value-type="float" office:value="2127.79" calcext:value-type="float">
            <text:p>2,127.79</text:p>
          </table:table-cell>
          <table:table-cell office:value-type="float" office:value="2127.01" calcext:value-type="float">
            <text:p>2,127.0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8/2017</text:p>
          </table:table-cell>
          <table:table-cell office:value-type="percentage" office:value="0.0494" calcext:value-type="percentage">
            <text:p>4.94%</text:p>
          </table:table-cell>
          <table:table-cell office:value-type="percentage" office:value="0.0506" calcext:value-type="percentage">
            <text:p>5.06%</text:p>
          </table:table-cell>
          <table:table-cell office:value-type="float" office:value="2147.71" calcext:value-type="float">
            <text:p>2,147.71</text:p>
          </table:table-cell>
          <table:table-cell office:value-type="float" office:value="2130.71" calcext:value-type="float">
            <text:p>2,130.71</text:p>
          </table:table-cell>
          <table:table-cell office:value-type="float" office:value="2129.2" calcext:value-type="float">
            <text:p>2,129.2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8/2017</text:p>
          </table:table-cell>
          <table:table-cell office:value-type="percentage" office:value="0.0494" calcext:value-type="percentage">
            <text:p>4.94%</text:p>
          </table:table-cell>
          <table:table-cell office:value-type="percentage" office:value="0.0506" calcext:value-type="percentage">
            <text:p>5.06%</text:p>
          </table:table-cell>
          <table:table-cell office:value-type="float" office:value="2148.48" calcext:value-type="float">
            <text:p>2,148.48</text:p>
          </table:table-cell>
          <table:table-cell office:value-type="float" office:value="2131.49" calcext:value-type="float">
            <text:p>2,131.49</text:p>
          </table:table-cell>
          <table:table-cell office:value-type="float" office:value="2130.71" calcext:value-type="float">
            <text:p>2,130.7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8/2017</text:p>
          </table:table-cell>
          <table:table-cell office:value-type="percentage" office:value="0.0494" calcext:value-type="percentage">
            <text:p>4.94%</text:p>
          </table:table-cell>
          <table:table-cell office:value-type="percentage" office:value="0.0506" calcext:value-type="percentage">
            <text:p>5.06%</text:p>
          </table:table-cell>
          <table:table-cell office:value-type="float" office:value="2149.26" calcext:value-type="float">
            <text:p>2,149.26</text:p>
          </table:table-cell>
          <table:table-cell office:value-type="float" office:value="2132.27" calcext:value-type="float">
            <text:p>2,132.27</text:p>
          </table:table-cell>
          <table:table-cell office:value-type="float" office:value="2131.49" calcext:value-type="float">
            <text:p>2,131.4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8/2017</text:p>
          </table:table-cell>
          <table:table-cell office:value-type="percentage" office:value="0.0492" calcext:value-type="percentage">
            <text:p>4.92%</text:p>
          </table:table-cell>
          <table:table-cell office:value-type="percentage" office:value="0.0504" calcext:value-type="percentage">
            <text:p>5.04%</text:p>
          </table:table-cell>
          <table:table-cell office:value-type="float" office:value="2152.88" calcext:value-type="float">
            <text:p>2,152.88</text:p>
          </table:table-cell>
          <table:table-cell office:value-type="float" office:value="2135.87" calcext:value-type="float">
            <text:p>2,135.87</text:p>
          </table:table-cell>
          <table:table-cell office:value-type="float" office:value="2135.09" calcext:value-type="float">
            <text:p>2,135.0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8/2017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2155.54" calcext:value-type="float">
            <text:p>2,155.54</text:p>
          </table:table-cell>
          <table:table-cell office:value-type="float" office:value="2138.52" calcext:value-type="float">
            <text:p>2,138.52</text:p>
          </table:table-cell>
          <table:table-cell office:value-type="float" office:value="2137.83" calcext:value-type="float">
            <text:p>2,137.8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8/2017</text:p>
          </table:table-cell>
          <table:table-cell office:value-type="percentage" office:value="0.0487" calcext:value-type="percentage">
            <text:p>4.87%</text:p>
          </table:table-cell>
          <table:table-cell office:value-type="percentage" office:value="0.0499" calcext:value-type="percentage">
            <text:p>4.99%</text:p>
          </table:table-cell>
          <table:table-cell office:value-type="float" office:value="2161.05" calcext:value-type="float">
            <text:p>2,161.05</text:p>
          </table:table-cell>
          <table:table-cell office:value-type="float" office:value="2143.98" calcext:value-type="float">
            <text:p>2,143.98</text:p>
          </table:table-cell>
          <table:table-cell office:value-type="float" office:value="2142.76" calcext:value-type="float">
            <text:p>2,142.7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8/2017</text:p>
          </table:table-cell>
          <table:table-cell office:value-type="percentage" office:value="0.0486" calcext:value-type="percentage">
            <text:p>4.86%</text:p>
          </table:table-cell>
          <table:table-cell office:value-type="percentage" office:value="0.0498" calcext:value-type="percentage">
            <text:p>4.98%</text:p>
          </table:table-cell>
          <table:table-cell office:value-type="float" office:value="2163.15" calcext:value-type="float">
            <text:p>2,163.15</text:p>
          </table:table-cell>
          <table:table-cell office:value-type="float" office:value="2146.08" calcext:value-type="float">
            <text:p>2,146.08</text:p>
          </table:table-cell>
          <table:table-cell office:value-type="float" office:value="2145.4" calcext:value-type="float">
            <text:p>2,145.4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8/2017</text:p>
          </table:table-cell>
          <table:table-cell office:value-type="percentage" office:value="0.0487" calcext:value-type="percentage">
            <text:p>4.87%</text:p>
          </table:table-cell>
          <table:table-cell office:value-type="percentage" office:value="0.0499" calcext:value-type="percentage">
            <text:p>4.99%</text:p>
          </table:table-cell>
          <table:table-cell office:value-type="float" office:value="2162.4" calcext:value-type="float">
            <text:p>2,162.40</text:p>
          </table:table-cell>
          <table:table-cell office:value-type="float" office:value="2145.35" calcext:value-type="float">
            <text:p>2,145.35</text:p>
          </table:table-cell>
          <table:table-cell office:value-type="float" office:value="2144.67" calcext:value-type="float">
            <text:p>2,144.6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8/2017</text:p>
          </table:table-cell>
          <table:table-cell office:value-type="percentage" office:value="0.0484" calcext:value-type="percentage">
            <text:p>4.84%</text:p>
          </table:table-cell>
          <table:table-cell office:value-type="percentage" office:value="0.0496" calcext:value-type="percentage">
            <text:p>4.96%</text:p>
          </table:table-cell>
          <table:table-cell office:value-type="float" office:value="2167.37" calcext:value-type="float">
            <text:p>2,167.37</text:p>
          </table:table-cell>
          <table:table-cell office:value-type="float" office:value="2150.28" calcext:value-type="float">
            <text:p>2,150.28</text:p>
          </table:table-cell>
          <table:table-cell office:value-type="float" office:value="2149.6" calcext:value-type="float">
            <text:p>2,149.6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1/08/2017</text:p>
          </table:table-cell>
          <table:table-cell office:value-type="percentage" office:value="0.0485" calcext:value-type="percentage">
            <text:p>4.85%</text:p>
          </table:table-cell>
          <table:table-cell office:value-type="percentage" office:value="0.0497" calcext:value-type="percentage">
            <text:p>4.97%</text:p>
          </table:table-cell>
          <table:table-cell office:value-type="float" office:value="2166.62" calcext:value-type="float">
            <text:p>2,166.62</text:p>
          </table:table-cell>
          <table:table-cell office:value-type="float" office:value="2149.55" calcext:value-type="float">
            <text:p>2,149.55</text:p>
          </table:table-cell>
          <table:table-cell office:value-type="float" office:value="2148.86" calcext:value-type="float">
            <text:p>2,148.8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09/2017</text:p>
          </table:table-cell>
          <table:table-cell office:value-type="percentage" office:value="0.0474" calcext:value-type="percentage">
            <text:p>4.74%</text:p>
          </table:table-cell>
          <table:table-cell office:value-type="percentage" office:value="0.0486" calcext:value-type="percentage">
            <text:p>4.86%</text:p>
          </table:table-cell>
          <table:table-cell office:value-type="float" office:value="2183.63" calcext:value-type="float">
            <text:p>2,183.63</text:p>
          </table:table-cell>
          <table:table-cell office:value-type="float" office:value="2166.42" calcext:value-type="float">
            <text:p>2,166.42</text:p>
          </table:table-cell>
          <table:table-cell office:value-type="float" office:value="2165.19" calcext:value-type="float">
            <text:p>2,165.1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9/2017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.0492" calcext:value-type="percentage">
            <text:p>4.92%</text:p>
          </table:table-cell>
          <table:table-cell office:value-type="float" office:value="2175.68" calcext:value-type="float">
            <text:p>2,175.68</text:p>
          </table:table-cell>
          <table:table-cell office:value-type="float" office:value="2158.55" calcext:value-type="float">
            <text:p>2,158.55</text:p>
          </table:table-cell>
          <table:table-cell office:value-type="float" office:value="2157.87" calcext:value-type="float">
            <text:p>2,157.8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9/2017</text:p>
          </table:table-cell>
          <table:table-cell office:value-type="percentage" office:value="0.0472" calcext:value-type="percentage">
            <text:p>4.72%</text:p>
          </table:table-cell>
          <table:table-cell office:value-type="percentage" office:value="0.0484" calcext:value-type="percentage">
            <text:p>4.84%</text:p>
          </table:table-cell>
          <table:table-cell office:value-type="float" office:value="2187.87" calcext:value-type="float">
            <text:p>2,187.87</text:p>
          </table:table-cell>
          <table:table-cell office:value-type="float" office:value="2170.63" calcext:value-type="float">
            <text:p>2,170.63</text:p>
          </table:table-cell>
          <table:table-cell office:value-type="float" office:value="2169.95" calcext:value-type="float">
            <text:p>2,169.9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9/2017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0482" calcext:value-type="percentage">
            <text:p>4.82%</text:p>
          </table:table-cell>
          <table:table-cell office:value-type="float" office:value="2188.32" calcext:value-type="float">
            <text:p>2,188.32</text:p>
          </table:table-cell>
          <table:table-cell office:value-type="float" office:value="2171.09" calcext:value-type="float">
            <text:p>2,171.09</text:p>
          </table:table-cell>
          <table:table-cell office:value-type="float" office:value="2170.42" calcext:value-type="float">
            <text:p>2,170.4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9/2017</text:p>
          </table:table-cell>
          <table:table-cell office:value-type="percentage" office:value="0.0464" calcext:value-type="percentage">
            <text:p>4.64%</text:p>
          </table:table-cell>
          <table:table-cell office:value-type="percentage" office:value="0.0476" calcext:value-type="percentage">
            <text:p>4.76%</text:p>
          </table:table-cell>
          <table:table-cell office:value-type="float" office:value="2197.79" calcext:value-type="float">
            <text:p>2,197.79</text:p>
          </table:table-cell>
          <table:table-cell office:value-type="float" office:value="2180.49" calcext:value-type="float">
            <text:p>2,180.49</text:p>
          </table:table-cell>
          <table:table-cell office:value-type="float" office:value="2179.69" calcext:value-type="float">
            <text:p>2,179.6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9/2017</text:p>
          </table:table-cell>
          <table:table-cell office:value-type="percentage" office:value="0.0463" calcext:value-type="percentage">
            <text:p>4.63%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2199.77" calcext:value-type="float">
            <text:p>2,199.77</text:p>
          </table:table-cell>
          <table:table-cell office:value-type="float" office:value="2182.46" calcext:value-type="float">
            <text:p>2,182.46</text:p>
          </table:table-cell>
          <table:table-cell office:value-type="float" office:value="2181.92" calcext:value-type="float">
            <text:p>2,181.9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9/2017</text:p>
          </table:table-cell>
          <table:table-cell office:value-type="percentage" office:value="0.0469" calcext:value-type="percentage">
            <text:p>4.69%</text:p>
          </table:table-cell>
          <table:table-cell office:value-type="percentage" office:value="0.0481" calcext:value-type="percentage">
            <text:p>4.81%</text:p>
          </table:table-cell>
          <table:table-cell office:value-type="float" office:value="2191.63" calcext:value-type="float">
            <text:p>2,191.63</text:p>
          </table:table-cell>
          <table:table-cell office:value-type="float" office:value="2174.4" calcext:value-type="float">
            <text:p>2,174.40</text:p>
          </table:table-cell>
          <table:table-cell office:value-type="float" office:value="2173.86" calcext:value-type="float">
            <text:p>2,173.8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9/2017</text:p>
          </table:table-cell>
          <table:table-cell office:value-type="percentage" office:value="0.0472" calcext:value-type="percentage">
            <text:p>4.72%</text:p>
          </table:table-cell>
          <table:table-cell office:value-type="percentage" office:value="0.0484" calcext:value-type="percentage">
            <text:p>4.84%</text:p>
          </table:table-cell>
          <table:table-cell office:value-type="float" office:value="2187.84" calcext:value-type="float">
            <text:p>2,187.84</text:p>
          </table:table-cell>
          <table:table-cell office:value-type="float" office:value="2170.66" calcext:value-type="float">
            <text:p>2,170.66</text:p>
          </table:table-cell>
          <table:table-cell office:value-type="float" office:value="2170.12" calcext:value-type="float">
            <text:p>2,170.1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9/2017</text:p>
          </table:table-cell>
          <table:table-cell office:value-type="percentage" office:value="0.0473" calcext:value-type="percentage">
            <text:p>4.73%</text:p>
          </table:table-cell>
          <table:table-cell office:value-type="percentage" office:value="0.0485" calcext:value-type="percentage">
            <text:p>4.85%</text:p>
          </table:table-cell>
          <table:table-cell office:value-type="float" office:value="2186.94" calcext:value-type="float">
            <text:p>2,186.94</text:p>
          </table:table-cell>
          <table:table-cell office:value-type="float" office:value="2169.77" calcext:value-type="float">
            <text:p>2,169.77</text:p>
          </table:table-cell>
          <table:table-cell office:value-type="float" office:value="2169.23" calcext:value-type="float">
            <text:p>2,169.2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9/2017</text:p>
          </table:table-cell>
          <table:table-cell office:value-type="percentage" office:value="0.0474" calcext:value-type="percentage">
            <text:p>4.74%</text:p>
          </table:table-cell>
          <table:table-cell office:value-type="percentage" office:value="0.0486" calcext:value-type="percentage">
            <text:p>4.86%</text:p>
          </table:table-cell>
          <table:table-cell office:value-type="float" office:value="2186.43" calcext:value-type="float">
            <text:p>2,186.43</text:p>
          </table:table-cell>
          <table:table-cell office:value-type="float" office:value="2169.28" calcext:value-type="float">
            <text:p>2,169.28</text:p>
          </table:table-cell>
          <table:table-cell office:value-type="float" office:value="2168.35" calcext:value-type="float">
            <text:p>2,168.3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9/2017</text:p>
          </table:table-cell>
          <table:table-cell office:value-type="percentage" office:value="0.0474" calcext:value-type="percentage">
            <text:p>4.74%</text:p>
          </table:table-cell>
          <table:table-cell office:value-type="percentage" office:value="0.0486" calcext:value-type="percentage">
            <text:p>4.86%</text:p>
          </table:table-cell>
          <table:table-cell office:value-type="float" office:value="2187" calcext:value-type="float">
            <text:p>2,187.00</text:p>
          </table:table-cell>
          <table:table-cell office:value-type="float" office:value="2169.86" calcext:value-type="float">
            <text:p>2,169.86</text:p>
          </table:table-cell>
          <table:table-cell office:value-type="float" office:value="2169.28" calcext:value-type="float">
            <text:p>2,169.2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9/2017</text:p>
          </table:table-cell>
          <table:table-cell office:value-type="percentage" office:value="0.0473" calcext:value-type="percentage">
            <text:p>4.73%</text:p>
          </table:table-cell>
          <table:table-cell office:value-type="percentage" office:value="0.0485" calcext:value-type="percentage">
            <text:p>4.85%</text:p>
          </table:table-cell>
          <table:table-cell office:value-type="float" office:value="2189.02" calcext:value-type="float">
            <text:p>2,189.02</text:p>
          </table:table-cell>
          <table:table-cell office:value-type="float" office:value="2171.86" calcext:value-type="float">
            <text:p>2,171.86</text:p>
          </table:table-cell>
          <table:table-cell office:value-type="float" office:value="2171.28" calcext:value-type="float">
            <text:p>2,171.2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9/2017</text:p>
          </table:table-cell>
          <table:table-cell office:value-type="percentage" office:value="0.0474" calcext:value-type="percentage">
            <text:p>4.74%</text:p>
          </table:table-cell>
          <table:table-cell office:value-type="percentage" office:value="0.0486" calcext:value-type="percentage">
            <text:p>4.86%</text:p>
          </table:table-cell>
          <table:table-cell office:value-type="float" office:value="2188.16" calcext:value-type="float">
            <text:p>2,188.16</text:p>
          </table:table-cell>
          <table:table-cell office:value-type="float" office:value="2171.02" calcext:value-type="float">
            <text:p>2,171.02</text:p>
          </table:table-cell>
          <table:table-cell office:value-type="float" office:value="2170.44" calcext:value-type="float">
            <text:p>2,170.4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9/2017</text:p>
          </table:table-cell>
          <table:table-cell office:value-type="percentage" office:value="0.0466" calcext:value-type="percentage">
            <text:p>4.66%</text:p>
          </table:table-cell>
          <table:table-cell office:value-type="percentage" office:value="0.0478" calcext:value-type="percentage">
            <text:p>4.78%</text:p>
          </table:table-cell>
          <table:table-cell office:value-type="float" office:value="2200.24" calcext:value-type="float">
            <text:p>2,200.24</text:p>
          </table:table-cell>
          <table:table-cell office:value-type="float" office:value="2183.01" calcext:value-type="float">
            <text:p>2,183.01</text:p>
          </table:table-cell>
          <table:table-cell office:value-type="float" office:value="2182.43" calcext:value-type="float">
            <text:p>2,182.4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9/2017</text:p>
          </table:table-cell>
          <table:table-cell office:value-type="percentage" office:value="0.0465" calcext:value-type="percentage">
            <text:p>4.65%</text:p>
          </table:table-cell>
          <table:table-cell office:value-type="percentage" office:value="0.0477" calcext:value-type="percentage">
            <text:p>4.77%</text:p>
          </table:table-cell>
          <table:table-cell office:value-type="float" office:value="2201.51" calcext:value-type="float">
            <text:p>2,201.51</text:p>
          </table:table-cell>
          <table:table-cell office:value-type="float" office:value="2184.28" calcext:value-type="float">
            <text:p>2,184.28</text:p>
          </table:table-cell>
          <table:table-cell office:value-type="float" office:value="2183.68" calcext:value-type="float">
            <text:p>2,183.6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9/2017</text:p>
          </table:table-cell>
          <table:table-cell office:value-type="percentage" office:value="0.0465" calcext:value-type="percentage">
            <text:p>4.65%</text:p>
          </table:table-cell>
          <table:table-cell office:value-type="percentage" office:value="0.0477" calcext:value-type="percentage">
            <text:p>4.77%</text:p>
          </table:table-cell>
          <table:table-cell office:value-type="float" office:value="2201.97" calcext:value-type="float">
            <text:p>2,201.97</text:p>
          </table:table-cell>
          <table:table-cell office:value-type="float" office:value="2184.74" calcext:value-type="float">
            <text:p>2,184.74</text:p>
          </table:table-cell>
          <table:table-cell office:value-type="float" office:value="2184.28" calcext:value-type="float">
            <text:p>2,184.2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9/2017</text:p>
          </table:table-cell>
          <table:table-cell office:value-type="percentage" office:value="0.0466" calcext:value-type="percentage">
            <text:p>4.66%</text:p>
          </table:table-cell>
          <table:table-cell office:value-type="percentage" office:value="0.0478" calcext:value-type="percentage">
            <text:p>4.78%</text:p>
          </table:table-cell>
          <table:table-cell office:value-type="float" office:value="2201" calcext:value-type="float">
            <text:p>2,201.00</text:p>
          </table:table-cell>
          <table:table-cell office:value-type="float" office:value="2183.79" calcext:value-type="float">
            <text:p>2,183.79</text:p>
          </table:table-cell>
          <table:table-cell office:value-type="float" office:value="2183.32" calcext:value-type="float">
            <text:p>2,183.3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9/2017</text:p>
          </table:table-cell>
          <table:table-cell office:value-type="percentage" office:value="0.0463" calcext:value-type="percentage">
            <text:p>4.63%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2205.78" calcext:value-type="float">
            <text:p>2,205.78</text:p>
          </table:table-cell>
          <table:table-cell office:value-type="float" office:value="2188.54" calcext:value-type="float">
            <text:p>2,188.54</text:p>
          </table:table-cell>
          <table:table-cell office:value-type="float" office:value="2188.08" calcext:value-type="float">
            <text:p>2,188.0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9/2017</text:p>
          </table:table-cell>
          <table:table-cell office:value-type="percentage" office:value="0.046" calcext:value-type="percentage">
            <text:p>4.60%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2210.58" calcext:value-type="float">
            <text:p>2,210.58</text:p>
          </table:table-cell>
          <table:table-cell office:value-type="float" office:value="2193.31" calcext:value-type="float">
            <text:p>2,193.31</text:p>
          </table:table-cell>
          <table:table-cell office:value-type="float" office:value="2192.84" calcext:value-type="float">
            <text:p>2,192.8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9/2017</text:p>
          </table:table-cell>
          <table:table-cell office:value-type="percentage" office:value="0.0463" calcext:value-type="percentage">
            <text:p>4.63%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2206.84" calcext:value-type="float">
            <text:p>2,206.84</text:p>
          </table:table-cell>
          <table:table-cell office:value-type="float" office:value="2189.61" calcext:value-type="float">
            <text:p>2,189.61</text:p>
          </table:table-cell>
          <table:table-cell office:value-type="float" office:value="2189.01" calcext:value-type="float">
            <text:p>2,189.0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10/2017</text:p>
          </table:table-cell>
          <table:table-cell office:value-type="percentage" office:value="0.0461" calcext:value-type="percentage">
            <text:p>4.61%</text:p>
          </table:table-cell>
          <table:table-cell office:value-type="percentage" office:value="0.0473" calcext:value-type="percentage">
            <text:p>4.73%</text:p>
          </table:table-cell>
          <table:table-cell office:value-type="float" office:value="2210.19" calcext:value-type="float">
            <text:p>2,210.19</text:p>
          </table:table-cell>
          <table:table-cell office:value-type="float" office:value="2192.94" calcext:value-type="float">
            <text:p>2,192.94</text:p>
          </table:table-cell>
          <table:table-cell office:value-type="float" office:value="2192.47" calcext:value-type="float">
            <text:p>2,192.4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10/2017</text:p>
          </table:table-cell>
          <table:table-cell office:value-type="percentage" office:value="0.0458" calcext:value-type="percentage">
            <text:p>4.58%</text:p>
          </table:table-cell>
          <table:table-cell office:value-type="percentage" office:value="0.047" calcext:value-type="percentage">
            <text:p>4.70%</text:p>
          </table:table-cell>
          <table:table-cell office:value-type="float" office:value="2214.98" calcext:value-type="float">
            <text:p>2,214.98</text:p>
          </table:table-cell>
          <table:table-cell office:value-type="float" office:value="2197.7" calcext:value-type="float">
            <text:p>2,197.70</text:p>
          </table:table-cell>
          <table:table-cell office:value-type="float" office:value="2197.24" calcext:value-type="float">
            <text:p>2,197.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10/2017</text:p>
          </table:table-cell>
          <table:table-cell office:value-type="percentage" office:value="0.0459" calcext:value-type="percentage">
            <text:p>4.59%</text:p>
          </table:table-cell>
          <table:table-cell office:value-type="percentage" office:value="0.0471" calcext:value-type="percentage">
            <text:p>4.71%</text:p>
          </table:table-cell>
          <table:table-cell office:value-type="float" office:value="2214" calcext:value-type="float">
            <text:p>2,214.00</text:p>
          </table:table-cell>
          <table:table-cell office:value-type="float" office:value="2196.74" calcext:value-type="float">
            <text:p>2,196.74</text:p>
          </table:table-cell>
          <table:table-cell office:value-type="float" office:value="2196.27" calcext:value-type="float">
            <text:p>2,196.2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10/2017</text:p>
          </table:table-cell>
          <table:table-cell office:value-type="percentage" office:value="0.0461" calcext:value-type="percentage">
            <text:p>4.61%</text:p>
          </table:table-cell>
          <table:table-cell office:value-type="percentage" office:value="0.0473" calcext:value-type="percentage">
            <text:p>4.73%</text:p>
          </table:table-cell>
          <table:table-cell office:value-type="float" office:value="2211.57" calcext:value-type="float">
            <text:p>2,211.57</text:p>
          </table:table-cell>
          <table:table-cell office:value-type="float" office:value="2194.34" calcext:value-type="float">
            <text:p>2,194.34</text:p>
          </table:table-cell>
          <table:table-cell office:value-type="float" office:value="2193.88" calcext:value-type="float">
            <text:p>2,193.8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10/2017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0482" calcext:value-type="percentage">
            <text:p>4.82%</text:p>
          </table:table-cell>
          <table:table-cell office:value-type="float" office:value="2200.47" calcext:value-type="float">
            <text:p>2,200.47</text:p>
          </table:table-cell>
          <table:table-cell office:value-type="float" office:value="2183.35" calcext:value-type="float">
            <text:p>2,183.35</text:p>
          </table:table-cell>
          <table:table-cell office:value-type="float" office:value="2182.59" calcext:value-type="float">
            <text:p>2,182.5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10/2017</text:p>
          </table:table-cell>
          <table:table-cell office:value-type="percentage" office:value="0.0462" calcext:value-type="percentage">
            <text:p>4.62%</text:p>
          </table:table-cell>
          <table:table-cell office:value-type="percentage" office:value="0.0474" calcext:value-type="percentage">
            <text:p>4.74%</text:p>
          </table:table-cell>
          <table:table-cell office:value-type="float" office:value="2212.48" calcext:value-type="float">
            <text:p>2,212.48</text:p>
          </table:table-cell>
          <table:table-cell office:value-type="float" office:value="2195.26" calcext:value-type="float">
            <text:p>2,195.26</text:p>
          </table:table-cell>
          <table:table-cell office:value-type="float" office:value="2194.74" calcext:value-type="float">
            <text:p>2,194.7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10/2017</text:p>
          </table:table-cell>
          <table:table-cell office:value-type="percentage" office:value="0.0458" calcext:value-type="percentage">
            <text:p>4.58%</text:p>
          </table:table-cell>
          <table:table-cell office:value-type="percentage" office:value="0.047" calcext:value-type="percentage">
            <text:p>4.70%</text:p>
          </table:table-cell>
          <table:table-cell office:value-type="float" office:value="2218.76" calcext:value-type="float">
            <text:p>2,218.76</text:p>
          </table:table-cell>
          <table:table-cell office:value-type="float" office:value="2201.5" calcext:value-type="float">
            <text:p>2,201.50</text:p>
          </table:table-cell>
          <table:table-cell office:value-type="float" office:value="2200.98" calcext:value-type="float">
            <text:p>2,200.9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10/2017</text:p>
          </table:table-cell>
          <table:table-cell office:value-type="percentage" office:value="0.0454" calcext:value-type="percentage">
            <text:p>4.54%</text:p>
          </table:table-cell>
          <table:table-cell office:value-type="percentage" office:value="0.0466" calcext:value-type="percentage">
            <text:p>4.66%</text:p>
          </table:table-cell>
          <table:table-cell office:value-type="float" office:value="2225.18" calcext:value-type="float">
            <text:p>2,225.18</text:p>
          </table:table-cell>
          <table:table-cell office:value-type="float" office:value="2207.87" calcext:value-type="float">
            <text:p>2,207.87</text:p>
          </table:table-cell>
          <table:table-cell office:value-type="float" office:value="2207.24" calcext:value-type="float">
            <text:p>2,207.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10/2017</text:p>
          </table:table-cell>
          <table:table-cell office:value-type="percentage" office:value="0.0457" calcext:value-type="percentage">
            <text:p>4.57%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221.79" calcext:value-type="float">
            <text:p>2,221.79</text:p>
          </table:table-cell>
          <table:table-cell office:value-type="float" office:value="2204.52" calcext:value-type="float">
            <text:p>2,204.52</text:p>
          </table:table-cell>
          <table:table-cell office:value-type="float" office:value="2203.57" calcext:value-type="float">
            <text:p>2,203.5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10/2017</text:p>
          </table:table-cell>
          <table:table-cell office:value-type="percentage" office:value="0.0458" calcext:value-type="percentage">
            <text:p>4.58%</text:p>
          </table:table-cell>
          <table:table-cell office:value-type="percentage" office:value="0.047" calcext:value-type="percentage">
            <text:p>4.70%</text:p>
          </table:table-cell>
          <table:table-cell office:value-type="float" office:value="2221.06" calcext:value-type="float">
            <text:p>2,221.06</text:p>
          </table:table-cell>
          <table:table-cell office:value-type="float" office:value="2203.81" calcext:value-type="float">
            <text:p>2,203.81</text:p>
          </table:table-cell>
          <table:table-cell office:value-type="float" office:value="2203.09" calcext:value-type="float">
            <text:p>2,203.0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10/2017</text:p>
          </table:table-cell>
          <table:table-cell office:value-type="percentage" office:value="0.0456" calcext:value-type="percentage">
            <text:p>4.56%</text:p>
          </table:table-cell>
          <table:table-cell office:value-type="percentage" office:value="0.0468" calcext:value-type="percentage">
            <text:p>4.68%</text:p>
          </table:table-cell>
          <table:table-cell office:value-type="float" office:value="2224.67" calcext:value-type="float">
            <text:p>2,224.67</text:p>
          </table:table-cell>
          <table:table-cell office:value-type="float" office:value="2207.4" calcext:value-type="float">
            <text:p>2,207.40</text:p>
          </table:table-cell>
          <table:table-cell office:value-type="float" office:value="2206.68" calcext:value-type="float">
            <text:p>2,206.6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10/2017</text:p>
          </table:table-cell>
          <table:table-cell office:value-type="percentage" office:value="0.0454" calcext:value-type="percentage">
            <text:p>4.54%</text:p>
          </table:table-cell>
          <table:table-cell office:value-type="percentage" office:value="0.0466" calcext:value-type="percentage">
            <text:p>4.66%</text:p>
          </table:table-cell>
          <table:table-cell office:value-type="float" office:value="2228.27" calcext:value-type="float">
            <text:p>2,228.27</text:p>
          </table:table-cell>
          <table:table-cell office:value-type="float" office:value="2210.98" calcext:value-type="float">
            <text:p>2,210.98</text:p>
          </table:table-cell>
          <table:table-cell office:value-type="float" office:value="2210.26" calcext:value-type="float">
            <text:p>2,210.2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10/2017</text:p>
          </table:table-cell>
          <table:table-cell office:value-type="percentage" office:value="0.0451" calcext:value-type="percentage">
            <text:p>4.51%</text:p>
          </table:table-cell>
          <table:table-cell office:value-type="percentage" office:value="0.0463" calcext:value-type="percentage">
            <text:p>4.63%</text:p>
          </table:table-cell>
          <table:table-cell office:value-type="float" office:value="2233.33" calcext:value-type="float">
            <text:p>2,233.33</text:p>
          </table:table-cell>
          <table:table-cell office:value-type="float" office:value="2216.01" calcext:value-type="float">
            <text:p>2,216.01</text:p>
          </table:table-cell>
          <table:table-cell office:value-type="float" office:value="2215.29" calcext:value-type="float">
            <text:p>2,215.2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10/2017</text:p>
          </table:table-cell>
          <table:table-cell office:value-type="percentage" office:value="0.0447" calcext:value-type="percentage">
            <text:p>4.47%</text:p>
          </table:table-cell>
          <table:table-cell office:value-type="percentage" office:value="0.0459" calcext:value-type="percentage">
            <text:p>4.59%</text:p>
          </table:table-cell>
          <table:table-cell office:value-type="float" office:value="2240.5" calcext:value-type="float">
            <text:p>2,240.50</text:p>
          </table:table-cell>
          <table:table-cell office:value-type="float" office:value="2223.13" calcext:value-type="float">
            <text:p>2,223.13</text:p>
          </table:table-cell>
          <table:table-cell office:value-type="float" office:value="2221.77" calcext:value-type="float">
            <text:p>2,221.7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10/2017</text:p>
          </table:table-cell>
          <table:table-cell office:value-type="percentage" office:value="0.0447" calcext:value-type="percentage">
            <text:p>4.47%</text:p>
          </table:table-cell>
          <table:table-cell office:value-type="percentage" office:value="0.0459" calcext:value-type="percentage">
            <text:p>4.59%</text:p>
          </table:table-cell>
          <table:table-cell office:value-type="float" office:value="2241.41" calcext:value-type="float">
            <text:p>2,241.41</text:p>
          </table:table-cell>
          <table:table-cell office:value-type="float" office:value="2224.04" calcext:value-type="float">
            <text:p>2,224.04</text:p>
          </table:table-cell>
          <table:table-cell office:value-type="float" office:value="2223.3" calcext:value-type="float">
            <text:p>2,223.3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10/2017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0462" calcext:value-type="percentage">
            <text:p>4.62%</text:p>
          </table:table-cell>
          <table:table-cell office:value-type="float" office:value="2237.79" calcext:value-type="float">
            <text:p>2,237.79</text:p>
          </table:table-cell>
          <table:table-cell office:value-type="float" office:value="2220.46" calcext:value-type="float">
            <text:p>2,220.46</text:p>
          </table:table-cell>
          <table:table-cell office:value-type="float" office:value="2219.72" calcext:value-type="float">
            <text:p>2,219.7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10/2017</text:p>
          </table:table-cell>
          <table:table-cell office:value-type="percentage" office:value="0.0454" calcext:value-type="percentage">
            <text:p>4.54%</text:p>
          </table:table-cell>
          <table:table-cell office:value-type="percentage" office:value="0.0466" calcext:value-type="percentage">
            <text:p>4.66%</text:p>
          </table:table-cell>
          <table:table-cell office:value-type="float" office:value="2232.74" calcext:value-type="float">
            <text:p>2,232.74</text:p>
          </table:table-cell>
          <table:table-cell office:value-type="float" office:value="2215.46" calcext:value-type="float">
            <text:p>2,215.46</text:p>
          </table:table-cell>
          <table:table-cell office:value-type="float" office:value="2214.72" calcext:value-type="float">
            <text:p>2,214.7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10/2017</text:p>
          </table:table-cell>
          <table:table-cell office:value-type="percentage" office:value="0.046" calcext:value-type="percentage">
            <text:p>4.60%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2224.82" calcext:value-type="float">
            <text:p>2,224.82</text:p>
          </table:table-cell>
          <table:table-cell office:value-type="float" office:value="2207.63" calcext:value-type="float">
            <text:p>2,207.63</text:p>
          </table:table-cell>
          <table:table-cell office:value-type="float" office:value="2206.88" calcext:value-type="float">
            <text:p>2,206.8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10/2017</text:p>
          </table:table-cell>
          <table:table-cell office:value-type="percentage" office:value="0.0478" calcext:value-type="percentage">
            <text:p>4.78%</text:p>
          </table:table-cell>
          <table:table-cell office:value-type="percentage" office:value="0.049" calcext:value-type="percentage">
            <text:p>4.90%</text:p>
          </table:table-cell>
          <table:table-cell office:value-type="float" office:value="2200.52" calcext:value-type="float">
            <text:p>2,200.52</text:p>
          </table:table-cell>
          <table:table-cell office:value-type="float" office:value="2183.55" calcext:value-type="float">
            <text:p>2,183.55</text:p>
          </table:table-cell>
          <table:table-cell office:value-type="float" office:value="2182.13" calcext:value-type="float">
            <text:p>2,182.1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10/2017</text:p>
          </table:table-cell>
          <table:table-cell office:value-type="percentage" office:value="0.0468" calcext:value-type="percentage">
            <text:p>4.68%</text:p>
          </table:table-cell>
          <table:table-cell office:value-type="percentage" office:value="0.048" calcext:value-type="percentage">
            <text:p>4.80%</text:p>
          </table:table-cell>
          <table:table-cell office:value-type="float" office:value="2215.51" calcext:value-type="float">
            <text:p>2,215.51</text:p>
          </table:table-cell>
          <table:table-cell office:value-type="float" office:value="2198.42" calcext:value-type="float">
            <text:p>2,198.42</text:p>
          </table:table-cell>
          <table:table-cell office:value-type="float" office:value="2197.68" calcext:value-type="float">
            <text:p>2,197.6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1/10/2017</text:p>
          </table:table-cell>
          <table:table-cell office:value-type="percentage" office:value="0.0478" calcext:value-type="percentage">
            <text:p>4.78%</text:p>
          </table:table-cell>
          <table:table-cell office:value-type="percentage" office:value="0.049" calcext:value-type="percentage">
            <text:p>4.90%</text:p>
          </table:table-cell>
          <table:table-cell office:value-type="float" office:value="2202.01" calcext:value-type="float">
            <text:p>2,202.01</text:p>
          </table:table-cell>
          <table:table-cell office:value-type="float" office:value="2185.05" calcext:value-type="float">
            <text:p>2,185.05</text:p>
          </table:table-cell>
          <table:table-cell office:value-type="float" office:value="2184.3" calcext:value-type="float">
            <text:p>2,184.3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11/2017</text:p>
          </table:table-cell>
          <table:table-cell office:value-type="percentage" office:value="0.0476" calcext:value-type="percentage">
            <text:p>4.76%</text:p>
          </table:table-cell>
          <table:table-cell office:value-type="percentage" office:value="0.0488" calcext:value-type="percentage">
            <text:p>4.88%</text:p>
          </table:table-cell>
          <table:table-cell office:value-type="float" office:value="2205.94" calcext:value-type="float">
            <text:p>2,205.94</text:p>
          </table:table-cell>
          <table:table-cell office:value-type="float" office:value="2188.96" calcext:value-type="float">
            <text:p>2,188.96</text:p>
          </table:table-cell>
          <table:table-cell office:value-type="float" office:value="2187.87" calcext:value-type="float">
            <text:p>2,187.8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11/2017</text:p>
          </table:table-cell>
          <table:table-cell office:value-type="percentage" office:value="0.0488" calcext:value-type="percentage">
            <text:p>4.88%</text:p>
          </table:table-cell>
          <table:table-cell office:value-type="percentage" office:value="0.05" calcext:value-type="percentage">
            <text:p>5.00%</text:p>
          </table:table-cell>
          <table:table-cell office:value-type="float" office:value="2190.39" calcext:value-type="float">
            <text:p>2,190.39</text:p>
          </table:table-cell>
          <table:table-cell office:value-type="float" office:value="2173.56" calcext:value-type="float">
            <text:p>2,173.56</text:p>
          </table:table-cell>
          <table:table-cell office:value-type="float" office:value="2172.13" calcext:value-type="float">
            <text:p>2,172.1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11/2017</text:p>
          </table:table-cell>
          <table:table-cell office:value-type="percentage" office:value="0.0492" calcext:value-type="percentage">
            <text:p>4.92%</text:p>
          </table:table-cell>
          <table:table-cell office:value-type="percentage" office:value="0.0504" calcext:value-type="percentage">
            <text:p>5.04%</text:p>
          </table:table-cell>
          <table:table-cell office:value-type="float" office:value="2185.52" calcext:value-type="float">
            <text:p>2,185.52</text:p>
          </table:table-cell>
          <table:table-cell office:value-type="float" office:value="2168.74" calcext:value-type="float">
            <text:p>2,168.74</text:p>
          </table:table-cell>
          <table:table-cell office:value-type="float" office:value="2167.98" calcext:value-type="float">
            <text:p>2,167.9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11/2017</text:p>
          </table:table-cell>
          <table:table-cell office:value-type="percentage" office:value="0.0498" calcext:value-type="percentage">
            <text:p>4.98%</text:p>
          </table:table-cell>
          <table:table-cell office:value-type="percentage" office:value="0.051" calcext:value-type="percentage">
            <text:p>5.10%</text:p>
          </table:table-cell>
          <table:table-cell office:value-type="float" office:value="2177.86" calcext:value-type="float">
            <text:p>2,177.86</text:p>
          </table:table-cell>
          <table:table-cell office:value-type="float" office:value="2161.16" calcext:value-type="float">
            <text:p>2,161.16</text:p>
          </table:table-cell>
          <table:table-cell office:value-type="float" office:value="2160.4" calcext:value-type="float">
            <text:p>2,160.4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11/2017</text:p>
          </table:table-cell>
          <table:table-cell office:value-type="percentage" office:value="0.0494" calcext:value-type="percentage">
            <text:p>4.94%</text:p>
          </table:table-cell>
          <table:table-cell office:value-type="percentage" office:value="0.0506" calcext:value-type="percentage">
            <text:p>5.06%</text:p>
          </table:table-cell>
          <table:table-cell office:value-type="float" office:value="2184.22" calcext:value-type="float">
            <text:p>2,184.22</text:p>
          </table:table-cell>
          <table:table-cell office:value-type="float" office:value="2167.47" calcext:value-type="float">
            <text:p>2,167.47</text:p>
          </table:table-cell>
          <table:table-cell office:value-type="float" office:value="2166.71" calcext:value-type="float">
            <text:p>2,166.7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11/2017</text:p>
          </table:table-cell>
          <table:table-cell office:value-type="percentage" office:value="0.0491" calcext:value-type="percentage">
            <text:p>4.91%</text:p>
          </table:table-cell>
          <table:table-cell office:value-type="percentage" office:value="0.0503" calcext:value-type="percentage">
            <text:p>5.03%</text:p>
          </table:table-cell>
          <table:table-cell office:value-type="float" office:value="2189.18" calcext:value-type="float">
            <text:p>2,189.18</text:p>
          </table:table-cell>
          <table:table-cell office:value-type="float" office:value="2172.4" calcext:value-type="float">
            <text:p>2,172.40</text:p>
          </table:table-cell>
          <table:table-cell office:value-type="float" office:value="2171.65" calcext:value-type="float">
            <text:p>2,171.6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11/2017</text:p>
          </table:table-cell>
          <table:table-cell office:value-type="percentage" office:value="0.0496" calcext:value-type="percentage">
            <text:p>4.96%</text:p>
          </table:table-cell>
          <table:table-cell office:value-type="percentage" office:value="0.0508" calcext:value-type="percentage">
            <text:p>5.08%</text:p>
          </table:table-cell>
          <table:table-cell office:value-type="float" office:value="2182.39" calcext:value-type="float">
            <text:p>2,182.39</text:p>
          </table:table-cell>
          <table:table-cell office:value-type="float" office:value="2165.67" calcext:value-type="float">
            <text:p>2,165.67</text:p>
          </table:table-cell>
          <table:table-cell office:value-type="float" office:value="2164.37" calcext:value-type="float">
            <text:p>2,164.3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11/2017</text:p>
          </table:table-cell>
          <table:table-cell office:value-type="percentage" office:value="0.0501" calcext:value-type="percentage">
            <text:p>5.01%</text:p>
          </table:table-cell>
          <table:table-cell office:value-type="percentage" office:value="0.0513" calcext:value-type="percentage">
            <text:p>5.13%</text:p>
          </table:table-cell>
          <table:table-cell office:value-type="float" office:value="2176.12" calcext:value-type="float">
            <text:p>2,176.12</text:p>
          </table:table-cell>
          <table:table-cell office:value-type="float" office:value="2159.48" calcext:value-type="float">
            <text:p>2,159.48</text:p>
          </table:table-cell>
          <table:table-cell office:value-type="float" office:value="2158.76" calcext:value-type="float">
            <text:p>2,158.7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11/2017</text:p>
          </table:table-cell>
          <table:table-cell office:value-type="percentage" office:value="0.0498" calcext:value-type="percentage">
            <text:p>4.98%</text:p>
          </table:table-cell>
          <table:table-cell office:value-type="percentage" office:value="0.051" calcext:value-type="percentage">
            <text:p>5.10%</text:p>
          </table:table-cell>
          <table:table-cell office:value-type="float" office:value="2181.38" calcext:value-type="float">
            <text:p>2,181.38</text:p>
          </table:table-cell>
          <table:table-cell office:value-type="float" office:value="2164.7" calcext:value-type="float">
            <text:p>2,164.70</text:p>
          </table:table-cell>
          <table:table-cell office:value-type="float" office:value="2163.62" calcext:value-type="float">
            <text:p>2,163.6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11/2017</text:p>
          </table:table-cell>
          <table:table-cell office:value-type="percentage" office:value="0.0504" calcext:value-type="percentage">
            <text:p>5.04%</text:p>
          </table:table-cell>
          <table:table-cell office:value-type="percentage" office:value="0.0516" calcext:value-type="percentage">
            <text:p>5.16%</text:p>
          </table:table-cell>
          <table:table-cell office:value-type="float" office:value="2173.8" calcext:value-type="float">
            <text:p>2,173.80</text:p>
          </table:table-cell>
          <table:table-cell office:value-type="float" office:value="2157.2" calcext:value-type="float">
            <text:p>2,157.20</text:p>
          </table:table-cell>
          <table:table-cell office:value-type="float" office:value="2156.42" calcext:value-type="float">
            <text:p>2,156.4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11/2017</text:p>
          </table:table-cell>
          <table:table-cell office:value-type="percentage" office:value="0.0495" calcext:value-type="percentage">
            <text:p>4.95%</text:p>
          </table:table-cell>
          <table:table-cell office:value-type="percentage" office:value="0.0507" calcext:value-type="percentage">
            <text:p>5.07%</text:p>
          </table:table-cell>
          <table:table-cell office:value-type="float" office:value="2188.61" calcext:value-type="float">
            <text:p>2,188.61</text:p>
          </table:table-cell>
          <table:table-cell office:value-type="float" office:value="2171.9" calcext:value-type="float">
            <text:p>2,171.90</text:p>
          </table:table-cell>
          <table:table-cell office:value-type="float" office:value="2169.64" calcext:value-type="float">
            <text:p>2,169.6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11/2017</text:p>
          </table:table-cell>
          <table:table-cell office:value-type="percentage" office:value="0.0488" calcext:value-type="percentage">
            <text:p>4.88%</text:p>
          </table:table-cell>
          <table:table-cell office:value-type="percentage" office:value="0.05" calcext:value-type="percentage">
            <text:p>5.00%</text:p>
          </table:table-cell>
          <table:table-cell office:value-type="float" office:value="2199.2" calcext:value-type="float">
            <text:p>2,199.20</text:p>
          </table:table-cell>
          <table:table-cell office:value-type="float" office:value="2182.41" calcext:value-type="float">
            <text:p>2,182.41</text:p>
          </table:table-cell>
          <table:table-cell office:value-type="float" office:value="2181.63" calcext:value-type="float">
            <text:p>2,181.6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11/2017</text:p>
          </table:table-cell>
          <table:table-cell office:value-type="percentage" office:value="0.0489" calcext:value-type="percentage">
            <text:p>4.89%</text:p>
          </table:table-cell>
          <table:table-cell office:value-type="percentage" office:value="0.0501" calcext:value-type="percentage">
            <text:p>5.01%</text:p>
          </table:table-cell>
          <table:table-cell office:value-type="float" office:value="2198.57" calcext:value-type="float">
            <text:p>2,198.57</text:p>
          </table:table-cell>
          <table:table-cell office:value-type="float" office:value="2181.8" calcext:value-type="float">
            <text:p>2,181.80</text:p>
          </table:table-cell>
          <table:table-cell office:value-type="float" office:value="2181.02" calcext:value-type="float">
            <text:p>2,181.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11/2017</text:p>
          </table:table-cell>
          <table:table-cell office:value-type="percentage" office:value="0.0487" calcext:value-type="percentage">
            <text:p>4.87%</text:p>
          </table:table-cell>
          <table:table-cell office:value-type="percentage" office:value="0.0499" calcext:value-type="percentage">
            <text:p>4.99%</text:p>
          </table:table-cell>
          <table:table-cell office:value-type="float" office:value="2202.15" calcext:value-type="float">
            <text:p>2,202.15</text:p>
          </table:table-cell>
          <table:table-cell office:value-type="float" office:value="2185.36" calcext:value-type="float">
            <text:p>2,185.36</text:p>
          </table:table-cell>
          <table:table-cell office:value-type="float" office:value="2184.58" calcext:value-type="float">
            <text:p>2,184.5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11/2017</text:p>
          </table:table-cell>
          <table:table-cell office:value-type="percentage" office:value="0.0494" calcext:value-type="percentage">
            <text:p>4.94%</text:p>
          </table:table-cell>
          <table:table-cell office:value-type="percentage" office:value="0.0506" calcext:value-type="percentage">
            <text:p>5.06%</text:p>
          </table:table-cell>
          <table:table-cell office:value-type="float" office:value="2192.78" calcext:value-type="float">
            <text:p>2,192.78</text:p>
          </table:table-cell>
          <table:table-cell office:value-type="float" office:value="2176.08" calcext:value-type="float">
            <text:p>2,176.08</text:p>
          </table:table-cell>
          <table:table-cell office:value-type="float" office:value="2174.85" calcext:value-type="float">
            <text:p>2,174.8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11/2017</text:p>
          </table:table-cell>
          <table:table-cell office:value-type="percentage" office:value="0.0496" calcext:value-type="percentage">
            <text:p>4.96%</text:p>
          </table:table-cell>
          <table:table-cell office:value-type="percentage" office:value="0.0508" calcext:value-type="percentage">
            <text:p>5.08%</text:p>
          </table:table-cell>
          <table:table-cell office:value-type="float" office:value="2190.68" calcext:value-type="float">
            <text:p>2,190.68</text:p>
          </table:table-cell>
          <table:table-cell office:value-type="float" office:value="2174" calcext:value-type="float">
            <text:p>2,174.00</text:p>
          </table:table-cell>
          <table:table-cell office:value-type="float" office:value="2173.31" calcext:value-type="float">
            <text:p>2,173.3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11/2017</text:p>
          </table:table-cell>
          <table:table-cell office:value-type="percentage" office:value="0.0491" calcext:value-type="percentage">
            <text:p>4.91%</text:p>
          </table:table-cell>
          <table:table-cell office:value-type="percentage" office:value="0.0503" calcext:value-type="percentage">
            <text:p>5.03%</text:p>
          </table:table-cell>
          <table:table-cell office:value-type="float" office:value="2198.36" calcext:value-type="float">
            <text:p>2,198.36</text:p>
          </table:table-cell>
          <table:table-cell office:value-type="float" office:value="2181.63" calcext:value-type="float">
            <text:p>2,181.63</text:p>
          </table:table-cell>
          <table:table-cell office:value-type="float" office:value="2180.93" calcext:value-type="float">
            <text:p>2,180.9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11/2017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2200.45" calcext:value-type="float">
            <text:p>2,200.45</text:p>
          </table:table-cell>
          <table:table-cell office:value-type="float" office:value="2183.71" calcext:value-type="float">
            <text:p>2,183.71</text:p>
          </table:table-cell>
          <table:table-cell office:value-type="float" office:value="2183.02" calcext:value-type="float">
            <text:p>2,183.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11/2017</text:p>
          </table:table-cell>
          <table:table-cell office:value-type="percentage" office:value="0.0504" calcext:value-type="percentage">
            <text:p>5.04%</text:p>
          </table:table-cell>
          <table:table-cell office:value-type="percentage" office:value="0.0516" calcext:value-type="percentage">
            <text:p>5.16%</text:p>
          </table:table-cell>
          <table:table-cell office:value-type="float" office:value="2181.63" calcext:value-type="float">
            <text:p>2,181.63</text:p>
          </table:table-cell>
          <table:table-cell office:value-type="float" office:value="2165.07" calcext:value-type="float">
            <text:p>2,165.07</text:p>
          </table:table-cell>
          <table:table-cell office:value-type="float" office:value="2164.37" calcext:value-type="float">
            <text:p>2,164.3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12/2017</text:p>
          </table:table-cell>
          <table:table-cell office:value-type="percentage" office:value="0.0505" calcext:value-type="percentage">
            <text:p>5.05%</text:p>
          </table:table-cell>
          <table:table-cell office:value-type="percentage" office:value="0.0517" calcext:value-type="percentage">
            <text:p>5.17%</text:p>
          </table:table-cell>
          <table:table-cell office:value-type="float" office:value="2181.47" calcext:value-type="float">
            <text:p>2,181.47</text:p>
          </table:table-cell>
          <table:table-cell office:value-type="float" office:value="2164.92" calcext:value-type="float">
            <text:p>2,164.92</text:p>
          </table:table-cell>
          <table:table-cell office:value-type="float" office:value="2163.69" calcext:value-type="float">
            <text:p>2,163.6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12/2017</text:p>
          </table:table-cell>
          <table:table-cell office:value-type="percentage" office:value="0.0504" calcext:value-type="percentage">
            <text:p>5.04%</text:p>
          </table:table-cell>
          <table:table-cell office:value-type="percentage" office:value="0.0516" calcext:value-type="percentage">
            <text:p>5.16%</text:p>
          </table:table-cell>
          <table:table-cell office:value-type="float" office:value="2183.56" calcext:value-type="float">
            <text:p>2,183.56</text:p>
          </table:table-cell>
          <table:table-cell office:value-type="float" office:value="2167" calcext:value-type="float">
            <text:p>2,167.00</text:p>
          </table:table-cell>
          <table:table-cell office:value-type="float" office:value="2166.3" calcext:value-type="float">
            <text:p>2,166.3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12/2017</text:p>
          </table:table-cell>
          <table:table-cell office:value-type="percentage" office:value="0.0503" calcext:value-type="percentage">
            <text:p>5.03%</text:p>
          </table:table-cell>
          <table:table-cell office:value-type="percentage" office:value="0.0515" calcext:value-type="percentage">
            <text:p>5.15%</text:p>
          </table:table-cell>
          <table:table-cell office:value-type="float" office:value="2185.63" calcext:value-type="float">
            <text:p>2,185.63</text:p>
          </table:table-cell>
          <table:table-cell office:value-type="float" office:value="2169.07" calcext:value-type="float">
            <text:p>2,169.07</text:p>
          </table:table-cell>
          <table:table-cell office:value-type="float" office:value="2168.37" calcext:value-type="float">
            <text:p>2,168.3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12/2017</text:p>
          </table:table-cell>
          <table:table-cell office:value-type="percentage" office:value="0.0506" calcext:value-type="percentage">
            <text:p>5.06%</text:p>
          </table:table-cell>
          <table:table-cell office:value-type="percentage" office:value="0.0518" calcext:value-type="percentage">
            <text:p>5.18%</text:p>
          </table:table-cell>
          <table:table-cell office:value-type="float" office:value="2182.18" calcext:value-type="float">
            <text:p>2,182.18</text:p>
          </table:table-cell>
          <table:table-cell office:value-type="float" office:value="2165.65" calcext:value-type="float">
            <text:p>2,165.65</text:p>
          </table:table-cell>
          <table:table-cell office:value-type="float" office:value="2164.95" calcext:value-type="float">
            <text:p>2,164.9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12/2017</text:p>
          </table:table-cell>
          <table:table-cell office:value-type="percentage" office:value="0.051" calcext:value-type="percentage">
            <text:p>5.10%</text:p>
          </table:table-cell>
          <table:table-cell office:value-type="percentage" office:value="0.0522" calcext:value-type="percentage">
            <text:p>5.22%</text:p>
          </table:table-cell>
          <table:table-cell office:value-type="float" office:value="2177.35" calcext:value-type="float">
            <text:p>2,177.35</text:p>
          </table:table-cell>
          <table:table-cell office:value-type="float" office:value="2160.88" calcext:value-type="float">
            <text:p>2,160.88</text:p>
          </table:table-cell>
          <table:table-cell office:value-type="float" office:value="2160.18" calcext:value-type="float">
            <text:p>2,160.1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12/2017</text:p>
          </table:table-cell>
          <table:table-cell office:value-type="percentage" office:value="0.0509" calcext:value-type="percentage">
            <text:p>5.09%</text:p>
          </table:table-cell>
          <table:table-cell office:value-type="percentage" office:value="0.0521" calcext:value-type="percentage">
            <text:p>5.21%</text:p>
          </table:table-cell>
          <table:table-cell office:value-type="float" office:value="2178.27" calcext:value-type="float">
            <text:p>2,178.27</text:p>
          </table:table-cell>
          <table:table-cell office:value-type="float" office:value="2161.8" calcext:value-type="float">
            <text:p>2,161.80</text:p>
          </table:table-cell>
          <table:table-cell office:value-type="float" office:value="2160.76" calcext:value-type="float">
            <text:p>2,160.7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12/2017</text:p>
          </table:table-cell>
          <table:table-cell office:value-type="percentage" office:value="0.051" calcext:value-type="percentage">
            <text:p>5.10%</text:p>
          </table:table-cell>
          <table:table-cell office:value-type="percentage" office:value="0.0522" calcext:value-type="percentage">
            <text:p>5.22%</text:p>
          </table:table-cell>
          <table:table-cell office:value-type="float" office:value="2177.52" calcext:value-type="float">
            <text:p>2,177.52</text:p>
          </table:table-cell>
          <table:table-cell office:value-type="float" office:value="2161.07" calcext:value-type="float">
            <text:p>2,161.07</text:p>
          </table:table-cell>
          <table:table-cell office:value-type="float" office:value="2160.43" calcext:value-type="float">
            <text:p>2,160.4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12/2017</text:p>
          </table:table-cell>
          <table:table-cell office:value-type="percentage" office:value="0.0517" calcext:value-type="percentage">
            <text:p>5.17%</text:p>
          </table:table-cell>
          <table:table-cell office:value-type="percentage" office:value="0.0529" calcext:value-type="percentage">
            <text:p>5.29%</text:p>
          </table:table-cell>
          <table:table-cell office:value-type="float" office:value="2168.54" calcext:value-type="float">
            <text:p>2,168.54</text:p>
          </table:table-cell>
          <table:table-cell office:value-type="float" office:value="2152.18" calcext:value-type="float">
            <text:p>2,152.18</text:p>
          </table:table-cell>
          <table:table-cell office:value-type="float" office:value="2151.54" calcext:value-type="float">
            <text:p>2,151.5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12/2017</text:p>
          </table:table-cell>
          <table:table-cell office:value-type="percentage" office:value="0.0515" calcext:value-type="percentage">
            <text:p>5.15%</text:p>
          </table:table-cell>
          <table:table-cell office:value-type="percentage" office:value="0.0527" calcext:value-type="percentage">
            <text:p>5.27%</text:p>
          </table:table-cell>
          <table:table-cell office:value-type="float" office:value="2171.92" calcext:value-type="float">
            <text:p>2,171.92</text:p>
          </table:table-cell>
          <table:table-cell office:value-type="float" office:value="2155.54" calcext:value-type="float">
            <text:p>2,155.54</text:p>
          </table:table-cell>
          <table:table-cell office:value-type="float" office:value="2154.9" calcext:value-type="float">
            <text:p>2,154.9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12/2017</text:p>
          </table:table-cell>
          <table:table-cell office:value-type="percentage" office:value="0.0521" calcext:value-type="percentage">
            <text:p>5.21%</text:p>
          </table:table-cell>
          <table:table-cell office:value-type="percentage" office:value="0.0533" calcext:value-type="percentage">
            <text:p>5.33%</text:p>
          </table:table-cell>
          <table:table-cell office:value-type="float" office:value="2164.35" calcext:value-type="float">
            <text:p>2,164.35</text:p>
          </table:table-cell>
          <table:table-cell office:value-type="float" office:value="2148.04" calcext:value-type="float">
            <text:p>2,148.04</text:p>
          </table:table-cell>
          <table:table-cell office:value-type="float" office:value="2147.4" calcext:value-type="float">
            <text:p>2,147.4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12/2017</text:p>
          </table:table-cell>
          <table:table-cell office:value-type="percentage" office:value="0.0524" calcext:value-type="percentage">
            <text:p>5.24%</text:p>
          </table:table-cell>
          <table:table-cell office:value-type="percentage" office:value="0.0536" calcext:value-type="percentage">
            <text:p>5.36%</text:p>
          </table:table-cell>
          <table:table-cell office:value-type="float" office:value="2161.26" calcext:value-type="float">
            <text:p>2,161.26</text:p>
          </table:table-cell>
          <table:table-cell office:value-type="float" office:value="2144.99" calcext:value-type="float">
            <text:p>2,144.99</text:p>
          </table:table-cell>
          <table:table-cell office:value-type="float" office:value="2143.99" calcext:value-type="float">
            <text:p>2,143.9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12/2017</text:p>
          </table:table-cell>
          <table:table-cell office:value-type="percentage" office:value="0.0517" calcext:value-type="percentage">
            <text:p>5.17%</text:p>
          </table:table-cell>
          <table:table-cell office:value-type="percentage" office:value="0.0529" calcext:value-type="percentage">
            <text:p>5.29%</text:p>
          </table:table-cell>
          <table:table-cell office:value-type="float" office:value="2171.44" calcext:value-type="float">
            <text:p>2,171.44</text:p>
          </table:table-cell>
          <table:table-cell office:value-type="float" office:value="2155.09" calcext:value-type="float">
            <text:p>2,155.09</text:p>
          </table:table-cell>
          <table:table-cell office:value-type="float" office:value="2154.47" calcext:value-type="float">
            <text:p>2,154.4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12/2017</text:p>
          </table:table-cell>
          <table:table-cell office:value-type="percentage" office:value="0.0521" calcext:value-type="percentage">
            <text:p>5.21%</text:p>
          </table:table-cell>
          <table:table-cell office:value-type="percentage" office:value="0.0533" calcext:value-type="percentage">
            <text:p>5.33%</text:p>
          </table:table-cell>
          <table:table-cell office:value-type="float" office:value="2166.6" calcext:value-type="float">
            <text:p>2,166.60</text:p>
          </table:table-cell>
          <table:table-cell office:value-type="float" office:value="2150.31" calcext:value-type="float">
            <text:p>2,150.31</text:p>
          </table:table-cell>
          <table:table-cell office:value-type="float" office:value="2149.68" calcext:value-type="float">
            <text:p>2,149.6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12/2017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0532" calcext:value-type="percentage">
            <text:p>5.32%</text:p>
          </table:table-cell>
          <table:table-cell office:value-type="float" office:value="2168.59" calcext:value-type="float">
            <text:p>2,168.59</text:p>
          </table:table-cell>
          <table:table-cell office:value-type="float" office:value="2152.29" calcext:value-type="float">
            <text:p>2,152.29</text:p>
          </table:table-cell>
          <table:table-cell office:value-type="float" office:value="2151.66" calcext:value-type="float">
            <text:p>2,151.6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12/2017</text:p>
          </table:table-cell>
          <table:table-cell office:value-type="percentage" office:value="0.0518" calcext:value-type="percentage">
            <text:p>5.18%</text:p>
          </table:table-cell>
          <table:table-cell office:value-type="percentage" office:value="0.053" calcext:value-type="percentage">
            <text:p>5.30%</text:p>
          </table:table-cell>
          <table:table-cell office:value-type="float" office:value="2171.94" calcext:value-type="float">
            <text:p>2,171.94</text:p>
          </table:table-cell>
          <table:table-cell office:value-type="float" office:value="2155.62" calcext:value-type="float">
            <text:p>2,155.62</text:p>
          </table:table-cell>
          <table:table-cell office:value-type="float" office:value="2154.99" calcext:value-type="float">
            <text:p>2,154.9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12/2017</text:p>
          </table:table-cell>
          <table:table-cell office:value-type="percentage" office:value="0.0515" calcext:value-type="percentage">
            <text:p>5.15%</text:p>
          </table:table-cell>
          <table:table-cell office:value-type="percentage" office:value="0.0527" calcext:value-type="percentage">
            <text:p>5.27%</text:p>
          </table:table-cell>
          <table:table-cell office:value-type="float" office:value="2177.16" calcext:value-type="float">
            <text:p>2,177.16</text:p>
          </table:table-cell>
          <table:table-cell office:value-type="float" office:value="2160.81" calcext:value-type="float">
            <text:p>2,160.81</text:p>
          </table:table-cell>
          <table:table-cell office:value-type="float" office:value="2159.64" calcext:value-type="float">
            <text:p>2,159.6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12/2017</text:p>
          </table:table-cell>
          <table:table-cell office:value-type="percentage" office:value="0.0519" calcext:value-type="percentage">
            <text:p>5.19%</text:p>
          </table:table-cell>
          <table:table-cell office:value-type="percentage" office:value="0.0531" calcext:value-type="percentage">
            <text:p>5.31%</text:p>
          </table:table-cell>
          <table:table-cell office:value-type="float" office:value="2172.31" calcext:value-type="float">
            <text:p>2,172.31</text:p>
          </table:table-cell>
          <table:table-cell office:value-type="float" office:value="2156.01" calcext:value-type="float">
            <text:p>2,156.01</text:p>
          </table:table-cell>
          <table:table-cell office:value-type="float" office:value="2155.38" calcext:value-type="float">
            <text:p>2,155.3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12/2017</text:p>
          </table:table-cell>
          <table:table-cell office:value-type="percentage" office:value="0.0509" calcext:value-type="percentage">
            <text:p>5.09%</text:p>
          </table:table-cell>
          <table:table-cell office:value-type="percentage" office:value="0.0521" calcext:value-type="percentage">
            <text:p>5.21%</text:p>
          </table:table-cell>
          <table:table-cell office:value-type="float" office:value="2186.62" calcext:value-type="float">
            <text:p>2,186.62</text:p>
          </table:table-cell>
          <table:table-cell office:value-type="float" office:value="2170.2" calcext:value-type="float">
            <text:p>2,170.20</text:p>
          </table:table-cell>
          <table:table-cell office:value-type="float" office:value="2169.59" calcext:value-type="float">
            <text:p>2,169.5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12/2017</text:p>
          </table:table-cell>
          <table:table-cell office:value-type="percentage" office:value="0.0509" calcext:value-type="percentage">
            <text:p>5.09%</text:p>
          </table:table-cell>
          <table:table-cell office:value-type="percentage" office:value="0.0521" calcext:value-type="percentage">
            <text:p>5.21%</text:p>
          </table:table-cell>
          <table:table-cell office:value-type="float" office:value="2188.4" calcext:value-type="float">
            <text:p>2,188.40</text:p>
          </table:table-cell>
          <table:table-cell office:value-type="float" office:value="2171.99" calcext:value-type="float">
            <text:p>2,171.99</text:p>
          </table:table-cell>
          <table:table-cell office:value-type="float" office:value="2170.2" calcext:value-type="float">
            <text:p>2,170.2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1/2018</text:p>
          </table:table-cell>
          <table:table-cell office:value-type="percentage" office:value="0.0506" calcext:value-type="percentage">
            <text:p>5.06%</text:p>
          </table:table-cell>
          <table:table-cell office:value-type="percentage" office:value="0.0518" calcext:value-type="percentage">
            <text:p>5.18%</text:p>
          </table:table-cell>
          <table:table-cell office:value-type="float" office:value="2193.14" calcext:value-type="float">
            <text:p>2,193.14</text:p>
          </table:table-cell>
          <table:table-cell office:value-type="float" office:value="2176.7" calcext:value-type="float">
            <text:p>2,176.70</text:p>
          </table:table-cell>
          <table:table-cell office:value-type="float" office:value="2176.08" calcext:value-type="float">
            <text:p>2,176.0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1/2018</text:p>
          </table:table-cell>
          <table:table-cell office:value-type="percentage" office:value="0.0499" calcext:value-type="percentage">
            <text:p>4.99%</text:p>
          </table:table-cell>
          <table:table-cell office:value-type="percentage" office:value="0.0511" calcext:value-type="percentage">
            <text:p>5.11%</text:p>
          </table:table-cell>
          <table:table-cell office:value-type="float" office:value="2203.4" calcext:value-type="float">
            <text:p>2,203.40</text:p>
          </table:table-cell>
          <table:table-cell office:value-type="float" office:value="2186.89" calcext:value-type="float">
            <text:p>2,186.89</text:p>
          </table:table-cell>
          <table:table-cell office:value-type="float" office:value="2186.27" calcext:value-type="float">
            <text:p>2,186.2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1/2018</text:p>
          </table:table-cell>
          <table:table-cell office:value-type="percentage" office:value="0.0498" calcext:value-type="percentage">
            <text:p>4.98%</text:p>
          </table:table-cell>
          <table:table-cell office:value-type="percentage" office:value="0.051" calcext:value-type="percentage">
            <text:p>5.10%</text:p>
          </table:table-cell>
          <table:table-cell office:value-type="float" office:value="2205.39" calcext:value-type="float">
            <text:p>2,205.39</text:p>
          </table:table-cell>
          <table:table-cell office:value-type="float" office:value="2188.87" calcext:value-type="float">
            <text:p>2,188.87</text:p>
          </table:table-cell>
          <table:table-cell office:value-type="float" office:value="2188.25" calcext:value-type="float">
            <text:p>2,188.2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1/2018</text:p>
          </table:table-cell>
          <table:table-cell office:value-type="percentage" office:value="0.0492" calcext:value-type="percentage">
            <text:p>4.92%</text:p>
          </table:table-cell>
          <table:table-cell office:value-type="percentage" office:value="0.0504" calcext:value-type="percentage">
            <text:p>5.04%</text:p>
          </table:table-cell>
          <table:table-cell office:value-type="float" office:value="2214.69" calcext:value-type="float">
            <text:p>2,214.69</text:p>
          </table:table-cell>
          <table:table-cell office:value-type="float" office:value="2198.1" calcext:value-type="float">
            <text:p>2,198.10</text:p>
          </table:table-cell>
          <table:table-cell office:value-type="float" office:value="2197.11" calcext:value-type="float">
            <text:p>2,197.1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1/2018</text:p>
          </table:table-cell>
          <table:table-cell office:value-type="percentage" office:value="0.0489" calcext:value-type="percentage">
            <text:p>4.89%</text:p>
          </table:table-cell>
          <table:table-cell office:value-type="percentage" office:value="0.0501" calcext:value-type="percentage">
            <text:p>5.01%</text:p>
          </table:table-cell>
          <table:table-cell office:value-type="float" office:value="2219.47" calcext:value-type="float">
            <text:p>2,219.47</text:p>
          </table:table-cell>
          <table:table-cell office:value-type="float" office:value="2202.84" calcext:value-type="float">
            <text:p>2,202.84</text:p>
          </table:table-cell>
          <table:table-cell office:value-type="float" office:value="2202.23" calcext:value-type="float">
            <text:p>2,202.2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1/2018</text:p>
          </table:table-cell>
          <table:table-cell office:value-type="percentage" office:value="0.0485" calcext:value-type="percentage">
            <text:p>4.85%</text:p>
          </table:table-cell>
          <table:table-cell office:value-type="percentage" office:value="0.0497" calcext:value-type="percentage">
            <text:p>4.97%</text:p>
          </table:table-cell>
          <table:table-cell office:value-type="float" office:value="2225.64" calcext:value-type="float">
            <text:p>2,225.64</text:p>
          </table:table-cell>
          <table:table-cell office:value-type="float" office:value="2208.98" calcext:value-type="float">
            <text:p>2,208.98</text:p>
          </table:table-cell>
          <table:table-cell office:value-type="float" office:value="2208.37" calcext:value-type="float">
            <text:p>2,208.3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1/2018</text:p>
          </table:table-cell>
          <table:table-cell office:value-type="percentage" office:value="0.0487" calcext:value-type="percentage">
            <text:p>4.87%</text:p>
          </table:table-cell>
          <table:table-cell office:value-type="percentage" office:value="0.0499" calcext:value-type="percentage">
            <text:p>4.99%</text:p>
          </table:table-cell>
          <table:table-cell office:value-type="float" office:value="2226.94" calcext:value-type="float">
            <text:p>2,226.94</text:p>
          </table:table-cell>
          <table:table-cell office:value-type="float" office:value="2210.27" calcext:value-type="float">
            <text:p>2,210.27</text:p>
          </table:table-cell>
          <table:table-cell office:value-type="float" office:value="2209.54" calcext:value-type="float">
            <text:p>2,209.5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1/2018</text:p>
          </table:table-cell>
          <table:table-cell office:value-type="percentage" office:value="0.0483" calcext:value-type="percentage">
            <text:p>4.83%</text:p>
          </table:table-cell>
          <table:table-cell office:value-type="percentage" office:value="0.0495" calcext:value-type="percentage">
            <text:p>4.95%</text:p>
          </table:table-cell>
          <table:table-cell office:value-type="float" office:value="2233.26" calcext:value-type="float">
            <text:p>2,233.26</text:p>
          </table:table-cell>
          <table:table-cell office:value-type="float" office:value="2216.55" calcext:value-type="float">
            <text:p>2,216.55</text:p>
          </table:table-cell>
          <table:table-cell office:value-type="float" office:value="2215.81" calcext:value-type="float">
            <text:p>2,215.8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1/2018</text:p>
          </table:table-cell>
          <table:table-cell office:value-type="percentage" office:value="0.0477" calcext:value-type="percentage">
            <text:p>4.77%</text:p>
          </table:table-cell>
          <table:table-cell office:value-type="percentage" office:value="0.0489" calcext:value-type="percentage">
            <text:p>4.89%</text:p>
          </table:table-cell>
          <table:table-cell office:value-type="float" office:value="2243.03" calcext:value-type="float">
            <text:p>2,243.03</text:p>
          </table:table-cell>
          <table:table-cell office:value-type="float" office:value="2226.26" calcext:value-type="float">
            <text:p>2,226.26</text:p>
          </table:table-cell>
          <table:table-cell office:value-type="float" office:value="2224.89" calcext:value-type="float">
            <text:p>2,224.8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1/2018</text:p>
          </table:table-cell>
          <table:table-cell office:value-type="percentage" office:value="0.0471" calcext:value-type="percentage">
            <text:p>4.71%</text:p>
          </table:table-cell>
          <table:table-cell office:value-type="percentage" office:value="0.0483" calcext:value-type="percentage">
            <text:p>4.83%</text:p>
          </table:table-cell>
          <table:table-cell office:value-type="float" office:value="2252.15" calcext:value-type="float">
            <text:p>2,252.15</text:p>
          </table:table-cell>
          <table:table-cell office:value-type="float" office:value="2235.3" calcext:value-type="float">
            <text:p>2,235.30</text:p>
          </table:table-cell>
          <table:table-cell office:value-type="float" office:value="2234.63" calcext:value-type="float">
            <text:p>2,234.6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1/2018</text:p>
          </table:table-cell>
          <table:table-cell office:value-type="percentage" office:value="0.0476" calcext:value-type="percentage">
            <text:p>4.76%</text:p>
          </table:table-cell>
          <table:table-cell office:value-type="percentage" office:value="0.0488" calcext:value-type="percentage">
            <text:p>4.88%</text:p>
          </table:table-cell>
          <table:table-cell office:value-type="float" office:value="2245.78" calcext:value-type="float">
            <text:p>2,245.78</text:p>
          </table:table-cell>
          <table:table-cell office:value-type="float" office:value="2228.99" calcext:value-type="float">
            <text:p>2,228.99</text:p>
          </table:table-cell>
          <table:table-cell office:value-type="float" office:value="2228.32" calcext:value-type="float">
            <text:p>2,228.3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1/2018</text:p>
          </table:table-cell>
          <table:table-cell office:value-type="percentage" office:value="0.0473" calcext:value-type="percentage">
            <text:p>4.73%</text:p>
          </table:table-cell>
          <table:table-cell office:value-type="percentage" office:value="0.0485" calcext:value-type="percentage">
            <text:p>4.85%</text:p>
          </table:table-cell>
          <table:table-cell office:value-type="float" office:value="2250.66" calcext:value-type="float">
            <text:p>2,250.66</text:p>
          </table:table-cell>
          <table:table-cell office:value-type="float" office:value="2233.85" calcext:value-type="float">
            <text:p>2,233.85</text:p>
          </table:table-cell>
          <table:table-cell office:value-type="float" office:value="2233.18" calcext:value-type="float">
            <text:p>2,233.1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1/2018</text:p>
          </table:table-cell>
          <table:table-cell office:value-type="percentage" office:value="0.0474" calcext:value-type="percentage">
            <text:p>4.74%</text:p>
          </table:table-cell>
          <table:table-cell office:value-type="percentage" office:value="0.0486" calcext:value-type="percentage">
            <text:p>4.86%</text:p>
          </table:table-cell>
          <table:table-cell office:value-type="float" office:value="2249.92" calcext:value-type="float">
            <text:p>2,249.92</text:p>
          </table:table-cell>
          <table:table-cell office:value-type="float" office:value="2233.12" calcext:value-type="float">
            <text:p>2,233.12</text:p>
          </table:table-cell>
          <table:table-cell office:value-type="float" office:value="2232.45" calcext:value-type="float">
            <text:p>2,232.4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1/2018</text:p>
          </table:table-cell>
          <table:table-cell office:value-type="percentage" office:value="0.0472" calcext:value-type="percentage">
            <text:p>4.72%</text:p>
          </table:table-cell>
          <table:table-cell office:value-type="percentage" office:value="0.0484" calcext:value-type="percentage">
            <text:p>4.84%</text:p>
          </table:table-cell>
          <table:table-cell office:value-type="float" office:value="2253.91" calcext:value-type="float">
            <text:p>2,253.91</text:p>
          </table:table-cell>
          <table:table-cell office:value-type="float" office:value="2237.09" calcext:value-type="float">
            <text:p>2,237.09</text:p>
          </table:table-cell>
          <table:table-cell office:value-type="float" office:value="2235.92" calcext:value-type="float">
            <text:p>2,235.9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1/2018</text:p>
          </table:table-cell>
          <table:table-cell office:value-type="percentage" office:value="0.0475" calcext:value-type="percentage">
            <text:p>4.75%</text:p>
          </table:table-cell>
          <table:table-cell office:value-type="percentage" office:value="0.0487" calcext:value-type="percentage">
            <text:p>4.87%</text:p>
          </table:table-cell>
          <table:table-cell office:value-type="float" office:value="2250.36" calcext:value-type="float">
            <text:p>2,250.36</text:p>
          </table:table-cell>
          <table:table-cell office:value-type="float" office:value="2233.58" calcext:value-type="float">
            <text:p>2,233.58</text:p>
          </table:table-cell>
          <table:table-cell office:value-type="float" office:value="2232.91" calcext:value-type="float">
            <text:p>2,232.9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1/2018</text:p>
          </table:table-cell>
          <table:table-cell office:value-type="percentage" office:value="0.0481" calcext:value-type="percentage">
            <text:p>4.81%</text:p>
          </table:table-cell>
          <table:table-cell office:value-type="percentage" office:value="0.0493" calcext:value-type="percentage">
            <text:p>4.93%</text:p>
          </table:table-cell>
          <table:table-cell office:value-type="float" office:value="2242.62" calcext:value-type="float">
            <text:p>2,242.62</text:p>
          </table:table-cell>
          <table:table-cell office:value-type="float" office:value="2225.92" calcext:value-type="float">
            <text:p>2,225.92</text:p>
          </table:table-cell>
          <table:table-cell office:value-type="float" office:value="2225.25" calcext:value-type="float">
            <text:p>2,225.2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1/2018</text:p>
          </table:table-cell>
          <table:table-cell office:value-type="percentage" office:value="0.0486" calcext:value-type="percentage">
            <text:p>4.86%</text:p>
          </table:table-cell>
          <table:table-cell office:value-type="percentage" office:value="0.0498" calcext:value-type="percentage">
            <text:p>4.98%</text:p>
          </table:table-cell>
          <table:table-cell office:value-type="float" office:value="2237.31" calcext:value-type="float">
            <text:p>2,237.31</text:p>
          </table:table-cell>
          <table:table-cell office:value-type="float" office:value="2220.68" calcext:value-type="float">
            <text:p>2,220.68</text:p>
          </table:table-cell>
          <table:table-cell office:value-type="float" office:value="2219.26" calcext:value-type="float">
            <text:p>2,219.2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1/2018</text:p>
          </table:table-cell>
          <table:table-cell office:value-type="percentage" office:value="0.0459" calcext:value-type="percentage">
            <text:p>4.59%</text:p>
          </table:table-cell>
          <table:table-cell office:value-type="percentage" office:value="0.0471" calcext:value-type="percentage">
            <text:p>4.71%</text:p>
          </table:table-cell>
          <table:table-cell office:value-type="float" office:value="2276.52" calcext:value-type="float">
            <text:p>2,276.52</text:p>
          </table:table-cell>
          <table:table-cell office:value-type="float" office:value="2259.56" calcext:value-type="float">
            <text:p>2,259.56</text:p>
          </table:table-cell>
          <table:table-cell office:value-type="float" office:value="2258.3" calcext:value-type="float">
            <text:p>2,258.3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1/2018</text:p>
          </table:table-cell>
          <table:table-cell office:value-type="percentage" office:value="0.0466" calcext:value-type="percentage">
            <text:p>4.66%</text:p>
          </table:table-cell>
          <table:table-cell office:value-type="percentage" office:value="0.0478" calcext:value-type="percentage">
            <text:p>4.78%</text:p>
          </table:table-cell>
          <table:table-cell office:value-type="float" office:value="2267.31" calcext:value-type="float">
            <text:p>2,267.31</text:p>
          </table:table-cell>
          <table:table-cell office:value-type="float" office:value="2250.44" calcext:value-type="float">
            <text:p>2,250.44</text:p>
          </table:table-cell>
          <table:table-cell office:value-type="float" office:value="2249.74" calcext:value-type="float">
            <text:p>2,249.7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1/2018</text:p>
          </table:table-cell>
          <table:table-cell office:value-type="percentage" office:value="0.0466" calcext:value-type="percentage">
            <text:p>4.66%</text:p>
          </table:table-cell>
          <table:table-cell office:value-type="percentage" office:value="0.0478" calcext:value-type="percentage">
            <text:p>4.78%</text:p>
          </table:table-cell>
          <table:table-cell office:value-type="float" office:value="2268" calcext:value-type="float">
            <text:p>2,268.00</text:p>
          </table:table-cell>
          <table:table-cell office:value-type="float" office:value="2251.14" calcext:value-type="float">
            <text:p>2,251.14</text:p>
          </table:table-cell>
          <table:table-cell office:value-type="float" office:value="2250.44" calcext:value-type="float">
            <text:p>2,250.4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1/01/2018</text:p>
          </table:table-cell>
          <table:table-cell office:value-type="percentage" office:value="0.0461" calcext:value-type="percentage">
            <text:p>4.61%</text:p>
          </table:table-cell>
          <table:table-cell office:value-type="percentage" office:value="0.0473" calcext:value-type="percentage">
            <text:p>4.73%</text:p>
          </table:table-cell>
          <table:table-cell office:value-type="float" office:value="2275.76" calcext:value-type="float">
            <text:p>2,275.76</text:p>
          </table:table-cell>
          <table:table-cell office:value-type="float" office:value="2258.85" calcext:value-type="float">
            <text:p>2,258.85</text:p>
          </table:table-cell>
          <table:table-cell office:value-type="float" office:value="2258.15" calcext:value-type="float">
            <text:p>2,258.1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02/2018</text:p>
          </table:table-cell>
          <table:table-cell office:value-type="percentage" office:value="0.0462" calcext:value-type="percentage">
            <text:p>4.62%</text:p>
          </table:table-cell>
          <table:table-cell office:value-type="percentage" office:value="0.0474" calcext:value-type="percentage">
            <text:p>4.74%</text:p>
          </table:table-cell>
          <table:table-cell office:value-type="float" office:value="2276.31" calcext:value-type="float">
            <text:p>2,276.31</text:p>
          </table:table-cell>
          <table:table-cell office:value-type="float" office:value="2259.41" calcext:value-type="float">
            <text:p>2,259.41</text:p>
          </table:table-cell>
          <table:table-cell office:value-type="float" office:value="2257.44" calcext:value-type="float">
            <text:p>2,257.4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2/2018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0482" calcext:value-type="percentage">
            <text:p>4.82%</text:p>
          </table:table-cell>
          <table:table-cell office:value-type="float" office:value="2265.72" calcext:value-type="float">
            <text:p>2,265.72</text:p>
          </table:table-cell>
          <table:table-cell office:value-type="float" office:value="2248.92" calcext:value-type="float">
            <text:p>2,248.92</text:p>
          </table:table-cell>
          <table:table-cell office:value-type="float" office:value="2248.22" calcext:value-type="float">
            <text:p>2,248.2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2/2018</text:p>
          </table:table-cell>
          <table:table-cell office:value-type="percentage" office:value="0.0476" calcext:value-type="percentage">
            <text:p>4.76%</text:p>
          </table:table-cell>
          <table:table-cell office:value-type="percentage" office:value="0.0488" calcext:value-type="percentage">
            <text:p>4.88%</text:p>
          </table:table-cell>
          <table:table-cell office:value-type="float" office:value="2258" calcext:value-type="float">
            <text:p>2,258.00</text:p>
          </table:table-cell>
          <table:table-cell office:value-type="float" office:value="2241.29" calcext:value-type="float">
            <text:p>2,241.29</text:p>
          </table:table-cell>
          <table:table-cell office:value-type="float" office:value="2240.58" calcext:value-type="float">
            <text:p>2,240.5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2/2018</text:p>
          </table:table-cell>
          <table:table-cell office:value-type="percentage" office:value="0.0464" calcext:value-type="percentage">
            <text:p>4.64%</text:p>
          </table:table-cell>
          <table:table-cell office:value-type="percentage" office:value="0.0476" calcext:value-type="percentage">
            <text:p>4.76%</text:p>
          </table:table-cell>
          <table:table-cell office:value-type="float" office:value="2275.56" calcext:value-type="float">
            <text:p>2,275.56</text:p>
          </table:table-cell>
          <table:table-cell office:value-type="float" office:value="2258.7" calcext:value-type="float">
            <text:p>2,258.70</text:p>
          </table:table-cell>
          <table:table-cell office:value-type="float" office:value="2258" calcext:value-type="float">
            <text:p>2,258.0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2/2018</text:p>
          </table:table-cell>
          <table:table-cell office:value-type="percentage" office:value="0.0469" calcext:value-type="percentage">
            <text:p>4.69%</text:p>
          </table:table-cell>
          <table:table-cell office:value-type="percentage" office:value="0.0481" calcext:value-type="percentage">
            <text:p>4.81%</text:p>
          </table:table-cell>
          <table:table-cell office:value-type="float" office:value="2267.4" calcext:value-type="float">
            <text:p>2,267.40</text:p>
          </table:table-cell>
          <table:table-cell office:value-type="float" office:value="2250.62" calcext:value-type="float">
            <text:p>2,250.62</text:p>
          </table:table-cell>
          <table:table-cell office:value-type="float" office:value="2249.99" calcext:value-type="float">
            <text:p>2,249.9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2/2018</text:p>
          </table:table-cell>
          <table:table-cell office:value-type="percentage" office:value="0.0475" calcext:value-type="percentage">
            <text:p>4.75%</text:p>
          </table:table-cell>
          <table:table-cell office:value-type="percentage" office:value="0.0487" calcext:value-type="percentage">
            <text:p>4.87%</text:p>
          </table:table-cell>
          <table:table-cell office:value-type="float" office:value="2260.46" calcext:value-type="float">
            <text:p>2,260.46</text:p>
          </table:table-cell>
          <table:table-cell office:value-type="float" office:value="2243.75" calcext:value-type="float">
            <text:p>2,243.75</text:p>
          </table:table-cell>
          <table:table-cell office:value-type="float" office:value="2242.28" calcext:value-type="float">
            <text:p>2,242.2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2/2018</text:p>
          </table:table-cell>
          <table:table-cell office:value-type="percentage" office:value="0.0473" calcext:value-type="percentage">
            <text:p>4.73%</text:p>
          </table:table-cell>
          <table:table-cell office:value-type="percentage" office:value="0.0485" calcext:value-type="percentage">
            <text:p>4.85%</text:p>
          </table:table-cell>
          <table:table-cell office:value-type="float" office:value="2263.89" calcext:value-type="float">
            <text:p>2,263.89</text:p>
          </table:table-cell>
          <table:table-cell office:value-type="float" office:value="2247.16" calcext:value-type="float">
            <text:p>2,247.16</text:p>
          </table:table-cell>
          <table:table-cell office:value-type="float" office:value="2246.53" calcext:value-type="float">
            <text:p>2,246.5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2/2018</text:p>
          </table:table-cell>
          <table:table-cell office:value-type="percentage" office:value="0.0478" calcext:value-type="percentage">
            <text:p>4.78%</text:p>
          </table:table-cell>
          <table:table-cell office:value-type="percentage" office:value="0.049" calcext:value-type="percentage">
            <text:p>4.90%</text:p>
          </table:table-cell>
          <table:table-cell office:value-type="float" office:value="2257.64" calcext:value-type="float">
            <text:p>2,257.64</text:p>
          </table:table-cell>
          <table:table-cell office:value-type="float" office:value="2240.98" calcext:value-type="float">
            <text:p>2,240.98</text:p>
          </table:table-cell>
          <table:table-cell office:value-type="float" office:value="2240.23" calcext:value-type="float">
            <text:p>2,240.2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2/2018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0482" calcext:value-type="percentage">
            <text:p>4.82%</text:p>
          </table:table-cell>
          <table:table-cell office:value-type="float" office:value="2270.21" calcext:value-type="float">
            <text:p>2,270.21</text:p>
          </table:table-cell>
          <table:table-cell office:value-type="float" office:value="2253.45" calcext:value-type="float">
            <text:p>2,253.45</text:p>
          </table:table-cell>
          <table:table-cell office:value-type="float" office:value="2252.07" calcext:value-type="float">
            <text:p>2,252.0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2/2018</text:p>
          </table:table-cell>
          <table:table-cell office:value-type="percentage" office:value="0.0466" calcext:value-type="percentage">
            <text:p>4.66%</text:p>
          </table:table-cell>
          <table:table-cell office:value-type="percentage" office:value="0.0478" calcext:value-type="percentage">
            <text:p>4.78%</text:p>
          </table:table-cell>
          <table:table-cell office:value-type="float" office:value="2276.56" calcext:value-type="float">
            <text:p>2,276.56</text:p>
          </table:table-cell>
          <table:table-cell office:value-type="float" office:value="2259.76" calcext:value-type="float">
            <text:p>2,259.76</text:p>
          </table:table-cell>
          <table:table-cell office:value-type="float" office:value="2259.02" calcext:value-type="float">
            <text:p>2,259.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2/2018</text:p>
          </table:table-cell>
          <table:table-cell office:value-type="percentage" office:value="0.0472" calcext:value-type="percentage">
            <text:p>4.72%</text:p>
          </table:table-cell>
          <table:table-cell office:value-type="percentage" office:value="0.0484" calcext:value-type="percentage">
            <text:p>4.84%</text:p>
          </table:table-cell>
          <table:table-cell office:value-type="float" office:value="2268.88" calcext:value-type="float">
            <text:p>2,268.88</text:p>
          </table:table-cell>
          <table:table-cell office:value-type="float" office:value="2252.16" calcext:value-type="float">
            <text:p>2,252.16</text:p>
          </table:table-cell>
          <table:table-cell office:value-type="float" office:value="2251.42" calcext:value-type="float">
            <text:p>2,251.4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2/2018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0482" calcext:value-type="percentage">
            <text:p>4.82%</text:p>
          </table:table-cell>
          <table:table-cell office:value-type="float" office:value="2272.42" calcext:value-type="float">
            <text:p>2,272.42</text:p>
          </table:table-cell>
          <table:table-cell office:value-type="float" office:value="2255.68" calcext:value-type="float">
            <text:p>2,255.68</text:p>
          </table:table-cell>
          <table:table-cell office:value-type="float" office:value="2254.94" calcext:value-type="float">
            <text:p>2,254.9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2/2018</text:p>
          </table:table-cell>
          <table:table-cell office:value-type="percentage" office:value="0.0472" calcext:value-type="percentage">
            <text:p>4.72%</text:p>
          </table:table-cell>
          <table:table-cell office:value-type="percentage" office:value="0.0484" calcext:value-type="percentage">
            <text:p>4.84%</text:p>
          </table:table-cell>
          <table:table-cell office:value-type="float" office:value="2270.36" calcext:value-type="float">
            <text:p>2,270.36</text:p>
          </table:table-cell>
          <table:table-cell office:value-type="float" office:value="2253.65" calcext:value-type="float">
            <text:p>2,253.65</text:p>
          </table:table-cell>
          <table:table-cell office:value-type="float" office:value="2252.91" calcext:value-type="float">
            <text:p>2,252.9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2/2018</text:p>
          </table:table-cell>
          <table:table-cell office:value-type="percentage" office:value="0.0464" calcext:value-type="percentage">
            <text:p>4.64%</text:p>
          </table:table-cell>
          <table:table-cell office:value-type="percentage" office:value="0.0476" calcext:value-type="percentage">
            <text:p>4.76%</text:p>
          </table:table-cell>
          <table:table-cell office:value-type="float" office:value="2282.97" calcext:value-type="float">
            <text:p>2,282.97</text:p>
          </table:table-cell>
          <table:table-cell office:value-type="float" office:value="2266.16" calcext:value-type="float">
            <text:p>2,266.16</text:p>
          </table:table-cell>
          <table:table-cell office:value-type="float" office:value="2264.77" calcext:value-type="float">
            <text:p>2,264.7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2/2018</text:p>
          </table:table-cell>
          <table:table-cell office:value-type="percentage" office:value="0.0468" calcext:value-type="percentage">
            <text:p>4.68%</text:p>
          </table:table-cell>
          <table:table-cell office:value-type="percentage" office:value="0.048" calcext:value-type="percentage">
            <text:p>4.80%</text:p>
          </table:table-cell>
          <table:table-cell office:value-type="float" office:value="2278.09" calcext:value-type="float">
            <text:p>2,278.09</text:p>
          </table:table-cell>
          <table:table-cell office:value-type="float" office:value="2261.33" calcext:value-type="float">
            <text:p>2,261.33</text:p>
          </table:table-cell>
          <table:table-cell office:value-type="float" office:value="2260.59" calcext:value-type="float">
            <text:p>2,260.5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2/2018</text:p>
          </table:table-cell>
          <table:table-cell office:value-type="percentage" office:value="0.0467" calcext:value-type="percentage">
            <text:p>4.67%</text:p>
          </table:table-cell>
          <table:table-cell office:value-type="percentage" office:value="0.0479" calcext:value-type="percentage">
            <text:p>4.79%</text:p>
          </table:table-cell>
          <table:table-cell office:value-type="float" office:value="2279.49" calcext:value-type="float">
            <text:p>2,279.49</text:p>
          </table:table-cell>
          <table:table-cell office:value-type="float" office:value="2262.73" calcext:value-type="float">
            <text:p>2,262.73</text:p>
          </table:table-cell>
          <table:table-cell office:value-type="float" office:value="2262.05" calcext:value-type="float">
            <text:p>2,262.0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2/2018</text:p>
          </table:table-cell>
          <table:table-cell office:value-type="percentage" office:value="0.0466" calcext:value-type="percentage">
            <text:p>4.66%</text:p>
          </table:table-cell>
          <table:table-cell office:value-type="percentage" office:value="0.0478" calcext:value-type="percentage">
            <text:p>4.78%</text:p>
          </table:table-cell>
          <table:table-cell office:value-type="float" office:value="2281.58" calcext:value-type="float">
            <text:p>2,281.58</text:p>
          </table:table-cell>
          <table:table-cell office:value-type="float" office:value="2264.81" calcext:value-type="float">
            <text:p>2,264.81</text:p>
          </table:table-cell>
          <table:table-cell office:value-type="float" office:value="2264.13" calcext:value-type="float">
            <text:p>2,264.1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03/2018</text:p>
          </table:table-cell>
          <table:table-cell office:value-type="percentage" office:value="0.0469" calcext:value-type="percentage">
            <text:p>4.69%</text:p>
          </table:table-cell>
          <table:table-cell office:value-type="percentage" office:value="0.0481" calcext:value-type="percentage">
            <text:p>4.81%</text:p>
          </table:table-cell>
          <table:table-cell office:value-type="float" office:value="2278.05" calcext:value-type="float">
            <text:p>2,278.05</text:p>
          </table:table-cell>
          <table:table-cell office:value-type="float" office:value="2261.33" calcext:value-type="float">
            <text:p>2,261.33</text:p>
          </table:table-cell>
          <table:table-cell office:value-type="float" office:value="2260.64" calcext:value-type="float">
            <text:p>2,260.6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3/2018</text:p>
          </table:table-cell>
          <table:table-cell office:value-type="percentage" office:value="0.0466" calcext:value-type="percentage">
            <text:p>4.66%</text:p>
          </table:table-cell>
          <table:table-cell office:value-type="percentage" office:value="0.0478" calcext:value-type="percentage">
            <text:p>4.78%</text:p>
          </table:table-cell>
          <table:table-cell office:value-type="float" office:value="2283.48" calcext:value-type="float">
            <text:p>2,283.48</text:p>
          </table:table-cell>
          <table:table-cell office:value-type="float" office:value="2266.72" calcext:value-type="float">
            <text:p>2,266.72</text:p>
          </table:table-cell>
          <table:table-cell office:value-type="float" office:value="2265.5" calcext:value-type="float">
            <text:p>2,265.5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3/2018</text:p>
          </table:table-cell>
          <table:table-cell office:value-type="percentage" office:value="0.0463" calcext:value-type="percentage">
            <text:p>4.63%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2288.37" calcext:value-type="float">
            <text:p>2,288.37</text:p>
          </table:table-cell>
          <table:table-cell office:value-type="float" office:value="2271.58" calcext:value-type="float">
            <text:p>2,271.58</text:p>
          </table:table-cell>
          <table:table-cell office:value-type="float" office:value="2270.89" calcext:value-type="float">
            <text:p>2,270.8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3/2018</text:p>
          </table:table-cell>
          <table:table-cell office:value-type="percentage" office:value="0.0461" calcext:value-type="percentage">
            <text:p>4.61%</text:p>
          </table:table-cell>
          <table:table-cell office:value-type="percentage" office:value="0.0473" calcext:value-type="percentage">
            <text:p>4.73%</text:p>
          </table:table-cell>
          <table:table-cell office:value-type="float" office:value="2291.86" calcext:value-type="float">
            <text:p>2,291.86</text:p>
          </table:table-cell>
          <table:table-cell office:value-type="float" office:value="2275.05" calcext:value-type="float">
            <text:p>2,275.05</text:p>
          </table:table-cell>
          <table:table-cell office:value-type="float" office:value="2274.37" calcext:value-type="float">
            <text:p>2,274.3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3/2018</text:p>
          </table:table-cell>
          <table:table-cell office:value-type="percentage" office:value="0.0465" calcext:value-type="percentage">
            <text:p>4.65%</text:p>
          </table:table-cell>
          <table:table-cell office:value-type="percentage" office:value="0.0477" calcext:value-type="percentage">
            <text:p>4.77%</text:p>
          </table:table-cell>
          <table:table-cell office:value-type="float" office:value="2286.93" calcext:value-type="float">
            <text:p>2,286.93</text:p>
          </table:table-cell>
          <table:table-cell office:value-type="float" office:value="2270.17" calcext:value-type="float">
            <text:p>2,270.17</text:p>
          </table:table-cell>
          <table:table-cell office:value-type="float" office:value="2269.48" calcext:value-type="float">
            <text:p>2,269.4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3/2018</text:p>
          </table:table-cell>
          <table:table-cell office:value-type="percentage" office:value="0.0463" calcext:value-type="percentage">
            <text:p>4.63%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2290.41" calcext:value-type="float">
            <text:p>2,290.41</text:p>
          </table:table-cell>
          <table:table-cell office:value-type="float" office:value="2273.64" calcext:value-type="float">
            <text:p>2,273.64</text:p>
          </table:table-cell>
          <table:table-cell office:value-type="float" office:value="2272.95" calcext:value-type="float">
            <text:p>2,272.9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3/2018</text:p>
          </table:table-cell>
          <table:table-cell office:value-type="percentage" office:value="0.0462" calcext:value-type="percentage">
            <text:p>4.62%</text:p>
          </table:table-cell>
          <table:table-cell office:value-type="percentage" office:value="0.0474" calcext:value-type="percentage">
            <text:p>4.74%</text:p>
          </table:table-cell>
          <table:table-cell office:value-type="float" office:value="2292.83" calcext:value-type="float">
            <text:p>2,292.83</text:p>
          </table:table-cell>
          <table:table-cell office:value-type="float" office:value="2276.05" calcext:value-type="float">
            <text:p>2,276.05</text:p>
          </table:table-cell>
          <table:table-cell office:value-type="float" office:value="2274.85" calcext:value-type="float">
            <text:p>2,274.8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3/2018</text:p>
          </table:table-cell>
          <table:table-cell office:value-type="percentage" office:value="0.046" calcext:value-type="percentage">
            <text:p>4.60%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2296.31" calcext:value-type="float">
            <text:p>2,296.31</text:p>
          </table:table-cell>
          <table:table-cell office:value-type="float" office:value="2279.51" calcext:value-type="float">
            <text:p>2,279.51</text:p>
          </table:table-cell>
          <table:table-cell office:value-type="float" office:value="2278.84" calcext:value-type="float">
            <text:p>2,278.8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3/2018</text:p>
          </table:table-cell>
          <table:table-cell office:value-type="percentage" office:value="0.0462" calcext:value-type="percentage">
            <text:p>4.62%</text:p>
          </table:table-cell>
          <table:table-cell office:value-type="percentage" office:value="0.0474" calcext:value-type="percentage">
            <text:p>4.74%</text:p>
          </table:table-cell>
          <table:table-cell office:value-type="float" office:value="2294.18" calcext:value-type="float">
            <text:p>2,294.18</text:p>
          </table:table-cell>
          <table:table-cell office:value-type="float" office:value="2277.41" calcext:value-type="float">
            <text:p>2,277.41</text:p>
          </table:table-cell>
          <table:table-cell office:value-type="float" office:value="2276.73" calcext:value-type="float">
            <text:p>2,276.7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3/2018</text:p>
          </table:table-cell>
          <table:table-cell office:value-type="percentage" office:value="0.046" calcext:value-type="percentage">
            <text:p>4.60%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2297.66" calcext:value-type="float">
            <text:p>2,297.66</text:p>
          </table:table-cell>
          <table:table-cell office:value-type="float" office:value="2280.87" calcext:value-type="float">
            <text:p>2,280.87</text:p>
          </table:table-cell>
          <table:table-cell office:value-type="float" office:value="2280.19" calcext:value-type="float">
            <text:p>2,280.1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3/2018</text:p>
          </table:table-cell>
          <table:table-cell office:value-type="percentage" office:value="0.046" calcext:value-type="percentage">
            <text:p>4.60%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2298.17" calcext:value-type="float">
            <text:p>2,298.17</text:p>
          </table:table-cell>
          <table:table-cell office:value-type="float" office:value="2281.39" calcext:value-type="float">
            <text:p>2,281.39</text:p>
          </table:table-cell>
          <table:table-cell office:value-type="float" office:value="2280.87" calcext:value-type="float">
            <text:p>2,280.8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3/2018</text:p>
          </table:table-cell>
          <table:table-cell office:value-type="percentage" office:value="0.0457" calcext:value-type="percentage">
            <text:p>4.57%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303.11" calcext:value-type="float">
            <text:p>2,303.11</text:p>
          </table:table-cell>
          <table:table-cell office:value-type="float" office:value="2286.3" calcext:value-type="float">
            <text:p>2,286.30</text:p>
          </table:table-cell>
          <table:table-cell office:value-type="float" office:value="2285.57" calcext:value-type="float">
            <text:p>2,285.5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3/2018</text:p>
          </table:table-cell>
          <table:table-cell office:value-type="percentage" office:value="0.0454" calcext:value-type="percentage">
            <text:p>4.54%</text:p>
          </table:table-cell>
          <table:table-cell office:value-type="percentage" office:value="0.0466" calcext:value-type="percentage">
            <text:p>4.66%</text:p>
          </table:table-cell>
          <table:table-cell office:value-type="float" office:value="2307.85" calcext:value-type="float">
            <text:p>2,307.85</text:p>
          </table:table-cell>
          <table:table-cell office:value-type="float" office:value="2291" calcext:value-type="float">
            <text:p>2,291.00</text:p>
          </table:table-cell>
          <table:table-cell office:value-type="float" office:value="2290.49" calcext:value-type="float">
            <text:p>2,290.4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3/2018</text:p>
          </table:table-cell>
          <table:table-cell office:value-type="percentage" office:value="0.0458" calcext:value-type="percentage">
            <text:p>4.58%</text:p>
          </table:table-cell>
          <table:table-cell office:value-type="percentage" office:value="0.047" calcext:value-type="percentage">
            <text:p>4.70%</text:p>
          </table:table-cell>
          <table:table-cell office:value-type="float" office:value="2302.73" calcext:value-type="float">
            <text:p>2,302.73</text:p>
          </table:table-cell>
          <table:table-cell office:value-type="float" office:value="2285.94" calcext:value-type="float">
            <text:p>2,285.94</text:p>
          </table:table-cell>
          <table:table-cell office:value-type="float" office:value="2285.42" calcext:value-type="float">
            <text:p>2,285.4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3/2018</text:p>
          </table:table-cell>
          <table:table-cell office:value-type="percentage" office:value="0.0463" calcext:value-type="percentage">
            <text:p>4.63%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2296.23" calcext:value-type="float">
            <text:p>2,296.23</text:p>
          </table:table-cell>
          <table:table-cell office:value-type="float" office:value="2279.51" calcext:value-type="float">
            <text:p>2,279.51</text:p>
          </table:table-cell>
          <table:table-cell office:value-type="float" office:value="2278.99" calcext:value-type="float">
            <text:p>2,278.9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3/2018</text:p>
          </table:table-cell>
          <table:table-cell office:value-type="percentage" office:value="0.0454" calcext:value-type="percentage">
            <text:p>4.54%</text:p>
          </table:table-cell>
          <table:table-cell office:value-type="percentage" office:value="0.0466" calcext:value-type="percentage">
            <text:p>4.66%</text:p>
          </table:table-cell>
          <table:table-cell office:value-type="float" office:value="2309.38" calcext:value-type="float">
            <text:p>2,309.38</text:p>
          </table:table-cell>
          <table:table-cell office:value-type="float" office:value="2292.56" calcext:value-type="float">
            <text:p>2,292.56</text:p>
          </table:table-cell>
          <table:table-cell office:value-type="float" office:value="2292.04" calcext:value-type="float">
            <text:p>2,292.0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3/2018</text:p>
          </table:table-cell>
          <table:table-cell office:value-type="percentage" office:value="0.0448" calcext:value-type="percentage">
            <text:p>4.48%</text:p>
          </table:table-cell>
          <table:table-cell office:value-type="percentage" office:value="0.046" calcext:value-type="percentage">
            <text:p>4.60%</text:p>
          </table:table-cell>
          <table:table-cell office:value-type="float" office:value="2318.56" calcext:value-type="float">
            <text:p>2,318.56</text:p>
          </table:table-cell>
          <table:table-cell office:value-type="float" office:value="2301.68" calcext:value-type="float">
            <text:p>2,301.68</text:p>
          </table:table-cell>
          <table:table-cell office:value-type="float" office:value="2300.95" calcext:value-type="float">
            <text:p>2,300.9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3/2018</text:p>
          </table:table-cell>
          <table:table-cell office:value-type="percentage" office:value="0.0437" calcext:value-type="percentage">
            <text:p>4.37%</text:p>
          </table:table-cell>
          <table:table-cell office:value-type="percentage" office:value="0.0449" calcext:value-type="percentage">
            <text:p>4.49%</text:p>
          </table:table-cell>
          <table:table-cell office:value-type="float" office:value="2334.58" calcext:value-type="float">
            <text:p>2,334.58</text:p>
          </table:table-cell>
          <table:table-cell office:value-type="float" office:value="2317.57" calcext:value-type="float">
            <text:p>2,317.57</text:p>
          </table:table-cell>
          <table:table-cell office:value-type="float" office:value="2317.07" calcext:value-type="float">
            <text:p>2,317.0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3/2018</text:p>
          </table:table-cell>
          <table:table-cell office:value-type="percentage" office:value="0.0433" calcext:value-type="percentage">
            <text:p>4.33%</text:p>
          </table:table-cell>
          <table:table-cell office:value-type="percentage" office:value="0.0445" calcext:value-type="percentage">
            <text:p>4.45%</text:p>
          </table:table-cell>
          <table:table-cell office:value-type="float" office:value="2340.78" calcext:value-type="float">
            <text:p>2,340.78</text:p>
          </table:table-cell>
          <table:table-cell office:value-type="float" office:value="2323.72" calcext:value-type="float">
            <text:p>2,323.72</text:p>
          </table:table-cell>
          <table:table-cell office:value-type="float" office:value="2323.22" calcext:value-type="float">
            <text:p>2,323.2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3/2018</text:p>
          </table:table-cell>
          <table:table-cell office:value-type="percentage" office:value="0.0436" calcext:value-type="percentage">
            <text:p>4.36%</text:p>
          </table:table-cell>
          <table:table-cell office:value-type="percentage" office:value="0.0448" calcext:value-type="percentage">
            <text:p>4.48%</text:p>
          </table:table-cell>
          <table:table-cell office:value-type="float" office:value="2336.99" calcext:value-type="float">
            <text:p>2,336.99</text:p>
          </table:table-cell>
          <table:table-cell office:value-type="float" office:value="2319.98" calcext:value-type="float">
            <text:p>2,319.98</text:p>
          </table:table-cell>
          <table:table-cell office:value-type="float" office:value="2319.48" calcext:value-type="float">
            <text:p>2,319.4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3/2018</text:p>
          </table:table-cell>
          <table:table-cell office:value-type="percentage" office:value="0.0444" calcext:value-type="percentage">
            <text:p>4.44%</text:p>
          </table:table-cell>
          <table:table-cell office:value-type="percentage" office:value="0.0456" calcext:value-type="percentage">
            <text:p>4.56%</text:p>
          </table:table-cell>
          <table:table-cell office:value-type="float" office:value="2326.43" calcext:value-type="float">
            <text:p>2,326.43</text:p>
          </table:table-cell>
          <table:table-cell office:value-type="float" office:value="2309.52" calcext:value-type="float">
            <text:p>2,309.52</text:p>
          </table:table-cell>
          <table:table-cell office:value-type="float" office:value="2308.72" calcext:value-type="float">
            <text:p>2,308.7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4/2018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452" calcext:value-type="percentage">
            <text:p>4.52%</text:p>
          </table:table-cell>
          <table:table-cell office:value-type="float" office:value="2332.59" calcext:value-type="float">
            <text:p>2,332.59</text:p>
          </table:table-cell>
          <table:table-cell office:value-type="float" office:value="2315.64" calcext:value-type="float">
            <text:p>2,315.64</text:p>
          </table:table-cell>
          <table:table-cell office:value-type="float" office:value="2315.14" calcext:value-type="float">
            <text:p>2,315.1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4/2018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452" calcext:value-type="percentage">
            <text:p>4.52%</text:p>
          </table:table-cell>
          <table:table-cell office:value-type="float" office:value="2333.09" calcext:value-type="float">
            <text:p>2,333.09</text:p>
          </table:table-cell>
          <table:table-cell office:value-type="float" office:value="2316.14" calcext:value-type="float">
            <text:p>2,316.14</text:p>
          </table:table-cell>
          <table:table-cell office:value-type="float" office:value="2315.64" calcext:value-type="float">
            <text:p>2,315.6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4/2018</text:p>
          </table:table-cell>
          <table:table-cell office:value-type="percentage" office:value="0.0456" calcext:value-type="percentage">
            <text:p>4.56%</text:p>
          </table:table-cell>
          <table:table-cell office:value-type="percentage" office:value="0.0468" calcext:value-type="percentage">
            <text:p>4.68%</text:p>
          </table:table-cell>
          <table:table-cell office:value-type="float" office:value="2311.03" calcext:value-type="float">
            <text:p>2,311.03</text:p>
          </table:table-cell>
          <table:table-cell office:value-type="float" office:value="2294.29" calcext:value-type="float">
            <text:p>2,294.29</text:p>
          </table:table-cell>
          <table:table-cell office:value-type="float" office:value="2293.77" calcext:value-type="float">
            <text:p>2,293.7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4/2018</text:p>
          </table:table-cell>
          <table:table-cell office:value-type="percentage" office:value="0.0441" calcext:value-type="percentage">
            <text:p>4.41%</text:p>
          </table:table-cell>
          <table:table-cell office:value-type="percentage" office:value="0.0453" calcext:value-type="percentage">
            <text:p>4.53%</text:p>
          </table:table-cell>
          <table:table-cell office:value-type="float" office:value="2332.67" calcext:value-type="float">
            <text:p>2,332.67</text:p>
          </table:table-cell>
          <table:table-cell office:value-type="float" office:value="2315.75" calcext:value-type="float">
            <text:p>2,315.75</text:p>
          </table:table-cell>
          <table:table-cell office:value-type="float" office:value="2315.24" calcext:value-type="float">
            <text:p>2,315.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4/2018</text:p>
          </table:table-cell>
          <table:table-cell office:value-type="percentage" office:value="0.0451" calcext:value-type="percentage">
            <text:p>4.51%</text:p>
          </table:table-cell>
          <table:table-cell office:value-type="percentage" office:value="0.0463" calcext:value-type="percentage">
            <text:p>4.63%</text:p>
          </table:table-cell>
          <table:table-cell office:value-type="float" office:value="2319.25" calcext:value-type="float">
            <text:p>2,319.25</text:p>
          </table:table-cell>
          <table:table-cell office:value-type="float" office:value="2302.46" calcext:value-type="float">
            <text:p>2,302.46</text:p>
          </table:table-cell>
          <table:table-cell office:value-type="float" office:value="2301.76" calcext:value-type="float">
            <text:p>2,301.7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4/2018</text:p>
          </table:table-cell>
          <table:table-cell office:value-type="percentage" office:value="0.0454" calcext:value-type="percentage">
            <text:p>4.54%</text:p>
          </table:table-cell>
          <table:table-cell office:value-type="percentage" office:value="0.0466" calcext:value-type="percentage">
            <text:p>4.66%</text:p>
          </table:table-cell>
          <table:table-cell office:value-type="float" office:value="2315.55" calcext:value-type="float">
            <text:p>2,315.55</text:p>
          </table:table-cell>
          <table:table-cell office:value-type="float" office:value="2298.79" calcext:value-type="float">
            <text:p>2,298.79</text:p>
          </table:table-cell>
          <table:table-cell office:value-type="float" office:value="2298.28" calcext:value-type="float">
            <text:p>2,298.2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4/2018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0462" calcext:value-type="percentage">
            <text:p>4.62%</text:p>
          </table:table-cell>
          <table:table-cell office:value-type="float" office:value="2320.86" calcext:value-type="float">
            <text:p>2,320.86</text:p>
          </table:table-cell>
          <table:table-cell office:value-type="float" office:value="2304.07" calcext:value-type="float">
            <text:p>2,304.07</text:p>
          </table:table-cell>
          <table:table-cell office:value-type="float" office:value="2303.59" calcext:value-type="float">
            <text:p>2,303.5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4/2018</text:p>
          </table:table-cell>
          <table:table-cell office:value-type="percentage" office:value="0.0452" calcext:value-type="percentage">
            <text:p>4.52%</text:p>
          </table:table-cell>
          <table:table-cell office:value-type="percentage" office:value="0.0464" calcext:value-type="percentage">
            <text:p>4.64%</text:p>
          </table:table-cell>
          <table:table-cell office:value-type="float" office:value="2318.52" calcext:value-type="float">
            <text:p>2,318.52</text:p>
          </table:table-cell>
          <table:table-cell office:value-type="float" office:value="2301.77" calcext:value-type="float">
            <text:p>2,301.77</text:p>
          </table:table-cell>
          <table:table-cell office:value-type="float" office:value="2301.29" calcext:value-type="float">
            <text:p>2,301.2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4/2018</text:p>
          </table:table-cell>
          <table:table-cell office:value-type="percentage" office:value="0.0443" calcext:value-type="percentage">
            <text:p>4.43%</text:p>
          </table:table-cell>
          <table:table-cell office:value-type="percentage" office:value="0.0455" calcext:value-type="percentage">
            <text:p>4.55%</text:p>
          </table:table-cell>
          <table:table-cell office:value-type="float" office:value="2331.65" calcext:value-type="float">
            <text:p>2,331.65</text:p>
          </table:table-cell>
          <table:table-cell office:value-type="float" office:value="2314.8" calcext:value-type="float">
            <text:p>2,314.80</text:p>
          </table:table-cell>
          <table:table-cell office:value-type="float" office:value="2314.32" calcext:value-type="float">
            <text:p>2,314.3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4/2018</text:p>
          </table:table-cell>
          <table:table-cell office:value-type="percentage" office:value="0.0452" calcext:value-type="percentage">
            <text:p>4.52%</text:p>
          </table:table-cell>
          <table:table-cell office:value-type="percentage" office:value="0.0464" calcext:value-type="percentage">
            <text:p>4.64%</text:p>
          </table:table-cell>
          <table:table-cell office:value-type="float" office:value="2319.79" calcext:value-type="float">
            <text:p>2,319.79</text:p>
          </table:table-cell>
          <table:table-cell office:value-type="float" office:value="2303.04" calcext:value-type="float">
            <text:p>2,303.04</text:p>
          </table:table-cell>
          <table:table-cell office:value-type="float" office:value="2302.25" calcext:value-type="float">
            <text:p>2,302.2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4/2018</text:p>
          </table:table-cell>
          <table:table-cell office:value-type="percentage" office:value="0.0451" calcext:value-type="percentage">
            <text:p>4.51%</text:p>
          </table:table-cell>
          <table:table-cell office:value-type="percentage" office:value="0.0463" calcext:value-type="percentage">
            <text:p>4.63%</text:p>
          </table:table-cell>
          <table:table-cell office:value-type="float" office:value="2321.84" calcext:value-type="float">
            <text:p>2,321.84</text:p>
          </table:table-cell>
          <table:table-cell office:value-type="float" office:value="2305.09" calcext:value-type="float">
            <text:p>2,305.09</text:p>
          </table:table-cell>
          <table:table-cell office:value-type="float" office:value="2304.43" calcext:value-type="float">
            <text:p>2,304.4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4/2018</text:p>
          </table:table-cell>
          <table:table-cell office:value-type="percentage" office:value="0.0448" calcext:value-type="percentage">
            <text:p>4.48%</text:p>
          </table:table-cell>
          <table:table-cell office:value-type="percentage" office:value="0.046" calcext:value-type="percentage">
            <text:p>4.60%</text:p>
          </table:table-cell>
          <table:table-cell office:value-type="float" office:value="2326.7" calcext:value-type="float">
            <text:p>2,326.70</text:p>
          </table:table-cell>
          <table:table-cell office:value-type="float" office:value="2309.92" calcext:value-type="float">
            <text:p>2,309.92</text:p>
          </table:table-cell>
          <table:table-cell office:value-type="float" office:value="2309.26" calcext:value-type="float">
            <text:p>2,309.2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4/2018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0462" calcext:value-type="percentage">
            <text:p>4.62%</text:p>
          </table:table-cell>
          <table:table-cell office:value-type="float" office:value="2324.55" calcext:value-type="float">
            <text:p>2,324.55</text:p>
          </table:table-cell>
          <table:table-cell office:value-type="float" office:value="2307.8" calcext:value-type="float">
            <text:p>2,307.80</text:p>
          </table:table-cell>
          <table:table-cell office:value-type="float" office:value="2307.14" calcext:value-type="float">
            <text:p>2,307.1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4/2018</text:p>
          </table:table-cell>
          <table:table-cell office:value-type="percentage" office:value="0.0451" calcext:value-type="percentage">
            <text:p>4.51%</text:p>
          </table:table-cell>
          <table:table-cell office:value-type="percentage" office:value="0.0463" calcext:value-type="percentage">
            <text:p>4.63%</text:p>
          </table:table-cell>
          <table:table-cell office:value-type="float" office:value="2323.8" calcext:value-type="float">
            <text:p>2,323.80</text:p>
          </table:table-cell>
          <table:table-cell office:value-type="float" office:value="2307.07" calcext:value-type="float">
            <text:p>2,307.07</text:p>
          </table:table-cell>
          <table:table-cell office:value-type="float" office:value="2306.41" calcext:value-type="float">
            <text:p>2,306.4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4/2018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0462" calcext:value-type="percentage">
            <text:p>4.62%</text:p>
          </table:table-cell>
          <table:table-cell office:value-type="float" office:value="2326.35" calcext:value-type="float">
            <text:p>2,326.35</text:p>
          </table:table-cell>
          <table:table-cell office:value-type="float" office:value="2309.61" calcext:value-type="float">
            <text:p>2,309.61</text:p>
          </table:table-cell>
          <table:table-cell office:value-type="float" office:value="2308.46" calcext:value-type="float">
            <text:p>2,308.4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4/2018</text:p>
          </table:table-cell>
          <table:table-cell office:value-type="percentage" office:value="0.0451" calcext:value-type="percentage">
            <text:p>4.51%</text:p>
          </table:table-cell>
          <table:table-cell office:value-type="percentage" office:value="0.0463" calcext:value-type="percentage">
            <text:p>4.63%</text:p>
          </table:table-cell>
          <table:table-cell office:value-type="float" office:value="2325.33" calcext:value-type="float">
            <text:p>2,325.33</text:p>
          </table:table-cell>
          <table:table-cell office:value-type="float" office:value="2308.61" calcext:value-type="float">
            <text:p>2,308.61</text:p>
          </table:table-cell>
          <table:table-cell office:value-type="float" office:value="2307.98" calcext:value-type="float">
            <text:p>2,307.9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4/2018</text:p>
          </table:table-cell>
          <table:table-cell office:value-type="percentage" office:value="0.0456" calcext:value-type="percentage">
            <text:p>4.56%</text:p>
          </table:table-cell>
          <table:table-cell office:value-type="percentage" office:value="0.0468" calcext:value-type="percentage">
            <text:p>4.68%</text:p>
          </table:table-cell>
          <table:table-cell office:value-type="float" office:value="2318.97" calcext:value-type="float">
            <text:p>2,318.97</text:p>
          </table:table-cell>
          <table:table-cell office:value-type="float" office:value="2302.31" calcext:value-type="float">
            <text:p>2,302.31</text:p>
          </table:table-cell>
          <table:table-cell office:value-type="float" office:value="2301.68" calcext:value-type="float">
            <text:p>2,301.6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4/2018</text:p>
          </table:table-cell>
          <table:table-cell office:value-type="percentage" office:value="0.0464" calcext:value-type="percentage">
            <text:p>4.64%</text:p>
          </table:table-cell>
          <table:table-cell office:value-type="percentage" office:value="0.0476" calcext:value-type="percentage">
            <text:p>4.76%</text:p>
          </table:table-cell>
          <table:table-cell office:value-type="float" office:value="2308.48" calcext:value-type="float">
            <text:p>2,308.48</text:p>
          </table:table-cell>
          <table:table-cell office:value-type="float" office:value="2291.92" calcext:value-type="float">
            <text:p>2,291.92</text:p>
          </table:table-cell>
          <table:table-cell office:value-type="float" office:value="2291.28" calcext:value-type="float">
            <text:p>2,291.2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4/2018</text:p>
          </table:table-cell>
          <table:table-cell office:value-type="percentage" office:value="0.0454" calcext:value-type="percentage">
            <text:p>4.54%</text:p>
          </table:table-cell>
          <table:table-cell office:value-type="percentage" office:value="0.0466" calcext:value-type="percentage">
            <text:p>4.66%</text:p>
          </table:table-cell>
          <table:table-cell office:value-type="float" office:value="2323.01" calcext:value-type="float">
            <text:p>2,323.01</text:p>
          </table:table-cell>
          <table:table-cell office:value-type="float" office:value="2306.34" calcext:value-type="float">
            <text:p>2,306.34</text:p>
          </table:table-cell>
          <table:table-cell office:value-type="float" office:value="2305.71" calcext:value-type="float">
            <text:p>2,305.7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4/2018</text:p>
          </table:table-cell>
          <table:table-cell office:value-type="percentage" office:value="0.0453" calcext:value-type="percentage">
            <text:p>4.53%</text:p>
          </table:table-cell>
          <table:table-cell office:value-type="percentage" office:value="0.0465" calcext:value-type="percentage">
            <text:p>4.65%</text:p>
          </table:table-cell>
          <table:table-cell office:value-type="float" office:value="2325.47" calcext:value-type="float">
            <text:p>2,325.47</text:p>
          </table:table-cell>
          <table:table-cell office:value-type="float" office:value="2308.79" calcext:value-type="float">
            <text:p>2,308.79</text:p>
          </table:table-cell>
          <table:table-cell office:value-type="float" office:value="2307.72" calcext:value-type="float">
            <text:p>2,307.7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4/2018</text:p>
          </table:table-cell>
          <table:table-cell office:value-type="percentage" office:value="0.0452" calcext:value-type="percentage">
            <text:p>4.52%</text:p>
          </table:table-cell>
          <table:table-cell office:value-type="percentage" office:value="0.0464" calcext:value-type="percentage">
            <text:p>4.64%</text:p>
          </table:table-cell>
          <table:table-cell office:value-type="float" office:value="2327.71" calcext:value-type="float">
            <text:p>2,327.71</text:p>
          </table:table-cell>
          <table:table-cell office:value-type="float" office:value="2311.02" calcext:value-type="float">
            <text:p>2,311.02</text:p>
          </table:table-cell>
          <table:table-cell office:value-type="float" office:value="2310.17" calcext:value-type="float">
            <text:p>2,310.1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5/2018</text:p>
          </table:table-cell>
          <table:table-cell office:value-type="percentage" office:value="0.0457" calcext:value-type="percentage">
            <text:p>4.57%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321.36" calcext:value-type="float">
            <text:p>2,321.36</text:p>
          </table:table-cell>
          <table:table-cell office:value-type="float" office:value="2304.74" calcext:value-type="float">
            <text:p>2,304.74</text:p>
          </table:table-cell>
          <table:table-cell office:value-type="float" office:value="2304.11" calcext:value-type="float">
            <text:p>2,304.1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5/2018</text:p>
          </table:table-cell>
          <table:table-cell office:value-type="percentage" office:value="0.0455" calcext:value-type="percentage">
            <text:p>4.55%</text:p>
          </table:table-cell>
          <table:table-cell office:value-type="percentage" office:value="0.0467" calcext:value-type="percentage">
            <text:p>4.67%</text:p>
          </table:table-cell>
          <table:table-cell office:value-type="float" office:value="2324.77" calcext:value-type="float">
            <text:p>2,324.77</text:p>
          </table:table-cell>
          <table:table-cell office:value-type="float" office:value="2308.13" calcext:value-type="float">
            <text:p>2,308.13</text:p>
          </table:table-cell>
          <table:table-cell office:value-type="float" office:value="2307.5" calcext:value-type="float">
            <text:p>2,307.5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5/2018</text:p>
          </table:table-cell>
          <table:table-cell office:value-type="percentage" office:value="0.0462" calcext:value-type="percentage">
            <text:p>4.62%</text:p>
          </table:table-cell>
          <table:table-cell office:value-type="percentage" office:value="0.0474" calcext:value-type="percentage">
            <text:p>4.74%</text:p>
          </table:table-cell>
          <table:table-cell office:value-type="float" office:value="2316.11" calcext:value-type="float">
            <text:p>2,316.11</text:p>
          </table:table-cell>
          <table:table-cell office:value-type="float" office:value="2299.56" calcext:value-type="float">
            <text:p>2,299.56</text:p>
          </table:table-cell>
          <table:table-cell office:value-type="float" office:value="2298.49" calcext:value-type="float">
            <text:p>2,298.4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5/2018</text:p>
          </table:table-cell>
          <table:table-cell office:value-type="percentage" office:value="0.0458" calcext:value-type="percentage">
            <text:p>4.58%</text:p>
          </table:table-cell>
          <table:table-cell office:value-type="percentage" office:value="0.047" calcext:value-type="percentage">
            <text:p>4.70%</text:p>
          </table:table-cell>
          <table:table-cell office:value-type="float" office:value="2322.29" calcext:value-type="float">
            <text:p>2,322.29</text:p>
          </table:table-cell>
          <table:table-cell office:value-type="float" office:value="2305.7" calcext:value-type="float">
            <text:p>2,305.70</text:p>
          </table:table-cell>
          <table:table-cell office:value-type="float" office:value="2305.06" calcext:value-type="float">
            <text:p>2,305.0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5/2018</text:p>
          </table:table-cell>
          <table:table-cell office:value-type="percentage" office:value="0.0463" calcext:value-type="percentage">
            <text:p>4.63%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2315.99" calcext:value-type="float">
            <text:p>2,315.99</text:p>
          </table:table-cell>
          <table:table-cell office:value-type="float" office:value="2299.46" calcext:value-type="float">
            <text:p>2,299.46</text:p>
          </table:table-cell>
          <table:table-cell office:value-type="float" office:value="2298.82" calcext:value-type="float">
            <text:p>2,298.8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5/2018</text:p>
          </table:table-cell>
          <table:table-cell office:value-type="percentage" office:value="0.0476" calcext:value-type="percentage">
            <text:p>4.76%</text:p>
          </table:table-cell>
          <table:table-cell office:value-type="percentage" office:value="0.0488" calcext:value-type="percentage">
            <text:p>4.88%</text:p>
          </table:table-cell>
          <table:table-cell office:value-type="float" office:value="2298.73" calcext:value-type="float">
            <text:p>2,298.73</text:p>
          </table:table-cell>
          <table:table-cell office:value-type="float" office:value="2282.35" calcext:value-type="float">
            <text:p>2,282.35</text:p>
          </table:table-cell>
          <table:table-cell office:value-type="float" office:value="2281.7" calcext:value-type="float">
            <text:p>2,281.7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5/2018</text:p>
          </table:table-cell>
          <table:table-cell office:value-type="percentage" office:value="0.0472" calcext:value-type="percentage">
            <text:p>4.72%</text:p>
          </table:table-cell>
          <table:table-cell office:value-type="percentage" office:value="0.0484" calcext:value-type="percentage">
            <text:p>4.84%</text:p>
          </table:table-cell>
          <table:table-cell office:value-type="float" office:value="2303.66" calcext:value-type="float">
            <text:p>2,303.66</text:p>
          </table:table-cell>
          <table:table-cell office:value-type="float" office:value="2287.25" calcext:value-type="float">
            <text:p>2,287.25</text:p>
          </table:table-cell>
          <table:table-cell office:value-type="float" office:value="2286.65" calcext:value-type="float">
            <text:p>2,286.6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5/2018</text:p>
          </table:table-cell>
          <table:table-cell office:value-type="percentage" office:value="0.0464" calcext:value-type="percentage">
            <text:p>4.64%</text:p>
          </table:table-cell>
          <table:table-cell office:value-type="percentage" office:value="0.0476" calcext:value-type="percentage">
            <text:p>4.76%</text:p>
          </table:table-cell>
          <table:table-cell office:value-type="float" office:value="2315.6" calcext:value-type="float">
            <text:p>2,315.60</text:p>
          </table:table-cell>
          <table:table-cell office:value-type="float" office:value="2299.1" calcext:value-type="float">
            <text:p>2,299.10</text:p>
          </table:table-cell>
          <table:table-cell office:value-type="float" office:value="2298.17" calcext:value-type="float">
            <text:p>2,298.1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5/2018</text:p>
          </table:table-cell>
          <table:table-cell office:value-type="percentage" office:value="0.0471" calcext:value-type="percentage">
            <text:p>4.71%</text:p>
          </table:table-cell>
          <table:table-cell office:value-type="percentage" office:value="0.0483" calcext:value-type="percentage">
            <text:p>4.83%</text:p>
          </table:table-cell>
          <table:table-cell office:value-type="float" office:value="2306.55" calcext:value-type="float">
            <text:p>2,306.55</text:p>
          </table:table-cell>
          <table:table-cell office:value-type="float" office:value="2290.14" calcext:value-type="float">
            <text:p>2,290.14</text:p>
          </table:table-cell>
          <table:table-cell office:value-type="float" office:value="2289.54" calcext:value-type="float">
            <text:p>2,289.5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5/2018</text:p>
          </table:table-cell>
          <table:table-cell office:value-type="percentage" office:value="0.0484" calcext:value-type="percentage">
            <text:p>4.84%</text:p>
          </table:table-cell>
          <table:table-cell office:value-type="percentage" office:value="0.0496" calcext:value-type="percentage">
            <text:p>4.96%</text:p>
          </table:table-cell>
          <table:table-cell office:value-type="float" office:value="2289.48" calcext:value-type="float">
            <text:p>2,289.48</text:p>
          </table:table-cell>
          <table:table-cell office:value-type="float" office:value="2273.22" calcext:value-type="float">
            <text:p>2,273.22</text:p>
          </table:table-cell>
          <table:table-cell office:value-type="float" office:value="2272.51" calcext:value-type="float">
            <text:p>2,272.5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5/2018</text:p>
          </table:table-cell>
          <table:table-cell office:value-type="percentage" office:value="0.0477" calcext:value-type="percentage">
            <text:p>4.77%</text:p>
          </table:table-cell>
          <table:table-cell office:value-type="percentage" office:value="0.0489" calcext:value-type="percentage">
            <text:p>4.89%</text:p>
          </table:table-cell>
          <table:table-cell office:value-type="float" office:value="2299.72" calcext:value-type="float">
            <text:p>2,299.72</text:p>
          </table:table-cell>
          <table:table-cell office:value-type="float" office:value="2283.39" calcext:value-type="float">
            <text:p>2,283.39</text:p>
          </table:table-cell>
          <table:table-cell office:value-type="float" office:value="2282.69" calcext:value-type="float">
            <text:p>2,282.6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5/2018</text:p>
          </table:table-cell>
          <table:table-cell office:value-type="percentage" office:value="0.0477" calcext:value-type="percentage">
            <text:p>4.77%</text:p>
          </table:table-cell>
          <table:table-cell office:value-type="percentage" office:value="0.0489" calcext:value-type="percentage">
            <text:p>4.89%</text:p>
          </table:table-cell>
          <table:table-cell office:value-type="float" office:value="2300.42" calcext:value-type="float">
            <text:p>2,300.42</text:p>
          </table:table-cell>
          <table:table-cell office:value-type="float" office:value="2284.1" calcext:value-type="float">
            <text:p>2,284.10</text:p>
          </table:table-cell>
          <table:table-cell office:value-type="float" office:value="2283.39" calcext:value-type="float">
            <text:p>2,283.3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5/2018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0512" calcext:value-type="percentage">
            <text:p>5.12%</text:p>
          </table:table-cell>
          <table:table-cell office:value-type="float" office:value="2270.5" calcext:value-type="float">
            <text:p>2,270.50</text:p>
          </table:table-cell>
          <table:table-cell office:value-type="float" office:value="2254.43" calcext:value-type="float">
            <text:p>2,254.43</text:p>
          </table:table-cell>
          <table:table-cell office:value-type="float" office:value="2253.18" calcext:value-type="float">
            <text:p>2,253.1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5/2018</text:p>
          </table:table-cell>
          <table:table-cell office:value-type="percentage" office:value="0.051" calcext:value-type="percentage">
            <text:p>5.10%</text:p>
          </table:table-cell>
          <table:table-cell office:value-type="percentage" office:value="0.0522" calcext:value-type="percentage">
            <text:p>5.22%</text:p>
          </table:table-cell>
          <table:table-cell office:value-type="float" office:value="2257.81" calcext:value-type="float">
            <text:p>2,257.81</text:p>
          </table:table-cell>
          <table:table-cell office:value-type="float" office:value="2241.86" calcext:value-type="float">
            <text:p>2,241.86</text:p>
          </table:table-cell>
          <table:table-cell office:value-type="float" office:value="2241.14" calcext:value-type="float">
            <text:p>2,241.1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5/2018</text:p>
          </table:table-cell>
          <table:table-cell office:value-type="percentage" office:value="0.0504" calcext:value-type="percentage">
            <text:p>5.04%</text:p>
          </table:table-cell>
          <table:table-cell office:value-type="percentage" office:value="0.0516" calcext:value-type="percentage">
            <text:p>5.16%</text:p>
          </table:table-cell>
          <table:table-cell office:value-type="float" office:value="2266.55" calcext:value-type="float">
            <text:p>2,266.55</text:p>
          </table:table-cell>
          <table:table-cell office:value-type="float" office:value="2250.54" calcext:value-type="float">
            <text:p>2,250.54</text:p>
          </table:table-cell>
          <table:table-cell office:value-type="float" office:value="2249.82" calcext:value-type="float">
            <text:p>2,249.8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5/2018</text:p>
          </table:table-cell>
          <table:table-cell office:value-type="percentage" office:value="0.0507" calcext:value-type="percentage">
            <text:p>5.07%</text:p>
          </table:table-cell>
          <table:table-cell office:value-type="percentage" office:value="0.0519" calcext:value-type="percentage">
            <text:p>5.19%</text:p>
          </table:table-cell>
          <table:table-cell office:value-type="float" office:value="2263.25" calcext:value-type="float">
            <text:p>2,263.25</text:p>
          </table:table-cell>
          <table:table-cell office:value-type="float" office:value="2247.27" calcext:value-type="float">
            <text:p>2,247.27</text:p>
          </table:table-cell>
          <table:table-cell office:value-type="float" office:value="2246.55" calcext:value-type="float">
            <text:p>2,246.5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5/2018</text:p>
          </table:table-cell>
          <table:table-cell office:value-type="percentage" office:value="0.0515" calcext:value-type="percentage">
            <text:p>5.15%</text:p>
          </table:table-cell>
          <table:table-cell office:value-type="percentage" office:value="0.0527" calcext:value-type="percentage">
            <text:p>5.27%</text:p>
          </table:table-cell>
          <table:table-cell office:value-type="float" office:value="2253.3" calcext:value-type="float">
            <text:p>2,253.30</text:p>
          </table:table-cell>
          <table:table-cell office:value-type="float" office:value="2237.42" calcext:value-type="float">
            <text:p>2,237.42</text:p>
          </table:table-cell>
          <table:table-cell office:value-type="float" office:value="2236.7" calcext:value-type="float">
            <text:p>2,236.7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5/2018</text:p>
          </table:table-cell>
          <table:table-cell office:value-type="percentage" office:value="0.0511" calcext:value-type="percentage">
            <text:p>5.11%</text:p>
          </table:table-cell>
          <table:table-cell office:value-type="percentage" office:value="0.0523" calcext:value-type="percentage">
            <text:p>5.23%</text:p>
          </table:table-cell>
          <table:table-cell office:value-type="float" office:value="2258.56" calcext:value-type="float">
            <text:p>2,258.56</text:p>
          </table:table-cell>
          <table:table-cell office:value-type="float" office:value="2242.64" calcext:value-type="float">
            <text:p>2,242.64</text:p>
          </table:table-cell>
          <table:table-cell office:value-type="float" office:value="2241.69" calcext:value-type="float">
            <text:p>2,241.6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5/2018</text:p>
          </table:table-cell>
          <table:table-cell office:value-type="percentage" office:value="0.0527" calcext:value-type="percentage">
            <text:p>5.27%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237.98" calcext:value-type="float">
            <text:p>2,237.98</text:p>
          </table:table-cell>
          <table:table-cell office:value-type="float" office:value="2222.25" calcext:value-type="float">
            <text:p>2,222.25</text:p>
          </table:table-cell>
          <table:table-cell office:value-type="float" office:value="2221.62" calcext:value-type="float">
            <text:p>2,221.6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5/2018</text:p>
          </table:table-cell>
          <table:table-cell office:value-type="percentage" office:value="0.0529" calcext:value-type="percentage">
            <text:p>5.29%</text:p>
          </table:table-cell>
          <table:table-cell office:value-type="percentage" office:value="0.0541" calcext:value-type="percentage">
            <text:p>5.41%</text:p>
          </table:table-cell>
          <table:table-cell office:value-type="float" office:value="2235.97" calcext:value-type="float">
            <text:p>2,235.97</text:p>
          </table:table-cell>
          <table:table-cell office:value-type="float" office:value="2220.26" calcext:value-type="float">
            <text:p>2,220.26</text:p>
          </table:table-cell>
          <table:table-cell office:value-type="float" office:value="2219.64" calcext:value-type="float">
            <text:p>2,219.6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5/2018</text:p>
          </table:table-cell>
          <table:table-cell office:value-type="percentage" office:value="0.0526" calcext:value-type="percentage">
            <text:p>5.26%</text:p>
          </table:table-cell>
          <table:table-cell office:value-type="percentage" office:value="0.0538" calcext:value-type="percentage">
            <text:p>5.38%</text:p>
          </table:table-cell>
          <table:table-cell office:value-type="float" office:value="2240.71" calcext:value-type="float">
            <text:p>2,240.71</text:p>
          </table:table-cell>
          <table:table-cell office:value-type="float" office:value="2224.97" calcext:value-type="float">
            <text:p>2,224.97</text:p>
          </table:table-cell>
          <table:table-cell office:value-type="float" office:value="2224.18" calcext:value-type="float">
            <text:p>2,224.1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06/2018</text:p>
          </table:table-cell>
          <table:table-cell office:value-type="percentage" office:value="0.0531" calcext:value-type="percentage">
            <text:p>5.31%</text:p>
          </table:table-cell>
          <table:table-cell office:value-type="percentage" office:value="0.0543" calcext:value-type="percentage">
            <text:p>5.43%</text:p>
          </table:table-cell>
          <table:table-cell office:value-type="float" office:value="2235.09" calcext:value-type="float">
            <text:p>2,235.09</text:p>
          </table:table-cell>
          <table:table-cell office:value-type="float" office:value="2219.41" calcext:value-type="float">
            <text:p>2,219.41</text:p>
          </table:table-cell>
          <table:table-cell office:value-type="float" office:value="2218.45" calcext:value-type="float">
            <text:p>2,218.4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6/2018</text:p>
          </table:table-cell>
          <table:table-cell office:value-type="percentage" office:value="0.0523" calcext:value-type="percentage">
            <text:p>5.23%</text:p>
          </table:table-cell>
          <table:table-cell office:value-type="percentage" office:value="0.0535" calcext:value-type="percentage">
            <text:p>5.35%</text:p>
          </table:table-cell>
          <table:table-cell office:value-type="float" office:value="2246.24" calcext:value-type="float">
            <text:p>2,246.24</text:p>
          </table:table-cell>
          <table:table-cell office:value-type="float" office:value="2230.48" calcext:value-type="float">
            <text:p>2,230.48</text:p>
          </table:table-cell>
          <table:table-cell office:value-type="float" office:value="2229.85" calcext:value-type="float">
            <text:p>2,229.8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6/2018</text:p>
          </table:table-cell>
          <table:table-cell office:value-type="percentage" office:value="0.0533" calcext:value-type="percentage">
            <text:p>5.33%</text:p>
          </table:table-cell>
          <table:table-cell office:value-type="percentage" office:value="0.0545" calcext:value-type="percentage">
            <text:p>5.45%</text:p>
          </table:table-cell>
          <table:table-cell office:value-type="float" office:value="2233.72" calcext:value-type="float">
            <text:p>2,233.72</text:p>
          </table:table-cell>
          <table:table-cell office:value-type="float" office:value="2218.07" calcext:value-type="float">
            <text:p>2,218.07</text:p>
          </table:table-cell>
          <table:table-cell office:value-type="float" office:value="2217.44" calcext:value-type="float">
            <text:p>2,217.4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6/2018</text:p>
          </table:table-cell>
          <table:table-cell office:value-type="percentage" office:value="0.0552" calcext:value-type="percentage">
            <text:p>5.52%</text:p>
          </table:table-cell>
          <table:table-cell office:value-type="percentage" office:value="0.0564" calcext:value-type="percentage">
            <text:p>5.64%</text:p>
          </table:table-cell>
          <table:table-cell office:value-type="float" office:value="2209.64" calcext:value-type="float">
            <text:p>2,209.64</text:p>
          </table:table-cell>
          <table:table-cell office:value-type="float" office:value="2194.19" calcext:value-type="float">
            <text:p>2,194.19</text:p>
          </table:table-cell>
          <table:table-cell office:value-type="float" office:value="2193.55" calcext:value-type="float">
            <text:p>2,193.5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6/2018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0572" calcext:value-type="percentage">
            <text:p>5.72%</text:p>
          </table:table-cell>
          <table:table-cell office:value-type="float" office:value="2199.97" calcext:value-type="float">
            <text:p>2,199.97</text:p>
          </table:table-cell>
          <table:table-cell office:value-type="float" office:value="2184.61" calcext:value-type="float">
            <text:p>2,184.61</text:p>
          </table:table-cell>
          <table:table-cell office:value-type="float" office:value="2183.97" calcext:value-type="float">
            <text:p>2,183.9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6/2018</text:p>
          </table:table-cell>
          <table:table-cell office:value-type="percentage" office:value="0.0565" calcext:value-type="percentage">
            <text:p>5.65%</text:p>
          </table:table-cell>
          <table:table-cell office:value-type="percentage" office:value="0.0577" calcext:value-type="percentage">
            <text:p>5.77%</text:p>
          </table:table-cell>
          <table:table-cell office:value-type="float" office:value="2197.76" calcext:value-type="float">
            <text:p>2,197.76</text:p>
          </table:table-cell>
          <table:table-cell office:value-type="float" office:value="2182.44" calcext:value-type="float">
            <text:p>2,182.44</text:p>
          </table:table-cell>
          <table:table-cell office:value-type="float" office:value="2181.11" calcext:value-type="float">
            <text:p>2,181.1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6/2018</text:p>
          </table:table-cell>
          <table:table-cell office:value-type="percentage" office:value="0.0545" calcext:value-type="percentage">
            <text:p>5.45%</text:p>
          </table:table-cell>
          <table:table-cell office:value-type="percentage" office:value="0.0557" calcext:value-type="percentage">
            <text:p>5.57%</text:p>
          </table:table-cell>
          <table:table-cell office:value-type="float" office:value="2224.33" calcext:value-type="float">
            <text:p>2,224.33</text:p>
          </table:table-cell>
          <table:table-cell office:value-type="float" office:value="2208.8" calcext:value-type="float">
            <text:p>2,208.80</text:p>
          </table:table-cell>
          <table:table-cell office:value-type="float" office:value="2208.04" calcext:value-type="float">
            <text:p>2,208.0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6/2018</text:p>
          </table:table-cell>
          <table:table-cell office:value-type="percentage" office:value="0.0557" calcext:value-type="percentage">
            <text:p>5.57%</text:p>
          </table:table-cell>
          <table:table-cell office:value-type="percentage" office:value="0.0569" calcext:value-type="percentage">
            <text:p>5.69%</text:p>
          </table:table-cell>
          <table:table-cell office:value-type="float" office:value="2209.56" calcext:value-type="float">
            <text:p>2,209.56</text:p>
          </table:table-cell>
          <table:table-cell office:value-type="float" office:value="2194.17" calcext:value-type="float">
            <text:p>2,194.17</text:p>
          </table:table-cell>
          <table:table-cell office:value-type="float" office:value="2193.4" calcext:value-type="float">
            <text:p>2,193.4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6/2018</text:p>
          </table:table-cell>
          <table:table-cell office:value-type="percentage" office:value="0.0562" calcext:value-type="percentage">
            <text:p>5.62%</text:p>
          </table:table-cell>
          <table:table-cell office:value-type="percentage" office:value="0.0574" calcext:value-type="percentage">
            <text:p>5.74%</text:p>
          </table:table-cell>
          <table:table-cell office:value-type="float" office:value="2203.9" calcext:value-type="float">
            <text:p>2,203.90</text:p>
          </table:table-cell>
          <table:table-cell office:value-type="float" office:value="2188.56" calcext:value-type="float">
            <text:p>2,188.56</text:p>
          </table:table-cell>
          <table:table-cell office:value-type="float" office:value="2187.79" calcext:value-type="float">
            <text:p>2,187.7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6/2018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0572" calcext:value-type="percentage">
            <text:p>5.72%</text:p>
          </table:table-cell>
          <table:table-cell office:value-type="float" office:value="2207.23" calcext:value-type="float">
            <text:p>2,207.23</text:p>
          </table:table-cell>
          <table:table-cell office:value-type="float" office:value="2191.87" calcext:value-type="float">
            <text:p>2,191.87</text:p>
          </table:table-cell>
          <table:table-cell office:value-type="float" office:value="2191.11" calcext:value-type="float">
            <text:p>2,191.1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6/2018</text:p>
          </table:table-cell>
          <table:table-cell office:value-type="percentage" office:value="0.0592" calcext:value-type="percentage">
            <text:p>5.92%</text:p>
          </table:table-cell>
          <table:table-cell office:value-type="percentage" office:value="0.0604" calcext:value-type="percentage">
            <text:p>6.04%</text:p>
          </table:table-cell>
          <table:table-cell office:value-type="float" office:value="2168.95" calcext:value-type="float">
            <text:p>2,168.95</text:p>
          </table:table-cell>
          <table:table-cell office:value-type="float" office:value="2153.92" calcext:value-type="float">
            <text:p>2,153.92</text:p>
          </table:table-cell>
          <table:table-cell office:value-type="float" office:value="2151.53" calcext:value-type="float">
            <text:p>2,151.5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6/2018</text:p>
          </table:table-cell>
          <table:table-cell office:value-type="percentage" office:value="0.0565" calcext:value-type="percentage">
            <text:p>5.65%</text:p>
          </table:table-cell>
          <table:table-cell office:value-type="percentage" office:value="0.0577" calcext:value-type="percentage">
            <text:p>5.77%</text:p>
          </table:table-cell>
          <table:table-cell office:value-type="float" office:value="2204.35" calcext:value-type="float">
            <text:p>2,204.35</text:p>
          </table:table-cell>
          <table:table-cell office:value-type="float" office:value="2189.04" calcext:value-type="float">
            <text:p>2,189.04</text:p>
          </table:table-cell>
          <table:table-cell office:value-type="float" office:value="2187.91" calcext:value-type="float">
            <text:p>2,187.9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6/2018</text:p>
          </table:table-cell>
          <table:table-cell office:value-type="percentage" office:value="0.0563" calcext:value-type="percentage">
            <text:p>5.63%</text:p>
          </table:table-cell>
          <table:table-cell office:value-type="percentage" office:value="0.0575" calcext:value-type="percentage">
            <text:p>5.75%</text:p>
          </table:table-cell>
          <table:table-cell office:value-type="float" office:value="2208.04" calcext:value-type="float">
            <text:p>2,208.04</text:p>
          </table:table-cell>
          <table:table-cell office:value-type="float" office:value="2192.71" calcext:value-type="float">
            <text:p>2,192.71</text:p>
          </table:table-cell>
          <table:table-cell office:value-type="float" office:value="2191.58" calcext:value-type="float">
            <text:p>2,191.5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6/2018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552" calcext:value-type="percentage">
            <text:p>5.52%</text:p>
          </table:table-cell>
          <table:table-cell office:value-type="float" office:value="2238.88" calcext:value-type="float">
            <text:p>2,238.88</text:p>
          </table:table-cell>
          <table:table-cell office:value-type="float" office:value="2223.32" calcext:value-type="float">
            <text:p>2,223.32</text:p>
          </table:table-cell>
          <table:table-cell office:value-type="float" office:value="2222.19" calcext:value-type="float">
            <text:p>2,222.1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6/2018</text:p>
          </table:table-cell>
          <table:table-cell office:value-type="percentage" office:value="0.0557" calcext:value-type="percentage">
            <text:p>5.57%</text:p>
          </table:table-cell>
          <table:table-cell office:value-type="percentage" office:value="0.0569" calcext:value-type="percentage">
            <text:p>5.69%</text:p>
          </table:table-cell>
          <table:table-cell office:value-type="float" office:value="2218" calcext:value-type="float">
            <text:p>2,218.00</text:p>
          </table:table-cell>
          <table:table-cell office:value-type="float" office:value="2202.61" calcext:value-type="float">
            <text:p>2,202.61</text:p>
          </table:table-cell>
          <table:table-cell office:value-type="float" office:value="2201.48" calcext:value-type="float">
            <text:p>2,201.4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6/2018</text:p>
          </table:table-cell>
          <table:table-cell office:value-type="percentage" office:value="0.0561" calcext:value-type="percentage">
            <text:p>5.61%</text:p>
          </table:table-cell>
          <table:table-cell office:value-type="percentage" office:value="0.0573" calcext:value-type="percentage">
            <text:p>5.73%</text:p>
          </table:table-cell>
          <table:table-cell office:value-type="float" office:value="2215.27" calcext:value-type="float">
            <text:p>2,215.27</text:p>
          </table:table-cell>
          <table:table-cell office:value-type="float" office:value="2199.92" calcext:value-type="float">
            <text:p>2,199.92</text:p>
          </table:table-cell>
          <table:table-cell office:value-type="float" office:value="2197.51" calcext:value-type="float">
            <text:p>2,197.5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6/2018</text:p>
          </table:table-cell>
          <table:table-cell office:value-type="percentage" office:value="0.0562" calcext:value-type="percentage">
            <text:p>5.62%</text:p>
          </table:table-cell>
          <table:table-cell office:value-type="percentage" office:value="0.0574" calcext:value-type="percentage">
            <text:p>5.74%</text:p>
          </table:table-cell>
          <table:table-cell office:value-type="float" office:value="2218.01" calcext:value-type="float">
            <text:p>2,218.01</text:p>
          </table:table-cell>
          <table:table-cell office:value-type="float" office:value="2202.65" calcext:value-type="float">
            <text:p>2,202.65</text:p>
          </table:table-cell>
          <table:table-cell office:value-type="float" office:value="2201.26" calcext:value-type="float">
            <text:p>2,201.2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6/2018</text:p>
          </table:table-cell>
          <table:table-cell office:value-type="percentage" office:value="0.0549" calcext:value-type="percentage">
            <text:p>5.49%</text:p>
          </table:table-cell>
          <table:table-cell office:value-type="percentage" office:value="0.0561" calcext:value-type="percentage">
            <text:p>5.61%</text:p>
          </table:table-cell>
          <table:table-cell office:value-type="float" office:value="2236.18" calcext:value-type="float">
            <text:p>2,236.18</text:p>
          </table:table-cell>
          <table:table-cell office:value-type="float" office:value="2220.69" calcext:value-type="float">
            <text:p>2,220.69</text:p>
          </table:table-cell>
          <table:table-cell office:value-type="float" office:value="2219.3" calcext:value-type="float">
            <text:p>2,219.3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6/2018</text:p>
          </table:table-cell>
          <table:table-cell office:value-type="percentage" office:value="0.0556" calcext:value-type="percentage">
            <text:p>5.56%</text:p>
          </table:table-cell>
          <table:table-cell office:value-type="percentage" office:value="0.0568" calcext:value-type="percentage">
            <text:p>5.68%</text:p>
          </table:table-cell>
          <table:table-cell office:value-type="float" office:value="2228.52" calcext:value-type="float">
            <text:p>2,228.52</text:p>
          </table:table-cell>
          <table:table-cell office:value-type="float" office:value="2213.1" calcext:value-type="float">
            <text:p>2,213.10</text:p>
          </table:table-cell>
          <table:table-cell office:value-type="float" office:value="2211.71" calcext:value-type="float">
            <text:p>2,211.7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6/2018</text:p>
          </table:table-cell>
          <table:table-cell office:value-type="percentage" office:value="0.0565" calcext:value-type="percentage">
            <text:p>5.65%</text:p>
          </table:table-cell>
          <table:table-cell office:value-type="percentage" office:value="0.0577" calcext:value-type="percentage">
            <text:p>5.77%</text:p>
          </table:table-cell>
          <table:table-cell office:value-type="float" office:value="2218.34" calcext:value-type="float">
            <text:p>2,218.34</text:p>
          </table:table-cell>
          <table:table-cell office:value-type="float" office:value="2203.01" calcext:value-type="float">
            <text:p>2,203.01</text:p>
          </table:table-cell>
          <table:table-cell office:value-type="float" office:value="2201.62" calcext:value-type="float">
            <text:p>2,201.6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6/2018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0572" calcext:value-type="percentage">
            <text:p>5.72%</text:p>
          </table:table-cell>
          <table:table-cell office:value-type="float" office:value="2227.99" calcext:value-type="float">
            <text:p>2,227.99</text:p>
          </table:table-cell>
          <table:table-cell office:value-type="float" office:value="2212.6" calcext:value-type="float">
            <text:p>2,212.60</text:p>
          </table:table-cell>
          <table:table-cell office:value-type="float" office:value="2209.39" calcext:value-type="float">
            <text:p>2,209.3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7/2018</text:p>
          </table:table-cell>
          <table:table-cell office:value-type="percentage" office:value="0.0552" calcext:value-type="percentage">
            <text:p>5.52%</text:p>
          </table:table-cell>
          <table:table-cell office:value-type="percentage" office:value="0.0564" calcext:value-type="percentage">
            <text:p>5.64%</text:p>
          </table:table-cell>
          <table:table-cell office:value-type="float" office:value="2239.72" calcext:value-type="float">
            <text:p>2,239.72</text:p>
          </table:table-cell>
          <table:table-cell office:value-type="float" office:value="2224.24" calcext:value-type="float">
            <text:p>2,224.24</text:p>
          </table:table-cell>
          <table:table-cell office:value-type="float" office:value="2222.84" calcext:value-type="float">
            <text:p>2,222.8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7/2018</text:p>
          </table:table-cell>
          <table:table-cell office:value-type="percentage" office:value="0.0546" calcext:value-type="percentage">
            <text:p>5.46%</text:p>
          </table:table-cell>
          <table:table-cell office:value-type="percentage" office:value="0.0558" calcext:value-type="percentage">
            <text:p>5.58%</text:p>
          </table:table-cell>
          <table:table-cell office:value-type="float" office:value="2248.89" calcext:value-type="float">
            <text:p>2,248.89</text:p>
          </table:table-cell>
          <table:table-cell office:value-type="float" office:value="2233.36" calcext:value-type="float">
            <text:p>2,233.36</text:p>
          </table:table-cell>
          <table:table-cell office:value-type="float" office:value="2231.96" calcext:value-type="float">
            <text:p>2,231.9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7/2018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562" calcext:value-type="percentage">
            <text:p>5.62%</text:p>
          </table:table-cell>
          <table:table-cell office:value-type="float" office:value="2245.1" calcext:value-type="float">
            <text:p>2,245.10</text:p>
          </table:table-cell>
          <table:table-cell office:value-type="float" office:value="2229.61" calcext:value-type="float">
            <text:p>2,229.61</text:p>
          </table:table-cell>
          <table:table-cell office:value-type="float" office:value="2228.21" calcext:value-type="float">
            <text:p>2,228.2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7/2018</text:p>
          </table:table-cell>
          <table:table-cell office:value-type="percentage" office:value="0.0547" calcext:value-type="percentage">
            <text:p>5.47%</text:p>
          </table:table-cell>
          <table:table-cell office:value-type="percentage" office:value="0.0559" calcext:value-type="percentage">
            <text:p>5.59%</text:p>
          </table:table-cell>
          <table:table-cell office:value-type="float" office:value="2250.39" calcext:value-type="float">
            <text:p>2,250.39</text:p>
          </table:table-cell>
          <table:table-cell office:value-type="float" office:value="2234.87" calcext:value-type="float">
            <text:p>2,234.87</text:p>
          </table:table-cell>
          <table:table-cell office:value-type="float" office:value="2233.47" calcext:value-type="float">
            <text:p>2,233.4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7/2018</text:p>
          </table:table-cell>
          <table:table-cell office:value-type="percentage" office:value="0.0557" calcext:value-type="percentage">
            <text:p>5.57%</text:p>
          </table:table-cell>
          <table:table-cell office:value-type="percentage" office:value="0.0569" calcext:value-type="percentage">
            <text:p>5.69%</text:p>
          </table:table-cell>
          <table:table-cell office:value-type="float" office:value="2242.46" calcext:value-type="float">
            <text:p>2,242.46</text:p>
          </table:table-cell>
          <table:table-cell office:value-type="float" office:value="2227.03" calcext:value-type="float">
            <text:p>2,227.03</text:p>
          </table:table-cell>
          <table:table-cell office:value-type="float" office:value="2222.34" calcext:value-type="float">
            <text:p>2,222.3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7/2018</text:p>
          </table:table-cell>
          <table:table-cell office:value-type="percentage" office:value="0.0552" calcext:value-type="percentage">
            <text:p>5.52%</text:p>
          </table:table-cell>
          <table:table-cell office:value-type="percentage" office:value="0.0564" calcext:value-type="percentage">
            <text:p>5.64%</text:p>
          </table:table-cell>
          <table:table-cell office:value-type="float" office:value="2250.35" calcext:value-type="float">
            <text:p>2,250.35</text:p>
          </table:table-cell>
          <table:table-cell office:value-type="float" office:value="2234.86" calcext:value-type="float">
            <text:p>2,234.86</text:p>
          </table:table-cell>
          <table:table-cell office:value-type="float" office:value="2233.44" calcext:value-type="float">
            <text:p>2,233.4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7/2018</text:p>
          </table:table-cell>
          <table:table-cell office:value-type="percentage" office:value="0.0547" calcext:value-type="percentage">
            <text:p>5.47%</text:p>
          </table:table-cell>
          <table:table-cell office:value-type="percentage" office:value="0.0559" calcext:value-type="percentage">
            <text:p>5.59%</text:p>
          </table:table-cell>
          <table:table-cell office:value-type="float" office:value="2258.26" calcext:value-type="float">
            <text:p>2,258.26</text:p>
          </table:table-cell>
          <table:table-cell office:value-type="float" office:value="2242.72" calcext:value-type="float">
            <text:p>2,242.72</text:p>
          </table:table-cell>
          <table:table-cell office:value-type="float" office:value="2241.3" calcext:value-type="float">
            <text:p>2,241.3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7/2018</text:p>
          </table:table-cell>
          <table:table-cell office:value-type="percentage" office:value="0.0558" calcext:value-type="percentage">
            <text:p>5.58%</text:p>
          </table:table-cell>
          <table:table-cell office:value-type="percentage" office:value="0.057" calcext:value-type="percentage">
            <text:p>5.70%</text:p>
          </table:table-cell>
          <table:table-cell office:value-type="float" office:value="2245.43" calcext:value-type="float">
            <text:p>2,245.43</text:p>
          </table:table-cell>
          <table:table-cell office:value-type="float" office:value="2230.01" calcext:value-type="float">
            <text:p>2,230.01</text:p>
          </table:table-cell>
          <table:table-cell office:value-type="float" office:value="2228.59" calcext:value-type="float">
            <text:p>2,228.5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7/2018</text:p>
          </table:table-cell>
          <table:table-cell office:value-type="percentage" office:value="0.0561" calcext:value-type="percentage">
            <text:p>5.61%</text:p>
          </table:table-cell>
          <table:table-cell office:value-type="percentage" office:value="0.0573" calcext:value-type="percentage">
            <text:p>5.73%</text:p>
          </table:table-cell>
          <table:table-cell office:value-type="float" office:value="2244.19" calcext:value-type="float">
            <text:p>2,244.19</text:p>
          </table:table-cell>
          <table:table-cell office:value-type="float" office:value="2228.79" calcext:value-type="float">
            <text:p>2,228.79</text:p>
          </table:table-cell>
          <table:table-cell office:value-type="float" office:value="2226.17" calcext:value-type="float">
            <text:p>2,226.1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7/2018</text:p>
          </table:table-cell>
          <table:table-cell office:value-type="percentage" office:value="0.0556" calcext:value-type="percentage">
            <text:p>5.56%</text:p>
          </table:table-cell>
          <table:table-cell office:value-type="percentage" office:value="0.0568" calcext:value-type="percentage">
            <text:p>5.68%</text:p>
          </table:table-cell>
          <table:table-cell office:value-type="float" office:value="2251.39" calcext:value-type="float">
            <text:p>2,251.39</text:p>
          </table:table-cell>
          <table:table-cell office:value-type="float" office:value="2235.95" calcext:value-type="float">
            <text:p>2,235.95</text:p>
          </table:table-cell>
          <table:table-cell office:value-type="float" office:value="2235.19" calcext:value-type="float">
            <text:p>2,235.1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7/2018</text:p>
          </table:table-cell>
          <table:table-cell office:value-type="percentage" office:value="0.0557" calcext:value-type="percentage">
            <text:p>5.57%</text:p>
          </table:table-cell>
          <table:table-cell office:value-type="percentage" office:value="0.0569" calcext:value-type="percentage">
            <text:p>5.69%</text:p>
          </table:table-cell>
          <table:table-cell office:value-type="float" office:value="2250.85" calcext:value-type="float">
            <text:p>2,250.85</text:p>
          </table:table-cell>
          <table:table-cell office:value-type="float" office:value="2235.42" calcext:value-type="float">
            <text:p>2,235.42</text:p>
          </table:table-cell>
          <table:table-cell office:value-type="float" office:value="2234.66" calcext:value-type="float">
            <text:p>2,234.6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7/2018</text:p>
          </table:table-cell>
          <table:table-cell office:value-type="percentage" office:value="0.0548" calcext:value-type="percentage">
            <text:p>5.48%</text:p>
          </table:table-cell>
          <table:table-cell office:value-type="percentage" office:value="0.056" calcext:value-type="percentage">
            <text:p>5.60%</text:p>
          </table:table-cell>
          <table:table-cell office:value-type="float" office:value="2263.26" calcext:value-type="float">
            <text:p>2,263.26</text:p>
          </table:table-cell>
          <table:table-cell office:value-type="float" office:value="2247.74" calcext:value-type="float">
            <text:p>2,247.74</text:p>
          </table:table-cell>
          <table:table-cell office:value-type="float" office:value="2246.99" calcext:value-type="float">
            <text:p>2,246.9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7/2018</text:p>
          </table:table-cell>
          <table:table-cell office:value-type="percentage" office:value="0.0555" calcext:value-type="percentage">
            <text:p>5.55%</text:p>
          </table:table-cell>
          <table:table-cell office:value-type="percentage" office:value="0.0567" calcext:value-type="percentage">
            <text:p>5.67%</text:p>
          </table:table-cell>
          <table:table-cell office:value-type="float" office:value="2254.94" calcext:value-type="float">
            <text:p>2,254.94</text:p>
          </table:table-cell>
          <table:table-cell office:value-type="float" office:value="2239.5" calcext:value-type="float">
            <text:p>2,239.50</text:p>
          </table:table-cell>
          <table:table-cell office:value-type="float" office:value="2238.74" calcext:value-type="float">
            <text:p>2,238.7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7/2018</text:p>
          </table:table-cell>
          <table:table-cell office:value-type="percentage" office:value="0.0534" calcext:value-type="percentage">
            <text:p>5.34%</text:p>
          </table:table-cell>
          <table:table-cell office:value-type="percentage" office:value="0.0546" calcext:value-type="percentage">
            <text:p>5.46%</text:p>
          </table:table-cell>
          <table:table-cell office:value-type="float" office:value="2283.55" calcext:value-type="float">
            <text:p>2,283.55</text:p>
          </table:table-cell>
          <table:table-cell office:value-type="float" office:value="2267.89" calcext:value-type="float">
            <text:p>2,267.89</text:p>
          </table:table-cell>
          <table:table-cell office:value-type="float" office:value="2266.61" calcext:value-type="float">
            <text:p>2,266.6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7/2018</text:p>
          </table:table-cell>
          <table:table-cell office:value-type="percentage" office:value="0.0538" calcext:value-type="percentage">
            <text:p>5.38%</text:p>
          </table:table-cell>
          <table:table-cell office:value-type="percentage" office:value="0.055" calcext:value-type="percentage">
            <text:p>5.50%</text:p>
          </table:table-cell>
          <table:table-cell office:value-type="float" office:value="2278.6" calcext:value-type="float">
            <text:p>2,278.60</text:p>
          </table:table-cell>
          <table:table-cell office:value-type="float" office:value="2262.99" calcext:value-type="float">
            <text:p>2,262.99</text:p>
          </table:table-cell>
          <table:table-cell office:value-type="float" office:value="2262.29" calcext:value-type="float">
            <text:p>2,262.2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7/2018</text:p>
          </table:table-cell>
          <table:table-cell office:value-type="percentage" office:value="0.0538" calcext:value-type="percentage">
            <text:p>5.38%</text:p>
          </table:table-cell>
          <table:table-cell office:value-type="percentage" office:value="0.055" calcext:value-type="percentage">
            <text:p>5.50%</text:p>
          </table:table-cell>
          <table:table-cell office:value-type="float" office:value="2279.3" calcext:value-type="float">
            <text:p>2,279.30</text:p>
          </table:table-cell>
          <table:table-cell office:value-type="float" office:value="2263.69" calcext:value-type="float">
            <text:p>2,263.69</text:p>
          </table:table-cell>
          <table:table-cell office:value-type="float" office:value="2262.99" calcext:value-type="float">
            <text:p>2,262.9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7/2018</text:p>
          </table:table-cell>
          <table:table-cell office:value-type="percentage" office:value="0.0535" calcext:value-type="percentage">
            <text:p>5.35%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2283.91" calcext:value-type="float">
            <text:p>2,283.91</text:p>
          </table:table-cell>
          <table:table-cell office:value-type="float" office:value="2268.28" calcext:value-type="float">
            <text:p>2,268.28</text:p>
          </table:table-cell>
          <table:table-cell office:value-type="float" office:value="2267.58" calcext:value-type="float">
            <text:p>2,267.5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7/2018</text:p>
          </table:table-cell>
          <table:table-cell office:value-type="percentage" office:value="0.0529" calcext:value-type="percentage">
            <text:p>5.29%</text:p>
          </table:table-cell>
          <table:table-cell office:value-type="percentage" office:value="0.0541" calcext:value-type="percentage">
            <text:p>5.41%</text:p>
          </table:table-cell>
          <table:table-cell office:value-type="float" office:value="2292.46" calcext:value-type="float">
            <text:p>2,292.46</text:p>
          </table:table-cell>
          <table:table-cell office:value-type="float" office:value="2276.78" calcext:value-type="float">
            <text:p>2,276.78</text:p>
          </table:table-cell>
          <table:table-cell office:value-type="float" office:value="2276.08" calcext:value-type="float">
            <text:p>2,276.0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7/2018</text:p>
          </table:table-cell>
          <table:table-cell office:value-type="percentage" office:value="0.0535" calcext:value-type="percentage">
            <text:p>5.35%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2285.74" calcext:value-type="float">
            <text:p>2,285.74</text:p>
          </table:table-cell>
          <table:table-cell office:value-type="float" office:value="2270.12" calcext:value-type="float">
            <text:p>2,270.12</text:p>
          </table:table-cell>
          <table:table-cell office:value-type="float" office:value="2268.98" calcext:value-type="float">
            <text:p>2,268.9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7/2018</text:p>
          </table:table-cell>
          <table:table-cell office:value-type="percentage" office:value="0.0535" calcext:value-type="percentage">
            <text:p>5.35%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2286.43" calcext:value-type="float">
            <text:p>2,286.43</text:p>
          </table:table-cell>
          <table:table-cell office:value-type="float" office:value="2270.82" calcext:value-type="float">
            <text:p>2,270.82</text:p>
          </table:table-cell>
          <table:table-cell office:value-type="float" office:value="2270.12" calcext:value-type="float">
            <text:p>2,270.1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1/07/2018</text:p>
          </table:table-cell>
          <table:table-cell office:value-type="percentage" office:value="0.0535" calcext:value-type="percentage">
            <text:p>5.35%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2287.12" calcext:value-type="float">
            <text:p>2,287.12</text:p>
          </table:table-cell>
          <table:table-cell office:value-type="float" office:value="2271.52" calcext:value-type="float">
            <text:p>2,271.52</text:p>
          </table:table-cell>
          <table:table-cell office:value-type="float" office:value="2270.82" calcext:value-type="float">
            <text:p>2,270.8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08/2018</text:p>
          </table:table-cell>
          <table:table-cell office:value-type="percentage" office:value="0.0539" calcext:value-type="percentage">
            <text:p>5.39%</text:p>
          </table:table-cell>
          <table:table-cell office:value-type="percentage" office:value="0.0551" calcext:value-type="percentage">
            <text:p>5.51%</text:p>
          </table:table-cell>
          <table:table-cell office:value-type="float" office:value="2282.6" calcext:value-type="float">
            <text:p>2,282.60</text:p>
          </table:table-cell>
          <table:table-cell office:value-type="float" office:value="2267.04" calcext:value-type="float">
            <text:p>2,267.04</text:p>
          </table:table-cell>
          <table:table-cell office:value-type="float" office:value="2266.34" calcext:value-type="float">
            <text:p>2,266.3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8/2018</text:p>
          </table:table-cell>
          <table:table-cell office:value-type="percentage" office:value="0.0536" calcext:value-type="percentage">
            <text:p>5.36%</text:p>
          </table:table-cell>
          <table:table-cell office:value-type="percentage" office:value="0.0548" calcext:value-type="percentage">
            <text:p>5.48%</text:p>
          </table:table-cell>
          <table:table-cell office:value-type="float" office:value="2287.21" calcext:value-type="float">
            <text:p>2,287.21</text:p>
          </table:table-cell>
          <table:table-cell office:value-type="float" office:value="2271.62" calcext:value-type="float">
            <text:p>2,271.62</text:p>
          </table:table-cell>
          <table:table-cell office:value-type="float" office:value="2270.92" calcext:value-type="float">
            <text:p>2,270.9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8/2018</text:p>
          </table:table-cell>
          <table:table-cell office:value-type="percentage" office:value="0.0527" calcext:value-type="percentage">
            <text:p>5.27%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300.12" calcext:value-type="float">
            <text:p>2,300.12</text:p>
          </table:table-cell>
          <table:table-cell office:value-type="float" office:value="2284.44" calcext:value-type="float">
            <text:p>2,284.44</text:p>
          </table:table-cell>
          <table:table-cell office:value-type="float" office:value="2283.3" calcext:value-type="float">
            <text:p>2,283.3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8/2018</text:p>
          </table:table-cell>
          <table:table-cell office:value-type="percentage" office:value="0.0518" calcext:value-type="percentage">
            <text:p>5.18%</text:p>
          </table:table-cell>
          <table:table-cell office:value-type="percentage" office:value="0.053" calcext:value-type="percentage">
            <text:p>5.30%</text:p>
          </table:table-cell>
          <table:table-cell office:value-type="float" office:value="2312.65" calcext:value-type="float">
            <text:p>2,312.65</text:p>
          </table:table-cell>
          <table:table-cell office:value-type="float" office:value="2296.88" calcext:value-type="float">
            <text:p>2,296.88</text:p>
          </table:table-cell>
          <table:table-cell office:value-type="float" office:value="2296.19" calcext:value-type="float">
            <text:p>2,296.1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8/2018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0532" calcext:value-type="percentage">
            <text:p>5.32%</text:p>
          </table:table-cell>
          <table:table-cell office:value-type="float" office:value="2310.7" calcext:value-type="float">
            <text:p>2,310.70</text:p>
          </table:table-cell>
          <table:table-cell office:value-type="float" office:value="2294.96" calcext:value-type="float">
            <text:p>2,294.96</text:p>
          </table:table-cell>
          <table:table-cell office:value-type="float" office:value="2294.26" calcext:value-type="float">
            <text:p>2,294.2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8/2018</text:p>
          </table:table-cell>
          <table:table-cell office:value-type="percentage" office:value="0.0526" calcext:value-type="percentage">
            <text:p>5.26%</text:p>
          </table:table-cell>
          <table:table-cell office:value-type="percentage" office:value="0.0538" calcext:value-type="percentage">
            <text:p>5.38%</text:p>
          </table:table-cell>
          <table:table-cell office:value-type="float" office:value="2304.06" calcext:value-type="float">
            <text:p>2,304.06</text:p>
          </table:table-cell>
          <table:table-cell office:value-type="float" office:value="2288.38" calcext:value-type="float">
            <text:p>2,288.38</text:p>
          </table:table-cell>
          <table:table-cell office:value-type="float" office:value="2287.66" calcext:value-type="float">
            <text:p>2,287.6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8/2018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552" calcext:value-type="percentage">
            <text:p>5.52%</text:p>
          </table:table-cell>
          <table:table-cell office:value-type="float" office:value="2286.5" calcext:value-type="float">
            <text:p>2,286.50</text:p>
          </table:table-cell>
          <table:table-cell office:value-type="float" office:value="2270.97" calcext:value-type="float">
            <text:p>2,270.97</text:p>
          </table:table-cell>
          <table:table-cell office:value-type="float" office:value="2270.25" calcext:value-type="float">
            <text:p>2,270.2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8/2018</text:p>
          </table:table-cell>
          <table:table-cell office:value-type="percentage" office:value="0.0551" calcext:value-type="percentage">
            <text:p>5.51%</text:p>
          </table:table-cell>
          <table:table-cell office:value-type="percentage" office:value="0.0563" calcext:value-type="percentage">
            <text:p>5.63%</text:p>
          </table:table-cell>
          <table:table-cell office:value-type="float" office:value="2273.47" calcext:value-type="float">
            <text:p>2,273.47</text:p>
          </table:table-cell>
          <table:table-cell office:value-type="float" office:value="2258.06" calcext:value-type="float">
            <text:p>2,258.06</text:p>
          </table:table-cell>
          <table:table-cell office:value-type="float" office:value="2256.85" calcext:value-type="float">
            <text:p>2,256.8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8/2018</text:p>
          </table:table-cell>
          <table:table-cell office:value-type="percentage" office:value="0.0577" calcext:value-type="percentage">
            <text:p>5.77%</text:p>
          </table:table-cell>
          <table:table-cell office:value-type="percentage" office:value="0.0589" calcext:value-type="percentage">
            <text:p>5.89%</text:p>
          </table:table-cell>
          <table:table-cell office:value-type="float" office:value="2240.97" calcext:value-type="float">
            <text:p>2,240.97</text:p>
          </table:table-cell>
          <table:table-cell office:value-type="float" office:value="2225.82" calcext:value-type="float">
            <text:p>2,225.82</text:p>
          </table:table-cell>
          <table:table-cell office:value-type="float" office:value="2225.08" calcext:value-type="float">
            <text:p>2,225.0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8/2018</text:p>
          </table:table-cell>
          <table:table-cell office:value-type="percentage" office:value="0.0548" calcext:value-type="percentage">
            <text:p>5.48%</text:p>
          </table:table-cell>
          <table:table-cell office:value-type="percentage" office:value="0.056" calcext:value-type="percentage">
            <text:p>5.60%</text:p>
          </table:table-cell>
          <table:table-cell office:value-type="float" office:value="2278.8" calcext:value-type="float">
            <text:p>2,278.80</text:p>
          </table:table-cell>
          <table:table-cell office:value-type="float" office:value="2263.36" calcext:value-type="float">
            <text:p>2,263.36</text:p>
          </table:table-cell>
          <table:table-cell office:value-type="float" office:value="2262.63" calcext:value-type="float">
            <text:p>2,262.6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8/2018</text:p>
          </table:table-cell>
          <table:table-cell office:value-type="percentage" office:value="0.0545" calcext:value-type="percentage">
            <text:p>5.45%</text:p>
          </table:table-cell>
          <table:table-cell office:value-type="percentage" office:value="0.0557" calcext:value-type="percentage">
            <text:p>5.57%</text:p>
          </table:table-cell>
          <table:table-cell office:value-type="float" office:value="2283.17" calcext:value-type="float">
            <text:p>2,283.17</text:p>
          </table:table-cell>
          <table:table-cell office:value-type="float" office:value="2267.72" calcext:value-type="float">
            <text:p>2,267.72</text:p>
          </table:table-cell>
          <table:table-cell office:value-type="float" office:value="2267.21" calcext:value-type="float">
            <text:p>2,267.2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8/2018</text:p>
          </table:table-cell>
          <table:table-cell office:value-type="percentage" office:value="0.0529" calcext:value-type="percentage">
            <text:p>5.29%</text:p>
          </table:table-cell>
          <table:table-cell office:value-type="percentage" office:value="0.0541" calcext:value-type="percentage">
            <text:p>5.41%</text:p>
          </table:table-cell>
          <table:table-cell office:value-type="float" office:value="2304.47" calcext:value-type="float">
            <text:p>2,304.47</text:p>
          </table:table-cell>
          <table:table-cell office:value-type="float" office:value="2288.85" calcext:value-type="float">
            <text:p>2,288.85</text:p>
          </table:table-cell>
          <table:table-cell office:value-type="float" office:value="2288.35" calcext:value-type="float">
            <text:p>2,288.3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8/2018</text:p>
          </table:table-cell>
          <table:table-cell office:value-type="percentage" office:value="0.0543" calcext:value-type="percentage">
            <text:p>5.43%</text:p>
          </table:table-cell>
          <table:table-cell office:value-type="percentage" office:value="0.0555" calcext:value-type="percentage">
            <text:p>5.55%</text:p>
          </table:table-cell>
          <table:table-cell office:value-type="float" office:value="2286.81" calcext:value-type="float">
            <text:p>2,286.81</text:p>
          </table:table-cell>
          <table:table-cell office:value-type="float" office:value="2271.35" calcext:value-type="float">
            <text:p>2,271.35</text:p>
          </table:table-cell>
          <table:table-cell office:value-type="float" office:value="2270.8" calcext:value-type="float">
            <text:p>2,270.8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8/2018</text:p>
          </table:table-cell>
          <table:table-cell office:value-type="percentage" office:value="0.0536" calcext:value-type="percentage">
            <text:p>5.36%</text:p>
          </table:table-cell>
          <table:table-cell office:value-type="percentage" office:value="0.0548" calcext:value-type="percentage">
            <text:p>5.48%</text:p>
          </table:table-cell>
          <table:table-cell office:value-type="float" office:value="2296.38" calcext:value-type="float">
            <text:p>2,296.38</text:p>
          </table:table-cell>
          <table:table-cell office:value-type="float" office:value="2280.86" calcext:value-type="float">
            <text:p>2,280.86</text:p>
          </table:table-cell>
          <table:table-cell office:value-type="float" office:value="2280.35" calcext:value-type="float">
            <text:p>2,280.3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8/2018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552" calcext:value-type="percentage">
            <text:p>5.52%</text:p>
          </table:table-cell>
          <table:table-cell office:value-type="float" office:value="2291.7" calcext:value-type="float">
            <text:p>2,291.70</text:p>
          </table:table-cell>
          <table:table-cell office:value-type="float" office:value="2276.22" calcext:value-type="float">
            <text:p>2,276.22</text:p>
          </table:table-cell>
          <table:table-cell office:value-type="float" office:value="2275.71" calcext:value-type="float">
            <text:p>2,275.7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8/2018</text:p>
          </table:table-cell>
          <table:table-cell office:value-type="percentage" office:value="0.0574" calcext:value-type="percentage">
            <text:p>5.74%</text:p>
          </table:table-cell>
          <table:table-cell office:value-type="percentage" office:value="0.0586" calcext:value-type="percentage">
            <text:p>5.86%</text:p>
          </table:table-cell>
          <table:table-cell office:value-type="float" office:value="2248.67" calcext:value-type="float">
            <text:p>2,248.67</text:p>
          </table:table-cell>
          <table:table-cell office:value-type="float" office:value="2233.54" calcext:value-type="float">
            <text:p>2,233.54</text:p>
          </table:table-cell>
          <table:table-cell office:value-type="float" office:value="2233.02" calcext:value-type="float">
            <text:p>2,233.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8/2018</text:p>
          </table:table-cell>
          <table:table-cell office:value-type="percentage" office:value="0.0551" calcext:value-type="percentage">
            <text:p>5.51%</text:p>
          </table:table-cell>
          <table:table-cell office:value-type="percentage" office:value="0.0563" calcext:value-type="percentage">
            <text:p>5.63%</text:p>
          </table:table-cell>
          <table:table-cell office:value-type="float" office:value="2278.51" calcext:value-type="float">
            <text:p>2,278.51</text:p>
          </table:table-cell>
          <table:table-cell office:value-type="float" office:value="2263.16" calcext:value-type="float">
            <text:p>2,263.16</text:p>
          </table:table-cell>
          <table:table-cell office:value-type="float" office:value="2262.65" calcext:value-type="float">
            <text:p>2,262.6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8/2018</text:p>
          </table:table-cell>
          <table:table-cell office:value-type="percentage" office:value="0.0558" calcext:value-type="percentage">
            <text:p>5.58%</text:p>
          </table:table-cell>
          <table:table-cell office:value-type="percentage" office:value="0.057" calcext:value-type="percentage">
            <text:p>5.70%</text:p>
          </table:table-cell>
          <table:table-cell office:value-type="float" office:value="2269.84" calcext:value-type="float">
            <text:p>2,269.84</text:p>
          </table:table-cell>
          <table:table-cell office:value-type="float" office:value="2254.56" calcext:value-type="float">
            <text:p>2,254.56</text:p>
          </table:table-cell>
          <table:table-cell office:value-type="float" office:value="2254.06" calcext:value-type="float">
            <text:p>2,254.0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8/2018</text:p>
          </table:table-cell>
          <table:table-cell office:value-type="percentage" office:value="0.0551" calcext:value-type="percentage">
            <text:p>5.51%</text:p>
          </table:table-cell>
          <table:table-cell office:value-type="percentage" office:value="0.0563" calcext:value-type="percentage">
            <text:p>5.63%</text:p>
          </table:table-cell>
          <table:table-cell office:value-type="float" office:value="2279.29" calcext:value-type="float">
            <text:p>2,279.29</text:p>
          </table:table-cell>
          <table:table-cell office:value-type="float" office:value="2263.95" calcext:value-type="float">
            <text:p>2,263.95</text:p>
          </table:table-cell>
          <table:table-cell office:value-type="float" office:value="2263.45" calcext:value-type="float">
            <text:p>2,263.4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8/2018</text:p>
          </table:table-cell>
          <table:table-cell office:value-type="percentage" office:value="0.0549" calcext:value-type="percentage">
            <text:p>5.49%</text:p>
          </table:table-cell>
          <table:table-cell office:value-type="percentage" office:value="0.0561" calcext:value-type="percentage">
            <text:p>5.61%</text:p>
          </table:table-cell>
          <table:table-cell office:value-type="float" office:value="2282.34" calcext:value-type="float">
            <text:p>2,282.34</text:p>
          </table:table-cell>
          <table:table-cell office:value-type="float" office:value="2266.99" calcext:value-type="float">
            <text:p>2,266.99</text:p>
          </table:table-cell>
          <table:table-cell office:value-type="float" office:value="2266.5" calcext:value-type="float">
            <text:p>2,266.5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8/2018</text:p>
          </table:table-cell>
          <table:table-cell office:value-type="percentage" office:value="0.0557" calcext:value-type="percentage">
            <text:p>5.57%</text:p>
          </table:table-cell>
          <table:table-cell office:value-type="percentage" office:value="0.0569" calcext:value-type="percentage">
            <text:p>5.69%</text:p>
          </table:table-cell>
          <table:table-cell office:value-type="float" office:value="2272.58" calcext:value-type="float">
            <text:p>2,272.58</text:p>
          </table:table-cell>
          <table:table-cell office:value-type="float" office:value="2257.31" calcext:value-type="float">
            <text:p>2,257.31</text:p>
          </table:table-cell>
          <table:table-cell office:value-type="float" office:value="2256.82" calcext:value-type="float">
            <text:p>2,256.8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8/2018</text:p>
          </table:table-cell>
          <table:table-cell office:value-type="percentage" office:value="0.0552" calcext:value-type="percentage">
            <text:p>5.52%</text:p>
          </table:table-cell>
          <table:table-cell office:value-type="percentage" office:value="0.0564" calcext:value-type="percentage">
            <text:p>5.64%</text:p>
          </table:table-cell>
          <table:table-cell office:value-type="float" office:value="2279.46" calcext:value-type="float">
            <text:p>2,279.46</text:p>
          </table:table-cell>
          <table:table-cell office:value-type="float" office:value="2264.15" calcext:value-type="float">
            <text:p>2,264.15</text:p>
          </table:table-cell>
          <table:table-cell office:value-type="float" office:value="2263.66" calcext:value-type="float">
            <text:p>2,263.6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1/08/2018</text:p>
          </table:table-cell>
          <table:table-cell office:value-type="percentage" office:value="0.0568" calcext:value-type="percentage">
            <text:p>5.68%</text:p>
          </table:table-cell>
          <table:table-cell office:value-type="percentage" office:value="0.058" calcext:value-type="percentage">
            <text:p>5.80%</text:p>
          </table:table-cell>
          <table:table-cell office:value-type="float" office:value="2259.57" calcext:value-type="float">
            <text:p>2,259.57</text:p>
          </table:table-cell>
          <table:table-cell office:value-type="float" office:value="2244.43" calcext:value-type="float">
            <text:p>2,244.43</text:p>
          </table:table-cell>
          <table:table-cell office:value-type="float" office:value="2243.93" calcext:value-type="float">
            <text:p>2,243.9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9/2018</text:p>
          </table:table-cell>
          <table:table-cell office:value-type="percentage" office:value="0.057" calcext:value-type="percentage">
            <text:p>5.70%</text:p>
          </table:table-cell>
          <table:table-cell office:value-type="percentage" office:value="0.0582" calcext:value-type="percentage">
            <text:p>5.82%</text:p>
          </table:table-cell>
          <table:table-cell office:value-type="float" office:value="2257.54" calcext:value-type="float">
            <text:p>2,257.54</text:p>
          </table:table-cell>
          <table:table-cell office:value-type="float" office:value="2242.42" calcext:value-type="float">
            <text:p>2,242.42</text:p>
          </table:table-cell>
          <table:table-cell office:value-type="float" office:value="2241.92" calcext:value-type="float">
            <text:p>2,241.9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9/2018</text:p>
          </table:table-cell>
          <table:table-cell office:value-type="percentage" office:value="0.0572" calcext:value-type="percentage">
            <text:p>5.72%</text:p>
          </table:table-cell>
          <table:table-cell office:value-type="percentage" office:value="0.0584" calcext:value-type="percentage">
            <text:p>5.84%</text:p>
          </table:table-cell>
          <table:table-cell office:value-type="float" office:value="2255.51" calcext:value-type="float">
            <text:p>2,255.51</text:p>
          </table:table-cell>
          <table:table-cell office:value-type="float" office:value="2240.42" calcext:value-type="float">
            <text:p>2,240.42</text:p>
          </table:table-cell>
          <table:table-cell office:value-type="float" office:value="2239.91" calcext:value-type="float">
            <text:p>2,239.9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9/2018</text:p>
          </table:table-cell>
          <table:table-cell office:value-type="percentage" office:value="0.0586" calcext:value-type="percentage">
            <text:p>5.86%</text:p>
          </table:table-cell>
          <table:table-cell office:value-type="percentage" office:value="0.0598" calcext:value-type="percentage">
            <text:p>5.98%</text:p>
          </table:table-cell>
          <table:table-cell office:value-type="float" office:value="2238.42" calcext:value-type="float">
            <text:p>2,238.42</text:p>
          </table:table-cell>
          <table:table-cell office:value-type="float" office:value="2223.48" calcext:value-type="float">
            <text:p>2,223.48</text:p>
          </table:table-cell>
          <table:table-cell office:value-type="float" office:value="2222.97" calcext:value-type="float">
            <text:p>2,222.9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9/2018</text:p>
          </table:table-cell>
          <table:table-cell office:value-type="percentage" office:value="0.0582" calcext:value-type="percentage">
            <text:p>5.82%</text:p>
          </table:table-cell>
          <table:table-cell office:value-type="percentage" office:value="0.0594" calcext:value-type="percentage">
            <text:p>5.94%</text:p>
          </table:table-cell>
          <table:table-cell office:value-type="float" office:value="2242.24" calcext:value-type="float">
            <text:p>2,242.24</text:p>
          </table:table-cell>
          <table:table-cell office:value-type="float" office:value="2227.27" calcext:value-type="float">
            <text:p>2,227.27</text:p>
          </table:table-cell>
          <table:table-cell office:value-type="float" office:value="2227.02" calcext:value-type="float">
            <text:p>2,227.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9/2018</text:p>
          </table:table-cell>
          <table:table-cell office:value-type="percentage" office:value="0.0577" calcext:value-type="percentage">
            <text:p>5.77%</text:p>
          </table:table-cell>
          <table:table-cell office:value-type="percentage" office:value="0.0589" calcext:value-type="percentage">
            <text:p>5.89%</text:p>
          </table:table-cell>
          <table:table-cell office:value-type="float" office:value="2248.95" calcext:value-type="float">
            <text:p>2,248.95</text:p>
          </table:table-cell>
          <table:table-cell office:value-type="float" office:value="2233.94" calcext:value-type="float">
            <text:p>2,233.94</text:p>
          </table:table-cell>
          <table:table-cell office:value-type="float" office:value="2233.49" calcext:value-type="float">
            <text:p>2,233.4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9/2018</text:p>
          </table:table-cell>
          <table:table-cell office:value-type="percentage" office:value="0.0593" calcext:value-type="percentage">
            <text:p>5.93%</text:p>
          </table:table-cell>
          <table:table-cell office:value-type="percentage" office:value="0.0605" calcext:value-type="percentage">
            <text:p>6.05%</text:p>
          </table:table-cell>
          <table:table-cell office:value-type="float" office:value="2229.41" calcext:value-type="float">
            <text:p>2,229.41</text:p>
          </table:table-cell>
          <table:table-cell office:value-type="float" office:value="2214.56" calcext:value-type="float">
            <text:p>2,214.56</text:p>
          </table:table-cell>
          <table:table-cell office:value-type="float" office:value="2214.11" calcext:value-type="float">
            <text:p>2,214.1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9/2018</text:p>
          </table:table-cell>
          <table:table-cell office:value-type="percentage" office:value="0.0585" calcext:value-type="percentage">
            <text:p>5.85%</text:p>
          </table:table-cell>
          <table:table-cell office:value-type="percentage" office:value="0.0597" calcext:value-type="percentage">
            <text:p>5.97%</text:p>
          </table:table-cell>
          <table:table-cell office:value-type="float" office:value="2239.81" calcext:value-type="float">
            <text:p>2,239.81</text:p>
          </table:table-cell>
          <table:table-cell office:value-type="float" office:value="2224.89" calcext:value-type="float">
            <text:p>2,224.89</text:p>
          </table:table-cell>
          <table:table-cell office:value-type="float" office:value="2224.44" calcext:value-type="float">
            <text:p>2,224.4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9/2018</text:p>
          </table:table-cell>
          <table:table-cell office:value-type="percentage" office:value="0.0582" calcext:value-type="percentage">
            <text:p>5.82%</text:p>
          </table:table-cell>
          <table:table-cell office:value-type="percentage" office:value="0.0594" calcext:value-type="percentage">
            <text:p>5.94%</text:p>
          </table:table-cell>
          <table:table-cell office:value-type="float" office:value="2243.99" calcext:value-type="float">
            <text:p>2,243.99</text:p>
          </table:table-cell>
          <table:table-cell office:value-type="float" office:value="2229.06" calcext:value-type="float">
            <text:p>2,229.06</text:p>
          </table:table-cell>
          <table:table-cell office:value-type="float" office:value="2228.61" calcext:value-type="float">
            <text:p>2,228.6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9/2018</text:p>
          </table:table-cell>
          <table:table-cell office:value-type="percentage" office:value="0.0587" calcext:value-type="percentage">
            <text:p>5.87%</text:p>
          </table:table-cell>
          <table:table-cell office:value-type="percentage" office:value="0.0599" calcext:value-type="percentage">
            <text:p>5.99%</text:p>
          </table:table-cell>
          <table:table-cell office:value-type="float" office:value="2238.67" calcext:value-type="float">
            <text:p>2,238.67</text:p>
          </table:table-cell>
          <table:table-cell office:value-type="float" office:value="2223.79" calcext:value-type="float">
            <text:p>2,223.79</text:p>
          </table:table-cell>
          <table:table-cell office:value-type="float" office:value="2222.86" calcext:value-type="float">
            <text:p>2,222.8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9/2018</text:p>
          </table:table-cell>
          <table:table-cell office:value-type="percentage" office:value="0.0589" calcext:value-type="percentage">
            <text:p>5.89%</text:p>
          </table:table-cell>
          <table:table-cell office:value-type="percentage" office:value="0.0601" calcext:value-type="percentage">
            <text:p>6.01%</text:p>
          </table:table-cell>
          <table:table-cell office:value-type="float" office:value="2236.93" calcext:value-type="float">
            <text:p>2,236.93</text:p>
          </table:table-cell>
          <table:table-cell office:value-type="float" office:value="2222.07" calcext:value-type="float">
            <text:p>2,222.07</text:p>
          </table:table-cell>
          <table:table-cell office:value-type="float" office:value="2221.32" calcext:value-type="float">
            <text:p>2,221.3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9/2018</text:p>
          </table:table-cell>
          <table:table-cell office:value-type="percentage" office:value="0.0578" calcext:value-type="percentage">
            <text:p>5.78%</text:p>
          </table:table-cell>
          <table:table-cell office:value-type="percentage" office:value="0.059" calcext:value-type="percentage">
            <text:p>5.90%</text:p>
          </table:table-cell>
          <table:table-cell office:value-type="float" office:value="2251.4" calcext:value-type="float">
            <text:p>2,251.40</text:p>
          </table:table-cell>
          <table:table-cell office:value-type="float" office:value="2236.44" calcext:value-type="float">
            <text:p>2,236.44</text:p>
          </table:table-cell>
          <table:table-cell office:value-type="float" office:value="2235.69" calcext:value-type="float">
            <text:p>2,235.6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9/2018</text:p>
          </table:table-cell>
          <table:table-cell office:value-type="percentage" office:value="0.0574" calcext:value-type="percentage">
            <text:p>5.74%</text:p>
          </table:table-cell>
          <table:table-cell office:value-type="percentage" office:value="0.0586" calcext:value-type="percentage">
            <text:p>5.86%</text:p>
          </table:table-cell>
          <table:table-cell office:value-type="float" office:value="2257.15" calcext:value-type="float">
            <text:p>2,257.15</text:p>
          </table:table-cell>
          <table:table-cell office:value-type="float" office:value="2242.16" calcext:value-type="float">
            <text:p>2,242.16</text:p>
          </table:table-cell>
          <table:table-cell office:value-type="float" office:value="2241.41" calcext:value-type="float">
            <text:p>2,241.4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9/2018</text:p>
          </table:table-cell>
          <table:table-cell office:value-type="percentage" office:value="0.0576" calcext:value-type="percentage">
            <text:p>5.76%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2255.39" calcext:value-type="float">
            <text:p>2,255.39</text:p>
          </table:table-cell>
          <table:table-cell office:value-type="float" office:value="2240.42" calcext:value-type="float">
            <text:p>2,240.42</text:p>
          </table:table-cell>
          <table:table-cell office:value-type="float" office:value="2239.67" calcext:value-type="float">
            <text:p>2,239.6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9/2018</text:p>
          </table:table-cell>
          <table:table-cell office:value-type="percentage" office:value="0.0573" calcext:value-type="percentage">
            <text:p>5.73%</text:p>
          </table:table-cell>
          <table:table-cell office:value-type="percentage" office:value="0.0585" calcext:value-type="percentage">
            <text:p>5.85%</text:p>
          </table:table-cell>
          <table:table-cell office:value-type="float" office:value="2260.37" calcext:value-type="float">
            <text:p>2,260.37</text:p>
          </table:table-cell>
          <table:table-cell office:value-type="float" office:value="2245.37" calcext:value-type="float">
            <text:p>2,245.37</text:p>
          </table:table-cell>
          <table:table-cell office:value-type="float" office:value="2244.15" calcext:value-type="float">
            <text:p>2,244.1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9/2018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0592" calcext:value-type="percentage">
            <text:p>5.92%</text:p>
          </table:table-cell>
          <table:table-cell office:value-type="float" office:value="2252.95" calcext:value-type="float">
            <text:p>2,252.95</text:p>
          </table:table-cell>
          <table:table-cell office:value-type="float" office:value="2238.02" calcext:value-type="float">
            <text:p>2,238.02</text:p>
          </table:table-cell>
          <table:table-cell office:value-type="float" office:value="2237.21" calcext:value-type="float">
            <text:p>2,237.2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9/2018</text:p>
          </table:table-cell>
          <table:table-cell office:value-type="percentage" office:value="0.0583" calcext:value-type="percentage">
            <text:p>5.83%</text:p>
          </table:table-cell>
          <table:table-cell office:value-type="percentage" office:value="0.0595" calcext:value-type="percentage">
            <text:p>5.95%</text:p>
          </table:table-cell>
          <table:table-cell office:value-type="float" office:value="2250.01" calcext:value-type="float">
            <text:p>2,250.01</text:p>
          </table:table-cell>
          <table:table-cell office:value-type="float" office:value="2235.11" calcext:value-type="float">
            <text:p>2,235.11</text:p>
          </table:table-cell>
          <table:table-cell office:value-type="float" office:value="2234.3" calcext:value-type="float">
            <text:p>2,234.3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9/2018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0592" calcext:value-type="percentage">
            <text:p>5.92%</text:p>
          </table:table-cell>
          <table:table-cell office:value-type="float" office:value="2254.56" calcext:value-type="float">
            <text:p>2,254.56</text:p>
          </table:table-cell>
          <table:table-cell office:value-type="float" office:value="2239.64" calcext:value-type="float">
            <text:p>2,239.64</text:p>
          </table:table-cell>
          <table:table-cell office:value-type="float" office:value="2238.83" calcext:value-type="float">
            <text:p>2,238.8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9/2018</text:p>
          </table:table-cell>
          <table:table-cell office:value-type="percentage" office:value="0.0576" calcext:value-type="percentage">
            <text:p>5.76%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2260.36" calcext:value-type="float">
            <text:p>2,260.36</text:p>
          </table:table-cell>
          <table:table-cell office:value-type="float" office:value="2245.4" calcext:value-type="float">
            <text:p>2,245.40</text:p>
          </table:table-cell>
          <table:table-cell office:value-type="float" office:value="2244.6" calcext:value-type="float">
            <text:p>2,244.6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9/2018</text:p>
          </table:table-cell>
          <table:table-cell office:value-type="percentage" office:value="0.0576" calcext:value-type="percentage">
            <text:p>5.76%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2261.76" calcext:value-type="float">
            <text:p>2,261.76</text:p>
          </table:table-cell>
          <table:table-cell office:value-type="float" office:value="2246.81" calcext:value-type="float">
            <text:p>2,246.81</text:p>
          </table:table-cell>
          <table:table-cell office:value-type="float" office:value="2245.4" calcext:value-type="float">
            <text:p>2,245.4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10/2018</text:p>
          </table:table-cell>
          <table:table-cell office:value-type="percentage" office:value="0.0584" calcext:value-type="percentage">
            <text:p>5.84%</text:p>
          </table:table-cell>
          <table:table-cell office:value-type="percentage" office:value="0.0596" calcext:value-type="percentage">
            <text:p>5.96%</text:p>
          </table:table-cell>
          <table:table-cell office:value-type="float" office:value="2252.59" calcext:value-type="float">
            <text:p>2,252.59</text:p>
          </table:table-cell>
          <table:table-cell office:value-type="float" office:value="2237.72" calcext:value-type="float">
            <text:p>2,237.72</text:p>
          </table:table-cell>
          <table:table-cell office:value-type="float" office:value="2236.91" calcext:value-type="float">
            <text:p>2,236.9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10/2018</text:p>
          </table:table-cell>
          <table:table-cell office:value-type="percentage" office:value="0.0576" calcext:value-type="percentage">
            <text:p>5.76%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2263.37" calcext:value-type="float">
            <text:p>2,263.37</text:p>
          </table:table-cell>
          <table:table-cell office:value-type="float" office:value="2248.43" calcext:value-type="float">
            <text:p>2,248.43</text:p>
          </table:table-cell>
          <table:table-cell office:value-type="float" office:value="2247.62" calcext:value-type="float">
            <text:p>2,247.6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10/2018</text:p>
          </table:table-cell>
          <table:table-cell office:value-type="percentage" office:value="0.0565" calcext:value-type="percentage">
            <text:p>5.65%</text:p>
          </table:table-cell>
          <table:table-cell office:value-type="percentage" office:value="0.0577" calcext:value-type="percentage">
            <text:p>5.77%</text:p>
          </table:table-cell>
          <table:table-cell office:value-type="float" office:value="2277.97" calcext:value-type="float">
            <text:p>2,277.97</text:p>
          </table:table-cell>
          <table:table-cell office:value-type="float" office:value="2262.93" calcext:value-type="float">
            <text:p>2,262.93</text:p>
          </table:table-cell>
          <table:table-cell office:value-type="float" office:value="2262.12" calcext:value-type="float">
            <text:p>2,262.1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10/2018</text:p>
          </table:table-cell>
          <table:table-cell office:value-type="percentage" office:value="0.0567" calcext:value-type="percentage">
            <text:p>5.67%</text:p>
          </table:table-cell>
          <table:table-cell office:value-type="percentage" office:value="0.0579" calcext:value-type="percentage">
            <text:p>5.79%</text:p>
          </table:table-cell>
          <table:table-cell office:value-type="float" office:value="2276.26" calcext:value-type="float">
            <text:p>2,276.26</text:p>
          </table:table-cell>
          <table:table-cell office:value-type="float" office:value="2261.24" calcext:value-type="float">
            <text:p>2,261.24</text:p>
          </table:table-cell>
          <table:table-cell office:value-type="float" office:value="2260.43" calcext:value-type="float">
            <text:p>2,260.4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10/2018</text:p>
          </table:table-cell>
          <table:table-cell office:value-type="percentage" office:value="0.0546" calcext:value-type="percentage">
            <text:p>5.46%</text:p>
          </table:table-cell>
          <table:table-cell office:value-type="percentage" office:value="0.0558" calcext:value-type="percentage">
            <text:p>5.58%</text:p>
          </table:table-cell>
          <table:table-cell office:value-type="float" office:value="2305.64" calcext:value-type="float">
            <text:p>2,305.64</text:p>
          </table:table-cell>
          <table:table-cell office:value-type="float" office:value="2290.4" calcext:value-type="float">
            <text:p>2,290.40</text:p>
          </table:table-cell>
          <table:table-cell office:value-type="float" office:value="2288.81" calcext:value-type="float">
            <text:p>2,288.8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10/2018</text:p>
          </table:table-cell>
          <table:table-cell office:value-type="percentage" office:value="0.0531" calcext:value-type="percentage">
            <text:p>5.31%</text:p>
          </table:table-cell>
          <table:table-cell office:value-type="percentage" office:value="0.0543" calcext:value-type="percentage">
            <text:p>5.43%</text:p>
          </table:table-cell>
          <table:table-cell office:value-type="float" office:value="2325.7" calcext:value-type="float">
            <text:p>2,325.70</text:p>
          </table:table-cell>
          <table:table-cell office:value-type="float" office:value="2310.32" calcext:value-type="float">
            <text:p>2,310.32</text:p>
          </table:table-cell>
          <table:table-cell office:value-type="float" office:value="2309.46" calcext:value-type="float">
            <text:p>2,309.4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10/2018</text:p>
          </table:table-cell>
          <table:table-cell office:value-type="percentage" office:value="0.0526" calcext:value-type="percentage">
            <text:p>5.26%</text:p>
          </table:table-cell>
          <table:table-cell office:value-type="percentage" office:value="0.0538" calcext:value-type="percentage">
            <text:p>5.38%</text:p>
          </table:table-cell>
          <table:table-cell office:value-type="float" office:value="2332.99" calcext:value-type="float">
            <text:p>2,332.99</text:p>
          </table:table-cell>
          <table:table-cell office:value-type="float" office:value="2317.56" calcext:value-type="float">
            <text:p>2,317.56</text:p>
          </table:table-cell>
          <table:table-cell office:value-type="float" office:value="2316.71" calcext:value-type="float">
            <text:p>2,316.7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10/2018</text:p>
          </table:table-cell>
          <table:table-cell office:value-type="percentage" office:value="0.0513" calcext:value-type="percentage">
            <text:p>5.13%</text:p>
          </table:table-cell>
          <table:table-cell office:value-type="percentage" office:value="0.0525" calcext:value-type="percentage">
            <text:p>5.25%</text:p>
          </table:table-cell>
          <table:table-cell office:value-type="float" office:value="2350.67" calcext:value-type="float">
            <text:p>2,350.67</text:p>
          </table:table-cell>
          <table:table-cell office:value-type="float" office:value="2335.12" calcext:value-type="float">
            <text:p>2,335.12</text:p>
          </table:table-cell>
          <table:table-cell office:value-type="float" office:value="2334.27" calcext:value-type="float">
            <text:p>2,334.2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10/2018</text:p>
          </table:table-cell>
          <table:table-cell office:value-type="percentage" office:value="0.0512" calcext:value-type="percentage">
            <text:p>5.12%</text:p>
          </table:table-cell>
          <table:table-cell office:value-type="percentage" office:value="0.0524" calcext:value-type="percentage">
            <text:p>5.24%</text:p>
          </table:table-cell>
          <table:table-cell office:value-type="float" office:value="2353.94" calcext:value-type="float">
            <text:p>2,353.94</text:p>
          </table:table-cell>
          <table:table-cell office:value-type="float" office:value="2338.38" calcext:value-type="float">
            <text:p>2,338.38</text:p>
          </table:table-cell>
          <table:table-cell office:value-type="float" office:value="2336.41" calcext:value-type="float">
            <text:p>2,336.4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10/2018</text:p>
          </table:table-cell>
          <table:table-cell office:value-type="percentage" office:value="0.0504" calcext:value-type="percentage">
            <text:p>5.04%</text:p>
          </table:table-cell>
          <table:table-cell office:value-type="percentage" office:value="0.0516" calcext:value-type="percentage">
            <text:p>5.16%</text:p>
          </table:table-cell>
          <table:table-cell office:value-type="float" office:value="2365.22" calcext:value-type="float">
            <text:p>2,365.22</text:p>
          </table:table-cell>
          <table:table-cell office:value-type="float" office:value="2349.58" calcext:value-type="float">
            <text:p>2,349.58</text:p>
          </table:table-cell>
          <table:table-cell office:value-type="float" office:value="2348.74" calcext:value-type="float">
            <text:p>2,348.7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10/2018</text:p>
          </table:table-cell>
          <table:table-cell office:value-type="percentage" office:value="0.0493" calcext:value-type="percentage">
            <text:p>4.93%</text:p>
          </table:table-cell>
          <table:table-cell office:value-type="percentage" office:value="0.0505" calcext:value-type="percentage">
            <text:p>5.05%</text:p>
          </table:table-cell>
          <table:table-cell office:value-type="float" office:value="2380.49" calcext:value-type="float">
            <text:p>2,380.49</text:p>
          </table:table-cell>
          <table:table-cell office:value-type="float" office:value="2364.74" calcext:value-type="float">
            <text:p>2,364.74</text:p>
          </table:table-cell>
          <table:table-cell office:value-type="float" office:value="2363.91" calcext:value-type="float">
            <text:p>2,363.9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10/2018</text:p>
          </table:table-cell>
          <table:table-cell office:value-type="percentage" office:value="0.0492" calcext:value-type="percentage">
            <text:p>4.92%</text:p>
          </table:table-cell>
          <table:table-cell office:value-type="percentage" office:value="0.0504" calcext:value-type="percentage">
            <text:p>5.04%</text:p>
          </table:table-cell>
          <table:table-cell office:value-type="float" office:value="2382.63" calcext:value-type="float">
            <text:p>2,382.63</text:p>
          </table:table-cell>
          <table:table-cell office:value-type="float" office:value="2366.89" calcext:value-type="float">
            <text:p>2,366.89</text:p>
          </table:table-cell>
          <table:table-cell office:value-type="float" office:value="2366.05" calcext:value-type="float">
            <text:p>2,366.0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10/2018</text:p>
          </table:table-cell>
          <table:table-cell office:value-type="percentage" office:value="0.0485" calcext:value-type="percentage">
            <text:p>4.85%</text:p>
          </table:table-cell>
          <table:table-cell office:value-type="percentage" office:value="0.0497" calcext:value-type="percentage">
            <text:p>4.97%</text:p>
          </table:table-cell>
          <table:table-cell office:value-type="float" office:value="2392.71" calcext:value-type="float">
            <text:p>2,392.71</text:p>
          </table:table-cell>
          <table:table-cell office:value-type="float" office:value="2376.89" calcext:value-type="float">
            <text:p>2,376.89</text:p>
          </table:table-cell>
          <table:table-cell office:value-type="float" office:value="2376.06" calcext:value-type="float">
            <text:p>2,376.0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10/2018</text:p>
          </table:table-cell>
          <table:table-cell office:value-type="percentage" office:value="0.0484" calcext:value-type="percentage">
            <text:p>4.84%</text:p>
          </table:table-cell>
          <table:table-cell office:value-type="percentage" office:value="0.0496" calcext:value-type="percentage">
            <text:p>4.96%</text:p>
          </table:table-cell>
          <table:table-cell office:value-type="float" office:value="2395.61" calcext:value-type="float">
            <text:p>2,395.61</text:p>
          </table:table-cell>
          <table:table-cell office:value-type="float" office:value="2379.78" calcext:value-type="float">
            <text:p>2,379.78</text:p>
          </table:table-cell>
          <table:table-cell office:value-type="float" office:value="2378.2" calcext:value-type="float">
            <text:p>2,378.2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10/2018</text:p>
          </table:table-cell>
          <table:table-cell office:value-type="percentage" office:value="0.0484" calcext:value-type="percentage">
            <text:p>4.84%</text:p>
          </table:table-cell>
          <table:table-cell office:value-type="percentage" office:value="0.0496" calcext:value-type="percentage">
            <text:p>4.96%</text:p>
          </table:table-cell>
          <table:table-cell office:value-type="float" office:value="2396.44" calcext:value-type="float">
            <text:p>2,396.44</text:p>
          </table:table-cell>
          <table:table-cell office:value-type="float" office:value="2380.62" calcext:value-type="float">
            <text:p>2,380.62</text:p>
          </table:table-cell>
          <table:table-cell office:value-type="float" office:value="2379.78" calcext:value-type="float">
            <text:p>2,379.7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10/2018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.0492" calcext:value-type="percentage">
            <text:p>4.92%</text:p>
          </table:table-cell>
          <table:table-cell office:value-type="float" office:value="2402.57" calcext:value-type="float">
            <text:p>2,402.57</text:p>
          </table:table-cell>
          <table:table-cell office:value-type="float" office:value="2386.71" calcext:value-type="float">
            <text:p>2,386.71</text:p>
          </table:table-cell>
          <table:table-cell office:value-type="float" office:value="2385.88" calcext:value-type="float">
            <text:p>2,385.8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10/2018</text:p>
          </table:table-cell>
          <table:table-cell office:value-type="percentage" office:value="0.0481" calcext:value-type="percentage">
            <text:p>4.81%</text:p>
          </table:table-cell>
          <table:table-cell office:value-type="percentage" office:value="0.0493" calcext:value-type="percentage">
            <text:p>4.93%</text:p>
          </table:table-cell>
          <table:table-cell office:value-type="float" office:value="2402.45" calcext:value-type="float">
            <text:p>2,402.45</text:p>
          </table:table-cell>
          <table:table-cell office:value-type="float" office:value="2386.61" calcext:value-type="float">
            <text:p>2,386.61</text:p>
          </table:table-cell>
          <table:table-cell office:value-type="float" office:value="2385.74" calcext:value-type="float">
            <text:p>2,385.7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10/2018</text:p>
          </table:table-cell>
          <table:table-cell office:value-type="percentage" office:value="0.0479" calcext:value-type="percentage">
            <text:p>4.79%</text:p>
          </table:table-cell>
          <table:table-cell office:value-type="percentage" office:value="0.0491" calcext:value-type="percentage">
            <text:p>4.91%</text:p>
          </table:table-cell>
          <table:table-cell office:value-type="float" office:value="2405.97" calcext:value-type="float">
            <text:p>2,405.97</text:p>
          </table:table-cell>
          <table:table-cell office:value-type="float" office:value="2390.11" calcext:value-type="float">
            <text:p>2,390.11</text:p>
          </table:table-cell>
          <table:table-cell office:value-type="float" office:value="2389.24" calcext:value-type="float">
            <text:p>2,389.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10/2018</text:p>
          </table:table-cell>
          <table:table-cell office:value-type="percentage" office:value="0.0481" calcext:value-type="percentage">
            <text:p>4.81%</text:p>
          </table:table-cell>
          <table:table-cell office:value-type="percentage" office:value="0.0493" calcext:value-type="percentage">
            <text:p>4.93%</text:p>
          </table:table-cell>
          <table:table-cell office:value-type="float" office:value="2405.02" calcext:value-type="float">
            <text:p>2,405.02</text:p>
          </table:table-cell>
          <table:table-cell office:value-type="float" office:value="2389.18" calcext:value-type="float">
            <text:p>2,389.18</text:p>
          </table:table-cell>
          <table:table-cell office:value-type="float" office:value="2387.48" calcext:value-type="float">
            <text:p>2,387.4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10/2018</text:p>
          </table:table-cell>
          <table:table-cell office:value-type="percentage" office:value="0.0456" calcext:value-type="percentage">
            <text:p>4.56%</text:p>
          </table:table-cell>
          <table:table-cell office:value-type="percentage" office:value="0.0468" calcext:value-type="percentage">
            <text:p>4.68%</text:p>
          </table:table-cell>
          <table:table-cell office:value-type="float" office:value="2439.26" calcext:value-type="float">
            <text:p>2,439.26</text:p>
          </table:table-cell>
          <table:table-cell office:value-type="float" office:value="2423.17" calcext:value-type="float">
            <text:p>2,423.17</text:p>
          </table:table-cell>
          <table:table-cell office:value-type="float" office:value="2422.31" calcext:value-type="float">
            <text:p>2,422.3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10/2018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0482" calcext:value-type="percentage">
            <text:p>4.82%</text:p>
          </table:table-cell>
          <table:table-cell office:value-type="float" office:value="2421.36" calcext:value-type="float">
            <text:p>2,421.36</text:p>
          </table:table-cell>
          <table:table-cell office:value-type="float" office:value="2405.43" calcext:value-type="float">
            <text:p>2,405.43</text:p>
          </table:table-cell>
          <table:table-cell office:value-type="float" office:value="2404.56" calcext:value-type="float">
            <text:p>2,404.5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1/10/2018</text:p>
          </table:table-cell>
          <table:table-cell office:value-type="percentage" office:value="0.0469" calcext:value-type="percentage">
            <text:p>4.69%</text:p>
          </table:table-cell>
          <table:table-cell office:value-type="percentage" office:value="0.0481" calcext:value-type="percentage">
            <text:p>4.81%</text:p>
          </table:table-cell>
          <table:table-cell office:value-type="float" office:value="2423.56" calcext:value-type="float">
            <text:p>2,423.56</text:p>
          </table:table-cell>
          <table:table-cell office:value-type="float" office:value="2407.62" calcext:value-type="float">
            <text:p>2,407.62</text:p>
          </table:table-cell>
          <table:table-cell office:value-type="float" office:value="2406.75" calcext:value-type="float">
            <text:p>2,406.7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11/2018</text:p>
          </table:table-cell>
          <table:table-cell office:value-type="percentage" office:value="0.0471" calcext:value-type="percentage">
            <text:p>4.71%</text:p>
          </table:table-cell>
          <table:table-cell office:value-type="percentage" office:value="0.0483" calcext:value-type="percentage">
            <text:p>4.83%</text:p>
          </table:table-cell>
          <table:table-cell office:value-type="float" office:value="2423.02" calcext:value-type="float">
            <text:p>2,423.02</text:p>
          </table:table-cell>
          <table:table-cell office:value-type="float" office:value="2407.09" calcext:value-type="float">
            <text:p>2,407.09</text:p>
          </table:table-cell>
          <table:table-cell office:value-type="float" office:value="2404.97" calcext:value-type="float">
            <text:p>2,404.9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11/2018</text:p>
          </table:table-cell>
          <table:table-cell office:value-type="percentage" office:value="0.0472" calcext:value-type="percentage">
            <text:p>4.72%</text:p>
          </table:table-cell>
          <table:table-cell office:value-type="percentage" office:value="0.0484" calcext:value-type="percentage">
            <text:p>4.84%</text:p>
          </table:table-cell>
          <table:table-cell office:value-type="float" office:value="2422.55" calcext:value-type="float">
            <text:p>2,422.55</text:p>
          </table:table-cell>
          <table:table-cell office:value-type="float" office:value="2406.64" calcext:value-type="float">
            <text:p>2,406.64</text:p>
          </table:table-cell>
          <table:table-cell office:value-type="float" office:value="2405.77" calcext:value-type="float">
            <text:p>2,405.7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11/2018</text:p>
          </table:table-cell>
          <table:table-cell office:value-type="percentage" office:value="0.0471" calcext:value-type="percentage">
            <text:p>4.71%</text:p>
          </table:table-cell>
          <table:table-cell office:value-type="percentage" office:value="0.0483" calcext:value-type="percentage">
            <text:p>4.83%</text:p>
          </table:table-cell>
          <table:table-cell office:value-type="float" office:value="2424.75" calcext:value-type="float">
            <text:p>2,424.75</text:p>
          </table:table-cell>
          <table:table-cell office:value-type="float" office:value="2408.83" calcext:value-type="float">
            <text:p>2,408.83</text:p>
          </table:table-cell>
          <table:table-cell office:value-type="float" office:value="2407.96" calcext:value-type="float">
            <text:p>2,407.9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11/2018</text:p>
          </table:table-cell>
          <table:table-cell office:value-type="percentage" office:value="0.0466" calcext:value-type="percentage">
            <text:p>4.66%</text:p>
          </table:table-cell>
          <table:table-cell office:value-type="percentage" office:value="0.0478" calcext:value-type="percentage">
            <text:p>4.78%</text:p>
          </table:table-cell>
          <table:table-cell office:value-type="float" office:value="2430.59" calcext:value-type="float">
            <text:p>2,430.59</text:p>
          </table:table-cell>
          <table:table-cell office:value-type="float" office:value="2414.64" calcext:value-type="float">
            <text:p>2,414.64</text:p>
          </table:table-cell>
          <table:table-cell office:value-type="float" office:value="2413.84" calcext:value-type="float">
            <text:p>2,413.8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11/2018</text:p>
          </table:table-cell>
          <table:table-cell office:value-type="percentage" office:value="0.0479" calcext:value-type="percentage">
            <text:p>4.79%</text:p>
          </table:table-cell>
          <table:table-cell office:value-type="percentage" office:value="0.0491" calcext:value-type="percentage">
            <text:p>4.91%</text:p>
          </table:table-cell>
          <table:table-cell office:value-type="float" office:value="2414.11" calcext:value-type="float">
            <text:p>2,414.11</text:p>
          </table:table-cell>
          <table:table-cell office:value-type="float" office:value="2398.3" calcext:value-type="float">
            <text:p>2,398.30</text:p>
          </table:table-cell>
          <table:table-cell office:value-type="float" office:value="2397.5" calcext:value-type="float">
            <text:p>2,397.5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11/2018</text:p>
          </table:table-cell>
          <table:table-cell office:value-type="percentage" office:value="0.0487" calcext:value-type="percentage">
            <text:p>4.87%</text:p>
          </table:table-cell>
          <table:table-cell office:value-type="percentage" office:value="0.0499" calcext:value-type="percentage">
            <text:p>4.99%</text:p>
          </table:table-cell>
          <table:table-cell office:value-type="float" office:value="2405.06" calcext:value-type="float">
            <text:p>2,405.06</text:p>
          </table:table-cell>
          <table:table-cell office:value-type="float" office:value="2389.33" calcext:value-type="float">
            <text:p>2,389.33</text:p>
          </table:table-cell>
          <table:table-cell office:value-type="float" office:value="2387.83" calcext:value-type="float">
            <text:p>2,387.8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11/2018</text:p>
          </table:table-cell>
          <table:table-cell office:value-type="percentage" office:value="0.0482" calcext:value-type="percentage">
            <text:p>4.82%</text:p>
          </table:table-cell>
          <table:table-cell office:value-type="percentage" office:value="0.0494" calcext:value-type="percentage">
            <text:p>4.94%</text:p>
          </table:table-cell>
          <table:table-cell office:value-type="float" office:value="2412.45" calcext:value-type="float">
            <text:p>2,412.45</text:p>
          </table:table-cell>
          <table:table-cell office:value-type="float" office:value="2396.67" calcext:value-type="float">
            <text:p>2,396.67</text:p>
          </table:table-cell>
          <table:table-cell office:value-type="float" office:value="2395.87" calcext:value-type="float">
            <text:p>2,395.8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11/2018</text:p>
          </table:table-cell>
          <table:table-cell office:value-type="percentage" office:value="0.0489" calcext:value-type="percentage">
            <text:p>4.89%</text:p>
          </table:table-cell>
          <table:table-cell office:value-type="percentage" office:value="0.0501" calcext:value-type="percentage">
            <text:p>5.01%</text:p>
          </table:table-cell>
          <table:table-cell office:value-type="float" office:value="2404.03" calcext:value-type="float">
            <text:p>2,404.03</text:p>
          </table:table-cell>
          <table:table-cell office:value-type="float" office:value="2388.34" calcext:value-type="float">
            <text:p>2,388.34</text:p>
          </table:table-cell>
          <table:table-cell office:value-type="float" office:value="2387.52" calcext:value-type="float">
            <text:p>2,387.5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11/2018</text:p>
          </table:table-cell>
          <table:table-cell office:value-type="percentage" office:value="0.0495" calcext:value-type="percentage">
            <text:p>4.95%</text:p>
          </table:table-cell>
          <table:table-cell office:value-type="percentage" office:value="0.0507" calcext:value-type="percentage">
            <text:p>5.07%</text:p>
          </table:table-cell>
          <table:table-cell office:value-type="float" office:value="2396.93" calcext:value-type="float">
            <text:p>2,396.93</text:p>
          </table:table-cell>
          <table:table-cell office:value-type="float" office:value="2381.3" calcext:value-type="float">
            <text:p>2,381.30</text:p>
          </table:table-cell>
          <table:table-cell office:value-type="float" office:value="2380.53" calcext:value-type="float">
            <text:p>2,380.5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11/2018</text:p>
          </table:table-cell>
          <table:table-cell office:value-type="percentage" office:value="0.0484" calcext:value-type="percentage">
            <text:p>4.84%</text:p>
          </table:table-cell>
          <table:table-cell office:value-type="percentage" office:value="0.0496" calcext:value-type="percentage">
            <text:p>4.96%</text:p>
          </table:table-cell>
          <table:table-cell office:value-type="float" office:value="2411.7" calcext:value-type="float">
            <text:p>2,411.70</text:p>
          </table:table-cell>
          <table:table-cell office:value-type="float" office:value="2395.97" calcext:value-type="float">
            <text:p>2,395.97</text:p>
          </table:table-cell>
          <table:table-cell office:value-type="float" office:value="2395.63" calcext:value-type="float">
            <text:p>2,395.6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11/2018</text:p>
          </table:table-cell>
          <table:table-cell office:value-type="percentage" office:value="0.0481" calcext:value-type="percentage">
            <text:p>4.81%</text:p>
          </table:table-cell>
          <table:table-cell office:value-type="percentage" office:value="0.0493" calcext:value-type="percentage">
            <text:p>4.93%</text:p>
          </table:table-cell>
          <table:table-cell office:value-type="float" office:value="2416.48" calcext:value-type="float">
            <text:p>2,416.48</text:p>
          </table:table-cell>
          <table:table-cell office:value-type="float" office:value="2400.73" calcext:value-type="float">
            <text:p>2,400.73</text:p>
          </table:table-cell>
          <table:table-cell office:value-type="float" office:value="2399.89" calcext:value-type="float">
            <text:p>2,399.8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11/2018</text:p>
          </table:table-cell>
          <table:table-cell office:value-type="percentage" office:value="0.0482" calcext:value-type="percentage">
            <text:p>4.82%</text:p>
          </table:table-cell>
          <table:table-cell office:value-type="percentage" office:value="0.0494" calcext:value-type="percentage">
            <text:p>4.94%</text:p>
          </table:table-cell>
          <table:table-cell office:value-type="float" office:value="2415.16" calcext:value-type="float">
            <text:p>2,415.16</text:p>
          </table:table-cell>
          <table:table-cell office:value-type="float" office:value="2399.42" calcext:value-type="float">
            <text:p>2,399.42</text:p>
          </table:table-cell>
          <table:table-cell office:value-type="float" office:value="2399" calcext:value-type="float">
            <text:p>2,399.0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11/2018</text:p>
          </table:table-cell>
          <table:table-cell office:value-type="percentage" office:value="0.0484" calcext:value-type="percentage">
            <text:p>4.84%</text:p>
          </table:table-cell>
          <table:table-cell office:value-type="percentage" office:value="0.0496" calcext:value-type="percentage">
            <text:p>4.96%</text:p>
          </table:table-cell>
          <table:table-cell office:value-type="float" office:value="2412.94" calcext:value-type="float">
            <text:p>2,412.94</text:p>
          </table:table-cell>
          <table:table-cell office:value-type="float" office:value="2397.23" calcext:value-type="float">
            <text:p>2,397.23</text:p>
          </table:table-cell>
          <table:table-cell office:value-type="float" office:value="2396.81" calcext:value-type="float">
            <text:p>2,396.8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11/2018</text:p>
          </table:table-cell>
          <table:table-cell office:value-type="percentage" office:value="0.0479" calcext:value-type="percentage">
            <text:p>4.79%</text:p>
          </table:table-cell>
          <table:table-cell office:value-type="percentage" office:value="0.0491" calcext:value-type="percentage">
            <text:p>4.91%</text:p>
          </table:table-cell>
          <table:table-cell office:value-type="float" office:value="2419.93" calcext:value-type="float">
            <text:p>2,419.93</text:p>
          </table:table-cell>
          <table:table-cell office:value-type="float" office:value="2404.18" calcext:value-type="float">
            <text:p>2,404.18</text:p>
          </table:table-cell>
          <table:table-cell office:value-type="float" office:value="2403.76" calcext:value-type="float">
            <text:p>2,403.7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11/2018</text:p>
          </table:table-cell>
          <table:table-cell office:value-type="percentage" office:value="0.0472" calcext:value-type="percentage">
            <text:p>4.72%</text:p>
          </table:table-cell>
          <table:table-cell office:value-type="percentage" office:value="0.0484" calcext:value-type="percentage">
            <text:p>4.84%</text:p>
          </table:table-cell>
          <table:table-cell office:value-type="float" office:value="2429.5" calcext:value-type="float">
            <text:p>2,429.50</text:p>
          </table:table-cell>
          <table:table-cell office:value-type="float" office:value="2413.68" calcext:value-type="float">
            <text:p>2,413.68</text:p>
          </table:table-cell>
          <table:table-cell office:value-type="float" office:value="2413.35" calcext:value-type="float">
            <text:p>2,413.3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11/2018</text:p>
          </table:table-cell>
          <table:table-cell office:value-type="percentage" office:value="0.0476" calcext:value-type="percentage">
            <text:p>4.76%</text:p>
          </table:table-cell>
          <table:table-cell office:value-type="percentage" office:value="0.0488" calcext:value-type="percentage">
            <text:p>4.88%</text:p>
          </table:table-cell>
          <table:table-cell office:value-type="float" office:value="2424.33" calcext:value-type="float">
            <text:p>2,424.33</text:p>
          </table:table-cell>
          <table:table-cell office:value-type="float" office:value="2408.56" calcext:value-type="float">
            <text:p>2,408.56</text:p>
          </table:table-cell>
          <table:table-cell office:value-type="float" office:value="2408.17" calcext:value-type="float">
            <text:p>2,408.1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11/2018</text:p>
          </table:table-cell>
          <table:table-cell office:value-type="percentage" office:value="0.0492" calcext:value-type="percentage">
            <text:p>4.92%</text:p>
          </table:table-cell>
          <table:table-cell office:value-type="percentage" office:value="0.0504" calcext:value-type="percentage">
            <text:p>5.04%</text:p>
          </table:table-cell>
          <table:table-cell office:value-type="float" office:value="2403.73" calcext:value-type="float">
            <text:p>2,403.73</text:p>
          </table:table-cell>
          <table:table-cell office:value-type="float" office:value="2388.14" calcext:value-type="float">
            <text:p>2,388.14</text:p>
          </table:table-cell>
          <table:table-cell office:value-type="float" office:value="2387.73" calcext:value-type="float">
            <text:p>2,387.7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11/2018</text:p>
          </table:table-cell>
          <table:table-cell office:value-type="percentage" office:value="0.0484" calcext:value-type="percentage">
            <text:p>4.84%</text:p>
          </table:table-cell>
          <table:table-cell office:value-type="percentage" office:value="0.0496" calcext:value-type="percentage">
            <text:p>4.96%</text:p>
          </table:table-cell>
          <table:table-cell office:value-type="float" office:value="2414.58" calcext:value-type="float">
            <text:p>2,414.58</text:p>
          </table:table-cell>
          <table:table-cell office:value-type="float" office:value="2398.92" calcext:value-type="float">
            <text:p>2,398.92</text:p>
          </table:table-cell>
          <table:table-cell office:value-type="float" office:value="2398.52" calcext:value-type="float">
            <text:p>2,398.5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11/2018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2407.13" calcext:value-type="float">
            <text:p>2,407.13</text:p>
          </table:table-cell>
          <table:table-cell office:value-type="float" office:value="2391.53" calcext:value-type="float">
            <text:p>2,391.53</text:p>
          </table:table-cell>
          <table:table-cell office:value-type="float" office:value="2391.13" calcext:value-type="float">
            <text:p>2,391.1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11/2018</text:p>
          </table:table-cell>
          <table:table-cell office:value-type="percentage" office:value="0.0484" calcext:value-type="percentage">
            <text:p>4.84%</text:p>
          </table:table-cell>
          <table:table-cell office:value-type="percentage" office:value="0.0496" calcext:value-type="percentage">
            <text:p>4.96%</text:p>
          </table:table-cell>
          <table:table-cell office:value-type="float" office:value="2415.23" calcext:value-type="float">
            <text:p>2,415.23</text:p>
          </table:table-cell>
          <table:table-cell office:value-type="float" office:value="2399.58" calcext:value-type="float">
            <text:p>2,399.58</text:p>
          </table:table-cell>
          <table:table-cell office:value-type="float" office:value="2399.31" calcext:value-type="float">
            <text:p>2,399.3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12/2018</text:p>
          </table:table-cell>
          <table:table-cell office:value-type="percentage" office:value="0.0475" calcext:value-type="percentage">
            <text:p>4.75%</text:p>
          </table:table-cell>
          <table:table-cell office:value-type="percentage" office:value="0.0487" calcext:value-type="percentage">
            <text:p>4.87%</text:p>
          </table:table-cell>
          <table:table-cell office:value-type="float" office:value="2427.43" calcext:value-type="float">
            <text:p>2,427.43</text:p>
          </table:table-cell>
          <table:table-cell office:value-type="float" office:value="2411.7" calcext:value-type="float">
            <text:p>2,411.70</text:p>
          </table:table-cell>
          <table:table-cell office:value-type="float" office:value="2411.31" calcext:value-type="float">
            <text:p>2,411.3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12/2018</text:p>
          </table:table-cell>
          <table:table-cell office:value-type="percentage" office:value="0.0484" calcext:value-type="percentage">
            <text:p>4.84%</text:p>
          </table:table-cell>
          <table:table-cell office:value-type="percentage" office:value="0.0496" calcext:value-type="percentage">
            <text:p>4.96%</text:p>
          </table:table-cell>
          <table:table-cell office:value-type="float" office:value="2416.01" calcext:value-type="float">
            <text:p>2,416.01</text:p>
          </table:table-cell>
          <table:table-cell office:value-type="float" office:value="2400.38" calcext:value-type="float">
            <text:p>2,400.38</text:p>
          </table:table-cell>
          <table:table-cell office:value-type="float" office:value="2399.98" calcext:value-type="float">
            <text:p>2,399.9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12/2018</text:p>
          </table:table-cell>
          <table:table-cell office:value-type="percentage" office:value="0.0482" calcext:value-type="percentage">
            <text:p>4.82%</text:p>
          </table:table-cell>
          <table:table-cell office:value-type="percentage" office:value="0.0494" calcext:value-type="percentage">
            <text:p>4.94%</text:p>
          </table:table-cell>
          <table:table-cell office:value-type="float" office:value="2419.01" calcext:value-type="float">
            <text:p>2,419.01</text:p>
          </table:table-cell>
          <table:table-cell office:value-type="float" office:value="2403.37" calcext:value-type="float">
            <text:p>2,403.37</text:p>
          </table:table-cell>
          <table:table-cell office:value-type="float" office:value="2402.97" calcext:value-type="float">
            <text:p>2,402.9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12/2018</text:p>
          </table:table-cell>
          <table:table-cell office:value-type="percentage" office:value="0.0489" calcext:value-type="percentage">
            <text:p>4.89%</text:p>
          </table:table-cell>
          <table:table-cell office:value-type="percentage" office:value="0.0501" calcext:value-type="percentage">
            <text:p>5.01%</text:p>
          </table:table-cell>
          <table:table-cell office:value-type="float" office:value="2410.26" calcext:value-type="float">
            <text:p>2,410.26</text:p>
          </table:table-cell>
          <table:table-cell office:value-type="float" office:value="2394.7" calcext:value-type="float">
            <text:p>2,394.70</text:p>
          </table:table-cell>
          <table:table-cell office:value-type="float" office:value="2394.3" calcext:value-type="float">
            <text:p>2,394.3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12/2018</text:p>
          </table:table-cell>
          <table:table-cell office:value-type="percentage" office:value="0.0474" calcext:value-type="percentage">
            <text:p>4.74%</text:p>
          </table:table-cell>
          <table:table-cell office:value-type="percentage" office:value="0.0486" calcext:value-type="percentage">
            <text:p>4.86%</text:p>
          </table:table-cell>
          <table:table-cell office:value-type="float" office:value="2427.51" calcext:value-type="float">
            <text:p>2,427.51</text:p>
          </table:table-cell>
          <table:table-cell office:value-type="float" office:value="2411.82" calcext:value-type="float">
            <text:p>2,411.82</text:p>
          </table:table-cell>
          <table:table-cell office:value-type="float" office:value="2411.87" calcext:value-type="float">
            <text:p>2,411.8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12/2018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.0492" calcext:value-type="percentage">
            <text:p>4.92%</text:p>
          </table:table-cell>
          <table:table-cell office:value-type="float" office:value="2419.93" calcext:value-type="float">
            <text:p>2,419.93</text:p>
          </table:table-cell>
          <table:table-cell office:value-type="float" office:value="2404.31" calcext:value-type="float">
            <text:p>2,404.31</text:p>
          </table:table-cell>
          <table:table-cell office:value-type="float" office:value="2404.02" calcext:value-type="float">
            <text:p>2,404.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12/2018</text:p>
          </table:table-cell>
          <table:table-cell office:value-type="percentage" office:value="0.0479" calcext:value-type="percentage">
            <text:p>4.79%</text:p>
          </table:table-cell>
          <table:table-cell office:value-type="percentage" office:value="0.0491" calcext:value-type="percentage">
            <text:p>4.91%</text:p>
          </table:table-cell>
          <table:table-cell office:value-type="float" office:value="2421.52" calcext:value-type="float">
            <text:p>2,421.52</text:p>
          </table:table-cell>
          <table:table-cell office:value-type="float" office:value="2405.9" calcext:value-type="float">
            <text:p>2,405.90</text:p>
          </table:table-cell>
          <table:table-cell office:value-type="float" office:value="2405.61" calcext:value-type="float">
            <text:p>2,405.6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12/2018</text:p>
          </table:table-cell>
          <table:table-cell office:value-type="percentage" office:value="0.0476" calcext:value-type="percentage">
            <text:p>4.76%</text:p>
          </table:table-cell>
          <table:table-cell office:value-type="percentage" office:value="0.0488" calcext:value-type="percentage">
            <text:p>4.88%</text:p>
          </table:table-cell>
          <table:table-cell office:value-type="float" office:value="2425.72" calcext:value-type="float">
            <text:p>2,425.72</text:p>
          </table:table-cell>
          <table:table-cell office:value-type="float" office:value="2410.07" calcext:value-type="float">
            <text:p>2,410.07</text:p>
          </table:table-cell>
          <table:table-cell office:value-type="float" office:value="2409.79" calcext:value-type="float">
            <text:p>2,409.7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12/2018</text:p>
          </table:table-cell>
          <table:table-cell office:value-type="percentage" office:value="0.0472" calcext:value-type="percentage">
            <text:p>4.72%</text:p>
          </table:table-cell>
          <table:table-cell office:value-type="percentage" office:value="0.0484" calcext:value-type="percentage">
            <text:p>4.84%</text:p>
          </table:table-cell>
          <table:table-cell office:value-type="float" office:value="2431.23" calcext:value-type="float">
            <text:p>2,431.23</text:p>
          </table:table-cell>
          <table:table-cell office:value-type="float" office:value="2415.56" calcext:value-type="float">
            <text:p>2,415.56</text:p>
          </table:table-cell>
          <table:table-cell office:value-type="float" office:value="2415.28" calcext:value-type="float">
            <text:p>2,415.2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12/2018</text:p>
          </table:table-cell>
          <table:table-cell office:value-type="percentage" office:value="0.0469" calcext:value-type="percentage">
            <text:p>4.69%</text:p>
          </table:table-cell>
          <table:table-cell office:value-type="percentage" office:value="0.0481" calcext:value-type="percentage">
            <text:p>4.81%</text:p>
          </table:table-cell>
          <table:table-cell office:value-type="float" office:value="2435.6" calcext:value-type="float">
            <text:p>2,435.60</text:p>
          </table:table-cell>
          <table:table-cell office:value-type="float" office:value="2419.9" calcext:value-type="float">
            <text:p>2,419.90</text:p>
          </table:table-cell>
          <table:table-cell office:value-type="float" office:value="2419.47" calcext:value-type="float">
            <text:p>2,419.4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12/2018</text:p>
          </table:table-cell>
          <table:table-cell office:value-type="percentage" office:value="0.0464" calcext:value-type="percentage">
            <text:p>4.64%</text:p>
          </table:table-cell>
          <table:table-cell office:value-type="percentage" office:value="0.0476" calcext:value-type="percentage">
            <text:p>4.76%</text:p>
          </table:table-cell>
          <table:table-cell office:value-type="float" office:value="2442.69" calcext:value-type="float">
            <text:p>2,442.69</text:p>
          </table:table-cell>
          <table:table-cell office:value-type="float" office:value="2426.95" calcext:value-type="float">
            <text:p>2,426.95</text:p>
          </table:table-cell>
          <table:table-cell office:value-type="float" office:value="2426.43" calcext:value-type="float">
            <text:p>2,426.4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12/2018</text:p>
          </table:table-cell>
          <table:table-cell office:value-type="percentage" office:value="0.0461" calcext:value-type="percentage">
            <text:p>4.61%</text:p>
          </table:table-cell>
          <table:table-cell office:value-type="percentage" office:value="0.0473" calcext:value-type="percentage">
            <text:p>4.73%</text:p>
          </table:table-cell>
          <table:table-cell office:value-type="float" office:value="2447.16" calcext:value-type="float">
            <text:p>2,447.16</text:p>
          </table:table-cell>
          <table:table-cell office:value-type="float" office:value="2431.4" calcext:value-type="float">
            <text:p>2,431.40</text:p>
          </table:table-cell>
          <table:table-cell office:value-type="float" office:value="2430.88" calcext:value-type="float">
            <text:p>2,430.8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12/2018</text:p>
          </table:table-cell>
          <table:table-cell office:value-type="percentage" office:value="0.0461" calcext:value-type="percentage">
            <text:p>4.61%</text:p>
          </table:table-cell>
          <table:table-cell office:value-type="percentage" office:value="0.0473" calcext:value-type="percentage">
            <text:p>4.73%</text:p>
          </table:table-cell>
          <table:table-cell office:value-type="float" office:value="2447.68" calcext:value-type="float">
            <text:p>2,447.68</text:p>
          </table:table-cell>
          <table:table-cell office:value-type="float" office:value="2431.92" calcext:value-type="float">
            <text:p>2,431.92</text:p>
          </table:table-cell>
          <table:table-cell office:value-type="float" office:value="2431.4" calcext:value-type="float">
            <text:p>2,431.4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12/2018</text:p>
          </table:table-cell>
          <table:table-cell office:value-type="percentage" office:value="0.0456" calcext:value-type="percentage">
            <text:p>4.56%</text:p>
          </table:table-cell>
          <table:table-cell office:value-type="percentage" office:value="0.0468" calcext:value-type="percentage">
            <text:p>4.68%</text:p>
          </table:table-cell>
          <table:table-cell office:value-type="float" office:value="2454.79" calcext:value-type="float">
            <text:p>2,454.79</text:p>
          </table:table-cell>
          <table:table-cell office:value-type="float" office:value="2438.99" calcext:value-type="float">
            <text:p>2,438.99</text:p>
          </table:table-cell>
          <table:table-cell office:value-type="float" office:value="2438.47" calcext:value-type="float">
            <text:p>2,438.4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12/2018</text:p>
          </table:table-cell>
          <table:table-cell office:value-type="percentage" office:value="0.0454" calcext:value-type="percentage">
            <text:p>4.54%</text:p>
          </table:table-cell>
          <table:table-cell office:value-type="percentage" office:value="0.0466" calcext:value-type="percentage">
            <text:p>4.66%</text:p>
          </table:table-cell>
          <table:table-cell office:value-type="float" office:value="2458.69" calcext:value-type="float">
            <text:p>2,458.69</text:p>
          </table:table-cell>
          <table:table-cell office:value-type="float" office:value="2442.9" calcext:value-type="float">
            <text:p>2,442.90</text:p>
          </table:table-cell>
          <table:table-cell office:value-type="float" office:value="2441.62" calcext:value-type="float">
            <text:p>2,441.6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12/2018</text:p>
          </table:table-cell>
          <table:table-cell office:value-type="percentage" office:value="0.0454" calcext:value-type="percentage">
            <text:p>4.54%</text:p>
          </table:table-cell>
          <table:table-cell office:value-type="percentage" office:value="0.0466" calcext:value-type="percentage">
            <text:p>4.66%</text:p>
          </table:table-cell>
          <table:table-cell office:value-type="float" office:value="2458.69" calcext:value-type="float">
            <text:p>2,458.69</text:p>
          </table:table-cell>
          <table:table-cell office:value-type="float" office:value="2442.9" calcext:value-type="float">
            <text:p>2,442.90</text:p>
          </table:table-cell>
          <table:table-cell office:value-type="float" office:value="2442.3" calcext:value-type="float">
            <text:p>2,442.3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12/2018</text:p>
          </table:table-cell>
          <table:table-cell office:value-type="percentage" office:value="0.0454" calcext:value-type="percentage">
            <text:p>4.54%</text:p>
          </table:table-cell>
          <table:table-cell office:value-type="percentage" office:value="0.0466" calcext:value-type="percentage">
            <text:p>4.66%</text:p>
          </table:table-cell>
          <table:table-cell office:value-type="float" office:value="2459.21" calcext:value-type="float">
            <text:p>2,459.21</text:p>
          </table:table-cell>
          <table:table-cell office:value-type="float" office:value="2443.42" calcext:value-type="float">
            <text:p>2,443.42</text:p>
          </table:table-cell>
          <table:table-cell office:value-type="float" office:value="2442.9" calcext:value-type="float">
            <text:p>2,442.9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12/2018</text:p>
          </table:table-cell>
          <table:table-cell office:value-type="percentage" office:value="0.0452" calcext:value-type="percentage">
            <text:p>4.52%</text:p>
          </table:table-cell>
          <table:table-cell office:value-type="percentage" office:value="0.0464" calcext:value-type="percentage">
            <text:p>4.64%</text:p>
          </table:table-cell>
          <table:table-cell office:value-type="float" office:value="2462.36" calcext:value-type="float">
            <text:p>2,462.36</text:p>
          </table:table-cell>
          <table:table-cell office:value-type="float" office:value="2446.56" calcext:value-type="float">
            <text:p>2,446.56</text:p>
          </table:table-cell>
          <table:table-cell office:value-type="float" office:value="2446.04" calcext:value-type="float">
            <text:p>2,446.0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12/2018</text:p>
          </table:table-cell>
          <table:table-cell office:value-type="percentage" office:value="0.0448" calcext:value-type="percentage">
            <text:p>4.48%</text:p>
          </table:table-cell>
          <table:table-cell office:value-type="percentage" office:value="0.046" calcext:value-type="percentage">
            <text:p>4.60%</text:p>
          </table:table-cell>
          <table:table-cell office:value-type="float" office:value="2468.91" calcext:value-type="float">
            <text:p>2,468.91</text:p>
          </table:table-cell>
          <table:table-cell office:value-type="float" office:value="2453.08" calcext:value-type="float">
            <text:p>2,453.08</text:p>
          </table:table-cell>
          <table:table-cell office:value-type="float" office:value="2451.81" calcext:value-type="float">
            <text:p>2,451.8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1/2019</text:p>
          </table:table-cell>
          <table:table-cell office:value-type="percentage" office:value="0.0445" calcext:value-type="percentage">
            <text:p>4.45%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473.4" calcext:value-type="float">
            <text:p>2,473.40</text:p>
          </table:table-cell>
          <table:table-cell office:value-type="float" office:value="2457.55" calcext:value-type="float">
            <text:p>2,457.55</text:p>
          </table:table-cell>
          <table:table-cell office:value-type="float" office:value="2457.03" calcext:value-type="float">
            <text:p>2,457.0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1/2019</text:p>
          </table:table-cell>
          <table:table-cell office:value-type="percentage" office:value="0.0439" calcext:value-type="percentage">
            <text:p>4.39%</text:p>
          </table:table-cell>
          <table:table-cell office:value-type="percentage" office:value="0.0451" calcext:value-type="percentage">
            <text:p>4.51%</text:p>
          </table:table-cell>
          <table:table-cell office:value-type="float" office:value="2481.87" calcext:value-type="float">
            <text:p>2,481.87</text:p>
          </table:table-cell>
          <table:table-cell office:value-type="float" office:value="2465.97" calcext:value-type="float">
            <text:p>2,465.97</text:p>
          </table:table-cell>
          <table:table-cell office:value-type="float" office:value="2465.45" calcext:value-type="float">
            <text:p>2,465.4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1/2019</text:p>
          </table:table-cell>
          <table:table-cell office:value-type="percentage" office:value="0.0436" calcext:value-type="percentage">
            <text:p>4.36%</text:p>
          </table:table-cell>
          <table:table-cell office:value-type="percentage" office:value="0.0448" calcext:value-type="percentage">
            <text:p>4.48%</text:p>
          </table:table-cell>
          <table:table-cell office:value-type="float" office:value="2486.52" calcext:value-type="float">
            <text:p>2,486.52</text:p>
          </table:table-cell>
          <table:table-cell office:value-type="float" office:value="2470.6" calcext:value-type="float">
            <text:p>2,470.60</text:p>
          </table:table-cell>
          <table:table-cell office:value-type="float" office:value="2469.93" calcext:value-type="float">
            <text:p>2,469.9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1/2019</text:p>
          </table:table-cell>
          <table:table-cell office:value-type="percentage" office:value="0.0431" calcext:value-type="percentage">
            <text:p>4.31%</text:p>
          </table:table-cell>
          <table:table-cell office:value-type="percentage" office:value="0.0443" calcext:value-type="percentage">
            <text:p>4.43%</text:p>
          </table:table-cell>
          <table:table-cell office:value-type="float" office:value="2493.69" calcext:value-type="float">
            <text:p>2,493.69</text:p>
          </table:table-cell>
          <table:table-cell office:value-type="float" office:value="2477.72" calcext:value-type="float">
            <text:p>2,477.72</text:p>
          </table:table-cell>
          <table:table-cell office:value-type="float" office:value="2477.22" calcext:value-type="float">
            <text:p>2,477.2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1/2019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0442" calcext:value-type="percentage">
            <text:p>4.42%</text:p>
          </table:table-cell>
          <table:table-cell office:value-type="float" office:value="2495.53" calcext:value-type="float">
            <text:p>2,495.53</text:p>
          </table:table-cell>
          <table:table-cell office:value-type="float" office:value="2479.56" calcext:value-type="float">
            <text:p>2,479.56</text:p>
          </table:table-cell>
          <table:table-cell office:value-type="float" office:value="2479.05" calcext:value-type="float">
            <text:p>2,479.0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1/2019</text:p>
          </table:table-cell>
          <table:table-cell office:value-type="percentage" office:value="0.0432" calcext:value-type="percentage">
            <text:p>4.32%</text:p>
          </table:table-cell>
          <table:table-cell office:value-type="percentage" office:value="0.0444" calcext:value-type="percentage">
            <text:p>4.44%</text:p>
          </table:table-cell>
          <table:table-cell office:value-type="float" office:value="2493.36" calcext:value-type="float">
            <text:p>2,493.36</text:p>
          </table:table-cell>
          <table:table-cell office:value-type="float" office:value="2477.41" calcext:value-type="float">
            <text:p>2,477.41</text:p>
          </table:table-cell>
          <table:table-cell office:value-type="float" office:value="2476.91" calcext:value-type="float">
            <text:p>2,476.9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1/2019</text:p>
          </table:table-cell>
          <table:table-cell office:value-type="percentage" office:value="0.0428" calcext:value-type="percentage">
            <text:p>4.28%</text:p>
          </table:table-cell>
          <table:table-cell office:value-type="percentage" office:value="0.044" calcext:value-type="percentage">
            <text:p>4.40%</text:p>
          </table:table-cell>
          <table:table-cell office:value-type="float" office:value="2499.19" calcext:value-type="float">
            <text:p>2,499.19</text:p>
          </table:table-cell>
          <table:table-cell office:value-type="float" office:value="2483.22" calcext:value-type="float">
            <text:p>2,483.22</text:p>
          </table:table-cell>
          <table:table-cell office:value-type="float" office:value="2482.71" calcext:value-type="float">
            <text:p>2,482.7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1/2019</text:p>
          </table:table-cell>
          <table:table-cell office:value-type="percentage" office:value="0.0426" calcext:value-type="percentage">
            <text:p>4.26%</text:p>
          </table:table-cell>
          <table:table-cell office:value-type="percentage" office:value="0.0438" calcext:value-type="percentage">
            <text:p>4.38%</text:p>
          </table:table-cell>
          <table:table-cell office:value-type="float" office:value="2503.73" calcext:value-type="float">
            <text:p>2,503.73</text:p>
          </table:table-cell>
          <table:table-cell office:value-type="float" office:value="2487.74" calcext:value-type="float">
            <text:p>2,487.74</text:p>
          </table:table-cell>
          <table:table-cell office:value-type="float" office:value="2486.95" calcext:value-type="float">
            <text:p>2,486.9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1/2019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0442" calcext:value-type="percentage">
            <text:p>4.42%</text:p>
          </table:table-cell>
          <table:table-cell office:value-type="float" office:value="2498.93" calcext:value-type="float">
            <text:p>2,498.93</text:p>
          </table:table-cell>
          <table:table-cell office:value-type="float" office:value="2482.98" calcext:value-type="float">
            <text:p>2,482.98</text:p>
          </table:table-cell>
          <table:table-cell office:value-type="float" office:value="2482.43" calcext:value-type="float">
            <text:p>2,482.4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1/2019</text:p>
          </table:table-cell>
          <table:table-cell office:value-type="percentage" office:value="0.0421" calcext:value-type="percentage">
            <text:p>4.21%</text:p>
          </table:table-cell>
          <table:table-cell office:value-type="percentage" office:value="0.0433" calcext:value-type="percentage">
            <text:p>4.33%</text:p>
          </table:table-cell>
          <table:table-cell office:value-type="float" office:value="2511.7" calcext:value-type="float">
            <text:p>2,511.70</text:p>
          </table:table-cell>
          <table:table-cell office:value-type="float" office:value="2495.67" calcext:value-type="float">
            <text:p>2,495.67</text:p>
          </table:table-cell>
          <table:table-cell office:value-type="float" office:value="2494.93" calcext:value-type="float">
            <text:p>2,494.9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1/2019</text:p>
          </table:table-cell>
          <table:table-cell office:value-type="percentage" office:value="0.0425" calcext:value-type="percentage">
            <text:p>4.25%</text:p>
          </table:table-cell>
          <table:table-cell office:value-type="percentage" office:value="0.0437" calcext:value-type="percentage">
            <text:p>4.37%</text:p>
          </table:table-cell>
          <table:table-cell office:value-type="float" office:value="2507.08" calcext:value-type="float">
            <text:p>2,507.08</text:p>
          </table:table-cell>
          <table:table-cell office:value-type="float" office:value="2491.1" calcext:value-type="float">
            <text:p>2,491.10</text:p>
          </table:table-cell>
          <table:table-cell office:value-type="float" office:value="2490.35" calcext:value-type="float">
            <text:p>2,490.3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1/2019</text:p>
          </table:table-cell>
          <table:table-cell office:value-type="percentage" office:value="0.0424" calcext:value-type="percentage">
            <text:p>4.24%</text:p>
          </table:table-cell>
          <table:table-cell office:value-type="percentage" office:value="0.0436" calcext:value-type="percentage">
            <text:p>4.36%</text:p>
          </table:table-cell>
          <table:table-cell office:value-type="float" office:value="2509.15" calcext:value-type="float">
            <text:p>2,509.15</text:p>
          </table:table-cell>
          <table:table-cell office:value-type="float" office:value="2493.17" calcext:value-type="float">
            <text:p>2,493.17</text:p>
          </table:table-cell>
          <table:table-cell office:value-type="float" office:value="2492.42" calcext:value-type="float">
            <text:p>2,492.4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1/2019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0432" calcext:value-type="percentage">
            <text:p>4.32%</text:p>
          </table:table-cell>
          <table:table-cell office:value-type="float" office:value="2515.89" calcext:value-type="float">
            <text:p>2,515.89</text:p>
          </table:table-cell>
          <table:table-cell office:value-type="float" office:value="2499.87" calcext:value-type="float">
            <text:p>2,499.87</text:p>
          </table:table-cell>
          <table:table-cell office:value-type="float" office:value="2498.48" calcext:value-type="float">
            <text:p>2,498.4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1/2019</text:p>
          </table:table-cell>
          <table:table-cell office:value-type="percentage" office:value="0.0426" calcext:value-type="percentage">
            <text:p>4.26%</text:p>
          </table:table-cell>
          <table:table-cell office:value-type="percentage" office:value="0.0438" calcext:value-type="percentage">
            <text:p>4.38%</text:p>
          </table:table-cell>
          <table:table-cell office:value-type="float" office:value="2508.6" calcext:value-type="float">
            <text:p>2,508.60</text:p>
          </table:table-cell>
          <table:table-cell office:value-type="float" office:value="2492.64" calcext:value-type="float">
            <text:p>2,492.64</text:p>
          </table:table-cell>
          <table:table-cell office:value-type="float" office:value="2491.9" calcext:value-type="float">
            <text:p>2,491.9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1/2019</text:p>
          </table:table-cell>
          <table:table-cell office:value-type="percentage" office:value="0.0422" calcext:value-type="percentage">
            <text:p>4.22%</text:p>
          </table:table-cell>
          <table:table-cell office:value-type="percentage" office:value="0.0434" calcext:value-type="percentage">
            <text:p>4.34%</text:p>
          </table:table-cell>
          <table:table-cell office:value-type="float" office:value="2514.68" calcext:value-type="float">
            <text:p>2,514.68</text:p>
          </table:table-cell>
          <table:table-cell office:value-type="float" office:value="2498.69" calcext:value-type="float">
            <text:p>2,498.69</text:p>
          </table:table-cell>
          <table:table-cell office:value-type="float" office:value="2497.95" calcext:value-type="float">
            <text:p>2,497.9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1/2019</text:p>
          </table:table-cell>
          <table:table-cell office:value-type="percentage" office:value="0.0425" calcext:value-type="percentage">
            <text:p>4.25%</text:p>
          </table:table-cell>
          <table:table-cell office:value-type="percentage" office:value="0.0437" calcext:value-type="percentage">
            <text:p>4.37%</text:p>
          </table:table-cell>
          <table:table-cell office:value-type="float" office:value="2511.42" calcext:value-type="float">
            <text:p>2,511.42</text:p>
          </table:table-cell>
          <table:table-cell office:value-type="float" office:value="2495.46" calcext:value-type="float">
            <text:p>2,495.46</text:p>
          </table:table-cell>
          <table:table-cell office:value-type="float" office:value="2494.71" calcext:value-type="float">
            <text:p>2,494.7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1/2019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0432" calcext:value-type="percentage">
            <text:p>4.32%</text:p>
          </table:table-cell>
          <table:table-cell office:value-type="float" office:value="2520.11" calcext:value-type="float">
            <text:p>2,520.11</text:p>
          </table:table-cell>
          <table:table-cell office:value-type="float" office:value="2504.12" calcext:value-type="float">
            <text:p>2,504.12</text:p>
          </table:table-cell>
          <table:table-cell office:value-type="float" office:value="2502.02" calcext:value-type="float">
            <text:p>2,502.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1/2019</text:p>
          </table:table-cell>
          <table:table-cell office:value-type="percentage" office:value="0.0422" calcext:value-type="percentage">
            <text:p>4.22%</text:p>
          </table:table-cell>
          <table:table-cell office:value-type="percentage" office:value="0.0434" calcext:value-type="percentage">
            <text:p>4.34%</text:p>
          </table:table-cell>
          <table:table-cell office:value-type="float" office:value="2517.44" calcext:value-type="float">
            <text:p>2,517.44</text:p>
          </table:table-cell>
          <table:table-cell office:value-type="float" office:value="2501.46" calcext:value-type="float">
            <text:p>2,501.46</text:p>
          </table:table-cell>
          <table:table-cell office:value-type="float" office:value="2500.1" calcext:value-type="float">
            <text:p>2,500.1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1/2019</text:p>
          </table:table-cell>
          <table:table-cell office:value-type="percentage" office:value="0.0424" calcext:value-type="percentage">
            <text:p>4.24%</text:p>
          </table:table-cell>
          <table:table-cell office:value-type="percentage" office:value="0.0436" calcext:value-type="percentage">
            <text:p>4.36%</text:p>
          </table:table-cell>
          <table:table-cell office:value-type="float" office:value="2515.5" calcext:value-type="float">
            <text:p>2,515.50</text:p>
          </table:table-cell>
          <table:table-cell office:value-type="float" office:value="2499.55" calcext:value-type="float">
            <text:p>2,499.55</text:p>
          </table:table-cell>
          <table:table-cell office:value-type="float" office:value="2498.81" calcext:value-type="float">
            <text:p>2,498.8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1/2019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0432" calcext:value-type="percentage">
            <text:p>4.32%</text:p>
          </table:table-cell>
          <table:table-cell office:value-type="float" office:value="2521.57" calcext:value-type="float">
            <text:p>2,521.57</text:p>
          </table:table-cell>
          <table:table-cell office:value-type="float" office:value="2505.59" calcext:value-type="float">
            <text:p>2,505.59</text:p>
          </table:table-cell>
          <table:table-cell office:value-type="float" office:value="2504.85" calcext:value-type="float">
            <text:p>2,504.8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1/2019</text:p>
          </table:table-cell>
          <table:table-cell office:value-type="percentage" office:value="0.0414" calcext:value-type="percentage">
            <text:p>4.14%</text:p>
          </table:table-cell>
          <table:table-cell office:value-type="percentage" office:value="0.0426" calcext:value-type="percentage">
            <text:p>4.26%</text:p>
          </table:table-cell>
          <table:table-cell office:value-type="float" office:value="2530.33" calcext:value-type="float">
            <text:p>2,530.33</text:p>
          </table:table-cell>
          <table:table-cell office:value-type="float" office:value="2514.29" calcext:value-type="float">
            <text:p>2,514.29</text:p>
          </table:table-cell>
          <table:table-cell office:value-type="float" office:value="2513.56" calcext:value-type="float">
            <text:p>2,513.5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1/01/2019</text:p>
          </table:table-cell>
          <table:table-cell office:value-type="percentage" office:value="0.0411" calcext:value-type="percentage">
            <text:p>4.11%</text:p>
          </table:table-cell>
          <table:table-cell office:value-type="percentage" office:value="0.0423" calcext:value-type="percentage">
            <text:p>4.23%</text:p>
          </table:table-cell>
          <table:table-cell office:value-type="float" office:value="2535.08" calcext:value-type="float">
            <text:p>2,535.08</text:p>
          </table:table-cell>
          <table:table-cell office:value-type="float" office:value="2519.02" calcext:value-type="float">
            <text:p>2,519.02</text:p>
          </table:table-cell>
          <table:table-cell office:value-type="float" office:value="2518.29" calcext:value-type="float">
            <text:p>2,518.2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02/2019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422" calcext:value-type="percentage">
            <text:p>4.22%</text:p>
          </table:table-cell>
          <table:table-cell office:value-type="float" office:value="2537.78" calcext:value-type="float">
            <text:p>2,537.78</text:p>
          </table:table-cell>
          <table:table-cell office:value-type="float" office:value="2521.72" calcext:value-type="float">
            <text:p>2,521.72</text:p>
          </table:table-cell>
          <table:table-cell office:value-type="float" office:value="2520.36" calcext:value-type="float">
            <text:p>2,520.3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2/2019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422" calcext:value-type="percentage">
            <text:p>4.22%</text:p>
          </table:table-cell>
          <table:table-cell office:value-type="float" office:value="2538.51" calcext:value-type="float">
            <text:p>2,538.51</text:p>
          </table:table-cell>
          <table:table-cell office:value-type="float" office:value="2522.45" calcext:value-type="float">
            <text:p>2,522.45</text:p>
          </table:table-cell>
          <table:table-cell office:value-type="float" office:value="2521.72" calcext:value-type="float">
            <text:p>2,521.7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2/2019</text:p>
          </table:table-cell>
          <table:table-cell office:value-type="percentage" office:value="0.0414" calcext:value-type="percentage">
            <text:p>4.14%</text:p>
          </table:table-cell>
          <table:table-cell office:value-type="percentage" office:value="0.0426" calcext:value-type="percentage">
            <text:p>4.26%</text:p>
          </table:table-cell>
          <table:table-cell office:value-type="float" office:value="2533.87" calcext:value-type="float">
            <text:p>2,533.87</text:p>
          </table:table-cell>
          <table:table-cell office:value-type="float" office:value="2517.86" calcext:value-type="float">
            <text:p>2,517.86</text:p>
          </table:table-cell>
          <table:table-cell office:value-type="float" office:value="2517.12" calcext:value-type="float">
            <text:p>2,517.1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2/2019</text:p>
          </table:table-cell>
          <table:table-cell office:value-type="percentage" office:value="0.0418" calcext:value-type="percentage">
            <text:p>4.18%</text:p>
          </table:table-cell>
          <table:table-cell office:value-type="percentage" office:value="0.043" calcext:value-type="percentage">
            <text:p>4.30%</text:p>
          </table:table-cell>
          <table:table-cell office:value-type="float" office:value="2529.24" calcext:value-type="float">
            <text:p>2,529.24</text:p>
          </table:table-cell>
          <table:table-cell office:value-type="float" office:value="2513.28" calcext:value-type="float">
            <text:p>2,513.28</text:p>
          </table:table-cell>
          <table:table-cell office:value-type="float" office:value="2512.55" calcext:value-type="float">
            <text:p>2,512.5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2/2019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0432" calcext:value-type="percentage">
            <text:p>4.32%</text:p>
          </table:table-cell>
          <table:table-cell office:value-type="float" office:value="2527.31" calcext:value-type="float">
            <text:p>2,527.31</text:p>
          </table:table-cell>
          <table:table-cell office:value-type="float" office:value="2511.37" calcext:value-type="float">
            <text:p>2,511.37</text:p>
          </table:table-cell>
          <table:table-cell office:value-type="float" office:value="2510.63" calcext:value-type="float">
            <text:p>2,510.6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2/2019</text:p>
          </table:table-cell>
          <table:table-cell office:value-type="percentage" office:value="0.0421" calcext:value-type="percentage">
            <text:p>4.21%</text:p>
          </table:table-cell>
          <table:table-cell office:value-type="percentage" office:value="0.0433" calcext:value-type="percentage">
            <text:p>4.33%</text:p>
          </table:table-cell>
          <table:table-cell office:value-type="float" office:value="2525.8" calcext:value-type="float">
            <text:p>2,525.80</text:p>
          </table:table-cell>
          <table:table-cell office:value-type="float" office:value="2509.89" calcext:value-type="float">
            <text:p>2,509.89</text:p>
          </table:table-cell>
          <table:table-cell office:value-type="float" office:value="2508.69" calcext:value-type="float">
            <text:p>2,508.6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2/2019</text:p>
          </table:table-cell>
          <table:table-cell office:value-type="percentage" office:value="0.0428" calcext:value-type="percentage">
            <text:p>4.28%</text:p>
          </table:table-cell>
          <table:table-cell office:value-type="percentage" office:value="0.044" calcext:value-type="percentage">
            <text:p>4.40%</text:p>
          </table:table-cell>
          <table:table-cell office:value-type="float" office:value="2517.18" calcext:value-type="float">
            <text:p>2,517.18</text:p>
          </table:table-cell>
          <table:table-cell office:value-type="float" office:value="2501.35" calcext:value-type="float">
            <text:p>2,501.35</text:p>
          </table:table-cell>
          <table:table-cell office:value-type="float" office:value="2500.66" calcext:value-type="float">
            <text:p>2,500.6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2/2019</text:p>
          </table:table-cell>
          <table:table-cell office:value-type="percentage" office:value="0.0421" calcext:value-type="percentage">
            <text:p>4.21%</text:p>
          </table:table-cell>
          <table:table-cell office:value-type="percentage" office:value="0.0433" calcext:value-type="percentage">
            <text:p>4.33%</text:p>
          </table:table-cell>
          <table:table-cell office:value-type="float" office:value="2527.15" calcext:value-type="float">
            <text:p>2,527.15</text:p>
          </table:table-cell>
          <table:table-cell office:value-type="float" office:value="2511.25" calcext:value-type="float">
            <text:p>2,511.25</text:p>
          </table:table-cell>
          <table:table-cell office:value-type="float" office:value="2510.57" calcext:value-type="float">
            <text:p>2,510.5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2/2019</text:p>
          </table:table-cell>
          <table:table-cell office:value-type="percentage" office:value="0.0416" calcext:value-type="percentage">
            <text:p>4.16%</text:p>
          </table:table-cell>
          <table:table-cell office:value-type="percentage" office:value="0.0428" calcext:value-type="percentage">
            <text:p>4.28%</text:p>
          </table:table-cell>
          <table:table-cell office:value-type="float" office:value="2534.48" calcext:value-type="float">
            <text:p>2,534.48</text:p>
          </table:table-cell>
          <table:table-cell office:value-type="float" office:value="2518.54" calcext:value-type="float">
            <text:p>2,518.54</text:p>
          </table:table-cell>
          <table:table-cell office:value-type="float" office:value="2517.86" calcext:value-type="float">
            <text:p>2,517.8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2/2019</text:p>
          </table:table-cell>
          <table:table-cell office:value-type="percentage" office:value="0.0412" calcext:value-type="percentage">
            <text:p>4.12%</text:p>
          </table:table-cell>
          <table:table-cell office:value-type="percentage" office:value="0.0424" calcext:value-type="percentage">
            <text:p>4.24%</text:p>
          </table:table-cell>
          <table:table-cell office:value-type="float" office:value="2540.49" calcext:value-type="float">
            <text:p>2,540.49</text:p>
          </table:table-cell>
          <table:table-cell office:value-type="float" office:value="2524.52" calcext:value-type="float">
            <text:p>2,524.52</text:p>
          </table:table-cell>
          <table:table-cell office:value-type="float" office:value="2523.84" calcext:value-type="float">
            <text:p>2,523.8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2/2019</text:p>
          </table:table-cell>
          <table:table-cell office:value-type="percentage" office:value="0.0407" calcext:value-type="percentage">
            <text:p>4.07%</text:p>
          </table:table-cell>
          <table:table-cell office:value-type="percentage" office:value="0.0419" calcext:value-type="percentage">
            <text:p>4.19%</text:p>
          </table:table-cell>
          <table:table-cell office:value-type="float" office:value="2548.51" calcext:value-type="float">
            <text:p>2,548.51</text:p>
          </table:table-cell>
          <table:table-cell office:value-type="float" office:value="2532.49" calcext:value-type="float">
            <text:p>2,532.49</text:p>
          </table:table-cell>
          <table:table-cell office:value-type="float" office:value="2531.16" calcext:value-type="float">
            <text:p>2,531.1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2/2019</text:p>
          </table:table-cell>
          <table:table-cell office:value-type="percentage" office:value="0.0407" calcext:value-type="percentage">
            <text:p>4.07%</text:p>
          </table:table-cell>
          <table:table-cell office:value-type="percentage" office:value="0.0419" calcext:value-type="percentage">
            <text:p>4.19%</text:p>
          </table:table-cell>
          <table:table-cell office:value-type="float" office:value="2549.23" calcext:value-type="float">
            <text:p>2,549.23</text:p>
          </table:table-cell>
          <table:table-cell office:value-type="float" office:value="2533.21" calcext:value-type="float">
            <text:p>2,533.21</text:p>
          </table:table-cell>
          <table:table-cell office:value-type="float" office:value="2532.49" calcext:value-type="float">
            <text:p>2,532.4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2/2019</text:p>
          </table:table-cell>
          <table:table-cell office:value-type="percentage" office:value="0.0406" calcext:value-type="percentage">
            <text:p>4.06%</text:p>
          </table:table-cell>
          <table:table-cell office:value-type="percentage" office:value="0.0418" calcext:value-type="percentage">
            <text:p>4.18%</text:p>
          </table:table-cell>
          <table:table-cell office:value-type="float" office:value="2551.27" calcext:value-type="float">
            <text:p>2,551.27</text:p>
          </table:table-cell>
          <table:table-cell office:value-type="float" office:value="2535.26" calcext:value-type="float">
            <text:p>2,535.26</text:p>
          </table:table-cell>
          <table:table-cell office:value-type="float" office:value="2534.54" calcext:value-type="float">
            <text:p>2,534.5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2/2019</text:p>
          </table:table-cell>
          <table:table-cell office:value-type="percentage" office:value="0.0406" calcext:value-type="percentage">
            <text:p>4.06%</text:p>
          </table:table-cell>
          <table:table-cell office:value-type="percentage" office:value="0.0418" calcext:value-type="percentage">
            <text:p>4.18%</text:p>
          </table:table-cell>
          <table:table-cell office:value-type="float" office:value="2551.99" calcext:value-type="float">
            <text:p>2,551.99</text:p>
          </table:table-cell>
          <table:table-cell office:value-type="float" office:value="2535.98" calcext:value-type="float">
            <text:p>2,535.98</text:p>
          </table:table-cell>
          <table:table-cell office:value-type="float" office:value="2535.26" calcext:value-type="float">
            <text:p>2,535.2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2/2019</text:p>
          </table:table-cell>
          <table:table-cell office:value-type="percentage" office:value="0.0417" calcext:value-type="percentage">
            <text:p>4.17%</text:p>
          </table:table-cell>
          <table:table-cell office:value-type="percentage" office:value="0.0429" calcext:value-type="percentage">
            <text:p>4.29%</text:p>
          </table:table-cell>
          <table:table-cell office:value-type="float" office:value="2538.03" calcext:value-type="float">
            <text:p>2,538.03</text:p>
          </table:table-cell>
          <table:table-cell office:value-type="float" office:value="2522.14" calcext:value-type="float">
            <text:p>2,522.14</text:p>
          </table:table-cell>
          <table:table-cell office:value-type="float" office:value="2521.41" calcext:value-type="float">
            <text:p>2,521.4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2/2019</text:p>
          </table:table-cell>
          <table:table-cell office:value-type="percentage" office:value="0.0417" calcext:value-type="percentage">
            <text:p>4.17%</text:p>
          </table:table-cell>
          <table:table-cell office:value-type="percentage" office:value="0.0429" calcext:value-type="percentage">
            <text:p>4.29%</text:p>
          </table:table-cell>
          <table:table-cell office:value-type="float" office:value="2539.36" calcext:value-type="float">
            <text:p>2,539.36</text:p>
          </table:table-cell>
          <table:table-cell office:value-type="float" office:value="2523.47" calcext:value-type="float">
            <text:p>2,523.47</text:p>
          </table:table-cell>
          <table:table-cell office:value-type="float" office:value="2522.14" calcext:value-type="float">
            <text:p>2,522.1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2/2019</text:p>
          </table:table-cell>
          <table:table-cell office:value-type="percentage" office:value="0.0411" calcext:value-type="percentage">
            <text:p>4.11%</text:p>
          </table:table-cell>
          <table:table-cell office:value-type="percentage" office:value="0.0423" calcext:value-type="percentage">
            <text:p>4.23%</text:p>
          </table:table-cell>
          <table:table-cell office:value-type="float" office:value="2548.07" calcext:value-type="float">
            <text:p>2,548.07</text:p>
          </table:table-cell>
          <table:table-cell office:value-type="float" office:value="2532.13" calcext:value-type="float">
            <text:p>2,532.13</text:p>
          </table:table-cell>
          <table:table-cell office:value-type="float" office:value="2531.4" calcext:value-type="float">
            <text:p>2,531.4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2/2019</text:p>
          </table:table-cell>
          <table:table-cell office:value-type="percentage" office:value="0.0417" calcext:value-type="percentage">
            <text:p>4.17%</text:p>
          </table:table-cell>
          <table:table-cell office:value-type="percentage" office:value="0.0429" calcext:value-type="percentage">
            <text:p>4.29%</text:p>
          </table:table-cell>
          <table:table-cell office:value-type="float" office:value="2540.8" calcext:value-type="float">
            <text:p>2,540.80</text:p>
          </table:table-cell>
          <table:table-cell office:value-type="float" office:value="2524.92" calcext:value-type="float">
            <text:p>2,524.92</text:p>
          </table:table-cell>
          <table:table-cell office:value-type="float" office:value="2524.2" calcext:value-type="float">
            <text:p>2,524.2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2/2019</text:p>
          </table:table-cell>
          <table:table-cell office:value-type="percentage" office:value="0.0416" calcext:value-type="percentage">
            <text:p>4.16%</text:p>
          </table:table-cell>
          <table:table-cell office:value-type="percentage" office:value="0.0428" calcext:value-type="percentage">
            <text:p>4.28%</text:p>
          </table:table-cell>
          <table:table-cell office:value-type="float" office:value="2542.85" calcext:value-type="float">
            <text:p>2,542.85</text:p>
          </table:table-cell>
          <table:table-cell office:value-type="float" office:value="2526.97" calcext:value-type="float">
            <text:p>2,526.97</text:p>
          </table:table-cell>
          <table:table-cell office:value-type="float" office:value="2526.25" calcext:value-type="float">
            <text:p>2,526.2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2/2019</text:p>
          </table:table-cell>
          <table:table-cell office:value-type="percentage" office:value="0.0415" calcext:value-type="percentage">
            <text:p>4.15%</text:p>
          </table:table-cell>
          <table:table-cell office:value-type="percentage" office:value="0.0427" calcext:value-type="percentage">
            <text:p>4.27%</text:p>
          </table:table-cell>
          <table:table-cell office:value-type="float" office:value="2544.9" calcext:value-type="float">
            <text:p>2,544.90</text:p>
          </table:table-cell>
          <table:table-cell office:value-type="float" office:value="2529.02" calcext:value-type="float">
            <text:p>2,529.02</text:p>
          </table:table-cell>
          <table:table-cell office:value-type="float" office:value="2528.29" calcext:value-type="float">
            <text:p>2,528.2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03/2019</text:p>
          </table:table-cell>
          <table:table-cell office:value-type="percentage" office:value="0.0418" calcext:value-type="percentage">
            <text:p>4.18%</text:p>
          </table:table-cell>
          <table:table-cell office:value-type="percentage" office:value="0.043" calcext:value-type="percentage">
            <text:p>4.30%</text:p>
          </table:table-cell>
          <table:table-cell office:value-type="float" office:value="2542.87" calcext:value-type="float">
            <text:p>2,542.87</text:p>
          </table:table-cell>
          <table:table-cell office:value-type="float" office:value="2527.02" calcext:value-type="float">
            <text:p>2,527.02</text:p>
          </table:table-cell>
          <table:table-cell office:value-type="float" office:value="2525.06" calcext:value-type="float">
            <text:p>2,525.0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3/2019</text:p>
          </table:table-cell>
          <table:table-cell office:value-type="percentage" office:value="0.0419" calcext:value-type="percentage">
            <text:p>4.19%</text:p>
          </table:table-cell>
          <table:table-cell office:value-type="percentage" office:value="0.0431" calcext:value-type="percentage">
            <text:p>4.31%</text:p>
          </table:table-cell>
          <table:table-cell office:value-type="float" office:value="2542.27" calcext:value-type="float">
            <text:p>2,542.27</text:p>
          </table:table-cell>
          <table:table-cell office:value-type="float" office:value="2526.43" calcext:value-type="float">
            <text:p>2,526.43</text:p>
          </table:table-cell>
          <table:table-cell office:value-type="float" office:value="2525.7" calcext:value-type="float">
            <text:p>2,525.7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3/2019</text:p>
          </table:table-cell>
          <table:table-cell office:value-type="percentage" office:value="0.0414" calcext:value-type="percentage">
            <text:p>4.14%</text:p>
          </table:table-cell>
          <table:table-cell office:value-type="percentage" office:value="0.0426" calcext:value-type="percentage">
            <text:p>4.26%</text:p>
          </table:table-cell>
          <table:table-cell office:value-type="float" office:value="2549.62" calcext:value-type="float">
            <text:p>2,549.62</text:p>
          </table:table-cell>
          <table:table-cell office:value-type="float" office:value="2533.74" calcext:value-type="float">
            <text:p>2,533.74</text:p>
          </table:table-cell>
          <table:table-cell office:value-type="float" office:value="2533.01" calcext:value-type="float">
            <text:p>2,533.0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3/2019</text:p>
          </table:table-cell>
          <table:table-cell office:value-type="percentage" office:value="0.0413" calcext:value-type="percentage">
            <text:p>4.13%</text:p>
          </table:table-cell>
          <table:table-cell office:value-type="percentage" office:value="0.0425" calcext:value-type="percentage">
            <text:p>4.25%</text:p>
          </table:table-cell>
          <table:table-cell office:value-type="float" office:value="2552.29" calcext:value-type="float">
            <text:p>2,552.29</text:p>
          </table:table-cell>
          <table:table-cell office:value-type="float" office:value="2536.4" calcext:value-type="float">
            <text:p>2,536.40</text:p>
          </table:table-cell>
          <table:table-cell office:value-type="float" office:value="2535.06" calcext:value-type="float">
            <text:p>2,535.0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3/2019</text:p>
          </table:table-cell>
          <table:table-cell office:value-type="percentage" office:value="0.0406" calcext:value-type="percentage">
            <text:p>4.06%</text:p>
          </table:table-cell>
          <table:table-cell office:value-type="percentage" office:value="0.0418" calcext:value-type="percentage">
            <text:p>4.18%</text:p>
          </table:table-cell>
          <table:table-cell office:value-type="float" office:value="2562.32" calcext:value-type="float">
            <text:p>2,562.32</text:p>
          </table:table-cell>
          <table:table-cell office:value-type="float" office:value="2546.37" calcext:value-type="float">
            <text:p>2,546.37</text:p>
          </table:table-cell>
          <table:table-cell office:value-type="float" office:value="2545.65" calcext:value-type="float">
            <text:p>2,545.6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3/2019</text:p>
          </table:table-cell>
          <table:table-cell office:value-type="percentage" office:value="0.0402" calcext:value-type="percentage">
            <text:p>4.02%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2570.51" calcext:value-type="float">
            <text:p>2,570.51</text:p>
          </table:table-cell>
          <table:table-cell office:value-type="float" office:value="2554.52" calcext:value-type="float">
            <text:p>2,554.52</text:p>
          </table:table-cell>
          <table:table-cell office:value-type="float" office:value="2553.72" calcext:value-type="float">
            <text:p>2,553.7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3/2019</text:p>
          </table:table-cell>
          <table:table-cell office:value-type="percentage" office:value="0.0401" calcext:value-type="percentage">
            <text:p>4.01%</text:p>
          </table:table-cell>
          <table:table-cell office:value-type="percentage" office:value="0.0413" calcext:value-type="percentage">
            <text:p>4.13%</text:p>
          </table:table-cell>
          <table:table-cell office:value-type="float" office:value="2572.65" calcext:value-type="float">
            <text:p>2,572.65</text:p>
          </table:table-cell>
          <table:table-cell office:value-type="float" office:value="2556.65" calcext:value-type="float">
            <text:p>2,556.65</text:p>
          </table:table-cell>
          <table:table-cell office:value-type="float" office:value="2555.85" calcext:value-type="float">
            <text:p>2,555.8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3/2019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412" calcext:value-type="percentage">
            <text:p>4.12%</text:p>
          </table:table-cell>
          <table:table-cell office:value-type="float" office:value="2574.78" calcext:value-type="float">
            <text:p>2,574.78</text:p>
          </table:table-cell>
          <table:table-cell office:value-type="float" office:value="2558.78" calcext:value-type="float">
            <text:p>2,558.78</text:p>
          </table:table-cell>
          <table:table-cell office:value-type="float" office:value="2557.98" calcext:value-type="float">
            <text:p>2,557.9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3/2019</text:p>
          </table:table-cell>
          <table:table-cell office:value-type="percentage" office:value="0.0401" calcext:value-type="percentage">
            <text:p>4.01%</text:p>
          </table:table-cell>
          <table:table-cell office:value-type="percentage" office:value="0.0413" calcext:value-type="percentage">
            <text:p>4.13%</text:p>
          </table:table-cell>
          <table:table-cell office:value-type="float" office:value="2575.01" calcext:value-type="float">
            <text:p>2,575.01</text:p>
          </table:table-cell>
          <table:table-cell office:value-type="float" office:value="2559.03" calcext:value-type="float">
            <text:p>2,559.03</text:p>
          </table:table-cell>
          <table:table-cell office:value-type="float" office:value="2557.45" calcext:value-type="float">
            <text:p>2,557.4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3/2019</text:p>
          </table:table-cell>
          <table:table-cell office:value-type="percentage" office:value="0.0396" calcext:value-type="percentage">
            <text:p>3.96%</text:p>
          </table:table-cell>
          <table:table-cell office:value-type="percentage" office:value="0.0408" calcext:value-type="percentage">
            <text:p>4.08%</text:p>
          </table:table-cell>
          <table:table-cell office:value-type="float" office:value="2582.5" calcext:value-type="float">
            <text:p>2,582.50</text:p>
          </table:table-cell>
          <table:table-cell office:value-type="float" office:value="2566.47" calcext:value-type="float">
            <text:p>2,566.47</text:p>
          </table:table-cell>
          <table:table-cell office:value-type="float" office:value="2565.67" calcext:value-type="float">
            <text:p>2,565.6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3/2019</text:p>
          </table:table-cell>
          <table:table-cell office:value-type="percentage" office:value="0.0391" calcext:value-type="percentage">
            <text:p>3.91%</text:p>
          </table:table-cell>
          <table:table-cell office:value-type="percentage" office:value="0.0403" calcext:value-type="percentage">
            <text:p>4.03%</text:p>
          </table:table-cell>
          <table:table-cell office:value-type="float" office:value="2590" calcext:value-type="float">
            <text:p>2,590.00</text:p>
          </table:table-cell>
          <table:table-cell office:value-type="float" office:value="2573.92" calcext:value-type="float">
            <text:p>2,573.92</text:p>
          </table:table-cell>
          <table:table-cell office:value-type="float" office:value="2573.13" calcext:value-type="float">
            <text:p>2,573.1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3/2019</text:p>
          </table:table-cell>
          <table:table-cell office:value-type="percentage" office:value="0.0391" calcext:value-type="percentage">
            <text:p>3.91%</text:p>
          </table:table-cell>
          <table:table-cell office:value-type="percentage" office:value="0.0403" calcext:value-type="percentage">
            <text:p>4.03%</text:p>
          </table:table-cell>
          <table:table-cell office:value-type="float" office:value="2590.78" calcext:value-type="float">
            <text:p>2,590.78</text:p>
          </table:table-cell>
          <table:table-cell office:value-type="float" office:value="2574.72" calcext:value-type="float">
            <text:p>2,574.72</text:p>
          </table:table-cell>
          <table:table-cell office:value-type="float" office:value="2573.92" calcext:value-type="float">
            <text:p>2,573.9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3/2019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2592.91" calcext:value-type="float">
            <text:p>2,592.91</text:p>
          </table:table-cell>
          <table:table-cell office:value-type="float" office:value="2576.84" calcext:value-type="float">
            <text:p>2,576.84</text:p>
          </table:table-cell>
          <table:table-cell office:value-type="float" office:value="2576.05" calcext:value-type="float">
            <text:p>2,576.0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3/2019</text:p>
          </table:table-cell>
          <table:table-cell office:value-type="percentage" office:value="0.0406" calcext:value-type="percentage">
            <text:p>4.06%</text:p>
          </table:table-cell>
          <table:table-cell office:value-type="percentage" office:value="0.0418" calcext:value-type="percentage">
            <text:p>4.18%</text:p>
          </table:table-cell>
          <table:table-cell office:value-type="float" office:value="2573.09" calcext:value-type="float">
            <text:p>2,573.09</text:p>
          </table:table-cell>
          <table:table-cell office:value-type="float" office:value="2557.18" calcext:value-type="float">
            <text:p>2,557.18</text:p>
          </table:table-cell>
          <table:table-cell office:value-type="float" office:value="2555.6" calcext:value-type="float">
            <text:p>2,555.6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3/2019</text:p>
          </table:table-cell>
          <table:table-cell office:value-type="percentage" office:value="0.0416" calcext:value-type="percentage">
            <text:p>4.16%</text:p>
          </table:table-cell>
          <table:table-cell office:value-type="percentage" office:value="0.0428" calcext:value-type="percentage">
            <text:p>4.28%</text:p>
          </table:table-cell>
          <table:table-cell office:value-type="float" office:value="2560.63" calcext:value-type="float">
            <text:p>2,560.63</text:p>
          </table:table-cell>
          <table:table-cell office:value-type="float" office:value="2544.82" calcext:value-type="float">
            <text:p>2,544.82</text:p>
          </table:table-cell>
          <table:table-cell office:value-type="float" office:value="2544.01" calcext:value-type="float">
            <text:p>2,544.0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3/2019</text:p>
          </table:table-cell>
          <table:table-cell office:value-type="percentage" office:value="0.0406" calcext:value-type="percentage">
            <text:p>4.06%</text:p>
          </table:table-cell>
          <table:table-cell office:value-type="percentage" office:value="0.0418" calcext:value-type="percentage">
            <text:p>4.18%</text:p>
          </table:table-cell>
          <table:table-cell office:value-type="float" office:value="2574.68" calcext:value-type="float">
            <text:p>2,574.68</text:p>
          </table:table-cell>
          <table:table-cell office:value-type="float" office:value="2558.78" calcext:value-type="float">
            <text:p>2,558.78</text:p>
          </table:table-cell>
          <table:table-cell office:value-type="float" office:value="2557.98" calcext:value-type="float">
            <text:p>2,557.9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3/2019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0432" calcext:value-type="percentage">
            <text:p>4.32%</text:p>
          </table:table-cell>
          <table:table-cell office:value-type="float" office:value="2558.13" calcext:value-type="float">
            <text:p>2,558.13</text:p>
          </table:table-cell>
          <table:table-cell office:value-type="float" office:value="2542.37" calcext:value-type="float">
            <text:p>2,542.37</text:p>
          </table:table-cell>
          <table:table-cell office:value-type="float" office:value="2541.47" calcext:value-type="float">
            <text:p>2,541.4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3/2019</text:p>
          </table:table-cell>
          <table:table-cell office:value-type="percentage" office:value="0.0429" calcext:value-type="percentage">
            <text:p>4.29%</text:p>
          </table:table-cell>
          <table:table-cell office:value-type="percentage" office:value="0.0441" calcext:value-type="percentage">
            <text:p>4.41%</text:p>
          </table:table-cell>
          <table:table-cell office:value-type="float" office:value="2547.2" calcext:value-type="float">
            <text:p>2,547.20</text:p>
          </table:table-cell>
          <table:table-cell office:value-type="float" office:value="2531.53" calcext:value-type="float">
            <text:p>2,531.53</text:p>
          </table:table-cell>
          <table:table-cell office:value-type="float" office:value="2530.62" calcext:value-type="float">
            <text:p>2,530.6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3/2019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422" calcext:value-type="percentage">
            <text:p>4.22%</text:p>
          </table:table-cell>
          <table:table-cell office:value-type="float" office:value="2574.09" calcext:value-type="float">
            <text:p>2,574.09</text:p>
          </table:table-cell>
          <table:table-cell office:value-type="float" office:value="2558.24" calcext:value-type="float">
            <text:p>2,558.24</text:p>
          </table:table-cell>
          <table:table-cell office:value-type="float" office:value="2556.39" calcext:value-type="float">
            <text:p>2,556.3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04/2019</text:p>
          </table:table-cell>
          <table:table-cell office:value-type="percentage" office:value="0.0405" calcext:value-type="percentage">
            <text:p>4.05%</text:p>
          </table:table-cell>
          <table:table-cell office:value-type="percentage" office:value="0.0417" calcext:value-type="percentage">
            <text:p>4.17%</text:p>
          </table:table-cell>
          <table:table-cell office:value-type="float" office:value="2581.62" calcext:value-type="float">
            <text:p>2,581.62</text:p>
          </table:table-cell>
          <table:table-cell office:value-type="float" office:value="2565.72" calcext:value-type="float">
            <text:p>2,565.72</text:p>
          </table:table-cell>
          <table:table-cell office:value-type="float" office:value="2564.83" calcext:value-type="float">
            <text:p>2,564.8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4/2019</text:p>
          </table:table-cell>
          <table:table-cell office:value-type="percentage" office:value="0.0407" calcext:value-type="percentage">
            <text:p>4.07%</text:p>
          </table:table-cell>
          <table:table-cell office:value-type="percentage" office:value="0.0419" calcext:value-type="percentage">
            <text:p>4.19%</text:p>
          </table:table-cell>
          <table:table-cell office:value-type="float" office:value="2579.85" calcext:value-type="float">
            <text:p>2,579.85</text:p>
          </table:table-cell>
          <table:table-cell office:value-type="float" office:value="2563.98" calcext:value-type="float">
            <text:p>2,563.98</text:p>
          </table:table-cell>
          <table:table-cell office:value-type="float" office:value="2563.08" calcext:value-type="float">
            <text:p>2,563.0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4/2019</text:p>
          </table:table-cell>
          <table:table-cell office:value-type="percentage" office:value="0.0403" calcext:value-type="percentage">
            <text:p>4.03%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2586.05" calcext:value-type="float">
            <text:p>2,586.05</text:p>
          </table:table-cell>
          <table:table-cell office:value-type="float" office:value="2570.15" calcext:value-type="float">
            <text:p>2,570.15</text:p>
          </table:table-cell>
          <table:table-cell office:value-type="float" office:value="2569.26" calcext:value-type="float">
            <text:p>2,569.2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4/2019</text:p>
          </table:table-cell>
          <table:table-cell office:value-type="percentage" office:value="0.0408" calcext:value-type="percentage">
            <text:p>4.08%</text:p>
          </table:table-cell>
          <table:table-cell office:value-type="percentage" office:value="0.042" calcext:value-type="percentage">
            <text:p>4.20%</text:p>
          </table:table-cell>
          <table:table-cell office:value-type="float" office:value="2580.3" calcext:value-type="float">
            <text:p>2,580.30</text:p>
          </table:table-cell>
          <table:table-cell office:value-type="float" office:value="2564.46" calcext:value-type="float">
            <text:p>2,564.46</text:p>
          </table:table-cell>
          <table:table-cell office:value-type="float" office:value="2563.56" calcext:value-type="float">
            <text:p>2,563.5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4/2019</text:p>
          </table:table-cell>
          <table:table-cell office:value-type="percentage" office:value="0.0405" calcext:value-type="percentage">
            <text:p>4.05%</text:p>
          </table:table-cell>
          <table:table-cell office:value-type="percentage" office:value="0.0417" calcext:value-type="percentage">
            <text:p>4.17%</text:p>
          </table:table-cell>
          <table:table-cell office:value-type="float" office:value="2586.13" calcext:value-type="float">
            <text:p>2,586.13</text:p>
          </table:table-cell>
          <table:table-cell office:value-type="float" office:value="2570.26" calcext:value-type="float">
            <text:p>2,570.26</text:p>
          </table:table-cell>
          <table:table-cell office:value-type="float" office:value="2568.41" calcext:value-type="float">
            <text:p>2,568.4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4/2019</text:p>
          </table:table-cell>
          <table:table-cell office:value-type="percentage" office:value="0.0405" calcext:value-type="percentage">
            <text:p>4.05%</text:p>
          </table:table-cell>
          <table:table-cell office:value-type="percentage" office:value="0.0417" calcext:value-type="percentage">
            <text:p>4.17%</text:p>
          </table:table-cell>
          <table:table-cell office:value-type="float" office:value="2587.03" calcext:value-type="float">
            <text:p>2,587.03</text:p>
          </table:table-cell>
          <table:table-cell office:value-type="float" office:value="2571.16" calcext:value-type="float">
            <text:p>2,571.16</text:p>
          </table:table-cell>
          <table:table-cell office:value-type="float" office:value="2570.26" calcext:value-type="float">
            <text:p>2,570.2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4/2019</text:p>
          </table:table-cell>
          <table:table-cell office:value-type="percentage" office:value="0.0411" calcext:value-type="percentage">
            <text:p>4.11%</text:p>
          </table:table-cell>
          <table:table-cell office:value-type="percentage" office:value="0.0423" calcext:value-type="percentage">
            <text:p>4.23%</text:p>
          </table:table-cell>
          <table:table-cell office:value-type="float" office:value="2579.97" calcext:value-type="float">
            <text:p>2,579.97</text:p>
          </table:table-cell>
          <table:table-cell office:value-type="float" office:value="2564.17" calcext:value-type="float">
            <text:p>2,564.17</text:p>
          </table:table-cell>
          <table:table-cell office:value-type="float" office:value="2563.27" calcext:value-type="float">
            <text:p>2,563.2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4/2019</text:p>
          </table:table-cell>
          <table:table-cell office:value-type="percentage" office:value="0.0415" calcext:value-type="percentage">
            <text:p>4.15%</text:p>
          </table:table-cell>
          <table:table-cell office:value-type="percentage" office:value="0.0427" calcext:value-type="percentage">
            <text:p>4.27%</text:p>
          </table:table-cell>
          <table:table-cell office:value-type="float" office:value="2579.38" calcext:value-type="float">
            <text:p>2,579.38</text:p>
          </table:table-cell>
          <table:table-cell office:value-type="float" office:value="2563.6" calcext:value-type="float">
            <text:p>2,563.60</text:p>
          </table:table-cell>
          <table:table-cell office:value-type="float" office:value="2562.55" calcext:value-type="float">
            <text:p>2,562.5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4/2019</text:p>
          </table:table-cell>
          <table:table-cell office:value-type="percentage" office:value="0.0421" calcext:value-type="percentage">
            <text:p>4.21%</text:p>
          </table:table-cell>
          <table:table-cell office:value-type="percentage" office:value="0.0433" calcext:value-type="percentage">
            <text:p>4.33%</text:p>
          </table:table-cell>
          <table:table-cell office:value-type="float" office:value="2572.51" calcext:value-type="float">
            <text:p>2,572.51</text:p>
          </table:table-cell>
          <table:table-cell office:value-type="float" office:value="2556.79" calcext:value-type="float">
            <text:p>2,556.79</text:p>
          </table:table-cell>
          <table:table-cell office:value-type="float" office:value="2555.75" calcext:value-type="float">
            <text:p>2,555.7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4/2019</text:p>
          </table:table-cell>
          <table:table-cell office:value-type="percentage" office:value="0.0423" calcext:value-type="percentage">
            <text:p>4.23%</text:p>
          </table:table-cell>
          <table:table-cell office:value-type="percentage" office:value="0.0435" calcext:value-type="percentage">
            <text:p>4.35%</text:p>
          </table:table-cell>
          <table:table-cell office:value-type="float" office:value="2572.17" calcext:value-type="float">
            <text:p>2,572.17</text:p>
          </table:table-cell>
          <table:table-cell office:value-type="float" office:value="2556.47" calcext:value-type="float">
            <text:p>2,556.47</text:p>
          </table:table-cell>
          <table:table-cell office:value-type="float" office:value="2554.19" calcext:value-type="float">
            <text:p>2,554.1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4/2019</text:p>
          </table:table-cell>
          <table:table-cell office:value-type="percentage" office:value="0.0421" calcext:value-type="percentage">
            <text:p>4.21%</text:p>
          </table:table-cell>
          <table:table-cell office:value-type="percentage" office:value="0.0433" calcext:value-type="percentage">
            <text:p>4.33%</text:p>
          </table:table-cell>
          <table:table-cell office:value-type="float" office:value="2575.68" calcext:value-type="float">
            <text:p>2,575.68</text:p>
          </table:table-cell>
          <table:table-cell office:value-type="float" office:value="2559.96" calcext:value-type="float">
            <text:p>2,559.96</text:p>
          </table:table-cell>
          <table:table-cell office:value-type="float" office:value="2559.08" calcext:value-type="float">
            <text:p>2,559.0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4/2019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0432" calcext:value-type="percentage">
            <text:p>4.32%</text:p>
          </table:table-cell>
          <table:table-cell office:value-type="float" office:value="2577.88" calcext:value-type="float">
            <text:p>2,577.88</text:p>
          </table:table-cell>
          <table:table-cell office:value-type="float" office:value="2562.16" calcext:value-type="float">
            <text:p>2,562.16</text:p>
          </table:table-cell>
          <table:table-cell office:value-type="float" office:value="2561.27" calcext:value-type="float">
            <text:p>2,561.2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4/2019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0432" calcext:value-type="percentage">
            <text:p>4.32%</text:p>
          </table:table-cell>
          <table:table-cell office:value-type="float" office:value="2578.76" calcext:value-type="float">
            <text:p>2,578.76</text:p>
          </table:table-cell>
          <table:table-cell office:value-type="float" office:value="2563.05" calcext:value-type="float">
            <text:p>2,563.05</text:p>
          </table:table-cell>
          <table:table-cell office:value-type="float" office:value="2562.16" calcext:value-type="float">
            <text:p>2,562.1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4/2019</text:p>
          </table:table-cell>
          <table:table-cell office:value-type="percentage" office:value="0.0417" calcext:value-type="percentage">
            <text:p>4.17%</text:p>
          </table:table-cell>
          <table:table-cell office:value-type="percentage" office:value="0.0429" calcext:value-type="percentage">
            <text:p>4.29%</text:p>
          </table:table-cell>
          <table:table-cell office:value-type="float" office:value="2584.98" calcext:value-type="float">
            <text:p>2,584.98</text:p>
          </table:table-cell>
          <table:table-cell office:value-type="float" office:value="2569.24" calcext:value-type="float">
            <text:p>2,569.24</text:p>
          </table:table-cell>
          <table:table-cell office:value-type="float" office:value="2566.97" calcext:value-type="float">
            <text:p>2,566.9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4/2019</text:p>
          </table:table-cell>
          <table:table-cell office:value-type="percentage" office:value="0.0415" calcext:value-type="percentage">
            <text:p>4.15%</text:p>
          </table:table-cell>
          <table:table-cell office:value-type="percentage" office:value="0.0427" calcext:value-type="percentage">
            <text:p>4.27%</text:p>
          </table:table-cell>
          <table:table-cell office:value-type="float" office:value="2588.5" calcext:value-type="float">
            <text:p>2,588.50</text:p>
          </table:table-cell>
          <table:table-cell office:value-type="float" office:value="2572.74" calcext:value-type="float">
            <text:p>2,572.74</text:p>
          </table:table-cell>
          <table:table-cell office:value-type="float" office:value="2571.85" calcext:value-type="float">
            <text:p>2,571.8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4/2019</text:p>
          </table:table-cell>
          <table:table-cell office:value-type="percentage" office:value="0.0414" calcext:value-type="percentage">
            <text:p>4.14%</text:p>
          </table:table-cell>
          <table:table-cell office:value-type="percentage" office:value="0.0426" calcext:value-type="percentage">
            <text:p>4.26%</text:p>
          </table:table-cell>
          <table:table-cell office:value-type="float" office:value="2590.7" calcext:value-type="float">
            <text:p>2,590.70</text:p>
          </table:table-cell>
          <table:table-cell office:value-type="float" office:value="2574.94" calcext:value-type="float">
            <text:p>2,574.94</text:p>
          </table:table-cell>
          <table:table-cell office:value-type="float" office:value="2574.05" calcext:value-type="float">
            <text:p>2,574.0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4/2019</text:p>
          </table:table-cell>
          <table:table-cell office:value-type="percentage" office:value="0.0409" calcext:value-type="percentage">
            <text:p>4.09%</text:p>
          </table:table-cell>
          <table:table-cell office:value-type="percentage" office:value="0.0421" calcext:value-type="percentage">
            <text:p>4.21%</text:p>
          </table:table-cell>
          <table:table-cell office:value-type="float" office:value="2598.18" calcext:value-type="float">
            <text:p>2,598.18</text:p>
          </table:table-cell>
          <table:table-cell office:value-type="float" office:value="2582.38" calcext:value-type="float">
            <text:p>2,582.38</text:p>
          </table:table-cell>
          <table:table-cell office:value-type="float" office:value="2581.49" calcext:value-type="float">
            <text:p>2,581.4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4/2019</text:p>
          </table:table-cell>
          <table:table-cell office:value-type="percentage" office:value="0.0417" calcext:value-type="percentage">
            <text:p>4.17%</text:p>
          </table:table-cell>
          <table:table-cell office:value-type="percentage" office:value="0.0429" calcext:value-type="percentage">
            <text:p>4.29%</text:p>
          </table:table-cell>
          <table:table-cell office:value-type="float" office:value="2588.51" calcext:value-type="float">
            <text:p>2,588.51</text:p>
          </table:table-cell>
          <table:table-cell office:value-type="float" office:value="2572.8" calcext:value-type="float">
            <text:p>2,572.80</text:p>
          </table:table-cell>
          <table:table-cell office:value-type="float" office:value="2571.91" calcext:value-type="float">
            <text:p>2,571.9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4/2019</text:p>
          </table:table-cell>
          <table:table-cell office:value-type="percentage" office:value="0.0416" calcext:value-type="percentage">
            <text:p>4.16%</text:p>
          </table:table-cell>
          <table:table-cell office:value-type="percentage" office:value="0.0428" calcext:value-type="percentage">
            <text:p>4.28%</text:p>
          </table:table-cell>
          <table:table-cell office:value-type="float" office:value="2592.49" calcext:value-type="float">
            <text:p>2,592.49</text:p>
          </table:table-cell>
          <table:table-cell office:value-type="float" office:value="2576.75" calcext:value-type="float">
            <text:p>2,576.75</text:p>
          </table:table-cell>
          <table:table-cell office:value-type="float" office:value="2574.76" calcext:value-type="float">
            <text:p>2,574.7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4/2019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422" calcext:value-type="percentage">
            <text:p>4.22%</text:p>
          </table:table-cell>
          <table:table-cell office:value-type="float" office:value="2601.34" calcext:value-type="float">
            <text:p>2,601.34</text:p>
          </table:table-cell>
          <table:table-cell office:value-type="float" office:value="2585.56" calcext:value-type="float">
            <text:p>2,585.56</text:p>
          </table:table-cell>
          <table:table-cell office:value-type="float" office:value="2584.61" calcext:value-type="float">
            <text:p>2,584.6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4/2019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422" calcext:value-type="percentage">
            <text:p>4.22%</text:p>
          </table:table-cell>
          <table:table-cell office:value-type="float" office:value="2602.81" calcext:value-type="float">
            <text:p>2,602.81</text:p>
          </table:table-cell>
          <table:table-cell office:value-type="float" office:value="2587.03" calcext:value-type="float">
            <text:p>2,587.03</text:p>
          </table:table-cell>
          <table:table-cell office:value-type="float" office:value="2585.56" calcext:value-type="float">
            <text:p>2,585.5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5/2019</text:p>
          </table:table-cell>
          <table:table-cell office:value-type="percentage" office:value="0.0412" calcext:value-type="percentage">
            <text:p>4.12%</text:p>
          </table:table-cell>
          <table:table-cell office:value-type="percentage" office:value="0.0424" calcext:value-type="percentage">
            <text:p>4.24%</text:p>
          </table:table-cell>
          <table:table-cell office:value-type="float" office:value="2601.11" calcext:value-type="float">
            <text:p>2,601.11</text:p>
          </table:table-cell>
          <table:table-cell office:value-type="float" office:value="2585.36" calcext:value-type="float">
            <text:p>2,585.36</text:p>
          </table:table-cell>
          <table:table-cell office:value-type="float" office:value="2584.41" calcext:value-type="float">
            <text:p>2,584.4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5/2019</text:p>
          </table:table-cell>
          <table:table-cell office:value-type="percentage" office:value="0.0409" calcext:value-type="percentage">
            <text:p>4.09%</text:p>
          </table:table-cell>
          <table:table-cell office:value-type="percentage" office:value="0.0421" calcext:value-type="percentage">
            <text:p>4.21%</text:p>
          </table:table-cell>
          <table:table-cell office:value-type="float" office:value="2607.07" calcext:value-type="float">
            <text:p>2,607.07</text:p>
          </table:table-cell>
          <table:table-cell office:value-type="float" office:value="2591.29" calcext:value-type="float">
            <text:p>2,591.29</text:p>
          </table:table-cell>
          <table:table-cell office:value-type="float" office:value="2589.28" calcext:value-type="float">
            <text:p>2,589.2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5/2019</text:p>
          </table:table-cell>
          <table:table-cell office:value-type="percentage" office:value="0.0404" calcext:value-type="percentage">
            <text:p>4.04%</text:p>
          </table:table-cell>
          <table:table-cell office:value-type="percentage" office:value="0.0416" calcext:value-type="percentage">
            <text:p>4.16%</text:p>
          </table:table-cell>
          <table:table-cell office:value-type="float" office:value="2614.62" calcext:value-type="float">
            <text:p>2,614.62</text:p>
          </table:table-cell>
          <table:table-cell office:value-type="float" office:value="2598.79" calcext:value-type="float">
            <text:p>2,598.79</text:p>
          </table:table-cell>
          <table:table-cell office:value-type="float" office:value="2597.85" calcext:value-type="float">
            <text:p>2,597.8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5/2019</text:p>
          </table:table-cell>
          <table:table-cell office:value-type="percentage" office:value="0.0404" calcext:value-type="percentage">
            <text:p>4.04%</text:p>
          </table:table-cell>
          <table:table-cell office:value-type="percentage" office:value="0.0416" calcext:value-type="percentage">
            <text:p>4.16%</text:p>
          </table:table-cell>
          <table:table-cell office:value-type="float" office:value="2615.56" calcext:value-type="float">
            <text:p>2,615.56</text:p>
          </table:table-cell>
          <table:table-cell office:value-type="float" office:value="2599.74" calcext:value-type="float">
            <text:p>2,599.74</text:p>
          </table:table-cell>
          <table:table-cell office:value-type="float" office:value="2598.79" calcext:value-type="float">
            <text:p>2,598.7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5/2019</text:p>
          </table:table-cell>
          <table:table-cell office:value-type="percentage" office:value="0.0404" calcext:value-type="percentage">
            <text:p>4.04%</text:p>
          </table:table-cell>
          <table:table-cell office:value-type="percentage" office:value="0.0416" calcext:value-type="percentage">
            <text:p>4.16%</text:p>
          </table:table-cell>
          <table:table-cell office:value-type="float" office:value="2616.5" calcext:value-type="float">
            <text:p>2,616.50</text:p>
          </table:table-cell>
          <table:table-cell office:value-type="float" office:value="2600.69" calcext:value-type="float">
            <text:p>2,600.69</text:p>
          </table:table-cell>
          <table:table-cell office:value-type="float" office:value="2599.74" calcext:value-type="float">
            <text:p>2,599.7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5/2019</text:p>
          </table:table-cell>
          <table:table-cell office:value-type="percentage" office:value="0.0402" calcext:value-type="percentage">
            <text:p>4.02%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2620.09" calcext:value-type="float">
            <text:p>2,620.09</text:p>
          </table:table-cell>
          <table:table-cell office:value-type="float" office:value="2604.26" calcext:value-type="float">
            <text:p>2,604.26</text:p>
          </table:table-cell>
          <table:table-cell office:value-type="float" office:value="2603.32" calcext:value-type="float">
            <text:p>2,603.3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5/2019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2626.42" calcext:value-type="float">
            <text:p>2,626.42</text:p>
          </table:table-cell>
          <table:table-cell office:value-type="float" office:value="2610.56" calcext:value-type="float">
            <text:p>2,610.56</text:p>
          </table:table-cell>
          <table:table-cell office:value-type="float" office:value="2608.66" calcext:value-type="float">
            <text:p>2,608.6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5/2019</text:p>
          </table:table-cell>
          <table:table-cell office:value-type="percentage" office:value="0.0401" calcext:value-type="percentage">
            <text:p>4.01%</text:p>
          </table:table-cell>
          <table:table-cell office:value-type="percentage" office:value="0.0413" calcext:value-type="percentage">
            <text:p>4.13%</text:p>
          </table:table-cell>
          <table:table-cell office:value-type="float" office:value="2623.35" calcext:value-type="float">
            <text:p>2,623.35</text:p>
          </table:table-cell>
          <table:table-cell office:value-type="float" office:value="2607.53" calcext:value-type="float">
            <text:p>2,607.53</text:p>
          </table:table-cell>
          <table:table-cell office:value-type="float" office:value="2606.61" calcext:value-type="float">
            <text:p>2,606.6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5/2019</text:p>
          </table:table-cell>
          <table:table-cell office:value-type="percentage" office:value="0.0399" calcext:value-type="percentage">
            <text:p>3.99%</text:p>
          </table:table-cell>
          <table:table-cell office:value-type="percentage" office:value="0.0411" calcext:value-type="percentage">
            <text:p>4.11%</text:p>
          </table:table-cell>
          <table:table-cell office:value-type="float" office:value="2626.9" calcext:value-type="float">
            <text:p>2,626.90</text:p>
          </table:table-cell>
          <table:table-cell office:value-type="float" office:value="2611.07" calcext:value-type="float">
            <text:p>2,611.07</text:p>
          </table:table-cell>
          <table:table-cell office:value-type="float" office:value="2610.16" calcext:value-type="float">
            <text:p>2,610.1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5/2019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2639.5" calcext:value-type="float">
            <text:p>2,639.50</text:p>
          </table:table-cell>
          <table:table-cell office:value-type="float" office:value="2623.59" calcext:value-type="float">
            <text:p>2,623.59</text:p>
          </table:table-cell>
          <table:table-cell office:value-type="float" office:value="2622.93" calcext:value-type="float">
            <text:p>2,622.9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5/2019</text:p>
          </table:table-cell>
          <table:table-cell office:value-type="percentage" office:value="0.0391" calcext:value-type="percentage">
            <text:p>3.91%</text:p>
          </table:table-cell>
          <table:table-cell office:value-type="percentage" office:value="0.0403" calcext:value-type="percentage">
            <text:p>4.03%</text:p>
          </table:table-cell>
          <table:table-cell office:value-type="float" office:value="2638.82" calcext:value-type="float">
            <text:p>2,638.82</text:p>
          </table:table-cell>
          <table:table-cell office:value-type="float" office:value="2622.92" calcext:value-type="float">
            <text:p>2,622.92</text:p>
          </table:table-cell>
          <table:table-cell office:value-type="float" office:value="2622.27" calcext:value-type="float">
            <text:p>2,622.2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5/2019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412" calcext:value-type="percentage">
            <text:p>4.12%</text:p>
          </table:table-cell>
          <table:table-cell office:value-type="float" office:value="2628.03" calcext:value-type="float">
            <text:p>2,628.03</text:p>
          </table:table-cell>
          <table:table-cell office:value-type="float" office:value="2612.23" calcext:value-type="float">
            <text:p>2,612.23</text:p>
          </table:table-cell>
          <table:table-cell office:value-type="float" office:value="2611.08" calcext:value-type="float">
            <text:p>2,611.0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5/2019</text:p>
          </table:table-cell>
          <table:table-cell office:value-type="percentage" office:value="0.0406" calcext:value-type="percentage">
            <text:p>4.06%</text:p>
          </table:table-cell>
          <table:table-cell office:value-type="percentage" office:value="0.0418" calcext:value-type="percentage">
            <text:p>4.18%</text:p>
          </table:table-cell>
          <table:table-cell office:value-type="float" office:value="2620.77" calcext:value-type="float">
            <text:p>2,620.77</text:p>
          </table:table-cell>
          <table:table-cell office:value-type="float" office:value="2605.03" calcext:value-type="float">
            <text:p>2,605.03</text:p>
          </table:table-cell>
          <table:table-cell office:value-type="float" office:value="2604.37" calcext:value-type="float">
            <text:p>2,604.3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5/2019</text:p>
          </table:table-cell>
          <table:table-cell office:value-type="percentage" office:value="0.0403" calcext:value-type="percentage">
            <text:p>4.03%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2625.38" calcext:value-type="float">
            <text:p>2,625.38</text:p>
          </table:table-cell>
          <table:table-cell office:value-type="float" office:value="2609.62" calcext:value-type="float">
            <text:p>2,609.62</text:p>
          </table:table-cell>
          <table:table-cell office:value-type="float" office:value="2608.96" calcext:value-type="float">
            <text:p>2,608.9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5/2019</text:p>
          </table:table-cell>
          <table:table-cell office:value-type="percentage" office:value="0.0397" calcext:value-type="percentage">
            <text:p>3.97%</text:p>
          </table:table-cell>
          <table:table-cell office:value-type="percentage" office:value="0.0409" calcext:value-type="percentage">
            <text:p>4.09%</text:p>
          </table:table-cell>
          <table:table-cell office:value-type="float" office:value="2633.96" calcext:value-type="float">
            <text:p>2,633.96</text:p>
          </table:table-cell>
          <table:table-cell office:value-type="float" office:value="2618.15" calcext:value-type="float">
            <text:p>2,618.15</text:p>
          </table:table-cell>
          <table:table-cell office:value-type="float" office:value="2617.49" calcext:value-type="float">
            <text:p>2,617.4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5/2019</text:p>
          </table:table-cell>
          <table:table-cell office:value-type="percentage" office:value="0.0401" calcext:value-type="percentage">
            <text:p>4.01%</text:p>
          </table:table-cell>
          <table:table-cell office:value-type="percentage" office:value="0.0413" calcext:value-type="percentage">
            <text:p>4.13%</text:p>
          </table:table-cell>
          <table:table-cell office:value-type="float" office:value="2629.33" calcext:value-type="float">
            <text:p>2,629.33</text:p>
          </table:table-cell>
          <table:table-cell office:value-type="float" office:value="2613.57" calcext:value-type="float">
            <text:p>2,613.57</text:p>
          </table:table-cell>
          <table:table-cell office:value-type="float" office:value="2612.91" calcext:value-type="float">
            <text:p>2,612.9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5/2019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0.0406" calcext:value-type="percentage">
            <text:p>4.06%</text:p>
          </table:table-cell>
          <table:table-cell office:value-type="float" office:value="2639.72" calcext:value-type="float">
            <text:p>2,639.72</text:p>
          </table:table-cell>
          <table:table-cell office:value-type="float" office:value="2623.9" calcext:value-type="float">
            <text:p>2,623.90</text:p>
          </table:table-cell>
          <table:table-cell office:value-type="float" office:value="2622.75" calcext:value-type="float">
            <text:p>2,622.7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5/2019</text:p>
          </table:table-cell>
          <table:table-cell office:value-type="percentage" office:value="0.0392" calcext:value-type="percentage">
            <text:p>3.92%</text:p>
          </table:table-cell>
          <table:table-cell office:value-type="percentage" office:value="0.0404" calcext:value-type="percentage">
            <text:p>4.04%</text:p>
          </table:table-cell>
          <table:table-cell office:value-type="float" office:value="2642.47" calcext:value-type="float">
            <text:p>2,642.47</text:p>
          </table:table-cell>
          <table:table-cell office:value-type="float" office:value="2626.64" calcext:value-type="float">
            <text:p>2,626.64</text:p>
          </table:table-cell>
          <table:table-cell office:value-type="float" office:value="2626.02" calcext:value-type="float">
            <text:p>2,626.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5/2019</text:p>
          </table:table-cell>
          <table:table-cell office:value-type="percentage" office:value="0.0389" calcext:value-type="percentage">
            <text:p>3.89%</text:p>
          </table:table-cell>
          <table:table-cell office:value-type="percentage" office:value="0.0401" calcext:value-type="percentage">
            <text:p>4.01%</text:p>
          </table:table-cell>
          <table:table-cell office:value-type="float" office:value="2647.05" calcext:value-type="float">
            <text:p>2,647.05</text:p>
          </table:table-cell>
          <table:table-cell office:value-type="float" office:value="2631.2" calcext:value-type="float">
            <text:p>2,631.20</text:p>
          </table:table-cell>
          <table:table-cell office:value-type="float" office:value="2630.58" calcext:value-type="float">
            <text:p>2,630.5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5/2019</text:p>
          </table:table-cell>
          <table:table-cell office:value-type="percentage" office:value="0.0376" calcext:value-type="percentage">
            <text:p>3.76%</text:p>
          </table:table-cell>
          <table:table-cell office:value-type="percentage" office:value="0.0388" calcext:value-type="percentage">
            <text:p>3.88%</text:p>
          </table:table-cell>
          <table:table-cell office:value-type="float" office:value="2664.94" calcext:value-type="float">
            <text:p>2,664.94</text:p>
          </table:table-cell>
          <table:table-cell office:value-type="float" office:value="2648.98" calcext:value-type="float">
            <text:p>2,648.98</text:p>
          </table:table-cell>
          <table:table-cell office:value-type="float" office:value="2648.37" calcext:value-type="float">
            <text:p>2,648.3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5/2019</text:p>
          </table:table-cell>
          <table:table-cell office:value-type="percentage" office:value="0.0373" calcext:value-type="percentage">
            <text:p>3.73%</text:p>
          </table:table-cell>
          <table:table-cell office:value-type="percentage" office:value="0.0385" calcext:value-type="percentage">
            <text:p>3.85%</text:p>
          </table:table-cell>
          <table:table-cell office:value-type="float" office:value="2669.55" calcext:value-type="float">
            <text:p>2,669.55</text:p>
          </table:table-cell>
          <table:table-cell office:value-type="float" office:value="2653.56" calcext:value-type="float">
            <text:p>2,653.56</text:p>
          </table:table-cell>
          <table:table-cell office:value-type="float" office:value="2652.96" calcext:value-type="float">
            <text:p>2,652.9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1/05/2019</text:p>
          </table:table-cell>
          <table:table-cell office:value-type="percentage" office:value="0.037" calcext:value-type="percentage">
            <text:p>3.70%</text:p>
          </table:table-cell>
          <table:table-cell office:value-type="percentage" office:value="0.0382" calcext:value-type="percentage">
            <text:p>3.82%</text:p>
          </table:table-cell>
          <table:table-cell office:value-type="float" office:value="2674.57" calcext:value-type="float">
            <text:p>2,674.57</text:p>
          </table:table-cell>
          <table:table-cell office:value-type="float" office:value="2658.56" calcext:value-type="float">
            <text:p>2,658.56</text:p>
          </table:table-cell>
          <table:table-cell office:value-type="float" office:value="2657.55" calcext:value-type="float">
            <text:p>2,657.5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6/2019</text:p>
          </table:table-cell>
          <table:table-cell office:value-type="percentage" office:value="0.0369" calcext:value-type="percentage">
            <text:p>3.69%</text:p>
          </table:table-cell>
          <table:table-cell office:value-type="percentage" office:value="0.0381" calcext:value-type="percentage">
            <text:p>3.81%</text:p>
          </table:table-cell>
          <table:table-cell office:value-type="float" office:value="2676.5" calcext:value-type="float">
            <text:p>2,676.50</text:p>
          </table:table-cell>
          <table:table-cell office:value-type="float" office:value="2660.49" calcext:value-type="float">
            <text:p>2,660.49</text:p>
          </table:table-cell>
          <table:table-cell office:value-type="float" office:value="2659.89" calcext:value-type="float">
            <text:p>2,659.8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6/2019</text:p>
          </table:table-cell>
          <table:table-cell office:value-type="percentage" office:value="0.0363" calcext:value-type="percentage">
            <text:p>3.63%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685.13" calcext:value-type="float">
            <text:p>2,685.13</text:p>
          </table:table-cell>
          <table:table-cell office:value-type="float" office:value="2669.08" calcext:value-type="float">
            <text:p>2,669.08</text:p>
          </table:table-cell>
          <table:table-cell office:value-type="float" office:value="2668.48" calcext:value-type="float">
            <text:p>2,668.4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6/2019</text:p>
          </table:table-cell>
          <table:table-cell office:value-type="percentage" office:value="0.0364" calcext:value-type="percentage">
            <text:p>3.64%</text:p>
          </table:table-cell>
          <table:table-cell office:value-type="percentage" office:value="0.0376" calcext:value-type="percentage">
            <text:p>3.76%</text:p>
          </table:table-cell>
          <table:table-cell office:value-type="float" office:value="2684.38" calcext:value-type="float">
            <text:p>2,684.38</text:p>
          </table:table-cell>
          <table:table-cell office:value-type="float" office:value="2668.34" calcext:value-type="float">
            <text:p>2,668.34</text:p>
          </table:table-cell>
          <table:table-cell office:value-type="float" office:value="2667.74" calcext:value-type="float">
            <text:p>2,667.7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6/2019</text:p>
          </table:table-cell>
          <table:table-cell office:value-type="percentage" office:value="0.0363" calcext:value-type="percentage">
            <text:p>3.63%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686.31" calcext:value-type="float">
            <text:p>2,686.31</text:p>
          </table:table-cell>
          <table:table-cell office:value-type="float" office:value="2670.27" calcext:value-type="float">
            <text:p>2,670.27</text:p>
          </table:table-cell>
          <table:table-cell office:value-type="float" office:value="2669.67" calcext:value-type="float">
            <text:p>2,669.6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6/2019</text:p>
          </table:table-cell>
          <table:table-cell office:value-type="percentage" office:value="0.0353" calcext:value-type="percentage">
            <text:p>3.53%</text:p>
          </table:table-cell>
          <table:table-cell office:value-type="percentage" office:value="0.0365" calcext:value-type="percentage">
            <text:p>3.65%</text:p>
          </table:table-cell>
          <table:table-cell office:value-type="float" office:value="2698.27" calcext:value-type="float">
            <text:p>2,698.27</text:p>
          </table:table-cell>
          <table:table-cell office:value-type="float" office:value="2682.16" calcext:value-type="float">
            <text:p>2,682.16</text:p>
          </table:table-cell>
          <table:table-cell office:value-type="float" office:value="2681.44" calcext:value-type="float">
            <text:p>2,681.4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6/2019</text:p>
          </table:table-cell>
          <table:table-cell office:value-type="percentage" office:value="0.0344" calcext:value-type="percentage">
            <text:p>3.44%</text:p>
          </table:table-cell>
          <table:table-cell office:value-type="percentage" office:value="0.0356" calcext:value-type="percentage">
            <text:p>3.56%</text:p>
          </table:table-cell>
          <table:table-cell office:value-type="float" office:value="2710.91" calcext:value-type="float">
            <text:p>2,710.91</text:p>
          </table:table-cell>
          <table:table-cell office:value-type="float" office:value="2694.72" calcext:value-type="float">
            <text:p>2,694.72</text:p>
          </table:table-cell>
          <table:table-cell office:value-type="float" office:value="2694.23" calcext:value-type="float">
            <text:p>2,694.2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6/2019</text:p>
          </table:table-cell>
          <table:table-cell office:value-type="percentage" office:value="0.0338" calcext:value-type="percentage">
            <text:p>3.38%</text:p>
          </table:table-cell>
          <table:table-cell office:value-type="percentage" office:value="0.035" calcext:value-type="percentage">
            <text:p>3.50%</text:p>
          </table:table-cell>
          <table:table-cell office:value-type="float" office:value="2719.52" calcext:value-type="float">
            <text:p>2,719.52</text:p>
          </table:table-cell>
          <table:table-cell office:value-type="float" office:value="2703.28" calcext:value-type="float">
            <text:p>2,703.28</text:p>
          </table:table-cell>
          <table:table-cell office:value-type="float" office:value="2702.8" calcext:value-type="float">
            <text:p>2,702.8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6/2019</text:p>
          </table:table-cell>
          <table:table-cell office:value-type="percentage" office:value="0.0334" calcext:value-type="percentage">
            <text:p>3.34%</text:p>
          </table:table-cell>
          <table:table-cell office:value-type="percentage" office:value="0.0346" calcext:value-type="percentage">
            <text:p>3.46%</text:p>
          </table:table-cell>
          <table:table-cell office:value-type="float" office:value="2725.43" calcext:value-type="float">
            <text:p>2,725.43</text:p>
          </table:table-cell>
          <table:table-cell office:value-type="float" office:value="2709.16" calcext:value-type="float">
            <text:p>2,709.16</text:p>
          </table:table-cell>
          <table:table-cell office:value-type="float" office:value="2708.68" calcext:value-type="float">
            <text:p>2,708.6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6/2019</text:p>
          </table:table-cell>
          <table:table-cell office:value-type="percentage" office:value="0.0338" calcext:value-type="percentage">
            <text:p>3.38%</text:p>
          </table:table-cell>
          <table:table-cell office:value-type="percentage" office:value="0.035" calcext:value-type="percentage">
            <text:p>3.50%</text:p>
          </table:table-cell>
          <table:table-cell office:value-type="float" office:value="2720.47" calcext:value-type="float">
            <text:p>2,720.47</text:p>
          </table:table-cell>
          <table:table-cell office:value-type="float" office:value="2704.25" calcext:value-type="float">
            <text:p>2,704.25</text:p>
          </table:table-cell>
          <table:table-cell office:value-type="float" office:value="2703.77" calcext:value-type="float">
            <text:p>2,703.7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6/2019</text:p>
          </table:table-cell>
          <table:table-cell office:value-type="percentage" office:value="0.0339" calcext:value-type="percentage">
            <text:p>3.39%</text:p>
          </table:table-cell>
          <table:table-cell office:value-type="percentage" office:value="0.0351" calcext:value-type="percentage">
            <text:p>3.51%</text:p>
          </table:table-cell>
          <table:table-cell office:value-type="float" office:value="2719.61" calcext:value-type="float">
            <text:p>2,719.61</text:p>
          </table:table-cell>
          <table:table-cell office:value-type="float" office:value="2703.41" calcext:value-type="float">
            <text:p>2,703.41</text:p>
          </table:table-cell>
          <table:table-cell office:value-type="float" office:value="2702.9" calcext:value-type="float">
            <text:p>2,702.9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6/2019</text:p>
          </table:table-cell>
          <table:table-cell office:value-type="percentage" office:value="0.0336" calcext:value-type="percentage">
            <text:p>3.36%</text:p>
          </table:table-cell>
          <table:table-cell office:value-type="percentage" office:value="0.0348" calcext:value-type="percentage">
            <text:p>3.48%</text:p>
          </table:table-cell>
          <table:table-cell office:value-type="float" office:value="2724.04" calcext:value-type="float">
            <text:p>2,724.04</text:p>
          </table:table-cell>
          <table:table-cell office:value-type="float" office:value="2707.82" calcext:value-type="float">
            <text:p>2,707.82</text:p>
          </table:table-cell>
          <table:table-cell office:value-type="float" office:value="2707.44" calcext:value-type="float">
            <text:p>2,707.4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6/2019</text:p>
          </table:table-cell>
          <table:table-cell office:value-type="percentage" office:value="0.0327" calcext:value-type="percentage">
            <text:p>3.27%</text:p>
          </table:table-cell>
          <table:table-cell office:value-type="percentage" office:value="0.0339" calcext:value-type="percentage">
            <text:p>3.39%</text:p>
          </table:table-cell>
          <table:table-cell office:value-type="float" office:value="2736.64" calcext:value-type="float">
            <text:p>2,736.64</text:p>
          </table:table-cell>
          <table:table-cell office:value-type="float" office:value="2720.34" calcext:value-type="float">
            <text:p>2,720.34</text:p>
          </table:table-cell>
          <table:table-cell office:value-type="float" office:value="2719.97" calcext:value-type="float">
            <text:p>2,719.9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6/2019</text:p>
          </table:table-cell>
          <table:table-cell office:value-type="percentage" office:value="0.0335" calcext:value-type="percentage">
            <text:p>3.35%</text:p>
          </table:table-cell>
          <table:table-cell office:value-type="percentage" office:value="0.0347" calcext:value-type="percentage">
            <text:p>3.47%</text:p>
          </table:table-cell>
          <table:table-cell office:value-type="float" office:value="2726.14" calcext:value-type="float">
            <text:p>2,726.14</text:p>
          </table:table-cell>
          <table:table-cell office:value-type="float" office:value="2709.93" calcext:value-type="float">
            <text:p>2,709.93</text:p>
          </table:table-cell>
          <table:table-cell office:value-type="float" office:value="2709.54" calcext:value-type="float">
            <text:p>2,709.5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6/2019</text:p>
          </table:table-cell>
          <table:table-cell office:value-type="percentage" office:value="0.032" calcext:value-type="percentage">
            <text:p>3.20%</text:p>
          </table:table-cell>
          <table:table-cell office:value-type="percentage" office:value="0.0332" calcext:value-type="percentage">
            <text:p>3.32%</text:p>
          </table:table-cell>
          <table:table-cell office:value-type="float" office:value="2746.93" calcext:value-type="float">
            <text:p>2,746.93</text:p>
          </table:table-cell>
          <table:table-cell office:value-type="float" office:value="2730.59" calcext:value-type="float">
            <text:p>2,730.59</text:p>
          </table:table-cell>
          <table:table-cell office:value-type="float" office:value="2730.2" calcext:value-type="float">
            <text:p>2,730.2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6/2019</text:p>
          </table:table-cell>
          <table:table-cell office:value-type="percentage" office:value="0.0312" calcext:value-type="percentage">
            <text:p>3.12%</text:p>
          </table:table-cell>
          <table:table-cell office:value-type="percentage" office:value="0.0324" calcext:value-type="percentage">
            <text:p>3.24%</text:p>
          </table:table-cell>
          <table:table-cell office:value-type="float" office:value="2758.24" calcext:value-type="float">
            <text:p>2,758.24</text:p>
          </table:table-cell>
          <table:table-cell office:value-type="float" office:value="2741.83" calcext:value-type="float">
            <text:p>2,741.83</text:p>
          </table:table-cell>
          <table:table-cell office:value-type="float" office:value="2741.47" calcext:value-type="float">
            <text:p>2,741.4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6/2019</text:p>
          </table:table-cell>
          <table:table-cell office:value-type="percentage" office:value="0.0312" calcext:value-type="percentage">
            <text:p>3.12%</text:p>
          </table:table-cell>
          <table:table-cell office:value-type="percentage" office:value="0.0324" calcext:value-type="percentage">
            <text:p>3.24%</text:p>
          </table:table-cell>
          <table:table-cell office:value-type="float" office:value="2758.58" calcext:value-type="float">
            <text:p>2,758.58</text:p>
          </table:table-cell>
          <table:table-cell office:value-type="float" office:value="2742.18" calcext:value-type="float">
            <text:p>2,742.18</text:p>
          </table:table-cell>
          <table:table-cell office:value-type="float" office:value="2741.83" calcext:value-type="float">
            <text:p>2,741.8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6/2019</text:p>
          </table:table-cell>
          <table:table-cell office:value-type="percentage" office:value="0.0317" calcext:value-type="percentage">
            <text:p>3.17%</text:p>
          </table:table-cell>
          <table:table-cell office:value-type="percentage" office:value="0.0329" calcext:value-type="percentage">
            <text:p>3.29%</text:p>
          </table:table-cell>
          <table:table-cell office:value-type="float" office:value="2751.65" calcext:value-type="float">
            <text:p>2,751.65</text:p>
          </table:table-cell>
          <table:table-cell office:value-type="float" office:value="2735.3" calcext:value-type="float">
            <text:p>2,735.30</text:p>
          </table:table-cell>
          <table:table-cell office:value-type="float" office:value="2734.98" calcext:value-type="float">
            <text:p>2,734.9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6/2019</text:p>
          </table:table-cell>
          <table:table-cell office:value-type="percentage" office:value="0.0319" calcext:value-type="percentage">
            <text:p>3.19%</text:p>
          </table:table-cell>
          <table:table-cell office:value-type="percentage" office:value="0.0331" calcext:value-type="percentage">
            <text:p>3.31%</text:p>
          </table:table-cell>
          <table:table-cell office:value-type="float" office:value="2749.23" calcext:value-type="float">
            <text:p>2,749.23</text:p>
          </table:table-cell>
          <table:table-cell office:value-type="float" office:value="2732.92" calcext:value-type="float">
            <text:p>2,732.92</text:p>
          </table:table-cell>
          <table:table-cell office:value-type="float" office:value="2732.59" calcext:value-type="float">
            <text:p>2,732.5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6/2019</text:p>
          </table:table-cell>
          <table:table-cell office:value-type="percentage" office:value="0.0309" calcext:value-type="percentage">
            <text:p>3.09%</text:p>
          </table:table-cell>
          <table:table-cell office:value-type="percentage" office:value="0.0321" calcext:value-type="percentage">
            <text:p>3.21%</text:p>
          </table:table-cell>
          <table:table-cell office:value-type="float" office:value="2763.16" calcext:value-type="float">
            <text:p>2,763.16</text:p>
          </table:table-cell>
          <table:table-cell office:value-type="float" office:value="2746.76" calcext:value-type="float">
            <text:p>2,746.76</text:p>
          </table:table-cell>
          <table:table-cell office:value-type="float" office:value="2746.5" calcext:value-type="float">
            <text:p>2,746.5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07/2019</text:p>
          </table:table-cell>
          <table:table-cell office:value-type="percentage" office:value="0.0302" calcext:value-type="percentage">
            <text:p>3.02%</text:p>
          </table:table-cell>
          <table:table-cell office:value-type="percentage" office:value="0.0314" calcext:value-type="percentage">
            <text:p>3.14%</text:p>
          </table:table-cell>
          <table:table-cell office:value-type="float" office:value="2773.07" calcext:value-type="float">
            <text:p>2,773.07</text:p>
          </table:table-cell>
          <table:table-cell office:value-type="float" office:value="2756.62" calcext:value-type="float">
            <text:p>2,756.62</text:p>
          </table:table-cell>
          <table:table-cell office:value-type="float" office:value="2756.31" calcext:value-type="float">
            <text:p>2,756.3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7/2019</text:p>
          </table:table-cell>
          <table:table-cell office:value-type="percentage" office:value="0.0304" calcext:value-type="percentage">
            <text:p>3.04%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2770.63" calcext:value-type="float">
            <text:p>2,770.63</text:p>
          </table:table-cell>
          <table:table-cell office:value-type="float" office:value="2754.2" calcext:value-type="float">
            <text:p>2,754.20</text:p>
          </table:table-cell>
          <table:table-cell office:value-type="float" office:value="2753.89" calcext:value-type="float">
            <text:p>2,753.8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7/2019</text:p>
          </table:table-cell>
          <table:table-cell office:value-type="percentage" office:value="0.0312" calcext:value-type="percentage">
            <text:p>3.12%</text:p>
          </table:table-cell>
          <table:table-cell office:value-type="percentage" office:value="0.0324" calcext:value-type="percentage">
            <text:p>3.24%</text:p>
          </table:table-cell>
          <table:table-cell office:value-type="float" office:value="2759.98" calcext:value-type="float">
            <text:p>2,759.98</text:p>
          </table:table-cell>
          <table:table-cell office:value-type="float" office:value="2743.64" calcext:value-type="float">
            <text:p>2,743.64</text:p>
          </table:table-cell>
          <table:table-cell office:value-type="float" office:value="2743.32" calcext:value-type="float">
            <text:p>2,743.3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7/2019</text:p>
          </table:table-cell>
          <table:table-cell office:value-type="percentage" office:value="0.0302" calcext:value-type="percentage">
            <text:p>3.02%</text:p>
          </table:table-cell>
          <table:table-cell office:value-type="percentage" office:value="0.0314" calcext:value-type="percentage">
            <text:p>3.14%</text:p>
          </table:table-cell>
          <table:table-cell office:value-type="float" office:value="2773.97" calcext:value-type="float">
            <text:p>2,773.97</text:p>
          </table:table-cell>
          <table:table-cell office:value-type="float" office:value="2757.56" calcext:value-type="float">
            <text:p>2,757.56</text:p>
          </table:table-cell>
          <table:table-cell office:value-type="float" office:value="2757.24" calcext:value-type="float">
            <text:p>2,757.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7/2019</text:p>
          </table:table-cell>
          <table:table-cell office:value-type="percentage" office:value="0.0301" calcext:value-type="percentage">
            <text:p>3.01%</text:p>
          </table:table-cell>
          <table:table-cell office:value-type="percentage" office:value="0.0313" calcext:value-type="percentage">
            <text:p>3.13%</text:p>
          </table:table-cell>
          <table:table-cell office:value-type="float" office:value="2775.59" calcext:value-type="float">
            <text:p>2,775.59</text:p>
          </table:table-cell>
          <table:table-cell office:value-type="float" office:value="2759.17" calcext:value-type="float">
            <text:p>2,759.17</text:p>
          </table:table-cell>
          <table:table-cell office:value-type="float" office:value="2758.92" calcext:value-type="float">
            <text:p>2,758.9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7/2019</text:p>
          </table:table-cell>
          <table:table-cell office:value-type="percentage" office:value="0.0296" calcext:value-type="percentage">
            <text:p>2.96%</text:p>
          </table:table-cell>
          <table:table-cell office:value-type="percentage" office:value="0.0308" calcext:value-type="percentage">
            <text:p>3.08%</text:p>
          </table:table-cell>
          <table:table-cell office:value-type="float" office:value="2783.05" calcext:value-type="float">
            <text:p>2,783.05</text:p>
          </table:table-cell>
          <table:table-cell office:value-type="float" office:value="2766.61" calcext:value-type="float">
            <text:p>2,766.61</text:p>
          </table:table-cell>
          <table:table-cell office:value-type="float" office:value="2766" calcext:value-type="float">
            <text:p>2,766.0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7/2019</text:p>
          </table:table-cell>
          <table:table-cell office:value-type="percentage" office:value="0.0293" calcext:value-type="percentage">
            <text:p>2.93%</text:p>
          </table:table-cell>
          <table:table-cell office:value-type="percentage" office:value="0.0305" calcext:value-type="percentage">
            <text:p>3.05%</text:p>
          </table:table-cell>
          <table:table-cell office:value-type="float" office:value="2787.18" calcext:value-type="float">
            <text:p>2,787.18</text:p>
          </table:table-cell>
          <table:table-cell office:value-type="float" office:value="2770.71" calcext:value-type="float">
            <text:p>2,770.71</text:p>
          </table:table-cell>
          <table:table-cell office:value-type="float" office:value="2770.41" calcext:value-type="float">
            <text:p>2,770.4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7/2019</text:p>
          </table:table-cell>
          <table:table-cell office:value-type="percentage" office:value="0.0289" calcext:value-type="percentage">
            <text:p>2.89%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2793.96" calcext:value-type="float">
            <text:p>2,793.96</text:p>
          </table:table-cell>
          <table:table-cell office:value-type="float" office:value="2777.45" calcext:value-type="float">
            <text:p>2,777.45</text:p>
          </table:table-cell>
          <table:table-cell office:value-type="float" office:value="2777.11" calcext:value-type="float">
            <text:p>2,777.1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7/2019</text:p>
          </table:table-cell>
          <table:table-cell office:value-type="percentage" office:value="0.0282" calcext:value-type="percentage">
            <text:p>2.82%</text:p>
          </table:table-cell>
          <table:table-cell office:value-type="percentage" office:value="0.0294" calcext:value-type="percentage">
            <text:p>2.94%</text:p>
          </table:table-cell>
          <table:table-cell office:value-type="float" office:value="2803.96" calcext:value-type="float">
            <text:p>2,803.96</text:p>
          </table:table-cell>
          <table:table-cell office:value-type="float" office:value="2787.39" calcext:value-type="float">
            <text:p>2,787.39</text:p>
          </table:table-cell>
          <table:table-cell office:value-type="float" office:value="2787.07" calcext:value-type="float">
            <text:p>2,787.0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7/2019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292" calcext:value-type="percentage">
            <text:p>2.92%</text:p>
          </table:table-cell>
          <table:table-cell office:value-type="float" office:value="2807.06" calcext:value-type="float">
            <text:p>2,807.06</text:p>
          </table:table-cell>
          <table:table-cell office:value-type="float" office:value="2790.49" calcext:value-type="float">
            <text:p>2,790.49</text:p>
          </table:table-cell>
          <table:table-cell office:value-type="float" office:value="2790.15" calcext:value-type="float">
            <text:p>2,790.1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7/2019</text:p>
          </table:table-cell>
          <table:table-cell office:value-type="percentage" office:value="0.0278" calcext:value-type="percentage">
            <text:p>2.78%</text:p>
          </table:table-cell>
          <table:table-cell office:value-type="percentage" office:value="0.029" calcext:value-type="percentage">
            <text:p>2.90%</text:p>
          </table:table-cell>
          <table:table-cell office:value-type="float" office:value="2810.35" calcext:value-type="float">
            <text:p>2,810.35</text:p>
          </table:table-cell>
          <table:table-cell office:value-type="float" office:value="2793.77" calcext:value-type="float">
            <text:p>2,793.77</text:p>
          </table:table-cell>
          <table:table-cell office:value-type="float" office:value="2793.25" calcext:value-type="float">
            <text:p>2,793.2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7/2019</text:p>
          </table:table-cell>
          <table:table-cell office:value-type="percentage" office:value="0.0279" calcext:value-type="percentage">
            <text:p>2.79%</text:p>
          </table:table-cell>
          <table:table-cell office:value-type="percentage" office:value="0.0291" calcext:value-type="percentage">
            <text:p>2.91%</text:p>
          </table:table-cell>
          <table:table-cell office:value-type="float" office:value="2809.48" calcext:value-type="float">
            <text:p>2,809.48</text:p>
          </table:table-cell>
          <table:table-cell office:value-type="float" office:value="2792.92" calcext:value-type="float">
            <text:p>2,792.92</text:p>
          </table:table-cell>
          <table:table-cell office:value-type="float" office:value="2792.4" calcext:value-type="float">
            <text:p>2,792.4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7/2019</text:p>
          </table:table-cell>
          <table:table-cell office:value-type="percentage" office:value="0.0284" calcext:value-type="percentage">
            <text:p>2.84%</text:p>
          </table:table-cell>
          <table:table-cell office:value-type="percentage" office:value="0.0296" calcext:value-type="percentage">
            <text:p>2.96%</text:p>
          </table:table-cell>
          <table:table-cell office:value-type="float" office:value="2803.08" calcext:value-type="float">
            <text:p>2,803.08</text:p>
          </table:table-cell>
          <table:table-cell office:value-type="float" office:value="2786.58" calcext:value-type="float">
            <text:p>2,786.58</text:p>
          </table:table-cell>
          <table:table-cell office:value-type="float" office:value="2786.05" calcext:value-type="float">
            <text:p>2,786.0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7/2019</text:p>
          </table:table-cell>
          <table:table-cell office:value-type="percentage" office:value="0.0288" calcext:value-type="percentage">
            <text:p>2.88%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2798.09" calcext:value-type="float">
            <text:p>2,798.09</text:p>
          </table:table-cell>
          <table:table-cell office:value-type="float" office:value="2781.64" calcext:value-type="float">
            <text:p>2,781.64</text:p>
          </table:table-cell>
          <table:table-cell office:value-type="float" office:value="2781.11" calcext:value-type="float">
            <text:p>2,781.1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7/2019</text:p>
          </table:table-cell>
          <table:table-cell office:value-type="percentage" office:value="0.0287" calcext:value-type="percentage">
            <text:p>2.87%</text:p>
          </table:table-cell>
          <table:table-cell office:value-type="percentage" office:value="0.0299" calcext:value-type="percentage">
            <text:p>2.99%</text:p>
          </table:table-cell>
          <table:table-cell office:value-type="float" office:value="2800.41" calcext:value-type="float">
            <text:p>2,800.41</text:p>
          </table:table-cell>
          <table:table-cell office:value-type="float" office:value="2783.95" calcext:value-type="float">
            <text:p>2,783.95</text:p>
          </table:table-cell>
          <table:table-cell office:value-type="float" office:value="2783.01" calcext:value-type="float">
            <text:p>2,783.0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7/2019</text:p>
          </table:table-cell>
          <table:table-cell office:value-type="percentage" office:value="0.0287" calcext:value-type="percentage">
            <text:p>2.87%</text:p>
          </table:table-cell>
          <table:table-cell office:value-type="percentage" office:value="0.0299" calcext:value-type="percentage">
            <text:p>2.99%</text:p>
          </table:table-cell>
          <table:table-cell office:value-type="float" office:value="2800.93" calcext:value-type="float">
            <text:p>2,800.93</text:p>
          </table:table-cell>
          <table:table-cell office:value-type="float" office:value="2784.48" calcext:value-type="float">
            <text:p>2,784.48</text:p>
          </table:table-cell>
          <table:table-cell office:value-type="float" office:value="2783.95" calcext:value-type="float">
            <text:p>2,783.9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7/2019</text:p>
          </table:table-cell>
          <table:table-cell office:value-type="percentage" office:value="0.0284" calcext:value-type="percentage">
            <text:p>2.84%</text:p>
          </table:table-cell>
          <table:table-cell office:value-type="percentage" office:value="0.0296" calcext:value-type="percentage">
            <text:p>2.96%</text:p>
          </table:table-cell>
          <table:table-cell office:value-type="float" office:value="2805.58" calcext:value-type="float">
            <text:p>2,805.58</text:p>
          </table:table-cell>
          <table:table-cell office:value-type="float" office:value="2789.11" calcext:value-type="float">
            <text:p>2,789.11</text:p>
          </table:table-cell>
          <table:table-cell office:value-type="float" office:value="2788.58" calcext:value-type="float">
            <text:p>2,788.5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7/2019</text:p>
          </table:table-cell>
          <table:table-cell office:value-type="percentage" office:value="0.0282" calcext:value-type="percentage">
            <text:p>2.82%</text:p>
          </table:table-cell>
          <table:table-cell office:value-type="percentage" office:value="0.0294" calcext:value-type="percentage">
            <text:p>2.94%</text:p>
          </table:table-cell>
          <table:table-cell office:value-type="float" office:value="2808.76" calcext:value-type="float">
            <text:p>2,808.76</text:p>
          </table:table-cell>
          <table:table-cell office:value-type="float" office:value="2792.29" calcext:value-type="float">
            <text:p>2,792.29</text:p>
          </table:table-cell>
          <table:table-cell office:value-type="float" office:value="2791.77" calcext:value-type="float">
            <text:p>2,791.7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7/2019</text:p>
          </table:table-cell>
          <table:table-cell office:value-type="percentage" office:value="0.0282" calcext:value-type="percentage">
            <text:p>2.82%</text:p>
          </table:table-cell>
          <table:table-cell office:value-type="percentage" office:value="0.0294" calcext:value-type="percentage">
            <text:p>2.94%</text:p>
          </table:table-cell>
          <table:table-cell office:value-type="float" office:value="2809.27" calcext:value-type="float">
            <text:p>2,809.27</text:p>
          </table:table-cell>
          <table:table-cell office:value-type="float" office:value="2792.81" calcext:value-type="float">
            <text:p>2,792.81</text:p>
          </table:table-cell>
          <table:table-cell office:value-type="float" office:value="2792.29" calcext:value-type="float">
            <text:p>2,792.2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7/2019</text:p>
          </table:table-cell>
          <table:table-cell office:value-type="percentage" office:value="0.0288" calcext:value-type="percentage">
            <text:p>2.88%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2801.93" calcext:value-type="float">
            <text:p>2,801.93</text:p>
          </table:table-cell>
          <table:table-cell office:value-type="float" office:value="2785.53" calcext:value-type="float">
            <text:p>2,785.53</text:p>
          </table:table-cell>
          <table:table-cell office:value-type="float" office:value="2784.62" calcext:value-type="float">
            <text:p>2,784.6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7/2019</text:p>
          </table:table-cell>
          <table:table-cell office:value-type="percentage" office:value="0.0288" calcext:value-type="percentage">
            <text:p>2.88%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2802.45" calcext:value-type="float">
            <text:p>2,802.45</text:p>
          </table:table-cell>
          <table:table-cell office:value-type="float" office:value="2786.06" calcext:value-type="float">
            <text:p>2,786.06</text:p>
          </table:table-cell>
          <table:table-cell office:value-type="float" office:value="2785.53" calcext:value-type="float">
            <text:p>2,785.5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7/2019</text:p>
          </table:table-cell>
          <table:table-cell office:value-type="percentage" office:value="0.0289" calcext:value-type="percentage">
            <text:p>2.89%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2801.59" calcext:value-type="float">
            <text:p>2,801.59</text:p>
          </table:table-cell>
          <table:table-cell office:value-type="float" office:value="2785.22" calcext:value-type="float">
            <text:p>2,785.22</text:p>
          </table:table-cell>
          <table:table-cell office:value-type="float" office:value="2784.7" calcext:value-type="float">
            <text:p>2,784.7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1/07/2019</text:p>
          </table:table-cell>
          <table:table-cell office:value-type="percentage" office:value="0.0289" calcext:value-type="percentage">
            <text:p>2.89%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2802.11" calcext:value-type="float">
            <text:p>2,802.11</text:p>
          </table:table-cell>
          <table:table-cell office:value-type="float" office:value="2785.75" calcext:value-type="float">
            <text:p>2,785.75</text:p>
          </table:table-cell>
          <table:table-cell office:value-type="float" office:value="2785.22" calcext:value-type="float">
            <text:p>2,785.2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08/2019</text:p>
          </table:table-cell>
          <table:table-cell office:value-type="percentage" office:value="0.0289" calcext:value-type="percentage">
            <text:p>2.89%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2802.62" calcext:value-type="float">
            <text:p>2,802.62</text:p>
          </table:table-cell>
          <table:table-cell office:value-type="float" office:value="2786.27" calcext:value-type="float">
            <text:p>2,786.27</text:p>
          </table:table-cell>
          <table:table-cell office:value-type="float" office:value="2785.75" calcext:value-type="float">
            <text:p>2,785.7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8/2019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2802.17" calcext:value-type="float">
            <text:p>2,802.17</text:p>
          </table:table-cell>
          <table:table-cell office:value-type="float" office:value="2785.84" calcext:value-type="float">
            <text:p>2,785.84</text:p>
          </table:table-cell>
          <table:table-cell office:value-type="float" office:value="2784.92" calcext:value-type="float">
            <text:p>2,784.9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8/2019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2802.69" calcext:value-type="float">
            <text:p>2,802.69</text:p>
          </table:table-cell>
          <table:table-cell office:value-type="float" office:value="2786.36" calcext:value-type="float">
            <text:p>2,786.36</text:p>
          </table:table-cell>
          <table:table-cell office:value-type="float" office:value="2785.84" calcext:value-type="float">
            <text:p>2,785.8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8/2019</text:p>
          </table:table-cell>
          <table:table-cell office:value-type="percentage" office:value="0.0291" calcext:value-type="percentage">
            <text:p>2.91%</text:p>
          </table:table-cell>
          <table:table-cell office:value-type="percentage" office:value="0.0303" calcext:value-type="percentage">
            <text:p>3.03%</text:p>
          </table:table-cell>
          <table:table-cell office:value-type="float" office:value="2801.84" calcext:value-type="float">
            <text:p>2,801.84</text:p>
          </table:table-cell>
          <table:table-cell office:value-type="float" office:value="2785.54" calcext:value-type="float">
            <text:p>2,785.54</text:p>
          </table:table-cell>
          <table:table-cell office:value-type="float" office:value="2785.01" calcext:value-type="float">
            <text:p>2,785.0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8/2019</text:p>
          </table:table-cell>
          <table:table-cell office:value-type="percentage" office:value="0.0283" calcext:value-type="percentage">
            <text:p>2.83%</text:p>
          </table:table-cell>
          <table:table-cell office:value-type="percentage" office:value="0.0295" calcext:value-type="percentage">
            <text:p>2.95%</text:p>
          </table:table-cell>
          <table:table-cell office:value-type="float" office:value="2813.29" calcext:value-type="float">
            <text:p>2,813.29</text:p>
          </table:table-cell>
          <table:table-cell office:value-type="float" office:value="2796.91" calcext:value-type="float">
            <text:p>2,796.91</text:p>
          </table:table-cell>
          <table:table-cell office:value-type="float" office:value="2796.4" calcext:value-type="float">
            <text:p>2,796.4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8/2019</text:p>
          </table:table-cell>
          <table:table-cell office:value-type="percentage" office:value="0.0279" calcext:value-type="percentage">
            <text:p>2.79%</text:p>
          </table:table-cell>
          <table:table-cell office:value-type="percentage" office:value="0.0291" calcext:value-type="percentage">
            <text:p>2.91%</text:p>
          </table:table-cell>
          <table:table-cell office:value-type="float" office:value="2818.6" calcext:value-type="float">
            <text:p>2,818.60</text:p>
          </table:table-cell>
          <table:table-cell office:value-type="float" office:value="2802.2" calcext:value-type="float">
            <text:p>2,802.20</text:p>
          </table:table-cell>
          <table:table-cell office:value-type="float" office:value="2801.71" calcext:value-type="float">
            <text:p>2,801.7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8/2019</text:p>
          </table:table-cell>
          <table:table-cell office:value-type="percentage" office:value="0.0278" calcext:value-type="percentage">
            <text:p>2.78%</text:p>
          </table:table-cell>
          <table:table-cell office:value-type="percentage" office:value="0.029" calcext:value-type="percentage">
            <text:p>2.90%</text:p>
          </table:table-cell>
          <table:table-cell office:value-type="float" office:value="2820.79" calcext:value-type="float">
            <text:p>2,820.79</text:p>
          </table:table-cell>
          <table:table-cell office:value-type="float" office:value="2804.39" calcext:value-type="float">
            <text:p>2,804.39</text:p>
          </table:table-cell>
          <table:table-cell office:value-type="float" office:value="2803.56" calcext:value-type="float">
            <text:p>2,803.5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8/2019</text:p>
          </table:table-cell>
          <table:table-cell office:value-type="percentage" office:value="0.0284" calcext:value-type="percentage">
            <text:p>2.84%</text:p>
          </table:table-cell>
          <table:table-cell office:value-type="percentage" office:value="0.0296" calcext:value-type="percentage">
            <text:p>2.96%</text:p>
          </table:table-cell>
          <table:table-cell office:value-type="float" office:value="2813.06" calcext:value-type="float">
            <text:p>2,813.06</text:p>
          </table:table-cell>
          <table:table-cell office:value-type="float" office:value="2796.73" calcext:value-type="float">
            <text:p>2,796.73</text:p>
          </table:table-cell>
          <table:table-cell office:value-type="float" office:value="2796.24" calcext:value-type="float">
            <text:p>2,796.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8/2019</text:p>
          </table:table-cell>
          <table:table-cell office:value-type="percentage" office:value="0.0282" calcext:value-type="percentage">
            <text:p>2.82%</text:p>
          </table:table-cell>
          <table:table-cell office:value-type="percentage" office:value="0.0294" calcext:value-type="percentage">
            <text:p>2.94%</text:p>
          </table:table-cell>
          <table:table-cell office:value-type="float" office:value="2816.28" calcext:value-type="float">
            <text:p>2,816.28</text:p>
          </table:table-cell>
          <table:table-cell office:value-type="float" office:value="2799.94" calcext:value-type="float">
            <text:p>2,799.94</text:p>
          </table:table-cell>
          <table:table-cell office:value-type="float" office:value="2799.45" calcext:value-type="float">
            <text:p>2,799.4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8/2019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292" calcext:value-type="percentage">
            <text:p>2.92%</text:p>
          </table:table-cell>
          <table:table-cell office:value-type="float" office:value="2819.5" calcext:value-type="float">
            <text:p>2,819.50</text:p>
          </table:table-cell>
          <table:table-cell office:value-type="float" office:value="2803.15" calcext:value-type="float">
            <text:p>2,803.15</text:p>
          </table:table-cell>
          <table:table-cell office:value-type="float" office:value="2802.66" calcext:value-type="float">
            <text:p>2,802.6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8/2019</text:p>
          </table:table-cell>
          <table:table-cell office:value-type="percentage" office:value="0.0282" calcext:value-type="percentage">
            <text:p>2.82%</text:p>
          </table:table-cell>
          <table:table-cell office:value-type="percentage" office:value="0.0294" calcext:value-type="percentage">
            <text:p>2.94%</text:p>
          </table:table-cell>
          <table:table-cell office:value-type="float" office:value="2817.23" calcext:value-type="float">
            <text:p>2,817.23</text:p>
          </table:table-cell>
          <table:table-cell office:value-type="float" office:value="2800.91" calcext:value-type="float">
            <text:p>2,800.91</text:p>
          </table:table-cell>
          <table:table-cell office:value-type="float" office:value="2800.44" calcext:value-type="float">
            <text:p>2,800.4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8/2019</text:p>
          </table:table-cell>
          <table:table-cell office:value-type="percentage" office:value="0.0278" calcext:value-type="percentage">
            <text:p>2.78%</text:p>
          </table:table-cell>
          <table:table-cell office:value-type="percentage" office:value="0.029" calcext:value-type="percentage">
            <text:p>2.90%</text:p>
          </table:table-cell>
          <table:table-cell office:value-type="float" office:value="2823.46" calcext:value-type="float">
            <text:p>2,823.46</text:p>
          </table:table-cell>
          <table:table-cell office:value-type="float" office:value="2807.12" calcext:value-type="float">
            <text:p>2,807.12</text:p>
          </table:table-cell>
          <table:table-cell office:value-type="float" office:value="2806.34" calcext:value-type="float">
            <text:p>2,806.3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8/2019</text:p>
          </table:table-cell>
          <table:table-cell office:value-type="percentage" office:value="0.0277" calcext:value-type="percentage">
            <text:p>2.77%</text:p>
          </table:table-cell>
          <table:table-cell office:value-type="percentage" office:value="0.0289" calcext:value-type="percentage">
            <text:p>2.89%</text:p>
          </table:table-cell>
          <table:table-cell office:value-type="float" office:value="2825.3" calcext:value-type="float">
            <text:p>2,825.30</text:p>
          </table:table-cell>
          <table:table-cell office:value-type="float" office:value="2808.95" calcext:value-type="float">
            <text:p>2,808.95</text:p>
          </table:table-cell>
          <table:table-cell office:value-type="float" office:value="2808.48" calcext:value-type="float">
            <text:p>2,808.4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8/2019</text:p>
          </table:table-cell>
          <table:table-cell office:value-type="percentage" office:value="0.0284" calcext:value-type="percentage">
            <text:p>2.84%</text:p>
          </table:table-cell>
          <table:table-cell office:value-type="percentage" office:value="0.0296" calcext:value-type="percentage">
            <text:p>2.96%</text:p>
          </table:table-cell>
          <table:table-cell office:value-type="float" office:value="2816.21" calcext:value-type="float">
            <text:p>2,816.21</text:p>
          </table:table-cell>
          <table:table-cell office:value-type="float" office:value="2799.94" calcext:value-type="float">
            <text:p>2,799.94</text:p>
          </table:table-cell>
          <table:table-cell office:value-type="float" office:value="2799.47" calcext:value-type="float">
            <text:p>2,799.4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8/2019</text:p>
          </table:table-cell>
          <table:table-cell office:value-type="percentage" office:value="0.0283" calcext:value-type="percentage">
            <text:p>2.83%</text:p>
          </table:table-cell>
          <table:table-cell office:value-type="percentage" office:value="0.0295" calcext:value-type="percentage">
            <text:p>2.95%</text:p>
          </table:table-cell>
          <table:table-cell office:value-type="float" office:value="2818.04" calcext:value-type="float">
            <text:p>2,818.04</text:p>
          </table:table-cell>
          <table:table-cell office:value-type="float" office:value="2801.77" calcext:value-type="float">
            <text:p>2,801.77</text:p>
          </table:table-cell>
          <table:table-cell office:value-type="float" office:value="2801.3" calcext:value-type="float">
            <text:p>2,801.3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8/2019</text:p>
          </table:table-cell>
          <table:table-cell office:value-type="percentage" office:value="0.0283" calcext:value-type="percentage">
            <text:p>2.83%</text:p>
          </table:table-cell>
          <table:table-cell office:value-type="percentage" office:value="0.0295" calcext:value-type="percentage">
            <text:p>2.95%</text:p>
          </table:table-cell>
          <table:table-cell office:value-type="float" office:value="2818.51" calcext:value-type="float">
            <text:p>2,818.51</text:p>
          </table:table-cell>
          <table:table-cell office:value-type="float" office:value="2802.25" calcext:value-type="float">
            <text:p>2,802.25</text:p>
          </table:table-cell>
          <table:table-cell office:value-type="float" office:value="2801.77" calcext:value-type="float">
            <text:p>2,801.7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8/2019</text:p>
          </table:table-cell>
          <table:table-cell office:value-type="percentage" office:value="0.0289" calcext:value-type="percentage">
            <text:p>2.89%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2810.74" calcext:value-type="float">
            <text:p>2,810.74</text:p>
          </table:table-cell>
          <table:table-cell office:value-type="float" office:value="2794.55" calcext:value-type="float">
            <text:p>2,794.55</text:p>
          </table:table-cell>
          <table:table-cell office:value-type="float" office:value="2793.87" calcext:value-type="float">
            <text:p>2,793.8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8/2019</text:p>
          </table:table-cell>
          <table:table-cell office:value-type="percentage" office:value="0.0292" calcext:value-type="percentage">
            <text:p>2.92%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2807.12" calcext:value-type="float">
            <text:p>2,807.12</text:p>
          </table:table-cell>
          <table:table-cell office:value-type="float" office:value="2790.97" calcext:value-type="float">
            <text:p>2,790.97</text:p>
          </table:table-cell>
          <table:table-cell office:value-type="float" office:value="2790.52" calcext:value-type="float">
            <text:p>2,790.5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8/2019</text:p>
          </table:table-cell>
          <table:table-cell office:value-type="percentage" office:value="0.0302" calcext:value-type="percentage">
            <text:p>3.02%</text:p>
          </table:table-cell>
          <table:table-cell office:value-type="percentage" office:value="0.0314" calcext:value-type="percentage">
            <text:p>3.14%</text:p>
          </table:table-cell>
          <table:table-cell office:value-type="float" office:value="2794.1" calcext:value-type="float">
            <text:p>2,794.10</text:p>
          </table:table-cell>
          <table:table-cell office:value-type="float" office:value="2778.05" calcext:value-type="float">
            <text:p>2,778.05</text:p>
          </table:table-cell>
          <table:table-cell office:value-type="float" office:value="2777.59" calcext:value-type="float">
            <text:p>2,777.5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8/2019</text:p>
          </table:table-cell>
          <table:table-cell office:value-type="percentage" office:value="0.0307" calcext:value-type="percentage">
            <text:p>3.07%</text:p>
          </table:table-cell>
          <table:table-cell office:value-type="percentage" office:value="0.0319" calcext:value-type="percentage">
            <text:p>3.19%</text:p>
          </table:table-cell>
          <table:table-cell office:value-type="float" office:value="2787.85" calcext:value-type="float">
            <text:p>2,787.85</text:p>
          </table:table-cell>
          <table:table-cell office:value-type="float" office:value="2771.86" calcext:value-type="float">
            <text:p>2,771.86</text:p>
          </table:table-cell>
          <table:table-cell office:value-type="float" office:value="2771.4" calcext:value-type="float">
            <text:p>2,771.4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8/2019</text:p>
          </table:table-cell>
          <table:table-cell office:value-type="percentage" office:value="0.0311" calcext:value-type="percentage">
            <text:p>3.11%</text:p>
          </table:table-cell>
          <table:table-cell office:value-type="percentage" office:value="0.0323" calcext:value-type="percentage">
            <text:p>3.23%</text:p>
          </table:table-cell>
          <table:table-cell office:value-type="float" office:value="2782.96" calcext:value-type="float">
            <text:p>2,782.96</text:p>
          </table:table-cell>
          <table:table-cell office:value-type="float" office:value="2767.02" calcext:value-type="float">
            <text:p>2,767.02</text:p>
          </table:table-cell>
          <table:table-cell office:value-type="float" office:value="2766.55" calcext:value-type="float">
            <text:p>2,766.5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8/2019</text:p>
          </table:table-cell>
          <table:table-cell office:value-type="percentage" office:value="0.0306" calcext:value-type="percentage">
            <text:p>3.06%</text:p>
          </table:table-cell>
          <table:table-cell office:value-type="percentage" office:value="0.0318" calcext:value-type="percentage">
            <text:p>3.18%</text:p>
          </table:table-cell>
          <table:table-cell office:value-type="float" office:value="2790.33" calcext:value-type="float">
            <text:p>2,790.33</text:p>
          </table:table-cell>
          <table:table-cell office:value-type="float" office:value="2774.34" calcext:value-type="float">
            <text:p>2,774.34</text:p>
          </table:table-cell>
          <table:table-cell office:value-type="float" office:value="2773.65" calcext:value-type="float">
            <text:p>2,773.6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9/2019</text:p>
          </table:table-cell>
          <table:table-cell office:value-type="percentage" office:value="0.0301" calcext:value-type="percentage">
            <text:p>3.01%</text:p>
          </table:table-cell>
          <table:table-cell office:value-type="percentage" office:value="0.0313" calcext:value-type="percentage">
            <text:p>3.13%</text:p>
          </table:table-cell>
          <table:table-cell office:value-type="float" office:value="2797.46" calcext:value-type="float">
            <text:p>2,797.46</text:p>
          </table:table-cell>
          <table:table-cell office:value-type="float" office:value="2781.44" calcext:value-type="float">
            <text:p>2,781.44</text:p>
          </table:table-cell>
          <table:table-cell office:value-type="float" office:value="2780.99" calcext:value-type="float">
            <text:p>2,780.9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9/2019</text:p>
          </table:table-cell>
          <table:table-cell office:value-type="percentage" office:value="0.0303" calcext:value-type="percentage">
            <text:p>3.03%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2795.24" calcext:value-type="float">
            <text:p>2,795.24</text:p>
          </table:table-cell>
          <table:table-cell office:value-type="float" office:value="2779.25" calcext:value-type="float">
            <text:p>2,779.25</text:p>
          </table:table-cell>
          <table:table-cell office:value-type="float" office:value="2778.79" calcext:value-type="float">
            <text:p>2,778.7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9/2019</text:p>
          </table:table-cell>
          <table:table-cell office:value-type="percentage" office:value="0.0297" calcext:value-type="percentage">
            <text:p>2.97%</text:p>
          </table:table-cell>
          <table:table-cell office:value-type="percentage" office:value="0.0309" calcext:value-type="percentage">
            <text:p>3.09%</text:p>
          </table:table-cell>
          <table:table-cell office:value-type="float" office:value="2803.71" calcext:value-type="float">
            <text:p>2,803.71</text:p>
          </table:table-cell>
          <table:table-cell office:value-type="float" office:value="2787.68" calcext:value-type="float">
            <text:p>2,787.68</text:p>
          </table:table-cell>
          <table:table-cell office:value-type="float" office:value="2787.22" calcext:value-type="float">
            <text:p>2,787.2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9/2019</text:p>
          </table:table-cell>
          <table:table-cell office:value-type="percentage" office:value="0.0294" calcext:value-type="percentage">
            <text:p>2.94%</text:p>
          </table:table-cell>
          <table:table-cell office:value-type="percentage" office:value="0.0306" calcext:value-type="percentage">
            <text:p>3.06%</text:p>
          </table:table-cell>
          <table:table-cell office:value-type="float" office:value="2808.18" calcext:value-type="float">
            <text:p>2,808.18</text:p>
          </table:table-cell>
          <table:table-cell office:value-type="float" office:value="2792.13" calcext:value-type="float">
            <text:p>2,792.13</text:p>
          </table:table-cell>
          <table:table-cell office:value-type="float" office:value="2791.68" calcext:value-type="float">
            <text:p>2,791.6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9/2019</text:p>
          </table:table-cell>
          <table:table-cell office:value-type="percentage" office:value="0.0296" calcext:value-type="percentage">
            <text:p>2.96%</text:p>
          </table:table-cell>
          <table:table-cell office:value-type="percentage" office:value="0.0308" calcext:value-type="percentage">
            <text:p>3.08%</text:p>
          </table:table-cell>
          <table:table-cell office:value-type="float" office:value="2805.72" calcext:value-type="float">
            <text:p>2,805.72</text:p>
          </table:table-cell>
          <table:table-cell office:value-type="float" office:value="2789.7" calcext:value-type="float">
            <text:p>2,789.70</text:p>
          </table:table-cell>
          <table:table-cell office:value-type="float" office:value="2789.07" calcext:value-type="float">
            <text:p>2,789.0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9/2019</text:p>
          </table:table-cell>
          <table:table-cell office:value-type="percentage" office:value="0.0292" calcext:value-type="percentage">
            <text:p>2.92%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2811.51" calcext:value-type="float">
            <text:p>2,811.51</text:p>
          </table:table-cell>
          <table:table-cell office:value-type="float" office:value="2795.46" calcext:value-type="float">
            <text:p>2,795.46</text:p>
          </table:table-cell>
          <table:table-cell office:value-type="float" office:value="2795.03" calcext:value-type="float">
            <text:p>2,795.0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9/2019</text:p>
          </table:table-cell>
          <table:table-cell office:value-type="percentage" office:value="0.0296" calcext:value-type="percentage">
            <text:p>2.96%</text:p>
          </table:table-cell>
          <table:table-cell office:value-type="percentage" office:value="0.0308" calcext:value-type="percentage">
            <text:p>3.08%</text:p>
          </table:table-cell>
          <table:table-cell office:value-type="float" office:value="2806.57" calcext:value-type="float">
            <text:p>2,806.57</text:p>
          </table:table-cell>
          <table:table-cell office:value-type="float" office:value="2790.57" calcext:value-type="float">
            <text:p>2,790.57</text:p>
          </table:table-cell>
          <table:table-cell office:value-type="float" office:value="2790.14" calcext:value-type="float">
            <text:p>2,790.1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9/2019</text:p>
          </table:table-cell>
          <table:table-cell office:value-type="percentage" office:value="0.0296" calcext:value-type="percentage">
            <text:p>2.96%</text:p>
          </table:table-cell>
          <table:table-cell office:value-type="percentage" office:value="0.0308" calcext:value-type="percentage">
            <text:p>3.08%</text:p>
          </table:table-cell>
          <table:table-cell office:value-type="float" office:value="2807" calcext:value-type="float">
            <text:p>2,807.00</text:p>
          </table:table-cell>
          <table:table-cell office:value-type="float" office:value="2791" calcext:value-type="float">
            <text:p>2,791.00</text:p>
          </table:table-cell>
          <table:table-cell office:value-type="float" office:value="2790.57" calcext:value-type="float">
            <text:p>2,790.5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9/2019</text:p>
          </table:table-cell>
          <table:table-cell office:value-type="percentage" office:value="0.0289" calcext:value-type="percentage">
            <text:p>2.89%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2816.79" calcext:value-type="float">
            <text:p>2,816.79</text:p>
          </table:table-cell>
          <table:table-cell office:value-type="float" office:value="2800.75" calcext:value-type="float">
            <text:p>2,800.75</text:p>
          </table:table-cell>
          <table:table-cell office:value-type="float" office:value="2800.32" calcext:value-type="float">
            <text:p>2,800.3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9/2019</text:p>
          </table:table-cell>
          <table:table-cell office:value-type="percentage" office:value="0.0289" calcext:value-type="percentage">
            <text:p>2.89%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2817.41" calcext:value-type="float">
            <text:p>2,817.41</text:p>
          </table:table-cell>
          <table:table-cell office:value-type="float" office:value="2801.37" calcext:value-type="float">
            <text:p>2,801.37</text:p>
          </table:table-cell>
          <table:table-cell office:value-type="float" office:value="2800.75" calcext:value-type="float">
            <text:p>2,800.7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9/2019</text:p>
          </table:table-cell>
          <table:table-cell office:value-type="percentage" office:value="0.0292" calcext:value-type="percentage">
            <text:p>2.92%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2813.81" calcext:value-type="float">
            <text:p>2,813.81</text:p>
          </table:table-cell>
          <table:table-cell office:value-type="float" office:value="2797.81" calcext:value-type="float">
            <text:p>2,797.81</text:p>
          </table:table-cell>
          <table:table-cell office:value-type="float" office:value="2797.38" calcext:value-type="float">
            <text:p>2,797.3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9/2019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2816.9" calcext:value-type="float">
            <text:p>2,816.90</text:p>
          </table:table-cell>
          <table:table-cell office:value-type="float" office:value="2800.89" calcext:value-type="float">
            <text:p>2,800.89</text:p>
          </table:table-cell>
          <table:table-cell office:value-type="float" office:value="2800.47" calcext:value-type="float">
            <text:p>2,800.4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9/2019</text:p>
          </table:table-cell>
          <table:table-cell office:value-type="percentage" office:value="0.0279" calcext:value-type="percentage">
            <text:p>2.79%</text:p>
          </table:table-cell>
          <table:table-cell office:value-type="percentage" office:value="0.0291" calcext:value-type="percentage">
            <text:p>2.91%</text:p>
          </table:table-cell>
          <table:table-cell office:value-type="float" office:value="2832.07" calcext:value-type="float">
            <text:p>2,832.07</text:p>
          </table:table-cell>
          <table:table-cell office:value-type="float" office:value="2815.97" calcext:value-type="float">
            <text:p>2,815.97</text:p>
          </table:table-cell>
          <table:table-cell office:value-type="float" office:value="2815.56" calcext:value-type="float">
            <text:p>2,815.5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9/2019</text:p>
          </table:table-cell>
          <table:table-cell office:value-type="percentage" office:value="0.0273" calcext:value-type="percentage">
            <text:p>2.73%</text:p>
          </table:table-cell>
          <table:table-cell office:value-type="percentage" office:value="0.0285" calcext:value-type="percentage">
            <text:p>2.85%</text:p>
          </table:table-cell>
          <table:table-cell office:value-type="float" office:value="2840.55" calcext:value-type="float">
            <text:p>2,840.55</text:p>
          </table:table-cell>
          <table:table-cell office:value-type="float" office:value="2824.41" calcext:value-type="float">
            <text:p>2,824.41</text:p>
          </table:table-cell>
          <table:table-cell office:value-type="float" office:value="2824" calcext:value-type="float">
            <text:p>2,824.0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9/2019</text:p>
          </table:table-cell>
          <table:table-cell office:value-type="percentage" office:value="0.0267" calcext:value-type="percentage">
            <text:p>2.67%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2849.25" calcext:value-type="float">
            <text:p>2,849.25</text:p>
          </table:table-cell>
          <table:table-cell office:value-type="float" office:value="2833.06" calcext:value-type="float">
            <text:p>2,833.06</text:p>
          </table:table-cell>
          <table:table-cell office:value-type="float" office:value="2832.47" calcext:value-type="float">
            <text:p>2,832.4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9/2019</text:p>
          </table:table-cell>
          <table:table-cell office:value-type="percentage" office:value="0.0261" calcext:value-type="percentage">
            <text:p>2.61%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857.77" calcext:value-type="float">
            <text:p>2,857.77</text:p>
          </table:table-cell>
          <table:table-cell office:value-type="float" office:value="2841.54" calcext:value-type="float">
            <text:p>2,841.54</text:p>
          </table:table-cell>
          <table:table-cell office:value-type="float" office:value="2841.14" calcext:value-type="float">
            <text:p>2,841.1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9/2019</text:p>
          </table:table-cell>
          <table:table-cell office:value-type="percentage" office:value="0.0262" calcext:value-type="percentage">
            <text:p>2.62%</text:p>
          </table:table-cell>
          <table:table-cell office:value-type="percentage" office:value="0.0274" calcext:value-type="percentage">
            <text:p>2.74%</text:p>
          </table:table-cell>
          <table:table-cell office:value-type="float" office:value="2856.8" calcext:value-type="float">
            <text:p>2,856.80</text:p>
          </table:table-cell>
          <table:table-cell office:value-type="float" office:value="2840.59" calcext:value-type="float">
            <text:p>2,840.59</text:p>
          </table:table-cell>
          <table:table-cell office:value-type="float" office:value="2840.19" calcext:value-type="float">
            <text:p>2,840.1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9/2019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0282" calcext:value-type="percentage">
            <text:p>2.82%</text:p>
          </table:table-cell>
          <table:table-cell office:value-type="float" office:value="2845.65" calcext:value-type="float">
            <text:p>2,845.65</text:p>
          </table:table-cell>
          <table:table-cell office:value-type="float" office:value="2829.53" calcext:value-type="float">
            <text:p>2,829.53</text:p>
          </table:table-cell>
          <table:table-cell office:value-type="float" office:value="2829.19" calcext:value-type="float">
            <text:p>2,829.1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9/2019</text:p>
          </table:table-cell>
          <table:table-cell office:value-type="percentage" office:value="0.0262" calcext:value-type="percentage">
            <text:p>2.62%</text:p>
          </table:table-cell>
          <table:table-cell office:value-type="percentage" office:value="0.0274" calcext:value-type="percentage">
            <text:p>2.74%</text:p>
          </table:table-cell>
          <table:table-cell office:value-type="float" office:value="2856.78" calcext:value-type="float">
            <text:p>2,856.78</text:p>
          </table:table-cell>
          <table:table-cell office:value-type="float" office:value="2840.59" calcext:value-type="float">
            <text:p>2,840.59</text:p>
          </table:table-cell>
          <table:table-cell office:value-type="float" office:value="2840.26" calcext:value-type="float">
            <text:p>2,840.2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9/2019</text:p>
          </table:table-cell>
          <table:table-cell office:value-type="percentage" office:value="0.026" calcext:value-type="percentage">
            <text:p>2.60%</text:p>
          </table:table-cell>
          <table:table-cell office:value-type="percentage" office:value="0.0272" calcext:value-type="percentage">
            <text:p>2.72%</text:p>
          </table:table-cell>
          <table:table-cell office:value-type="float" office:value="2859.86" calcext:value-type="float">
            <text:p>2,859.86</text:p>
          </table:table-cell>
          <table:table-cell office:value-type="float" office:value="2843.67" calcext:value-type="float">
            <text:p>2,843.67</text:p>
          </table:table-cell>
          <table:table-cell office:value-type="float" office:value="2843.29" calcext:value-type="float">
            <text:p>2,843.2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9/2019</text:p>
          </table:table-cell>
          <table:table-cell office:value-type="percentage" office:value="0.026" calcext:value-type="percentage">
            <text:p>2.60%</text:p>
          </table:table-cell>
          <table:table-cell office:value-type="percentage" office:value="0.0272" calcext:value-type="percentage">
            <text:p>2.72%</text:p>
          </table:table-cell>
          <table:table-cell office:value-type="float" office:value="2860.18" calcext:value-type="float">
            <text:p>2,860.18</text:p>
          </table:table-cell>
          <table:table-cell office:value-type="float" office:value="2844.01" calcext:value-type="float">
            <text:p>2,844.01</text:p>
          </table:table-cell>
          <table:table-cell office:value-type="float" office:value="2843.67" calcext:value-type="float">
            <text:p>2,843.6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10/2019</text:p>
          </table:table-cell>
          <table:table-cell office:value-type="percentage" office:value="0.0261" calcext:value-type="percentage">
            <text:p>2.61%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859.15" calcext:value-type="float">
            <text:p>2,859.15</text:p>
          </table:table-cell>
          <table:table-cell office:value-type="float" office:value="2842.99" calcext:value-type="float">
            <text:p>2,842.99</text:p>
          </table:table-cell>
          <table:table-cell office:value-type="float" office:value="2842.66" calcext:value-type="float">
            <text:p>2,842.6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10/2019</text:p>
          </table:table-cell>
          <table:table-cell office:value-type="percentage" office:value="0.026" calcext:value-type="percentage">
            <text:p>2.60%</text:p>
          </table:table-cell>
          <table:table-cell office:value-type="percentage" office:value="0.0272" calcext:value-type="percentage">
            <text:p>2.72%</text:p>
          </table:table-cell>
          <table:table-cell office:value-type="float" office:value="2860.82" calcext:value-type="float">
            <text:p>2,860.82</text:p>
          </table:table-cell>
          <table:table-cell office:value-type="float" office:value="2844.67" calcext:value-type="float">
            <text:p>2,844.67</text:p>
          </table:table-cell>
          <table:table-cell office:value-type="float" office:value="2844.34" calcext:value-type="float">
            <text:p>2,844.3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10/2019</text:p>
          </table:table-cell>
          <table:table-cell office:value-type="percentage" office:value="0.0259" calcext:value-type="percentage">
            <text:p>2.59%</text:p>
          </table:table-cell>
          <table:table-cell office:value-type="percentage" office:value="0.0271" calcext:value-type="percentage">
            <text:p>2.71%</text:p>
          </table:table-cell>
          <table:table-cell office:value-type="float" office:value="2862.5" calcext:value-type="float">
            <text:p>2,862.50</text:p>
          </table:table-cell>
          <table:table-cell office:value-type="float" office:value="2846.34" calcext:value-type="float">
            <text:p>2,846.34</text:p>
          </table:table-cell>
          <table:table-cell office:value-type="float" office:value="2846.01" calcext:value-type="float">
            <text:p>2,846.0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10/2019</text:p>
          </table:table-cell>
          <table:table-cell office:value-type="percentage" office:value="0.0255" calcext:value-type="percentage">
            <text:p>2.55%</text:p>
          </table:table-cell>
          <table:table-cell office:value-type="percentage" office:value="0.0267" calcext:value-type="percentage">
            <text:p>2.67%</text:p>
          </table:table-cell>
          <table:table-cell office:value-type="float" office:value="2868.28" calcext:value-type="float">
            <text:p>2,868.28</text:p>
          </table:table-cell>
          <table:table-cell office:value-type="float" office:value="2852.1" calcext:value-type="float">
            <text:p>2,852.10</text:p>
          </table:table-cell>
          <table:table-cell office:value-type="float" office:value="2851.71" calcext:value-type="float">
            <text:p>2,851.7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10/2019</text:p>
          </table:table-cell>
          <table:table-cell office:value-type="percentage" office:value="0.0259" calcext:value-type="percentage">
            <text:p>2.59%</text:p>
          </table:table-cell>
          <table:table-cell office:value-type="percentage" office:value="0.0271" calcext:value-type="percentage">
            <text:p>2.71%</text:p>
          </table:table-cell>
          <table:table-cell office:value-type="float" office:value="2863.19" calcext:value-type="float">
            <text:p>2,863.19</text:p>
          </table:table-cell>
          <table:table-cell office:value-type="float" office:value="2847.06" calcext:value-type="float">
            <text:p>2,847.06</text:p>
          </table:table-cell>
          <table:table-cell office:value-type="float" office:value="2846.73" calcext:value-type="float">
            <text:p>2,846.7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10/2019</text:p>
          </table:table-cell>
          <table:table-cell office:value-type="percentage" office:value="0.0263" calcext:value-type="percentage">
            <text:p>2.63%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2858.12" calcext:value-type="float">
            <text:p>2,858.12</text:p>
          </table:table-cell>
          <table:table-cell office:value-type="float" office:value="2842.04" calcext:value-type="float">
            <text:p>2,842.04</text:p>
          </table:table-cell>
          <table:table-cell office:value-type="float" office:value="2841.7" calcext:value-type="float">
            <text:p>2,841.7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10/2019</text:p>
          </table:table-cell>
          <table:table-cell office:value-type="percentage" office:value="0.026" calcext:value-type="percentage">
            <text:p>2.60%</text:p>
          </table:table-cell>
          <table:table-cell office:value-type="percentage" office:value="0.0272" calcext:value-type="percentage">
            <text:p>2.72%</text:p>
          </table:table-cell>
          <table:table-cell office:value-type="float" office:value="2860.81" calcext:value-type="float">
            <text:p>2,860.81</text:p>
          </table:table-cell>
          <table:table-cell office:value-type="float" office:value="2844.72" calcext:value-type="float">
            <text:p>2,844.72</text:p>
          </table:table-cell>
          <table:table-cell office:value-type="float" office:value="2844.46" calcext:value-type="float">
            <text:p>2,844.4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10/2019</text:p>
          </table:table-cell>
          <table:table-cell office:value-type="percentage" office:value="0.0256" calcext:value-type="percentage">
            <text:p>2.56%</text:p>
          </table:table-cell>
          <table:table-cell office:value-type="percentage" office:value="0.0268" calcext:value-type="percentage">
            <text:p>2.68%</text:p>
          </table:table-cell>
          <table:table-cell office:value-type="float" office:value="2866.45" calcext:value-type="float">
            <text:p>2,866.45</text:p>
          </table:table-cell>
          <table:table-cell office:value-type="float" office:value="2850.33" calcext:value-type="float">
            <text:p>2,850.33</text:p>
          </table:table-cell>
          <table:table-cell office:value-type="float" office:value="2850.07" calcext:value-type="float">
            <text:p>2,850.0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10/2019</text:p>
          </table:table-cell>
          <table:table-cell office:value-type="percentage" office:value="0.0245" calcext:value-type="percentage">
            <text:p>2.45%</text:p>
          </table:table-cell>
          <table:table-cell office:value-type="percentage" office:value="0.0257" calcext:value-type="percentage">
            <text:p>2.57%</text:p>
          </table:table-cell>
          <table:table-cell office:value-type="float" office:value="2881.48" calcext:value-type="float">
            <text:p>2,881.48</text:p>
          </table:table-cell>
          <table:table-cell office:value-type="float" office:value="2865.27" calcext:value-type="float">
            <text:p>2,865.27</text:p>
          </table:table-cell>
          <table:table-cell office:value-type="float" office:value="2865.1" calcext:value-type="float">
            <text:p>2,865.1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10/2019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0252" calcext:value-type="percentage">
            <text:p>2.52%</text:p>
          </table:table-cell>
          <table:table-cell office:value-type="float" office:value="2888.5" calcext:value-type="float">
            <text:p>2,888.50</text:p>
          </table:table-cell>
          <table:table-cell office:value-type="float" office:value="2872.26" calcext:value-type="float">
            <text:p>2,872.26</text:p>
          </table:table-cell>
          <table:table-cell office:value-type="float" office:value="2872.02" calcext:value-type="float">
            <text:p>2,872.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10/2019</text:p>
          </table:table-cell>
          <table:table-cell office:value-type="percentage" office:value="0.0231" calcext:value-type="percentage">
            <text:p>2.31%</text:p>
          </table:table-cell>
          <table:table-cell office:value-type="percentage" office:value="0.0243" calcext:value-type="percentage">
            <text:p>2.43%</text:p>
          </table:table-cell>
          <table:table-cell office:value-type="float" office:value="2901.07" calcext:value-type="float">
            <text:p>2,901.07</text:p>
          </table:table-cell>
          <table:table-cell office:value-type="float" office:value="2884.76" calcext:value-type="float">
            <text:p>2,884.76</text:p>
          </table:table-cell>
          <table:table-cell office:value-type="float" office:value="2884.43" calcext:value-type="float">
            <text:p>2,884.4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10/2019</text:p>
          </table:table-cell>
          <table:table-cell office:value-type="percentage" office:value="0.0235" calcext:value-type="percentage">
            <text:p>2.35%</text:p>
          </table:table-cell>
          <table:table-cell office:value-type="percentage" office:value="0.0247" calcext:value-type="percentage">
            <text:p>2.47%</text:p>
          </table:table-cell>
          <table:table-cell office:value-type="float" office:value="2895.94" calcext:value-type="float">
            <text:p>2,895.94</text:p>
          </table:table-cell>
          <table:table-cell office:value-type="float" office:value="2879.68" calcext:value-type="float">
            <text:p>2,879.68</text:p>
          </table:table-cell>
          <table:table-cell office:value-type="float" office:value="2879.35" calcext:value-type="float">
            <text:p>2,879.3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10/2019</text:p>
          </table:table-cell>
          <table:table-cell office:value-type="percentage" office:value="0.0228" calcext:value-type="percentage">
            <text:p>2.28%</text:p>
          </table:table-cell>
          <table:table-cell office:value-type="percentage" office:value="0.024" calcext:value-type="percentage">
            <text:p>2.40%</text:p>
          </table:table-cell>
          <table:table-cell office:value-type="float" office:value="2905.8" calcext:value-type="float">
            <text:p>2,905.80</text:p>
          </table:table-cell>
          <table:table-cell office:value-type="float" office:value="2889.48" calcext:value-type="float">
            <text:p>2,889.48</text:p>
          </table:table-cell>
          <table:table-cell office:value-type="float" office:value="2889.15" calcext:value-type="float">
            <text:p>2,889.1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10/2019</text:p>
          </table:table-cell>
          <table:table-cell office:value-type="percentage" office:value="0.0222" calcext:value-type="percentage">
            <text:p>2.22%</text:p>
          </table:table-cell>
          <table:table-cell office:value-type="percentage" office:value="0.0234" calcext:value-type="percentage">
            <text:p>2.34%</text:p>
          </table:table-cell>
          <table:table-cell office:value-type="float" office:value="2914.42" calcext:value-type="float">
            <text:p>2,914.42</text:p>
          </table:table-cell>
          <table:table-cell office:value-type="float" office:value="2898.06" calcext:value-type="float">
            <text:p>2,898.06</text:p>
          </table:table-cell>
          <table:table-cell office:value-type="float" office:value="2897.63" calcext:value-type="float">
            <text:p>2,897.6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10/2019</text:p>
          </table:table-cell>
          <table:table-cell office:value-type="percentage" office:value="0.0223" calcext:value-type="percentage">
            <text:p>2.23%</text:p>
          </table:table-cell>
          <table:table-cell office:value-type="percentage" office:value="0.0235" calcext:value-type="percentage">
            <text:p>2.35%</text:p>
          </table:table-cell>
          <table:table-cell office:value-type="float" office:value="2913.36" calcext:value-type="float">
            <text:p>2,913.36</text:p>
          </table:table-cell>
          <table:table-cell office:value-type="float" office:value="2897.02" calcext:value-type="float">
            <text:p>2,897.02</text:p>
          </table:table-cell>
          <table:table-cell office:value-type="float" office:value="2896.7" calcext:value-type="float">
            <text:p>2,896.7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10/2019</text:p>
          </table:table-cell>
          <table:table-cell office:value-type="percentage" office:value="0.0224" calcext:value-type="percentage">
            <text:p>2.24%</text:p>
          </table:table-cell>
          <table:table-cell office:value-type="percentage" office:value="0.0236" calcext:value-type="percentage">
            <text:p>2.36%</text:p>
          </table:table-cell>
          <table:table-cell office:value-type="float" office:value="2912.31" calcext:value-type="float">
            <text:p>2,912.31</text:p>
          </table:table-cell>
          <table:table-cell office:value-type="float" office:value="2895.99" calcext:value-type="float">
            <text:p>2,895.99</text:p>
          </table:table-cell>
          <table:table-cell office:value-type="float" office:value="2895.67" calcext:value-type="float">
            <text:p>2,895.6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10/2019</text:p>
          </table:table-cell>
          <table:table-cell office:value-type="percentage" office:value="0.0225" calcext:value-type="percentage">
            <text:p>2.25%</text:p>
          </table:table-cell>
          <table:table-cell office:value-type="percentage" office:value="0.0237" calcext:value-type="percentage">
            <text:p>2.37%</text:p>
          </table:table-cell>
          <table:table-cell office:value-type="float" office:value="2911.43" calcext:value-type="float">
            <text:p>2,911.43</text:p>
          </table:table-cell>
          <table:table-cell office:value-type="float" office:value="2895.13" calcext:value-type="float">
            <text:p>2,895.13</text:p>
          </table:table-cell>
          <table:table-cell office:value-type="float" office:value="2894.79" calcext:value-type="float">
            <text:p>2,894.7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10/2019</text:p>
          </table:table-cell>
          <table:table-cell office:value-type="percentage" office:value="0.0223" calcext:value-type="percentage">
            <text:p>2.23%</text:p>
          </table:table-cell>
          <table:table-cell office:value-type="percentage" office:value="0.0235" calcext:value-type="percentage">
            <text:p>2.35%</text:p>
          </table:table-cell>
          <table:table-cell office:value-type="float" office:value="2914.49" calcext:value-type="float">
            <text:p>2,914.49</text:p>
          </table:table-cell>
          <table:table-cell office:value-type="float" office:value="2898.18" calcext:value-type="float">
            <text:p>2,898.18</text:p>
          </table:table-cell>
          <table:table-cell office:value-type="float" office:value="2897.84" calcext:value-type="float">
            <text:p>2,897.8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10/2019</text:p>
          </table:table-cell>
          <table:table-cell office:value-type="percentage" office:value="0.0219" calcext:value-type="percentage">
            <text:p>2.19%</text:p>
          </table:table-cell>
          <table:table-cell office:value-type="percentage" office:value="0.0231" calcext:value-type="percentage">
            <text:p>2.31%</text:p>
          </table:table-cell>
          <table:table-cell office:value-type="float" office:value="2920.42" calcext:value-type="float">
            <text:p>2,920.42</text:p>
          </table:table-cell>
          <table:table-cell office:value-type="float" office:value="2904.09" calcext:value-type="float">
            <text:p>2,904.09</text:p>
          </table:table-cell>
          <table:table-cell office:value-type="float" office:value="2903.6" calcext:value-type="float">
            <text:p>2,903.6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10/2019</text:p>
          </table:table-cell>
          <table:table-cell office:value-type="percentage" office:value="0.022" calcext:value-type="percentage">
            <text:p>2.20%</text:p>
          </table:table-cell>
          <table:table-cell office:value-type="percentage" office:value="0.0232" calcext:value-type="percentage">
            <text:p>2.32%</text:p>
          </table:table-cell>
          <table:table-cell office:value-type="float" office:value="2919.38" calcext:value-type="float">
            <text:p>2,919.38</text:p>
          </table:table-cell>
          <table:table-cell office:value-type="float" office:value="2903.07" calcext:value-type="float">
            <text:p>2,903.07</text:p>
          </table:table-cell>
          <table:table-cell office:value-type="float" office:value="2902.74" calcext:value-type="float">
            <text:p>2,902.7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10/2019</text:p>
          </table:table-cell>
          <table:table-cell office:value-type="percentage" office:value="0.0212" calcext:value-type="percentage">
            <text:p>2.12%</text:p>
          </table:table-cell>
          <table:table-cell office:value-type="percentage" office:value="0.0224" calcext:value-type="percentage">
            <text:p>2.24%</text:p>
          </table:table-cell>
          <table:table-cell office:value-type="float" office:value="2930.64" calcext:value-type="float">
            <text:p>2,930.64</text:p>
          </table:table-cell>
          <table:table-cell office:value-type="float" office:value="2914.27" calcext:value-type="float">
            <text:p>2,914.27</text:p>
          </table:table-cell>
          <table:table-cell office:value-type="float" office:value="2913.93" calcext:value-type="float">
            <text:p>2,913.9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10/2019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2933.69" calcext:value-type="float">
            <text:p>2,933.69</text:p>
          </table:table-cell>
          <table:table-cell office:value-type="float" office:value="2917.32" calcext:value-type="float">
            <text:p>2,917.32</text:p>
          </table:table-cell>
          <table:table-cell office:value-type="float" office:value="2916.99" calcext:value-type="float">
            <text:p>2,916.9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1/10/2019</text:p>
          </table:table-cell>
          <table:table-cell office:value-type="percentage" office:value="0.0201" calcext:value-type="percentage">
            <text:p>2.01%</text:p>
          </table:table-cell>
          <table:table-cell office:value-type="percentage" office:value="0.0213" calcext:value-type="percentage">
            <text:p>2.13%</text:p>
          </table:table-cell>
          <table:table-cell office:value-type="float" office:value="2946.36" calcext:value-type="float">
            <text:p>2,946.36</text:p>
          </table:table-cell>
          <table:table-cell office:value-type="float" office:value="2929.91" calcext:value-type="float">
            <text:p>2,929.91</text:p>
          </table:table-cell>
          <table:table-cell office:value-type="float" office:value="2929.59" calcext:value-type="float">
            <text:p>2,929.5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11/2019</text:p>
          </table:table-cell>
          <table:table-cell office:value-type="percentage" office:value="0.0202" calcext:value-type="percentage">
            <text:p>2.02%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945.45" calcext:value-type="float">
            <text:p>2,945.45</text:p>
          </table:table-cell>
          <table:table-cell office:value-type="float" office:value="2929.01" calcext:value-type="float">
            <text:p>2,929.01</text:p>
          </table:table-cell>
          <table:table-cell office:value-type="float" office:value="2928.54" calcext:value-type="float">
            <text:p>2,928.5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11/2019</text:p>
          </table:table-cell>
          <table:table-cell office:value-type="percentage" office:value="0.0199" calcext:value-type="percentage">
            <text:p>1.99%</text:p>
          </table:table-cell>
          <table:table-cell office:value-type="percentage" office:value="0.0211" calcext:value-type="percentage">
            <text:p>2.11%</text:p>
          </table:table-cell>
          <table:table-cell office:value-type="float" office:value="2949.88" calcext:value-type="float">
            <text:p>2,949.88</text:p>
          </table:table-cell>
          <table:table-cell office:value-type="float" office:value="2933.43" calcext:value-type="float">
            <text:p>2,933.43</text:p>
          </table:table-cell>
          <table:table-cell office:value-type="float" office:value="2933.11" calcext:value-type="float">
            <text:p>2,933.1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11/2019</text:p>
          </table:table-cell>
          <table:table-cell office:value-type="percentage" office:value="0.0209" calcext:value-type="percentage">
            <text:p>2.09%</text:p>
          </table:table-cell>
          <table:table-cell office:value-type="percentage" office:value="0.0221" calcext:value-type="percentage">
            <text:p>2.21%</text:p>
          </table:table-cell>
          <table:table-cell office:value-type="float" office:value="2936.48" calcext:value-type="float">
            <text:p>2,936.48</text:p>
          </table:table-cell>
          <table:table-cell office:value-type="float" office:value="2920.14" calcext:value-type="float">
            <text:p>2,920.14</text:p>
          </table:table-cell>
          <table:table-cell office:value-type="float" office:value="2919.81" calcext:value-type="float">
            <text:p>2,919.8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11/2019</text:p>
          </table:table-cell>
          <table:table-cell office:value-type="percentage" office:value="0.0211" calcext:value-type="percentage">
            <text:p>2.11%</text:p>
          </table:table-cell>
          <table:table-cell office:value-type="percentage" office:value="0.0223" calcext:value-type="percentage">
            <text:p>2.23%</text:p>
          </table:table-cell>
          <table:table-cell office:value-type="float" office:value="2934.07" calcext:value-type="float">
            <text:p>2,934.07</text:p>
          </table:table-cell>
          <table:table-cell office:value-type="float" office:value="2917.76" calcext:value-type="float">
            <text:p>2,917.76</text:p>
          </table:table-cell>
          <table:table-cell office:value-type="float" office:value="2917.43" calcext:value-type="float">
            <text:p>2,917.4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11/2019</text:p>
          </table:table-cell>
          <table:table-cell office:value-type="percentage" office:value="0.0209" calcext:value-type="percentage">
            <text:p>2.09%</text:p>
          </table:table-cell>
          <table:table-cell office:value-type="percentage" office:value="0.0221" calcext:value-type="percentage">
            <text:p>2.21%</text:p>
          </table:table-cell>
          <table:table-cell office:value-type="float" office:value="2937.57" calcext:value-type="float">
            <text:p>2,937.57</text:p>
          </table:table-cell>
          <table:table-cell office:value-type="float" office:value="2921.25" calcext:value-type="float">
            <text:p>2,921.25</text:p>
          </table:table-cell>
          <table:table-cell office:value-type="float" office:value="2920.9" calcext:value-type="float">
            <text:p>2,920.9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11/2019</text:p>
          </table:table-cell>
          <table:table-cell office:value-type="percentage" office:value="0.0218" calcext:value-type="percentage">
            <text:p>2.18%</text:p>
          </table:table-cell>
          <table:table-cell office:value-type="percentage" office:value="0.023" calcext:value-type="percentage">
            <text:p>2.30%</text:p>
          </table:table-cell>
          <table:table-cell office:value-type="float" office:value="2925.85" calcext:value-type="float">
            <text:p>2,925.85</text:p>
          </table:table-cell>
          <table:table-cell office:value-type="float" office:value="2909.63" calcext:value-type="float">
            <text:p>2,909.63</text:p>
          </table:table-cell>
          <table:table-cell office:value-type="float" office:value="2909.08" calcext:value-type="float">
            <text:p>2,909.0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11/2019</text:p>
          </table:table-cell>
          <table:table-cell office:value-type="percentage" office:value="0.0219" calcext:value-type="percentage">
            <text:p>2.19%</text:p>
          </table:table-cell>
          <table:table-cell office:value-type="percentage" office:value="0.0231" calcext:value-type="percentage">
            <text:p>2.31%</text:p>
          </table:table-cell>
          <table:table-cell office:value-type="float" office:value="2924.84" calcext:value-type="float">
            <text:p>2,924.84</text:p>
          </table:table-cell>
          <table:table-cell office:value-type="float" office:value="2908.64" calcext:value-type="float">
            <text:p>2,908.64</text:p>
          </table:table-cell>
          <table:table-cell office:value-type="float" office:value="2908.28" calcext:value-type="float">
            <text:p>2,908.2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11/2019</text:p>
          </table:table-cell>
          <table:table-cell office:value-type="percentage" office:value="0.0217" calcext:value-type="percentage">
            <text:p>2.17%</text:p>
          </table:table-cell>
          <table:table-cell office:value-type="percentage" office:value="0.0229" calcext:value-type="percentage">
            <text:p>2.29%</text:p>
          </table:table-cell>
          <table:table-cell office:value-type="float" office:value="2927.9" calcext:value-type="float">
            <text:p>2,927.90</text:p>
          </table:table-cell>
          <table:table-cell office:value-type="float" office:value="2911.69" calcext:value-type="float">
            <text:p>2,911.69</text:p>
          </table:table-cell>
          <table:table-cell office:value-type="float" office:value="2911.33" calcext:value-type="float">
            <text:p>2,911.3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11/2019</text:p>
          </table:table-cell>
          <table:table-cell office:value-type="percentage" office:value="0.0219" calcext:value-type="percentage">
            <text:p>2.19%</text:p>
          </table:table-cell>
          <table:table-cell office:value-type="percentage" office:value="0.0231" calcext:value-type="percentage">
            <text:p>2.31%</text:p>
          </table:table-cell>
          <table:table-cell office:value-type="float" office:value="2925.53" calcext:value-type="float">
            <text:p>2,925.53</text:p>
          </table:table-cell>
          <table:table-cell office:value-type="float" office:value="2909.35" calcext:value-type="float">
            <text:p>2,909.35</text:p>
          </table:table-cell>
          <table:table-cell office:value-type="float" office:value="2909" calcext:value-type="float">
            <text:p>2,909.0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11/2019</text:p>
          </table:table-cell>
          <table:table-cell office:value-type="percentage" office:value="0.0221" calcext:value-type="percentage">
            <text:p>2.21%</text:p>
          </table:table-cell>
          <table:table-cell office:value-type="percentage" office:value="0.0233" calcext:value-type="percentage">
            <text:p>2.33%</text:p>
          </table:table-cell>
          <table:table-cell office:value-type="float" office:value="2924.35" calcext:value-type="float">
            <text:p>2,924.35</text:p>
          </table:table-cell>
          <table:table-cell office:value-type="float" office:value="2908.19" calcext:value-type="float">
            <text:p>2,908.19</text:p>
          </table:table-cell>
          <table:table-cell office:value-type="float" office:value="2906.66" calcext:value-type="float">
            <text:p>2,906.6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11/2019</text:p>
          </table:table-cell>
          <table:table-cell office:value-type="percentage" office:value="0.0216" calcext:value-type="percentage">
            <text:p>2.16%</text:p>
          </table:table-cell>
          <table:table-cell office:value-type="percentage" office:value="0.0228" calcext:value-type="percentage">
            <text:p>2.28%</text:p>
          </table:table-cell>
          <table:table-cell office:value-type="float" office:value="2931.75" calcext:value-type="float">
            <text:p>2,931.75</text:p>
          </table:table-cell>
          <table:table-cell office:value-type="float" office:value="2915.56" calcext:value-type="float">
            <text:p>2,915.56</text:p>
          </table:table-cell>
          <table:table-cell office:value-type="float" office:value="2914.91" calcext:value-type="float">
            <text:p>2,914.9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11/2019</text:p>
          </table:table-cell>
          <table:table-cell office:value-type="percentage" office:value="0.0222" calcext:value-type="percentage">
            <text:p>2.22%</text:p>
          </table:table-cell>
          <table:table-cell office:value-type="percentage" office:value="0.0234" calcext:value-type="percentage">
            <text:p>2.34%</text:p>
          </table:table-cell>
          <table:table-cell office:value-type="float" office:value="2924.93" calcext:value-type="float">
            <text:p>2,924.93</text:p>
          </table:table-cell>
          <table:table-cell office:value-type="float" office:value="2908.81" calcext:value-type="float">
            <text:p>2,908.81</text:p>
          </table:table-cell>
          <table:table-cell office:value-type="float" office:value="2907.5" calcext:value-type="float">
            <text:p>2,907.5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11/2019</text:p>
          </table:table-cell>
          <table:table-cell office:value-type="percentage" office:value="0.0225" calcext:value-type="percentage">
            <text:p>2.25%</text:p>
          </table:table-cell>
          <table:table-cell office:value-type="percentage" office:value="0.0237" calcext:value-type="percentage">
            <text:p>2.37%</text:p>
          </table:table-cell>
          <table:table-cell office:value-type="float" office:value="2921.53" calcext:value-type="float">
            <text:p>2,921.53</text:p>
          </table:table-cell>
          <table:table-cell office:value-type="float" office:value="2905.45" calcext:value-type="float">
            <text:p>2,905.45</text:p>
          </table:table-cell>
          <table:table-cell office:value-type="float" office:value="2904.79" calcext:value-type="float">
            <text:p>2,904.7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11/2019</text:p>
          </table:table-cell>
          <table:table-cell office:value-type="percentage" office:value="0.0225" calcext:value-type="percentage">
            <text:p>2.25%</text:p>
          </table:table-cell>
          <table:table-cell office:value-type="percentage" office:value="0.0237" calcext:value-type="percentage">
            <text:p>2.37%</text:p>
          </table:table-cell>
          <table:table-cell office:value-type="float" office:value="2922.96" calcext:value-type="float">
            <text:p>2,922.96</text:p>
          </table:table-cell>
          <table:table-cell office:value-type="float" office:value="2906.88" calcext:value-type="float">
            <text:p>2,906.88</text:p>
          </table:table-cell>
          <table:table-cell office:value-type="float" office:value="2905.45" calcext:value-type="float">
            <text:p>2,905.4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11/2019</text:p>
          </table:table-cell>
          <table:table-cell office:value-type="percentage" office:value="0.0222" calcext:value-type="percentage">
            <text:p>2.22%</text:p>
          </table:table-cell>
          <table:table-cell office:value-type="percentage" office:value="0.0234" calcext:value-type="percentage">
            <text:p>2.34%</text:p>
          </table:table-cell>
          <table:table-cell office:value-type="float" office:value="2927.85" calcext:value-type="float">
            <text:p>2,927.85</text:p>
          </table:table-cell>
          <table:table-cell office:value-type="float" office:value="2911.76" calcext:value-type="float">
            <text:p>2,911.76</text:p>
          </table:table-cell>
          <table:table-cell office:value-type="float" office:value="2911.08" calcext:value-type="float">
            <text:p>2,911.0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11/2019</text:p>
          </table:table-cell>
          <table:table-cell office:value-type="percentage" office:value="0.0237" calcext:value-type="percentage">
            <text:p>2.37%</text:p>
          </table:table-cell>
          <table:table-cell office:value-type="percentage" office:value="0.0249" calcext:value-type="percentage">
            <text:p>2.49%</text:p>
          </table:table-cell>
          <table:table-cell office:value-type="float" office:value="2908.43" calcext:value-type="float">
            <text:p>2,908.43</text:p>
          </table:table-cell>
          <table:table-cell office:value-type="float" office:value="2892.48" calcext:value-type="float">
            <text:p>2,892.48</text:p>
          </table:table-cell>
          <table:table-cell office:value-type="float" office:value="2891.79" calcext:value-type="float">
            <text:p>2,891.7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11/2019</text:p>
          </table:table-cell>
          <table:table-cell office:value-type="percentage" office:value="0.0236" calcext:value-type="percentage">
            <text:p>2.36%</text:p>
          </table:table-cell>
          <table:table-cell office:value-type="percentage" office:value="0.0248" calcext:value-type="percentage">
            <text:p>2.48%</text:p>
          </table:table-cell>
          <table:table-cell office:value-type="float" office:value="2910.44" calcext:value-type="float">
            <text:p>2,910.44</text:p>
          </table:table-cell>
          <table:table-cell office:value-type="float" office:value="2894.48" calcext:value-type="float">
            <text:p>2,894.48</text:p>
          </table:table-cell>
          <table:table-cell office:value-type="float" office:value="2893.8" calcext:value-type="float">
            <text:p>2,893.8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11/2019</text:p>
          </table:table-cell>
          <table:table-cell office:value-type="percentage" office:value="0.0246" calcext:value-type="percentage">
            <text:p>2.46%</text:p>
          </table:table-cell>
          <table:table-cell office:value-type="percentage" office:value="0.0258" calcext:value-type="percentage">
            <text:p>2.58%</text:p>
          </table:table-cell>
          <table:table-cell office:value-type="float" office:value="2897.82" calcext:value-type="float">
            <text:p>2,897.82</text:p>
          </table:table-cell>
          <table:table-cell office:value-type="float" office:value="2881.97" calcext:value-type="float">
            <text:p>2,881.97</text:p>
          </table:table-cell>
          <table:table-cell office:value-type="float" office:value="2881.28" calcext:value-type="float">
            <text:p>2,881.2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11/2019</text:p>
          </table:table-cell>
          <table:table-cell office:value-type="percentage" office:value="0.0235" calcext:value-type="percentage">
            <text:p>2.35%</text:p>
          </table:table-cell>
          <table:table-cell office:value-type="percentage" office:value="0.0247" calcext:value-type="percentage">
            <text:p>2.47%</text:p>
          </table:table-cell>
          <table:table-cell office:value-type="float" office:value="2913.93" calcext:value-type="float">
            <text:p>2,913.93</text:p>
          </table:table-cell>
          <table:table-cell office:value-type="float" office:value="2897.99" calcext:value-type="float">
            <text:p>2,897.99</text:p>
          </table:table-cell>
          <table:table-cell office:value-type="float" office:value="2896.5" calcext:value-type="float">
            <text:p>2,896.5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12/2019</text:p>
          </table:table-cell>
          <table:table-cell office:value-type="percentage" office:value="0.0241" calcext:value-type="percentage">
            <text:p>2.41%</text:p>
          </table:table-cell>
          <table:table-cell office:value-type="percentage" office:value="0.0253" calcext:value-type="percentage">
            <text:p>2.53%</text:p>
          </table:table-cell>
          <table:table-cell office:value-type="float" office:value="2906.63" calcext:value-type="float">
            <text:p>2,906.63</text:p>
          </table:table-cell>
          <table:table-cell office:value-type="float" office:value="2890.75" calcext:value-type="float">
            <text:p>2,890.75</text:p>
          </table:table-cell>
          <table:table-cell office:value-type="float" office:value="2890.06" calcext:value-type="float">
            <text:p>2,890.0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12/2019</text:p>
          </table:table-cell>
          <table:table-cell office:value-type="percentage" office:value="0.0241" calcext:value-type="percentage">
            <text:p>2.41%</text:p>
          </table:table-cell>
          <table:table-cell office:value-type="percentage" office:value="0.0253" calcext:value-type="percentage">
            <text:p>2.53%</text:p>
          </table:table-cell>
          <table:table-cell office:value-type="float" office:value="2907.31" calcext:value-type="float">
            <text:p>2,907.31</text:p>
          </table:table-cell>
          <table:table-cell office:value-type="float" office:value="2891.44" calcext:value-type="float">
            <text:p>2,891.44</text:p>
          </table:table-cell>
          <table:table-cell office:value-type="float" office:value="2890.75" calcext:value-type="float">
            <text:p>2,890.7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12/2019</text:p>
          </table:table-cell>
          <table:table-cell office:value-type="percentage" office:value="0.0234" calcext:value-type="percentage">
            <text:p>2.34%</text:p>
          </table:table-cell>
          <table:table-cell office:value-type="percentage" office:value="0.0246" calcext:value-type="percentage">
            <text:p>2.46%</text:p>
          </table:table-cell>
          <table:table-cell office:value-type="float" office:value="2917.29" calcext:value-type="float">
            <text:p>2,917.29</text:p>
          </table:table-cell>
          <table:table-cell office:value-type="float" office:value="2901.37" calcext:value-type="float">
            <text:p>2,901.37</text:p>
          </table:table-cell>
          <table:table-cell office:value-type="float" office:value="2900.68" calcext:value-type="float">
            <text:p>2,900.6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12/2019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0242" calcext:value-type="percentage">
            <text:p>2.42%</text:p>
          </table:table-cell>
          <table:table-cell office:value-type="float" office:value="2923.3" calcext:value-type="float">
            <text:p>2,923.30</text:p>
          </table:table-cell>
          <table:table-cell office:value-type="float" office:value="2907.35" calcext:value-type="float">
            <text:p>2,907.35</text:p>
          </table:table-cell>
          <table:table-cell office:value-type="float" office:value="2906.67" calcext:value-type="float">
            <text:p>2,906.6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12/2019</text:p>
          </table:table-cell>
          <table:table-cell office:value-type="percentage" office:value="0.0226" calcext:value-type="percentage">
            <text:p>2.26%</text:p>
          </table:table-cell>
          <table:table-cell office:value-type="percentage" office:value="0.0238" calcext:value-type="percentage">
            <text:p>2.38%</text:p>
          </table:table-cell>
          <table:table-cell office:value-type="float" office:value="2932.23" calcext:value-type="float">
            <text:p>2,932.23</text:p>
          </table:table-cell>
          <table:table-cell office:value-type="float" office:value="2916.23" calcext:value-type="float">
            <text:p>2,916.23</text:p>
          </table:table-cell>
          <table:table-cell office:value-type="float" office:value="2914.48" calcext:value-type="float">
            <text:p>2,914.4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12/2019</text:p>
          </table:table-cell>
          <table:table-cell office:value-type="percentage" office:value="0.022" calcext:value-type="percentage">
            <text:p>2.20%</text:p>
          </table:table-cell>
          <table:table-cell office:value-type="percentage" office:value="0.0232" calcext:value-type="percentage">
            <text:p>2.32%</text:p>
          </table:table-cell>
          <table:table-cell office:value-type="float" office:value="2947.6" calcext:value-type="float">
            <text:p>2,947.60</text:p>
          </table:table-cell>
          <table:table-cell office:value-type="float" office:value="2931.53" calcext:value-type="float">
            <text:p>2,931.53</text:p>
          </table:table-cell>
          <table:table-cell office:value-type="float" office:value="2930.5" calcext:value-type="float">
            <text:p>2,930.5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12/2019</text:p>
          </table:table-cell>
          <table:table-cell office:value-type="percentage" office:value="0.0224" calcext:value-type="percentage">
            <text:p>2.24%</text:p>
          </table:table-cell>
          <table:table-cell office:value-type="percentage" office:value="0.0236" calcext:value-type="percentage">
            <text:p>2.36%</text:p>
          </table:table-cell>
          <table:table-cell office:value-type="float" office:value="2943.25" calcext:value-type="float">
            <text:p>2,943.25</text:p>
          </table:table-cell>
          <table:table-cell office:value-type="float" office:value="2927.22" calcext:value-type="float">
            <text:p>2,927.22</text:p>
          </table:table-cell>
          <table:table-cell office:value-type="float" office:value="2926.19" calcext:value-type="float">
            <text:p>2,926.1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12/2019</text:p>
          </table:table-cell>
          <table:table-cell office:value-type="percentage" office:value="0.022" calcext:value-type="percentage">
            <text:p>2.20%</text:p>
          </table:table-cell>
          <table:table-cell office:value-type="percentage" office:value="0.0232" calcext:value-type="percentage">
            <text:p>2.32%</text:p>
          </table:table-cell>
          <table:table-cell office:value-type="float" office:value="2949.63" calcext:value-type="float">
            <text:p>2,949.63</text:p>
          </table:table-cell>
          <table:table-cell office:value-type="float" office:value="2933.58" calcext:value-type="float">
            <text:p>2,933.58</text:p>
          </table:table-cell>
          <table:table-cell office:value-type="float" office:value="2932.55" calcext:value-type="float">
            <text:p>2,932.5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12/2019</text:p>
          </table:table-cell>
          <table:table-cell office:value-type="percentage" office:value="0.022" calcext:value-type="percentage">
            <text:p>2.20%</text:p>
          </table:table-cell>
          <table:table-cell office:value-type="percentage" office:value="0.0232" calcext:value-type="percentage">
            <text:p>2.32%</text:p>
          </table:table-cell>
          <table:table-cell office:value-type="float" office:value="2943.27" calcext:value-type="float">
            <text:p>2,943.27</text:p>
          </table:table-cell>
          <table:table-cell office:value-type="float" office:value="2927.27" calcext:value-type="float">
            <text:p>2,927.27</text:p>
          </table:table-cell>
          <table:table-cell office:value-type="float" office:value="2926.5" calcext:value-type="float">
            <text:p>2,926.5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12/2019</text:p>
          </table:table-cell>
          <table:table-cell office:value-type="percentage" office:value="0.0221" calcext:value-type="percentage">
            <text:p>2.21%</text:p>
          </table:table-cell>
          <table:table-cell office:value-type="percentage" office:value="0.0233" calcext:value-type="percentage">
            <text:p>2.33%</text:p>
          </table:table-cell>
          <table:table-cell office:value-type="float" office:value="2943.93" calcext:value-type="float">
            <text:p>2,943.93</text:p>
          </table:table-cell>
          <table:table-cell office:value-type="float" office:value="2927.93" calcext:value-type="float">
            <text:p>2,927.93</text:p>
          </table:table-cell>
          <table:table-cell office:value-type="float" office:value="2925.94" calcext:value-type="float">
            <text:p>2,925.9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12/2019</text:p>
          </table:table-cell>
          <table:table-cell office:value-type="percentage" office:value="0.0218" calcext:value-type="percentage">
            <text:p>2.18%</text:p>
          </table:table-cell>
          <table:table-cell office:value-type="percentage" office:value="0.023" calcext:value-type="percentage">
            <text:p>2.30%</text:p>
          </table:table-cell>
          <table:table-cell office:value-type="float" office:value="2948.93" calcext:value-type="float">
            <text:p>2,948.93</text:p>
          </table:table-cell>
          <table:table-cell office:value-type="float" office:value="2932.92" calcext:value-type="float">
            <text:p>2,932.92</text:p>
          </table:table-cell>
          <table:table-cell office:value-type="float" office:value="2931.92" calcext:value-type="float">
            <text:p>2,931.9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12/2019</text:p>
          </table:table-cell>
          <table:table-cell office:value-type="percentage" office:value="0.0224" calcext:value-type="percentage">
            <text:p>2.24%</text:p>
          </table:table-cell>
          <table:table-cell office:value-type="percentage" office:value="0.0236" calcext:value-type="percentage">
            <text:p>2.36%</text:p>
          </table:table-cell>
          <table:table-cell office:value-type="float" office:value="2941.91" calcext:value-type="float">
            <text:p>2,941.91</text:p>
          </table:table-cell>
          <table:table-cell office:value-type="float" office:value="2925.96" calcext:value-type="float">
            <text:p>2,925.96</text:p>
          </table:table-cell>
          <table:table-cell office:value-type="float" office:value="2924.95" calcext:value-type="float">
            <text:p>2,924.9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12/2019</text:p>
          </table:table-cell>
          <table:table-cell office:value-type="percentage" office:value="0.0235" calcext:value-type="percentage">
            <text:p>2.35%</text:p>
          </table:table-cell>
          <table:table-cell office:value-type="percentage" office:value="0.0247" calcext:value-type="percentage">
            <text:p>2.47%</text:p>
          </table:table-cell>
          <table:table-cell office:value-type="float" office:value="2928.29" calcext:value-type="float">
            <text:p>2,928.29</text:p>
          </table:table-cell>
          <table:table-cell office:value-type="float" office:value="2912.44" calcext:value-type="float">
            <text:p>2,912.44</text:p>
          </table:table-cell>
          <table:table-cell office:value-type="float" office:value="2911.43" calcext:value-type="float">
            <text:p>2,911.4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12/2019</text:p>
          </table:table-cell>
          <table:table-cell office:value-type="percentage" office:value="0.0239" calcext:value-type="percentage">
            <text:p>2.39%</text:p>
          </table:table-cell>
          <table:table-cell office:value-type="percentage" office:value="0.0251" calcext:value-type="percentage">
            <text:p>2.51%</text:p>
          </table:table-cell>
          <table:table-cell office:value-type="float" office:value="2924" calcext:value-type="float">
            <text:p>2,924.00</text:p>
          </table:table-cell>
          <table:table-cell office:value-type="float" office:value="2908.2" calcext:value-type="float">
            <text:p>2,908.20</text:p>
          </table:table-cell>
          <table:table-cell office:value-type="float" office:value="2907.18" calcext:value-type="float">
            <text:p>2,907.1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12/2019</text:p>
          </table:table-cell>
          <table:table-cell office:value-type="percentage" office:value="0.0251" calcext:value-type="percentage">
            <text:p>2.51%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2910.67" calcext:value-type="float">
            <text:p>2,910.67</text:p>
          </table:table-cell>
          <table:table-cell office:value-type="float" office:value="2894.97" calcext:value-type="float">
            <text:p>2,894.97</text:p>
          </table:table-cell>
          <table:table-cell office:value-type="float" office:value="2892.5" calcext:value-type="float">
            <text:p>2,892.5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12/2019</text:p>
          </table:table-cell>
          <table:table-cell office:value-type="percentage" office:value="0.0243" calcext:value-type="percentage">
            <text:p>2.43%</text:p>
          </table:table-cell>
          <table:table-cell office:value-type="percentage" office:value="0.0255" calcext:value-type="percentage">
            <text:p>2.55%</text:p>
          </table:table-cell>
          <table:table-cell office:value-type="float" office:value="2926.72" calcext:value-type="float">
            <text:p>2,926.72</text:p>
          </table:table-cell>
          <table:table-cell office:value-type="float" office:value="2910.96" calcext:value-type="float">
            <text:p>2,910.96</text:p>
          </table:table-cell>
          <table:table-cell office:value-type="float" office:value="2907.43" calcext:value-type="float">
            <text:p>2,907.4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12/2019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0252" calcext:value-type="percentage">
            <text:p>2.52%</text:p>
          </table:table-cell>
          <table:table-cell office:value-type="float" office:value="2931.95" calcext:value-type="float">
            <text:p>2,931.95</text:p>
          </table:table-cell>
          <table:table-cell office:value-type="float" office:value="2916.16" calcext:value-type="float">
            <text:p>2,916.16</text:p>
          </table:table-cell>
          <table:table-cell office:value-type="float" office:value="2914.89" calcext:value-type="float">
            <text:p>2,914.8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12/2019</text:p>
          </table:table-cell>
          <table:table-cell office:value-type="percentage" office:value="0.0236" calcext:value-type="percentage">
            <text:p>2.36%</text:p>
          </table:table-cell>
          <table:table-cell office:value-type="percentage" office:value="0.0248" calcext:value-type="percentage">
            <text:p>2.48%</text:p>
          </table:table-cell>
          <table:table-cell office:value-type="float" office:value="2940.48" calcext:value-type="float">
            <text:p>2,940.48</text:p>
          </table:table-cell>
          <table:table-cell office:value-type="float" office:value="2924.65" calcext:value-type="float">
            <text:p>2,924.65</text:p>
          </table:table-cell>
          <table:table-cell office:value-type="float" office:value="2921.41" calcext:value-type="float">
            <text:p>2,921.4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12/2019</text:p>
          </table:table-cell>
          <table:table-cell office:value-type="percentage" office:value="0.0234" calcext:value-type="percentage">
            <text:p>2.34%</text:p>
          </table:table-cell>
          <table:table-cell office:value-type="percentage" office:value="0.0246" calcext:value-type="percentage">
            <text:p>2.46%</text:p>
          </table:table-cell>
          <table:table-cell office:value-type="float" office:value="2946.64" calcext:value-type="float">
            <text:p>2,946.64</text:p>
          </table:table-cell>
          <table:table-cell office:value-type="float" office:value="2930.8" calcext:value-type="float">
            <text:p>2,930.80</text:p>
          </table:table-cell>
          <table:table-cell office:value-type="float" office:value="2927.28" calcext:value-type="float">
            <text:p>2,927.2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1/2020</text:p>
          </table:table-cell>
          <table:table-cell office:value-type="percentage" office:value="0.0228" calcext:value-type="percentage">
            <text:p>2.28%</text:p>
          </table:table-cell>
          <table:table-cell office:value-type="percentage" office:value="0.024" calcext:value-type="percentage">
            <text:p>2.40%</text:p>
          </table:table-cell>
          <table:table-cell office:value-type="float" office:value="2955.86" calcext:value-type="float">
            <text:p>2,955.86</text:p>
          </table:table-cell>
          <table:table-cell office:value-type="float" office:value="2939.98" calcext:value-type="float">
            <text:p>2,939.98</text:p>
          </table:table-cell>
          <table:table-cell office:value-type="float" office:value="2938.71" calcext:value-type="float">
            <text:p>2,938.7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1/2020</text:p>
          </table:table-cell>
          <table:table-cell office:value-type="percentage" office:value="0.0236" calcext:value-type="percentage">
            <text:p>2.36%</text:p>
          </table:table-cell>
          <table:table-cell office:value-type="percentage" office:value="0.0248" calcext:value-type="percentage">
            <text:p>2.48%</text:p>
          </table:table-cell>
          <table:table-cell office:value-type="float" office:value="2948.51" calcext:value-type="float">
            <text:p>2,948.51</text:p>
          </table:table-cell>
          <table:table-cell office:value-type="float" office:value="2932.7" calcext:value-type="float">
            <text:p>2,932.70</text:p>
          </table:table-cell>
          <table:table-cell office:value-type="float" office:value="2929.45" calcext:value-type="float">
            <text:p>2,929.4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1/2020</text:p>
          </table:table-cell>
          <table:table-cell office:value-type="percentage" office:value="0.0232" calcext:value-type="percentage">
            <text:p>2.32%</text:p>
          </table:table-cell>
          <table:table-cell office:value-type="percentage" office:value="0.0244" calcext:value-type="percentage">
            <text:p>2.44%</text:p>
          </table:table-cell>
          <table:table-cell office:value-type="float" office:value="2955.07" calcext:value-type="float">
            <text:p>2,955.07</text:p>
          </table:table-cell>
          <table:table-cell office:value-type="float" office:value="2939.23" calcext:value-type="float">
            <text:p>2,939.23</text:p>
          </table:table-cell>
          <table:table-cell office:value-type="float" office:value="2937.96" calcext:value-type="float">
            <text:p>2,937.9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1/2020</text:p>
          </table:table-cell>
          <table:table-cell office:value-type="percentage" office:value="0.0237" calcext:value-type="percentage">
            <text:p>2.37%</text:p>
          </table:table-cell>
          <table:table-cell office:value-type="percentage" office:value="0.0249" calcext:value-type="percentage">
            <text:p>2.49%</text:p>
          </table:table-cell>
          <table:table-cell office:value-type="float" office:value="2949.73" calcext:value-type="float">
            <text:p>2,949.73</text:p>
          </table:table-cell>
          <table:table-cell office:value-type="float" office:value="2933.93" calcext:value-type="float">
            <text:p>2,933.93</text:p>
          </table:table-cell>
          <table:table-cell office:value-type="float" office:value="2932.66" calcext:value-type="float">
            <text:p>2,932.6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1/2020</text:p>
          </table:table-cell>
          <table:table-cell office:value-type="percentage" office:value="0.0237" calcext:value-type="percentage">
            <text:p>2.37%</text:p>
          </table:table-cell>
          <table:table-cell office:value-type="percentage" office:value="0.0249" calcext:value-type="percentage">
            <text:p>2.49%</text:p>
          </table:table-cell>
          <table:table-cell office:value-type="float" office:value="2950.99" calcext:value-type="float">
            <text:p>2,950.99</text:p>
          </table:table-cell>
          <table:table-cell office:value-type="float" office:value="2935.21" calcext:value-type="float">
            <text:p>2,935.21</text:p>
          </table:table-cell>
          <table:table-cell office:value-type="float" office:value="2933.93" calcext:value-type="float">
            <text:p>2,933.9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1/2020</text:p>
          </table:table-cell>
          <table:table-cell office:value-type="percentage" office:value="0.0234" calcext:value-type="percentage">
            <text:p>2.34%</text:p>
          </table:table-cell>
          <table:table-cell office:value-type="percentage" office:value="0.0246" calcext:value-type="percentage">
            <text:p>2.46%</text:p>
          </table:table-cell>
          <table:table-cell office:value-type="float" office:value="2956.22" calcext:value-type="float">
            <text:p>2,956.22</text:p>
          </table:table-cell>
          <table:table-cell office:value-type="float" office:value="2940.42" calcext:value-type="float">
            <text:p>2,940.42</text:p>
          </table:table-cell>
          <table:table-cell office:value-type="float" office:value="2939.14" calcext:value-type="float">
            <text:p>2,939.1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1/2020</text:p>
          </table:table-cell>
          <table:table-cell office:value-type="percentage" office:value="0.0236" calcext:value-type="percentage">
            <text:p>2.36%</text:p>
          </table:table-cell>
          <table:table-cell office:value-type="percentage" office:value="0.0248" calcext:value-type="percentage">
            <text:p>2.48%</text:p>
          </table:table-cell>
          <table:table-cell office:value-type="float" office:value="2959.58" calcext:value-type="float">
            <text:p>2,959.58</text:p>
          </table:table-cell>
          <table:table-cell office:value-type="float" office:value="2943.77" calcext:value-type="float">
            <text:p>2,943.77</text:p>
          </table:table-cell>
          <table:table-cell office:value-type="float" office:value="2940.23" calcext:value-type="float">
            <text:p>2,940.2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1/2020</text:p>
          </table:table-cell>
          <table:table-cell office:value-type="percentage" office:value="0.0237" calcext:value-type="percentage">
            <text:p>2.37%</text:p>
          </table:table-cell>
          <table:table-cell office:value-type="percentage" office:value="0.0249" calcext:value-type="percentage">
            <text:p>2.49%</text:p>
          </table:table-cell>
          <table:table-cell office:value-type="float" office:value="2959.63" calcext:value-type="float">
            <text:p>2,959.63</text:p>
          </table:table-cell>
          <table:table-cell office:value-type="float" office:value="2943.83" calcext:value-type="float">
            <text:p>2,943.83</text:p>
          </table:table-cell>
          <table:table-cell office:value-type="float" office:value="2942.46" calcext:value-type="float">
            <text:p>2,942.4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1/2020</text:p>
          </table:table-cell>
          <table:table-cell office:value-type="percentage" office:value="0.0244" calcext:value-type="percentage">
            <text:p>2.44%</text:p>
          </table:table-cell>
          <table:table-cell office:value-type="percentage" office:value="0.0256" calcext:value-type="percentage">
            <text:p>2.56%</text:p>
          </table:table-cell>
          <table:table-cell office:value-type="float" office:value="2951.77" calcext:value-type="float">
            <text:p>2,951.77</text:p>
          </table:table-cell>
          <table:table-cell office:value-type="float" office:value="2936.04" calcext:value-type="float">
            <text:p>2,936.04</text:p>
          </table:table-cell>
          <table:table-cell office:value-type="float" office:value="2934.67" calcext:value-type="float">
            <text:p>2,934.6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1/2020</text:p>
          </table:table-cell>
          <table:table-cell office:value-type="percentage" office:value="0.0236" calcext:value-type="percentage">
            <text:p>2.36%</text:p>
          </table:table-cell>
          <table:table-cell office:value-type="percentage" office:value="0.0248" calcext:value-type="percentage">
            <text:p>2.48%</text:p>
          </table:table-cell>
          <table:table-cell office:value-type="float" office:value="2962.91" calcext:value-type="float">
            <text:p>2,962.91</text:p>
          </table:table-cell>
          <table:table-cell office:value-type="float" office:value="2947.13" calcext:value-type="float">
            <text:p>2,947.13</text:p>
          </table:table-cell>
          <table:table-cell office:value-type="float" office:value="2946.52" calcext:value-type="float">
            <text:p>2,946.5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1/2020</text:p>
          </table:table-cell>
          <table:table-cell office:value-type="percentage" office:value="0.0236" calcext:value-type="percentage">
            <text:p>2.36%</text:p>
          </table:table-cell>
          <table:table-cell office:value-type="percentage" office:value="0.0248" calcext:value-type="percentage">
            <text:p>2.48%</text:p>
          </table:table-cell>
          <table:table-cell office:value-type="float" office:value="2963.51" calcext:value-type="float">
            <text:p>2,963.51</text:p>
          </table:table-cell>
          <table:table-cell office:value-type="float" office:value="2947.74" calcext:value-type="float">
            <text:p>2,947.74</text:p>
          </table:table-cell>
          <table:table-cell office:value-type="float" office:value="2947.13" calcext:value-type="float">
            <text:p>2,947.1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1/2020</text:p>
          </table:table-cell>
          <table:table-cell office:value-type="percentage" office:value="0.0237" calcext:value-type="percentage">
            <text:p>2.37%</text:p>
          </table:table-cell>
          <table:table-cell office:value-type="percentage" office:value="0.0249" calcext:value-type="percentage">
            <text:p>2.49%</text:p>
          </table:table-cell>
          <table:table-cell office:value-type="float" office:value="2963.44" calcext:value-type="float">
            <text:p>2,963.44</text:p>
          </table:table-cell>
          <table:table-cell office:value-type="float" office:value="2947.68" calcext:value-type="float">
            <text:p>2,947.68</text:p>
          </table:table-cell>
          <table:table-cell office:value-type="float" office:value="2946.43" calcext:value-type="float">
            <text:p>2,946.4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1/2020</text:p>
          </table:table-cell>
          <table:table-cell office:value-type="percentage" office:value="0.0237" calcext:value-type="percentage">
            <text:p>2.37%</text:p>
          </table:table-cell>
          <table:table-cell office:value-type="percentage" office:value="0.0249" calcext:value-type="percentage">
            <text:p>2.49%</text:p>
          </table:table-cell>
          <table:table-cell office:value-type="float" office:value="2964.04" calcext:value-type="float">
            <text:p>2,964.04</text:p>
          </table:table-cell>
          <table:table-cell office:value-type="float" office:value="2948.29" calcext:value-type="float">
            <text:p>2,948.29</text:p>
          </table:table-cell>
          <table:table-cell office:value-type="float" office:value="2947.68" calcext:value-type="float">
            <text:p>2,947.6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1/2020</text:p>
          </table:table-cell>
          <table:table-cell office:value-type="percentage" office:value="0.0242" calcext:value-type="percentage">
            <text:p>2.42%</text:p>
          </table:table-cell>
          <table:table-cell office:value-type="percentage" office:value="0.0254" calcext:value-type="percentage">
            <text:p>2.54%</text:p>
          </table:table-cell>
          <table:table-cell office:value-type="float" office:value="2958.07" calcext:value-type="float">
            <text:p>2,958.07</text:p>
          </table:table-cell>
          <table:table-cell office:value-type="float" office:value="2942.38" calcext:value-type="float">
            <text:p>2,942.38</text:p>
          </table:table-cell>
          <table:table-cell office:value-type="float" office:value="2941.76" calcext:value-type="float">
            <text:p>2,941.7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1/2020</text:p>
          </table:table-cell>
          <table:table-cell office:value-type="percentage" office:value="0.0241" calcext:value-type="percentage">
            <text:p>2.41%</text:p>
          </table:table-cell>
          <table:table-cell office:value-type="percentage" office:value="0.0253" calcext:value-type="percentage">
            <text:p>2.53%</text:p>
          </table:table-cell>
          <table:table-cell office:value-type="float" office:value="2959.99" calcext:value-type="float">
            <text:p>2,959.99</text:p>
          </table:table-cell>
          <table:table-cell office:value-type="float" office:value="2944.3" calcext:value-type="float">
            <text:p>2,944.30</text:p>
          </table:table-cell>
          <table:table-cell office:value-type="float" office:value="2943.68" calcext:value-type="float">
            <text:p>2,943.6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1/2020</text:p>
          </table:table-cell>
          <table:table-cell office:value-type="percentage" office:value="0.0239" calcext:value-type="percentage">
            <text:p>2.39%</text:p>
          </table:table-cell>
          <table:table-cell office:value-type="percentage" office:value="0.0251" calcext:value-type="percentage">
            <text:p>2.51%</text:p>
          </table:table-cell>
          <table:table-cell office:value-type="float" office:value="2963.22" calcext:value-type="float">
            <text:p>2,963.22</text:p>
          </table:table-cell>
          <table:table-cell office:value-type="float" office:value="2947.51" calcext:value-type="float">
            <text:p>2,947.51</text:p>
          </table:table-cell>
          <table:table-cell office:value-type="float" office:value="2946.9" calcext:value-type="float">
            <text:p>2,946.9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1/2020</text:p>
          </table:table-cell>
          <table:table-cell office:value-type="percentage" office:value="0.0235" calcext:value-type="percentage">
            <text:p>2.35%</text:p>
          </table:table-cell>
          <table:table-cell office:value-type="percentage" office:value="0.0247" calcext:value-type="percentage">
            <text:p>2.47%</text:p>
          </table:table-cell>
          <table:table-cell office:value-type="float" office:value="2969.49" calcext:value-type="float">
            <text:p>2,969.49</text:p>
          </table:table-cell>
          <table:table-cell office:value-type="float" office:value="2953.76" calcext:value-type="float">
            <text:p>2,953.76</text:p>
          </table:table-cell>
          <table:table-cell office:value-type="float" office:value="2952.57" calcext:value-type="float">
            <text:p>2,952.5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1/2020</text:p>
          </table:table-cell>
          <table:table-cell office:value-type="percentage" office:value="0.0238" calcext:value-type="percentage">
            <text:p>2.38%</text:p>
          </table:table-cell>
          <table:table-cell office:value-type="percentage" office:value="0.025" calcext:value-type="percentage">
            <text:p>2.50%</text:p>
          </table:table-cell>
          <table:table-cell office:value-type="float" office:value="2966.14" calcext:value-type="float">
            <text:p>2,966.14</text:p>
          </table:table-cell>
          <table:table-cell office:value-type="float" office:value="2950.44" calcext:value-type="float">
            <text:p>2,950.44</text:p>
          </table:table-cell>
          <table:table-cell office:value-type="float" office:value="2949.85" calcext:value-type="float">
            <text:p>2,949.8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1/2020</text:p>
          </table:table-cell>
          <table:table-cell office:value-type="percentage" office:value="0.0234" calcext:value-type="percentage">
            <text:p>2.34%</text:p>
          </table:table-cell>
          <table:table-cell office:value-type="percentage" office:value="0.0246" calcext:value-type="percentage">
            <text:p>2.46%</text:p>
          </table:table-cell>
          <table:table-cell office:value-type="float" office:value="2971.96" calcext:value-type="float">
            <text:p>2,971.96</text:p>
          </table:table-cell>
          <table:table-cell office:value-type="float" office:value="2956.25" calcext:value-type="float">
            <text:p>2,956.25</text:p>
          </table:table-cell>
          <table:table-cell office:value-type="float" office:value="2955.66" calcext:value-type="float">
            <text:p>2,955.6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1/2020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0242" calcext:value-type="percentage">
            <text:p>2.42%</text:p>
          </table:table-cell>
          <table:table-cell office:value-type="float" office:value="2977.8" calcext:value-type="float">
            <text:p>2,977.80</text:p>
          </table:table-cell>
          <table:table-cell office:value-type="float" office:value="2962.06" calcext:value-type="float">
            <text:p>2,962.06</text:p>
          </table:table-cell>
          <table:table-cell office:value-type="float" office:value="2961.48" calcext:value-type="float">
            <text:p>2,961.4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1/2020</text:p>
          </table:table-cell>
          <table:table-cell office:value-type="percentage" office:value="0.0228" calcext:value-type="percentage">
            <text:p>2.28%</text:p>
          </table:table-cell>
          <table:table-cell office:value-type="percentage" office:value="0.024" calcext:value-type="percentage">
            <text:p>2.40%</text:p>
          </table:table-cell>
          <table:table-cell office:value-type="float" office:value="2981.01" calcext:value-type="float">
            <text:p>2,981.01</text:p>
          </table:table-cell>
          <table:table-cell office:value-type="float" office:value="2965.27" calcext:value-type="float">
            <text:p>2,965.27</text:p>
          </table:table-cell>
          <table:table-cell office:value-type="float" office:value="2964.68" calcext:value-type="float">
            <text:p>2,964.6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1/01/2020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0242" calcext:value-type="percentage">
            <text:p>2.42%</text:p>
          </table:table-cell>
          <table:table-cell office:value-type="float" office:value="2979.57" calcext:value-type="float">
            <text:p>2,979.57</text:p>
          </table:table-cell>
          <table:table-cell office:value-type="float" office:value="2963.85" calcext:value-type="float">
            <text:p>2,963.85</text:p>
          </table:table-cell>
          <table:table-cell office:value-type="float" office:value="2962.65" calcext:value-type="float">
            <text:p>2,962.6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2/2020</text:p>
          </table:table-cell>
          <table:table-cell office:value-type="percentage" office:value="0.0229" calcext:value-type="percentage">
            <text:p>2.29%</text:p>
          </table:table-cell>
          <table:table-cell office:value-type="percentage" office:value="0.0241" calcext:value-type="percentage">
            <text:p>2.41%</text:p>
          </table:table-cell>
          <table:table-cell office:value-type="float" office:value="2981.46" calcext:value-type="float">
            <text:p>2,981.46</text:p>
          </table:table-cell>
          <table:table-cell office:value-type="float" office:value="2965.74" calcext:value-type="float">
            <text:p>2,965.74</text:p>
          </table:table-cell>
          <table:table-cell office:value-type="float" office:value="2965.15" calcext:value-type="float">
            <text:p>2,965.1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2/2020</text:p>
          </table:table-cell>
          <table:table-cell office:value-type="percentage" office:value="0.0227" calcext:value-type="percentage">
            <text:p>2.27%</text:p>
          </table:table-cell>
          <table:table-cell office:value-type="percentage" office:value="0.0239" calcext:value-type="percentage">
            <text:p>2.39%</text:p>
          </table:table-cell>
          <table:table-cell office:value-type="float" office:value="2984.66" calcext:value-type="float">
            <text:p>2,984.66</text:p>
          </table:table-cell>
          <table:table-cell office:value-type="float" office:value="2968.94" calcext:value-type="float">
            <text:p>2,968.94</text:p>
          </table:table-cell>
          <table:table-cell office:value-type="float" office:value="2968.35" calcext:value-type="float">
            <text:p>2,968.3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2/2020</text:p>
          </table:table-cell>
          <table:table-cell office:value-type="percentage" office:value="0.0226" calcext:value-type="percentage">
            <text:p>2.26%</text:p>
          </table:table-cell>
          <table:table-cell office:value-type="percentage" office:value="0.0238" calcext:value-type="percentage">
            <text:p>2.38%</text:p>
          </table:table-cell>
          <table:table-cell office:value-type="float" office:value="2986.55" calcext:value-type="float">
            <text:p>2,986.55</text:p>
          </table:table-cell>
          <table:table-cell office:value-type="float" office:value="2970.83" calcext:value-type="float">
            <text:p>2,970.83</text:p>
          </table:table-cell>
          <table:table-cell office:value-type="float" office:value="2970.24" calcext:value-type="float">
            <text:p>2,970.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2/2020</text:p>
          </table:table-cell>
          <table:table-cell office:value-type="percentage" office:value="0.0227" calcext:value-type="percentage">
            <text:p>2.27%</text:p>
          </table:table-cell>
          <table:table-cell office:value-type="percentage" office:value="0.0239" calcext:value-type="percentage">
            <text:p>2.39%</text:p>
          </table:table-cell>
          <table:table-cell office:value-type="float" office:value="2985.81" calcext:value-type="float">
            <text:p>2,985.81</text:p>
          </table:table-cell>
          <table:table-cell office:value-type="float" office:value="2970.11" calcext:value-type="float">
            <text:p>2,970.11</text:p>
          </table:table-cell>
          <table:table-cell office:value-type="float" office:value="2969.52" calcext:value-type="float">
            <text:p>2,969.5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2/2020</text:p>
          </table:table-cell>
          <table:table-cell office:value-type="percentage" office:value="0.0228" calcext:value-type="percentage">
            <text:p>2.28%</text:p>
          </table:table-cell>
          <table:table-cell office:value-type="percentage" office:value="0.024" calcext:value-type="percentage">
            <text:p>2.40%</text:p>
          </table:table-cell>
          <table:table-cell office:value-type="float" office:value="2982.94" calcext:value-type="float">
            <text:p>2,982.94</text:p>
          </table:table-cell>
          <table:table-cell office:value-type="float" office:value="2967.27" calcext:value-type="float">
            <text:p>2,967.27</text:p>
          </table:table-cell>
          <table:table-cell office:value-type="float" office:value="2966.39" calcext:value-type="float">
            <text:p>2,966.3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2/2020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0242" calcext:value-type="percentage">
            <text:p>2.42%</text:p>
          </table:table-cell>
          <table:table-cell office:value-type="float" office:value="2980.79" calcext:value-type="float">
            <text:p>2,980.79</text:p>
          </table:table-cell>
          <table:table-cell office:value-type="float" office:value="2965.15" calcext:value-type="float">
            <text:p>2,965.15</text:p>
          </table:table-cell>
          <table:table-cell office:value-type="float" office:value="2964.67" calcext:value-type="float">
            <text:p>2,964.6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2/2020</text:p>
          </table:table-cell>
          <table:table-cell office:value-type="percentage" office:value="0.0225" calcext:value-type="percentage">
            <text:p>2.25%</text:p>
          </table:table-cell>
          <table:table-cell office:value-type="percentage" office:value="0.0237" calcext:value-type="percentage">
            <text:p>2.37%</text:p>
          </table:table-cell>
          <table:table-cell office:value-type="float" office:value="2987.8" calcext:value-type="float">
            <text:p>2,987.80</text:p>
          </table:table-cell>
          <table:table-cell office:value-type="float" office:value="2972.13" calcext:value-type="float">
            <text:p>2,972.13</text:p>
          </table:table-cell>
          <table:table-cell office:value-type="float" office:value="2971.65" calcext:value-type="float">
            <text:p>2,971.6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2/2020</text:p>
          </table:table-cell>
          <table:table-cell office:value-type="percentage" office:value="0.0223" calcext:value-type="percentage">
            <text:p>2.23%</text:p>
          </table:table-cell>
          <table:table-cell office:value-type="percentage" office:value="0.0235" calcext:value-type="percentage">
            <text:p>2.35%</text:p>
          </table:table-cell>
          <table:table-cell office:value-type="float" office:value="2990.89" calcext:value-type="float">
            <text:p>2,990.89</text:p>
          </table:table-cell>
          <table:table-cell office:value-type="float" office:value="2975.21" calcext:value-type="float">
            <text:p>2,975.21</text:p>
          </table:table-cell>
          <table:table-cell office:value-type="float" office:value="2974.74" calcext:value-type="float">
            <text:p>2,974.7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2/2020</text:p>
          </table:table-cell>
          <table:table-cell office:value-type="percentage" office:value="0.0223" calcext:value-type="percentage">
            <text:p>2.23%</text:p>
          </table:table-cell>
          <table:table-cell office:value-type="percentage" office:value="0.0235" calcext:value-type="percentage">
            <text:p>2.35%</text:p>
          </table:table-cell>
          <table:table-cell office:value-type="float" office:value="2991.36" calcext:value-type="float">
            <text:p>2,991.36</text:p>
          </table:table-cell>
          <table:table-cell office:value-type="float" office:value="2975.69" calcext:value-type="float">
            <text:p>2,975.69</text:p>
          </table:table-cell>
          <table:table-cell office:value-type="float" office:value="2975.21" calcext:value-type="float">
            <text:p>2,975.2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2/2020</text:p>
          </table:table-cell>
          <table:table-cell office:value-type="percentage" office:value="0.0219" calcext:value-type="percentage">
            <text:p>2.19%</text:p>
          </table:table-cell>
          <table:table-cell office:value-type="percentage" office:value="0.0231" calcext:value-type="percentage">
            <text:p>2.31%</text:p>
          </table:table-cell>
          <table:table-cell office:value-type="float" office:value="2997.35" calcext:value-type="float">
            <text:p>2,997.35</text:p>
          </table:table-cell>
          <table:table-cell office:value-type="float" office:value="2981.66" calcext:value-type="float">
            <text:p>2,981.66</text:p>
          </table:table-cell>
          <table:table-cell office:value-type="float" office:value="2980.9" calcext:value-type="float">
            <text:p>2,980.9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2/2020</text:p>
          </table:table-cell>
          <table:table-cell office:value-type="percentage" office:value="0.0214" calcext:value-type="percentage">
            <text:p>2.14%</text:p>
          </table:table-cell>
          <table:table-cell office:value-type="percentage" office:value="0.0226" calcext:value-type="percentage">
            <text:p>2.26%</text:p>
          </table:table-cell>
          <table:table-cell office:value-type="float" office:value="3004.31" calcext:value-type="float">
            <text:p>3,004.31</text:p>
          </table:table-cell>
          <table:table-cell office:value-type="float" office:value="2988.59" calcext:value-type="float">
            <text:p>2,988.59</text:p>
          </table:table-cell>
          <table:table-cell office:value-type="float" office:value="2988.18" calcext:value-type="float">
            <text:p>2,988.1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2/2020</text:p>
          </table:table-cell>
          <table:table-cell office:value-type="percentage" office:value="0.0216" calcext:value-type="percentage">
            <text:p>2.16%</text:p>
          </table:table-cell>
          <table:table-cell office:value-type="percentage" office:value="0.0228" calcext:value-type="percentage">
            <text:p>2.28%</text:p>
          </table:table-cell>
          <table:table-cell office:value-type="float" office:value="3002.08" calcext:value-type="float">
            <text:p>3,002.08</text:p>
          </table:table-cell>
          <table:table-cell office:value-type="float" office:value="2986.39" calcext:value-type="float">
            <text:p>2,986.39</text:p>
          </table:table-cell>
          <table:table-cell office:value-type="float" office:value="2985.98" calcext:value-type="float">
            <text:p>2,985.9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2/2020</text:p>
          </table:table-cell>
          <table:table-cell office:value-type="percentage" office:value="0.022" calcext:value-type="percentage">
            <text:p>2.20%</text:p>
          </table:table-cell>
          <table:table-cell office:value-type="percentage" office:value="0.0232" calcext:value-type="percentage">
            <text:p>2.32%</text:p>
          </table:table-cell>
          <table:table-cell office:value-type="float" office:value="2997.25" calcext:value-type="float">
            <text:p>2,997.25</text:p>
          </table:table-cell>
          <table:table-cell office:value-type="float" office:value="2981.6" calcext:value-type="float">
            <text:p>2,981.60</text:p>
          </table:table-cell>
          <table:table-cell office:value-type="float" office:value="2981.19" calcext:value-type="float">
            <text:p>2,981.1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2/2020</text:p>
          </table:table-cell>
          <table:table-cell office:value-type="percentage" office:value="0.0214" calcext:value-type="percentage">
            <text:p>2.14%</text:p>
          </table:table-cell>
          <table:table-cell office:value-type="percentage" office:value="0.0226" calcext:value-type="percentage">
            <text:p>2.26%</text:p>
          </table:table-cell>
          <table:table-cell office:value-type="float" office:value="3005.51" calcext:value-type="float">
            <text:p>3,005.51</text:p>
          </table:table-cell>
          <table:table-cell office:value-type="float" office:value="2989.82" calcext:value-type="float">
            <text:p>2,989.82</text:p>
          </table:table-cell>
          <table:table-cell office:value-type="float" office:value="2989.41" calcext:value-type="float">
            <text:p>2,989.4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2/2020</text:p>
          </table:table-cell>
          <table:table-cell office:value-type="percentage" office:value="0.0216" calcext:value-type="percentage">
            <text:p>2.16%</text:p>
          </table:table-cell>
          <table:table-cell office:value-type="percentage" office:value="0.0228" calcext:value-type="percentage">
            <text:p>2.28%</text:p>
          </table:table-cell>
          <table:table-cell office:value-type="float" office:value="3003.98" calcext:value-type="float">
            <text:p>3,003.98</text:p>
          </table:table-cell>
          <table:table-cell office:value-type="float" office:value="2988.31" calcext:value-type="float">
            <text:p>2,988.31</text:p>
          </table:table-cell>
          <table:table-cell office:value-type="float" office:value="2987.28" calcext:value-type="float">
            <text:p>2,987.2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2/2020</text:p>
          </table:table-cell>
          <table:table-cell office:value-type="percentage" office:value="0.022" calcext:value-type="percentage">
            <text:p>2.20%</text:p>
          </table:table-cell>
          <table:table-cell office:value-type="percentage" office:value="0.0232" calcext:value-type="percentage">
            <text:p>2.32%</text:p>
          </table:table-cell>
          <table:table-cell office:value-type="float" office:value="2999.16" calcext:value-type="float">
            <text:p>2,999.16</text:p>
          </table:table-cell>
          <table:table-cell office:value-type="float" office:value="2983.54" calcext:value-type="float">
            <text:p>2,983.54</text:p>
          </table:table-cell>
          <table:table-cell office:value-type="float" office:value="2983.12" calcext:value-type="float">
            <text:p>2,983.1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2/2020</text:p>
          </table:table-cell>
          <table:table-cell office:value-type="percentage" office:value="0.0226" calcext:value-type="percentage">
            <text:p>2.26%</text:p>
          </table:table-cell>
          <table:table-cell office:value-type="percentage" office:value="0.0238" calcext:value-type="percentage">
            <text:p>2.38%</text:p>
          </table:table-cell>
          <table:table-cell office:value-type="float" office:value="2991.76" calcext:value-type="float">
            <text:p>2,991.76</text:p>
          </table:table-cell>
          <table:table-cell office:value-type="float" office:value="2976.2" calcext:value-type="float">
            <text:p>2,976.20</text:p>
          </table:table-cell>
          <table:table-cell office:value-type="float" office:value="2975.77" calcext:value-type="float">
            <text:p>2,975.7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2/2020</text:p>
          </table:table-cell>
          <table:table-cell office:value-type="percentage" office:value="0.0227" calcext:value-type="percentage">
            <text:p>2.27%</text:p>
          </table:table-cell>
          <table:table-cell office:value-type="percentage" office:value="0.0239" calcext:value-type="percentage">
            <text:p>2.39%</text:p>
          </table:table-cell>
          <table:table-cell office:value-type="float" office:value="2991.19" calcext:value-type="float">
            <text:p>2,991.19</text:p>
          </table:table-cell>
          <table:table-cell office:value-type="float" office:value="2975.65" calcext:value-type="float">
            <text:p>2,975.65</text:p>
          </table:table-cell>
          <table:table-cell office:value-type="float" office:value="2974.91" calcext:value-type="float">
            <text:p>2,974.9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3/2020</text:p>
          </table:table-cell>
          <table:table-cell office:value-type="percentage" office:value="0.0207" calcext:value-type="percentage">
            <text:p>2.07%</text:p>
          </table:table-cell>
          <table:table-cell office:value-type="percentage" office:value="0.0219" calcext:value-type="percentage">
            <text:p>2.19%</text:p>
          </table:table-cell>
          <table:table-cell office:value-type="float" office:value="3017.7" calcext:value-type="float">
            <text:p>3,017.70</text:p>
          </table:table-cell>
          <table:table-cell office:value-type="float" office:value="3002.02" calcext:value-type="float">
            <text:p>3,002.02</text:p>
          </table:table-cell>
          <table:table-cell office:value-type="float" office:value="3001.6" calcext:value-type="float">
            <text:p>3,001.6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3/2020</text:p>
          </table:table-cell>
          <table:table-cell office:value-type="percentage" office:value="0.0206" calcext:value-type="percentage">
            <text:p>2.06%</text:p>
          </table:table-cell>
          <table:table-cell office:value-type="percentage" office:value="0.0218" calcext:value-type="percentage">
            <text:p>2.18%</text:p>
          </table:table-cell>
          <table:table-cell office:value-type="float" office:value="3019.42" calcext:value-type="float">
            <text:p>3,019.42</text:p>
          </table:table-cell>
          <table:table-cell office:value-type="float" office:value="3003.73" calcext:value-type="float">
            <text:p>3,003.73</text:p>
          </table:table-cell>
          <table:table-cell office:value-type="float" office:value="3003.32" calcext:value-type="float">
            <text:p>3,003.3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3/2020</text:p>
          </table:table-cell>
          <table:table-cell office:value-type="percentage" office:value="0.0191" calcext:value-type="percentage">
            <text:p>1.91%</text:p>
          </table:table-cell>
          <table:table-cell office:value-type="percentage" office:value="0.0203" calcext:value-type="percentage">
            <text:p>2.03%</text:p>
          </table:table-cell>
          <table:table-cell office:value-type="float" office:value="3039.55" calcext:value-type="float">
            <text:p>3,039.55</text:p>
          </table:table-cell>
          <table:table-cell office:value-type="float" office:value="3023.75" calcext:value-type="float">
            <text:p>3,023.75</text:p>
          </table:table-cell>
          <table:table-cell office:value-type="float" office:value="3023.35" calcext:value-type="float">
            <text:p>3,023.3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3/2020</text:p>
          </table:table-cell>
          <table:table-cell office:value-type="percentage" office:value="0.0189" calcext:value-type="percentage">
            <text:p>1.89%</text:p>
          </table:table-cell>
          <table:table-cell office:value-type="percentage" office:value="0.0201" calcext:value-type="percentage">
            <text:p>2.01%</text:p>
          </table:table-cell>
          <table:table-cell office:value-type="float" office:value="3042.58" calcext:value-type="float">
            <text:p>3,042.58</text:p>
          </table:table-cell>
          <table:table-cell office:value-type="float" office:value="3026.77" calcext:value-type="float">
            <text:p>3,026.77</text:p>
          </table:table-cell>
          <table:table-cell office:value-type="float" office:value="3026.38" calcext:value-type="float">
            <text:p>3,026.3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3/2020</text:p>
          </table:table-cell>
          <table:table-cell office:value-type="percentage" office:value="0.0214" calcext:value-type="percentage">
            <text:p>2.14%</text:p>
          </table:table-cell>
          <table:table-cell office:value-type="percentage" office:value="0.0226" calcext:value-type="percentage">
            <text:p>2.26%</text:p>
          </table:table-cell>
          <table:table-cell office:value-type="float" office:value="3010.48" calcext:value-type="float">
            <text:p>3,010.48</text:p>
          </table:table-cell>
          <table:table-cell office:value-type="float" office:value="2994.9" calcext:value-type="float">
            <text:p>2,994.90</text:p>
          </table:table-cell>
          <table:table-cell office:value-type="float" office:value="2994.17" calcext:value-type="float">
            <text:p>2,994.1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3/2020</text:p>
          </table:table-cell>
          <table:table-cell office:value-type="percentage" office:value="0.0221" calcext:value-type="percentage">
            <text:p>2.21%</text:p>
          </table:table-cell>
          <table:table-cell office:value-type="percentage" office:value="0.0233" calcext:value-type="percentage">
            <text:p>2.33%</text:p>
          </table:table-cell>
          <table:table-cell office:value-type="float" office:value="3001.8" calcext:value-type="float">
            <text:p>3,001.80</text:p>
          </table:table-cell>
          <table:table-cell office:value-type="float" office:value="2986.28" calcext:value-type="float">
            <text:p>2,986.28</text:p>
          </table:table-cell>
          <table:table-cell office:value-type="float" office:value="2985.85" calcext:value-type="float">
            <text:p>2,985.8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3/2020</text:p>
          </table:table-cell>
          <table:table-cell office:value-type="percentage" office:value="0.0232" calcext:value-type="percentage">
            <text:p>2.32%</text:p>
          </table:table-cell>
          <table:table-cell office:value-type="percentage" office:value="0.0244" calcext:value-type="percentage">
            <text:p>2.44%</text:p>
          </table:table-cell>
          <table:table-cell office:value-type="float" office:value="2988" calcext:value-type="float">
            <text:p>2,988.00</text:p>
          </table:table-cell>
          <table:table-cell office:value-type="float" office:value="2972.58" calcext:value-type="float">
            <text:p>2,972.58</text:p>
          </table:table-cell>
          <table:table-cell office:value-type="float" office:value="2972.14" calcext:value-type="float">
            <text:p>2,972.1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3/2020</text:p>
          </table:table-cell>
          <table:table-cell office:value-type="percentage" office:value="0.0228" calcext:value-type="percentage">
            <text:p>2.28%</text:p>
          </table:table-cell>
          <table:table-cell office:value-type="percentage" office:value="0.024" calcext:value-type="percentage">
            <text:p>2.40%</text:p>
          </table:table-cell>
          <table:table-cell office:value-type="float" office:value="2996.26" calcext:value-type="float">
            <text:p>2,996.26</text:p>
          </table:table-cell>
          <table:table-cell office:value-type="float" office:value="2980.81" calcext:value-type="float">
            <text:p>2,980.81</text:p>
          </table:table-cell>
          <table:table-cell office:value-type="float" office:value="2980.27" calcext:value-type="float">
            <text:p>2,980.2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3/2020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2796.36" calcext:value-type="float">
            <text:p>2,796.36</text:p>
          </table:table-cell>
          <table:table-cell office:value-type="float" office:value="2782.18" calcext:value-type="float">
            <text:p>2,782.18</text:p>
          </table:table-cell>
          <table:table-cell office:value-type="float" office:value="2781.51" calcext:value-type="float">
            <text:p>2,781.5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3/2020</text:p>
          </table:table-cell>
          <table:table-cell office:value-type="percentage" office:value="0.0324" calcext:value-type="percentage">
            <text:p>3.24%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2876.93" calcext:value-type="float">
            <text:p>2,876.93</text:p>
          </table:table-cell>
          <table:table-cell office:value-type="float" office:value="2862.26" calcext:value-type="float">
            <text:p>2,862.26</text:p>
          </table:table-cell>
          <table:table-cell office:value-type="float" office:value="2861.29" calcext:value-type="float">
            <text:p>2,861.2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3/2020</text:p>
          </table:table-cell>
          <table:table-cell office:value-type="percentage" office:value="0.0329" calcext:value-type="percentage">
            <text:p>3.29%</text:p>
          </table:table-cell>
          <table:table-cell office:value-type="percentage" office:value="0.0341" calcext:value-type="percentage">
            <text:p>3.41%</text:p>
          </table:table-cell>
          <table:table-cell office:value-type="float" office:value="2871.28" calcext:value-type="float">
            <text:p>2,871.28</text:p>
          </table:table-cell>
          <table:table-cell office:value-type="float" office:value="2856.66" calcext:value-type="float">
            <text:p>2,856.66</text:p>
          </table:table-cell>
          <table:table-cell office:value-type="float" office:value="2856.18" calcext:value-type="float">
            <text:p>2,856.1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3/2020</text:p>
          </table:table-cell>
          <table:table-cell office:value-type="percentage" office:value="0.0291" calcext:value-type="percentage">
            <text:p>2.91%</text:p>
          </table:table-cell>
          <table:table-cell office:value-type="percentage" office:value="0.0303" calcext:value-type="percentage">
            <text:p>3.03%</text:p>
          </table:table-cell>
          <table:table-cell office:value-type="float" office:value="2918.62" calcext:value-type="float">
            <text:p>2,918.62</text:p>
          </table:table-cell>
          <table:table-cell office:value-type="float" office:value="2903.72" calcext:value-type="float">
            <text:p>2,903.72</text:p>
          </table:table-cell>
          <table:table-cell office:value-type="float" office:value="2903.27" calcext:value-type="float">
            <text:p>2,903.2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3/2020</text:p>
          </table:table-cell>
          <table:table-cell office:value-type="percentage" office:value="0.032" calcext:value-type="percentage">
            <text:p>3.20%</text:p>
          </table:table-cell>
          <table:table-cell office:value-type="percentage" office:value="0.0332" calcext:value-type="percentage">
            <text:p>3.32%</text:p>
          </table:table-cell>
          <table:table-cell office:value-type="float" office:value="2883.23" calcext:value-type="float">
            <text:p>2,883.23</text:p>
          </table:table-cell>
          <table:table-cell office:value-type="float" office:value="2868.56" calcext:value-type="float">
            <text:p>2,868.56</text:p>
          </table:table-cell>
          <table:table-cell office:value-type="float" office:value="2868.09" calcext:value-type="float">
            <text:p>2,868.0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3/2020</text:p>
          </table:table-cell>
          <table:table-cell office:value-type="percentage" office:value="0.0413" calcext:value-type="percentage">
            <text:p>4.13%</text:p>
          </table:table-cell>
          <table:table-cell office:value-type="percentage" office:value="0.0425" calcext:value-type="percentage">
            <text:p>4.25%</text:p>
          </table:table-cell>
          <table:table-cell office:value-type="float" office:value="2772.45" calcext:value-type="float">
            <text:p>2,772.45</text:p>
          </table:table-cell>
          <table:table-cell office:value-type="float" office:value="2758.49" calcext:value-type="float">
            <text:p>2,758.49</text:p>
          </table:table-cell>
          <table:table-cell office:value-type="float" office:value="2757.93" calcext:value-type="float">
            <text:p>2,757.9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3/2020</text:p>
          </table:table-cell>
          <table:table-cell office:value-type="percentage" office:value="0.0363" calcext:value-type="percentage">
            <text:p>3.63%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832.29" calcext:value-type="float">
            <text:p>2,832.29</text:p>
          </table:table-cell>
          <table:table-cell office:value-type="float" office:value="2817.97" calcext:value-type="float">
            <text:p>2,817.97</text:p>
          </table:table-cell>
          <table:table-cell office:value-type="float" office:value="2817.26" calcext:value-type="float">
            <text:p>2,817.2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3/2020</text:p>
          </table:table-cell>
          <table:table-cell office:value-type="percentage" office:value="0.0387" calcext:value-type="percentage">
            <text:p>3.87%</text:p>
          </table:table-cell>
          <table:table-cell office:value-type="percentage" office:value="0.0399" calcext:value-type="percentage">
            <text:p>3.99%</text:p>
          </table:table-cell>
          <table:table-cell office:value-type="float" office:value="2804.26" calcext:value-type="float">
            <text:p>2,804.26</text:p>
          </table:table-cell>
          <table:table-cell office:value-type="float" office:value="2790.12" calcext:value-type="float">
            <text:p>2,790.12</text:p>
          </table:table-cell>
          <table:table-cell office:value-type="float" office:value="2789.59" calcext:value-type="float">
            <text:p>2,789.5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3/2020</text:p>
          </table:table-cell>
          <table:table-cell office:value-type="percentage" office:value="0.0427" calcext:value-type="percentage">
            <text:p>4.27%</text:p>
          </table:table-cell>
          <table:table-cell office:value-type="percentage" office:value="0.0439" calcext:value-type="percentage">
            <text:p>4.39%</text:p>
          </table:table-cell>
          <table:table-cell office:value-type="float" office:value="2758.03" calcext:value-type="float">
            <text:p>2,758.03</text:p>
          </table:table-cell>
          <table:table-cell office:value-type="float" office:value="2744.19" calcext:value-type="float">
            <text:p>2,744.19</text:p>
          </table:table-cell>
          <table:table-cell office:value-type="float" office:value="2743.63" calcext:value-type="float">
            <text:p>2,743.6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3/2020</text:p>
          </table:table-cell>
          <table:table-cell office:value-type="percentage" office:value="0.0409" calcext:value-type="percentage">
            <text:p>4.09%</text:p>
          </table:table-cell>
          <table:table-cell office:value-type="percentage" office:value="0.0421" calcext:value-type="percentage">
            <text:p>4.21%</text:p>
          </table:table-cell>
          <table:table-cell office:value-type="float" office:value="2779.49" calcext:value-type="float">
            <text:p>2,779.49</text:p>
          </table:table-cell>
          <table:table-cell office:value-type="float" office:value="2765.53" calcext:value-type="float">
            <text:p>2,765.53</text:p>
          </table:table-cell>
          <table:table-cell office:value-type="float" office:value="2764.98" calcext:value-type="float">
            <text:p>2,764.9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3/2020</text:p>
          </table:table-cell>
          <table:table-cell office:value-type="percentage" office:value="0.0375" calcext:value-type="percentage">
            <text:p>3.75%</text:p>
          </table:table-cell>
          <table:table-cell office:value-type="percentage" office:value="0.0387" calcext:value-type="percentage">
            <text:p>3.87%</text:p>
          </table:table-cell>
          <table:table-cell office:value-type="float" office:value="2820.01" calcext:value-type="float">
            <text:p>2,820.01</text:p>
          </table:table-cell>
          <table:table-cell office:value-type="float" office:value="2805.82" calcext:value-type="float">
            <text:p>2,805.82</text:p>
          </table:table-cell>
          <table:table-cell office:value-type="float" office:value="2805.3" calcext:value-type="float">
            <text:p>2,805.3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3/2020</text:p>
          </table:table-cell>
          <table:table-cell office:value-type="percentage" office:value="0.0336" calcext:value-type="percentage">
            <text:p>3.36%</text:p>
          </table:table-cell>
          <table:table-cell office:value-type="percentage" office:value="0.0348" calcext:value-type="percentage">
            <text:p>3.48%</text:p>
          </table:table-cell>
          <table:table-cell office:value-type="float" office:value="2867.44" calcext:value-type="float">
            <text:p>2,867.44</text:p>
          </table:table-cell>
          <table:table-cell office:value-type="float" office:value="2852.97" calcext:value-type="float">
            <text:p>2,852.97</text:p>
          </table:table-cell>
          <table:table-cell office:value-type="float" office:value="2852.28" calcext:value-type="float">
            <text:p>2,852.2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3/2020</text:p>
          </table:table-cell>
          <table:table-cell office:value-type="percentage" office:value="0.0317" calcext:value-type="percentage">
            <text:p>3.17%</text:p>
          </table:table-cell>
          <table:table-cell office:value-type="percentage" office:value="0.0329" calcext:value-type="percentage">
            <text:p>3.29%</text:p>
          </table:table-cell>
          <table:table-cell office:value-type="float" office:value="2891" calcext:value-type="float">
            <text:p>2,891.00</text:p>
          </table:table-cell>
          <table:table-cell office:value-type="float" office:value="2876.4" calcext:value-type="float">
            <text:p>2,876.40</text:p>
          </table:table-cell>
          <table:table-cell office:value-type="float" office:value="2875.92" calcext:value-type="float">
            <text:p>2,875.9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1/03/2020</text:p>
          </table:table-cell>
          <table:table-cell office:value-type="percentage" office:value="0.031" calcext:value-type="percentage">
            <text:p>3.10%</text:p>
          </table:table-cell>
          <table:table-cell office:value-type="percentage" office:value="0.0322" calcext:value-type="percentage">
            <text:p>3.22%</text:p>
          </table:table-cell>
          <table:table-cell office:value-type="float" office:value="2900.02" calcext:value-type="float">
            <text:p>2,900.02</text:p>
          </table:table-cell>
          <table:table-cell office:value-type="float" office:value="2885.37" calcext:value-type="float">
            <text:p>2,885.37</text:p>
          </table:table-cell>
          <table:table-cell office:value-type="float" office:value="2884.9" calcext:value-type="float">
            <text:p>2,884.9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04/2020</text:p>
          </table:table-cell>
          <table:table-cell office:value-type="percentage" office:value="0.031" calcext:value-type="percentage">
            <text:p>3.10%</text:p>
          </table:table-cell>
          <table:table-cell office:value-type="percentage" office:value="0.0322" calcext:value-type="percentage">
            <text:p>3.22%</text:p>
          </table:table-cell>
          <table:table-cell office:value-type="float" office:value="2900.47" calcext:value-type="float">
            <text:p>2,900.47</text:p>
          </table:table-cell>
          <table:table-cell office:value-type="float" office:value="2885.83" calcext:value-type="float">
            <text:p>2,885.83</text:p>
          </table:table-cell>
          <table:table-cell office:value-type="float" office:value="2885.37" calcext:value-type="float">
            <text:p>2,885.3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4/2020</text:p>
          </table:table-cell>
          <table:table-cell office:value-type="percentage" office:value="0.0301" calcext:value-type="percentage">
            <text:p>3.01%</text:p>
          </table:table-cell>
          <table:table-cell office:value-type="percentage" office:value="0.0313" calcext:value-type="percentage">
            <text:p>3.13%</text:p>
          </table:table-cell>
          <table:table-cell office:value-type="float" office:value="2911.96" calcext:value-type="float">
            <text:p>2,911.96</text:p>
          </table:table-cell>
          <table:table-cell office:value-type="float" office:value="2897.26" calcext:value-type="float">
            <text:p>2,897.26</text:p>
          </table:table-cell>
          <table:table-cell office:value-type="float" office:value="2896.8" calcext:value-type="float">
            <text:p>2,896.8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4/2020</text:p>
          </table:table-cell>
          <table:table-cell office:value-type="percentage" office:value="0.0306" calcext:value-type="percentage">
            <text:p>3.06%</text:p>
          </table:table-cell>
          <table:table-cell office:value-type="percentage" office:value="0.0318" calcext:value-type="percentage">
            <text:p>3.18%</text:p>
          </table:table-cell>
          <table:table-cell office:value-type="float" office:value="2906.48" calcext:value-type="float">
            <text:p>2,906.48</text:p>
          </table:table-cell>
          <table:table-cell office:value-type="float" office:value="2891.83" calcext:value-type="float">
            <text:p>2,891.83</text:p>
          </table:table-cell>
          <table:table-cell office:value-type="float" office:value="2891.17" calcext:value-type="float">
            <text:p>2,891.1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4/2020</text:p>
          </table:table-cell>
          <table:table-cell office:value-type="percentage" office:value="0.0305" calcext:value-type="percentage">
            <text:p>3.05%</text:p>
          </table:table-cell>
          <table:table-cell office:value-type="percentage" office:value="0.0317" calcext:value-type="percentage">
            <text:p>3.17%</text:p>
          </table:table-cell>
          <table:table-cell office:value-type="float" office:value="2908.15" calcext:value-type="float">
            <text:p>2,908.15</text:p>
          </table:table-cell>
          <table:table-cell office:value-type="float" office:value="2893.51" calcext:value-type="float">
            <text:p>2,893.51</text:p>
          </table:table-cell>
          <table:table-cell office:value-type="float" office:value="2893.05" calcext:value-type="float">
            <text:p>2,893.0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4/2020</text:p>
          </table:table-cell>
          <table:table-cell office:value-type="percentage" office:value="0.0305" calcext:value-type="percentage">
            <text:p>3.05%</text:p>
          </table:table-cell>
          <table:table-cell office:value-type="percentage" office:value="0.0317" calcext:value-type="percentage">
            <text:p>3.17%</text:p>
          </table:table-cell>
          <table:table-cell office:value-type="float" office:value="2908.6" calcext:value-type="float">
            <text:p>2,908.60</text:p>
          </table:table-cell>
          <table:table-cell office:value-type="float" office:value="2893.97" calcext:value-type="float">
            <text:p>2,893.97</text:p>
          </table:table-cell>
          <table:table-cell office:value-type="float" office:value="2893.51" calcext:value-type="float">
            <text:p>2,893.5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4/2020</text:p>
          </table:table-cell>
          <table:table-cell office:value-type="percentage" office:value="0.0305" calcext:value-type="percentage">
            <text:p>3.05%</text:p>
          </table:table-cell>
          <table:table-cell office:value-type="percentage" office:value="0.0317" calcext:value-type="percentage">
            <text:p>3.17%</text:p>
          </table:table-cell>
          <table:table-cell office:value-type="float" office:value="2909.05" calcext:value-type="float">
            <text:p>2,909.05</text:p>
          </table:table-cell>
          <table:table-cell office:value-type="float" office:value="2894.43" calcext:value-type="float">
            <text:p>2,894.43</text:p>
          </table:table-cell>
          <table:table-cell office:value-type="float" office:value="2893.97" calcext:value-type="float">
            <text:p>2,893.9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4/2020</text:p>
          </table:table-cell>
          <table:table-cell office:value-type="percentage" office:value="0.0288" calcext:value-type="percentage">
            <text:p>2.88%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2929.57" calcext:value-type="float">
            <text:p>2,929.57</text:p>
          </table:table-cell>
          <table:table-cell office:value-type="float" office:value="2914.84" calcext:value-type="float">
            <text:p>2,914.84</text:p>
          </table:table-cell>
          <table:table-cell office:value-type="float" office:value="2914.23" calcext:value-type="float">
            <text:p>2,914.2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4/2020</text:p>
          </table:table-cell>
          <table:table-cell office:value-type="percentage" office:value="0.0275" calcext:value-type="percentage">
            <text:p>2.75%</text:p>
          </table:table-cell>
          <table:table-cell office:value-type="percentage" office:value="0.0287" calcext:value-type="percentage">
            <text:p>2.87%</text:p>
          </table:table-cell>
          <table:table-cell office:value-type="float" office:value="2946.02" calcext:value-type="float">
            <text:p>2,946.02</text:p>
          </table:table-cell>
          <table:table-cell office:value-type="float" office:value="2931.2" calcext:value-type="float">
            <text:p>2,931.20</text:p>
          </table:table-cell>
          <table:table-cell office:value-type="float" office:value="2930.8" calcext:value-type="float">
            <text:p>2,930.8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4/2020</text:p>
          </table:table-cell>
          <table:table-cell office:value-type="percentage" office:value="0.0266" calcext:value-type="percentage">
            <text:p>2.66%</text:p>
          </table:table-cell>
          <table:table-cell office:value-type="percentage" office:value="0.0278" calcext:value-type="percentage">
            <text:p>2.78%</text:p>
          </table:table-cell>
          <table:table-cell office:value-type="float" office:value="2957.57" calcext:value-type="float">
            <text:p>2,957.57</text:p>
          </table:table-cell>
          <table:table-cell office:value-type="float" office:value="2942.69" calcext:value-type="float">
            <text:p>2,942.69</text:p>
          </table:table-cell>
          <table:table-cell office:value-type="float" office:value="2942.31" calcext:value-type="float">
            <text:p>2,942.3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4/2020</text:p>
          </table:table-cell>
          <table:table-cell office:value-type="percentage" office:value="0.026" calcext:value-type="percentage">
            <text:p>2.60%</text:p>
          </table:table-cell>
          <table:table-cell office:value-type="percentage" office:value="0.0272" calcext:value-type="percentage">
            <text:p>2.72%</text:p>
          </table:table-cell>
          <table:table-cell office:value-type="float" office:value="2965.31" calcext:value-type="float">
            <text:p>2,965.31</text:p>
          </table:table-cell>
          <table:table-cell office:value-type="float" office:value="2950.4" calcext:value-type="float">
            <text:p>2,950.40</text:p>
          </table:table-cell>
          <table:table-cell office:value-type="float" office:value="2950.12" calcext:value-type="float">
            <text:p>2,950.1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4/2020</text:p>
          </table:table-cell>
          <table:table-cell office:value-type="percentage" office:value="0.0249" calcext:value-type="percentage">
            <text:p>2.49%</text:p>
          </table:table-cell>
          <table:table-cell office:value-type="percentage" office:value="0.0261" calcext:value-type="percentage">
            <text:p>2.61%</text:p>
          </table:table-cell>
          <table:table-cell office:value-type="float" office:value="2979.31" calcext:value-type="float">
            <text:p>2,979.31</text:p>
          </table:table-cell>
          <table:table-cell office:value-type="float" office:value="2964.33" calcext:value-type="float">
            <text:p>2,964.33</text:p>
          </table:table-cell>
          <table:table-cell office:value-type="float" office:value="2964.06" calcext:value-type="float">
            <text:p>2,964.0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4/2020</text:p>
          </table:table-cell>
          <table:table-cell office:value-type="percentage" office:value="0.0237" calcext:value-type="percentage">
            <text:p>2.37%</text:p>
          </table:table-cell>
          <table:table-cell office:value-type="percentage" office:value="0.0249" calcext:value-type="percentage">
            <text:p>2.49%</text:p>
          </table:table-cell>
          <table:table-cell office:value-type="float" office:value="2994.55" calcext:value-type="float">
            <text:p>2,994.55</text:p>
          </table:table-cell>
          <table:table-cell office:value-type="float" office:value="2979.48" calcext:value-type="float">
            <text:p>2,979.48</text:p>
          </table:table-cell>
          <table:table-cell office:value-type="float" office:value="2979.31" calcext:value-type="float">
            <text:p>2,979.3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4/2020</text:p>
          </table:table-cell>
          <table:table-cell office:value-type="percentage" office:value="0.0239" calcext:value-type="percentage">
            <text:p>2.39%</text:p>
          </table:table-cell>
          <table:table-cell office:value-type="percentage" office:value="0.0251" calcext:value-type="percentage">
            <text:p>2.51%</text:p>
          </table:table-cell>
          <table:table-cell office:value-type="float" office:value="2992.24" calcext:value-type="float">
            <text:p>2,992.24</text:p>
          </table:table-cell>
          <table:table-cell office:value-type="float" office:value="2977.2" calcext:value-type="float">
            <text:p>2,977.20</text:p>
          </table:table-cell>
          <table:table-cell office:value-type="float" office:value="2976.98" calcext:value-type="float">
            <text:p>2,976.9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4/2020</text:p>
          </table:table-cell>
          <table:table-cell office:value-type="percentage" office:value="0.0217" calcext:value-type="percentage">
            <text:p>2.17%</text:p>
          </table:table-cell>
          <table:table-cell office:value-type="percentage" office:value="0.0229" calcext:value-type="percentage">
            <text:p>2.29%</text:p>
          </table:table-cell>
          <table:table-cell office:value-type="float" office:value="3020.27" calcext:value-type="float">
            <text:p>3,020.27</text:p>
          </table:table-cell>
          <table:table-cell office:value-type="float" office:value="3005.07" calcext:value-type="float">
            <text:p>3,005.07</text:p>
          </table:table-cell>
          <table:table-cell office:value-type="float" office:value="3004.84" calcext:value-type="float">
            <text:p>3,004.8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4/2020</text:p>
          </table:table-cell>
          <table:table-cell office:value-type="percentage" office:value="0.0227" calcext:value-type="percentage">
            <text:p>2.27%</text:p>
          </table:table-cell>
          <table:table-cell office:value-type="percentage" office:value="0.0239" calcext:value-type="percentage">
            <text:p>2.39%</text:p>
          </table:table-cell>
          <table:table-cell office:value-type="float" office:value="3007.82" calcext:value-type="float">
            <text:p>3,007.82</text:p>
          </table:table-cell>
          <table:table-cell office:value-type="float" office:value="2992.72" calcext:value-type="float">
            <text:p>2,992.72</text:p>
          </table:table-cell>
          <table:table-cell office:value-type="float" office:value="2992.47" calcext:value-type="float">
            <text:p>2,992.4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4/2020</text:p>
          </table:table-cell>
          <table:table-cell office:value-type="percentage" office:value="0.0248" calcext:value-type="percentage">
            <text:p>2.48%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2981.62" calcext:value-type="float">
            <text:p>2,981.62</text:p>
          </table:table-cell>
          <table:table-cell office:value-type="float" office:value="2966.69" calcext:value-type="float">
            <text:p>2,966.69</text:p>
          </table:table-cell>
          <table:table-cell office:value-type="float" office:value="2966.5" calcext:value-type="float">
            <text:p>2,966.5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4/2020</text:p>
          </table:table-cell>
          <table:table-cell office:value-type="percentage" office:value="0.0285" calcext:value-type="percentage">
            <text:p>2.85%</text:p>
          </table:table-cell>
          <table:table-cell office:value-type="percentage" office:value="0.0297" calcext:value-type="percentage">
            <text:p>2.97%</text:p>
          </table:table-cell>
          <table:table-cell office:value-type="float" office:value="2936.16" calcext:value-type="float">
            <text:p>2,936.16</text:p>
          </table:table-cell>
          <table:table-cell office:value-type="float" office:value="2921.53" calcext:value-type="float">
            <text:p>2,921.53</text:p>
          </table:table-cell>
          <table:table-cell office:value-type="float" office:value="2921.23" calcext:value-type="float">
            <text:p>2,921.2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4/2020</text:p>
          </table:table-cell>
          <table:table-cell office:value-type="percentage" office:value="0.0311" calcext:value-type="percentage">
            <text:p>3.11%</text:p>
          </table:table-cell>
          <table:table-cell office:value-type="percentage" office:value="0.0323" calcext:value-type="percentage">
            <text:p>3.23%</text:p>
          </table:table-cell>
          <table:table-cell office:value-type="float" office:value="2904.88" calcext:value-type="float">
            <text:p>2,904.88</text:p>
          </table:table-cell>
          <table:table-cell office:value-type="float" office:value="2890.45" calcext:value-type="float">
            <text:p>2,890.45</text:p>
          </table:table-cell>
          <table:table-cell office:value-type="float" office:value="2890.12" calcext:value-type="float">
            <text:p>2,890.1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4/2020</text:p>
          </table:table-cell>
          <table:table-cell office:value-type="percentage" office:value="0.0293" calcext:value-type="percentage">
            <text:p>2.93%</text:p>
          </table:table-cell>
          <table:table-cell office:value-type="percentage" office:value="0.0305" calcext:value-type="percentage">
            <text:p>3.05%</text:p>
          </table:table-cell>
          <table:table-cell office:value-type="float" office:value="2924.5" calcext:value-type="float">
            <text:p>2,924.50</text:p>
          </table:table-cell>
          <table:table-cell office:value-type="float" office:value="2909.96" calcext:value-type="float">
            <text:p>2,909.96</text:p>
          </table:table-cell>
          <table:table-cell office:value-type="float" office:value="2909.82" calcext:value-type="float">
            <text:p>2,909.8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4/2020</text:p>
          </table:table-cell>
          <table:table-cell office:value-type="percentage" office:value="0.0291" calcext:value-type="percentage">
            <text:p>2.91%</text:p>
          </table:table-cell>
          <table:table-cell office:value-type="percentage" office:value="0.0303" calcext:value-type="percentage">
            <text:p>3.03%</text:p>
          </table:table-cell>
          <table:table-cell office:value-type="float" office:value="2926.44" calcext:value-type="float">
            <text:p>2,926.44</text:p>
          </table:table-cell>
          <table:table-cell office:value-type="float" office:value="2911.9" calcext:value-type="float">
            <text:p>2,911.90</text:p>
          </table:table-cell>
          <table:table-cell office:value-type="float" office:value="2912.38" calcext:value-type="float">
            <text:p>2,912.3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5/2020</text:p>
          </table:table-cell>
          <table:table-cell office:value-type="percentage" office:value="0.0297" calcext:value-type="percentage">
            <text:p>2.97%</text:p>
          </table:table-cell>
          <table:table-cell office:value-type="percentage" office:value="0.0309" calcext:value-type="percentage">
            <text:p>3.09%</text:p>
          </table:table-cell>
          <table:table-cell office:value-type="float" office:value="2919.3" calcext:value-type="float">
            <text:p>2,919.30</text:p>
          </table:table-cell>
          <table:table-cell office:value-type="float" office:value="2904.82" calcext:value-type="float">
            <text:p>2,904.82</text:p>
          </table:table-cell>
          <table:table-cell office:value-type="float" office:value="2904.67" calcext:value-type="float">
            <text:p>2,904.6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5/2020</text:p>
          </table:table-cell>
          <table:table-cell office:value-type="percentage" office:value="0.0277" calcext:value-type="percentage">
            <text:p>2.77%</text:p>
          </table:table-cell>
          <table:table-cell office:value-type="percentage" office:value="0.0289" calcext:value-type="percentage">
            <text:p>2.89%</text:p>
          </table:table-cell>
          <table:table-cell office:value-type="float" office:value="2943.75" calcext:value-type="float">
            <text:p>2,943.75</text:p>
          </table:table-cell>
          <table:table-cell office:value-type="float" office:value="2929.13" calcext:value-type="float">
            <text:p>2,929.13</text:p>
          </table:table-cell>
          <table:table-cell office:value-type="float" office:value="2929" calcext:value-type="float">
            <text:p>2,929.0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5/2020</text:p>
          </table:table-cell>
          <table:table-cell office:value-type="percentage" office:value="0.0293" calcext:value-type="percentage">
            <text:p>2.93%</text:p>
          </table:table-cell>
          <table:table-cell office:value-type="percentage" office:value="0.0305" calcext:value-type="percentage">
            <text:p>3.05%</text:p>
          </table:table-cell>
          <table:table-cell office:value-type="float" office:value="2924.41" calcext:value-type="float">
            <text:p>2,924.41</text:p>
          </table:table-cell>
          <table:table-cell office:value-type="float" office:value="2909.92" calcext:value-type="float">
            <text:p>2,909.92</text:p>
          </table:table-cell>
          <table:table-cell office:value-type="float" office:value="2909.78" calcext:value-type="float">
            <text:p>2,909.7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5/2020</text:p>
          </table:table-cell>
          <table:table-cell office:value-type="percentage" office:value="0.0285" calcext:value-type="percentage">
            <text:p>2.85%</text:p>
          </table:table-cell>
          <table:table-cell office:value-type="percentage" office:value="0.0297" calcext:value-type="percentage">
            <text:p>2.97%</text:p>
          </table:table-cell>
          <table:table-cell office:value-type="float" office:value="2934.24" calcext:value-type="float">
            <text:p>2,934.24</text:p>
          </table:table-cell>
          <table:table-cell office:value-type="float" office:value="2919.7" calcext:value-type="float">
            <text:p>2,919.70</text:p>
          </table:table-cell>
          <table:table-cell office:value-type="float" office:value="2919.57" calcext:value-type="float">
            <text:p>2,919.5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5/2020</text:p>
          </table:table-cell>
          <table:table-cell office:value-type="percentage" office:value="0.0291" calcext:value-type="percentage">
            <text:p>2.91%</text:p>
          </table:table-cell>
          <table:table-cell office:value-type="percentage" office:value="0.0303" calcext:value-type="percentage">
            <text:p>3.03%</text:p>
          </table:table-cell>
          <table:table-cell office:value-type="float" office:value="2924.13" calcext:value-type="float">
            <text:p>2,924.13</text:p>
          </table:table-cell>
          <table:table-cell office:value-type="float" office:value="2909.67" calcext:value-type="float">
            <text:p>2,909.67</text:p>
          </table:table-cell>
          <table:table-cell office:value-type="float" office:value="2910.23" calcext:value-type="float">
            <text:p>2,910.2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5/2020</text:p>
          </table:table-cell>
          <table:table-cell office:value-type="percentage" office:value="0.0286" calcext:value-type="percentage">
            <text:p>2.86%</text:p>
          </table:table-cell>
          <table:table-cell office:value-type="percentage" office:value="0.0298" calcext:value-type="percentage">
            <text:p>2.98%</text:p>
          </table:table-cell>
          <table:table-cell office:value-type="float" office:value="2930.21" calcext:value-type="float">
            <text:p>2,930.21</text:p>
          </table:table-cell>
          <table:table-cell office:value-type="float" office:value="2915.72" calcext:value-type="float">
            <text:p>2,915.72</text:p>
          </table:table-cell>
          <table:table-cell office:value-type="float" office:value="2915.69" calcext:value-type="float">
            <text:p>2,915.6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5/2020</text:p>
          </table:table-cell>
          <table:table-cell office:value-type="percentage" office:value="0.0271" calcext:value-type="percentage">
            <text:p>2.71%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2948.45" calcext:value-type="float">
            <text:p>2,948.45</text:p>
          </table:table-cell>
          <table:table-cell office:value-type="float" office:value="2933.87" calcext:value-type="float">
            <text:p>2,933.87</text:p>
          </table:table-cell>
          <table:table-cell office:value-type="float" office:value="2933.84" calcext:value-type="float">
            <text:p>2,933.8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5/2020</text:p>
          </table:table-cell>
          <table:table-cell office:value-type="percentage" office:value="0.0286" calcext:value-type="percentage">
            <text:p>2.86%</text:p>
          </table:table-cell>
          <table:table-cell office:value-type="percentage" office:value="0.0298" calcext:value-type="percentage">
            <text:p>2.98%</text:p>
          </table:table-cell>
          <table:table-cell office:value-type="float" office:value="2930.26" calcext:value-type="float">
            <text:p>2,930.26</text:p>
          </table:table-cell>
          <table:table-cell office:value-type="float" office:value="2915.8" calcext:value-type="float">
            <text:p>2,915.80</text:p>
          </table:table-cell>
          <table:table-cell office:value-type="float" office:value="2915.76" calcext:value-type="float">
            <text:p>2,915.7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5/2020</text:p>
          </table:table-cell>
          <table:table-cell office:value-type="percentage" office:value="0.0304" calcext:value-type="percentage">
            <text:p>3.04%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2908.65" calcext:value-type="float">
            <text:p>2,908.65</text:p>
          </table:table-cell>
          <table:table-cell office:value-type="float" office:value="2894.34" calcext:value-type="float">
            <text:p>2,894.34</text:p>
          </table:table-cell>
          <table:table-cell office:value-type="float" office:value="2894.28" calcext:value-type="float">
            <text:p>2,894.2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5/2020</text:p>
          </table:table-cell>
          <table:table-cell office:value-type="percentage" office:value="0.0286" calcext:value-type="percentage">
            <text:p>2.86%</text:p>
          </table:table-cell>
          <table:table-cell office:value-type="percentage" office:value="0.0298" calcext:value-type="percentage">
            <text:p>2.98%</text:p>
          </table:table-cell>
          <table:table-cell office:value-type="float" office:value="2929.56" calcext:value-type="float">
            <text:p>2,929.56</text:p>
          </table:table-cell>
          <table:table-cell office:value-type="float" office:value="2915.13" calcext:value-type="float">
            <text:p>2,915.13</text:p>
          </table:table-cell>
          <table:table-cell office:value-type="float" office:value="2915.84" calcext:value-type="float">
            <text:p>2,915.8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5/2020</text:p>
          </table:table-cell>
          <table:table-cell office:value-type="percentage" office:value="0.0276" calcext:value-type="percentage">
            <text:p>2.76%</text:p>
          </table:table-cell>
          <table:table-cell office:value-type="percentage" office:value="0.0288" calcext:value-type="percentage">
            <text:p>2.88%</text:p>
          </table:table-cell>
          <table:table-cell office:value-type="float" office:value="2941.62" calcext:value-type="float">
            <text:p>2,941.62</text:p>
          </table:table-cell>
          <table:table-cell office:value-type="float" office:value="2927.13" calcext:value-type="float">
            <text:p>2,927.13</text:p>
          </table:table-cell>
          <table:table-cell office:value-type="float" office:value="2927.15" calcext:value-type="float">
            <text:p>2,927.1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5/2020</text:p>
          </table:table-cell>
          <table:table-cell office:value-type="percentage" office:value="0.0264" calcext:value-type="percentage">
            <text:p>2.64%</text:p>
          </table:table-cell>
          <table:table-cell office:value-type="percentage" office:value="0.0276" calcext:value-type="percentage">
            <text:p>2.76%</text:p>
          </table:table-cell>
          <table:table-cell office:value-type="float" office:value="2956.14" calcext:value-type="float">
            <text:p>2,956.14</text:p>
          </table:table-cell>
          <table:table-cell office:value-type="float" office:value="2941.58" calcext:value-type="float">
            <text:p>2,941.58</text:p>
          </table:table-cell>
          <table:table-cell office:value-type="float" office:value="2941.62" calcext:value-type="float">
            <text:p>2,941.6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5/2020</text:p>
          </table:table-cell>
          <table:table-cell office:value-type="percentage" office:value="0.0261" calcext:value-type="percentage">
            <text:p>2.61%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959.75" calcext:value-type="float">
            <text:p>2,959.75</text:p>
          </table:table-cell>
          <table:table-cell office:value-type="float" office:value="2945.18" calcext:value-type="float">
            <text:p>2,945.18</text:p>
          </table:table-cell>
          <table:table-cell office:value-type="float" office:value="2945.21" calcext:value-type="float">
            <text:p>2,945.2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5/2020</text:p>
          </table:table-cell>
          <table:table-cell office:value-type="percentage" office:value="0.0253" calcext:value-type="percentage">
            <text:p>2.53%</text:p>
          </table:table-cell>
          <table:table-cell office:value-type="percentage" office:value="0.0265" calcext:value-type="percentage">
            <text:p>2.65%</text:p>
          </table:table-cell>
          <table:table-cell office:value-type="float" office:value="2969.45" calcext:value-type="float">
            <text:p>2,969.45</text:p>
          </table:table-cell>
          <table:table-cell office:value-type="float" office:value="2954.83" calcext:value-type="float">
            <text:p>2,954.83</text:p>
          </table:table-cell>
          <table:table-cell office:value-type="float" office:value="2954.88" calcext:value-type="float">
            <text:p>2,954.8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5/2020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0252" calcext:value-type="percentage">
            <text:p>2.52%</text:p>
          </table:table-cell>
          <table:table-cell office:value-type="float" office:value="2984.59" calcext:value-type="float">
            <text:p>2,984.59</text:p>
          </table:table-cell>
          <table:table-cell office:value-type="float" office:value="2969.9" calcext:value-type="float">
            <text:p>2,969.90</text:p>
          </table:table-cell>
          <table:table-cell office:value-type="float" office:value="2970.67" calcext:value-type="float">
            <text:p>2,970.6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5/2020</text:p>
          </table:table-cell>
          <table:table-cell office:value-type="percentage" office:value="0.0223" calcext:value-type="percentage">
            <text:p>2.23%</text:p>
          </table:table-cell>
          <table:table-cell office:value-type="percentage" office:value="0.0235" calcext:value-type="percentage">
            <text:p>2.35%</text:p>
          </table:table-cell>
          <table:table-cell office:value-type="float" office:value="3005.47" calcext:value-type="float">
            <text:p>3,005.47</text:p>
          </table:table-cell>
          <table:table-cell office:value-type="float" office:value="2990.66" calcext:value-type="float">
            <text:p>2,990.66</text:p>
          </table:table-cell>
          <table:table-cell office:value-type="float" office:value="2990.74" calcext:value-type="float">
            <text:p>2,990.7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5/2020</text:p>
          </table:table-cell>
          <table:table-cell office:value-type="percentage" office:value="0.0201" calcext:value-type="percentage">
            <text:p>2.01%</text:p>
          </table:table-cell>
          <table:table-cell office:value-type="percentage" office:value="0.0213" calcext:value-type="percentage">
            <text:p>2.13%</text:p>
          </table:table-cell>
          <table:table-cell office:value-type="float" office:value="3032.73" calcext:value-type="float">
            <text:p>3,032.73</text:p>
          </table:table-cell>
          <table:table-cell office:value-type="float" office:value="3017.77" calcext:value-type="float">
            <text:p>3,017.77</text:p>
          </table:table-cell>
          <table:table-cell office:value-type="float" office:value="3017.88" calcext:value-type="float">
            <text:p>3,017.8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5/2020</text:p>
          </table:table-cell>
          <table:table-cell office:value-type="percentage" office:value="0.0213" calcext:value-type="percentage">
            <text:p>2.13%</text:p>
          </table:table-cell>
          <table:table-cell office:value-type="percentage" office:value="0.0225" calcext:value-type="percentage">
            <text:p>2.25%</text:p>
          </table:table-cell>
          <table:table-cell office:value-type="float" office:value="3016.65" calcext:value-type="float">
            <text:p>3,016.65</text:p>
          </table:table-cell>
          <table:table-cell office:value-type="float" office:value="3001.79" calcext:value-type="float">
            <text:p>3,001.79</text:p>
          </table:table-cell>
          <table:table-cell office:value-type="float" office:value="3001.97" calcext:value-type="float">
            <text:p>3,001.9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5/2020</text:p>
          </table:table-cell>
          <table:table-cell office:value-type="percentage" office:value="0.0204" calcext:value-type="percentage">
            <text:p>2.04%</text:p>
          </table:table-cell>
          <table:table-cell office:value-type="percentage" office:value="0.0216" calcext:value-type="percentage">
            <text:p>2.16%</text:p>
          </table:table-cell>
          <table:table-cell office:value-type="float" office:value="3027.65" calcext:value-type="float">
            <text:p>3,027.65</text:p>
          </table:table-cell>
          <table:table-cell office:value-type="float" office:value="3012.74" calcext:value-type="float">
            <text:p>3,012.74</text:p>
          </table:table-cell>
          <table:table-cell office:value-type="float" office:value="3012.93" calcext:value-type="float">
            <text:p>3,012.9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5/2020</text:p>
          </table:table-cell>
          <table:table-cell office:value-type="percentage" office:value="0.0193" calcext:value-type="percentage">
            <text:p>1.93%</text:p>
          </table:table-cell>
          <table:table-cell office:value-type="percentage" office:value="0.0205" calcext:value-type="percentage">
            <text:p>2.05%</text:p>
          </table:table-cell>
          <table:table-cell office:value-type="float" office:value="3040.29" calcext:value-type="float">
            <text:p>3,040.29</text:p>
          </table:table-cell>
          <table:table-cell office:value-type="float" office:value="3025.32" calcext:value-type="float">
            <text:p>3,025.32</text:p>
          </table:table-cell>
          <table:table-cell office:value-type="float" office:value="3026.4" calcext:value-type="float">
            <text:p>3,026.4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06/2020</text:p>
          </table:table-cell>
          <table:table-cell office:value-type="percentage" office:value="0.0196" calcext:value-type="percentage">
            <text:p>1.96%</text:p>
          </table:table-cell>
          <table:table-cell office:value-type="percentage" office:value="0.0208" calcext:value-type="percentage">
            <text:p>2.08%</text:p>
          </table:table-cell>
          <table:table-cell office:value-type="float" office:value="3036.33" calcext:value-type="float">
            <text:p>3,036.33</text:p>
          </table:table-cell>
          <table:table-cell office:value-type="float" office:value="3021.4" calcext:value-type="float">
            <text:p>3,021.40</text:p>
          </table:table-cell>
          <table:table-cell office:value-type="float" office:value="3021.59" calcext:value-type="float">
            <text:p>3,021.5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6/2020</text:p>
          </table:table-cell>
          <table:table-cell office:value-type="percentage" office:value="0.0194" calcext:value-type="percentage">
            <text:p>1.94%</text:p>
          </table:table-cell>
          <table:table-cell office:value-type="percentage" office:value="0.0206" calcext:value-type="percentage">
            <text:p>2.06%</text:p>
          </table:table-cell>
          <table:table-cell office:value-type="float" office:value="3038.62" calcext:value-type="float">
            <text:p>3,038.62</text:p>
          </table:table-cell>
          <table:table-cell office:value-type="float" office:value="3023.69" calcext:value-type="float">
            <text:p>3,023.69</text:p>
          </table:table-cell>
          <table:table-cell office:value-type="float" office:value="3023.89" calcext:value-type="float">
            <text:p>3,023.8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6/2020</text:p>
          </table:table-cell>
          <table:table-cell office:value-type="percentage" office:value="0.0185" calcext:value-type="percentage">
            <text:p>1.85%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3049.65" calcext:value-type="float">
            <text:p>3,049.65</text:p>
          </table:table-cell>
          <table:table-cell office:value-type="float" office:value="3034.67" calcext:value-type="float">
            <text:p>3,034.67</text:p>
          </table:table-cell>
          <table:table-cell office:value-type="float" office:value="3034.88" calcext:value-type="float">
            <text:p>3,034.8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6/2020</text:p>
          </table:table-cell>
          <table:table-cell office:value-type="percentage" office:value="0.0184" calcext:value-type="percentage">
            <text:p>1.84%</text:p>
          </table:table-cell>
          <table:table-cell office:value-type="percentage" office:value="0.0196" calcext:value-type="percentage">
            <text:p>1.96%</text:p>
          </table:table-cell>
          <table:table-cell office:value-type="float" office:value="3050.68" calcext:value-type="float">
            <text:p>3,050.68</text:p>
          </table:table-cell>
          <table:table-cell office:value-type="float" office:value="3035.71" calcext:value-type="float">
            <text:p>3,035.71</text:p>
          </table:table-cell>
          <table:table-cell office:value-type="float" office:value="3035.92" calcext:value-type="float">
            <text:p>3,035.9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6/2020</text:p>
          </table:table-cell>
          <table:table-cell office:value-type="percentage" office:value="0.0176" calcext:value-type="percentage">
            <text:p>1.76%</text:p>
          </table:table-cell>
          <table:table-cell office:value-type="percentage" office:value="0.0188" calcext:value-type="percentage">
            <text:p>1.88%</text:p>
          </table:table-cell>
          <table:table-cell office:value-type="float" office:value="3059.59" calcext:value-type="float">
            <text:p>3,059.59</text:p>
          </table:table-cell>
          <table:table-cell office:value-type="float" office:value="3044.58" calcext:value-type="float">
            <text:p>3,044.58</text:p>
          </table:table-cell>
          <table:table-cell office:value-type="float" office:value="3045.68" calcext:value-type="float">
            <text:p>3,045.6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6/2020</text:p>
          </table:table-cell>
          <table:table-cell office:value-type="percentage" office:value="0.0175" calcext:value-type="percentage">
            <text:p>1.75%</text:p>
          </table:table-cell>
          <table:table-cell office:value-type="percentage" office:value="0.0187" calcext:value-type="percentage">
            <text:p>1.87%</text:p>
          </table:table-cell>
          <table:table-cell office:value-type="float" office:value="3060.61" calcext:value-type="float">
            <text:p>3,060.61</text:p>
          </table:table-cell>
          <table:table-cell office:value-type="float" office:value="3045.61" calcext:value-type="float">
            <text:p>3,045.61</text:p>
          </table:table-cell>
          <table:table-cell office:value-type="float" office:value="3045.83" calcext:value-type="float">
            <text:p>3,045.8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6/2020</text:p>
          </table:table-cell>
          <table:table-cell office:value-type="percentage" office:value="0.0187" calcext:value-type="percentage">
            <text:p>1.87%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3045.39" calcext:value-type="float">
            <text:p>3,045.39</text:p>
          </table:table-cell>
          <table:table-cell office:value-type="float" office:value="3030.48" calcext:value-type="float">
            <text:p>3,030.48</text:p>
          </table:table-cell>
          <table:table-cell office:value-type="float" office:value="3030.69" calcext:value-type="float">
            <text:p>3,030.6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6/2020</text:p>
          </table:table-cell>
          <table:table-cell office:value-type="percentage" office:value="0.0186" calcext:value-type="percentage">
            <text:p>1.86%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3047.9" calcext:value-type="float">
            <text:p>3,047.90</text:p>
          </table:table-cell>
          <table:table-cell office:value-type="float" office:value="3033" calcext:value-type="float">
            <text:p>3,033.00</text:p>
          </table:table-cell>
          <table:table-cell office:value-type="float" office:value="3033.51" calcext:value-type="float">
            <text:p>3,033.5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6/2020</text:p>
          </table:table-cell>
          <table:table-cell office:value-type="percentage" office:value="0.0186" calcext:value-type="percentage">
            <text:p>1.86%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3047" calcext:value-type="float">
            <text:p>3,047.00</text:p>
          </table:table-cell>
          <table:table-cell office:value-type="float" office:value="3032.12" calcext:value-type="float">
            <text:p>3,032.12</text:p>
          </table:table-cell>
          <table:table-cell office:value-type="float" office:value="3033" calcext:value-type="float">
            <text:p>3,033.0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6/2020</text:p>
          </table:table-cell>
          <table:table-cell office:value-type="percentage" office:value="0.0195" calcext:value-type="percentage">
            <text:p>1.95%</text:p>
          </table:table-cell>
          <table:table-cell office:value-type="percentage" office:value="0.0207" calcext:value-type="percentage">
            <text:p>2.07%</text:p>
          </table:table-cell>
          <table:table-cell office:value-type="float" office:value="3036.29" calcext:value-type="float">
            <text:p>3,036.29</text:p>
          </table:table-cell>
          <table:table-cell office:value-type="float" office:value="3021.48" calcext:value-type="float">
            <text:p>3,021.48</text:p>
          </table:table-cell>
          <table:table-cell office:value-type="float" office:value="3021.02" calcext:value-type="float">
            <text:p>3,021.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6/2020</text:p>
          </table:table-cell>
          <table:table-cell office:value-type="percentage" office:value="0.0189" calcext:value-type="percentage">
            <text:p>1.89%</text:p>
          </table:table-cell>
          <table:table-cell office:value-type="percentage" office:value="0.0201" calcext:value-type="percentage">
            <text:p>2.01%</text:p>
          </table:table-cell>
          <table:table-cell office:value-type="float" office:value="3044.17" calcext:value-type="float">
            <text:p>3,044.17</text:p>
          </table:table-cell>
          <table:table-cell office:value-type="float" office:value="3029.34" calcext:value-type="float">
            <text:p>3,029.34</text:p>
          </table:table-cell>
          <table:table-cell office:value-type="float" office:value="3028.88" calcext:value-type="float">
            <text:p>3,028.8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6/2020</text:p>
          </table:table-cell>
          <table:table-cell office:value-type="percentage" office:value="0.0193" calcext:value-type="percentage">
            <text:p>1.93%</text:p>
          </table:table-cell>
          <table:table-cell office:value-type="percentage" office:value="0.0205" calcext:value-type="percentage">
            <text:p>2.05%</text:p>
          </table:table-cell>
          <table:table-cell office:value-type="float" office:value="3039.67" calcext:value-type="float">
            <text:p>3,039.67</text:p>
          </table:table-cell>
          <table:table-cell office:value-type="float" office:value="3024.88" calcext:value-type="float">
            <text:p>3,024.88</text:p>
          </table:table-cell>
          <table:table-cell office:value-type="float" office:value="3024.41" calcext:value-type="float">
            <text:p>3,024.4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6/2020</text:p>
          </table:table-cell>
          <table:table-cell office:value-type="percentage" office:value="0.0193" calcext:value-type="percentage">
            <text:p>1.93%</text:p>
          </table:table-cell>
          <table:table-cell office:value-type="percentage" office:value="0.0205" calcext:value-type="percentage">
            <text:p>2.05%</text:p>
          </table:table-cell>
          <table:table-cell office:value-type="float" office:value="3040.12" calcext:value-type="float">
            <text:p>3,040.12</text:p>
          </table:table-cell>
          <table:table-cell office:value-type="float" office:value="3025.34" calcext:value-type="float">
            <text:p>3,025.34</text:p>
          </table:table-cell>
          <table:table-cell office:value-type="float" office:value="3024.88" calcext:value-type="float">
            <text:p>3,024.8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6/2020</text:p>
          </table:table-cell>
          <table:table-cell office:value-type="percentage" office:value="0.0189" calcext:value-type="percentage">
            <text:p>1.89%</text:p>
          </table:table-cell>
          <table:table-cell office:value-type="percentage" office:value="0.0201" calcext:value-type="percentage">
            <text:p>2.01%</text:p>
          </table:table-cell>
          <table:table-cell office:value-type="float" office:value="3045.97" calcext:value-type="float">
            <text:p>3,045.97</text:p>
          </table:table-cell>
          <table:table-cell office:value-type="float" office:value="3031.17" calcext:value-type="float">
            <text:p>3,031.17</text:p>
          </table:table-cell>
          <table:table-cell office:value-type="float" office:value="3030.26" calcext:value-type="float">
            <text:p>3,030.2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6/2020</text:p>
          </table:table-cell>
          <table:table-cell office:value-type="percentage" office:value="0.0192" calcext:value-type="percentage">
            <text:p>1.92%</text:p>
          </table:table-cell>
          <table:table-cell office:value-type="percentage" office:value="0.0204" calcext:value-type="percentage">
            <text:p>2.04%</text:p>
          </table:table-cell>
          <table:table-cell office:value-type="float" office:value="3042.71" calcext:value-type="float">
            <text:p>3,042.71</text:p>
          </table:table-cell>
          <table:table-cell office:value-type="float" office:value="3027.94" calcext:value-type="float">
            <text:p>3,027.94</text:p>
          </table:table-cell>
          <table:table-cell office:value-type="float" office:value="3027.48" calcext:value-type="float">
            <text:p>3,027.4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6/2020</text:p>
          </table:table-cell>
          <table:table-cell office:value-type="percentage" office:value="0.0191" calcext:value-type="percentage">
            <text:p>1.91%</text:p>
          </table:table-cell>
          <table:table-cell office:value-type="percentage" office:value="0.0203" calcext:value-type="percentage">
            <text:p>2.03%</text:p>
          </table:table-cell>
          <table:table-cell office:value-type="float" office:value="3044.4" calcext:value-type="float">
            <text:p>3,044.40</text:p>
          </table:table-cell>
          <table:table-cell office:value-type="float" office:value="3029.63" calcext:value-type="float">
            <text:p>3,029.63</text:p>
          </table:table-cell>
          <table:table-cell office:value-type="float" office:value="3029.17" calcext:value-type="float">
            <text:p>3,029.1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6/2020</text:p>
          </table:table-cell>
          <table:table-cell office:value-type="percentage" office:value="0.0197" calcext:value-type="percentage">
            <text:p>1.97%</text:p>
          </table:table-cell>
          <table:table-cell office:value-type="percentage" office:value="0.0209" calcext:value-type="percentage">
            <text:p>2.09%</text:p>
          </table:table-cell>
          <table:table-cell office:value-type="float" office:value="3037.46" calcext:value-type="float">
            <text:p>3,037.46</text:p>
          </table:table-cell>
          <table:table-cell office:value-type="float" office:value="3022.75" calcext:value-type="float">
            <text:p>3,022.75</text:p>
          </table:table-cell>
          <table:table-cell office:value-type="float" office:value="3022.28" calcext:value-type="float">
            <text:p>3,022.2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6/2020</text:p>
          </table:table-cell>
          <table:table-cell office:value-type="percentage" office:value="0.0199" calcext:value-type="percentage">
            <text:p>1.99%</text:p>
          </table:table-cell>
          <table:table-cell office:value-type="percentage" office:value="0.0211" calcext:value-type="percentage">
            <text:p>2.11%</text:p>
          </table:table-cell>
          <table:table-cell office:value-type="float" office:value="3035.46" calcext:value-type="float">
            <text:p>3,035.46</text:p>
          </table:table-cell>
          <table:table-cell office:value-type="float" office:value="3020.78" calcext:value-type="float">
            <text:p>3,020.78</text:p>
          </table:table-cell>
          <table:table-cell office:value-type="float" office:value="3020.31" calcext:value-type="float">
            <text:p>3,020.3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6/2020</text:p>
          </table:table-cell>
          <table:table-cell office:value-type="percentage" office:value="0.0185" calcext:value-type="percentage">
            <text:p>1.85%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3054.31" calcext:value-type="float">
            <text:p>3,054.31</text:p>
          </table:table-cell>
          <table:table-cell office:value-type="float" office:value="3039.53" calcext:value-type="float">
            <text:p>3,039.53</text:p>
          </table:table-cell>
          <table:table-cell office:value-type="float" office:value="3038.48" calcext:value-type="float">
            <text:p>3,038.4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6/2020</text:p>
          </table:table-cell>
          <table:table-cell office:value-type="percentage" office:value="0.0179" calcext:value-type="percentage">
            <text:p>1.79%</text:p>
          </table:table-cell>
          <table:table-cell office:value-type="percentage" office:value="0.0191" calcext:value-type="percentage">
            <text:p>1.91%</text:p>
          </table:table-cell>
          <table:table-cell office:value-type="float" office:value="3062.22" calcext:value-type="float">
            <text:p>3,062.22</text:p>
          </table:table-cell>
          <table:table-cell office:value-type="float" office:value="3047.41" calcext:value-type="float">
            <text:p>3,047.41</text:p>
          </table:table-cell>
          <table:table-cell office:value-type="float" office:value="3046.91" calcext:value-type="float">
            <text:p>3,046.9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6/2020</text:p>
          </table:table-cell>
          <table:table-cell office:value-type="percentage" office:value="0.0169" calcext:value-type="percentage">
            <text:p>1.69%</text:p>
          </table:table-cell>
          <table:table-cell office:value-type="percentage" office:value="0.0181" calcext:value-type="percentage">
            <text:p>1.81%</text:p>
          </table:table-cell>
          <table:table-cell office:value-type="float" office:value="3075.11" calcext:value-type="float">
            <text:p>3,075.11</text:p>
          </table:table-cell>
          <table:table-cell office:value-type="float" office:value="3060.24" calcext:value-type="float">
            <text:p>3,060.24</text:p>
          </table:table-cell>
          <table:table-cell office:value-type="float" office:value="3059.75" calcext:value-type="float">
            <text:p>3,059.7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07/2020</text:p>
          </table:table-cell>
          <table:table-cell office:value-type="percentage" office:value="0.0167" calcext:value-type="percentage">
            <text:p>1.67%</text:p>
          </table:table-cell>
          <table:table-cell office:value-type="percentage" office:value="0.0179" calcext:value-type="percentage">
            <text:p>1.79%</text:p>
          </table:table-cell>
          <table:table-cell office:value-type="float" office:value="3078.08" calcext:value-type="float">
            <text:p>3,078.08</text:p>
          </table:table-cell>
          <table:table-cell office:value-type="float" office:value="3063.2" calcext:value-type="float">
            <text:p>3,063.20</text:p>
          </table:table-cell>
          <table:table-cell office:value-type="float" office:value="3062.71" calcext:value-type="float">
            <text:p>3,062.7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7/2020</text:p>
          </table:table-cell>
          <table:table-cell office:value-type="percentage" office:value="0.0158" calcext:value-type="percentage">
            <text:p>1.58%</text:p>
          </table:table-cell>
          <table:table-cell office:value-type="percentage" office:value="0.017" calcext:value-type="percentage">
            <text:p>1.70%</text:p>
          </table:table-cell>
          <table:table-cell office:value-type="float" office:value="3089.76" calcext:value-type="float">
            <text:p>3,089.76</text:p>
          </table:table-cell>
          <table:table-cell office:value-type="float" office:value="3074.83" calcext:value-type="float">
            <text:p>3,074.83</text:p>
          </table:table-cell>
          <table:table-cell office:value-type="float" office:value="3074.35" calcext:value-type="float">
            <text:p>3,074.3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7/2020</text:p>
          </table:table-cell>
          <table:table-cell office:value-type="percentage" office:value="0.0154" calcext:value-type="percentage">
            <text:p>1.54%</text:p>
          </table:table-cell>
          <table:table-cell office:value-type="percentage" office:value="0.0166" calcext:value-type="percentage">
            <text:p>1.66%</text:p>
          </table:table-cell>
          <table:table-cell office:value-type="float" office:value="3095.79" calcext:value-type="float">
            <text:p>3,095.79</text:p>
          </table:table-cell>
          <table:table-cell office:value-type="float" office:value="3080.83" calcext:value-type="float">
            <text:p>3,080.83</text:p>
          </table:table-cell>
          <table:table-cell office:value-type="float" office:value="3079.8" calcext:value-type="float">
            <text:p>3,079.8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7/2020</text:p>
          </table:table-cell>
          <table:table-cell office:value-type="percentage" office:value="0.0145" calcext:value-type="percentage">
            <text:p>1.45%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3107.52" calcext:value-type="float">
            <text:p>3,107.52</text:p>
          </table:table-cell>
          <table:table-cell office:value-type="float" office:value="3092.51" calcext:value-type="float">
            <text:p>3,092.51</text:p>
          </table:table-cell>
          <table:table-cell office:value-type="float" office:value="3092.04" calcext:value-type="float">
            <text:p>3,092.0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7/2020</text:p>
          </table:table-cell>
          <table:table-cell office:value-type="percentage" office:value="0.0151" calcext:value-type="percentage">
            <text:p>1.51%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3100.46" calcext:value-type="float">
            <text:p>3,100.46</text:p>
          </table:table-cell>
          <table:table-cell office:value-type="float" office:value="3085.51" calcext:value-type="float">
            <text:p>3,085.51</text:p>
          </table:table-cell>
          <table:table-cell office:value-type="float" office:value="3085.04" calcext:value-type="float">
            <text:p>3,085.0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7/2020</text:p>
          </table:table-cell>
          <table:table-cell office:value-type="percentage" office:value="0.0159" calcext:value-type="percentage">
            <text:p>1.59%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090.96" calcext:value-type="float">
            <text:p>3,090.96</text:p>
          </table:table-cell>
          <table:table-cell office:value-type="float" office:value="3076.08" calcext:value-type="float">
            <text:p>3,076.08</text:p>
          </table:table-cell>
          <table:table-cell office:value-type="float" office:value="3075.6" calcext:value-type="float">
            <text:p>3,075.6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7/2020</text:p>
          </table:table-cell>
          <table:table-cell office:value-type="percentage" office:value="0.0166" calcext:value-type="percentage">
            <text:p>1.66%</text:p>
          </table:table-cell>
          <table:table-cell office:value-type="percentage" office:value="0.0178" calcext:value-type="percentage">
            <text:p>1.78%</text:p>
          </table:table-cell>
          <table:table-cell office:value-type="float" office:value="3082.75" calcext:value-type="float">
            <text:p>3,082.75</text:p>
          </table:table-cell>
          <table:table-cell office:value-type="float" office:value="3067.93" calcext:value-type="float">
            <text:p>3,067.93</text:p>
          </table:table-cell>
          <table:table-cell office:value-type="float" office:value="3067.44" calcext:value-type="float">
            <text:p>3,067.4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7/2020</text:p>
          </table:table-cell>
          <table:table-cell office:value-type="percentage" office:value="0.0158" calcext:value-type="percentage">
            <text:p>1.58%</text:p>
          </table:table-cell>
          <table:table-cell office:value-type="percentage" office:value="0.017" calcext:value-type="percentage">
            <text:p>1.70%</text:p>
          </table:table-cell>
          <table:table-cell office:value-type="float" office:value="3093.41" calcext:value-type="float">
            <text:p>3,093.41</text:p>
          </table:table-cell>
          <table:table-cell office:value-type="float" office:value="3078.55" calcext:value-type="float">
            <text:p>3,078.55</text:p>
          </table:table-cell>
          <table:table-cell office:value-type="float" office:value="3077.54" calcext:value-type="float">
            <text:p>3,077.5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7/2020</text:p>
          </table:table-cell>
          <table:table-cell office:value-type="percentage" office:value="0.0146" calcext:value-type="percentage">
            <text:p>1.46%</text:p>
          </table:table-cell>
          <table:table-cell office:value-type="percentage" office:value="0.0158" calcext:value-type="percentage">
            <text:p>1.58%</text:p>
          </table:table-cell>
          <table:table-cell office:value-type="float" office:value="3108.81" calcext:value-type="float">
            <text:p>3,108.81</text:p>
          </table:table-cell>
          <table:table-cell office:value-type="float" office:value="3093.87" calcext:value-type="float">
            <text:p>3,093.87</text:p>
          </table:table-cell>
          <table:table-cell office:value-type="float" office:value="3093.41" calcext:value-type="float">
            <text:p>3,093.4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7/2020</text:p>
          </table:table-cell>
          <table:table-cell office:value-type="percentage" office:value="0.0146" calcext:value-type="percentage">
            <text:p>1.46%</text:p>
          </table:table-cell>
          <table:table-cell office:value-type="percentage" office:value="0.0158" calcext:value-type="percentage">
            <text:p>1.58%</text:p>
          </table:table-cell>
          <table:table-cell office:value-type="float" office:value="3109.26" calcext:value-type="float">
            <text:p>3,109.26</text:p>
          </table:table-cell>
          <table:table-cell office:value-type="float" office:value="3094.33" calcext:value-type="float">
            <text:p>3,094.33</text:p>
          </table:table-cell>
          <table:table-cell office:value-type="float" office:value="3093.87" calcext:value-type="float">
            <text:p>3,093.8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7/2020</text:p>
          </table:table-cell>
          <table:table-cell office:value-type="percentage" office:value="0.0138" calcext:value-type="percentage">
            <text:p>1.38%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3119.94" calcext:value-type="float">
            <text:p>3,119.94</text:p>
          </table:table-cell>
          <table:table-cell office:value-type="float" office:value="3104.97" calcext:value-type="float">
            <text:p>3,104.97</text:p>
          </table:table-cell>
          <table:table-cell office:value-type="float" office:value="3104.27" calcext:value-type="float">
            <text:p>3,104.2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7/2020</text:p>
          </table:table-cell>
          <table:table-cell office:value-type="percentage" office:value="0.0143" calcext:value-type="percentage">
            <text:p>1.43%</text:p>
          </table:table-cell>
          <table:table-cell office:value-type="percentage" office:value="0.0155" calcext:value-type="percentage">
            <text:p>1.55%</text:p>
          </table:table-cell>
          <table:table-cell office:value-type="float" office:value="3114.38" calcext:value-type="float">
            <text:p>3,114.38</text:p>
          </table:table-cell>
          <table:table-cell office:value-type="float" office:value="3099.45" calcext:value-type="float">
            <text:p>3,099.45</text:p>
          </table:table-cell>
          <table:table-cell office:value-type="float" office:value="3098.75" calcext:value-type="float">
            <text:p>3,098.7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7/2020</text:p>
          </table:table-cell>
          <table:table-cell office:value-type="percentage" office:value="0.0142" calcext:value-type="percentage">
            <text:p>1.42%</text:p>
          </table:table-cell>
          <table:table-cell office:value-type="percentage" office:value="0.0154" calcext:value-type="percentage">
            <text:p>1.54%</text:p>
          </table:table-cell>
          <table:table-cell office:value-type="float" office:value="3117.33" calcext:value-type="float">
            <text:p>3,117.33</text:p>
          </table:table-cell>
          <table:table-cell office:value-type="float" office:value="3102.41" calcext:value-type="float">
            <text:p>3,102.41</text:p>
          </table:table-cell>
          <table:table-cell office:value-type="float" office:value="3100.69" calcext:value-type="float">
            <text:p>3,100.6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7/2020</text:p>
          </table:table-cell>
          <table:table-cell office:value-type="percentage" office:value="0.0147" calcext:value-type="percentage">
            <text:p>1.47%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3111.79" calcext:value-type="float">
            <text:p>3,111.79</text:p>
          </table:table-cell>
          <table:table-cell office:value-type="float" office:value="3096.91" calcext:value-type="float">
            <text:p>3,096.91</text:p>
          </table:table-cell>
          <table:table-cell office:value-type="float" office:value="3096.21" calcext:value-type="float">
            <text:p>3,096.2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7/2020</text:p>
          </table:table-cell>
          <table:table-cell office:value-type="percentage" office:value="0.0149" calcext:value-type="percentage">
            <text:p>1.49%</text:p>
          </table:table-cell>
          <table:table-cell office:value-type="percentage" office:value="0.0161" calcext:value-type="percentage">
            <text:p>1.61%</text:p>
          </table:table-cell>
          <table:table-cell office:value-type="float" office:value="3110" calcext:value-type="float">
            <text:p>3,110.00</text:p>
          </table:table-cell>
          <table:table-cell office:value-type="float" office:value="3095.15" calcext:value-type="float">
            <text:p>3,095.15</text:p>
          </table:table-cell>
          <table:table-cell office:value-type="float" office:value="3094.44" calcext:value-type="float">
            <text:p>3,094.4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7/2020</text:p>
          </table:table-cell>
          <table:table-cell office:value-type="percentage" office:value="0.0146" calcext:value-type="percentage">
            <text:p>1.46%</text:p>
          </table:table-cell>
          <table:table-cell office:value-type="percentage" office:value="0.0158" calcext:value-type="percentage">
            <text:p>1.58%</text:p>
          </table:table-cell>
          <table:table-cell office:value-type="float" office:value="3114.42" calcext:value-type="float">
            <text:p>3,114.42</text:p>
          </table:table-cell>
          <table:table-cell office:value-type="float" office:value="3099.55" calcext:value-type="float">
            <text:p>3,099.55</text:p>
          </table:table-cell>
          <table:table-cell office:value-type="float" office:value="3098.85" calcext:value-type="float">
            <text:p>3,098.8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7/2020</text:p>
          </table:table-cell>
          <table:table-cell office:value-type="percentage" office:value="0.0143" calcext:value-type="percentage">
            <text:p>1.43%</text:p>
          </table:table-cell>
          <table:table-cell office:value-type="percentage" office:value="0.0155" calcext:value-type="percentage">
            <text:p>1.55%</text:p>
          </table:table-cell>
          <table:table-cell office:value-type="float" office:value="3118.84" calcext:value-type="float">
            <text:p>3,118.84</text:p>
          </table:table-cell>
          <table:table-cell office:value-type="float" office:value="3103.96" calcext:value-type="float">
            <text:p>3,103.96</text:p>
          </table:table-cell>
          <table:table-cell office:value-type="float" office:value="3103.26" calcext:value-type="float">
            <text:p>3,103.2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7/2020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0152" calcext:value-type="percentage">
            <text:p>1.52%</text:p>
          </table:table-cell>
          <table:table-cell office:value-type="float" office:value="3124.28" calcext:value-type="float">
            <text:p>3,124.28</text:p>
          </table:table-cell>
          <table:table-cell office:value-type="float" office:value="3109.39" calcext:value-type="float">
            <text:p>3,109.39</text:p>
          </table:table-cell>
          <table:table-cell office:value-type="float" office:value="3107.67" calcext:value-type="float">
            <text:p>3,107.6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7/2020</text:p>
          </table:table-cell>
          <table:table-cell office:value-type="percentage" office:value="0.0142" calcext:value-type="percentage">
            <text:p>1.42%</text:p>
          </table:table-cell>
          <table:table-cell office:value-type="percentage" office:value="0.0154" calcext:value-type="percentage">
            <text:p>1.54%</text:p>
          </table:table-cell>
          <table:table-cell office:value-type="float" office:value="3120.65" calcext:value-type="float">
            <text:p>3,120.65</text:p>
          </table:table-cell>
          <table:table-cell office:value-type="float" office:value="3105.8" calcext:value-type="float">
            <text:p>3,105.80</text:p>
          </table:table-cell>
          <table:table-cell office:value-type="float" office:value="3105.24" calcext:value-type="float">
            <text:p>3,105.2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7/2020</text:p>
          </table:table-cell>
          <table:table-cell office:value-type="percentage" office:value="0.0138" calcext:value-type="percentage">
            <text:p>1.38%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3126.17" calcext:value-type="float">
            <text:p>3,126.17</text:p>
          </table:table-cell>
          <table:table-cell office:value-type="float" office:value="3111.29" calcext:value-type="float">
            <text:p>3,111.29</text:p>
          </table:table-cell>
          <table:table-cell office:value-type="float" office:value="3110.74" calcext:value-type="float">
            <text:p>3,110.7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7/2020</text:p>
          </table:table-cell>
          <table:table-cell office:value-type="percentage" office:value="0.0132" calcext:value-type="percentage">
            <text:p>1.32%</text:p>
          </table:table-cell>
          <table:table-cell office:value-type="percentage" office:value="0.0144" calcext:value-type="percentage">
            <text:p>1.44%</text:p>
          </table:table-cell>
          <table:table-cell office:value-type="float" office:value="3134.17" calcext:value-type="float">
            <text:p>3,134.17</text:p>
          </table:table-cell>
          <table:table-cell office:value-type="float" office:value="3119.27" calcext:value-type="float">
            <text:p>3,119.27</text:p>
          </table:table-cell>
          <table:table-cell office:value-type="float" office:value="3118.72" calcext:value-type="float">
            <text:p>3,118.7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7/2020</text:p>
          </table:table-cell>
          <table:table-cell office:value-type="percentage" office:value="0.0143" calcext:value-type="percentage">
            <text:p>1.43%</text:p>
          </table:table-cell>
          <table:table-cell office:value-type="percentage" office:value="0.0155" calcext:value-type="percentage">
            <text:p>1.55%</text:p>
          </table:table-cell>
          <table:table-cell office:value-type="float" office:value="3121.05" calcext:value-type="float">
            <text:p>3,121.05</text:p>
          </table:table-cell>
          <table:table-cell office:value-type="float" office:value="3106.24" calcext:value-type="float">
            <text:p>3,106.24</text:p>
          </table:table-cell>
          <table:table-cell office:value-type="float" office:value="3105.68" calcext:value-type="float">
            <text:p>3,105.6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1/07/2020</text:p>
          </table:table-cell>
          <table:table-cell office:value-type="percentage" office:value="0.0133" calcext:value-type="percentage">
            <text:p>1.33%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3134.75" calcext:value-type="float">
            <text:p>3,134.75</text:p>
          </table:table-cell>
          <table:table-cell office:value-type="float" office:value="3119.87" calcext:value-type="float">
            <text:p>3,119.87</text:p>
          </table:table-cell>
          <table:table-cell office:value-type="float" office:value="3118.58" calcext:value-type="float">
            <text:p>3,118.5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8/2020</text:p>
          </table:table-cell>
          <table:table-cell office:value-type="percentage" office:value="0.0131" calcext:value-type="percentage">
            <text:p>1.31%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3137.78" calcext:value-type="float">
            <text:p>3,137.78</text:p>
          </table:table-cell>
          <table:table-cell office:value-type="float" office:value="3122.89" calcext:value-type="float">
            <text:p>3,122.89</text:p>
          </table:table-cell>
          <table:table-cell office:value-type="float" office:value="3122.34" calcext:value-type="float">
            <text:p>3,122.3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8/2020</text:p>
          </table:table-cell>
          <table:table-cell office:value-type="percentage" office:value="0.0131" calcext:value-type="percentage">
            <text:p>1.31%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3138.31" calcext:value-type="float">
            <text:p>3,138.31</text:p>
          </table:table-cell>
          <table:table-cell office:value-type="float" office:value="3123.44" calcext:value-type="float">
            <text:p>3,123.44</text:p>
          </table:table-cell>
          <table:table-cell office:value-type="float" office:value="3122.89" calcext:value-type="float">
            <text:p>3,122.8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08/2020</text:p>
          </table:table-cell>
          <table:table-cell office:value-type="percentage" office:value="0.0128" calcext:value-type="percentage">
            <text:p>1.28%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3142.57" calcext:value-type="float">
            <text:p>3,142.57</text:p>
          </table:table-cell>
          <table:table-cell office:value-type="float" office:value="3127.7" calcext:value-type="float">
            <text:p>3,127.70</text:p>
          </table:table-cell>
          <table:table-cell office:value-type="float" office:value="3127.15" calcext:value-type="float">
            <text:p>3,127.1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08/2020</text:p>
          </table:table-cell>
          <table:table-cell office:value-type="percentage" office:value="0.0133" calcext:value-type="percentage">
            <text:p>1.33%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3136.9" calcext:value-type="float">
            <text:p>3,136.90</text:p>
          </table:table-cell>
          <table:table-cell office:value-type="float" office:value="3122.07" calcext:value-type="float">
            <text:p>3,122.07</text:p>
          </table:table-cell>
          <table:table-cell office:value-type="float" office:value="3121.52" calcext:value-type="float">
            <text:p>3,121.5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08/2020</text:p>
          </table:table-cell>
          <table:table-cell office:value-type="percentage" office:value="0.012" calcext:value-type="percentage">
            <text:p>1.20%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3154.08" calcext:value-type="float">
            <text:p>3,154.08</text:p>
          </table:table-cell>
          <table:table-cell office:value-type="float" office:value="3139.16" calcext:value-type="float">
            <text:p>3,139.16</text:p>
          </table:table-cell>
          <table:table-cell office:value-type="float" office:value="3137.91" calcext:value-type="float">
            <text:p>3,137.9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8/2020</text:p>
          </table:table-cell>
          <table:table-cell office:value-type="percentage" office:value="0.0123" calcext:value-type="percentage">
            <text:p>1.23%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3150.86" calcext:value-type="float">
            <text:p>3,150.86</text:p>
          </table:table-cell>
          <table:table-cell office:value-type="float" office:value="3135.98" calcext:value-type="float">
            <text:p>3,135.98</text:p>
          </table:table-cell>
          <table:table-cell office:value-type="float" office:value="3135.45" calcext:value-type="float">
            <text:p>3,135.4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8/2020</text:p>
          </table:table-cell>
          <table:table-cell office:value-type="percentage" office:value="0.0125" calcext:value-type="percentage">
            <text:p>1.25%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3148.9" calcext:value-type="float">
            <text:p>3,148.90</text:p>
          </table:table-cell>
          <table:table-cell office:value-type="float" office:value="3134.04" calcext:value-type="float">
            <text:p>3,134.04</text:p>
          </table:table-cell>
          <table:table-cell office:value-type="float" office:value="3133.51" calcext:value-type="float">
            <text:p>3,133.5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08/2020</text:p>
          </table:table-cell>
          <table:table-cell office:value-type="percentage" office:value="0.0132" calcext:value-type="percentage">
            <text:p>1.32%</text:p>
          </table:table-cell>
          <table:table-cell office:value-type="percentage" office:value="0.0144" calcext:value-type="percentage">
            <text:p>1.44%</text:p>
          </table:table-cell>
          <table:table-cell office:value-type="float" office:value="3140.75" calcext:value-type="float">
            <text:p>3,140.75</text:p>
          </table:table-cell>
          <table:table-cell office:value-type="float" office:value="3125.96" calcext:value-type="float">
            <text:p>3,125.96</text:p>
          </table:table-cell>
          <table:table-cell office:value-type="float" office:value="3125.42" calcext:value-type="float">
            <text:p>3,125.4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08/2020</text:p>
          </table:table-cell>
          <table:table-cell office:value-type="percentage" office:value="0.0136" calcext:value-type="percentage">
            <text:p>1.36%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3136.34" calcext:value-type="float">
            <text:p>3,136.34</text:p>
          </table:table-cell>
          <table:table-cell office:value-type="float" office:value="3121.59" calcext:value-type="float">
            <text:p>3,121.59</text:p>
          </table:table-cell>
          <table:table-cell office:value-type="float" office:value="3121.05" calcext:value-type="float">
            <text:p>3,121.0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8/2020</text:p>
          </table:table-cell>
          <table:table-cell office:value-type="percentage" office:value="0.0146" calcext:value-type="percentage">
            <text:p>1.46%</text:p>
          </table:table-cell>
          <table:table-cell office:value-type="percentage" office:value="0.0158" calcext:value-type="percentage">
            <text:p>1.58%</text:p>
          </table:table-cell>
          <table:table-cell office:value-type="float" office:value="3124.82" calcext:value-type="float">
            <text:p>3,124.82</text:p>
          </table:table-cell>
          <table:table-cell office:value-type="float" office:value="3110.16" calcext:value-type="float">
            <text:p>3,110.16</text:p>
          </table:table-cell>
          <table:table-cell office:value-type="float" office:value="3109.36" calcext:value-type="float">
            <text:p>3,109.3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8/2020</text:p>
          </table:table-cell>
          <table:table-cell office:value-type="percentage" office:value="0.0143" calcext:value-type="percentage">
            <text:p>1.43%</text:p>
          </table:table-cell>
          <table:table-cell office:value-type="percentage" office:value="0.0155" calcext:value-type="percentage">
            <text:p>1.55%</text:p>
          </table:table-cell>
          <table:table-cell office:value-type="float" office:value="3128.8" calcext:value-type="float">
            <text:p>3,128.80</text:p>
          </table:table-cell>
          <table:table-cell office:value-type="float" office:value="3114.13" calcext:value-type="float">
            <text:p>3,114.13</text:p>
          </table:table-cell>
          <table:table-cell office:value-type="float" office:value="3113.82" calcext:value-type="float">
            <text:p>3,113.8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8/2020</text:p>
          </table:table-cell>
          <table:table-cell office:value-type="percentage" office:value="0.0141" calcext:value-type="percentage">
            <text:p>1.41%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131.55" calcext:value-type="float">
            <text:p>3,131.55</text:p>
          </table:table-cell>
          <table:table-cell office:value-type="float" office:value="3116.88" calcext:value-type="float">
            <text:p>3,116.88</text:p>
          </table:table-cell>
          <table:table-cell office:value-type="float" office:value="3116.57" calcext:value-type="float">
            <text:p>3,116.5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08/2020</text:p>
          </table:table-cell>
          <table:table-cell office:value-type="percentage" office:value="0.0138" calcext:value-type="percentage">
            <text:p>1.38%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3135.53" calcext:value-type="float">
            <text:p>3,135.53</text:p>
          </table:table-cell>
          <table:table-cell office:value-type="float" office:value="3120.84" calcext:value-type="float">
            <text:p>3,120.84</text:p>
          </table:table-cell>
          <table:table-cell office:value-type="float" office:value="3120.53" calcext:value-type="float">
            <text:p>3,120.5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08/2020</text:p>
          </table:table-cell>
          <table:table-cell office:value-type="percentage" office:value="0.0162" calcext:value-type="percentage">
            <text:p>1.62%</text:p>
          </table:table-cell>
          <table:table-cell office:value-type="percentage" office:value="0.0174" calcext:value-type="percentage">
            <text:p>1.74%</text:p>
          </table:table-cell>
          <table:table-cell office:value-type="float" office:value="3106.56" calcext:value-type="float">
            <text:p>3,106.56</text:p>
          </table:table-cell>
          <table:table-cell office:value-type="float" office:value="3092.06" calcext:value-type="float">
            <text:p>3,092.06</text:p>
          </table:table-cell>
          <table:table-cell office:value-type="float" office:value="3091.73" calcext:value-type="float">
            <text:p>3,091.7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8/2020</text:p>
          </table:table-cell>
          <table:table-cell office:value-type="percentage" office:value="0.0147" calcext:value-type="percentage">
            <text:p>1.47%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3125.35" calcext:value-type="float">
            <text:p>3,125.35</text:p>
          </table:table-cell>
          <table:table-cell office:value-type="float" office:value="3110.75" calcext:value-type="float">
            <text:p>3,110.75</text:p>
          </table:table-cell>
          <table:table-cell office:value-type="float" office:value="3110.2" calcext:value-type="float">
            <text:p>3,110.2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8/2020</text:p>
          </table:table-cell>
          <table:table-cell office:value-type="percentage" office:value="0.0143" calcext:value-type="percentage">
            <text:p>1.43%</text:p>
          </table:table-cell>
          <table:table-cell office:value-type="percentage" office:value="0.0155" calcext:value-type="percentage">
            <text:p>1.55%</text:p>
          </table:table-cell>
          <table:table-cell office:value-type="float" office:value="3130.53" calcext:value-type="float">
            <text:p>3,130.53</text:p>
          </table:table-cell>
          <table:table-cell office:value-type="float" office:value="3115.92" calcext:value-type="float">
            <text:p>3,115.92</text:p>
          </table:table-cell>
          <table:table-cell office:value-type="float" office:value="3115.61" calcext:value-type="float">
            <text:p>3,115.6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8/2020</text:p>
          </table:table-cell>
          <table:table-cell office:value-type="percentage" office:value="0.0152" calcext:value-type="percentage">
            <text:p>1.52%</text:p>
          </table:table-cell>
          <table:table-cell office:value-type="percentage" office:value="0.0164" calcext:value-type="percentage">
            <text:p>1.64%</text:p>
          </table:table-cell>
          <table:table-cell office:value-type="float" office:value="3119.87" calcext:value-type="float">
            <text:p>3,119.87</text:p>
          </table:table-cell>
          <table:table-cell office:value-type="float" office:value="3105.34" calcext:value-type="float">
            <text:p>3,105.34</text:p>
          </table:table-cell>
          <table:table-cell office:value-type="float" office:value="3105.02" calcext:value-type="float">
            <text:p>3,105.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08/2020</text:p>
          </table:table-cell>
          <table:table-cell office:value-type="percentage" office:value="0.0153" calcext:value-type="percentage">
            <text:p>1.53%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3120.05" calcext:value-type="float">
            <text:p>3,120.05</text:p>
          </table:table-cell>
          <table:table-cell office:value-type="float" office:value="3105.53" calcext:value-type="float">
            <text:p>3,105.53</text:p>
          </table:table-cell>
          <table:table-cell office:value-type="float" office:value="3105.12" calcext:value-type="float">
            <text:p>3,105.1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08/2020</text:p>
          </table:table-cell>
          <table:table-cell office:value-type="percentage" office:value="0.0161" calcext:value-type="percentage">
            <text:p>1.61%</text:p>
          </table:table-cell>
          <table:table-cell office:value-type="percentage" office:value="0.0173" calcext:value-type="percentage">
            <text:p>1.73%</text:p>
          </table:table-cell>
          <table:table-cell office:value-type="float" office:value="3110.77" calcext:value-type="float">
            <text:p>3,110.77</text:p>
          </table:table-cell>
          <table:table-cell office:value-type="float" office:value="3096.32" calcext:value-type="float">
            <text:p>3,096.32</text:p>
          </table:table-cell>
          <table:table-cell office:value-type="float" office:value="3095.9" calcext:value-type="float">
            <text:p>3,095.9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8/2020</text:p>
          </table:table-cell>
          <table:table-cell office:value-type="percentage" office:value="0.0154" calcext:value-type="percentage">
            <text:p>1.54%</text:p>
          </table:table-cell>
          <table:table-cell office:value-type="percentage" office:value="0.0166" calcext:value-type="percentage">
            <text:p>1.66%</text:p>
          </table:table-cell>
          <table:table-cell office:value-type="float" office:value="3120.06" calcext:value-type="float">
            <text:p>3,120.06</text:p>
          </table:table-cell>
          <table:table-cell office:value-type="float" office:value="3105.57" calcext:value-type="float">
            <text:p>3,105.57</text:p>
          </table:table-cell>
          <table:table-cell office:value-type="float" office:value="3104.74" calcext:value-type="float">
            <text:p>3,104.7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1/08/2020</text:p>
          </table:table-cell>
          <table:table-cell office:value-type="percentage" office:value="0.0152" calcext:value-type="percentage">
            <text:p>1.52%</text:p>
          </table:table-cell>
          <table:table-cell office:value-type="percentage" office:value="0.0164" calcext:value-type="percentage">
            <text:p>1.64%</text:p>
          </table:table-cell>
          <table:table-cell office:value-type="float" office:value="3122.88" calcext:value-type="float">
            <text:p>3,122.88</text:p>
          </table:table-cell>
          <table:table-cell office:value-type="float" office:value="3108.39" calcext:value-type="float">
            <text:p>3,108.39</text:p>
          </table:table-cell>
          <table:table-cell office:value-type="float" office:value="3107.98" calcext:value-type="float">
            <text:p>3,107.9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09/2020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0162" calcext:value-type="percentage">
            <text:p>1.62%</text:p>
          </table:table-cell>
          <table:table-cell office:value-type="float" office:value="3125.7" calcext:value-type="float">
            <text:p>3,125.70</text:p>
          </table:table-cell>
          <table:table-cell office:value-type="float" office:value="3111.21" calcext:value-type="float">
            <text:p>3,111.21</text:p>
          </table:table-cell>
          <table:table-cell office:value-type="float" office:value="3110.8" calcext:value-type="float">
            <text:p>3,110.8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09/2020</text:p>
          </table:table-cell>
          <table:table-cell office:value-type="percentage" office:value="0.0148" calcext:value-type="percentage">
            <text:p>1.48%</text:p>
          </table:table-cell>
          <table:table-cell office:value-type="percentage" office:value="0.016" calcext:value-type="percentage">
            <text:p>1.60%</text:p>
          </table:table-cell>
          <table:table-cell office:value-type="float" office:value="3128.52" calcext:value-type="float">
            <text:p>3,128.52</text:p>
          </table:table-cell>
          <table:table-cell office:value-type="float" office:value="3114.03" calcext:value-type="float">
            <text:p>3,114.03</text:p>
          </table:table-cell>
          <table:table-cell office:value-type="float" office:value="3113.62" calcext:value-type="float">
            <text:p>3,113.6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09/2020</text:p>
          </table:table-cell>
          <table:table-cell office:value-type="percentage" office:value="0.0149" calcext:value-type="percentage">
            <text:p>1.49%</text:p>
          </table:table-cell>
          <table:table-cell office:value-type="percentage" office:value="0.0161" calcext:value-type="percentage">
            <text:p>1.61%</text:p>
          </table:table-cell>
          <table:table-cell office:value-type="float" office:value="3127.7" calcext:value-type="float">
            <text:p>3,127.70</text:p>
          </table:table-cell>
          <table:table-cell office:value-type="float" office:value="3113.23" calcext:value-type="float">
            <text:p>3,113.23</text:p>
          </table:table-cell>
          <table:table-cell office:value-type="float" office:value="3112.82" calcext:value-type="float">
            <text:p>3,112.8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09/2020</text:p>
          </table:table-cell>
          <table:table-cell office:value-type="percentage" office:value="0.0134" calcext:value-type="percentage">
            <text:p>1.34%</text:p>
          </table:table-cell>
          <table:table-cell office:value-type="percentage" office:value="0.0146" calcext:value-type="percentage">
            <text:p>1.46%</text:p>
          </table:table-cell>
          <table:table-cell office:value-type="float" office:value="3146.93" calcext:value-type="float">
            <text:p>3,146.93</text:p>
          </table:table-cell>
          <table:table-cell office:value-type="float" office:value="3132.36" calcext:value-type="float">
            <text:p>3,132.36</text:p>
          </table:table-cell>
          <table:table-cell office:value-type="float" office:value="3131.33" calcext:value-type="float">
            <text:p>3,131.3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09/2020</text:p>
          </table:table-cell>
          <table:table-cell office:value-type="percentage" office:value="0.0135" calcext:value-type="percentage">
            <text:p>1.35%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3146.09" calcext:value-type="float">
            <text:p>3,146.09</text:p>
          </table:table-cell>
          <table:table-cell office:value-type="float" office:value="3131.54" calcext:value-type="float">
            <text:p>3,131.54</text:p>
          </table:table-cell>
          <table:table-cell office:value-type="float" office:value="3131.15" calcext:value-type="float">
            <text:p>3,131.1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09/2020</text:p>
          </table:table-cell>
          <table:table-cell office:value-type="percentage" office:value="0.0135" calcext:value-type="percentage">
            <text:p>1.35%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3147.26" calcext:value-type="float">
            <text:p>3,147.26</text:p>
          </table:table-cell>
          <table:table-cell office:value-type="float" office:value="3132.72" calcext:value-type="float">
            <text:p>3,132.72</text:p>
          </table:table-cell>
          <table:table-cell office:value-type="float" office:value="3132.3" calcext:value-type="float">
            <text:p>3,132.3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09/2020</text:p>
          </table:table-cell>
          <table:table-cell office:value-type="percentage" office:value="0.0137" calcext:value-type="percentage">
            <text:p>1.37%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3145.25" calcext:value-type="float">
            <text:p>3,145.25</text:p>
          </table:table-cell>
          <table:table-cell office:value-type="float" office:value="3130.73" calcext:value-type="float">
            <text:p>3,130.73</text:p>
          </table:table-cell>
          <table:table-cell office:value-type="float" office:value="3130.31" calcext:value-type="float">
            <text:p>3,130.3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09/2020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0152" calcext:value-type="percentage">
            <text:p>1.52%</text:p>
          </table:table-cell>
          <table:table-cell office:value-type="float" office:value="3142.51" calcext:value-type="float">
            <text:p>3,142.51</text:p>
          </table:table-cell>
          <table:table-cell office:value-type="float" office:value="3128.03" calcext:value-type="float">
            <text:p>3,128.03</text:p>
          </table:table-cell>
          <table:table-cell office:value-type="float" office:value="3127.12" calcext:value-type="float">
            <text:p>3,127.1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09/2020</text:p>
          </table:table-cell>
          <table:table-cell office:value-type="percentage" office:value="0.0135" calcext:value-type="percentage">
            <text:p>1.35%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3148.99" calcext:value-type="float">
            <text:p>3,148.99</text:p>
          </table:table-cell>
          <table:table-cell office:value-type="float" office:value="3134.48" calcext:value-type="float">
            <text:p>3,134.48</text:p>
          </table:table-cell>
          <table:table-cell office:value-type="float" office:value="3134.06" calcext:value-type="float">
            <text:p>3,134.0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09/2020</text:p>
          </table:table-cell>
          <table:table-cell office:value-type="percentage" office:value="0.0133" calcext:value-type="percentage">
            <text:p>1.33%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3151.84" calcext:value-type="float">
            <text:p>3,151.84</text:p>
          </table:table-cell>
          <table:table-cell office:value-type="float" office:value="3137.33" calcext:value-type="float">
            <text:p>3,137.33</text:p>
          </table:table-cell>
          <table:table-cell office:value-type="float" office:value="3136.89" calcext:value-type="float">
            <text:p>3,136.8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09/2020</text:p>
          </table:table-cell>
          <table:table-cell office:value-type="percentage" office:value="0.0139" calcext:value-type="percentage">
            <text:p>1.39%</text:p>
          </table:table-cell>
          <table:table-cell office:value-type="percentage" office:value="0.0151" calcext:value-type="percentage">
            <text:p>1.51%</text:p>
          </table:table-cell>
          <table:table-cell office:value-type="float" office:value="3145.01" calcext:value-type="float">
            <text:p>3,145.01</text:p>
          </table:table-cell>
          <table:table-cell office:value-type="float" office:value="3130.56" calcext:value-type="float">
            <text:p>3,130.56</text:p>
          </table:table-cell>
          <table:table-cell office:value-type="float" office:value="3130.11" calcext:value-type="float">
            <text:p>3,130.1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09/2020</text:p>
          </table:table-cell>
          <table:table-cell office:value-type="percentage" office:value="0.0152" calcext:value-type="percentage">
            <text:p>1.52%</text:p>
          </table:table-cell>
          <table:table-cell office:value-type="percentage" office:value="0.0164" calcext:value-type="percentage">
            <text:p>1.64%</text:p>
          </table:table-cell>
          <table:table-cell office:value-type="float" office:value="3129.81" calcext:value-type="float">
            <text:p>3,129.81</text:p>
          </table:table-cell>
          <table:table-cell office:value-type="float" office:value="3115.46" calcext:value-type="float">
            <text:p>3,115.46</text:p>
          </table:table-cell>
          <table:table-cell office:value-type="float" office:value="3115" calcext:value-type="float">
            <text:p>3,115.0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09/2020</text:p>
          </table:table-cell>
          <table:table-cell office:value-type="percentage" office:value="0.0149" calcext:value-type="percentage">
            <text:p>1.49%</text:p>
          </table:table-cell>
          <table:table-cell office:value-type="percentage" office:value="0.0161" calcext:value-type="percentage">
            <text:p>1.61%</text:p>
          </table:table-cell>
          <table:table-cell office:value-type="float" office:value="3134.37" calcext:value-type="float">
            <text:p>3,134.37</text:p>
          </table:table-cell>
          <table:table-cell office:value-type="float" office:value="3120.02" calcext:value-type="float">
            <text:p>3,120.02</text:p>
          </table:table-cell>
          <table:table-cell office:value-type="float" office:value="3119.04" calcext:value-type="float">
            <text:p>3,119.0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09/2020</text:p>
          </table:table-cell>
          <table:table-cell office:value-type="percentage" office:value="0.0175" calcext:value-type="percentage">
            <text:p>1.75%</text:p>
          </table:table-cell>
          <table:table-cell office:value-type="percentage" office:value="0.0187" calcext:value-type="percentage">
            <text:p>1.87%</text:p>
          </table:table-cell>
          <table:table-cell office:value-type="float" office:value="3103.85" calcext:value-type="float">
            <text:p>3,103.85</text:p>
          </table:table-cell>
          <table:table-cell office:value-type="float" office:value="3089.68" calcext:value-type="float">
            <text:p>3,089.68</text:p>
          </table:table-cell>
          <table:table-cell office:value-type="float" office:value="3089.2" calcext:value-type="float">
            <text:p>3,089.2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09/2020</text:p>
          </table:table-cell>
          <table:table-cell office:value-type="percentage" office:value="0.0177" calcext:value-type="percentage">
            <text:p>1.77%</text:p>
          </table:table-cell>
          <table:table-cell office:value-type="percentage" office:value="0.0189" calcext:value-type="percentage">
            <text:p>1.89%</text:p>
          </table:table-cell>
          <table:table-cell office:value-type="float" office:value="3101.95" calcext:value-type="float">
            <text:p>3,101.95</text:p>
          </table:table-cell>
          <table:table-cell office:value-type="float" office:value="3087.81" calcext:value-type="float">
            <text:p>3,087.81</text:p>
          </table:table-cell>
          <table:table-cell office:value-type="float" office:value="3087.32" calcext:value-type="float">
            <text:p>3,087.3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09/2020</text:p>
          </table:table-cell>
          <table:table-cell office:value-type="percentage" office:value="0.0177" calcext:value-type="percentage">
            <text:p>1.77%</text:p>
          </table:table-cell>
          <table:table-cell office:value-type="percentage" office:value="0.0189" calcext:value-type="percentage">
            <text:p>1.89%</text:p>
          </table:table-cell>
          <table:table-cell office:value-type="float" office:value="3102.43" calcext:value-type="float">
            <text:p>3,102.43</text:p>
          </table:table-cell>
          <table:table-cell office:value-type="float" office:value="3088.3" calcext:value-type="float">
            <text:p>3,088.30</text:p>
          </table:table-cell>
          <table:table-cell office:value-type="float" office:value="3087.81" calcext:value-type="float">
            <text:p>3,087.8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09/2020</text:p>
          </table:table-cell>
          <table:table-cell office:value-type="percentage" office:value="0.0179" calcext:value-type="percentage">
            <text:p>1.79%</text:p>
          </table:table-cell>
          <table:table-cell office:value-type="percentage" office:value="0.0191" calcext:value-type="percentage">
            <text:p>1.91%</text:p>
          </table:table-cell>
          <table:table-cell office:value-type="float" office:value="3103.01" calcext:value-type="float">
            <text:p>3,103.01</text:p>
          </table:table-cell>
          <table:table-cell office:value-type="float" office:value="3088.9" calcext:value-type="float">
            <text:p>3,088.90</text:p>
          </table:table-cell>
          <table:table-cell office:value-type="float" office:value="3088.17" calcext:value-type="float">
            <text:p>3,088.1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09/2020</text:p>
          </table:table-cell>
          <table:table-cell office:value-type="percentage" office:value="0.017" calcext:value-type="percentage">
            <text:p>1.70%</text:p>
          </table:table-cell>
          <table:table-cell office:value-type="percentage" office:value="0.0182" calcext:value-type="percentage">
            <text:p>1.82%</text:p>
          </table:table-cell>
          <table:table-cell office:value-type="float" office:value="3115.38" calcext:value-type="float">
            <text:p>3,115.38</text:p>
          </table:table-cell>
          <table:table-cell office:value-type="float" office:value="3101.22" calcext:value-type="float">
            <text:p>3,101.22</text:p>
          </table:table-cell>
          <table:table-cell office:value-type="float" office:value="3099.48" calcext:value-type="float">
            <text:p>3,099.4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09/2020</text:p>
          </table:table-cell>
          <table:table-cell office:value-type="percentage" office:value="0.0164" calcext:value-type="percentage">
            <text:p>1.64%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3123.21" calcext:value-type="float">
            <text:p>3,123.21</text:p>
          </table:table-cell>
          <table:table-cell office:value-type="float" office:value="3109.01" calcext:value-type="float">
            <text:p>3,109.01</text:p>
          </table:table-cell>
          <table:table-cell office:value-type="float" office:value="3108.29" calcext:value-type="float">
            <text:p>3,108.2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09/2020</text:p>
          </table:table-cell>
          <table:table-cell office:value-type="percentage" office:value="0.0195" calcext:value-type="percentage">
            <text:p>1.95%</text:p>
          </table:table-cell>
          <table:table-cell office:value-type="percentage" office:value="0.0207" calcext:value-type="percentage">
            <text:p>2.07%</text:p>
          </table:table-cell>
          <table:table-cell office:value-type="float" office:value="3087.44" calcext:value-type="float">
            <text:p>3,087.44</text:p>
          </table:table-cell>
          <table:table-cell office:value-type="float" office:value="3073.46" calcext:value-type="float">
            <text:p>3,073.46</text:p>
          </table:table-cell>
          <table:table-cell office:value-type="float" office:value="3072.71" calcext:value-type="float">
            <text:p>3,072.7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09/2020</text:p>
          </table:table-cell>
          <table:table-cell office:value-type="percentage" office:value="0.0194" calcext:value-type="percentage">
            <text:p>1.94%</text:p>
          </table:table-cell>
          <table:table-cell office:value-type="percentage" office:value="0.0206" calcext:value-type="percentage">
            <text:p>2.06%</text:p>
          </table:table-cell>
          <table:table-cell office:value-type="float" office:value="3089.35" calcext:value-type="float">
            <text:p>3,089.35</text:p>
          </table:table-cell>
          <table:table-cell office:value-type="float" office:value="3075.37" calcext:value-type="float">
            <text:p>3,075.37</text:p>
          </table:table-cell>
          <table:table-cell office:value-type="float" office:value="3074.62" calcext:value-type="float">
            <text:p>3,074.6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10/2020</text:p>
          </table:table-cell>
          <table:table-cell office:value-type="percentage" office:value="0.0189" calcext:value-type="percentage">
            <text:p>1.89%</text:p>
          </table:table-cell>
          <table:table-cell office:value-type="percentage" office:value="0.0201" calcext:value-type="percentage">
            <text:p>2.01%</text:p>
          </table:table-cell>
          <table:table-cell office:value-type="float" office:value="3095.92" calcext:value-type="float">
            <text:p>3,095.92</text:p>
          </table:table-cell>
          <table:table-cell office:value-type="float" office:value="3081.93" calcext:value-type="float">
            <text:p>3,081.93</text:p>
          </table:table-cell>
          <table:table-cell office:value-type="float" office:value="3081.19" calcext:value-type="float">
            <text:p>3,081.1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10/2020</text:p>
          </table:table-cell>
          <table:table-cell office:value-type="percentage" office:value="0.0184" calcext:value-type="percentage">
            <text:p>1.84%</text:p>
          </table:table-cell>
          <table:table-cell office:value-type="percentage" office:value="0.0196" calcext:value-type="percentage">
            <text:p>1.96%</text:p>
          </table:table-cell>
          <table:table-cell office:value-type="float" office:value="3103.52" calcext:value-type="float">
            <text:p>3,103.52</text:p>
          </table:table-cell>
          <table:table-cell office:value-type="float" office:value="3089.5" calcext:value-type="float">
            <text:p>3,089.50</text:p>
          </table:table-cell>
          <table:table-cell office:value-type="float" office:value="3087.75" calcext:value-type="float">
            <text:p>3,087.7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10/2020</text:p>
          </table:table-cell>
          <table:table-cell office:value-type="percentage" office:value="0.0205" calcext:value-type="percentage">
            <text:p>2.05%</text:p>
          </table:table-cell>
          <table:table-cell office:value-type="percentage" office:value="0.0217" calcext:value-type="percentage">
            <text:p>2.17%</text:p>
          </table:table-cell>
          <table:table-cell office:value-type="float" office:value="3079.78" calcext:value-type="float">
            <text:p>3,079.78</text:p>
          </table:table-cell>
          <table:table-cell office:value-type="float" office:value="3065.91" calcext:value-type="float">
            <text:p>3,065.91</text:p>
          </table:table-cell>
          <table:table-cell office:value-type="float" office:value="3065.15" calcext:value-type="float">
            <text:p>3,065.1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10/2020</text:p>
          </table:table-cell>
          <table:table-cell office:value-type="percentage" office:value="0.0188" calcext:value-type="percentage">
            <text:p>1.88%</text:p>
          </table:table-cell>
          <table:table-cell office:value-type="percentage" office:value="0.02" calcext:value-type="percentage">
            <text:p>2.00%</text:p>
          </table:table-cell>
          <table:table-cell office:value-type="float" office:value="3100.31" calcext:value-type="float">
            <text:p>3,100.31</text:p>
          </table:table-cell>
          <table:table-cell office:value-type="float" office:value="3086.33" calcext:value-type="float">
            <text:p>3,086.33</text:p>
          </table:table-cell>
          <table:table-cell office:value-type="float" office:value="3085.59" calcext:value-type="float">
            <text:p>3,085.5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10/2020</text:p>
          </table:table-cell>
          <table:table-cell office:value-type="percentage" office:value="0.0196" calcext:value-type="percentage">
            <text:p>1.96%</text:p>
          </table:table-cell>
          <table:table-cell office:value-type="percentage" office:value="0.0208" calcext:value-type="percentage">
            <text:p>2.08%</text:p>
          </table:table-cell>
          <table:table-cell office:value-type="float" office:value="3091.73" calcext:value-type="float">
            <text:p>3,091.73</text:p>
          </table:table-cell>
          <table:table-cell office:value-type="float" office:value="3077.82" calcext:value-type="float">
            <text:p>3,077.82</text:p>
          </table:table-cell>
          <table:table-cell office:value-type="float" office:value="3077.06" calcext:value-type="float">
            <text:p>3,077.0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10/2020</text:p>
          </table:table-cell>
          <table:table-cell office:value-type="percentage" office:value="0.0198" calcext:value-type="percentage">
            <text:p>1.98%</text:p>
          </table:table-cell>
          <table:table-cell office:value-type="percentage" office:value="0.021" calcext:value-type="percentage">
            <text:p>2.10%</text:p>
          </table:table-cell>
          <table:table-cell office:value-type="float" office:value="3090.14" calcext:value-type="float">
            <text:p>3,090.14</text:p>
          </table:table-cell>
          <table:table-cell office:value-type="float" office:value="3076.26" calcext:value-type="float">
            <text:p>3,076.26</text:p>
          </table:table-cell>
          <table:table-cell office:value-type="float" office:value="3075.51" calcext:value-type="float">
            <text:p>3,075.5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10/2020</text:p>
          </table:table-cell>
          <table:table-cell office:value-type="percentage" office:value="0.0193" calcext:value-type="percentage">
            <text:p>1.93%</text:p>
          </table:table-cell>
          <table:table-cell office:value-type="percentage" office:value="0.0205" calcext:value-type="percentage">
            <text:p>2.05%</text:p>
          </table:table-cell>
          <table:table-cell office:value-type="float" office:value="3102.52" calcext:value-type="float">
            <text:p>3,102.52</text:p>
          </table:table-cell>
          <table:table-cell office:value-type="float" office:value="3088.59" calcext:value-type="float">
            <text:p>3,088.59</text:p>
          </table:table-cell>
          <table:table-cell office:value-type="float" office:value="3085.72" calcext:value-type="float">
            <text:p>3,085.7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10/2020</text:p>
          </table:table-cell>
          <table:table-cell office:value-type="percentage" office:value="0.0185" calcext:value-type="percentage">
            <text:p>1.85%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3112.74" calcext:value-type="float">
            <text:p>3,112.74</text:p>
          </table:table-cell>
          <table:table-cell office:value-type="float" office:value="3098.77" calcext:value-type="float">
            <text:p>3,098.77</text:p>
          </table:table-cell>
          <table:table-cell office:value-type="float" office:value="3097.87" calcext:value-type="float">
            <text:p>3,097.8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10/2020</text:p>
          </table:table-cell>
          <table:table-cell office:value-type="percentage" office:value="0.0191" calcext:value-type="percentage">
            <text:p>1.91%</text:p>
          </table:table-cell>
          <table:table-cell office:value-type="percentage" office:value="0.0203" calcext:value-type="percentage">
            <text:p>2.03%</text:p>
          </table:table-cell>
          <table:table-cell office:value-type="float" office:value="3106.64" calcext:value-type="float">
            <text:p>3,106.64</text:p>
          </table:table-cell>
          <table:table-cell office:value-type="float" office:value="3092.72" calcext:value-type="float">
            <text:p>3,092.72</text:p>
          </table:table-cell>
          <table:table-cell office:value-type="float" office:value="3091.81" calcext:value-type="float">
            <text:p>3,091.8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10/2020</text:p>
          </table:table-cell>
          <table:table-cell office:value-type="percentage" office:value="0.0198" calcext:value-type="percentage">
            <text:p>1.98%</text:p>
          </table:table-cell>
          <table:table-cell office:value-type="percentage" office:value="0.021" calcext:value-type="percentage">
            <text:p>2.10%</text:p>
          </table:table-cell>
          <table:table-cell office:value-type="float" office:value="3099.39" calcext:value-type="float">
            <text:p>3,099.39</text:p>
          </table:table-cell>
          <table:table-cell office:value-type="float" office:value="3085.52" calcext:value-type="float">
            <text:p>3,085.52</text:p>
          </table:table-cell>
          <table:table-cell office:value-type="float" office:value="3084.63" calcext:value-type="float">
            <text:p>3,084.6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10/2020</text:p>
          </table:table-cell>
          <table:table-cell office:value-type="percentage" office:value="0.0203" calcext:value-type="percentage">
            <text:p>2.03%</text:p>
          </table:table-cell>
          <table:table-cell office:value-type="percentage" office:value="0.0215" calcext:value-type="percentage">
            <text:p>2.15%</text:p>
          </table:table-cell>
          <table:table-cell office:value-type="float" office:value="3095.76" calcext:value-type="float">
            <text:p>3,095.76</text:p>
          </table:table-cell>
          <table:table-cell office:value-type="float" office:value="3081.92" calcext:value-type="float">
            <text:p>3,081.92</text:p>
          </table:table-cell>
          <table:table-cell office:value-type="float" office:value="3079.77" calcext:value-type="float">
            <text:p>3,079.7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10/2020</text:p>
          </table:table-cell>
          <table:table-cell office:value-type="percentage" office:value="0.0194" calcext:value-type="percentage">
            <text:p>1.94%</text:p>
          </table:table-cell>
          <table:table-cell office:value-type="percentage" office:value="0.0206" calcext:value-type="percentage">
            <text:p>2.06%</text:p>
          </table:table-cell>
          <table:table-cell office:value-type="float" office:value="3107.06" calcext:value-type="float">
            <text:p>3,107.06</text:p>
          </table:table-cell>
          <table:table-cell office:value-type="float" office:value="3093.18" calcext:value-type="float">
            <text:p>3,093.18</text:p>
          </table:table-cell>
          <table:table-cell office:value-type="float" office:value="3092.29" calcext:value-type="float">
            <text:p>3,092.2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10/2020</text:p>
          </table:table-cell>
          <table:table-cell office:value-type="percentage" office:value="0.0191" calcext:value-type="percentage">
            <text:p>1.91%</text:p>
          </table:table-cell>
          <table:table-cell office:value-type="percentage" office:value="0.0203" calcext:value-type="percentage">
            <text:p>2.03%</text:p>
          </table:table-cell>
          <table:table-cell office:value-type="float" office:value="3111.42" calcext:value-type="float">
            <text:p>3,111.42</text:p>
          </table:table-cell>
          <table:table-cell office:value-type="float" office:value="3097.53" calcext:value-type="float">
            <text:p>3,097.53</text:p>
          </table:table-cell>
          <table:table-cell office:value-type="float" office:value="3096.64" calcext:value-type="float">
            <text:p>3,096.6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10/2020</text:p>
          </table:table-cell>
          <table:table-cell office:value-type="percentage" office:value="0.0193" calcext:value-type="percentage">
            <text:p>1.93%</text:p>
          </table:table-cell>
          <table:table-cell office:value-type="percentage" office:value="0.0205" calcext:value-type="percentage">
            <text:p>2.05%</text:p>
          </table:table-cell>
          <table:table-cell office:value-type="float" office:value="3109.97" calcext:value-type="float">
            <text:p>3,109.97</text:p>
          </table:table-cell>
          <table:table-cell office:value-type="float" office:value="3096.1" calcext:value-type="float">
            <text:p>3,096.10</text:p>
          </table:table-cell>
          <table:table-cell office:value-type="float" office:value="3095.22" calcext:value-type="float">
            <text:p>3,095.2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10/2020</text:p>
          </table:table-cell>
          <table:table-cell office:value-type="percentage" office:value="0.019" calcext:value-type="percentage">
            <text:p>1.90%</text:p>
          </table:table-cell>
          <table:table-cell office:value-type="percentage" office:value="0.0202" calcext:value-type="percentage">
            <text:p>2.02%</text:p>
          </table:table-cell>
          <table:table-cell office:value-type="float" office:value="3114.32" calcext:value-type="float">
            <text:p>3,114.32</text:p>
          </table:table-cell>
          <table:table-cell office:value-type="float" office:value="3100.45" calcext:value-type="float">
            <text:p>3,100.45</text:p>
          </table:table-cell>
          <table:table-cell office:value-type="float" office:value="3099.56" calcext:value-type="float">
            <text:p>3,099.5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10/2020</text:p>
          </table:table-cell>
          <table:table-cell office:value-type="percentage" office:value="0.0193" calcext:value-type="percentage">
            <text:p>1.93%</text:p>
          </table:table-cell>
          <table:table-cell office:value-type="percentage" office:value="0.0205" calcext:value-type="percentage">
            <text:p>2.05%</text:p>
          </table:table-cell>
          <table:table-cell office:value-type="float" office:value="3113" calcext:value-type="float">
            <text:p>3,113.00</text:p>
          </table:table-cell>
          <table:table-cell office:value-type="float" office:value="3099.15" calcext:value-type="float">
            <text:p>3,099.15</text:p>
          </table:table-cell>
          <table:table-cell office:value-type="float" office:value="3096.99" calcext:value-type="float">
            <text:p>3,096.9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10/2020</text:p>
          </table:table-cell>
          <table:table-cell office:value-type="percentage" office:value="0.0197" calcext:value-type="percentage">
            <text:p>1.97%</text:p>
          </table:table-cell>
          <table:table-cell office:value-type="percentage" office:value="0.0209" calcext:value-type="percentage">
            <text:p>2.09%</text:p>
          </table:table-cell>
          <table:table-cell office:value-type="float" office:value="3111.29" calcext:value-type="float">
            <text:p>3,111.29</text:p>
          </table:table-cell>
          <table:table-cell office:value-type="float" office:value="3097.47" calcext:value-type="float">
            <text:p>3,097.47</text:p>
          </table:table-cell>
          <table:table-cell office:value-type="float" office:value="3096.41" calcext:value-type="float">
            <text:p>3,096.4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10/2020</text:p>
          </table:table-cell>
          <table:table-cell office:value-type="percentage" office:value="0.0201" calcext:value-type="percentage">
            <text:p>2.01%</text:p>
          </table:table-cell>
          <table:table-cell office:value-type="percentage" office:value="0.0213" calcext:value-type="percentage">
            <text:p>2.13%</text:p>
          </table:table-cell>
          <table:table-cell office:value-type="float" office:value="3107.73" calcext:value-type="float">
            <text:p>3,107.73</text:p>
          </table:table-cell>
          <table:table-cell office:value-type="float" office:value="3093.94" calcext:value-type="float">
            <text:p>3,093.94</text:p>
          </table:table-cell>
          <table:table-cell office:value-type="float" office:value="3092.88" calcext:value-type="float">
            <text:p>3,092.8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10/2020</text:p>
          </table:table-cell>
          <table:table-cell office:value-type="percentage" office:value="0.0215" calcext:value-type="percentage">
            <text:p>2.15%</text:p>
          </table:table-cell>
          <table:table-cell office:value-type="percentage" office:value="0.0227" calcext:value-type="percentage">
            <text:p>2.27%</text:p>
          </table:table-cell>
          <table:table-cell office:value-type="float" office:value="3092.72" calcext:value-type="float">
            <text:p>3,092.72</text:p>
          </table:table-cell>
          <table:table-cell office:value-type="float" office:value="3079.03" calcext:value-type="float">
            <text:p>3,079.03</text:p>
          </table:table-cell>
          <table:table-cell office:value-type="float" office:value="3077.96" calcext:value-type="float">
            <text:p>3,077.9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10/2020</text:p>
          </table:table-cell>
          <table:table-cell office:value-type="percentage" office:value="0.0215" calcext:value-type="percentage">
            <text:p>2.15%</text:p>
          </table:table-cell>
          <table:table-cell office:value-type="percentage" office:value="0.0227" calcext:value-type="percentage">
            <text:p>2.27%</text:p>
          </table:table-cell>
          <table:table-cell office:value-type="float" office:value="3093.78" calcext:value-type="float">
            <text:p>3,093.78</text:p>
          </table:table-cell>
          <table:table-cell office:value-type="float" office:value="3080.11" calcext:value-type="float">
            <text:p>3,080.11</text:p>
          </table:table-cell>
          <table:table-cell office:value-type="float" office:value="3079.03" calcext:value-type="float">
            <text:p>3,079.0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10/2020</text:p>
          </table:table-cell>
          <table:table-cell office:value-type="percentage" office:value="0.0216" calcext:value-type="percentage">
            <text:p>2.16%</text:p>
          </table:table-cell>
          <table:table-cell office:value-type="percentage" office:value="0.0228" calcext:value-type="percentage">
            <text:p>2.28%</text:p>
          </table:table-cell>
          <table:table-cell office:value-type="float" office:value="3096.13" calcext:value-type="float">
            <text:p>3,096.13</text:p>
          </table:table-cell>
          <table:table-cell office:value-type="float" office:value="3082.45" calcext:value-type="float">
            <text:p>3,082.45</text:p>
          </table:table-cell>
          <table:table-cell office:value-type="float" office:value="3078.97" calcext:value-type="float">
            <text:p>3,078.9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11/2020</text:p>
          </table:table-cell>
          <table:table-cell office:value-type="percentage" office:value="0.0218" calcext:value-type="percentage">
            <text:p>2.18%</text:p>
          </table:table-cell>
          <table:table-cell office:value-type="percentage" office:value="0.023" calcext:value-type="percentage">
            <text:p>2.30%</text:p>
          </table:table-cell>
          <table:table-cell office:value-type="float" office:value="3094.91" calcext:value-type="float">
            <text:p>3,094.91</text:p>
          </table:table-cell>
          <table:table-cell office:value-type="float" office:value="3081.26" calcext:value-type="float">
            <text:p>3,081.26</text:p>
          </table:table-cell>
          <table:table-cell office:value-type="float" office:value="3080.18" calcext:value-type="float">
            <text:p>3,080.1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11/2020</text:p>
          </table:table-cell>
          <table:table-cell office:value-type="percentage" office:value="0.022" calcext:value-type="percentage">
            <text:p>2.20%</text:p>
          </table:table-cell>
          <table:table-cell office:value-type="percentage" office:value="0.0232" calcext:value-type="percentage">
            <text:p>2.32%</text:p>
          </table:table-cell>
          <table:table-cell office:value-type="float" office:value="3093.7" calcext:value-type="float">
            <text:p>3,093.70</text:p>
          </table:table-cell>
          <table:table-cell office:value-type="float" office:value="3080.08" calcext:value-type="float">
            <text:p>3,080.08</text:p>
          </table:table-cell>
          <table:table-cell office:value-type="float" office:value="3078.99" calcext:value-type="float">
            <text:p>3,078.9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5/11/2020</text:p>
          </table:table-cell>
          <table:table-cell office:value-type="percentage" office:value="0.0216" calcext:value-type="percentage">
            <text:p>2.16%</text:p>
          </table:table-cell>
          <table:table-cell office:value-type="percentage" office:value="0.0228" calcext:value-type="percentage">
            <text:p>2.28%</text:p>
          </table:table-cell>
          <table:table-cell office:value-type="float" office:value="3099.33" calcext:value-type="float">
            <text:p>3,099.33</text:p>
          </table:table-cell>
          <table:table-cell office:value-type="float" office:value="3085.69" calcext:value-type="float">
            <text:p>3,085.69</text:p>
          </table:table-cell>
          <table:table-cell office:value-type="float" office:value="3084.61" calcext:value-type="float">
            <text:p>3,084.6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6/11/2020</text:p>
          </table:table-cell>
          <table:table-cell office:value-type="percentage" office:value="0.0211" calcext:value-type="percentage">
            <text:p>2.11%</text:p>
          </table:table-cell>
          <table:table-cell office:value-type="percentage" office:value="0.0223" calcext:value-type="percentage">
            <text:p>2.23%</text:p>
          </table:table-cell>
          <table:table-cell office:value-type="float" office:value="3108.96" calcext:value-type="float">
            <text:p>3,108.96</text:p>
          </table:table-cell>
          <table:table-cell office:value-type="float" office:value="3095.29" calcext:value-type="float">
            <text:p>3,095.29</text:p>
          </table:table-cell>
          <table:table-cell office:value-type="float" office:value="3092.45" calcext:value-type="float">
            <text:p>3,092.4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11/2020</text:p>
          </table:table-cell>
          <table:table-cell office:value-type="percentage" office:value="0.0197" calcext:value-type="percentage">
            <text:p>1.97%</text:p>
          </table:table-cell>
          <table:table-cell office:value-type="percentage" office:value="0.0209" calcext:value-type="percentage">
            <text:p>2.09%</text:p>
          </table:table-cell>
          <table:table-cell office:value-type="float" office:value="3126.12" calcext:value-type="float">
            <text:p>3,126.12</text:p>
          </table:table-cell>
          <table:table-cell office:value-type="float" office:value="3112.36" calcext:value-type="float">
            <text:p>3,112.36</text:p>
          </table:table-cell>
          <table:table-cell office:value-type="float" office:value="3111.25" calcext:value-type="float">
            <text:p>3,111.2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11/2020</text:p>
          </table:table-cell>
          <table:table-cell office:value-type="percentage" office:value="0.0197" calcext:value-type="percentage">
            <text:p>1.97%</text:p>
          </table:table-cell>
          <table:table-cell office:value-type="percentage" office:value="0.0209" calcext:value-type="percentage">
            <text:p>2.09%</text:p>
          </table:table-cell>
          <table:table-cell office:value-type="float" office:value="3127.23" calcext:value-type="float">
            <text:p>3,127.23</text:p>
          </table:table-cell>
          <table:table-cell office:value-type="float" office:value="3113.48" calcext:value-type="float">
            <text:p>3,113.48</text:p>
          </table:table-cell>
          <table:table-cell office:value-type="float" office:value="3112.36" calcext:value-type="float">
            <text:p>3,112.3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11/2020</text:p>
          </table:table-cell>
          <table:table-cell office:value-type="percentage" office:value="0.0204" calcext:value-type="percentage">
            <text:p>2.04%</text:p>
          </table:table-cell>
          <table:table-cell office:value-type="percentage" office:value="0.0216" calcext:value-type="percentage">
            <text:p>2.16%</text:p>
          </table:table-cell>
          <table:table-cell office:value-type="float" office:value="3120.31" calcext:value-type="float">
            <text:p>3,120.31</text:p>
          </table:table-cell>
          <table:table-cell office:value-type="float" office:value="3106.62" calcext:value-type="float">
            <text:p>3,106.62</text:p>
          </table:table-cell>
          <table:table-cell office:value-type="float" office:value="3105.5" calcext:value-type="float">
            <text:p>3,105.5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2/11/2020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212" calcext:value-type="percentage">
            <text:p>2.12%</text:p>
          </table:table-cell>
          <table:table-cell office:value-type="float" office:value="3126" calcext:value-type="float">
            <text:p>3,126.00</text:p>
          </table:table-cell>
          <table:table-cell office:value-type="float" office:value="3112.29" calcext:value-type="float">
            <text:p>3,112.29</text:p>
          </table:table-cell>
          <table:table-cell office:value-type="float" office:value="3111.17" calcext:value-type="float">
            <text:p>3,111.1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3/11/2020</text:p>
          </table:table-cell>
          <table:table-cell office:value-type="percentage" office:value="0.0207" calcext:value-type="percentage">
            <text:p>2.07%</text:p>
          </table:table-cell>
          <table:table-cell office:value-type="percentage" office:value="0.0219" calcext:value-type="percentage">
            <text:p>2.19%</text:p>
          </table:table-cell>
          <table:table-cell office:value-type="float" office:value="3120.46" calcext:value-type="float">
            <text:p>3,120.46</text:p>
          </table:table-cell>
          <table:table-cell office:value-type="float" office:value="3106.8" calcext:value-type="float">
            <text:p>3,106.80</text:p>
          </table:table-cell>
          <table:table-cell office:value-type="float" office:value="3104.33" calcext:value-type="float">
            <text:p>3,104.3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11/2020</text:p>
          </table:table-cell>
          <table:table-cell office:value-type="percentage" office:value="0.0196" calcext:value-type="percentage">
            <text:p>1.96%</text:p>
          </table:table-cell>
          <table:table-cell office:value-type="percentage" office:value="0.0208" calcext:value-type="percentage">
            <text:p>2.08%</text:p>
          </table:table-cell>
          <table:table-cell office:value-type="float" office:value="3133.78" calcext:value-type="float">
            <text:p>3,133.78</text:p>
          </table:table-cell>
          <table:table-cell office:value-type="float" office:value="3120.06" calcext:value-type="float">
            <text:p>3,120.06</text:p>
          </table:table-cell>
          <table:table-cell office:value-type="float" office:value="3119.32" calcext:value-type="float">
            <text:p>3,119.3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11/2020</text:p>
          </table:table-cell>
          <table:table-cell office:value-type="percentage" office:value="0.0194" calcext:value-type="percentage">
            <text:p>1.94%</text:p>
          </table:table-cell>
          <table:table-cell office:value-type="percentage" office:value="0.0206" calcext:value-type="percentage">
            <text:p>2.06%</text:p>
          </table:table-cell>
          <table:table-cell office:value-type="float" office:value="3136.81" calcext:value-type="float">
            <text:p>3,136.81</text:p>
          </table:table-cell>
          <table:table-cell office:value-type="float" office:value="3123.09" calcext:value-type="float">
            <text:p>3,123.09</text:p>
          </table:table-cell>
          <table:table-cell office:value-type="float" office:value="3122.34" calcext:value-type="float">
            <text:p>3,122.3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11/2020</text:p>
          </table:table-cell>
          <table:table-cell office:value-type="percentage" office:value="0.0196" calcext:value-type="percentage">
            <text:p>1.96%</text:p>
          </table:table-cell>
          <table:table-cell office:value-type="percentage" office:value="0.0208" calcext:value-type="percentage">
            <text:p>2.08%</text:p>
          </table:table-cell>
          <table:table-cell office:value-type="float" office:value="3135.24" calcext:value-type="float">
            <text:p>3,135.24</text:p>
          </table:table-cell>
          <table:table-cell office:value-type="float" office:value="3121.55" calcext:value-type="float">
            <text:p>3,121.55</text:p>
          </table:table-cell>
          <table:table-cell office:value-type="float" office:value="3120.8" calcext:value-type="float">
            <text:p>3,120.8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9/11/2020</text:p>
          </table:table-cell>
          <table:table-cell office:value-type="percentage" office:value="0.0206" calcext:value-type="percentage">
            <text:p>2.06%</text:p>
          </table:table-cell>
          <table:table-cell office:value-type="percentage" office:value="0.0218" calcext:value-type="percentage">
            <text:p>2.18%</text:p>
          </table:table-cell>
          <table:table-cell office:value-type="float" office:value="3124.57" calcext:value-type="float">
            <text:p>3,124.57</text:p>
          </table:table-cell>
          <table:table-cell office:value-type="float" office:value="3110.94" calcext:value-type="float">
            <text:p>3,110.94</text:p>
          </table:table-cell>
          <table:table-cell office:value-type="float" office:value="3110.19" calcext:value-type="float">
            <text:p>3,110.1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0/11/2020</text:p>
          </table:table-cell>
          <table:table-cell office:value-type="percentage" office:value="0.0202" calcext:value-type="percentage">
            <text:p>2.02%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3130.84" calcext:value-type="float">
            <text:p>3,130.84</text:p>
          </table:table-cell>
          <table:table-cell office:value-type="float" office:value="3117.2" calcext:value-type="float">
            <text:p>3,117.20</text:p>
          </table:table-cell>
          <table:table-cell office:value-type="float" office:value="3115.48" calcext:value-type="float">
            <text:p>3,115.4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11/2020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3122.48" calcext:value-type="float">
            <text:p>3,122.48</text:p>
          </table:table-cell>
          <table:table-cell office:value-type="float" office:value="3108.91" calcext:value-type="float">
            <text:p>3,108.91</text:p>
          </table:table-cell>
          <table:table-cell office:value-type="float" office:value="3108.15" calcext:value-type="float">
            <text:p>3,108.1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4/11/2020</text:p>
          </table:table-cell>
          <table:table-cell office:value-type="percentage" office:value="0.0223" calcext:value-type="percentage">
            <text:p>2.23%</text:p>
          </table:table-cell>
          <table:table-cell office:value-type="percentage" office:value="0.0235" calcext:value-type="percentage">
            <text:p>2.35%</text:p>
          </table:table-cell>
          <table:table-cell office:value-type="float" office:value="3108.53" calcext:value-type="float">
            <text:p>3,108.53</text:p>
          </table:table-cell>
          <table:table-cell office:value-type="float" office:value="3095.05" calcext:value-type="float">
            <text:p>3,095.05</text:p>
          </table:table-cell>
          <table:table-cell office:value-type="float" office:value="3094.28" calcext:value-type="float">
            <text:p>3,094.2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5/11/2020</text:p>
          </table:table-cell>
          <table:table-cell office:value-type="percentage" office:value="0.0216" calcext:value-type="percentage">
            <text:p>2.16%</text:p>
          </table:table-cell>
          <table:table-cell office:value-type="percentage" office:value="0.0228" calcext:value-type="percentage">
            <text:p>2.28%</text:p>
          </table:table-cell>
          <table:table-cell office:value-type="float" office:value="3120.6" calcext:value-type="float">
            <text:p>3,120.60</text:p>
          </table:table-cell>
          <table:table-cell office:value-type="float" office:value="3107.06" calcext:value-type="float">
            <text:p>3,107.06</text:p>
          </table:table-cell>
          <table:table-cell office:value-type="float" office:value="3105.99" calcext:value-type="float">
            <text:p>3,105.9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6/11/2020</text:p>
          </table:table-cell>
          <table:table-cell office:value-type="percentage" office:value="0.022" calcext:value-type="percentage">
            <text:p>2.20%</text:p>
          </table:table-cell>
          <table:table-cell office:value-type="percentage" office:value="0.0232" calcext:value-type="percentage">
            <text:p>2.32%</text:p>
          </table:table-cell>
          <table:table-cell office:value-type="float" office:value="3117.14" calcext:value-type="float">
            <text:p>3,117.14</text:p>
          </table:table-cell>
          <table:table-cell office:value-type="float" office:value="3103.64" calcext:value-type="float">
            <text:p>3,103.64</text:p>
          </table:table-cell>
          <table:table-cell office:value-type="float" office:value="3102.57" calcext:value-type="float">
            <text:p>3,102.5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7/11/2020</text:p>
          </table:table-cell>
          <table:table-cell office:value-type="percentage" office:value="0.0208" calcext:value-type="percentage">
            <text:p>2.08%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3133.38" calcext:value-type="float">
            <text:p>3,133.38</text:p>
          </table:table-cell>
          <table:table-cell office:value-type="float" office:value="3119.8" calcext:value-type="float">
            <text:p>3,119.80</text:p>
          </table:table-cell>
          <table:table-cell office:value-type="float" office:value="3117.14" calcext:value-type="float">
            <text:p>3,117.1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11/2020</text:p>
          </table:table-cell>
          <table:table-cell office:value-type="percentage" office:value="0.0199" calcext:value-type="percentage">
            <text:p>1.99%</text:p>
          </table:table-cell>
          <table:table-cell office:value-type="percentage" office:value="0.0211" calcext:value-type="percentage">
            <text:p>2.11%</text:p>
          </table:table-cell>
          <table:table-cell office:value-type="float" office:value="3144.65" calcext:value-type="float">
            <text:p>3,144.65</text:p>
          </table:table-cell>
          <table:table-cell office:value-type="float" office:value="3131.04" calcext:value-type="float">
            <text:p>3,131.04</text:p>
          </table:table-cell>
          <table:table-cell office:value-type="float" office:value="3129.97" calcext:value-type="float">
            <text:p>3,129.97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1/12/2020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212" calcext:value-type="percentage">
            <text:p>2.12%</text:p>
          </table:table-cell>
          <table:table-cell office:value-type="float" office:value="3144.57" calcext:value-type="float">
            <text:p>3,144.57</text:p>
          </table:table-cell>
          <table:table-cell office:value-type="float" office:value="3130.96" calcext:value-type="float">
            <text:p>3,130.96</text:p>
          </table:table-cell>
          <table:table-cell office:value-type="float" office:value="3129.9" calcext:value-type="float">
            <text:p>3,129.9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2/12/2020</text:p>
          </table:table-cell>
          <table:table-cell office:value-type="percentage" office:value="0.0189" calcext:value-type="percentage">
            <text:p>1.89%</text:p>
          </table:table-cell>
          <table:table-cell office:value-type="percentage" office:value="0.0201" calcext:value-type="percentage">
            <text:p>2.01%</text:p>
          </table:table-cell>
          <table:table-cell office:value-type="float" office:value="3158.14" calcext:value-type="float">
            <text:p>3,158.14</text:p>
          </table:table-cell>
          <table:table-cell office:value-type="float" office:value="3144.48" calcext:value-type="float">
            <text:p>3,144.48</text:p>
          </table:table-cell>
          <table:table-cell office:value-type="float" office:value="3143.43" calcext:value-type="float">
            <text:p>3,143.4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3/12/2020</text:p>
          </table:table-cell>
          <table:table-cell office:value-type="percentage" office:value="0.0185" calcext:value-type="percentage">
            <text:p>1.85%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3163.75" calcext:value-type="float">
            <text:p>3,163.75</text:p>
          </table:table-cell>
          <table:table-cell office:value-type="float" office:value="3150.08" calcext:value-type="float">
            <text:p>3,150.08</text:p>
          </table:table-cell>
          <table:table-cell office:value-type="float" office:value="3149.03" calcext:value-type="float">
            <text:p>3,149.0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4/12/2020</text:p>
          </table:table-cell>
          <table:table-cell office:value-type="percentage" office:value="0.0172" calcext:value-type="percentage">
            <text:p>1.72%</text:p>
          </table:table-cell>
          <table:table-cell office:value-type="percentage" office:value="0.0184" calcext:value-type="percentage">
            <text:p>1.84%</text:p>
          </table:table-cell>
          <table:table-cell office:value-type="float" office:value="3181.3" calcext:value-type="float">
            <text:p>3,181.30</text:p>
          </table:table-cell>
          <table:table-cell office:value-type="float" office:value="3167.55" calcext:value-type="float">
            <text:p>3,167.55</text:p>
          </table:table-cell>
          <table:table-cell office:value-type="float" office:value="3164.89" calcext:value-type="float">
            <text:p>3,164.8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7/12/2020</text:p>
          </table:table-cell>
          <table:table-cell office:value-type="percentage" office:value="0.0171" calcext:value-type="percentage">
            <text:p>1.71%</text:p>
          </table:table-cell>
          <table:table-cell office:value-type="percentage" office:value="0.0183" calcext:value-type="percentage">
            <text:p>1.83%</text:p>
          </table:table-cell>
          <table:table-cell office:value-type="float" office:value="3183.48" calcext:value-type="float">
            <text:p>3,183.48</text:p>
          </table:table-cell>
          <table:table-cell office:value-type="float" office:value="3169.73" calcext:value-type="float">
            <text:p>3,169.73</text:p>
          </table:table-cell>
          <table:table-cell office:value-type="float" office:value="3168.69" calcext:value-type="float">
            <text:p>3,168.6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8/12/2020</text:p>
          </table:table-cell>
          <table:table-cell office:value-type="percentage" office:value="0.0172" calcext:value-type="percentage">
            <text:p>1.72%</text:p>
          </table:table-cell>
          <table:table-cell office:value-type="percentage" office:value="0.0184" calcext:value-type="percentage">
            <text:p>1.84%</text:p>
          </table:table-cell>
          <table:table-cell office:value-type="float" office:value="3186.39" calcext:value-type="float">
            <text:p>3,186.39</text:p>
          </table:table-cell>
          <table:table-cell office:value-type="float" office:value="3172.65" calcext:value-type="float">
            <text:p>3,172.65</text:p>
          </table:table-cell>
          <table:table-cell office:value-type="float" office:value="3171.48" calcext:value-type="float">
            <text:p>3,171.4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09/12/2020</text:p>
          </table:table-cell>
          <table:table-cell office:value-type="percentage" office:value="0.0164" calcext:value-type="percentage">
            <text:p>1.64%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3196.75" calcext:value-type="float">
            <text:p>3,196.75</text:p>
          </table:table-cell>
          <table:table-cell office:value-type="float" office:value="3182.96" calcext:value-type="float">
            <text:p>3,182.96</text:p>
          </table:table-cell>
          <table:table-cell office:value-type="float" office:value="3181.8" calcext:value-type="float">
            <text:p>3,181.80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0/12/2020</text:p>
          </table:table-cell>
          <table:table-cell office:value-type="percentage" office:value="0.0164" calcext:value-type="percentage">
            <text:p>1.64%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3197.9" calcext:value-type="float">
            <text:p>3,197.90</text:p>
          </table:table-cell>
          <table:table-cell office:value-type="float" office:value="3184.13" calcext:value-type="float">
            <text:p>3,184.13</text:p>
          </table:table-cell>
          <table:table-cell office:value-type="float" office:value="3182.96" calcext:value-type="float">
            <text:p>3,182.9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1/12/2020</text:p>
          </table:table-cell>
          <table:table-cell office:value-type="percentage" office:value="0.0173" calcext:value-type="percentage">
            <text:p>1.73%</text:p>
          </table:table-cell>
          <table:table-cell office:value-type="percentage" office:value="0.0185" calcext:value-type="percentage">
            <text:p>1.85%</text:p>
          </table:table-cell>
          <table:table-cell office:value-type="float" office:value="3190.6" calcext:value-type="float">
            <text:p>3,190.60</text:p>
          </table:table-cell>
          <table:table-cell office:value-type="float" office:value="3176.89" calcext:value-type="float">
            <text:p>3,176.89</text:p>
          </table:table-cell>
          <table:table-cell office:value-type="float" office:value="3173.84" calcext:value-type="float">
            <text:p>3,173.84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4/12/2020</text:p>
          </table:table-cell>
          <table:table-cell office:value-type="percentage" office:value="0.0163" calcext:value-type="percentage">
            <text:p>1.63%</text:p>
          </table:table-cell>
          <table:table-cell office:value-type="percentage" office:value="0.0175" calcext:value-type="percentage">
            <text:p>1.75%</text:p>
          </table:table-cell>
          <table:table-cell office:value-type="float" office:value="3203.25" calcext:value-type="float">
            <text:p>3,203.25</text:p>
          </table:table-cell>
          <table:table-cell office:value-type="float" office:value="3189.47" calcext:value-type="float">
            <text:p>3,189.47</text:p>
          </table:table-cell>
          <table:table-cell office:value-type="float" office:value="3188.31" calcext:value-type="float">
            <text:p>3,188.3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5/12/2020</text:p>
          </table:table-cell>
          <table:table-cell office:value-type="percentage" office:value="0.0168" calcext:value-type="percentage">
            <text:p>1.68%</text:p>
          </table:table-cell>
          <table:table-cell office:value-type="percentage" office:value="0.018" calcext:value-type="percentage">
            <text:p>1.80%</text:p>
          </table:table-cell>
          <table:table-cell office:value-type="float" office:value="3199" calcext:value-type="float">
            <text:p>3,199.00</text:p>
          </table:table-cell>
          <table:table-cell office:value-type="float" office:value="3185.27" calcext:value-type="float">
            <text:p>3,185.27</text:p>
          </table:table-cell>
          <table:table-cell office:value-type="float" office:value="3183.76" calcext:value-type="float">
            <text:p>3,183.7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6/12/2020</text:p>
          </table:table-cell>
          <table:table-cell office:value-type="percentage" office:value="0.0166" calcext:value-type="percentage">
            <text:p>1.66%</text:p>
          </table:table-cell>
          <table:table-cell office:value-type="percentage" office:value="0.0178" calcext:value-type="percentage">
            <text:p>1.78%</text:p>
          </table:table-cell>
          <table:table-cell office:value-type="float" office:value="3202.8" calcext:value-type="float">
            <text:p>3,202.80</text:p>
          </table:table-cell>
          <table:table-cell office:value-type="float" office:value="3189.07" calcext:value-type="float">
            <text:p>3,189.07</text:p>
          </table:table-cell>
          <table:table-cell office:value-type="float" office:value="3187.55" calcext:value-type="float">
            <text:p>3,187.55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7/12/2020</text:p>
          </table:table-cell>
          <table:table-cell office:value-type="percentage" office:value="0.0167" calcext:value-type="percentage">
            <text:p>1.67%</text:p>
          </table:table-cell>
          <table:table-cell office:value-type="percentage" office:value="0.0179" calcext:value-type="percentage">
            <text:p>1.79%</text:p>
          </table:table-cell>
          <table:table-cell office:value-type="float" office:value="3203.16" calcext:value-type="float">
            <text:p>3,203.16</text:p>
          </table:table-cell>
          <table:table-cell office:value-type="float" office:value="3189.44" calcext:value-type="float">
            <text:p>3,189.44</text:p>
          </table:table-cell>
          <table:table-cell office:value-type="float" office:value="3187.92" calcext:value-type="float">
            <text:p>3,187.92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18/12/2020</text:p>
          </table:table-cell>
          <table:table-cell office:value-type="percentage" office:value="0.0176" calcext:value-type="percentage">
            <text:p>1.76%</text:p>
          </table:table-cell>
          <table:table-cell office:value-type="percentage" office:value="0.0188" calcext:value-type="percentage">
            <text:p>1.88%</text:p>
          </table:table-cell>
          <table:table-cell office:value-type="float" office:value="3196.95" calcext:value-type="float">
            <text:p>3,196.95</text:p>
          </table:table-cell>
          <table:table-cell office:value-type="float" office:value="3183.28" calcext:value-type="float">
            <text:p>3,183.28</text:p>
          </table:table-cell>
          <table:table-cell office:value-type="float" office:value="3179.19" calcext:value-type="float">
            <text:p>3,179.1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1/12/2020</text:p>
          </table:table-cell>
          <table:table-cell office:value-type="percentage" office:value="0.0179" calcext:value-type="percentage">
            <text:p>1.79%</text:p>
          </table:table-cell>
          <table:table-cell office:value-type="percentage" office:value="0.0191" calcext:value-type="percentage">
            <text:p>1.91%</text:p>
          </table:table-cell>
          <table:table-cell office:value-type="float" office:value="3195.04" calcext:value-type="float">
            <text:p>3,195.04</text:p>
          </table:table-cell>
          <table:table-cell office:value-type="float" office:value="3181.4" calcext:value-type="float">
            <text:p>3,181.40</text:p>
          </table:table-cell>
          <table:table-cell office:value-type="float" office:value="3179.88" calcext:value-type="float">
            <text:p>3,179.88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2/12/2020</text:p>
          </table:table-cell>
          <table:table-cell office:value-type="percentage" office:value="0.0173" calcext:value-type="percentage">
            <text:p>1.73%</text:p>
          </table:table-cell>
          <table:table-cell office:value-type="percentage" office:value="0.0185" calcext:value-type="percentage">
            <text:p>1.85%</text:p>
          </table:table-cell>
          <table:table-cell office:value-type="float" office:value="3203.4" calcext:value-type="float">
            <text:p>3,203.40</text:p>
          </table:table-cell>
          <table:table-cell office:value-type="float" office:value="3189.73" calcext:value-type="float">
            <text:p>3,189.73</text:p>
          </table:table-cell>
          <table:table-cell office:value-type="float" office:value="3188.21" calcext:value-type="float">
            <text:p>3,188.21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3/12/2020</text:p>
          </table:table-cell>
          <table:table-cell office:value-type="percentage" office:value="0.0172" calcext:value-type="percentage">
            <text:p>1.72%</text:p>
          </table:table-cell>
          <table:table-cell office:value-type="percentage" office:value="0.0184" calcext:value-type="percentage">
            <text:p>1.84%</text:p>
          </table:table-cell>
          <table:table-cell office:value-type="float" office:value="3210.79" calcext:value-type="float">
            <text:p>3,210.79</text:p>
          </table:table-cell>
          <table:table-cell office:value-type="float" office:value="3197.12" calcext:value-type="float">
            <text:p>3,197.12</text:p>
          </table:table-cell>
          <table:table-cell office:value-type="float" office:value="3190.46" calcext:value-type="float">
            <text:p>3,190.46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8/12/2020</text:p>
          </table:table-cell>
          <table:table-cell office:value-type="percentage" office:value="0.0173" calcext:value-type="percentage">
            <text:p>1.73%</text:p>
          </table:table-cell>
          <table:table-cell office:value-type="percentage" office:value="0.0185" calcext:value-type="percentage">
            <text:p>1.85%</text:p>
          </table:table-cell>
          <table:table-cell office:value-type="float" office:value="3211.12" calcext:value-type="float">
            <text:p>3,211.12</text:p>
          </table:table-cell>
          <table:table-cell office:value-type="float" office:value="3197.46" calcext:value-type="float">
            <text:p>3,197.46</text:p>
          </table:table-cell>
          <table:table-cell office:value-type="float" office:value="3195.99" calcext:value-type="float">
            <text:p>3,195.9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29/12/2020</text:p>
          </table:table-cell>
          <table:table-cell office:value-type="percentage" office:value="0.0172" calcext:value-type="percentage">
            <text:p>1.72%</text:p>
          </table:table-cell>
          <table:table-cell office:value-type="percentage" office:value="0.0184" calcext:value-type="percentage">
            <text:p>1.84%</text:p>
          </table:table-cell>
          <table:table-cell office:value-type="float" office:value="3213.72" calcext:value-type="float">
            <text:p>3,213.72</text:p>
          </table:table-cell>
          <table:table-cell office:value-type="float" office:value="3200.07" calcext:value-type="float">
            <text:p>3,200.07</text:p>
          </table:table-cell>
          <table:table-cell office:value-type="float" office:value="3198.59" calcext:value-type="float">
            <text:p>3,198.59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string" calcext:value-type="string">
            <text:p>30/12/2020</text:p>
          </table:table-cell>
          <table:table-cell office:value-type="percentage" office:value="0.0167" calcext:value-type="percentage">
            <text:p>1.67%</text:p>
          </table:table-cell>
          <table:table-cell office:value-type="percentage" office:value="0.0179" calcext:value-type="percentage">
            <text:p>1.79%</text:p>
          </table:table-cell>
          <table:table-cell office:value-type="float" office:value="3226.11" calcext:value-type="float">
            <text:p>3,226.11</text:p>
          </table:table-cell>
          <table:table-cell office:value-type="float" office:value="3212.43" calcext:value-type="float">
            <text:p>3,212.43</text:p>
          </table:table-cell>
          <table:table-cell office:value-type="float" office:value="3205.74" calcext:value-type="float">
            <text:p>3,205.74</text:p>
          </table:table-cell>
          <table:table-cell office:value-type="float" office:value="2024" calcext:value-type="float">
            <text:p>20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1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1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3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R$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33">
      <number:number number:decimal-places="1" loext:min-decimal-places="1" number:min-integer-digits="1"/>
      <number:text>%</number:text>
    </number:percentage-style>
    <number:date-style style:name="N134">
      <number:month number:textual="true"/>
      <number:text>/</number:text>
      <number:year number:style="long"/>
    </number:date-style>
    <number:date-style style:name="N135">
      <number:day number:style="long"/>
      <number:text>/</number:text>
      <number:month number:style="long"/>
      <number:text>/</number:text>
      <number:year number:style="long"/>
    </number:date-style>
    <number:date-style style:name="N136">
      <number:day number:style="long"/>
      <number:month number:textual="true"/>
      <number:year number:style="long"/>
    </number:date-style>
    <number:number-style style:name="N137P0" style:volatile="true">
      <number:text>R$ </number:text>
      <number:number number:decimal-places="0" loext:min-decimal-places="0" number:min-integer-digits="1" number:grouping="true"/>
    </number:number-style>
    <number:number-style style:name="N137">
      <number:text>-R$ 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R$ 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R$ 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2" style:volatile="true">
      <loext:text> 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2" style:volatile="true">
      <loext:text> R$ 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2.0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4T17:35:52.718297545</meta:creation-date>
    <dc:date>2021-02-14T17:44:02.166782667</dc:date>
    <meta:editing-duration>PT8M9S</meta:editing-duration>
    <meta:editing-cycles>1</meta:editing-cycles>
    <meta:document-statistic meta:table-count="1" meta:cell-count="20979" meta:object-count="0"/>
    <meta:generator>LibreOffice/6.0.7.3$Linux_X86_64 LibreOffice_project/00m0$Build-3</meta:generator>
  </office:meta>
</office:document-meta>
</file>